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862in"/>
    </style:style>
    <style:style style:name="co2" style:family="table-column">
      <style:table-column-properties fo:break-before="auto" style:column-width="1.092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2335in"/>
    </style:style>
    <style:style style:name="co5" style:family="table-column">
      <style:table-column-properties fo:break-before="auto" style:column-width="1.339in"/>
    </style:style>
    <style:style style:name="co6" style:family="table-column">
      <style:table-column-properties fo:break-before="auto" style:column-width="1.1508in"/>
    </style:style>
    <style:style style:name="co7" style:family="table-column">
      <style:table-column-properties fo:break-before="auto" style:column-width="1.22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6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5"/>
    <style:style style:name="ce3" style:family="table-cell" style:parent-style-name="Default">
      <style:text-properties style:font-name="Liberation Sans" style:font-name-asian="DejaVu Sans" style:font-name-complex="DejaVu Sans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default-cell-style-name="Default"/>
        <table:table-row table:style-name="ro1">
          <table:table-cell table:style-name="ce1" office:value-type="string">
            <text:p>mm/rotation</text:p>
          </table:table-cell>
          <table:table-cell table:style-name="ce1" office:value-type="string">
            <text:p>steps/rotation</text:p>
          </table:table-cell>
          <table:table-cell table:style-name="ce1" office:value-type="string">
            <text:p>microsteps</text:p>
          </table:table-cell>
          <table:table-cell office:value-type="string">
            <text:p>length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table:style-name="Default" office:value-type="string">
            <text:p>minh</text:p>
          </table:table-cell>
          <table:table-cell office:value-type="string">
            <text:p>maxd</text:p>
          </table:table-cell>
        </table:table-row>
        <table:table-row table:style-name="ro2">
          <table:table-cell office:value-type="float" office:value="2.54">
            <text:p>2.54</text:p>
          </table:table-cell>
          <table:table-cell table:formula="of:=200*[.C2]" office:value-type="float" office:value="3200">
            <text:p>3200</text:p>
          </table:table-cell>
          <table:table-cell office:value-type="float" office:value="16">
            <text:p>16</text:p>
          </table:table-cell>
          <table:table-cell table:number-columns-repeated="2" office:value-type="float" office:value="200">
            <text:p>200</text:p>
          </table:table-cell>
          <table:table-cell office:value-type="float" office:value="10">
            <text:p>10</text:p>
          </table:table-cell>
          <table:table-cell table:style-name="Default" table:formula="of:=SQRT(ABS([.H2]^2-[.D2]^2))" office:value-type="float" office:value="28.2134719593318">
            <text:p>28.2134719593318</text:p>
          </table:table-cell>
          <table:table-cell office:value-type="float" office:value="198">
            <text:p>198</text:p>
          </table:table-cell>
        </table:table-row>
        <table:table-row table:style-name="ro2">
          <table:table-cell office:value-type="string">
            <text:p>layer ht</text:p>
          </table:table-cell>
          <table:table-cell office:value-type="string">
            <text:p>steps/mm</text:p>
          </table:table-cell>
          <table:table-cell office:value-type="string">
            <text:p>mm/step</text:p>
          </table:table-cell>
          <table:table-cell table:number-columns-repeated="3"/>
          <table:table-cell table:style-name="Default"/>
          <table:table-cell/>
        </table:table-row>
        <table:table-row table:style-name="ro2">
          <table:table-cell office:value-type="float" office:value="0.3">
            <text:p>0.3</text:p>
          </table:table-cell>
          <table:table-cell table:formula="of:=[.B2]/[.A2]" office:value-type="float" office:value="1259.84251968504">
            <text:p>1259.84251968504</text:p>
          </table:table-cell>
          <table:table-cell table:formula="of:=1/[.B4]" office:value-type="float" office:value="0.00079375">
            <text:p>0.00079375</text:p>
          </table:table-cell>
          <table:table-cell table:number-columns-repeated="2"/>
          <table:table-cell office:value-type="string">
            <text:p>max error over 300mm</text:p>
          </table:table-cell>
          <table:table-cell table:style-name="Default"/>
          <table:table-cell/>
        </table:table-row>
        <table:table-row table:style-name="ro2">
          <table:table-cell table:number-columns-repeated="5"/>
          <table:table-cell table:style-name="ce2" table:formula="of:=MAX([.H343:.H1342])*2" office:value-type="float" office:value="0.00311520323649006">
            <text:p>0.00312</text:p>
          </table:table-cell>
          <table:table-cell table:style-name="Default"/>
          <table:table-cell/>
        </table:table-row>
        <table:table-row table:style-name="ro2" table:number-rows-repeated="2">
          <table:table-cell table:number-columns-repeated="6"/>
          <table:table-cell table:style-name="Default"/>
          <table:table-cell/>
        </table:table-row>
        <table:table-row table:style-name="ro2">
          <table:table-cell table:number-columns-repeated="2"/>
          <table:table-cell office:value-type="float" office:value="200">
            <text:p>200</text:p>
          </table:table-cell>
          <table:table-cell table:number-columns-repeated="3"/>
          <table:table-cell table:style-name="Default"/>
          <table:table-cell/>
        </table:table-row>
        <table:table-row table:style-name="ro2">
          <table:table-cell office:value-type="string">
            <text:p>layer ht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Absolute steps</text:p>
          </table:table-cell>
          <table:table-cell office:value-type="string">
            <text:p>actual step</text:p>
          </table:table-cell>
          <table:table-cell office:value-type="string">
            <text:p>actual d</text:p>
          </table:table-cell>
          <table:table-cell table:style-name="Default" office:value-type="string">
            <text:p>actual h</text:p>
          </table:table-cell>
          <table:table-cell office:value-type="string">
            <text:p>error in ht mm</text:p>
          </table:table-cell>
        </table:table-row>
        <table:table-row table:style-name="ro2">
          <table:table-cell table:formula="of:=[.A4]" office:value-type="float" office:value="0.3">
            <text:p>0.3</text:p>
          </table:table-cell>
          <table:table-cell table:formula="of:=[.A10]/2" office:value-type="float" office:value="0.15">
            <text:p>0.15</text:p>
          </table:table-cell>
          <table:table-cell table:formula="of:=SQRT(ABS([.$D$2]^2-[.B10]^2))" office:value-type="float" office:value="199.999943749992">
            <text:p>199.999943749992</text:p>
          </table:table-cell>
          <table:table-cell table:formula="of:=([.$C$8]-[.C10])*[.$B$4]" office:value-type="float" office:value="0.0708661516867101">
            <text:p>0.0708661516867101</text:p>
          </table:table-cell>
          <table:table-cell table:formula="of:=ROUND([.D10])" office:value-type="float" office:value="0">
            <text:p>0</text:p>
          </table:table-cell>
          <table:table-cell table:formula="of:=([.$C$8]-([.E10]*[.$C$4]))" office:value-type="float" office:value="200">
            <text:p>200</text:p>
          </table:table-cell>
          <table:table-cell table:formula="of:=SQRT(ABS([.$D$2]^2-[.F10]^2))" office:value-type="float" office:value="0">
            <text:p>0</text:p>
          </table:table-cell>
          <table:table-cell table:formula="of:=ABS([.B10]-[.G10])" office:value-type="float" office:value="0.15">
            <text:p>0.15</text:p>
          </table:table-cell>
        </table:table-row>
        <table:table-row table:style-name="ro2">
          <table:table-cell table:formula="of:=[.A10]+[.A$4]" office:value-type="float" office:value="0.6">
            <text:p>0.6</text:p>
          </table:table-cell>
          <table:table-cell table:formula="of:=[.A11]/2" office:value-type="float" office:value="0.3">
            <text:p>0.3</text:p>
          </table:table-cell>
          <table:table-cell table:formula="of:=SQRT(ABS([.$D$2]^2-[.B11]^2))" office:value-type="float" office:value="199.999774999873">
            <text:p>199.999774999873</text:p>
          </table:table-cell>
          <table:table-cell table:formula="of:=([.$C$8]-[.C11])*[.$B$4]" office:value-type="float" office:value="0.28346472637762">
            <text:p>0.28346472637762</text:p>
          </table:table-cell>
          <table:table-cell table:formula="of:=ROUND([.D11])" office:value-type="float" office:value="0">
            <text:p>0</text:p>
          </table:table-cell>
          <table:table-cell table:formula="of:=([.$C$8]-([.E11]*[.$C$4]))" office:value-type="float" office:value="200">
            <text:p>200</text:p>
          </table:table-cell>
          <table:table-cell table:formula="of:=SQRT(ABS([.$D$2]^2-[.F11]^2))" office:value-type="float" office:value="0">
            <text:p>0</text:p>
          </table:table-cell>
          <table:table-cell table:formula="of:=ABS([.B11]-[.G11])" office:value-type="float" office:value="0.3">
            <text:p>0.3</text:p>
          </table:table-cell>
        </table:table-row>
        <table:table-row table:style-name="ro2">
          <table:table-cell table:formula="of:=[.A11]+[.A$4]" office:value-type="float" office:value="0.9">
            <text:p>0.9</text:p>
          </table:table-cell>
          <table:table-cell table:formula="of:=[.A12]/2" office:value-type="float" office:value="0.45">
            <text:p>0.45</text:p>
          </table:table-cell>
          <table:table-cell table:formula="of:=SQRT(ABS([.$D$2]^2-[.B12]^2))" office:value-type="float" office:value="199.999493749359">
            <text:p>199.999493749359</text:p>
          </table:table-cell>
          <table:table-cell table:formula="of:=([.$C$8]-[.C12])*[.$B$4]" office:value-type="float" office:value="0.637796082786034">
            <text:p>0.637796082786034</text:p>
          </table:table-cell>
          <table:table-cell table:formula="of:=ROUND([.D12])" office:value-type="float" office:value="1">
            <text:p>1</text:p>
          </table:table-cell>
          <table:table-cell table:formula="of:=([.$C$8]-([.E12]*[.$C$4]))" office:value-type="float" office:value="199.99920625">
            <text:p>199.99920625</text:p>
          </table:table-cell>
          <table:table-cell table:formula="of:=SQRT(ABS([.$D$2]^2-[.F12]^2))" office:value-type="float" office:value="0.563470824413239">
            <text:p>0.563470824413239</text:p>
          </table:table-cell>
          <table:table-cell table:formula="of:=ABS([.B12]-[.G12])" office:value-type="float" office:value="0.113470824413239">
            <text:p>0.113470824413239</text:p>
          </table:table-cell>
        </table:table-row>
        <table:table-row table:style-name="ro2">
          <table:table-cell table:formula="of:=[.A12]+[.A$4]" office:value-type="float" office:value="1.2">
            <text:p>1.2</text:p>
          </table:table-cell>
          <table:table-cell table:formula="of:=[.A13]/2" office:value-type="float" office:value="0.6">
            <text:p>0.6</text:p>
          </table:table-cell>
          <table:table-cell table:formula="of:=SQRT(ABS([.$D$2]^2-[.B13]^2))" office:value-type="float" office:value="199.999099997975">
            <text:p>199.999099997975</text:p>
          </table:table-cell>
          <table:table-cell table:formula="of:=([.$C$8]-[.C13])*[.$B$4]" office:value-type="float" office:value="1.13386081892262">
            <text:p>1.13386081892262</text:p>
          </table:table-cell>
          <table:table-cell table:formula="of:=ROUND([.D13])" office:value-type="float" office:value="1">
            <text:p>1</text:p>
          </table:table-cell>
          <table:table-cell table:formula="of:=([.$C$8]-([.E13]*[.$C$4]))" office:value-type="float" office:value="199.99920625">
            <text:p>199.99920625</text:p>
          </table:table-cell>
          <table:table-cell table:formula="of:=SQRT(ABS([.$D$2]^2-[.F13]^2))" office:value-type="float" office:value="0.563470824413239">
            <text:p>0.563470824413239</text:p>
          </table:table-cell>
          <table:table-cell table:formula="of:=ABS([.B13]-[.G13])" office:value-type="float" office:value="0.0365291755867614">
            <text:p>0.0365291755867614</text:p>
          </table:table-cell>
        </table:table-row>
        <table:table-row table:style-name="ro2">
          <table:table-cell table:formula="of:=[.A13]+[.A$4]" office:value-type="float" office:value="1.5">
            <text:p>1.5</text:p>
          </table:table-cell>
          <table:table-cell table:formula="of:=[.A14]/2" office:value-type="float" office:value="0.75">
            <text:p>0.75</text:p>
          </table:table-cell>
          <table:table-cell table:formula="of:=SQRT(ABS([.$D$2]^2-[.B14]^2))" office:value-type="float" office:value="199.998593745056">
            <text:p>199.998593745056</text:p>
          </table:table-cell>
          <table:table-cell table:formula="of:=([.$C$8]-[.C14])*[.$B$4]" office:value-type="float" office:value="1.77165977180896">
            <text:p>1.77165977180896</text:p>
          </table:table-cell>
          <table:table-cell table:formula="of:=ROUND([.D14])" office:value-type="float" office:value="2">
            <text:p>2</text:p>
          </table:table-cell>
          <table:table-cell table:formula="of:=([.$C$8]-([.E14]*[.$C$4]))" office:value-type="float" office:value="199.9984125">
            <text:p>199.9984125</text:p>
          </table:table-cell>
          <table:table-cell table:formula="of:=SQRT(ABS([.$D$2]^2-[.F14]^2))" office:value-type="float" office:value="0.796867291236847">
            <text:p>0.796867291236847</text:p>
          </table:table-cell>
          <table:table-cell table:formula="of:=ABS([.B14]-[.G14])" office:value-type="float" office:value="0.0468672912368472">
            <text:p>0.0468672912368472</text:p>
          </table:table-cell>
        </table:table-row>
        <table:table-row table:style-name="ro2">
          <table:table-cell table:formula="of:=[.A14]+[.A$4]" office:value-type="float" office:value="1.8">
            <text:p>1.8</text:p>
          </table:table-cell>
          <table:table-cell table:formula="of:=[.A15]/2" office:value-type="float" office:value="0.9">
            <text:p>0.9</text:p>
          </table:table-cell>
          <table:table-cell table:formula="of:=SQRT(ABS([.$D$2]^2-[.B15]^2))" office:value-type="float" office:value="199.997974989748">
            <text:p>199.997974989748</text:p>
          </table:table-cell>
          <table:table-cell table:formula="of:=([.$C$8]-[.C15])*[.$B$4]" office:value-type="float" office:value="2.55119401783562">
            <text:p>2.55119401783562</text:p>
          </table:table-cell>
          <table:table-cell table:formula="of:=ROUND([.D15])" office:value-type="float" office:value="3">
            <text:p>3</text:p>
          </table:table-cell>
          <table:table-cell table:formula="of:=([.$C$8]-([.E15]*[.$C$4]))" office:value-type="float" office:value="199.99761875">
            <text:p>199.99761875</text:p>
          </table:table-cell>
          <table:table-cell table:formula="of:=SQRT(ABS([.$D$2]^2-[.F15]^2))" office:value-type="float" office:value="0.975958159787844">
            <text:p>0.975958159787844</text:p>
          </table:table-cell>
          <table:table-cell table:formula="of:=ABS([.B15]-[.G15])" office:value-type="float" office:value="0.0759581597878436">
            <text:p>0.0759581597878436</text:p>
          </table:table-cell>
        </table:table-row>
        <table:table-row table:style-name="ro2">
          <table:table-cell table:formula="of:=[.A15]+[.A$4]" office:value-type="float" office:value="2.1">
            <text:p>2.1</text:p>
          </table:table-cell>
          <table:table-cell table:formula="of:=[.A16]/2" office:value-type="float" office:value="1.05">
            <text:p>1.05</text:p>
          </table:table-cell>
          <table:table-cell table:formula="of:=SQRT(ABS([.$D$2]^2-[.B16]^2))" office:value-type="float" office:value="199.997243731007">
            <text:p>199.997243731007</text:p>
          </table:table-cell>
          <table:table-cell table:formula="of:=([.$C$8]-[.C16])*[.$B$4]" office:value-type="float" office:value="3.47246487251148">
            <text:p>3.47246487251148</text:p>
          </table:table-cell>
          <table:table-cell table:formula="of:=ROUND([.D16])" office:value-type="float" office:value="3">
            <text:p>3</text:p>
          </table:table-cell>
          <table:table-cell table:formula="of:=([.$C$8]-([.E16]*[.$C$4]))" office:value-type="float" office:value="199.99761875">
            <text:p>199.99761875</text:p>
          </table:table-cell>
          <table:table-cell table:formula="of:=SQRT(ABS([.$D$2]^2-[.F16]^2))" office:value-type="float" office:value="0.975958159787844">
            <text:p>0.975958159787844</text:p>
          </table:table-cell>
          <table:table-cell table:formula="of:=ABS([.B16]-[.G16])" office:value-type="float" office:value="0.0740418402121565">
            <text:p>0.0740418402121565</text:p>
          </table:table-cell>
        </table:table-row>
        <table:table-row table:style-name="ro2">
          <table:table-cell table:formula="of:=[.A16]+[.A$4]" office:value-type="float" office:value="2.4">
            <text:p>2.4</text:p>
          </table:table-cell>
          <table:table-cell table:formula="of:=[.A17]/2" office:value-type="float" office:value="1.2">
            <text:p>1.2</text:p>
          </table:table-cell>
          <table:table-cell table:formula="of:=SQRT(ABS([.$D$2]^2-[.B17]^2))" office:value-type="float" office:value="199.996399967599">
            <text:p>199.996399967599</text:p>
          </table:table-cell>
          <table:table-cell table:formula="of:=([.$C$8]-[.C17])*[.$B$4]" office:value-type="float" office:value="4.53547389049958">
            <text:p>4.53547389049958</text:p>
          </table:table-cell>
          <table:table-cell table:formula="of:=ROUND([.D17])" office:value-type="float" office:value="5">
            <text:p>5</text:p>
          </table:table-cell>
          <table:table-cell table:formula="of:=([.$C$8]-([.E17]*[.$C$4]))" office:value-type="float" office:value="199.99603125">
            <text:p>199.99603125</text:p>
          </table:table-cell>
          <table:table-cell table:formula="of:=SQRT(ABS([.$D$2]^2-[.F17]^2))" office:value-type="float" office:value="1.25995406623823">
            <text:p>1.25995406623823</text:p>
          </table:table-cell>
          <table:table-cell table:formula="of:=ABS([.B17]-[.G17])" office:value-type="float" office:value="0.0599540662382259">
            <text:p>0.0599540662382259</text:p>
          </table:table-cell>
        </table:table-row>
        <table:table-row table:style-name="ro2">
          <table:table-cell table:formula="of:=[.A17]+[.A$4]" office:value-type="float" office:value="2.7">
            <text:p>2.7</text:p>
          </table:table-cell>
          <table:table-cell table:formula="of:=[.A18]/2" office:value-type="float" office:value="1.35">
            <text:p>1.35</text:p>
          </table:table-cell>
          <table:table-cell table:formula="of:=SQRT(ABS([.$D$2]^2-[.B18]^2))" office:value-type="float" office:value="199.9954436981">
            <text:p>199.9954436981</text:p>
          </table:table-cell>
          <table:table-cell table:formula="of:=([.$C$8]-[.C18])*[.$B$4]" office:value-type="float" office:value="5.74022286579612">
            <text:p>5.74022286579612</text:p>
          </table:table-cell>
          <table:table-cell table:formula="of:=ROUND([.D18])" office:value-type="float" office:value="6">
            <text:p>6</text:p>
          </table:table-cell>
          <table:table-cell table:formula="of:=([.$C$8]-([.E18]*[.$C$4]))" office:value-type="float" office:value="199.9952375">
            <text:p>199.9952375</text:p>
          </table:table-cell>
          <table:table-cell table:formula="of:=SQRT(ABS([.$D$2]^2-[.F18]^2))" office:value-type="float" office:value="1.3802091575521">
            <text:p>1.3802091575521</text:p>
          </table:table-cell>
          <table:table-cell table:formula="of:=ABS([.B18]-[.G18])" office:value-type="float" office:value="0.0302091575521013">
            <text:p>0.0302091575521013</text:p>
          </table:table-cell>
        </table:table-row>
        <table:table-row table:style-name="ro2">
          <table:table-cell table:formula="of:=[.A18]+[.A$4]" office:value-type="float" office:value="3">
            <text:p>3</text:p>
          </table:table-cell>
          <table:table-cell table:formula="of:=[.A19]/2" office:value-type="float" office:value="1.5">
            <text:p>1.5</text:p>
          </table:table-cell>
          <table:table-cell table:formula="of:=SQRT(ABS([.$D$2]^2-[.B19]^2))" office:value-type="float" office:value="199.994374920896">
            <text:p>199.994374920896</text:p>
          </table:table-cell>
          <table:table-cell table:formula="of:=([.$C$10]-[.C19])*[.$B$4]" office:value-type="float" office:value="7.01584767986472">
            <text:p>7.01584767986472</text:p>
          </table:table-cell>
          <table:table-cell table:formula="of:=ROUND([.D19])" office:value-type="float" office:value="7">
            <text:p>7</text:p>
          </table:table-cell>
          <table:table-cell table:formula="of:=([.$C$8]-([.E19]*[.$C$4]))" office:value-type="float" office:value="199.99444375">
            <text:p>199.99444375</text:p>
          </table:table-cell>
          <table:table-cell table:formula="of:=SQRT(ABS([.$D$2]^2-[.F19]^2))" office:value-type="float" office:value="1.49079479744649">
            <text:p>1.49079479744649</text:p>
          </table:table-cell>
          <table:table-cell table:formula="of:=ABS([.B19]-[.G19])" office:value-type="float" office:value="0.00920520255351454">
            <text:p>0.00920520255351454</text:p>
          </table:table-cell>
        </table:table-row>
        <table:table-row table:style-name="ro2">
          <table:table-cell table:formula="of:=[.A19]+[.A$4]" office:value-type="float" office:value="3.3">
            <text:p>3.3</text:p>
          </table:table-cell>
          <table:table-cell table:formula="of:=[.A20]/2" office:value-type="float" office:value="1.65">
            <text:p>1.65</text:p>
          </table:table-cell>
          <table:table-cell table:formula="of:=SQRT(ABS([.$D$2]^2-[.B20]^2))" office:value-type="float" office:value="199.993193634183">
            <text:p>199.993193634183</text:p>
          </table:table-cell>
          <table:table-cell table:formula="of:=([.$C$10]-[.C20])*[.$B$4]" office:value-type="float" office:value="8.50408290852653">
            <text:p>8.50408290852653</text:p>
          </table:table-cell>
          <table:table-cell table:formula="of:=ROUND([.D20])" office:value-type="float" office:value="9">
            <text:p>9</text:p>
          </table:table-cell>
          <table:table-cell table:formula="of:=([.$C$8]-([.E20]*[.$C$4]))" office:value-type="float" office:value="199.99285625">
            <text:p>199.99285625</text:p>
          </table:table-cell>
          <table:table-cell table:formula="of:=SQRT(ABS([.$D$2]^2-[.F20]^2))" office:value-type="float" office:value="1.6903990555011">
            <text:p>1.6903990555011</text:p>
          </table:table-cell>
          <table:table-cell table:formula="of:=ABS([.B20]-[.G20])" office:value-type="float" office:value="0.0403990555010974">
            <text:p>0.0403990555010974</text:p>
          </table:table-cell>
        </table:table-row>
        <table:table-row table:style-name="ro2">
          <table:table-cell table:formula="of:=[.A20]+[.A$4]" office:value-type="float" office:value="3.6">
            <text:p>3.6</text:p>
          </table:table-cell>
          <table:table-cell table:formula="of:=[.A21]/2" office:value-type="float" office:value="1.8">
            <text:p>1.8</text:p>
          </table:table-cell>
          <table:table-cell table:formula="of:=SQRT(ABS([.$D$2]^2-[.B21]^2))" office:value-type="float" office:value="199.991899835968">
            <text:p>199.991899835968</text:p>
          </table:table-cell>
          <table:table-cell table:formula="of:=([.$C$10]-[.C21])*[.$B$4]" office:value-type="float" office:value="10.1340649118041">
            <text:p>10.1340649118041</text:p>
          </table:table-cell>
          <table:table-cell table:formula="of:=ROUND([.D21])" office:value-type="float" office:value="10">
            <text:p>10</text:p>
          </table:table-cell>
          <table:table-cell table:formula="of:=([.$C$8]-([.E21]*[.$C$4]))" office:value-type="float" office:value="199.9920625">
            <text:p>199.9920625</text:p>
          </table:table-cell>
          <table:table-cell table:formula="of:=SQRT(ABS([.$D$2]^2-[.F21]^2))" office:value-type="float" office:value="1.78183528870907">
            <text:p>1.78183528870907</text:p>
          </table:table-cell>
          <table:table-cell table:formula="of:=ABS([.B21]-[.G21])" office:value-type="float" office:value="0.0181647112909269">
            <text:p>0.0181647112909269</text:p>
          </table:table-cell>
        </table:table-row>
        <table:table-row table:style-name="ro2">
          <table:table-cell table:formula="of:=[.A21]+[.A$4]" office:value-type="float" office:value="3.9">
            <text:p>3.9</text:p>
          </table:table-cell>
          <table:table-cell table:formula="of:=[.A22]/2" office:value-type="float" office:value="1.95">
            <text:p>1.95</text:p>
          </table:table-cell>
          <table:table-cell table:formula="of:=SQRT(ABS([.$D$2]^2-[.B22]^2))" office:value-type="float" office:value="199.990493524067">
            <text:p>199.990493524067</text:p>
          </table:table-cell>
          <table:table-cell table:formula="of:=([.$C$10]-[.C22])*[.$B$4]" office:value-type="float" office:value="11.905796440704">
            <text:p>11.905796440704</text:p>
          </table:table-cell>
          <table:table-cell table:formula="of:=ROUND([.D22])" office:value-type="float" office:value="12">
            <text:p>12</text:p>
          </table:table-cell>
          <table:table-cell table:formula="of:=([.$C$8]-([.E22]*[.$C$4]))" office:value-type="float" office:value="199.990475">
            <text:p>199.990475</text:p>
          </table:table-cell>
          <table:table-cell table:formula="of:=SQRT(ABS([.$D$2]^2-[.F22]^2))" office:value-type="float" office:value="1.95189888938242">
            <text:p>1.95189888938242</text:p>
          </table:table-cell>
          <table:table-cell table:formula="of:=ABS([.B22]-[.G22])" office:value-type="float" office:value="0.00189888938242166">
            <text:p>0.00189888938242166</text:p>
          </table:table-cell>
        </table:table-row>
        <table:table-row table:style-name="ro2">
          <table:table-cell table:formula="of:=[.A22]+[.A$4]" office:value-type="float" office:value="4.2">
            <text:p>4.2</text:p>
          </table:table-cell>
          <table:table-cell table:formula="of:=[.A23]/2" office:value-type="float" office:value="2.1">
            <text:p>2.1</text:p>
          </table:table-cell>
          <table:table-cell table:formula="of:=SQRT(ABS([.$D$2]^2-[.B23]^2))" office:value-type="float" office:value="199.988974696107">
            <text:p>199.988974696107</text:p>
          </table:table-cell>
          <table:table-cell table:formula="of:=([.$C$10]-[.C23])*[.$B$4]" office:value-type="float" office:value="13.8192804855662">
            <text:p>13.8192804855662</text:p>
          </table:table-cell>
          <table:table-cell table:formula="of:=ROUND([.D23])" office:value-type="float" office:value="14">
            <text:p>14</text:p>
          </table:table-cell>
          <table:table-cell table:formula="of:=([.$C$8]-([.E23]*[.$C$4]))" office:value-type="float" office:value="199.9888875">
            <text:p>199.9888875</text:p>
          </table:table-cell>
          <table:table-cell table:formula="of:=SQRT(ABS([.$D$2]^2-[.F23]^2))" office:value-type="float" office:value="2.1082875781888">
            <text:p>2.1082875781888</text:p>
          </table:table-cell>
          <table:table-cell table:formula="of:=ABS([.B23]-[.G23])" office:value-type="float" office:value="0.00828757818880543">
            <text:p>0.00828757818880543</text:p>
          </table:table-cell>
        </table:table-row>
        <table:table-row table:style-name="ro2">
          <table:table-cell table:formula="of:=[.A23]+[.A$4]" office:value-type="float" office:value="4.5">
            <text:p>4.5</text:p>
          </table:table-cell>
          <table:table-cell table:formula="of:=[.A24]/2" office:value-type="float" office:value="2.25">
            <text:p>2.25</text:p>
          </table:table-cell>
          <table:table-cell table:formula="of:=SQRT(ABS([.$D$2]^2-[.B24]^2))" office:value-type="float" office:value="199.987343349523">
            <text:p>199.987343349523</text:p>
          </table:table-cell>
          <table:table-cell table:formula="of:=([.$C$10]-[.C24])*[.$B$4]" office:value-type="float" office:value="15.8745202760276">
            <text:p>15.8745202760276</text:p>
          </table:table-cell>
          <table:table-cell table:formula="of:=ROUND([.D24])" office:value-type="float" office:value="16">
            <text:p>16</text:p>
          </table:table-cell>
          <table:table-cell table:formula="of:=([.$C$8]-([.E24]*[.$C$4]))" office:value-type="float" office:value="199.9873">
            <text:p>199.9873</text:p>
          </table:table-cell>
          <table:table-cell table:formula="of:=SQRT(ABS([.$D$2]^2-[.F24]^2))" office:value-type="float" office:value="2.25384975320014">
            <text:p>2.25384975320014</text:p>
          </table:table-cell>
          <table:table-cell table:formula="of:=ABS([.B24]-[.G24])" office:value-type="float" office:value="0.00384975320014025">
            <text:p>0.00384975320014025</text:p>
          </table:table-cell>
        </table:table-row>
        <table:table-row table:style-name="ro2">
          <table:table-cell table:formula="of:=[.A24]+[.A$4]" office:value-type="float" office:value="4.8">
            <text:p>4.8</text:p>
          </table:table-cell>
          <table:table-cell table:formula="of:=[.A25]/2" office:value-type="float" office:value="2.4">
            <text:p>2.4</text:p>
          </table:table-cell>
          <table:table-cell table:formula="of:=SQRT(ABS([.$D$2]^2-[.B25]^2))" office:value-type="float" office:value="199.985599481563">
            <text:p>199.985599481563</text:p>
          </table:table-cell>
          <table:table-cell table:formula="of:=([.$C$10]-[.C25])*[.$B$4]" office:value-type="float" office:value="18.0715192811663">
            <text:p>18.0715192811663</text:p>
          </table:table-cell>
          <table:table-cell table:formula="of:=ROUND([.D25])" office:value-type="float" office:value="18">
            <text:p>18</text:p>
          </table:table-cell>
          <table:table-cell table:formula="of:=([.$C$8]-([.E25]*[.$C$4]))" office:value-type="float" office:value="199.9857125">
            <text:p>199.9857125</text:p>
          </table:table-cell>
          <table:table-cell table:formula="of:=SQRT(ABS([.$D$2]^2-[.F25]^2))" office:value-type="float" office:value="2.39056392245532">
            <text:p>2.39056392245532</text:p>
          </table:table-cell>
          <table:table-cell table:formula="of:=ABS([.B25]-[.G25])" office:value-type="float" office:value="0.00943607754468356">
            <text:p>0.00943607754468356</text:p>
          </table:table-cell>
        </table:table-row>
        <table:table-row table:style-name="ro2">
          <table:table-cell table:formula="of:=[.A25]+[.A$4]" office:value-type="float" office:value="5.1">
            <text:p>5.1</text:p>
          </table:table-cell>
          <table:table-cell table:formula="of:=[.A26]/2" office:value-type="float" office:value="2.55">
            <text:p>2.55</text:p>
          </table:table-cell>
          <table:table-cell table:formula="of:=SQRT(ABS([.$D$2]^2-[.B26]^2))" office:value-type="float" office:value="199.983743089282">
            <text:p>199.983743089282</text:p>
          </table:table-cell>
          <table:table-cell table:formula="of:=([.$C$10]-[.C26])*[.$B$4]" office:value-type="float" office:value="20.4102812093929">
            <text:p>20.4102812093929</text:p>
          </table:table-cell>
          <table:table-cell table:formula="of:=ROUND([.D26])" office:value-type="float" office:value="20">
            <text:p>20</text:p>
          </table:table-cell>
          <table:table-cell table:formula="of:=([.$C$8]-([.E26]*[.$C$4]))" office:value-type="float" office:value="199.984125">
            <text:p>199.984125</text:p>
          </table:table-cell>
          <table:table-cell table:formula="of:=SQRT(ABS([.$D$2]^2-[.F26]^2))" office:value-type="float" office:value="2.51987062849897">
            <text:p>2.51987062849897</text:p>
          </table:table-cell>
          <table:table-cell table:formula="of:=ABS([.B26]-[.G26])" office:value-type="float" office:value="0.0301293715010305">
            <text:p>0.0301293715010305</text:p>
          </table:table-cell>
        </table:table-row>
        <table:table-row table:style-name="ro2">
          <table:table-cell table:formula="of:=[.A26]+[.A$4]" office:value-type="float" office:value="5.4">
            <text:p>5.4</text:p>
          </table:table-cell>
          <table:table-cell table:formula="of:=[.A27]/2" office:value-type="float" office:value="2.7">
            <text:p>2.7</text:p>
          </table:table-cell>
          <table:table-cell table:formula="of:=SQRT(ABS([.$D$2]^2-[.B27]^2))" office:value-type="float" office:value="199.981774169548">
            <text:p>199.981774169548</text:p>
          </table:table-cell>
          <table:table-cell table:formula="of:=([.$C$10]-[.C27])*[.$B$4]" office:value-type="float" office:value="22.8908100086308">
            <text:p>22.8908100086308</text:p>
          </table:table-cell>
          <table:table-cell table:formula="of:=ROUND([.D27])" office:value-type="float" office:value="23">
            <text:p>23</text:p>
          </table:table-cell>
          <table:table-cell table:formula="of:=([.$C$8]-([.E27]*[.$C$4]))" office:value-type="float" office:value="199.98174375">
            <text:p>199.98174375</text:p>
          </table:table-cell>
          <table:table-cell table:formula="of:=SQRT(ABS([.$D$2]^2-[.F27]^2))" office:value-type="float" office:value="2.70225215502582">
            <text:p>2.70225215502582</text:p>
          </table:table-cell>
          <table:table-cell table:formula="of:=ABS([.B27]-[.G27])" office:value-type="float" office:value="0.00225215502582099">
            <text:p>0.00225215502582099</text:p>
          </table:table-cell>
        </table:table-row>
        <table:table-row table:style-name="ro2">
          <table:table-cell table:formula="of:=[.A27]+[.A$4]" office:value-type="float" office:value="5.7">
            <text:p>5.7</text:p>
          </table:table-cell>
          <table:table-cell table:formula="of:=[.A28]/2" office:value-type="float" office:value="2.85">
            <text:p>2.85</text:p>
          </table:table-cell>
          <table:table-cell table:formula="of:=SQRT(ABS([.$D$2]^2-[.B28]^2))" office:value-type="float" office:value="199.979692719036">
            <text:p>199.979692719036</text:p>
          </table:table-cell>
          <table:table-cell table:formula="of:=([.$C$10]-[.C28])*[.$B$4]" office:value-type="float" office:value="25.5131098661362">
            <text:p>25.5131098661362</text:p>
          </table:table-cell>
          <table:table-cell table:formula="of:=ROUND([.D28])" office:value-type="float" office:value="26">
            <text:p>26</text:p>
          </table:table-cell>
          <table:table-cell table:formula="of:=([.$C$8]-([.E28]*[.$C$4]))" office:value-type="float" office:value="199.9793625">
            <text:p>199.9793625</text:p>
          </table:table-cell>
          <table:table-cell table:formula="of:=SQRT(ABS([.$D$2]^2-[.F28]^2))" office:value-type="float" office:value="2.87307746042277">
            <text:p>2.87307746042277</text:p>
          </table:table-cell>
          <table:table-cell table:formula="of:=ABS([.B28]-[.G28])" office:value-type="float" office:value="0.0230774604227659">
            <text:p>0.0230774604227659</text:p>
          </table:table-cell>
        </table:table-row>
        <table:table-row table:style-name="ro2">
          <table:table-cell table:formula="of:=[.A28]+[.A$4]" office:value-type="float" office:value="6">
            <text:p>6</text:p>
          </table:table-cell>
          <table:table-cell table:formula="of:=[.A29]/2" office:value-type="float" office:value="3">
            <text:p>3</text:p>
          </table:table-cell>
          <table:table-cell table:formula="of:=SQRT(ABS([.$D$2]^2-[.B29]^2))" office:value-type="float" office:value="199.977498734233">
            <text:p>199.977498734233</text:p>
          </table:table-cell>
          <table:table-cell table:formula="of:=([.$C$10]-[.C29])*[.$B$4]" office:value-type="float" office:value="28.2771852088208">
            <text:p>28.2771852088208</text:p>
          </table:table-cell>
          <table:table-cell table:formula="of:=ROUND([.D29])" office:value-type="float" office:value="28">
            <text:p>28</text:p>
          </table:table-cell>
          <table:table-cell table:formula="of:=([.$C$8]-([.E29]*[.$C$4]))" office:value-type="float" office:value="199.977775">
            <text:p>199.977775</text:p>
          </table:table-cell>
          <table:table-cell table:formula="of:=SQRT(ABS([.$D$2]^2-[.F29]^2))" office:value-type="float" office:value="2.98152746916311">
            <text:p>2.98152746916311</text:p>
          </table:table-cell>
          <table:table-cell table:formula="of:=ABS([.B29]-[.G29])" office:value-type="float" office:value="0.0184725308368896">
            <text:p>0.0184725308368896</text:p>
          </table:table-cell>
        </table:table-row>
        <table:table-row table:style-name="ro2">
          <table:table-cell table:formula="of:=[.A29]+[.A$4]" office:value-type="float" office:value="6.3">
            <text:p>6.3</text:p>
          </table:table-cell>
          <table:table-cell table:formula="of:=[.A30]/2" office:value-type="float" office:value="3.15">
            <text:p>3.15</text:p>
          </table:table-cell>
          <table:table-cell table:formula="of:=SQRT(ABS([.$D$2]^2-[.B30]^2))" office:value-type="float" office:value="199.975192211434">
            <text:p>199.975192211434</text:p>
          </table:table-cell>
          <table:table-cell table:formula="of:=([.$C$10]-[.C30])*[.$B$4]" office:value-type="float" office:value="31.1830407030371">
            <text:p>31.1830407030371</text:p>
          </table:table-cell>
          <table:table-cell table:formula="of:=ROUND([.D30])" office:value-type="float" office:value="31">
            <text:p>31</text:p>
          </table:table-cell>
          <table:table-cell table:formula="of:=([.$C$8]-([.E30]*[.$C$4]))" office:value-type="float" office:value="199.97539375">
            <text:p>199.97539375</text:p>
          </table:table-cell>
          <table:table-cell table:formula="of:=SQRT(ABS([.$D$2]^2-[.F30]^2))" office:value-type="float" office:value="3.13717939118351">
            <text:p>3.13717939118351</text:p>
          </table:table-cell>
          <table:table-cell table:formula="of:=ABS([.B30]-[.G30])" office:value-type="float" office:value="0.0128206088164888">
            <text:p>0.0128206088164888</text:p>
          </table:table-cell>
        </table:table-row>
        <table:table-row table:style-name="ro2">
          <table:table-cell table:formula="of:=[.A30]+[.A$4]" office:value-type="float" office:value="6.6">
            <text:p>6.6</text:p>
          </table:table-cell>
          <table:table-cell table:formula="of:=[.A31]/2" office:value-type="float" office:value="3.3">
            <text:p>3.3</text:p>
          </table:table-cell>
          <table:table-cell table:formula="of:=SQRT(ABS([.$D$2]^2-[.B31]^2))" office:value-type="float" office:value="199.972773146746">
            <text:p>199.972773146746</text:p>
          </table:table-cell>
          <table:table-cell table:formula="of:=([.$C$10]-[.C31])*[.$B$4]" office:value-type="float" office:value="34.2306812547211">
            <text:p>34.2306812547211</text:p>
          </table:table-cell>
          <table:table-cell table:formula="of:=ROUND([.D31])" office:value-type="float" office:value="34">
            <text:p>34</text:p>
          </table:table-cell>
          <table:table-cell table:formula="of:=([.$C$8]-([.E31]*[.$C$4]))" office:value-type="float" office:value="199.9730125">
            <text:p>199.9730125</text:p>
          </table:table-cell>
          <table:table-cell table:formula="of:=SQRT(ABS([.$D$2]^2-[.F31]^2))" office:value-type="float" office:value="3.28546369251536">
            <text:p>3.28546369251536</text:p>
          </table:table-cell>
          <table:table-cell table:formula="of:=ABS([.B31]-[.G31])" office:value-type="float" office:value="0.0145363074846432">
            <text:p>0.0145363074846432</text:p>
          </table:table-cell>
        </table:table-row>
        <table:table-row table:style-name="ro2">
          <table:table-cell table:formula="of:=[.A31]+[.A$4]" office:value-type="float" office:value="6.9">
            <text:p>6.9</text:p>
          </table:table-cell>
          <table:table-cell table:formula="of:=[.A32]/2" office:value-type="float" office:value="3.45">
            <text:p>3.45</text:p>
          </table:table-cell>
          <table:table-cell table:formula="of:=SQRT(ABS([.$D$2]^2-[.B32]^2))" office:value-type="float" office:value="199.970241536085">
            <text:p>199.970241536085</text:p>
          </table:table-cell>
          <table:table-cell table:formula="of:=([.$C$10]-[.C32])*[.$B$4]" office:value-type="float" office:value="37.4201120094646">
            <text:p>37.4201120094646</text:p>
          </table:table-cell>
          <table:table-cell table:formula="of:=ROUND([.D32])" office:value-type="float" office:value="37">
            <text:p>37</text:p>
          </table:table-cell>
          <table:table-cell table:formula="of:=([.$C$8]-([.E32]*[.$C$4]))" office:value-type="float" office:value="199.97063125">
            <text:p>199.97063125</text:p>
          </table:table-cell>
          <table:table-cell table:formula="of:=SQRT(ABS([.$D$2]^2-[.F32]^2))" office:value-type="float" office:value="3.42733679064782">
            <text:p>3.42733679064782</text:p>
          </table:table-cell>
          <table:table-cell table:formula="of:=ABS([.B32]-[.G32])" office:value-type="float" office:value="0.0226632093521757">
            <text:p>0.0226632093521757</text:p>
          </table:table-cell>
        </table:table-row>
        <table:table-row table:style-name="ro2">
          <table:table-cell table:formula="of:=[.A32]+[.A$4]" office:value-type="float" office:value="7.2">
            <text:p>7.2</text:p>
          </table:table-cell>
          <table:table-cell table:formula="of:=[.A33]/2" office:value-type="float" office:value="3.6">
            <text:p>3.6</text:p>
          </table:table-cell>
          <table:table-cell table:formula="of:=SQRT(ABS([.$D$2]^2-[.B33]^2))" office:value-type="float" office:value="199.967597375175">
            <text:p>199.967597375175</text:p>
          </table:table-cell>
          <table:table-cell table:formula="of:=([.$C$10]-[.C33])*[.$B$4]" office:value-type="float" office:value="40.7513383525502">
            <text:p>40.7513383525502</text:p>
          </table:table-cell>
          <table:table-cell table:formula="of:=ROUND([.D33])" office:value-type="float" office:value="41">
            <text:p>41</text:p>
          </table:table-cell>
          <table:table-cell table:formula="of:=([.$C$8]-([.E33]*[.$C$4]))" office:value-type="float" office:value="199.96745625">
            <text:p>199.96745625</text:p>
          </table:table-cell>
          <table:table-cell table:formula="of:=SQRT(ABS([.$D$2]^2-[.F33]^2))" office:value-type="float" office:value="3.60783049828224">
            <text:p>3.60783049828224</text:p>
          </table:table-cell>
          <table:table-cell table:formula="of:=ABS([.B33]-[.G33])" office:value-type="float" office:value="0.00783049828224014">
            <text:p>0.00783049828224014</text:p>
          </table:table-cell>
        </table:table-row>
        <table:table-row table:style-name="ro2">
          <table:table-cell table:formula="of:=[.A33]+[.A$4]" office:value-type="float" office:value="7.5">
            <text:p>7.5</text:p>
          </table:table-cell>
          <table:table-cell table:formula="of:=[.A34]/2" office:value-type="float" office:value="3.75">
            <text:p>3.75</text:p>
          </table:table-cell>
          <table:table-cell table:formula="of:=SQRT(ABS([.$D$2]^2-[.B34]^2))" office:value-type="float" office:value="199.964840659552">
            <text:p>199.964840659552</text:p>
          </table:table-cell>
          <table:table-cell table:formula="of:=([.$C$10]-[.C34])*[.$B$4]" office:value-type="float" office:value="44.2243659088447">
            <text:p>44.2243659088447</text:p>
          </table:table-cell>
          <table:table-cell table:formula="of:=ROUND([.D34])" office:value-type="float" office:value="44">
            <text:p>44</text:p>
          </table:table-cell>
          <table:table-cell table:formula="of:=([.$C$8]-([.E34]*[.$C$4]))" office:value-type="float" office:value="199.965075">
            <text:p>199.965075</text:p>
          </table:table-cell>
          <table:table-cell table:formula="of:=SQRT(ABS([.$D$2]^2-[.F34]^2))" office:value-type="float" office:value="3.73748314302194">
            <text:p>3.73748314302194</text:p>
          </table:table-cell>
          <table:table-cell table:formula="of:=ABS([.B34]-[.G34])" office:value-type="float" office:value="0.012516856978054">
            <text:p>0.012516856978054</text:p>
          </table:table-cell>
        </table:table-row>
        <table:table-row table:style-name="ro2">
          <table:table-cell table:formula="of:=[.A34]+[.A$4]" office:value-type="float" office:value="7.8">
            <text:p>7.8</text:p>
          </table:table-cell>
          <table:table-cell table:formula="of:=[.A35]/2" office:value-type="float" office:value="3.9">
            <text:p>3.9</text:p>
          </table:table-cell>
          <table:table-cell table:formula="of:=SQRT(ABS([.$D$2]^2-[.B35]^2))" office:value-type="float" office:value="199.961971384561">
            <text:p>199.961971384561</text:p>
          </table:table-cell>
          <table:table-cell table:formula="of:=([.$C$10]-[.C35])*[.$B$4]" office:value-type="float" office:value="47.839200543085">
            <text:p>47.839200543085</text:p>
          </table:table-cell>
          <table:table-cell table:formula="of:=ROUND([.D35])" office:value-type="float" office:value="48">
            <text:p>48</text:p>
          </table:table-cell>
          <table:table-cell table:formula="of:=([.$C$8]-([.E35]*[.$C$4]))" office:value-type="float" office:value="199.9619">
            <text:p>199.9619</text:p>
          </table:table-cell>
          <table:table-cell table:formula="of:=SQRT(ABS([.$D$2]^2-[.F35]^2))" office:value-type="float" office:value="3.90365833417738">
            <text:p>3.90365833417738</text:p>
          </table:table-cell>
          <table:table-cell table:formula="of:=ABS([.B35]-[.G35])" office:value-type="float" office:value="0.00365833417737926">
            <text:p>0.00365833417737926</text:p>
          </table:table-cell>
        </table:table-row>
        <table:table-row table:style-name="ro2">
          <table:table-cell table:formula="of:=[.A35]+[.A$4]" office:value-type="float" office:value="8.1">
            <text:p>8.1</text:p>
          </table:table-cell>
          <table:table-cell table:formula="of:=[.A36]/2" office:value-type="float" office:value="4.05">
            <text:p>4.05</text:p>
          </table:table-cell>
          <table:table-cell table:formula="of:=SQRT(ABS([.$D$2]^2-[.B36]^2))" office:value-type="float" office:value="199.958989545357">
            <text:p>199.958989545357</text:p>
          </table:table-cell>
          <table:table-cell table:formula="of:=([.$C$10]-[.C36])*[.$B$4]" office:value-type="float" office:value="51.595848359771">
            <text:p>51.595848359771</text:p>
          </table:table-cell>
          <table:table-cell table:formula="of:=ROUND([.D36])" office:value-type="float" office:value="52">
            <text:p>52</text:p>
          </table:table-cell>
          <table:table-cell table:formula="of:=([.$C$8]-([.E36]*[.$C$4]))" office:value-type="float" office:value="199.958725">
            <text:p>199.958725</text:p>
          </table:table-cell>
          <table:table-cell table:formula="of:=SQRT(ABS([.$D$2]^2-[.F36]^2))" office:value-type="float" office:value="4.06304028707286">
            <text:p>4.06304028707286</text:p>
          </table:table-cell>
          <table:table-cell table:formula="of:=ABS([.B36]-[.G36])" office:value-type="float" office:value="0.0130402870728599">
            <text:p>0.0130402870728599</text:p>
          </table:table-cell>
        </table:table-row>
        <table:table-row table:style-name="ro2">
          <table:table-cell table:formula="of:=[.A36]+[.A$4]" office:value-type="float" office:value="8.4">
            <text:p>8.4</text:p>
          </table:table-cell>
          <table:table-cell table:formula="of:=[.A37]/2" office:value-type="float" office:value="4.2">
            <text:p>4.2</text:p>
          </table:table-cell>
          <table:table-cell table:formula="of:=SQRT(ABS([.$D$2]^2-[.B37]^2))" office:value-type="float" office:value="199.955895136903">
            <text:p>199.955895136903</text:p>
          </table:table-cell>
          <table:table-cell table:formula="of:=([.$C$10]-[.C37])*[.$B$4]" office:value-type="float" office:value="55.4943157032726">
            <text:p>55.4943157032726</text:p>
          </table:table-cell>
          <table:table-cell table:formula="of:=ROUND([.D37])" office:value-type="float" office:value="55">
            <text:p>55</text:p>
          </table:table-cell>
          <table:table-cell table:formula="of:=([.$C$8]-([.E37]*[.$C$4]))" office:value-type="float" office:value="199.95634375">
            <text:p>199.95634375</text:p>
          </table:table-cell>
          <table:table-cell table:formula="of:=SQRT(ABS([.$D$2]^2-[.F37]^2))" office:value-type="float" office:value="4.17858757618371">
            <text:p>4.17858757618371</text:p>
          </table:table-cell>
          <table:table-cell table:formula="of:=ABS([.B37]-[.G37])" office:value-type="float" office:value="0.0214124238162903">
            <text:p>0.0214124238162903</text:p>
          </table:table-cell>
        </table:table-row>
        <table:table-row table:style-name="ro2">
          <table:table-cell table:formula="of:=[.A37]+[.A$4]" office:value-type="float" office:value="8.7">
            <text:p>8.7</text:p>
          </table:table-cell>
          <table:table-cell table:formula="of:=[.A38]/2" office:value-type="float" office:value="4.35">
            <text:p>4.35</text:p>
          </table:table-cell>
          <table:table-cell table:formula="of:=SQRT(ABS([.$D$2]^2-[.B38]^2))" office:value-type="float" office:value="199.952688153973">
            <text:p>199.952688153973</text:p>
          </table:table-cell>
          <table:table-cell table:formula="of:=([.$C$10]-[.C38])*[.$B$4]" office:value-type="float" office:value="59.5346091578302">
            <text:p>59.5346091578302</text:p>
          </table:table-cell>
          <table:table-cell table:formula="of:=ROUND([.D38])" office:value-type="float" office:value="60">
            <text:p>60</text:p>
          </table:table-cell>
          <table:table-cell table:formula="of:=([.$C$8]-([.E38]*[.$C$4]))" office:value-type="float" office:value="199.952375">
            <text:p>199.952375</text:p>
          </table:table-cell>
          <table:table-cell table:formula="of:=SQRT(ABS([.$D$2]^2-[.F38]^2))" office:value-type="float" office:value="4.36437072891117">
            <text:p>4.36437072891117</text:p>
          </table:table-cell>
          <table:table-cell table:formula="of:=ABS([.B38]-[.G38])" office:value-type="float" office:value="0.0143707289111745">
            <text:p>0.0143707289111745</text:p>
          </table:table-cell>
        </table:table-row>
        <table:table-row table:style-name="ro2">
          <table:table-cell table:formula="of:=[.A38]+[.A$4]" office:value-type="float" office:value="9">
            <text:p>9</text:p>
          </table:table-cell>
          <table:table-cell table:formula="of:=[.A39]/2" office:value-type="float" office:value="4.5">
            <text:p>4.5</text:p>
          </table:table-cell>
          <table:table-cell table:formula="of:=SQRT(ABS([.$D$2]^2-[.B39]^2))" office:value-type="float" office:value="199.949368591151">
            <text:p>199.949368591151</text:p>
          </table:table-cell>
          <table:table-cell table:formula="of:=([.$C$10]-[.C39])*[.$B$4]" office:value-type="float" office:value="63.7167355477335">
            <text:p>63.7167355477335</text:p>
          </table:table-cell>
          <table:table-cell table:formula="of:=ROUND([.D39])" office:value-type="float" office:value="64">
            <text:p>64</text:p>
          </table:table-cell>
          <table:table-cell table:formula="of:=([.$C$8]-([.E39]*[.$C$4]))" office:value-type="float" office:value="199.9492">
            <text:p>199.9492</text:p>
          </table:table-cell>
          <table:table-cell table:formula="of:=SQRT(ABS([.$D$2]^2-[.F39]^2))" office:value-type="float" office:value="4.50748481528293">
            <text:p>4.50748481528293</text:p>
          </table:table-cell>
          <table:table-cell table:formula="of:=ABS([.B39]-[.G39])" office:value-type="float" office:value="0.0074848152829281">
            <text:p>0.0074848152829281</text:p>
          </table:table-cell>
        </table:table-row>
        <table:table-row table:style-name="ro2">
          <table:table-cell table:formula="of:=[.A39]+[.A$4]" office:value-type="float" office:value="9.3">
            <text:p>9.3</text:p>
          </table:table-cell>
          <table:table-cell table:formula="of:=[.A40]/2" office:value-type="float" office:value="4.65">
            <text:p>4.65</text:p>
          </table:table-cell>
          <table:table-cell table:formula="of:=SQRT(ABS([.$D$2]^2-[.B40]^2))" office:value-type="float" office:value="199.945936442829">
            <text:p>199.945936442829</text:p>
          </table:table-cell>
          <table:table-cell table:formula="of:=([.$C$10]-[.C40])*[.$B$4]" office:value-type="float" office:value="68.0407019371783">
            <text:p>68.0407019371783</text:p>
          </table:table-cell>
          <table:table-cell table:formula="of:=ROUND([.D40])" office:value-type="float" office:value="68">
            <text:p>68</text:p>
          </table:table-cell>
          <table:table-cell table:formula="of:=([.$C$8]-([.E40]*[.$C$4]))" office:value-type="float" office:value="199.946025">
            <text:p>199.946025</text:p>
          </table:table-cell>
          <table:table-cell table:formula="of:=SQRT(ABS([.$D$2]^2-[.F40]^2))" office:value-type="float" office:value="4.64619055779885">
            <text:p>4.64619055779885</text:p>
          </table:table-cell>
          <table:table-cell table:formula="of:=ABS([.B40]-[.G40])" office:value-type="float" office:value="0.0038094422011552">
            <text:p>0.0038094422011552</text:p>
          </table:table-cell>
        </table:table-row>
        <table:table-row table:style-name="ro2">
          <table:table-cell table:formula="of:=[.A40]+[.A$4]" office:value-type="float" office:value="9.6">
            <text:p>9.6</text:p>
          </table:table-cell>
          <table:table-cell table:formula="of:=[.A41]/2" office:value-type="float" office:value="4.8">
            <text:p>4.8</text:p>
          </table:table-cell>
          <table:table-cell table:formula="of:=SQRT(ABS([.$D$2]^2-[.B41]^2))" office:value-type="float" office:value="199.94239170321">
            <text:p>199.94239170321</text:p>
          </table:table-cell>
          <table:table-cell table:formula="of:=([.$C$10]-[.C41])*[.$B$4]" office:value-type="float" office:value="72.5065156305527">
            <text:p>72.5065156305527</text:p>
          </table:table-cell>
          <table:table-cell table:formula="of:=ROUND([.D41])" office:value-type="float" office:value="73">
            <text:p>73</text:p>
          </table:table-cell>
          <table:table-cell table:formula="of:=([.$C$8]-([.E41]*[.$C$4]))" office:value-type="float" office:value="199.94205625">
            <text:p>199.94205625</text:p>
          </table:table-cell>
          <table:table-cell table:formula="of:=SQRT(ABS([.$D$2]^2-[.F41]^2))" office:value-type="float" office:value="4.81395289983556">
            <text:p>4.81395289983556</text:p>
          </table:table-cell>
          <table:table-cell table:formula="of:=ABS([.B41]-[.G41])" office:value-type="float" office:value="0.013952899835556">
            <text:p>0.013952899835556</text:p>
          </table:table-cell>
        </table:table-row>
        <table:table-row table:style-name="ro2">
          <table:table-cell table:formula="of:=[.A41]+[.A$4]" office:value-type="float" office:value="9.9">
            <text:p>9.9</text:p>
          </table:table-cell>
          <table:table-cell table:formula="of:=[.A42]/2" office:value-type="float" office:value="4.95">
            <text:p>4.95</text:p>
          </table:table-cell>
          <table:table-cell table:formula="of:=SQRT(ABS([.$D$2]^2-[.B42]^2))" office:value-type="float" office:value="199.938734366305">
            <text:p>199.938734366305</text:p>
          </table:table-cell>
          <table:table-cell table:formula="of:=([.$C$10]-[.C42])*[.$B$4]" office:value-type="float" office:value="77.1141841723302">
            <text:p>77.1141841723302</text:p>
          </table:table-cell>
          <table:table-cell table:formula="of:=ROUND([.D42])" office:value-type="float" office:value="77">
            <text:p>77</text:p>
          </table:table-cell>
          <table:table-cell table:formula="of:=([.$C$8]-([.E42]*[.$C$4]))" office:value-type="float" office:value="199.93888125">
            <text:p>199.93888125</text:p>
          </table:table-cell>
          <table:table-cell table:formula="of:=SQRT(ABS([.$D$2]^2-[.F42]^2))" office:value-type="float" office:value="4.94406356132199">
            <text:p>4.94406356132199</text:p>
          </table:table-cell>
          <table:table-cell table:formula="of:=ABS([.B42]-[.G42])" office:value-type="float" office:value="0.00593643867801585">
            <text:p>0.00593643867801585</text:p>
          </table:table-cell>
        </table:table-row>
        <table:table-row table:style-name="ro2">
          <table:table-cell table:formula="of:=[.A42]+[.A$4]" office:value-type="float" office:value="10.2">
            <text:p>10.2</text:p>
          </table:table-cell>
          <table:table-cell table:formula="of:=[.A43]/2" office:value-type="float" office:value="5.1">
            <text:p>5.1</text:p>
          </table:table-cell>
          <table:table-cell table:formula="of:=SQRT(ABS([.$D$2]^2-[.B43]^2))" office:value-type="float" office:value="199.934964425935">
            <text:p>199.934964425935</text:p>
          </table:table-cell>
          <table:table-cell table:formula="of:=([.$C$10]-[.C43])*[.$B$4]" office:value-type="float" office:value="81.8637153472125">
            <text:p>81.8637153472125</text:p>
          </table:table-cell>
          <table:table-cell table:formula="of:=ROUND([.D43])" office:value-type="float" office:value="82">
            <text:p>82</text:p>
          </table:table-cell>
          <table:table-cell table:formula="of:=([.$C$8]-([.E43]*[.$C$4]))" office:value-type="float" office:value="199.9349125">
            <text:p>199.9349125</text:p>
          </table:table-cell>
          <table:table-cell table:formula="of:=SQRT(ABS([.$D$2]^2-[.F43]^2))" office:value-type="float" office:value="5.1020352426601">
            <text:p>5.1020352426601</text:p>
          </table:table-cell>
          <table:table-cell table:formula="of:=ABS([.B43]-[.G43])" office:value-type="float" office:value="0.00203524266009403">
            <text:p>0.00203524266009403</text:p>
          </table:table-cell>
        </table:table-row>
        <table:table-row table:style-name="ro2">
          <table:table-cell table:formula="of:=[.A43]+[.A$4]" office:value-type="float" office:value="10.5">
            <text:p>10.5</text:p>
          </table:table-cell>
          <table:table-cell table:formula="of:=[.A44]/2" office:value-type="float" office:value="5.25">
            <text:p>5.25</text:p>
          </table:table-cell>
          <table:table-cell table:formula="of:=SQRT(ABS([.$D$2]^2-[.B44]^2))" office:value-type="float" office:value="199.93108187573">
            <text:p>199.93108187573</text:p>
          </table:table-cell>
          <table:table-cell table:formula="of:=([.$C$10]-[.C44])*[.$B$4]" office:value-type="float" office:value="86.7551171801297">
            <text:p>86.7551171801297</text:p>
          </table:table-cell>
          <table:table-cell table:formula="of:=ROUND([.D44])" office:value-type="float" office:value="87">
            <text:p>87</text:p>
          </table:table-cell>
          <table:table-cell table:formula="of:=([.$C$8]-([.E44]*[.$C$4]))" office:value-type="float" office:value="199.93094375">
            <text:p>199.93094375</text:p>
          </table:table-cell>
          <table:table-cell table:formula="of:=SQRT(ABS([.$D$2]^2-[.F44]^2))" office:value-type="float" office:value="5.25525748506464">
            <text:p>5.25525748506464</text:p>
          </table:table-cell>
          <table:table-cell table:formula="of:=ABS([.B44]-[.G44])" office:value-type="float" office:value="0.0052574850646403">
            <text:p>0.0052574850646403</text:p>
          </table:table-cell>
        </table:table-row>
        <table:table-row table:style-name="ro2">
          <table:table-cell table:formula="of:=[.A44]+[.A$4]" office:value-type="float" office:value="10.8">
            <text:p>10.8</text:p>
          </table:table-cell>
          <table:table-cell table:formula="of:=[.A45]/2" office:value-type="float" office:value="5.4">
            <text:p>5.4</text:p>
          </table:table-cell>
          <table:table-cell table:formula="of:=SQRT(ABS([.$D$2]^2-[.B45]^2))" office:value-type="float" office:value="199.92708670913">
            <text:p>199.92708670913</text:p>
          </table:table-cell>
          <table:table-cell table:formula="of:=([.$C$10]-[.C45])*[.$B$4]" office:value-type="float" office:value="91.7883979364551">
            <text:p>91.7883979364551</text:p>
          </table:table-cell>
          <table:table-cell table:formula="of:=ROUND([.D45])" office:value-type="float" office:value="92">
            <text:p>92</text:p>
          </table:table-cell>
          <table:table-cell table:formula="of:=([.$C$8]-([.E45]*[.$C$4]))" office:value-type="float" office:value="199.926975">
            <text:p>199.926975</text:p>
          </table:table-cell>
          <table:table-cell table:formula="of:=SQRT(ABS([.$D$2]^2-[.F45]^2))" office:value-type="float" office:value="5.40413428306284">
            <text:p>5.40413428306284</text:p>
          </table:table-cell>
          <table:table-cell table:formula="of:=ABS([.B45]-[.G45])" office:value-type="float" office:value="0.00413428306283503">
            <text:p>0.00413428306283503</text:p>
          </table:table-cell>
        </table:table-row>
        <table:table-row table:style-name="ro2">
          <table:table-cell table:formula="of:=[.A45]+[.A$4]" office:value-type="float" office:value="11.1">
            <text:p>11.1</text:p>
          </table:table-cell>
          <table:table-cell table:formula="of:=[.A46]/2" office:value-type="float" office:value="5.55">
            <text:p>5.55</text:p>
          </table:table-cell>
          <table:table-cell table:formula="of:=SQRT(ABS([.$D$2]^2-[.B46]^2))" office:value-type="float" office:value="199.922978919383">
            <text:p>199.922978919383</text:p>
          </table:table-cell>
          <table:table-cell table:formula="of:=([.$C$10]-[.C46])*[.$B$4]" office:value-type="float" office:value="96.9635661218977">
            <text:p>96.9635661218977</text:p>
          </table:table-cell>
          <table:table-cell table:formula="of:=ROUND([.D46])" office:value-type="float" office:value="97">
            <text:p>97</text:p>
          </table:table-cell>
          <table:table-cell table:formula="of:=([.$C$8]-([.E46]*[.$C$4]))" office:value-type="float" office:value="199.92300625">
            <text:p>199.92300625</text:p>
          </table:table-cell>
          <table:table-cell table:formula="of:=SQRT(ABS([.$D$2]^2-[.F46]^2))" office:value-type="float" office:value="5.54901540477815">
            <text:p>5.54901540477815</text:p>
          </table:table-cell>
          <table:table-cell table:formula="of:=ABS([.B46]-[.G46])" office:value-type="float" office:value="0.000984595221850348">
            <text:p>0.000984595221850348</text:p>
          </table:table-cell>
        </table:table-row>
        <table:table-row table:style-name="ro2">
          <table:table-cell table:formula="of:=[.A46]+[.A$4]" office:value-type="float" office:value="11.4">
            <text:p>11.4</text:p>
          </table:table-cell>
          <table:table-cell table:formula="of:=[.A47]/2" office:value-type="float" office:value="5.7">
            <text:p>5.7</text:p>
          </table:table-cell>
          <table:table-cell table:formula="of:=SQRT(ABS([.$D$2]^2-[.B47]^2))" office:value-type="float" office:value="199.918758499547">
            <text:p>199.918758499547</text:p>
          </table:table-cell>
          <table:table-cell table:formula="of:=([.$C$10]-[.C47])*[.$B$4]" office:value-type="float" office:value="102.28063048261">
            <text:p>102.28063048261</text:p>
          </table:table-cell>
          <table:table-cell table:formula="of:=ROUND([.D47])" office:value-type="float" office:value="102">
            <text:p>102</text:p>
          </table:table-cell>
          <table:table-cell table:formula="of:=([.$C$8]-([.E47]*[.$C$4]))" office:value-type="float" office:value="199.9190375">
            <text:p>199.9190375</text:p>
          </table:table-cell>
          <table:table-cell table:formula="of:=SQRT(ABS([.$D$2]^2-[.F47]^2))" office:value-type="float" office:value="5.69020606600421">
            <text:p>5.69020606600421</text:p>
          </table:table-cell>
          <table:table-cell table:formula="of:=ABS([.B47]-[.G47])" office:value-type="float" office:value="0.00979393399579021">
            <text:p>0.00979393399579021</text:p>
          </table:table-cell>
        </table:table-row>
        <table:table-row table:style-name="ro2">
          <table:table-cell table:formula="of:=[.A47]+[.A$4]" office:value-type="float" office:value="11.7">
            <text:p>11.7</text:p>
          </table:table-cell>
          <table:table-cell table:formula="of:=[.A48]/2" office:value-type="float" office:value="5.85">
            <text:p>5.85</text:p>
          </table:table-cell>
          <table:table-cell table:formula="of:=SQRT(ABS([.$D$2]^2-[.B48]^2))" office:value-type="float" office:value="199.914425442488">
            <text:p>199.914425442488</text:p>
          </table:table-cell>
          <table:table-cell table:formula="of:=([.$C$10]-[.C48])*[.$B$4]" office:value-type="float" office:value="107.739600005473">
            <text:p>107.739600005473</text:p>
          </table:table-cell>
          <table:table-cell table:formula="of:=ROUND([.D48])" office:value-type="float" office:value="108">
            <text:p>108</text:p>
          </table:table-cell>
          <table:table-cell table:formula="of:=([.$C$8]-([.E48]*[.$C$4]))" office:value-type="float" office:value="199.914275">
            <text:p>199.914275</text:p>
          </table:table-cell>
          <table:table-cell table:formula="of:=SQRT(ABS([.$D$2]^2-[.F48]^2))" office:value-type="float" office:value="5.85513887319251">
            <text:p>5.85513887319251</text:p>
          </table:table-cell>
          <table:table-cell table:formula="of:=ABS([.B48]-[.G48])" office:value-type="float" office:value="0.00513887319250728">
            <text:p>0.00513887319250728</text:p>
          </table:table-cell>
        </table:table-row>
        <table:table-row table:style-name="ro2">
          <table:table-cell table:formula="of:=[.A48]+[.A$4]" office:value-type="float" office:value="12">
            <text:p>12</text:p>
          </table:table-cell>
          <table:table-cell table:formula="of:=[.A49]/2" office:value-type="float" office:value="6">
            <text:p>6</text:p>
          </table:table-cell>
          <table:table-cell table:formula="of:=SQRT(ABS([.$D$2]^2-[.B49]^2))" office:value-type="float" office:value="199.909979740882">
            <text:p>199.909979740882</text:p>
          </table:table-cell>
          <table:table-cell table:formula="of:=([.$C$10]-[.C49])*[.$B$4]" office:value-type="float" office:value="113.340483917777">
            <text:p>113.340483917777</text:p>
          </table:table-cell>
          <table:table-cell table:formula="of:=ROUND([.D49])" office:value-type="float" office:value="113">
            <text:p>113</text:p>
          </table:table-cell>
          <table:table-cell table:formula="of:=([.$C$8]-([.E49]*[.$C$4]))" office:value-type="float" office:value="199.91030625">
            <text:p>199.91030625</text:p>
          </table:table-cell>
          <table:table-cell table:formula="of:=SQRT(ABS([.$D$2]^2-[.F49]^2))" office:value-type="float" office:value="5.98911137241694">
            <text:p>5.98911137241694</text:p>
          </table:table-cell>
          <table:table-cell table:formula="of:=ABS([.B49]-[.G49])" office:value-type="float" office:value="0.0108886275830677">
            <text:p>0.0108886275830677</text:p>
          </table:table-cell>
        </table:table-row>
        <table:table-row table:style-name="ro2">
          <table:table-cell table:formula="of:=[.A49]+[.A$4]" office:value-type="float" office:value="12.3">
            <text:p>12.3</text:p>
          </table:table-cell>
          <table:table-cell table:formula="of:=[.A50]/2" office:value-type="float" office:value="6.15">
            <text:p>6.15</text:p>
          </table:table-cell>
          <table:table-cell table:formula="of:=SQRT(ABS([.$D$2]^2-[.B50]^2))" office:value-type="float" office:value="199.905421387215">
            <text:p>199.905421387215</text:p>
          </table:table-cell>
          <table:table-cell table:formula="of:=([.$C$10]-[.C50])*[.$B$4]" office:value-type="float" office:value="119.083291687683">
            <text:p>119.083291687683</text:p>
          </table:table-cell>
          <table:table-cell table:formula="of:=ROUND([.D50])" office:value-type="float" office:value="119">
            <text:p>119</text:p>
          </table:table-cell>
          <table:table-cell table:formula="of:=([.$C$8]-([.E50]*[.$C$4]))" office:value-type="float" office:value="199.90554375">
            <text:p>199.90554375</text:p>
          </table:table-cell>
          <table:table-cell table:formula="of:=SQRT(ABS([.$D$2]^2-[.F50]^2))" office:value-type="float" office:value="6.14602131600899">
            <text:p>6.14602131600899</text:p>
          </table:table-cell>
          <table:table-cell table:formula="of:=ABS([.B50]-[.G50])" office:value-type="float" office:value="0.00397868399101764">
            <text:p>0.00397868399101764</text:p>
          </table:table-cell>
        </table:table-row>
        <table:table-row table:style-name="ro2">
          <table:table-cell table:formula="of:=[.A50]+[.A$4]" office:value-type="float" office:value="12.6">
            <text:p>12.6</text:p>
          </table:table-cell>
          <table:table-cell table:formula="of:=[.A51]/2" office:value-type="float" office:value="6.3">
            <text:p>6.3</text:p>
          </table:table-cell>
          <table:table-cell table:formula="of:=SQRT(ABS([.$D$2]^2-[.B51]^2))" office:value-type="float" office:value="199.900750373779">
            <text:p>199.900750373779</text:p>
          </table:table-cell>
          <table:table-cell table:formula="of:=([.$C$10]-[.C51])*[.$B$4]" office:value-type="float" office:value="124.968033024084">
            <text:p>124.968033024084</text:p>
          </table:table-cell>
          <table:table-cell table:formula="of:=ROUND([.D51])" office:value-type="float" office:value="125">
            <text:p>125</text:p>
          </table:table-cell>
          <table:table-cell table:formula="of:=([.$C$8]-([.E51]*[.$C$4]))" office:value-type="float" office:value="199.90078125">
            <text:p>199.90078125</text:p>
          </table:table-cell>
          <table:table-cell table:formula="of:=SQRT(ABS([.$D$2]^2-[.F51]^2))" office:value-type="float" office:value="6.29902021267203">
            <text:p>6.29902021267203</text:p>
          </table:table-cell>
          <table:table-cell table:formula="of:=ABS([.B51]-[.G51])" office:value-type="float" office:value="0.000979787327976212">
            <text:p>0.000979787327976212</text:p>
          </table:table-cell>
        </table:table-row>
        <table:table-row table:style-name="ro2">
          <table:table-cell table:formula="of:=[.A51]+[.A$4]" office:value-type="float" office:value="12.9">
            <text:p>12.9</text:p>
          </table:table-cell>
          <table:table-cell table:formula="of:=[.A52]/2" office:value-type="float" office:value="6.45">
            <text:p>6.45</text:p>
          </table:table-cell>
          <table:table-cell table:formula="of:=SQRT(ABS([.$D$2]^2-[.B52]^2))" office:value-type="float" office:value="199.895966692677">
            <text:p>199.895966692677</text:p>
          </table:table-cell>
          <table:table-cell table:formula="of:=([.$C$10]-[.C52])*[.$B$4]" office:value-type="float" office:value="130.99471787678">
            <text:p>130.99471787678</text:p>
          </table:table-cell>
          <table:table-cell table:formula="of:=ROUND([.D52])" office:value-type="float" office:value="131">
            <text:p>131</text:p>
          </table:table-cell>
          <table:table-cell table:formula="of:=([.$C$8]-([.E52]*[.$C$4]))" office:value-type="float" office:value="199.89601875">
            <text:p>199.89601875</text:p>
          </table:table-cell>
          <table:table-cell table:formula="of:=SQRT(ABS([.$D$2]^2-[.F52]^2))" office:value-type="float" office:value="6.44838645706415">
            <text:p>6.44838645706415</text:p>
          </table:table-cell>
          <table:table-cell table:formula="of:=ABS([.B52]-[.G52])" office:value-type="float" office:value="0.00161354293585081">
            <text:p>0.00161354293585081</text:p>
          </table:table-cell>
        </table:table-row>
        <table:table-row table:style-name="ro2">
          <table:table-cell table:formula="of:=[.A52]+[.A$4]" office:value-type="float" office:value="13.2">
            <text:p>13.2</text:p>
          </table:table-cell>
          <table:table-cell table:formula="of:=[.A53]/2" office:value-type="float" office:value="6.60000000000001">
            <text:p>6.60000000000001</text:p>
          </table:table-cell>
          <table:table-cell table:formula="of:=SQRT(ABS([.$D$2]^2-[.B53]^2))" office:value-type="float" office:value="199.891070335821">
            <text:p>199.891070335821</text:p>
          </table:table-cell>
          <table:table-cell table:formula="of:=([.$C$10]-[.C53])*[.$B$4]" office:value-type="float" office:value="137.163356436443">
            <text:p>137.163356436443</text:p>
          </table:table-cell>
          <table:table-cell table:formula="of:=ROUND([.D53])" office:value-type="float" office:value="137">
            <text:p>137</text:p>
          </table:table-cell>
          <table:table-cell table:formula="of:=([.$C$8]-([.E53]*[.$C$4]))" office:value-type="float" office:value="199.89125625">
            <text:p>199.89125625</text:p>
          </table:table-cell>
          <table:table-cell table:formula="of:=SQRT(ABS([.$D$2]^2-[.F53]^2))" office:value-type="float" office:value="6.59436689886429">
            <text:p>6.59436689886429</text:p>
          </table:table-cell>
          <table:table-cell table:formula="of:=ABS([.B53]-[.G53])" office:value-type="float" office:value="0.0056331011357198">
            <text:p>0.0056331011357198</text:p>
          </table:table-cell>
        </table:table-row>
        <table:table-row table:style-name="ro2">
          <table:table-cell table:formula="of:=[.A53]+[.A$4]" office:value-type="float" office:value="13.5">
            <text:p>13.5</text:p>
          </table:table-cell>
          <table:table-cell table:formula="of:=[.A54]/2" office:value-type="float" office:value="6.75000000000001">
            <text:p>6.75000000000001</text:p>
          </table:table-cell>
          <table:table-cell table:formula="of:=SQRT(ABS([.$D$2]^2-[.B54]^2))" office:value-type="float" office:value="199.886061294929">
            <text:p>199.886061294929</text:p>
          </table:table-cell>
          <table:table-cell table:formula="of:=([.$C$10]-[.C54])*[.$B$4]" office:value-type="float" office:value="143.473959134979">
            <text:p>143.473959134979</text:p>
          </table:table-cell>
          <table:table-cell table:formula="of:=ROUND([.D54])" office:value-type="float" office:value="143">
            <text:p>143</text:p>
          </table:table-cell>
          <table:table-cell table:formula="of:=([.$C$8]-([.E54]*[.$C$4]))" office:value-type="float" office:value="199.88649375">
            <text:p>199.88649375</text:p>
          </table:table-cell>
          <table:table-cell table:formula="of:=SQRT(ABS([.$D$2]^2-[.F54]^2))" office:value-type="float" office:value="6.73718163115774">
            <text:p>6.73718163115774</text:p>
          </table:table-cell>
          <table:table-cell table:formula="of:=ABS([.B54]-[.G54])" office:value-type="float" office:value="0.0128183688422663">
            <text:p>0.0128183688422663</text:p>
          </table:table-cell>
        </table:table-row>
        <table:table-row table:style-name="ro2">
          <table:table-cell table:formula="of:=[.A54]+[.A$4]" office:value-type="float" office:value="13.8">
            <text:p>13.8</text:p>
          </table:table-cell>
          <table:table-cell table:formula="of:=[.A55]/2" office:value-type="float" office:value="6.90000000000001">
            <text:p>6.90000000000001</text:p>
          </table:table-cell>
          <table:table-cell table:formula="of:=SQRT(ABS([.$D$2]^2-[.B55]^2))" office:value-type="float" office:value="199.88093956153">
            <text:p>199.88093956153</text:p>
          </table:table-cell>
          <table:table-cell table:formula="of:=([.$C$10]-[.C55])*[.$B$4]" office:value-type="float" office:value="149.926536645201">
            <text:p>149.926536645201</text:p>
          </table:table-cell>
          <table:table-cell table:formula="of:=ROUND([.D55])" office:value-type="float" office:value="150">
            <text:p>150</text:p>
          </table:table-cell>
          <table:table-cell table:formula="of:=([.$C$8]-([.E55]*[.$C$4]))" office:value-type="float" office:value="199.8809375">
            <text:p>199.8809375</text:p>
          </table:table-cell>
          <table:table-cell table:formula="of:=SQRT(ABS([.$D$2]^2-[.F55]^2))" office:value-type="float" office:value="6.90005971866163">
            <text:p>6.90005971866163</text:p>
          </table:table-cell>
          <table:table-cell table:formula="of:=ABS([.B55]-[.G55])" office:value-type="float" office:value="0.0000597186616246859">
            <text:p>0.0000597186616246859</text:p>
          </table:table-cell>
        </table:table-row>
        <table:table-row table:style-name="ro2">
          <table:table-cell table:formula="of:=[.A55]+[.A$4]" office:value-type="float" office:value="14.1">
            <text:p>14.1</text:p>
          </table:table-cell>
          <table:table-cell table:formula="of:=[.A56]/2" office:value-type="float" office:value="7.05000000000001">
            <text:p>7.05000000000001</text:p>
          </table:table-cell>
          <table:table-cell table:formula="of:=SQRT(ABS([.$D$2]^2-[.B56]^2))" office:value-type="float" office:value="199.875705126961">
            <text:p>199.875705126961</text:p>
          </table:table-cell>
          <table:table-cell table:formula="of:=([.$C$10]-[.C56])*[.$B$4]" office:value-type="float" office:value="156.521099881258">
            <text:p>156.521099881258</text:p>
          </table:table-cell>
          <table:table-cell table:formula="of:=ROUND([.D56])" office:value-type="float" office:value="157">
            <text:p>157</text:p>
          </table:table-cell>
          <table:table-cell table:formula="of:=([.$C$8]-([.E56]*[.$C$4]))" office:value-type="float" office:value="199.87538125">
            <text:p>199.87538125</text:p>
          </table:table-cell>
          <table:table-cell table:formula="of:=SQRT(ABS([.$D$2]^2-[.F56]^2))" office:value-type="float" office:value="7.05917630939686">
            <text:p>7.05917630939686</text:p>
          </table:table-cell>
          <table:table-cell table:formula="of:=ABS([.B56]-[.G56])" office:value-type="float" office:value="0.00917630939685221">
            <text:p>0.00917630939685221</text:p>
          </table:table-cell>
        </table:table-row>
        <table:table-row table:style-name="ro2">
          <table:table-cell table:formula="of:=[.A56]+[.A$4]" office:value-type="float" office:value="14.4">
            <text:p>14.4</text:p>
          </table:table-cell>
          <table:table-cell table:formula="of:=[.A57]/2" office:value-type="float" office:value="7.20000000000001">
            <text:p>7.20000000000001</text:p>
          </table:table-cell>
          <table:table-cell table:formula="of:=SQRT(ABS([.$D$2]^2-[.B57]^2))" office:value-type="float" office:value="199.870357982368">
            <text:p>199.870357982368</text:p>
          </table:table-cell>
          <table:table-cell table:formula="of:=([.$C$10]-[.C57])*[.$B$4]" office:value-type="float" office:value="163.257659998642">
            <text:p>163.257659998642</text:p>
          </table:table-cell>
          <table:table-cell table:formula="of:=ROUND([.D57])" office:value-type="float" office:value="163">
            <text:p>163</text:p>
          </table:table-cell>
          <table:table-cell table:formula="of:=([.$C$8]-([.E57]*[.$C$4]))" office:value-type="float" office:value="199.87061875">
            <text:p>199.87061875</text:p>
          </table:table-cell>
          <table:table-cell table:formula="of:=SQRT(ABS([.$D$2]^2-[.F57]^2))" office:value-type="float" office:value="7.19275750266537">
            <text:p>7.19275750266537</text:p>
          </table:table-cell>
          <table:table-cell table:formula="of:=ABS([.B57]-[.G57])" office:value-type="float" office:value="0.00724249733463545">
            <text:p>0.00724249733463545</text:p>
          </table:table-cell>
        </table:table-row>
        <table:table-row table:style-name="ro2">
          <table:table-cell table:formula="of:=[.A57]+[.A$4]" office:value-type="float" office:value="14.7">
            <text:p>14.7</text:p>
          </table:table-cell>
          <table:table-cell table:formula="of:=[.A58]/2" office:value-type="float" office:value="7.35000000000001">
            <text:p>7.35000000000001</text:p>
          </table:table-cell>
          <table:table-cell table:formula="of:=SQRT(ABS([.$D$2]^2-[.B58]^2))" office:value-type="float" office:value="199.864898118704">
            <text:p>199.864898118704</text:p>
          </table:table-cell>
          <table:table-cell table:formula="of:=([.$C$10]-[.C58])*[.$B$4]" office:value-type="float" office:value="170.136228394216">
            <text:p>170.136228394216</text:p>
          </table:table-cell>
          <table:table-cell table:formula="of:=ROUND([.D58])" office:value-type="float" office:value="170">
            <text:p>170</text:p>
          </table:table-cell>
          <table:table-cell table:formula="of:=([.$C$8]-([.E58]*[.$C$4]))" office:value-type="float" office:value="199.8650625">
            <text:p>199.8650625</text:p>
          </table:table-cell>
          <table:table-cell table:formula="of:=SQRT(ABS([.$D$2]^2-[.F58]^2))" office:value-type="float" office:value="7.34552869922216">
            <text:p>7.34552869922216</text:p>
          </table:table-cell>
          <table:table-cell table:formula="of:=ABS([.B58]-[.G58])" office:value-type="float" office:value="0.00447130077784941">
            <text:p>0.00447130077784941</text:p>
          </table:table-cell>
        </table:table-row>
        <table:table-row table:style-name="ro2">
          <table:table-cell table:formula="of:=[.A58]+[.A$4]" office:value-type="float" office:value="15">
            <text:p>15</text:p>
          </table:table-cell>
          <table:table-cell table:formula="of:=[.A59]/2" office:value-type="float" office:value="7.50000000000001">
            <text:p>7.50000000000001</text:p>
          </table:table-cell>
          <table:table-cell table:formula="of:=SQRT(ABS([.$D$2]^2-[.B59]^2))" office:value-type="float" office:value="199.859325526731">
            <text:p>199.859325526731</text:p>
          </table:table-cell>
          <table:table-cell table:formula="of:=([.$C$10]-[.C59])*[.$B$4]" office:value-type="float" office:value="177.156816706361">
            <text:p>177.156816706361</text:p>
          </table:table-cell>
          <table:table-cell table:formula="of:=ROUND([.D59])" office:value-type="float" office:value="177">
            <text:p>177</text:p>
          </table:table-cell>
          <table:table-cell table:formula="of:=([.$C$8]-([.E59]*[.$C$4]))" office:value-type="float" office:value="199.85950625">
            <text:p>199.85950625</text:p>
          </table:table-cell>
          <table:table-cell table:formula="of:=SQRT(ABS([.$D$2]^2-[.F59]^2))" office:value-type="float" office:value="7.49518255322772">
            <text:p>7.49518255322772</text:p>
          </table:table-cell>
          <table:table-cell table:formula="of:=ABS([.B59]-[.G59])" office:value-type="float" office:value="0.00481744677228679">
            <text:p>0.00481744677228679</text:p>
          </table:table-cell>
        </table:table-row>
        <table:table-row table:style-name="ro2">
          <table:table-cell table:formula="of:=[.A59]+[.A$4]" office:value-type="float" office:value="15.3">
            <text:p>15.3</text:p>
          </table:table-cell>
          <table:table-cell table:formula="of:=[.A60]/2" office:value-type="float" office:value="7.65000000000001">
            <text:p>7.65000000000001</text:p>
          </table:table-cell>
          <table:table-cell table:formula="of:=SQRT(ABS([.$D$2]^2-[.B60]^2))" office:value-type="float" office:value="199.85364019702">
            <text:p>199.85364019702</text:p>
          </table:table-cell>
          <table:table-cell table:formula="of:=([.$C$10]-[.C60])*[.$B$4]" office:value-type="float" office:value="184.319436815011">
            <text:p>184.319436815011</text:p>
          </table:table-cell>
          <table:table-cell table:formula="of:=ROUND([.D60])" office:value-type="float" office:value="184">
            <text:p>184</text:p>
          </table:table-cell>
          <table:table-cell table:formula="of:=([.$C$8]-([.E60]*[.$C$4]))" office:value-type="float" office:value="199.85395">
            <text:p>199.85395</text:p>
          </table:table-cell>
          <table:table-cell table:formula="of:=SQRT(ABS([.$D$2]^2-[.F60]^2))" office:value-type="float" office:value="7.64190221067386">
            <text:p>7.64190221067386</text:p>
          </table:table-cell>
          <table:table-cell table:formula="of:=ABS([.B60]-[.G60])" office:value-type="float" office:value="0.00809778932614336">
            <text:p>0.00809778932614336</text:p>
          </table:table-cell>
        </table:table-row>
        <table:table-row table:style-name="ro2">
          <table:table-cell table:formula="of:=[.A60]+[.A$4]" office:value-type="float" office:value="15.6">
            <text:p>15.6</text:p>
          </table:table-cell>
          <table:table-cell table:formula="of:=[.A61]/2" office:value-type="float" office:value="7.80000000000001">
            <text:p>7.80000000000001</text:p>
          </table:table-cell>
          <table:table-cell table:formula="of:=SQRT(ABS([.$D$2]^2-[.B61]^2))" office:value-type="float" office:value="199.847842119949">
            <text:p>199.847842119949</text:p>
          </table:table-cell>
          <table:table-cell table:formula="of:=([.$C$10]-[.C61])*[.$B$4]" office:value-type="float" office:value="191.624100841869">
            <text:p>191.624100841869</text:p>
          </table:table-cell>
          <table:table-cell table:formula="of:=ROUND([.D61])" office:value-type="float" office:value="192">
            <text:p>192</text:p>
          </table:table-cell>
          <table:table-cell table:formula="of:=([.$C$8]-([.E61]*[.$C$4]))" office:value-type="float" office:value="199.8476">
            <text:p>199.8476</text:p>
          </table:table-cell>
          <table:table-cell table:formula="of:=SQRT(ABS([.$D$2]^2-[.F61]^2))" office:value-type="float" office:value="7.80620101201597">
            <text:p>7.80620101201597</text:p>
          </table:table-cell>
          <table:table-cell table:formula="of:=ABS([.B61]-[.G61])" office:value-type="float" office:value="0.00620101201595702">
            <text:p>0.00620101201595702</text:p>
          </table:table-cell>
        </table:table-row>
        <table:table-row table:style-name="ro2">
          <table:table-cell table:formula="of:=[.A61]+[.A$4]" office:value-type="float" office:value="15.9">
            <text:p>15.9</text:p>
          </table:table-cell>
          <table:table-cell table:formula="of:=[.A62]/2" office:value-type="float" office:value="7.95000000000001">
            <text:p>7.95000000000001</text:p>
          </table:table-cell>
          <table:table-cell table:formula="of:=SQRT(ABS([.$D$2]^2-[.B62]^2))" office:value-type="float" office:value="199.841931285704">
            <text:p>199.841931285704</text:p>
          </table:table-cell>
          <table:table-cell table:formula="of:=([.$C$10]-[.C62])*[.$B$4]" office:value-type="float" office:value="199.070821150477">
            <text:p>199.070821150477</text:p>
          </table:table-cell>
          <table:table-cell table:formula="of:=ROUND([.D62])" office:value-type="float" office:value="199">
            <text:p>199</text:p>
          </table:table-cell>
          <table:table-cell table:formula="of:=([.$C$8]-([.E62]*[.$C$4]))" office:value-type="float" office:value="199.84204375">
            <text:p>199.84204375</text:p>
          </table:table-cell>
          <table:table-cell table:formula="of:=SQRT(ABS([.$D$2]^2-[.F62]^2))" office:value-type="float" office:value="7.94717244201286">
            <text:p>7.94717244201286</text:p>
          </table:table-cell>
          <table:table-cell table:formula="of:=ABS([.B62]-[.G62])" office:value-type="float" office:value="0.00282755798714884">
            <text:p>0.00282755798714884</text:p>
          </table:table-cell>
        </table:table-row>
        <table:table-row table:style-name="ro2">
          <table:table-cell table:formula="of:=[.A62]+[.A$4]" office:value-type="float" office:value="16.2">
            <text:p>16.2</text:p>
          </table:table-cell>
          <table:table-cell table:formula="of:=[.A63]/2" office:value-type="float" office:value="8.10000000000001">
            <text:p>8.10000000000001</text:p>
          </table:table-cell>
          <table:table-cell table:formula="of:=SQRT(ABS([.$D$2]^2-[.B63]^2))" office:value-type="float" office:value="199.83590768428">
            <text:p>199.83590768428</text:p>
          </table:table-cell>
          <table:table-cell table:formula="of:=([.$C$10]-[.C63])*[.$B$4]" office:value-type="float" office:value="206.659610346217">
            <text:p>206.659610346217</text:p>
          </table:table-cell>
          <table:table-cell table:formula="of:=ROUND([.D63])" office:value-type="float" office:value="207">
            <text:p>207</text:p>
          </table:table-cell>
          <table:table-cell table:formula="of:=([.$C$8]-([.E63]*[.$C$4]))" office:value-type="float" office:value="199.83569375">
            <text:p>199.83569375</text:p>
          </table:table-cell>
          <table:table-cell table:formula="of:=SQRT(ABS([.$D$2]^2-[.F63]^2))" office:value-type="float" office:value="8.10527627266415">
            <text:p>8.10527627266415</text:p>
          </table:table-cell>
          <table:table-cell table:formula="of:=ABS([.B63]-[.G63])" office:value-type="float" office:value="0.00527627266414221">
            <text:p>0.00527627266414221</text:p>
          </table:table-cell>
        </table:table-row>
        <table:table-row table:style-name="ro2">
          <table:table-cell table:formula="of:=[.A63]+[.A$4]" office:value-type="float" office:value="16.5">
            <text:p>16.5</text:p>
          </table:table-cell>
          <table:table-cell table:formula="of:=[.A64]/2" office:value-type="float" office:value="8.25000000000001">
            <text:p>8.25000000000001</text:p>
          </table:table-cell>
          <table:table-cell table:formula="of:=SQRT(ABS([.$D$2]^2-[.B64]^2))" office:value-type="float" office:value="199.829771305479">
            <text:p>199.829771305479</text:p>
          </table:table-cell>
          <table:table-cell table:formula="of:=([.$C$10]-[.C64])*[.$B$4]" office:value-type="float" office:value="214.390481276453">
            <text:p>214.390481276453</text:p>
          </table:table-cell>
          <table:table-cell table:formula="of:=ROUND([.D64])" office:value-type="float" office:value="214">
            <text:p>214</text:p>
          </table:table-cell>
          <table:table-cell table:formula="of:=([.$C$8]-([.E64]*[.$C$4]))" office:value-type="float" office:value="199.8301375">
            <text:p>199.8301375</text:p>
          </table:table-cell>
          <table:table-cell table:formula="of:=SQRT(ABS([.$D$2]^2-[.F64]^2))" office:value-type="float" office:value="8.2411253315971">
            <text:p>8.2411253315971</text:p>
          </table:table-cell>
          <table:table-cell table:formula="of:=ABS([.B64]-[.G64])" office:value-type="float" office:value="0.00887466840290685">
            <text:p>0.00887466840290685</text:p>
          </table:table-cell>
        </table:table-row>
        <table:table-row table:style-name="ro2">
          <table:table-cell table:formula="of:=[.A64]+[.A$4]" office:value-type="float" office:value="16.8">
            <text:p>16.8</text:p>
          </table:table-cell>
          <table:table-cell table:formula="of:=[.A65]/2" office:value-type="float" office:value="8.40000000000001">
            <text:p>8.40000000000001</text:p>
          </table:table-cell>
          <table:table-cell table:formula="of:=SQRT(ABS([.$D$2]^2-[.B65]^2))" office:value-type="float" office:value="199.823522138911">
            <text:p>199.823522138911</text:p>
          </table:table-cell>
          <table:table-cell table:formula="of:=([.$C$10]-[.C65])*[.$B$4]" office:value-type="float" office:value="222.263447030855">
            <text:p>222.263447030855</text:p>
          </table:table-cell>
          <table:table-cell table:formula="of:=ROUND([.D65])" office:value-type="float" office:value="222">
            <text:p>222</text:p>
          </table:table-cell>
          <table:table-cell table:formula="of:=([.$C$8]-([.E65]*[.$C$4]))" office:value-type="float" office:value="199.8237875">
            <text:p>199.8237875</text:p>
          </table:table-cell>
          <table:table-cell table:formula="of:=SQRT(ABS([.$D$2]^2-[.F65]^2))" office:value-type="float" office:value="8.39368507598672">
            <text:p>8.39368507598672</text:p>
          </table:table-cell>
          <table:table-cell table:formula="of:=ABS([.B65]-[.G65])" office:value-type="float" office:value="0.00631492401329403">
            <text:p>0.00631492401329403</text:p>
          </table:table-cell>
        </table:table-row>
        <table:table-row table:style-name="ro2">
          <table:table-cell table:formula="of:=[.A65]+[.A$4]" office:value-type="float" office:value="17.1">
            <text:p>17.1</text:p>
          </table:table-cell>
          <table:table-cell table:formula="of:=[.A66]/2" office:value-type="float" office:value="8.55000000000001">
            <text:p>8.55000000000001</text:p>
          </table:table-cell>
          <table:table-cell table:formula="of:=SQRT(ABS([.$D$2]^2-[.B66]^2))" office:value-type="float" office:value="199.817160173995">
            <text:p>199.817160173995</text:p>
          </table:table-cell>
          <table:table-cell table:formula="of:=([.$C$10]-[.C66])*[.$B$4]" office:value-type="float" office:value="230.278520941147">
            <text:p>230.278520941147</text:p>
          </table:table-cell>
          <table:table-cell table:formula="of:=ROUND([.D66])" office:value-type="float" office:value="230">
            <text:p>230</text:p>
          </table:table-cell>
          <table:table-cell table:formula="of:=([.$C$8]-([.E66]*[.$C$4]))" office:value-type="float" office:value="199.8174375">
            <text:p>199.8174375</text:p>
          </table:table-cell>
          <table:table-cell table:formula="of:=SQRT(ABS([.$D$2]^2-[.F66]^2))" office:value-type="float" office:value="8.54351630966948">
            <text:p>8.54351630966948</text:p>
          </table:table-cell>
          <table:table-cell table:formula="of:=ABS([.B66]-[.G66])" office:value-type="float" office:value="0.00648369033052632">
            <text:p>0.00648369033052632</text:p>
          </table:table-cell>
        </table:table-row>
        <table:table-row table:style-name="ro2">
          <table:table-cell table:formula="of:=[.A66]+[.A$4]" office:value-type="float" office:value="17.4">
            <text:p>17.4</text:p>
          </table:table-cell>
          <table:table-cell table:formula="of:=[.A67]/2" office:value-type="float" office:value="8.70000000000001">
            <text:p>8.70000000000001</text:p>
          </table:table-cell>
          <table:table-cell table:formula="of:=SQRT(ABS([.$D$2]^2-[.B67]^2))" office:value-type="float" office:value="199.810685399956">
            <text:p>199.810685399956</text:p>
          </table:table-cell>
          <table:table-cell table:formula="of:=([.$C$10]-[.C67])*[.$B$4]" office:value-type="float" office:value="238.435716581502">
            <text:p>238.435716581502</text:p>
          </table:table-cell>
          <table:table-cell table:formula="of:=ROUND([.D67])" office:value-type="float" office:value="238">
            <text:p>238</text:p>
          </table:table-cell>
          <table:table-cell table:formula="of:=([.$C$8]-([.E67]*[.$C$4]))" office:value-type="float" office:value="199.8110875">
            <text:p>199.8110875</text:p>
          </table:table-cell>
          <table:table-cell table:formula="of:=SQRT(ABS([.$D$2]^2-[.F67]^2))" office:value-type="float" office:value="8.69076015474698">
            <text:p>8.69076015474698</text:p>
          </table:table-cell>
          <table:table-cell table:formula="of:=ABS([.B67]-[.G67])" office:value-type="float" office:value="0.00923984525303112">
            <text:p>0.00923984525303112</text:p>
          </table:table-cell>
        </table:table-row>
        <table:table-row table:style-name="ro2">
          <table:table-cell table:formula="of:=[.A67]+[.A$4]" office:value-type="float" office:value="17.7">
            <text:p>17.7</text:p>
          </table:table-cell>
          <table:table-cell table:formula="of:=[.A68]/2" office:value-type="float" office:value="8.85000000000001">
            <text:p>8.85000000000001</text:p>
          </table:table-cell>
          <table:table-cell table:formula="of:=SQRT(ABS([.$D$2]^2-[.B68]^2))" office:value-type="float" office:value="199.804097805826">
            <text:p>199.804097805826</text:p>
          </table:table-cell>
          <table:table-cell table:formula="of:=([.$C$10]-[.C68])*[.$B$4]" office:value-type="float" office:value="246.735047768577">
            <text:p>246.735047768577</text:p>
          </table:table-cell>
          <table:table-cell table:formula="of:=ROUND([.D68])" office:value-type="float" office:value="247">
            <text:p>247</text:p>
          </table:table-cell>
          <table:table-cell table:formula="of:=([.$C$8]-([.E68]*[.$C$4]))" office:value-type="float" office:value="199.80394375">
            <text:p>199.80394375</text:p>
          </table:table-cell>
          <table:table-cell table:formula="of:=SQRT(ABS([.$D$2]^2-[.F68]^2))" office:value-type="float" office:value="8.85347739291359">
            <text:p>8.85347739291359</text:p>
          </table:table-cell>
          <table:table-cell table:formula="of:=ABS([.B68]-[.G68])" office:value-type="float" office:value="0.00347739291357563">
            <text:p>0.00347739291357563</text:p>
          </table:table-cell>
        </table:table-row>
        <table:table-row table:style-name="ro2">
          <table:table-cell table:formula="of:=[.A68]+[.A$4]" office:value-type="float" office:value="18">
            <text:p>18</text:p>
          </table:table-cell>
          <table:table-cell table:formula="of:=[.A69]/2" office:value-type="float" office:value="9.00000000000001">
            <text:p>9.00000000000001</text:p>
          </table:table-cell>
          <table:table-cell table:formula="of:=SQRT(ABS([.$D$2]^2-[.B69]^2))" office:value-type="float" office:value="199.797397380446">
            <text:p>199.797397380446</text:p>
          </table:table-cell>
          <table:table-cell table:formula="of:=([.$C$10]-[.C69])*[.$B$4]" office:value-type="float" office:value="255.176528561548">
            <text:p>255.176528561548</text:p>
          </table:table-cell>
          <table:table-cell table:formula="of:=ROUND([.D69])" office:value-type="float" office:value="255">
            <text:p>255</text:p>
          </table:table-cell>
          <table:table-cell table:formula="of:=([.$C$8]-([.E69]*[.$C$4]))" office:value-type="float" office:value="199.79759375">
            <text:p>199.79759375</text:p>
          </table:table-cell>
          <table:table-cell table:formula="of:=SQRT(ABS([.$D$2]^2-[.F69]^2))" office:value-type="float" office:value="8.99563959426781">
            <text:p>8.99563959426781</text:p>
          </table:table-cell>
          <table:table-cell table:formula="of:=ABS([.B69]-[.G69])" office:value-type="float" office:value="0.00436040573219643">
            <text:p>0.00436040573219643</text:p>
          </table:table-cell>
        </table:table-row>
        <table:table-row table:style-name="ro2">
          <table:table-cell table:formula="of:=[.A69]+[.A$4]" office:value-type="float" office:value="18.3">
            <text:p>18.3</text:p>
          </table:table-cell>
          <table:table-cell table:formula="of:=[.A70]/2" office:value-type="float" office:value="9.15000000000001">
            <text:p>9.15000000000001</text:p>
          </table:table-cell>
          <table:table-cell table:formula="of:=SQRT(ABS([.$D$2]^2-[.B70]^2))" office:value-type="float" office:value="199.790584112465">
            <text:p>199.790584112465</text:p>
          </table:table-cell>
          <table:table-cell table:formula="of:=([.$C$10]-[.C70])*[.$B$4]" office:value-type="float" office:value="263.760173262364">
            <text:p>263.760173262364</text:p>
          </table:table-cell>
          <table:table-cell table:formula="of:=ROUND([.D70])" office:value-type="float" office:value="264">
            <text:p>264</text:p>
          </table:table-cell>
          <table:table-cell table:formula="of:=([.$C$8]-([.E70]*[.$C$4]))" office:value-type="float" office:value="199.79045">
            <text:p>199.79045</text:p>
          </table:table-cell>
          <table:table-cell table:formula="of:=SQRT(ABS([.$D$2]^2-[.F70]^2))" office:value-type="float" office:value="9.1529278811483">
            <text:p>9.1529278811483</text:p>
          </table:table-cell>
          <table:table-cell table:formula="of:=ABS([.B70]-[.G70])" office:value-type="float" office:value="0.00292788114828646">
            <text:p>0.00292788114828646</text:p>
          </table:table-cell>
        </table:table-row>
        <table:table-row table:style-name="ro2">
          <table:table-cell table:formula="of:=[.A70]+[.A$4]" office:value-type="float" office:value="18.6">
            <text:p>18.6</text:p>
          </table:table-cell>
          <table:table-cell table:formula="of:=[.A71]/2" office:value-type="float" office:value="9.30000000000001">
            <text:p>9.30000000000001</text:p>
          </table:table-cell>
          <table:table-cell table:formula="of:=SQRT(ABS([.$D$2]^2-[.B71]^2))" office:value-type="float" office:value="199.783657990337">
            <text:p>199.783657990337</text:p>
          </table:table-cell>
          <table:table-cell table:formula="of:=([.$C$10]-[.C71])*[.$B$4]" office:value-type="float" office:value="272.485996415705">
            <text:p>272.485996415705</text:p>
          </table:table-cell>
          <table:table-cell table:formula="of:=ROUND([.D71])" office:value-type="float" office:value="272">
            <text:p>272</text:p>
          </table:table-cell>
          <table:table-cell table:formula="of:=([.$C$8]-([.E71]*[.$C$4]))" office:value-type="float" office:value="199.7841">
            <text:p>199.7841</text:p>
          </table:table-cell>
          <table:table-cell table:formula="of:=SQRT(ABS([.$D$2]^2-[.F71]^2))" office:value-type="float" office:value="9.29049983531559">
            <text:p>9.29049983531559</text:p>
          </table:table-cell>
          <table:table-cell table:formula="of:=ABS([.B71]-[.G71])" office:value-type="float" office:value="0.00950016468441817">
            <text:p>0.00950016468441817</text:p>
          </table:table-cell>
        </table:table-row>
        <table:table-row table:style-name="ro2">
          <table:table-cell table:formula="of:=[.A71]+[.A$4]" office:value-type="float" office:value="18.9">
            <text:p>18.9</text:p>
          </table:table-cell>
          <table:table-cell table:formula="of:=[.A72]/2" office:value-type="float" office:value="9.45000000000001">
            <text:p>9.45000000000001</text:p>
          </table:table-cell>
          <table:table-cell table:formula="of:=SQRT(ABS([.$D$2]^2-[.B72]^2))" office:value-type="float" office:value="199.776619002325">
            <text:p>199.776619002325</text:p>
          </table:table-cell>
          <table:table-cell table:formula="of:=([.$C$10]-[.C72])*[.$B$4]" office:value-type="float" office:value="281.354012809311">
            <text:p>281.354012809311</text:p>
          </table:table-cell>
          <table:table-cell table:formula="of:=ROUND([.D72])" office:value-type="float" office:value="281">
            <text:p>281</text:p>
          </table:table-cell>
          <table:table-cell table:formula="of:=([.$C$8]-([.E72]*[.$C$4]))" office:value-type="float" office:value="199.77695625">
            <text:p>199.77695625</text:p>
          </table:table-cell>
          <table:table-cell table:formula="of:=SQRT(ABS([.$D$2]^2-[.F72]^2))" office:value-type="float" office:value="9.44286775749739">
            <text:p>9.44286775749739</text:p>
          </table:table-cell>
          <table:table-cell table:formula="of:=ABS([.B72]-[.G72])" office:value-type="float" office:value="0.00713224250262456">
            <text:p>0.00713224250262456</text:p>
          </table:table-cell>
        </table:table-row>
        <table:table-row table:style-name="ro2">
          <table:table-cell table:formula="of:=[.A72]+[.A$4]" office:value-type="float" office:value="19.2">
            <text:p>19.2</text:p>
          </table:table-cell>
          <table:table-cell table:formula="of:=[.A73]/2" office:value-type="float" office:value="9.60000000000001">
            <text:p>9.60000000000001</text:p>
          </table:table-cell>
          <table:table-cell table:formula="of:=SQRT(ABS([.$D$2]^2-[.B73]^2))" office:value-type="float" office:value="199.769467136497">
            <text:p>199.769467136497</text:p>
          </table:table-cell>
          <table:table-cell table:formula="of:=([.$C$10]-[.C73])*[.$B$4]" office:value-type="float" office:value="290.364237474016">
            <text:p>290.364237474016</text:p>
          </table:table-cell>
          <table:table-cell table:formula="of:=ROUND([.D73])" office:value-type="float" office:value="290">
            <text:p>290</text:p>
          </table:table-cell>
          <table:table-cell table:formula="of:=([.$C$8]-([.E73]*[.$C$4]))" office:value-type="float" office:value="199.7698125">
            <text:p>199.7698125</text:p>
          </table:table-cell>
          <table:table-cell table:formula="of:=SQRT(ABS([.$D$2]^2-[.F73]^2))" office:value-type="float" office:value="9.5928105222006">
            <text:p>9.5928105222006</text:p>
          </table:table-cell>
          <table:table-cell table:formula="of:=ABS([.B73]-[.G73])" office:value-type="float" office:value="0.00718947779940926">
            <text:p>0.00718947779940926</text:p>
          </table:table-cell>
        </table:table-row>
        <table:table-row table:style-name="ro2">
          <table:table-cell table:formula="of:=[.A73]+[.A$4]" office:value-type="float" office:value="19.5">
            <text:p>19.5</text:p>
          </table:table-cell>
          <table:table-cell table:formula="of:=[.A74]/2" office:value-type="float" office:value="9.75000000000001">
            <text:p>9.75000000000001</text:p>
          </table:table-cell>
          <table:table-cell table:formula="of:=SQRT(ABS([.$D$2]^2-[.B74]^2))" office:value-type="float" office:value="199.762202380731">
            <text:p>199.762202380731</text:p>
          </table:table-cell>
          <table:table-cell table:formula="of:=([.$C$10]-[.C74])*[.$B$4]" office:value-type="float" office:value="299.516685683671">
            <text:p>299.516685683671</text:p>
          </table:table-cell>
          <table:table-cell table:formula="of:=ROUND([.D74])" office:value-type="float" office:value="300">
            <text:p>300</text:p>
          </table:table-cell>
          <table:table-cell table:formula="of:=([.$C$8]-([.E74]*[.$C$4]))" office:value-type="float" office:value="199.761875">
            <text:p>199.761875</text:p>
          </table:table-cell>
          <table:table-cell table:formula="of:=SQRT(ABS([.$D$2]^2-[.F74]^2))" office:value-type="float" office:value="9.75670520638872">
            <text:p>9.75670520638872</text:p>
          </table:table-cell>
          <table:table-cell table:formula="of:=ABS([.B74]-[.G74])" office:value-type="float" office:value="0.00670520638870364">
            <text:p>0.00670520638870364</text:p>
          </table:table-cell>
        </table:table-row>
        <table:table-row table:style-name="ro2">
          <table:table-cell table:formula="of:=[.A74]+[.A$4]" office:value-type="float" office:value="19.8">
            <text:p>19.8</text:p>
          </table:table-cell>
          <table:table-cell table:formula="of:=[.A75]/2" office:value-type="float" office:value="9.90000000000001">
            <text:p>9.90000000000001</text:p>
          </table:table-cell>
          <table:table-cell table:formula="of:=SQRT(ABS([.$D$2]^2-[.B75]^2))" office:value-type="float" office:value="199.754824722709">
            <text:p>199.754824722709</text:p>
          </table:table-cell>
          <table:table-cell table:formula="of:=([.$C$10]-[.C75])*[.$B$4]" office:value-type="float" office:value="308.81137295569">
            <text:p>308.81137295569</text:p>
          </table:table-cell>
          <table:table-cell table:formula="of:=ROUND([.D75])" office:value-type="float" office:value="309">
            <text:p>309</text:p>
          </table:table-cell>
          <table:table-cell table:formula="of:=([.$C$8]-([.E75]*[.$C$4]))" office:value-type="float" office:value="199.75473125">
            <text:p>199.75473125</text:p>
          </table:table-cell>
          <table:table-cell table:formula="of:=SQRT(ABS([.$D$2]^2-[.F75]^2))" office:value-type="float" office:value="9.90188584262006">
            <text:p>9.90188584262006</text:p>
          </table:table-cell>
          <table:table-cell table:formula="of:=ABS([.B75]-[.G75])" office:value-type="float" office:value="0.0018858426200481">
            <text:p>0.0018858426200481</text:p>
          </table:table-cell>
        </table:table-row>
        <table:table-row table:style-name="ro2">
          <table:table-cell table:formula="of:=[.A75]+[.A$4]" office:value-type="float" office:value="20.1">
            <text:p>20.1</text:p>
          </table:table-cell>
          <table:table-cell table:formula="of:=[.A76]/2" office:value-type="float" office:value="10.05">
            <text:p>10.05</text:p>
          </table:table-cell>
          <table:table-cell table:formula="of:=SQRT(ABS([.$D$2]^2-[.B76]^2))" office:value-type="float" office:value="199.747334149921">
            <text:p>199.747334149921</text:p>
          </table:table-cell>
          <table:table-cell table:formula="of:=([.$C$10]-[.C76])*[.$B$4]" office:value-type="float" office:value="318.248315050827">
            <text:p>318.248315050827</text:p>
          </table:table-cell>
          <table:table-cell table:formula="of:=ROUND([.D76])" office:value-type="float" office:value="318">
            <text:p>318</text:p>
          </table:table-cell>
          <table:table-cell table:formula="of:=([.$C$8]-([.E76]*[.$C$4]))" office:value-type="float" office:value="199.7475875">
            <text:p>199.7475875</text:p>
          </table:table-cell>
          <table:table-cell table:formula="of:=SQRT(ABS([.$D$2]^2-[.F76]^2))" office:value-type="float" office:value="10.0449633115228">
            <text:p>10.0449633115228</text:p>
          </table:table-cell>
          <table:table-cell table:formula="of:=ABS([.B76]-[.G76])" office:value-type="float" office:value="0.00503668847722416">
            <text:p>0.00503668847722416</text:p>
          </table:table-cell>
        </table:table-row>
        <table:table-row table:style-name="ro2">
          <table:table-cell table:formula="of:=[.A76]+[.A$4]" office:value-type="float" office:value="20.4">
            <text:p>20.4</text:p>
          </table:table-cell>
          <table:table-cell table:formula="of:=[.A77]/2" office:value-type="float" office:value="10.2">
            <text:p>10.2</text:p>
          </table:table-cell>
          <table:table-cell table:formula="of:=SQRT(ABS([.$D$2]^2-[.B77]^2))" office:value-type="float" office:value="199.739730649663">
            <text:p>199.739730649663</text:p>
          </table:table-cell>
          <table:table-cell table:formula="of:=([.$C$10]-[.C77])*[.$B$4]" office:value-type="float" office:value="327.827527973432">
            <text:p>327.827527973432</text:p>
          </table:table-cell>
          <table:table-cell table:formula="of:=ROUND([.D77])" office:value-type="float" office:value="328">
            <text:p>328</text:p>
          </table:table-cell>
          <table:table-cell table:formula="of:=([.$C$8]-([.E77]*[.$C$4]))" office:value-type="float" office:value="199.73965">
            <text:p>199.73965</text:p>
          </table:table-cell>
          <table:table-cell table:formula="of:=SQRT(ABS([.$D$2]^2-[.F77]^2))" office:value-type="float" office:value="10.201579185474">
            <text:p>10.201579185474</text:p>
          </table:table-cell>
          <table:table-cell table:formula="of:=ABS([.B77]-[.G77])" office:value-type="float" office:value="0.00157918547396108">
            <text:p>0.00157918547396108</text:p>
          </table:table-cell>
        </table:table-row>
        <table:table-row table:style-name="ro2">
          <table:table-cell table:formula="of:=[.A77]+[.A$4]" office:value-type="float" office:value="20.7">
            <text:p>20.7</text:p>
          </table:table-cell>
          <table:table-cell table:formula="of:=[.A78]/2" office:value-type="float" office:value="10.35">
            <text:p>10.35</text:p>
          </table:table-cell>
          <table:table-cell table:formula="of:=SQRT(ABS([.$D$2]^2-[.B78]^2))" office:value-type="float" office:value="199.73201420904">
            <text:p>199.73201420904</text:p>
          </table:table-cell>
          <table:table-cell table:formula="of:=([.$C$10]-[.C78])*[.$B$4]" office:value-type="float" office:value="337.549027971628">
            <text:p>337.549027971628</text:p>
          </table:table-cell>
          <table:table-cell table:formula="of:=ROUND([.D78])" office:value-type="float" office:value="338">
            <text:p>338</text:p>
          </table:table-cell>
          <table:table-cell table:formula="of:=([.$C$8]-([.E78]*[.$C$4]))" office:value-type="float" office:value="199.7317125">
            <text:p>199.7317125</text:p>
          </table:table-cell>
          <table:table-cell table:formula="of:=SQRT(ABS([.$D$2]^2-[.F78]^2))" office:value-type="float" office:value="10.3558206732903">
            <text:p>10.3558206732903</text:p>
          </table:table-cell>
          <table:table-cell table:formula="of:=ABS([.B78]-[.G78])" office:value-type="float" office:value="0.00582067329028568">
            <text:p>0.00582067329028568</text:p>
          </table:table-cell>
        </table:table-row>
        <table:table-row table:style-name="ro2">
          <table:table-cell table:formula="of:=[.A78]+[.A$4]" office:value-type="float" office:value="21">
            <text:p>21</text:p>
          </table:table-cell>
          <table:table-cell table:formula="of:=[.A79]/2" office:value-type="float" office:value="10.5">
            <text:p>10.5</text:p>
          </table:table-cell>
          <table:table-cell table:formula="of:=SQRT(ABS([.$D$2]^2-[.B79]^2))" office:value-type="float" office:value="199.724184814959">
            <text:p>199.724184814959</text:p>
          </table:table-cell>
          <table:table-cell table:formula="of:=([.$C$10]-[.C79])*[.$B$4]" office:value-type="float" office:value="347.412831537454">
            <text:p>347.412831537454</text:p>
          </table:table-cell>
          <table:table-cell table:formula="of:=ROUND([.D79])" office:value-type="float" office:value="347">
            <text:p>347</text:p>
          </table:table-cell>
          <table:table-cell table:formula="of:=([.$C$8]-([.E79]*[.$C$4]))" office:value-type="float" office:value="199.72456875">
            <text:p>199.72456875</text:p>
          </table:table-cell>
          <table:table-cell table:formula="of:=SQRT(ABS([.$D$2]^2-[.F79]^2))" office:value-type="float" office:value="10.4926944883819">
            <text:p>10.4926944883819</text:p>
          </table:table-cell>
          <table:table-cell table:formula="of:=ABS([.B79]-[.G79])" office:value-type="float" office:value="0.00730551161808357">
            <text:p>0.00730551161808357</text:p>
          </table:table-cell>
        </table:table-row>
        <table:table-row table:style-name="ro2">
          <table:table-cell table:formula="of:=[.A79]+[.A$4]" office:value-type="float" office:value="21.3">
            <text:p>21.3</text:p>
          </table:table-cell>
          <table:table-cell table:formula="of:=[.A80]/2" office:value-type="float" office:value="10.65">
            <text:p>10.65</text:p>
          </table:table-cell>
          <table:table-cell table:formula="of:=SQRT(ABS([.$D$2]^2-[.B80]^2))" office:value-type="float" office:value="199.716242454138">
            <text:p>199.716242454138</text:p>
          </table:table-cell>
          <table:table-cell table:formula="of:=([.$C$10]-[.C80])*[.$B$4]" office:value-type="float" office:value="357.418955406831">
            <text:p>357.418955406831</text:p>
          </table:table-cell>
          <table:table-cell table:formula="of:=ROUND([.D80])" office:value-type="float" office:value="357">
            <text:p>357</text:p>
          </table:table-cell>
          <table:table-cell table:formula="of:=([.$C$8]-([.E80]*[.$C$4]))" office:value-type="float" office:value="199.71663125">
            <text:p>199.71663125</text:p>
          </table:table-cell>
          <table:table-cell table:formula="of:=SQRT(ABS([.$D$2]^2-[.F80]^2))" office:value-type="float" office:value="10.6427065237901">
            <text:p>10.6427065237901</text:p>
          </table:table-cell>
          <table:table-cell table:formula="of:=ABS([.B80]-[.G80])" office:value-type="float" office:value="0.00729347620990595">
            <text:p>0.00729347620990595</text:p>
          </table:table-cell>
        </table:table-row>
        <table:table-row table:style-name="ro2">
          <table:table-cell table:formula="of:=[.A80]+[.A$4]" office:value-type="float" office:value="21.6">
            <text:p>21.6</text:p>
          </table:table-cell>
          <table:table-cell table:formula="of:=[.A81]/2" office:value-type="float" office:value="10.8">
            <text:p>10.8</text:p>
          </table:table-cell>
          <table:table-cell table:formula="of:=SQRT(ABS([.$D$2]^2-[.B81]^2))" office:value-type="float" office:value="199.708187113098">
            <text:p>199.708187113098</text:p>
          </table:table-cell>
          <table:table-cell table:formula="of:=([.$C$10]-[.C81])*[.$B$4]" office:value-type="float" office:value="367.567416559988">
            <text:p>367.567416559988</text:p>
          </table:table-cell>
          <table:table-cell table:formula="of:=ROUND([.D81])" office:value-type="float" office:value="368">
            <text:p>368</text:p>
          </table:table-cell>
          <table:table-cell table:formula="of:=([.$C$8]-([.E81]*[.$C$4]))" office:value-type="float" office:value="199.7079">
            <text:p>199.7079</text:p>
          </table:table-cell>
          <table:table-cell table:formula="of:=SQRT(ABS([.$D$2]^2-[.F81]^2))" office:value-type="float" office:value="10.8053078433705">
            <text:p>10.8053078433705</text:p>
          </table:table-cell>
          <table:table-cell table:formula="of:=ABS([.B81]-[.G81])" office:value-type="float" office:value="0.0053078433705096">
            <text:p>0.0053078433705096</text:p>
          </table:table-cell>
        </table:table-row>
        <table:table-row table:style-name="ro2">
          <table:table-cell table:formula="of:=[.A81]+[.A$4]" office:value-type="float" office:value="21.9">
            <text:p>21.9</text:p>
          </table:table-cell>
          <table:table-cell table:formula="of:=[.A82]/2" office:value-type="float" office:value="10.95">
            <text:p>10.95</text:p>
          </table:table-cell>
          <table:table-cell table:formula="of:=SQRT(ABS([.$D$2]^2-[.B82]^2))" office:value-type="float" office:value="199.700018778166">
            <text:p>199.700018778166</text:p>
          </table:table-cell>
          <table:table-cell table:formula="of:=([.$C$10]-[.C82])*[.$B$4]" office:value-type="float" office:value="377.858232221394">
            <text:p>377.858232221394</text:p>
          </table:table-cell>
          <table:table-cell table:formula="of:=ROUND([.D82])" office:value-type="float" office:value="378">
            <text:p>378</text:p>
          </table:table-cell>
          <table:table-cell table:formula="of:=([.$C$8]-([.E82]*[.$C$4]))" office:value-type="float" office:value="199.6999625">
            <text:p>199.6999625</text:p>
          </table:table-cell>
          <table:table-cell table:formula="of:=SQRT(ABS([.$D$2]^2-[.F82]^2))" office:value-type="float" office:value="10.9510263217013">
            <text:p>10.9510263217013</text:p>
          </table:table-cell>
          <table:table-cell table:formula="of:=ABS([.B82]-[.G82])" office:value-type="float" office:value="0.00102632170128381">
            <text:p>0.00102632170128381</text:p>
          </table:table-cell>
        </table:table-row>
        <table:table-row table:style-name="ro2">
          <table:table-cell table:formula="of:=[.A82]+[.A$4]" office:value-type="float" office:value="22.2">
            <text:p>22.2</text:p>
          </table:table-cell>
          <table:table-cell table:formula="of:=[.A83]/2" office:value-type="float" office:value="11.1">
            <text:p>11.1</text:p>
          </table:table-cell>
          <table:table-cell table:formula="of:=SQRT(ABS([.$D$2]^2-[.B83]^2))" office:value-type="float" office:value="199.691737435478">
            <text:p>199.691737435478</text:p>
          </table:table-cell>
          <table:table-cell table:formula="of:=([.$C$10]-[.C83])*[.$B$4]" office:value-type="float" office:value="388.291419859901">
            <text:p>388.291419859901</text:p>
          </table:table-cell>
          <table:table-cell table:formula="of:=ROUND([.D83])" office:value-type="float" office:value="388">
            <text:p>388</text:p>
          </table:table-cell>
          <table:table-cell table:formula="of:=([.$C$8]-([.E83]*[.$C$4]))" office:value-type="float" office:value="199.692025">
            <text:p>199.692025</text:p>
          </table:table-cell>
          <table:table-cell table:formula="of:=SQRT(ABS([.$D$2]^2-[.F83]^2))" office:value-type="float" office:value="11.094825433479">
            <text:p>11.094825433479</text:p>
          </table:table-cell>
          <table:table-cell table:formula="of:=ABS([.B83]-[.G83])" office:value-type="float" office:value="0.00517456652106496">
            <text:p>0.00517456652106496</text:p>
          </table:table-cell>
        </table:table-row>
        <table:table-row table:style-name="ro2">
          <table:table-cell table:formula="of:=[.A83]+[.A$4]" office:value-type="float" office:value="22.5">
            <text:p>22.5</text:p>
          </table:table-cell>
          <table:table-cell table:formula="of:=[.A84]/2" office:value-type="float" office:value="11.25">
            <text:p>11.25</text:p>
          </table:table-cell>
          <table:table-cell table:formula="of:=SQRT(ABS([.$D$2]^2-[.B84]^2))" office:value-type="float" office:value="199.683343070973">
            <text:p>199.683343070973</text:p>
          </table:table-cell>
          <table:table-cell table:formula="of:=([.$C$10]-[.C84])*[.$B$4]" office:value-type="float" office:value="398.866997189099">
            <text:p>398.866997189099</text:p>
          </table:table-cell>
          <table:table-cell table:formula="of:=ROUND([.D84])" office:value-type="float" office:value="399">
            <text:p>399</text:p>
          </table:table-cell>
          <table:table-cell table:formula="of:=([.$C$8]-([.E84]*[.$C$4]))" office:value-type="float" office:value="199.68329375">
            <text:p>199.68329375</text:p>
          </table:table-cell>
          <table:table-cell table:formula="of:=SQRT(ABS([.$D$2]^2-[.F84]^2))" office:value-type="float" office:value="11.2508753948843">
            <text:p>11.2508753948843</text:p>
          </table:table-cell>
          <table:table-cell table:formula="of:=ABS([.B84]-[.G84])" office:value-type="float" office:value="0.000875394884255698">
            <text:p>0.000875394884255698</text:p>
          </table:table-cell>
        </table:table-row>
        <table:table-row table:style-name="ro2">
          <table:table-cell table:formula="of:=[.A84]+[.A$4]" office:value-type="float" office:value="22.8">
            <text:p>22.8</text:p>
          </table:table-cell>
          <table:table-cell table:formula="of:=[.A85]/2" office:value-type="float" office:value="11.4">
            <text:p>11.4</text:p>
          </table:table-cell>
          <table:table-cell table:formula="of:=SQRT(ABS([.$D$2]^2-[.B85]^2))" office:value-type="float" office:value="199.674835670397">
            <text:p>199.674835670397</text:p>
          </table:table-cell>
          <table:table-cell table:formula="of:=([.$C$10]-[.C85])*[.$B$4]" office:value-type="float" office:value="409.584982167212">
            <text:p>409.584982167212</text:p>
          </table:table-cell>
          <table:table-cell table:formula="of:=ROUND([.D85])" office:value-type="float" office:value="410">
            <text:p>410</text:p>
          </table:table-cell>
          <table:table-cell table:formula="of:=([.$C$8]-([.E85]*[.$C$4]))" office:value-type="float" office:value="199.6745625">
            <text:p>199.6745625</text:p>
          </table:table-cell>
          <table:table-cell table:formula="of:=SQRT(ABS([.$D$2]^2-[.F85]^2))" office:value-type="float" office:value="11.4047836644802">
            <text:p>11.4047836644802</text:p>
          </table:table-cell>
          <table:table-cell table:formula="of:=ABS([.B85]-[.G85])" office:value-type="float" office:value="0.00478366448013823">
            <text:p>0.00478366448013823</text:p>
          </table:table-cell>
        </table:table-row>
        <table:table-row table:style-name="ro2">
          <table:table-cell table:formula="of:=[.A85]+[.A$4]" office:value-type="float" office:value="23.1">
            <text:p>23.1</text:p>
          </table:table-cell>
          <table:table-cell table:formula="of:=[.A86]/2" office:value-type="float" office:value="11.55">
            <text:p>11.55</text:p>
          </table:table-cell>
          <table:table-cell table:formula="of:=SQRT(ABS([.$D$2]^2-[.B86]^2))" office:value-type="float" office:value="199.6662152193">
            <text:p>199.6662152193</text:p>
          </table:table-cell>
          <table:table-cell table:formula="of:=([.$C$10]-[.C86])*[.$B$4]" office:value-type="float" office:value="420.445392997383">
            <text:p>420.445392997383</text:p>
          </table:table-cell>
          <table:table-cell table:formula="of:=ROUND([.D86])" office:value-type="float" office:value="420">
            <text:p>420</text:p>
          </table:table-cell>
          <table:table-cell table:formula="of:=([.$C$8]-([.E86]*[.$C$4]))" office:value-type="float" office:value="199.666625">
            <text:p>199.666625</text:p>
          </table:table-cell>
          <table:table-cell table:formula="of:=SQRT(ABS([.$D$2]^2-[.F86]^2))" office:value-type="float" office:value="11.5429138916207">
            <text:p>11.5429138916207</text:p>
          </table:table-cell>
          <table:table-cell table:formula="of:=ABS([.B86]-[.G86])" office:value-type="float" office:value="0.00708610837931367">
            <text:p>0.00708610837931367</text:p>
          </table:table-cell>
        </table:table-row>
        <table:table-row table:style-name="ro2">
          <table:table-cell table:formula="of:=[.A86]+[.A$4]" office:value-type="float" office:value="23.4">
            <text:p>23.4</text:p>
          </table:table-cell>
          <table:table-cell table:formula="of:=[.A87]/2" office:value-type="float" office:value="11.7">
            <text:p>11.7</text:p>
          </table:table-cell>
          <table:table-cell table:formula="of:=SQRT(ABS([.$D$2]^2-[.B87]^2))" office:value-type="float" office:value="199.657481703041">
            <text:p>199.657481703041</text:p>
          </table:table-cell>
          <table:table-cell table:formula="of:=([.$C$10]-[.C87])*[.$B$4]" office:value-type="float" office:value="431.448248127852">
            <text:p>431.448248127852</text:p>
          </table:table-cell>
          <table:table-cell table:formula="of:=ROUND([.D87])" office:value-type="float" office:value="431">
            <text:p>431</text:p>
          </table:table-cell>
          <table:table-cell table:formula="of:=([.$C$8]-([.E87]*[.$C$4]))" office:value-type="float" office:value="199.65789375">
            <text:p>199.65789375</text:p>
          </table:table-cell>
          <table:table-cell table:formula="of:=SQRT(ABS([.$D$2]^2-[.F87]^2))" office:value-type="float" office:value="11.6929664035142">
            <text:p>11.6929664035142</text:p>
          </table:table-cell>
          <table:table-cell table:formula="of:=ABS([.B87]-[.G87])" office:value-type="float" office:value="0.00703359648577973">
            <text:p>0.00703359648577973</text:p>
          </table:table-cell>
        </table:table-row>
        <table:table-row table:style-name="ro2">
          <table:table-cell table:formula="of:=[.A87]+[.A$4]" office:value-type="float" office:value="23.7">
            <text:p>23.7</text:p>
          </table:table-cell>
          <table:table-cell table:formula="of:=[.A88]/2" office:value-type="float" office:value="11.85">
            <text:p>11.85</text:p>
          </table:table-cell>
          <table:table-cell table:formula="of:=SQRT(ABS([.$D$2]^2-[.B88]^2))" office:value-type="float" office:value="199.64863510678">
            <text:p>199.64863510678</text:p>
          </table:table-cell>
          <table:table-cell table:formula="of:=([.$C$10]-[.C88])*[.$B$4]" office:value-type="float" office:value="442.593566252064">
            <text:p>442.593566252064</text:p>
          </table:table-cell>
          <table:table-cell table:formula="of:=ROUND([.D88])" office:value-type="float" office:value="443">
            <text:p>443</text:p>
          </table:table-cell>
          <table:table-cell table:formula="of:=([.$C$8]-([.E88]*[.$C$4]))" office:value-type="float" office:value="199.64836875">
            <text:p>199.64836875</text:p>
          </table:table-cell>
          <table:table-cell table:formula="of:=SQRT(ABS([.$D$2]^2-[.F88]^2))" office:value-type="float" office:value="11.8544867229257">
            <text:p>11.8544867229257</text:p>
          </table:table-cell>
          <table:table-cell table:formula="of:=ABS([.B88]-[.G88])" office:value-type="float" office:value="0.00448672292565533">
            <text:p>0.00448672292565533</text:p>
          </table:table-cell>
        </table:table-row>
        <table:table-row table:style-name="ro2">
          <table:table-cell table:formula="of:=[.A88]+[.A$4]" office:value-type="float" office:value="24">
            <text:p>24</text:p>
          </table:table-cell>
          <table:table-cell table:formula="of:=[.A89]/2" office:value-type="float" office:value="12">
            <text:p>12</text:p>
          </table:table-cell>
          <table:table-cell table:formula="of:=SQRT(ABS([.$D$2]^2-[.B89]^2))" office:value-type="float" office:value="199.639675415484">
            <text:p>199.639675415484</text:p>
          </table:table-cell>
          <table:table-cell table:formula="of:=([.$C$10]-[.C89])*[.$B$4]" office:value-type="float" office:value="453.881366308816">
            <text:p>453.881366308816</text:p>
          </table:table-cell>
          <table:table-cell table:formula="of:=ROUND([.D89])" office:value-type="float" office:value="454">
            <text:p>454</text:p>
          </table:table-cell>
          <table:table-cell table:formula="of:=([.$C$8]-([.E89]*[.$C$4]))" office:value-type="float" office:value="199.6396375">
            <text:p>199.6396375</text:p>
          </table:table-cell>
          <table:table-cell table:formula="of:=SQRT(ABS([.$D$2]^2-[.F89]^2))" office:value-type="float" office:value="12.0006307696137">
            <text:p>12.0006307696137</text:p>
          </table:table-cell>
          <table:table-cell table:formula="of:=ABS([.B89]-[.G89])" office:value-type="float" office:value="0.000630769613678694">
            <text:p>0.000630769613678694</text:p>
          </table:table-cell>
        </table:table-row>
        <table:table-row table:style-name="ro2">
          <table:table-cell table:formula="of:=[.A89]+[.A$4]" office:value-type="float" office:value="24.3">
            <text:p>24.3</text:p>
          </table:table-cell>
          <table:table-cell table:formula="of:=[.A90]/2" office:value-type="float" office:value="12.15">
            <text:p>12.15</text:p>
          </table:table-cell>
          <table:table-cell table:formula="of:=SQRT(ABS([.$D$2]^2-[.B90]^2))" office:value-type="float" office:value="199.630602613928">
            <text:p>199.630602613928</text:p>
          </table:table-cell>
          <table:table-cell table:formula="of:=([.$C$10]-[.C90])*[.$B$4]" office:value-type="float" office:value="465.31166748243">
            <text:p>465.31166748243</text:p>
          </table:table-cell>
          <table:table-cell table:formula="of:=ROUND([.D90])" office:value-type="float" office:value="465">
            <text:p>465</text:p>
          </table:table-cell>
          <table:table-cell table:formula="of:=([.$C$8]-([.E90]*[.$C$4]))" office:value-type="float" office:value="199.63090625">
            <text:p>199.63090625</text:p>
          </table:table-cell>
          <table:table-cell table:formula="of:=SQRT(ABS([.$D$2]^2-[.F90]^2))" office:value-type="float" office:value="12.14501007837">
            <text:p>12.14501007837</text:p>
          </table:table-cell>
          <table:table-cell table:formula="of:=ABS([.B90]-[.G90])" office:value-type="float" office:value="0.0049899216299778">
            <text:p>0.0049899216299778</text:p>
          </table:table-cell>
        </table:table-row>
        <table:table-row table:style-name="ro2">
          <table:table-cell table:formula="of:=[.A90]+[.A$4]" office:value-type="float" office:value="24.6">
            <text:p>24.6</text:p>
          </table:table-cell>
          <table:table-cell table:formula="of:=[.A91]/2" office:value-type="float" office:value="12.3">
            <text:p>12.3</text:p>
          </table:table-cell>
          <table:table-cell table:formula="of:=SQRT(ABS([.$D$2]^2-[.B91]^2))" office:value-type="float" office:value="199.621416686687">
            <text:p>199.621416686687</text:p>
          </table:table-cell>
          <table:table-cell table:formula="of:=([.$C$10]-[.C91])*[.$B$4]" office:value-type="float" office:value="476.884489203007">
            <text:p>476.884489203007</text:p>
          </table:table-cell>
          <table:table-cell table:formula="of:=ROUND([.D91])" office:value-type="float" office:value="477">
            <text:p>477</text:p>
          </table:table-cell>
          <table:table-cell table:formula="of:=([.$C$8]-([.E91]*[.$C$4]))" office:value-type="float" office:value="199.62138125">
            <text:p>199.62138125</text:p>
          </table:table-cell>
          <table:table-cell table:formula="of:=SQRT(ABS([.$D$2]^2-[.F91]^2))" office:value-type="float" office:value="12.3005751020895">
            <text:p>12.3005751020895</text:p>
          </table:table-cell>
          <table:table-cell table:formula="of:=ABS([.B91]-[.G91])" office:value-type="float" office:value="0.000575102089465318">
            <text:p>0.000575102089465318</text:p>
          </table:table-cell>
        </table:table-row>
        <table:table-row table:style-name="ro2">
          <table:table-cell table:formula="of:=[.A91]+[.A$4]" office:value-type="float" office:value="24.9">
            <text:p>24.9</text:p>
          </table:table-cell>
          <table:table-cell table:formula="of:=[.A92]/2" office:value-type="float" office:value="12.45">
            <text:p>12.45</text:p>
          </table:table-cell>
          <table:table-cell table:formula="of:=SQRT(ABS([.$D$2]^2-[.B92]^2))" office:value-type="float" office:value="199.612117618145">
            <text:p>199.612117618145</text:p>
          </table:table-cell>
          <table:table-cell table:formula="of:=([.$C$10]-[.C92])*[.$B$4]" office:value-type="float" office:value="488.599851146426">
            <text:p>488.599851146426</text:p>
          </table:table-cell>
          <table:table-cell table:formula="of:=ROUND([.D92])" office:value-type="float" office:value="489">
            <text:p>489</text:p>
          </table:table-cell>
          <table:table-cell table:formula="of:=([.$C$8]-([.E92]*[.$C$4]))" office:value-type="float" office:value="199.61185625">
            <text:p>199.61185625</text:p>
          </table:table-cell>
          <table:table-cell table:formula="of:=SQRT(ABS([.$D$2]^2-[.F92]^2))" office:value-type="float" office:value="12.4541898343225">
            <text:p>12.4541898343225</text:p>
          </table:table-cell>
          <table:table-cell table:formula="of:=ABS([.B92]-[.G92])" office:value-type="float" office:value="0.00418983432246201">
            <text:p>0.00418983432246201</text:p>
          </table:table-cell>
        </table:table-row>
        <table:table-row table:style-name="ro2">
          <table:table-cell table:formula="of:=[.A92]+[.A$4]" office:value-type="float" office:value="25.2">
            <text:p>25.2</text:p>
          </table:table-cell>
          <table:table-cell table:formula="of:=[.A93]/2" office:value-type="float" office:value="12.6">
            <text:p>12.6</text:p>
          </table:table-cell>
          <table:table-cell table:formula="of:=SQRT(ABS([.$D$2]^2-[.B93]^2))" office:value-type="float" office:value="199.602705392487">
            <text:p>199.602705392487</text:p>
          </table:table-cell>
          <table:table-cell table:formula="of:=([.$C$10]-[.C93])*[.$B$4]" office:value-type="float" office:value="500.457773234632">
            <text:p>500.457773234632</text:p>
          </table:table-cell>
          <table:table-cell table:formula="of:=ROUND([.D93])" office:value-type="float" office:value="500">
            <text:p>500</text:p>
          </table:table-cell>
          <table:table-cell table:formula="of:=([.$C$8]-([.E93]*[.$C$4]))" office:value-type="float" office:value="199.603125">
            <text:p>199.603125</text:p>
          </table:table-cell>
          <table:table-cell table:formula="of:=SQRT(ABS([.$D$2]^2-[.F93]^2))" office:value-type="float" office:value="12.5933510327623">
            <text:p>12.5933510327623</text:p>
          </table:table-cell>
          <table:table-cell table:formula="of:=ABS([.B93]-[.G93])" office:value-type="float" office:value="0.00664896723769637">
            <text:p>0.00664896723769637</text:p>
          </table:table-cell>
        </table:table-row>
        <table:table-row table:style-name="ro2">
          <table:table-cell table:formula="of:=[.A93]+[.A$4]" office:value-type="float" office:value="25.5">
            <text:p>25.5</text:p>
          </table:table-cell>
          <table:table-cell table:formula="of:=[.A94]/2" office:value-type="float" office:value="12.75">
            <text:p>12.75</text:p>
          </table:table-cell>
          <table:table-cell table:formula="of:=SQRT(ABS([.$D$2]^2-[.B94]^2))" office:value-type="float" office:value="199.593179993706">
            <text:p>199.593179993706</text:p>
          </table:table-cell>
          <table:table-cell table:formula="of:=([.$C$10]-[.C94])*[.$B$4]" office:value-type="float" office:value="512.458275635777">
            <text:p>512.458275635777</text:p>
          </table:table-cell>
          <table:table-cell table:formula="of:=ROUND([.D94])" office:value-type="float" office:value="512">
            <text:p>512</text:p>
          </table:table-cell>
          <table:table-cell table:formula="of:=([.$C$8]-([.E94]*[.$C$4]))" office:value-type="float" office:value="199.5936">
            <text:p>199.5936</text:p>
          </table:table-cell>
          <table:table-cell table:formula="of:=SQRT(ABS([.$D$2]^2-[.F94]^2))" office:value-type="float" office:value="12.7434233642297">
            <text:p>12.7434233642297</text:p>
          </table:table-cell>
          <table:table-cell table:formula="of:=ABS([.B94]-[.G94])" office:value-type="float" office:value="0.00657663577027812">
            <text:p>0.00657663577027812</text:p>
          </table:table-cell>
        </table:table-row>
        <table:table-row table:style-name="ro2">
          <table:table-cell table:formula="of:=[.A94]+[.A$4]" office:value-type="float" office:value="25.8">
            <text:p>25.8</text:p>
          </table:table-cell>
          <table:table-cell table:formula="of:=[.A95]/2" office:value-type="float" office:value="12.9">
            <text:p>12.9</text:p>
          </table:table-cell>
          <table:table-cell table:formula="of:=SQRT(ABS([.$D$2]^2-[.B95]^2))" office:value-type="float" office:value="199.583541405598">
            <text:p>199.583541405598</text:p>
          </table:table-cell>
          <table:table-cell table:formula="of:=([.$C$10]-[.C95])*[.$B$4]" office:value-type="float" office:value="524.6013787644">
            <text:p>524.6013787644</text:p>
          </table:table-cell>
          <table:table-cell table:formula="of:=ROUND([.D95])" office:value-type="float" office:value="525">
            <text:p>525</text:p>
          </table:table-cell>
          <table:table-cell table:formula="of:=([.$C$8]-([.E95]*[.$C$4]))" office:value-type="float" office:value="199.58328125">
            <text:p>199.58328125</text:p>
          </table:table-cell>
          <table:table-cell table:formula="of:=SQRT(ABS([.$D$2]^2-[.F95]^2))" office:value-type="float" office:value="12.9040243909953">
            <text:p>12.9040243909953</text:p>
          </table:table-cell>
          <table:table-cell table:formula="of:=ABS([.B95]-[.G95])" office:value-type="float" office:value="0.00402439099527108">
            <text:p>0.00402439099527108</text:p>
          </table:table-cell>
        </table:table-row>
        <table:table-row table:style-name="ro2">
          <table:table-cell table:formula="of:=[.A95]+[.A$4]" office:value-type="float" office:value="26.1">
            <text:p>26.1</text:p>
          </table:table-cell>
          <table:table-cell table:formula="of:=[.A96]/2" office:value-type="float" office:value="13.05">
            <text:p>13.05</text:p>
          </table:table-cell>
          <table:table-cell table:formula="of:=SQRT(ABS([.$D$2]^2-[.B96]^2))" office:value-type="float" office:value="199.573789611762">
            <text:p>199.573789611762</text:p>
          </table:table-cell>
          <table:table-cell table:formula="of:=([.$C$10]-[.C96])*[.$B$4]" office:value-type="float" office:value="536.887103281501">
            <text:p>536.887103281501</text:p>
          </table:table-cell>
          <table:table-cell table:formula="of:=ROUND([.D96])" office:value-type="float" office:value="537">
            <text:p>537</text:p>
          </table:table-cell>
          <table:table-cell table:formula="of:=([.$C$8]-([.E96]*[.$C$4]))" office:value-type="float" office:value="199.57375625">
            <text:p>199.57375625</text:p>
          </table:table-cell>
          <table:table-cell table:formula="of:=SQRT(ABS([.$D$2]^2-[.F96]^2))" office:value-type="float" office:value="13.0505101917734">
            <text:p>13.0505101917734</text:p>
          </table:table-cell>
          <table:table-cell table:formula="of:=ABS([.B96]-[.G96])" office:value-type="float" office:value="0.000510191773395619">
            <text:p>0.000510191773395619</text:p>
          </table:table-cell>
        </table:table-row>
        <table:table-row table:style-name="ro2">
          <table:table-cell table:formula="of:=[.A96]+[.A$4]" office:value-type="float" office:value="26.4">
            <text:p>26.4</text:p>
          </table:table-cell>
          <table:table-cell table:formula="of:=[.A97]/2" office:value-type="float" office:value="13.2">
            <text:p>13.2</text:p>
          </table:table-cell>
          <table:table-cell table:formula="of:=SQRT(ABS([.$D$2]^2-[.B97]^2))" office:value-type="float" office:value="199.563924595604">
            <text:p>199.563924595604</text:p>
          </table:table-cell>
          <table:table-cell table:formula="of:=([.$C$10]-[.C97])*[.$B$4]" office:value-type="float" office:value="549.315470094965">
            <text:p>549.315470094965</text:p>
          </table:table-cell>
          <table:table-cell table:formula="of:=ROUND([.D97])" office:value-type="float" office:value="549">
            <text:p>549</text:p>
          </table:table-cell>
          <table:table-cell table:formula="of:=([.$C$8]-([.E97]*[.$C$4]))" office:value-type="float" office:value="199.56423125">
            <text:p>199.56423125</text:p>
          </table:table-cell>
          <table:table-cell table:formula="of:=SQRT(ABS([.$D$2]^2-[.F97]^2))" office:value-type="float" office:value="13.195363033904">
            <text:p>13.195363033904</text:p>
          </table:table-cell>
          <table:table-cell table:formula="of:=ABS([.B97]-[.G97])" office:value-type="float" office:value="0.00463696609607034">
            <text:p>0.00463696609607034</text:p>
          </table:table-cell>
        </table:table-row>
        <table:table-row table:style-name="ro2">
          <table:table-cell table:formula="of:=[.A97]+[.A$4]" office:value-type="float" office:value="26.7">
            <text:p>26.7</text:p>
          </table:table-cell>
          <table:table-cell table:formula="of:=[.A98]/2" office:value-type="float" office:value="13.35">
            <text:p>13.35</text:p>
          </table:table-cell>
          <table:table-cell table:formula="of:=SQRT(ABS([.$D$2]^2-[.B98]^2))" office:value-type="float" office:value="199.553946340332">
            <text:p>199.553946340332</text:p>
          </table:table-cell>
          <table:table-cell table:formula="of:=([.$C$10]-[.C98])*[.$B$4]" office:value-type="float" office:value="561.886500359532">
            <text:p>561.886500359532</text:p>
          </table:table-cell>
          <table:table-cell table:formula="of:=ROUND([.D98])" office:value-type="float" office:value="562">
            <text:p>562</text:p>
          </table:table-cell>
          <table:table-cell table:formula="of:=([.$C$8]-([.E98]*[.$C$4]))" office:value-type="float" office:value="199.5539125">
            <text:p>199.5539125</text:p>
          </table:table-cell>
          <table:table-cell table:formula="of:=SQRT(ABS([.$D$2]^2-[.F98]^2))" office:value-type="float" office:value="13.3505058309543">
            <text:p>13.3505058309543</text:p>
          </table:table-cell>
          <table:table-cell table:formula="of:=ABS([.B98]-[.G98])" office:value-type="float" office:value="0.000505830954269371">
            <text:p>0.000505830954269371</text:p>
          </table:table-cell>
        </table:table-row>
        <table:table-row table:style-name="ro2">
          <table:table-cell table:formula="of:=[.A98]+[.A$4]" office:value-type="float" office:value="27">
            <text:p>27</text:p>
          </table:table-cell>
          <table:table-cell table:formula="of:=[.A99]/2" office:value-type="float" office:value="13.5">
            <text:p>13.5</text:p>
          </table:table-cell>
          <table:table-cell table:formula="of:=SQRT(ABS([.$D$2]^2-[.B99]^2))" office:value-type="float" office:value="199.543854828957">
            <text:p>199.543854828957</text:p>
          </table:table-cell>
          <table:table-cell table:formula="of:=([.$C$10]-[.C99])*[.$B$4]" office:value-type="float" office:value="574.600215476866">
            <text:p>574.600215476866</text:p>
          </table:table-cell>
          <table:table-cell table:formula="of:=ROUND([.D99])" office:value-type="float" office:value="575">
            <text:p>575</text:p>
          </table:table-cell>
          <table:table-cell table:formula="of:=([.$C$8]-([.E99]*[.$C$4]))" office:value-type="float" office:value="199.54359375">
            <text:p>199.54359375</text:p>
          </table:table-cell>
          <table:table-cell table:formula="of:=SQRT(ABS([.$D$2]^2-[.F99]^2))" office:value-type="float" office:value="13.5038584610087">
            <text:p>13.5038584610087</text:p>
          </table:table-cell>
          <table:table-cell table:formula="of:=ABS([.B99]-[.G99])" office:value-type="float" office:value="0.00385846100864029">
            <text:p>0.00385846100864029</text:p>
          </table:table-cell>
        </table:table-row>
        <table:table-row table:style-name="ro2">
          <table:table-cell table:formula="of:=[.A99]+[.A$4]" office:value-type="float" office:value="27.3">
            <text:p>27.3</text:p>
          </table:table-cell>
          <table:table-cell table:formula="of:=[.A100]/2" office:value-type="float" office:value="13.65">
            <text:p>13.65</text:p>
          </table:table-cell>
          <table:table-cell table:formula="of:=SQRT(ABS([.$D$2]^2-[.B100]^2))" office:value-type="float" office:value="199.533650044297">
            <text:p>199.533650044297</text:p>
          </table:table-cell>
          <table:table-cell table:formula="of:=([.$C$10]-[.C100])*[.$B$4]" office:value-type="float" office:value="587.456637096128">
            <text:p>587.456637096128</text:p>
          </table:table-cell>
          <table:table-cell table:formula="of:=ROUND([.D100])" office:value-type="float" office:value="587">
            <text:p>587</text:p>
          </table:table-cell>
          <table:table-cell table:formula="of:=([.$C$8]-([.E100]*[.$C$4]))" office:value-type="float" office:value="199.53406875">
            <text:p>199.53406875</text:p>
          </table:table-cell>
          <table:table-cell table:formula="of:=SQRT(ABS([.$D$2]^2-[.F100]^2))" office:value-type="float" office:value="13.6438780436604">
            <text:p>13.6438780436604</text:p>
          </table:table-cell>
          <table:table-cell table:formula="of:=ABS([.B100]-[.G100])" office:value-type="float" office:value="0.00612195633966373">
            <text:p>0.00612195633966373</text:p>
          </table:table-cell>
        </table:table-row>
        <table:table-row table:style-name="ro2">
          <table:table-cell table:formula="of:=[.A100]+[.A$4]" office:value-type="float" office:value="27.6">
            <text:p>27.6</text:p>
          </table:table-cell>
          <table:table-cell table:formula="of:=[.A101]/2" office:value-type="float" office:value="13.8">
            <text:p>13.8</text:p>
          </table:table-cell>
          <table:table-cell table:formula="of:=SQRT(ABS([.$D$2]^2-[.B101]^2))" office:value-type="float" office:value="199.52333196897">
            <text:p>199.52333196897</text:p>
          </table:table-cell>
          <table:table-cell table:formula="of:=([.$C$10]-[.C101])*[.$B$4]" office:value-type="float" office:value="600.455787113866">
            <text:p>600.455787113866</text:p>
          </table:table-cell>
          <table:table-cell table:formula="of:=ROUND([.D101])" office:value-type="float" office:value="600">
            <text:p>600</text:p>
          </table:table-cell>
          <table:table-cell table:formula="of:=([.$C$8]-([.E101]*[.$C$4]))" office:value-type="float" office:value="199.52375">
            <text:p>199.52375</text:p>
          </table:table-cell>
          <table:table-cell table:formula="of:=SQRT(ABS([.$D$2]^2-[.F101]^2))" office:value-type="float" office:value="13.7939546881052">
            <text:p>13.7939546881052</text:p>
          </table:table-cell>
          <table:table-cell table:formula="of:=ABS([.B101]-[.G101])" office:value-type="float" office:value="0.00604531189487112">
            <text:p>0.00604531189487112</text:p>
          </table:table-cell>
        </table:table-row>
        <table:table-row table:style-name="ro2">
          <table:table-cell table:formula="of:=[.A101]+[.A$4]" office:value-type="float" office:value="27.9">
            <text:p>27.9</text:p>
          </table:table-cell>
          <table:table-cell table:formula="of:=[.A102]/2" office:value-type="float" office:value="13.95">
            <text:p>13.95</text:p>
          </table:table-cell>
          <table:table-cell table:formula="of:=SQRT(ABS([.$D$2]^2-[.B102]^2))" office:value-type="float" office:value="199.512900585401">
            <text:p>199.512900585401</text:p>
          </table:table-cell>
          <table:table-cell table:formula="of:=([.$C$10]-[.C102])*[.$B$4]" office:value-type="float" office:value="613.597687674167">
            <text:p>613.597687674167</text:p>
          </table:table-cell>
          <table:table-cell table:formula="of:=ROUND([.D102])" office:value-type="float" office:value="614">
            <text:p>614</text:p>
          </table:table-cell>
          <table:table-cell table:formula="of:=([.$C$8]-([.E102]*[.$C$4]))" office:value-type="float" office:value="199.5126375">
            <text:p>199.5126375</text:p>
          </table:table-cell>
          <table:table-cell table:formula="of:=SQRT(ABS([.$D$2]^2-[.F102]^2))" office:value-type="float" office:value="13.9537621376313">
            <text:p>13.9537621376313</text:p>
          </table:table-cell>
          <table:table-cell table:formula="of:=ABS([.B102]-[.G102])" office:value-type="float" office:value="0.00376213763125754">
            <text:p>0.00376213763125754</text:p>
          </table:table-cell>
        </table:table-row>
        <table:table-row table:style-name="ro2">
          <table:table-cell table:formula="of:=[.A102]+[.A$4]" office:value-type="float" office:value="28.2">
            <text:p>28.2</text:p>
          </table:table-cell>
          <table:table-cell table:formula="of:=[.A103]/2" office:value-type="float" office:value="14.1">
            <text:p>14.1</text:p>
          </table:table-cell>
          <table:table-cell table:formula="of:=SQRT(ABS([.$D$2]^2-[.B103]^2))" office:value-type="float" office:value="199.502355875814">
            <text:p>199.502355875814</text:p>
          </table:table-cell>
          <table:table-cell table:formula="of:=([.$C$10]-[.C103])*[.$B$4]" office:value-type="float" office:value="626.882361169038">
            <text:p>626.882361169038</text:p>
          </table:table-cell>
          <table:table-cell table:formula="of:=ROUND([.D103])" office:value-type="float" office:value="627">
            <text:p>627</text:p>
          </table:table-cell>
          <table:table-cell table:formula="of:=([.$C$8]-([.E103]*[.$C$4]))" office:value-type="float" office:value="199.50231875">
            <text:p>199.50231875</text:p>
          </table:table-cell>
          <table:table-cell table:formula="of:=SQRT(ABS([.$D$2]^2-[.F103]^2))" office:value-type="float" office:value="14.1005252871445">
            <text:p>14.1005252871445</text:p>
          </table:table-cell>
          <table:table-cell table:formula="of:=ABS([.B103]-[.G103])" office:value-type="float" office:value="0.000525287144474973">
            <text:p>0.000525287144474973</text:p>
          </table:table-cell>
        </table:table-row>
        <table:table-row table:style-name="ro2">
          <table:table-cell table:formula="of:=[.A103]+[.A$4]" office:value-type="float" office:value="28.5">
            <text:p>28.5</text:p>
          </table:table-cell>
          <table:table-cell table:formula="of:=[.A104]/2" office:value-type="float" office:value="14.25">
            <text:p>14.25</text:p>
          </table:table-cell>
          <table:table-cell table:formula="of:=SQRT(ABS([.$D$2]^2-[.B104]^2))" office:value-type="float" office:value="199.49169782224">
            <text:p>199.49169782224</text:p>
          </table:table-cell>
          <table:table-cell table:formula="of:=([.$C$10]-[.C104])*[.$B$4]" office:value-type="float" office:value="640.309830238597">
            <text:p>640.309830238597</text:p>
          </table:table-cell>
          <table:table-cell table:formula="of:=ROUND([.D104])" office:value-type="float" office:value="640">
            <text:p>640</text:p>
          </table:table-cell>
          <table:table-cell table:formula="of:=([.$C$8]-([.E104]*[.$C$4]))" office:value-type="float" office:value="199.492">
            <text:p>199.492</text:p>
          </table:table-cell>
          <table:table-cell table:formula="of:=SQRT(ABS([.$D$2]^2-[.F104]^2))" office:value-type="float" office:value="14.2457690561094">
            <text:p>14.2457690561094</text:p>
          </table:table-cell>
          <table:table-cell table:formula="of:=ABS([.B104]-[.G104])" office:value-type="float" office:value="0.00423094389066492">
            <text:p>0.00423094389066492</text:p>
          </table:table-cell>
        </table:table-row>
        <table:table-row table:style-name="ro2">
          <table:table-cell table:formula="of:=[.A104]+[.A$4]" office:value-type="float" office:value="28.8">
            <text:p>28.8</text:p>
          </table:table-cell>
          <table:table-cell table:formula="of:=[.A105]/2" office:value-type="float" office:value="14.4">
            <text:p>14.4</text:p>
          </table:table-cell>
          <table:table-cell table:formula="of:=SQRT(ABS([.$D$2]^2-[.B105]^2))" office:value-type="float" office:value="199.480926406511">
            <text:p>199.480926406511</text:p>
          </table:table-cell>
          <table:table-cell table:formula="of:=([.$C$10]-[.C105])*[.$B$4]" office:value-type="float" office:value="653.88011777103">
            <text:p>653.88011777103</text:p>
          </table:table-cell>
          <table:table-cell table:formula="of:=ROUND([.D105])" office:value-type="float" office:value="654">
            <text:p>654</text:p>
          </table:table-cell>
          <table:table-cell table:formula="of:=([.$C$8]-([.E105]*[.$C$4]))" office:value-type="float" office:value="199.4808875">
            <text:p>199.4808875</text:p>
          </table:table-cell>
          <table:table-cell table:formula="of:=SQRT(ABS([.$D$2]^2-[.F105]^2))" office:value-type="float" office:value="14.4005389556205">
            <text:p>14.4005389556205</text:p>
          </table:table-cell>
          <table:table-cell table:formula="of:=ABS([.B105]-[.G105])" office:value-type="float" office:value="0.000538955620479342">
            <text:p>0.000538955620479342</text:p>
          </table:table-cell>
        </table:table-row>
        <table:table-row table:style-name="ro2">
          <table:table-cell table:formula="of:=[.A105]+[.A$4]" office:value-type="float" office:value="29.1">
            <text:p>29.1</text:p>
          </table:table-cell>
          <table:table-cell table:formula="of:=[.A106]/2" office:value-type="float" office:value="14.55">
            <text:p>14.55</text:p>
          </table:table-cell>
          <table:table-cell table:formula="of:=SQRT(ABS([.$D$2]^2-[.B106]^2))" office:value-type="float" office:value="199.470041610263">
            <text:p>199.470041610263</text:p>
          </table:table-cell>
          <table:table-cell table:formula="of:=([.$C$10]-[.C106])*[.$B$4]" office:value-type="float" office:value="667.59324690295">
            <text:p>667.59324690295</text:p>
          </table:table-cell>
          <table:table-cell table:formula="of:=ROUND([.D106])" office:value-type="float" office:value="668">
            <text:p>668</text:p>
          </table:table-cell>
          <table:table-cell table:formula="of:=([.$C$8]-([.E106]*[.$C$4]))" office:value-type="float" office:value="199.469775">
            <text:p>199.469775</text:p>
          </table:table-cell>
          <table:table-cell table:formula="of:=SQRT(ABS([.$D$2]^2-[.F106]^2))" office:value-type="float" office:value="14.5536545736587">
            <text:p>14.5536545736587</text:p>
          </table:table-cell>
          <table:table-cell table:formula="of:=ABS([.B106]-[.G106])" office:value-type="float" office:value="0.00365457365862731">
            <text:p>0.00365457365862731</text:p>
          </table:table-cell>
        </table:table-row>
        <table:table-row table:style-name="ro2">
          <table:table-cell table:formula="of:=[.A106]+[.A$4]" office:value-type="float" office:value="29.4">
            <text:p>29.4</text:p>
          </table:table-cell>
          <table:table-cell table:formula="of:=[.A107]/2" office:value-type="float" office:value="14.7">
            <text:p>14.7</text:p>
          </table:table-cell>
          <table:table-cell table:formula="of:=SQRT(ABS([.$D$2]^2-[.B107]^2))" office:value-type="float" office:value="199.459043414933">
            <text:p>199.459043414933</text:p>
          </table:table-cell>
          <table:table-cell table:formula="of:=([.$C$10]-[.C107])*[.$B$4]" office:value-type="float" office:value="681.449241019759">
            <text:p>681.449241019759</text:p>
          </table:table-cell>
          <table:table-cell table:formula="of:=ROUND([.D107])" office:value-type="float" office:value="681">
            <text:p>681</text:p>
          </table:table-cell>
          <table:table-cell table:formula="of:=([.$C$8]-([.E107]*[.$C$4]))" office:value-type="float" office:value="199.45945625">
            <text:p>199.45945625</text:p>
          </table:table-cell>
          <table:table-cell table:formula="of:=SQRT(ABS([.$D$2]^2-[.F107]^2))" office:value-type="float" office:value="14.6943973151109">
            <text:p>14.6943973151109</text:p>
          </table:table-cell>
          <table:table-cell table:formula="of:=ABS([.B107]-[.G107])" office:value-type="float" office:value="0.00560268488909443">
            <text:p>0.00560268488909443</text:p>
          </table:table-cell>
        </table:table-row>
        <table:table-row table:style-name="ro2">
          <table:table-cell table:formula="of:=[.A107]+[.A$4]" office:value-type="float" office:value="29.7">
            <text:p>29.7</text:p>
          </table:table-cell>
          <table:table-cell table:formula="of:=[.A108]/2" office:value-type="float" office:value="14.85">
            <text:p>14.85</text:p>
          </table:table-cell>
          <table:table-cell table:formula="of:=SQRT(ABS([.$D$2]^2-[.B108]^2))" office:value-type="float" office:value="199.447931801761">
            <text:p>199.447931801761</text:p>
          </table:table-cell>
          <table:table-cell table:formula="of:=([.$C$10]-[.C108])*[.$B$4]" office:value-type="float" office:value="695.448123755427">
            <text:p>695.448123755427</text:p>
          </table:table-cell>
          <table:table-cell table:formula="of:=ROUND([.D108])" office:value-type="float" office:value="695">
            <text:p>695</text:p>
          </table:table-cell>
          <table:table-cell table:formula="of:=([.$C$8]-([.E108]*[.$C$4]))" office:value-type="float" office:value="199.44834375">
            <text:p>199.44834375</text:p>
          </table:table-cell>
          <table:table-cell table:formula="of:=SQRT(ABS([.$D$2]^2-[.F108]^2))" office:value-type="float" office:value="14.8444661534808">
            <text:p>14.8444661534808</text:p>
          </table:table-cell>
          <table:table-cell table:formula="of:=ABS([.B108]-[.G108])" office:value-type="float" office:value="0.00553384651925448">
            <text:p>0.00553384651925448</text:p>
          </table:table-cell>
        </table:table-row>
        <table:table-row table:style-name="ro2">
          <table:table-cell table:formula="of:=[.A108]+[.A$4]" office:value-type="float" office:value="30">
            <text:p>30</text:p>
          </table:table-cell>
          <table:table-cell table:formula="of:=[.A109]/2" office:value-type="float" office:value="15">
            <text:p>15</text:p>
          </table:table-cell>
          <table:table-cell table:formula="of:=SQRT(ABS([.$D$2]^2-[.B109]^2))" office:value-type="float" office:value="199.436706751791">
            <text:p>199.436706751791</text:p>
          </table:table-cell>
          <table:table-cell table:formula="of:=([.$C$10]-[.C109])*[.$B$4]" office:value-type="float" office:value="709.589918993107">
            <text:p>709.589918993107</text:p>
          </table:table-cell>
          <table:table-cell table:formula="of:=ROUND([.D109])" office:value-type="float" office:value="710">
            <text:p>710</text:p>
          </table:table-cell>
          <table:table-cell table:formula="of:=([.$C$8]-([.E109]*[.$C$4]))" office:value-type="float" office:value="199.4364375">
            <text:p>199.4364375</text:p>
          </table:table-cell>
          <table:table-cell table:formula="of:=SQRT(ABS([.$D$2]^2-[.F109]^2))" office:value-type="float" office:value="15.0035794831963">
            <text:p>15.0035794831963</text:p>
          </table:table-cell>
          <table:table-cell table:formula="of:=ABS([.B109]-[.G109])" office:value-type="float" office:value="0.00357948319623347">
            <text:p>0.00357948319623347</text:p>
          </table:table-cell>
        </table:table-row>
        <table:table-row table:style-name="ro2">
          <table:table-cell table:formula="of:=[.A109]+[.A$4]" office:value-type="float" office:value="30.3000000000001">
            <text:p>30.3000000000001</text:p>
          </table:table-cell>
          <table:table-cell table:formula="of:=[.A110]/2" office:value-type="float" office:value="15.15">
            <text:p>15.15</text:p>
          </table:table-cell>
          <table:table-cell table:formula="of:=SQRT(ABS([.$D$2]^2-[.B110]^2))" office:value-type="float" office:value="199.425368245868">
            <text:p>199.425368245868</text:p>
          </table:table-cell>
          <table:table-cell table:formula="of:=([.$C$10]-[.C110])*[.$B$4]" office:value-type="float" office:value="723.874650865167">
            <text:p>723.874650865167</text:p>
          </table:table-cell>
          <table:table-cell table:formula="of:=ROUND([.D110])" office:value-type="float" office:value="724">
            <text:p>724</text:p>
          </table:table-cell>
          <table:table-cell table:formula="of:=([.$C$8]-([.E110]*[.$C$4]))" office:value-type="float" office:value="199.425325">
            <text:p>199.425325</text:p>
          </table:table-cell>
          <table:table-cell table:formula="of:=SQRT(ABS([.$D$2]^2-[.F110]^2))" office:value-type="float" office:value="15.1505692514962">
            <text:p>15.1505692514962</text:p>
          </table:table-cell>
          <table:table-cell table:formula="of:=ABS([.B110]-[.G110])" office:value-type="float" office:value="0.000569251496219891">
            <text:p>0.000569251496219891</text:p>
          </table:table-cell>
        </table:table-row>
        <table:table-row table:style-name="ro2">
          <table:table-cell table:formula="of:=[.A110]+[.A$4]" office:value-type="float" office:value="30.6">
            <text:p>30.6</text:p>
          </table:table-cell>
          <table:table-cell table:formula="of:=[.A111]/2" office:value-type="float" office:value="15.3">
            <text:p>15.3</text:p>
          </table:table-cell>
          <table:table-cell table:formula="of:=SQRT(ABS([.$D$2]^2-[.B111]^2))" office:value-type="float" office:value="199.413916264638">
            <text:p>199.413916264638</text:p>
          </table:table-cell>
          <table:table-cell table:formula="of:=([.$C$10]-[.C111])*[.$B$4]" office:value-type="float" office:value="738.302343753369">
            <text:p>738.302343753369</text:p>
          </table:table-cell>
          <table:table-cell table:formula="of:=ROUND([.D111])" office:value-type="float" office:value="738">
            <text:p>738</text:p>
          </table:table-cell>
          <table:table-cell table:formula="of:=([.$C$8]-([.E111]*[.$C$4]))" office:value-type="float" office:value="199.4142125">
            <text:p>199.4142125</text:p>
          </table:table-cell>
          <table:table-cell table:formula="of:=SQRT(ABS([.$D$2]^2-[.F111]^2))" office:value-type="float" office:value="15.296138499793">
            <text:p>15.296138499793</text:p>
          </table:table-cell>
          <table:table-cell table:formula="of:=ABS([.B111]-[.G111])" office:value-type="float" office:value="0.00386150020706211">
            <text:p>0.00386150020706211</text:p>
          </table:table-cell>
        </table:table-row>
        <table:table-row table:style-name="ro2">
          <table:table-cell table:formula="of:=[.A111]+[.A$4]" office:value-type="float" office:value="30.9000000000001">
            <text:p>30.9000000000001</text:p>
          </table:table-cell>
          <table:table-cell table:formula="of:=[.A112]/2" office:value-type="float" office:value="15.45">
            <text:p>15.45</text:p>
          </table:table-cell>
          <table:table-cell table:formula="of:=SQRT(ABS([.$D$2]^2-[.B112]^2))" office:value-type="float" office:value="199.40235078855">
            <text:p>199.40235078855</text:p>
          </table:table-cell>
          <table:table-cell table:formula="of:=([.$C$10]-[.C112])*[.$B$4]" office:value-type="float" office:value="752.873022289085">
            <text:p>752.873022289085</text:p>
          </table:table-cell>
          <table:table-cell table:formula="of:=ROUND([.D112])" office:value-type="float" office:value="753">
            <text:p>753</text:p>
          </table:table-cell>
          <table:table-cell table:formula="of:=([.$C$8]-([.E112]*[.$C$4]))" office:value-type="float" office:value="199.40230625">
            <text:p>199.40230625</text:p>
          </table:table-cell>
          <table:table-cell table:formula="of:=SQRT(ABS([.$D$2]^2-[.F112]^2))" office:value-type="float" office:value="15.4505748171778">
            <text:p>15.4505748171778</text:p>
          </table:table-cell>
          <table:table-cell table:formula="of:=ABS([.B112]-[.G112])" office:value-type="float" office:value="0.000574817177820819">
            <text:p>0.000574817177820819</text:p>
          </table:table-cell>
        </table:table-row>
        <table:table-row table:style-name="ro2">
          <table:table-cell table:formula="of:=[.A112]+[.A$4]" office:value-type="float" office:value="31.2000000000001">
            <text:p>31.2000000000001</text:p>
          </table:table-cell>
          <table:table-cell table:formula="of:=[.A113]/2" office:value-type="float" office:value="15.6">
            <text:p>15.6</text:p>
          </table:table-cell>
          <table:table-cell table:formula="of:=SQRT(ABS([.$D$2]^2-[.B113]^2))" office:value-type="float" office:value="199.390671797855">
            <text:p>199.390671797855</text:p>
          </table:table-cell>
          <table:table-cell table:formula="of:=([.$C$10]-[.C113])*[.$B$4]" office:value-type="float" office:value="767.58671135362">
            <text:p>767.58671135362</text:p>
          </table:table-cell>
          <table:table-cell table:formula="of:=ROUND([.D113])" office:value-type="float" office:value="768">
            <text:p>768</text:p>
          </table:table-cell>
          <table:table-cell table:formula="of:=([.$C$8]-([.E113]*[.$C$4]))" office:value-type="float" office:value="199.3904">
            <text:p>199.3904</text:p>
          </table:table-cell>
          <table:table-cell table:formula="of:=SQRT(ABS([.$D$2]^2-[.F113]^2))" office:value-type="float" office:value="15.6034735825073">
            <text:p>15.6034735825073</text:p>
          </table:table-cell>
          <table:table-cell table:formula="of:=ABS([.B113]-[.G113])" office:value-type="float" office:value="0.0034735825072616">
            <text:p>0.0034735825072616</text:p>
          </table:table-cell>
        </table:table-row>
        <table:table-row table:style-name="ro2">
          <table:table-cell table:formula="of:=[.A113]+[.A$4]" office:value-type="float" office:value="31.5000000000001">
            <text:p>31.5000000000001</text:p>
          </table:table-cell>
          <table:table-cell table:formula="of:=[.A114]/2" office:value-type="float" office:value="15.75">
            <text:p>15.75</text:p>
          </table:table-cell>
          <table:table-cell table:formula="of:=SQRT(ABS([.$D$2]^2-[.B114]^2))" office:value-type="float" office:value="199.378879272605">
            <text:p>199.378879272605</text:p>
          </table:table-cell>
          <table:table-cell table:formula="of:=([.$C$10]-[.C114])*[.$B$4]" office:value-type="float" office:value="782.443436078246">
            <text:p>782.443436078246</text:p>
          </table:table-cell>
          <table:table-cell table:formula="of:=ROUND([.D114])" office:value-type="float" office:value="782">
            <text:p>782</text:p>
          </table:table-cell>
          <table:table-cell table:formula="of:=([.$C$8]-([.E114]*[.$C$4]))" office:value-type="float" office:value="199.3792875">
            <text:p>199.3792875</text:p>
          </table:table-cell>
          <table:table-cell table:formula="of:=SQRT(ABS([.$D$2]^2-[.F114]^2))" office:value-type="float" office:value="15.7448314056501">
            <text:p>15.7448314056501</text:p>
          </table:table-cell>
          <table:table-cell table:formula="of:=ABS([.B114]-[.G114])" office:value-type="float" office:value="0.00516859434993044">
            <text:p>0.00516859434993044</text:p>
          </table:table-cell>
        </table:table-row>
        <table:table-row table:style-name="ro2">
          <table:table-cell table:formula="of:=[.A114]+[.A$4]" office:value-type="float" office:value="31.8000000000001">
            <text:p>31.8000000000001</text:p>
          </table:table-cell>
          <table:table-cell table:formula="of:=[.A115]/2" office:value-type="float" office:value="15.9">
            <text:p>15.9</text:p>
          </table:table-cell>
          <table:table-cell table:formula="of:=SQRT(ABS([.$D$2]^2-[.B115]^2))" office:value-type="float" office:value="199.366973192653">
            <text:p>199.366973192653</text:p>
          </table:table-cell>
          <table:table-cell table:formula="of:=([.$C$10]-[.C115])*[.$B$4]" office:value-type="float" office:value="797.443221844598">
            <text:p>797.443221844598</text:p>
          </table:table-cell>
          <table:table-cell table:formula="of:=ROUND([.D115])" office:value-type="float" office:value="797">
            <text:p>797</text:p>
          </table:table-cell>
          <table:table-cell table:formula="of:=([.$C$8]-([.E115]*[.$C$4]))" office:value-type="float" office:value="199.36738125">
            <text:p>199.36738125</text:p>
          </table:table-cell>
          <table:table-cell table:formula="of:=SQRT(ABS([.$D$2]^2-[.F115]^2))" office:value-type="float" office:value="15.8948826204269">
            <text:p>15.8948826204269</text:p>
          </table:table-cell>
          <table:table-cell table:formula="of:=ABS([.B115]-[.G115])" office:value-type="float" office:value="0.0051173795731696">
            <text:p>0.0051173795731696</text:p>
          </table:table-cell>
        </table:table-row>
        <table:table-row table:style-name="ro2">
          <table:table-cell table:formula="of:=[.A115]+[.A$4]" office:value-type="float" office:value="32.1000000000001">
            <text:p>32.1000000000001</text:p>
          </table:table-cell>
          <table:table-cell table:formula="of:=[.A116]/2" office:value-type="float" office:value="16.05">
            <text:p>16.05</text:p>
          </table:table-cell>
          <table:table-cell table:formula="of:=SQRT(ABS([.$D$2]^2-[.B116]^2))" office:value-type="float" office:value="199.354953537654">
            <text:p>199.354953537654</text:p>
          </table:table-cell>
          <table:table-cell table:formula="of:=([.$C$10]-[.C116])*[.$B$4]" office:value-type="float" office:value="812.586094284812">
            <text:p>812.586094284812</text:p>
          </table:table-cell>
          <table:table-cell table:formula="of:=ROUND([.D116])" office:value-type="float" office:value="813">
            <text:p>813</text:p>
          </table:table-cell>
          <table:table-cell table:formula="of:=([.$C$8]-([.E116]*[.$C$4]))" office:value-type="float" office:value="199.35468125">
            <text:p>199.35468125</text:p>
          </table:table-cell>
          <table:table-cell table:formula="of:=SQRT(ABS([.$D$2]^2-[.F116]^2))" office:value-type="float" office:value="16.0533816908121">
            <text:p>16.0533816908121</text:p>
          </table:table-cell>
          <table:table-cell table:formula="of:=ABS([.B116]-[.G116])" office:value-type="float" office:value="0.00338169081203432">
            <text:p>0.00338169081203432</text:p>
          </table:table-cell>
        </table:table-row>
        <table:table-row table:style-name="ro2">
          <table:table-cell table:formula="of:=[.A116]+[.A$4]" office:value-type="float" office:value="32.4">
            <text:p>32.4</text:p>
          </table:table-cell>
          <table:table-cell table:formula="of:=[.A117]/2" office:value-type="float" office:value="16.2">
            <text:p>16.2</text:p>
          </table:table-cell>
          <table:table-cell table:formula="of:=SQRT(ABS([.$D$2]^2-[.B117]^2))" office:value-type="float" office:value="199.342820287062">
            <text:p>199.342820287062</text:p>
          </table:table-cell>
          <table:table-cell table:formula="of:=([.$C$10]-[.C117])*[.$B$4]" office:value-type="float" office:value="827.872079281714">
            <text:p>827.872079281714</text:p>
          </table:table-cell>
          <table:table-cell table:formula="of:=ROUND([.D117])" office:value-type="float" office:value="828">
            <text:p>828</text:p>
          </table:table-cell>
          <table:table-cell table:formula="of:=([.$C$8]-([.E117]*[.$C$4]))" office:value-type="float" office:value="199.342775">
            <text:p>199.342775</text:p>
          </table:table-cell>
          <table:table-cell table:formula="of:=SQRT(ABS([.$D$2]^2-[.F117]^2))" office:value-type="float" office:value="16.2005572527422">
            <text:p>16.2005572527422</text:p>
          </table:table-cell>
          <table:table-cell table:formula="of:=ABS([.B117]-[.G117])" office:value-type="float" office:value="0.00055725274221885">
            <text:p>0.00055725274221885</text:p>
          </table:table-cell>
        </table:table-row>
        <table:table-row table:style-name="ro2">
          <table:table-cell table:formula="of:=[.A117]+[.A$4]" office:value-type="float" office:value="32.7">
            <text:p>32.7</text:p>
          </table:table-cell>
          <table:table-cell table:formula="of:=[.A118]/2" office:value-type="float" office:value="16.35">
            <text:p>16.35</text:p>
          </table:table-cell>
          <table:table-cell table:formula="of:=SQRT(ABS([.$D$2]^2-[.B118]^2))" office:value-type="float" office:value="199.330573420135">
            <text:p>199.330573420135</text:p>
          </table:table-cell>
          <table:table-cell table:formula="of:=([.$C$10]-[.C118])*[.$B$4]" office:value-type="float" office:value="843.301202969059">
            <text:p>843.301202969059</text:p>
          </table:table-cell>
          <table:table-cell table:formula="of:=ROUND([.D118])" office:value-type="float" office:value="843">
            <text:p>843</text:p>
          </table:table-cell>
          <table:table-cell table:formula="of:=([.$C$8]-([.E118]*[.$C$4]))" office:value-type="float" office:value="199.33086875">
            <text:p>199.33086875</text:p>
          </table:table-cell>
          <table:table-cell table:formula="of:=SQRT(ABS([.$D$2]^2-[.F118]^2))" office:value-type="float" office:value="16.3463990949159">
            <text:p>16.3463990949159</text:p>
          </table:table-cell>
          <table:table-cell table:formula="of:=ABS([.B118]-[.G118])" office:value-type="float" office:value="0.00360090508410948">
            <text:p>0.00360090508410948</text:p>
          </table:table-cell>
        </table:table-row>
        <table:table-row table:style-name="ro2">
          <table:table-cell table:formula="of:=[.A118]+[.A$4]" office:value-type="float" office:value="33">
            <text:p>33</text:p>
          </table:table-cell>
          <table:table-cell table:formula="of:=[.A119]/2" office:value-type="float" office:value="16.5">
            <text:p>16.5</text:p>
          </table:table-cell>
          <table:table-cell table:formula="of:=SQRT(ABS([.$D$2]^2-[.B119]^2))" office:value-type="float" office:value="199.31821291593">
            <text:p>199.31821291593</text:p>
          </table:table-cell>
          <table:table-cell table:formula="of:=([.$C$10]-[.C119])*[.$B$4]" office:value-type="float" office:value="858.87349173179">
            <text:p>858.87349173179</text:p>
          </table:table-cell>
          <table:table-cell table:formula="of:=ROUND([.D119])" office:value-type="float" office:value="859">
            <text:p>859</text:p>
          </table:table-cell>
          <table:table-cell table:formula="of:=([.$C$8]-([.E119]*[.$C$4]))" office:value-type="float" office:value="199.31816875">
            <text:p>199.31816875</text:p>
          </table:table-cell>
          <table:table-cell table:formula="of:=SQRT(ABS([.$D$2]^2-[.F119]^2))" office:value-type="float" office:value="16.5005335109662">
            <text:p>16.5005335109662</text:p>
          </table:table-cell>
          <table:table-cell table:formula="of:=ABS([.B119]-[.G119])" office:value-type="float" office:value="0.000533510966139517">
            <text:p>0.000533510966139517</text:p>
          </table:table-cell>
        </table:table-row>
        <table:table-row table:style-name="ro2">
          <table:table-cell table:formula="of:=[.A119]+[.A$4]" office:value-type="float" office:value="33.3">
            <text:p>33.3</text:p>
          </table:table-cell>
          <table:table-cell table:formula="of:=[.A120]/2" office:value-type="float" office:value="16.65">
            <text:p>16.65</text:p>
          </table:table-cell>
          <table:table-cell table:formula="of:=SQRT(ABS([.$D$2]^2-[.B120]^2))" office:value-type="float" office:value="199.305738753303">
            <text:p>199.305738753303</text:p>
          </table:table-cell>
          <table:table-cell table:formula="of:=([.$C$10]-[.C120])*[.$B$4]" office:value-type="float" office:value="874.588972206322">
            <text:p>874.588972206322</text:p>
          </table:table-cell>
          <table:table-cell table:formula="of:=ROUND([.D120])" office:value-type="float" office:value="875">
            <text:p>875</text:p>
          </table:table-cell>
          <table:table-cell table:formula="of:=([.$C$8]-([.E120]*[.$C$4]))" office:value-type="float" office:value="199.30546875">
            <text:p>199.30546875</text:p>
          </table:table-cell>
          <table:table-cell table:formula="of:=SQRT(ABS([.$D$2]^2-[.F120]^2))" office:value-type="float" office:value="16.6532317086738">
            <text:p>16.6532317086738</text:p>
          </table:table-cell>
          <table:table-cell table:formula="of:=ABS([.B120]-[.G120])" office:value-type="float" office:value="0.00323170867377698">
            <text:p>0.00323170867377698</text:p>
          </table:table-cell>
        </table:table-row>
        <table:table-row table:style-name="ro2">
          <table:table-cell table:formula="of:=[.A120]+[.A$4]" office:value-type="float" office:value="33.6">
            <text:p>33.6</text:p>
          </table:table-cell>
          <table:table-cell table:formula="of:=[.A121]/2" office:value-type="float" office:value="16.8">
            <text:p>16.8</text:p>
          </table:table-cell>
          <table:table-cell table:formula="of:=SQRT(ABS([.$D$2]^2-[.B121]^2))" office:value-type="float" office:value="199.293150910913">
            <text:p>199.293150910913</text:p>
          </table:table-cell>
          <table:table-cell table:formula="of:=([.$C$10]-[.C121])*[.$B$4]" office:value-type="float" office:value="890.447671280576">
            <text:p>890.447671280576</text:p>
          </table:table-cell>
          <table:table-cell table:formula="of:=ROUND([.D121])" office:value-type="float" office:value="890">
            <text:p>890</text:p>
          </table:table-cell>
          <table:table-cell table:formula="of:=([.$C$8]-([.E121]*[.$C$4]))" office:value-type="float" office:value="199.2935625">
            <text:p>199.2935625</text:p>
          </table:table-cell>
          <table:table-cell table:formula="of:=SQRT(ABS([.$D$2]^2-[.F121]^2))" office:value-type="float" office:value="16.7951167325086">
            <text:p>16.7951167325086</text:p>
          </table:table-cell>
          <table:table-cell table:formula="of:=ABS([.B121]-[.G121])" office:value-type="float" office:value="0.00488326749141521">
            <text:p>0.00488326749141521</text:p>
          </table:table-cell>
        </table:table-row>
        <table:table-row table:style-name="ro2">
          <table:table-cell table:formula="of:=[.A121]+[.A$4]" office:value-type="float" office:value="33.9">
            <text:p>33.9</text:p>
          </table:table-cell>
          <table:table-cell table:formula="of:=[.A122]/2" office:value-type="float" office:value="16.95">
            <text:p>16.95</text:p>
          </table:table-cell>
          <table:table-cell table:formula="of:=SQRT(ABS([.$D$2]^2-[.B122]^2))" office:value-type="float" office:value="199.280449367217">
            <text:p>199.280449367217</text:p>
          </table:table-cell>
          <table:table-cell table:formula="of:=([.$C$10]-[.C122])*[.$B$4]" office:value-type="float" office:value="906.449616094412">
            <text:p>906.449616094412</text:p>
          </table:table-cell>
          <table:table-cell table:formula="of:=ROUND([.D122])" office:value-type="float" office:value="906">
            <text:p>906</text:p>
          </table:table-cell>
          <table:table-cell table:formula="of:=([.$C$8]-([.E122]*[.$C$4]))" office:value-type="float" office:value="199.2808625">
            <text:p>199.2808625</text:p>
          </table:table-cell>
          <table:table-cell table:formula="of:=SQRT(ABS([.$D$2]^2-[.F122]^2))" office:value-type="float" office:value="16.9451421137767">
            <text:p>16.9451421137767</text:p>
          </table:table-cell>
          <table:table-cell table:formula="of:=ABS([.B122]-[.G122])" office:value-type="float" office:value="0.00485788622333772">
            <text:p>0.00485788622333772</text:p>
          </table:table-cell>
        </table:table-row>
        <table:table-row table:style-name="ro2">
          <table:table-cell table:formula="of:=[.A122]+[.A$4]" office:value-type="float" office:value="34.2">
            <text:p>34.2</text:p>
          </table:table-cell>
          <table:table-cell table:formula="of:=[.A123]/2" office:value-type="float" office:value="17.1">
            <text:p>17.1</text:p>
          </table:table-cell>
          <table:table-cell table:formula="of:=SQRT(ABS([.$D$2]^2-[.B123]^2))" office:value-type="float" office:value="199.267634100473">
            <text:p>199.267634100473</text:p>
          </table:table-cell>
          <table:table-cell table:formula="of:=([.$C$10]-[.C123])*[.$B$4]" office:value-type="float" office:value="922.594834039805">
            <text:p>922.594834039805</text:p>
          </table:table-cell>
          <table:table-cell table:formula="of:=ROUND([.D123])" office:value-type="float" office:value="923">
            <text:p>923</text:p>
          </table:table-cell>
          <table:table-cell table:formula="of:=([.$C$8]-([.E123]*[.$C$4]))" office:value-type="float" office:value="199.26736875">
            <text:p>199.26736875</text:p>
          </table:table-cell>
          <table:table-cell table:formula="of:=SQRT(ABS([.$D$2]^2-[.F123]^2))" office:value-type="float" office:value="17.1030918681835">
            <text:p>17.1030918681835</text:p>
          </table:table-cell>
          <table:table-cell table:formula="of:=ABS([.B123]-[.G123])" office:value-type="float" office:value="0.00309186818344287">
            <text:p>0.00309186818344287</text:p>
          </table:table-cell>
        </table:table-row>
        <table:table-row table:style-name="ro2">
          <table:table-cell table:formula="of:=[.A123]+[.A$4]" office:value-type="float" office:value="34.5">
            <text:p>34.5</text:p>
          </table:table-cell>
          <table:table-cell table:formula="of:=[.A124]/2" office:value-type="float" office:value="17.25">
            <text:p>17.25</text:p>
          </table:table-cell>
          <table:table-cell table:formula="of:=SQRT(ABS([.$D$2]^2-[.B124]^2))" office:value-type="float" office:value="199.254705088738">
            <text:p>199.254705088738</text:p>
          </table:table-cell>
          <table:table-cell table:formula="of:=([.$C$10]-[.C124])*[.$B$4]" office:value-type="float" office:value="938.883352760918">
            <text:p>938.883352760918</text:p>
          </table:table-cell>
          <table:table-cell table:formula="of:=ROUND([.D124])" office:value-type="float" office:value="939">
            <text:p>939</text:p>
          </table:table-cell>
          <table:table-cell table:formula="of:=([.$C$8]-([.E124]*[.$C$4]))" office:value-type="float" office:value="199.25466875">
            <text:p>199.25466875</text:p>
          </table:table-cell>
          <table:table-cell table:formula="of:=SQRT(ABS([.$D$2]^2-[.F124]^2))" office:value-type="float" office:value="17.2504197435243">
            <text:p>17.2504197435243</text:p>
          </table:table-cell>
          <table:table-cell table:formula="of:=ABS([.B124]-[.G124])" office:value-type="float" office:value="0.000419743524286531">
            <text:p>0.000419743524286531</text:p>
          </table:table-cell>
        </table:table-row>
        <table:table-row table:style-name="ro2">
          <table:table-cell table:formula="of:=[.A124]+[.A$4]" office:value-type="float" office:value="34.8">
            <text:p>34.8</text:p>
          </table:table-cell>
          <table:table-cell table:formula="of:=[.A125]/2" office:value-type="float" office:value="17.4">
            <text:p>17.4</text:p>
          </table:table-cell>
          <table:table-cell table:formula="of:=SQRT(ABS([.$D$2]^2-[.B125]^2))" office:value-type="float" office:value="199.241662309869">
            <text:p>199.241662309869</text:p>
          </table:table-cell>
          <table:table-cell table:formula="of:=([.$C$10]-[.C125])*[.$B$4]" office:value-type="float" office:value="955.315200154674">
            <text:p>955.315200154674</text:p>
          </table:table-cell>
          <table:table-cell table:formula="of:=ROUND([.D125])" office:value-type="float" office:value="955">
            <text:p>955</text:p>
          </table:table-cell>
          <table:table-cell table:formula="of:=([.$C$8]-([.E125]*[.$C$4]))" office:value-type="float" office:value="199.24196875">
            <text:p>199.24196875</text:p>
          </table:table-cell>
          <table:table-cell table:formula="of:=SQRT(ABS([.$D$2]^2-[.F125]^2))" office:value-type="float" office:value="17.3964906985294">
            <text:p>17.3964906985294</text:p>
          </table:table-cell>
          <table:table-cell table:formula="of:=ABS([.B125]-[.G125])" office:value-type="float" office:value="0.00350930147061135">
            <text:p>0.00350930147061135</text:p>
          </table:table-cell>
        </table:table-row>
        <table:table-row table:style-name="ro2">
          <table:table-cell table:formula="of:=[.A125]+[.A$4]" office:value-type="float" office:value="35.1">
            <text:p>35.1</text:p>
          </table:table-cell>
          <table:table-cell table:formula="of:=[.A126]/2" office:value-type="float" office:value="17.55">
            <text:p>17.55</text:p>
          </table:table-cell>
          <table:table-cell table:formula="of:=SQRT(ABS([.$D$2]^2-[.B126]^2))" office:value-type="float" office:value="199.228505741523">
            <text:p>199.228505741523</text:p>
          </table:table-cell>
          <table:table-cell table:formula="of:=([.$C$10]-[.C126])*[.$B$4]" office:value-type="float" office:value="971.890404370722">
            <text:p>971.890404370722</text:p>
          </table:table-cell>
          <table:table-cell table:formula="of:=ROUND([.D126])" office:value-type="float" office:value="972">
            <text:p>972</text:p>
          </table:table-cell>
          <table:table-cell table:formula="of:=([.$C$8]-([.E126]*[.$C$4]))" office:value-type="float" office:value="199.228475">
            <text:p>199.228475</text:p>
          </table:table-cell>
          <table:table-cell table:formula="of:=SQRT(ABS([.$D$2]^2-[.F126]^2))" office:value-type="float" office:value="17.5503489758574">
            <text:p>17.5503489758574</text:p>
          </table:table-cell>
          <table:table-cell table:formula="of:=ABS([.B126]-[.G126])" office:value-type="float" office:value="0.000348975857345835">
            <text:p>0.000348975857345835</text:p>
          </table:table-cell>
        </table:table-row>
        <table:table-row table:style-name="ro2">
          <table:table-cell table:formula="of:=[.A126]+[.A$4]" office:value-type="float" office:value="35.4">
            <text:p>35.4</text:p>
          </table:table-cell>
          <table:table-cell table:formula="of:=[.A127]/2" office:value-type="float" office:value="17.7">
            <text:p>17.7</text:p>
          </table:table-cell>
          <table:table-cell table:formula="of:=SQRT(ABS([.$D$2]^2-[.B127]^2))" office:value-type="float" office:value="199.215235361154">
            <text:p>199.215235361154</text:p>
          </table:table-cell>
          <table:table-cell table:formula="of:=([.$C$10]-[.C127])*[.$B$4]" office:value-type="float" office:value="988.608993811723">
            <text:p>988.608993811723</text:p>
          </table:table-cell>
          <table:table-cell table:formula="of:=ROUND([.D127])" office:value-type="float" office:value="989">
            <text:p>989</text:p>
          </table:table-cell>
          <table:table-cell table:formula="of:=([.$C$8]-([.E127]*[.$C$4]))" office:value-type="float" office:value="199.21498125">
            <text:p>199.21498125</text:p>
          </table:table-cell>
          <table:table-cell table:formula="of:=SQRT(ABS([.$D$2]^2-[.F127]^2))" office:value-type="float" office:value="17.7028598130967">
            <text:p>17.7028598130967</text:p>
          </table:table-cell>
          <table:table-cell table:formula="of:=ABS([.B127]-[.G127])" office:value-type="float" office:value="0.00285981309668415">
            <text:p>0.00285981309668415</text:p>
          </table:table-cell>
        </table:table-row>
        <table:table-row table:style-name="ro2">
          <table:table-cell table:formula="of:=[.A127]+[.A$4]" office:value-type="float" office:value="35.7">
            <text:p>35.7</text:p>
          </table:table-cell>
          <table:table-cell table:formula="of:=[.A128]/2" office:value-type="float" office:value="17.85">
            <text:p>17.85</text:p>
          </table:table-cell>
          <table:table-cell table:formula="of:=SQRT(ABS([.$D$2]^2-[.B128]^2))" office:value-type="float" office:value="199.201851146017">
            <text:p>199.201851146017</text:p>
          </table:table-cell>
          <table:table-cell table:formula="of:=([.$C$10]-[.C128])*[.$B$4]" office:value-type="float" office:value="1005.47099713371">
            <text:p>1005.47099713371</text:p>
          </table:table-cell>
          <table:table-cell table:formula="of:=ROUND([.D128])" office:value-type="float" office:value="1005">
            <text:p>1005</text:p>
          </table:table-cell>
          <table:table-cell table:formula="of:=([.$C$8]-([.E128]*[.$C$4]))" office:value-type="float" office:value="199.20228125">
            <text:p>199.20228125</text:p>
          </table:table-cell>
          <table:table-cell table:formula="of:=SQRT(ABS([.$D$2]^2-[.F128]^2))" office:value-type="float" office:value="17.8451994888234">
            <text:p>17.8451994888234</text:p>
          </table:table-cell>
          <table:table-cell table:formula="of:=ABS([.B128]-[.G128])" office:value-type="float" office:value="0.00480051117665781">
            <text:p>0.00480051117665781</text:p>
          </table:table-cell>
        </table:table-row>
        <table:table-row table:style-name="ro2">
          <table:table-cell table:formula="of:=[.A128]+[.A$4]" office:value-type="float" office:value="36">
            <text:p>36</text:p>
          </table:table-cell>
          <table:table-cell table:formula="of:=[.A129]/2" office:value-type="float" office:value="18">
            <text:p>18</text:p>
          </table:table-cell>
          <table:table-cell table:formula="of:=SQRT(ABS([.$D$2]^2-[.B129]^2))" office:value-type="float" office:value="199.188353073165">
            <text:p>199.188353073165</text:p>
          </table:table-cell>
          <table:table-cell table:formula="of:=([.$C$10]-[.C129])*[.$B$4]" office:value-type="float" office:value="1022.47644324625">
            <text:p>1022.47644324625</text:p>
          </table:table-cell>
          <table:table-cell table:formula="of:=ROUND([.D129])" office:value-type="float" office:value="1022">
            <text:p>1022</text:p>
          </table:table-cell>
          <table:table-cell table:formula="of:=([.$C$8]-([.E129]*[.$C$4]))" office:value-type="float" office:value="199.1887875">
            <text:p>199.1887875</text:p>
          </table:table-cell>
          <table:table-cell table:formula="of:=SQRT(ABS([.$D$2]^2-[.F129]^2))" office:value-type="float" office:value="17.9951919767433">
            <text:p>17.9951919767433</text:p>
          </table:table-cell>
          <table:table-cell table:formula="of:=ABS([.B129]-[.G129])" office:value-type="float" office:value="0.00480802325675001">
            <text:p>0.00480802325675001</text:p>
          </table:table-cell>
        </table:table-row>
        <table:table-row table:style-name="ro2">
          <table:table-cell table:formula="of:=[.A129]+[.A$4]" office:value-type="float" office:value="36.3">
            <text:p>36.3</text:p>
          </table:table-cell>
          <table:table-cell table:formula="of:=[.A130]/2" office:value-type="float" office:value="18.15">
            <text:p>18.15</text:p>
          </table:table-cell>
          <table:table-cell table:formula="of:=SQRT(ABS([.$D$2]^2-[.B130]^2))" office:value-type="float" office:value="199.17474111945">
            <text:p>199.17474111945</text:p>
          </table:table-cell>
          <table:table-cell table:formula="of:=([.$C$10]-[.C130])*[.$B$4]" office:value-type="float" office:value="1039.62536131266">
            <text:p>1039.62536131266</text:p>
          </table:table-cell>
          <table:table-cell table:formula="of:=ROUND([.D130])" office:value-type="float" office:value="1040">
            <text:p>1040</text:p>
          </table:table-cell>
          <table:table-cell table:formula="of:=([.$C$8]-([.E130]*[.$C$4]))" office:value-type="float" office:value="199.1745">
            <text:p>199.1745</text:p>
          </table:table-cell>
          <table:table-cell table:formula="of:=SQRT(ABS([.$D$2]^2-[.F130]^2))" office:value-type="float" office:value="18.1526458057772">
            <text:p>18.1526458057772</text:p>
          </table:table-cell>
          <table:table-cell table:formula="of:=ABS([.B130]-[.G130])" office:value-type="float" office:value="0.00264580577714568">
            <text:p>0.00264580577714568</text:p>
          </table:table-cell>
        </table:table-row>
        <table:table-row table:style-name="ro2">
          <table:table-cell table:formula="of:=[.A130]+[.A$4]" office:value-type="float" office:value="36.6">
            <text:p>36.6</text:p>
          </table:table-cell>
          <table:table-cell table:formula="of:=[.A131]/2" office:value-type="float" office:value="18.3">
            <text:p>18.3</text:p>
          </table:table-cell>
          <table:table-cell table:formula="of:=SQRT(ABS([.$D$2]^2-[.B131]^2))" office:value-type="float" office:value="199.161015261522">
            <text:p>199.161015261522</text:p>
          </table:table-cell>
          <table:table-cell table:formula="of:=([.$C$10]-[.C131])*[.$B$4]" office:value-type="float" office:value="1056.91778075036">
            <text:p>1056.91778075036</text:p>
          </table:table-cell>
          <table:table-cell table:formula="of:=ROUND([.D131])" office:value-type="float" office:value="1057">
            <text:p>1057</text:p>
          </table:table-cell>
          <table:table-cell table:formula="of:=([.$C$8]-([.E131]*[.$C$4]))" office:value-type="float" office:value="199.16100625">
            <text:p>199.16100625</text:p>
          </table:table-cell>
          <table:table-cell table:formula="of:=SQRT(ABS([.$D$2]^2-[.F131]^2))" office:value-type="float" office:value="18.3000980731649">
            <text:p>18.3000980731649</text:p>
          </table:table-cell>
          <table:table-cell table:formula="of:=ABS([.B131]-[.G131])" office:value-type="float" office:value="0.0000980731648532185">
            <text:p>0.0000980731648532185</text:p>
          </table:table-cell>
        </table:table-row>
        <table:table-row table:style-name="ro2">
          <table:table-cell table:formula="of:=[.A131]+[.A$4]" office:value-type="float" office:value="36.9">
            <text:p>36.9</text:p>
          </table:table-cell>
          <table:table-cell table:formula="of:=[.A132]/2" office:value-type="float" office:value="18.45">
            <text:p>18.45</text:p>
          </table:table-cell>
          <table:table-cell table:formula="of:=SQRT(ABS([.$D$2]^2-[.B132]^2))" office:value-type="float" office:value="199.147175475827">
            <text:p>199.147175475827</text:p>
          </table:table-cell>
          <table:table-cell table:formula="of:=([.$C$10]-[.C132])*[.$B$4]" office:value-type="float" office:value="1074.35373123109">
            <text:p>1074.35373123109</text:p>
          </table:table-cell>
          <table:table-cell table:formula="of:=ROUND([.D132])" office:value-type="float" office:value="1074">
            <text:p>1074</text:p>
          </table:table-cell>
          <table:table-cell table:formula="of:=([.$C$8]-([.E132]*[.$C$4]))" office:value-type="float" office:value="199.1475125">
            <text:p>199.1475125</text:p>
          </table:table-cell>
          <table:table-cell table:formula="of:=SQRT(ABS([.$D$2]^2-[.F132]^2))" office:value-type="float" office:value="18.4463618381062">
            <text:p>18.4463618381062</text:p>
          </table:table-cell>
          <table:table-cell table:formula="of:=ABS([.B132]-[.G132])" office:value-type="float" office:value="0.00363816189384636">
            <text:p>0.00363816189384636</text:p>
          </table:table-cell>
        </table:table-row>
        <table:table-row table:style-name="ro2">
          <table:table-cell table:formula="of:=[.A132]+[.A$4]" office:value-type="float" office:value="37.2">
            <text:p>37.2</text:p>
          </table:table-cell>
          <table:table-cell table:formula="of:=[.A133]/2" office:value-type="float" office:value="18.6">
            <text:p>18.6</text:p>
          </table:table-cell>
          <table:table-cell table:formula="of:=SQRT(ABS([.$D$2]^2-[.B133]^2))" office:value-type="float" office:value="199.133221738614">
            <text:p>199.133221738614</text:p>
          </table:table-cell>
          <table:table-cell table:formula="of:=([.$C$10]-[.C133])*[.$B$4]" office:value-type="float" office:value="1091.93324268111">
            <text:p>1091.93324268111</text:p>
          </table:table-cell>
          <table:table-cell table:formula="of:=ROUND([.D133])" office:value-type="float" office:value="1092">
            <text:p>1092</text:p>
          </table:table-cell>
          <table:table-cell table:formula="of:=([.$C$8]-([.E133]*[.$C$4]))" office:value-type="float" office:value="199.133225">
            <text:p>199.133225</text:p>
          </table:table-cell>
          <table:table-cell table:formula="of:=SQRT(ABS([.$D$2]^2-[.F133]^2))" office:value-type="float" office:value="18.5999650832837">
            <text:p>18.5999650832837</text:p>
          </table:table-cell>
          <table:table-cell table:formula="of:=ABS([.B133]-[.G133])" office:value-type="float" office:value="0.0000349167163520292">
            <text:p>0.0000349167163520292</text:p>
          </table:table-cell>
        </table:table-row>
        <table:table-row table:style-name="ro2">
          <table:table-cell table:formula="of:=[.A133]+[.A$4]" office:value-type="float" office:value="37.5">
            <text:p>37.5</text:p>
          </table:table-cell>
          <table:table-cell table:formula="of:=[.A134]/2" office:value-type="float" office:value="18.75">
            <text:p>18.75</text:p>
          </table:table-cell>
          <table:table-cell table:formula="of:=SQRT(ABS([.$D$2]^2-[.B134]^2))" office:value-type="float" office:value="199.119154025925">
            <text:p>199.119154025925</text:p>
          </table:table-cell>
          <table:table-cell table:formula="of:=([.$C$10]-[.C134])*[.$B$4]" office:value-type="float" office:value="1109.65634528151">
            <text:p>1109.65634528151</text:p>
          </table:table-cell>
          <table:table-cell table:formula="of:=ROUND([.D134])" office:value-type="float" office:value="1110">
            <text:p>1110</text:p>
          </table:table-cell>
          <table:table-cell table:formula="of:=([.$C$8]-([.E134]*[.$C$4]))" office:value-type="float" office:value="199.1189375">
            <text:p>199.1189375</text:p>
          </table:table-cell>
          <table:table-cell table:formula="of:=SQRT(ABS([.$D$2]^2-[.F134]^2))" office:value-type="float" office:value="18.7522992955824">
            <text:p>18.7522992955824</text:p>
          </table:table-cell>
          <table:table-cell table:formula="of:=ABS([.B134]-[.G134])" office:value-type="float" office:value="0.00229929558238595">
            <text:p>0.00229929558238595</text:p>
          </table:table-cell>
        </table:table-row>
        <table:table-row table:style-name="ro2">
          <table:table-cell table:formula="of:=[.A134]+[.A$4]" office:value-type="float" office:value="37.8">
            <text:p>37.8</text:p>
          </table:table-cell>
          <table:table-cell table:formula="of:=[.A135]/2" office:value-type="float" office:value="18.9">
            <text:p>18.9</text:p>
          </table:table-cell>
          <table:table-cell table:formula="of:=SQRT(ABS([.$D$2]^2-[.B135]^2))" office:value-type="float" office:value="199.104972313601">
            <text:p>199.104972313601</text:p>
          </table:table-cell>
          <table:table-cell table:formula="of:=([.$C$10]-[.C135])*[.$B$4]" office:value-type="float" office:value="1127.52306946853">
            <text:p>1127.52306946853</text:p>
          </table:table-cell>
          <table:table-cell table:formula="of:=ROUND([.D135])" office:value-type="float" office:value="1128">
            <text:p>1128</text:p>
          </table:table-cell>
          <table:table-cell table:formula="of:=([.$C$8]-([.E135]*[.$C$4]))" office:value-type="float" office:value="199.10465">
            <text:p>199.10465</text:p>
          </table:table-cell>
          <table:table-cell table:formula="of:=SQRT(ABS([.$D$2]^2-[.F135]^2))" office:value-type="float" office:value="18.9033951547732">
            <text:p>18.9033951547732</text:p>
          </table:table-cell>
          <table:table-cell table:formula="of:=ABS([.B135]-[.G135])" office:value-type="float" office:value="0.00339515477321228">
            <text:p>0.00339515477321228</text:p>
          </table:table-cell>
        </table:table-row>
        <table:table-row table:style-name="ro2">
          <table:table-cell table:formula="of:=[.A135]+[.A$4]" office:value-type="float" office:value="38.1">
            <text:p>38.1</text:p>
          </table:table-cell>
          <table:table-cell table:formula="of:=[.A136]/2" office:value-type="float" office:value="19.05">
            <text:p>19.05</text:p>
          </table:table-cell>
          <table:table-cell table:formula="of:=SQRT(ABS([.$D$2]^2-[.B136]^2))" office:value-type="float" office:value="199.090676577282">
            <text:p>199.090676577282</text:p>
          </table:table-cell>
          <table:table-cell table:formula="of:=([.$C$10]-[.C136])*[.$B$4]" office:value-type="float" office:value="1145.53344593368">
            <text:p>1145.53344593368</text:p>
          </table:table-cell>
          <table:table-cell table:formula="of:=ROUND([.D136])" office:value-type="float" office:value="1146">
            <text:p>1146</text:p>
          </table:table-cell>
          <table:table-cell table:formula="of:=([.$C$8]-([.E136]*[.$C$4]))" office:value-type="float" office:value="199.0903625">
            <text:p>199.0903625</text:p>
          </table:table-cell>
          <table:table-cell table:formula="of:=SQRT(ABS([.$D$2]^2-[.F136]^2))" office:value-type="float" office:value="19.0532821219494">
            <text:p>19.0532821219494</text:p>
          </table:table-cell>
          <table:table-cell table:formula="of:=ABS([.B136]-[.G136])" office:value-type="float" office:value="0.00328212194940036">
            <text:p>0.00328212194940036</text:p>
          </table:table-cell>
        </table:table-row>
        <table:table-row table:style-name="ro2">
          <table:table-cell table:formula="of:=[.A136]+[.A$4]" office:value-type="float" office:value="38.4">
            <text:p>38.4</text:p>
          </table:table-cell>
          <table:table-cell table:formula="of:=[.A137]/2" office:value-type="float" office:value="19.2">
            <text:p>19.2</text:p>
          </table:table-cell>
          <table:table-cell table:formula="of:=SQRT(ABS([.$D$2]^2-[.B137]^2))" office:value-type="float" office:value="199.076266792403">
            <text:p>199.076266792403</text:p>
          </table:table-cell>
          <table:table-cell table:formula="of:=([.$C$10]-[.C137])*[.$B$4]" office:value-type="float" office:value="1163.68750562413">
            <text:p>1163.68750562413</text:p>
          </table:table-cell>
          <table:table-cell table:formula="of:=ROUND([.D137])" office:value-type="float" office:value="1164">
            <text:p>1164</text:p>
          </table:table-cell>
          <table:table-cell table:formula="of:=([.$C$8]-([.E137]*[.$C$4]))" office:value-type="float" office:value="199.076075">
            <text:p>199.076075</text:p>
          </table:table-cell>
          <table:table-cell table:formula="of:=SQRT(ABS([.$D$2]^2-[.F137]^2))" office:value-type="float" office:value="19.2019885062556">
            <text:p>19.2019885062556</text:p>
          </table:table-cell>
          <table:table-cell table:formula="of:=ABS([.B137]-[.G137])" office:value-type="float" office:value="0.00198850625560354">
            <text:p>0.00198850625560354</text:p>
          </table:table-cell>
        </table:table-row>
        <table:table-row table:style-name="ro2">
          <table:table-cell table:formula="of:=[.A137]+[.A$4]" office:value-type="float" office:value="38.7">
            <text:p>38.7</text:p>
          </table:table-cell>
          <table:table-cell table:formula="of:=[.A138]/2" office:value-type="float" office:value="19.35">
            <text:p>19.35</text:p>
          </table:table-cell>
          <table:table-cell table:formula="of:=SQRT(ABS([.$D$2]^2-[.B138]^2))" office:value-type="float" office:value="199.061742934196">
            <text:p>199.061742934196</text:p>
          </table:table-cell>
          <table:table-cell table:formula="of:=([.$C$10]-[.C138])*[.$B$4]" office:value-type="float" office:value="1181.98527974291">
            <text:p>1181.98527974291</text:p>
          </table:table-cell>
          <table:table-cell table:formula="of:=ROUND([.D138])" office:value-type="float" office:value="1182">
            <text:p>1182</text:p>
          </table:table-cell>
          <table:table-cell table:formula="of:=([.$C$8]-([.E138]*[.$C$4]))" office:value-type="float" office:value="199.0617875">
            <text:p>199.0617875</text:p>
          </table:table-cell>
          <table:table-cell table:formula="of:=SQRT(ABS([.$D$2]^2-[.F138]^2))" office:value-type="float" office:value="19.3495415269933">
            <text:p>19.3495415269933</text:p>
          </table:table-cell>
          <table:table-cell table:formula="of:=ABS([.B138]-[.G138])" office:value-type="float" office:value="0.000458473006716531">
            <text:p>0.000458473006716531</text:p>
          </table:table-cell>
        </table:table-row>
        <table:table-row table:style-name="ro2">
          <table:table-cell table:formula="of:=[.A138]+[.A$4]" office:value-type="float" office:value="39">
            <text:p>39</text:p>
          </table:table-cell>
          <table:table-cell table:formula="of:=[.A139]/2" office:value-type="float" office:value="19.5">
            <text:p>19.5</text:p>
          </table:table-cell>
          <table:table-cell table:formula="of:=SQRT(ABS([.$D$2]^2-[.B139]^2))" office:value-type="float" office:value="199.047104977691">
            <text:p>199.047104977691</text:p>
          </table:table-cell>
          <table:table-cell table:formula="of:=([.$C$10]-[.C139])*[.$B$4]" office:value-type="float" office:value="1200.42679974925">
            <text:p>1200.42679974925</text:p>
          </table:table-cell>
          <table:table-cell table:formula="of:=ROUND([.D139])" office:value-type="float" office:value="1200">
            <text:p>1200</text:p>
          </table:table-cell>
          <table:table-cell table:formula="of:=([.$C$8]-([.E139]*[.$C$4]))" office:value-type="float" office:value="199.0475">
            <text:p>199.0475</text:p>
          </table:table-cell>
          <table:table-cell table:formula="of:=SQRT(ABS([.$D$2]^2-[.F139]^2))" office:value-type="float" office:value="19.4959673714846">
            <text:p>19.4959673714846</text:p>
          </table:table-cell>
          <table:table-cell table:formula="of:=ABS([.B139]-[.G139])" office:value-type="float" office:value="0.00403262851538955">
            <text:p>0.00403262851538955</text:p>
          </table:table-cell>
        </table:table-row>
        <table:table-row table:style-name="ro2">
          <table:table-cell table:formula="of:=[.A139]+[.A$4]" office:value-type="float" office:value="39.3">
            <text:p>39.3</text:p>
          </table:table-cell>
          <table:table-cell table:formula="of:=[.A140]/2" office:value-type="float" office:value="19.65">
            <text:p>19.65</text:p>
          </table:table-cell>
          <table:table-cell table:formula="of:=SQRT(ABS([.$D$2]^2-[.B140]^2))" office:value-type="float" office:value="199.032352897714">
            <text:p>199.032352897714</text:p>
          </table:table-cell>
          <table:table-cell table:formula="of:=([.$C$10]-[.C140])*[.$B$4]" office:value-type="float" office:value="1219.01209735875">
            <text:p>1219.01209735875</text:p>
          </table:table-cell>
          <table:table-cell table:formula="of:=ROUND([.D140])" office:value-type="float" office:value="1219">
            <text:p>1219</text:p>
          </table:table-cell>
          <table:table-cell table:formula="of:=([.$C$8]-([.E140]*[.$C$4]))" office:value-type="float" office:value="199.03241875">
            <text:p>199.03241875</text:p>
          </table:table-cell>
          <table:table-cell table:formula="of:=SQRT(ABS([.$D$2]^2-[.F140]^2))" office:value-type="float" office:value="19.649332979128">
            <text:p>19.649332979128</text:p>
          </table:table-cell>
          <table:table-cell table:formula="of:=ABS([.B140]-[.G140])" office:value-type="float" office:value="0.000667020871986779">
            <text:p>0.000667020871986779</text:p>
          </table:table-cell>
        </table:table-row>
        <table:table-row table:style-name="ro2">
          <table:table-cell table:formula="of:=[.A140]+[.A$4]" office:value-type="float" office:value="39.6">
            <text:p>39.6</text:p>
          </table:table-cell>
          <table:table-cell table:formula="of:=[.A141]/2" office:value-type="float" office:value="19.8">
            <text:p>19.8</text:p>
          </table:table-cell>
          <table:table-cell table:formula="of:=SQRT(ABS([.$D$2]^2-[.B141]^2))" office:value-type="float" office:value="199.017486668885">
            <text:p>199.017486668885</text:p>
          </table:table-cell>
          <table:table-cell table:formula="of:=([.$C$10]-[.C141])*[.$B$4]" office:value-type="float" office:value="1237.7412045438">
            <text:p>1237.7412045438</text:p>
          </table:table-cell>
          <table:table-cell table:formula="of:=ROUND([.D141])" office:value-type="float" office:value="1238">
            <text:p>1238</text:p>
          </table:table-cell>
          <table:table-cell table:formula="of:=([.$C$8]-([.E141]*[.$C$4]))" office:value-type="float" office:value="199.0173375">
            <text:p>199.0173375</text:p>
          </table:table-cell>
          <table:table-cell table:formula="of:=SQRT(ABS([.$D$2]^2-[.F141]^2))" office:value-type="float" office:value="19.8014992970506">
            <text:p>19.8014992970506</text:p>
          </table:table-cell>
          <table:table-cell table:formula="of:=ABS([.B141]-[.G141])" office:value-type="float" office:value="0.00149929705063911">
            <text:p>0.00149929705063911</text:p>
          </table:table-cell>
        </table:table-row>
        <table:table-row table:style-name="ro2">
          <table:table-cell table:formula="of:=[.A141]+[.A$4]" office:value-type="float" office:value="39.9">
            <text:p>39.9</text:p>
          </table:table-cell>
          <table:table-cell table:formula="of:=[.A142]/2" office:value-type="float" office:value="19.95">
            <text:p>19.95</text:p>
          </table:table-cell>
          <table:table-cell table:formula="of:=SQRT(ABS([.$D$2]^2-[.B142]^2))" office:value-type="float" office:value="199.002506265625">
            <text:p>199.002506265625</text:p>
          </table:table-cell>
          <table:table-cell table:formula="of:=([.$C$10]-[.C142])*[.$B$4]" office:value-type="float" office:value="1256.61415353373">
            <text:p>1256.61415353373</text:p>
          </table:table-cell>
          <table:table-cell table:formula="of:=ROUND([.D142])" office:value-type="float" office:value="1257">
            <text:p>1257</text:p>
          </table:table-cell>
          <table:table-cell table:formula="of:=([.$C$8]-([.E142]*[.$C$4]))" office:value-type="float" office:value="199.00225625">
            <text:p>199.00225625</text:p>
          </table:table-cell>
          <table:table-cell table:formula="of:=SQRT(ABS([.$D$2]^2-[.F142]^2))" office:value-type="float" office:value="19.9524937641724">
            <text:p>19.9524937641724</text:p>
          </table:table-cell>
          <table:table-cell table:formula="of:=ABS([.B142]-[.G142])" office:value-type="float" office:value="0.00249376417243496">
            <text:p>0.00249376417243496</text:p>
          </table:table-cell>
        </table:table-row>
        <table:table-row table:style-name="ro2">
          <table:table-cell table:formula="of:=[.A142]+[.A$4]" office:value-type="float" office:value="40.2">
            <text:p>40.2</text:p>
          </table:table-cell>
          <table:table-cell table:formula="of:=[.A143]/2" office:value-type="float" office:value="20.1">
            <text:p>20.1</text:p>
          </table:table-cell>
          <table:table-cell table:formula="of:=SQRT(ABS([.$D$2]^2-[.B143]^2))" office:value-type="float" office:value="198.987411662145">
            <text:p>198.987411662145</text:p>
          </table:table-cell>
          <table:table-cell table:formula="of:=([.$C$10]-[.C143])*[.$B$4]" office:value-type="float" office:value="1275.63097681513">
            <text:p>1275.63097681513</text:p>
          </table:table-cell>
          <table:table-cell table:formula="of:=ROUND([.D143])" office:value-type="float" office:value="1276">
            <text:p>1276</text:p>
          </table:table-cell>
          <table:table-cell table:formula="of:=([.$C$8]-([.E143]*[.$C$4]))" office:value-type="float" office:value="198.987175">
            <text:p>198.987175</text:p>
          </table:table-cell>
          <table:table-cell table:formula="of:=SQRT(ABS([.$D$2]^2-[.F143]^2))" office:value-type="float" office:value="20.1023427868338">
            <text:p>20.1023427868338</text:p>
          </table:table-cell>
          <table:table-cell table:formula="of:=ABS([.B143]-[.G143])" office:value-type="float" office:value="0.00234278683381461">
            <text:p>0.00234278683381461</text:p>
          </table:table-cell>
        </table:table-row>
        <table:table-row table:style-name="ro2">
          <table:table-cell table:formula="of:=[.A143]+[.A$4]" office:value-type="float" office:value="40.5">
            <text:p>40.5</text:p>
          </table:table-cell>
          <table:table-cell table:formula="of:=[.A144]/2" office:value-type="float" office:value="20.25">
            <text:p>20.25</text:p>
          </table:table-cell>
          <table:table-cell table:formula="of:=SQRT(ABS([.$D$2]^2-[.B144]^2))" office:value-type="float" office:value="198.972202832456">
            <text:p>198.972202832456</text:p>
          </table:table-cell>
          <table:table-cell table:formula="of:=([.$C$10]-[.C144])*[.$B$4]" office:value-type="float" office:value="1294.79170713214">
            <text:p>1294.79170713214</text:p>
          </table:table-cell>
          <table:table-cell table:formula="of:=ROUND([.D144])" office:value-type="float" office:value="1295">
            <text:p>1295</text:p>
          </table:table-cell>
          <table:table-cell table:formula="of:=([.$C$8]-([.E144]*[.$C$4]))" office:value-type="float" office:value="198.97209375">
            <text:p>198.97209375</text:p>
          </table:table-cell>
          <table:table-cell table:formula="of:=SQRT(ABS([.$D$2]^2-[.F144]^2))" office:value-type="float" office:value="20.2510717924068">
            <text:p>20.2510717924068</text:p>
          </table:table-cell>
          <table:table-cell table:formula="of:=ABS([.B144]-[.G144])" office:value-type="float" office:value="0.00107179240680821">
            <text:p>0.00107179240680821</text:p>
          </table:table-cell>
        </table:table-row>
        <table:table-row table:style-name="ro2">
          <table:table-cell table:formula="of:=[.A144]+[.A$4]" office:value-type="float" office:value="40.8">
            <text:p>40.8</text:p>
          </table:table-cell>
          <table:table-cell table:formula="of:=[.A145]/2" office:value-type="float" office:value="20.4">
            <text:p>20.4</text:p>
          </table:table-cell>
          <table:table-cell table:formula="of:=SQRT(ABS([.$D$2]^2-[.B145]^2))" office:value-type="float" office:value="198.956879750362">
            <text:p>198.956879750362</text:p>
          </table:table-cell>
          <table:table-cell table:formula="of:=([.$C$10]-[.C145])*[.$B$4]" office:value-type="float" office:value="1314.09637748675">
            <text:p>1314.09637748675</text:p>
          </table:table-cell>
          <table:table-cell table:formula="of:=ROUND([.D145])" office:value-type="float" office:value="1314">
            <text:p>1314</text:p>
          </table:table-cell>
          <table:table-cell table:formula="of:=([.$C$8]-([.E145]*[.$C$4]))" office:value-type="float" office:value="198.9570125">
            <text:p>198.9570125</text:p>
          </table:table-cell>
          <table:table-cell table:formula="of:=SQRT(ABS([.$D$2]^2-[.F145]^2))" office:value-type="float" office:value="20.3987052793761">
            <text:p>20.3987052793761</text:p>
          </table:table-cell>
          <table:table-cell table:formula="of:=ABS([.B145]-[.G145])" office:value-type="float" office:value="0.00129472062389624">
            <text:p>0.00129472062389624</text:p>
          </table:table-cell>
        </table:table-row>
        <table:table-row table:style-name="ro2">
          <table:table-cell table:formula="of:=[.A145]+[.A$4]" office:value-type="float" office:value="41.1">
            <text:p>41.1</text:p>
          </table:table-cell>
          <table:table-cell table:formula="of:=[.A146]/2" office:value-type="float" office:value="20.55">
            <text:p>20.55</text:p>
          </table:table-cell>
          <table:table-cell table:formula="of:=SQRT(ABS([.$D$2]^2-[.B146]^2))" office:value-type="float" office:value="198.941442389463">
            <text:p>198.941442389463</text:p>
          </table:table-cell>
          <table:table-cell table:formula="of:=([.$C$10]-[.C146])*[.$B$4]" office:value-type="float" office:value="1333.5450211391">
            <text:p>1333.5450211391</text:p>
          </table:table-cell>
          <table:table-cell table:formula="of:=ROUND([.D146])" office:value-type="float" office:value="1334">
            <text:p>1334</text:p>
          </table:table-cell>
          <table:table-cell table:formula="of:=([.$C$8]-([.E146]*[.$C$4]))" office:value-type="float" office:value="198.9411375">
            <text:p>198.9411375</text:p>
          </table:table-cell>
          <table:table-cell table:formula="of:=SQRT(ABS([.$D$2]^2-[.F146]^2))" office:value-type="float" office:value="20.5529513745859">
            <text:p>20.5529513745859</text:p>
          </table:table-cell>
          <table:table-cell table:formula="of:=ABS([.B146]-[.G146])" office:value-type="float" office:value="0.00295137458590133">
            <text:p>0.00295137458590133</text:p>
          </table:table-cell>
        </table:table-row>
        <table:table-row table:style-name="ro2">
          <table:table-cell table:formula="of:=[.A146]+[.A$4]" office:value-type="float" office:value="41.4">
            <text:p>41.4</text:p>
          </table:table-cell>
          <table:table-cell table:formula="of:=[.A147]/2" office:value-type="float" office:value="20.7">
            <text:p>20.7</text:p>
          </table:table-cell>
          <table:table-cell table:formula="of:=SQRT(ABS([.$D$2]^2-[.B147]^2))" office:value-type="float" office:value="198.925890723153">
            <text:p>198.925890723153</text:p>
          </table:table-cell>
          <table:table-cell table:formula="of:=([.$C$10]-[.C147])*[.$B$4]" office:value-type="float" office:value="1353.1376716077">
            <text:p>1353.1376716077</text:p>
          </table:table-cell>
          <table:table-cell table:formula="of:=ROUND([.D147])" office:value-type="float" office:value="1353">
            <text:p>1353</text:p>
          </table:table-cell>
          <table:table-cell table:formula="of:=([.$C$8]-([.E147]*[.$C$4]))" office:value-type="float" office:value="198.92605625">
            <text:p>198.92605625</text:p>
          </table:table-cell>
          <table:table-cell table:formula="of:=SQRT(ABS([.$D$2]^2-[.F147]^2))" office:value-type="float" office:value="20.6984092340894">
            <text:p>20.6984092340894</text:p>
          </table:table-cell>
          <table:table-cell table:formula="of:=ABS([.B147]-[.G147])" office:value-type="float" office:value="0.00159076591056362">
            <text:p>0.00159076591056362</text:p>
          </table:table-cell>
        </table:table-row>
        <table:table-row table:style-name="ro2">
          <table:table-cell table:formula="of:=[.A147]+[.A$4]" office:value-type="float" office:value="41.7">
            <text:p>41.7</text:p>
          </table:table-cell>
          <table:table-cell table:formula="of:=[.A148]/2" office:value-type="float" office:value="20.85">
            <text:p>20.85</text:p>
          </table:table-cell>
          <table:table-cell table:formula="of:=SQRT(ABS([.$D$2]^2-[.B148]^2))" office:value-type="float" office:value="198.910224724623">
            <text:p>198.910224724623</text:p>
          </table:table-cell>
          <table:table-cell table:formula="of:=([.$C$10]-[.C148])*[.$B$4]" office:value-type="float" office:value="1372.87436266978">
            <text:p>1372.87436266978</text:p>
          </table:table-cell>
          <table:table-cell table:formula="of:=ROUND([.D148])" office:value-type="float" office:value="1373">
            <text:p>1373</text:p>
          </table:table-cell>
          <table:table-cell table:formula="of:=([.$C$8]-([.E148]*[.$C$4]))" office:value-type="float" office:value="198.91018125">
            <text:p>198.91018125</text:p>
          </table:table-cell>
          <table:table-cell table:formula="of:=SQRT(ABS([.$D$2]^2-[.F148]^2))" office:value-type="float" office:value="20.8504147462863">
            <text:p>20.8504147462863</text:p>
          </table:table-cell>
          <table:table-cell table:formula="of:=ABS([.B148]-[.G148])" office:value-type="float" office:value="0.000414746286274692">
            <text:p>0.000414746286274692</text:p>
          </table:table-cell>
        </table:table-row>
        <table:table-row table:style-name="ro2">
          <table:table-cell table:formula="of:=[.A148]+[.A$4]" office:value-type="float" office:value="42">
            <text:p>42</text:p>
          </table:table-cell>
          <table:table-cell table:formula="of:=[.A149]/2" office:value-type="float" office:value="21">
            <text:p>21</text:p>
          </table:table-cell>
          <table:table-cell table:formula="of:=SQRT(ABS([.$D$2]^2-[.B149]^2))" office:value-type="float" office:value="198.894444366855">
            <text:p>198.894444366855</text:p>
          </table:table-cell>
          <table:table-cell table:formula="of:=([.$C$10]-[.C149])*[.$B$4]" office:value-type="float" office:value="1392.75512836163">
            <text:p>1392.75512836163</text:p>
          </table:table-cell>
          <table:table-cell table:formula="of:=ROUND([.D149])" office:value-type="float" office:value="1393">
            <text:p>1393</text:p>
          </table:table-cell>
          <table:table-cell table:formula="of:=([.$C$8]-([.E149]*[.$C$4]))" office:value-type="float" office:value="198.89430625">
            <text:p>198.89430625</text:p>
          </table:table-cell>
          <table:table-cell table:formula="of:=SQRT(ABS([.$D$2]^2-[.F149]^2))" office:value-type="float" office:value="21.0013080861934">
            <text:p>21.0013080861934</text:p>
          </table:table-cell>
          <table:table-cell table:formula="of:=ABS([.B149]-[.G149])" office:value-type="float" office:value="0.00130808619339007">
            <text:p>0.00130808619339007</text:p>
          </table:table-cell>
        </table:table-row>
        <table:table-row table:style-name="ro2">
          <table:table-cell table:formula="of:=[.A149]+[.A$4]" office:value-type="float" office:value="42.3">
            <text:p>42.3</text:p>
          </table:table-cell>
          <table:table-cell table:formula="of:=[.A150]/2" office:value-type="float" office:value="21.15">
            <text:p>21.15</text:p>
          </table:table-cell>
          <table:table-cell table:formula="of:=SQRT(ABS([.$D$2]^2-[.B150]^2))" office:value-type="float" office:value="198.878549622628">
            <text:p>198.878549622628</text:p>
          </table:table-cell>
          <table:table-cell table:formula="of:=([.$C$10]-[.C150])*[.$B$4]" office:value-type="float" office:value="1412.78000297873">
            <text:p>1412.78000297873</text:p>
          </table:table-cell>
          <table:table-cell table:formula="of:=ROUND([.D150])" office:value-type="float" office:value="1413">
            <text:p>1413</text:p>
          </table:table-cell>
          <table:table-cell table:formula="of:=([.$C$8]-([.E150]*[.$C$4]))" office:value-type="float" office:value="198.87843125">
            <text:p>198.87843125</text:p>
          </table:table-cell>
          <table:table-cell table:formula="of:=SQRT(ABS([.$D$2]^2-[.F150]^2))" office:value-type="float" office:value="21.1511130567406">
            <text:p>21.1511130567406</text:p>
          </table:table-cell>
          <table:table-cell table:formula="of:=ABS([.B150]-[.G150])" office:value-type="float" office:value="0.00111305674066386">
            <text:p>0.00111305674066386</text:p>
          </table:table-cell>
        </table:table-row>
        <table:table-row table:style-name="ro2">
          <table:table-cell table:formula="of:=[.A150]+[.A$4]" office:value-type="float" office:value="42.6">
            <text:p>42.6</text:p>
          </table:table-cell>
          <table:table-cell table:formula="of:=[.A151]/2" office:value-type="float" office:value="21.3">
            <text:p>21.3</text:p>
          </table:table-cell>
          <table:table-cell table:formula="of:=SQRT(ABS([.$D$2]^2-[.B151]^2))" office:value-type="float" office:value="198.862540464513">
            <text:p>198.862540464513</text:p>
          </table:table-cell>
          <table:table-cell table:formula="of:=([.$C$10]-[.C151])*[.$B$4]" office:value-type="float" office:value="1432.94902107626">
            <text:p>1432.94902107626</text:p>
          </table:table-cell>
          <table:table-cell table:formula="of:=ROUND([.D151])" office:value-type="float" office:value="1433">
            <text:p>1433</text:p>
          </table:table-cell>
          <table:table-cell table:formula="of:=([.$C$8]-([.E151]*[.$C$4]))" office:value-type="float" office:value="198.86255625">
            <text:p>198.86255625</text:p>
          </table:table-cell>
          <table:table-cell table:formula="of:=SQRT(ABS([.$D$2]^2-[.F151]^2))" office:value-type="float" office:value="21.2998526219217">
            <text:p>21.2998526219217</text:p>
          </table:table-cell>
          <table:table-cell table:formula="of:=ABS([.B151]-[.G151])" office:value-type="float" office:value="0.00014737807828169">
            <text:p>0.00014737807828169</text:p>
          </table:table-cell>
        </table:table-row>
        <table:table-row table:style-name="ro2">
          <table:table-cell table:formula="of:=[.A151]+[.A$4]" office:value-type="float" office:value="42.9">
            <text:p>42.9</text:p>
          </table:table-cell>
          <table:table-cell table:formula="of:=[.A152]/2" office:value-type="float" office:value="21.45">
            <text:p>21.45</text:p>
          </table:table-cell>
          <table:table-cell table:formula="of:=SQRT(ABS([.$D$2]^2-[.B152]^2))" office:value-type="float" office:value="198.846416864876">
            <text:p>198.846416864876</text:p>
          </table:table-cell>
          <table:table-cell table:formula="of:=([.$C$10]-[.C152])*[.$B$4]" office:value-type="float" office:value="1453.26221746924">
            <text:p>1453.26221746924</text:p>
          </table:table-cell>
          <table:table-cell table:formula="of:=ROUND([.D152])" office:value-type="float" office:value="1453">
            <text:p>1453</text:p>
          </table:table-cell>
          <table:table-cell table:formula="of:=([.$C$8]-([.E152]*[.$C$4]))" office:value-type="float" office:value="198.84668125">
            <text:p>198.84668125</text:p>
          </table:table-cell>
          <table:table-cell table:formula="of:=SQRT(ABS([.$D$2]^2-[.F152]^2))" office:value-type="float" office:value="21.4475489476281">
            <text:p>21.4475489476281</text:p>
          </table:table-cell>
          <table:table-cell table:formula="of:=ABS([.B152]-[.G152])" office:value-type="float" office:value="0.00245105237182486">
            <text:p>0.00245105237182486</text:p>
          </table:table-cell>
        </table:table-row>
        <table:table-row table:style-name="ro2">
          <table:table-cell table:formula="of:=[.A152]+[.A$4]" office:value-type="float" office:value="43.2">
            <text:p>43.2</text:p>
          </table:table-cell>
          <table:table-cell table:formula="of:=[.A153]/2" office:value-type="float" office:value="21.6">
            <text:p>21.6</text:p>
          </table:table-cell>
          <table:table-cell table:formula="of:=SQRT(ABS([.$D$2]^2-[.B153]^2))" office:value-type="float" office:value="198.830178795876">
            <text:p>198.830178795876</text:p>
          </table:table-cell>
          <table:table-cell table:formula="of:=([.$C$10]-[.C153])*[.$B$4]" office:value-type="float" office:value="1473.71962723294">
            <text:p>1473.71962723294</text:p>
          </table:table-cell>
          <table:table-cell table:formula="of:=ROUND([.D153])" office:value-type="float" office:value="1474">
            <text:p>1474</text:p>
          </table:table-cell>
          <table:table-cell table:formula="of:=([.$C$8]-([.E153]*[.$C$4]))" office:value-type="float" office:value="198.8300125">
            <text:p>198.8300125</text:p>
          </table:table-cell>
          <table:table-cell table:formula="of:=SQRT(ABS([.$D$2]^2-[.F153]^2))" office:value-type="float" office:value="21.601530715434">
            <text:p>21.601530715434</text:p>
          </table:table-cell>
          <table:table-cell table:formula="of:=ABS([.B153]-[.G153])" office:value-type="float" office:value="0.00153071543402561">
            <text:p>0.00153071543402561</text:p>
          </table:table-cell>
        </table:table-row>
        <table:table-row table:style-name="ro2">
          <table:table-cell table:formula="of:=[.A153]+[.A$4]" office:value-type="float" office:value="43.4999999999999">
            <text:p>43.4999999999999</text:p>
          </table:table-cell>
          <table:table-cell table:formula="of:=[.A154]/2" office:value-type="float" office:value="21.75">
            <text:p>21.75</text:p>
          </table:table-cell>
          <table:table-cell table:formula="of:=SQRT(ABS([.$D$2]^2-[.B154]^2))" office:value-type="float" office:value="198.813826229465">
            <text:p>198.813826229465</text:p>
          </table:table-cell>
          <table:table-cell table:formula="of:=([.$C$10]-[.C154])*[.$B$4]" office:value-type="float" office:value="1494.32128570314">
            <text:p>1494.32128570314</text:p>
          </table:table-cell>
          <table:table-cell table:formula="of:=ROUND([.D154])" office:value-type="float" office:value="1494">
            <text:p>1494</text:p>
          </table:table-cell>
          <table:table-cell table:formula="of:=([.$C$8]-([.E154]*[.$C$4]))" office:value-type="float" office:value="198.8141375">
            <text:p>198.8141375</text:p>
          </table:table-cell>
          <table:table-cell table:formula="of:=SQRT(ABS([.$D$2]^2-[.F154]^2))" office:value-type="float" office:value="21.7471545295264">
            <text:p>21.7471545295264</text:p>
          </table:table-cell>
          <table:table-cell table:formula="of:=ABS([.B154]-[.G154])" office:value-type="float" office:value="0.00284547047358785">
            <text:p>0.00284547047358785</text:p>
          </table:table-cell>
        </table:table-row>
        <table:table-row table:style-name="ro2">
          <table:table-cell table:formula="of:=[.A154]+[.A$4]" office:value-type="float" office:value="43.7999999999999">
            <text:p>43.7999999999999</text:p>
          </table:table-cell>
          <table:table-cell table:formula="of:=[.A155]/2" office:value-type="float" office:value="21.9">
            <text:p>21.9</text:p>
          </table:table-cell>
          <table:table-cell table:formula="of:=SQRT(ABS([.$D$2]^2-[.B155]^2))" office:value-type="float" office:value="198.797359137389">
            <text:p>198.797359137389</text:p>
          </table:table-cell>
          <table:table-cell table:formula="of:=([.$C$10]-[.C155])*[.$B$4]" office:value-type="float" office:value="1515.06722847641">
            <text:p>1515.06722847641</text:p>
          </table:table-cell>
          <table:table-cell table:formula="of:=ROUND([.D155])" office:value-type="float" office:value="1515">
            <text:p>1515</text:p>
          </table:table-cell>
          <table:table-cell table:formula="of:=([.$C$8]-([.E155]*[.$C$4]))" office:value-type="float" office:value="198.79746875">
            <text:p>198.79746875</text:p>
          </table:table-cell>
          <table:table-cell table:formula="of:=SQRT(ABS([.$D$2]^2-[.F155]^2))" office:value-type="float" office:value="21.8990049680977">
            <text:p>21.8990049680977</text:p>
          </table:table-cell>
          <table:table-cell table:formula="of:=ABS([.B155]-[.G155])" office:value-type="float" office:value="0.000995031902284893">
            <text:p>0.000995031902284893</text:p>
          </table:table-cell>
        </table:table-row>
        <table:table-row table:style-name="ro2">
          <table:table-cell table:formula="of:=[.A155]+[.A$4]" office:value-type="float" office:value="44.0999999999999">
            <text:p>44.0999999999999</text:p>
          </table:table-cell>
          <table:table-cell table:formula="of:=[.A156]/2" office:value-type="float" office:value="22.05">
            <text:p>22.05</text:p>
          </table:table-cell>
          <table:table-cell table:formula="of:=SQRT(ABS([.$D$2]^2-[.B156]^2))" office:value-type="float" office:value="198.780777491185">
            <text:p>198.780777491185</text:p>
          </table:table-cell>
          <table:table-cell table:formula="of:=([.$C$10]-[.C156])*[.$B$4]" office:value-type="float" office:value="1535.95749141051">
            <text:p>1535.95749141051</text:p>
          </table:table-cell>
          <table:table-cell table:formula="of:=ROUND([.D156])" office:value-type="float" office:value="1536">
            <text:p>1536</text:p>
          </table:table-cell>
          <table:table-cell table:formula="of:=([.$C$8]-([.E156]*[.$C$4]))" office:value-type="float" office:value="198.7808">
            <text:p>198.7808</text:p>
          </table:table-cell>
          <table:table-cell table:formula="of:=SQRT(ABS([.$D$2]^2-[.F156]^2))" office:value-type="float" office:value="22.0497970820596">
            <text:p>22.0497970820596</text:p>
          </table:table-cell>
          <table:table-cell table:formula="of:=ABS([.B156]-[.G156])" office:value-type="float" office:value="0.000202917940374192">
            <text:p>0.000202917940374192</text:p>
          </table:table-cell>
        </table:table-row>
        <table:table-row table:style-name="ro2">
          <table:table-cell table:formula="of:=[.A156]+[.A$4]" office:value-type="float" office:value="44.3999999999999">
            <text:p>44.3999999999999</text:p>
          </table:table-cell>
          <table:table-cell table:formula="of:=[.A157]/2" office:value-type="float" office:value="22.2">
            <text:p>22.2</text:p>
          </table:table-cell>
          <table:table-cell table:formula="of:=SQRT(ABS([.$D$2]^2-[.B157]^2))" office:value-type="float" office:value="198.764081262184">
            <text:p>198.764081262184</text:p>
          </table:table-cell>
          <table:table-cell table:formula="of:=([.$C$10]-[.C157])*[.$B$4]" office:value-type="float" office:value="1556.99211062464">
            <text:p>1556.99211062464</text:p>
          </table:table-cell>
          <table:table-cell table:formula="of:=ROUND([.D157])" office:value-type="float" office:value="1557">
            <text:p>1557</text:p>
          </table:table-cell>
          <table:table-cell table:formula="of:=([.$C$8]-([.E157]*[.$C$4]))" office:value-type="float" office:value="198.76413125">
            <text:p>198.76413125</text:p>
          </table:table-cell>
          <table:table-cell table:formula="of:=SQRT(ABS([.$D$2]^2-[.F157]^2))" office:value-type="float" office:value="22.199552437668">
            <text:p>22.199552437668</text:p>
          </table:table-cell>
          <table:table-cell table:formula="of:=ABS([.B157]-[.G157])" office:value-type="float" office:value="0.000447562331920892">
            <text:p>0.000447562331920892</text:p>
          </table:table-cell>
        </table:table-row>
        <table:table-row table:style-name="ro2">
          <table:table-cell table:formula="of:=[.A157]+[.A$4]" office:value-type="float" office:value="44.6999999999999">
            <text:p>44.6999999999999</text:p>
          </table:table-cell>
          <table:table-cell table:formula="of:=[.A158]/2" office:value-type="float" office:value="22.35">
            <text:p>22.35</text:p>
          </table:table-cell>
          <table:table-cell table:formula="of:=SQRT(ABS([.$D$2]^2-[.B158]^2))" office:value-type="float" office:value="198.747270421508">
            <text:p>198.747270421508</text:p>
          </table:table-cell>
          <table:table-cell table:formula="of:=([.$C$10]-[.C158])*[.$B$4]" office:value-type="float" office:value="1578.17112249975">
            <text:p>1578.17112249975</text:p>
          </table:table-cell>
          <table:table-cell table:formula="of:=ROUND([.D158])" office:value-type="float" office:value="1578">
            <text:p>1578</text:p>
          </table:table-cell>
          <table:table-cell table:formula="of:=([.$C$8]-([.E158]*[.$C$4]))" office:value-type="float" office:value="198.7474625">
            <text:p>198.7474625</text:p>
          </table:table-cell>
          <table:table-cell table:formula="of:=SQRT(ABS([.$D$2]^2-[.F158]^2))" office:value-type="float" office:value="22.34829187681">
            <text:p>22.34829187681</text:p>
          </table:table-cell>
          <table:table-cell table:formula="of:=ABS([.B158]-[.G158])" office:value-type="float" office:value="0.0017081231899958">
            <text:p>0.0017081231899958</text:p>
          </table:table-cell>
        </table:table-row>
        <table:table-row table:style-name="ro2">
          <table:table-cell table:formula="of:=[.A158]+[.A$4]" office:value-type="float" office:value="44.9999999999999">
            <text:p>44.9999999999999</text:p>
          </table:table-cell>
          <table:table-cell table:formula="of:=[.A159]/2" office:value-type="float" office:value="22.5">
            <text:p>22.5</text:p>
          </table:table-cell>
          <table:table-cell table:formula="of:=SQRT(ABS([.$D$2]^2-[.B159]^2))" office:value-type="float" office:value="198.730344940072">
            <text:p>198.730344940072</text:p>
          </table:table-cell>
          <table:table-cell table:formula="of:=([.$C$10]-[.C159])*[.$B$4]" office:value-type="float" office:value="1599.49456367886">
            <text:p>1599.49456367886</text:p>
          </table:table-cell>
          <table:table-cell table:formula="of:=ROUND([.D159])" office:value-type="float" office:value="1599">
            <text:p>1599</text:p>
          </table:table-cell>
          <table:table-cell table:formula="of:=([.$C$8]-([.E159]*[.$C$4]))" office:value-type="float" office:value="198.73079375">
            <text:p>198.73079375</text:p>
          </table:table-cell>
          <table:table-cell table:formula="of:=SQRT(ABS([.$D$2]^2-[.F159]^2))" office:value-type="float" office:value="22.4960355506245">
            <text:p>22.4960355506245</text:p>
          </table:table-cell>
          <table:table-cell table:formula="of:=ABS([.B159]-[.G159])" office:value-type="float" office:value="0.0039644493754416">
            <text:p>0.0039644493754416</text:p>
          </table:table-cell>
        </table:table-row>
        <table:table-row table:style-name="ro2">
          <table:table-cell table:formula="of:=[.A159]+[.A$4]" office:value-type="float" office:value="45.2999999999999">
            <text:p>45.2999999999999</text:p>
          </table:table-cell>
          <table:table-cell table:formula="of:=[.A160]/2" office:value-type="float" office:value="22.65">
            <text:p>22.65</text:p>
          </table:table-cell>
          <table:table-cell table:formula="of:=SQRT(ABS([.$D$2]^2-[.B160]^2))" office:value-type="float" office:value="198.713304788582">
            <text:p>198.713304788582</text:p>
          </table:table-cell>
          <table:table-cell table:formula="of:=([.$C$10]-[.C160])*[.$B$4]" office:value-type="float" office:value="1620.96247106747">
            <text:p>1620.96247106747</text:p>
          </table:table-cell>
          <table:table-cell table:formula="of:=ROUND([.D160])" office:value-type="float" office:value="1621">
            <text:p>1621</text:p>
          </table:table-cell>
          <table:table-cell table:formula="of:=([.$C$8]-([.E160]*[.$C$4]))" office:value-type="float" office:value="198.71333125">
            <text:p>198.71333125</text:p>
          </table:table-cell>
          <table:table-cell table:formula="of:=SQRT(ABS([.$D$2]^2-[.F160]^2))" office:value-type="float" office:value="22.6497678471055">
            <text:p>22.6497678471055</text:p>
          </table:table-cell>
          <table:table-cell table:formula="of:=ABS([.B160]-[.G160])" office:value-type="float" office:value="0.000232152894490412">
            <text:p>0.000232152894490412</text:p>
          </table:table-cell>
        </table:table-row>
        <table:table-row table:style-name="ro2">
          <table:table-cell table:formula="of:=[.A160]+[.A$4]" office:value-type="float" office:value="45.5999999999999">
            <text:p>45.5999999999999</text:p>
          </table:table-cell>
          <table:table-cell table:formula="of:=[.A161]/2" office:value-type="float" office:value="22.8">
            <text:p>22.8</text:p>
          </table:table-cell>
          <table:table-cell table:formula="of:=SQRT(ABS([.$D$2]^2-[.B161]^2))" office:value-type="float" office:value="198.696149937537">
            <text:p>198.696149937537</text:p>
          </table:table-cell>
          <table:table-cell table:formula="of:=([.$C$10]-[.C161])*[.$B$4]" office:value-type="float" office:value="1642.57488183377">
            <text:p>1642.57488183377</text:p>
          </table:table-cell>
          <table:table-cell table:formula="of:=ROUND([.D161])" office:value-type="float" office:value="1643">
            <text:p>1643</text:p>
          </table:table-cell>
          <table:table-cell table:formula="of:=([.$C$8]-([.E161]*[.$C$4]))" office:value-type="float" office:value="198.69586875">
            <text:p>198.69586875</text:p>
          </table:table-cell>
          <table:table-cell table:formula="of:=SQRT(ABS([.$D$2]^2-[.F161]^2))" office:value-type="float" office:value="22.8024503438288">
            <text:p>22.8024503438288</text:p>
          </table:table-cell>
          <table:table-cell table:formula="of:=ABS([.B161]-[.G161])" office:value-type="float" office:value="0.00245034382888321">
            <text:p>0.00245034382888321</text:p>
          </table:table-cell>
        </table:table-row>
        <table:table-row table:style-name="ro2">
          <table:table-cell table:formula="of:=[.A161]+[.A$4]" office:value-type="float" office:value="45.8999999999999">
            <text:p>45.8999999999999</text:p>
          </table:table-cell>
          <table:table-cell table:formula="of:=[.A162]/2" office:value-type="float" office:value="22.95">
            <text:p>22.95</text:p>
          </table:table-cell>
          <table:table-cell table:formula="of:=SQRT(ABS([.$D$2]^2-[.B162]^2))" office:value-type="float" office:value="198.678880357224">
            <text:p>198.678880357224</text:p>
          </table:table-cell>
          <table:table-cell table:formula="of:=([.$C$10]-[.C162])*[.$B$4]" office:value-type="float" office:value="1664.33183340904">
            <text:p>1664.33183340904</text:p>
          </table:table-cell>
          <table:table-cell table:formula="of:=ROUND([.D162])" office:value-type="float" office:value="1664">
            <text:p>1664</text:p>
          </table:table-cell>
          <table:table-cell table:formula="of:=([.$C$8]-([.E162]*[.$C$4]))" office:value-type="float" office:value="198.6792">
            <text:p>198.6792</text:p>
          </table:table-cell>
          <table:table-cell table:formula="of:=SQRT(ABS([.$D$2]^2-[.F162]^2))" office:value-type="float" office:value="22.9472326732439">
            <text:p>22.9472326732439</text:p>
          </table:table-cell>
          <table:table-cell table:formula="of:=ABS([.B162]-[.G162])" office:value-type="float" office:value="0.00276732675601465">
            <text:p>0.00276732675601465</text:p>
          </table:table-cell>
        </table:table-row>
        <table:table-row table:style-name="ro2">
          <table:table-cell table:formula="of:=[.A162]+[.A$4]" office:value-type="float" office:value="46.1999999999999">
            <text:p>46.1999999999999</text:p>
          </table:table-cell>
          <table:table-cell table:formula="of:=[.A163]/2" office:value-type="float" office:value="23.1">
            <text:p>23.1</text:p>
          </table:table-cell>
          <table:table-cell table:formula="of:=SQRT(ABS([.$D$2]^2-[.B163]^2))" office:value-type="float" office:value="198.661496017724">
            <text:p>198.661496017724</text:p>
          </table:table-cell>
          <table:table-cell table:formula="of:=([.$C$10]-[.C163])*[.$B$4]" office:value-type="float" office:value="1686.2333634879">
            <text:p>1686.2333634879</text:p>
          </table:table-cell>
          <table:table-cell table:formula="of:=ROUND([.D163])" office:value-type="float" office:value="1686">
            <text:p>1686</text:p>
          </table:table-cell>
          <table:table-cell table:formula="of:=([.$C$8]-([.E163]*[.$C$4]))" office:value-type="float" office:value="198.6617375">
            <text:p>198.6617375</text:p>
          </table:table-cell>
          <table:table-cell table:formula="of:=SQRT(ABS([.$D$2]^2-[.F163]^2))" office:value-type="float" office:value="23.0979231421593">
            <text:p>23.0979231421593</text:p>
          </table:table-cell>
          <table:table-cell table:formula="of:=ABS([.B163]-[.G163])" office:value-type="float" office:value="0.00207685784062406">
            <text:p>0.00207685784062406</text:p>
          </table:table-cell>
        </table:table-row>
        <table:table-row table:style-name="ro2">
          <table:table-cell table:formula="of:=[.A163]+[.A$4]" office:value-type="float" office:value="46.4999999999999">
            <text:p>46.4999999999999</text:p>
          </table:table-cell>
          <table:table-cell table:formula="of:=[.A164]/2" office:value-type="float" office:value="23.25">
            <text:p>23.25</text:p>
          </table:table-cell>
          <table:table-cell table:formula="of:=SQRT(ABS([.$D$2]^2-[.B164]^2))" office:value-type="float" office:value="198.643996888907">
            <text:p>198.643996888907</text:p>
          </table:table-cell>
          <table:table-cell table:formula="of:=([.$C$10]-[.C164])*[.$B$4]" office:value-type="float" office:value="1708.27951002876">
            <text:p>1708.27951002876</text:p>
          </table:table-cell>
          <table:table-cell table:formula="of:=ROUND([.D164])" office:value-type="float" office:value="1708">
            <text:p>1708</text:p>
          </table:table-cell>
          <table:table-cell table:formula="of:=([.$C$8]-([.E164]*[.$C$4]))" office:value-type="float" office:value="198.644275">
            <text:p>198.644275</text:p>
          </table:table-cell>
          <table:table-cell table:formula="of:=SQRT(ABS([.$D$2]^2-[.F164]^2))" office:value-type="float" office:value="23.2476237436083">
            <text:p>23.2476237436083</text:p>
          </table:table-cell>
          <table:table-cell table:formula="of:=ABS([.B164]-[.G164])" office:value-type="float" office:value="0.00237625639165984">
            <text:p>0.00237625639165984</text:p>
          </table:table-cell>
        </table:table-row>
        <table:table-row table:style-name="ro2">
          <table:table-cell table:formula="of:=[.A164]+[.A$4]" office:value-type="float" office:value="46.7999999999999">
            <text:p>46.7999999999999</text:p>
          </table:table-cell>
          <table:table-cell table:formula="of:=[.A165]/2" office:value-type="float" office:value="23.4">
            <text:p>23.4</text:p>
          </table:table-cell>
          <table:table-cell table:formula="of:=SQRT(ABS([.$D$2]^2-[.B165]^2))" office:value-type="float" office:value="198.626382940434">
            <text:p>198.626382940434</text:p>
          </table:table-cell>
          <table:table-cell table:formula="of:=([.$C$10]-[.C165])*[.$B$4]" office:value-type="float" office:value="1730.47031125407">
            <text:p>1730.47031125407</text:p>
          </table:table-cell>
          <table:table-cell table:formula="of:=ROUND([.D165])" office:value-type="float" office:value="1730">
            <text:p>1730</text:p>
          </table:table-cell>
          <table:table-cell table:formula="of:=([.$C$8]-([.E165]*[.$C$4]))" office:value-type="float" office:value="198.6268125">
            <text:p>198.6268125</text:p>
          </table:table-cell>
          <table:table-cell table:formula="of:=SQRT(ABS([.$D$2]^2-[.F165]^2))" office:value-type="float" office:value="23.396353478477">
            <text:p>23.396353478477</text:p>
          </table:table-cell>
          <table:table-cell table:formula="of:=ABS([.B165]-[.G165])" office:value-type="float" office:value="0.00364652152294909">
            <text:p>0.00364652152294909</text:p>
          </table:table-cell>
        </table:table-row>
        <table:table-row table:style-name="ro2">
          <table:table-cell table:formula="of:=[.A165]+[.A$4]" office:value-type="float" office:value="47.0999999999999">
            <text:p>47.0999999999999</text:p>
          </table:table-cell>
          <table:table-cell table:formula="of:=[.A166]/2" office:value-type="float" office:value="23.55">
            <text:p>23.55</text:p>
          </table:table-cell>
          <table:table-cell table:formula="of:=SQRT(ABS([.$D$2]^2-[.B166]^2))" office:value-type="float" office:value="198.608654141757">
            <text:p>198.608654141757</text:p>
          </table:table-cell>
          <table:table-cell table:formula="of:=([.$C$10]-[.C166])*[.$B$4]" office:value-type="float" office:value="1752.8058056507">
            <text:p>1752.8058056507</text:p>
          </table:table-cell>
          <table:table-cell table:formula="of:=ROUND([.D166])" office:value-type="float" office:value="1753">
            <text:p>1753</text:p>
          </table:table-cell>
          <table:table-cell table:formula="of:=([.$C$8]-([.E166]*[.$C$4]))" office:value-type="float" office:value="198.60855625">
            <text:p>198.60855625</text:p>
          </table:table-cell>
          <table:table-cell table:formula="of:=SQRT(ABS([.$D$2]^2-[.F166]^2))" office:value-type="float" office:value="23.5508255543323">
            <text:p>23.5508255543323</text:p>
          </table:table-cell>
          <table:table-cell table:formula="of:=ABS([.B166]-[.G166])" office:value-type="float" office:value="0.000825554332308798">
            <text:p>0.000825554332308798</text:p>
          </table:table-cell>
        </table:table-row>
        <table:table-row table:style-name="ro2">
          <table:table-cell table:formula="of:=[.A166]+[.A$4]" office:value-type="float" office:value="47.3999999999999">
            <text:p>47.3999999999999</text:p>
          </table:table-cell>
          <table:table-cell table:formula="of:=[.A167]/2" office:value-type="float" office:value="23.7">
            <text:p>23.7</text:p>
          </table:table-cell>
          <table:table-cell table:formula="of:=SQRT(ABS([.$D$2]^2-[.B167]^2))" office:value-type="float" office:value="198.590810462116">
            <text:p>198.590810462116</text:p>
          </table:table-cell>
          <table:table-cell table:formula="of:=([.$C$10]-[.C167])*[.$B$4]" office:value-type="float" office:value="1775.28603197014">
            <text:p>1775.28603197014</text:p>
          </table:table-cell>
          <table:table-cell table:formula="of:=ROUND([.D167])" office:value-type="float" office:value="1775">
            <text:p>1775</text:p>
          </table:table-cell>
          <table:table-cell table:formula="of:=([.$C$8]-([.E167]*[.$C$4]))" office:value-type="float" office:value="198.59109375">
            <text:p>198.59109375</text:p>
          </table:table-cell>
          <table:table-cell table:formula="of:=SQRT(ABS([.$D$2]^2-[.F167]^2))" office:value-type="float" office:value="23.6976261085095">
            <text:p>23.6976261085095</text:p>
          </table:table-cell>
          <table:table-cell table:formula="of:=ABS([.B167]-[.G167])" office:value-type="float" office:value="0.00237389149041434">
            <text:p>0.00237389149041434</text:p>
          </table:table-cell>
        </table:table-row>
        <table:table-row table:style-name="ro2">
          <table:table-cell table:formula="of:=[.A167]+[.A$4]" office:value-type="float" office:value="47.6999999999999">
            <text:p>47.6999999999999</text:p>
          </table:table-cell>
          <table:table-cell table:formula="of:=[.A168]/2" office:value-type="float" office:value="23.85">
            <text:p>23.85</text:p>
          </table:table-cell>
          <table:table-cell table:formula="of:=SQRT(ABS([.$D$2]^2-[.B168]^2))" office:value-type="float" office:value="198.572851870541">
            <text:p>198.572851870541</text:p>
          </table:table-cell>
          <table:table-cell table:formula="of:=([.$C$10]-[.C168])*[.$B$4]" office:value-type="float" office:value="1797.91102922912">
            <text:p>1797.91102922912</text:p>
          </table:table-cell>
          <table:table-cell table:formula="of:=ROUND([.D168])" office:value-type="float" office:value="1798">
            <text:p>1798</text:p>
          </table:table-cell>
          <table:table-cell table:formula="of:=([.$C$8]-([.E168]*[.$C$4]))" office:value-type="float" office:value="198.5728375">
            <text:p>198.5728375</text:p>
          </table:table-cell>
          <table:table-cell table:formula="of:=SQRT(ABS([.$D$2]^2-[.F168]^2))" office:value-type="float" office:value="23.8501196474692">
            <text:p>23.8501196474692</text:p>
          </table:table-cell>
          <table:table-cell table:formula="of:=ABS([.B168]-[.G168])" office:value-type="float" office:value="0.000119647469240647">
            <text:p>0.000119647469240647</text:p>
          </table:table-cell>
        </table:table-row>
        <table:table-row table:style-name="ro2">
          <table:table-cell table:formula="of:=[.A168]+[.A$4]" office:value-type="float" office:value="47.9999999999999">
            <text:p>47.9999999999999</text:p>
          </table:table-cell>
          <table:table-cell table:formula="of:=[.A169]/2" office:value-type="float" office:value="24">
            <text:p>24</text:p>
          </table:table-cell>
          <table:table-cell table:formula="of:=SQRT(ABS([.$D$2]^2-[.B169]^2))" office:value-type="float" office:value="198.554778335854">
            <text:p>198.554778335854</text:p>
          </table:table-cell>
          <table:table-cell table:formula="of:=([.$C$10]-[.C169])*[.$B$4]" office:value-type="float" office:value="1820.68083670978">
            <text:p>1820.68083670978</text:p>
          </table:table-cell>
          <table:table-cell table:formula="of:=ROUND([.D169])" office:value-type="float" office:value="1821">
            <text:p>1821</text:p>
          </table:table-cell>
          <table:table-cell table:formula="of:=([.$C$8]-([.E169]*[.$C$4]))" office:value-type="float" office:value="198.55458125">
            <text:p>198.55458125</text:p>
          </table:table-cell>
          <table:table-cell table:formula="of:=SQRT(ABS([.$D$2]^2-[.F169]^2))" office:value-type="float" office:value="24.0016304578907">
            <text:p>24.0016304578907</text:p>
          </table:table-cell>
          <table:table-cell table:formula="of:=ABS([.B169]-[.G169])" office:value-type="float" office:value="0.00163045789070537">
            <text:p>0.00163045789070537</text:p>
          </table:table-cell>
        </table:table-row>
        <table:table-row table:style-name="ro2">
          <table:table-cell table:formula="of:=[.A169]+[.A$4]" office:value-type="float" office:value="48.2999999999999">
            <text:p>48.2999999999999</text:p>
          </table:table-cell>
          <table:table-cell table:formula="of:=[.A170]/2" office:value-type="float" office:value="24.1499999999999">
            <text:p>24.1499999999999</text:p>
          </table:table-cell>
          <table:table-cell table:formula="of:=SQRT(ABS([.$D$2]^2-[.B170]^2))" office:value-type="float" office:value="198.536589826661">
            <text:p>198.536589826661</text:p>
          </table:table-cell>
          <table:table-cell table:formula="of:=([.$C$10]-[.C170])*[.$B$4]" office:value-type="float" office:value="1843.59549395988">
            <text:p>1843.59549395988</text:p>
          </table:table-cell>
          <table:table-cell table:formula="of:=ROUND([.D170])" office:value-type="float" office:value="1844">
            <text:p>1844</text:p>
          </table:table-cell>
          <table:table-cell table:formula="of:=([.$C$8]-([.E170]*[.$C$4]))" office:value-type="float" office:value="198.536325">
            <text:p>198.536325</text:p>
          </table:table-cell>
          <table:table-cell table:formula="of:=SQRT(ABS([.$D$2]^2-[.F170]^2))" office:value-type="float" office:value="24.1521770342628">
            <text:p>24.1521770342628</text:p>
          </table:table-cell>
          <table:table-cell table:formula="of:=ABS([.B170]-[.G170])" office:value-type="float" office:value="0.00217703426288907">
            <text:p>0.00217703426288907</text:p>
          </table:table-cell>
        </table:table-row>
        <table:table-row table:style-name="ro2">
          <table:table-cell table:formula="of:=[.A170]+[.A$4]" office:value-type="float" office:value="48.5999999999999">
            <text:p>48.5999999999999</text:p>
          </table:table-cell>
          <table:table-cell table:formula="of:=[.A171]/2" office:value-type="float" office:value="24.2999999999999">
            <text:p>24.2999999999999</text:p>
          </table:table-cell>
          <table:table-cell table:formula="of:=SQRT(ABS([.$D$2]^2-[.B171]^2))" office:value-type="float" office:value="198.518286311362">
            <text:p>198.518286311362</text:p>
          </table:table-cell>
          <table:table-cell table:formula="of:=([.$C$10]-[.C171])*[.$B$4]" office:value-type="float" office:value="1866.6550407935">
            <text:p>1866.6550407935</text:p>
          </table:table-cell>
          <table:table-cell table:formula="of:=ROUND([.D171])" office:value-type="float" office:value="1867">
            <text:p>1867</text:p>
          </table:table-cell>
          <table:table-cell table:formula="of:=([.$C$8]-([.E171]*[.$C$4]))" office:value-type="float" office:value="198.51806875">
            <text:p>198.51806875</text:p>
          </table:table-cell>
          <table:table-cell table:formula="of:=SQRT(ABS([.$D$2]^2-[.F171]^2))" office:value-type="float" office:value="24.3017772965328">
            <text:p>24.3017772965328</text:p>
          </table:table-cell>
          <table:table-cell table:formula="of:=ABS([.B171]-[.G171])" office:value-type="float" office:value="0.00177729653280778">
            <text:p>0.00177729653280778</text:p>
          </table:table-cell>
        </table:table-row>
        <table:table-row table:style-name="ro2">
          <table:table-cell table:formula="of:=[.A171]+[.A$4]" office:value-type="float" office:value="48.8999999999999">
            <text:p>48.8999999999999</text:p>
          </table:table-cell>
          <table:table-cell table:formula="of:=[.A172]/2" office:value-type="float" office:value="24.4499999999999">
            <text:p>24.4499999999999</text:p>
          </table:table-cell>
          <table:table-cell table:formula="of:=SQRT(ABS([.$D$2]^2-[.B172]^2))" office:value-type="float" office:value="198.499867758142">
            <text:p>198.499867758142</text:p>
          </table:table-cell>
          <table:table-cell table:formula="of:=([.$C$10]-[.C172])*[.$B$4]" office:value-type="float" office:value="1889.85951729101">
            <text:p>1889.85951729101</text:p>
          </table:table-cell>
          <table:table-cell table:formula="of:=ROUND([.D172])" office:value-type="float" office:value="1890">
            <text:p>1890</text:p>
          </table:table-cell>
          <table:table-cell table:formula="of:=([.$C$8]-([.E172]*[.$C$4]))" office:value-type="float" office:value="198.4998125">
            <text:p>198.4998125</text:p>
          </table:table-cell>
          <table:table-cell table:formula="of:=SQRT(ABS([.$D$2]^2-[.F172]^2))" office:value-type="float" office:value="24.4504486147974">
            <text:p>24.4504486147974</text:p>
          </table:table-cell>
          <table:table-cell table:formula="of:=ABS([.B172]-[.G172])" office:value-type="float" office:value="0.000448614797477376">
            <text:p>0.000448614797477376</text:p>
          </table:table-cell>
        </table:table-row>
        <table:table-row table:style-name="ro2">
          <table:table-cell table:formula="of:=[.A172]+[.A$4]" office:value-type="float" office:value="49.1999999999999">
            <text:p>49.1999999999999</text:p>
          </table:table-cell>
          <table:table-cell table:formula="of:=[.A173]/2" office:value-type="float" office:value="24.5999999999999">
            <text:p>24.5999999999999</text:p>
          </table:table-cell>
          <table:table-cell table:formula="of:=SQRT(ABS([.$D$2]^2-[.B173]^2))" office:value-type="float" office:value="198.481334134976">
            <text:p>198.481334134976</text:p>
          </table:table-cell>
          <table:table-cell table:formula="of:=([.$C$10]-[.C173])*[.$B$4]" office:value-type="float" office:value="1913.20896379976">
            <text:p>1913.20896379976</text:p>
          </table:table-cell>
          <table:table-cell table:formula="of:=ROUND([.D173])" office:value-type="float" office:value="1913">
            <text:p>1913</text:p>
          </table:table-cell>
          <table:table-cell table:formula="of:=([.$C$8]-([.E173]*[.$C$4]))" office:value-type="float" office:value="198.48155625">
            <text:p>198.48155625</text:p>
          </table:table-cell>
          <table:table-cell table:formula="of:=SQRT(ABS([.$D$2]^2-[.F173]^2))" office:value-type="float" office:value="24.5982078326467">
            <text:p>24.5982078326467</text:p>
          </table:table-cell>
          <table:table-cell table:formula="of:=ABS([.B173]-[.G173])" office:value-type="float" office:value="0.00179216735322996">
            <text:p>0.00179216735322996</text:p>
          </table:table-cell>
        </table:table-row>
        <table:table-row table:style-name="ro2">
          <table:table-cell table:formula="of:=[.A173]+[.A$4]" office:value-type="float" office:value="49.4999999999999">
            <text:p>49.4999999999999</text:p>
          </table:table-cell>
          <table:table-cell table:formula="of:=[.A174]/2" office:value-type="float" office:value="24.7499999999999">
            <text:p>24.7499999999999</text:p>
          </table:table-cell>
          <table:table-cell table:formula="of:=SQRT(ABS([.$D$2]^2-[.B174]^2))" office:value-type="float" office:value="198.462685409626">
            <text:p>198.462685409626</text:p>
          </table:table-cell>
          <table:table-cell table:formula="of:=([.$C$10]-[.C174])*[.$B$4]" office:value-type="float" office:value="1936.70342093423">
            <text:p>1936.70342093423</text:p>
          </table:table-cell>
          <table:table-cell table:formula="of:=ROUND([.D174])" office:value-type="float" office:value="1937">
            <text:p>1937</text:p>
          </table:table-cell>
          <table:table-cell table:formula="of:=([.$C$8]-([.E174]*[.$C$4]))" office:value-type="float" office:value="198.46250625">
            <text:p>198.46250625</text:p>
          </table:table-cell>
          <table:table-cell table:formula="of:=SQRT(ABS([.$D$2]^2-[.F174]^2))" office:value-type="float" office:value="24.7514365839381">
            <text:p>24.7514365839381</text:p>
          </table:table-cell>
          <table:table-cell table:formula="of:=ABS([.B174]-[.G174])" office:value-type="float" office:value="0.0014365839382009">
            <text:p>0.0014365839382009</text:p>
          </table:table-cell>
        </table:table-row>
        <table:table-row table:style-name="ro2">
          <table:table-cell table:formula="of:=[.A174]+[.A$4]" office:value-type="float" office:value="49.7999999999999">
            <text:p>49.7999999999999</text:p>
          </table:table-cell>
          <table:table-cell table:formula="of:=[.A175]/2" office:value-type="float" office:value="24.8999999999999">
            <text:p>24.8999999999999</text:p>
          </table:table-cell>
          <table:table-cell table:formula="of:=SQRT(ABS([.$D$2]^2-[.B175]^2))" office:value-type="float" office:value="198.443921549641">
            <text:p>198.443921549641</text:p>
          </table:table-cell>
          <table:table-cell table:formula="of:=([.$C$10]-[.C175])*[.$B$4]" office:value-type="float" office:value="1960.3429295764">
            <text:p>1960.3429295764</text:p>
          </table:table-cell>
          <table:table-cell table:formula="of:=ROUND([.D175])" office:value-type="float" office:value="1960">
            <text:p>1960</text:p>
          </table:table-cell>
          <table:table-cell table:formula="of:=([.$C$8]-([.E175]*[.$C$4]))" office:value-type="float" office:value="198.44425">
            <text:p>198.44425</text:p>
          </table:table-cell>
          <table:table-cell table:formula="of:=SQRT(ABS([.$D$2]^2-[.F175]^2))" office:value-type="float" office:value="24.897382230618">
            <text:p>24.897382230618</text:p>
          </table:table-cell>
          <table:table-cell table:formula="of:=ABS([.B175]-[.G175])" office:value-type="float" office:value="0.00261776938195979">
            <text:p>0.00261776938195979</text:p>
          </table:table-cell>
        </table:table-row>
        <table:table-row table:style-name="ro2">
          <table:table-cell table:formula="of:=[.A175]+[.A$4]" office:value-type="float" office:value="50.0999999999999">
            <text:p>50.0999999999999</text:p>
          </table:table-cell>
          <table:table-cell table:formula="of:=[.A176]/2" office:value-type="float" office:value="25.0499999999999">
            <text:p>25.0499999999999</text:p>
          </table:table-cell>
          <table:table-cell table:formula="of:=SQRT(ABS([.$D$2]^2-[.B176]^2))" office:value-type="float" office:value="198.425042522359">
            <text:p>198.425042522359</text:p>
          </table:table-cell>
          <table:table-cell table:formula="of:=([.$C$10]-[.C176])*[.$B$4]" office:value-type="float" office:value="1984.12753087626">
            <text:p>1984.12753087626</text:p>
          </table:table-cell>
          <table:table-cell table:formula="of:=ROUND([.D176])" office:value-type="float" office:value="1984">
            <text:p>1984</text:p>
          </table:table-cell>
          <table:table-cell table:formula="of:=([.$C$8]-([.E176]*[.$C$4]))" office:value-type="float" office:value="198.4252">
            <text:p>198.4252</text:p>
          </table:table-cell>
          <table:table-cell table:formula="of:=SQRT(ABS([.$D$2]^2-[.F176]^2))" office:value-type="float" office:value="25.0487525629521">
            <text:p>25.0487525629521</text:p>
          </table:table-cell>
          <table:table-cell table:formula="of:=ABS([.B176]-[.G176])" office:value-type="float" office:value="0.00124743704781238">
            <text:p>0.00124743704781238</text:p>
          </table:table-cell>
        </table:table-row>
        <table:table-row table:style-name="ro2">
          <table:table-cell table:formula="of:=[.A176]+[.A$4]" office:value-type="float" office:value="50.3999999999999">
            <text:p>50.3999999999999</text:p>
          </table:table-cell>
          <table:table-cell table:formula="of:=[.A177]/2" office:value-type="float" office:value="25.1999999999999">
            <text:p>25.1999999999999</text:p>
          </table:table-cell>
          <table:table-cell table:formula="of:=SQRT(ABS([.$D$2]^2-[.B177]^2))" office:value-type="float" office:value="198.406048294905">
            <text:p>198.406048294905</text:p>
          </table:table-cell>
          <table:table-cell table:formula="of:=([.$C$10]-[.C177])*[.$B$4]" office:value-type="float" office:value="2008.05726625201">
            <text:p>2008.05726625201</text:p>
          </table:table-cell>
          <table:table-cell table:formula="of:=ROUND([.D177])" office:value-type="float" office:value="2008">
            <text:p>2008</text:p>
          </table:table-cell>
          <table:table-cell table:formula="of:=([.$C$8]-([.E177]*[.$C$4]))" office:value-type="float" office:value="198.40615">
            <text:p>198.40615</text:p>
          </table:table-cell>
          <table:table-cell table:formula="of:=SQRT(ABS([.$D$2]^2-[.F177]^2))" office:value-type="float" office:value="25.1991992368309">
            <text:p>25.1991992368309</text:p>
          </table:table-cell>
          <table:table-cell table:formula="of:=ABS([.B177]-[.G177])" office:value-type="float" office:value="0.000800763169028329">
            <text:p>0.000800763169028329</text:p>
          </table:table-cell>
        </table:table-row>
        <table:table-row table:style-name="ro2">
          <table:table-cell table:formula="of:=[.A177]+[.A$4]" office:value-type="float" office:value="50.6999999999999">
            <text:p>50.6999999999999</text:p>
          </table:table-cell>
          <table:table-cell table:formula="of:=[.A178]/2" office:value-type="float" office:value="25.3499999999999">
            <text:p>25.3499999999999</text:p>
          </table:table-cell>
          <table:table-cell table:formula="of:=SQRT(ABS([.$D$2]^2-[.B178]^2))" office:value-type="float" office:value="198.386938834188">
            <text:p>198.386938834188</text:p>
          </table:table-cell>
          <table:table-cell table:formula="of:=([.$C$10]-[.C178])*[.$B$4]" office:value-type="float" office:value="2032.13217739051">
            <text:p>2032.13217739051</text:p>
          </table:table-cell>
          <table:table-cell table:formula="of:=ROUND([.D178])" office:value-type="float" office:value="2032">
            <text:p>2032</text:p>
          </table:table-cell>
          <table:table-cell table:formula="of:=([.$C$8]-([.E178]*[.$C$4]))" office:value-type="float" office:value="198.3871">
            <text:p>198.3871</text:p>
          </table:table-cell>
          <table:table-cell table:formula="of:=SQRT(ABS([.$D$2]^2-[.F178]^2))" office:value-type="float" office:value="25.3487386982074">
            <text:p>25.3487386982074</text:p>
          </table:table-cell>
          <table:table-cell table:formula="of:=ABS([.B178]-[.G178])" office:value-type="float" office:value="0.001261301792578">
            <text:p>0.001261301792578</text:p>
          </table:table-cell>
        </table:table-row>
        <table:table-row table:style-name="ro2">
          <table:table-cell table:formula="of:=[.A178]+[.A$4]" office:value-type="float" office:value="50.9999999999999">
            <text:p>50.9999999999999</text:p>
          </table:table-cell>
          <table:table-cell table:formula="of:=[.A179]/2" office:value-type="float" office:value="25.4999999999999">
            <text:p>25.4999999999999</text:p>
          </table:table-cell>
          <table:table-cell table:formula="of:=SQRT(ABS([.$D$2]^2-[.B179]^2))" office:value-type="float" office:value="198.367714106908">
            <text:p>198.367714106908</text:p>
          </table:table-cell>
          <table:table-cell table:formula="of:=([.$C$10]-[.C179])*[.$B$4]" office:value-type="float" office:value="2056.35230624763">
            <text:p>2056.35230624763</text:p>
          </table:table-cell>
          <table:table-cell table:formula="of:=ROUND([.D179])" office:value-type="float" office:value="2056">
            <text:p>2056</text:p>
          </table:table-cell>
          <table:table-cell table:formula="of:=([.$C$8]-([.E179]*[.$C$4]))" office:value-type="float" office:value="198.36805">
            <text:p>198.36805</text:p>
          </table:table-cell>
          <table:table-cell table:formula="of:=SQRT(ABS([.$D$2]^2-[.F179]^2))" office:value-type="float" office:value="25.497386909201">
            <text:p>25.497386909201</text:p>
          </table:table-cell>
          <table:table-cell table:formula="of:=ABS([.B179]-[.G179])" office:value-type="float" office:value="0.00261309079890992">
            <text:p>0.00261309079890992</text:p>
          </table:table-cell>
        </table:table-row>
        <table:table-row table:style-name="ro2">
          <table:table-cell table:formula="of:=[.A179]+[.A$4]" office:value-type="float" office:value="51.2999999999999">
            <text:p>51.2999999999999</text:p>
          </table:table-cell>
          <table:table-cell table:formula="of:=[.A180]/2" office:value-type="float" office:value="25.6499999999999">
            <text:p>25.6499999999999</text:p>
          </table:table-cell>
          <table:table-cell table:formula="of:=SQRT(ABS([.$D$2]^2-[.B180]^2))" office:value-type="float" office:value="198.348374079547">
            <text:p>198.348374079547</text:p>
          </table:table-cell>
          <table:table-cell table:formula="of:=([.$C$10]-[.C180])*[.$B$4]" office:value-type="float" office:value="2080.71769504866">
            <text:p>2080.71769504866</text:p>
          </table:table-cell>
          <table:table-cell table:formula="of:=ROUND([.D180])" office:value-type="float" office:value="2081">
            <text:p>2081</text:p>
          </table:table-cell>
          <table:table-cell table:formula="of:=([.$C$8]-([.E180]*[.$C$4]))" office:value-type="float" office:value="198.34820625">
            <text:p>198.34820625</text:p>
          </table:table-cell>
          <table:table-cell table:formula="of:=SQRT(ABS([.$D$2]^2-[.F180]^2))" office:value-type="float" office:value="25.651297772383">
            <text:p>25.651297772383</text:p>
          </table:table-cell>
          <table:table-cell table:formula="of:=ABS([.B180]-[.G180])" office:value-type="float" office:value="0.00129777238302964">
            <text:p>0.00129777238302964</text:p>
          </table:table-cell>
        </table:table-row>
        <table:table-row table:style-name="ro2">
          <table:table-cell table:formula="of:=[.A180]+[.A$4]" office:value-type="float" office:value="51.5999999999999">
            <text:p>51.5999999999999</text:p>
          </table:table-cell>
          <table:table-cell table:formula="of:=[.A181]/2" office:value-type="float" office:value="25.7999999999999">
            <text:p>25.7999999999999</text:p>
          </table:table-cell>
          <table:table-cell table:formula="of:=SQRT(ABS([.$D$2]^2-[.B181]^2))" office:value-type="float" office:value="198.328918718376">
            <text:p>198.328918718376</text:p>
          </table:table-cell>
          <table:table-cell table:formula="of:=([.$C$10]-[.C181])*[.$B$4]" office:value-type="float" office:value="2105.2283862886">
            <text:p>2105.2283862886</text:p>
          </table:table-cell>
          <table:table-cell table:formula="of:=ROUND([.D181])" office:value-type="float" office:value="2105">
            <text:p>2105</text:p>
          </table:table-cell>
          <table:table-cell table:formula="of:=([.$C$8]-([.E181]*[.$C$4]))" office:value-type="float" office:value="198.32915625">
            <text:p>198.32915625</text:p>
          </table:table-cell>
          <table:table-cell table:formula="of:=SQRT(ABS([.$D$2]^2-[.F181]^2))" office:value-type="float" office:value="25.7981739889296">
            <text:p>25.7981739889296</text:p>
          </table:table-cell>
          <table:table-cell table:formula="of:=ABS([.B181]-[.G181])" office:value-type="float" office:value="0.00182601107032809">
            <text:p>0.00182601107032809</text:p>
          </table:table-cell>
        </table:table-row>
        <table:table-row table:style-name="ro2">
          <table:table-cell table:formula="of:=[.A181]+[.A$4]" office:value-type="float" office:value="51.8999999999999">
            <text:p>51.8999999999999</text:p>
          </table:table-cell>
          <table:table-cell table:formula="of:=[.A182]/2" office:value-type="float" office:value="25.9499999999999">
            <text:p>25.9499999999999</text:p>
          </table:table-cell>
          <table:table-cell table:formula="of:=SQRT(ABS([.$D$2]^2-[.B182]^2))" office:value-type="float" office:value="198.309347989448">
            <text:p>198.309347989448</text:p>
          </table:table-cell>
          <table:table-cell table:formula="of:=([.$C$10]-[.C182])*[.$B$4]" office:value-type="float" office:value="2129.88442273267">
            <text:p>2129.88442273267</text:p>
          </table:table-cell>
          <table:table-cell table:formula="of:=ROUND([.D182])" office:value-type="float" office:value="2130">
            <text:p>2130</text:p>
          </table:table-cell>
          <table:table-cell table:formula="of:=([.$C$8]-([.E182]*[.$C$4]))" office:value-type="float" office:value="198.3093125">
            <text:p>198.3093125</text:p>
          </table:table-cell>
          <table:table-cell table:formula="of:=SQRT(ABS([.$D$2]^2-[.F182]^2))" office:value-type="float" office:value="25.9502712081655">
            <text:p>25.9502712081655</text:p>
          </table:table-cell>
          <table:table-cell table:formula="of:=ABS([.B182]-[.G182])" office:value-type="float" office:value="0.000271208165589343">
            <text:p>0.000271208165589343</text:p>
          </table:table-cell>
        </table:table-row>
        <table:table-row table:style-name="ro2">
          <table:table-cell table:formula="of:=[.A182]+[.A$4]" office:value-type="float" office:value="52.1999999999999">
            <text:p>52.1999999999999</text:p>
          </table:table-cell>
          <table:table-cell table:formula="of:=[.A183]/2" office:value-type="float" office:value="26.0999999999999">
            <text:p>26.0999999999999</text:p>
          </table:table-cell>
          <table:table-cell table:formula="of:=SQRT(ABS([.$D$2]^2-[.B183]^2))" office:value-type="float" office:value="198.289661858605">
            <text:p>198.289661858605</text:p>
          </table:table-cell>
          <table:table-cell table:formula="of:=([.$C$10]-[.C183])*[.$B$4]" office:value-type="float" office:value="2154.68584741653">
            <text:p>2154.68584741653</text:p>
          </table:table-cell>
          <table:table-cell table:formula="of:=ROUND([.D183])" office:value-type="float" office:value="2155">
            <text:p>2155</text:p>
          </table:table-cell>
          <table:table-cell table:formula="of:=([.$C$8]-([.E183]*[.$C$4]))" office:value-type="float" office:value="198.28946875">
            <text:p>198.28946875</text:p>
          </table:table-cell>
          <table:table-cell table:formula="of:=SQRT(ABS([.$D$2]^2-[.F183]^2))" office:value-type="float" office:value="26.1014670630364">
            <text:p>26.1014670630364</text:p>
          </table:table-cell>
          <table:table-cell table:formula="of:=ABS([.B183]-[.G183])" office:value-type="float" office:value="0.00146706303648614">
            <text:p>0.00146706303648614</text:p>
          </table:table-cell>
        </table:table-row>
        <table:table-row table:style-name="ro2">
          <table:table-cell table:formula="of:=[.A183]+[.A$4]" office:value-type="float" office:value="52.4999999999999">
            <text:p>52.4999999999999</text:p>
          </table:table-cell>
          <table:table-cell table:formula="of:=[.A184]/2" office:value-type="float" office:value="26.2499999999999">
            <text:p>26.2499999999999</text:p>
          </table:table-cell>
          <table:table-cell table:formula="of:=SQRT(ABS([.$D$2]^2-[.B184]^2))" office:value-type="float" office:value="198.269860291472">
            <text:p>198.269860291472</text:p>
          </table:table-cell>
          <table:table-cell table:formula="of:=([.$C$10]-[.C184])*[.$B$4]" office:value-type="float" office:value="2179.63270364678">
            <text:p>2179.63270364678</text:p>
          </table:table-cell>
          <table:table-cell table:formula="of:=ROUND([.D184])" office:value-type="float" office:value="2180">
            <text:p>2180</text:p>
          </table:table-cell>
          <table:table-cell table:formula="of:=([.$C$8]-([.E184]*[.$C$4]))" office:value-type="float" office:value="198.269625">
            <text:p>198.269625</text:p>
          </table:table-cell>
          <table:table-cell table:formula="of:=SQRT(ABS([.$D$2]^2-[.F184]^2))" office:value-type="float" office:value="26.2517771276418">
            <text:p>26.2517771276418</text:p>
          </table:table-cell>
          <table:table-cell table:formula="of:=ABS([.B184]-[.G184])" office:value-type="float" office:value="0.00177712764183369">
            <text:p>0.00177712764183369</text:p>
          </table:table-cell>
        </table:table-row>
        <table:table-row table:style-name="ro2">
          <table:table-cell table:formula="of:=[.A184]+[.A$4]" office:value-type="float" office:value="52.7999999999999">
            <text:p>52.7999999999999</text:p>
          </table:table-cell>
          <table:table-cell table:formula="of:=[.A185]/2" office:value-type="float" office:value="26.3999999999999">
            <text:p>26.3999999999999</text:p>
          </table:table-cell>
          <table:table-cell table:formula="of:=SQRT(ABS([.$D$2]^2-[.B185]^2))" office:value-type="float" office:value="198.24994325346">
            <text:p>198.24994325346</text:p>
          </table:table-cell>
          <table:table-cell table:formula="of:=([.$C$10]-[.C185])*[.$B$4]" office:value-type="float" office:value="2204.72503500142">
            <text:p>2204.72503500142</text:p>
          </table:table-cell>
          <table:table-cell table:formula="of:=ROUND([.D185])" office:value-type="float" office:value="2205">
            <text:p>2205</text:p>
          </table:table-cell>
          <table:table-cell table:formula="of:=([.$C$8]-([.E185]*[.$C$4]))" office:value-type="float" office:value="198.24978125">
            <text:p>198.24978125</text:p>
          </table:table-cell>
          <table:table-cell table:formula="of:=SQRT(ABS([.$D$2]^2-[.F185]^2))" office:value-type="float" office:value="26.4012165311969">
            <text:p>26.4012165311969</text:p>
          </table:table-cell>
          <table:table-cell table:formula="of:=ABS([.B185]-[.G185])" office:value-type="float" office:value="0.00121653119699516">
            <text:p>0.00121653119699516</text:p>
          </table:table-cell>
        </table:table-row>
        <table:table-row table:style-name="ro2">
          <table:table-cell table:formula="of:=[.A185]+[.A$4]" office:value-type="float" office:value="53.0999999999999">
            <text:p>53.0999999999999</text:p>
          </table:table-cell>
          <table:table-cell table:formula="of:=[.A186]/2" office:value-type="float" office:value="26.5499999999999">
            <text:p>26.5499999999999</text:p>
          </table:table-cell>
          <table:table-cell table:formula="of:=SQRT(ABS([.$D$2]^2-[.B186]^2))" office:value-type="float" office:value="198.229910709761">
            <text:p>198.229910709761</text:p>
          </table:table-cell>
          <table:table-cell table:formula="of:=([.$C$10]-[.C186])*[.$B$4]" office:value-type="float" office:value="2229.96288532993">
            <text:p>2229.96288532993</text:p>
          </table:table-cell>
          <table:table-cell table:formula="of:=ROUND([.D186])" office:value-type="float" office:value="2230">
            <text:p>2230</text:p>
          </table:table-cell>
          <table:table-cell table:formula="of:=([.$C$8]-([.E186]*[.$C$4]))" office:value-type="float" office:value="198.2299375">
            <text:p>198.2299375</text:p>
          </table:table-cell>
          <table:table-cell table:formula="of:=SQRT(ABS([.$D$2]^2-[.F186]^2))" office:value-type="float" office:value="26.5497999756325">
            <text:p>26.5497999756325</text:p>
          </table:table-cell>
          <table:table-cell table:formula="of:=ABS([.B186]-[.G186])" office:value-type="float" office:value="0.000200024367465801">
            <text:p>0.000200024367465801</text:p>
          </table:table-cell>
        </table:table-row>
        <table:table-row table:style-name="ro2">
          <table:table-cell table:formula="of:=[.A186]+[.A$4]" office:value-type="float" office:value="53.3999999999999">
            <text:p>53.3999999999999</text:p>
          </table:table-cell>
          <table:table-cell table:formula="of:=[.A187]/2" office:value-type="float" office:value="26.6999999999999">
            <text:p>26.6999999999999</text:p>
          </table:table-cell>
          <table:table-cell table:formula="of:=SQRT(ABS([.$D$2]^2-[.B187]^2))" office:value-type="float" office:value="198.209762625356">
            <text:p>198.209762625356</text:p>
          </table:table-cell>
          <table:table-cell table:formula="of:=([.$C$10]-[.C187])*[.$B$4]" office:value-type="float" office:value="2255.34629875406">
            <text:p>2255.34629875406</text:p>
          </table:table-cell>
          <table:table-cell table:formula="of:=ROUND([.D187])" office:value-type="float" office:value="2255">
            <text:p>2255</text:p>
          </table:table-cell>
          <table:table-cell table:formula="of:=([.$C$8]-([.E187]*[.$C$4]))" office:value-type="float" office:value="198.21009375">
            <text:p>198.21009375</text:p>
          </table:table-cell>
          <table:table-cell table:formula="of:=SQRT(ABS([.$D$2]^2-[.F187]^2))" office:value-type="float" office:value="26.6975417523077">
            <text:p>26.6975417523077</text:p>
          </table:table-cell>
          <table:table-cell table:formula="of:=ABS([.B187]-[.G187])" office:value-type="float" office:value="0.00245824769225678">
            <text:p>0.00245824769225678</text:p>
          </table:table-cell>
        </table:table-row>
        <table:table-row table:style-name="ro2">
          <table:table-cell table:formula="of:=[.A187]+[.A$4]" office:value-type="float" office:value="53.6999999999999">
            <text:p>53.6999999999999</text:p>
          </table:table-cell>
          <table:table-cell table:formula="of:=[.A188]/2" office:value-type="float" office:value="26.8499999999999">
            <text:p>26.8499999999999</text:p>
          </table:table-cell>
          <table:table-cell table:formula="of:=SQRT(ABS([.$D$2]^2-[.B188]^2))" office:value-type="float" office:value="198.189498965006">
            <text:p>198.189498965006</text:p>
          </table:table-cell>
          <table:table-cell table:formula="of:=([.$C$10]-[.C188])*[.$B$4]" office:value-type="float" office:value="2280.87531966787">
            <text:p>2280.87531966787</text:p>
          </table:table-cell>
          <table:table-cell table:formula="of:=ROUND([.D188])" office:value-type="float" office:value="2281">
            <text:p>2281</text:p>
          </table:table-cell>
          <table:table-cell table:formula="of:=([.$C$8]-([.E188]*[.$C$4]))" office:value-type="float" office:value="198.18945625">
            <text:p>198.18945625</text:p>
          </table:table-cell>
          <table:table-cell table:formula="of:=SQRT(ABS([.$D$2]^2-[.F188]^2))" office:value-type="float" office:value="26.8503152929222">
            <text:p>26.8503152929222</text:p>
          </table:table-cell>
          <table:table-cell table:formula="of:=ABS([.B188]-[.G188])" office:value-type="float" office:value="0.000315292922252297">
            <text:p>0.000315292922252297</text:p>
          </table:table-cell>
        </table:table-row>
        <table:table-row table:style-name="ro2">
          <table:table-cell table:formula="of:=[.A188]+[.A$4]" office:value-type="float" office:value="53.9999999999998">
            <text:p>53.9999999999998</text:p>
          </table:table-cell>
          <table:table-cell table:formula="of:=[.A189]/2" office:value-type="float" office:value="26.9999999999999">
            <text:p>26.9999999999999</text:p>
          </table:table-cell>
          <table:table-cell table:formula="of:=SQRT(ABS([.$D$2]^2-[.B189]^2))" office:value-type="float" office:value="198.169119693256">
            <text:p>198.169119693256</text:p>
          </table:table-cell>
          <table:table-cell table:formula="of:=([.$C$10]-[.C189])*[.$B$4]" office:value-type="float" office:value="2306.54999273844">
            <text:p>2306.54999273844</text:p>
          </table:table-cell>
          <table:table-cell table:formula="of:=ROUND([.D189])" office:value-type="float" office:value="2307">
            <text:p>2307</text:p>
          </table:table-cell>
          <table:table-cell table:formula="of:=([.$C$8]-([.E189]*[.$C$4]))" office:value-type="float" office:value="198.16881875">
            <text:p>198.16881875</text:p>
          </table:table-cell>
          <table:table-cell table:formula="of:=SQRT(ABS([.$D$2]^2-[.F189]^2))" office:value-type="float" office:value="27.0022087102082">
            <text:p>27.0022087102082</text:p>
          </table:table-cell>
          <table:table-cell table:formula="of:=ABS([.B189]-[.G189])" office:value-type="float" office:value="0.0022087102082331">
            <text:p>0.0022087102082331</text:p>
          </table:table-cell>
        </table:table-row>
        <table:table-row table:style-name="ro2">
          <table:table-cell table:formula="of:=[.A189]+[.A$4]" office:value-type="float" office:value="54.2999999999998">
            <text:p>54.2999999999998</text:p>
          </table:table-cell>
          <table:table-cell table:formula="of:=[.A190]/2" office:value-type="float" office:value="27.1499999999999">
            <text:p>27.1499999999999</text:p>
          </table:table-cell>
          <table:table-cell table:formula="of:=SQRT(ABS([.$D$2]^2-[.B190]^2))" office:value-type="float" office:value="198.148624774435">
            <text:p>198.148624774435</text:p>
          </table:table-cell>
          <table:table-cell table:formula="of:=([.$C$10]-[.C190])*[.$B$4]" office:value-type="float" office:value="2332.37036290604">
            <text:p>2332.37036290604</text:p>
          </table:table-cell>
          <table:table-cell table:formula="of:=ROUND([.D190])" office:value-type="float" office:value="2332">
            <text:p>2332</text:p>
          </table:table-cell>
          <table:table-cell table:formula="of:=([.$C$8]-([.E190]*[.$C$4]))" office:value-type="float" office:value="198.148975">
            <text:p>198.148975</text:p>
          </table:table-cell>
          <table:table-cell table:formula="of:=SQRT(ABS([.$D$2]^2-[.F190]^2))" office:value-type="float" office:value="27.1474438290121">
            <text:p>27.1474438290121</text:p>
          </table:table-cell>
          <table:table-cell table:formula="of:=ABS([.B190]-[.G190])" office:value-type="float" office:value="0.00255617098777705">
            <text:p>0.00255617098777705</text:p>
          </table:table-cell>
        </table:table-row>
        <table:table-row table:style-name="ro2">
          <table:table-cell table:formula="of:=[.A190]+[.A$4]" office:value-type="float" office:value="54.5999999999998">
            <text:p>54.5999999999998</text:p>
          </table:table-cell>
          <table:table-cell table:formula="of:=[.A191]/2" office:value-type="float" office:value="27.2999999999999">
            <text:p>27.2999999999999</text:p>
          </table:table-cell>
          <table:table-cell table:formula="of:=SQRT(ABS([.$D$2]^2-[.B191]^2))" office:value-type="float" office:value="198.128014172656">
            <text:p>198.128014172656</text:p>
          </table:table-cell>
          <table:table-cell table:formula="of:=([.$C$10]-[.C191])*[.$B$4]" office:value-type="float" office:value="2358.33647538459">
            <text:p>2358.33647538459</text:p>
          </table:table-cell>
          <table:table-cell table:formula="of:=ROUND([.D191])" office:value-type="float" office:value="2358">
            <text:p>2358</text:p>
          </table:table-cell>
          <table:table-cell table:formula="of:=([.$C$8]-([.E191]*[.$C$4]))" office:value-type="float" office:value="198.1283375">
            <text:p>198.1283375</text:p>
          </table:table-cell>
          <table:table-cell table:formula="of:=SQRT(ABS([.$D$2]^2-[.F191]^2))" office:value-type="float" office:value="27.2976533695865">
            <text:p>27.2976533695865</text:p>
          </table:table-cell>
          <table:table-cell table:formula="of:=ABS([.B191]-[.G191])" office:value-type="float" office:value="0.00234663041339189">
            <text:p>0.00234663041339189</text:p>
          </table:table-cell>
        </table:table-row>
        <table:table-row table:style-name="ro2">
          <table:table-cell table:formula="of:=[.A191]+[.A$4]" office:value-type="float" office:value="54.8999999999998">
            <text:p>54.8999999999998</text:p>
          </table:table-cell>
          <table:table-cell table:formula="of:=[.A192]/2" office:value-type="float" office:value="27.4499999999999">
            <text:p>27.4499999999999</text:p>
          </table:table-cell>
          <table:table-cell table:formula="of:=SQRT(ABS([.$D$2]^2-[.B192]^2))" office:value-type="float" office:value="198.10728785181">
            <text:p>198.10728785181</text:p>
          </table:table-cell>
          <table:table-cell table:formula="of:=([.$C$10]-[.C192])*[.$B$4]" office:value-type="float" office:value="2384.44837566218">
            <text:p>2384.44837566218</text:p>
          </table:table-cell>
          <table:table-cell table:formula="of:=ROUND([.D192])" office:value-type="float" office:value="2384">
            <text:p>2384</text:p>
          </table:table-cell>
          <table:table-cell table:formula="of:=([.$C$8]-([.E192]*[.$C$4]))" office:value-type="float" office:value="198.1077">
            <text:p>198.1077</text:p>
          </table:table-cell>
          <table:table-cell table:formula="of:=SQRT(ABS([.$D$2]^2-[.F192]^2))" office:value-type="float" office:value="27.4470253526681">
            <text:p>27.4470253526681</text:p>
          </table:table-cell>
          <table:table-cell table:formula="of:=ABS([.B192]-[.G192])" office:value-type="float" office:value="0.00297464733183261">
            <text:p>0.00297464733183261</text:p>
          </table:table-cell>
        </table:table-row>
        <table:table-row table:style-name="ro2">
          <table:table-cell table:formula="of:=[.A192]+[.A$4]" office:value-type="float" office:value="55.1999999999998">
            <text:p>55.1999999999998</text:p>
          </table:table-cell>
          <table:table-cell table:formula="of:=[.A193]/2" office:value-type="float" office:value="27.5999999999999">
            <text:p>27.5999999999999</text:p>
          </table:table-cell>
          <table:table-cell table:formula="of:=SQRT(ABS([.$D$2]^2-[.B193]^2))" office:value-type="float" office:value="198.086445775575">
            <text:p>198.086445775575</text:p>
          </table:table-cell>
          <table:table-cell table:formula="of:=([.$C$10]-[.C193])*[.$B$4]" office:value-type="float" office:value="2410.70610950126">
            <text:p>2410.70610950126</text:p>
          </table:table-cell>
          <table:table-cell table:formula="of:=ROUND([.D193])" office:value-type="float" office:value="2411">
            <text:p>2411</text:p>
          </table:table-cell>
          <table:table-cell table:formula="of:=([.$C$8]-([.E193]*[.$C$4]))" office:value-type="float" office:value="198.08626875">
            <text:p>198.08626875</text:p>
          </table:table-cell>
          <table:table-cell table:formula="of:=SQRT(ABS([.$D$2]^2-[.F193]^2))" office:value-type="float" office:value="27.6012704907361">
            <text:p>27.6012704907361</text:p>
          </table:table-cell>
          <table:table-cell table:formula="of:=ABS([.B193]-[.G193])" office:value-type="float" office:value="0.0012704907362">
            <text:p>0.0012704907362</text:p>
          </table:table-cell>
        </table:table-row>
        <table:table-row table:style-name="ro2">
          <table:table-cell table:formula="of:=[.A193]+[.A$4]" office:value-type="float" office:value="55.4999999999998">
            <text:p>55.4999999999998</text:p>
          </table:table-cell>
          <table:table-cell table:formula="of:=[.A194]/2" office:value-type="float" office:value="27.7499999999999">
            <text:p>27.7499999999999</text:p>
          </table:table-cell>
          <table:table-cell table:formula="of:=SQRT(ABS([.$D$2]^2-[.B194]^2))" office:value-type="float" office:value="198.065487907409">
            <text:p>198.065487907409</text:p>
          </table:table-cell>
          <table:table-cell table:formula="of:=([.$C$10]-[.C194])*[.$B$4]" office:value-type="float" office:value="2437.10972293924">
            <text:p>2437.10972293924</text:p>
          </table:table-cell>
          <table:table-cell table:formula="of:=ROUND([.D194])" office:value-type="float" office:value="2437">
            <text:p>2437</text:p>
          </table:table-cell>
          <table:table-cell table:formula="of:=([.$C$8]-([.E194]*[.$C$4]))" office:value-type="float" office:value="198.06563125">
            <text:p>198.06563125</text:p>
          </table:table-cell>
          <table:table-cell table:formula="of:=SQRT(ABS([.$D$2]^2-[.F194]^2))" office:value-type="float" office:value="27.748976873734">
            <text:p>27.748976873734</text:p>
          </table:table-cell>
          <table:table-cell table:formula="of:=ABS([.B194]-[.G194])" office:value-type="float" office:value="0.00102312626590617">
            <text:p>0.00102312626590617</text:p>
          </table:table-cell>
        </table:table-row>
        <table:table-row table:style-name="ro2">
          <table:table-cell table:formula="of:=[.A194]+[.A$4]" office:value-type="float" office:value="55.7999999999998">
            <text:p>55.7999999999998</text:p>
          </table:table-cell>
          <table:table-cell table:formula="of:=[.A195]/2" office:value-type="float" office:value="27.8999999999999">
            <text:p>27.8999999999999</text:p>
          </table:table-cell>
          <table:table-cell table:formula="of:=SQRT(ABS([.$D$2]^2-[.B195]^2))" office:value-type="float" office:value="198.04441421055">
            <text:p>198.04441421055</text:p>
          </table:table-cell>
          <table:table-cell table:formula="of:=([.$C$10]-[.C195])*[.$B$4]" office:value-type="float" office:value="2463.65926228893">
            <text:p>2463.65926228893</text:p>
          </table:table-cell>
          <table:table-cell table:formula="of:=ROUND([.D195])" office:value-type="float" office:value="2464">
            <text:p>2464</text:p>
          </table:table-cell>
          <table:table-cell table:formula="of:=([.$C$8]-([.E195]*[.$C$4]))" office:value-type="float" office:value="198.0442">
            <text:p>198.0442</text:p>
          </table:table-cell>
          <table:table-cell table:formula="of:=SQRT(ABS([.$D$2]^2-[.F195]^2))" office:value-type="float" office:value="27.9015205026536">
            <text:p>27.9015205026536</text:p>
          </table:table-cell>
          <table:table-cell table:formula="of:=ABS([.B195]-[.G195])" office:value-type="float" office:value="0.00152050265372239">
            <text:p>0.00152050265372239</text:p>
          </table:table-cell>
        </table:table-row>
        <table:table-row table:style-name="ro2">
          <table:table-cell table:formula="of:=[.A195]+[.A$4]" office:value-type="float" office:value="56.0999999999998">
            <text:p>56.0999999999998</text:p>
          </table:table-cell>
          <table:table-cell table:formula="of:=[.A196]/2" office:value-type="float" office:value="28.0499999999999">
            <text:p>28.0499999999999</text:p>
          </table:table-cell>
          <table:table-cell table:formula="of:=SQRT(ABS([.$D$2]^2-[.B196]^2))" office:value-type="float" office:value="198.02322464802">
            <text:p>198.02322464802</text:p>
          </table:table-cell>
          <table:table-cell table:formula="of:=([.$C$10]-[.C196])*[.$B$4]" office:value-type="float" office:value="2490.35477413868">
            <text:p>2490.35477413868</text:p>
          </table:table-cell>
          <table:table-cell table:formula="of:=ROUND([.D196])" office:value-type="float" office:value="2490">
            <text:p>2490</text:p>
          </table:table-cell>
          <table:table-cell table:formula="of:=([.$C$8]-([.E196]*[.$C$4]))" office:value-type="float" office:value="198.0235625">
            <text:p>198.0235625</text:p>
          </table:table-cell>
          <table:table-cell table:formula="of:=SQRT(ABS([.$D$2]^2-[.F196]^2))" office:value-type="float" office:value="28.0476147793104">
            <text:p>28.0476147793104</text:p>
          </table:table-cell>
          <table:table-cell table:formula="of:=ABS([.B196]-[.G196])" office:value-type="float" office:value="0.00238522068950431">
            <text:p>0.00238522068950431</text:p>
          </table:table-cell>
        </table:table-row>
        <table:table-row table:style-name="ro2">
          <table:table-cell table:formula="of:=[.A196]+[.A$4]" office:value-type="float" office:value="56.3999999999998">
            <text:p>56.3999999999998</text:p>
          </table:table-cell>
          <table:table-cell table:formula="of:=[.A197]/2" office:value-type="float" office:value="28.1999999999999">
            <text:p>28.1999999999999</text:p>
          </table:table-cell>
          <table:table-cell table:formula="of:=SQRT(ABS([.$D$2]^2-[.B197]^2))" office:value-type="float" office:value="198.001919182618">
            <text:p>198.001919182618</text:p>
          </table:table-cell>
          <table:table-cell table:formula="of:=([.$C$10]-[.C197])*[.$B$4]" office:value-type="float" office:value="2517.19630535316">
            <text:p>2517.19630535316</text:p>
          </table:table-cell>
          <table:table-cell table:formula="of:=ROUND([.D197])" office:value-type="float" office:value="2517">
            <text:p>2517</text:p>
          </table:table-cell>
          <table:table-cell table:formula="of:=([.$C$8]-([.E197]*[.$C$4]))" office:value-type="float" office:value="198.00213125">
            <text:p>198.00213125</text:p>
          </table:table-cell>
          <table:table-cell table:formula="of:=SQRT(ABS([.$D$2]^2-[.F197]^2))" office:value-type="float" office:value="28.1985109617117">
            <text:p>28.1985109617117</text:p>
          </table:table-cell>
          <table:table-cell table:formula="of:=ABS([.B197]-[.G197])" office:value-type="float" office:value="0.00148903828818447">
            <text:p>0.00148903828818447</text:p>
          </table:table-cell>
        </table:table-row>
        <table:table-row table:style-name="ro2">
          <table:table-cell table:formula="of:=[.A197]+[.A$4]" office:value-type="float" office:value="56.6999999999998">
            <text:p>56.6999999999998</text:p>
          </table:table-cell>
          <table:table-cell table:formula="of:=[.A198]/2" office:value-type="float" office:value="28.3499999999999">
            <text:p>28.3499999999999</text:p>
          </table:table-cell>
          <table:table-cell table:formula="of:=SQRT(ABS([.$D$2]^2-[.B198]^2))" office:value-type="float" office:value="197.980497776928">
            <text:p>197.980497776928</text:p>
          </table:table-cell>
          <table:table-cell table:formula="of:=([.$C$10]-[.C198])*[.$B$4]" office:value-type="float" office:value="2544.18390307347">
            <text:p>2544.18390307347</text:p>
          </table:table-cell>
          <table:table-cell table:formula="of:=ROUND([.D198])" office:value-type="float" office:value="2544">
            <text:p>2544</text:p>
          </table:table-cell>
          <table:table-cell table:formula="of:=([.$C$8]-([.E198]*[.$C$4]))" office:value-type="float" office:value="197.9807">
            <text:p>197.9807</text:p>
          </table:table-cell>
          <table:table-cell table:formula="of:=SQRT(ABS([.$D$2]^2-[.F198]^2))" office:value-type="float" office:value="28.3485877515969">
            <text:p>28.3485877515969</text:p>
          </table:table-cell>
          <table:table-cell table:formula="of:=ABS([.B198]-[.G198])" office:value-type="float" office:value="0.00141224840296061">
            <text:p>0.00141224840296061</text:p>
          </table:table-cell>
        </table:table-row>
        <table:table-row table:style-name="ro2">
          <table:table-cell table:formula="of:=[.A198]+[.A$4]" office:value-type="float" office:value="56.9999999999998">
            <text:p>56.9999999999998</text:p>
          </table:table-cell>
          <table:table-cell table:formula="of:=[.A199]/2" office:value-type="float" office:value="28.4999999999999">
            <text:p>28.4999999999999</text:p>
          </table:table-cell>
          <table:table-cell table:formula="of:=SQRT(ABS([.$D$2]^2-[.B199]^2))" office:value-type="float" office:value="197.95896039331">
            <text:p>197.95896039331</text:p>
          </table:table-cell>
          <table:table-cell table:formula="of:=([.$C$10]-[.C199])*[.$B$4]" office:value-type="float" office:value="2571.31761471781">
            <text:p>2571.31761471781</text:p>
          </table:table-cell>
          <table:table-cell table:formula="of:=ROUND([.D199])" office:value-type="float" office:value="2571">
            <text:p>2571</text:p>
          </table:table-cell>
          <table:table-cell table:formula="of:=([.$C$8]-([.E199]*[.$C$4]))" office:value-type="float" office:value="197.95926875">
            <text:p>197.95926875</text:p>
          </table:table-cell>
          <table:table-cell table:formula="of:=SQRT(ABS([.$D$2]^2-[.F199]^2))" office:value-type="float" office:value="28.4978580943423">
            <text:p>28.4978580943423</text:p>
          </table:table-cell>
          <table:table-cell table:formula="of:=ABS([.B199]-[.G199])" office:value-type="float" office:value="0.00214190565763417">
            <text:p>0.00214190565763417</text:p>
          </table:table-cell>
        </table:table-row>
        <table:table-row table:style-name="ro2">
          <table:table-cell table:formula="of:=[.A199]+[.A$4]" office:value-type="float" office:value="57.2999999999998">
            <text:p>57.2999999999998</text:p>
          </table:table-cell>
          <table:table-cell table:formula="of:=[.A200]/2" office:value-type="float" office:value="28.6499999999999">
            <text:p>28.6499999999999</text:p>
          </table:table-cell>
          <table:table-cell table:formula="of:=SQRT(ABS([.$D$2]^2-[.B200]^2))" office:value-type="float" office:value="197.937306993907">
            <text:p>197.937306993907</text:p>
          </table:table-cell>
          <table:table-cell table:formula="of:=([.$C$10]-[.C200])*[.$B$4]" office:value-type="float" office:value="2598.59748798178">
            <text:p>2598.59748798178</text:p>
          </table:table-cell>
          <table:table-cell table:formula="of:=ROUND([.D200])" office:value-type="float" office:value="2599">
            <text:p>2599</text:p>
          </table:table-cell>
          <table:table-cell table:formula="of:=([.$C$8]-([.E200]*[.$C$4]))" office:value-type="float" office:value="197.93704375">
            <text:p>197.93704375</text:p>
          </table:table-cell>
          <table:table-cell table:formula="of:=SQRT(ABS([.$D$2]^2-[.F200]^2))" office:value-type="float" office:value="28.6518186422885">
            <text:p>28.6518186422885</text:p>
          </table:table-cell>
          <table:table-cell table:formula="of:=ABS([.B200]-[.G200])" office:value-type="float" office:value="0.00181864228858686">
            <text:p>0.00181864228858686</text:p>
          </table:table-cell>
        </table:table-row>
        <table:table-row table:style-name="ro2">
          <table:table-cell table:formula="of:=[.A200]+[.A$4]" office:value-type="float" office:value="57.5999999999998">
            <text:p>57.5999999999998</text:p>
          </table:table-cell>
          <table:table-cell table:formula="of:=[.A201]/2" office:value-type="float" office:value="28.7999999999999">
            <text:p>28.7999999999999</text:p>
          </table:table-cell>
          <table:table-cell table:formula="of:=SQRT(ABS([.$D$2]^2-[.B201]^2))" office:value-type="float" office:value="197.915537540639">
            <text:p>197.915537540639</text:p>
          </table:table-cell>
          <table:table-cell table:formula="of:=([.$C$10]-[.C201])*[.$B$4]" office:value-type="float" office:value="2626.02357083879">
            <text:p>2626.02357083879</text:p>
          </table:table-cell>
          <table:table-cell table:formula="of:=ROUND([.D201])" office:value-type="float" office:value="2626">
            <text:p>2626</text:p>
          </table:table-cell>
          <table:table-cell table:formula="of:=([.$C$8]-([.E201]*[.$C$4]))" office:value-type="float" office:value="197.9156125">
            <text:p>197.9156125</text:p>
          </table:table-cell>
          <table:table-cell table:formula="of:=SQRT(ABS([.$D$2]^2-[.F201]^2))" office:value-type="float" office:value="28.7994848695223">
            <text:p>28.7994848695223</text:p>
          </table:table-cell>
          <table:table-cell table:formula="of:=ABS([.B201]-[.G201])" office:value-type="float" office:value="0.000515130477605652">
            <text:p>0.000515130477605652</text:p>
          </table:table-cell>
        </table:table-row>
        <table:table-row table:style-name="ro2">
          <table:table-cell table:formula="of:=[.A201]+[.A$4]" office:value-type="float" office:value="57.8999999999998">
            <text:p>57.8999999999998</text:p>
          </table:table-cell>
          <table:table-cell table:formula="of:=[.A202]/2" office:value-type="float" office:value="28.9499999999999">
            <text:p>28.9499999999999</text:p>
          </table:table-cell>
          <table:table-cell table:formula="of:=SQRT(ABS([.$D$2]^2-[.B202]^2))" office:value-type="float" office:value="197.893651995207">
            <text:p>197.893651995207</text:p>
          </table:table-cell>
          <table:table-cell table:formula="of:=([.$C$10]-[.C202])*[.$B$4]" office:value-type="float" office:value="2653.59591154058">
            <text:p>2653.59591154058</text:p>
          </table:table-cell>
          <table:table-cell table:formula="of:=ROUND([.D202])" office:value-type="float" office:value="2654">
            <text:p>2654</text:p>
          </table:table-cell>
          <table:table-cell table:formula="of:=([.$C$8]-([.E202]*[.$C$4]))" office:value-type="float" office:value="197.8933875">
            <text:p>197.8933875</text:p>
          </table:table-cell>
          <table:table-cell table:formula="of:=SQRT(ABS([.$D$2]^2-[.F202]^2))" office:value-type="float" office:value="28.9518079534742">
            <text:p>28.9518079534742</text:p>
          </table:table-cell>
          <table:table-cell table:formula="of:=ABS([.B202]-[.G202])" office:value-type="float" office:value="0.00180795347429452">
            <text:p>0.00180795347429452</text:p>
          </table:table-cell>
        </table:table-row>
        <table:table-row table:style-name="ro2">
          <table:table-cell table:formula="of:=[.A202]+[.A$4]" office:value-type="float" office:value="58.1999999999998">
            <text:p>58.1999999999998</text:p>
          </table:table-cell>
          <table:table-cell table:formula="of:=[.A203]/2" office:value-type="float" office:value="29.0999999999999">
            <text:p>29.0999999999999</text:p>
          </table:table-cell>
          <table:table-cell table:formula="of:=SQRT(ABS([.$D$2]^2-[.B203]^2))" office:value-type="float" office:value="197.871650319089">
            <text:p>197.871650319089</text:p>
          </table:table-cell>
          <table:table-cell table:formula="of:=([.$C$10]-[.C203])*[.$B$4]" office:value-type="float" office:value="2681.31455861756">
            <text:p>2681.31455861756</text:p>
          </table:table-cell>
          <table:table-cell table:formula="of:=ROUND([.D203])" office:value-type="float" office:value="2681">
            <text:p>2681</text:p>
          </table:table-cell>
          <table:table-cell table:formula="of:=([.$C$8]-([.E203]*[.$C$4]))" office:value-type="float" office:value="197.87195625">
            <text:p>197.87195625</text:p>
          </table:table-cell>
          <table:table-cell table:formula="of:=SQRT(ABS([.$D$2]^2-[.F203]^2))" office:value-type="float" office:value="29.0979196816213">
            <text:p>29.0979196816213</text:p>
          </table:table-cell>
          <table:table-cell table:formula="of:=ABS([.B203]-[.G203])" office:value-type="float" office:value="0.00208031837864908">
            <text:p>0.00208031837864908</text:p>
          </table:table-cell>
        </table:table-row>
        <table:table-row table:style-name="ro2">
          <table:table-cell table:formula="of:=[.A203]+[.A$4]" office:value-type="float" office:value="58.4999999999998">
            <text:p>58.4999999999998</text:p>
          </table:table-cell>
          <table:table-cell table:formula="of:=[.A204]/2" office:value-type="float" office:value="29.2499999999999">
            <text:p>29.2499999999999</text:p>
          </table:table-cell>
          <table:table-cell table:formula="of:=SQRT(ABS([.$D$2]^2-[.B204]^2))" office:value-type="float" office:value="197.849532473544">
            <text:p>197.849532473544</text:p>
          </table:table-cell>
          <table:table-cell table:formula="of:=([.$C$10]-[.C204])*[.$B$4]" office:value-type="float" office:value="2709.17956087928">
            <text:p>2709.17956087928</text:p>
          </table:table-cell>
          <table:table-cell table:formula="of:=ROUND([.D204])" office:value-type="float" office:value="2709">
            <text:p>2709</text:p>
          </table:table-cell>
          <table:table-cell table:formula="of:=([.$C$8]-([.E204]*[.$C$4]))" office:value-type="float" office:value="197.84973125">
            <text:p>197.84973125</text:p>
          </table:table-cell>
          <table:table-cell table:formula="of:=SQRT(ABS([.$D$2]^2-[.F204]^2))" office:value-type="float" office:value="29.2486554272633">
            <text:p>29.2486554272633</text:p>
          </table:table-cell>
          <table:table-cell table:formula="of:=ABS([.B204]-[.G204])" office:value-type="float" office:value="0.00134457273664168">
            <text:p>0.00134457273664168</text:p>
          </table:table-cell>
        </table:table-row>
        <table:table-row table:style-name="ro2">
          <table:table-cell table:formula="of:=[.A204]+[.A$4]" office:value-type="float" office:value="58.7999999999998">
            <text:p>58.7999999999998</text:p>
          </table:table-cell>
          <table:table-cell table:formula="of:=[.A205]/2" office:value-type="float" office:value="29.3999999999999">
            <text:p>29.3999999999999</text:p>
          </table:table-cell>
          <table:table-cell table:formula="of:=SQRT(ABS([.$D$2]^2-[.B205]^2))" office:value-type="float" office:value="197.827298419606">
            <text:p>197.827298419606</text:p>
          </table:table-cell>
          <table:table-cell table:formula="of:=([.$C$10]-[.C205])*[.$B$4]" office:value-type="float" office:value="2737.19096741506">
            <text:p>2737.19096741506</text:p>
          </table:table-cell>
          <table:table-cell table:formula="of:=ROUND([.D205])" office:value-type="float" office:value="2737">
            <text:p>2737</text:p>
          </table:table-cell>
          <table:table-cell table:formula="of:=([.$C$8]-([.E205]*[.$C$4]))" office:value-type="float" office:value="197.82750625">
            <text:p>197.82750625</text:p>
          </table:table-cell>
          <table:table-cell table:formula="of:=SQRT(ABS([.$D$2]^2-[.F205]^2))" office:value-type="float" office:value="29.3986015127627">
            <text:p>29.3986015127627</text:p>
          </table:table-cell>
          <table:table-cell table:formula="of:=ABS([.B205]-[.G205])" office:value-type="float" office:value="0.00139848723718927">
            <text:p>0.00139848723718927</text:p>
          </table:table-cell>
        </table:table-row>
        <table:table-row table:style-name="ro2">
          <table:table-cell table:formula="of:=[.A205]+[.A$4]" office:value-type="float" office:value="59.0999999999998">
            <text:p>59.0999999999998</text:p>
          </table:table-cell>
          <table:table-cell table:formula="of:=[.A206]/2" office:value-type="float" office:value="29.5499999999999">
            <text:p>29.5499999999999</text:p>
          </table:table-cell>
          <table:table-cell table:formula="of:=SQRT(ABS([.$D$2]^2-[.B206]^2))" office:value-type="float" office:value="197.804948118089">
            <text:p>197.804948118089</text:p>
          </table:table-cell>
          <table:table-cell table:formula="of:=([.$C$10]-[.C206])*[.$B$4]" office:value-type="float" office:value="2765.34882759404">
            <text:p>2765.34882759404</text:p>
          </table:table-cell>
          <table:table-cell table:formula="of:=ROUND([.D206])" office:value-type="float" office:value="2765">
            <text:p>2765</text:p>
          </table:table-cell>
          <table:table-cell table:formula="of:=([.$C$8]-([.E206]*[.$C$4]))" office:value-type="float" office:value="197.80528125">
            <text:p>197.80528125</text:p>
          </table:table-cell>
          <table:table-cell table:formula="of:=SQRT(ABS([.$D$2]^2-[.F206]^2))" office:value-type="float" office:value="29.5477699599884">
            <text:p>29.5477699599884</text:p>
          </table:table-cell>
          <table:table-cell table:formula="of:=ABS([.B206]-[.G206])" office:value-type="float" office:value="0.00223004001149008">
            <text:p>0.00223004001149008</text:p>
          </table:table-cell>
        </table:table-row>
        <table:table-row table:style-name="ro2">
          <table:table-cell table:formula="of:=[.A206]+[.A$4]" office:value-type="float" office:value="59.3999999999998">
            <text:p>59.3999999999998</text:p>
          </table:table-cell>
          <table:table-cell table:formula="of:=[.A207]/2" office:value-type="float" office:value="29.6999999999999">
            <text:p>29.6999999999999</text:p>
          </table:table-cell>
          <table:table-cell table:formula="of:=SQRT(ABS([.$D$2]^2-[.B207]^2))" office:value-type="float" office:value="197.782481529583">
            <text:p>197.782481529583</text:p>
          </table:table-cell>
          <table:table-cell table:formula="of:=([.$C$10]-[.C207])*[.$B$4]" office:value-type="float" office:value="2793.65319106607">
            <text:p>2793.65319106607</text:p>
          </table:table-cell>
          <table:table-cell table:formula="of:=ROUND([.D207])" office:value-type="float" office:value="2794">
            <text:p>2794</text:p>
          </table:table-cell>
          <table:table-cell table:formula="of:=([.$C$8]-([.E207]*[.$C$4]))" office:value-type="float" office:value="197.7822625">
            <text:p>197.7822625</text:p>
          </table:table-cell>
          <table:table-cell table:formula="of:=SQRT(ABS([.$D$2]^2-[.F207]^2))" office:value-type="float" office:value="29.7014585564597">
            <text:p>29.7014585564597</text:p>
          </table:table-cell>
          <table:table-cell table:formula="of:=ABS([.B207]-[.G207])" office:value-type="float" office:value="0.00145855645976312">
            <text:p>0.00145855645976312</text:p>
          </table:table-cell>
        </table:table-row>
        <table:table-row table:style-name="ro2">
          <table:table-cell table:formula="of:=[.A207]+[.A$4]" office:value-type="float" office:value="59.6999999999998">
            <text:p>59.6999999999998</text:p>
          </table:table-cell>
          <table:table-cell table:formula="of:=[.A208]/2" office:value-type="float" office:value="29.8499999999999">
            <text:p>29.8499999999999</text:p>
          </table:table-cell>
          <table:table-cell table:formula="of:=SQRT(ABS([.$D$2]^2-[.B208]^2))" office:value-type="float" office:value="197.759898614456">
            <text:p>197.759898614456</text:p>
          </table:table-cell>
          <table:table-cell table:formula="of:=([.$C$10]-[.C208])*[.$B$4]" office:value-type="float" office:value="2822.10410776172">
            <text:p>2822.10410776172</text:p>
          </table:table-cell>
          <table:table-cell table:formula="of:=ROUND([.D208])" office:value-type="float" office:value="2822">
            <text:p>2822</text:p>
          </table:table-cell>
          <table:table-cell table:formula="of:=([.$C$8]-([.E208]*[.$C$4]))" office:value-type="float" office:value="197.7600375">
            <text:p>197.7600375</text:p>
          </table:table-cell>
          <table:table-cell table:formula="of:=SQRT(ABS([.$D$2]^2-[.F208]^2))" office:value-type="float" office:value="29.8490798517909">
            <text:p>29.8490798517909</text:p>
          </table:table-cell>
          <table:table-cell table:formula="of:=ABS([.B208]-[.G208])" office:value-type="float" office:value="0.000920148209011984">
            <text:p>0.000920148209011984</text:p>
          </table:table-cell>
        </table:table-row>
        <table:table-row table:style-name="ro2">
          <table:table-cell table:formula="of:=[.A208]+[.A$4]" office:value-type="float" office:value="59.9999999999998">
            <text:p>59.9999999999998</text:p>
          </table:table-cell>
          <table:table-cell table:formula="of:=[.A209]/2" office:value-type="float" office:value="29.9999999999999">
            <text:p>29.9999999999999</text:p>
          </table:table-cell>
          <table:table-cell table:formula="of:=SQRT(ABS([.$D$2]^2-[.B209]^2))" office:value-type="float" office:value="197.737199332852">
            <text:p>197.737199332852</text:p>
          </table:table-cell>
          <table:table-cell table:formula="of:=([.$C$10]-[.C209])*[.$B$4]" office:value-type="float" office:value="2850.70162789316">
            <text:p>2850.70162789316</text:p>
          </table:table-cell>
          <table:table-cell table:formula="of:=ROUND([.D209])" office:value-type="float" office:value="2851">
            <text:p>2851</text:p>
          </table:table-cell>
          <table:table-cell table:formula="of:=([.$C$8]-([.E209]*[.$C$4]))" office:value-type="float" office:value="197.73701875">
            <text:p>197.73701875</text:p>
          </table:table-cell>
          <table:table-cell table:formula="of:=SQRT(ABS([.$D$2]^2-[.F209]^2))" office:value-type="float" office:value="30.0011902407579">
            <text:p>30.0011902407579</text:p>
          </table:table-cell>
          <table:table-cell table:formula="of:=ABS([.B209]-[.G209])" office:value-type="float" office:value="0.00119024075803154">
            <text:p>0.00119024075803154</text:p>
          </table:table-cell>
        </table:table-row>
        <table:table-row table:style-name="ro2">
          <table:table-cell table:formula="of:=[.A209]+[.A$4]" office:value-type="float" office:value="60.2999999999998">
            <text:p>60.2999999999998</text:p>
          </table:table-cell>
          <table:table-cell table:formula="of:=[.A210]/2" office:value-type="float" office:value="30.1499999999999">
            <text:p>30.1499999999999</text:p>
          </table:table-cell>
          <table:table-cell table:formula="of:=SQRT(ABS([.$D$2]^2-[.B210]^2))" office:value-type="float" office:value="197.714383644691">
            <text:p>197.714383644691</text:p>
          </table:table-cell>
          <table:table-cell table:formula="of:=([.$C$10]-[.C210])*[.$B$4]" office:value-type="float" office:value="2879.44580195429">
            <text:p>2879.44580195429</text:p>
          </table:table-cell>
          <table:table-cell table:formula="of:=ROUND([.D210])" office:value-type="float" office:value="2879">
            <text:p>2879</text:p>
          </table:table-cell>
          <table:table-cell table:formula="of:=([.$C$8]-([.E210]*[.$C$4]))" office:value-type="float" office:value="197.71479375">
            <text:p>197.71479375</text:p>
          </table:table-cell>
          <table:table-cell table:formula="of:=SQRT(ABS([.$D$2]^2-[.F210]^2))" office:value-type="float" office:value="30.147310533362">
            <text:p>30.147310533362</text:p>
          </table:table-cell>
          <table:table-cell table:formula="of:=ABS([.B210]-[.G210])" office:value-type="float" office:value="0.00268946663792491">
            <text:p>0.00268946663792491</text:p>
          </table:table-cell>
        </table:table-row>
        <table:table-row table:style-name="ro2">
          <table:table-cell table:formula="of:=[.A210]+[.A$4]" office:value-type="float" office:value="60.5999999999998">
            <text:p>60.5999999999998</text:p>
          </table:table-cell>
          <table:table-cell table:formula="of:=[.A211]/2" office:value-type="float" office:value="30.2999999999999">
            <text:p>30.2999999999999</text:p>
          </table:table-cell>
          <table:table-cell table:formula="of:=SQRT(ABS([.$D$2]^2-[.B211]^2))" office:value-type="float" office:value="197.69145150967">
            <text:p>197.69145150967</text:p>
          </table:table-cell>
          <table:table-cell table:formula="of:=([.$C$10]-[.C211])*[.$B$4]" office:value-type="float" office:value="2908.33668072139">
            <text:p>2908.33668072139</text:p>
          </table:table-cell>
          <table:table-cell table:formula="of:=ROUND([.D211])" office:value-type="float" office:value="2908">
            <text:p>2908</text:p>
          </table:table-cell>
          <table:table-cell table:formula="of:=([.$C$8]-([.E211]*[.$C$4]))" office:value-type="float" office:value="197.691775">
            <text:p>197.691775</text:p>
          </table:table-cell>
          <table:table-cell table:formula="of:=SQRT(ABS([.$D$2]^2-[.F211]^2))" office:value-type="float" office:value="30.2978893216899">
            <text:p>30.2978893216899</text:p>
          </table:table-cell>
          <table:table-cell table:formula="of:=ABS([.B211]-[.G211])" office:value-type="float" office:value="0.00211067830995759">
            <text:p>0.00211067830995759</text:p>
          </table:table-cell>
        </table:table-row>
        <table:table-row table:style-name="ro2">
          <table:table-cell table:formula="of:=[.A211]+[.A$4]" office:value-type="float" office:value="60.8999999999998">
            <text:p>60.8999999999998</text:p>
          </table:table-cell>
          <table:table-cell table:formula="of:=[.A212]/2" office:value-type="float" office:value="30.4499999999999">
            <text:p>30.4499999999999</text:p>
          </table:table-cell>
          <table:table-cell table:formula="of:=SQRT(ABS([.$D$2]^2-[.B212]^2))" office:value-type="float" office:value="197.66840288726">
            <text:p>197.66840288726</text:p>
          </table:table-cell>
          <table:table-cell table:formula="of:=([.$C$10]-[.C212])*[.$B$4]" office:value-type="float" office:value="2937.37431525345">
            <text:p>2937.37431525345</text:p>
          </table:table-cell>
          <table:table-cell table:formula="of:=ROUND([.D212])" office:value-type="float" office:value="2937">
            <text:p>2937</text:p>
          </table:table-cell>
          <table:table-cell table:formula="of:=([.$C$8]-([.E212]*[.$C$4]))" office:value-type="float" office:value="197.66875625">
            <text:p>197.66875625</text:p>
          </table:table-cell>
          <table:table-cell table:formula="of:=SQRT(ABS([.$D$2]^2-[.F212]^2))" office:value-type="float" office:value="30.447706031458">
            <text:p>30.447706031458</text:p>
          </table:table-cell>
          <table:table-cell table:formula="of:=ABS([.B212]-[.G212])" office:value-type="float" office:value="0.00229396854191322">
            <text:p>0.00229396854191322</text:p>
          </table:table-cell>
        </table:table-row>
        <table:table-row table:style-name="ro2">
          <table:table-cell table:formula="of:=[.A212]+[.A$4]" office:value-type="float" office:value="61.1999999999998">
            <text:p>61.1999999999998</text:p>
          </table:table-cell>
          <table:table-cell table:formula="of:=[.A213]/2" office:value-type="float" office:value="30.5999999999999">
            <text:p>30.5999999999999</text:p>
          </table:table-cell>
          <table:table-cell table:formula="of:=SQRT(ABS([.$D$2]^2-[.B213]^2))" office:value-type="float" office:value="197.645237736708">
            <text:p>197.645237736708</text:p>
          </table:table-cell>
          <table:table-cell table:formula="of:=([.$C$10]-[.C213])*[.$B$4]" office:value-type="float" office:value="2966.55875689278">
            <text:p>2966.55875689278</text:p>
          </table:table-cell>
          <table:table-cell table:formula="of:=ROUND([.D213])" office:value-type="float" office:value="2967">
            <text:p>2967</text:p>
          </table:table-cell>
          <table:table-cell table:formula="of:=([.$C$8]-([.E213]*[.$C$4]))" office:value-type="float" office:value="197.64494375">
            <text:p>197.64494375</text:p>
          </table:table-cell>
          <table:table-cell table:formula="of:=SQRT(ABS([.$D$2]^2-[.F213]^2))" office:value-type="float" office:value="30.6018987982662">
            <text:p>30.6018987982662</text:p>
          </table:table-cell>
          <table:table-cell table:formula="of:=ABS([.B213]-[.G213])" office:value-type="float" office:value="0.0018987982663532">
            <text:p>0.0018987982663532</text:p>
          </table:table-cell>
        </table:table-row>
        <table:table-row table:style-name="ro2">
          <table:table-cell table:formula="of:=[.A213]+[.A$4]" office:value-type="float" office:value="61.4999999999998">
            <text:p>61.4999999999998</text:p>
          </table:table-cell>
          <table:table-cell table:formula="of:=[.A214]/2" office:value-type="float" office:value="30.7499999999999">
            <text:p>30.7499999999999</text:p>
          </table:table-cell>
          <table:table-cell table:formula="of:=SQRT(ABS([.$D$2]^2-[.B214]^2))" office:value-type="float" office:value="197.621956017038">
            <text:p>197.621956017038</text:p>
          </table:table-cell>
          <table:table-cell table:formula="of:=([.$C$10]-[.C214])*[.$B$4]" office:value-type="float" office:value="2995.89005726529">
            <text:p>2995.89005726529</text:p>
          </table:table-cell>
          <table:table-cell table:formula="of:=ROUND([.D214])" office:value-type="float" office:value="2996">
            <text:p>2996</text:p>
          </table:table-cell>
          <table:table-cell table:formula="of:=([.$C$8]-([.E214]*[.$C$4]))" office:value-type="float" office:value="197.621925">
            <text:p>197.621925</text:p>
          </table:table-cell>
          <table:table-cell table:formula="of:=SQRT(ABS([.$D$2]^2-[.F214]^2))" office:value-type="float" office:value="30.7501993374738">
            <text:p>30.7501993374738</text:p>
          </table:table-cell>
          <table:table-cell table:formula="of:=ABS([.B214]-[.G214])" office:value-type="float" office:value="0.000199337473905103">
            <text:p>0.000199337473905103</text:p>
          </table:table-cell>
        </table:table-row>
        <table:table-row table:style-name="ro2">
          <table:table-cell table:formula="of:=[.A214]+[.A$4]" office:value-type="float" office:value="61.7999999999998">
            <text:p>61.7999999999998</text:p>
          </table:table-cell>
          <table:table-cell table:formula="of:=[.A215]/2" office:value-type="float" office:value="30.8999999999999">
            <text:p>30.8999999999999</text:p>
          </table:table-cell>
          <table:table-cell table:formula="of:=SQRT(ABS([.$D$2]^2-[.B215]^2))" office:value-type="float" office:value="197.598557687044">
            <text:p>197.598557687044</text:p>
          </table:table-cell>
          <table:table-cell table:formula="of:=([.$C$10]-[.C215])*[.$B$4]" office:value-type="float" office:value="3025.3682682812">
            <text:p>3025.3682682812</text:p>
          </table:table-cell>
          <table:table-cell table:formula="of:=ROUND([.D215])" office:value-type="float" office:value="3025">
            <text:p>3025</text:p>
          </table:table-cell>
          <table:table-cell table:formula="of:=([.$C$8]-([.E215]*[.$C$4]))" office:value-type="float" office:value="197.59890625">
            <text:p>197.59890625</text:p>
          </table:table-cell>
          <table:table-cell table:formula="of:=SQRT(ABS([.$D$2]^2-[.F215]^2))" office:value-type="float" office:value="30.8977709358412">
            <text:p>30.8977709358412</text:p>
          </table:table-cell>
          <table:table-cell table:formula="of:=ABS([.B215]-[.G215])" office:value-type="float" office:value="0.00222906415870128">
            <text:p>0.00222906415870128</text:p>
          </table:table-cell>
        </table:table-row>
        <table:table-row table:style-name="ro2">
          <table:table-cell table:formula="of:=[.A215]+[.A$4]" office:value-type="float" office:value="62.0999999999998">
            <text:p>62.0999999999998</text:p>
          </table:table-cell>
          <table:table-cell table:formula="of:=[.A216]/2" office:value-type="float" office:value="31.0499999999999">
            <text:p>31.0499999999999</text:p>
          </table:table-cell>
          <table:table-cell table:formula="of:=SQRT(ABS([.$D$2]^2-[.B216]^2))" office:value-type="float" office:value="197.575042705297">
            <text:p>197.575042705297</text:p>
          </table:table-cell>
          <table:table-cell table:formula="of:=([.$C$10]-[.C216])*[.$B$4]" office:value-type="float" office:value="3054.99344213531">
            <text:p>3054.99344213531</text:p>
          </table:table-cell>
          <table:table-cell table:formula="of:=ROUND([.D216])" office:value-type="float" office:value="3055">
            <text:p>3055</text:p>
          </table:table-cell>
          <table:table-cell table:formula="of:=([.$C$8]-([.E216]*[.$C$4]))" office:value-type="float" office:value="197.57509375">
            <text:p>197.57509375</text:p>
          </table:table-cell>
          <table:table-cell table:formula="of:=SQRT(ABS([.$D$2]^2-[.F216]^2))" office:value-type="float" office:value="31.0496751944156">
            <text:p>31.0496751944156</text:p>
          </table:table-cell>
          <table:table-cell table:formula="of:=ABS([.B216]-[.G216])" office:value-type="float" office:value="0.000324805584309473">
            <text:p>0.000324805584309473</text:p>
          </table:table-cell>
        </table:table-row>
        <table:table-row table:style-name="ro2">
          <table:table-cell table:formula="of:=[.A216]+[.A$4]" office:value-type="float" office:value="62.3999999999998">
            <text:p>62.3999999999998</text:p>
          </table:table-cell>
          <table:table-cell table:formula="of:=[.A217]/2" office:value-type="float" office:value="31.1999999999999">
            <text:p>31.1999999999999</text:p>
          </table:table-cell>
          <table:table-cell table:formula="of:=SQRT(ABS([.$D$2]^2-[.B217]^2))" office:value-type="float" office:value="197.551411030142">
            <text:p>197.551411030142</text:p>
          </table:table-cell>
          <table:table-cell table:formula="of:=([.$C$10]-[.C217])*[.$B$4]" office:value-type="float" office:value="3084.76563130754">
            <text:p>3084.76563130754</text:p>
          </table:table-cell>
          <table:table-cell table:formula="of:=ROUND([.D217])" office:value-type="float" office:value="3085">
            <text:p>3085</text:p>
          </table:table-cell>
          <table:table-cell table:formula="of:=([.$C$8]-([.E217]*[.$C$4]))" office:value-type="float" office:value="197.55128125">
            <text:p>197.55128125</text:p>
          </table:table-cell>
          <table:table-cell table:formula="of:=SQRT(ABS([.$D$2]^2-[.F217]^2))" office:value-type="float" office:value="31.2008217276949">
            <text:p>31.2008217276949</text:p>
          </table:table-cell>
          <table:table-cell table:formula="of:=ABS([.B217]-[.G217])" office:value-type="float" office:value="0.000821727695058172">
            <text:p>0.000821727695058172</text:p>
          </table:table-cell>
        </table:table-row>
        <table:table-row table:style-name="ro2">
          <table:table-cell table:formula="of:=[.A217]+[.A$4]" office:value-type="float" office:value="62.6999999999998">
            <text:p>62.6999999999998</text:p>
          </table:table-cell>
          <table:table-cell table:formula="of:=[.A218]/2" office:value-type="float" office:value="31.3499999999999">
            <text:p>31.3499999999999</text:p>
          </table:table-cell>
          <table:table-cell table:formula="of:=SQRT(ABS([.$D$2]^2-[.B218]^2))" office:value-type="float" office:value="197.527662619695">
            <text:p>197.527662619695</text:p>
          </table:table-cell>
          <table:table-cell table:formula="of:=([.$C$10]-[.C218])*[.$B$4]" office:value-type="float" office:value="3114.68488856344">
            <text:p>3114.68488856344</text:p>
          </table:table-cell>
          <table:table-cell table:formula="of:=ROUND([.D218])" office:value-type="float" office:value="3115">
            <text:p>3115</text:p>
          </table:table-cell>
          <table:table-cell table:formula="of:=([.$C$8]-([.E218]*[.$C$4]))" office:value-type="float" office:value="197.52746875">
            <text:p>197.52746875</text:p>
          </table:table-cell>
          <table:table-cell table:formula="of:=SQRT(ABS([.$D$2]^2-[.F218]^2))" office:value-type="float" office:value="31.3512214948282">
            <text:p>31.3512214948282</text:p>
          </table:table-cell>
          <table:table-cell table:formula="of:=ABS([.B218]-[.G218])" office:value-type="float" office:value="0.00122149482827894">
            <text:p>0.00122149482827894</text:p>
          </table:table-cell>
        </table:table-row>
        <table:table-row table:style-name="ro2">
          <table:table-cell table:formula="of:=[.A218]+[.A$4]" office:value-type="float" office:value="62.9999999999998">
            <text:p>62.9999999999998</text:p>
          </table:table-cell>
          <table:table-cell table:formula="of:=[.A219]/2" office:value-type="float" office:value="31.4999999999999">
            <text:p>31.4999999999999</text:p>
          </table:table-cell>
          <table:table-cell table:formula="of:=SQRT(ABS([.$D$2]^2-[.B219]^2))" office:value-type="float" office:value="197.503797431847">
            <text:p>197.503797431847</text:p>
          </table:table-cell>
          <table:table-cell table:formula="of:=([.$C$10]-[.C219])*[.$B$4]" office:value-type="float" office:value="3144.75126695459">
            <text:p>3144.75126695459</text:p>
          </table:table-cell>
          <table:table-cell table:formula="of:=ROUND([.D219])" office:value-type="float" office:value="3145">
            <text:p>3145</text:p>
          </table:table-cell>
          <table:table-cell table:formula="of:=([.$C$8]-([.E219]*[.$C$4]))" office:value-type="float" office:value="197.50365625">
            <text:p>197.50365625</text:p>
          </table:table-cell>
          <table:table-cell table:formula="of:=SQRT(ABS([.$D$2]^2-[.F219]^2))" office:value-type="float" office:value="31.5008851920361">
            <text:p>31.5008851920361</text:p>
          </table:table-cell>
          <table:table-cell table:formula="of:=ABS([.B219]-[.G219])" office:value-type="float" office:value="0.000885192036182758">
            <text:p>0.000885192036182758</text:p>
          </table:table-cell>
        </table:table-row>
        <table:table-row table:style-name="ro2">
          <table:table-cell table:formula="of:=[.A219]+[.A$4]" office:value-type="float" office:value="63.2999999999998">
            <text:p>63.2999999999998</text:p>
          </table:table-cell>
          <table:table-cell table:formula="of:=[.A220]/2" office:value-type="float" office:value="31.6499999999999">
            <text:p>31.6499999999999</text:p>
          </table:table-cell>
          <table:table-cell table:formula="of:=SQRT(ABS([.$D$2]^2-[.B220]^2))" office:value-type="float" office:value="197.479815424261">
            <text:p>197.479815424261</text:p>
          </table:table-cell>
          <table:table-cell table:formula="of:=([.$C$10]-[.C220])*[.$B$4]" office:value-type="float" office:value="3174.96481981927">
            <text:p>3174.96481981927</text:p>
          </table:table-cell>
          <table:table-cell table:formula="of:=ROUND([.D220])" office:value-type="float" office:value="3175">
            <text:p>3175</text:p>
          </table:table-cell>
          <table:table-cell table:formula="of:=([.$C$8]-([.E220]*[.$C$4]))" office:value-type="float" office:value="197.47984375">
            <text:p>197.47984375</text:p>
          </table:table-cell>
          <table:table-cell table:formula="of:=SQRT(ABS([.$D$2]^2-[.F220]^2))" office:value-type="float" office:value="31.6498232613642">
            <text:p>31.6498232613642</text:p>
          </table:table-cell>
          <table:table-cell table:formula="of:=ABS([.B220]-[.G220])" office:value-type="float" office:value="0.000176738635644824">
            <text:p>0.000176738635644824</text:p>
          </table:table-cell>
        </table:table-row>
        <table:table-row table:style-name="ro2">
          <table:table-cell table:formula="of:=[.A220]+[.A$4]" office:value-type="float" office:value="63.5999999999998">
            <text:p>63.5999999999998</text:p>
          </table:table-cell>
          <table:table-cell table:formula="of:=[.A221]/2" office:value-type="float" office:value="31.7999999999999">
            <text:p>31.7999999999999</text:p>
          </table:table-cell>
          <table:table-cell table:formula="of:=SQRT(ABS([.$D$2]^2-[.B221]^2))" office:value-type="float" office:value="197.455716554371">
            <text:p>197.455716554371</text:p>
          </table:table-cell>
          <table:table-cell table:formula="of:=([.$C$10]-[.C221])*[.$B$4]" office:value-type="float" office:value="3205.3256007828">
            <text:p>3205.3256007828</text:p>
          </table:table-cell>
          <table:table-cell table:formula="of:=ROUND([.D221])" office:value-type="float" office:value="3205">
            <text:p>3205</text:p>
          </table:table-cell>
          <table:table-cell table:formula="of:=([.$C$8]-([.E221]*[.$C$4]))" office:value-type="float" office:value="197.45603125">
            <text:p>197.45603125</text:p>
          </table:table-cell>
          <table:table-cell table:formula="of:=SQRT(ABS([.$D$2]^2-[.F221]^2))" office:value-type="float" office:value="31.7980458990647">
            <text:p>31.7980458990647</text:p>
          </table:table-cell>
          <table:table-cell table:formula="of:=ABS([.B221]-[.G221])" office:value-type="float" office:value="0.0019541009351407">
            <text:p>0.0019541009351407</text:p>
          </table:table-cell>
        </table:table-row>
        <table:table-row table:style-name="ro2">
          <table:table-cell table:formula="of:=[.A221]+[.A$4]" office:value-type="float" office:value="63.8999999999998">
            <text:p>63.8999999999998</text:p>
          </table:table-cell>
          <table:table-cell table:formula="of:=[.A222]/2" office:value-type="float" office:value="31.9499999999999">
            <text:p>31.9499999999999</text:p>
          </table:table-cell>
          <table:table-cell table:formula="of:=SQRT(ABS([.$D$2]^2-[.B222]^2))" office:value-type="float" office:value="197.431500779384">
            <text:p>197.431500779384</text:p>
          </table:table-cell>
          <table:table-cell table:formula="of:=([.$C$10]-[.C222])*[.$B$4]" office:value-type="float" office:value="3235.8336637579">
            <text:p>3235.8336637579</text:p>
          </table:table-cell>
          <table:table-cell table:formula="of:=ROUND([.D222])" office:value-type="float" office:value="3236">
            <text:p>3236</text:p>
          </table:table-cell>
          <table:table-cell table:formula="of:=([.$C$8]-([.E222]*[.$C$4]))" office:value-type="float" office:value="197.431425">
            <text:p>197.431425</text:p>
          </table:table-cell>
          <table:table-cell table:formula="of:=SQRT(ABS([.$D$2]^2-[.F222]^2))" office:value-type="float" office:value="31.9504682668248">
            <text:p>31.9504682668248</text:p>
          </table:table-cell>
          <table:table-cell table:formula="of:=ABS([.B222]-[.G222])" office:value-type="float" office:value="0.000468266824928065">
            <text:p>0.000468266824928065</text:p>
          </table:table-cell>
        </table:table-row>
        <table:table-row table:style-name="ro2">
          <table:table-cell table:formula="of:=[.A222]+[.A$4]" office:value-type="float" office:value="64.1999999999998">
            <text:p>64.1999999999998</text:p>
          </table:table-cell>
          <table:table-cell table:formula="of:=[.A223]/2" office:value-type="float" office:value="32.0999999999999">
            <text:p>32.0999999999999</text:p>
          </table:table-cell>
          <table:table-cell table:formula="of:=SQRT(ABS([.$D$2]^2-[.B223]^2))" office:value-type="float" office:value="197.407168056279">
            <text:p>197.407168056279</text:p>
          </table:table-cell>
          <table:table-cell table:formula="of:=([.$C$10]-[.C223])*[.$B$4]" office:value-type="float" office:value="3266.48906294552">
            <text:p>3266.48906294552</text:p>
          </table:table-cell>
          <table:table-cell table:formula="of:=ROUND([.D223])" office:value-type="float" office:value="3266">
            <text:p>3266</text:p>
          </table:table-cell>
          <table:table-cell table:formula="of:=([.$C$8]-([.E223]*[.$C$4]))" office:value-type="float" office:value="197.4076125">
            <text:p>197.4076125</text:p>
          </table:table-cell>
          <table:table-cell table:formula="of:=SQRT(ABS([.$D$2]^2-[.F223]^2))" office:value-type="float" office:value="32.0972666601043">
            <text:p>32.0972666601043</text:p>
          </table:table-cell>
          <table:table-cell table:formula="of:=ABS([.B223]-[.G223])" office:value-type="float" office:value="0.00273333989560598">
            <text:p>0.00273333989560598</text:p>
          </table:table-cell>
        </table:table-row>
        <table:table-row table:style-name="ro2">
          <table:table-cell table:formula="of:=[.A223]+[.A$4]" office:value-type="float" office:value="64.4999999999997">
            <text:p>64.4999999999997</text:p>
          </table:table-cell>
          <table:table-cell table:formula="of:=[.A224]/2" office:value-type="float" office:value="32.2499999999999">
            <text:p>32.2499999999999</text:p>
          </table:table-cell>
          <table:table-cell table:formula="of:=SQRT(ABS([.$D$2]^2-[.B224]^2))" office:value-type="float" office:value="197.382718341804">
            <text:p>197.382718341804</text:p>
          </table:table-cell>
          <table:table-cell table:formula="of:=([.$C$10]-[.C224])*[.$B$4]" office:value-type="float" office:value="3297.29185283514">
            <text:p>3297.29185283514</text:p>
          </table:table-cell>
          <table:table-cell table:formula="of:=ROUND([.D224])" office:value-type="float" office:value="3297">
            <text:p>3297</text:p>
          </table:table-cell>
          <table:table-cell table:formula="of:=([.$C$8]-([.E224]*[.$C$4]))" office:value-type="float" office:value="197.38300625">
            <text:p>197.38300625</text:p>
          </table:table-cell>
          <table:table-cell table:formula="of:=SQRT(ABS([.$D$2]^2-[.F224]^2))" office:value-type="float" office:value="32.2482378388721">
            <text:p>32.2482378388721</text:p>
          </table:table-cell>
          <table:table-cell table:formula="of:=ABS([.B224]-[.G224])" office:value-type="float" office:value="0.00176216112780736">
            <text:p>0.00176216112780736</text:p>
          </table:table-cell>
        </table:table-row>
        <table:table-row table:style-name="ro2">
          <table:table-cell table:formula="of:=[.A224]+[.A$4]" office:value-type="float" office:value="64.7999999999997">
            <text:p>64.7999999999997</text:p>
          </table:table-cell>
          <table:table-cell table:formula="of:=[.A225]/2" office:value-type="float" office:value="32.3999999999999">
            <text:p>32.3999999999999</text:p>
          </table:table-cell>
          <table:table-cell table:formula="of:=SQRT(ABS([.$D$2]^2-[.B225]^2))" office:value-type="float" office:value="197.358151592479">
            <text:p>197.358151592479</text:p>
          </table:table-cell>
          <table:table-cell table:formula="of:=([.$C$10]-[.C225])*[.$B$4]" office:value-type="float" office:value="3328.24208820522">
            <text:p>3328.24208820522</text:p>
          </table:table-cell>
          <table:table-cell table:formula="of:=ROUND([.D225])" office:value-type="float" office:value="3328">
            <text:p>3328</text:p>
          </table:table-cell>
          <table:table-cell table:formula="of:=([.$C$8]-([.E225]*[.$C$4]))" office:value-type="float" office:value="197.3584">
            <text:p>197.3584</text:p>
          </table:table-cell>
          <table:table-cell table:formula="of:=SQRT(ABS([.$D$2]^2-[.F225]^2))" office:value-type="float" office:value="32.39848683874">
            <text:p>32.39848683874</text:p>
          </table:table-cell>
          <table:table-cell table:formula="of:=ABS([.B225]-[.G225])" office:value-type="float" office:value="0.00151316125989354">
            <text:p>0.00151316125989354</text:p>
          </table:table-cell>
        </table:table-row>
        <table:table-row table:style-name="ro2">
          <table:table-cell table:formula="of:=[.A225]+[.A$4]" office:value-type="float" office:value="65.0999999999997">
            <text:p>65.0999999999997</text:p>
          </table:table-cell>
          <table:table-cell table:formula="of:=[.A226]/2" office:value-type="float" office:value="32.5499999999999">
            <text:p>32.5499999999999</text:p>
          </table:table-cell>
          <table:table-cell table:formula="of:=SQRT(ABS([.$D$2]^2-[.B226]^2))" office:value-type="float" office:value="197.333467764594">
            <text:p>197.333467764594</text:p>
          </table:table-cell>
          <table:table-cell table:formula="of:=([.$C$10]-[.C226])*[.$B$4]" office:value-type="float" office:value="3359.33982412374">
            <text:p>3359.33982412374</text:p>
          </table:table-cell>
          <table:table-cell table:formula="of:=ROUND([.D226])" office:value-type="float" office:value="3359">
            <text:p>3359</text:p>
          </table:table-cell>
          <table:table-cell table:formula="of:=([.$C$8]-([.E226]*[.$C$4]))" office:value-type="float" office:value="197.33379375">
            <text:p>197.33379375</text:p>
          </table:table-cell>
          <table:table-cell table:formula="of:=SQRT(ABS([.$D$2]^2-[.F226]^2))" office:value-type="float" office:value="32.5480236609299">
            <text:p>32.5480236609299</text:p>
          </table:table-cell>
          <table:table-cell table:formula="of:=ABS([.B226]-[.G226])" office:value-type="float" office:value="0.0019763390699481">
            <text:p>0.0019763390699481</text:p>
          </table:table-cell>
        </table:table-row>
        <table:table-row table:style-name="ro2">
          <table:table-cell table:formula="of:=[.A226]+[.A$4]" office:value-type="float" office:value="65.3999999999997">
            <text:p>65.3999999999997</text:p>
          </table:table-cell>
          <table:table-cell table:formula="of:=[.A227]/2" office:value-type="float" office:value="32.6999999999999">
            <text:p>32.6999999999999</text:p>
          </table:table-cell>
          <table:table-cell table:formula="of:=SQRT(ABS([.$D$2]^2-[.B227]^2))" office:value-type="float" office:value="197.308666814208">
            <text:p>197.308666814208</text:p>
          </table:table-cell>
          <table:table-cell table:formula="of:=([.$C$10]-[.C227])*[.$B$4]" office:value-type="float" office:value="3390.58511594892">
            <text:p>3390.58511594892</text:p>
          </table:table-cell>
          <table:table-cell table:formula="of:=ROUND([.D227])" office:value-type="float" office:value="3391">
            <text:p>3391</text:p>
          </table:table-cell>
          <table:table-cell table:formula="of:=([.$C$8]-([.E227]*[.$C$4]))" office:value-type="float" office:value="197.30839375">
            <text:p>197.30839375</text:p>
          </table:table-cell>
          <table:table-cell table:formula="of:=SQRT(ABS([.$D$2]^2-[.F227]^2))" office:value-type="float" office:value="32.7016476006173">
            <text:p>32.7016476006173</text:p>
          </table:table-cell>
          <table:table-cell table:formula="of:=ABS([.B227]-[.G227])" office:value-type="float" office:value="0.00164760061747415">
            <text:p>0.00164760061747415</text:p>
          </table:table-cell>
        </table:table-row>
        <table:table-row table:style-name="ro2">
          <table:table-cell table:formula="of:=[.A227]+[.A$4]" office:value-type="float" office:value="65.6999999999997">
            <text:p>65.6999999999997</text:p>
          </table:table-cell>
          <table:table-cell table:formula="of:=[.A228]/2" office:value-type="float" office:value="32.8499999999999">
            <text:p>32.8499999999999</text:p>
          </table:table-cell>
          <table:table-cell table:formula="of:=SQRT(ABS([.$D$2]^2-[.B228]^2))" office:value-type="float" office:value="197.283748697149">
            <text:p>197.283748697149</text:p>
          </table:table-cell>
          <table:table-cell table:formula="of:=([.$C$10]-[.C228])*[.$B$4]" office:value-type="float" office:value="3421.97801932934">
            <text:p>3421.97801932934</text:p>
          </table:table-cell>
          <table:table-cell table:formula="of:=ROUND([.D228])" office:value-type="float" office:value="3422">
            <text:p>3422</text:p>
          </table:table-cell>
          <table:table-cell table:formula="of:=([.$C$8]-([.E228]*[.$C$4]))" office:value-type="float" office:value="197.2837875">
            <text:p>197.2837875</text:p>
          </table:table-cell>
          <table:table-cell table:formula="of:=SQRT(ABS([.$D$2]^2-[.F228]^2))" office:value-type="float" office:value="32.8497669650006">
            <text:p>32.8497669650006</text:p>
          </table:table-cell>
          <table:table-cell table:formula="of:=ABS([.B228]-[.G228])" office:value-type="float" office:value="0.000233034999254755">
            <text:p>0.000233034999254755</text:p>
          </table:table-cell>
        </table:table-row>
        <table:table-row table:style-name="ro2">
          <table:table-cell table:formula="of:=[.A228]+[.A$4]" office:value-type="float" office:value="65.9999999999997">
            <text:p>65.9999999999997</text:p>
          </table:table-cell>
          <table:table-cell table:formula="of:=[.A229]/2" office:value-type="float" office:value="32.9999999999999">
            <text:p>32.9999999999999</text:p>
          </table:table-cell>
          <table:table-cell table:formula="of:=SQRT(ABS([.$D$2]^2-[.B229]^2))" office:value-type="float" office:value="197.258713369017">
            <text:p>197.258713369017</text:p>
          </table:table-cell>
          <table:table-cell table:formula="of:=([.$C$10]-[.C229])*[.$B$4]" office:value-type="float" office:value="3453.51859020483">
            <text:p>3453.51859020483</text:p>
          </table:table-cell>
          <table:table-cell table:formula="of:=ROUND([.D229])" office:value-type="float" office:value="3454">
            <text:p>3454</text:p>
          </table:table-cell>
          <table:table-cell table:formula="of:=([.$C$8]-([.E229]*[.$C$4]))" office:value-type="float" office:value="197.2583875">
            <text:p>197.2583875</text:p>
          </table:table-cell>
          <table:table-cell table:formula="of:=SQRT(ABS([.$D$2]^2-[.F229]^2))" office:value-type="float" office:value="33.0019478349361">
            <text:p>33.0019478349361</text:p>
          </table:table-cell>
          <table:table-cell table:formula="of:=ABS([.B229]-[.G229])" office:value-type="float" office:value="0.00194783493624584">
            <text:p>0.00194783493624584</text:p>
          </table:table-cell>
        </table:table-row>
        <table:table-row table:style-name="ro2">
          <table:table-cell table:formula="of:=[.A229]+[.A$4]" office:value-type="float" office:value="66.2999999999997">
            <text:p>66.2999999999997</text:p>
          </table:table-cell>
          <table:table-cell table:formula="of:=[.A230]/2" office:value-type="float" office:value="33.1499999999999">
            <text:p>33.1499999999999</text:p>
          </table:table-cell>
          <table:table-cell table:formula="of:=SQRT(ABS([.$D$2]^2-[.B230]^2))" office:value-type="float" office:value="197.233560785177">
            <text:p>197.233560785177</text:p>
          </table:table-cell>
          <table:table-cell table:formula="of:=([.$C$10]-[.C230])*[.$B$4]" office:value-type="float" office:value="3485.20688480676">
            <text:p>3485.20688480676</text:p>
          </table:table-cell>
          <table:table-cell table:formula="of:=ROUND([.D230])" office:value-type="float" office:value="3485">
            <text:p>3485</text:p>
          </table:table-cell>
          <table:table-cell table:formula="of:=([.$C$8]-([.E230]*[.$C$4]))" office:value-type="float" office:value="197.23378125">
            <text:p>197.23378125</text:p>
          </table:table-cell>
          <table:table-cell table:formula="of:=SQRT(ABS([.$D$2]^2-[.F230]^2))" office:value-type="float" office:value="33.1486882670665">
            <text:p>33.1486882670665</text:p>
          </table:table-cell>
          <table:table-cell table:formula="of:=ABS([.B230]-[.G230])" office:value-type="float" office:value="0.00131173293339515">
            <text:p>0.00131173293339515</text:p>
          </table:table-cell>
        </table:table-row>
        <table:table-row table:style-name="ro2">
          <table:table-cell table:formula="of:=[.A230]+[.A$4]" office:value-type="float" office:value="66.5999999999997">
            <text:p>66.5999999999997</text:p>
          </table:table-cell>
          <table:table-cell table:formula="of:=[.A231]/2" office:value-type="float" office:value="33.2999999999999">
            <text:p>33.2999999999999</text:p>
          </table:table-cell>
          <table:table-cell table:formula="of:=SQRT(ABS([.$D$2]^2-[.B231]^2))" office:value-type="float" office:value="197.208290900763">
            <text:p>197.208290900763</text:p>
          </table:table-cell>
          <table:table-cell table:formula="of:=([.$C$10]-[.C231])*[.$B$4]" office:value-type="float" office:value="3517.04295965858">
            <text:p>3517.04295965858</text:p>
          </table:table-cell>
          <table:table-cell table:formula="of:=ROUND([.D231])" office:value-type="float" office:value="3517">
            <text:p>3517</text:p>
          </table:table-cell>
          <table:table-cell table:formula="of:=([.$C$8]-([.E231]*[.$C$4]))" office:value-type="float" office:value="197.20838125">
            <text:p>197.20838125</text:p>
          </table:table-cell>
          <table:table-cell table:formula="of:=SQRT(ABS([.$D$2]^2-[.F231]^2))" office:value-type="float" office:value="33.2994649319572">
            <text:p>33.2994649319572</text:p>
          </table:table-cell>
          <table:table-cell table:formula="of:=ABS([.B231]-[.G231])" office:value-type="float" office:value="0.000535068042673004">
            <text:p>0.000535068042673004</text:p>
          </table:table-cell>
        </table:table-row>
        <table:table-row table:style-name="ro2">
          <table:table-cell table:formula="of:=[.A231]+[.A$4]" office:value-type="float" office:value="66.8999999999997">
            <text:p>66.8999999999997</text:p>
          </table:table-cell>
          <table:table-cell table:formula="of:=[.A232]/2" office:value-type="float" office:value="33.4499999999999">
            <text:p>33.4499999999999</text:p>
          </table:table-cell>
          <table:table-cell table:formula="of:=SQRT(ABS([.$D$2]^2-[.B232]^2))" office:value-type="float" office:value="197.182903670678">
            <text:p>197.182903670678</text:p>
          </table:table-cell>
          <table:table-cell table:formula="of:=([.$C$10]-[.C232])*[.$B$4]" office:value-type="float" office:value="3549.02687157639">
            <text:p>3549.02687157639</text:p>
          </table:table-cell>
          <table:table-cell table:formula="of:=ROUND([.D232])" office:value-type="float" office:value="3549">
            <text:p>3549</text:p>
          </table:table-cell>
          <table:table-cell table:formula="of:=([.$C$8]-([.E232]*[.$C$4]))" office:value-type="float" office:value="197.18298125">
            <text:p>197.18298125</text:p>
          </table:table-cell>
          <table:table-cell table:formula="of:=SQRT(ABS([.$D$2]^2-[.F232]^2))" office:value-type="float" office:value="33.4495426779223">
            <text:p>33.4495426779223</text:p>
          </table:table-cell>
          <table:table-cell table:formula="of:=ABS([.B232]-[.G232])" office:value-type="float" office:value="0.000457322077551225">
            <text:p>0.000457322077551225</text:p>
          </table:table-cell>
        </table:table-row>
        <table:table-row table:style-name="ro2">
          <table:table-cell table:formula="of:=[.A232]+[.A$4]" office:value-type="float" office:value="67.1999999999997">
            <text:p>67.1999999999997</text:p>
          </table:table-cell>
          <table:table-cell table:formula="of:=[.A233]/2" office:value-type="float" office:value="33.5999999999999">
            <text:p>33.5999999999999</text:p>
          </table:table-cell>
          <table:table-cell table:formula="of:=SQRT(ABS([.$D$2]^2-[.B233]^2))" office:value-type="float" office:value="197.157399049592">
            <text:p>197.157399049592</text:p>
          </table:table-cell>
          <table:table-cell table:formula="of:=([.$C$10]-[.C233])*[.$B$4]" office:value-type="float" office:value="3581.15867766957">
            <text:p>3581.15867766957</text:p>
          </table:table-cell>
          <table:table-cell table:formula="of:=ROUND([.D233])" office:value-type="float" office:value="3581">
            <text:p>3581</text:p>
          </table:table-cell>
          <table:table-cell table:formula="of:=([.$C$8]-([.E233]*[.$C$4]))" office:value-type="float" office:value="197.15758125">
            <text:p>197.15758125</text:p>
          </table:table-cell>
          <table:table-cell table:formula="of:=SQRT(ABS([.$D$2]^2-[.F233]^2))" office:value-type="float" office:value="33.5989308706341">
            <text:p>33.5989308706341</text:p>
          </table:table-cell>
          <table:table-cell table:formula="of:=ABS([.B233]-[.G233])" office:value-type="float" office:value="0.00106912936576009">
            <text:p>0.00106912936576009</text:p>
          </table:table-cell>
        </table:table-row>
        <table:table-row table:style-name="ro2">
          <table:table-cell table:formula="of:=[.A233]+[.A$4]" office:value-type="float" office:value="67.4999999999997">
            <text:p>67.4999999999997</text:p>
          </table:table-cell>
          <table:table-cell table:formula="of:=[.A234]/2" office:value-type="float" office:value="33.7499999999999">
            <text:p>33.7499999999999</text:p>
          </table:table-cell>
          <table:table-cell table:formula="of:=SQRT(ABS([.$D$2]^2-[.B234]^2))" office:value-type="float" office:value="197.13177699194">
            <text:p>197.13177699194</text:p>
          </table:table-cell>
          <table:table-cell table:formula="of:=([.$C$10]-[.C234])*[.$B$4]" office:value-type="float" office:value="3613.43843534108">
            <text:p>3613.43843534108</text:p>
          </table:table-cell>
          <table:table-cell table:formula="of:=ROUND([.D234])" office:value-type="float" office:value="3613">
            <text:p>3613</text:p>
          </table:table-cell>
          <table:table-cell table:formula="of:=([.$C$8]-([.E234]*[.$C$4]))" office:value-type="float" office:value="197.13218125">
            <text:p>197.13218125</text:p>
          </table:table-cell>
          <table:table-cell table:formula="of:=SQRT(ABS([.$D$2]^2-[.F234]^2))" office:value-type="float" office:value="33.7476386672779">
            <text:p>33.7476386672779</text:p>
          </table:table-cell>
          <table:table-cell table:formula="of:=ABS([.B234]-[.G234])" office:value-type="float" office:value="0.00236133272199623">
            <text:p>0.00236133272199623</text:p>
          </table:table-cell>
        </table:table-row>
        <table:table-row table:style-name="ro2">
          <table:table-cell table:formula="of:=[.A234]+[.A$4]" office:value-type="float" office:value="67.7999999999997">
            <text:p>67.7999999999997</text:p>
          </table:table-cell>
          <table:table-cell table:formula="of:=[.A235]/2" office:value-type="float" office:value="33.8999999999999">
            <text:p>33.8999999999999</text:p>
          </table:table-cell>
          <table:table-cell table:formula="of:=SQRT(ABS([.$D$2]^2-[.B235]^2))" office:value-type="float" office:value="197.106037451926">
            <text:p>197.106037451926</text:p>
          </table:table-cell>
          <table:table-cell table:formula="of:=([.$C$10]-[.C235])*[.$B$4]" office:value-type="float" office:value="3645.86620228814">
            <text:p>3645.86620228814</text:p>
          </table:table-cell>
          <table:table-cell table:formula="of:=ROUND([.D235])" office:value-type="float" office:value="3646">
            <text:p>3646</text:p>
          </table:table-cell>
          <table:table-cell table:formula="of:=([.$C$8]-([.E235]*[.$C$4]))" office:value-type="float" office:value="197.1059875">
            <text:p>197.1059875</text:p>
          </table:table-cell>
          <table:table-cell table:formula="of:=SQRT(ABS([.$D$2]^2-[.F235]^2))" office:value-type="float" office:value="33.9002904360692">
            <text:p>33.9002904360692</text:p>
          </table:table-cell>
          <table:table-cell table:formula="of:=ABS([.B235]-[.G235])" office:value-type="float" office:value="0.000290436069349198">
            <text:p>0.000290436069349198</text:p>
          </table:table-cell>
        </table:table-row>
        <table:table-row table:style-name="ro2">
          <table:table-cell table:formula="of:=[.A235]+[.A$4]" office:value-type="float" office:value="68.0999999999997">
            <text:p>68.0999999999997</text:p>
          </table:table-cell>
          <table:table-cell table:formula="of:=[.A236]/2" office:value-type="float" office:value="34.0499999999999">
            <text:p>34.0499999999999</text:p>
          </table:table-cell>
          <table:table-cell table:formula="of:=SQRT(ABS([.$D$2]^2-[.B236]^2))" office:value-type="float" office:value="197.080180383518">
            <text:p>197.080180383518</text:p>
          </table:table-cell>
          <table:table-cell table:formula="of:=([.$C$10]-[.C236])*[.$B$4]" office:value-type="float" office:value="3678.44203650275">
            <text:p>3678.44203650275</text:p>
          </table:table-cell>
          <table:table-cell table:formula="of:=ROUND([.D236])" office:value-type="float" office:value="3678">
            <text:p>3678</text:p>
          </table:table-cell>
          <table:table-cell table:formula="of:=([.$C$8]-([.E236]*[.$C$4]))" office:value-type="float" office:value="197.0805875">
            <text:p>197.0805875</text:p>
          </table:table-cell>
          <table:table-cell table:formula="of:=SQRT(ABS([.$D$2]^2-[.F236]^2))" office:value-type="float" office:value="34.0476435404102">
            <text:p>34.0476435404102</text:p>
          </table:table-cell>
          <table:table-cell table:formula="of:=ABS([.B236]-[.G236])" office:value-type="float" office:value="0.0023564595896417">
            <text:p>0.0023564595896417</text:p>
          </table:table-cell>
        </table:table-row>
        <table:table-row table:style-name="ro2">
          <table:table-cell table:formula="of:=[.A236]+[.A$4]" office:value-type="float" office:value="68.3999999999997">
            <text:p>68.3999999999997</text:p>
          </table:table-cell>
          <table:table-cell table:formula="of:=[.A237]/2" office:value-type="float" office:value="34.1999999999999">
            <text:p>34.1999999999999</text:p>
          </table:table-cell>
          <table:table-cell table:formula="of:=SQRT(ABS([.$D$2]^2-[.B237]^2))" office:value-type="float" office:value="197.054205740451">
            <text:p>197.054205740451</text:p>
          </table:table-cell>
          <table:table-cell table:formula="of:=([.$C$10]-[.C237])*[.$B$4]" office:value-type="float" office:value="3711.1659962722">
            <text:p>3711.1659962722</text:p>
          </table:table-cell>
          <table:table-cell table:formula="of:=ROUND([.D237])" office:value-type="float" office:value="3711">
            <text:p>3711</text:p>
          </table:table-cell>
          <table:table-cell table:formula="of:=([.$C$8]-([.E237]*[.$C$4]))" office:value-type="float" office:value="197.05439375">
            <text:p>197.05439375</text:p>
          </table:table-cell>
          <table:table-cell table:formula="of:=SQRT(ABS([.$D$2]^2-[.F237]^2))" office:value-type="float" office:value="34.1989167053572">
            <text:p>34.1989167053572</text:p>
          </table:table-cell>
          <table:table-cell table:formula="of:=ABS([.B237]-[.G237])" office:value-type="float" office:value="0.00108329464266177">
            <text:p>0.00108329464266177</text:p>
          </table:table-cell>
        </table:table-row>
        <table:table-row table:style-name="ro2">
          <table:table-cell table:formula="of:=[.A237]+[.A$4]" office:value-type="float" office:value="68.6999999999997">
            <text:p>68.6999999999997</text:p>
          </table:table-cell>
          <table:table-cell table:formula="of:=[.A238]/2" office:value-type="float" office:value="34.3499999999999">
            <text:p>34.3499999999999</text:p>
          </table:table-cell>
          <table:table-cell table:formula="of:=SQRT(ABS([.$D$2]^2-[.B238]^2))" office:value-type="float" office:value="197.028113476225">
            <text:p>197.028113476225</text:p>
          </table:table-cell>
          <table:table-cell table:formula="of:=([.$C$10]-[.C238])*[.$B$4]" office:value-type="float" office:value="3744.03814017963">
            <text:p>3744.03814017963</text:p>
          </table:table-cell>
          <table:table-cell table:formula="of:=ROUND([.D238])" office:value-type="float" office:value="3744">
            <text:p>3744</text:p>
          </table:table-cell>
          <table:table-cell table:formula="of:=([.$C$8]-([.E238]*[.$C$4]))" office:value-type="float" office:value="197.0282">
            <text:p>197.0282</text:p>
          </table:table-cell>
          <table:table-cell table:formula="of:=SQRT(ABS([.$D$2]^2-[.F238]^2))" office:value-type="float" office:value="34.3495037047117">
            <text:p>34.3495037047117</text:p>
          </table:table-cell>
          <table:table-cell table:formula="of:=ABS([.B238]-[.G238])" office:value-type="float" office:value="0.000496295288186843">
            <text:p>0.000496295288186843</text:p>
          </table:table-cell>
        </table:table-row>
        <table:table-row table:style-name="ro2">
          <table:table-cell table:formula="of:=[.A238]+[.A$4]" office:value-type="float" office:value="68.9999999999997">
            <text:p>68.9999999999997</text:p>
          </table:table-cell>
          <table:table-cell table:formula="of:=[.A239]/2" office:value-type="float" office:value="34.4999999999998">
            <text:p>34.4999999999998</text:p>
          </table:table-cell>
          <table:table-cell table:formula="of:=SQRT(ABS([.$D$2]^2-[.B239]^2))" office:value-type="float" office:value="197.001903544103">
            <text:p>197.001903544103</text:p>
          </table:table-cell>
          <table:table-cell table:formula="of:=([.$C$10]-[.C239])*[.$B$4]" office:value-type="float" office:value="3777.05852710454">
            <text:p>3777.05852710454</text:p>
          </table:table-cell>
          <table:table-cell table:formula="of:=ROUND([.D239])" office:value-type="float" office:value="3777">
            <text:p>3777</text:p>
          </table:table-cell>
          <table:table-cell table:formula="of:=([.$C$8]-([.E239]*[.$C$4]))" office:value-type="float" office:value="197.00200625">
            <text:p>197.00200625</text:p>
          </table:table-cell>
          <table:table-cell table:formula="of:=SQRT(ABS([.$D$2]^2-[.F239]^2))" office:value-type="float" office:value="34.4994135236378">
            <text:p>34.4994135236378</text:p>
          </table:table-cell>
          <table:table-cell table:formula="of:=ABS([.B239]-[.G239])" office:value-type="float" office:value="0.00058647636207354">
            <text:p>0.00058647636207354</text:p>
          </table:table-cell>
        </table:table-row>
        <table:table-row table:style-name="ro2">
          <table:table-cell table:formula="of:=[.A239]+[.A$4]" office:value-type="float" office:value="69.2999999999997">
            <text:p>69.2999999999997</text:p>
          </table:table-cell>
          <table:table-cell table:formula="of:=[.A240]/2" office:value-type="float" office:value="34.6499999999998">
            <text:p>34.6499999999998</text:p>
          </table:table-cell>
          <table:table-cell table:formula="of:=SQRT(ABS([.$D$2]^2-[.B240]^2))" office:value-type="float" office:value="196.975575897115">
            <text:p>196.975575897115</text:p>
          </table:table-cell>
          <table:table-cell table:formula="of:=([.$C$10]-[.C240])*[.$B$4]" office:value-type="float" office:value="3810.22721622345">
            <text:p>3810.22721622345</text:p>
          </table:table-cell>
          <table:table-cell table:formula="of:=ROUND([.D240])" office:value-type="float" office:value="3810">
            <text:p>3810</text:p>
          </table:table-cell>
          <table:table-cell table:formula="of:=([.$C$8]-([.E240]*[.$C$4]))" office:value-type="float" office:value="196.9758125">
            <text:p>196.9758125</text:p>
          </table:table-cell>
          <table:table-cell table:formula="of:=SQRT(ABS([.$D$2]^2-[.F240]^2))" office:value-type="float" office:value="34.6486549517416">
            <text:p>34.6486549517416</text:p>
          </table:table-cell>
          <table:table-cell table:formula="of:=ABS([.B240]-[.G240])" office:value-type="float" office:value="0.00134504825823711">
            <text:p>0.00134504825823711</text:p>
          </table:table-cell>
        </table:table-row>
        <table:table-row table:style-name="ro2">
          <table:table-cell table:formula="of:=[.A240]+[.A$4]" office:value-type="float" office:value="69.5999999999997">
            <text:p>69.5999999999997</text:p>
          </table:table-cell>
          <table:table-cell table:formula="of:=[.A241]/2" office:value-type="float" office:value="34.7999999999998">
            <text:p>34.7999999999998</text:p>
          </table:table-cell>
          <table:table-cell table:formula="of:=SQRT(ABS([.$D$2]^2-[.B241]^2))" office:value-type="float" office:value="196.949130488053">
            <text:p>196.949130488053</text:p>
          </table:table-cell>
          <table:table-cell table:formula="of:=([.$C$10]-[.C241])*[.$B$4]" office:value-type="float" office:value="3843.54426701026">
            <text:p>3843.54426701026</text:p>
          </table:table-cell>
          <table:table-cell table:formula="of:=ROUND([.D241])" office:value-type="float" office:value="3844">
            <text:p>3844</text:p>
          </table:table-cell>
          <table:table-cell table:formula="of:=([.$C$8]-([.E241]*[.$C$4]))" office:value-type="float" office:value="196.948825">
            <text:p>196.948825</text:p>
          </table:table-cell>
          <table:table-cell table:formula="of:=SQRT(ABS([.$D$2]^2-[.F241]^2))" office:value-type="float" office:value="34.8017288524489">
            <text:p>34.8017288524489</text:p>
          </table:table-cell>
          <table:table-cell table:formula="of:=ABS([.B241]-[.G241])" office:value-type="float" office:value="0.00172885244907661">
            <text:p>0.00172885244907661</text:p>
          </table:table-cell>
        </table:table-row>
        <table:table-row table:style-name="ro2">
          <table:table-cell table:formula="of:=[.A241]+[.A$4]" office:value-type="float" office:value="69.8999999999997">
            <text:p>69.8999999999997</text:p>
          </table:table-cell>
          <table:table-cell table:formula="of:=[.A242]/2" office:value-type="float" office:value="34.9499999999998">
            <text:p>34.9499999999998</text:p>
          </table:table-cell>
          <table:table-cell table:formula="of:=SQRT(ABS([.$D$2]^2-[.B242]^2))" office:value-type="float" office:value="196.922567269473">
            <text:p>196.922567269473</text:p>
          </table:table-cell>
          <table:table-cell table:formula="of:=([.$C$10]-[.C242])*[.$B$4]" office:value-type="float" office:value="3877.00973923701">
            <text:p>3877.00973923701</text:p>
          </table:table-cell>
          <table:table-cell table:formula="of:=ROUND([.D242])" office:value-type="float" office:value="3877">
            <text:p>3877</text:p>
          </table:table-cell>
          <table:table-cell table:formula="of:=([.$C$8]-([.E242]*[.$C$4]))" office:value-type="float" office:value="196.92263125">
            <text:p>196.92263125</text:p>
          </table:table-cell>
          <table:table-cell table:formula="of:=SQRT(ABS([.$D$2]^2-[.F242]^2))" office:value-type="float" office:value="34.9496395056734">
            <text:p>34.9496395056734</text:p>
          </table:table-cell>
          <table:table-cell table:formula="of:=ABS([.B242]-[.G242])" office:value-type="float" office:value="0.000360494326486105">
            <text:p>0.000360494326486105</text:p>
          </table:table-cell>
        </table:table-row>
        <table:table-row table:style-name="ro2">
          <table:table-cell table:formula="of:=[.A242]+[.A$4]" office:value-type="float" office:value="70.1999999999997">
            <text:p>70.1999999999997</text:p>
          </table:table-cell>
          <table:table-cell table:formula="of:=[.A243]/2" office:value-type="float" office:value="35.0999999999998">
            <text:p>35.0999999999998</text:p>
          </table:table-cell>
          <table:table-cell table:formula="of:=SQRT(ABS([.$D$2]^2-[.B243]^2))" office:value-type="float" office:value="196.895886193694">
            <text:p>196.895886193694</text:p>
          </table:table-cell>
          <table:table-cell table:formula="of:=([.$C$10]-[.C243])*[.$B$4]" office:value-type="float" office:value="3910.62369297427">
            <text:p>3910.62369297427</text:p>
          </table:table-cell>
          <table:table-cell table:formula="of:=ROUND([.D243])" office:value-type="float" office:value="3911">
            <text:p>3911</text:p>
          </table:table-cell>
          <table:table-cell table:formula="of:=([.$C$8]-([.E243]*[.$C$4]))" office:value-type="float" office:value="196.89564375">
            <text:p>196.89564375</text:p>
          </table:table-cell>
          <table:table-cell table:formula="of:=SQRT(ABS([.$D$2]^2-[.F243]^2))" office:value-type="float" office:value="35.1013599775434">
            <text:p>35.1013599775434</text:p>
          </table:table-cell>
          <table:table-cell table:formula="of:=ABS([.B243]-[.G243])" office:value-type="float" office:value="0.00135997754353667">
            <text:p>0.00135997754353667</text:p>
          </table:table-cell>
        </table:table-row>
        <table:table-row table:style-name="ro2">
          <table:table-cell table:formula="of:=[.A243]+[.A$4]" office:value-type="float" office:value="70.4999999999997">
            <text:p>70.4999999999997</text:p>
          </table:table-cell>
          <table:table-cell table:formula="of:=[.A244]/2" office:value-type="float" office:value="35.2499999999998">
            <text:p>35.2499999999998</text:p>
          </table:table-cell>
          <table:table-cell table:formula="of:=SQRT(ABS([.$D$2]^2-[.B244]^2))" office:value-type="float" office:value="196.869087212797">
            <text:p>196.869087212797</text:p>
          </table:table-cell>
          <table:table-cell table:formula="of:=([.$C$10]-[.C244])*[.$B$4]" office:value-type="float" office:value="3944.3861885918">
            <text:p>3944.3861885918</text:p>
          </table:table-cell>
          <table:table-cell table:formula="of:=ROUND([.D244])" office:value-type="float" office:value="3944">
            <text:p>3944</text:p>
          </table:table-cell>
          <table:table-cell table:formula="of:=([.$C$8]-([.E244]*[.$C$4]))" office:value-type="float" office:value="196.86945">
            <text:p>196.86945</text:p>
          </table:table-cell>
          <table:table-cell table:formula="of:=SQRT(ABS([.$D$2]^2-[.F244]^2))" office:value-type="float" office:value="35.2479737956312">
            <text:p>35.2479737956312</text:p>
          </table:table-cell>
          <table:table-cell table:formula="of:=ABS([.B244]-[.G244])" office:value-type="float" office:value="0.00202620436868983">
            <text:p>0.00202620436868983</text:p>
          </table:table-cell>
        </table:table-row>
        <table:table-row table:style-name="ro2">
          <table:table-cell table:formula="of:=[.A244]+[.A$4]" office:value-type="float" office:value="70.7999999999997">
            <text:p>70.7999999999997</text:p>
          </table:table-cell>
          <table:table-cell table:formula="of:=[.A245]/2" office:value-type="float" office:value="35.3999999999998">
            <text:p>35.3999999999998</text:p>
          </table:table-cell>
          <table:table-cell table:formula="of:=SQRT(ABS([.$D$2]^2-[.B245]^2))" office:value-type="float" office:value="196.842170278627">
            <text:p>196.842170278627</text:p>
          </table:table-cell>
          <table:table-cell table:formula="of:=([.$C$10]-[.C245])*[.$B$4]" office:value-type="float" office:value="3978.2972867591">
            <text:p>3978.2972867591</text:p>
          </table:table-cell>
          <table:table-cell table:formula="of:=ROUND([.D245])" office:value-type="float" office:value="3978">
            <text:p>3978</text:p>
          </table:table-cell>
          <table:table-cell table:formula="of:=([.$C$8]-([.E245]*[.$C$4]))" office:value-type="float" office:value="196.8424625">
            <text:p>196.8424625</text:p>
          </table:table-cell>
          <table:table-cell table:formula="of:=SQRT(ABS([.$D$2]^2-[.F245]^2))" office:value-type="float" office:value="35.3983750606731">
            <text:p>35.3983750606731</text:p>
          </table:table-cell>
          <table:table-cell table:formula="of:=ABS([.B245]-[.G245])" office:value-type="float" office:value="0.00162493932670316">
            <text:p>0.00162493932670316</text:p>
          </table:table-cell>
        </table:table-row>
        <table:table-row table:style-name="ro2">
          <table:table-cell table:formula="of:=[.A245]+[.A$4]" office:value-type="float" office:value="71.0999999999997">
            <text:p>71.0999999999997</text:p>
          </table:table-cell>
          <table:table-cell table:formula="of:=[.A246]/2" office:value-type="float" office:value="35.5499999999998">
            <text:p>35.5499999999998</text:p>
          </table:table-cell>
          <table:table-cell table:formula="of:=SQRT(ABS([.$D$2]^2-[.B246]^2))" office:value-type="float" office:value="196.815135342788">
            <text:p>196.815135342788</text:p>
          </table:table-cell>
          <table:table-cell table:formula="of:=([.$C$10]-[.C246])*[.$B$4]" office:value-type="float" office:value="4012.35704844595">
            <text:p>4012.35704844595</text:p>
          </table:table-cell>
          <table:table-cell table:formula="of:=ROUND([.D246])" office:value-type="float" office:value="4012">
            <text:p>4012</text:p>
          </table:table-cell>
          <table:table-cell table:formula="of:=([.$C$8]-([.E246]*[.$C$4]))" office:value-type="float" office:value="196.815475">
            <text:p>196.815475</text:p>
          </table:table-cell>
          <table:table-cell table:formula="of:=SQRT(ABS([.$D$2]^2-[.F246]^2))" office:value-type="float" office:value="35.5481195075686">
            <text:p>35.5481195075686</text:p>
          </table:table-cell>
          <table:table-cell table:formula="of:=ABS([.B246]-[.G246])" office:value-type="float" office:value="0.00188049243126187">
            <text:p>0.00188049243126187</text:p>
          </table:table-cell>
        </table:table-row>
        <table:table-row table:style-name="ro2">
          <table:table-cell table:formula="of:=[.A246]+[.A$4]" office:value-type="float" office:value="71.3999999999997">
            <text:p>71.3999999999997</text:p>
          </table:table-cell>
          <table:table-cell table:formula="of:=[.A247]/2" office:value-type="float" office:value="35.6999999999998">
            <text:p>35.6999999999998</text:p>
          </table:table-cell>
          <table:table-cell table:formula="of:=SQRT(ABS([.$D$2]^2-[.B247]^2))" office:value-type="float" office:value="196.787982356647">
            <text:p>196.787982356647</text:p>
          </table:table-cell>
          <table:table-cell table:formula="of:=([.$C$10]-[.C247])*[.$B$4]" office:value-type="float" office:value="4046.56553492295">
            <text:p>4046.56553492295</text:p>
          </table:table-cell>
          <table:table-cell table:formula="of:=ROUND([.D247])" office:value-type="float" office:value="4047">
            <text:p>4047</text:p>
          </table:table-cell>
          <table:table-cell table:formula="of:=([.$C$8]-([.E247]*[.$C$4]))" office:value-type="float" office:value="196.78769375">
            <text:p>196.78769375</text:p>
          </table:table-cell>
          <table:table-cell table:formula="of:=SQRT(ABS([.$D$2]^2-[.F247]^2))" office:value-type="float" office:value="35.7015908406925">
            <text:p>35.7015908406925</text:p>
          </table:table-cell>
          <table:table-cell table:formula="of:=ABS([.B247]-[.G247])" office:value-type="float" office:value="0.0015908406926215">
            <text:p>0.0015908406926215</text:p>
          </table:table-cell>
        </table:table-row>
        <table:table-row table:style-name="ro2">
          <table:table-cell table:formula="of:=[.A247]+[.A$4]" office:value-type="float" office:value="71.6999999999997">
            <text:p>71.6999999999997</text:p>
          </table:table-cell>
          <table:table-cell table:formula="of:=[.A248]/2" office:value-type="float" office:value="35.8499999999998">
            <text:p>35.8499999999998</text:p>
          </table:table-cell>
          <table:table-cell table:formula="of:=SQRT(ABS([.$D$2]^2-[.B248]^2))" office:value-type="float" office:value="196.760711271331">
            <text:p>196.760711271331</text:p>
          </table:table-cell>
          <table:table-cell table:formula="of:=([.$C$10]-[.C248])*[.$B$4]" office:value-type="float" office:value="4080.92280776224">
            <text:p>4080.92280776224</text:p>
          </table:table-cell>
          <table:table-cell table:formula="of:=ROUND([.D248])" office:value-type="float" office:value="4081">
            <text:p>4081</text:p>
          </table:table-cell>
          <table:table-cell table:formula="of:=([.$C$8]-([.E248]*[.$C$4]))" office:value-type="float" office:value="196.76070625">
            <text:p>196.76070625</text:p>
          </table:table-cell>
          <table:table-cell table:formula="of:=SQRT(ABS([.$D$2]^2-[.F248]^2))" office:value-type="float" office:value="35.8500275592811">
            <text:p>35.8500275592811</text:p>
          </table:table-cell>
          <table:table-cell table:formula="of:=ABS([.B248]-[.G248])" office:value-type="float" office:value="0.0000275592812144509">
            <text:p>0.0000275592812144509</text:p>
          </table:table-cell>
        </table:table-row>
        <table:table-row table:style-name="ro2">
          <table:table-cell table:formula="of:=[.A248]+[.A$4]" office:value-type="float" office:value="71.9999999999997">
            <text:p>71.9999999999997</text:p>
          </table:table-cell>
          <table:table-cell table:formula="of:=[.A249]/2" office:value-type="float" office:value="35.9999999999998">
            <text:p>35.9999999999998</text:p>
          </table:table-cell>
          <table:table-cell table:formula="of:=SQRT(ABS([.$D$2]^2-[.B249]^2))" office:value-type="float" office:value="196.733322037727">
            <text:p>196.733322037727</text:p>
          </table:table-cell>
          <table:table-cell table:formula="of:=([.$C$10]-[.C249])*[.$B$4]" office:value-type="float" office:value="4115.42892883786">
            <text:p>4115.42892883786</text:p>
          </table:table-cell>
          <table:table-cell table:formula="of:=ROUND([.D249])" office:value-type="float" office:value="4115">
            <text:p>4115</text:p>
          </table:table-cell>
          <table:table-cell table:formula="of:=([.$C$8]-([.E249]*[.$C$4]))" office:value-type="float" office:value="196.73371875">
            <text:p>196.73371875</text:p>
          </table:table-cell>
          <table:table-cell table:formula="of:=SQRT(ABS([.$D$2]^2-[.F249]^2))" office:value-type="float" office:value="35.9978319735494">
            <text:p>35.9978319735494</text:p>
          </table:table-cell>
          <table:table-cell table:formula="of:=ABS([.B249]-[.G249])" office:value-type="float" office:value="0.0021680264504127">
            <text:p>0.0021680264504127</text:p>
          </table:table-cell>
        </table:table-row>
        <table:table-row table:style-name="ro2">
          <table:table-cell table:formula="of:=[.A249]+[.A$4]" office:value-type="float" office:value="72.2999999999997">
            <text:p>72.2999999999997</text:p>
          </table:table-cell>
          <table:table-cell table:formula="of:=[.A250]/2" office:value-type="float" office:value="36.1499999999998">
            <text:p>36.1499999999998</text:p>
          </table:table-cell>
          <table:table-cell table:formula="of:=SQRT(ABS([.$D$2]^2-[.B250]^2))" office:value-type="float" office:value="196.705814606483">
            <text:p>196.705814606483</text:p>
          </table:table-cell>
          <table:table-cell table:formula="of:=([.$C$10]-[.C250])*[.$B$4]" office:value-type="float" office:value="4150.08396032658">
            <text:p>4150.08396032658</text:p>
          </table:table-cell>
          <table:table-cell table:formula="of:=ROUND([.D250])" office:value-type="float" office:value="4150">
            <text:p>4150</text:p>
          </table:table-cell>
          <table:table-cell table:formula="of:=([.$C$8]-([.E250]*[.$C$4]))" office:value-type="float" office:value="196.7059375">
            <text:p>196.7059375</text:p>
          </table:table-cell>
          <table:table-cell table:formula="of:=SQRT(ABS([.$D$2]^2-[.F250]^2))" office:value-type="float" office:value="36.1493312835257">
            <text:p>36.1493312835257</text:p>
          </table:table-cell>
          <table:table-cell table:formula="of:=ABS([.B250]-[.G250])" office:value-type="float" office:value="0.000668716474095277">
            <text:p>0.000668716474095277</text:p>
          </table:table-cell>
        </table:table-row>
        <table:table-row table:style-name="ro2">
          <table:table-cell table:formula="of:=[.A250]+[.A$4]" office:value-type="float" office:value="72.5999999999997">
            <text:p>72.5999999999997</text:p>
          </table:table-cell>
          <table:table-cell table:formula="of:=[.A251]/2" office:value-type="float" office:value="36.2999999999998">
            <text:p>36.2999999999998</text:p>
          </table:table-cell>
          <table:table-cell table:formula="of:=SQRT(ABS([.$D$2]^2-[.B251]^2))" office:value-type="float" office:value="196.678188928005">
            <text:p>196.678188928005</text:p>
          </table:table-cell>
          <table:table-cell table:formula="of:=([.$C$10]-[.C251])*[.$B$4]" office:value-type="float" office:value="4184.88796470819">
            <text:p>4184.88796470819</text:p>
          </table:table-cell>
          <table:table-cell table:formula="of:=ROUND([.D251])" office:value-type="float" office:value="4185">
            <text:p>4185</text:p>
          </table:table-cell>
          <table:table-cell table:formula="of:=([.$C$8]-([.E251]*[.$C$4]))" office:value-type="float" office:value="196.67815625">
            <text:p>196.67815625</text:p>
          </table:table-cell>
          <table:table-cell table:formula="of:=SQRT(ABS([.$D$2]^2-[.F251]^2))" office:value-type="float" office:value="36.3001770532953">
            <text:p>36.3001770532953</text:p>
          </table:table-cell>
          <table:table-cell table:formula="of:=ABS([.B251]-[.G251])" office:value-type="float" office:value="0.000177053295452367">
            <text:p>0.000177053295452367</text:p>
          </table:table-cell>
        </table:table-row>
        <table:table-row table:style-name="ro2">
          <table:table-cell table:formula="of:=[.A251]+[.A$4]" office:value-type="float" office:value="72.8999999999997">
            <text:p>72.8999999999997</text:p>
          </table:table-cell>
          <table:table-cell table:formula="of:=[.A252]/2" office:value-type="float" office:value="36.4499999999998">
            <text:p>36.4499999999998</text:p>
          </table:table-cell>
          <table:table-cell table:formula="of:=SQRT(ABS([.$D$2]^2-[.B252]^2))" office:value-type="float" office:value="196.650444952459">
            <text:p>196.650444952459</text:p>
          </table:table-cell>
          <table:table-cell table:formula="of:=([.$C$10]-[.C252])*[.$B$4]" office:value-type="float" office:value="4219.8410047664">
            <text:p>4219.8410047664</text:p>
          </table:table-cell>
          <table:table-cell table:formula="of:=ROUND([.D252])" office:value-type="float" office:value="4220">
            <text:p>4220</text:p>
          </table:table-cell>
          <table:table-cell table:formula="of:=([.$C$8]-([.E252]*[.$C$4]))" office:value-type="float" office:value="196.650375">
            <text:p>196.650375</text:p>
          </table:table-cell>
          <table:table-cell table:formula="of:=SQRT(ABS([.$D$2]^2-[.F252]^2))" office:value-type="float" office:value="36.4503773966659">
            <text:p>36.4503773966659</text:p>
          </table:table-cell>
          <table:table-cell table:formula="of:=ABS([.B252]-[.G252])" office:value-type="float" office:value="0.00037739666611003">
            <text:p>0.00037739666611003</text:p>
          </table:table-cell>
        </table:table-row>
        <table:table-row table:style-name="ro2">
          <table:table-cell table:formula="of:=[.A252]+[.A$4]" office:value-type="float" office:value="73.1999999999997">
            <text:p>73.1999999999997</text:p>
          </table:table-cell>
          <table:table-cell table:formula="of:=[.A253]/2" office:value-type="float" office:value="36.5999999999998">
            <text:p>36.5999999999998</text:p>
          </table:table-cell>
          <table:table-cell table:formula="of:=SQRT(ABS([.$D$2]^2-[.B253]^2))" office:value-type="float" office:value="196.622582629768">
            <text:p>196.622582629768</text:p>
          </table:table-cell>
          <table:table-cell table:formula="of:=([.$C$10]-[.C253])*[.$B$4]" office:value-type="float" office:value="4254.9431435892">
            <text:p>4254.9431435892</text:p>
          </table:table-cell>
          <table:table-cell table:formula="of:=ROUND([.D253])" office:value-type="float" office:value="4255">
            <text:p>4255</text:p>
          </table:table-cell>
          <table:table-cell table:formula="of:=([.$C$8]-([.E253]*[.$C$4]))" office:value-type="float" office:value="196.62259375">
            <text:p>196.62259375</text:p>
          </table:table-cell>
          <table:table-cell table:formula="of:=SQRT(ABS([.$D$2]^2-[.F253]^2))" office:value-type="float" office:value="36.5999402598209">
            <text:p>36.5999402598209</text:p>
          </table:table-cell>
          <table:table-cell table:formula="of:=ABS([.B253]-[.G253])" office:value-type="float" office:value="0.0000597401788837715">
            <text:p>0.0000597401788837715</text:p>
          </table:table-cell>
        </table:table-row>
        <table:table-row table:style-name="ro2">
          <table:table-cell table:formula="of:=[.A253]+[.A$4]" office:value-type="float" office:value="73.4999999999997">
            <text:p>73.4999999999997</text:p>
          </table:table-cell>
          <table:table-cell table:formula="of:=[.A254]/2" office:value-type="float" office:value="36.7499999999998">
            <text:p>36.7499999999998</text:p>
          </table:table-cell>
          <table:table-cell table:formula="of:=SQRT(ABS([.$D$2]^2-[.B254]^2))" office:value-type="float" office:value="196.594601909615">
            <text:p>196.594601909615</text:p>
          </table:table-cell>
          <table:table-cell table:formula="of:=([.$C$10]-[.C254])*[.$B$4]" office:value-type="float" office:value="4290.19444456951">
            <text:p>4290.19444456951</text:p>
          </table:table-cell>
          <table:table-cell table:formula="of:=ROUND([.D254])" office:value-type="float" office:value="4290">
            <text:p>4290</text:p>
          </table:table-cell>
          <table:table-cell table:formula="of:=([.$C$8]-([.E254]*[.$C$4]))" office:value-type="float" office:value="196.5948125">
            <text:p>196.5948125</text:p>
          </table:table-cell>
          <table:table-cell table:formula="of:=SQRT(ABS([.$D$2]^2-[.F254]^2))" office:value-type="float" office:value="36.7488734261317">
            <text:p>36.7488734261317</text:p>
          </table:table-cell>
          <table:table-cell table:formula="of:=ABS([.B254]-[.G254])" office:value-type="float" office:value="0.00112657386816295">
            <text:p>0.00112657386816295</text:p>
          </table:table-cell>
        </table:table-row>
        <table:table-row table:style-name="ro2">
          <table:table-cell table:formula="of:=[.A254]+[.A$4]" office:value-type="float" office:value="73.7999999999997">
            <text:p>73.7999999999997</text:p>
          </table:table-cell>
          <table:table-cell table:formula="of:=[.A255]/2" office:value-type="float" office:value="36.8999999999998">
            <text:p>36.8999999999998</text:p>
          </table:table-cell>
          <table:table-cell table:formula="of:=SQRT(ABS([.$D$2]^2-[.B255]^2))" office:value-type="float" office:value="196.566502741439">
            <text:p>196.566502741439</text:p>
          </table:table-cell>
          <table:table-cell table:formula="of:=([.$C$10]-[.C255])*[.$B$4]" office:value-type="float" office:value="4325.59497140591">
            <text:p>4325.59497140591</text:p>
          </table:table-cell>
          <table:table-cell table:formula="of:=ROUND([.D255])" office:value-type="float" office:value="4326">
            <text:p>4326</text:p>
          </table:table-cell>
          <table:table-cell table:formula="of:=([.$C$8]-([.E255]*[.$C$4]))" office:value-type="float" office:value="196.5662375">
            <text:p>196.5662375</text:p>
          </table:table-cell>
          <table:table-cell table:formula="of:=SQRT(ABS([.$D$2]^2-[.F255]^2))" office:value-type="float" office:value="36.9014129145971">
            <text:p>36.9014129145971</text:p>
          </table:table-cell>
          <table:table-cell table:formula="of:=ABS([.B255]-[.G255])" office:value-type="float" office:value="0.00141291459731008">
            <text:p>0.00141291459731008</text:p>
          </table:table-cell>
        </table:table-row>
        <table:table-row table:style-name="ro2">
          <table:table-cell table:formula="of:=[.A255]+[.A$4]" office:value-type="float" office:value="74.0999999999997">
            <text:p>74.0999999999997</text:p>
          </table:table-cell>
          <table:table-cell table:formula="of:=[.A256]/2" office:value-type="float" office:value="37.0499999999998">
            <text:p>37.0499999999998</text:p>
          </table:table-cell>
          <table:table-cell table:formula="of:=SQRT(ABS([.$D$2]^2-[.B256]^2))" office:value-type="float" office:value="196.538285074435">
            <text:p>196.538285074435</text:p>
          </table:table-cell>
          <table:table-cell table:formula="of:=([.$C$10]-[.C256])*[.$B$4]" office:value-type="float" office:value="4361.14478810299">
            <text:p>4361.14478810299</text:p>
          </table:table-cell>
          <table:table-cell table:formula="of:=ROUND([.D256])" office:value-type="float" office:value="4361">
            <text:p>4361</text:p>
          </table:table-cell>
          <table:table-cell table:formula="of:=([.$C$8]-([.E256]*[.$C$4]))" office:value-type="float" office:value="196.53845625">
            <text:p>196.53845625</text:p>
          </table:table-cell>
          <table:table-cell table:formula="of:=SQRT(ABS([.$D$2]^2-[.F256]^2))" office:value-type="float" office:value="37.0490919573859">
            <text:p>37.0490919573859</text:p>
          </table:table-cell>
          <table:table-cell table:formula="of:=ABS([.B256]-[.G256])" office:value-type="float" office:value="0.000908042613914972">
            <text:p>0.000908042613914972</text:p>
          </table:table-cell>
        </table:table-row>
        <table:table-row table:style-name="ro2">
          <table:table-cell table:formula="of:=[.A256]+[.A$4]" office:value-type="float" office:value="74.3999999999997">
            <text:p>74.3999999999997</text:p>
          </table:table-cell>
          <table:table-cell table:formula="of:=[.A257]/2" office:value-type="float" office:value="37.1999999999998">
            <text:p>37.1999999999998</text:p>
          </table:table-cell>
          <table:table-cell table:formula="of:=SQRT(ABS([.$D$2]^2-[.B257]^2))" office:value-type="float" office:value="196.509948857558">
            <text:p>196.509948857558</text:p>
          </table:table-cell>
          <table:table-cell table:formula="of:=([.$C$10]-[.C257])*[.$B$4]" office:value-type="float" office:value="4396.84395897225">
            <text:p>4396.84395897225</text:p>
          </table:table-cell>
          <table:table-cell table:formula="of:=ROUND([.D257])" office:value-type="float" office:value="4397">
            <text:p>4397</text:p>
          </table:table-cell>
          <table:table-cell table:formula="of:=([.$C$8]-([.E257]*[.$C$4]))" office:value-type="float" office:value="196.50988125">
            <text:p>196.50988125</text:p>
          </table:table-cell>
          <table:table-cell table:formula="of:=SQRT(ABS([.$D$2]^2-[.F257]^2))" office:value-type="float" office:value="37.200357136873">
            <text:p>37.200357136873</text:p>
          </table:table-cell>
          <table:table-cell table:formula="of:=ABS([.B257]-[.G257])" office:value-type="float" office:value="0.000357136873184061">
            <text:p>0.000357136873184061</text:p>
          </table:table-cell>
        </table:table-row>
        <table:table-row table:style-name="ro2">
          <table:table-cell table:formula="of:=[.A257]+[.A$4]" office:value-type="float" office:value="74.6999999999997">
            <text:p>74.6999999999997</text:p>
          </table:table-cell>
          <table:table-cell table:formula="of:=[.A258]/2" office:value-type="float" office:value="37.3499999999998">
            <text:p>37.3499999999998</text:p>
          </table:table-cell>
          <table:table-cell table:formula="of:=SQRT(ABS([.$D$2]^2-[.B258]^2))" office:value-type="float" office:value="196.481494039515">
            <text:p>196.481494039515</text:p>
          </table:table-cell>
          <table:table-cell table:formula="of:=([.$C$10]-[.C258])*[.$B$4]" office:value-type="float" office:value="4432.69254863241">
            <text:p>4432.69254863241</text:p>
          </table:table-cell>
          <table:table-cell table:formula="of:=ROUND([.D258])" office:value-type="float" office:value="4433">
            <text:p>4433</text:p>
          </table:table-cell>
          <table:table-cell table:formula="of:=([.$C$8]-([.E258]*[.$C$4]))" office:value-type="float" office:value="196.48130625">
            <text:p>196.48130625</text:p>
          </table:table-cell>
          <table:table-cell table:formula="of:=SQRT(ABS([.$D$2]^2-[.F258]^2))" office:value-type="float" office:value="37.350987862354">
            <text:p>37.350987862354</text:p>
          </table:table-cell>
          <table:table-cell table:formula="of:=ABS([.B258]-[.G258])" office:value-type="float" office:value="0.000987862354214997">
            <text:p>0.000987862354214997</text:p>
          </table:table-cell>
        </table:table-row>
        <table:table-row table:style-name="ro2">
          <table:table-cell table:formula="of:=[.A258]+[.A$4]" office:value-type="float" office:value="74.9999999999996">
            <text:p>74.9999999999996</text:p>
          </table:table-cell>
          <table:table-cell table:formula="of:=[.A259]/2" office:value-type="float" office:value="37.4999999999998">
            <text:p>37.4999999999998</text:p>
          </table:table-cell>
          <table:table-cell table:formula="of:=SQRT(ABS([.$D$2]^2-[.B259]^2))" office:value-type="float" office:value="196.452920568771">
            <text:p>196.452920568771</text:p>
          </table:table-cell>
          <table:table-cell table:formula="of:=([.$C$10]-[.C259])*[.$B$4]" office:value-type="float" office:value="4468.69062201031">
            <text:p>4468.69062201031</text:p>
          </table:table-cell>
          <table:table-cell table:formula="of:=ROUND([.D259])" office:value-type="float" office:value="4469">
            <text:p>4469</text:p>
          </table:table-cell>
          <table:table-cell table:formula="of:=([.$C$8]-([.E259]*[.$C$4]))" office:value-type="float" office:value="196.45273125">
            <text:p>196.45273125</text:p>
          </table:table-cell>
          <table:table-cell table:formula="of:=SQRT(ABS([.$D$2]^2-[.F259]^2))" office:value-type="float" office:value="37.5009917790887">
            <text:p>37.5009917790887</text:p>
          </table:table-cell>
          <table:table-cell table:formula="of:=ABS([.B259]-[.G259])" office:value-type="float" office:value="0.000991779088835187">
            <text:p>0.000991779088835187</text:p>
          </table:table-cell>
        </table:table-row>
        <table:table-row table:style-name="ro2">
          <table:table-cell table:formula="of:=[.A259]+[.A$4]" office:value-type="float" office:value="75.2999999999996">
            <text:p>75.2999999999996</text:p>
          </table:table-cell>
          <table:table-cell table:formula="of:=[.A260]/2" office:value-type="float" office:value="37.6499999999998">
            <text:p>37.6499999999998</text:p>
          </table:table-cell>
          <table:table-cell table:formula="of:=SQRT(ABS([.$D$2]^2-[.B260]^2))" office:value-type="float" office:value="196.424228393546">
            <text:p>196.424228393546</text:p>
          </table:table-cell>
          <table:table-cell table:formula="of:=([.$C$10]-[.C260])*[.$B$4]" office:value-type="float" office:value="4504.83824434125">
            <text:p>4504.83824434125</text:p>
          </table:table-cell>
          <table:table-cell table:formula="of:=ROUND([.D260])" office:value-type="float" office:value="4505">
            <text:p>4505</text:p>
          </table:table-cell>
          <table:table-cell table:formula="of:=([.$C$8]-([.E260]*[.$C$4]))" office:value-type="float" office:value="196.42415625">
            <text:p>196.42415625</text:p>
          </table:table-cell>
          <table:table-cell table:formula="of:=SQRT(ABS([.$D$2]^2-[.F260]^2))" office:value-type="float" office:value="37.6503763789365">
            <text:p>37.6503763789365</text:p>
          </table:table-cell>
          <table:table-cell table:formula="of:=ABS([.B260]-[.G260])" office:value-type="float" office:value="0.000376378936714161">
            <text:p>0.000376378936714161</text:p>
          </table:table-cell>
        </table:table-row>
        <table:table-row table:style-name="ro2">
          <table:table-cell table:formula="of:=[.A260]+[.A$4]" office:value-type="float" office:value="75.5999999999996">
            <text:p>75.5999999999996</text:p>
          </table:table-cell>
          <table:table-cell table:formula="of:=[.A261]/2" office:value-type="float" office:value="37.7999999999998">
            <text:p>37.7999999999998</text:p>
          </table:table-cell>
          <table:table-cell table:formula="of:=SQRT(ABS([.$D$2]^2-[.B261]^2))" office:value-type="float" office:value="196.395417461814">
            <text:p>196.395417461814</text:p>
          </table:table-cell>
          <table:table-cell table:formula="of:=([.$C$10]-[.C261])*[.$B$4]" office:value-type="float" office:value="4541.13548116984">
            <text:p>4541.13548116984</text:p>
          </table:table-cell>
          <table:table-cell table:formula="of:=ROUND([.D261])" office:value-type="float" office:value="4541">
            <text:p>4541</text:p>
          </table:table-cell>
          <table:table-cell table:formula="of:=([.$C$8]-([.E261]*[.$C$4]))" office:value-type="float" office:value="196.39558125">
            <text:p>196.39558125</text:p>
          </table:table-cell>
          <table:table-cell table:formula="of:=SQRT(ABS([.$D$2]^2-[.F261]^2))" office:value-type="float" office:value="37.7991490046357">
            <text:p>37.7991490046357</text:p>
          </table:table-cell>
          <table:table-cell table:formula="of:=ABS([.B261]-[.G261])" office:value-type="float" office:value="0.000850995364167773">
            <text:p>0.000850995364167773</text:p>
          </table:table-cell>
        </table:table-row>
        <table:table-row table:style-name="ro2">
          <table:table-cell table:formula="of:=[.A261]+[.A$4]" office:value-type="float" office:value="75.8999999999996">
            <text:p>75.8999999999996</text:p>
          </table:table-cell>
          <table:table-cell table:formula="of:=[.A262]/2" office:value-type="float" office:value="37.9499999999998">
            <text:p>37.9499999999998</text:p>
          </table:table-cell>
          <table:table-cell table:formula="of:=SQRT(ABS([.$D$2]^2-[.B262]^2))" office:value-type="float" office:value="196.366487721301">
            <text:p>196.366487721301</text:p>
          </table:table-cell>
          <table:table-cell table:formula="of:=([.$C$10]-[.C262])*[.$B$4]" office:value-type="float" office:value="4577.58239835047">
            <text:p>4577.58239835047</text:p>
          </table:table-cell>
          <table:table-cell table:formula="of:=ROUND([.D262])" office:value-type="float" office:value="4578">
            <text:p>4578</text:p>
          </table:table-cell>
          <table:table-cell table:formula="of:=([.$C$8]-([.E262]*[.$C$4]))" office:value-type="float" office:value="196.3662125">
            <text:p>196.3662125</text:p>
          </table:table-cell>
          <table:table-cell table:formula="of:=SQRT(ABS([.$D$2]^2-[.F262]^2))" office:value-type="float" office:value="37.9514240629367">
            <text:p>37.9514240629367</text:p>
          </table:table-cell>
          <table:table-cell table:formula="of:=ABS([.B262]-[.G262])" office:value-type="float" office:value="0.00142406293686292">
            <text:p>0.00142406293686292</text:p>
          </table:table-cell>
        </table:table-row>
        <table:table-row table:style-name="ro2">
          <table:table-cell table:formula="of:=[.A262]+[.A$4]" office:value-type="float" office:value="76.1999999999996">
            <text:p>76.1999999999996</text:p>
          </table:table-cell>
          <table:table-cell table:formula="of:=[.A263]/2" office:value-type="float" office:value="38.0999999999998">
            <text:p>38.0999999999998</text:p>
          </table:table-cell>
          <table:table-cell table:formula="of:=SQRT(ABS([.$D$2]^2-[.B263]^2))" office:value-type="float" office:value="196.337439119491">
            <text:p>196.337439119491</text:p>
          </table:table-cell>
          <table:table-cell table:formula="of:=([.$C$10]-[.C263])*[.$B$4]" office:value-type="float" office:value="4614.17906204806">
            <text:p>4614.17906204806</text:p>
          </table:table-cell>
          <table:table-cell table:formula="of:=ROUND([.D263])" office:value-type="float" office:value="4614">
            <text:p>4614</text:p>
          </table:table-cell>
          <table:table-cell table:formula="of:=([.$C$8]-([.E263]*[.$C$4]))" office:value-type="float" office:value="196.3376375">
            <text:p>196.3376375</text:p>
          </table:table-cell>
          <table:table-cell table:formula="of:=SQRT(ABS([.$D$2]^2-[.F263]^2))" office:value-type="float" office:value="38.0989776886283">
            <text:p>38.0989776886283</text:p>
          </table:table-cell>
          <table:table-cell table:formula="of:=ABS([.B263]-[.G263])" office:value-type="float" office:value="0.00102231137156394">
            <text:p>0.00102231137156394</text:p>
          </table:table-cell>
        </table:table-row>
        <table:table-row table:style-name="ro2">
          <table:table-cell table:formula="of:=[.A263]+[.A$4]" office:value-type="float" office:value="76.4999999999996">
            <text:p>76.4999999999996</text:p>
          </table:table-cell>
          <table:table-cell table:formula="of:=[.A264]/2" office:value-type="float" office:value="38.2499999999998">
            <text:p>38.2499999999998</text:p>
          </table:table-cell>
          <table:table-cell table:formula="of:=SQRT(ABS([.$D$2]^2-[.B264]^2))" office:value-type="float" office:value="196.308271603618">
            <text:p>196.308271603618</text:p>
          </table:table-cell>
          <table:table-cell table:formula="of:=([.$C$10]-[.C264])*[.$B$4]" office:value-type="float" office:value="4650.92553873851">
            <text:p>4650.92553873851</text:p>
          </table:table-cell>
          <table:table-cell table:formula="of:=ROUND([.D264])" office:value-type="float" office:value="4651">
            <text:p>4651</text:p>
          </table:table-cell>
          <table:table-cell table:formula="of:=([.$C$8]-([.E264]*[.$C$4]))" office:value-type="float" office:value="196.30826875">
            <text:p>196.30826875</text:p>
          </table:table-cell>
          <table:table-cell table:formula="of:=SQRT(ABS([.$D$2]^2-[.F264]^2))" office:value-type="float" office:value="38.2500146454583">
            <text:p>38.2500146454583</text:p>
          </table:table-cell>
          <table:table-cell table:formula="of:=ABS([.B264]-[.G264])" office:value-type="float" office:value="0.0000146454584992739">
            <text:p>0.0000146454584992739</text:p>
          </table:table-cell>
        </table:table-row>
        <table:table-row table:style-name="ro2">
          <table:table-cell table:formula="of:=[.A264]+[.A$4]" office:value-type="float" office:value="76.7999999999996">
            <text:p>76.7999999999996</text:p>
          </table:table-cell>
          <table:table-cell table:formula="of:=[.A265]/2" office:value-type="float" office:value="38.3999999999998">
            <text:p>38.3999999999998</text:p>
          </table:table-cell>
          <table:table-cell table:formula="of:=SQRT(ABS([.$D$2]^2-[.B265]^2))" office:value-type="float" office:value="196.27898512067">
            <text:p>196.27898512067</text:p>
          </table:table-cell>
          <table:table-cell table:formula="of:=([.$C$10]-[.C265])*[.$B$4]" office:value-type="float" office:value="4687.82189520952">
            <text:p>4687.82189520952</text:p>
          </table:table-cell>
          <table:table-cell table:formula="of:=ROUND([.D265])" office:value-type="float" office:value="4688">
            <text:p>4688</text:p>
          </table:table-cell>
          <table:table-cell table:formula="of:=([.$C$8]-([.E265]*[.$C$4]))" office:value-type="float" office:value="196.2789">
            <text:p>196.2789</text:p>
          </table:table-cell>
          <table:table-cell table:formula="of:=SQRT(ABS([.$D$2]^2-[.F265]^2))" office:value-type="float" office:value="38.4004350859467">
            <text:p>38.4004350859467</text:p>
          </table:table-cell>
          <table:table-cell table:formula="of:=ABS([.B265]-[.G265])" office:value-type="float" office:value="0.000435085946861591">
            <text:p>0.000435085946861591</text:p>
          </table:table-cell>
        </table:table-row>
        <table:table-row table:style-name="ro2">
          <table:table-cell table:formula="of:=[.A265]+[.A$4]" office:value-type="float" office:value="77.0999999999996">
            <text:p>77.0999999999996</text:p>
          </table:table-cell>
          <table:table-cell table:formula="of:=[.A266]/2" office:value-type="float" office:value="38.5499999999998">
            <text:p>38.5499999999998</text:p>
          </table:table-cell>
          <table:table-cell table:formula="of:=SQRT(ABS([.$D$2]^2-[.B266]^2))" office:value-type="float" office:value="196.249579617384">
            <text:p>196.249579617384</text:p>
          </table:table-cell>
          <table:table-cell table:formula="of:=([.$C$10]-[.C266])*[.$B$4]" office:value-type="float" office:value="4724.86819856117">
            <text:p>4724.86819856117</text:p>
          </table:table-cell>
          <table:table-cell table:formula="of:=ROUND([.D266])" office:value-type="float" office:value="4725">
            <text:p>4725</text:p>
          </table:table-cell>
          <table:table-cell table:formula="of:=([.$C$8]-([.E266]*[.$C$4]))" office:value-type="float" office:value="196.24953125">
            <text:p>196.24953125</text:p>
          </table:table-cell>
          <table:table-cell table:formula="of:=SQRT(ABS([.$D$2]^2-[.F266]^2))" office:value-type="float" office:value="38.5502462269086">
            <text:p>38.5502462269086</text:p>
          </table:table-cell>
          <table:table-cell table:formula="of:=ABS([.B266]-[.G266])" office:value-type="float" office:value="0.000246226908764413">
            <text:p>0.000246226908764413</text:p>
          </table:table-cell>
        </table:table-row>
        <table:table-row table:style-name="ro2">
          <table:table-cell table:formula="of:=[.A266]+[.A$4]" office:value-type="float" office:value="77.3999999999996">
            <text:p>77.3999999999996</text:p>
          </table:table-cell>
          <table:table-cell table:formula="of:=[.A267]/2" office:value-type="float" office:value="38.6999999999998">
            <text:p>38.6999999999998</text:p>
          </table:table-cell>
          <table:table-cell table:formula="of:=SQRT(ABS([.$D$2]^2-[.B267]^2))" office:value-type="float" office:value="196.220055040253">
            <text:p>196.220055040253</text:p>
          </table:table-cell>
          <table:table-cell table:formula="of:=([.$C$10]-[.C267])*[.$B$4]" office:value-type="float" office:value="4762.06451620643">
            <text:p>4762.06451620643</text:p>
          </table:table-cell>
          <table:table-cell table:formula="of:=ROUND([.D267])" office:value-type="float" office:value="4762">
            <text:p>4762</text:p>
          </table:table-cell>
          <table:table-cell table:formula="of:=([.$C$8]-([.E267]*[.$C$4]))" office:value-type="float" office:value="196.2201625">
            <text:p>196.2201625</text:p>
          </table:table-cell>
          <table:table-cell table:formula="of:=SQRT(ABS([.$D$2]^2-[.F267]^2))" office:value-type="float" office:value="38.6994551444022">
            <text:p>38.6994551444022</text:p>
          </table:table-cell>
          <table:table-cell table:formula="of:=ABS([.B267]-[.G267])" office:value-type="float" office:value="0.000544855597581773">
            <text:p>0.000544855597581773</text:p>
          </table:table-cell>
        </table:table-row>
        <table:table-row table:style-name="ro2">
          <table:table-cell table:formula="of:=[.A267]+[.A$4]" office:value-type="float" office:value="77.6999999999996">
            <text:p>77.6999999999996</text:p>
          </table:table-cell>
          <table:table-cell table:formula="of:=[.A268]/2" office:value-type="float" office:value="38.8499999999998">
            <text:p>38.8499999999998</text:p>
          </table:table-cell>
          <table:table-cell table:formula="of:=SQRT(ABS([.$D$2]^2-[.B268]^2))" office:value-type="float" office:value="196.190411335519">
            <text:p>196.190411335519</text:p>
          </table:table-cell>
          <table:table-cell table:formula="of:=([.$C$10]-[.C268])*[.$B$4]" office:value-type="float" office:value="4799.41091587205">
            <text:p>4799.41091587205</text:p>
          </table:table-cell>
          <table:table-cell table:formula="of:=ROUND([.D268])" office:value-type="float" office:value="4799">
            <text:p>4799</text:p>
          </table:table-cell>
          <table:table-cell table:formula="of:=([.$C$8]-([.E268]*[.$C$4]))" office:value-type="float" office:value="196.19079375">
            <text:p>196.19079375</text:p>
          </table:table-cell>
          <table:table-cell table:formula="of:=SQRT(ABS([.$D$2]^2-[.F268]^2))" office:value-type="float" office:value="38.8480687775461">
            <text:p>38.8480687775461</text:p>
          </table:table-cell>
          <table:table-cell table:formula="of:=ABS([.B268]-[.G268])" office:value-type="float" office:value="0.00193122245369182">
            <text:p>0.00193122245369182</text:p>
          </table:table-cell>
        </table:table-row>
        <table:table-row table:style-name="ro2">
          <table:table-cell table:formula="of:=[.A268]+[.A$4]" office:value-type="float" office:value="77.9999999999996">
            <text:p>77.9999999999996</text:p>
          </table:table-cell>
          <table:table-cell table:formula="of:=[.A269]/2" office:value-type="float" office:value="38.9999999999998">
            <text:p>38.9999999999998</text:p>
          </table:table-cell>
          <table:table-cell table:formula="of:=SQRT(ABS([.$D$2]^2-[.B269]^2))" office:value-type="float" office:value="196.160648449173">
            <text:p>196.160648449173</text:p>
          </table:table-cell>
          <table:table-cell table:formula="of:=([.$C$10]-[.C269])*[.$B$4]" office:value-type="float" office:value="4836.90746559892">
            <text:p>4836.90746559892</text:p>
          </table:table-cell>
          <table:table-cell table:formula="of:=ROUND([.D269])" office:value-type="float" office:value="4837">
            <text:p>4837</text:p>
          </table:table-cell>
          <table:table-cell table:formula="of:=([.$C$8]-([.E269]*[.$C$4]))" office:value-type="float" office:value="196.16063125">
            <text:p>196.16063125</text:p>
          </table:table-cell>
          <table:table-cell table:formula="of:=SQRT(ABS([.$D$2]^2-[.F269]^2))" office:value-type="float" office:value="39.0000865076159">
            <text:p>39.0000865076159</text:p>
          </table:table-cell>
          <table:table-cell table:formula="of:=ABS([.B269]-[.G269])" office:value-type="float" office:value="0.000086507616103404">
            <text:p>0.000086507616103404</text:p>
          </table:table-cell>
        </table:table-row>
        <table:table-row table:style-name="ro2">
          <table:table-cell table:formula="of:=[.A269]+[.A$4]" office:value-type="float" office:value="78.2999999999996">
            <text:p>78.2999999999996</text:p>
          </table:table-cell>
          <table:table-cell table:formula="of:=[.A270]/2" office:value-type="float" office:value="39.1499999999998">
            <text:p>39.1499999999998</text:p>
          </table:table-cell>
          <table:table-cell table:formula="of:=SQRT(ABS([.$D$2]^2-[.B270]^2))" office:value-type="float" office:value="196.130766326959">
            <text:p>196.130766326959</text:p>
          </table:table-cell>
          <table:table-cell table:formula="of:=([.$C$10]-[.C270])*[.$B$4]" office:value-type="float" office:value="4874.55423374304">
            <text:p>4874.55423374304</text:p>
          </table:table-cell>
          <table:table-cell table:formula="of:=ROUND([.D270])" office:value-type="float" office:value="4875">
            <text:p>4875</text:p>
          </table:table-cell>
          <table:table-cell table:formula="of:=([.$C$8]-([.E270]*[.$C$4]))" office:value-type="float" office:value="196.13046875">
            <text:p>196.13046875</text:p>
          </table:table-cell>
          <table:table-cell table:formula="of:=SQRT(ABS([.$D$2]^2-[.F270]^2))" office:value-type="float" office:value="39.1514907494628">
            <text:p>39.1514907494628</text:p>
          </table:table-cell>
          <table:table-cell table:formula="of:=ABS([.B270]-[.G270])" office:value-type="float" office:value="0.00149074946299521">
            <text:p>0.00149074946299521</text:p>
          </table:table-cell>
        </table:table-row>
        <table:table-row table:style-name="ro2">
          <table:table-cell table:formula="of:=[.A270]+[.A$4]" office:value-type="float" office:value="78.5999999999996">
            <text:p>78.5999999999996</text:p>
          </table:table-cell>
          <table:table-cell table:formula="of:=[.A271]/2" office:value-type="float" office:value="39.2999999999998">
            <text:p>39.2999999999998</text:p>
          </table:table-cell>
          <table:table-cell table:formula="of:=SQRT(ABS([.$D$2]^2-[.B271]^2))" office:value-type="float" office:value="196.100764914367">
            <text:p>196.100764914367</text:p>
          </table:table-cell>
          <table:table-cell table:formula="of:=([.$C$10]-[.C271])*[.$B$4]" office:value-type="float" office:value="4912.35128897592">
            <text:p>4912.35128897592</text:p>
          </table:table-cell>
          <table:table-cell table:formula="of:=ROUND([.D271])" office:value-type="float" office:value="4912">
            <text:p>4912</text:p>
          </table:table-cell>
          <table:table-cell table:formula="of:=([.$C$8]-([.E271]*[.$C$4]))" office:value-type="float" office:value="196.1011">
            <text:p>196.1011</text:p>
          </table:table-cell>
          <table:table-cell table:formula="of:=SQRT(ABS([.$D$2]^2-[.F271]^2))" office:value-type="float" office:value="39.2983279388577">
            <text:p>39.2983279388577</text:p>
          </table:table-cell>
          <table:table-cell table:formula="of:=ABS([.B271]-[.G271])" office:value-type="float" office:value="0.00167206114213769">
            <text:p>0.00167206114213769</text:p>
          </table:table-cell>
        </table:table-row>
        <table:table-row table:style-name="ro2">
          <table:table-cell table:formula="of:=[.A271]+[.A$4]" office:value-type="float" office:value="78.8999999999996">
            <text:p>78.8999999999996</text:p>
          </table:table-cell>
          <table:table-cell table:formula="of:=[.A272]/2" office:value-type="float" office:value="39.4499999999998">
            <text:p>39.4499999999998</text:p>
          </table:table-cell>
          <table:table-cell table:formula="of:=SQRT(ABS([.$D$2]^2-[.B272]^2))" office:value-type="float" office:value="196.070644156641">
            <text:p>196.070644156641</text:p>
          </table:table-cell>
          <table:table-cell table:formula="of:=([.$C$10]-[.C272])*[.$B$4]" office:value-type="float" office:value="4950.29870028523">
            <text:p>4950.29870028523</text:p>
          </table:table-cell>
          <table:table-cell table:formula="of:=ROUND([.D272])" office:value-type="float" office:value="4950">
            <text:p>4950</text:p>
          </table:table-cell>
          <table:table-cell table:formula="of:=([.$C$8]-([.E272]*[.$C$4]))" office:value-type="float" office:value="196.0709375">
            <text:p>196.0709375</text:p>
          </table:table-cell>
          <table:table-cell table:formula="of:=SQRT(ABS([.$D$2]^2-[.F272]^2))" office:value-type="float" office:value="39.4485420246565">
            <text:p>39.4485420246565</text:p>
          </table:table-cell>
          <table:table-cell table:formula="of:=ABS([.B272]-[.G272])" office:value-type="float" office:value="0.00145797534332814">
            <text:p>0.00145797534332814</text:p>
          </table:table-cell>
        </table:table-row>
        <table:table-row table:style-name="ro2">
          <table:table-cell table:formula="of:=[.A272]+[.A$4]" office:value-type="float" office:value="79.1999999999996">
            <text:p>79.1999999999996</text:p>
          </table:table-cell>
          <table:table-cell table:formula="of:=[.A273]/2" office:value-type="float" office:value="39.5999999999998">
            <text:p>39.5999999999998</text:p>
          </table:table-cell>
          <table:table-cell table:formula="of:=SQRT(ABS([.$D$2]^2-[.B273]^2))" office:value-type="float" office:value="196.040403998768">
            <text:p>196.040403998768</text:p>
          </table:table-cell>
          <table:table-cell table:formula="of:=([.$C$10]-[.C273])*[.$B$4]" office:value-type="float" office:value="4988.39653697574">
            <text:p>4988.39653697574</text:p>
          </table:table-cell>
          <table:table-cell table:formula="of:=ROUND([.D273])" office:value-type="float" office:value="4988">
            <text:p>4988</text:p>
          </table:table-cell>
          <table:table-cell table:formula="of:=([.$C$8]-([.E273]*[.$C$4]))" office:value-type="float" office:value="196.040775">
            <text:p>196.040775</text:p>
          </table:table-cell>
          <table:table-cell table:formula="of:=SQRT(ABS([.$D$2]^2-[.F273]^2))" office:value-type="float" office:value="39.5981633084083">
            <text:p>39.5981633084083</text:p>
          </table:table-cell>
          <table:table-cell table:formula="of:=ABS([.B273]-[.G273])" office:value-type="float" office:value="0.00183669159150668">
            <text:p>0.00183669159150668</text:p>
          </table:table-cell>
        </table:table-row>
        <table:table-row table:style-name="ro2">
          <table:table-cell table:formula="of:=[.A273]+[.A$4]" office:value-type="float" office:value="79.4999999999996">
            <text:p>79.4999999999996</text:p>
          </table:table-cell>
          <table:table-cell table:formula="of:=[.A274]/2" office:value-type="float" office:value="39.7499999999998">
            <text:p>39.7499999999998</text:p>
          </table:table-cell>
          <table:table-cell table:formula="of:=SQRT(ABS([.$D$2]^2-[.B274]^2))" office:value-type="float" office:value="196.010044385486">
            <text:p>196.010044385486</text:p>
          </table:table-cell>
          <table:table-cell table:formula="of:=([.$C$10]-[.C274])*[.$B$4]" office:value-type="float" office:value="5026.64486866968">
            <text:p>5026.64486866968</text:p>
          </table:table-cell>
          <table:table-cell table:formula="of:=ROUND([.D274])" office:value-type="float" office:value="5027">
            <text:p>5027</text:p>
          </table:table-cell>
          <table:table-cell table:formula="of:=([.$C$8]-([.E274]*[.$C$4]))" office:value-type="float" office:value="196.00981875">
            <text:p>196.00981875</text:p>
          </table:table-cell>
          <table:table-cell table:formula="of:=SQRT(ABS([.$D$2]^2-[.F274]^2))" office:value-type="float" office:value="39.7511126082296">
            <text:p>39.7511126082296</text:p>
          </table:table-cell>
          <table:table-cell table:formula="of:=ABS([.B274]-[.G274])" office:value-type="float" office:value="0.00111260822980341">
            <text:p>0.00111260822980341</text:p>
          </table:table-cell>
        </table:table-row>
        <table:table-row table:style-name="ro2">
          <table:table-cell table:formula="of:=[.A274]+[.A$4]" office:value-type="float" office:value="79.7999999999996">
            <text:p>79.7999999999996</text:p>
          </table:table-cell>
          <table:table-cell table:formula="of:=[.A275]/2" office:value-type="float" office:value="39.8999999999998">
            <text:p>39.8999999999998</text:p>
          </table:table-cell>
          <table:table-cell table:formula="of:=SQRT(ABS([.$D$2]^2-[.B275]^2))" office:value-type="float" office:value="195.979565261279">
            <text:p>195.979565261279</text:p>
          </table:table-cell>
          <table:table-cell table:formula="of:=([.$C$10]-[.C275])*[.$B$4]" office:value-type="float" office:value="5065.04376530753">
            <text:p>5065.04376530753</text:p>
          </table:table-cell>
          <table:table-cell table:formula="of:=ROUND([.D275])" office:value-type="float" office:value="5065">
            <text:p>5065</text:p>
          </table:table-cell>
          <table:table-cell table:formula="of:=([.$C$8]-([.E275]*[.$C$4]))" office:value-type="float" office:value="195.97965625">
            <text:p>195.97965625</text:p>
          </table:table-cell>
          <table:table-cell table:formula="of:=SQRT(ABS([.$D$2]^2-[.F275]^2))" office:value-type="float" office:value="39.8995530818558">
            <text:p>39.8995530818558</text:p>
          </table:table-cell>
          <table:table-cell table:formula="of:=ABS([.B275]-[.G275])" office:value-type="float" office:value="0.00044691814395037">
            <text:p>0.00044691814395037</text:p>
          </table:table-cell>
        </table:table-row>
        <table:table-row table:style-name="ro2">
          <table:table-cell table:formula="of:=[.A275]+[.A$4]" office:value-type="float" office:value="80.0999999999996">
            <text:p>80.0999999999996</text:p>
          </table:table-cell>
          <table:table-cell table:formula="of:=[.A276]/2" office:value-type="float" office:value="40.0499999999998">
            <text:p>40.0499999999998</text:p>
          </table:table-cell>
          <table:table-cell table:formula="of:=SQRT(ABS([.$D$2]^2-[.B276]^2))" office:value-type="float" office:value="195.94896657038">
            <text:p>195.94896657038</text:p>
          </table:table-cell>
          <table:table-cell table:formula="of:=([.$C$10]-[.C276])*[.$B$4]" office:value-type="float" office:value="5103.5932971487">
            <text:p>5103.5932971487</text:p>
          </table:table-cell>
          <table:table-cell table:formula="of:=ROUND([.D276])" office:value-type="float" office:value="5104">
            <text:p>5104</text:p>
          </table:table-cell>
          <table:table-cell table:formula="of:=([.$C$8]-([.E276]*[.$C$4]))" office:value-type="float" office:value="195.9487">
            <text:p>195.9487</text:p>
          </table:table-cell>
          <table:table-cell table:formula="of:=SQRT(ABS([.$D$2]^2-[.F276]^2))" office:value-type="float" office:value="40.0513042023603">
            <text:p>40.0513042023603</text:p>
          </table:table-cell>
          <table:table-cell table:formula="of:=ABS([.B276]-[.G276])" office:value-type="float" office:value="0.00130420236045126">
            <text:p>0.00130420236045126</text:p>
          </table:table-cell>
        </table:table-row>
        <table:table-row table:style-name="ro2">
          <table:table-cell table:formula="of:=[.A276]+[.A$4]" office:value-type="float" office:value="80.3999999999996">
            <text:p>80.3999999999996</text:p>
          </table:table-cell>
          <table:table-cell table:formula="of:=[.A277]/2" office:value-type="float" office:value="40.1999999999998">
            <text:p>40.1999999999998</text:p>
          </table:table-cell>
          <table:table-cell table:formula="of:=SQRT(ABS([.$D$2]^2-[.B277]^2))" office:value-type="float" office:value="195.918248256767">
            <text:p>195.918248256767</text:p>
          </table:table-cell>
          <table:table-cell table:formula="of:=([.$C$10]-[.C277])*[.$B$4]" office:value-type="float" office:value="5142.29353477233">
            <text:p>5142.29353477233</text:p>
          </table:table-cell>
          <table:table-cell table:formula="of:=ROUND([.D277])" office:value-type="float" office:value="5142">
            <text:p>5142</text:p>
          </table:table-cell>
          <table:table-cell table:formula="of:=([.$C$8]-([.E277]*[.$C$4]))" office:value-type="float" office:value="195.9185375">
            <text:p>195.9185375</text:p>
          </table:table-cell>
          <table:table-cell table:formula="of:=SQRT(ABS([.$D$2]^2-[.F277]^2))" office:value-type="float" office:value="40.1985903218146">
            <text:p>40.1985903218146</text:p>
          </table:table-cell>
          <table:table-cell table:formula="of:=ABS([.B277]-[.G277])" office:value-type="float" office:value="0.00140967818519755">
            <text:p>0.00140967818519755</text:p>
          </table:table-cell>
        </table:table-row>
        <table:table-row table:style-name="ro2">
          <table:table-cell table:formula="of:=[.A277]+[.A$4]" office:value-type="float" office:value="80.6999999999996">
            <text:p>80.6999999999996</text:p>
          </table:table-cell>
          <table:table-cell table:formula="of:=[.A278]/2" office:value-type="float" office:value="40.3499999999998">
            <text:p>40.3499999999998</text:p>
          </table:table-cell>
          <table:table-cell table:formula="of:=SQRT(ABS([.$D$2]^2-[.B278]^2))" office:value-type="float" office:value="195.887410264162">
            <text:p>195.887410264162</text:p>
          </table:table-cell>
          <table:table-cell table:formula="of:=([.$C$10]-[.C278])*[.$B$4]" office:value-type="float" office:value="5181.14454907763">
            <text:p>5181.14454907763</text:p>
          </table:table-cell>
          <table:table-cell table:formula="of:=ROUND([.D278])" office:value-type="float" office:value="5181">
            <text:p>5181</text:p>
          </table:table-cell>
          <table:table-cell table:formula="of:=([.$C$8]-([.E278]*[.$C$4]))" office:value-type="float" office:value="195.88758125">
            <text:p>195.88758125</text:p>
          </table:table-cell>
          <table:table-cell table:formula="of:=SQRT(ABS([.$D$2]^2-[.F278]^2))" office:value-type="float" office:value="40.3491699050258">
            <text:p>40.3491699050258</text:p>
          </table:table-cell>
          <table:table-cell table:formula="of:=ABS([.B278]-[.G278])" office:value-type="float" office:value="0.000830094973956363">
            <text:p>0.000830094973956363</text:p>
          </table:table-cell>
        </table:table-row>
        <table:table-row table:style-name="ro2">
          <table:table-cell table:formula="of:=[.A278]+[.A$4]" office:value-type="float" office:value="80.9999999999996">
            <text:p>80.9999999999996</text:p>
          </table:table-cell>
          <table:table-cell table:formula="of:=[.A279]/2" office:value-type="float" office:value="40.4999999999998">
            <text:p>40.4999999999998</text:p>
          </table:table-cell>
          <table:table-cell table:formula="of:=SQRT(ABS([.$D$2]^2-[.B279]^2))" office:value-type="float" office:value="195.856452536035">
            <text:p>195.856452536035</text:p>
          </table:table-cell>
          <table:table-cell table:formula="of:=([.$C$10]-[.C279])*[.$B$4]" office:value-type="float" office:value="5220.1464112849">
            <text:p>5220.1464112849</text:p>
          </table:table-cell>
          <table:table-cell table:formula="of:=ROUND([.D279])" office:value-type="float" office:value="5220">
            <text:p>5220</text:p>
          </table:table-cell>
          <table:table-cell table:formula="of:=([.$C$8]-([.E279]*[.$C$4]))" office:value-type="float" office:value="195.856625">
            <text:p>195.856625</text:p>
          </table:table-cell>
          <table:table-cell table:formula="of:=SQRT(ABS([.$D$2]^2-[.F279]^2))" office:value-type="float" office:value="40.4991659618982">
            <text:p>40.4991659618982</text:p>
          </table:table-cell>
          <table:table-cell table:formula="of:=ABS([.B279]-[.G279])" office:value-type="float" office:value="0.000834038101594103">
            <text:p>0.000834038101594103</text:p>
          </table:table-cell>
        </table:table-row>
        <table:table-row table:style-name="ro2">
          <table:table-cell table:formula="of:=[.A279]+[.A$4]" office:value-type="float" office:value="81.2999999999996">
            <text:p>81.2999999999996</text:p>
          </table:table-cell>
          <table:table-cell table:formula="of:=[.A280]/2" office:value-type="float" office:value="40.6499999999998">
            <text:p>40.6499999999998</text:p>
          </table:table-cell>
          <table:table-cell table:formula="of:=SQRT(ABS([.$D$2]^2-[.B280]^2))" office:value-type="float" office:value="195.825375015599">
            <text:p>195.825375015599</text:p>
          </table:table-cell>
          <table:table-cell table:formula="of:=([.$C$10]-[.C280])*[.$B$4]" office:value-type="float" office:value="5259.29919293611">
            <text:p>5259.29919293611</text:p>
          </table:table-cell>
          <table:table-cell table:formula="of:=ROUND([.D280])" office:value-type="float" office:value="5259">
            <text:p>5259</text:p>
          </table:table-cell>
          <table:table-cell table:formula="of:=([.$C$8]-([.E280]*[.$C$4]))" office:value-type="float" office:value="195.82566875">
            <text:p>195.82566875</text:p>
          </table:table-cell>
          <table:table-cell table:formula="of:=SQRT(ABS([.$D$2]^2-[.F280]^2))" office:value-type="float" office:value="40.6485849521883">
            <text:p>40.6485849521883</text:p>
          </table:table-cell>
          <table:table-cell table:formula="of:=ABS([.B280]-[.G280])" office:value-type="float" office:value="0.00141504781144874">
            <text:p>0.00141504781144874</text:p>
          </table:table-cell>
        </table:table-row>
        <table:table-row table:style-name="ro2">
          <table:table-cell table:formula="of:=[.A280]+[.A$4]" office:value-type="float" office:value="81.5999999999996">
            <text:p>81.5999999999996</text:p>
          </table:table-cell>
          <table:table-cell table:formula="of:=[.A281]/2" office:value-type="float" office:value="40.7999999999998">
            <text:p>40.7999999999998</text:p>
          </table:table-cell>
          <table:table-cell table:formula="of:=SQRT(ABS([.$D$2]^2-[.B281]^2))" office:value-type="float" office:value="195.794177645813">
            <text:p>195.794177645813</text:p>
          </table:table-cell>
          <table:table-cell table:formula="of:=([.$C$10]-[.C281])*[.$B$4]" office:value-type="float" office:value="5298.60296589547">
            <text:p>5298.60296589547</text:p>
          </table:table-cell>
          <table:table-cell table:formula="of:=ROUND([.D281])" office:value-type="float" office:value="5299">
            <text:p>5299</text:p>
          </table:table-cell>
          <table:table-cell table:formula="of:=([.$C$8]-([.E281]*[.$C$4]))" office:value-type="float" office:value="195.79391875">
            <text:p>195.79391875</text:p>
          </table:table-cell>
          <table:table-cell table:formula="of:=SQRT(ABS([.$D$2]^2-[.F281]^2))" office:value-type="float" office:value="40.801242389398">
            <text:p>40.801242389398</text:p>
          </table:table-cell>
          <table:table-cell table:formula="of:=ABS([.B281]-[.G281])" office:value-type="float" office:value="0.00124238939815768">
            <text:p>0.00124238939815768</text:p>
          </table:table-cell>
        </table:table-row>
        <table:table-row table:style-name="ro2">
          <table:table-cell table:formula="of:=[.A281]+[.A$4]" office:value-type="float" office:value="81.8999999999996">
            <text:p>81.8999999999996</text:p>
          </table:table-cell>
          <table:table-cell table:formula="of:=[.A282]/2" office:value-type="float" office:value="40.9499999999998">
            <text:p>40.9499999999998</text:p>
          </table:table-cell>
          <table:table-cell table:formula="of:=SQRT(ABS([.$D$2]^2-[.B282]^2))" office:value-type="float" office:value="195.762860369377">
            <text:p>195.762860369377</text:p>
          </table:table-cell>
          <table:table-cell table:formula="of:=([.$C$10]-[.C282])*[.$B$4]" office:value-type="float" office:value="5338.05780235031">
            <text:p>5338.05780235031</text:p>
          </table:table-cell>
          <table:table-cell table:formula="of:=ROUND([.D282])" office:value-type="float" office:value="5338">
            <text:p>5338</text:p>
          </table:table-cell>
          <table:table-cell table:formula="of:=([.$C$8]-([.E282]*[.$C$4]))" office:value-type="float" office:value="195.7629625">
            <text:p>195.7629625</text:p>
          </table:table-cell>
          <table:table-cell table:formula="of:=SQRT(ABS([.$D$2]^2-[.F282]^2))" office:value-type="float" office:value="40.9495117580612">
            <text:p>40.9495117580612</text:p>
          </table:table-cell>
          <table:table-cell table:formula="of:=ABS([.B282]-[.G282])" office:value-type="float" office:value="0.000488241938619183">
            <text:p>0.000488241938619183</text:p>
          </table:table-cell>
        </table:table-row>
        <table:table-row table:style-name="ro2">
          <table:table-cell table:formula="of:=[.A282]+[.A$4]" office:value-type="float" office:value="82.1999999999996">
            <text:p>82.1999999999996</text:p>
          </table:table-cell>
          <table:table-cell table:formula="of:=[.A283]/2" office:value-type="float" office:value="41.0999999999998">
            <text:p>41.0999999999998</text:p>
          </table:table-cell>
          <table:table-cell table:formula="of:=SQRT(ABS([.$D$2]^2-[.B283]^2))" office:value-type="float" office:value="195.731423128735">
            <text:p>195.731423128735</text:p>
          </table:table-cell>
          <table:table-cell table:formula="of:=([.$C$10]-[.C283])*[.$B$4]" office:value-type="float" office:value="5377.66377481173">
            <text:p>5377.66377481173</text:p>
          </table:table-cell>
          <table:table-cell table:formula="of:=ROUND([.D283])" office:value-type="float" office:value="5378">
            <text:p>5378</text:p>
          </table:table-cell>
          <table:table-cell table:formula="of:=([.$C$8]-([.E283]*[.$C$4]))" office:value-type="float" office:value="195.7312125">
            <text:p>195.7312125</text:p>
          </table:table-cell>
          <table:table-cell table:formula="of:=SQRT(ABS([.$D$2]^2-[.F283]^2))" office:value-type="float" office:value="41.1010030690231">
            <text:p>41.1010030690231</text:p>
          </table:table-cell>
          <table:table-cell table:formula="of:=ABS([.B283]-[.G283])" office:value-type="float" office:value="0.00100306902326253">
            <text:p>0.00100306902326253</text:p>
          </table:table-cell>
        </table:table-row>
        <table:table-row table:style-name="ro2">
          <table:table-cell table:formula="of:=[.A283]+[.A$4]" office:value-type="float" office:value="82.4999999999996">
            <text:p>82.4999999999996</text:p>
          </table:table-cell>
          <table:table-cell table:formula="of:=[.A284]/2" office:value-type="float" office:value="41.2499999999998">
            <text:p>41.2499999999998</text:p>
          </table:table-cell>
          <table:table-cell table:formula="of:=SQRT(ABS([.$D$2]^2-[.B284]^2))" office:value-type="float" office:value="195.699865866076">
            <text:p>195.699865866076</text:p>
          </table:table-cell>
          <table:table-cell table:formula="of:=([.$C$10]-[.C284])*[.$B$4]" office:value-type="float" office:value="5417.42095611515">
            <text:p>5417.42095611515</text:p>
          </table:table-cell>
          <table:table-cell table:formula="of:=ROUND([.D284])" office:value-type="float" office:value="5417">
            <text:p>5417</text:p>
          </table:table-cell>
          <table:table-cell table:formula="of:=([.$C$8]-([.E284]*[.$C$4]))" office:value-type="float" office:value="195.70025625">
            <text:p>195.70025625</text:p>
          </table:table-cell>
          <table:table-cell table:formula="of:=SQRT(ABS([.$D$2]^2-[.F284]^2))" office:value-type="float" office:value="41.2481478818666">
            <text:p>41.2481478818666</text:p>
          </table:table-cell>
          <table:table-cell table:formula="of:=ABS([.B284]-[.G284])" office:value-type="float" office:value="0.00185211813316499">
            <text:p>0.00185211813316499</text:p>
          </table:table-cell>
        </table:table-row>
        <table:table-row table:style-name="ro2">
          <table:table-cell table:formula="of:=[.A284]+[.A$4]" office:value-type="float" office:value="82.7999999999996">
            <text:p>82.7999999999996</text:p>
          </table:table-cell>
          <table:table-cell table:formula="of:=[.A285]/2" office:value-type="float" office:value="41.3999999999998">
            <text:p>41.3999999999998</text:p>
          </table:table-cell>
          <table:table-cell table:formula="of:=SQRT(ABS([.$D$2]^2-[.B285]^2))" office:value-type="float" office:value="195.668188523326">
            <text:p>195.668188523326</text:p>
          </table:table-cell>
          <table:table-cell table:formula="of:=([.$C$10]-[.C285])*[.$B$4]" office:value-type="float" office:value="5457.32941942129">
            <text:p>5457.32941942129</text:p>
          </table:table-cell>
          <table:table-cell table:formula="of:=ROUND([.D285])" office:value-type="float" office:value="5457">
            <text:p>5457</text:p>
          </table:table-cell>
          <table:table-cell table:formula="of:=([.$C$8]-([.E285]*[.$C$4]))" office:value-type="float" office:value="195.66850625">
            <text:p>195.66850625</text:p>
          </table:table-cell>
          <table:table-cell table:formula="of:=SQRT(ABS([.$D$2]^2-[.F285]^2))" office:value-type="float" office:value="41.3984983048143">
            <text:p>41.3984983048143</text:p>
          </table:table-cell>
          <table:table-cell table:formula="of:=ABS([.B285]-[.G285])" office:value-type="float" office:value="0.00150169518551024">
            <text:p>0.00150169518551024</text:p>
          </table:table-cell>
        </table:table-row>
        <table:table-row table:style-name="ro2">
          <table:table-cell table:formula="of:=[.A285]+[.A$4]" office:value-type="float" office:value="83.0999999999996">
            <text:p>83.0999999999996</text:p>
          </table:table-cell>
          <table:table-cell table:formula="of:=[.A286]/2" office:value-type="float" office:value="41.5499999999998">
            <text:p>41.5499999999998</text:p>
          </table:table-cell>
          <table:table-cell table:formula="of:=SQRT(ABS([.$D$2]^2-[.B286]^2))" office:value-type="float" office:value="195.636391042158">
            <text:p>195.636391042158</text:p>
          </table:table-cell>
          <table:table-cell table:formula="of:=([.$C$10]-[.C286])*[.$B$4]" office:value-type="float" office:value="5497.38923821664">
            <text:p>5497.38923821664</text:p>
          </table:table-cell>
          <table:table-cell table:formula="of:=ROUND([.D286])" office:value-type="float" office:value="5497">
            <text:p>5497</text:p>
          </table:table-cell>
          <table:table-cell table:formula="of:=([.$C$8]-([.E286]*[.$C$4]))" office:value-type="float" office:value="195.63675625">
            <text:p>195.63675625</text:p>
          </table:table-cell>
          <table:table-cell table:formula="of:=SQRT(ABS([.$D$2]^2-[.F286]^2))" office:value-type="float" office:value="41.5482803973653">
            <text:p>41.5482803973653</text:p>
          </table:table-cell>
          <table:table-cell table:formula="of:=ABS([.B286]-[.G286])" office:value-type="float" office:value="0.00171960263446636">
            <text:p>0.00171960263446636</text:p>
          </table:table-cell>
        </table:table-row>
        <table:table-row table:style-name="ro2">
          <table:table-cell table:formula="of:=[.A286]+[.A$4]" office:value-type="float" office:value="83.3999999999996">
            <text:p>83.3999999999996</text:p>
          </table:table-cell>
          <table:table-cell table:formula="of:=[.A287]/2" office:value-type="float" office:value="41.6999999999998">
            <text:p>41.6999999999998</text:p>
          </table:table-cell>
          <table:table-cell table:formula="of:=SQRT(ABS([.$D$2]^2-[.B287]^2))" office:value-type="float" office:value="195.60447336398">
            <text:p>195.60447336398</text:p>
          </table:table-cell>
          <table:table-cell table:formula="of:=([.$C$10]-[.C287])*[.$B$4]" office:value-type="float" office:value="5537.60048631429">
            <text:p>5537.60048631429</text:p>
          </table:table-cell>
          <table:table-cell table:formula="of:=ROUND([.D287])" office:value-type="float" office:value="5538">
            <text:p>5538</text:p>
          </table:table-cell>
          <table:table-cell table:formula="of:=([.$C$8]-([.E287]*[.$C$4]))" office:value-type="float" office:value="195.6042125">
            <text:p>195.6042125</text:p>
          </table:table-cell>
          <table:table-cell table:formula="of:=SQRT(ABS([.$D$2]^2-[.F287]^2))" office:value-type="float" office:value="41.7012236301868">
            <text:p>41.7012236301868</text:p>
          </table:table-cell>
          <table:table-cell table:formula="of:=ABS([.B287]-[.G287])" office:value-type="float" office:value="0.00122363018700611">
            <text:p>0.00122363018700611</text:p>
          </table:table-cell>
        </table:table-row>
        <table:table-row table:style-name="ro2">
          <table:table-cell table:formula="of:=[.A287]+[.A$4]" office:value-type="float" office:value="83.6999999999996">
            <text:p>83.6999999999996</text:p>
          </table:table-cell>
          <table:table-cell table:formula="of:=[.A288]/2" office:value-type="float" office:value="41.8499999999998">
            <text:p>41.8499999999998</text:p>
          </table:table-cell>
          <table:table-cell table:formula="of:=SQRT(ABS([.$D$2]^2-[.B288]^2))" office:value-type="float" office:value="195.572435429945">
            <text:p>195.572435429945</text:p>
          </table:table-cell>
          <table:table-cell table:formula="of:=([.$C$10]-[.C288])*[.$B$4]" office:value-type="float" office:value="5577.96323785456">
            <text:p>5577.96323785456</text:p>
          </table:table-cell>
          <table:table-cell table:formula="of:=ROUND([.D288])" office:value-type="float" office:value="5578">
            <text:p>5578</text:p>
          </table:table-cell>
          <table:table-cell table:formula="of:=([.$C$8]-([.E288]*[.$C$4]))" office:value-type="float" office:value="195.5724625">
            <text:p>195.5724625</text:p>
          </table:table-cell>
          <table:table-cell table:formula="of:=SQRT(ABS([.$D$2]^2-[.F288]^2))" office:value-type="float" office:value="41.8498734966558">
            <text:p>41.8498734966558</text:p>
          </table:table-cell>
          <table:table-cell table:formula="of:=ABS([.B288]-[.G288])" office:value-type="float" office:value="0.000126503343942375">
            <text:p>0.000126503343942375</text:p>
          </table:table-cell>
        </table:table-row>
        <table:table-row table:style-name="ro2">
          <table:table-cell table:formula="of:=[.A288]+[.A$4]" office:value-type="float" office:value="83.9999999999996">
            <text:p>83.9999999999996</text:p>
          </table:table-cell>
          <table:table-cell table:formula="of:=[.A289]/2" office:value-type="float" office:value="41.9999999999998">
            <text:p>41.9999999999998</text:p>
          </table:table-cell>
          <table:table-cell table:formula="of:=SQRT(ABS([.$D$2]^2-[.B289]^2))" office:value-type="float" office:value="195.540277180943">
            <text:p>195.540277180943</text:p>
          </table:table-cell>
          <table:table-cell table:formula="of:=([.$C$10]-[.C289])*[.$B$4]" office:value-type="float" office:value="5618.47756730594">
            <text:p>5618.47756730594</text:p>
          </table:table-cell>
          <table:table-cell table:formula="of:=ROUND([.D289])" office:value-type="float" office:value="5618">
            <text:p>5618</text:p>
          </table:table-cell>
          <table:table-cell table:formula="of:=([.$C$8]-([.E289]*[.$C$4]))" office:value-type="float" office:value="195.5407125">
            <text:p>195.5407125</text:p>
          </table:table-cell>
          <table:table-cell table:formula="of:=SQRT(ABS([.$D$2]^2-[.F289]^2))" office:value-type="float" office:value="41.9979732248157">
            <text:p>41.9979732248157</text:p>
          </table:table-cell>
          <table:table-cell table:formula="of:=ABS([.B289]-[.G289])" office:value-type="float" office:value="0.00202677518407057">
            <text:p>0.00202677518407057</text:p>
          </table:table-cell>
        </table:table-row>
        <table:table-row table:style-name="ro2">
          <table:table-cell table:formula="of:=[.A289]+[.A$4]" office:value-type="float" office:value="84.2999999999996">
            <text:p>84.2999999999996</text:p>
          </table:table-cell>
          <table:table-cell table:formula="of:=[.A290]/2" office:value-type="float" office:value="42.1499999999998">
            <text:p>42.1499999999998</text:p>
          </table:table-cell>
          <table:table-cell table:formula="of:=SQRT(ABS([.$D$2]^2-[.B290]^2))" office:value-type="float" office:value="195.507998557604">
            <text:p>195.507998557604</text:p>
          </table:table-cell>
          <table:table-cell table:formula="of:=([.$C$10]-[.C290])*[.$B$4]" office:value-type="float" office:value="5659.14354946554">
            <text:p>5659.14354946554</text:p>
          </table:table-cell>
          <table:table-cell table:formula="of:=ROUND([.D290])" office:value-type="float" office:value="5659">
            <text:p>5659</text:p>
          </table:table-cell>
          <table:table-cell table:formula="of:=([.$C$8]-([.E290]*[.$C$4]))" office:value-type="float" office:value="195.50816875">
            <text:p>195.50816875</text:p>
          </table:table-cell>
          <table:table-cell table:formula="of:=SQRT(ABS([.$D$2]^2-[.F290]^2))" office:value-type="float" office:value="42.1492105741201">
            <text:p>42.1492105741201</text:p>
          </table:table-cell>
          <table:table-cell table:formula="of:=ABS([.B290]-[.G290])" office:value-type="float" office:value="0.000789425879681005">
            <text:p>0.000789425879681005</text:p>
          </table:table-cell>
        </table:table-row>
        <table:table-row table:style-name="ro2">
          <table:table-cell table:formula="of:=[.A290]+[.A$4]" office:value-type="float" office:value="84.5999999999995">
            <text:p>84.5999999999995</text:p>
          </table:table-cell>
          <table:table-cell table:formula="of:=[.A291]/2" office:value-type="float" office:value="42.2999999999998">
            <text:p>42.2999999999998</text:p>
          </table:table-cell>
          <table:table-cell table:formula="of:=SQRT(ABS([.$D$2]^2-[.B291]^2))" office:value-type="float" office:value="195.475599500296">
            <text:p>195.475599500296</text:p>
          </table:table-cell>
          <table:table-cell table:formula="of:=([.$C$10]-[.C291])*[.$B$4]" office:value-type="float" office:value="5699.96125945998">
            <text:p>5699.96125945998</text:p>
          </table:table-cell>
          <table:table-cell table:formula="of:=ROUND([.D291])" office:value-type="float" office:value="5700">
            <text:p>5700</text:p>
          </table:table-cell>
          <table:table-cell table:formula="of:=([.$C$8]-([.E291]*[.$C$4]))" office:value-type="float" office:value="195.475625">
            <text:p>195.475625</text:p>
          </table:table-cell>
          <table:table-cell table:formula="of:=SQRT(ABS([.$D$2]^2-[.F291]^2))" office:value-type="float" office:value="42.2998821612942">
            <text:p>42.2998821612942</text:p>
          </table:table-cell>
          <table:table-cell table:formula="of:=ABS([.B291]-[.G291])" office:value-type="float" office:value="0.000117838705612883">
            <text:p>0.000117838705612883</text:p>
          </table:table-cell>
        </table:table-row>
        <table:table-row table:style-name="ro2">
          <table:table-cell table:formula="of:=[.A291]+[.A$4]" office:value-type="float" office:value="84.8999999999996">
            <text:p>84.8999999999996</text:p>
          </table:table-cell>
          <table:table-cell table:formula="of:=[.A292]/2" office:value-type="float" office:value="42.4499999999998">
            <text:p>42.4499999999998</text:p>
          </table:table-cell>
          <table:table-cell table:formula="of:=SQRT(ABS([.$D$2]^2-[.B292]^2))" office:value-type="float" office:value="195.443079949125">
            <text:p>195.443079949125</text:p>
          </table:table-cell>
          <table:table-cell table:formula="of:=([.$C$10]-[.C292])*[.$B$4]" office:value-type="float" office:value="5740.93077274609">
            <text:p>5740.93077274609</text:p>
          </table:table-cell>
          <table:table-cell table:formula="of:=ROUND([.D292])" office:value-type="float" office:value="5741">
            <text:p>5741</text:p>
          </table:table-cell>
          <table:table-cell table:formula="of:=([.$C$8]-([.E292]*[.$C$4]))" office:value-type="float" office:value="195.44308125">
            <text:p>195.44308125</text:p>
          </table:table-cell>
          <table:table-cell table:formula="of:=SQRT(ABS([.$D$2]^2-[.F292]^2))" office:value-type="float" office:value="42.4499940106697">
            <text:p>42.4499940106697</text:p>
          </table:table-cell>
          <table:table-cell table:formula="of:=ABS([.B292]-[.G292])" office:value-type="float" office:value="0.0000059893300630165">
            <text:p>0.0000059893300630165</text:p>
          </table:table-cell>
        </table:table-row>
        <table:table-row table:style-name="ro2">
          <table:table-cell table:formula="of:=[.A292]+[.A$4]" office:value-type="float" office:value="85.1999999999996">
            <text:p>85.1999999999996</text:p>
          </table:table-cell>
          <table:table-cell table:formula="of:=[.A293]/2" office:value-type="float" office:value="42.5999999999998">
            <text:p>42.5999999999998</text:p>
          </table:table-cell>
          <table:table-cell table:formula="of:=SQRT(ABS([.$D$2]^2-[.B293]^2))" office:value-type="float" office:value="195.410439843935">
            <text:p>195.410439843935</text:p>
          </table:table-cell>
          <table:table-cell table:formula="of:=([.$C$10]-[.C293])*[.$B$4]" office:value-type="float" office:value="5782.05216511171">
            <text:p>5782.05216511171</text:p>
          </table:table-cell>
          <table:table-cell table:formula="of:=ROUND([.D293])" office:value-type="float" office:value="5782">
            <text:p>5782</text:p>
          </table:table-cell>
          <table:table-cell table:formula="of:=([.$C$8]-([.E293]*[.$C$4]))" office:value-type="float" office:value="195.4105375">
            <text:p>195.4105375</text:p>
          </table:table-cell>
          <table:table-cell table:formula="of:=SQRT(ABS([.$D$2]^2-[.F293]^2))" office:value-type="float" office:value="42.5995520394416">
            <text:p>42.5995520394416</text:p>
          </table:table-cell>
          <table:table-cell table:formula="of:=ABS([.B293]-[.G293])" office:value-type="float" office:value="0.00044796055819063">
            <text:p>0.00044796055819063</text:p>
          </table:table-cell>
        </table:table-row>
        <table:table-row table:style-name="ro2">
          <table:table-cell table:formula="of:=[.A293]+[.A$4]" office:value-type="float" office:value="85.4999999999995">
            <text:p>85.4999999999995</text:p>
          </table:table-cell>
          <table:table-cell table:formula="of:=[.A294]/2" office:value-type="float" office:value="42.7499999999998">
            <text:p>42.7499999999998</text:p>
          </table:table-cell>
          <table:table-cell table:formula="of:=SQRT(ABS([.$D$2]^2-[.B294]^2))" office:value-type="float" office:value="195.377679124305">
            <text:p>195.377679124305</text:p>
          </table:table-cell>
          <table:table-cell table:formula="of:=([.$C$10]-[.C294])*[.$B$4]" office:value-type="float" office:value="5823.32551267621">
            <text:p>5823.32551267621</text:p>
          </table:table-cell>
          <table:table-cell table:formula="of:=ROUND([.D294])" office:value-type="float" office:value="5823">
            <text:p>5823</text:p>
          </table:table-cell>
          <table:table-cell table:formula="of:=([.$C$8]-([.E294]*[.$C$4]))" office:value-type="float" office:value="195.37799375">
            <text:p>195.37799375</text:p>
          </table:table-cell>
          <table:table-cell table:formula="of:=SQRT(ABS([.$D$2]^2-[.F294]^2))" office:value-type="float" office:value="42.7485620603192">
            <text:p>42.7485620603192</text:p>
          </table:table-cell>
          <table:table-cell table:formula="of:=ABS([.B294]-[.G294])" office:value-type="float" office:value="0.00143793968055661">
            <text:p>0.00143793968055661</text:p>
          </table:table-cell>
        </table:table-row>
        <table:table-row table:style-name="ro2">
          <table:table-cell table:formula="of:=[.A294]+[.A$4]" office:value-type="float" office:value="85.7999999999995">
            <text:p>85.7999999999995</text:p>
          </table:table-cell>
          <table:table-cell table:formula="of:=[.A295]/2" office:value-type="float" office:value="42.8999999999998">
            <text:p>42.8999999999998</text:p>
          </table:table-cell>
          <table:table-cell table:formula="of:=SQRT(ABS([.$D$2]^2-[.B295]^2))" office:value-type="float" office:value="195.344797729553">
            <text:p>195.344797729553</text:p>
          </table:table-cell>
          <table:table-cell table:formula="of:=([.$C$10]-[.C295])*[.$B$4]" office:value-type="float" office:value="5864.75089189164">
            <text:p>5864.75089189164</text:p>
          </table:table-cell>
          <table:table-cell table:formula="of:=ROUND([.D295])" office:value-type="float" office:value="5865">
            <text:p>5865</text:p>
          </table:table-cell>
          <table:table-cell table:formula="of:=([.$C$8]-([.E295]*[.$C$4]))" office:value-type="float" office:value="195.34465625">
            <text:p>195.34465625</text:p>
          </table:table-cell>
          <table:table-cell table:formula="of:=SQRT(ABS([.$D$2]^2-[.F295]^2))" office:value-type="float" office:value="42.9006442209127">
            <text:p>42.9006442209127</text:p>
          </table:table-cell>
          <table:table-cell table:formula="of:=ABS([.B295]-[.G295])" office:value-type="float" office:value="0.00064422091293892">
            <text:p>0.00064422091293892</text:p>
          </table:table-cell>
        </table:table-row>
        <table:table-row table:style-name="ro2">
          <table:table-cell table:formula="of:=[.A295]+[.A$4]" office:value-type="float" office:value="86.0999999999995">
            <text:p>86.0999999999995</text:p>
          </table:table-cell>
          <table:table-cell table:formula="of:=[.A296]/2" office:value-type="float" office:value="43.0499999999998">
            <text:p>43.0499999999998</text:p>
          </table:table-cell>
          <table:table-cell table:formula="of:=SQRT(ABS([.$D$2]^2-[.B296]^2))" office:value-type="float" office:value="195.31179559873">
            <text:p>195.31179559873</text:p>
          </table:table-cell>
          <table:table-cell table:formula="of:=([.$C$10]-[.C296])*[.$B$4]" office:value-type="float" office:value="5906.32837954303">
            <text:p>5906.32837954303</text:p>
          </table:table-cell>
          <table:table-cell table:formula="of:=ROUND([.D296])" office:value-type="float" office:value="5906">
            <text:p>5906</text:p>
          </table:table-cell>
          <table:table-cell table:formula="of:=([.$C$8]-([.E296]*[.$C$4]))" office:value-type="float" office:value="195.3121125">
            <text:p>195.3121125</text:p>
          </table:table-cell>
          <table:table-cell table:formula="of:=SQRT(ABS([.$D$2]^2-[.F296]^2))" office:value-type="float" office:value="43.0485622383296">
            <text:p>43.0485622383296</text:p>
          </table:table-cell>
          <table:table-cell table:formula="of:=ABS([.B296]-[.G296])" office:value-type="float" office:value="0.00143776167015375">
            <text:p>0.00143776167015375</text:p>
          </table:table-cell>
        </table:table-row>
        <table:table-row table:style-name="ro2">
          <table:table-cell table:formula="of:=[.A296]+[.A$4]" office:value-type="float" office:value="86.3999999999995">
            <text:p>86.3999999999995</text:p>
          </table:table-cell>
          <table:table-cell table:formula="of:=[.A297]/2" office:value-type="float" office:value="43.1999999999998">
            <text:p>43.1999999999998</text:p>
          </table:table-cell>
          <table:table-cell table:formula="of:=SQRT(ABS([.$D$2]^2-[.B297]^2))" office:value-type="float" office:value="195.278672670622">
            <text:p>195.278672670622</text:p>
          </table:table-cell>
          <table:table-cell table:formula="of:=([.$C$10]-[.C297])*[.$B$4]" office:value-type="float" office:value="5948.05805274944">
            <text:p>5948.05805274944</text:p>
          </table:table-cell>
          <table:table-cell table:formula="of:=ROUND([.D297])" office:value-type="float" office:value="5948">
            <text:p>5948</text:p>
          </table:table-cell>
          <table:table-cell table:formula="of:=([.$C$8]-([.E297]*[.$C$4]))" office:value-type="float" office:value="195.278775">
            <text:p>195.278775</text:p>
          </table:table-cell>
          <table:table-cell table:formula="of:=SQRT(ABS([.$D$2]^2-[.F297]^2))" office:value-type="float" office:value="43.1995374338589">
            <text:p>43.1995374338589</text:p>
          </table:table-cell>
          <table:table-cell table:formula="of:=ABS([.B297]-[.G297])" office:value-type="float" office:value="0.000462566140832621">
            <text:p>0.000462566140832621</text:p>
          </table:table-cell>
        </table:table-row>
        <table:table-row table:style-name="ro2">
          <table:table-cell table:formula="of:=[.A297]+[.A$4]" office:value-type="float" office:value="86.6999999999995">
            <text:p>86.6999999999995</text:p>
          </table:table-cell>
          <table:table-cell table:formula="of:=[.A298]/2" office:value-type="float" office:value="43.3499999999998">
            <text:p>43.3499999999998</text:p>
          </table:table-cell>
          <table:table-cell table:formula="of:=SQRT(ABS([.$D$2]^2-[.B298]^2))" office:value-type="float" office:value="195.245428883751">
            <text:p>195.245428883751</text:p>
          </table:table-cell>
          <table:table-cell table:formula="of:=([.$C$10]-[.C298])*[.$B$4]" office:value-type="float" office:value="5989.93998896469">
            <text:p>5989.93998896469</text:p>
          </table:table-cell>
          <table:table-cell table:formula="of:=ROUND([.D298])" office:value-type="float" office:value="5990">
            <text:p>5990</text:p>
          </table:table-cell>
          <table:table-cell table:formula="of:=([.$C$8]-([.E298]*[.$C$4]))" office:value-type="float" office:value="195.2454375">
            <text:p>195.2454375</text:p>
          </table:table-cell>
          <table:table-cell table:formula="of:=SQRT(ABS([.$D$2]^2-[.F298]^2))" office:value-type="float" office:value="43.3499611929883">
            <text:p>43.3499611929883</text:p>
          </table:table-cell>
          <table:table-cell table:formula="of:=ABS([.B298]-[.G298])" office:value-type="float" office:value="0.000038807011506492">
            <text:p>0.000038807011506492</text:p>
          </table:table-cell>
        </table:table-row>
        <table:table-row table:style-name="ro2">
          <table:table-cell table:formula="of:=[.A298]+[.A$4]" office:value-type="float" office:value="86.9999999999995">
            <text:p>86.9999999999995</text:p>
          </table:table-cell>
          <table:table-cell table:formula="of:=[.A299]/2" office:value-type="float" office:value="43.4999999999998">
            <text:p>43.4999999999998</text:p>
          </table:table-cell>
          <table:table-cell table:formula="of:=SQRT(ABS([.$D$2]^2-[.B299]^2))" office:value-type="float" office:value="195.212064176372">
            <text:p>195.212064176372</text:p>
          </table:table-cell>
          <table:table-cell table:formula="of:=([.$C$10]-[.C299])*[.$B$4]" office:value-type="float" office:value="6031.97426597794">
            <text:p>6031.97426597794</text:p>
          </table:table-cell>
          <table:table-cell table:formula="of:=ROUND([.D299])" office:value-type="float" office:value="6032">
            <text:p>6032</text:p>
          </table:table-cell>
          <table:table-cell table:formula="of:=([.$C$8]-([.E299]*[.$C$4]))" office:value-type="float" office:value="195.2121">
            <text:p>195.2121</text:p>
          </table:table-cell>
          <table:table-cell table:formula="of:=SQRT(ABS([.$D$2]^2-[.F299]^2))" office:value-type="float" office:value="43.4998392363696">
            <text:p>43.4998392363696</text:p>
          </table:table-cell>
          <table:table-cell table:formula="of:=ABS([.B299]-[.G299])" office:value-type="float" office:value="0.000160763630148608">
            <text:p>0.000160763630148608</text:p>
          </table:table-cell>
        </table:table-row>
        <table:table-row table:style-name="ro2">
          <table:table-cell table:formula="of:=[.A299]+[.A$4]" office:value-type="float" office:value="87.2999999999995">
            <text:p>87.2999999999995</text:p>
          </table:table-cell>
          <table:table-cell table:formula="of:=[.A300]/2" office:value-type="float" office:value="43.6499999999998">
            <text:p>43.6499999999998</text:p>
          </table:table-cell>
          <table:table-cell table:formula="of:=SQRT(ABS([.$D$2]^2-[.B300]^2))" office:value-type="float" office:value="195.178578486472">
            <text:p>195.178578486472</text:p>
          </table:table-cell>
          <table:table-cell table:formula="of:=([.$C$10]-[.C300])*[.$B$4]" office:value-type="float" office:value="6074.16096191474">
            <text:p>6074.16096191474</text:p>
          </table:table-cell>
          <table:table-cell table:formula="of:=ROUND([.D300])" office:value-type="float" office:value="6074">
            <text:p>6074</text:p>
          </table:table-cell>
          <table:table-cell table:formula="of:=([.$C$8]-([.E300]*[.$C$4]))" office:value-type="float" office:value="195.1787625">
            <text:p>195.1787625</text:p>
          </table:table-cell>
          <table:table-cell table:formula="of:=SQRT(ABS([.$D$2]^2-[.F300]^2))" office:value-type="float" office:value="43.6491771854704">
            <text:p>43.6491771854704</text:p>
          </table:table-cell>
          <table:table-cell table:formula="of:=ABS([.B300]-[.G300])" office:value-type="float" office:value="0.000822814529350069">
            <text:p>0.000822814529350069</text:p>
          </table:table-cell>
        </table:table-row>
        <table:table-row table:style-name="ro2">
          <table:table-cell table:formula="of:=[.A300]+[.A$4]" office:value-type="float" office:value="87.5999999999995">
            <text:p>87.5999999999995</text:p>
          </table:table-cell>
          <table:table-cell table:formula="of:=[.A301]/2" office:value-type="float" office:value="43.7999999999998">
            <text:p>43.7999999999998</text:p>
          </table:table-cell>
          <table:table-cell table:formula="of:=SQRT(ABS([.$D$2]^2-[.B301]^2))" office:value-type="float" office:value="195.144971751772">
            <text:p>195.144971751772</text:p>
          </table:table-cell>
          <table:table-cell table:formula="of:=([.$C$10]-[.C301])*[.$B$4]" office:value-type="float" office:value="6116.50015523752">
            <text:p>6116.50015523752</text:p>
          </table:table-cell>
          <table:table-cell table:formula="of:=ROUND([.D301])" office:value-type="float" office:value="6117">
            <text:p>6117</text:p>
          </table:table-cell>
          <table:table-cell table:formula="of:=([.$C$8]-([.E301]*[.$C$4]))" office:value-type="float" office:value="195.14463125">
            <text:p>195.14463125</text:p>
          </table:table-cell>
          <table:table-cell table:formula="of:=SQRT(ABS([.$D$2]^2-[.F301]^2))" office:value-type="float" office:value="43.801517031965">
            <text:p>43.801517031965</text:p>
          </table:table-cell>
          <table:table-cell table:formula="of:=ABS([.B301]-[.G301])" office:value-type="float" office:value="0.00151703196523556">
            <text:p>0.00151703196523556</text:p>
          </table:table-cell>
        </table:table-row>
        <table:table-row table:style-name="ro2">
          <table:table-cell table:formula="of:=[.A301]+[.A$4]" office:value-type="float" office:value="87.8999999999995">
            <text:p>87.8999999999995</text:p>
          </table:table-cell>
          <table:table-cell table:formula="of:=[.A302]/2" office:value-type="float" office:value="43.9499999999998">
            <text:p>43.9499999999998</text:p>
          </table:table-cell>
          <table:table-cell table:formula="of:=SQRT(ABS([.$D$2]^2-[.B302]^2))" office:value-type="float" office:value="195.111243909725">
            <text:p>195.111243909725</text:p>
          </table:table-cell>
          <table:table-cell table:formula="of:=([.$C$10]-[.C302])*[.$B$4]" office:value-type="float" office:value="6158.99192474652">
            <text:p>6158.99192474652</text:p>
          </table:table-cell>
          <table:table-cell table:formula="of:=ROUND([.D302])" office:value-type="float" office:value="6159">
            <text:p>6159</text:p>
          </table:table-cell>
          <table:table-cell table:formula="of:=([.$C$8]-([.E302]*[.$C$4]))" office:value-type="float" office:value="195.11129375">
            <text:p>195.11129375</text:p>
          </table:table-cell>
          <table:table-cell table:formula="of:=SQRT(ABS([.$D$2]^2-[.F302]^2))" office:value-type="float" office:value="43.9497787389336">
            <text:p>43.9497787389336</text:p>
          </table:table-cell>
          <table:table-cell table:formula="of:=ABS([.B302]-[.G302])" office:value-type="float" office:value="0.000221261066180034">
            <text:p>0.000221261066180034</text:p>
          </table:table-cell>
        </table:table-row>
        <table:table-row table:style-name="ro2">
          <table:table-cell table:formula="of:=[.A302]+[.A$4]" office:value-type="float" office:value="88.1999999999995">
            <text:p>88.1999999999995</text:p>
          </table:table-cell>
          <table:table-cell table:formula="of:=[.A303]/2" office:value-type="float" office:value="44.0999999999998">
            <text:p>44.0999999999998</text:p>
          </table:table-cell>
          <table:table-cell table:formula="of:=SQRT(ABS([.$D$2]^2-[.B303]^2))" office:value-type="float" office:value="195.077394897512">
            <text:p>195.077394897512</text:p>
          </table:table-cell>
          <table:table-cell table:formula="of:=([.$C$10]-[.C303])*[.$B$4]" office:value-type="float" office:value="6201.63634958063">
            <text:p>6201.63634958063</text:p>
          </table:table-cell>
          <table:table-cell table:formula="of:=ROUND([.D303])" office:value-type="float" office:value="6202">
            <text:p>6202</text:p>
          </table:table-cell>
          <table:table-cell table:formula="of:=([.$C$8]-([.E303]*[.$C$4]))" office:value-type="float" office:value="195.0771625">
            <text:p>195.0771625</text:p>
          </table:table-cell>
          <table:table-cell table:formula="of:=SQRT(ABS([.$D$2]^2-[.F303]^2))" office:value-type="float" office:value="44.1010280033085">
            <text:p>44.1010280033085</text:p>
          </table:table-cell>
          <table:table-cell table:formula="of:=ABS([.B303]-[.G303])" office:value-type="float" office:value="0.00102800330871844">
            <text:p>0.00102800330871844</text:p>
          </table:table-cell>
        </table:table-row>
        <table:table-row table:style-name="ro2">
          <table:table-cell table:formula="of:=[.A303]+[.A$4]" office:value-type="float" office:value="88.4999999999995">
            <text:p>88.4999999999995</text:p>
          </table:table-cell>
          <table:table-cell table:formula="of:=[.A304]/2" office:value-type="float" office:value="44.2499999999998">
            <text:p>44.2499999999998</text:p>
          </table:table-cell>
          <table:table-cell table:formula="of:=SQRT(ABS([.$D$2]^2-[.B304]^2))" office:value-type="float" office:value="195.04342465205">
            <text:p>195.04342465205</text:p>
          </table:table-cell>
          <table:table-cell table:formula="of:=([.$C$10]-[.C304])*[.$B$4]" office:value-type="float" office:value="6244.43350921801">
            <text:p>6244.43350921801</text:p>
          </table:table-cell>
          <table:table-cell table:formula="of:=ROUND([.D304])" office:value-type="float" office:value="6244">
            <text:p>6244</text:p>
          </table:table-cell>
          <table:table-cell table:formula="of:=([.$C$8]-([.E304]*[.$C$4]))" office:value-type="float" office:value="195.043825">
            <text:p>195.043825</text:p>
          </table:table-cell>
          <table:table-cell table:formula="of:=SQRT(ABS([.$D$2]^2-[.F304]^2))" office:value-type="float" office:value="44.2482353249186">
            <text:p>44.2482353249186</text:p>
          </table:table-cell>
          <table:table-cell table:formula="of:=ABS([.B304]-[.G304])" office:value-type="float" office:value="0.00176467508113376">
            <text:p>0.00176467508113376</text:p>
          </table:table-cell>
        </table:table-row>
        <table:table-row table:style-name="ro2">
          <table:table-cell table:formula="of:=[.A304]+[.A$4]" office:value-type="float" office:value="88.7999999999995">
            <text:p>88.7999999999995</text:p>
          </table:table-cell>
          <table:table-cell table:formula="of:=[.A305]/2" office:value-type="float" office:value="44.3999999999998">
            <text:p>44.3999999999998</text:p>
          </table:table-cell>
          <table:table-cell table:formula="of:=SQRT(ABS([.$D$2]^2-[.B305]^2))" office:value-type="float" office:value="195.009333109982">
            <text:p>195.009333109982</text:p>
          </table:table-cell>
          <table:table-cell table:formula="of:=([.$C$10]-[.C305])*[.$B$4]" office:value-type="float" office:value="6287.38348347696">
            <text:p>6287.38348347696</text:p>
          </table:table-cell>
          <table:table-cell table:formula="of:=ROUND([.D305])" office:value-type="float" office:value="6287">
            <text:p>6287</text:p>
          </table:table-cell>
          <table:table-cell table:formula="of:=([.$C$8]-([.E305]*[.$C$4]))" office:value-type="float" office:value="195.00969375">
            <text:p>195.00969375</text:p>
          </table:table-cell>
          <table:table-cell table:formula="of:=SQRT(ABS([.$D$2]^2-[.F305]^2))" office:value-type="float" office:value="44.3984160025019">
            <text:p>44.3984160025019</text:p>
          </table:table-cell>
          <table:table-cell table:formula="of:=ABS([.B305]-[.G305])" office:value-type="float" office:value="0.00158399749788174">
            <text:p>0.00158399749788174</text:p>
          </table:table-cell>
        </table:table-row>
        <table:table-row table:style-name="ro2">
          <table:table-cell table:formula="of:=[.A305]+[.A$4]" office:value-type="float" office:value="89.0999999999995">
            <text:p>89.0999999999995</text:p>
          </table:table-cell>
          <table:table-cell table:formula="of:=[.A306]/2" office:value-type="float" office:value="44.5499999999998">
            <text:p>44.5499999999998</text:p>
          </table:table-cell>
          <table:table-cell table:formula="of:=SQRT(ABS([.$D$2]^2-[.B306]^2))" office:value-type="float" office:value="194.975120207682">
            <text:p>194.975120207682</text:p>
          </table:table-cell>
          <table:table-cell table:formula="of:=([.$C$10]-[.C306])*[.$B$4]" office:value-type="float" office:value="6330.48635251672">
            <text:p>6330.48635251672</text:p>
          </table:table-cell>
          <table:table-cell table:formula="of:=ROUND([.D306])" office:value-type="float" office:value="6330">
            <text:p>6330</text:p>
          </table:table-cell>
          <table:table-cell table:formula="of:=([.$C$8]-([.E306]*[.$C$4]))" office:value-type="float" office:value="194.9755625">
            <text:p>194.9755625</text:p>
          </table:table-cell>
          <table:table-cell table:formula="of:=SQRT(ABS([.$D$2]^2-[.F306]^2))" office:value-type="float" office:value="44.5480642431138">
            <text:p>44.5480642431138</text:p>
          </table:table-cell>
          <table:table-cell table:formula="of:=ABS([.B306]-[.G306])" office:value-type="float" office:value="0.00193575688597747">
            <text:p>0.00193575688597747</text:p>
          </table:table-cell>
        </table:table-row>
        <table:table-row table:style-name="ro2">
          <table:table-cell table:formula="of:=[.A306]+[.A$4]" office:value-type="float" office:value="89.3999999999995">
            <text:p>89.3999999999995</text:p>
          </table:table-cell>
          <table:table-cell table:formula="of:=[.A307]/2" office:value-type="float" office:value="44.6999999999998">
            <text:p>44.6999999999998</text:p>
          </table:table-cell>
          <table:table-cell table:formula="of:=SQRT(ABS([.$D$2]^2-[.B307]^2))" office:value-type="float" office:value="194.940785881252">
            <text:p>194.940785881252</text:p>
          </table:table-cell>
          <table:table-cell table:formula="of:=([.$C$10]-[.C307])*[.$B$4]" office:value-type="float" office:value="6373.74219683828">
            <text:p>6373.74219683828</text:p>
          </table:table-cell>
          <table:table-cell table:formula="of:=ROUND([.D307])" office:value-type="float" office:value="6374">
            <text:p>6374</text:p>
          </table:table-cell>
          <table:table-cell table:formula="of:=([.$C$8]-([.E307]*[.$C$4]))" office:value-type="float" office:value="194.9406375">
            <text:p>194.9406375</text:p>
          </table:table-cell>
          <table:table-cell table:formula="of:=SQRT(ABS([.$D$2]^2-[.F307]^2))" office:value-type="float" office:value="44.7006470992713">
            <text:p>44.7006470992713</text:p>
          </table:table-cell>
          <table:table-cell table:formula="of:=ABS([.B307]-[.G307])" office:value-type="float" office:value="0.000647099271553486">
            <text:p>0.000647099271553486</text:p>
          </table:table-cell>
        </table:table-row>
        <table:table-row table:style-name="ro2">
          <table:table-cell table:formula="of:=[.A307]+[.A$4]" office:value-type="float" office:value="89.6999999999995">
            <text:p>89.6999999999995</text:p>
          </table:table-cell>
          <table:table-cell table:formula="of:=[.A308]/2" office:value-type="float" office:value="44.8499999999998">
            <text:p>44.8499999999998</text:p>
          </table:table-cell>
          <table:table-cell table:formula="of:=SQRT(ABS([.$D$2]^2-[.B308]^2))" office:value-type="float" office:value="194.906330066522">
            <text:p>194.906330066522</text:p>
          </table:table-cell>
          <table:table-cell table:formula="of:=([.$C$10]-[.C308])*[.$B$4]" office:value-type="float" office:value="6417.15109728516">
            <text:p>6417.15109728516</text:p>
          </table:table-cell>
          <table:table-cell table:formula="of:=ROUND([.D308])" office:value-type="float" office:value="6417">
            <text:p>6417</text:p>
          </table:table-cell>
          <table:table-cell table:formula="of:=([.$C$8]-([.E308]*[.$C$4]))" office:value-type="float" office:value="194.90650625">
            <text:p>194.90650625</text:p>
          </table:table-cell>
          <table:table-cell table:formula="of:=SQRT(ABS([.$D$2]^2-[.F308]^2))" office:value-type="float" office:value="44.8492343459585">
            <text:p>44.8492343459585</text:p>
          </table:table-cell>
          <table:table-cell table:formula="of:=ABS([.B308]-[.G308])" office:value-type="float" office:value="0.000765654041238406">
            <text:p>0.000765654041238406</text:p>
          </table:table-cell>
        </table:table-row>
        <table:table-row table:style-name="ro2">
          <table:table-cell table:formula="of:=[.A308]+[.A$4]" office:value-type="float" office:value="89.9999999999995">
            <text:p>89.9999999999995</text:p>
          </table:table-cell>
          <table:table-cell table:formula="of:=[.A309]/2" office:value-type="float" office:value="44.9999999999998">
            <text:p>44.9999999999998</text:p>
          </table:table-cell>
          <table:table-cell table:formula="of:=SQRT(ABS([.$D$2]^2-[.B309]^2))" office:value-type="float" office:value="194.871752699051">
            <text:p>194.871752699051</text:p>
          </table:table-cell>
          <table:table-cell table:formula="of:=([.$C$10]-[.C309])*[.$B$4]" office:value-type="float" office:value="6460.71313504412">
            <text:p>6460.71313504412</text:p>
          </table:table-cell>
          <table:table-cell table:formula="of:=ROUND([.D309])" office:value-type="float" office:value="6461">
            <text:p>6461</text:p>
          </table:table-cell>
          <table:table-cell table:formula="of:=([.$C$8]-([.E309]*[.$C$4]))" office:value-type="float" office:value="194.87158125">
            <text:p>194.87158125</text:p>
          </table:table-cell>
          <table:table-cell table:formula="of:=SQRT(ABS([.$D$2]^2-[.F309]^2))" office:value-type="float" office:value="45.0007424508158">
            <text:p>45.0007424508158</text:p>
          </table:table-cell>
          <table:table-cell table:formula="of:=ABS([.B309]-[.G309])" office:value-type="float" office:value="0.000742450816012763">
            <text:p>0.000742450816012763</text:p>
          </table:table-cell>
        </table:table-row>
        <table:table-row table:style-name="ro2">
          <table:table-cell table:formula="of:=[.A309]+[.A$4]" office:value-type="float" office:value="90.2999999999995">
            <text:p>90.2999999999995</text:p>
          </table:table-cell>
          <table:table-cell table:formula="of:=[.A310]/2" office:value-type="float" office:value="45.1499999999998">
            <text:p>45.1499999999998</text:p>
          </table:table-cell>
          <table:table-cell table:formula="of:=SQRT(ABS([.$D$2]^2-[.B310]^2))" office:value-type="float" office:value="194.837053714123">
            <text:p>194.837053714123</text:p>
          </table:table-cell>
          <table:table-cell table:formula="of:=([.$C$10]-[.C310])*[.$B$4]" office:value-type="float" office:value="6504.4283916462">
            <text:p>6504.4283916462</text:p>
          </table:table-cell>
          <table:table-cell table:formula="of:=ROUND([.D310])" office:value-type="float" office:value="6504">
            <text:p>6504</text:p>
          </table:table-cell>
          <table:table-cell table:formula="of:=([.$C$8]-([.E310]*[.$C$4]))" office:value-type="float" office:value="194.83745">
            <text:p>194.83745</text:p>
          </table:table-cell>
          <table:table-cell table:formula="of:=SQRT(ABS([.$D$2]^2-[.F310]^2))" office:value-type="float" office:value="45.1482898623803">
            <text:p>45.1482898623803</text:p>
          </table:table-cell>
          <table:table-cell table:formula="of:=ABS([.B310]-[.G310])" office:value-type="float" office:value="0.00171013761949723">
            <text:p>0.00171013761949723</text:p>
          </table:table-cell>
        </table:table-row>
        <table:table-row table:style-name="ro2">
          <table:table-cell table:formula="of:=[.A310]+[.A$4]" office:value-type="float" office:value="90.5999999999995">
            <text:p>90.5999999999995</text:p>
          </table:table-cell>
          <table:table-cell table:formula="of:=[.A311]/2" office:value-type="float" office:value="45.2999999999997">
            <text:p>45.2999999999997</text:p>
          </table:table-cell>
          <table:table-cell table:formula="of:=SQRT(ABS([.$D$2]^2-[.B311]^2))" office:value-type="float" office:value="194.802233046749">
            <text:p>194.802233046749</text:p>
          </table:table-cell>
          <table:table-cell table:formula="of:=([.$C$10]-[.C311])*[.$B$4]" office:value-type="float" office:value="6548.2969489673">
            <text:p>6548.2969489673</text:p>
          </table:table-cell>
          <table:table-cell table:formula="of:=ROUND([.D311])" office:value-type="float" office:value="6548">
            <text:p>6548</text:p>
          </table:table-cell>
          <table:table-cell table:formula="of:=([.$C$8]-([.E311]*[.$C$4]))" office:value-type="float" office:value="194.802525">
            <text:p>194.802525</text:p>
          </table:table-cell>
          <table:table-cell table:formula="of:=SQRT(ABS([.$D$2]^2-[.F311]^2))" office:value-type="float" office:value="45.2987445038422">
            <text:p>45.2987445038422</text:p>
          </table:table-cell>
          <table:table-cell table:formula="of:=ABS([.B311]-[.G311])" office:value-type="float" office:value="0.00125549615756171">
            <text:p>0.00125549615756171</text:p>
          </table:table-cell>
        </table:table-row>
        <table:table-row table:style-name="ro2">
          <table:table-cell table:formula="of:=[.A311]+[.A$4]" office:value-type="float" office:value="90.8999999999995">
            <text:p>90.8999999999995</text:p>
          </table:table-cell>
          <table:table-cell table:formula="of:=[.A312]/2" office:value-type="float" office:value="45.4499999999998">
            <text:p>45.4499999999998</text:p>
          </table:table-cell>
          <table:table-cell table:formula="of:=SQRT(ABS([.$D$2]^2-[.B312]^2))" office:value-type="float" office:value="194.767290631666">
            <text:p>194.767290631666</text:p>
          </table:table-cell>
          <table:table-cell table:formula="of:=([.$C$10]-[.C312])*[.$B$4]" office:value-type="float" office:value="6592.31888922918">
            <text:p>6592.31888922918</text:p>
          </table:table-cell>
          <table:table-cell table:formula="of:=ROUND([.D312])" office:value-type="float" office:value="6592">
            <text:p>6592</text:p>
          </table:table-cell>
          <table:table-cell table:formula="of:=([.$C$8]-([.E312]*[.$C$4]))" office:value-type="float" office:value="194.7676">
            <text:p>194.7676</text:p>
          </table:table-cell>
          <table:table-cell table:formula="of:=SQRT(ABS([.$D$2]^2-[.F312]^2))" office:value-type="float" office:value="45.4486742407301">
            <text:p>45.4486742407301</text:p>
          </table:table-cell>
          <table:table-cell table:formula="of:=ABS([.B312]-[.G312])" office:value-type="float" office:value="0.00132575926964762">
            <text:p>0.00132575926964762</text:p>
          </table:table-cell>
        </table:table-row>
        <table:table-row table:style-name="ro2">
          <table:table-cell table:formula="of:=[.A312]+[.A$4]" office:value-type="float" office:value="91.1999999999995">
            <text:p>91.1999999999995</text:p>
          </table:table-cell>
          <table:table-cell table:formula="of:=[.A313]/2" office:value-type="float" office:value="45.5999999999998">
            <text:p>45.5999999999998</text:p>
          </table:table-cell>
          <table:table-cell table:formula="of:=SQRT(ABS([.$D$2]^2-[.B313]^2))" office:value-type="float" office:value="194.732226403336">
            <text:p>194.732226403336</text:p>
          </table:table-cell>
          <table:table-cell table:formula="of:=([.$C$10]-[.C313])*[.$B$4]" office:value-type="float" office:value="6636.4942950001">
            <text:p>6636.4942950001</text:p>
          </table:table-cell>
          <table:table-cell table:formula="of:=ROUND([.D313])" office:value-type="float" office:value="6636">
            <text:p>6636</text:p>
          </table:table-cell>
          <table:table-cell table:formula="of:=([.$C$8]-([.E313]*[.$C$4]))" office:value-type="float" office:value="194.732675">
            <text:p>194.732675</text:p>
          </table:table-cell>
          <table:table-cell table:formula="of:=SQRT(ABS([.$D$2]^2-[.F313]^2))" office:value-type="float" office:value="45.5980842508144">
            <text:p>45.5980842508144</text:p>
          </table:table-cell>
          <table:table-cell table:formula="of:=ABS([.B313]-[.G313])" office:value-type="float" office:value="0.00191574918531501">
            <text:p>0.00191574918531501</text:p>
          </table:table-cell>
        </table:table-row>
        <table:table-row table:style-name="ro2">
          <table:table-cell table:formula="of:=[.A313]+[.A$4]" office:value-type="float" office:value="91.4999999999995">
            <text:p>91.4999999999995</text:p>
          </table:table-cell>
          <table:table-cell table:formula="of:=[.A314]/2" office:value-type="float" office:value="45.7499999999997">
            <text:p>45.7499999999997</text:p>
          </table:table-cell>
          <table:table-cell table:formula="of:=SQRT(ABS([.$D$2]^2-[.B314]^2))" office:value-type="float" office:value="194.697040295943">
            <text:p>194.697040295943</text:p>
          </table:table-cell>
          <table:table-cell table:formula="of:=([.$C$10]-[.C314])*[.$B$4]" office:value-type="float" office:value="6680.82324919583">
            <text:p>6680.82324919583</text:p>
          </table:table-cell>
          <table:table-cell table:formula="of:=ROUND([.D314])" office:value-type="float" office:value="6681">
            <text:p>6681</text:p>
          </table:table-cell>
          <table:table-cell table:formula="of:=([.$C$8]-([.E314]*[.$C$4]))" office:value-type="float" office:value="194.69695625">
            <text:p>194.69695625</text:p>
          </table:table-cell>
          <table:table-cell table:formula="of:=SQRT(ABS([.$D$2]^2-[.F314]^2))" office:value-type="float" office:value="45.7503576705755">
            <text:p>45.7503576705755</text:p>
          </table:table-cell>
          <table:table-cell table:formula="of:=ABS([.B314]-[.G314])" office:value-type="float" office:value="0.000357670575731106">
            <text:p>0.000357670575731106</text:p>
          </table:table-cell>
        </table:table-row>
        <table:table-row table:style-name="ro2">
          <table:table-cell table:formula="of:=[.A314]+[.A$4]" office:value-type="float" office:value="91.7999999999995">
            <text:p>91.7999999999995</text:p>
          </table:table-cell>
          <table:table-cell table:formula="of:=[.A315]/2" office:value-type="float" office:value="45.8999999999997">
            <text:p>45.8999999999997</text:p>
          </table:table-cell>
          <table:table-cell table:formula="of:=SQRT(ABS([.$D$2]^2-[.B315]^2))" office:value-type="float" office:value="194.661732243397">
            <text:p>194.661732243397</text:p>
          </table:table-cell>
          <table:table-cell table:formula="of:=([.$C$10]-[.C315])*[.$B$4]" office:value-type="float" office:value="6725.30583508032">
            <text:p>6725.30583508032</text:p>
          </table:table-cell>
          <table:table-cell table:formula="of:=ROUND([.D315])" office:value-type="float" office:value="6725">
            <text:p>6725</text:p>
          </table:table-cell>
          <table:table-cell table:formula="of:=([.$C$8]-([.E315]*[.$C$4]))" office:value-type="float" office:value="194.66203125">
            <text:p>194.66203125</text:p>
          </table:table-cell>
          <table:table-cell table:formula="of:=SQRT(ABS([.$D$2]^2-[.F315]^2))" office:value-type="float" office:value="45.8987318955984">
            <text:p>45.8987318955984</text:p>
          </table:table-cell>
          <table:table-cell table:formula="of:=ABS([.B315]-[.G315])" office:value-type="float" office:value="0.00126810440139025">
            <text:p>0.00126810440139025</text:p>
          </table:table-cell>
        </table:table-row>
        <table:table-row table:style-name="ro2">
          <table:table-cell table:formula="of:=[.A315]+[.A$4]" office:value-type="float" office:value="92.0999999999995">
            <text:p>92.0999999999995</text:p>
          </table:table-cell>
          <table:table-cell table:formula="of:=[.A316]/2" office:value-type="float" office:value="46.0499999999997">
            <text:p>46.0499999999997</text:p>
          </table:table-cell>
          <table:table-cell table:formula="of:=SQRT(ABS([.$D$2]^2-[.B316]^2))" office:value-type="float" office:value="194.62630217933">
            <text:p>194.62630217933</text:p>
          </table:table-cell>
          <table:table-cell table:formula="of:=([.$C$10]-[.C316])*[.$B$4]" office:value-type="float" office:value="6769.94213626675">
            <text:p>6769.94213626675</text:p>
          </table:table-cell>
          <table:table-cell table:formula="of:=ROUND([.D316])" office:value-type="float" office:value="6770">
            <text:p>6770</text:p>
          </table:table-cell>
          <table:table-cell table:formula="of:=([.$C$8]-([.E316]*[.$C$4]))" office:value-type="float" office:value="194.6263125">
            <text:p>194.6263125</text:p>
          </table:table-cell>
          <table:table-cell table:formula="of:=SQRT(ABS([.$D$2]^2-[.F316]^2))" office:value-type="float" office:value="46.0499563805694">
            <text:p>46.0499563805694</text:p>
          </table:table-cell>
          <table:table-cell table:formula="of:=ABS([.B316]-[.G316])" office:value-type="float" office:value="0.0000436194303716775">
            <text:p>0.0000436194303716775</text:p>
          </table:table-cell>
        </table:table-row>
        <table:table-row table:style-name="ro2">
          <table:table-cell table:formula="of:=[.A316]+[.A$4]" office:value-type="float" office:value="92.3999999999995">
            <text:p>92.3999999999995</text:p>
          </table:table-cell>
          <table:table-cell table:formula="of:=[.A317]/2" office:value-type="float" office:value="46.1999999999997">
            <text:p>46.1999999999997</text:p>
          </table:table-cell>
          <table:table-cell table:formula="of:=SQRT(ABS([.$D$2]^2-[.B317]^2))" office:value-type="float" office:value="194.590750037097">
            <text:p>194.590750037097</text:p>
          </table:table-cell>
          <table:table-cell table:formula="of:=([.$C$10]-[.C317])*[.$B$4]" office:value-type="float" office:value="6814.73223671803">
            <text:p>6814.73223671803</text:p>
          </table:table-cell>
          <table:table-cell table:formula="of:=ROUND([.D317])" office:value-type="float" office:value="6815">
            <text:p>6815</text:p>
          </table:table-cell>
          <table:table-cell table:formula="of:=([.$C$8]-([.E317]*[.$C$4]))" office:value-type="float" office:value="194.59059375">
            <text:p>194.59059375</text:p>
          </table:table-cell>
          <table:table-cell table:formula="of:=SQRT(ABS([.$D$2]^2-[.F317]^2))" office:value-type="float" office:value="46.2006582639518">
            <text:p>46.2006582639518</text:p>
          </table:table-cell>
          <table:table-cell table:formula="of:=ABS([.B317]-[.G317])" office:value-type="float" office:value="0.000658263952040272">
            <text:p>0.000658263952040272</text:p>
          </table:table-cell>
        </table:table-row>
        <table:table-row table:style-name="ro2">
          <table:table-cell table:formula="of:=[.A317]+[.A$4]" office:value-type="float" office:value="92.6999999999995">
            <text:p>92.6999999999995</text:p>
          </table:table-cell>
          <table:table-cell table:formula="of:=[.A318]/2" office:value-type="float" office:value="46.3499999999997">
            <text:p>46.3499999999997</text:p>
          </table:table-cell>
          <table:table-cell table:formula="of:=SQRT(ABS([.$D$2]^2-[.B318]^2))" office:value-type="float" office:value="194.555075749773">
            <text:p>194.555075749773</text:p>
          </table:table-cell>
          <table:table-cell table:formula="of:=([.$C$10]-[.C318])*[.$B$4]" office:value-type="float" office:value="6859.6762207481">
            <text:p>6859.6762207481</text:p>
          </table:table-cell>
          <table:table-cell table:formula="of:=ROUND([.D318])" office:value-type="float" office:value="6860">
            <text:p>6860</text:p>
          </table:table-cell>
          <table:table-cell table:formula="of:=([.$C$8]-([.E318]*[.$C$4]))" office:value-type="float" office:value="194.554875">
            <text:p>194.554875</text:p>
          </table:table-cell>
          <table:table-cell table:formula="of:=SQRT(ABS([.$D$2]^2-[.F318]^2))" office:value-type="float" office:value="46.3508426431966">
            <text:p>46.3508426431966</text:p>
          </table:table-cell>
          <table:table-cell table:formula="of:=ABS([.B318]-[.G318])" office:value-type="float" office:value="0.000842643196811821">
            <text:p>0.000842643196811821</text:p>
          </table:table-cell>
        </table:table-row>
        <table:table-row table:style-name="ro2">
          <table:table-cell table:formula="of:=[.A318]+[.A$4]" office:value-type="float" office:value="92.9999999999995">
            <text:p>92.9999999999995</text:p>
          </table:table-cell>
          <table:table-cell table:formula="of:=[.A319]/2" office:value-type="float" office:value="46.4999999999997">
            <text:p>46.4999999999997</text:p>
          </table:table-cell>
          <table:table-cell table:formula="of:=SQRT(ABS([.$D$2]^2-[.B319]^2))" office:value-type="float" office:value="194.519279250156">
            <text:p>194.519279250156</text:p>
          </table:table-cell>
          <table:table-cell table:formula="of:=([.$C$10]-[.C319])*[.$B$4]" office:value-type="float" office:value="6904.77417302234">
            <text:p>6904.77417302234</text:p>
          </table:table-cell>
          <table:table-cell table:formula="of:=ROUND([.D319])" office:value-type="float" office:value="6905">
            <text:p>6905</text:p>
          </table:table-cell>
          <table:table-cell table:formula="of:=([.$C$8]-([.E319]*[.$C$4]))" office:value-type="float" office:value="194.51915625">
            <text:p>194.51915625</text:p>
          </table:table-cell>
          <table:table-cell table:formula="of:=SQRT(ABS([.$D$2]^2-[.F319]^2))" office:value-type="float" office:value="46.500514532509">
            <text:p>46.500514532509</text:p>
          </table:table-cell>
          <table:table-cell table:formula="of:=ABS([.B319]-[.G319])" office:value-type="float" office:value="0.000514532509292565">
            <text:p>0.000514532509292565</text:p>
          </table:table-cell>
        </table:table-row>
        <table:table-row table:style-name="ro2">
          <table:table-cell table:formula="of:=[.A319]+[.A$4]" office:value-type="float" office:value="93.2999999999995">
            <text:p>93.2999999999995</text:p>
          </table:table-cell>
          <table:table-cell table:formula="of:=[.A320]/2" office:value-type="float" office:value="46.6499999999997">
            <text:p>46.6499999999997</text:p>
          </table:table-cell>
          <table:table-cell table:formula="of:=SQRT(ABS([.$D$2]^2-[.B320]^2))" office:value-type="float" office:value="194.483360470761">
            <text:p>194.483360470761</text:p>
          </table:table-cell>
          <table:table-cell table:formula="of:=([.$C$10]-[.C320])*[.$B$4]" office:value-type="float" office:value="6950.02617855865">
            <text:p>6950.02617855865</text:p>
          </table:table-cell>
          <table:table-cell table:formula="of:=ROUND([.D320])" office:value-type="float" office:value="6950">
            <text:p>6950</text:p>
          </table:table-cell>
          <table:table-cell table:formula="of:=([.$C$8]-([.E320]*[.$C$4]))" office:value-type="float" office:value="194.4834375">
            <text:p>194.4834375</text:p>
          </table:table-cell>
          <table:table-cell table:formula="of:=SQRT(ABS([.$D$2]^2-[.F320]^2))" office:value-type="float" office:value="46.6496788647424">
            <text:p>46.6496788647424</text:p>
          </table:table-cell>
          <table:table-cell table:formula="of:=ABS([.B320]-[.G320])" office:value-type="float" office:value="0.000321135257379979">
            <text:p>0.000321135257379979</text:p>
          </table:table-cell>
        </table:table-row>
        <table:table-row table:style-name="ro2">
          <table:table-cell table:formula="of:=[.A320]+[.A$4]" office:value-type="float" office:value="93.5999999999995">
            <text:p>93.5999999999995</text:p>
          </table:table-cell>
          <table:table-cell table:formula="of:=[.A321]/2" office:value-type="float" office:value="46.7999999999997">
            <text:p>46.7999999999997</text:p>
          </table:table-cell>
          <table:table-cell table:formula="of:=SQRT(ABS([.$D$2]^2-[.B321]^2))" office:value-type="float" office:value="194.447319343826">
            <text:p>194.447319343826</text:p>
          </table:table-cell>
          <table:table-cell table:formula="of:=([.$C$10]-[.C321])*[.$B$4]" office:value-type="float" office:value="6995.43232272838">
            <text:p>6995.43232272838</text:p>
          </table:table-cell>
          <table:table-cell table:formula="of:=ROUND([.D321])" office:value-type="float" office:value="6995">
            <text:p>6995</text:p>
          </table:table-cell>
          <table:table-cell table:formula="of:=([.$C$8]-([.E321]*[.$C$4]))" office:value-type="float" office:value="194.44771875">
            <text:p>194.44771875</text:p>
          </table:table-cell>
          <table:table-cell table:formula="of:=SQRT(ABS([.$D$2]^2-[.F321]^2))" office:value-type="float" office:value="46.7983404932364">
            <text:p>46.7983404932364</text:p>
          </table:table-cell>
          <table:table-cell table:formula="of:=ABS([.B321]-[.G321])" office:value-type="float" office:value="0.00165950676329629">
            <text:p>0.00165950676329629</text:p>
          </table:table-cell>
        </table:table-row>
        <table:table-row table:style-name="ro2">
          <table:table-cell table:formula="of:=[.A321]+[.A$4]" office:value-type="float" office:value="93.8999999999995">
            <text:p>93.8999999999995</text:p>
          </table:table-cell>
          <table:table-cell table:formula="of:=[.A322]/2" office:value-type="float" office:value="46.9499999999997">
            <text:p>46.9499999999997</text:p>
          </table:table-cell>
          <table:table-cell table:formula="of:=SQRT(ABS([.$D$2]^2-[.B322]^2))" office:value-type="float" office:value="194.411155801307">
            <text:p>194.411155801307</text:p>
          </table:table-cell>
          <table:table-cell table:formula="of:=([.$C$10]-[.C322])*[.$B$4]" office:value-type="float" office:value="7040.99269125694">
            <text:p>7040.99269125694</text:p>
          </table:table-cell>
          <table:table-cell table:formula="of:=ROUND([.D322])" office:value-type="float" office:value="7041">
            <text:p>7041</text:p>
          </table:table-cell>
          <table:table-cell table:formula="of:=([.$C$8]-([.E322]*[.$C$4]))" office:value-type="float" office:value="194.41120625">
            <text:p>194.41120625</text:p>
          </table:table-cell>
          <table:table-cell table:formula="of:=SQRT(ABS([.$D$2]^2-[.F322]^2))" office:value-type="float" office:value="46.9497911009193">
            <text:p>46.9497911009193</text:p>
          </table:table-cell>
          <table:table-cell table:formula="of:=ABS([.B322]-[.G322])" office:value-type="float" office:value="0.000208899080433866">
            <text:p>0.000208899080433866</text:p>
          </table:table-cell>
        </table:table-row>
        <table:table-row table:style-name="ro2">
          <table:table-cell table:formula="of:=[.A322]+[.A$4]" office:value-type="float" office:value="94.1999999999995">
            <text:p>94.1999999999995</text:p>
          </table:table-cell>
          <table:table-cell table:formula="of:=[.A323]/2" office:value-type="float" office:value="47.0999999999997">
            <text:p>47.0999999999997</text:p>
          </table:table-cell>
          <table:table-cell table:formula="of:=SQRT(ABS([.$D$2]^2-[.B323]^2))" office:value-type="float" office:value="194.374869774876">
            <text:p>194.374869774876</text:p>
          </table:table-cell>
          <table:table-cell table:formula="of:=([.$C$10]-[.C323])*[.$B$4]" office:value-type="float" office:value="7086.70737022493">
            <text:p>7086.70737022493</text:p>
          </table:table-cell>
          <table:table-cell table:formula="of:=ROUND([.D323])" office:value-type="float" office:value="7087">
            <text:p>7087</text:p>
          </table:table-cell>
          <table:table-cell table:formula="of:=([.$C$8]-([.E323]*[.$C$4]))" office:value-type="float" office:value="194.37469375">
            <text:p>194.37469375</text:p>
          </table:table-cell>
          <table:table-cell table:formula="of:=SQRT(ABS([.$D$2]^2-[.F323]^2))" office:value-type="float" office:value="47.1007264232061">
            <text:p>47.1007264232061</text:p>
          </table:table-cell>
          <table:table-cell table:formula="of:=ABS([.B323]-[.G323])" office:value-type="float" office:value="0.000726423206380389">
            <text:p>0.000726423206380389</text:p>
          </table:table-cell>
        </table:table-row>
        <table:table-row table:style-name="ro2">
          <table:table-cell table:formula="of:=[.A323]+[.A$4]" office:value-type="float" office:value="94.4999999999995">
            <text:p>94.4999999999995</text:p>
          </table:table-cell>
          <table:table-cell table:formula="of:=[.A324]/2" office:value-type="float" office:value="47.2499999999997">
            <text:p>47.2499999999997</text:p>
          </table:table-cell>
          <table:table-cell table:formula="of:=SQRT(ABS([.$D$2]^2-[.B324]^2))" office:value-type="float" office:value="194.338461195925">
            <text:p>194.338461195925</text:p>
          </table:table-cell>
          <table:table-cell table:formula="of:=([.$C$10]-[.C324])*[.$B$4]" office:value-type="float" office:value="7132.57644606883">
            <text:p>7132.57644606883</text:p>
          </table:table-cell>
          <table:table-cell table:formula="of:=ROUND([.D324])" office:value-type="float" office:value="7133">
            <text:p>7133</text:p>
          </table:table-cell>
          <table:table-cell table:formula="of:=([.$C$8]-([.E324]*[.$C$4]))" office:value-type="float" office:value="194.33818125">
            <text:p>194.33818125</text:p>
          </table:table-cell>
          <table:table-cell table:formula="of:=SQRT(ABS([.$D$2]^2-[.F324]^2))" office:value-type="float" office:value="47.2511513980575">
            <text:p>47.2511513980575</text:p>
          </table:table-cell>
          <table:table-cell table:formula="of:=ABS([.B324]-[.G324])" office:value-type="float" office:value="0.00115139805775755">
            <text:p>0.00115139805775755</text:p>
          </table:table-cell>
        </table:table-row>
        <table:table-row table:style-name="ro2">
          <table:table-cell table:formula="of:=[.A324]+[.A$4]" office:value-type="float" office:value="94.7999999999995">
            <text:p>94.7999999999995</text:p>
          </table:table-cell>
          <table:table-cell table:formula="of:=[.A325]/2" office:value-type="float" office:value="47.3999999999997">
            <text:p>47.3999999999997</text:p>
          </table:table-cell>
          <table:table-cell table:formula="of:=SQRT(ABS([.$D$2]^2-[.B325]^2))" office:value-type="float" office:value="194.301929995561">
            <text:p>194.301929995561</text:p>
          </table:table-cell>
          <table:table-cell table:formula="of:=([.$C$10]-[.C325])*[.$B$4]" office:value-type="float" office:value="7178.60000558204">
            <text:p>7178.60000558204</text:p>
          </table:table-cell>
          <table:table-cell table:formula="of:=ROUND([.D325])" office:value-type="float" office:value="7179">
            <text:p>7179</text:p>
          </table:table-cell>
          <table:table-cell table:formula="of:=([.$C$8]-([.E325]*[.$C$4]))" office:value-type="float" office:value="194.30166875">
            <text:p>194.30166875</text:p>
          </table:table-cell>
          <table:table-cell table:formula="of:=SQRT(ABS([.$D$2]^2-[.F325]^2))" office:value-type="float" office:value="47.4010708841612">
            <text:p>47.4010708841612</text:p>
          </table:table-cell>
          <table:table-cell table:formula="of:=ABS([.B325]-[.G325])" office:value-type="float" office:value="0.00107088416142886">
            <text:p>0.00107088416142886</text:p>
          </table:table-cell>
        </table:table-row>
        <table:table-row table:style-name="ro2">
          <table:table-cell table:formula="of:=[.A325]+[.A$4]" office:value-type="float" office:value="95.0999999999995">
            <text:p>95.0999999999995</text:p>
          </table:table-cell>
          <table:table-cell table:formula="of:=[.A326]/2" office:value-type="float" office:value="47.5499999999997">
            <text:p>47.5499999999997</text:p>
          </table:table-cell>
          <table:table-cell table:formula="of:=SQRT(ABS([.$D$2]^2-[.B326]^2))" office:value-type="float" office:value="194.265276104609">
            <text:p>194.265276104609</text:p>
          </table:table-cell>
          <table:table-cell table:formula="of:=([.$C$10]-[.C326])*[.$B$4]" office:value-type="float" office:value="7224.77813591554">
            <text:p>7224.77813591554</text:p>
          </table:table-cell>
          <table:table-cell table:formula="of:=ROUND([.D326])" office:value-type="float" office:value="7225">
            <text:p>7225</text:p>
          </table:table-cell>
          <table:table-cell table:formula="of:=([.$C$8]-([.E326]*[.$C$4]))" office:value-type="float" office:value="194.26515625">
            <text:p>194.26515625</text:p>
          </table:table-cell>
          <table:table-cell table:formula="of:=SQRT(ABS([.$D$2]^2-[.F326]^2))" office:value-type="float" office:value="47.5504896627058">
            <text:p>47.5504896627058</text:p>
          </table:table-cell>
          <table:table-cell table:formula="of:=ABS([.B326]-[.G326])" office:value-type="float" office:value="0.000489662706065985">
            <text:p>0.000489662706065985</text:p>
          </table:table-cell>
        </table:table-row>
        <table:table-row table:style-name="ro2">
          <table:table-cell table:formula="of:=[.A326]+[.A$4]" office:value-type="float" office:value="95.3999999999995">
            <text:p>95.3999999999995</text:p>
          </table:table-cell>
          <table:table-cell table:formula="of:=[.A327]/2" office:value-type="float" office:value="47.6999999999997">
            <text:p>47.6999999999997</text:p>
          </table:table-cell>
          <table:table-cell table:formula="of:=SQRT(ABS([.$D$2]^2-[.B327]^2))" office:value-type="float" office:value="194.228499453608">
            <text:p>194.228499453608</text:p>
          </table:table-cell>
          <table:table-cell table:formula="of:=([.$C$10]-[.C327])*[.$B$4]" office:value-type="float" office:value="7271.11092457895">
            <text:p>7271.11092457895</text:p>
          </table:table-cell>
          <table:table-cell table:formula="of:=ROUND([.D327])" office:value-type="float" office:value="7271">
            <text:p>7271</text:p>
          </table:table-cell>
          <table:table-cell table:formula="of:=([.$C$8]-([.E327]*[.$C$4]))" office:value-type="float" office:value="194.22864375">
            <text:p>194.22864375</text:p>
          </table:table-cell>
          <table:table-cell table:formula="of:=SQRT(ABS([.$D$2]^2-[.F327]^2))" office:value-type="float" office:value="47.6994124391023">
            <text:p>47.6994124391023</text:p>
          </table:table-cell>
          <table:table-cell table:formula="of:=ABS([.B327]-[.G327])" office:value-type="float" office:value="0.000587560897422179">
            <text:p>0.000587560897422179</text:p>
          </table:table-cell>
        </table:table-row>
        <table:table-row table:style-name="ro2">
          <table:table-cell table:formula="of:=[.A327]+[.A$4]" office:value-type="float" office:value="95.6999999999995">
            <text:p>95.6999999999995</text:p>
          </table:table-cell>
          <table:table-cell table:formula="of:=[.A328]/2" office:value-type="float" office:value="47.8499999999997">
            <text:p>47.8499999999997</text:p>
          </table:table-cell>
          <table:table-cell table:formula="of:=SQRT(ABS([.$D$2]^2-[.B328]^2))" office:value-type="float" office:value="194.19159997281">
            <text:p>194.19159997281</text:p>
          </table:table-cell>
          <table:table-cell table:formula="of:=([.$C$10]-[.C328])*[.$B$4]" office:value-type="float" office:value="7317.59845944148">
            <text:p>7317.59845944148</text:p>
          </table:table-cell>
          <table:table-cell table:formula="of:=ROUND([.D328])" office:value-type="float" office:value="7318">
            <text:p>7318</text:p>
          </table:table-cell>
          <table:table-cell table:formula="of:=([.$C$8]-([.E328]*[.$C$4]))" office:value-type="float" office:value="194.1913375">
            <text:p>194.1913375</text:p>
          </table:table-cell>
          <table:table-cell table:formula="of:=SQRT(ABS([.$D$2]^2-[.F328]^2))" office:value-type="float" office:value="47.8510651914991">
            <text:p>47.8510651914991</text:p>
          </table:table-cell>
          <table:table-cell table:formula="of:=ABS([.B328]-[.G328])" office:value-type="float" office:value="0.00106519149934314">
            <text:p>0.00106519149934314</text:p>
          </table:table-cell>
        </table:table-row>
        <table:table-row table:style-name="ro2">
          <table:table-cell table:formula="of:=[.A328]+[.A$4]" office:value-type="float" office:value="95.9999999999994">
            <text:p>95.9999999999994</text:p>
          </table:table-cell>
          <table:table-cell table:formula="of:=[.A329]/2" office:value-type="float" office:value="47.9999999999997">
            <text:p>47.9999999999997</text:p>
          </table:table-cell>
          <table:table-cell table:formula="of:=SQRT(ABS([.$D$2]^2-[.B329]^2))" office:value-type="float" office:value="194.154577592186">
            <text:p>194.154577592186</text:p>
          </table:table-cell>
          <table:table-cell table:formula="of:=([.$C$10]-[.C329])*[.$B$4]" office:value-type="float" office:value="7364.24082873256">
            <text:p>7364.24082873256</text:p>
          </table:table-cell>
          <table:table-cell table:formula="of:=ROUND([.D329])" office:value-type="float" office:value="7364">
            <text:p>7364</text:p>
          </table:table-cell>
          <table:table-cell table:formula="of:=([.$C$8]-([.E329]*[.$C$4]))" office:value-type="float" office:value="194.154825">
            <text:p>194.154825</text:p>
          </table:table-cell>
          <table:table-cell table:formula="of:=SQRT(ABS([.$D$2]^2-[.F329]^2))" office:value-type="float" office:value="47.9989992522696">
            <text:p>47.9989992522696</text:p>
          </table:table-cell>
          <table:table-cell table:formula="of:=ABS([.B329]-[.G329])" office:value-type="float" office:value="0.00100074773012437">
            <text:p>0.00100074773012437</text:p>
          </table:table-cell>
        </table:table-row>
        <table:table-row table:style-name="ro2">
          <table:table-cell table:formula="of:=[.A329]+[.A$4]" office:value-type="float" office:value="96.2999999999994">
            <text:p>96.2999999999994</text:p>
          </table:table-cell>
          <table:table-cell table:formula="of:=[.A330]/2" office:value-type="float" office:value="48.1499999999997">
            <text:p>48.1499999999997</text:p>
          </table:table-cell>
          <table:table-cell table:formula="of:=SQRT(ABS([.$D$2]^2-[.B330]^2))" office:value-type="float" office:value="194.117432241414">
            <text:p>194.117432241414</text:p>
          </table:table-cell>
          <table:table-cell table:formula="of:=([.$C$10]-[.C330])*[.$B$4]" office:value-type="float" office:value="7411.03812104305">
            <text:p>7411.03812104305</text:p>
          </table:table-cell>
          <table:table-cell table:formula="of:=ROUND([.D330])" office:value-type="float" office:value="7411">
            <text:p>7411</text:p>
          </table:table-cell>
          <table:table-cell table:formula="of:=([.$C$8]-([.E330]*[.$C$4]))" office:value-type="float" office:value="194.11751875">
            <text:p>194.11751875</text:p>
          </table:table-cell>
          <table:table-cell table:formula="of:=SQRT(ABS([.$D$2]^2-[.F330]^2))" office:value-type="float" office:value="48.1496512380246">
            <text:p>48.1496512380246</text:p>
          </table:table-cell>
          <table:table-cell table:formula="of:=ABS([.B330]-[.G330])" office:value-type="float" office:value="0.000348761975097034">
            <text:p>0.000348761975097034</text:p>
          </table:table-cell>
        </table:table-row>
        <table:table-row table:style-name="ro2">
          <table:table-cell table:formula="of:=[.A330]+[.A$4]" office:value-type="float" office:value="96.5999999999994">
            <text:p>96.5999999999994</text:p>
          </table:table-cell>
          <table:table-cell table:formula="of:=[.A331]/2" office:value-type="float" office:value="48.2999999999997">
            <text:p>48.2999999999997</text:p>
          </table:table-cell>
          <table:table-cell table:formula="of:=SQRT(ABS([.$D$2]^2-[.B331]^2))" office:value-type="float" office:value="194.08016384989">
            <text:p>194.08016384989</text:p>
          </table:table-cell>
          <table:table-cell table:formula="of:=([.$C$10]-[.C331])*[.$B$4]" office:value-type="float" office:value="7457.99042532587">
            <text:p>7457.99042532587</text:p>
          </table:table-cell>
          <table:table-cell table:formula="of:=ROUND([.D331])" office:value-type="float" office:value="7458">
            <text:p>7458</text:p>
          </table:table-cell>
          <table:table-cell table:formula="of:=([.$C$8]-([.E331]*[.$C$4]))" office:value-type="float" office:value="194.0802125">
            <text:p>194.0802125</text:p>
          </table:table-cell>
          <table:table-cell table:formula="of:=SQRT(ABS([.$D$2]^2-[.F331]^2))" office:value-type="float" office:value="48.2998045125945">
            <text:p>48.2998045125945</text:p>
          </table:table-cell>
          <table:table-cell table:formula="of:=ABS([.B331]-[.G331])" office:value-type="float" office:value="0.000195487405186157">
            <text:p>0.000195487405186157</text:p>
          </table:table-cell>
        </table:table-row>
        <table:table-row table:style-name="ro2">
          <table:table-cell table:formula="of:=[.A331]+[.A$4]" office:value-type="float" office:value="96.8999999999994">
            <text:p>96.8999999999994</text:p>
          </table:table-cell>
          <table:table-cell table:formula="of:=[.A332]/2" office:value-type="float" office:value="48.4499999999997">
            <text:p>48.4499999999997</text:p>
          </table:table-cell>
          <table:table-cell table:formula="of:=SQRT(ABS([.$D$2]^2-[.B332]^2))" office:value-type="float" office:value="194.042772346717">
            <text:p>194.042772346717</text:p>
          </table:table-cell>
          <table:table-cell table:formula="of:=([.$C$10]-[.C332])*[.$B$4]" office:value-type="float" office:value="7505.09783089717">
            <text:p>7505.09783089717</text:p>
          </table:table-cell>
          <table:table-cell table:formula="of:=ROUND([.D332])" office:value-type="float" office:value="7505">
            <text:p>7505</text:p>
          </table:table-cell>
          <table:table-cell table:formula="of:=([.$C$8]-([.E332]*[.$C$4]))" office:value-type="float" office:value="194.04290625">
            <text:p>194.04290625</text:p>
          </table:table-cell>
          <table:table-cell table:formula="of:=SQRT(ABS([.$D$2]^2-[.F332]^2))" office:value-type="float" office:value="48.4494637127566">
            <text:p>48.4494637127566</text:p>
          </table:table-cell>
          <table:table-cell table:formula="of:=ABS([.B332]-[.G332])" office:value-type="float" office:value="0.000536287243143363">
            <text:p>0.000536287243143363</text:p>
          </table:table-cell>
        </table:table-row>
        <table:table-row table:style-name="ro2">
          <table:table-cell table:formula="of:=[.A332]+[.A$4]" office:value-type="float" office:value="97.1999999999994">
            <text:p>97.1999999999994</text:p>
          </table:table-cell>
          <table:table-cell table:formula="of:=[.A333]/2" office:value-type="float" office:value="48.5999999999997">
            <text:p>48.5999999999997</text:p>
          </table:table-cell>
          <table:table-cell table:formula="of:=SQRT(ABS([.$D$2]^2-[.B333]^2))" office:value-type="float" office:value="194.005257660714">
            <text:p>194.005257660714</text:p>
          </table:table-cell>
          <table:table-cell table:formula="of:=([.$C$10]-[.C333])*[.$B$4]" office:value-type="float" office:value="7552.36042743698">
            <text:p>7552.36042743698</text:p>
          </table:table-cell>
          <table:table-cell table:formula="of:=ROUND([.D333])" office:value-type="float" office:value="7552">
            <text:p>7552</text:p>
          </table:table-cell>
          <table:table-cell table:formula="of:=([.$C$8]-([.E333]*[.$C$4]))" office:value-type="float" office:value="194.0056">
            <text:p>194.0056</text:p>
          </table:table-cell>
          <table:table-cell table:formula="of:=SQRT(ABS([.$D$2]^2-[.F333]^2))" office:value-type="float" office:value="48.5986334030084">
            <text:p>48.5986334030084</text:p>
          </table:table-cell>
          <table:table-cell table:formula="of:=ABS([.B333]-[.G333])" office:value-type="float" office:value="0.00136659699131769">
            <text:p>0.00136659699131769</text:p>
          </table:table-cell>
        </table:table-row>
        <table:table-row table:style-name="ro2">
          <table:table-cell table:formula="of:=[.A333]+[.A$4]" office:value-type="float" office:value="97.4999999999994">
            <text:p>97.4999999999994</text:p>
          </table:table-cell>
          <table:table-cell table:formula="of:=[.A334]/2" office:value-type="float" office:value="48.7499999999997">
            <text:p>48.7499999999997</text:p>
          </table:table-cell>
          <table:table-cell table:formula="of:=SQRT(ABS([.$D$2]^2-[.B334]^2))" office:value-type="float" office:value="193.967619720406">
            <text:p>193.967619720406</text:p>
          </table:table-cell>
          <table:table-cell table:formula="of:=([.$C$10]-[.C334])*[.$B$4]" office:value-type="float" office:value="7599.77830499037">
            <text:p>7599.77830499037</text:p>
          </table:table-cell>
          <table:table-cell table:formula="of:=ROUND([.D334])" office:value-type="float" office:value="7600">
            <text:p>7600</text:p>
          </table:table-cell>
          <table:table-cell table:formula="of:=([.$C$8]-([.E334]*[.$C$4]))" office:value-type="float" office:value="193.9675">
            <text:p>193.9675</text:p>
          </table:table-cell>
          <table:table-cell table:formula="of:=SQRT(ABS([.$D$2]^2-[.F334]^2))" office:value-type="float" office:value="48.7504763438266">
            <text:p>48.7504763438266</text:p>
          </table:table-cell>
          <table:table-cell table:formula="of:=ABS([.B334]-[.G334])" office:value-type="float" office:value="0.000476343826889547">
            <text:p>0.000476343826889547</text:p>
          </table:table-cell>
        </table:table-row>
        <table:table-row table:style-name="ro2">
          <table:table-cell table:formula="of:=[.A334]+[.A$4]" office:value-type="float" office:value="97.7999999999994">
            <text:p>97.7999999999994</text:p>
          </table:table-cell>
          <table:table-cell table:formula="of:=[.A335]/2" office:value-type="float" office:value="48.8999999999997">
            <text:p>48.8999999999997</text:p>
          </table:table-cell>
          <table:table-cell table:formula="of:=SQRT(ABS([.$D$2]^2-[.B335]^2))" office:value-type="float" office:value="193.92985845403">
            <text:p>193.92985845403</text:p>
          </table:table-cell>
          <table:table-cell table:formula="of:=([.$C$10]-[.C335])*[.$B$4]" office:value-type="float" office:value="7647.35155396827">
            <text:p>7647.35155396827</text:p>
          </table:table-cell>
          <table:table-cell table:formula="of:=ROUND([.D335])" office:value-type="float" office:value="7647">
            <text:p>7647</text:p>
          </table:table-cell>
          <table:table-cell table:formula="of:=([.$C$8]-([.E335]*[.$C$4]))" office:value-type="float" office:value="193.93019375">
            <text:p>193.93019375</text:p>
          </table:table-cell>
          <table:table-cell table:formula="of:=SQRT(ABS([.$D$2]^2-[.F335]^2))" office:value-type="float" office:value="48.8986702486628">
            <text:p>48.8986702486628</text:p>
          </table:table-cell>
          <table:table-cell table:formula="of:=ABS([.B335]-[.G335])" office:value-type="float" office:value="0.00132975133694657">
            <text:p>0.00132975133694657</text:p>
          </table:table-cell>
        </table:table-row>
        <table:table-row table:style-name="ro2">
          <table:table-cell table:formula="of:=[.A335]+[.A$4]" office:value-type="float" office:value="98.0999999999994">
            <text:p>98.0999999999994</text:p>
          </table:table-cell>
          <table:table-cell table:formula="of:=[.A336]/2" office:value-type="float" office:value="49.0499999999997">
            <text:p>49.0499999999997</text:p>
          </table:table-cell>
          <table:table-cell table:formula="of:=SQRT(ABS([.$D$2]^2-[.B336]^2))" office:value-type="float" office:value="193.891973789531">
            <text:p>193.891973789531</text:p>
          </table:table-cell>
          <table:table-cell table:formula="of:=([.$C$10]-[.C336])*[.$B$4]" office:value-type="float" office:value="7695.08026514832">
            <text:p>7695.08026514832</text:p>
          </table:table-cell>
          <table:table-cell table:formula="of:=ROUND([.D336])" office:value-type="float" office:value="7695">
            <text:p>7695</text:p>
          </table:table-cell>
          <table:table-cell table:formula="of:=([.$C$8]-([.E336]*[.$C$4]))" office:value-type="float" office:value="193.89209375">
            <text:p>193.89209375</text:p>
          </table:table-cell>
          <table:table-cell table:formula="of:=SQRT(ABS([.$D$2]^2-[.F336]^2))" office:value-type="float" office:value="49.0495258003705">
            <text:p>49.0495258003705</text:p>
          </table:table-cell>
          <table:table-cell table:formula="of:=ABS([.B336]-[.G336])" office:value-type="float" office:value="0.000474199629195482">
            <text:p>0.000474199629195482</text:p>
          </table:table-cell>
        </table:table-row>
        <table:table-row table:style-name="ro2">
          <table:table-cell table:formula="of:=[.A336]+[.A$4]" office:value-type="float" office:value="98.3999999999994">
            <text:p>98.3999999999994</text:p>
          </table:table-cell>
          <table:table-cell table:formula="of:=[.A337]/2" office:value-type="float" office:value="49.1999999999997">
            <text:p>49.1999999999997</text:p>
          </table:table-cell>
          <table:table-cell table:formula="of:=SQRT(ABS([.$D$2]^2-[.B337]^2))" office:value-type="float" office:value="193.853965654562">
            <text:p>193.853965654562</text:p>
          </table:table-cell>
          <table:table-cell table:formula="of:=([.$C$10]-[.C337])*[.$B$4]" office:value-type="float" office:value="7742.96452967594">
            <text:p>7742.96452967594</text:p>
          </table:table-cell>
          <table:table-cell table:formula="of:=ROUND([.D337])" office:value-type="float" office:value="7743">
            <text:p>7743</text:p>
          </table:table-cell>
          <table:table-cell table:formula="of:=([.$C$8]-([.E337]*[.$C$4]))" office:value-type="float" office:value="193.85399375">
            <text:p>193.85399375</text:p>
          </table:table-cell>
          <table:table-cell table:formula="of:=SQRT(ABS([.$D$2]^2-[.F337]^2))" office:value-type="float" office:value="49.199889300434">
            <text:p>49.199889300434</text:p>
          </table:table-cell>
          <table:table-cell table:formula="of:=ABS([.B337]-[.G337])" office:value-type="float" office:value="0.000110699565730954">
            <text:p>0.000110699565730954</text:p>
          </table:table-cell>
        </table:table-row>
        <table:table-row table:style-name="ro2">
          <table:table-cell table:formula="of:=[.A337]+[.A$4]" office:value-type="float" office:value="98.6999999999994">
            <text:p>98.6999999999994</text:p>
          </table:table-cell>
          <table:table-cell table:formula="of:=[.A338]/2" office:value-type="float" office:value="49.3499999999997">
            <text:p>49.3499999999997</text:p>
          </table:table-cell>
          <table:table-cell table:formula="of:=SQRT(ABS([.$D$2]^2-[.B338]^2))" office:value-type="float" office:value="193.815833976484">
            <text:p>193.815833976484</text:p>
          </table:table-cell>
          <table:table-cell table:formula="of:=([.$C$10]-[.C338])*[.$B$4]" office:value-type="float" office:value="7791.00443906527">
            <text:p>7791.00443906527</text:p>
          </table:table-cell>
          <table:table-cell table:formula="of:=ROUND([.D338])" office:value-type="float" office:value="7791">
            <text:p>7791</text:p>
          </table:table-cell>
          <table:table-cell table:formula="of:=([.$C$8]-([.E338]*[.$C$4]))" office:value-type="float" office:value="193.81589375">
            <text:p>193.81589375</text:p>
          </table:table-cell>
          <table:table-cell table:formula="of:=SQRT(ABS([.$D$2]^2-[.F338]^2))" office:value-type="float" office:value="49.3497652465411">
            <text:p>49.3497652465411</text:p>
          </table:table-cell>
          <table:table-cell table:formula="of:=ABS([.B338]-[.G338])" office:value-type="float" office:value="0.000234753458620673">
            <text:p>0.000234753458620673</text:p>
          </table:table-cell>
        </table:table-row>
        <table:table-row table:style-name="ro2">
          <table:table-cell table:formula="of:=[.A338]+[.A$4]" office:value-type="float" office:value="98.9999999999994">
            <text:p>98.9999999999994</text:p>
          </table:table-cell>
          <table:table-cell table:formula="of:=[.A339]/2" office:value-type="float" office:value="49.4999999999997">
            <text:p>49.4999999999997</text:p>
          </table:table-cell>
          <table:table-cell table:formula="of:=SQRT(ABS([.$D$2]^2-[.B339]^2))" office:value-type="float" office:value="193.777578682365">
            <text:p>193.777578682365</text:p>
          </table:table-cell>
          <table:table-cell table:formula="of:=([.$C$10]-[.C339])*[.$B$4]" office:value-type="float" office:value="7839.20008519992">
            <text:p>7839.20008519992</text:p>
          </table:table-cell>
          <table:table-cell table:formula="of:=ROUND([.D339])" office:value-type="float" office:value="7839">
            <text:p>7839</text:p>
          </table:table-cell>
          <table:table-cell table:formula="of:=([.$C$8]-([.E339]*[.$C$4]))" office:value-type="float" office:value="193.77779375">
            <text:p>193.77779375</text:p>
          </table:table-cell>
          <table:table-cell table:formula="of:=SQRT(ABS([.$D$2]^2-[.F339]^2))" office:value-type="float" office:value="49.4991580674102">
            <text:p>49.4991580674102</text:p>
          </table:table-cell>
          <table:table-cell table:formula="of:=ABS([.B339]-[.G339])" office:value-type="float" office:value="0.000841932589516148">
            <text:p>0.000841932589516148</text:p>
          </table:table-cell>
        </table:table-row>
        <table:table-row table:style-name="ro2">
          <table:table-cell table:formula="of:=[.A339]+[.A$4]" office:value-type="float" office:value="99.2999999999994">
            <text:p>99.2999999999994</text:p>
          </table:table-cell>
          <table:table-cell table:formula="of:=[.A340]/2" office:value-type="float" office:value="49.6499999999997">
            <text:p>49.6499999999997</text:p>
          </table:table-cell>
          <table:table-cell table:formula="of:=SQRT(ABS([.$D$2]^2-[.B340]^2))" office:value-type="float" office:value="193.739199698977">
            <text:p>193.739199698977</text:p>
          </table:table-cell>
          <table:table-cell table:formula="of:=([.$C$10]-[.C340])*[.$B$4]" office:value-type="float" office:value="7887.55156033418">
            <text:p>7887.55156033418</text:p>
          </table:table-cell>
          <table:table-cell table:formula="of:=ROUND([.D340])" office:value-type="float" office:value="7888">
            <text:p>7888</text:p>
          </table:table-cell>
          <table:table-cell table:formula="of:=([.$C$8]-([.E340]*[.$C$4]))" office:value-type="float" office:value="193.7389">
            <text:p>193.7389</text:p>
          </table:table-cell>
          <table:table-cell table:formula="of:=SQRT(ABS([.$D$2]^2-[.F340]^2))" office:value-type="float" office:value="49.6511694403062">
            <text:p>49.6511694403062</text:p>
          </table:table-cell>
          <table:table-cell table:formula="of:=ABS([.B340]-[.G340])" office:value-type="float" office:value="0.00116944030653343">
            <text:p>0.00116944030653343</text:p>
          </table:table-cell>
        </table:table-row>
        <table:table-row table:style-name="ro2">
          <table:table-cell table:formula="of:=[.A340]+[.A$4]" office:value-type="float" office:value="99.5999999999994">
            <text:p>99.5999999999994</text:p>
          </table:table-cell>
          <table:table-cell table:formula="of:=[.A341]/2" office:value-type="float" office:value="49.7999999999997">
            <text:p>49.7999999999997</text:p>
          </table:table-cell>
          <table:table-cell table:formula="of:=SQRT(ABS([.$D$2]^2-[.B341]^2))" office:value-type="float" office:value="193.700696952799">
            <text:p>193.700696952799</text:p>
          </table:table-cell>
          <table:table-cell table:formula="of:=([.$C$10]-[.C341])*[.$B$4]" office:value-type="float" office:value="7936.05895709384">
            <text:p>7936.05895709384</text:p>
          </table:table-cell>
          <table:table-cell table:formula="of:=ROUND([.D341])" office:value-type="float" office:value="7936">
            <text:p>7936</text:p>
          </table:table-cell>
          <table:table-cell table:formula="of:=([.$C$8]-([.E341]*[.$C$4]))" office:value-type="float" office:value="193.7008">
            <text:p>193.7008</text:p>
          </table:table-cell>
          <table:table-cell table:formula="of:=SQRT(ABS([.$D$2]^2-[.F341]^2))" office:value-type="float" office:value="49.7995991887485">
            <text:p>49.7995991887485</text:p>
          </table:table-cell>
          <table:table-cell table:formula="of:=ABS([.B341]-[.G341])" office:value-type="float" office:value="0.000400811251161315">
            <text:p>0.000400811251161315</text:p>
          </table:table-cell>
        </table:table-row>
        <table:table-row table:style-name="ro2">
          <table:table-cell table:formula="of:=[.A341]+[.A$4]" office:value-type="float" office:value="99.8999999999994">
            <text:p>99.8999999999994</text:p>
          </table:table-cell>
          <table:table-cell table:formula="of:=[.A342]/2" office:value-type="float" office:value="49.9499999999997">
            <text:p>49.9499999999997</text:p>
          </table:table-cell>
          <table:table-cell table:formula="of:=SQRT(ABS([.$D$2]^2-[.B342]^2))" office:value-type="float" office:value="193.662070370013">
            <text:p>193.662070370013</text:p>
          </table:table-cell>
          <table:table-cell table:formula="of:=([.$C$10]-[.C342])*[.$B$4]" office:value-type="float" office:value="7984.72236847707">
            <text:p>7984.72236847707</text:p>
          </table:table-cell>
          <table:table-cell table:formula="of:=ROUND([.D342])" office:value-type="float" office:value="7985">
            <text:p>7985</text:p>
          </table:table-cell>
          <table:table-cell table:formula="of:=([.$C$8]-([.E342]*[.$C$4]))" office:value-type="float" office:value="193.66190625">
            <text:p>193.66190625</text:p>
          </table:table-cell>
          <table:table-cell table:formula="of:=SQRT(ABS([.$D$2]^2-[.F342]^2))" office:value-type="float" office:value="49.9506363084217">
            <text:p>49.9506363084217</text:p>
          </table:table-cell>
          <table:table-cell table:formula="of:=ABS([.B342]-[.G342])" office:value-type="float" office:value="0.000636308421981369">
            <text:p>0.000636308421981369</text:p>
          </table:table-cell>
        </table:table-row>
        <table:table-row table:style-name="ro2">
          <table:table-cell table:formula="of:=[.A342]+[.A$4]" office:value-type="float" office:value="100.199999999999">
            <text:p>100.199999999999</text:p>
          </table:table-cell>
          <table:table-cell table:formula="of:=[.A343]/2" office:value-type="float" office:value="50.0999999999997">
            <text:p>50.0999999999997</text:p>
          </table:table-cell>
          <table:table-cell table:formula="of:=SQRT(ABS([.$D$2]^2-[.B343]^2))" office:value-type="float" office:value="193.623319876507">
            <text:p>193.623319876507</text:p>
          </table:table-cell>
          <table:table-cell table:formula="of:=([.$C$10]-[.C343])*[.$B$4]" office:value-type="float" office:value="8033.54188785564">
            <text:p>8033.54188785564</text:p>
          </table:table-cell>
          <table:table-cell table:formula="of:=ROUND([.D343])" office:value-type="float" office:value="8034">
            <text:p>8034</text:p>
          </table:table-cell>
          <table:table-cell table:formula="of:=([.$C$8]-([.E343]*[.$C$4]))" office:value-type="float" office:value="193.6230125">
            <text:p>193.6230125</text:p>
          </table:table-cell>
          <table:table-cell table:formula="of:=SQRT(ABS([.$D$2]^2-[.F343]^2))" office:value-type="float" office:value="50.1011879143085">
            <text:p>50.1011879143085</text:p>
          </table:table-cell>
          <table:table-cell table:formula="of:=ABS([.B343]-[.G343])" office:value-type="float" office:value="0.0011879143087441">
            <text:p>0.0011879143087441</text:p>
          </table:table-cell>
        </table:table-row>
        <table:table-row table:style-name="ro2">
          <table:table-cell table:formula="of:=[.A343]+[.A$4]" office:value-type="float" office:value="100.499999999999">
            <text:p>100.499999999999</text:p>
          </table:table-cell>
          <table:table-cell table:formula="of:=[.A344]/2" office:value-type="float" office:value="50.2499999999997">
            <text:p>50.2499999999997</text:p>
          </table:table-cell>
          <table:table-cell table:formula="of:=SQRT(ABS([.$D$2]^2-[.B344]^2))" office:value-type="float" office:value="193.584445397868">
            <text:p>193.584445397868</text:p>
          </table:table-cell>
          <table:table-cell table:formula="of:=([.$C$10]-[.C344])*[.$B$4]" office:value-type="float" office:value="8082.51760897561">
            <text:p>8082.51760897561</text:p>
          </table:table-cell>
          <table:table-cell table:formula="of:=ROUND([.D344])" office:value-type="float" office:value="8083">
            <text:p>8083</text:p>
          </table:table-cell>
          <table:table-cell table:formula="of:=([.$C$8]-([.E344]*[.$C$4]))" office:value-type="float" office:value="193.58411875">
            <text:p>193.58411875</text:p>
          </table:table-cell>
          <table:table-cell table:formula="of:=SQRT(ABS([.$D$2]^2-[.F344]^2))" office:value-type="float" office:value="50.2512583701732">
            <text:p>50.2512583701732</text:p>
          </table:table-cell>
          <table:table-cell table:formula="of:=ABS([.B344]-[.G344])" office:value-type="float" office:value="0.00125837017347408">
            <text:p>0.00125837017347408</text:p>
          </table:table-cell>
        </table:table-row>
        <table:table-row table:style-name="ro2">
          <table:table-cell table:formula="of:=[.A344]+[.A$4]" office:value-type="float" office:value="100.799999999999">
            <text:p>100.799999999999</text:p>
          </table:table-cell>
          <table:table-cell table:formula="of:=[.A345]/2" office:value-type="float" office:value="50.3999999999997">
            <text:p>50.3999999999997</text:p>
          </table:table-cell>
          <table:table-cell table:formula="of:=SQRT(ABS([.$D$2]^2-[.B345]^2))" office:value-type="float" office:value="193.545446859388">
            <text:p>193.545446859388</text:p>
          </table:table-cell>
          <table:table-cell table:formula="of:=([.$C$10]-[.C345])*[.$B$4]" office:value-type="float" office:value="8131.64962595843">
            <text:p>8131.64962595843</text:p>
          </table:table-cell>
          <table:table-cell table:formula="of:=ROUND([.D345])" office:value-type="float" office:value="8132">
            <text:p>8132</text:p>
          </table:table-cell>
          <table:table-cell table:formula="of:=([.$C$8]-([.E345]*[.$C$4]))" office:value-type="float" office:value="193.545225">
            <text:p>193.545225</text:p>
          </table:table-cell>
          <table:table-cell table:formula="of:=SQRT(ABS([.$D$2]^2-[.F345]^2))" office:value-type="float" office:value="50.4008519739437">
            <text:p>50.4008519739437</text:p>
          </table:table-cell>
          <table:table-cell table:formula="of:=ABS([.B345]-[.G345])" office:value-type="float" office:value="0.0008519739439663">
            <text:p>0.0008519739439663</text:p>
          </table:table-cell>
        </table:table-row>
        <table:table-row table:style-name="ro2">
          <table:table-cell table:formula="of:=[.A345]+[.A$4]" office:value-type="float" office:value="101.099999999999">
            <text:p>101.099999999999</text:p>
          </table:table-cell>
          <table:table-cell table:formula="of:=[.A346]/2" office:value-type="float" office:value="50.5499999999997">
            <text:p>50.5499999999997</text:p>
          </table:table-cell>
          <table:table-cell table:formula="of:=SQRT(ABS([.$D$2]^2-[.B346]^2))" office:value-type="float" office:value="193.506324186059">
            <text:p>193.506324186059</text:p>
          </table:table-cell>
          <table:table-cell table:formula="of:=([.$C$10]-[.C346])*[.$B$4]" office:value-type="float" office:value="8180.93803330197">
            <text:p>8180.93803330197</text:p>
          </table:table-cell>
          <table:table-cell table:formula="of:=ROUND([.D346])" office:value-type="float" office:value="8181">
            <text:p>8181</text:p>
          </table:table-cell>
          <table:table-cell table:formula="of:=([.$C$8]-([.E346]*[.$C$4]))" office:value-type="float" office:value="193.50633125">
            <text:p>193.50633125</text:p>
          </table:table-cell>
          <table:table-cell table:formula="of:=SQRT(ABS([.$D$2]^2-[.F346]^2))" office:value-type="float" office:value="50.5499729590954">
            <text:p>50.5499729590954</text:p>
          </table:table-cell>
          <table:table-cell table:formula="of:=ABS([.B346]-[.G346])" office:value-type="float" office:value="0.000027040904292619">
            <text:p>0.000027040904292619</text:p>
          </table:table-cell>
        </table:table-row>
        <table:table-row table:style-name="ro2">
          <table:table-cell table:formula="of:=[.A346]+[.A$4]" office:value-type="float" office:value="101.399999999999">
            <text:p>101.399999999999</text:p>
          </table:table-cell>
          <table:table-cell table:formula="of:=[.A347]/2" office:value-type="float" office:value="50.6999999999997">
            <text:p>50.6999999999997</text:p>
          </table:table-cell>
          <table:table-cell table:formula="of:=SQRT(ABS([.$D$2]^2-[.B347]^2))" office:value-type="float" office:value="193.467077302574">
            <text:p>193.467077302574</text:p>
          </table:table-cell>
          <table:table-cell table:formula="of:=([.$C$10]-[.C347])*[.$B$4]" office:value-type="float" office:value="8230.38292588145">
            <text:p>8230.38292588145</text:p>
          </table:table-cell>
          <table:table-cell table:formula="of:=ROUND([.D347])" office:value-type="float" office:value="8230">
            <text:p>8230</text:p>
          </table:table-cell>
          <table:table-cell table:formula="of:=([.$C$8]-([.E347]*[.$C$4]))" office:value-type="float" office:value="193.4674375">
            <text:p>193.4674375</text:p>
          </table:table-cell>
          <table:table-cell table:formula="of:=SQRT(ABS([.$D$2]^2-[.F347]^2))" office:value-type="float" office:value="50.6986254959994">
            <text:p>50.6986254959994</text:p>
          </table:table-cell>
          <table:table-cell table:formula="of:=ABS([.B347]-[.G347])" office:value-type="float" office:value="0.00137450400028882">
            <text:p>0.00137450400028882</text:p>
          </table:table-cell>
        </table:table-row>
        <table:table-row table:style-name="ro2">
          <table:table-cell table:formula="of:=[.A347]+[.A$4]" office:value-type="float" office:value="101.699999999999">
            <text:p>101.699999999999</text:p>
          </table:table-cell>
          <table:table-cell table:formula="of:=[.A348]/2" office:value-type="float" office:value="50.8499999999997">
            <text:p>50.8499999999997</text:p>
          </table:table-cell>
          <table:table-cell table:formula="of:=SQRT(ABS([.$D$2]^2-[.B348]^2))" office:value-type="float" office:value="193.427706133325">
            <text:p>193.427706133325</text:p>
          </table:table-cell>
          <table:table-cell table:formula="of:=([.$C$10]-[.C348])*[.$B$4]" office:value-type="float" office:value="8279.98439895037">
            <text:p>8279.98439895037</text:p>
          </table:table-cell>
          <table:table-cell table:formula="of:=ROUND([.D348])" office:value-type="float" office:value="8280">
            <text:p>8280</text:p>
          </table:table-cell>
          <table:table-cell table:formula="of:=([.$C$8]-([.E348]*[.$C$4]))" office:value-type="float" office:value="193.42775">
            <text:p>193.42775</text:p>
          </table:table-cell>
          <table:table-cell table:formula="of:=SQRT(ABS([.$D$2]^2-[.F348]^2))" office:value-type="float" office:value="50.8498331357882">
            <text:p>50.8498331357882</text:p>
          </table:table-cell>
          <table:table-cell table:formula="of:=ABS([.B348]-[.G348])" office:value-type="float" office:value="0.000166864211543327">
            <text:p>0.000166864211543327</text:p>
          </table:table-cell>
        </table:table-row>
        <table:table-row table:style-name="ro2">
          <table:table-cell table:formula="of:=[.A348]+[.A$4]" office:value-type="float" office:value="101.999999999999">
            <text:p>101.999999999999</text:p>
          </table:table-cell>
          <table:table-cell table:formula="of:=[.A349]/2" office:value-type="float" office:value="50.9999999999997">
            <text:p>50.9999999999997</text:p>
          </table:table-cell>
          <table:table-cell table:formula="of:=SQRT(ABS([.$D$2]^2-[.B349]^2))" office:value-type="float" office:value="193.388210602405">
            <text:p>193.388210602405</text:p>
          </table:table-cell>
          <table:table-cell table:formula="of:=([.$C$10]-[.C349])*[.$B$4]" office:value-type="float" office:value="8329.74254814162">
            <text:p>8329.74254814162</text:p>
          </table:table-cell>
          <table:table-cell table:formula="of:=ROUND([.D349])" office:value-type="float" office:value="8330">
            <text:p>8330</text:p>
          </table:table-cell>
          <table:table-cell table:formula="of:=([.$C$8]-([.E349]*[.$C$4]))" office:value-type="float" office:value="193.3880625">
            <text:p>193.3880625</text:p>
          </table:table-cell>
          <table:table-cell table:formula="of:=SQRT(ABS([.$D$2]^2-[.F349]^2))" office:value-type="float" office:value="51.000561590007">
            <text:p>51.000561590007</text:p>
          </table:table-cell>
          <table:table-cell table:formula="of:=ABS([.B349]-[.G349])" office:value-type="float" office:value="0.00056159000731526">
            <text:p>0.00056159000731526</text:p>
          </table:table-cell>
        </table:table-row>
        <table:table-row table:style-name="ro2">
          <table:table-cell table:formula="of:=[.A349]+[.A$4]" office:value-type="float" office:value="102.299999999999">
            <text:p>102.299999999999</text:p>
          </table:table-cell>
          <table:table-cell table:formula="of:=[.A350]/2" office:value-type="float" office:value="51.1499999999997">
            <text:p>51.1499999999997</text:p>
          </table:table-cell>
          <table:table-cell table:formula="of:=SQRT(ABS([.$D$2]^2-[.B350]^2))" office:value-type="float" office:value="193.348590633602">
            <text:p>193.348590633602</text:p>
          </table:table-cell>
          <table:table-cell table:formula="of:=([.$C$10]-[.C350])*[.$B$4]" office:value-type="float" office:value="8379.6574694684">
            <text:p>8379.6574694684</text:p>
          </table:table-cell>
          <table:table-cell table:formula="of:=ROUND([.D350])" office:value-type="float" office:value="8380">
            <text:p>8380</text:p>
          </table:table-cell>
          <table:table-cell table:formula="of:=([.$C$8]-([.E350]*[.$C$4]))" office:value-type="float" office:value="193.348375">
            <text:p>193.348375</text:p>
          </table:table-cell>
          <table:table-cell table:formula="of:=SQRT(ABS([.$D$2]^2-[.F350]^2))" office:value-type="float" office:value="51.1508150947702">
            <text:p>51.1508150947702</text:p>
          </table:table-cell>
          <table:table-cell table:formula="of:=ABS([.B350]-[.G350])" office:value-type="float" office:value="0.000815094770501901">
            <text:p>0.000815094770501901</text:p>
          </table:table-cell>
        </table:table-row>
        <table:table-row table:style-name="ro2">
          <table:table-cell table:formula="of:=[.A350]+[.A$4]" office:value-type="float" office:value="102.599999999999">
            <text:p>102.599999999999</text:p>
          </table:table-cell>
          <table:table-cell table:formula="of:=[.A351]/2" office:value-type="float" office:value="51.2999999999997">
            <text:p>51.2999999999997</text:p>
          </table:table-cell>
          <table:table-cell table:formula="of:=SQRT(ABS([.$D$2]^2-[.B351]^2))" office:value-type="float" office:value="193.308846150403">
            <text:p>193.308846150403</text:p>
          </table:table-cell>
          <table:table-cell table:formula="of:=([.$C$10]-[.C351])*[.$B$4]" office:value-type="float" office:value="8429.7292593253">
            <text:p>8429.7292593253</text:p>
          </table:table-cell>
          <table:table-cell table:formula="of:=ROUND([.D351])" office:value-type="float" office:value="8430">
            <text:p>8430</text:p>
          </table:table-cell>
          <table:table-cell table:formula="of:=([.$C$8]-([.E351]*[.$C$4]))" office:value-type="float" office:value="193.3086875">
            <text:p>193.3086875</text:p>
          </table:table-cell>
          <table:table-cell table:formula="of:=SQRT(ABS([.$D$2]^2-[.F351]^2))" office:value-type="float" office:value="51.3005978232939">
            <text:p>51.3005978232939</text:p>
          </table:table-cell>
          <table:table-cell table:formula="of:=ABS([.B351]-[.G351])" office:value-type="float" office:value="0.000597823294185673">
            <text:p>0.000597823294185673</text:p>
          </table:table-cell>
        </table:table-row>
        <table:table-row table:style-name="ro2">
          <table:table-cell table:formula="of:=[.A351]+[.A$4]" office:value-type="float" office:value="102.899999999999">
            <text:p>102.899999999999</text:p>
          </table:table-cell>
          <table:table-cell table:formula="of:=[.A352]/2" office:value-type="float" office:value="51.4499999999997">
            <text:p>51.4499999999997</text:p>
          </table:table-cell>
          <table:table-cell table:formula="of:=SQRT(ABS([.$D$2]^2-[.B352]^2))" office:value-type="float" office:value="193.268977075991">
            <text:p>193.268977075991</text:p>
          </table:table-cell>
          <table:table-cell table:formula="of:=([.$C$10]-[.C352])*[.$B$4]" office:value-type="float" office:value="8479.95801448923">
            <text:p>8479.95801448923</text:p>
          </table:table-cell>
          <table:table-cell table:formula="of:=ROUND([.D352])" office:value-type="float" office:value="8480">
            <text:p>8480</text:p>
          </table:table-cell>
          <table:table-cell table:formula="of:=([.$C$8]-([.E352]*[.$C$4]))" office:value-type="float" office:value="193.269">
            <text:p>193.269</text:p>
          </table:table-cell>
          <table:table-cell table:formula="of:=SQRT(ABS([.$D$2]^2-[.F352]^2))" office:value-type="float" office:value="51.4499138871971">
            <text:p>51.4499138871971</text:p>
          </table:table-cell>
          <table:table-cell table:formula="of:=ABS([.B352]-[.G352])" office:value-type="float" office:value="0.0000861128025704261">
            <text:p>0.0000861128025704261</text:p>
          </table:table-cell>
        </table:table-row>
        <table:table-row table:style-name="ro2">
          <table:table-cell table:formula="of:=[.A352]+[.A$4]" office:value-type="float" office:value="103.199999999999">
            <text:p>103.199999999999</text:p>
          </table:table-cell>
          <table:table-cell table:formula="of:=[.A353]/2" office:value-type="float" office:value="51.5999999999997">
            <text:p>51.5999999999997</text:p>
          </table:table-cell>
          <table:table-cell table:formula="of:=SQRT(ABS([.$D$2]^2-[.B353]^2))" office:value-type="float" office:value="193.228983333246">
            <text:p>193.228983333246</text:p>
          </table:table-cell>
          <table:table-cell table:formula="of:=([.$C$10]-[.C353])*[.$B$4]" office:value-type="float" office:value="8530.34383212051">
            <text:p>8530.34383212051</text:p>
          </table:table-cell>
          <table:table-cell table:formula="of:=ROUND([.D353])" office:value-type="float" office:value="8530">
            <text:p>8530</text:p>
          </table:table-cell>
          <table:table-cell table:formula="of:=([.$C$8]-([.E353]*[.$C$4]))" office:value-type="float" office:value="193.2293125">
            <text:p>193.2293125</text:p>
          </table:table-cell>
          <table:table-cell table:formula="of:=SQRT(ABS([.$D$2]^2-[.F353]^2))" office:value-type="float" office:value="51.5987673377703">
            <text:p>51.5987673377703</text:p>
          </table:table-cell>
          <table:table-cell table:formula="of:=ABS([.B353]-[.G353])" office:value-type="float" office:value="0.00123266222941965">
            <text:p>0.00123266222941965</text:p>
          </table:table-cell>
        </table:table-row>
        <table:table-row table:style-name="ro2">
          <table:table-cell table:formula="of:=[.A353]+[.A$4]" office:value-type="float" office:value="103.499999999999">
            <text:p>103.499999999999</text:p>
          </table:table-cell>
          <table:table-cell table:formula="of:=[.A354]/2" office:value-type="float" office:value="51.7499999999997">
            <text:p>51.7499999999997</text:p>
          </table:table-cell>
          <table:table-cell table:formula="of:=SQRT(ABS([.$D$2]^2-[.B354]^2))" office:value-type="float" office:value="193.188864844742">
            <text:p>193.188864844742</text:p>
          </table:table-cell>
          <table:table-cell table:formula="of:=([.$C$10]-[.C354])*[.$B$4]" office:value-type="float" office:value="8580.8868097638">
            <text:p>8580.8868097638</text:p>
          </table:table-cell>
          <table:table-cell table:formula="of:=ROUND([.D354])" office:value-type="float" office:value="8581">
            <text:p>8581</text:p>
          </table:table-cell>
          <table:table-cell table:formula="of:=([.$C$8]-([.E354]*[.$C$4]))" office:value-type="float" office:value="193.18883125">
            <text:p>193.18883125</text:p>
          </table:table-cell>
          <table:table-cell table:formula="of:=SQRT(ABS([.$D$2]^2-[.F354]^2))" office:value-type="float" office:value="51.7501254129787">
            <text:p>51.7501254129787</text:p>
          </table:table-cell>
          <table:table-cell table:formula="of:=ABS([.B354]-[.G354])" office:value-type="float" office:value="0.000125412979009809">
            <text:p>0.000125412979009809</text:p>
          </table:table-cell>
        </table:table-row>
        <table:table-row table:style-name="ro2">
          <table:table-cell table:formula="of:=[.A354]+[.A$4]" office:value-type="float" office:value="103.799999999999">
            <text:p>103.799999999999</text:p>
          </table:table-cell>
          <table:table-cell table:formula="of:=[.A355]/2" office:value-type="float" office:value="51.8999999999997">
            <text:p>51.8999999999997</text:p>
          </table:table-cell>
          <table:table-cell table:formula="of:=SQRT(ABS([.$D$2]^2-[.B355]^2))" office:value-type="float" office:value="193.148621532746">
            <text:p>193.148621532746</text:p>
          </table:table-cell>
          <table:table-cell table:formula="of:=([.$C$10]-[.C355])*[.$B$4]" office:value-type="float" office:value="8631.58704534916">
            <text:p>8631.58704534916</text:p>
          </table:table-cell>
          <table:table-cell table:formula="of:=ROUND([.D355])" office:value-type="float" office:value="8632">
            <text:p>8632</text:p>
          </table:table-cell>
          <table:table-cell table:formula="of:=([.$C$8]-([.E355]*[.$C$4]))" office:value-type="float" office:value="193.14835">
            <text:p>193.14835</text:p>
          </table:table-cell>
          <table:table-cell table:formula="of:=SQRT(ABS([.$D$2]^2-[.F355]^2))" office:value-type="float" office:value="51.9010105130671">
            <text:p>51.9010105130671</text:p>
          </table:table-cell>
          <table:table-cell table:formula="of:=ABS([.B355]-[.G355])" office:value-type="float" office:value="0.0010105130674134">
            <text:p>0.0010105130674134</text:p>
          </table:table-cell>
        </table:table-row>
        <table:table-row table:style-name="ro2">
          <table:table-cell table:formula="of:=[.A355]+[.A$4]" office:value-type="float" office:value="104.099999999999">
            <text:p>104.099999999999</text:p>
          </table:table-cell>
          <table:table-cell table:formula="of:=[.A356]/2" office:value-type="float" office:value="52.0499999999997">
            <text:p>52.0499999999997</text:p>
          </table:table-cell>
          <table:table-cell table:formula="of:=SQRT(ABS([.$D$2]^2-[.B356]^2))" office:value-type="float" office:value="193.10825331922">
            <text:p>193.10825331922</text:p>
          </table:table-cell>
          <table:table-cell table:formula="of:=([.$C$10]-[.C356])*[.$B$4]" office:value-type="float" office:value="8682.44463719325">
            <text:p>8682.44463719325</text:p>
          </table:table-cell>
          <table:table-cell table:formula="of:=ROUND([.D356])" office:value-type="float" office:value="8682">
            <text:p>8682</text:p>
          </table:table-cell>
          <table:table-cell table:formula="of:=([.$C$8]-([.E356]*[.$C$4]))" office:value-type="float" office:value="193.1086625">
            <text:p>193.1086625</text:p>
          </table:table-cell>
          <table:table-cell table:formula="of:=SQRT(ABS([.$D$2]^2-[.F356]^2))" office:value-type="float" office:value="52.048481893914">
            <text:p>52.048481893914</text:p>
          </table:table-cell>
          <table:table-cell table:formula="of:=ABS([.B356]-[.G356])" office:value-type="float" office:value="0.00151810608570457">
            <text:p>0.00151810608570457</text:p>
          </table:table-cell>
        </table:table-row>
        <table:table-row table:style-name="ro2">
          <table:table-cell table:formula="of:=[.A356]+[.A$4]" office:value-type="float" office:value="104.399999999999">
            <text:p>104.399999999999</text:p>
          </table:table-cell>
          <table:table-cell table:formula="of:=[.A357]/2" office:value-type="float" office:value="52.1999999999997">
            <text:p>52.1999999999997</text:p>
          </table:table-cell>
          <table:table-cell table:formula="of:=SQRT(ABS([.$D$2]^2-[.B357]^2))" office:value-type="float" office:value="193.067760125817">
            <text:p>193.067760125817</text:p>
          </table:table-cell>
          <table:table-cell table:formula="of:=([.$C$10]-[.C357])*[.$B$4]" office:value-type="float" office:value="8733.45968400007">
            <text:p>8733.45968400007</text:p>
          </table:table-cell>
          <table:table-cell table:formula="of:=ROUND([.D357])" office:value-type="float" office:value="8733">
            <text:p>8733</text:p>
          </table:table-cell>
          <table:table-cell table:formula="of:=([.$C$8]-([.E357]*[.$C$4]))" office:value-type="float" office:value="193.06818125">
            <text:p>193.06818125</text:p>
          </table:table-cell>
          <table:table-cell table:formula="of:=SQRT(ABS([.$D$2]^2-[.F357]^2))" office:value-type="float" office:value="52.1984423983814">
            <text:p>52.1984423983814</text:p>
          </table:table-cell>
          <table:table-cell table:formula="of:=ABS([.B357]-[.G357])" office:value-type="float" office:value="0.00155760161824503">
            <text:p>0.00155760161824503</text:p>
          </table:table-cell>
        </table:table-row>
        <table:table-row table:style-name="ro2">
          <table:table-cell table:formula="of:=[.A357]+[.A$4]" office:value-type="float" office:value="104.699999999999">
            <text:p>104.699999999999</text:p>
          </table:table-cell>
          <table:table-cell table:formula="of:=[.A358]/2" office:value-type="float" office:value="52.3499999999997">
            <text:p>52.3499999999997</text:p>
          </table:table-cell>
          <table:table-cell table:formula="of:=SQRT(ABS([.$D$2]^2-[.B358]^2))" office:value-type="float" office:value="193.027141873883">
            <text:p>193.027141873883</text:p>
          </table:table-cell>
          <table:table-cell table:formula="of:=([.$C$10]-[.C358])*[.$B$4]" office:value-type="float" office:value="8784.63228486227">
            <text:p>8784.63228486227</text:p>
          </table:table-cell>
          <table:table-cell table:formula="of:=ROUND([.D358])" office:value-type="float" office:value="8785">
            <text:p>8785</text:p>
          </table:table-cell>
          <table:table-cell table:formula="of:=([.$C$8]-([.E358]*[.$C$4]))" office:value-type="float" office:value="193.02690625">
            <text:p>193.02690625</text:p>
          </table:table-cell>
          <table:table-cell table:formula="of:=SQRT(ABS([.$D$2]^2-[.F358]^2))" office:value-type="float" office:value="52.3508687946409">
            <text:p>52.3508687946409</text:p>
          </table:table-cell>
          <table:table-cell table:formula="of:=ABS([.B358]-[.G358])" office:value-type="float" office:value="0.000868794641242232">
            <text:p>0.000868794641242232</text:p>
          </table:table-cell>
        </table:table-row>
        <table:table-row table:style-name="ro2">
          <table:table-cell table:formula="of:=[.A358]+[.A$4]" office:value-type="float" office:value="104.999999999999">
            <text:p>104.999999999999</text:p>
          </table:table-cell>
          <table:table-cell table:formula="of:=[.A359]/2" office:value-type="float" office:value="52.4999999999997">
            <text:p>52.4999999999997</text:p>
          </table:table-cell>
          <table:table-cell table:formula="of:=SQRT(ABS([.$D$2]^2-[.B359]^2))" office:value-type="float" office:value="192.986398484453">
            <text:p>192.986398484453</text:p>
          </table:table-cell>
          <table:table-cell table:formula="of:=([.$C$10]-[.C359])*[.$B$4]" office:value-type="float" office:value="8835.96253926201">
            <text:p>8835.96253926201</text:p>
          </table:table-cell>
          <table:table-cell table:formula="of:=ROUND([.D359])" office:value-type="float" office:value="8836">
            <text:p>8836</text:p>
          </table:table-cell>
          <table:table-cell table:formula="of:=([.$C$8]-([.E359]*[.$C$4]))" office:value-type="float" office:value="192.986425">
            <text:p>192.986425</text:p>
          </table:table-cell>
          <table:table-cell table:formula="of:=SQRT(ABS([.$D$2]^2-[.F359]^2))" office:value-type="float" office:value="52.4999025305703">
            <text:p>52.4999025305703</text:p>
          </table:table-cell>
          <table:table-cell table:formula="of:=ABS([.B359]-[.G359])" office:value-type="float" office:value="0.0000974694293987">
            <text:p>0.0000974694293987</text:p>
          </table:table-cell>
        </table:table-row>
        <table:table-row table:style-name="ro2">
          <table:table-cell table:formula="of:=[.A359]+[.A$4]" office:value-type="float" office:value="105.299999999999">
            <text:p>105.299999999999</text:p>
          </table:table-cell>
          <table:table-cell table:formula="of:=[.A360]/2" office:value-type="float" office:value="52.6499999999997">
            <text:p>52.6499999999997</text:p>
          </table:table-cell>
          <table:table-cell table:formula="of:=SQRT(ABS([.$D$2]^2-[.B360]^2))" office:value-type="float" office:value="192.945529878254">
            <text:p>192.945529878254</text:p>
          </table:table-cell>
          <table:table-cell table:formula="of:=([.$C$10]-[.C360])*[.$B$4]" office:value-type="float" office:value="8887.45054707218">
            <text:p>8887.45054707218</text:p>
          </table:table-cell>
          <table:table-cell table:formula="of:=ROUND([.D360])" office:value-type="float" office:value="8887">
            <text:p>8887</text:p>
          </table:table-cell>
          <table:table-cell table:formula="of:=([.$C$8]-([.E360]*[.$C$4]))" office:value-type="float" office:value="192.94594375">
            <text:p>192.94594375</text:p>
          </table:table-cell>
          <table:table-cell table:formula="of:=SQRT(ABS([.$D$2]^2-[.F360]^2))" office:value-type="float" office:value="52.6484832680091">
            <text:p>52.6484832680091</text:p>
          </table:table-cell>
          <table:table-cell table:formula="of:=ABS([.B360]-[.G360])" office:value-type="float" office:value="0.00151673199054869">
            <text:p>0.00151673199054869</text:p>
          </table:table-cell>
        </table:table-row>
        <table:table-row table:style-name="ro2">
          <table:table-cell table:formula="of:=[.A360]+[.A$4]" office:value-type="float" office:value="105.599999999999">
            <text:p>105.599999999999</text:p>
          </table:table-cell>
          <table:table-cell table:formula="of:=[.A361]/2" office:value-type="float" office:value="52.7999999999997">
            <text:p>52.7999999999997</text:p>
          </table:table-cell>
          <table:table-cell table:formula="of:=SQRT(ABS([.$D$2]^2-[.B361]^2))" office:value-type="float" office:value="192.9045359757">
            <text:p>192.9045359757</text:p>
          </table:table-cell>
          <table:table-cell table:formula="of:=([.$C$10]-[.C361])*[.$B$4]" office:value-type="float" office:value="8939.09640855732">
            <text:p>8939.09640855732</text:p>
          </table:table-cell>
          <table:table-cell table:formula="of:=ROUND([.D361])" office:value-type="float" office:value="8939">
            <text:p>8939</text:p>
          </table:table-cell>
          <table:table-cell table:formula="of:=([.$C$8]-([.E361]*[.$C$4]))" office:value-type="float" office:value="192.90466875">
            <text:p>192.90466875</text:p>
          </table:table-cell>
          <table:table-cell table:formula="of:=SQRT(ABS([.$D$2]^2-[.F361]^2))" office:value-type="float" office:value="52.7995149073623">
            <text:p>52.7995149073623</text:p>
          </table:table-cell>
          <table:table-cell table:formula="of:=ABS([.B361]-[.G361])" office:value-type="float" office:value="0.000485092637426021">
            <text:p>0.000485092637426021</text:p>
          </table:table-cell>
        </table:table-row>
        <table:table-row table:style-name="ro2">
          <table:table-cell table:formula="of:=[.A361]+[.A$4]" office:value-type="float" office:value="105.899999999999">
            <text:p>105.899999999999</text:p>
          </table:table-cell>
          <table:table-cell table:formula="of:=[.A362]/2" office:value-type="float" office:value="52.9499999999997">
            <text:p>52.9499999999997</text:p>
          </table:table-cell>
          <table:table-cell table:formula="of:=SQRT(ABS([.$D$2]^2-[.B362]^2))" office:value-type="float" office:value="192.863416696895">
            <text:p>192.863416696895</text:p>
          </table:table-cell>
          <table:table-cell table:formula="of:=([.$C$10]-[.C362])*[.$B$4]" office:value-type="float" office:value="8990.90022437469">
            <text:p>8990.90022437469</text:p>
          </table:table-cell>
          <table:table-cell table:formula="of:=ROUND([.D362])" office:value-type="float" office:value="8991">
            <text:p>8991</text:p>
          </table:table-cell>
          <table:table-cell table:formula="of:=([.$C$8]-([.E362]*[.$C$4]))" office:value-type="float" office:value="192.86339375">
            <text:p>192.86339375</text:p>
          </table:table-cell>
          <table:table-cell table:formula="of:=SQRT(ABS([.$D$2]^2-[.F362]^2))" office:value-type="float" office:value="52.9500835809771">
            <text:p>52.9500835809771</text:p>
          </table:table-cell>
          <table:table-cell table:formula="of:=ABS([.B362]-[.G362])" office:value-type="float" office:value="0.000083580977396025">
            <text:p>0.000083580977396025</text:p>
          </table:table-cell>
        </table:table-row>
        <table:table-row table:style-name="ro2">
          <table:table-cell table:formula="of:=[.A362]+[.A$4]" office:value-type="float" office:value="106.199999999999">
            <text:p>106.199999999999</text:p>
          </table:table-cell>
          <table:table-cell table:formula="of:=[.A363]/2" office:value-type="float" office:value="53.0999999999997">
            <text:p>53.0999999999997</text:p>
          </table:table-cell>
          <table:table-cell table:formula="of:=SQRT(ABS([.$D$2]^2-[.B363]^2))" office:value-type="float" office:value="192.822171961629">
            <text:p>192.822171961629</text:p>
          </table:table-cell>
          <table:table-cell table:formula="of:=([.$C$10]-[.C363])*[.$B$4]" office:value-type="float" office:value="9042.86209557551">
            <text:p>9042.86209557551</text:p>
          </table:table-cell>
          <table:table-cell table:formula="of:=ROUND([.D363])" office:value-type="float" office:value="9043">
            <text:p>9043</text:p>
          </table:table-cell>
          <table:table-cell table:formula="of:=([.$C$8]-([.E363]*[.$C$4]))" office:value-type="float" office:value="192.82211875">
            <text:p>192.82211875</text:p>
          </table:table-cell>
          <table:table-cell table:formula="of:=SQRT(ABS([.$D$2]^2-[.F363]^2))" office:value-type="float" office:value="53.1001932271522">
            <text:p>53.1001932271522</text:p>
          </table:table-cell>
          <table:table-cell table:formula="of:=ABS([.B363]-[.G363])" office:value-type="float" office:value="0.00019322715255754">
            <text:p>0.00019322715255754</text:p>
          </table:table-cell>
        </table:table-row>
        <table:table-row table:style-name="ro2">
          <table:table-cell table:formula="of:=[.A363]+[.A$4]" office:value-type="float" office:value="106.499999999999">
            <text:p>106.499999999999</text:p>
          </table:table-cell>
          <table:table-cell table:formula="of:=[.A364]/2" office:value-type="float" office:value="53.2499999999997">
            <text:p>53.2499999999997</text:p>
          </table:table-cell>
          <table:table-cell table:formula="of:=SQRT(ABS([.$D$2]^2-[.B364]^2))" office:value-type="float" office:value="192.78080168938">
            <text:p>192.78080168938</text:p>
          </table:table-cell>
          <table:table-cell table:formula="of:=([.$C$10]-[.C364])*[.$B$4]" office:value-type="float" office:value="9094.98212360585">
            <text:p>9094.98212360585</text:p>
          </table:table-cell>
          <table:table-cell table:formula="of:=ROUND([.D364])" office:value-type="float" office:value="9095">
            <text:p>9095</text:p>
          </table:table-cell>
          <table:table-cell table:formula="of:=([.$C$8]-([.E364]*[.$C$4]))" office:value-type="float" office:value="192.78084375">
            <text:p>192.78084375</text:p>
          </table:table-cell>
          <table:table-cell table:formula="of:=SQRT(ABS([.$D$2]^2-[.F364]^2))" office:value-type="float" office:value="53.2498477278394">
            <text:p>53.2498477278394</text:p>
          </table:table-cell>
          <table:table-cell table:formula="of:=ABS([.B364]-[.G364])" office:value-type="float" office:value="0.000152272160249822">
            <text:p>0.000152272160249822</text:p>
          </table:table-cell>
        </table:table-row>
        <table:table-row table:style-name="ro2">
          <table:table-cell table:formula="of:=[.A364]+[.A$4]" office:value-type="float" office:value="106.799999999999">
            <text:p>106.799999999999</text:p>
          </table:table-cell>
          <table:table-cell table:formula="of:=[.A365]/2" office:value-type="float" office:value="53.3999999999997">
            <text:p>53.3999999999997</text:p>
          </table:table-cell>
          <table:table-cell table:formula="of:=SQRT(ABS([.$D$2]^2-[.B365]^2))" office:value-type="float" office:value="192.73930579931">
            <text:p>192.73930579931</text:p>
          </table:table-cell>
          <table:table-cell table:formula="of:=([.$C$10]-[.C365])*[.$B$4]" office:value-type="float" office:value="9147.26041030785">
            <text:p>9147.26041030785</text:p>
          </table:table-cell>
          <table:table-cell table:formula="of:=ROUND([.D365])" office:value-type="float" office:value="9147">
            <text:p>9147</text:p>
          </table:table-cell>
          <table:table-cell table:formula="of:=([.$C$8]-([.E365]*[.$C$4]))" office:value-type="float" office:value="192.73956875">
            <text:p>192.73956875</text:p>
          </table:table-cell>
          <table:table-cell table:formula="of:=SQRT(ABS([.$D$2]^2-[.F365]^2))" office:value-type="float" office:value="53.3990509097683">
            <text:p>53.3990509097683</text:p>
          </table:table-cell>
          <table:table-cell table:formula="of:=ABS([.B365]-[.G365])" office:value-type="float" office:value="0.000949090231387117">
            <text:p>0.000949090231387117</text:p>
          </table:table-cell>
        </table:table-row>
        <table:table-row table:style-name="ro2">
          <table:table-cell table:formula="of:=[.A365]+[.A$4]" office:value-type="float" office:value="107.099999999999">
            <text:p>107.099999999999</text:p>
          </table:table-cell>
          <table:table-cell table:formula="of:=[.A366]/2" office:value-type="float" office:value="53.5499999999997">
            <text:p>53.5499999999997</text:p>
          </table:table-cell>
          <table:table-cell table:formula="of:=SQRT(ABS([.$D$2]^2-[.B366]^2))" office:value-type="float" office:value="192.697684210268">
            <text:p>192.697684210268</text:p>
          </table:table-cell>
          <table:table-cell table:formula="of:=([.$C$10]-[.C366])*[.$B$4]" office:value-type="float" office:value="9199.69705792056">
            <text:p>9199.69705792056</text:p>
          </table:table-cell>
          <table:table-cell table:formula="of:=ROUND([.D366])" office:value-type="float" office:value="9200">
            <text:p>9200</text:p>
          </table:table-cell>
          <table:table-cell table:formula="of:=([.$C$8]-([.E366]*[.$C$4]))" office:value-type="float" office:value="192.6975">
            <text:p>192.6975</text:p>
          </table:table-cell>
          <table:table-cell table:formula="of:=SQRT(ABS([.$D$2]^2-[.F366]^2))" office:value-type="float" office:value="53.5506628693801">
            <text:p>53.5506628693801</text:p>
          </table:table-cell>
          <table:table-cell table:formula="of:=ABS([.B366]-[.G366])" office:value-type="float" office:value="0.00066286938039184">
            <text:p>0.00066286938039184</text:p>
          </table:table-cell>
        </table:table-row>
        <table:table-row table:style-name="ro2">
          <table:table-cell table:formula="of:=[.A366]+[.A$4]" office:value-type="float" office:value="107.399999999999">
            <text:p>107.399999999999</text:p>
          </table:table-cell>
          <table:table-cell table:formula="of:=[.A367]/2" office:value-type="float" office:value="53.6999999999997">
            <text:p>53.6999999999997</text:p>
          </table:table-cell>
          <table:table-cell table:formula="of:=SQRT(ABS([.$D$2]^2-[.B367]^2))" office:value-type="float" office:value="192.655936840784">
            <text:p>192.655936840784</text:p>
          </table:table-cell>
          <table:table-cell table:formula="of:=([.$C$10]-[.C367])*[.$B$4]" office:value-type="float" office:value="9252.29216908147">
            <text:p>9252.29216908147</text:p>
          </table:table-cell>
          <table:table-cell table:formula="of:=ROUND([.D367])" office:value-type="float" office:value="9252">
            <text:p>9252</text:p>
          </table:table-cell>
          <table:table-cell table:formula="of:=([.$C$8]-([.E367]*[.$C$4]))" office:value-type="float" office:value="192.656225">
            <text:p>192.656225</text:p>
          </table:table-cell>
          <table:table-cell table:formula="of:=SQRT(ABS([.$D$2]^2-[.F367]^2))" office:value-type="float" office:value="53.6989661795213">
            <text:p>53.6989661795213</text:p>
          </table:table-cell>
          <table:table-cell table:formula="of:=ABS([.B367]-[.G367])" office:value-type="float" office:value="0.00103382047834799">
            <text:p>0.00103382047834799</text:p>
          </table:table-cell>
        </table:table-row>
        <table:table-row table:style-name="ro2">
          <table:table-cell table:formula="of:=[.A367]+[.A$4]" office:value-type="float" office:value="107.699999999999">
            <text:p>107.699999999999</text:p>
          </table:table-cell>
          <table:table-cell table:formula="of:=[.A368]/2" office:value-type="float" office:value="53.8499999999997">
            <text:p>53.8499999999997</text:p>
          </table:table-cell>
          <table:table-cell table:formula="of:=SQRT(ABS([.$D$2]^2-[.B368]^2))" office:value-type="float" office:value="192.614063609073">
            <text:p>192.614063609073</text:p>
          </table:table-cell>
          <table:table-cell table:formula="of:=([.$C$10]-[.C368])*[.$B$4]" office:value-type="float" office:value="9305.04584682716">
            <text:p>9305.04584682716</text:p>
          </table:table-cell>
          <table:table-cell table:formula="of:=ROUND([.D368])" office:value-type="float" office:value="9305">
            <text:p>9305</text:p>
          </table:table-cell>
          <table:table-cell table:formula="of:=([.$C$8]-([.E368]*[.$C$4]))" office:value-type="float" office:value="192.61415625">
            <text:p>192.61415625</text:p>
          </table:table-cell>
          <table:table-cell table:formula="of:=SQRT(ABS([.$D$2]^2-[.F368]^2))" office:value-type="float" office:value="53.8496686350119">
            <text:p>53.8496686350119</text:p>
          </table:table-cell>
          <table:table-cell table:formula="of:=ABS([.B368]-[.G368])" office:value-type="float" office:value="0.000331364987793847">
            <text:p>0.000331364987793847</text:p>
          </table:table-cell>
        </table:table-row>
        <table:table-row table:style-name="ro2">
          <table:table-cell table:formula="of:=[.A368]+[.A$4]" office:value-type="float" office:value="107.999999999999">
            <text:p>107.999999999999</text:p>
          </table:table-cell>
          <table:table-cell table:formula="of:=[.A369]/2" office:value-type="float" office:value="53.9999999999997">
            <text:p>53.9999999999997</text:p>
          </table:table-cell>
          <table:table-cell table:formula="of:=SQRT(ABS([.$D$2]^2-[.B369]^2))" office:value-type="float" office:value="192.572064433033">
            <text:p>192.572064433033</text:p>
          </table:table-cell>
          <table:table-cell table:formula="of:=([.$C$10]-[.C369])*[.$B$4]" office:value-type="float" office:value="9357.95819459471">
            <text:p>9357.95819459471</text:p>
          </table:table-cell>
          <table:table-cell table:formula="of:=ROUND([.D369])" office:value-type="float" office:value="9358">
            <text:p>9358</text:p>
          </table:table-cell>
          <table:table-cell table:formula="of:=([.$C$8]-([.E369]*[.$C$4]))" office:value-type="float" office:value="192.5720875">
            <text:p>192.5720875</text:p>
          </table:table-cell>
          <table:table-cell table:formula="of:=SQRT(ABS([.$D$2]^2-[.F369]^2))" office:value-type="float" office:value="53.9999177396813">
            <text:p>53.9999177396813</text:p>
          </table:table-cell>
          <table:table-cell table:formula="of:=ABS([.B369]-[.G369])" office:value-type="float" office:value="0.0000822603184076343">
            <text:p>0.0000822603184076343</text:p>
          </table:table-cell>
        </table:table-row>
        <table:table-row table:style-name="ro2">
          <table:table-cell table:formula="of:=[.A369]+[.A$4]" office:value-type="float" office:value="108.299999999999">
            <text:p>108.299999999999</text:p>
          </table:table-cell>
          <table:table-cell table:formula="of:=[.A370]/2" office:value-type="float" office:value="54.1499999999997">
            <text:p>54.1499999999997</text:p>
          </table:table-cell>
          <table:table-cell table:formula="of:=SQRT(ABS([.$D$2]^2-[.B370]^2))" office:value-type="float" office:value="192.52993923024">
            <text:p>192.52993923024</text:p>
          </table:table-cell>
          <table:table-cell table:formula="of:=([.$C$10]-[.C370])*[.$B$4]" office:value-type="float" office:value="9411.02931622267">
            <text:p>9411.02931622267</text:p>
          </table:table-cell>
          <table:table-cell table:formula="of:=ROUND([.D370])" office:value-type="float" office:value="9411">
            <text:p>9411</text:p>
          </table:table-cell>
          <table:table-cell table:formula="of:=([.$C$8]-([.E370]*[.$C$4]))" office:value-type="float" office:value="192.53001875">
            <text:p>192.53001875</text:p>
          </table:table-cell>
          <table:table-cell table:formula="of:=SQRT(ABS([.$D$2]^2-[.F370]^2))" office:value-type="float" office:value="54.1497172672641">
            <text:p>54.1497172672641</text:p>
          </table:table-cell>
          <table:table-cell table:formula="of:=ABS([.B370]-[.G370])" office:value-type="float" office:value="0.000282732735534807">
            <text:p>0.000282732735534807</text:p>
          </table:table-cell>
        </table:table-row>
        <table:table-row table:style-name="ro2">
          <table:table-cell table:formula="of:=[.A370]+[.A$4]" office:value-type="float" office:value="108.599999999999">
            <text:p>108.599999999999</text:p>
          </table:table-cell>
          <table:table-cell table:formula="of:=[.A371]/2" office:value-type="float" office:value="54.2999999999997">
            <text:p>54.2999999999997</text:p>
          </table:table-cell>
          <table:table-cell table:formula="of:=SQRT(ABS([.$D$2]^2-[.B371]^2))" office:value-type="float" office:value="192.487687917955">
            <text:p>192.487687917955</text:p>
          </table:table-cell>
          <table:table-cell table:formula="of:=([.$C$10]-[.C371])*[.$B$4]" office:value-type="float" office:value="9464.25931595227">
            <text:p>9464.25931595227</text:p>
          </table:table-cell>
          <table:table-cell table:formula="of:=ROUND([.D371])" office:value-type="float" office:value="9464">
            <text:p>9464</text:p>
          </table:table-cell>
          <table:table-cell table:formula="of:=([.$C$8]-([.E371]*[.$C$4]))" office:value-type="float" office:value="192.48795">
            <text:p>192.48795</text:p>
          </table:table-cell>
          <table:table-cell table:formula="of:=SQRT(ABS([.$D$2]^2-[.F371]^2))" office:value-type="float" office:value="54.2990709386219">
            <text:p>54.2990709386219</text:p>
          </table:table-cell>
          <table:table-cell table:formula="of:=ABS([.B371]-[.G371])" office:value-type="float" office:value="0.000929061377725304">
            <text:p>0.000929061377725304</text:p>
          </table:table-cell>
        </table:table-row>
        <table:table-row table:style-name="ro2">
          <table:table-cell table:formula="of:=[.A371]+[.A$4]" office:value-type="float" office:value="108.899999999999">
            <text:p>108.899999999999</text:p>
          </table:table-cell>
          <table:table-cell table:formula="of:=[.A372]/2" office:value-type="float" office:value="54.4499999999997">
            <text:p>54.4499999999997</text:p>
          </table:table-cell>
          <table:table-cell table:formula="of:=SQRT(ABS([.$D$2]^2-[.B372]^2))" office:value-type="float" office:value="192.445310413115">
            <text:p>192.445310413115</text:p>
          </table:table-cell>
          <table:table-cell table:formula="of:=([.$C$10]-[.C372])*[.$B$4]" office:value-type="float" office:value="9517.64829842833">
            <text:p>9517.64829842833</text:p>
          </table:table-cell>
          <table:table-cell table:formula="of:=ROUND([.D372])" office:value-type="float" office:value="9518">
            <text:p>9518</text:p>
          </table:table-cell>
          <table:table-cell table:formula="of:=([.$C$8]-([.E372]*[.$C$4]))" office:value-type="float" office:value="192.4450875">
            <text:p>192.4450875</text:p>
          </table:table-cell>
          <table:table-cell table:formula="of:=SQRT(ABS([.$D$2]^2-[.F372]^2))" office:value-type="float" office:value="54.4507878466175">
            <text:p>54.4507878466175</text:p>
          </table:table-cell>
          <table:table-cell table:formula="of:=ABS([.B372]-[.G372])" office:value-type="float" office:value="0.000787846617804178">
            <text:p>0.000787846617804178</text:p>
          </table:table-cell>
        </table:table-row>
        <table:table-row table:style-name="ro2">
          <table:table-cell table:formula="of:=[.A372]+[.A$4]" office:value-type="float" office:value="109.199999999999">
            <text:p>109.199999999999</text:p>
          </table:table-cell>
          <table:table-cell table:formula="of:=[.A373]/2" office:value-type="float" office:value="54.5999999999997">
            <text:p>54.5999999999997</text:p>
          </table:table-cell>
          <table:table-cell table:formula="of:=SQRT(ABS([.$D$2]^2-[.B373]^2))" office:value-type="float" office:value="192.402806632336">
            <text:p>192.402806632336</text:p>
          </table:table-cell>
          <table:table-cell table:formula="of:=([.$C$10]-[.C373])*[.$B$4]" office:value-type="float" office:value="9571.19636870071">
            <text:p>9571.19636870071</text:p>
          </table:table-cell>
          <table:table-cell table:formula="of:=ROUND([.D373])" office:value-type="float" office:value="9571">
            <text:p>9571</text:p>
          </table:table-cell>
          <table:table-cell table:formula="of:=([.$C$8]-([.E373]*[.$C$4]))" office:value-type="float" office:value="192.40301875">
            <text:p>192.40301875</text:p>
          </table:table-cell>
          <table:table-cell table:formula="of:=SQRT(ABS([.$D$2]^2-[.F373]^2))" office:value-type="float" office:value="54.5992525213226">
            <text:p>54.5992525213226</text:p>
          </table:table-cell>
          <table:table-cell table:formula="of:=ABS([.B373]-[.G373])" office:value-type="float" office:value="0.000747478677105562">
            <text:p>0.000747478677105562</text:p>
          </table:table-cell>
        </table:table-row>
        <table:table-row table:style-name="ro2">
          <table:table-cell table:formula="of:=[.A373]+[.A$4]" office:value-type="float" office:value="109.499999999999">
            <text:p>109.499999999999</text:p>
          </table:table-cell>
          <table:table-cell table:formula="of:=[.A374]/2" office:value-type="float" office:value="54.7499999999997">
            <text:p>54.7499999999997</text:p>
          </table:table-cell>
          <table:table-cell table:formula="of:=SQRT(ABS([.$D$2]^2-[.B374]^2))" office:value-type="float" office:value="192.360176491913">
            <text:p>192.360176491913</text:p>
          </table:table-cell>
          <table:table-cell table:formula="of:=([.$C$10]-[.C374])*[.$B$4]" office:value-type="float" office:value="9624.90363222525">
            <text:p>9624.90363222525</text:p>
          </table:table-cell>
          <table:table-cell table:formula="of:=ROUND([.D374])" office:value-type="float" office:value="9625">
            <text:p>9625</text:p>
          </table:table-cell>
          <table:table-cell table:formula="of:=([.$C$8]-([.E374]*[.$C$4]))" office:value-type="float" office:value="192.36015625">
            <text:p>192.36015625</text:p>
          </table:table-cell>
          <table:table-cell table:formula="of:=SQRT(ABS([.$D$2]^2-[.F374]^2))" office:value-type="float" office:value="54.7500711184523">
            <text:p>54.7500711184523</text:p>
          </table:table-cell>
          <table:table-cell table:formula="of:=ABS([.B374]-[.G374])" office:value-type="float" office:value="0.0000711184526736019">
            <text:p>0.0000711184526736019</text:p>
          </table:table-cell>
        </table:table-row>
        <table:table-row table:style-name="ro2">
          <table:table-cell table:formula="of:=[.A374]+[.A$4]" office:value-type="float" office:value="109.799999999999">
            <text:p>109.799999999999</text:p>
          </table:table-cell>
          <table:table-cell table:formula="of:=[.A375]/2" office:value-type="float" office:value="54.8999999999997">
            <text:p>54.8999999999997</text:p>
          </table:table-cell>
          <table:table-cell table:formula="of:=SQRT(ABS([.$D$2]^2-[.B375]^2))" office:value-type="float" office:value="192.317419907818">
            <text:p>192.317419907818</text:p>
          </table:table-cell>
          <table:table-cell table:formula="of:=([.$C$10]-[.C375])*[.$B$4]" office:value-type="float" office:value="9678.77019486487">
            <text:p>9678.77019486487</text:p>
          </table:table-cell>
          <table:table-cell table:formula="of:=ROUND([.D375])" office:value-type="float" office:value="9679">
            <text:p>9679</text:p>
          </table:table-cell>
          <table:table-cell table:formula="of:=([.$C$8]-([.E375]*[.$C$4]))" office:value-type="float" office:value="192.31729375">
            <text:p>192.31729375</text:p>
          </table:table-cell>
          <table:table-cell table:formula="of:=SQRT(ABS([.$D$2]^2-[.F375]^2))" office:value-type="float" office:value="54.900441935163">
            <text:p>54.900441935163</text:p>
          </table:table-cell>
          <table:table-cell table:formula="of:=ABS([.B375]-[.G375])" office:value-type="float" office:value="0.000441935163358664">
            <text:p>0.000441935163358664</text:p>
          </table:table-cell>
        </table:table-row>
        <table:table-row table:style-name="ro2">
          <table:table-cell table:formula="of:=[.A375]+[.A$4]" office:value-type="float" office:value="110.099999999999">
            <text:p>110.099999999999</text:p>
          </table:table-cell>
          <table:table-cell table:formula="of:=[.A376]/2" office:value-type="float" office:value="55.0499999999997">
            <text:p>55.0499999999997</text:p>
          </table:table-cell>
          <table:table-cell table:formula="of:=SQRT(ABS([.$D$2]^2-[.B376]^2))" office:value-type="float" office:value="192.274536795698">
            <text:p>192.274536795698</text:p>
          </table:table-cell>
          <table:table-cell table:formula="of:=([.$C$10]-[.C376])*[.$B$4]" office:value-type="float" office:value="9732.79616289081">
            <text:p>9732.79616289081</text:p>
          </table:table-cell>
          <table:table-cell table:formula="of:=ROUND([.D376])" office:value-type="float" office:value="9733">
            <text:p>9733</text:p>
          </table:table-cell>
          <table:table-cell table:formula="of:=([.$C$8]-([.E376]*[.$C$4]))" office:value-type="float" office:value="192.27443125">
            <text:p>192.27443125</text:p>
          </table:table-cell>
          <table:table-cell table:formula="of:=SQRT(ABS([.$D$2]^2-[.F376]^2))" office:value-type="float" office:value="55.0503686408096">
            <text:p>55.0503686408096</text:p>
          </table:table-cell>
          <table:table-cell table:formula="of:=ABS([.B376]-[.G376])" office:value-type="float" office:value="0.000368640809917053">
            <text:p>0.000368640809917053</text:p>
          </table:table-cell>
        </table:table-row>
        <table:table-row table:style-name="ro2">
          <table:table-cell table:formula="of:=[.A376]+[.A$4]" office:value-type="float" office:value="110.399999999999">
            <text:p>110.399999999999</text:p>
          </table:table-cell>
          <table:table-cell table:formula="of:=[.A377]/2" office:value-type="float" office:value="55.1999999999997">
            <text:p>55.1999999999997</text:p>
          </table:table-cell>
          <table:table-cell table:formula="of:=SQRT(ABS([.$D$2]^2-[.B377]^2))" office:value-type="float" office:value="192.231527070874">
            <text:p>192.231527070874</text:p>
          </table:table-cell>
          <table:table-cell table:formula="of:=([.$C$10]-[.C377])*[.$B$4]" office:value-type="float" office:value="9786.98164298387">
            <text:p>9786.98164298387</text:p>
          </table:table-cell>
          <table:table-cell table:formula="of:=ROUND([.D377])" office:value-type="float" office:value="9787">
            <text:p>9787</text:p>
          </table:table-cell>
          <table:table-cell table:formula="of:=([.$C$8]-([.E377]*[.$C$4]))" office:value-type="float" office:value="192.23156875">
            <text:p>192.23156875</text:p>
          </table:table-cell>
          <table:table-cell table:formula="of:=SQRT(ABS([.$D$2]^2-[.F377]^2))" office:value-type="float" office:value="55.1998548541028">
            <text:p>55.1998548541028</text:p>
          </table:table-cell>
          <table:table-cell table:formula="of:=ABS([.B377]-[.G377])" office:value-type="float" office:value="0.000145145896851773">
            <text:p>0.000145145896851773</text:p>
          </table:table-cell>
        </table:table-row>
        <table:table-row table:style-name="ro2">
          <table:table-cell table:formula="of:=[.A377]+[.A$4]" office:value-type="float" office:value="110.699999999999">
            <text:p>110.699999999999</text:p>
          </table:table-cell>
          <table:table-cell table:formula="of:=[.A378]/2" office:value-type="float" office:value="55.3499999999997">
            <text:p>55.3499999999997</text:p>
          </table:table-cell>
          <table:table-cell table:formula="of:=SQRT(ABS([.$D$2]^2-[.B378]^2))" office:value-type="float" office:value="192.188390648343">
            <text:p>192.188390648343</text:p>
          </table:table-cell>
          <table:table-cell table:formula="of:=([.$C$10]-[.C378])*[.$B$4]" office:value-type="float" office:value="9841.32674223528">
            <text:p>9841.32674223528</text:p>
          </table:table-cell>
          <table:table-cell table:formula="of:=ROUND([.D378])" office:value-type="float" office:value="9841">
            <text:p>9841</text:p>
          </table:table-cell>
          <table:table-cell table:formula="of:=([.$C$8]-([.E378]*[.$C$4]))" office:value-type="float" office:value="192.18870625">
            <text:p>192.18870625</text:p>
          </table:table-cell>
          <table:table-cell table:formula="of:=SQRT(ABS([.$D$2]^2-[.F378]^2))" office:value-type="float" office:value="55.3489041440859">
            <text:p>55.3489041440859</text:p>
          </table:table-cell>
          <table:table-cell table:formula="of:=ABS([.B378]-[.G378])" office:value-type="float" office:value="0.00109585591374639">
            <text:p>0.00109585591374639</text:p>
          </table:table-cell>
        </table:table-row>
        <table:table-row table:style-name="ro2">
          <table:table-cell table:formula="of:=[.A378]+[.A$4]" office:value-type="float" office:value="110.999999999999">
            <text:p>110.999999999999</text:p>
          </table:table-cell>
          <table:table-cell table:formula="of:=[.A379]/2" office:value-type="float" office:value="55.4999999999997">
            <text:p>55.4999999999997</text:p>
          </table:table-cell>
          <table:table-cell table:formula="of:=SQRT(ABS([.$D$2]^2-[.B379]^2))" office:value-type="float" office:value="192.145127442774">
            <text:p>192.145127442774</text:p>
          </table:table-cell>
          <table:table-cell table:formula="of:=([.$C$10]-[.C379])*[.$B$4]" office:value-type="float" office:value="9895.83156814822">
            <text:p>9895.83156814822</text:p>
          </table:table-cell>
          <table:table-cell table:formula="of:=ROUND([.D379])" office:value-type="float" office:value="9896">
            <text:p>9896</text:p>
          </table:table-cell>
          <table:table-cell table:formula="of:=([.$C$8]-([.E379]*[.$C$4]))" office:value-type="float" office:value="192.14505">
            <text:p>192.14505</text:p>
          </table:table-cell>
          <table:table-cell table:formula="of:=SQRT(ABS([.$D$2]^2-[.F379]^2))" office:value-type="float" office:value="55.5002681119425">
            <text:p>55.5002681119425</text:p>
          </table:table-cell>
          <table:table-cell table:formula="of:=ABS([.B379]-[.G379])" office:value-type="float" office:value="0.000268111942823168">
            <text:p>0.000268111942823168</text:p>
          </table:table-cell>
        </table:table-row>
        <table:table-row table:style-name="ro2">
          <table:table-cell table:formula="of:=[.A379]+[.A$4]" office:value-type="float" office:value="111.299999999999">
            <text:p>111.299999999999</text:p>
          </table:table-cell>
          <table:table-cell table:formula="of:=[.A380]/2" office:value-type="float" office:value="55.6499999999997">
            <text:p>55.6499999999997</text:p>
          </table:table-cell>
          <table:table-cell table:formula="of:=SQRT(ABS([.$D$2]^2-[.B380]^2))" office:value-type="float" office:value="192.10173736851">
            <text:p>192.10173736851</text:p>
          </table:table-cell>
          <table:table-cell table:formula="of:=([.$C$10]-[.C380])*[.$B$4]" office:value-type="float" office:value="9950.4962286387">
            <text:p>9950.4962286387</text:p>
          </table:table-cell>
          <table:table-cell table:formula="of:=ROUND([.D380])" office:value-type="float" office:value="9950">
            <text:p>9950</text:p>
          </table:table-cell>
          <table:table-cell table:formula="of:=([.$C$8]-([.E380]*[.$C$4]))" office:value-type="float" office:value="192.1021875">
            <text:p>192.1021875</text:p>
          </table:table-cell>
          <table:table-cell table:formula="of:=SQRT(ABS([.$D$2]^2-[.F380]^2))" office:value-type="float" office:value="55.6484461392664">
            <text:p>55.6484461392664</text:p>
          </table:table-cell>
          <table:table-cell table:formula="of:=ABS([.B380]-[.G380])" office:value-type="float" office:value="0.00155386073322461">
            <text:p>0.00155386073322461</text:p>
          </table:table-cell>
        </table:table-row>
        <table:table-row table:style-name="ro2">
          <table:table-cell table:formula="of:=[.A380]+[.A$4]" office:value-type="float" office:value="111.599999999999">
            <text:p>111.599999999999</text:p>
          </table:table-cell>
          <table:table-cell table:formula="of:=[.A381]/2" office:value-type="float" office:value="55.7999999999996">
            <text:p>55.7999999999996</text:p>
          </table:table-cell>
          <table:table-cell table:formula="of:=SQRT(ABS([.$D$2]^2-[.B381]^2))" office:value-type="float" office:value="192.058220339563">
            <text:p>192.058220339563</text:p>
          </table:table-cell>
          <table:table-cell table:formula="of:=([.$C$10]-[.C381])*[.$B$4]" office:value-type="float" office:value="10005.320832037">
            <text:p>10005.320832037</text:p>
          </table:table-cell>
          <table:table-cell table:formula="of:=ROUND([.D381])" office:value-type="float" office:value="10005">
            <text:p>10005</text:p>
          </table:table-cell>
          <table:table-cell table:formula="of:=([.$C$8]-([.E381]*[.$C$4]))" office:value-type="float" office:value="192.05853125">
            <text:p>192.05853125</text:p>
          </table:table-cell>
          <table:table-cell table:formula="of:=SQRT(ABS([.$D$2]^2-[.F381]^2))" office:value-type="float" office:value="55.7989298651218">
            <text:p>55.7989298651218</text:p>
          </table:table-cell>
          <table:table-cell table:formula="of:=ABS([.B381]-[.G381])" office:value-type="float" office:value="0.00107013487788521">
            <text:p>0.00107013487788521</text:p>
          </table:table-cell>
        </table:table-row>
        <table:table-row table:style-name="ro2">
          <table:table-cell table:formula="of:=[.A381]+[.A$4]" office:value-type="float" office:value="111.899999999999">
            <text:p>111.899999999999</text:p>
          </table:table-cell>
          <table:table-cell table:formula="of:=[.A382]/2" office:value-type="float" office:value="55.9499999999997">
            <text:p>55.9499999999997</text:p>
          </table:table-cell>
          <table:table-cell table:formula="of:=SQRT(ABS([.$D$2]^2-[.B382]^2))" office:value-type="float" office:value="192.014576269616">
            <text:p>192.014576269616</text:p>
          </table:table-cell>
          <table:table-cell table:formula="of:=([.$C$10]-[.C382])*[.$B$4]" office:value-type="float" office:value="10060.3054870884">
            <text:p>10060.3054870884</text:p>
          </table:table-cell>
          <table:table-cell table:formula="of:=ROUND([.D382])" office:value-type="float" office:value="10060">
            <text:p>10060</text:p>
          </table:table-cell>
          <table:table-cell table:formula="of:=([.$C$8]-([.E382]*[.$C$4]))" office:value-type="float" office:value="192.014875">
            <text:p>192.014875</text:p>
          </table:table-cell>
          <table:table-cell table:formula="of:=SQRT(ABS([.$D$2]^2-[.F382]^2))" office:value-type="float" office:value="55.9489747782243">
            <text:p>55.9489747782243</text:p>
          </table:table-cell>
          <table:table-cell table:formula="of:=ABS([.B382]-[.G382])" office:value-type="float" office:value="0.00102522177531483">
            <text:p>0.00102522177531483</text:p>
          </table:table-cell>
        </table:table-row>
        <table:table-row table:style-name="ro2">
          <table:table-cell table:formula="of:=[.A382]+[.A$4]" office:value-type="float" office:value="112.199999999999">
            <text:p>112.199999999999</text:p>
          </table:table-cell>
          <table:table-cell table:formula="of:=[.A383]/2" office:value-type="float" office:value="56.0999999999997">
            <text:p>56.0999999999997</text:p>
          </table:table-cell>
          <table:table-cell table:formula="of:=SQRT(ABS([.$D$2]^2-[.B383]^2))" office:value-type="float" office:value="191.970805072021">
            <text:p>191.970805072021</text:p>
          </table:table-cell>
          <table:table-cell table:formula="of:=([.$C$10]-[.C383])*[.$B$4]" office:value-type="float" office:value="10115.4503029552">
            <text:p>10115.4503029552</text:p>
          </table:table-cell>
          <table:table-cell table:formula="of:=ROUND([.D383])" office:value-type="float" office:value="10115">
            <text:p>10115</text:p>
          </table:table-cell>
          <table:table-cell table:formula="of:=([.$C$8]-([.E383]*[.$C$4]))" office:value-type="float" office:value="191.97121875">
            <text:p>191.97121875</text:p>
          </table:table-cell>
          <table:table-cell table:formula="of:=SQRT(ABS([.$D$2]^2-[.F383]^2))" office:value-type="float" office:value="56.0985843996054">
            <text:p>56.0985843996054</text:p>
          </table:table-cell>
          <table:table-cell table:formula="of:=ABS([.B383]-[.G383])" office:value-type="float" office:value="0.00141560039424604">
            <text:p>0.00141560039424604</text:p>
          </table:table-cell>
        </table:table-row>
        <table:table-row table:style-name="ro2">
          <table:table-cell table:formula="of:=[.A383]+[.A$4]" office:value-type="float" office:value="112.499999999999">
            <text:p>112.499999999999</text:p>
          </table:table-cell>
          <table:table-cell table:formula="of:=[.A384]/2" office:value-type="float" office:value="56.2499999999996">
            <text:p>56.2499999999996</text:p>
          </table:table-cell>
          <table:table-cell table:formula="of:=SQRT(ABS([.$D$2]^2-[.B384]^2))" office:value-type="float" office:value="191.926906659801">
            <text:p>191.926906659801</text:p>
          </table:table-cell>
          <table:table-cell table:formula="of:=([.$C$10]-[.C384])*[.$B$4]" office:value-type="float" office:value="10170.7553892169">
            <text:p>10170.7553892169</text:p>
          </table:table-cell>
          <table:table-cell table:formula="of:=ROUND([.D384])" office:value-type="float" office:value="10171">
            <text:p>10171</text:p>
          </table:table-cell>
          <table:table-cell table:formula="of:=([.$C$8]-([.E384]*[.$C$4]))" office:value-type="float" office:value="191.92676875">
            <text:p>191.92676875</text:p>
          </table:table-cell>
          <table:table-cell table:formula="of:=SQRT(ABS([.$D$2]^2-[.F384]^2))" office:value-type="float" office:value="56.2504705507787">
            <text:p>56.2504705507787</text:p>
          </table:table-cell>
          <table:table-cell table:formula="of:=ABS([.B384]-[.G384])" office:value-type="float" office:value="0.000470550779077428">
            <text:p>0.000470550779077428</text:p>
          </table:table-cell>
        </table:table-row>
        <table:table-row table:style-name="ro2">
          <table:table-cell table:formula="of:=[.A384]+[.A$4]" office:value-type="float" office:value="112.799999999999">
            <text:p>112.799999999999</text:p>
          </table:table-cell>
          <table:table-cell table:formula="of:=[.A385]/2" office:value-type="float" office:value="56.3999999999996">
            <text:p>56.3999999999996</text:p>
          </table:table-cell>
          <table:table-cell table:formula="of:=SQRT(ABS([.$D$2]^2-[.B385]^2))" office:value-type="float" office:value="191.882880945644">
            <text:p>191.882880945644</text:p>
          </table:table-cell>
          <table:table-cell table:formula="of:=([.$C$10]-[.C385])*[.$B$4]" office:value-type="float" office:value="10226.2208558721">
            <text:p>10226.2208558721</text:p>
          </table:table-cell>
          <table:table-cell table:formula="of:=ROUND([.D385])" office:value-type="float" office:value="10226">
            <text:p>10226</text:p>
          </table:table-cell>
          <table:table-cell table:formula="of:=([.$C$8]-([.E385]*[.$C$4]))" office:value-type="float" office:value="191.8831125">
            <text:p>191.8831125</text:p>
          </table:table-cell>
          <table:table-cell table:formula="of:=SQRT(ABS([.$D$2]^2-[.F385]^2))" office:value-type="float" office:value="56.3992122047138">
            <text:p>56.3992122047138</text:p>
          </table:table-cell>
          <table:table-cell table:formula="of:=ABS([.B385]-[.G385])" office:value-type="float" office:value="0.000787795285852155">
            <text:p>0.000787795285852155</text:p>
          </table:table-cell>
        </table:table-row>
        <table:table-row table:style-name="ro2">
          <table:table-cell table:formula="of:=[.A385]+[.A$4]" office:value-type="float" office:value="113.099999999999">
            <text:p>113.099999999999</text:p>
          </table:table-cell>
          <table:table-cell table:formula="of:=[.A386]/2" office:value-type="float" office:value="56.5499999999996">
            <text:p>56.5499999999996</text:p>
          </table:table-cell>
          <table:table-cell table:formula="of:=SQRT(ABS([.$D$2]^2-[.B386]^2))" office:value-type="float" office:value="191.838727841904">
            <text:p>191.838727841904</text:p>
          </table:table-cell>
          <table:table-cell table:formula="of:=([.$C$10]-[.C386])*[.$B$4]" office:value-type="float" office:value="10281.8468133396">
            <text:p>10281.8468133396</text:p>
          </table:table-cell>
          <table:table-cell table:formula="of:=ROUND([.D386])" office:value-type="float" office:value="10282">
            <text:p>10282</text:p>
          </table:table-cell>
          <table:table-cell table:formula="of:=([.$C$8]-([.E386]*[.$C$4]))" office:value-type="float" office:value="191.8386625">
            <text:p>191.8386625</text:p>
          </table:table-cell>
          <table:table-cell table:formula="of:=SQRT(ABS([.$D$2]^2-[.F386]^2))" office:value-type="float" office:value="56.5502216636778">
            <text:p>56.5502216636778</text:p>
          </table:table-cell>
          <table:table-cell table:formula="of:=ABS([.B386]-[.G386])" office:value-type="float" office:value="0.000221663678189543">
            <text:p>0.000221663678189543</text:p>
          </table:table-cell>
        </table:table-row>
        <table:table-row table:style-name="ro2">
          <table:table-cell table:formula="of:=[.A386]+[.A$4]" office:value-type="float" office:value="113.399999999999">
            <text:p>113.399999999999</text:p>
          </table:table-cell>
          <table:table-cell table:formula="of:=[.A387]/2" office:value-type="float" office:value="56.6999999999996">
            <text:p>56.6999999999996</text:p>
          </table:table-cell>
          <table:table-cell table:formula="of:=SQRT(ABS([.$D$2]^2-[.B387]^2))" office:value-type="float" office:value="191.794447260603">
            <text:p>191.794447260603</text:p>
          </table:table-cell>
          <table:table-cell table:formula="of:=([.$C$10]-[.C387])*[.$B$4]" office:value-type="float" office:value="10337.6333724593">
            <text:p>10337.6333724593</text:p>
          </table:table-cell>
          <table:table-cell table:formula="of:=ROUND([.D387])" office:value-type="float" office:value="10338">
            <text:p>10338</text:p>
          </table:table-cell>
          <table:table-cell table:formula="of:=([.$C$8]-([.E387]*[.$C$4]))" office:value-type="float" office:value="191.7942125">
            <text:p>191.7942125</text:p>
          </table:table-cell>
          <table:table-cell table:formula="of:=SQRT(ABS([.$D$2]^2-[.F387]^2))" office:value-type="float" office:value="56.7007940994202">
            <text:p>56.7007940994202</text:p>
          </table:table-cell>
          <table:table-cell table:formula="of:=ABS([.B387]-[.G387])" office:value-type="float" office:value="0.000794099420524219">
            <text:p>0.000794099420524219</text:p>
          </table:table-cell>
        </table:table-row>
        <table:table-row table:style-name="ro2">
          <table:table-cell table:formula="of:=[.A387]+[.A$4]" office:value-type="float" office:value="113.699999999999">
            <text:p>113.699999999999</text:p>
          </table:table-cell>
          <table:table-cell table:formula="of:=[.A388]/2" office:value-type="float" office:value="56.8499999999996">
            <text:p>56.8499999999996</text:p>
          </table:table-cell>
          <table:table-cell table:formula="of:=SQRT(ABS([.$D$2]^2-[.B388]^2))" office:value-type="float" office:value="191.750039113425">
            <text:p>191.750039113425</text:p>
          </table:table-cell>
          <table:table-cell table:formula="of:=([.$C$10]-[.C388])*[.$B$4]" office:value-type="float" office:value="10393.5806444939">
            <text:p>10393.5806444939</text:p>
          </table:table-cell>
          <table:table-cell table:formula="of:=ROUND([.D388])" office:value-type="float" office:value="10394">
            <text:p>10394</text:p>
          </table:table-cell>
          <table:table-cell table:formula="of:=([.$C$8]-([.E388]*[.$C$4]))" office:value-type="float" office:value="191.7497625">
            <text:p>191.7497625</text:p>
          </table:table-cell>
          <table:table-cell table:formula="of:=SQRT(ABS([.$D$2]^2-[.F388]^2))" office:value-type="float" office:value="56.8509329843723">
            <text:p>56.8509329843723</text:p>
          </table:table-cell>
          <table:table-cell table:formula="of:=ABS([.B388]-[.G388])" office:value-type="float" office:value="0.000932984372660428">
            <text:p>0.000932984372660428</text:p>
          </table:table-cell>
        </table:table-row>
        <table:table-row table:style-name="ro2">
          <table:table-cell table:formula="of:=[.A388]+[.A$4]" office:value-type="float" office:value="113.999999999999">
            <text:p>113.999999999999</text:p>
          </table:table-cell>
          <table:table-cell table:formula="of:=[.A389]/2" office:value-type="float" office:value="56.9999999999996">
            <text:p>56.9999999999996</text:p>
          </table:table-cell>
          <table:table-cell table:formula="of:=SQRT(ABS([.$D$2]^2-[.B389]^2))" office:value-type="float" office:value="191.70550331172">
            <text:p>191.70550331172</text:p>
          </table:table-cell>
          <table:table-cell table:formula="of:=([.$C$10]-[.C389])*[.$B$4]" office:value-type="float" office:value="10449.6887411297">
            <text:p>10449.6887411297</text:p>
          </table:table-cell>
          <table:table-cell table:formula="of:=ROUND([.D389])" office:value-type="float" office:value="10450">
            <text:p>10450</text:p>
          </table:table-cell>
          <table:table-cell table:formula="of:=([.$C$8]-([.E389]*[.$C$4]))" office:value-type="float" office:value="191.7053125">
            <text:p>191.7053125</text:p>
          </table:table-cell>
          <table:table-cell table:formula="of:=SQRT(ABS([.$D$2]^2-[.F389]^2))" office:value-type="float" office:value="57.0006417444343">
            <text:p>57.0006417444343</text:p>
          </table:table-cell>
          <table:table-cell table:formula="of:=ABS([.B389]-[.G389])" office:value-type="float" office:value="0.000641744434645375">
            <text:p>0.000641744434645375</text:p>
          </table:table-cell>
        </table:table-row>
        <table:table-row table:style-name="ro2">
          <table:table-cell table:formula="of:=[.A389]+[.A$4]" office:value-type="float" office:value="114.299999999999">
            <text:p>114.299999999999</text:p>
          </table:table-cell>
          <table:table-cell table:formula="of:=[.A390]/2" office:value-type="float" office:value="57.1499999999996">
            <text:p>57.1499999999996</text:p>
          </table:table-cell>
          <table:table-cell table:formula="of:=SQRT(ABS([.$D$2]^2-[.B390]^2))" office:value-type="float" office:value="191.6608397665">
            <text:p>191.6608397665</text:p>
          </table:table-cell>
          <table:table-cell table:formula="of:=([.$C$10]-[.C390])*[.$B$4]" office:value-type="float" office:value="10505.9577744781">
            <text:p>10505.9577744781</text:p>
          </table:table-cell>
          <table:table-cell table:formula="of:=ROUND([.D390])" office:value-type="float" office:value="10506">
            <text:p>10506</text:p>
          </table:table-cell>
          <table:table-cell table:formula="of:=([.$C$8]-([.E390]*[.$C$4]))" office:value-type="float" office:value="191.6608625">
            <text:p>191.6608625</text:p>
          </table:table-cell>
          <table:table-cell table:formula="of:=SQRT(ABS([.$D$2]^2-[.F390]^2))" office:value-type="float" office:value="57.149923759845">
            <text:p>57.149923759845</text:p>
          </table:table-cell>
          <table:table-cell table:formula="of:=ABS([.B390]-[.G390])" office:value-type="float" office:value="0.0000762401546907654">
            <text:p>0.0000762401546907654</text:p>
          </table:table-cell>
        </table:table-row>
        <table:table-row table:style-name="ro2">
          <table:table-cell table:formula="of:=[.A390]+[.A$4]" office:value-type="float" office:value="114.599999999999">
            <text:p>114.599999999999</text:p>
          </table:table-cell>
          <table:table-cell table:formula="of:=[.A391]/2" office:value-type="float" office:value="57.2999999999996">
            <text:p>57.2999999999996</text:p>
          </table:table-cell>
          <table:table-cell table:formula="of:=SQRT(ABS([.$D$2]^2-[.B391]^2))" office:value-type="float" office:value="191.616048388438">
            <text:p>191.616048388438</text:p>
          </table:table-cell>
          <table:table-cell table:formula="of:=([.$C$10]-[.C391])*[.$B$4]" office:value-type="float" office:value="10562.3878570766">
            <text:p>10562.3878570766</text:p>
          </table:table-cell>
          <table:table-cell table:formula="of:=ROUND([.D391])" office:value-type="float" office:value="10562">
            <text:p>10562</text:p>
          </table:table-cell>
          <table:table-cell table:formula="of:=([.$C$8]-([.E391]*[.$C$4]))" office:value-type="float" office:value="191.6164125">
            <text:p>191.6164125</text:p>
          </table:table-cell>
          <table:table-cell table:formula="of:=SQRT(ABS([.$D$2]^2-[.F391]^2))" office:value-type="float" office:value="57.2987823660315">
            <text:p>57.2987823660315</text:p>
          </table:table-cell>
          <table:table-cell table:formula="of:=ABS([.B391]-[.G391])" office:value-type="float" office:value="0.00121763396808916">
            <text:p>0.00121763396808916</text:p>
          </table:table-cell>
        </table:table-row>
        <table:table-row table:style-name="ro2">
          <table:table-cell table:formula="of:=[.A391]+[.A$4]" office:value-type="float" office:value="114.899999999999">
            <text:p>114.899999999999</text:p>
          </table:table-cell>
          <table:table-cell table:formula="of:=[.A392]/2" office:value-type="float" office:value="57.4499999999996">
            <text:p>57.4499999999996</text:p>
          </table:table-cell>
          <table:table-cell table:formula="of:=SQRT(ABS([.$D$2]^2-[.B392]^2))" office:value-type="float" office:value="191.571129087867">
            <text:p>191.571129087867</text:p>
          </table:table-cell>
          <table:table-cell table:formula="of:=([.$C$10]-[.C392])*[.$B$4]" office:value-type="float" office:value="10618.9791018904">
            <text:p>10618.9791018904</text:p>
          </table:table-cell>
          <table:table-cell table:formula="of:=ROUND([.D392])" office:value-type="float" office:value="10619">
            <text:p>10619</text:p>
          </table:table-cell>
          <table:table-cell table:formula="of:=([.$C$8]-([.E392]*[.$C$4]))" office:value-type="float" office:value="191.57116875">
            <text:p>191.57116875</text:p>
          </table:table-cell>
          <table:table-cell table:formula="of:=SQRT(ABS([.$D$2]^2-[.F392]^2))" office:value-type="float" office:value="57.4498677436165">
            <text:p>57.4498677436165</text:p>
          </table:table-cell>
          <table:table-cell table:formula="of:=ABS([.B392]-[.G392])" office:value-type="float" office:value="0.000132256383182039">
            <text:p>0.000132256383182039</text:p>
          </table:table-cell>
        </table:table-row>
        <table:table-row table:style-name="ro2">
          <table:table-cell table:formula="of:=[.A392]+[.A$4]" office:value-type="float" office:value="115.199999999999">
            <text:p>115.199999999999</text:p>
          </table:table-cell>
          <table:table-cell table:formula="of:=[.A393]/2" office:value-type="float" office:value="57.5999999999996">
            <text:p>57.5999999999996</text:p>
          </table:table-cell>
          <table:table-cell table:formula="of:=SQRT(ABS([.$D$2]^2-[.B393]^2))" office:value-type="float" office:value="191.526081774781">
            <text:p>191.526081774781</text:p>
          </table:table-cell>
          <table:table-cell table:formula="of:=([.$C$10]-[.C393])*[.$B$4]" office:value-type="float" office:value="10675.7316223134">
            <text:p>10675.7316223134</text:p>
          </table:table-cell>
          <table:table-cell table:formula="of:=ROUND([.D393])" office:value-type="float" office:value="10676">
            <text:p>10676</text:p>
          </table:table-cell>
          <table:table-cell table:formula="of:=([.$C$8]-([.E393]*[.$C$4]))" office:value-type="float" office:value="191.525925">
            <text:p>191.525925</text:p>
          </table:table-cell>
          <table:table-cell table:formula="of:=SQRT(ABS([.$D$2]^2-[.F393]^2))" office:value-type="float" office:value="57.600521290127">
            <text:p>57.600521290127</text:p>
          </table:table-cell>
          <table:table-cell table:formula="of:=ABS([.B393]-[.G393])" office:value-type="float" office:value="0.000521290127402096">
            <text:p>0.000521290127402096</text:p>
          </table:table-cell>
        </table:table-row>
        <table:table-row table:style-name="ro2">
          <table:table-cell table:formula="of:=[.A393]+[.A$4]" office:value-type="float" office:value="115.499999999999">
            <text:p>115.499999999999</text:p>
          </table:table-cell>
          <table:table-cell table:formula="of:=[.A394]/2" office:value-type="float" office:value="57.7499999999996">
            <text:p>57.7499999999996</text:p>
          </table:table-cell>
          <table:table-cell table:formula="of:=SQRT(ABS([.$D$2]^2-[.B394]^2))" office:value-type="float" office:value="191.480906358833">
            <text:p>191.480906358833</text:p>
          </table:table-cell>
          <table:table-cell table:formula="of:=([.$C$10]-[.C394])*[.$B$4]" office:value-type="float" office:value="10732.6455321694">
            <text:p>10732.6455321694</text:p>
          </table:table-cell>
          <table:table-cell table:formula="of:=ROUND([.D394])" office:value-type="float" office:value="10733">
            <text:p>10733</text:p>
          </table:table-cell>
          <table:table-cell table:formula="of:=([.$C$8]-([.E394]*[.$C$4]))" office:value-type="float" office:value="191.48068125">
            <text:p>191.48068125</text:p>
          </table:table-cell>
          <table:table-cell table:formula="of:=SQRT(ABS([.$D$2]^2-[.F394]^2))" office:value-type="float" office:value="57.7507463850979">
            <text:p>57.7507463850979</text:p>
          </table:table-cell>
          <table:table-cell table:formula="of:=ABS([.B394]-[.G394])" office:value-type="float" office:value="0.000746385098288727">
            <text:p>0.000746385098288727</text:p>
          </table:table-cell>
        </table:table-row>
        <table:table-row table:style-name="ro2">
          <table:table-cell table:formula="of:=[.A394]+[.A$4]" office:value-type="float" office:value="115.799999999999">
            <text:p>115.799999999999</text:p>
          </table:table-cell>
          <table:table-cell table:formula="of:=[.A395]/2" office:value-type="float" office:value="57.8999999999996">
            <text:p>57.8999999999996</text:p>
          </table:table-cell>
          <table:table-cell table:formula="of:=SQRT(ABS([.$D$2]^2-[.B395]^2))" office:value-type="float" office:value="191.435602749332">
            <text:p>191.435602749332</text:p>
          </table:table-cell>
          <table:table-cell table:formula="of:=([.$C$10]-[.C395])*[.$B$4]" office:value-type="float" office:value="10789.7209457136">
            <text:p>10789.7209457136</text:p>
          </table:table-cell>
          <table:table-cell table:formula="of:=ROUND([.D395])" office:value-type="float" office:value="10790">
            <text:p>10790</text:p>
          </table:table-cell>
          <table:table-cell table:formula="of:=([.$C$8]-([.E395]*[.$C$4]))" office:value-type="float" office:value="191.4354375">
            <text:p>191.4354375</text:p>
          </table:table-cell>
          <table:table-cell table:formula="of:=SQRT(ABS([.$D$2]^2-[.F395]^2))" office:value-type="float" office:value="57.900546363429">
            <text:p>57.900546363429</text:p>
          </table:table-cell>
          <table:table-cell table:formula="of:=ABS([.B395]-[.G395])" office:value-type="float" office:value="0.000546363429350549">
            <text:p>0.000546363429350549</text:p>
          </table:table-cell>
        </table:table-row>
        <table:table-row table:style-name="ro2">
          <table:table-cell table:formula="of:=[.A395]+[.A$4]" office:value-type="float" office:value="116.099999999999">
            <text:p>116.099999999999</text:p>
          </table:table-cell>
          <table:table-cell table:formula="of:=[.A396]/2" office:value-type="float" office:value="58.0499999999996">
            <text:p>58.0499999999996</text:p>
          </table:table-cell>
          <table:table-cell table:formula="of:=SQRT(ABS([.$D$2]^2-[.B396]^2))" office:value-type="float" office:value="191.390170855245">
            <text:p>191.390170855245</text:p>
          </table:table-cell>
          <table:table-cell table:formula="of:=([.$C$10]-[.C396])*[.$B$4]" office:value-type="float" office:value="10846.9579776336">
            <text:p>10846.9579776336</text:p>
          </table:table-cell>
          <table:table-cell table:formula="of:=ROUND([.D396])" office:value-type="float" office:value="10847">
            <text:p>10847</text:p>
          </table:table-cell>
          <table:table-cell table:formula="of:=([.$C$8]-([.E396]*[.$C$4]))" office:value-type="float" office:value="191.39019375">
            <text:p>191.39019375</text:p>
          </table:table-cell>
          <table:table-cell table:formula="of:=SQRT(ABS([.$D$2]^2-[.F396]^2))" office:value-type="float" office:value="58.0499245162081">
            <text:p>58.0499245162081</text:p>
          </table:table-cell>
          <table:table-cell table:formula="of:=ABS([.B396]-[.G396])" office:value-type="float" office:value="0.0000754837915266648">
            <text:p>0.0000754837915266648</text:p>
          </table:table-cell>
        </table:table-row>
        <table:table-row table:style-name="ro2">
          <table:table-cell table:formula="of:=[.A396]+[.A$4]" office:value-type="float" office:value="116.399999999999">
            <text:p>116.399999999999</text:p>
          </table:table-cell>
          <table:table-cell table:formula="of:=[.A397]/2" office:value-type="float" office:value="58.1999999999996">
            <text:p>58.1999999999996</text:p>
          </table:table-cell>
          <table:table-cell table:formula="of:=SQRT(ABS([.$D$2]^2-[.B397]^2))" office:value-type="float" office:value="191.344610585195">
            <text:p>191.344610585195</text:p>
          </table:table-cell>
          <table:table-cell table:formula="of:=([.$C$10]-[.C397])*[.$B$4]" office:value-type="float" office:value="10904.356743051">
            <text:p>10904.356743051</text:p>
          </table:table-cell>
          <table:table-cell table:formula="of:=ROUND([.D397])" office:value-type="float" office:value="10904">
            <text:p>10904</text:p>
          </table:table-cell>
          <table:table-cell table:formula="of:=([.$C$8]-([.E397]*[.$C$4]))" office:value-type="float" office:value="191.34495">
            <text:p>191.34495</text:p>
          </table:table-cell>
          <table:table-cell table:formula="of:=SQRT(ABS([.$D$2]^2-[.F397]^2))" office:value-type="float" office:value="58.1988840915141">
            <text:p>58.1988840915141</text:p>
          </table:table-cell>
          <table:table-cell table:formula="of:=ABS([.B397]-[.G397])" office:value-type="float" office:value="0.00111590848550946">
            <text:p>0.00111590848550946</text:p>
          </table:table-cell>
        </table:table-row>
        <table:table-row table:style-name="ro2">
          <table:table-cell table:formula="of:=[.A397]+[.A$4]" office:value-type="float" office:value="116.699999999999">
            <text:p>116.699999999999</text:p>
          </table:table-cell>
          <table:table-cell table:formula="of:=[.A398]/2" office:value-type="float" office:value="58.3499999999996">
            <text:p>58.3499999999996</text:p>
          </table:table-cell>
          <table:table-cell table:formula="of:=SQRT(ABS([.$D$2]^2-[.B398]^2))" office:value-type="float" office:value="191.298921847459">
            <text:p>191.298921847459</text:p>
          </table:table-cell>
          <table:table-cell table:formula="of:=([.$C$10]-[.C398])*[.$B$4]" office:value-type="float" office:value="10961.9173575226">
            <text:p>10961.9173575226</text:p>
          </table:table-cell>
          <table:table-cell table:formula="of:=ROUND([.D398])" office:value-type="float" office:value="10962">
            <text:p>10962</text:p>
          </table:table-cell>
          <table:table-cell table:formula="of:=([.$C$8]-([.E398]*[.$C$4]))" office:value-type="float" office:value="191.2989125">
            <text:p>191.2989125</text:p>
          </table:table-cell>
          <table:table-cell table:formula="of:=SQRT(ABS([.$D$2]^2-[.F398]^2))" office:value-type="float" office:value="58.3500306453848">
            <text:p>58.3500306453848</text:p>
          </table:table-cell>
          <table:table-cell table:formula="of:=ABS([.B398]-[.G398])" office:value-type="float" office:value="0.0000306453851948163">
            <text:p>0.0000306453851948163</text:p>
          </table:table-cell>
        </table:table-row>
        <table:table-row table:style-name="ro2">
          <table:table-cell table:formula="of:=[.A398]+[.A$4]" office:value-type="float" office:value="116.999999999999">
            <text:p>116.999999999999</text:p>
          </table:table-cell>
          <table:table-cell table:formula="of:=[.A399]/2" office:value-type="float" office:value="58.4999999999996">
            <text:p>58.4999999999996</text:p>
          </table:table-cell>
          <table:table-cell table:formula="of:=SQRT(ABS([.$D$2]^2-[.B399]^2))" office:value-type="float" office:value="191.253104549966">
            <text:p>191.253104549966</text:p>
          </table:table-cell>
          <table:table-cell table:formula="of:=([.$C$10]-[.C399])*[.$B$4]" office:value-type="float" office:value="11019.6399370414">
            <text:p>11019.6399370414</text:p>
          </table:table-cell>
          <table:table-cell table:formula="of:=ROUND([.D399])" office:value-type="float" office:value="11020">
            <text:p>11020</text:p>
          </table:table-cell>
          <table:table-cell table:formula="of:=([.$C$8]-([.E399]*[.$C$4]))" office:value-type="float" office:value="191.252875">
            <text:p>191.252875</text:p>
          </table:table-cell>
          <table:table-cell table:formula="of:=SQRT(ABS([.$D$2]^2-[.F399]^2))" office:value-type="float" office:value="58.5007504587281">
            <text:p>58.5007504587281</text:p>
          </table:table-cell>
          <table:table-cell table:formula="of:=ABS([.B399]-[.G399])" office:value-type="float" office:value="0.000750458728475678">
            <text:p>0.000750458728475678</text:p>
          </table:table-cell>
        </table:table-row>
        <table:table-row table:style-name="ro2">
          <table:table-cell table:formula="of:=[.A399]+[.A$4]" office:value-type="float" office:value="117.299999999999">
            <text:p>117.299999999999</text:p>
          </table:table-cell>
          <table:table-cell table:formula="of:=[.A400]/2" office:value-type="float" office:value="58.6499999999996">
            <text:p>58.6499999999996</text:p>
          </table:table-cell>
          <table:table-cell table:formula="of:=SQRT(ABS([.$D$2]^2-[.B400]^2))" office:value-type="float" office:value="191.207158600299">
            <text:p>191.207158600299</text:p>
          </table:table-cell>
          <table:table-cell table:formula="of:=([.$C$10]-[.C400])*[.$B$4]" office:value-type="float" office:value="11077.5245980381">
            <text:p>11077.5245980381</text:p>
          </table:table-cell>
          <table:table-cell table:formula="of:=ROUND([.D400])" office:value-type="float" office:value="11078">
            <text:p>11078</text:p>
          </table:table-cell>
          <table:table-cell table:formula="of:=([.$C$8]-([.E400]*[.$C$4]))" office:value-type="float" office:value="191.2068375">
            <text:p>191.2068375</text:p>
          </table:table-cell>
          <table:table-cell table:formula="of:=SQRT(ABS([.$D$2]^2-[.F400]^2))" office:value-type="float" office:value="58.6510468214217">
            <text:p>58.6510468214217</text:p>
          </table:table-cell>
          <table:table-cell table:formula="of:=ABS([.B400]-[.G400])" office:value-type="float" office:value="0.00104682142202961">
            <text:p>0.00104682142202961</text:p>
          </table:table-cell>
        </table:table-row>
        <table:table-row table:style-name="ro2">
          <table:table-cell table:formula="of:=[.A400]+[.A$4]" office:value-type="float" office:value="117.599999999999">
            <text:p>117.599999999999</text:p>
          </table:table-cell>
          <table:table-cell table:formula="of:=[.A401]/2" office:value-type="float" office:value="58.7999999999996">
            <text:p>58.7999999999996</text:p>
          </table:table-cell>
          <table:table-cell table:formula="of:=SQRT(ABS([.$D$2]^2-[.B401]^2))" office:value-type="float" office:value="191.161083905695">
            <text:p>191.161083905695</text:p>
          </table:table-cell>
          <table:table-cell table:formula="of:=([.$C$10]-[.C401])*[.$B$4]" office:value-type="float" office:value="11135.5714573826">
            <text:p>11135.5714573826</text:p>
          </table:table-cell>
          <table:table-cell table:formula="of:=ROUND([.D401])" office:value-type="float" office:value="11136">
            <text:p>11136</text:p>
          </table:table-cell>
          <table:table-cell table:formula="of:=([.$C$8]-([.E401]*[.$C$4]))" office:value-type="float" office:value="191.1608">
            <text:p>191.1608</text:p>
          </table:table-cell>
          <table:table-cell table:formula="of:=SQRT(ABS([.$D$2]^2-[.F401]^2))" office:value-type="float" office:value="58.8009229805112">
            <text:p>58.8009229805112</text:p>
          </table:table-cell>
          <table:table-cell table:formula="of:=ABS([.B401]-[.G401])" office:value-type="float" office:value="0.000922980511532501">
            <text:p>0.000922980511532501</text:p>
          </table:table-cell>
        </table:table-row>
        <table:table-row table:style-name="ro2">
          <table:table-cell table:formula="of:=[.A401]+[.A$4]" office:value-type="float" office:value="117.899999999999">
            <text:p>117.899999999999</text:p>
          </table:table-cell>
          <table:table-cell table:formula="of:=[.A402]/2" office:value-type="float" office:value="58.9499999999996">
            <text:p>58.9499999999996</text:p>
          </table:table-cell>
          <table:table-cell table:formula="of:=SQRT(ABS([.$D$2]^2-[.B402]^2))" office:value-type="float" office:value="191.114880373036">
            <text:p>191.114880373036</text:p>
          </table:table-cell>
          <table:table-cell table:formula="of:=([.$C$10]-[.C402])*[.$B$4]" office:value-type="float" office:value="11193.780632385">
            <text:p>11193.780632385</text:p>
          </table:table-cell>
          <table:table-cell table:formula="of:=ROUND([.D402])" office:value-type="float" office:value="11194">
            <text:p>11194</text:p>
          </table:table-cell>
          <table:table-cell table:formula="of:=([.$C$8]-([.E402]*[.$C$4]))" office:value-type="float" office:value="191.1147625">
            <text:p>191.1147625</text:p>
          </table:table-cell>
          <table:table-cell table:formula="of:=SQRT(ABS([.$D$2]^2-[.F402]^2))" office:value-type="float" office:value="58.9503821409886">
            <text:p>58.9503821409886</text:p>
          </table:table-cell>
          <table:table-cell table:formula="of:=ABS([.B402]-[.G402])" office:value-type="float" office:value="0.000382140988996582">
            <text:p>0.000382140988996582</text:p>
          </table:table-cell>
        </table:table-row>
        <table:table-row table:style-name="ro2">
          <table:table-cell table:formula="of:=[.A402]+[.A$4]" office:value-type="float" office:value="118.199999999999">
            <text:p>118.199999999999</text:p>
          </table:table-cell>
          <table:table-cell table:formula="of:=[.A403]/2" office:value-type="float" office:value="59.0999999999996">
            <text:p>59.0999999999996</text:p>
          </table:table-cell>
          <table:table-cell table:formula="of:=SQRT(ABS([.$D$2]^2-[.B403]^2))" office:value-type="float" office:value="191.068547908859">
            <text:p>191.068547908859</text:p>
          </table:table-cell>
          <table:table-cell table:formula="of:=([.$C$10]-[.C403])*[.$B$4]" office:value-type="float" office:value="11252.1522407973">
            <text:p>11252.1522407973</text:p>
          </table:table-cell>
          <table:table-cell table:formula="of:=ROUND([.D403])" office:value-type="float" office:value="11252">
            <text:p>11252</text:p>
          </table:table-cell>
          <table:table-cell table:formula="of:=([.$C$8]-([.E403]*[.$C$4]))" office:value-type="float" office:value="191.068725">
            <text:p>191.068725</text:p>
          </table:table-cell>
          <table:table-cell table:formula="of:=SQRT(ABS([.$D$2]^2-[.F403]^2))" office:value-type="float" office:value="59.0994274665531">
            <text:p>59.0994274665531</text:p>
          </table:table-cell>
          <table:table-cell table:formula="of:=ABS([.B403]-[.G403])" office:value-type="float" office:value="0.000572533446501211">
            <text:p>0.000572533446501211</text:p>
          </table:table-cell>
        </table:table-row>
        <table:table-row table:style-name="ro2">
          <table:table-cell table:formula="of:=[.A403]+[.A$4]" office:value-type="float" office:value="118.499999999999">
            <text:p>118.499999999999</text:p>
          </table:table-cell>
          <table:table-cell table:formula="of:=[.A404]/2" office:value-type="float" office:value="59.2499999999996">
            <text:p>59.2499999999996</text:p>
          </table:table-cell>
          <table:table-cell table:formula="of:=SQRT(ABS([.$D$2]^2-[.B404]^2))" office:value-type="float" office:value="191.022086419346">
            <text:p>191.022086419346</text:p>
          </table:table-cell>
          <table:table-cell table:formula="of:=([.$C$10]-[.C404])*[.$B$4]" office:value-type="float" office:value="11310.6864008142">
            <text:p>11310.6864008142</text:p>
          </table:table-cell>
          <table:table-cell table:formula="of:=ROUND([.D404])" office:value-type="float" office:value="11311">
            <text:p>11311</text:p>
          </table:table-cell>
          <table:table-cell table:formula="of:=([.$C$8]-([.E404]*[.$C$4]))" office:value-type="float" office:value="191.02189375">
            <text:p>191.02189375</text:p>
          </table:table-cell>
          <table:table-cell table:formula="of:=SQRT(ABS([.$D$2]^2-[.F404]^2))" office:value-type="float" office:value="59.2506211626824">
            <text:p>59.2506211626824</text:p>
          </table:table-cell>
          <table:table-cell table:formula="of:=ABS([.B404]-[.G404])" office:value-type="float" office:value="0.000621162682783449">
            <text:p>0.000621162682783449</text:p>
          </table:table-cell>
        </table:table-row>
        <table:table-row table:style-name="ro2">
          <table:table-cell table:formula="of:=[.A404]+[.A$4]" office:value-type="float" office:value="118.799999999999">
            <text:p>118.799999999999</text:p>
          </table:table-cell>
          <table:table-cell table:formula="of:=[.A405]/2" office:value-type="float" office:value="59.3999999999996">
            <text:p>59.3999999999996</text:p>
          </table:table-cell>
          <table:table-cell table:formula="of:=SQRT(ABS([.$D$2]^2-[.B405]^2))" office:value-type="float" office:value="190.975495810327">
            <text:p>190.975495810327</text:p>
          </table:table-cell>
          <table:table-cell table:formula="of:=([.$C$10]-[.C405])*[.$B$4]" office:value-type="float" office:value="11369.3832310747">
            <text:p>11369.3832310747</text:p>
          </table:table-cell>
          <table:table-cell table:formula="of:=ROUND([.D405])" office:value-type="float" office:value="11369">
            <text:p>11369</text:p>
          </table:table-cell>
          <table:table-cell table:formula="of:=([.$C$8]-([.E405]*[.$C$4]))" office:value-type="float" office:value="190.97585625">
            <text:p>190.97585625</text:p>
          </table:table-cell>
          <table:table-cell table:formula="of:=SQRT(ABS([.$D$2]^2-[.F405]^2))" office:value-type="float" office:value="59.398841146771">
            <text:p>59.398841146771</text:p>
          </table:table-cell>
          <table:table-cell table:formula="of:=ABS([.B405]-[.G405])" office:value-type="float" office:value="0.00115885322860265">
            <text:p>0.00115885322860265</text:p>
          </table:table-cell>
        </table:table-row>
        <table:table-row table:style-name="ro2">
          <table:table-cell table:formula="of:=[.A405]+[.A$4]" office:value-type="float" office:value="119.099999999999">
            <text:p>119.099999999999</text:p>
          </table:table-cell>
          <table:table-cell table:formula="of:=[.A406]/2" office:value-type="float" office:value="59.5499999999996">
            <text:p>59.5499999999996</text:p>
          </table:table-cell>
          <table:table-cell table:formula="of:=SQRT(ABS([.$D$2]^2-[.B406]^2))" office:value-type="float" office:value="190.928775987278">
            <text:p>190.928775987278</text:p>
          </table:table-cell>
          <table:table-cell table:formula="of:=([.$C$10]-[.C406])*[.$B$4]" office:value-type="float" office:value="11428.2428506639">
            <text:p>11428.2428506639</text:p>
          </table:table-cell>
          <table:table-cell table:formula="of:=ROUND([.D406])" office:value-type="float" office:value="11428">
            <text:p>11428</text:p>
          </table:table-cell>
          <table:table-cell table:formula="of:=([.$C$8]-([.E406]*[.$C$4]))" office:value-type="float" office:value="190.929025">
            <text:p>190.929025</text:p>
          </table:table-cell>
          <table:table-cell table:formula="of:=SQRT(ABS([.$D$2]^2-[.F406]^2))" office:value-type="float" office:value="59.5492016113514">
            <text:p>59.5492016113514</text:p>
          </table:table-cell>
          <table:table-cell table:formula="of:=ABS([.B406]-[.G406])" office:value-type="float" office:value="0.000798388648213688">
            <text:p>0.000798388648213688</text:p>
          </table:table-cell>
        </table:table-row>
        <table:table-row table:style-name="ro2">
          <table:table-cell table:formula="of:=[.A406]+[.A$4]" office:value-type="float" office:value="119.399999999999">
            <text:p>119.399999999999</text:p>
          </table:table-cell>
          <table:table-cell table:formula="of:=[.A407]/2" office:value-type="float" office:value="59.6999999999996">
            <text:p>59.6999999999996</text:p>
          </table:table-cell>
          <table:table-cell table:formula="of:=SQRT(ABS([.$D$2]^2-[.B407]^2))" office:value-type="float" office:value="190.881926855321">
            <text:p>190.881926855321</text:p>
          </table:table-cell>
          <table:table-cell table:formula="of:=([.$C$10]-[.C407])*[.$B$4]" office:value-type="float" office:value="11487.2653791134">
            <text:p>11487.2653791134</text:p>
          </table:table-cell>
          <table:table-cell table:formula="of:=ROUND([.D407])" office:value-type="float" office:value="11487">
            <text:p>11487</text:p>
          </table:table-cell>
          <table:table-cell table:formula="of:=([.$C$8]-([.E407]*[.$C$4]))" office:value-type="float" office:value="190.88219375">
            <text:p>190.88219375</text:p>
          </table:table-cell>
          <table:table-cell table:formula="of:=SQRT(ABS([.$D$2]^2-[.F407]^2))" office:value-type="float" office:value="59.699146637012">
            <text:p>59.699146637012</text:p>
          </table:table-cell>
          <table:table-cell table:formula="of:=ABS([.B407]-[.G407])" office:value-type="float" office:value="0.000853362987598416">
            <text:p>0.000853362987598416</text:p>
          </table:table-cell>
        </table:table-row>
        <table:table-row table:style-name="ro2">
          <table:table-cell table:formula="of:=[.A407]+[.A$4]" office:value-type="float" office:value="119.699999999999">
            <text:p>119.699999999999</text:p>
          </table:table-cell>
          <table:table-cell table:formula="of:=[.A408]/2" office:value-type="float" office:value="59.8499999999996">
            <text:p>59.8499999999996</text:p>
          </table:table-cell>
          <table:table-cell table:formula="of:=SQRT(ABS([.$D$2]^2-[.B408]^2))" office:value-type="float" office:value="190.834948319222">
            <text:p>190.834948319222</text:p>
          </table:table-cell>
          <table:table-cell table:formula="of:=([.$C$10]-[.C408])*[.$B$4]" office:value-type="float" office:value="11546.4509364036">
            <text:p>11546.4509364036</text:p>
          </table:table-cell>
          <table:table-cell table:formula="of:=ROUND([.D408])" office:value-type="float" office:value="11546">
            <text:p>11546</text:p>
          </table:table-cell>
          <table:table-cell table:formula="of:=([.$C$8]-([.E408]*[.$C$4]))" office:value-type="float" office:value="190.8353625">
            <text:p>190.8353625</text:p>
          </table:table-cell>
          <table:table-cell table:formula="of:=SQRT(ABS([.$D$2]^2-[.F408]^2))" office:value-type="float" office:value="59.8486793462779">
            <text:p>59.8486793462779</text:p>
          </table:table-cell>
          <table:table-cell table:formula="of:=ABS([.B408]-[.G408])" office:value-type="float" office:value="0.00132065372170587">
            <text:p>0.00132065372170587</text:p>
          </table:table-cell>
        </table:table-row>
        <table:table-row table:style-name="ro2">
          <table:table-cell table:formula="of:=[.A408]+[.A$4]" office:value-type="float" office:value="119.999999999999">
            <text:p>119.999999999999</text:p>
          </table:table-cell>
          <table:table-cell table:formula="of:=[.A409]/2" office:value-type="float" office:value="59.9999999999996">
            <text:p>59.9999999999996</text:p>
          </table:table-cell>
          <table:table-cell table:formula="of:=SQRT(ABS([.$D$2]^2-[.B409]^2))" office:value-type="float" office:value="190.787840283389">
            <text:p>190.787840283389</text:p>
          </table:table-cell>
          <table:table-cell table:formula="of:=([.$C$10]-[.C409])*[.$B$4]" office:value-type="float" office:value="11605.7996429642">
            <text:p>11605.7996429642</text:p>
          </table:table-cell>
          <table:table-cell table:formula="of:=ROUND([.D409])" office:value-type="float" office:value="11606">
            <text:p>11606</text:p>
          </table:table-cell>
          <table:table-cell table:formula="of:=([.$C$8]-([.E409]*[.$C$4]))" office:value-type="float" office:value="190.7877375">
            <text:p>190.7877375</text:p>
          </table:table-cell>
          <table:table-cell table:formula="of:=SQRT(ABS([.$D$2]^2-[.F409]^2))" office:value-type="float" office:value="60.000326829369">
            <text:p>60.000326829369</text:p>
          </table:table-cell>
          <table:table-cell table:formula="of:=ABS([.B409]-[.G409])" office:value-type="float" office:value="0.000326829369413417">
            <text:p>0.000326829369413417</text:p>
          </table:table-cell>
        </table:table-row>
        <table:table-row table:style-name="ro2">
          <table:table-cell table:formula="of:=[.A409]+[.A$4]" office:value-type="float" office:value="120.299999999999">
            <text:p>120.299999999999</text:p>
          </table:table-cell>
          <table:table-cell table:formula="of:=[.A410]/2" office:value-type="float" office:value="60.1499999999996">
            <text:p>60.1499999999996</text:p>
          </table:table-cell>
          <table:table-cell table:formula="of:=SQRT(ABS([.$D$2]^2-[.B410]^2))" office:value-type="float" office:value="190.740602651874">
            <text:p>190.740602651874</text:p>
          </table:table-cell>
          <table:table-cell table:formula="of:=([.$C$10]-[.C410])*[.$B$4]" office:value-type="float" office:value="11665.3116196765">
            <text:p>11665.3116196765</text:p>
          </table:table-cell>
          <table:table-cell table:formula="of:=ROUND([.D410])" office:value-type="float" office:value="11665">
            <text:p>11665</text:p>
          </table:table-cell>
          <table:table-cell table:formula="of:=([.$C$8]-([.E410]*[.$C$4]))" office:value-type="float" office:value="190.74090625">
            <text:p>190.74090625</text:p>
          </table:table-cell>
          <table:table-cell table:formula="of:=SQRT(ABS([.$D$2]^2-[.F410]^2))" office:value-type="float" office:value="60.1490372568731">
            <text:p>60.1490372568731</text:p>
          </table:table-cell>
          <table:table-cell table:formula="of:=ABS([.B410]-[.G410])" office:value-type="float" office:value="0.000962743126486032">
            <text:p>0.000962743126486032</text:p>
          </table:table-cell>
        </table:table-row>
        <table:table-row table:style-name="ro2">
          <table:table-cell table:formula="of:=[.A410]+[.A$4]" office:value-type="float" office:value="120.599999999999">
            <text:p>120.599999999999</text:p>
          </table:table-cell>
          <table:table-cell table:formula="of:=[.A411]/2" office:value-type="float" office:value="60.2999999999996">
            <text:p>60.2999999999996</text:p>
          </table:table-cell>
          <table:table-cell table:formula="of:=SQRT(ABS([.$D$2]^2-[.B411]^2))" office:value-type="float" office:value="190.693235328367">
            <text:p>190.693235328367</text:p>
          </table:table-cell>
          <table:table-cell table:formula="of:=([.$C$10]-[.C411])*[.$B$4]" office:value-type="float" office:value="11724.9869878738">
            <text:p>11724.9869878738</text:p>
          </table:table-cell>
          <table:table-cell table:formula="of:=ROUND([.D411])" office:value-type="float" office:value="11725">
            <text:p>11725</text:p>
          </table:table-cell>
          <table:table-cell table:formula="of:=([.$C$8]-([.E411]*[.$C$4]))" office:value-type="float" office:value="190.69328125">
            <text:p>190.69328125</text:p>
          </table:table-cell>
          <table:table-cell table:formula="of:=SQRT(ABS([.$D$2]^2-[.F411]^2))" office:value-type="float" office:value="60.2998547768433">
            <text:p>60.2998547768433</text:p>
          </table:table-cell>
          <table:table-cell table:formula="of:=ABS([.B411]-[.G411])" office:value-type="float" office:value="0.000145223156280849">
            <text:p>0.000145223156280849</text:p>
          </table:table-cell>
        </table:table-row>
        <table:table-row table:style-name="ro2">
          <table:table-cell table:formula="of:=[.A411]+[.A$4]" office:value-type="float" office:value="120.899999999999">
            <text:p>120.899999999999</text:p>
          </table:table-cell>
          <table:table-cell table:formula="of:=[.A412]/2" office:value-type="float" office:value="60.4499999999996">
            <text:p>60.4499999999996</text:p>
          </table:table-cell>
          <table:table-cell table:formula="of:=SQRT(ABS([.$D$2]^2-[.B412]^2))" office:value-type="float" office:value="190.6457382162">
            <text:p>190.6457382162</text:p>
          </table:table-cell>
          <table:table-cell table:formula="of:=([.$C$10]-[.C412])*[.$B$4]" office:value-type="float" office:value="11784.8258693438">
            <text:p>11784.8258693438</text:p>
          </table:table-cell>
          <table:table-cell table:formula="of:=ROUND([.D412])" office:value-type="float" office:value="11785">
            <text:p>11785</text:p>
          </table:table-cell>
          <table:table-cell table:formula="of:=([.$C$8]-([.E412]*[.$C$4]))" office:value-type="float" office:value="190.64565625">
            <text:p>190.64565625</text:p>
          </table:table-cell>
          <table:table-cell table:formula="of:=SQRT(ABS([.$D$2]^2-[.F412]^2))" office:value-type="float" office:value="60.4502585023988">
            <text:p>60.4502585023988</text:p>
          </table:table-cell>
          <table:table-cell table:formula="of:=ABS([.B412]-[.G412])" office:value-type="float" office:value="0.000258502399148597">
            <text:p>0.000258502399148597</text:p>
          </table:table-cell>
        </table:table-row>
        <table:table-row table:style-name="ro2">
          <table:table-cell table:formula="of:=[.A412]+[.A$4]" office:value-type="float" office:value="121.199999999999">
            <text:p>121.199999999999</text:p>
          </table:table-cell>
          <table:table-cell table:formula="of:=[.A413]/2" office:value-type="float" office:value="60.5999999999996">
            <text:p>60.5999999999996</text:p>
          </table:table-cell>
          <table:table-cell table:formula="of:=SQRT(ABS([.$D$2]^2-[.B413]^2))" office:value-type="float" office:value="190.598111218344">
            <text:p>190.598111218344</text:p>
          </table:table-cell>
          <table:table-cell table:formula="of:=([.$C$10]-[.C413])*[.$B$4]" office:value-type="float" office:value="11844.8283863289">
            <text:p>11844.8283863289</text:p>
          </table:table-cell>
          <table:table-cell table:formula="of:=ROUND([.D413])" office:value-type="float" office:value="11845">
            <text:p>11845</text:p>
          </table:table-cell>
          <table:table-cell table:formula="of:=([.$C$8]-([.E413]*[.$C$4]))" office:value-type="float" office:value="190.59803125">
            <text:p>190.59803125</text:p>
          </table:table-cell>
          <table:table-cell table:formula="of:=SQRT(ABS([.$D$2]^2-[.F413]^2))" office:value-type="float" office:value="60.6002515145278">
            <text:p>60.6002515145278</text:p>
          </table:table-cell>
          <table:table-cell table:formula="of:=ABS([.B413]-[.G413])" office:value-type="float" office:value="0.000251514528166297">
            <text:p>0.000251514528166297</text:p>
          </table:table-cell>
        </table:table-row>
        <table:table-row table:style-name="ro2">
          <table:table-cell table:formula="of:=[.A413]+[.A$4]" office:value-type="float" office:value="121.499999999999">
            <text:p>121.499999999999</text:p>
          </table:table-cell>
          <table:table-cell table:formula="of:=[.A414]/2" office:value-type="float" office:value="60.7499999999996">
            <text:p>60.7499999999996</text:p>
          </table:table-cell>
          <table:table-cell table:formula="of:=SQRT(ABS([.$D$2]^2-[.B414]^2))" office:value-type="float" office:value="190.550354237404">
            <text:p>190.550354237404</text:p>
          </table:table-cell>
          <table:table-cell table:formula="of:=([.$C$10]-[.C414])*[.$B$4]" office:value-type="float" office:value="11904.9946615286">
            <text:p>11904.9946615286</text:p>
          </table:table-cell>
          <table:table-cell table:formula="of:=ROUND([.D414])" office:value-type="float" office:value="11905">
            <text:p>11905</text:p>
          </table:table-cell>
          <table:table-cell table:formula="of:=([.$C$8]-([.E414]*[.$C$4]))" office:value-type="float" office:value="190.55040625">
            <text:p>190.55040625</text:p>
          </table:table-cell>
          <table:table-cell table:formula="of:=SQRT(ABS([.$D$2]^2-[.F414]^2))" office:value-type="float" office:value="60.7498368554185">
            <text:p>60.7498368554185</text:p>
          </table:table-cell>
          <table:table-cell table:formula="of:=ABS([.B414]-[.G414])" office:value-type="float" office:value="0.000163144581144081">
            <text:p>0.000163144581144081</text:p>
          </table:table-cell>
        </table:table-row>
        <table:table-row table:style-name="ro2">
          <table:table-cell table:formula="of:=[.A414]+[.A$4]" office:value-type="float" office:value="121.799999999999">
            <text:p>121.799999999999</text:p>
          </table:table-cell>
          <table:table-cell table:formula="of:=[.A415]/2" office:value-type="float" office:value="60.8999999999996">
            <text:p>60.8999999999996</text:p>
          </table:table-cell>
          <table:table-cell table:formula="of:=SQRT(ABS([.$D$2]^2-[.B415]^2))" office:value-type="float" office:value="190.502467175625">
            <text:p>190.502467175625</text:p>
          </table:table-cell>
          <table:table-cell table:formula="of:=([.$C$10]-[.C415])*[.$B$4]" office:value-type="float" office:value="11965.3248181004">
            <text:p>11965.3248181004</text:p>
          </table:table-cell>
          <table:table-cell table:formula="of:=ROUND([.D415])" office:value-type="float" office:value="11965">
            <text:p>11965</text:p>
          </table:table-cell>
          <table:table-cell table:formula="of:=([.$C$8]-([.E415]*[.$C$4]))" office:value-type="float" office:value="190.50278125">
            <text:p>190.50278125</text:p>
          </table:table-cell>
          <table:table-cell table:formula="of:=SQRT(ABS([.$D$2]^2-[.F415]^2))" office:value-type="float" office:value="60.8990175291412">
            <text:p>60.8990175291412</text:p>
          </table:table-cell>
          <table:table-cell table:formula="of:=ABS([.B415]-[.G415])" office:value-type="float" office:value="0.000982470858410522">
            <text:p>0.000982470858410522</text:p>
          </table:table-cell>
        </table:table-row>
        <table:table-row table:style-name="ro2">
          <table:table-cell table:formula="of:=[.A415]+[.A$4]" office:value-type="float" office:value="122.099999999999">
            <text:p>122.099999999999</text:p>
          </table:table-cell>
          <table:table-cell table:formula="of:=[.A416]/2" office:value-type="float" office:value="61.0499999999996">
            <text:p>61.0499999999996</text:p>
          </table:table-cell>
          <table:table-cell table:formula="of:=SQRT(ABS([.$D$2]^2-[.B416]^2))" office:value-type="float" office:value="190.454449934886">
            <text:p>190.454449934886</text:p>
          </table:table-cell>
          <table:table-cell table:formula="of:=([.$C$10]-[.C416])*[.$B$4]" office:value-type="float" office:value="12025.8189796611">
            <text:p>12025.8189796611</text:p>
          </table:table-cell>
          <table:table-cell table:formula="of:=ROUND([.D416])" office:value-type="float" office:value="12026">
            <text:p>12026</text:p>
          </table:table-cell>
          <table:table-cell table:formula="of:=([.$C$8]-([.E416]*[.$C$4]))" office:value-type="float" office:value="190.4543625">
            <text:p>190.4543625</text:p>
          </table:table-cell>
          <table:table-cell table:formula="of:=SQRT(ABS([.$D$2]^2-[.F416]^2))" office:value-type="float" office:value="61.0502727653087">
            <text:p>61.0502727653087</text:p>
          </table:table-cell>
          <table:table-cell table:formula="of:=ABS([.B416]-[.G416])" office:value-type="float" office:value="0.000272765309098588">
            <text:p>0.000272765309098588</text:p>
          </table:table-cell>
        </table:table-row>
        <table:table-row table:style-name="ro2">
          <table:table-cell table:formula="of:=[.A416]+[.A$4]" office:value-type="float" office:value="122.399999999999">
            <text:p>122.399999999999</text:p>
          </table:table-cell>
          <table:table-cell table:formula="of:=[.A417]/2" office:value-type="float" office:value="61.1999999999996">
            <text:p>61.1999999999996</text:p>
          </table:table-cell>
          <table:table-cell table:formula="of:=SQRT(ABS([.$D$2]^2-[.B417]^2))" office:value-type="float" office:value="190.406302416701">
            <text:p>190.406302416701</text:p>
          </table:table-cell>
          <table:table-cell table:formula="of:=([.$C$10]-[.C417])*[.$B$4]" office:value-type="float" office:value="12086.4772702885">
            <text:p>12086.4772702885</text:p>
          </table:table-cell>
          <table:table-cell table:formula="of:=ROUND([.D417])" office:value-type="float" office:value="12086">
            <text:p>12086</text:p>
          </table:table-cell>
          <table:table-cell table:formula="of:=([.$C$8]-([.E417]*[.$C$4]))" office:value-type="float" office:value="190.4067375">
            <text:p>190.4067375</text:p>
          </table:table-cell>
          <table:table-cell table:formula="of:=SQRT(ABS([.$D$2]^2-[.F417]^2))" office:value-type="float" office:value="61.1986463461905">
            <text:p>61.1986463461905</text:p>
          </table:table-cell>
          <table:table-cell table:formula="of:=ABS([.B417]-[.G417])" office:value-type="float" office:value="0.00135365380909036">
            <text:p>0.00135365380909036</text:p>
          </table:table-cell>
        </table:table-row>
        <table:table-row table:style-name="ro2">
          <table:table-cell table:formula="of:=[.A417]+[.A$4]" office:value-type="float" office:value="122.699999999999">
            <text:p>122.699999999999</text:p>
          </table:table-cell>
          <table:table-cell table:formula="of:=[.A418]/2" office:value-type="float" office:value="61.3499999999996">
            <text:p>61.3499999999996</text:p>
          </table:table-cell>
          <table:table-cell table:formula="of:=SQRT(ABS([.$D$2]^2-[.B418]^2))" office:value-type="float" office:value="190.358024522215">
            <text:p>190.358024522215</text:p>
          </table:table-cell>
          <table:table-cell table:formula="of:=([.$C$10]-[.C418])*[.$B$4]" office:value-type="float" office:value="12147.2998145229">
            <text:p>12147.2998145229</text:p>
          </table:table-cell>
          <table:table-cell table:formula="of:=ROUND([.D418])" office:value-type="float" office:value="12147">
            <text:p>12147</text:p>
          </table:table-cell>
          <table:table-cell table:formula="of:=([.$C$8]-([.E418]*[.$C$4]))" office:value-type="float" office:value="190.35831875">
            <text:p>190.35831875</text:p>
          </table:table-cell>
          <table:table-cell table:formula="of:=SQRT(ABS([.$D$2]^2-[.F418]^2))" office:value-type="float" office:value="61.3490870565602">
            <text:p>61.3490870565602</text:p>
          </table:table-cell>
          <table:table-cell table:formula="of:=ABS([.B418]-[.G418])" office:value-type="float" office:value="0.000912943439416836">
            <text:p>0.000912943439416836</text:p>
          </table:table-cell>
        </table:table-row>
        <table:table-row table:style-name="ro2">
          <table:table-cell table:formula="of:=[.A418]+[.A$4]" office:value-type="float" office:value="122.999999999999">
            <text:p>122.999999999999</text:p>
          </table:table-cell>
          <table:table-cell table:formula="of:=[.A419]/2" office:value-type="float" office:value="61.4999999999996">
            <text:p>61.4999999999996</text:p>
          </table:table-cell>
          <table:table-cell table:formula="of:=SQRT(ABS([.$D$2]^2-[.B419]^2))" office:value-type="float" office:value="190.309616152206">
            <text:p>190.309616152206</text:p>
          </table:table-cell>
          <table:table-cell table:formula="of:=([.$C$10]-[.C419])*[.$B$4]" office:value-type="float" office:value="12208.2867373681">
            <text:p>12208.2867373681</text:p>
          </table:table-cell>
          <table:table-cell table:formula="of:=ROUND([.D419])" office:value-type="float" office:value="12208">
            <text:p>12208</text:p>
          </table:table-cell>
          <table:table-cell table:formula="of:=([.$C$8]-([.E419]*[.$C$4]))" office:value-type="float" office:value="190.3099">
            <text:p>190.3099</text:p>
          </table:table-cell>
          <table:table-cell table:formula="of:=SQRT(ABS([.$D$2]^2-[.F419]^2))" office:value-type="float" office:value="61.4991216359226">
            <text:p>61.4991216359226</text:p>
          </table:table-cell>
          <table:table-cell table:formula="of:=ABS([.B419]-[.G419])" office:value-type="float" office:value="0.000878364077046001">
            <text:p>0.000878364077046001</text:p>
          </table:table-cell>
        </table:table-row>
        <table:table-row table:style-name="ro2">
          <table:table-cell table:formula="of:=[.A419]+[.A$4]" office:value-type="float" office:value="123.299999999999">
            <text:p>123.299999999999</text:p>
          </table:table-cell>
          <table:table-cell table:formula="of:=[.A420]/2" office:value-type="float" office:value="61.6499999999996">
            <text:p>61.6499999999996</text:p>
          </table:table-cell>
          <table:table-cell table:formula="of:=SQRT(ABS([.$D$2]^2-[.B420]^2))" office:value-type="float" office:value="190.261077207084">
            <text:p>190.261077207084</text:p>
          </table:table-cell>
          <table:table-cell table:formula="of:=([.$C$10]-[.C420])*[.$B$4]" office:value-type="float" office:value="12269.4381642934">
            <text:p>12269.4381642934</text:p>
          </table:table-cell>
          <table:table-cell table:formula="of:=ROUND([.D420])" office:value-type="float" office:value="12269">
            <text:p>12269</text:p>
          </table:table-cell>
          <table:table-cell table:formula="of:=([.$C$8]-([.E420]*[.$C$4]))" office:value-type="float" office:value="190.26148125">
            <text:p>190.26148125</text:p>
          </table:table-cell>
          <table:table-cell table:formula="of:=SQRT(ABS([.$D$2]^2-[.F420]^2))" office:value-type="float" office:value="61.648753049481">
            <text:p>61.648753049481</text:p>
          </table:table-cell>
          <table:table-cell table:formula="of:=ABS([.B420]-[.G420])" office:value-type="float" office:value="0.00124695051856349">
            <text:p>0.00124695051856349</text:p>
          </table:table-cell>
        </table:table-row>
        <table:table-row table:style-name="ro2">
          <table:table-cell table:formula="of:=[.A420]+[.A$4]" office:value-type="float" office:value="123.599999999999">
            <text:p>123.599999999999</text:p>
          </table:table-cell>
          <table:table-cell table:formula="of:=[.A421]/2" office:value-type="float" office:value="61.7999999999996">
            <text:p>61.7999999999996</text:p>
          </table:table-cell>
          <table:table-cell table:formula="of:=SQRT(ABS([.$D$2]^2-[.B421]^2))" office:value-type="float" office:value="190.212407586887">
            <text:p>190.212407586887</text:p>
          </table:table-cell>
          <table:table-cell table:formula="of:=([.$C$10]-[.C421])*[.$B$4]" office:value-type="float" office:value="12330.7542212347">
            <text:p>12330.7542212347</text:p>
          </table:table-cell>
          <table:table-cell table:formula="of:=ROUND([.D421])" office:value-type="float" office:value="12331">
            <text:p>12331</text:p>
          </table:table-cell>
          <table:table-cell table:formula="of:=([.$C$8]-([.E421]*[.$C$4]))" office:value-type="float" office:value="190.21226875">
            <text:p>190.21226875</text:p>
          </table:table-cell>
          <table:table-cell table:formula="of:=SQRT(ABS([.$D$2]^2-[.F421]^2))" office:value-type="float" office:value="61.8004273203493">
            <text:p>61.8004273203493</text:p>
          </table:table-cell>
          <table:table-cell table:formula="of:=ABS([.B421]-[.G421])" office:value-type="float" office:value="0.000427320349686511">
            <text:p>0.000427320349686511</text:p>
          </table:table-cell>
        </table:table-row>
        <table:table-row table:style-name="ro2">
          <table:table-cell table:formula="of:=[.A421]+[.A$4]" office:value-type="float" office:value="123.899999999999">
            <text:p>123.899999999999</text:p>
          </table:table-cell>
          <table:table-cell table:formula="of:=[.A422]/2" office:value-type="float" office:value="61.9499999999996">
            <text:p>61.9499999999996</text:p>
          </table:table-cell>
          <table:table-cell table:formula="of:=SQRT(ABS([.$D$2]^2-[.B422]^2))" office:value-type="float" office:value="190.163607191282">
            <text:p>190.163607191282</text:p>
          </table:table-cell>
          <table:table-cell table:formula="of:=([.$C$10]-[.C422])*[.$B$4]" office:value-type="float" office:value="12392.2350345959">
            <text:p>12392.2350345959</text:p>
          </table:table-cell>
          <table:table-cell table:formula="of:=ROUND([.D422])" office:value-type="float" office:value="12392">
            <text:p>12392</text:p>
          </table:table-cell>
          <table:table-cell table:formula="of:=([.$C$8]-([.E422]*[.$C$4]))" office:value-type="float" office:value="190.16385">
            <text:p>190.16385</text:p>
          </table:table-cell>
          <table:table-cell table:formula="of:=SQRT(ABS([.$D$2]^2-[.F422]^2))" office:value-type="float" office:value="61.9492546620014">
            <text:p>61.9492546620014</text:p>
          </table:table-cell>
          <table:table-cell table:formula="of:=ABS([.B422]-[.G422])" office:value-type="float" office:value="0.000745337998175444">
            <text:p>0.000745337998175444</text:p>
          </table:table-cell>
        </table:table-row>
        <table:table-row table:style-name="ro2">
          <table:table-cell table:formula="of:=[.A422]+[.A$4]" office:value-type="float" office:value="124.199999999999">
            <text:p>124.199999999999</text:p>
          </table:table-cell>
          <table:table-cell table:formula="of:=[.A423]/2" office:value-type="float" office:value="62.0999999999996">
            <text:p>62.0999999999996</text:p>
          </table:table-cell>
          <table:table-cell table:formula="of:=SQRT(ABS([.$D$2]^2-[.B423]^2))" office:value-type="float" office:value="190.114675919562">
            <text:p>190.114675919562</text:p>
          </table:table-cell>
          <table:table-cell table:formula="of:=([.$C$10]-[.C423])*[.$B$4]" office:value-type="float" office:value="12453.8807312506">
            <text:p>12453.8807312506</text:p>
          </table:table-cell>
          <table:table-cell table:formula="of:=ROUND([.D423])" office:value-type="float" office:value="12454">
            <text:p>12454</text:p>
          </table:table-cell>
          <table:table-cell table:formula="of:=([.$C$8]-([.E423]*[.$C$4]))" office:value-type="float" office:value="190.1146375">
            <text:p>190.1146375</text:p>
          </table:table-cell>
          <table:table-cell table:formula="of:=SQRT(ABS([.$D$2]^2-[.F423]^2))" office:value-type="float" office:value="62.100117618597">
            <text:p>62.100117618597</text:p>
          </table:table-cell>
          <table:table-cell table:formula="of:=ABS([.B423]-[.G423])" office:value-type="float" office:value="0.00011761859744297">
            <text:p>0.00011761859744297</text:p>
          </table:table-cell>
        </table:table-row>
        <table:table-row table:style-name="ro2">
          <table:table-cell table:formula="of:=[.A423]+[.A$4]" office:value-type="float" office:value="124.499999999999">
            <text:p>124.499999999999</text:p>
          </table:table-cell>
          <table:table-cell table:formula="of:=[.A424]/2" office:value-type="float" office:value="62.2499999999996">
            <text:p>62.2499999999996</text:p>
          </table:table-cell>
          <table:table-cell table:formula="of:=SQRT(ABS([.$D$2]^2-[.B424]^2))" office:value-type="float" office:value="190.065613670648">
            <text:p>190.065613670648</text:p>
          </table:table-cell>
          <table:table-cell table:formula="of:=([.$C$10]-[.C424])*[.$B$4]" office:value-type="float" office:value="12515.6914385436">
            <text:p>12515.6914385436</text:p>
          </table:table-cell>
          <table:table-cell table:formula="of:=ROUND([.D424])" office:value-type="float" office:value="12516">
            <text:p>12516</text:p>
          </table:table-cell>
          <table:table-cell table:formula="of:=([.$C$8]-([.E424]*[.$C$4]))" office:value-type="float" office:value="190.065425">
            <text:p>190.065425</text:p>
          </table:table-cell>
          <table:table-cell table:formula="of:=SQRT(ABS([.$D$2]^2-[.F424]^2))" office:value-type="float" office:value="62.2505760581328">
            <text:p>62.2505760581328</text:p>
          </table:table-cell>
          <table:table-cell table:formula="of:=ABS([.B424]-[.G424])" office:value-type="float" office:value="0.000576058133177071">
            <text:p>0.000576058133177071</text:p>
          </table:table-cell>
        </table:table-row>
        <table:table-row table:style-name="ro2">
          <table:table-cell table:formula="of:=[.A424]+[.A$4]" office:value-type="float" office:value="124.799999999999">
            <text:p>124.799999999999</text:p>
          </table:table-cell>
          <table:table-cell table:formula="of:=[.A425]/2" office:value-type="float" office:value="62.3999999999996">
            <text:p>62.3999999999996</text:p>
          </table:table-cell>
          <table:table-cell table:formula="of:=SQRT(ABS([.$D$2]^2-[.B425]^2))" office:value-type="float" office:value="190.016420343085">
            <text:p>190.016420343085</text:p>
          </table:table-cell>
          <table:table-cell table:formula="of:=([.$C$10]-[.C425])*[.$B$4]" office:value-type="float" office:value="12577.6672842922">
            <text:p>12577.6672842922</text:p>
          </table:table-cell>
          <table:table-cell table:formula="of:=ROUND([.D425])" office:value-type="float" office:value="12578">
            <text:p>12578</text:p>
          </table:table-cell>
          <table:table-cell table:formula="of:=([.$C$8]-([.E425]*[.$C$4]))" office:value-type="float" office:value="190.0162125">
            <text:p>190.0162125</text:p>
          </table:table-cell>
          <table:table-cell table:formula="of:=SQRT(ABS([.$D$2]^2-[.F425]^2))" office:value-type="float" office:value="62.4006329066849">
            <text:p>62.4006329066849</text:p>
          </table:table-cell>
          <table:table-cell table:formula="of:=ABS([.B425]-[.G425])" office:value-type="float" office:value="0.000632906685282819">
            <text:p>0.000632906685282819</text:p>
          </table:table-cell>
        </table:table-row>
        <table:table-row table:style-name="ro2">
          <table:table-cell table:formula="of:=[.A425]+[.A$4]" office:value-type="float" office:value="125.099999999999">
            <text:p>125.099999999999</text:p>
          </table:table-cell>
          <table:table-cell table:formula="of:=[.A426]/2" office:value-type="float" office:value="62.5499999999996">
            <text:p>62.5499999999996</text:p>
          </table:table-cell>
          <table:table-cell table:formula="of:=SQRT(ABS([.$D$2]^2-[.B426]^2))" office:value-type="float" office:value="189.967095835042">
            <text:p>189.967095835042</text:p>
          </table:table-cell>
          <table:table-cell table:formula="of:=([.$C$10]-[.C426])*[.$B$4]" office:value-type="float" office:value="12639.8083967875">
            <text:p>12639.8083967875</text:p>
          </table:table-cell>
          <table:table-cell table:formula="of:=ROUND([.D426])" office:value-type="float" office:value="12640">
            <text:p>12640</text:p>
          </table:table-cell>
          <table:table-cell table:formula="of:=([.$C$8]-([.E426]*[.$C$4]))" office:value-type="float" office:value="189.967">
            <text:p>189.967</text:p>
          </table:table-cell>
          <table:table-cell table:formula="of:=SQRT(ABS([.$D$2]^2-[.F426]^2))" office:value-type="float" office:value="62.5502910544787">
            <text:p>62.5502910544787</text:p>
          </table:table-cell>
          <table:table-cell table:formula="of:=ABS([.B426]-[.G426])" office:value-type="float" office:value="0.000291054479099273">
            <text:p>0.000291054479099273</text:p>
          </table:table-cell>
        </table:table-row>
        <table:table-row table:style-name="ro2">
          <table:table-cell table:formula="of:=[.A426]+[.A$4]" office:value-type="float" office:value="125.399999999999">
            <text:p>125.399999999999</text:p>
          </table:table-cell>
          <table:table-cell table:formula="of:=[.A427]/2" office:value-type="float" office:value="62.6999999999996">
            <text:p>62.6999999999996</text:p>
          </table:table-cell>
          <table:table-cell table:formula="of:=SQRT(ABS([.$D$2]^2-[.B427]^2))" office:value-type="float" office:value="189.91764004431">
            <text:p>189.91764004431</text:p>
          </table:table-cell>
          <table:table-cell table:formula="of:=([.$C$10]-[.C427])*[.$B$4]" office:value-type="float" office:value="12702.1149047965">
            <text:p>12702.1149047965</text:p>
          </table:table-cell>
          <table:table-cell table:formula="of:=ROUND([.D427])" office:value-type="float" office:value="12702">
            <text:p>12702</text:p>
          </table:table-cell>
          <table:table-cell table:formula="of:=([.$C$8]-([.E427]*[.$C$4]))" office:value-type="float" office:value="189.9177875">
            <text:p>189.9177875</text:p>
          </table:table-cell>
          <table:table-cell table:formula="of:=SQRT(ABS([.$D$2]^2-[.F427]^2))" office:value-type="float" office:value="62.699553356502">
            <text:p>62.699553356502</text:p>
          </table:table-cell>
          <table:table-cell table:formula="of:=ABS([.B427]-[.G427])" office:value-type="float" office:value="0.000446643497589605">
            <text:p>0.000446643497589605</text:p>
          </table:table-cell>
        </table:table-row>
        <table:table-row table:style-name="ro2">
          <table:table-cell table:formula="of:=[.A427]+[.A$4]" office:value-type="float" office:value="125.699999999999">
            <text:p>125.699999999999</text:p>
          </table:table-cell>
          <table:table-cell table:formula="of:=[.A428]/2" office:value-type="float" office:value="62.8499999999996">
            <text:p>62.8499999999996</text:p>
          </table:table-cell>
          <table:table-cell table:formula="of:=SQRT(ABS([.$D$2]^2-[.B428]^2))" office:value-type="float" office:value="189.868052868301">
            <text:p>189.868052868301</text:p>
          </table:table-cell>
          <table:table-cell table:formula="of:=([.$C$10]-[.C428])*[.$B$4]" office:value-type="float" office:value="12764.5869375632">
            <text:p>12764.5869375632</text:p>
          </table:table-cell>
          <table:table-cell table:formula="of:=ROUND([.D428])" office:value-type="float" office:value="12765">
            <text:p>12765</text:p>
          </table:table-cell>
          <table:table-cell table:formula="of:=([.$C$8]-([.E428]*[.$C$4]))" office:value-type="float" office:value="189.86778125">
            <text:p>189.86778125</text:p>
          </table:table-cell>
          <table:table-cell table:formula="of:=SQRT(ABS([.$D$2]^2-[.F428]^2))" office:value-type="float" office:value="62.8508205451778">
            <text:p>62.8508205451778</text:p>
          </table:table-cell>
          <table:table-cell table:formula="of:=ABS([.B428]-[.G428])" office:value-type="float" office:value="0.000820545178235932">
            <text:p>0.000820545178235932</text:p>
          </table:table-cell>
        </table:table-row>
        <table:table-row table:style-name="ro2">
          <table:table-cell table:formula="of:=[.A428]+[.A$4]" office:value-type="float" office:value="125.999999999999">
            <text:p>125.999999999999</text:p>
          </table:table-cell>
          <table:table-cell table:formula="of:=[.A429]/2" office:value-type="float" office:value="62.9999999999996">
            <text:p>62.9999999999996</text:p>
          </table:table-cell>
          <table:table-cell table:formula="of:=SQRT(ABS([.$D$2]^2-[.B429]^2))" office:value-type="float" office:value="189.818334204049">
            <text:p>189.818334204049</text:p>
          </table:table-cell>
          <table:table-cell table:formula="of:=([.$C$10]-[.C429])*[.$B$4]" office:value-type="float" office:value="12827.2246248102">
            <text:p>12827.2246248102</text:p>
          </table:table-cell>
          <table:table-cell table:formula="of:=ROUND([.D429])" office:value-type="float" office:value="12827">
            <text:p>12827</text:p>
          </table:table-cell>
          <table:table-cell table:formula="of:=([.$C$8]-([.E429]*[.$C$4]))" office:value-type="float" office:value="189.81856875">
            <text:p>189.81856875</text:p>
          </table:table-cell>
          <table:table-cell table:formula="of:=SQRT(ABS([.$D$2]^2-[.F429]^2))" office:value-type="float" office:value="62.9992933111279">
            <text:p>62.9992933111279</text:p>
          </table:table-cell>
          <table:table-cell table:formula="of:=ABS([.B429]-[.G429])" office:value-type="float" office:value="0.000706688871666472">
            <text:p>0.000706688871666472</text:p>
          </table:table-cell>
        </table:table-row>
        <table:table-row table:style-name="ro2">
          <table:table-cell table:formula="of:=[.A429]+[.A$4]" office:value-type="float" office:value="126.299999999999">
            <text:p>126.299999999999</text:p>
          </table:table-cell>
          <table:table-cell table:formula="of:=[.A430]/2" office:value-type="float" office:value="63.1499999999996">
            <text:p>63.1499999999996</text:p>
          </table:table-cell>
          <table:table-cell table:formula="of:=SQRT(ABS([.$D$2]^2-[.B430]^2))" office:value-type="float" office:value="189.768483948205">
            <text:p>189.768483948205</text:p>
          </table:table-cell>
          <table:table-cell table:formula="of:=([.$C$10]-[.C430])*[.$B$4]" office:value-type="float" office:value="12890.02809674">
            <text:p>12890.02809674</text:p>
          </table:table-cell>
          <table:table-cell table:formula="of:=ROUND([.D430])" office:value-type="float" office:value="12890">
            <text:p>12890</text:p>
          </table:table-cell>
          <table:table-cell table:formula="of:=([.$C$8]-([.E430]*[.$C$4]))" office:value-type="float" office:value="189.7685625">
            <text:p>189.7685625</text:p>
          </table:table-cell>
          <table:table-cell table:formula="of:=SQRT(ABS([.$D$2]^2-[.F430]^2))" office:value-type="float" office:value="63.1497639479641">
            <text:p>63.1497639479641</text:p>
          </table:table-cell>
          <table:table-cell table:formula="of:=ABS([.B430]-[.G430])" office:value-type="float" office:value="0.000236052035454293">
            <text:p>0.000236052035454293</text:p>
          </table:table-cell>
        </table:table-row>
        <table:table-row table:style-name="ro2">
          <table:table-cell table:formula="of:=[.A430]+[.A$4]" office:value-type="float" office:value="126.599999999999">
            <text:p>126.599999999999</text:p>
          </table:table-cell>
          <table:table-cell table:formula="of:=[.A431]/2" office:value-type="float" office:value="63.2999999999996">
            <text:p>63.2999999999996</text:p>
          </table:table-cell>
          <table:table-cell table:formula="of:=SQRT(ABS([.$D$2]^2-[.B431]^2))" office:value-type="float" office:value="189.718501997038">
            <text:p>189.718501997038</text:p>
          </table:table-cell>
          <table:table-cell table:formula="of:=([.$C$10]-[.C431])*[.$B$4]" office:value-type="float" office:value="12952.9974840369">
            <text:p>12952.9974840369</text:p>
          </table:table-cell>
          <table:table-cell table:formula="of:=ROUND([.D431])" office:value-type="float" office:value="12953">
            <text:p>12953</text:p>
          </table:table-cell>
          <table:table-cell table:formula="of:=([.$C$8]-([.E431]*[.$C$4]))" office:value-type="float" office:value="189.71855625">
            <text:p>189.71855625</text:p>
          </table:table-cell>
          <table:table-cell table:formula="of:=SQRT(ABS([.$D$2]^2-[.F431]^2))" office:value-type="float" office:value="63.2998373964387">
            <text:p>63.2998373964387</text:p>
          </table:table-cell>
          <table:table-cell table:formula="of:=ABS([.B431]-[.G431])" office:value-type="float" office:value="0.000162603560859509">
            <text:p>0.000162603560859509</text:p>
          </table:table-cell>
        </table:table-row>
        <table:table-row table:style-name="ro2">
          <table:table-cell table:formula="of:=[.A431]+[.A$4]" office:value-type="float" office:value="126.899999999999">
            <text:p>126.899999999999</text:p>
          </table:table-cell>
          <table:table-cell table:formula="of:=[.A432]/2" office:value-type="float" office:value="63.4499999999996">
            <text:p>63.4499999999996</text:p>
          </table:table-cell>
          <table:table-cell table:formula="of:=SQRT(ABS([.$D$2]^2-[.B432]^2))" office:value-type="float" office:value="189.668388246434">
            <text:p>189.668388246434</text:p>
          </table:table-cell>
          <table:table-cell table:formula="of:=([.$C$10]-[.C432])*[.$B$4]" office:value-type="float" office:value="13016.1329178684">
            <text:p>13016.1329178684</text:p>
          </table:table-cell>
          <table:table-cell table:formula="of:=ROUND([.D432])" office:value-type="float" office:value="13016">
            <text:p>13016</text:p>
          </table:table-cell>
          <table:table-cell table:formula="of:=([.$C$8]-([.E432]*[.$C$4]))" office:value-type="float" office:value="189.66855">
            <text:p>189.66855</text:p>
          </table:table-cell>
          <table:table-cell table:formula="of:=SQRT(ABS([.$D$2]^2-[.F432]^2))" office:value-type="float" office:value="63.4495164748912">
            <text:p>63.4495164748912</text:p>
          </table:table-cell>
          <table:table-cell table:formula="of:=ABS([.B432]-[.G432])" office:value-type="float" office:value="0.000483525108350591">
            <text:p>0.000483525108350591</text:p>
          </table:table-cell>
        </table:table-row>
        <table:table-row table:style-name="ro2">
          <table:table-cell table:formula="of:=[.A432]+[.A$4]" office:value-type="float" office:value="127.199999999999">
            <text:p>127.199999999999</text:p>
          </table:table-cell>
          <table:table-cell table:formula="of:=[.A433]/2" office:value-type="float" office:value="63.5999999999996">
            <text:p>63.5999999999996</text:p>
          </table:table-cell>
          <table:table-cell table:formula="of:=SQRT(ABS([.$D$2]^2-[.B433]^2))" office:value-type="float" office:value="189.618142591895">
            <text:p>189.618142591895</text:p>
          </table:table-cell>
          <table:table-cell table:formula="of:=([.$C$10]-[.C433])*[.$B$4]" office:value-type="float" office:value="13079.4345298867">
            <text:p>13079.4345298867</text:p>
          </table:table-cell>
          <table:table-cell table:formula="of:=ROUND([.D433])" office:value-type="float" office:value="13079">
            <text:p>13079</text:p>
          </table:table-cell>
          <table:table-cell table:formula="of:=([.$C$8]-([.E433]*[.$C$4]))" office:value-type="float" office:value="189.61854375">
            <text:p>189.61854375</text:p>
          </table:table-cell>
          <table:table-cell table:formula="of:=SQRT(ABS([.$D$2]^2-[.F433]^2))" office:value-type="float" office:value="63.5988039677582">
            <text:p>63.5988039677582</text:p>
          </table:table-cell>
          <table:table-cell table:formula="of:=ABS([.B433]-[.G433])" office:value-type="float" office:value="0.00119603224140263">
            <text:p>0.00119603224140263</text:p>
          </table:table-cell>
        </table:table-row>
        <table:table-row table:style-name="ro2">
          <table:table-cell table:formula="of:=[.A433]+[.A$4]" office:value-type="float" office:value="127.499999999999">
            <text:p>127.499999999999</text:p>
          </table:table-cell>
          <table:table-cell table:formula="of:=[.A434]/2" office:value-type="float" office:value="63.7499999999996">
            <text:p>63.7499999999996</text:p>
          </table:table-cell>
          <table:table-cell table:formula="of:=SQRT(ABS([.$D$2]^2-[.B434]^2))" office:value-type="float" office:value="189.567764928534">
            <text:p>189.567764928534</text:p>
          </table:table-cell>
          <table:table-cell table:formula="of:=([.$C$10]-[.C434])*[.$B$4]" office:value-type="float" office:value="13142.9024522302">
            <text:p>13142.9024522302</text:p>
          </table:table-cell>
          <table:table-cell table:formula="of:=ROUND([.D434])" office:value-type="float" office:value="13143">
            <text:p>13143</text:p>
          </table:table-cell>
          <table:table-cell table:formula="of:=([.$C$8]-([.E434]*[.$C$4]))" office:value-type="float" office:value="189.56774375">
            <text:p>189.56774375</text:p>
          </table:table-cell>
          <table:table-cell table:formula="of:=SQRT(ABS([.$D$2]^2-[.F434]^2))" office:value-type="float" office:value="63.7500629767088">
            <text:p>63.7500629767088</text:p>
          </table:table-cell>
          <table:table-cell table:formula="of:=ABS([.B434]-[.G434])" office:value-type="float" office:value="0.0000629767092092948">
            <text:p>0.0000629767092092948</text:p>
          </table:table-cell>
        </table:table-row>
        <table:table-row table:style-name="ro2">
          <table:table-cell table:formula="of:=[.A434]+[.A$4]" office:value-type="float" office:value="127.799999999999">
            <text:p>127.799999999999</text:p>
          </table:table-cell>
          <table:table-cell table:formula="of:=[.A435]/2" office:value-type="float" office:value="63.8999999999996">
            <text:p>63.8999999999996</text:p>
          </table:table-cell>
          <table:table-cell table:formula="of:=SQRT(ABS([.$D$2]^2-[.B435]^2))" office:value-type="float" office:value="189.517255151081">
            <text:p>189.517255151081</text:p>
          </table:table-cell>
          <table:table-cell table:formula="of:=([.$C$10]-[.C435])*[.$B$4]" office:value-type="float" office:value="13206.5368175254">
            <text:p>13206.5368175254</text:p>
          </table:table-cell>
          <table:table-cell table:formula="of:=ROUND([.D435])" office:value-type="float" office:value="13207">
            <text:p>13207</text:p>
          </table:table-cell>
          <table:table-cell table:formula="of:=([.$C$8]-([.E435]*[.$C$4]))" office:value-type="float" office:value="189.51694375">
            <text:p>189.51694375</text:p>
          </table:table-cell>
          <table:table-cell table:formula="of:=SQRT(ABS([.$D$2]^2-[.F435]^2))" office:value-type="float" office:value="63.9009235587353">
            <text:p>63.9009235587353</text:p>
          </table:table-cell>
          <table:table-cell table:formula="of:=ABS([.B435]-[.G435])" office:value-type="float" office:value="0.000923558735770769">
            <text:p>0.000923558735770769</text:p>
          </table:table-cell>
        </table:table-row>
        <table:table-row table:style-name="ro2">
          <table:table-cell table:formula="of:=[.A435]+[.A$4]" office:value-type="float" office:value="128.099999999999">
            <text:p>128.099999999999</text:p>
          </table:table-cell>
          <table:table-cell table:formula="of:=[.A436]/2" office:value-type="float" office:value="64.0499999999996">
            <text:p>64.0499999999996</text:p>
          </table:table-cell>
          <table:table-cell table:formula="of:=SQRT(ABS([.$D$2]^2-[.B436]^2))" office:value-type="float" office:value="189.466613153875">
            <text:p>189.466613153875</text:p>
          </table:table-cell>
          <table:table-cell table:formula="of:=([.$C$10]-[.C436])*[.$B$4]" office:value-type="float" office:value="13270.3377588879">
            <text:p>13270.3377588879</text:p>
          </table:table-cell>
          <table:table-cell table:formula="of:=ROUND([.D436])" office:value-type="float" office:value="13270">
            <text:p>13270</text:p>
          </table:table-cell>
          <table:table-cell table:formula="of:=([.$C$8]-([.E436]*[.$C$4]))" office:value-type="float" office:value="189.4669375">
            <text:p>189.4669375</text:p>
          </table:table-cell>
          <table:table-cell table:formula="of:=SQRT(ABS([.$D$2]^2-[.F436]^2))" office:value-type="float" office:value="64.0490405421587">
            <text:p>64.0490405421587</text:p>
          </table:table-cell>
          <table:table-cell table:formula="of:=ABS([.B436]-[.G436])" office:value-type="float" office:value="0.000959457840821187">
            <text:p>0.000959457840821187</text:p>
          </table:table-cell>
        </table:table-row>
        <table:table-row table:style-name="ro2">
          <table:table-cell table:formula="of:=[.A436]+[.A$4]" office:value-type="float" office:value="128.399999999999">
            <text:p>128.399999999999</text:p>
          </table:table-cell>
          <table:table-cell table:formula="of:=[.A437]/2" office:value-type="float" office:value="64.1999999999996">
            <text:p>64.1999999999996</text:p>
          </table:table-cell>
          <table:table-cell table:formula="of:=SQRT(ABS([.$D$2]^2-[.B437]^2))" office:value-type="float" office:value="189.415838830865">
            <text:p>189.415838830865</text:p>
          </table:table-cell>
          <table:table-cell table:formula="of:=([.$C$10]-[.C437])*[.$B$4]" office:value-type="float" office:value="13334.3054099245">
            <text:p>13334.3054099245</text:p>
          </table:table-cell>
          <table:table-cell table:formula="of:=ROUND([.D437])" office:value-type="float" office:value="13334">
            <text:p>13334</text:p>
          </table:table-cell>
          <table:table-cell table:formula="of:=([.$C$8]-([.E437]*[.$C$4]))" office:value-type="float" office:value="189.4161375">
            <text:p>189.4161375</text:p>
          </table:table-cell>
          <table:table-cell table:formula="of:=SQRT(ABS([.$D$2]^2-[.F437]^2))" office:value-type="float" office:value="64.1991187991011">
            <text:p>64.1991187991011</text:p>
          </table:table-cell>
          <table:table-cell table:formula="of:=ABS([.B437]-[.G437])" office:value-type="float" office:value="0.000881200898461998">
            <text:p>0.000881200898461998</text:p>
          </table:table-cell>
        </table:table-row>
        <table:table-row table:style-name="ro2">
          <table:table-cell table:formula="of:=[.A437]+[.A$4]" office:value-type="float" office:value="128.699999999999">
            <text:p>128.699999999999</text:p>
          </table:table-cell>
          <table:table-cell table:formula="of:=[.A438]/2" office:value-type="float" office:value="64.3499999999996">
            <text:p>64.3499999999996</text:p>
          </table:table-cell>
          <table:table-cell table:formula="of:=SQRT(ABS([.$D$2]^2-[.B438]^2))" office:value-type="float" office:value="189.364932075609">
            <text:p>189.364932075609</text:p>
          </table:table-cell>
          <table:table-cell table:formula="of:=([.$C$10]-[.C438])*[.$B$4]" office:value-type="float" office:value="13398.4399047345">
            <text:p>13398.4399047345</text:p>
          </table:table-cell>
          <table:table-cell table:formula="of:=ROUND([.D438])" office:value-type="float" office:value="13398">
            <text:p>13398</text:p>
          </table:table-cell>
          <table:table-cell table:formula="of:=([.$C$8]-([.E438]*[.$C$4]))" office:value-type="float" office:value="189.3653375">
            <text:p>189.3653375</text:p>
          </table:table-cell>
          <table:table-cell table:formula="of:=SQRT(ABS([.$D$2]^2-[.F438]^2))" office:value-type="float" office:value="64.3488069315282">
            <text:p>64.3488069315282</text:p>
          </table:table-cell>
          <table:table-cell table:formula="of:=ABS([.B438]-[.G438])" office:value-type="float" office:value="0.00119306847138034">
            <text:p>0.00119306847138034</text:p>
          </table:table-cell>
        </table:table-row>
        <table:table-row table:style-name="ro2">
          <table:table-cell table:formula="of:=[.A438]+[.A$4]" office:value-type="float" office:value="128.999999999999">
            <text:p>128.999999999999</text:p>
          </table:table-cell>
          <table:table-cell table:formula="of:=[.A439]/2" office:value-type="float" office:value="64.4999999999996">
            <text:p>64.4999999999996</text:p>
          </table:table-cell>
          <table:table-cell table:formula="of:=SQRT(ABS([.$D$2]^2-[.B439]^2))" office:value-type="float" office:value="189.313892781275">
            <text:p>189.313892781275</text:p>
          </table:table-cell>
          <table:table-cell table:formula="of:=([.$C$10]-[.C439])*[.$B$4]" office:value-type="float" office:value="13462.7413779114">
            <text:p>13462.7413779114</text:p>
          </table:table-cell>
          <table:table-cell table:formula="of:=ROUND([.D439])" office:value-type="float" office:value="13463">
            <text:p>13463</text:p>
          </table:table-cell>
          <table:table-cell table:formula="of:=([.$C$8]-([.E439]*[.$C$4]))" office:value-type="float" office:value="189.31374375">
            <text:p>189.31374375</text:p>
          </table:table-cell>
          <table:table-cell table:formula="of:=SQRT(ABS([.$D$2]^2-[.F439]^2))" office:value-type="float" office:value="64.500437419907">
            <text:p>64.500437419907</text:p>
          </table:table-cell>
          <table:table-cell table:formula="of:=ABS([.B439]-[.G439])" office:value-type="float" office:value="0.000437419907370895">
            <text:p>0.000437419907370895</text:p>
          </table:table-cell>
        </table:table-row>
        <table:table-row table:style-name="ro2">
          <table:table-cell table:formula="of:=[.A439]+[.A$4]" office:value-type="float" office:value="129.299999999999">
            <text:p>129.299999999999</text:p>
          </table:table-cell>
          <table:table-cell table:formula="of:=[.A440]/2" office:value-type="float" office:value="64.6499999999996">
            <text:p>64.6499999999996</text:p>
          </table:table-cell>
          <table:table-cell table:formula="of:=SQRT(ABS([.$D$2]^2-[.B440]^2))" office:value-type="float" office:value="189.262720840635">
            <text:p>189.262720840635</text:p>
          </table:table-cell>
          <table:table-cell table:formula="of:=([.$C$10]-[.C440])*[.$B$4]" office:value-type="float" office:value="13527.2099645446">
            <text:p>13527.2099645446</text:p>
          </table:table-cell>
          <table:table-cell table:formula="of:=ROUND([.D440])" office:value-type="float" office:value="13527">
            <text:p>13527</text:p>
          </table:table-cell>
          <table:table-cell table:formula="of:=([.$C$8]-([.E440]*[.$C$4]))" office:value-type="float" office:value="189.26294375">
            <text:p>189.26294375</text:p>
          </table:table-cell>
          <table:table-cell table:formula="of:=SQRT(ABS([.$D$2]^2-[.F440]^2))" office:value-type="float" office:value="64.6493474296867">
            <text:p>64.6493474296867</text:p>
          </table:table-cell>
          <table:table-cell table:formula="of:=ABS([.B440]-[.G440])" office:value-type="float" office:value="0.000652570312922762">
            <text:p>0.000652570312922762</text:p>
          </table:table-cell>
        </table:table-row>
        <table:table-row table:style-name="ro2">
          <table:table-cell table:formula="of:=[.A440]+[.A$4]" office:value-type="float" office:value="129.599999999999">
            <text:p>129.599999999999</text:p>
          </table:table-cell>
          <table:table-cell table:formula="of:=[.A441]/2" office:value-type="float" office:value="64.7999999999996">
            <text:p>64.7999999999996</text:p>
          </table:table-cell>
          <table:table-cell table:formula="of:=SQRT(ABS([.$D$2]^2-[.B441]^2))" office:value-type="float" office:value="189.211416146067">
            <text:p>189.211416146067</text:p>
          </table:table-cell>
          <table:table-cell table:formula="of:=([.$C$10]-[.C441])*[.$B$4]" office:value-type="float" office:value="13591.8458002209">
            <text:p>13591.8458002209</text:p>
          </table:table-cell>
          <table:table-cell table:formula="of:=ROUND([.D441])" office:value-type="float" office:value="13592">
            <text:p>13592</text:p>
          </table:table-cell>
          <table:table-cell table:formula="of:=([.$C$8]-([.E441]*[.$C$4]))" office:value-type="float" office:value="189.21135">
            <text:p>189.21135</text:p>
          </table:table-cell>
          <table:table-cell table:formula="of:=SQRT(ABS([.$D$2]^2-[.F441]^2))" office:value-type="float" office:value="64.8001931415138">
            <text:p>64.8001931415138</text:p>
          </table:table-cell>
          <table:table-cell table:formula="of:=ABS([.B441]-[.G441])" office:value-type="float" office:value="0.000193141514230888">
            <text:p>0.000193141514230888</text:p>
          </table:table-cell>
        </table:table-row>
        <table:table-row table:style-name="ro2">
          <table:table-cell table:formula="of:=[.A441]+[.A$4]" office:value-type="float" office:value="129.899999999999">
            <text:p>129.899999999999</text:p>
          </table:table-cell>
          <table:table-cell table:formula="of:=[.A442]/2" office:value-type="float" office:value="64.9499999999996">
            <text:p>64.9499999999996</text:p>
          </table:table-cell>
          <table:table-cell table:formula="of:=SQRT(ABS([.$D$2]^2-[.B442]^2))" office:value-type="float" office:value="189.159978589553">
            <text:p>189.159978589553</text:p>
          </table:table-cell>
          <table:table-cell table:formula="of:=([.$C$10]-[.C442])*[.$B$4]" office:value-type="float" office:value="13656.649021026">
            <text:p>13656.649021026</text:p>
          </table:table-cell>
          <table:table-cell table:formula="of:=ROUND([.D442])" office:value-type="float" office:value="13657">
            <text:p>13657</text:p>
          </table:table-cell>
          <table:table-cell table:formula="of:=([.$C$8]-([.E442]*[.$C$4]))" office:value-type="float" office:value="189.15975625">
            <text:p>189.15975625</text:p>
          </table:table-cell>
          <table:table-cell table:formula="of:=SQRT(ABS([.$D$2]^2-[.F442]^2))" office:value-type="float" office:value="64.9506475367304">
            <text:p>64.9506475367304</text:p>
          </table:table-cell>
          <table:table-cell table:formula="of:=ABS([.B442]-[.G442])" office:value-type="float" office:value="0.000647536730838283">
            <text:p>0.000647536730838283</text:p>
          </table:table-cell>
        </table:table-row>
        <table:table-row table:style-name="ro2">
          <table:table-cell table:formula="of:=[.A442]+[.A$4]" office:value-type="float" office:value="130.199999999999">
            <text:p>130.199999999999</text:p>
          </table:table-cell>
          <table:table-cell table:formula="of:=[.A443]/2" office:value-type="float" office:value="65.0999999999996">
            <text:p>65.0999999999996</text:p>
          </table:table-cell>
          <table:table-cell table:formula="of:=SQRT(ABS([.$D$2]^2-[.B443]^2))" office:value-type="float" office:value="189.108408062677">
            <text:p>189.108408062677</text:p>
          </table:table-cell>
          <table:table-cell table:formula="of:=([.$C$10]-[.C443])*[.$B$4]" office:value-type="float" office:value="13721.6197635463">
            <text:p>13721.6197635463</text:p>
          </table:table-cell>
          <table:table-cell table:formula="of:=ROUND([.D443])" office:value-type="float" office:value="13722">
            <text:p>13722</text:p>
          </table:table-cell>
          <table:table-cell table:formula="of:=([.$C$8]-([.E443]*[.$C$4]))" office:value-type="float" office:value="189.1081625">
            <text:p>189.1081625</text:p>
          </table:table-cell>
          <table:table-cell table:formula="of:=SQRT(ABS([.$D$2]^2-[.F443]^2))" office:value-type="float" office:value="65.1007133284544">
            <text:p>65.1007133284544</text:p>
          </table:table-cell>
          <table:table-cell table:formula="of:=ABS([.B443]-[.G443])" office:value-type="float" office:value="0.000713328454779116">
            <text:p>0.000713328454779116</text:p>
          </table:table-cell>
        </table:table-row>
        <table:table-row table:style-name="ro2">
          <table:table-cell table:formula="of:=[.A443]+[.A$4]" office:value-type="float" office:value="130.499999999999">
            <text:p>130.499999999999</text:p>
          </table:table-cell>
          <table:table-cell table:formula="of:=[.A444]/2" office:value-type="float" office:value="65.2499999999996">
            <text:p>65.2499999999996</text:p>
          </table:table-cell>
          <table:table-cell table:formula="of:=SQRT(ABS([.$D$2]^2-[.B444]^2))" office:value-type="float" office:value="189.056704456626">
            <text:p>189.056704456626</text:p>
          </table:table-cell>
          <table:table-cell table:formula="of:=([.$C$10]-[.C444])*[.$B$4]" office:value-type="float" office:value="13786.7581648706">
            <text:p>13786.7581648706</text:p>
          </table:table-cell>
          <table:table-cell table:formula="of:=ROUND([.D444])" office:value-type="float" office:value="13787">
            <text:p>13787</text:p>
          </table:table-cell>
          <table:table-cell table:formula="of:=([.$C$8]-([.E444]*[.$C$4]))" office:value-type="float" office:value="189.05656875">
            <text:p>189.05656875</text:p>
          </table:table-cell>
          <table:table-cell table:formula="of:=SQRT(ABS([.$D$2]^2-[.F444]^2))" office:value-type="float" office:value="65.2503931978692">
            <text:p>65.2503931978692</text:p>
          </table:table-cell>
          <table:table-cell table:formula="of:=ABS([.B444]-[.G444])" office:value-type="float" office:value="0.000393197869527739">
            <text:p>0.000393197869527739</text:p>
          </table:table-cell>
        </table:table-row>
        <table:table-row table:style-name="ro2">
          <table:table-cell table:formula="of:=[.A444]+[.A$4]" office:value-type="float" office:value="130.799999999999">
            <text:p>130.799999999999</text:p>
          </table:table-cell>
          <table:table-cell table:formula="of:=[.A445]/2" office:value-type="float" office:value="65.3999999999996">
            <text:p>65.3999999999996</text:p>
          </table:table-cell>
          <table:table-cell table:formula="of:=SQRT(ABS([.$D$2]^2-[.B445]^2))" office:value-type="float" office:value="189.004867662185">
            <text:p>189.004867662185</text:p>
          </table:table-cell>
          <table:table-cell table:formula="of:=([.$C$10]-[.C445])*[.$B$4]" office:value-type="float" office:value="13852.0643625917">
            <text:p>13852.0643625917</text:p>
          </table:table-cell>
          <table:table-cell table:formula="of:=ROUND([.D445])" office:value-type="float" office:value="13852">
            <text:p>13852</text:p>
          </table:table-cell>
          <table:table-cell table:formula="of:=([.$C$8]-([.E445]*[.$C$4]))" office:value-type="float" office:value="189.004975">
            <text:p>189.004975</text:p>
          </table:table-cell>
          <table:table-cell table:formula="of:=SQRT(ABS([.$D$2]^2-[.F445]^2))" office:value-type="float" office:value="65.3996897947488">
            <text:p>65.3996897947488</text:p>
          </table:table-cell>
          <table:table-cell table:formula="of:=ABS([.B445]-[.G445])" office:value-type="float" office:value="0.00031020525079839">
            <text:p>0.00031020525079839</text:p>
          </table:table-cell>
        </table:table-row>
        <table:table-row table:style-name="ro2">
          <table:table-cell table:formula="of:=[.A445]+[.A$4]" office:value-type="float" office:value="131.099999999999">
            <text:p>131.099999999999</text:p>
          </table:table-cell>
          <table:table-cell table:formula="of:=[.A446]/2" office:value-type="float" office:value="65.5499999999996">
            <text:p>65.5499999999996</text:p>
          </table:table-cell>
          <table:table-cell table:formula="of:=SQRT(ABS([.$D$2]^2-[.B446]^2))" office:value-type="float" office:value="188.952897569738">
            <text:p>188.952897569738</text:p>
          </table:table-cell>
          <table:table-cell table:formula="of:=([.$C$10]-[.C446])*[.$B$4]" office:value-type="float" office:value="13917.5384948078">
            <text:p>13917.5384948078</text:p>
          </table:table-cell>
          <table:table-cell table:formula="of:=ROUND([.D446])" office:value-type="float" office:value="13918">
            <text:p>13918</text:p>
          </table:table-cell>
          <table:table-cell table:formula="of:=([.$C$8]-([.E446]*[.$C$4]))" office:value-type="float" office:value="188.9525875">
            <text:p>188.9525875</text:p>
          </table:table-cell>
          <table:table-cell table:formula="of:=SQRT(ABS([.$D$2]^2-[.F446]^2))" office:value-type="float" office:value="65.5508937929518">
            <text:p>65.5508937929518</text:p>
          </table:table-cell>
          <table:table-cell table:formula="of:=ABS([.B446]-[.G446])" office:value-type="float" office:value="0.000893792952155081">
            <text:p>0.000893792952155081</text:p>
          </table:table-cell>
        </table:table-row>
        <table:table-row table:style-name="ro2">
          <table:table-cell table:formula="of:=[.A446]+[.A$4]" office:value-type="float" office:value="131.399999999999">
            <text:p>131.399999999999</text:p>
          </table:table-cell>
          <table:table-cell table:formula="of:=[.A447]/2" office:value-type="float" office:value="65.6999999999996">
            <text:p>65.6999999999996</text:p>
          </table:table-cell>
          <table:table-cell table:formula="of:=SQRT(ABS([.$D$2]^2-[.B447]^2))" office:value-type="float" office:value="188.900794069268">
            <text:p>188.900794069268</text:p>
          </table:table-cell>
          <table:table-cell table:formula="of:=([.$C$10]-[.C447])*[.$B$4]" office:value-type="float" office:value="13983.1807001247">
            <text:p>13983.1807001247</text:p>
          </table:table-cell>
          <table:table-cell table:formula="of:=ROUND([.D447])" office:value-type="float" office:value="13983">
            <text:p>13983</text:p>
          </table:table-cell>
          <table:table-cell table:formula="of:=([.$C$8]-([.E447]*[.$C$4]))" office:value-type="float" office:value="188.90099375">
            <text:p>188.90099375</text:p>
          </table:table-cell>
          <table:table-cell table:formula="of:=SQRT(ABS([.$D$2]^2-[.F447]^2))" office:value-type="float" office:value="65.6994258746792">
            <text:p>65.6994258746792</text:p>
          </table:table-cell>
          <table:table-cell table:formula="of:=ABS([.B447]-[.G447])" office:value-type="float" office:value="0.000574125320454755">
            <text:p>0.000574125320454755</text:p>
          </table:table-cell>
        </table:table-row>
        <table:table-row table:style-name="ro2">
          <table:table-cell table:formula="of:=[.A447]+[.A$4]" office:value-type="float" office:value="131.699999999999">
            <text:p>131.699999999999</text:p>
          </table:table-cell>
          <table:table-cell table:formula="of:=[.A448]/2" office:value-type="float" office:value="65.8499999999996">
            <text:p>65.8499999999996</text:p>
          </table:table-cell>
          <table:table-cell table:formula="of:=SQRT(ABS([.$D$2]^2-[.B448]^2))" office:value-type="float" office:value="188.848557050352">
            <text:p>188.848557050352</text:p>
          </table:table-cell>
          <table:table-cell table:formula="of:=([.$C$10]-[.C448])*[.$B$4]" office:value-type="float" office:value="14048.9911176568">
            <text:p>14048.9911176568</text:p>
          </table:table-cell>
          <table:table-cell table:formula="of:=ROUND([.D448])" office:value-type="float" office:value="14049">
            <text:p>14049</text:p>
          </table:table-cell>
          <table:table-cell table:formula="of:=([.$C$8]-([.E448]*[.$C$4]))" office:value-type="float" office:value="188.84860625">
            <text:p>188.84860625</text:p>
          </table:table-cell>
          <table:table-cell table:formula="of:=SQRT(ABS([.$D$2]^2-[.F448]^2))" office:value-type="float" office:value="65.8498589021455">
            <text:p>65.8498589021455</text:p>
          </table:table-cell>
          <table:table-cell table:formula="of:=ABS([.B448]-[.G448])" office:value-type="float" office:value="0.000141097854168493">
            <text:p>0.000141097854168493</text:p>
          </table:table-cell>
        </table:table-row>
        <table:table-row table:style-name="ro2">
          <table:table-cell table:formula="of:=[.A448]+[.A$4]" office:value-type="float" office:value="131.999999999999">
            <text:p>131.999999999999</text:p>
          </table:table-cell>
          <table:table-cell table:formula="of:=[.A449]/2" office:value-type="float" office:value="65.9999999999996">
            <text:p>65.9999999999996</text:p>
          </table:table-cell>
          <table:table-cell table:formula="of:=SQRT(ABS([.$D$2]^2-[.B449]^2))" office:value-type="float" office:value="188.796186402162">
            <text:p>188.796186402162</text:p>
          </table:table-cell>
          <table:table-cell table:formula="of:=([.$C$10]-[.C449])*[.$B$4]" office:value-type="float" office:value="14114.9698870296">
            <text:p>14114.9698870296</text:p>
          </table:table-cell>
          <table:table-cell table:formula="of:=ROUND([.D449])" office:value-type="float" office:value="14115">
            <text:p>14115</text:p>
          </table:table-cell>
          <table:table-cell table:formula="of:=([.$C$8]-([.E449]*[.$C$4]))" office:value-type="float" office:value="188.79621875">
            <text:p>188.79621875</text:p>
          </table:table-cell>
          <table:table-cell table:formula="of:=SQRT(ABS([.$D$2]^2-[.F449]^2))" office:value-type="float" office:value="65.9999074673756">
            <text:p>65.9999074673756</text:p>
          </table:table-cell>
          <table:table-cell table:formula="of:=ABS([.B449]-[.G449])" office:value-type="float" office:value="0.0000925326240377444">
            <text:p>0.0000925326240377444</text:p>
          </table:table-cell>
        </table:table-row>
        <table:table-row table:style-name="ro2">
          <table:table-cell table:formula="of:=[.A449]+[.A$4]" office:value-type="float" office:value="132.299999999999">
            <text:p>132.299999999999</text:p>
          </table:table-cell>
          <table:table-cell table:formula="of:=[.A450]/2" office:value-type="float" office:value="66.1499999999997">
            <text:p>66.1499999999997</text:p>
          </table:table-cell>
          <table:table-cell table:formula="of:=SQRT(ABS([.$D$2]^2-[.B450]^2))" office:value-type="float" office:value="188.743682013465">
            <text:p>188.743682013465</text:p>
          </table:table-cell>
          <table:table-cell table:formula="of:=([.$C$10]-[.C450])*[.$B$4]" office:value-type="float" office:value="14181.1171483804">
            <text:p>14181.1171483804</text:p>
          </table:table-cell>
          <table:table-cell table:formula="of:=ROUND([.D450])" office:value-type="float" office:value="14181">
            <text:p>14181</text:p>
          </table:table-cell>
          <table:table-cell table:formula="of:=([.$C$8]-([.E450]*[.$C$4]))" office:value-type="float" office:value="188.74383125">
            <text:p>188.74383125</text:p>
          </table:table-cell>
          <table:table-cell table:formula="of:=SQRT(ABS([.$D$2]^2-[.F450]^2))" office:value-type="float" office:value="66.1495741866229">
            <text:p>66.1495741866229</text:p>
          </table:table-cell>
          <table:table-cell table:formula="of:=ABS([.B450]-[.G450])" office:value-type="float" office:value="0.000425813376779161">
            <text:p>0.000425813376779161</text:p>
          </table:table-cell>
        </table:table-row>
        <table:table-row table:style-name="ro2">
          <table:table-cell table:formula="of:=[.A450]+[.A$4]" office:value-type="float" office:value="132.599999999999">
            <text:p>132.599999999999</text:p>
          </table:table-cell>
          <table:table-cell table:formula="of:=[.A451]/2" office:value-type="float" office:value="66.2999999999997">
            <text:p>66.2999999999997</text:p>
          </table:table-cell>
          <table:table-cell table:formula="of:=SQRT(ABS([.$D$2]^2-[.B451]^2))" office:value-type="float" office:value="188.691043772618">
            <text:p>188.691043772618</text:p>
          </table:table-cell>
          <table:table-cell table:formula="of:=([.$C$10]-[.C451])*[.$B$4]" office:value-type="float" office:value="14247.433042361">
            <text:p>14247.433042361</text:p>
          </table:table-cell>
          <table:table-cell table:formula="of:=ROUND([.D451])" office:value-type="float" office:value="14247">
            <text:p>14247</text:p>
          </table:table-cell>
          <table:table-cell table:formula="of:=([.$C$8]-([.E451]*[.$C$4]))" office:value-type="float" office:value="188.69144375">
            <text:p>188.69144375</text:p>
          </table:table-cell>
          <table:table-cell table:formula="of:=SQRT(ABS([.$D$2]^2-[.F451]^2))" office:value-type="float" office:value="66.2988616458879">
            <text:p>66.2988616458879</text:p>
          </table:table-cell>
          <table:table-cell table:formula="of:=ABS([.B451]-[.G451])" office:value-type="float" office:value="0.00113835411171692">
            <text:p>0.00113835411171692</text:p>
          </table:table-cell>
        </table:table-row>
        <table:table-row table:style-name="ro2">
          <table:table-cell table:formula="of:=[.A451]+[.A$4]" office:value-type="float" office:value="132.899999999999">
            <text:p>132.899999999999</text:p>
          </table:table-cell>
          <table:table-cell table:formula="of:=[.A452]/2" office:value-type="float" office:value="66.4499999999997">
            <text:p>66.4499999999997</text:p>
          </table:table-cell>
          <table:table-cell table:formula="of:=SQRT(ABS([.$D$2]^2-[.B452]^2))" office:value-type="float" office:value="188.638271567569">
            <text:p>188.638271567569</text:p>
          </table:table-cell>
          <table:table-cell table:formula="of:=([.$C$10]-[.C452])*[.$B$4]" office:value-type="float" office:value="14313.9177101389">
            <text:p>14313.9177101389</text:p>
          </table:table-cell>
          <table:table-cell table:formula="of:=ROUND([.D452])" office:value-type="float" office:value="14314">
            <text:p>14314</text:p>
          </table:table-cell>
          <table:table-cell table:formula="of:=([.$C$8]-([.E452]*[.$C$4]))" office:value-type="float" office:value="188.6382625">
            <text:p>188.6382625</text:p>
          </table:table-cell>
          <table:table-cell table:formula="of:=SQRT(ABS([.$D$2]^2-[.F452]^2))" office:value-type="float" office:value="66.4500257410115">
            <text:p>66.4500257410115</text:p>
          </table:table-cell>
          <table:table-cell table:formula="of:=ABS([.B452]-[.G452])" office:value-type="float" office:value="0.0000257410118393864">
            <text:p>0.0000257410118393864</text:p>
          </table:table-cell>
        </table:table-row>
        <table:table-row table:style-name="ro2">
          <table:table-cell table:formula="of:=[.A452]+[.A$4]" office:value-type="float" office:value="133.199999999999">
            <text:p>133.199999999999</text:p>
          </table:table-cell>
          <table:table-cell table:formula="of:=[.A453]/2" office:value-type="float" office:value="66.5999999999997">
            <text:p>66.5999999999997</text:p>
          </table:table-cell>
          <table:table-cell table:formula="of:=SQRT(ABS([.$D$2]^2-[.B453]^2))" office:value-type="float" office:value="188.585365285857">
            <text:p>188.585365285857</text:p>
          </table:table-cell>
          <table:table-cell table:formula="of:=([.$C$10]-[.C453])*[.$B$4]" office:value-type="float" office:value="14380.5712933988">
            <text:p>14380.5712933988</text:p>
          </table:table-cell>
          <table:table-cell table:formula="of:=ROUND([.D453])" office:value-type="float" office:value="14381">
            <text:p>14381</text:p>
          </table:table-cell>
          <table:table-cell table:formula="of:=([.$C$8]-([.E453]*[.$C$4]))" office:value-type="float" office:value="188.58508125">
            <text:p>188.58508125</text:p>
          </table:table-cell>
          <table:table-cell table:formula="of:=SQRT(ABS([.$D$2]^2-[.F453]^2))" office:value-type="float" office:value="66.6008042739042">
            <text:p>66.6008042739042</text:p>
          </table:table-cell>
          <table:table-cell table:formula="of:=ABS([.B453]-[.G453])" office:value-type="float" office:value="0.000804273904520869">
            <text:p>0.000804273904520869</text:p>
          </table:table-cell>
        </table:table-row>
        <table:table-row table:style-name="ro2">
          <table:table-cell table:formula="of:=[.A453]+[.A$4]" office:value-type="float" office:value="133.499999999999">
            <text:p>133.499999999999</text:p>
          </table:table-cell>
          <table:table-cell table:formula="of:=[.A454]/2" office:value-type="float" office:value="66.7499999999997">
            <text:p>66.7499999999997</text:p>
          </table:table-cell>
          <table:table-cell table:formula="of:=SQRT(ABS([.$D$2]^2-[.B454]^2))" office:value-type="float" office:value="188.532324814606">
            <text:p>188.532324814606</text:p>
          </table:table-cell>
          <table:table-cell table:formula="of:=([.$C$10]-[.C454])*[.$B$4]" office:value-type="float" office:value="14447.3939343449">
            <text:p>14447.3939343449</text:p>
          </table:table-cell>
          <table:table-cell table:formula="of:=ROUND([.D454])" office:value-type="float" office:value="14447">
            <text:p>14447</text:p>
          </table:table-cell>
          <table:table-cell table:formula="of:=([.$C$8]-([.E454]*[.$C$4]))" office:value-type="float" office:value="188.53269375">
            <text:p>188.53269375</text:p>
          </table:table-cell>
          <table:table-cell table:formula="of:=SQRT(ABS([.$D$2]^2-[.F454]^2))" office:value-type="float" office:value="66.7489579496842">
            <text:p>66.7489579496842</text:p>
          </table:table-cell>
          <table:table-cell table:formula="of:=ABS([.B454]-[.G454])" office:value-type="float" office:value="0.00104205031546201">
            <text:p>0.00104205031546201</text:p>
          </table:table-cell>
        </table:table-row>
        <table:table-row table:style-name="ro2">
          <table:table-cell table:formula="of:=[.A454]+[.A$4]" office:value-type="float" office:value="133.799999999999">
            <text:p>133.799999999999</text:p>
          </table:table-cell>
          <table:table-cell table:formula="of:=[.A455]/2" office:value-type="float" office:value="66.8999999999997">
            <text:p>66.8999999999997</text:p>
          </table:table-cell>
          <table:table-cell table:formula="of:=SQRT(ABS([.$D$2]^2-[.B455]^2))" office:value-type="float" office:value="188.479150040529">
            <text:p>188.479150040529</text:p>
          </table:table-cell>
          <table:table-cell table:formula="of:=([.$C$10]-[.C455])*[.$B$4]" office:value-type="float" office:value="14514.3857757022">
            <text:p>14514.3857757022</text:p>
          </table:table-cell>
          <table:table-cell table:formula="of:=ROUND([.D455])" office:value-type="float" office:value="14514">
            <text:p>14514</text:p>
          </table:table-cell>
          <table:table-cell table:formula="of:=([.$C$8]-([.E455]*[.$C$4]))" office:value-type="float" office:value="188.4795125">
            <text:p>188.4795125</text:p>
          </table:table-cell>
          <table:table-cell table:formula="of:=SQRT(ABS([.$D$2]^2-[.F455]^2))" office:value-type="float" office:value="66.8989788245108">
            <text:p>66.8989788245108</text:p>
          </table:table-cell>
          <table:table-cell table:formula="of:=ABS([.B455]-[.G455])" office:value-type="float" office:value="0.00102117548887293">
            <text:p>0.00102117548887293</text:p>
          </table:table-cell>
        </table:table-row>
        <table:table-row table:style-name="ro2">
          <table:table-cell table:formula="of:=[.A455]+[.A$4]" office:value-type="float" office:value="134.099999999999">
            <text:p>134.099999999999</text:p>
          </table:table-cell>
          <table:table-cell table:formula="of:=[.A456]/2" office:value-type="float" office:value="67.0499999999997">
            <text:p>67.0499999999997</text:p>
          </table:table-cell>
          <table:table-cell table:formula="of:=SQRT(ABS([.$D$2]^2-[.B456]^2))" office:value-type="float" office:value="188.425840849922">
            <text:p>188.425840849922</text:p>
          </table:table-cell>
          <table:table-cell table:formula="of:=([.$C$10]-[.C456])*[.$B$4]" office:value-type="float" office:value="14581.5469607185">
            <text:p>14581.5469607185</text:p>
          </table:table-cell>
          <table:table-cell table:formula="of:=ROUND([.D456])" office:value-type="float" office:value="14582">
            <text:p>14582</text:p>
          </table:table-cell>
          <table:table-cell table:formula="of:=([.$C$8]-([.E456]*[.$C$4]))" office:value-type="float" office:value="188.4255375">
            <text:p>188.4255375</text:p>
          </table:table-cell>
          <table:table-cell table:formula="of:=SQRT(ABS([.$D$2]^2-[.F456]^2))" office:value-type="float" office:value="67.05085247658">
            <text:p>67.05085247658</text:p>
          </table:table-cell>
          <table:table-cell table:formula="of:=ABS([.B456]-[.G456])" office:value-type="float" office:value="0.000852476580305961">
            <text:p>0.000852476580305961</text:p>
          </table:table-cell>
        </table:table-row>
        <table:table-row table:style-name="ro2">
          <table:table-cell table:formula="of:=[.A456]+[.A$4]" office:value-type="float" office:value="134.399999999999">
            <text:p>134.399999999999</text:p>
          </table:table-cell>
          <table:table-cell table:formula="of:=[.A457]/2" office:value-type="float" office:value="67.1999999999997">
            <text:p>67.1999999999997</text:p>
          </table:table-cell>
          <table:table-cell table:formula="of:=SQRT(ABS([.$D$2]^2-[.B457]^2))" office:value-type="float" office:value="188.372397128666">
            <text:p>188.372397128666</text:p>
          </table:table-cell>
          <table:table-cell table:formula="of:=([.$C$10]-[.C457])*[.$B$4]" office:value-type="float" office:value="14648.8776331661">
            <text:p>14648.8776331661</text:p>
          </table:table-cell>
          <table:table-cell table:formula="of:=ROUND([.D457])" office:value-type="float" office:value="14649">
            <text:p>14649</text:p>
          </table:table-cell>
          <table:table-cell table:formula="of:=([.$C$8]-([.E457]*[.$C$4]))" office:value-type="float" office:value="188.37235625">
            <text:p>188.37235625</text:p>
          </table:table-cell>
          <table:table-cell table:formula="of:=SQRT(ABS([.$D$2]^2-[.F457]^2))" office:value-type="float" office:value="67.2001145893598">
            <text:p>67.2001145893598</text:p>
          </table:table-cell>
          <table:table-cell table:formula="of:=ABS([.B457]-[.G457])" office:value-type="float" office:value="0.000114589360094897">
            <text:p>0.000114589360094897</text:p>
          </table:table-cell>
        </table:table-row>
        <table:table-row table:style-name="ro2">
          <table:table-cell table:formula="of:=[.A457]+[.A$4]" office:value-type="float" office:value="134.699999999999">
            <text:p>134.699999999999</text:p>
          </table:table-cell>
          <table:table-cell table:formula="of:=[.A458]/2" office:value-type="float" office:value="67.3499999999997">
            <text:p>67.3499999999997</text:p>
          </table:table-cell>
          <table:table-cell table:formula="of:=SQRT(ABS([.$D$2]^2-[.B458]^2))" office:value-type="float" office:value="188.318818762226">
            <text:p>188.318818762226</text:p>
          </table:table-cell>
          <table:table-cell table:formula="of:=([.$C$10]-[.C458])*[.$B$4]" office:value-type="float" office:value="14716.3779373434">
            <text:p>14716.3779373434</text:p>
          </table:table-cell>
          <table:table-cell table:formula="of:=ROUND([.D458])" office:value-type="float" office:value="14716">
            <text:p>14716</text:p>
          </table:table-cell>
          <table:table-cell table:formula="of:=([.$C$8]-([.E458]*[.$C$4]))" office:value-type="float" office:value="188.319175">
            <text:p>188.319175</text:p>
          </table:table-cell>
          <table:table-cell table:formula="of:=SQRT(ABS([.$D$2]^2-[.F458]^2))" office:value-type="float" office:value="67.3490039074029">
            <text:p>67.3490039074029</text:p>
          </table:table-cell>
          <table:table-cell table:formula="of:=ABS([.B458]-[.G458])" office:value-type="float" office:value="0.000996092596793119">
            <text:p>0.000996092596793119</text:p>
          </table:table-cell>
        </table:table-row>
        <table:table-row table:style-name="ro2">
          <table:table-cell table:formula="of:=[.A458]+[.A$4]" office:value-type="float" office:value="134.999999999999">
            <text:p>134.999999999999</text:p>
          </table:table-cell>
          <table:table-cell table:formula="of:=[.A459]/2" office:value-type="float" office:value="67.4999999999997">
            <text:p>67.4999999999997</text:p>
          </table:table-cell>
          <table:table-cell table:formula="of:=SQRT(ABS([.$D$2]^2-[.B459]^2))" office:value-type="float" office:value="188.265105635644">
            <text:p>188.265105635644</text:p>
          </table:table-cell>
          <table:table-cell table:formula="of:=([.$C$10]-[.C459])*[.$B$4]" office:value-type="float" office:value="14784.0480180768">
            <text:p>14784.0480180768</text:p>
          </table:table-cell>
          <table:table-cell table:formula="of:=ROUND([.D459])" office:value-type="float" office:value="14784">
            <text:p>14784</text:p>
          </table:table-cell>
          <table:table-cell table:formula="of:=([.$C$8]-([.E459]*[.$C$4]))" office:value-type="float" office:value="188.2652">
            <text:p>188.2652</text:p>
          </table:table-cell>
          <table:table-cell table:formula="of:=SQRT(ABS([.$D$2]^2-[.F459]^2))" office:value-type="float" office:value="67.499736806598">
            <text:p>67.499736806598</text:p>
          </table:table-cell>
          <table:table-cell table:formula="of:=ABS([.B459]-[.G459])" office:value-type="float" office:value="0.000263193401693229">
            <text:p>0.000263193401693229</text:p>
          </table:table-cell>
        </table:table-row>
        <table:table-row table:style-name="ro2">
          <table:table-cell table:formula="of:=[.A459]+[.A$4]" office:value-type="float" office:value="135.299999999999">
            <text:p>135.299999999999</text:p>
          </table:table-cell>
          <table:table-cell table:formula="of:=[.A460]/2" office:value-type="float" office:value="67.6499999999997">
            <text:p>67.6499999999997</text:p>
          </table:table-cell>
          <table:table-cell table:formula="of:=SQRT(ABS([.$D$2]^2-[.B460]^2))" office:value-type="float" office:value="188.211257633543">
            <text:p>188.211257633543</text:p>
          </table:table-cell>
          <table:table-cell table:formula="of:=([.$C$10]-[.C460])*[.$B$4]" office:value-type="float" office:value="14851.8880207228">
            <text:p>14851.8880207228</text:p>
          </table:table-cell>
          <table:table-cell table:formula="of:=ROUND([.D460])" office:value-type="float" office:value="14852">
            <text:p>14852</text:p>
          </table:table-cell>
          <table:table-cell table:formula="of:=([.$C$8]-([.E460]*[.$C$4]))" office:value-type="float" office:value="188.211225">
            <text:p>188.211225</text:p>
          </table:table-cell>
          <table:table-cell table:formula="of:=SQRT(ABS([.$D$2]^2-[.F460]^2))" office:value-type="float" office:value="67.6500907907696">
            <text:p>67.6500907907696</text:p>
          </table:table-cell>
          <table:table-cell table:formula="of:=ABS([.B460]-[.G460])" office:value-type="float" office:value="0.0000907907698888266">
            <text:p>0.0000907907698888266</text:p>
          </table:table-cell>
        </table:table-row>
        <table:table-row table:style-name="ro2">
          <table:table-cell table:formula="of:=[.A460]+[.A$4]" office:value-type="float" office:value="135.599999999999">
            <text:p>135.599999999999</text:p>
          </table:table-cell>
          <table:table-cell table:formula="of:=[.A461]/2" office:value-type="float" office:value="67.7999999999997">
            <text:p>67.7999999999997</text:p>
          </table:table-cell>
          <table:table-cell table:formula="of:=SQRT(ABS([.$D$2]^2-[.B461]^2))" office:value-type="float" office:value="188.157274640127">
            <text:p>188.157274640127</text:p>
          </table:table-cell>
          <table:table-cell table:formula="of:=([.$C$10]-[.C461])*[.$B$4]" office:value-type="float" office:value="14919.8980911691">
            <text:p>14919.8980911691</text:p>
          </table:table-cell>
          <table:table-cell table:formula="of:=ROUND([.D461])" office:value-type="float" office:value="14920">
            <text:p>14920</text:p>
          </table:table-cell>
          <table:table-cell table:formula="of:=([.$C$8]-([.E461]*[.$C$4]))" office:value-type="float" office:value="188.15725">
            <text:p>188.15725</text:p>
          </table:table-cell>
          <table:table-cell table:formula="of:=SQRT(ABS([.$D$2]^2-[.F461]^2))" office:value-type="float" office:value="67.800068380773">
            <text:p>67.800068380773</text:p>
          </table:table-cell>
          <table:table-cell table:formula="of:=ABS([.B461]-[.G461])" office:value-type="float" office:value="0.0000683807732997366">
            <text:p>0.0000683807732997366</text:p>
          </table:table-cell>
        </table:table-row>
        <table:table-row table:style-name="ro2">
          <table:table-cell table:formula="of:=[.A461]+[.A$4]" office:value-type="float" office:value="135.899999999999">
            <text:p>135.899999999999</text:p>
          </table:table-cell>
          <table:table-cell table:formula="of:=[.A462]/2" office:value-type="float" office:value="67.9499999999997">
            <text:p>67.9499999999997</text:p>
          </table:table-cell>
          <table:table-cell table:formula="of:=SQRT(ABS([.$D$2]^2-[.B462]^2))" office:value-type="float" office:value="188.103156539171">
            <text:p>188.103156539171</text:p>
          </table:table-cell>
          <table:table-cell table:formula="of:=([.$C$10]-[.C462])*[.$B$4]" office:value-type="float" office:value="14988.0783758371">
            <text:p>14988.0783758371</text:p>
          </table:table-cell>
          <table:table-cell table:formula="of:=ROUND([.D462])" office:value-type="float" office:value="14988">
            <text:p>14988</text:p>
          </table:table-cell>
          <table:table-cell table:formula="of:=([.$C$8]-([.E462]*[.$C$4]))" office:value-type="float" office:value="188.103275">
            <text:p>188.103275</text:p>
          </table:table-cell>
          <table:table-cell table:formula="of:=SQRT(ABS([.$D$2]^2-[.F462]^2))" office:value-type="float" office:value="67.9496720689245">
            <text:p>67.9496720689245</text:p>
          </table:table-cell>
          <table:table-cell table:formula="of:=ABS([.B462]-[.G462])" office:value-type="float" office:value="0.000327931075219112">
            <text:p>0.000327931075219112</text:p>
          </table:table-cell>
        </table:table-row>
        <table:table-row table:style-name="ro2">
          <table:table-cell table:formula="of:=[.A462]+[.A$4]" office:value-type="float" office:value="136.199999999999">
            <text:p>136.199999999999</text:p>
          </table:table-cell>
          <table:table-cell table:formula="of:=[.A463]/2" office:value-type="float" office:value="68.0999999999997">
            <text:p>68.0999999999997</text:p>
          </table:table-cell>
          <table:table-cell table:formula="of:=SQRT(ABS([.$D$2]^2-[.B463]^2))" office:value-type="float" office:value="188.048903214031">
            <text:p>188.048903214031</text:p>
          </table:table-cell>
          <table:table-cell table:formula="of:=([.$C$10]-[.C463])*[.$B$4]" office:value-type="float" office:value="15056.4290216831">
            <text:p>15056.4290216831</text:p>
          </table:table-cell>
          <table:table-cell table:formula="of:=ROUND([.D463])" office:value-type="float" office:value="15056">
            <text:p>15056</text:p>
          </table:table-cell>
          <table:table-cell table:formula="of:=([.$C$8]-([.E463]*[.$C$4]))" office:value-type="float" office:value="188.0493">
            <text:p>188.0493</text:p>
          </table:table-cell>
          <table:table-cell table:formula="of:=SQRT(ABS([.$D$2]^2-[.F463]^2))" office:value-type="float" office:value="68.0989043194529">
            <text:p>68.0989043194529</text:p>
          </table:table-cell>
          <table:table-cell table:formula="of:=ABS([.B463]-[.G463])" office:value-type="float" office:value="0.00109568054678277">
            <text:p>0.00109568054678277</text:p>
          </table:table-cell>
        </table:table-row>
        <table:table-row table:style-name="ro2">
          <table:table-cell table:formula="of:=[.A463]+[.A$4]" office:value-type="float" office:value="136.499999999999">
            <text:p>136.499999999999</text:p>
          </table:table-cell>
          <table:table-cell table:formula="of:=[.A464]/2" office:value-type="float" office:value="68.2499999999997">
            <text:p>68.2499999999997</text:p>
          </table:table-cell>
          <table:table-cell table:formula="of:=SQRT(ABS([.$D$2]^2-[.B464]^2))" office:value-type="float" office:value="187.994514547633">
            <text:p>187.994514547633</text:p>
          </table:table-cell>
          <table:table-cell table:formula="of:=([.$C$10]-[.C464])*[.$B$4]" office:value-type="float" office:value="15124.950176201">
            <text:p>15124.950176201</text:p>
          </table:table-cell>
          <table:table-cell table:formula="of:=ROUND([.D464])" office:value-type="float" office:value="15125">
            <text:p>15125</text:p>
          </table:table-cell>
          <table:table-cell table:formula="of:=([.$C$8]-([.E464]*[.$C$4]))" office:value-type="float" office:value="187.99453125">
            <text:p>187.99453125</text:p>
          </table:table-cell>
          <table:table-cell table:formula="of:=SQRT(ABS([.$D$2]^2-[.F464]^2))" office:value-type="float" office:value="68.2499539933382">
            <text:p>68.2499539933382</text:p>
          </table:table-cell>
          <table:table-cell table:formula="of:=ABS([.B464]-[.G464])" office:value-type="float" office:value="0.0000460066615772803">
            <text:p>0.0000460066615772803</text:p>
          </table:table-cell>
        </table:table-row>
        <table:table-row table:style-name="ro2">
          <table:table-cell table:formula="of:=[.A464]+[.A$4]" office:value-type="float" office:value="136.799999999999">
            <text:p>136.799999999999</text:p>
          </table:table-cell>
          <table:table-cell table:formula="of:=[.A465]/2" office:value-type="float" office:value="68.3999999999997">
            <text:p>68.3999999999997</text:p>
          </table:table-cell>
          <table:table-cell table:formula="of:=SQRT(ABS([.$D$2]^2-[.B465]^2))" office:value-type="float" office:value="187.939990422475">
            <text:p>187.939990422475</text:p>
          </table:table-cell>
          <table:table-cell table:formula="of:=([.$C$10]-[.C465])*[.$B$4]" office:value-type="float" office:value="15193.641987423">
            <text:p>15193.641987423</text:p>
          </table:table-cell>
          <table:table-cell table:formula="of:=ROUND([.D465])" office:value-type="float" office:value="15194">
            <text:p>15194</text:p>
          </table:table-cell>
          <table:table-cell table:formula="of:=([.$C$8]-([.E465]*[.$C$4]))" office:value-type="float" office:value="187.9397625">
            <text:p>187.9397625</text:p>
          </table:table-cell>
          <table:table-cell table:formula="of:=SQRT(ABS([.$D$2]^2-[.F465]^2))" office:value-type="float" office:value="68.4006262503758">
            <text:p>68.4006262503758</text:p>
          </table:table-cell>
          <table:table-cell table:formula="of:=ABS([.B465]-[.G465])" office:value-type="float" office:value="0.000626250376015491">
            <text:p>0.000626250376015491</text:p>
          </table:table-cell>
        </table:table-row>
        <table:table-row table:style-name="ro2">
          <table:table-cell table:formula="of:=[.A465]+[.A$4]" office:value-type="float" office:value="137.099999999999">
            <text:p>137.099999999999</text:p>
          </table:table-cell>
          <table:table-cell table:formula="of:=[.A466]/2" office:value-type="float" office:value="68.5499999999997">
            <text:p>68.5499999999997</text:p>
          </table:table-cell>
          <table:table-cell table:formula="of:=SQRT(ABS([.$D$2]^2-[.B466]^2))" office:value-type="float" office:value="187.885330720629">
            <text:p>187.885330720629</text:p>
          </table:table-cell>
          <table:table-cell table:formula="of:=([.$C$10]-[.C466])*[.$B$4]" office:value-type="float" office:value="15262.5046039224">
            <text:p>15262.5046039224</text:p>
          </table:table-cell>
          <table:table-cell table:formula="of:=ROUND([.D466])" office:value-type="float" office:value="15263">
            <text:p>15263</text:p>
          </table:table-cell>
          <table:table-cell table:formula="of:=([.$C$8]-([.E466]*[.$C$4]))" office:value-type="float" office:value="187.88499375">
            <text:p>187.88499375</text:p>
          </table:table-cell>
          <table:table-cell table:formula="of:=SQRT(ABS([.$D$2]^2-[.F466]^2))" office:value-type="float" office:value="68.5509235792083">
            <text:p>68.5509235792083</text:p>
          </table:table-cell>
          <table:table-cell table:formula="of:=ABS([.B466]-[.G466])" office:value-type="float" office:value="0.000923579208574665">
            <text:p>0.000923579208574665</text:p>
          </table:table-cell>
        </table:table-row>
        <table:table-row table:style-name="ro2">
          <table:table-cell table:formula="of:=[.A466]+[.A$4]" office:value-type="float" office:value="137.4">
            <text:p>137.4</text:p>
          </table:table-cell>
          <table:table-cell table:formula="of:=[.A467]/2" office:value-type="float" office:value="68.6999999999997">
            <text:p>68.6999999999997</text:p>
          </table:table-cell>
          <table:table-cell table:formula="of:=SQRT(ABS([.$D$2]^2-[.B467]^2))" office:value-type="float" office:value="187.830535323733">
            <text:p>187.830535323733</text:p>
          </table:table-cell>
          <table:table-cell table:formula="of:=([.$C$10]-[.C467])*[.$B$4]" office:value-type="float" office:value="15331.5381748149">
            <text:p>15331.5381748149</text:p>
          </table:table-cell>
          <table:table-cell table:formula="of:=ROUND([.D467])" office:value-type="float" office:value="15332">
            <text:p>15332</text:p>
          </table:table-cell>
          <table:table-cell table:formula="of:=([.$C$8]-([.E467]*[.$C$4]))" office:value-type="float" office:value="187.830225">
            <text:p>187.830225</text:p>
          </table:table-cell>
          <table:table-cell table:formula="of:=SQRT(ABS([.$D$2]^2-[.F467]^2))" office:value-type="float" office:value="68.7008484405351">
            <text:p>68.7008484405351</text:p>
          </table:table-cell>
          <table:table-cell table:formula="of:=ABS([.B467]-[.G467])" office:value-type="float" office:value="0.000848440535349937">
            <text:p>0.000848440535349937</text:p>
          </table:table-cell>
        </table:table-row>
        <table:table-row table:style-name="ro2">
          <table:table-cell table:formula="of:=[.A467]+[.A$4]" office:value-type="float" office:value="137.7">
            <text:p>137.7</text:p>
          </table:table-cell>
          <table:table-cell table:formula="of:=[.A468]/2" office:value-type="float" office:value="68.8499999999998">
            <text:p>68.8499999999998</text:p>
          </table:table-cell>
          <table:table-cell table:formula="of:=SQRT(ABS([.$D$2]^2-[.B468]^2))" office:value-type="float" office:value="187.775604112995">
            <text:p>187.775604112995</text:p>
          </table:table-cell>
          <table:table-cell table:formula="of:=([.$C$10]-[.C468])*[.$B$4]" office:value-type="float" office:value="15400.7428497608">
            <text:p>15400.7428497608</text:p>
          </table:table-cell>
          <table:table-cell table:formula="of:=ROUND([.D468])" office:value-type="float" office:value="15401">
            <text:p>15401</text:p>
          </table:table-cell>
          <table:table-cell table:formula="of:=([.$C$8]-([.E468]*[.$C$4]))" office:value-type="float" office:value="187.77545625">
            <text:p>187.77545625</text:p>
          </table:table-cell>
          <table:table-cell table:formula="of:=SQRT(ABS([.$D$2]^2-[.F468]^2))" office:value-type="float" office:value="68.8504032675506">
            <text:p>68.8504032675506</text:p>
          </table:table-cell>
          <table:table-cell table:formula="of:=ABS([.B468]-[.G468])" office:value-type="float" office:value="0.00040326755080855">
            <text:p>0.00040326755080855</text:p>
          </table:table-cell>
        </table:table-row>
        <table:table-row table:style-name="ro2">
          <table:table-cell table:formula="of:=[.A468]+[.A$4]" office:value-type="float" office:value="138">
            <text:p>138</text:p>
          </table:table-cell>
          <table:table-cell table:formula="of:=[.A469]/2" office:value-type="float" office:value="68.9999999999998">
            <text:p>68.9999999999998</text:p>
          </table:table-cell>
          <table:table-cell table:formula="of:=SQRT(ABS([.$D$2]^2-[.B469]^2))" office:value-type="float" office:value="187.720536969187">
            <text:p>187.720536969187</text:p>
          </table:table-cell>
          <table:table-cell table:formula="of:=([.$C$10]-[.C469])*[.$B$4]" office:value-type="float" office:value="15470.1187789666">
            <text:p>15470.1187789666</text:p>
          </table:table-cell>
          <table:table-cell table:formula="of:=ROUND([.D469])" office:value-type="float" office:value="15470">
            <text:p>15470</text:p>
          </table:table-cell>
          <table:table-cell table:formula="of:=([.$C$8]-([.E469]*[.$C$4]))" office:value-type="float" office:value="187.7206875">
            <text:p>187.7206875</text:p>
          </table:table-cell>
          <table:table-cell table:formula="of:=SQRT(ABS([.$D$2]^2-[.F469]^2))" office:value-type="float" office:value="68.9995904663741">
            <text:p>68.9995904663741</text:p>
          </table:table-cell>
          <table:table-cell table:formula="of:=ABS([.B469]-[.G469])" office:value-type="float" office:value="0.000409533625671088">
            <text:p>0.000409533625671088</text:p>
          </table:table-cell>
        </table:table-row>
        <table:table-row table:style-name="ro2">
          <table:table-cell table:formula="of:=[.A469]+[.A$4]" office:value-type="float" office:value="138.3">
            <text:p>138.3</text:p>
          </table:table-cell>
          <table:table-cell table:formula="of:=[.A470]/2" office:value-type="float" office:value="69.1499999999998">
            <text:p>69.1499999999998</text:p>
          </table:table-cell>
          <table:table-cell table:formula="of:=SQRT(ABS([.$D$2]^2-[.B470]^2))" office:value-type="float" office:value="187.66533377265">
            <text:p>187.66533377265</text:p>
          </table:table-cell>
          <table:table-cell table:formula="of:=([.$C$10]-[.C470])*[.$B$4]" office:value-type="float" office:value="15539.6661131872">
            <text:p>15539.6661131872</text:p>
          </table:table-cell>
          <table:table-cell table:formula="of:=ROUND([.D470])" office:value-type="float" office:value="15540">
            <text:p>15540</text:p>
          </table:table-cell>
          <table:table-cell table:formula="of:=([.$C$8]-([.E470]*[.$C$4]))" office:value-type="float" office:value="187.665125">
            <text:p>187.665125</text:p>
          </table:table-cell>
          <table:table-cell table:formula="of:=SQRT(ABS([.$D$2]^2-[.F470]^2))" office:value-type="float" office:value="69.1505665828877">
            <text:p>69.1505665828877</text:p>
          </table:table-cell>
          <table:table-cell table:formula="of:=ABS([.B470]-[.G470])" office:value-type="float" office:value="0.000566582887898903">
            <text:p>0.000566582887898903</text:p>
          </table:table-cell>
        </table:table-row>
        <table:table-row table:style-name="ro2">
          <table:table-cell table:formula="of:=[.A470]+[.A$4]" office:value-type="float" office:value="138.6">
            <text:p>138.6</text:p>
          </table:table-cell>
          <table:table-cell table:formula="of:=[.A471]/2" office:value-type="float" office:value="69.2999999999998">
            <text:p>69.2999999999998</text:p>
          </table:table-cell>
          <table:table-cell table:formula="of:=SQRT(ABS([.$D$2]^2-[.B471]^2))" office:value-type="float" office:value="187.609994403283">
            <text:p>187.609994403283</text:p>
          </table:table-cell>
          <table:table-cell table:formula="of:=([.$C$10]-[.C471])*[.$B$4]" office:value-type="float" office:value="15609.3850037275">
            <text:p>15609.3850037275</text:p>
          </table:table-cell>
          <table:table-cell table:formula="of:=ROUND([.D471])" office:value-type="float" office:value="15609">
            <text:p>15609</text:p>
          </table:table-cell>
          <table:table-cell table:formula="of:=([.$C$8]-([.E471]*[.$C$4]))" office:value-type="float" office:value="187.61035625">
            <text:p>187.61035625</text:p>
          </table:table-cell>
          <table:table-cell table:formula="of:=SQRT(ABS([.$D$2]^2-[.F471]^2))" office:value-type="float" office:value="69.2990203952992">
            <text:p>69.2990203952992</text:p>
          </table:table-cell>
          <table:table-cell table:formula="of:=ABS([.B471]-[.G471])" office:value-type="float" office:value="0.000979604700617642">
            <text:p>0.000979604700617642</text:p>
          </table:table-cell>
        </table:table-row>
        <table:table-row table:style-name="ro2">
          <table:table-cell table:formula="of:=[.A471]+[.A$4]" office:value-type="float" office:value="138.9">
            <text:p>138.9</text:p>
          </table:table-cell>
          <table:table-cell table:formula="of:=[.A472]/2" office:value-type="float" office:value="69.4499999999998">
            <text:p>69.4499999999998</text:p>
          </table:table-cell>
          <table:table-cell table:formula="of:=SQRT(ABS([.$D$2]^2-[.B472]^2))" office:value-type="float" office:value="187.554518740552">
            <text:p>187.554518740552</text:p>
          </table:table-cell>
          <table:table-cell table:formula="of:=([.$C$10]-[.C472])*[.$B$4]" office:value-type="float" office:value="15679.2756024444">
            <text:p>15679.2756024444</text:p>
          </table:table-cell>
          <table:table-cell table:formula="of:=ROUND([.D472])" office:value-type="float" office:value="15679">
            <text:p>15679</text:p>
          </table:table-cell>
          <table:table-cell table:formula="of:=([.$C$8]-([.E472]*[.$C$4]))" office:value-type="float" office:value="187.55479375">
            <text:p>187.55479375</text:p>
          </table:table-cell>
          <table:table-cell table:formula="of:=SQRT(ABS([.$D$2]^2-[.F472]^2))" office:value-type="float" office:value="69.4492573134873">
            <text:p>69.4492573134873</text:p>
          </table:table-cell>
          <table:table-cell table:formula="of:=ABS([.B472]-[.G472])" office:value-type="float" office:value="0.000742686512481328">
            <text:p>0.000742686512481328</text:p>
          </table:table-cell>
        </table:table-row>
        <table:table-row table:style-name="ro2">
          <table:table-cell table:formula="of:=[.A472]+[.A$4]" office:value-type="float" office:value="139.2">
            <text:p>139.2</text:p>
          </table:table-cell>
          <table:table-cell table:formula="of:=[.A473]/2" office:value-type="float" office:value="69.5999999999998">
            <text:p>69.5999999999998</text:p>
          </table:table-cell>
          <table:table-cell table:formula="of:=SQRT(ABS([.$D$2]^2-[.B473]^2))" office:value-type="float" office:value="187.498906663479">
            <text:p>187.498906663479</text:p>
          </table:table-cell>
          <table:table-cell table:formula="of:=([.$C$10]-[.C473])*[.$B$4]" office:value-type="float" office:value="15749.3380617487">
            <text:p>15749.3380617487</text:p>
          </table:table-cell>
          <table:table-cell table:formula="of:=ROUND([.D473])" office:value-type="float" office:value="15749">
            <text:p>15749</text:p>
          </table:table-cell>
          <table:table-cell table:formula="of:=([.$C$8]-([.E473]*[.$C$4]))" office:value-type="float" office:value="187.49923125">
            <text:p>187.49923125</text:p>
          </table:table-cell>
          <table:table-cell table:formula="of:=SQRT(ABS([.$D$2]^2-[.F473]^2))" office:value-type="float" office:value="69.599125573954">
            <text:p>69.599125573954</text:p>
          </table:table-cell>
          <table:table-cell table:formula="of:=ABS([.B473]-[.G473])" office:value-type="float" office:value="0.000874426045754717">
            <text:p>0.000874426045754717</text:p>
          </table:table-cell>
        </table:table-row>
        <table:table-row table:style-name="ro2">
          <table:table-cell table:formula="of:=[.A473]+[.A$4]" office:value-type="float" office:value="139.5">
            <text:p>139.5</text:p>
          </table:table-cell>
          <table:table-cell table:formula="of:=[.A474]/2" office:value-type="float" office:value="69.7499999999998">
            <text:p>69.7499999999998</text:p>
          </table:table-cell>
          <table:table-cell table:formula="of:=SQRT(ABS([.$D$2]^2-[.B474]^2))" office:value-type="float" office:value="187.443158050648">
            <text:p>187.443158050648</text:p>
          </table:table-cell>
          <table:table-cell table:formula="of:=([.$C$10]-[.C474])*[.$B$4]" office:value-type="float" office:value="15819.5725346073">
            <text:p>15819.5725346073</text:p>
          </table:table-cell>
          <table:table-cell table:formula="of:=ROUND([.D474])" office:value-type="float" office:value="15820">
            <text:p>15820</text:p>
          </table:table-cell>
          <table:table-cell table:formula="of:=([.$C$8]-([.E474]*[.$C$4]))" office:value-type="float" office:value="187.442875">
            <text:p>187.442875</text:p>
          </table:table-cell>
          <table:table-cell table:formula="of:=SQRT(ABS([.$D$2]^2-[.F474]^2))" office:value-type="float" office:value="69.7507606534464">
            <text:p>69.7507606534464</text:p>
          </table:table-cell>
          <table:table-cell table:formula="of:=ABS([.B474]-[.G474])" office:value-type="float" office:value="0.000760653446647552">
            <text:p>0.000760653446647552</text:p>
          </table:table-cell>
        </table:table-row>
        <table:table-row table:style-name="ro2">
          <table:table-cell table:formula="of:=[.A474]+[.A$4]" office:value-type="float" office:value="139.8">
            <text:p>139.8</text:p>
          </table:table-cell>
          <table:table-cell table:formula="of:=[.A475]/2" office:value-type="float" office:value="69.8999999999998">
            <text:p>69.8999999999998</text:p>
          </table:table-cell>
          <table:table-cell table:formula="of:=SQRT(ABS([.$D$2]^2-[.B475]^2))" office:value-type="float" office:value="187.387272780197">
            <text:p>187.387272780197</text:p>
          </table:table-cell>
          <table:table-cell table:formula="of:=([.$C$10]-[.C475])*[.$B$4]" office:value-type="float" office:value="15889.9791745448">
            <text:p>15889.9791745448</text:p>
          </table:table-cell>
          <table:table-cell table:formula="of:=ROUND([.D475])" office:value-type="float" office:value="15890">
            <text:p>15890</text:p>
          </table:table-cell>
          <table:table-cell table:formula="of:=([.$C$8]-([.E475]*[.$C$4]))" office:value-type="float" office:value="187.3873125">
            <text:p>187.3873125</text:p>
          </table:table-cell>
          <table:table-cell table:formula="of:=SQRT(ABS([.$D$2]^2-[.F475]^2))" office:value-type="float" office:value="69.8998935194278">
            <text:p>69.8998935194278</text:p>
          </table:table-cell>
          <table:table-cell table:formula="of:=ABS([.B475]-[.G475])" office:value-type="float" office:value="0.000106480572014789">
            <text:p>0.000106480572014789</text:p>
          </table:table-cell>
        </table:table-row>
        <table:table-row table:style-name="ro2">
          <table:table-cell table:formula="of:=[.A475]+[.A$4]" office:value-type="float" office:value="140.1">
            <text:p>140.1</text:p>
          </table:table-cell>
          <table:table-cell table:formula="of:=[.A476]/2" office:value-type="float" office:value="70.0499999999998">
            <text:p>70.0499999999998</text:p>
          </table:table-cell>
          <table:table-cell table:formula="of:=SQRT(ABS([.$D$2]^2-[.B476]^2))" office:value-type="float" office:value="187.331250729824">
            <text:p>187.331250729824</text:p>
          </table:table-cell>
          <table:table-cell table:formula="of:=([.$C$10]-[.C476])*[.$B$4]" office:value-type="float" office:value="15960.5581356454">
            <text:p>15960.5581356454</text:p>
          </table:table-cell>
          <table:table-cell table:formula="of:=ROUND([.D476])" office:value-type="float" office:value="15961">
            <text:p>15961</text:p>
          </table:table-cell>
          <table:table-cell table:formula="of:=([.$C$8]-([.E476]*[.$C$4]))" office:value-type="float" office:value="187.33095625">
            <text:p>187.33095625</text:p>
          </table:table-cell>
          <table:table-cell table:formula="of:=SQRT(ABS([.$D$2]^2-[.F476]^2))" office:value-type="float" office:value="70.0507875077832">
            <text:p>70.0507875077832</text:p>
          </table:table-cell>
          <table:table-cell table:formula="of:=ABS([.B476]-[.G476])" office:value-type="float" office:value="0.000787507783357455">
            <text:p>0.000787507783357455</text:p>
          </table:table-cell>
        </table:table-row>
        <table:table-row table:style-name="ro2">
          <table:table-cell table:formula="of:=[.A476]+[.A$4]" office:value-type="float" office:value="140.4">
            <text:p>140.4</text:p>
          </table:table-cell>
          <table:table-cell table:formula="of:=[.A477]/2" office:value-type="float" office:value="70.1999999999998">
            <text:p>70.1999999999998</text:p>
          </table:table-cell>
          <table:table-cell table:formula="of:=SQRT(ABS([.$D$2]^2-[.B477]^2))" office:value-type="float" office:value="187.275091776776">
            <text:p>187.275091776776</text:p>
          </table:table-cell>
          <table:table-cell table:formula="of:=([.$C$10]-[.C477])*[.$B$4]" office:value-type="float" office:value="16031.3095725552">
            <text:p>16031.3095725552</text:p>
          </table:table-cell>
          <table:table-cell table:formula="of:=ROUND([.D477])" office:value-type="float" office:value="16031">
            <text:p>16031</text:p>
          </table:table-cell>
          <table:table-cell table:formula="of:=([.$C$8]-([.E477]*[.$C$4]))" office:value-type="float" office:value="187.27539375">
            <text:p>187.27539375</text:p>
          </table:table-cell>
          <table:table-cell table:formula="of:=SQRT(ABS([.$D$2]^2-[.F477]^2))" office:value-type="float" office:value="70.1991944097827">
            <text:p>70.1991944097827</text:p>
          </table:table-cell>
          <table:table-cell table:formula="of:=ABS([.B477]-[.G477])" office:value-type="float" office:value="0.000805590217140662">
            <text:p>0.000805590217140662</text:p>
          </table:table-cell>
        </table:table-row>
        <table:table-row table:style-name="ro2">
          <table:table-cell table:formula="of:=[.A477]+[.A$4]" office:value-type="float" office:value="140.7">
            <text:p>140.7</text:p>
          </table:table-cell>
          <table:table-cell table:formula="of:=[.A478]/2" office:value-type="float" office:value="70.3499999999998">
            <text:p>70.3499999999998</text:p>
          </table:table-cell>
          <table:table-cell table:formula="of:=SQRT(ABS([.$D$2]^2-[.B478]^2))" office:value-type="float" office:value="187.218795797858">
            <text:p>187.218795797858</text:p>
          </table:table-cell>
          <table:table-cell table:formula="of:=([.$C$10]-[.C478])*[.$B$4]" office:value-type="float" office:value="16102.233640484">
            <text:p>16102.233640484</text:p>
          </table:table-cell>
          <table:table-cell table:formula="of:=ROUND([.D478])" office:value-type="float" office:value="16102">
            <text:p>16102</text:p>
          </table:table-cell>
          <table:table-cell table:formula="of:=([.$C$8]-([.E478]*[.$C$4]))" office:value-type="float" office:value="187.2190375">
            <text:p>187.2190375</text:p>
          </table:table-cell>
          <table:table-cell table:formula="of:=SQRT(ABS([.$D$2]^2-[.F478]^2))" office:value-type="float" office:value="70.3493567673052">
            <text:p>70.3493567673052</text:p>
          </table:table-cell>
          <table:table-cell table:formula="of:=ABS([.B478]-[.G478])" office:value-type="float" office:value="0.00064323269459976">
            <text:p>0.00064323269459976</text:p>
          </table:table-cell>
        </table:table-row>
        <table:table-row table:style-name="ro2">
          <table:table-cell table:formula="of:=[.A478]+[.A$4]" office:value-type="float" office:value="141">
            <text:p>141</text:p>
          </table:table-cell>
          <table:table-cell table:formula="of:=[.A479]/2" office:value-type="float" office:value="70.4999999999998">
            <text:p>70.4999999999998</text:p>
          </table:table-cell>
          <table:table-cell table:formula="of:=SQRT(ABS([.$D$2]^2-[.B479]^2))" office:value-type="float" office:value="187.162362669421">
            <text:p>187.162362669421</text:p>
          </table:table-cell>
          <table:table-cell table:formula="of:=([.$C$10]-[.C479])*[.$B$4]" office:value-type="float" office:value="16173.3304952072">
            <text:p>16173.3304952072</text:p>
          </table:table-cell>
          <table:table-cell table:formula="of:=ROUND([.D479])" office:value-type="float" office:value="16173">
            <text:p>16173</text:p>
          </table:table-cell>
          <table:table-cell table:formula="of:=([.$C$8]-([.E479]*[.$C$4]))" office:value-type="float" office:value="187.16268125">
            <text:p>187.16268125</text:p>
          </table:table-cell>
          <table:table-cell table:formula="of:=SQRT(ABS([.$D$2]^2-[.F479]^2))" office:value-type="float" office:value="70.4991542311743">
            <text:p>70.4991542311743</text:p>
          </table:table-cell>
          <table:table-cell table:formula="of:=ABS([.B479]-[.G479])" office:value-type="float" office:value="0.000845768825485038">
            <text:p>0.000845768825485038</text:p>
          </table:table-cell>
        </table:table-row>
        <table:table-row table:style-name="ro2">
          <table:table-cell table:formula="of:=[.A479]+[.A$4]" office:value-type="float" office:value="141.3">
            <text:p>141.3</text:p>
          </table:table-cell>
          <table:table-cell table:formula="of:=[.A480]/2" office:value-type="float" office:value="70.6499999999998">
            <text:p>70.6499999999998</text:p>
          </table:table-cell>
          <table:table-cell table:formula="of:=SQRT(ABS([.$D$2]^2-[.B480]^2))" office:value-type="float" office:value="187.10579226737">
            <text:p>187.10579226737</text:p>
          </table:table-cell>
          <table:table-cell table:formula="of:=([.$C$10]-[.C480])*[.$B$4]" office:value-type="float" office:value="16244.6002930678">
            <text:p>16244.6002930678</text:p>
          </table:table-cell>
          <table:table-cell table:formula="of:=ROUND([.D480])" office:value-type="float" office:value="16245">
            <text:p>16245</text:p>
          </table:table-cell>
          <table:table-cell table:formula="of:=([.$C$8]-([.E480]*[.$C$4]))" office:value-type="float" office:value="187.10553125">
            <text:p>187.10553125</text:p>
          </table:table-cell>
          <table:table-cell table:formula="of:=SQRT(ABS([.$D$2]^2-[.F480]^2))" office:value-type="float" office:value="70.6506912609868">
            <text:p>70.6506912609868</text:p>
          </table:table-cell>
          <table:table-cell table:formula="of:=ABS([.B480]-[.G480])" office:value-type="float" office:value="0.000691260986940279">
            <text:p>0.000691260986940279</text:p>
          </table:table-cell>
        </table:table-row>
        <table:table-row table:style-name="ro2">
          <table:table-cell table:formula="of:=[.A480]+[.A$4]" office:value-type="float" office:value="141.6">
            <text:p>141.6</text:p>
          </table:table-cell>
          <table:table-cell table:formula="of:=[.A481]/2" office:value-type="float" office:value="70.7999999999998">
            <text:p>70.7999999999998</text:p>
          </table:table-cell>
          <table:table-cell table:formula="of:=SQRT(ABS([.$D$2]^2-[.B481]^2))" office:value-type="float" office:value="187.049084467153">
            <text:p>187.049084467153</text:p>
          </table:table-cell>
          <table:table-cell table:formula="of:=([.$C$10]-[.C481])*[.$B$4]" office:value-type="float" office:value="16316.0431909788">
            <text:p>16316.0431909788</text:p>
          </table:table-cell>
          <table:table-cell table:formula="of:=ROUND([.D481])" office:value-type="float" office:value="16316">
            <text:p>16316</text:p>
          </table:table-cell>
          <table:table-cell table:formula="of:=([.$C$8]-([.E481]*[.$C$4]))" office:value-type="float" office:value="187.049175">
            <text:p>187.049175</text:p>
          </table:table-cell>
          <table:table-cell table:formula="of:=SQRT(ABS([.$D$2]^2-[.F481]^2))" office:value-type="float" office:value="70.7997608175294">
            <text:p>70.7997608175294</text:p>
          </table:table-cell>
          <table:table-cell table:formula="of:=ABS([.B481]-[.G481])" office:value-type="float" office:value="0.000239182470394894">
            <text:p>0.000239182470394894</text:p>
          </table:table-cell>
        </table:table-row>
        <table:table-row table:style-name="ro2">
          <table:table-cell table:formula="of:=[.A481]+[.A$4]" office:value-type="float" office:value="141.9">
            <text:p>141.9</text:p>
          </table:table-cell>
          <table:table-cell table:formula="of:=[.A482]/2" office:value-type="float" office:value="70.9499999999998">
            <text:p>70.9499999999998</text:p>
          </table:table-cell>
          <table:table-cell table:formula="of:=SQRT(ABS([.$D$2]^2-[.B482]^2))" office:value-type="float" office:value="186.992239143768">
            <text:p>186.992239143768</text:p>
          </table:table-cell>
          <table:table-cell table:formula="of:=([.$C$10]-[.C482])*[.$B$4]" office:value-type="float" office:value="16387.6593464244">
            <text:p>16387.6593464244</text:p>
          </table:table-cell>
          <table:table-cell table:formula="of:=ROUND([.D482])" office:value-type="float" office:value="16388">
            <text:p>16388</text:p>
          </table:table-cell>
          <table:table-cell table:formula="of:=([.$C$8]-([.E482]*[.$C$4]))" office:value-type="float" office:value="186.992025">
            <text:p>186.992025</text:p>
          </table:table-cell>
          <table:table-cell table:formula="of:=SQRT(ABS([.$D$2]^2-[.F482]^2))" office:value-type="float" office:value="70.9505643839383">
            <text:p>70.9505643839383</text:p>
          </table:table-cell>
          <table:table-cell table:formula="of:=ABS([.B482]-[.G482])" office:value-type="float" office:value="0.00056438393842484">
            <text:p>0.00056438393842484</text:p>
          </table:table-cell>
        </table:table-row>
        <table:table-row table:style-name="ro2">
          <table:table-cell table:formula="of:=[.A482]+[.A$4]" office:value-type="float" office:value="142.2">
            <text:p>142.2</text:p>
          </table:table-cell>
          <table:table-cell table:formula="of:=[.A483]/2" office:value-type="float" office:value="71.0999999999998">
            <text:p>71.0999999999998</text:p>
          </table:table-cell>
          <table:table-cell table:formula="of:=SQRT(ABS([.$D$2]^2-[.B483]^2))" office:value-type="float" office:value="186.935256171756">
            <text:p>186.935256171756</text:p>
          </table:table-cell>
          <table:table-cell table:formula="of:=([.$C$10]-[.C483])*[.$B$4]" office:value-type="float" office:value="16459.4489174629">
            <text:p>16459.4489174629</text:p>
          </table:table-cell>
          <table:table-cell table:formula="of:=ROUND([.D483])" office:value-type="float" office:value="16459">
            <text:p>16459</text:p>
          </table:table-cell>
          <table:table-cell table:formula="of:=([.$C$8]-([.E483]*[.$C$4]))" office:value-type="float" office:value="186.93566875">
            <text:p>186.93566875</text:p>
          </table:table-cell>
          <table:table-cell table:formula="of:=SQRT(ABS([.$D$2]^2-[.F483]^2))" office:value-type="float" office:value="71.0989152448213">
            <text:p>71.0989152448213</text:p>
          </table:table-cell>
          <table:table-cell table:formula="of:=ABS([.B483]-[.G483])" office:value-type="float" office:value="0.00108475517856732">
            <text:p>0.00108475517856732</text:p>
          </table:table-cell>
        </table:table-row>
        <table:table-row table:style-name="ro2">
          <table:table-cell table:formula="of:=[.A483]+[.A$4]" office:value-type="float" office:value="142.5">
            <text:p>142.5</text:p>
          </table:table-cell>
          <table:table-cell table:formula="of:=[.A484]/2" office:value-type="float" office:value="71.2499999999998">
            <text:p>71.2499999999998</text:p>
          </table:table-cell>
          <table:table-cell table:formula="of:=SQRT(ABS([.$D$2]^2-[.B484]^2))" office:value-type="float" office:value="186.878135425202">
            <text:p>186.878135425202</text:p>
          </table:table-cell>
          <table:table-cell table:formula="of:=([.$C$10]-[.C484])*[.$B$4]" office:value-type="float" office:value="16531.4120627281">
            <text:p>16531.4120627281</text:p>
          </table:table-cell>
          <table:table-cell table:formula="of:=ROUND([.D484])" office:value-type="float" office:value="16531">
            <text:p>16531</text:p>
          </table:table-cell>
          <table:table-cell table:formula="of:=([.$C$8]-([.E484]*[.$C$4]))" office:value-type="float" office:value="186.87851875">
            <text:p>186.87851875</text:p>
          </table:table-cell>
          <table:table-cell table:formula="of:=SQRT(ABS([.$D$2]^2-[.F484]^2))" office:value-type="float" office:value="71.2489945880354">
            <text:p>71.2489945880354</text:p>
          </table:table-cell>
          <table:table-cell table:formula="of:=ABS([.B484]-[.G484])" office:value-type="float" office:value="0.00100541196448489">
            <text:p>0.00100541196448489</text:p>
          </table:table-cell>
        </table:table-row>
        <table:table-row table:style-name="ro2">
          <table:table-cell table:formula="of:=[.A484]+[.A$4]" office:value-type="float" office:value="142.8">
            <text:p>142.8</text:p>
          </table:table-cell>
          <table:table-cell table:formula="of:=[.A485]/2" office:value-type="float" office:value="71.3999999999998">
            <text:p>71.3999999999998</text:p>
          </table:table-cell>
          <table:table-cell table:formula="of:=SQRT(ABS([.$D$2]^2-[.B485]^2))" office:value-type="float" office:value="186.820876777731">
            <text:p>186.820876777731</text:p>
          </table:table-cell>
          <table:table-cell table:formula="of:=([.$C$10]-[.C485])*[.$B$4]" office:value-type="float" office:value="16603.5489414317">
            <text:p>16603.5489414317</text:p>
          </table:table-cell>
          <table:table-cell table:formula="of:=ROUND([.D485])" office:value-type="float" office:value="16604">
            <text:p>16604</text:p>
          </table:table-cell>
          <table:table-cell table:formula="of:=([.$C$8]-([.E485]*[.$C$4]))" office:value-type="float" office:value="186.820575">
            <text:p>186.820575</text:p>
          </table:table-cell>
          <table:table-cell table:formula="of:=SQRT(ABS([.$D$2]^2-[.F485]^2))" office:value-type="float" office:value="71.4007896081645">
            <text:p>71.4007896081645</text:p>
          </table:table-cell>
          <table:table-cell table:formula="of:=ABS([.B485]-[.G485])" office:value-type="float" office:value="0.000789608164680544">
            <text:p>0.000789608164680544</text:p>
          </table:table-cell>
        </table:table-row>
        <table:table-row table:style-name="ro2">
          <table:table-cell table:formula="of:=[.A485]+[.A$4]" office:value-type="float" office:value="143.1">
            <text:p>143.1</text:p>
          </table:table-cell>
          <table:table-cell table:formula="of:=[.A486]/2" office:value-type="float" office:value="71.5499999999999">
            <text:p>71.5499999999999</text:p>
          </table:table-cell>
          <table:table-cell table:formula="of:=SQRT(ABS([.$D$2]^2-[.B486]^2))" office:value-type="float" office:value="186.763480102508">
            <text:p>186.763480102508</text:p>
          </table:table-cell>
          <table:table-cell table:formula="of:=([.$C$10]-[.C486])*[.$B$4]" office:value-type="float" office:value="16675.8597133654">
            <text:p>16675.8597133654</text:p>
          </table:table-cell>
          <table:table-cell table:formula="of:=ROUND([.D486])" office:value-type="float" office:value="16676">
            <text:p>16676</text:p>
          </table:table-cell>
          <table:table-cell table:formula="of:=([.$C$8]-([.E486]*[.$C$4]))" office:value-type="float" office:value="186.763425">
            <text:p>186.763425</text:p>
          </table:table-cell>
          <table:table-cell table:formula="of:=SQRT(ABS([.$D$2]^2-[.F486]^2))" office:value-type="float" office:value="71.5501438312277">
            <text:p>71.5501438312277</text:p>
          </table:table-cell>
          <table:table-cell table:formula="of:=ABS([.B486]-[.G486])" office:value-type="float" office:value="0.000143831227845226">
            <text:p>0.000143831227845226</text:p>
          </table:table-cell>
        </table:table-row>
        <table:table-row table:style-name="ro2">
          <table:table-cell table:formula="of:=[.A486]+[.A$4]" office:value-type="float" office:value="143.4">
            <text:p>143.4</text:p>
          </table:table-cell>
          <table:table-cell table:formula="of:=[.A487]/2" office:value-type="float" office:value="71.6999999999999">
            <text:p>71.6999999999999</text:p>
          </table:table-cell>
          <table:table-cell table:formula="of:=SQRT(ABS([.$D$2]^2-[.B487]^2))" office:value-type="float" office:value="186.705945272238">
            <text:p>186.705945272238</text:p>
          </table:table-cell>
          <table:table-cell table:formula="of:=([.$C$10]-[.C487])*[.$B$4]" office:value-type="float" office:value="16748.3445389025">
            <text:p>16748.3445389025</text:p>
          </table:table-cell>
          <table:table-cell table:formula="of:=ROUND([.D487])" office:value-type="float" office:value="16748">
            <text:p>16748</text:p>
          </table:table-cell>
          <table:table-cell table:formula="of:=([.$C$8]-([.E487]*[.$C$4]))" office:value-type="float" office:value="186.706275">
            <text:p>186.706275</text:p>
          </table:table-cell>
          <table:table-cell table:formula="of:=SQRT(ABS([.$D$2]^2-[.F487]^2))" office:value-type="float" office:value="71.6991413869397">
            <text:p>71.6991413869397</text:p>
          </table:table-cell>
          <table:table-cell table:formula="of:=ABS([.B487]-[.G487])" office:value-type="float" office:value="0.000858613060131574">
            <text:p>0.000858613060131574</text:p>
          </table:table-cell>
        </table:table-row>
        <table:table-row table:style-name="ro2">
          <table:table-cell table:formula="of:=[.A487]+[.A$4]" office:value-type="float" office:value="143.7">
            <text:p>143.7</text:p>
          </table:table-cell>
          <table:table-cell table:formula="of:=[.A488]/2" office:value-type="float" office:value="71.8499999999999">
            <text:p>71.8499999999999</text:p>
          </table:table-cell>
          <table:table-cell table:formula="of:=SQRT(ABS([.$D$2]^2-[.B488]^2))" office:value-type="float" office:value="186.64827215916">
            <text:p>186.64827215916</text:p>
          </table:table-cell>
          <table:table-cell table:formula="of:=([.$C$10]-[.C488])*[.$B$4]" office:value-type="float" office:value="16821.0035790005">
            <text:p>16821.0035790005</text:p>
          </table:table-cell>
          <table:table-cell table:formula="of:=ROUND([.D488])" office:value-type="float" office:value="16821">
            <text:p>16821</text:p>
          </table:table-cell>
          <table:table-cell table:formula="of:=([.$C$8]-([.E488]*[.$C$4]))" office:value-type="float" office:value="186.64833125">
            <text:p>186.64833125</text:p>
          </table:table-cell>
          <table:table-cell table:formula="of:=SQRT(ABS([.$D$2]^2-[.F488]^2))" office:value-type="float" office:value="71.8498464966368">
            <text:p>71.8498464966368</text:p>
          </table:table-cell>
          <table:table-cell table:formula="of:=ABS([.B488]-[.G488])" office:value-type="float" office:value="0.000153503363094387">
            <text:p>0.000153503363094387</text:p>
          </table:table-cell>
        </table:table-row>
        <table:table-row table:style-name="ro2">
          <table:table-cell table:formula="of:=[.A488]+[.A$4]" office:value-type="float" office:value="144">
            <text:p>144</text:p>
          </table:table-cell>
          <table:table-cell table:formula="of:=[.A489]/2" office:value-type="float" office:value="71.9999999999999">
            <text:p>71.9999999999999</text:p>
          </table:table-cell>
          <table:table-cell table:formula="of:=SQRT(ABS([.$D$2]^2-[.B489]^2))" office:value-type="float" office:value="186.59046063505">
            <text:p>186.59046063505</text:p>
          </table:table-cell>
          <table:table-cell table:formula="of:=([.$C$10]-[.C489])*[.$B$4]" office:value-type="float" office:value="16893.8369952031">
            <text:p>16893.8369952031</text:p>
          </table:table-cell>
          <table:table-cell table:formula="of:=ROUND([.D489])" office:value-type="float" office:value="16894">
            <text:p>16894</text:p>
          </table:table-cell>
          <table:table-cell table:formula="of:=([.$C$8]-([.E489]*[.$C$4]))" office:value-type="float" office:value="186.5903875">
            <text:p>186.5903875</text:p>
          </table:table-cell>
          <table:table-cell table:formula="of:=SQRT(ABS([.$D$2]^2-[.F489]^2))" office:value-type="float" office:value="72.0001895316939">
            <text:p>72.0001895316939</text:p>
          </table:table-cell>
          <table:table-cell table:formula="of:=ABS([.B489]-[.G489])" office:value-type="float" office:value="0.000189531694019252">
            <text:p>0.000189531694019252</text:p>
          </table:table-cell>
        </table:table-row>
        <table:table-row table:style-name="ro2">
          <table:table-cell table:formula="of:=[.A489]+[.A$4]" office:value-type="float" office:value="144.3">
            <text:p>144.3</text:p>
          </table:table-cell>
          <table:table-cell table:formula="of:=[.A490]/2" office:value-type="float" office:value="72.1499999999999">
            <text:p>72.1499999999999</text:p>
          </table:table-cell>
          <table:table-cell table:formula="of:=SQRT(ABS([.$D$2]^2-[.B490]^2))" office:value-type="float" office:value="186.532510571214">
            <text:p>186.532510571214</text:p>
          </table:table-cell>
          <table:table-cell table:formula="of:=([.$C$10]-[.C490])*[.$B$4]" office:value-type="float" office:value="16966.8449496418">
            <text:p>16966.8449496418</text:p>
          </table:table-cell>
          <table:table-cell table:formula="of:=ROUND([.D490])" office:value-type="float" office:value="16967">
            <text:p>16967</text:p>
          </table:table-cell>
          <table:table-cell table:formula="of:=([.$C$8]-([.E490]*[.$C$4]))" office:value-type="float" office:value="186.53244375">
            <text:p>186.53244375</text:p>
          </table:table-cell>
          <table:table-cell table:formula="of:=SQRT(ABS([.$D$2]^2-[.F490]^2))" office:value-type="float" office:value="72.1501727555318">
            <text:p>72.1501727555318</text:p>
          </table:table-cell>
          <table:table-cell table:formula="of:=ABS([.B490]-[.G490])" office:value-type="float" office:value="0.000172755531949065">
            <text:p>0.000172755531949065</text:p>
          </table:table-cell>
        </table:table-row>
        <table:table-row table:style-name="ro2">
          <table:table-cell table:formula="of:=[.A490]+[.A$4]" office:value-type="float" office:value="144.6">
            <text:p>144.6</text:p>
          </table:table-cell>
          <table:table-cell table:formula="of:=[.A491]/2" office:value-type="float" office:value="72.2999999999999">
            <text:p>72.2999999999999</text:p>
          </table:table-cell>
          <table:table-cell table:formula="of:=SQRT(ABS([.$D$2]^2-[.B491]^2))" office:value-type="float" office:value="186.474421838492">
            <text:p>186.474421838492</text:p>
          </table:table-cell>
          <table:table-cell table:formula="of:=([.$C$10]-[.C491])*[.$B$4]" office:value-type="float" office:value="17040.027605039">
            <text:p>17040.027605039</text:p>
          </table:table-cell>
          <table:table-cell table:formula="of:=ROUND([.D491])" office:value-type="float" office:value="17040">
            <text:p>17040</text:p>
          </table:table-cell>
          <table:table-cell table:formula="of:=([.$C$8]-([.E491]*[.$C$4]))" office:value-type="float" office:value="186.4745">
            <text:p>186.4745</text:p>
          </table:table-cell>
          <table:table-cell table:formula="of:=SQRT(ABS([.$D$2]^2-[.F491]^2))" office:value-type="float" office:value="72.2997984073953">
            <text:p>72.2997984073953</text:p>
          </table:table-cell>
          <table:table-cell table:formula="of:=ABS([.B491]-[.G491])" office:value-type="float" office:value="0.000201592604611278">
            <text:p>0.000201592604611278</text:p>
          </table:table-cell>
        </table:table-row>
        <table:table-row table:style-name="ro2">
          <table:table-cell table:formula="of:=[.A491]+[.A$4]" office:value-type="float" office:value="144.9">
            <text:p>144.9</text:p>
          </table:table-cell>
          <table:table-cell table:formula="of:=[.A492]/2" office:value-type="float" office:value="72.4499999999999">
            <text:p>72.4499999999999</text:p>
          </table:table-cell>
          <table:table-cell table:formula="of:=SQRT(ABS([.$D$2]^2-[.B492]^2))" office:value-type="float" office:value="186.416194307254">
            <text:p>186.416194307254</text:p>
          </table:table-cell>
          <table:table-cell table:formula="of:=([.$C$10]-[.C492])*[.$B$4]" office:value-type="float" office:value="17113.385124709">
            <text:p>17113.385124709</text:p>
          </table:table-cell>
          <table:table-cell table:formula="of:=ROUND([.D492])" office:value-type="float" office:value="17113">
            <text:p>17113</text:p>
          </table:table-cell>
          <table:table-cell table:formula="of:=([.$C$8]-([.E492]*[.$C$4]))" office:value-type="float" office:value="186.41655625">
            <text:p>186.41655625</text:p>
          </table:table-cell>
          <table:table-cell table:formula="of:=SQRT(ABS([.$D$2]^2-[.F492]^2))" office:value-type="float" office:value="72.4490687027141">
            <text:p>72.4490687027141</text:p>
          </table:table-cell>
          <table:table-cell table:formula="of:=ABS([.B492]-[.G492])" office:value-type="float" office:value="0.000931297285831079">
            <text:p>0.000931297285831079</text:p>
          </table:table-cell>
        </table:table-row>
        <table:table-row table:style-name="ro2">
          <table:table-cell table:formula="of:=[.A492]+[.A$4]" office:value-type="float" office:value="145.2">
            <text:p>145.2</text:p>
          </table:table-cell>
          <table:table-cell table:formula="of:=[.A493]/2" office:value-type="float" office:value="72.5999999999999">
            <text:p>72.5999999999999</text:p>
          </table:table-cell>
          <table:table-cell table:formula="of:=SQRT(ABS([.$D$2]^2-[.B493]^2))" office:value-type="float" office:value="186.357827847397">
            <text:p>186.357827847397</text:p>
          </table:table-cell>
          <table:table-cell table:formula="of:=([.$C$10]-[.C493])*[.$B$4]" office:value-type="float" office:value="17186.9176725609">
            <text:p>17186.9176725609</text:p>
          </table:table-cell>
          <table:table-cell table:formula="of:=ROUND([.D493])" office:value-type="float" office:value="17187">
            <text:p>17187</text:p>
          </table:table-cell>
          <table:table-cell table:formula="of:=([.$C$8]-([.E493]*[.$C$4]))" office:value-type="float" office:value="186.35781875">
            <text:p>186.35781875</text:p>
          </table:table-cell>
          <table:table-cell table:formula="of:=SQRT(ABS([.$D$2]^2-[.F493]^2))" office:value-type="float" office:value="72.6000233522149">
            <text:p>72.6000233522149</text:p>
          </table:table-cell>
          <table:table-cell table:formula="of:=ABS([.B493]-[.G493])" office:value-type="float" office:value="0.0000233522149954979">
            <text:p>0.0000233522149954979</text:p>
          </table:table-cell>
        </table:table-row>
        <table:table-row table:style-name="ro2">
          <table:table-cell table:formula="of:=[.A493]+[.A$4]" office:value-type="float" office:value="145.5">
            <text:p>145.5</text:p>
          </table:table-cell>
          <table:table-cell table:formula="of:=[.A494]/2" office:value-type="float" office:value="72.7499999999999">
            <text:p>72.7499999999999</text:p>
          </table:table-cell>
          <table:table-cell table:formula="of:=SQRT(ABS([.$D$2]^2-[.B494]^2))" office:value-type="float" office:value="186.299322328343">
            <text:p>186.299322328343</text:p>
          </table:table-cell>
          <table:table-cell table:formula="of:=([.$C$10]-[.C494])*[.$B$4]" office:value-type="float" office:value="17260.6254131006">
            <text:p>17260.6254131006</text:p>
          </table:table-cell>
          <table:table-cell table:formula="of:=ROUND([.D494])" office:value-type="float" office:value="17261">
            <text:p>17261</text:p>
          </table:table-cell>
          <table:table-cell table:formula="of:=([.$C$8]-([.E494]*[.$C$4]))" office:value-type="float" office:value="186.29908125">
            <text:p>186.29908125</text:p>
          </table:table-cell>
          <table:table-cell table:formula="of:=SQRT(ABS([.$D$2]^2-[.F494]^2))" office:value-type="float" office:value="72.7506173541222">
            <text:p>72.7506173541222</text:p>
          </table:table-cell>
          <table:table-cell table:formula="of:=ABS([.B494]-[.G494])" office:value-type="float" office:value="0.000617354122255165">
            <text:p>0.000617354122255165</text:p>
          </table:table-cell>
        </table:table-row>
        <table:table-row table:style-name="ro2">
          <table:table-cell table:formula="of:=[.A494]+[.A$4]" office:value-type="float" office:value="145.8">
            <text:p>145.8</text:p>
          </table:table-cell>
          <table:table-cell table:formula="of:=[.A495]/2" office:value-type="float" office:value="72.8999999999999">
            <text:p>72.8999999999999</text:p>
          </table:table-cell>
          <table:table-cell table:formula="of:=SQRT(ABS([.$D$2]^2-[.B495]^2))" office:value-type="float" office:value="186.240677619042">
            <text:p>186.240677619042</text:p>
          </table:table-cell>
          <table:table-cell table:formula="of:=([.$C$10]-[.C495])*[.$B$4]" office:value-type="float" office:value="17334.5085114329">
            <text:p>17334.5085114329</text:p>
          </table:table-cell>
          <table:table-cell table:formula="of:=ROUND([.D495])" office:value-type="float" office:value="17335">
            <text:p>17335</text:p>
          </table:table-cell>
          <table:table-cell table:formula="of:=([.$C$8]-([.E495]*[.$C$4]))" office:value-type="float" office:value="186.24034375">
            <text:p>186.24034375</text:p>
          </table:table-cell>
          <table:table-cell table:formula="of:=SQRT(ABS([.$D$2]^2-[.F495]^2))" office:value-type="float" office:value="72.9008529434453">
            <text:p>72.9008529434453</text:p>
          </table:table-cell>
          <table:table-cell table:formula="of:=ABS([.B495]-[.G495])" office:value-type="float" office:value="0.000852943445380561">
            <text:p>0.000852943445380561</text:p>
          </table:table-cell>
        </table:table-row>
        <table:table-row table:style-name="ro2">
          <table:table-cell table:formula="of:=[.A495]+[.A$4]" office:value-type="float" office:value="146.1">
            <text:p>146.1</text:p>
          </table:table-cell>
          <table:table-cell table:formula="of:=[.A496]/2" office:value-type="float" office:value="73.0499999999999">
            <text:p>73.0499999999999</text:p>
          </table:table-cell>
          <table:table-cell table:formula="of:=SQRT(ABS([.$D$2]^2-[.B496]^2))" office:value-type="float" office:value="186.181893587964">
            <text:p>186.181893587964</text:p>
          </table:table-cell>
          <table:table-cell table:formula="of:=([.$C$10]-[.C496])*[.$B$4]" office:value-type="float" office:value="17408.5671332635">
            <text:p>17408.5671332635</text:p>
          </table:table-cell>
          <table:table-cell table:formula="of:=ROUND([.D496])" office:value-type="float" office:value="17409">
            <text:p>17409</text:p>
          </table:table-cell>
          <table:table-cell table:formula="of:=([.$C$8]-([.E496]*[.$C$4]))" office:value-type="float" office:value="186.18160625">
            <text:p>186.18160625</text:p>
          </table:table-cell>
          <table:table-cell table:formula="of:=SQRT(ABS([.$D$2]^2-[.F496]^2))" office:value-type="float" office:value="73.0507323315103">
            <text:p>73.0507323315103</text:p>
          </table:table-cell>
          <table:table-cell table:formula="of:=ABS([.B496]-[.G496])" office:value-type="float" office:value="0.00073233151040597">
            <text:p>0.00073233151040597</text:p>
          </table:table-cell>
        </table:table-row>
        <table:table-row table:style-name="ro2">
          <table:table-cell table:formula="of:=[.A496]+[.A$4]" office:value-type="float" office:value="146.4">
            <text:p>146.4</text:p>
          </table:table-cell>
          <table:table-cell table:formula="of:=[.A497]/2" office:value-type="float" office:value="73.1999999999999">
            <text:p>73.1999999999999</text:p>
          </table:table-cell>
          <table:table-cell table:formula="of:=SQRT(ABS([.$D$2]^2-[.B497]^2))" office:value-type="float" office:value="186.122970103102">
            <text:p>186.122970103102</text:p>
          </table:table-cell>
          <table:table-cell table:formula="of:=([.$C$10]-[.C497])*[.$B$4]" office:value-type="float" office:value="17482.8014449016">
            <text:p>17482.8014449016</text:p>
          </table:table-cell>
          <table:table-cell table:formula="of:=ROUND([.D497])" office:value-type="float" office:value="17483">
            <text:p>17483</text:p>
          </table:table-cell>
          <table:table-cell table:formula="of:=([.$C$8]-([.E497]*[.$C$4]))" office:value-type="float" office:value="186.12286875">
            <text:p>186.12286875</text:p>
          </table:table-cell>
          <table:table-cell table:formula="of:=SQRT(ABS([.$D$2]^2-[.F497]^2))" office:value-type="float" office:value="73.2002577063105">
            <text:p>73.2002577063105</text:p>
          </table:table-cell>
          <table:table-cell table:formula="of:=ABS([.B497]-[.G497])" office:value-type="float" office:value="0.000257706310605954">
            <text:p>0.000257706310605954</text:p>
          </table:table-cell>
        </table:table-row>
        <table:table-row table:style-name="ro2">
          <table:table-cell table:formula="of:=[.A497]+[.A$4]" office:value-type="float" office:value="146.7">
            <text:p>146.7</text:p>
          </table:table-cell>
          <table:table-cell table:formula="of:=[.A498]/2" office:value-type="float" office:value="73.3499999999999">
            <text:p>73.3499999999999</text:p>
          </table:table-cell>
          <table:table-cell table:formula="of:=SQRT(ABS([.$D$2]^2-[.B498]^2))" office:value-type="float" office:value="186.063907031966">
            <text:p>186.063907031966</text:p>
          </table:table-cell>
          <table:table-cell table:formula="of:=([.$C$10]-[.C498])*[.$B$4]" office:value-type="float" office:value="17557.2116132615">
            <text:p>17557.2116132615</text:p>
          </table:table-cell>
          <table:table-cell table:formula="of:=ROUND([.D498])" office:value-type="float" office:value="17557">
            <text:p>17557</text:p>
          </table:table-cell>
          <table:table-cell table:formula="of:=([.$C$8]-([.E498]*[.$C$4]))" office:value-type="float" office:value="186.06413125">
            <text:p>186.06413125</text:p>
          </table:table-cell>
          <table:table-cell table:formula="of:=SQRT(ABS([.$D$2]^2-[.F498]^2))" office:value-type="float" office:value="73.3494312328512">
            <text:p>73.3494312328512</text:p>
          </table:table-cell>
          <table:table-cell table:formula="of:=ABS([.B498]-[.G498])" office:value-type="float" office:value="0.000568767148678262">
            <text:p>0.000568767148678262</text:p>
          </table:table-cell>
        </table:table-row>
        <table:table-row table:style-name="ro2">
          <table:table-cell table:formula="of:=[.A498]+[.A$4]" office:value-type="float" office:value="147">
            <text:p>147</text:p>
          </table:table-cell>
          <table:table-cell table:formula="of:=[.A499]/2" office:value-type="float" office:value="73.4999999999999">
            <text:p>73.4999999999999</text:p>
          </table:table-cell>
          <table:table-cell table:formula="of:=SQRT(ABS([.$D$2]^2-[.B499]^2))" office:value-type="float" office:value="186.004704241586">
            <text:p>186.004704241586</text:p>
          </table:table-cell>
          <table:table-cell table:formula="of:=([.$C$10]-[.C499])*[.$B$4]" office:value-type="float" office:value="17631.7978058655">
            <text:p>17631.7978058655</text:p>
          </table:table-cell>
          <table:table-cell table:formula="of:=ROUND([.D499])" office:value-type="float" office:value="17632">
            <text:p>17632</text:p>
          </table:table-cell>
          <table:table-cell table:formula="of:=([.$C$8]-([.E499]*[.$C$4]))" office:value-type="float" office:value="186.0046">
            <text:p>186.0046</text:p>
          </table:table-cell>
          <table:table-cell table:formula="of:=SQRT(ABS([.$D$2]^2-[.F499]^2))" office:value-type="float" office:value="73.5002638011592">
            <text:p>73.5002638011592</text:p>
          </table:table-cell>
          <table:table-cell table:formula="of:=ABS([.B499]-[.G499])" office:value-type="float" office:value="0.000263801159292143">
            <text:p>0.000263801159292143</text:p>
          </table:table-cell>
        </table:table-row>
        <table:table-row table:style-name="ro2">
          <table:table-cell table:formula="of:=[.A499]+[.A$4]" office:value-type="float" office:value="147.3">
            <text:p>147.3</text:p>
          </table:table-cell>
          <table:table-cell table:formula="of:=[.A500]/2" office:value-type="float" office:value="73.6499999999999">
            <text:p>73.6499999999999</text:p>
          </table:table-cell>
          <table:table-cell table:formula="of:=SQRT(ABS([.$D$2]^2-[.B500]^2))" office:value-type="float" office:value="185.945361598508">
            <text:p>185.945361598508</text:p>
          </table:table-cell>
          <table:table-cell table:formula="of:=([.$C$10]-[.C500])*[.$B$4]" office:value-type="float" office:value="17706.5601908457">
            <text:p>17706.5601908457</text:p>
          </table:table-cell>
          <table:table-cell table:formula="of:=ROUND([.D500])" office:value-type="float" office:value="17707">
            <text:p>17707</text:p>
          </table:table-cell>
          <table:table-cell table:formula="of:=([.$C$8]-([.E500]*[.$C$4]))" office:value-type="float" office:value="185.94506875">
            <text:p>185.94506875</text:p>
          </table:table-cell>
          <table:table-cell table:formula="of:=SQRT(ABS([.$D$2]^2-[.F500]^2))" office:value-type="float" office:value="73.6507393551333">
            <text:p>73.6507393551333</text:p>
          </table:table-cell>
          <table:table-cell table:formula="of:=ABS([.B500]-[.G500])" office:value-type="float" office:value="0.000739355133347885">
            <text:p>0.000739355133347885</text:p>
          </table:table-cell>
        </table:table-row>
        <table:table-row table:style-name="ro2">
          <table:table-cell table:formula="of:=[.A500]+[.A$4]" office:value-type="float" office:value="147.6">
            <text:p>147.6</text:p>
          </table:table-cell>
          <table:table-cell table:formula="of:=[.A501]/2" office:value-type="float" office:value="73.7999999999999">
            <text:p>73.7999999999999</text:p>
          </table:table-cell>
          <table:table-cell table:formula="of:=SQRT(ABS([.$D$2]^2-[.B501]^2))" office:value-type="float" office:value="185.885878968791">
            <text:p>185.885878968791</text:p>
          </table:table-cell>
          <table:table-cell table:formula="of:=([.$C$10]-[.C501])*[.$B$4]" office:value-type="float" office:value="17781.4989369463">
            <text:p>17781.4989369463</text:p>
          </table:table-cell>
          <table:table-cell table:formula="of:=ROUND([.D501])" office:value-type="float" office:value="17781">
            <text:p>17781</text:p>
          </table:table-cell>
          <table:table-cell table:formula="of:=([.$C$8]-([.E501]*[.$C$4]))" office:value-type="float" office:value="185.88633125">
            <text:p>185.88633125</text:p>
          </table:table-cell>
          <table:table-cell table:formula="of:=SQRT(ABS([.$D$2]^2-[.F501]^2))" office:value-type="float" office:value="73.7988607934788">
            <text:p>73.7988607934788</text:p>
          </table:table-cell>
          <table:table-cell table:formula="of:=ABS([.B501]-[.G501])" office:value-type="float" office:value="0.00113920652111688">
            <text:p>0.00113920652111688</text:p>
          </table:table-cell>
        </table:table-row>
        <table:table-row table:style-name="ro2">
          <table:table-cell table:formula="of:=[.A501]+[.A$4]" office:value-type="float" office:value="147.9">
            <text:p>147.9</text:p>
          </table:table-cell>
          <table:table-cell table:formula="of:=[.A502]/2" office:value-type="float" office:value="73.9499999999999">
            <text:p>73.9499999999999</text:p>
          </table:table-cell>
          <table:table-cell table:formula="of:=SQRT(ABS([.$D$2]^2-[.B502]^2))" office:value-type="float" office:value="185.826256218006">
            <text:p>185.826256218006</text:p>
          </table:table-cell>
          <table:table-cell table:formula="of:=([.$C$10]-[.C502])*[.$B$4]" office:value-type="float" office:value="17856.6142135258">
            <text:p>17856.6142135258</text:p>
          </table:table-cell>
          <table:table-cell table:formula="of:=ROUND([.D502])" office:value-type="float" office:value="17857">
            <text:p>17857</text:p>
          </table:table-cell>
          <table:table-cell table:formula="of:=([.$C$8]-([.E502]*[.$C$4]))" office:value-type="float" office:value="185.82600625">
            <text:p>185.82600625</text:p>
          </table:table-cell>
          <table:table-cell table:formula="of:=SQRT(ABS([.$D$2]^2-[.F502]^2))" office:value-type="float" office:value="73.9506281323895">
            <text:p>73.9506281323895</text:p>
          </table:table-cell>
          <table:table-cell table:formula="of:=ABS([.B502]-[.G502])" office:value-type="float" office:value="0.000628132389593361">
            <text:p>0.000628132389593361</text:p>
          </table:table-cell>
        </table:table-row>
        <table:table-row table:style-name="ro2">
          <table:table-cell table:formula="of:=[.A502]+[.A$4]" office:value-type="float" office:value="148.2">
            <text:p>148.2</text:p>
          </table:table-cell>
          <table:table-cell table:formula="of:=[.A503]/2" office:value-type="float" office:value="74.1">
            <text:p>74.1</text:p>
          </table:table-cell>
          <table:table-cell table:formula="of:=SQRT(ABS([.$D$2]^2-[.B503]^2))" office:value-type="float" office:value="185.766493211236">
            <text:p>185.766493211236</text:p>
          </table:table-cell>
          <table:table-cell table:formula="of:=([.$C$10]-[.C503])*[.$B$4]" office:value-type="float" office:value="17931.9061905595">
            <text:p>17931.9061905595</text:p>
          </table:table-cell>
          <table:table-cell table:formula="of:=ROUND([.D503])" office:value-type="float" office:value="17932">
            <text:p>17932</text:p>
          </table:table-cell>
          <table:table-cell table:formula="of:=([.$C$8]-([.E503]*[.$C$4]))" office:value-type="float" office:value="185.766475">
            <text:p>185.766475</text:p>
          </table:table-cell>
          <table:table-cell table:formula="of:=SQRT(ABS([.$D$2]^2-[.F503]^2))" office:value-type="float" office:value="74.1000456550087">
            <text:p>74.1000456550087</text:p>
          </table:table-cell>
          <table:table-cell table:formula="of:=ABS([.B503]-[.G503])" office:value-type="float" office:value="0.0000456550087335472">
            <text:p>0.0000456550087335472</text:p>
          </table:table-cell>
        </table:table-row>
        <table:table-row table:style-name="ro2">
          <table:table-cell table:formula="of:=[.A503]+[.A$4]" office:value-type="float" office:value="148.5">
            <text:p>148.5</text:p>
          </table:table-cell>
          <table:table-cell table:formula="of:=[.A504]/2" office:value-type="float" office:value="74.25">
            <text:p>74.25</text:p>
          </table:table-cell>
          <table:table-cell table:formula="of:=SQRT(ABS([.$D$2]^2-[.B504]^2))" office:value-type="float" office:value="185.70658981307">
            <text:p>185.70658981307</text:p>
          </table:table-cell>
          <table:table-cell table:formula="of:=([.$C$10]-[.C504])*[.$B$4]" office:value-type="float" office:value="18007.3750386414">
            <text:p>18007.3750386414</text:p>
          </table:table-cell>
          <table:table-cell table:formula="of:=ROUND([.D504])" office:value-type="float" office:value="18007">
            <text:p>18007</text:p>
          </table:table-cell>
          <table:table-cell table:formula="of:=([.$C$8]-([.E504]*[.$C$4]))" office:value-type="float" office:value="185.70694375">
            <text:p>185.70694375</text:p>
          </table:table-cell>
          <table:table-cell table:formula="of:=SQRT(ABS([.$D$2]^2-[.F504]^2))" office:value-type="float" office:value="74.2491147626309">
            <text:p>74.2491147626309</text:p>
          </table:table-cell>
          <table:table-cell table:formula="of:=ABS([.B504]-[.G504])" office:value-type="float" office:value="0.00088523736901891">
            <text:p>0.00088523736901891</text:p>
          </table:table-cell>
        </table:table-row>
        <table:table-row table:style-name="ro2">
          <table:table-cell table:formula="of:=[.A504]+[.A$4]" office:value-type="float" office:value="148.8">
            <text:p>148.8</text:p>
          </table:table-cell>
          <table:table-cell table:formula="of:=[.A505]/2" office:value-type="float" office:value="74.4">
            <text:p>74.4</text:p>
          </table:table-cell>
          <table:table-cell table:formula="of:=SQRT(ABS([.$D$2]^2-[.B505]^2))" office:value-type="float" office:value="185.646545887609">
            <text:p>185.646545887609</text:p>
          </table:table-cell>
          <table:table-cell table:formula="of:=([.$C$10]-[.C505])*[.$B$4]" office:value-type="float" office:value="18083.0209289869">
            <text:p>18083.0209289869</text:p>
          </table:table-cell>
          <table:table-cell table:formula="of:=ROUND([.D505])" office:value-type="float" office:value="18083">
            <text:p>18083</text:p>
          </table:table-cell>
          <table:table-cell table:formula="of:=([.$C$8]-([.E505]*[.$C$4]))" office:value-type="float" office:value="185.64661875">
            <text:p>185.64661875</text:p>
          </table:table-cell>
          <table:table-cell table:formula="of:=SQRT(ABS([.$D$2]^2-[.F505]^2))" office:value-type="float" office:value="74.3998181899133">
            <text:p>74.3998181899133</text:p>
          </table:table-cell>
          <table:table-cell table:formula="of:=ABS([.B505]-[.G505])" office:value-type="float" office:value="0.000181810086687051">
            <text:p>0.000181810086687051</text:p>
          </table:table-cell>
        </table:table-row>
        <table:table-row table:style-name="ro2">
          <table:table-cell table:formula="of:=[.A505]+[.A$4]" office:value-type="float" office:value="149.1">
            <text:p>149.1</text:p>
          </table:table-cell>
          <table:table-cell table:formula="of:=[.A506]/2" office:value-type="float" office:value="74.55">
            <text:p>74.55</text:p>
          </table:table-cell>
          <table:table-cell table:formula="of:=SQRT(ABS([.$D$2]^2-[.B506]^2))" office:value-type="float" office:value="185.586361298453">
            <text:p>185.586361298453</text:p>
          </table:table-cell>
          <table:table-cell table:formula="of:=([.$C$10]-[.C506])*[.$B$4]" office:value-type="float" office:value="18158.8440334349">
            <text:p>18158.8440334349</text:p>
          </table:table-cell>
          <table:table-cell table:formula="of:=ROUND([.D506])" office:value-type="float" office:value="18159">
            <text:p>18159</text:p>
          </table:table-cell>
          <table:table-cell table:formula="of:=([.$C$8]-([.E506]*[.$C$4]))" office:value-type="float" office:value="185.58629375">
            <text:p>185.58629375</text:p>
          </table:table-cell>
          <table:table-cell table:formula="of:=SQRT(ABS([.$D$2]^2-[.F506]^2))" office:value-type="float" office:value="74.5501681563409">
            <text:p>74.5501681563409</text:p>
          </table:table-cell>
          <table:table-cell table:formula="of:=ABS([.B506]-[.G506])" office:value-type="float" office:value="0.000168156340933479">
            <text:p>0.000168156340933479</text:p>
          </table:table-cell>
        </table:table-row>
        <table:table-row table:style-name="ro2">
          <table:table-cell table:formula="of:=[.A506]+[.A$4]" office:value-type="float" office:value="149.4">
            <text:p>149.4</text:p>
          </table:table-cell>
          <table:table-cell table:formula="of:=[.A507]/2" office:value-type="float" office:value="74.7">
            <text:p>74.7</text:p>
          </table:table-cell>
          <table:table-cell table:formula="of:=SQRT(ABS([.$D$2]^2-[.B507]^2))" office:value-type="float" office:value="185.52603590871">
            <text:p>185.52603590871</text:p>
          </table:table-cell>
          <table:table-cell table:formula="of:=([.$C$10]-[.C507])*[.$B$4]" office:value-type="float" office:value="18234.8445244497">
            <text:p>18234.8445244497</text:p>
          </table:table-cell>
          <table:table-cell table:formula="of:=ROUND([.D507])" office:value-type="float" office:value="18235">
            <text:p>18235</text:p>
          </table:table-cell>
          <table:table-cell table:formula="of:=([.$C$8]-([.E507]*[.$C$4]))" office:value-type="float" office:value="185.52596875">
            <text:p>185.52596875</text:p>
          </table:table-cell>
          <table:table-cell table:formula="of:=SQRT(ABS([.$D$2]^2-[.F507]^2))" office:value-type="float" office:value="74.7001667961593">
            <text:p>74.7001667961593</text:p>
          </table:table-cell>
          <table:table-cell table:formula="of:=ABS([.B507]-[.G507])" office:value-type="float" office:value="0.000166796159319915">
            <text:p>0.000166796159319915</text:p>
          </table:table-cell>
        </table:table-row>
        <table:table-row table:style-name="ro2">
          <table:table-cell table:formula="of:=[.A507]+[.A$4]" office:value-type="float" office:value="149.7">
            <text:p>149.7</text:p>
          </table:table-cell>
          <table:table-cell table:formula="of:=[.A508]/2" office:value-type="float" office:value="74.85">
            <text:p>74.85</text:p>
          </table:table-cell>
          <table:table-cell table:formula="of:=SQRT(ABS([.$D$2]^2-[.B508]^2))" office:value-type="float" office:value="185.465569580987">
            <text:p>185.465569580987</text:p>
          </table:table-cell>
          <table:table-cell table:formula="of:=([.$C$10]-[.C508])*[.$B$4]" office:value-type="float" office:value="18311.0225751243">
            <text:p>18311.0225751243</text:p>
          </table:table-cell>
          <table:table-cell table:formula="of:=ROUND([.D508])" office:value-type="float" office:value="18311">
            <text:p>18311</text:p>
          </table:table-cell>
          <table:table-cell table:formula="of:=([.$C$8]-([.E508]*[.$C$4]))" office:value-type="float" office:value="185.46564375">
            <text:p>185.46564375</text:p>
          </table:table-cell>
          <table:table-cell table:formula="of:=SQRT(ABS([.$D$2]^2-[.F508]^2))" office:value-type="float" office:value="74.8498162215385">
            <text:p>74.8498162215385</text:p>
          </table:table-cell>
          <table:table-cell table:formula="of:=ABS([.B508]-[.G508])" office:value-type="float" office:value="0.000183778461476436">
            <text:p>0.000183778461476436</text:p>
          </table:table-cell>
        </table:table-row>
        <table:table-row table:style-name="ro2">
          <table:table-cell table:formula="of:=[.A508]+[.A$4]" office:value-type="float" office:value="150">
            <text:p>150</text:p>
          </table:table-cell>
          <table:table-cell table:formula="of:=[.A509]/2" office:value-type="float" office:value="75">
            <text:p>75</text:p>
          </table:table-cell>
          <table:table-cell table:formula="of:=SQRT(ABS([.$D$2]^2-[.B509]^2))" office:value-type="float" office:value="185.404962177392">
            <text:p>185.404962177392</text:p>
          </table:table-cell>
          <table:table-cell table:formula="of:=([.$C$10]-[.C509])*[.$B$4]" office:value-type="float" office:value="18387.3783591818">
            <text:p>18387.3783591818</text:p>
          </table:table-cell>
          <table:table-cell table:formula="of:=ROUND([.D509])" office:value-type="float" office:value="18387">
            <text:p>18387</text:p>
          </table:table-cell>
          <table:table-cell table:formula="of:=([.$C$8]-([.E509]*[.$C$4]))" office:value-type="float" office:value="185.40531875">
            <text:p>185.40531875</text:p>
          </table:table-cell>
          <table:table-cell table:formula="of:=SQRT(ABS([.$D$2]^2-[.F509]^2))" office:value-type="float" office:value="74.9991185228927">
            <text:p>74.9991185228927</text:p>
          </table:table-cell>
          <table:table-cell table:formula="of:=ABS([.B509]-[.G509])" office:value-type="float" office:value="0.000881477107327555">
            <text:p>0.000881477107327555</text:p>
          </table:table-cell>
        </table:table-row>
        <table:table-row table:style-name="ro2">
          <table:table-cell table:formula="of:=[.A509]+[.A$4]" office:value-type="float" office:value="150.3">
            <text:p>150.3</text:p>
          </table:table-cell>
          <table:table-cell table:formula="of:=[.A510]/2" office:value-type="float" office:value="75.15">
            <text:p>75.15</text:p>
          </table:table-cell>
          <table:table-cell table:formula="of:=SQRT(ABS([.$D$2]^2-[.B510]^2))" office:value-type="float" office:value="185.344213559528">
            <text:p>185.344213559528</text:p>
          </table:table-cell>
          <table:table-cell table:formula="of:=([.$C$10]-[.C510])*[.$B$4]" office:value-type="float" office:value="18463.9120509781">
            <text:p>18463.9120509781</text:p>
          </table:table-cell>
          <table:table-cell table:formula="of:=ROUND([.D510])" office:value-type="float" office:value="18464">
            <text:p>18464</text:p>
          </table:table-cell>
          <table:table-cell table:formula="of:=([.$C$8]-([.E510]*[.$C$4]))" office:value-type="float" office:value="185.3442">
            <text:p>185.3442</text:p>
          </table:table-cell>
          <table:table-cell table:formula="of:=SQRT(ABS([.$D$2]^2-[.F510]^2))" office:value-type="float" office:value="75.1500334421749">
            <text:p>75.1500334421749</text:p>
          </table:table-cell>
          <table:table-cell table:formula="of:=ABS([.B510]-[.G510])" office:value-type="float" office:value="0.0000334421748533487">
            <text:p>0.0000334421748533487</text:p>
          </table:table-cell>
        </table:table-row>
        <table:table-row table:style-name="ro2">
          <table:table-cell table:formula="of:=[.A510]+[.A$4]" office:value-type="float" office:value="150.6">
            <text:p>150.6</text:p>
          </table:table-cell>
          <table:table-cell table:formula="of:=[.A511]/2" office:value-type="float" office:value="75.3">
            <text:p>75.3</text:p>
          </table:table-cell>
          <table:table-cell table:formula="of:=SQRT(ABS([.$D$2]^2-[.B511]^2))" office:value-type="float" office:value="185.283323588498">
            <text:p>185.283323588498</text:p>
          </table:table-cell>
          <table:table-cell table:formula="of:=([.$C$10]-[.C511])*[.$B$4]" office:value-type="float" office:value="18540.6238255046">
            <text:p>18540.6238255046</text:p>
          </table:table-cell>
          <table:table-cell table:formula="of:=ROUND([.D511])" office:value-type="float" office:value="18541">
            <text:p>18541</text:p>
          </table:table-cell>
          <table:table-cell table:formula="of:=([.$C$8]-([.E511]*[.$C$4]))" office:value-type="float" office:value="185.28308125">
            <text:p>185.28308125</text:p>
          </table:table-cell>
          <table:table-cell table:formula="of:=SQRT(ABS([.$D$2]^2-[.F511]^2))" office:value-type="float" office:value="75.3005962958189">
            <text:p>75.3005962958189</text:p>
          </table:table-cell>
          <table:table-cell table:formula="of:=ABS([.B511]-[.G511])" office:value-type="float" office:value="0.000596295818908743">
            <text:p>0.000596295818908743</text:p>
          </table:table-cell>
        </table:table-row>
        <table:table-row table:style-name="ro2">
          <table:table-cell table:formula="of:=[.A511]+[.A$4]" office:value-type="float" office:value="150.9">
            <text:p>150.9</text:p>
          </table:table-cell>
          <table:table-cell table:formula="of:=[.A512]/2" office:value-type="float" office:value="75.45">
            <text:p>75.45</text:p>
          </table:table-cell>
          <table:table-cell table:formula="of:=SQRT(ABS([.$D$2]^2-[.B512]^2))" office:value-type="float" office:value="185.222292124895">
            <text:p>185.222292124895</text:p>
          </table:table-cell>
          <table:table-cell table:formula="of:=([.$C$10]-[.C512])*[.$B$4]" office:value-type="float" office:value="18617.5138583898">
            <text:p>18617.5138583898</text:p>
          </table:table-cell>
          <table:table-cell table:formula="of:=ROUND([.D512])" office:value-type="float" office:value="18618">
            <text:p>18618</text:p>
          </table:table-cell>
          <table:table-cell table:formula="of:=([.$C$8]-([.E512]*[.$C$4]))" office:value-type="float" office:value="185.2219625">
            <text:p>185.2219625</text:p>
          </table:table-cell>
          <table:table-cell table:formula="of:=SQRT(ABS([.$D$2]^2-[.F512]^2))" office:value-type="float" office:value="75.4508091914765">
            <text:p>75.4508091914765</text:p>
          </table:table-cell>
          <table:table-cell table:formula="of:=ABS([.B512]-[.G512])" office:value-type="float" office:value="0.000809191476506044">
            <text:p>0.000809191476506044</text:p>
          </table:table-cell>
        </table:table-row>
        <table:table-row table:style-name="ro2">
          <table:table-cell table:formula="of:=[.A512]+[.A$4]" office:value-type="float" office:value="151.2">
            <text:p>151.2</text:p>
          </table:table-cell>
          <table:table-cell table:formula="of:=[.A513]/2" office:value-type="float" office:value="75.6">
            <text:p>75.6</text:p>
          </table:table-cell>
          <table:table-cell table:formula="of:=SQRT(ABS([.$D$2]^2-[.B513]^2))" office:value-type="float" office:value="185.161119028807">
            <text:p>185.161119028807</text:p>
          </table:table-cell>
          <table:table-cell table:formula="of:=([.$C$10]-[.C513])*[.$B$4]" office:value-type="float" office:value="18694.5823259026">
            <text:p>18694.5823259026</text:p>
          </table:table-cell>
          <table:table-cell table:formula="of:=ROUND([.D513])" office:value-type="float" office:value="18695">
            <text:p>18695</text:p>
          </table:table-cell>
          <table:table-cell table:formula="of:=([.$C$8]-([.E513]*[.$C$4]))" office:value-type="float" office:value="185.16084375">
            <text:p>185.16084375</text:p>
          </table:table-cell>
          <table:table-cell table:formula="of:=SQRT(ABS([.$D$2]^2-[.F513]^2))" office:value-type="float" office:value="75.6006742151688">
            <text:p>75.6006742151688</text:p>
          </table:table-cell>
          <table:table-cell table:formula="of:=ABS([.B513]-[.G513])" office:value-type="float" office:value="0.000674215168800174">
            <text:p>0.000674215168800174</text:p>
          </table:table-cell>
        </table:table-row>
        <table:table-row table:style-name="ro2">
          <table:table-cell table:formula="of:=[.A513]+[.A$4]" office:value-type="float" office:value="151.5">
            <text:p>151.5</text:p>
          </table:table-cell>
          <table:table-cell table:formula="of:=[.A514]/2" office:value-type="float" office:value="75.75">
            <text:p>75.75</text:p>
          </table:table-cell>
          <table:table-cell table:formula="of:=SQRT(ABS([.$D$2]^2-[.B514]^2))" office:value-type="float" office:value="185.09980415981">
            <text:p>185.09980415981</text:p>
          </table:table-cell>
          <table:table-cell table:formula="of:=([.$C$10]-[.C514])*[.$B$4]" office:value-type="float" office:value="18771.8294049539">
            <text:p>18771.8294049539</text:p>
          </table:table-cell>
          <table:table-cell table:formula="of:=ROUND([.D514])" office:value-type="float" office:value="18772">
            <text:p>18772</text:p>
          </table:table-cell>
          <table:table-cell table:formula="of:=([.$C$8]-([.E514]*[.$C$4]))" office:value-type="float" office:value="185.099725">
            <text:p>185.099725</text:p>
          </table:table-cell>
          <table:table-cell table:formula="of:=SQRT(ABS([.$D$2]^2-[.F514]^2))" office:value-type="float" office:value="75.7501934315971">
            <text:p>75.7501934315971</text:p>
          </table:table-cell>
          <table:table-cell table:formula="of:=ABS([.B514]-[.G514])" office:value-type="float" office:value="0.000193431597040217">
            <text:p>0.000193431597040217</text:p>
          </table:table-cell>
        </table:table-row>
        <table:table-row table:style-name="ro2">
          <table:table-cell table:formula="of:=[.A514]+[.A$4]" office:value-type="float" office:value="151.8">
            <text:p>151.8</text:p>
          </table:table-cell>
          <table:table-cell table:formula="of:=[.A515]/2" office:value-type="float" office:value="75.9">
            <text:p>75.9</text:p>
          </table:table-cell>
          <table:table-cell table:formula="of:=SQRT(ABS([.$D$2]^2-[.B515]^2))" office:value-type="float" office:value="185.038347376969">
            <text:p>185.038347376969</text:p>
          </table:table-cell>
          <table:table-cell table:formula="of:=([.$C$10]-[.C515])*[.$B$4]" office:value-type="float" office:value="18849.2552730995">
            <text:p>18849.2552730995</text:p>
          </table:table-cell>
          <table:table-cell table:formula="of:=ROUND([.D515])" office:value-type="float" office:value="18849">
            <text:p>18849</text:p>
          </table:table-cell>
          <table:table-cell table:formula="of:=([.$C$8]-([.E515]*[.$C$4]))" office:value-type="float" office:value="185.03860625">
            <text:p>185.03860625</text:p>
          </table:table-cell>
          <table:table-cell table:formula="of:=SQRT(ABS([.$D$2]^2-[.F515]^2))" office:value-type="float" office:value="75.8993688844477">
            <text:p>75.8993688844477</text:p>
          </table:table-cell>
          <table:table-cell table:formula="of:=ABS([.B515]-[.G515])" office:value-type="float" office:value="0.000631115552323536">
            <text:p>0.000631115552323536</text:p>
          </table:table-cell>
        </table:table-row>
        <table:table-row table:style-name="ro2">
          <table:table-cell table:formula="of:=[.A515]+[.A$4]" office:value-type="float" office:value="152.1">
            <text:p>152.1</text:p>
          </table:table-cell>
          <table:table-cell table:formula="of:=[.A516]/2" office:value-type="float" office:value="76.05">
            <text:p>76.05</text:p>
          </table:table-cell>
          <table:table-cell table:formula="of:=SQRT(ABS([.$D$2]^2-[.B516]^2))" office:value-type="float" office:value="184.976748538837">
            <text:p>184.976748538837</text:p>
          </table:table-cell>
          <table:table-cell table:formula="of:=([.$C$10]-[.C516])*[.$B$4]" office:value-type="float" office:value="18926.8601085423">
            <text:p>18926.8601085423</text:p>
          </table:table-cell>
          <table:table-cell table:formula="of:=ROUND([.D516])" office:value-type="float" office:value="18927">
            <text:p>18927</text:p>
          </table:table-cell>
          <table:table-cell table:formula="of:=([.$C$8]-([.E516]*[.$C$4]))" office:value-type="float" office:value="184.97669375">
            <text:p>184.97669375</text:p>
          </table:table-cell>
          <table:table-cell table:formula="of:=SQRT(ABS([.$D$2]^2-[.F516]^2))" office:value-type="float" office:value="76.0501332629911">
            <text:p>76.0501332629911</text:p>
          </table:table-cell>
          <table:table-cell table:formula="of:=ABS([.B516]-[.G516])" office:value-type="float" office:value="0.00013326299111327">
            <text:p>0.00013326299111327</text:p>
          </table:table-cell>
        </table:table-row>
        <table:table-row table:style-name="ro2">
          <table:table-cell table:formula="of:=[.A516]+[.A$4]" office:value-type="float" office:value="152.4">
            <text:p>152.4</text:p>
          </table:table-cell>
          <table:table-cell table:formula="of:=[.A517]/2" office:value-type="float" office:value="76.2">
            <text:p>76.2</text:p>
          </table:table-cell>
          <table:table-cell table:formula="of:=SQRT(ABS([.$D$2]^2-[.B517]^2))" office:value-type="float" office:value="184.915007503447">
            <text:p>184.915007503447</text:p>
          </table:table-cell>
          <table:table-cell table:formula="of:=([.$C$10]-[.C517])*[.$B$4]" office:value-type="float" office:value="19004.6440901351">
            <text:p>19004.6440901351</text:p>
          </table:table-cell>
          <table:table-cell table:formula="of:=ROUND([.D517])" office:value-type="float" office:value="19005">
            <text:p>19005</text:p>
          </table:table-cell>
          <table:table-cell table:formula="of:=([.$C$8]-([.E517]*[.$C$4]))" office:value-type="float" office:value="184.91478125">
            <text:p>184.91478125</text:p>
          </table:table-cell>
          <table:table-cell table:formula="of:=SQRT(ABS([.$D$2]^2-[.F517]^2))" office:value-type="float" office:value="76.2005490483149">
            <text:p>76.2005490483149</text:p>
          </table:table-cell>
          <table:table-cell table:formula="of:=ABS([.B517]-[.G517])" office:value-type="float" office:value="0.000549048314866241">
            <text:p>0.000549048314866241</text:p>
          </table:table-cell>
        </table:table-row>
        <table:table-row table:style-name="ro2">
          <table:table-cell table:formula="of:=[.A517]+[.A$4]" office:value-type="float" office:value="152.7">
            <text:p>152.7</text:p>
          </table:table-cell>
          <table:table-cell table:formula="of:=[.A518]/2" office:value-type="float" office:value="76.35">
            <text:p>76.35</text:p>
          </table:table-cell>
          <table:table-cell table:formula="of:=SQRT(ABS([.$D$2]^2-[.B518]^2))" office:value-type="float" office:value="184.85312412832">
            <text:p>184.85312412832</text:p>
          </table:table-cell>
          <table:table-cell table:formula="of:=([.$C$10]-[.C518])*[.$B$4]" office:value-type="float" office:value="19082.6073973825">
            <text:p>19082.6073973825</text:p>
          </table:table-cell>
          <table:table-cell table:formula="of:=ROUND([.D518])" office:value-type="float" office:value="19083">
            <text:p>19083</text:p>
          </table:table-cell>
          <table:table-cell table:formula="of:=([.$C$8]-([.E518]*[.$C$4]))" office:value-type="float" office:value="184.85286875">
            <text:p>184.85286875</text:p>
          </table:table-cell>
          <table:table-cell table:formula="of:=SQRT(ABS([.$D$2]^2-[.F518]^2))" office:value-type="float" office:value="76.3506183006744">
            <text:p>76.3506183006744</text:p>
          </table:table-cell>
          <table:table-cell table:formula="of:=ABS([.B518]-[.G518])" office:value-type="float" office:value="0.000618300674332772">
            <text:p>0.000618300674332772</text:p>
          </table:table-cell>
        </table:table-row>
        <table:table-row table:style-name="ro2">
          <table:table-cell table:formula="of:=[.A518]+[.A$4]" office:value-type="float" office:value="153">
            <text:p>153</text:p>
          </table:table-cell>
          <table:table-cell table:formula="of:=[.A519]/2" office:value-type="float" office:value="76.5">
            <text:p>76.5</text:p>
          </table:table-cell>
          <table:table-cell table:formula="of:=SQRT(ABS([.$D$2]^2-[.B519]^2))" office:value-type="float" office:value="184.791098270452">
            <text:p>184.791098270452</text:p>
          </table:table-cell>
          <table:table-cell table:formula="of:=([.$C$10]-[.C519])*[.$B$4]" office:value-type="float" office:value="19160.7502104437">
            <text:p>19160.7502104437</text:p>
          </table:table-cell>
          <table:table-cell table:formula="of:=ROUND([.D519])" office:value-type="float" office:value="19161">
            <text:p>19161</text:p>
          </table:table-cell>
          <table:table-cell table:formula="of:=([.$C$8]-([.E519]*[.$C$4]))" office:value-type="float" office:value="184.79095625">
            <text:p>184.79095625</text:p>
          </table:table-cell>
          <table:table-cell table:formula="of:=SQRT(ABS([.$D$2]^2-[.F519]^2))" office:value-type="float" office:value="76.5003430594307">
            <text:p>76.5003430594307</text:p>
          </table:table-cell>
          <table:table-cell table:formula="of:=ABS([.B519]-[.G519])" office:value-type="float" office:value="0.000343059430676362">
            <text:p>0.000343059430676362</text:p>
          </table:table-cell>
        </table:table-row>
        <table:table-row table:style-name="ro2">
          <table:table-cell table:formula="of:=[.A519]+[.A$4]" office:value-type="float" office:value="153.3">
            <text:p>153.3</text:p>
          </table:table-cell>
          <table:table-cell table:formula="of:=[.A520]/2" office:value-type="float" office:value="76.65">
            <text:p>76.65</text:p>
          </table:table-cell>
          <table:table-cell table:formula="of:=SQRT(ABS([.$D$2]^2-[.B520]^2))" office:value-type="float" office:value="184.728929786322">
            <text:p>184.728929786322</text:p>
          </table:table-cell>
          <table:table-cell table:formula="of:=([.$C$10]-[.C520])*[.$B$4]" office:value-type="float" office:value="19239.0727101352">
            <text:p>19239.0727101352</text:p>
          </table:table-cell>
          <table:table-cell table:formula="of:=ROUND([.D520])" office:value-type="float" office:value="19239">
            <text:p>19239</text:p>
          </table:table-cell>
          <table:table-cell table:formula="of:=([.$C$8]-([.E520]*[.$C$4]))" office:value-type="float" office:value="184.72904375">
            <text:p>184.72904375</text:p>
          </table:table-cell>
          <table:table-cell table:formula="of:=SQRT(ABS([.$D$2]^2-[.F520]^2))" office:value-type="float" office:value="76.6497253433474">
            <text:p>76.6497253433474</text:p>
          </table:table-cell>
          <table:table-cell table:formula="of:=ABS([.B520]-[.G520])" office:value-type="float" office:value="0.000274656652663907">
            <text:p>0.000274656652663907</text:p>
          </table:table-cell>
        </table:table-row>
        <table:table-row table:style-name="ro2">
          <table:table-cell table:formula="of:=[.A520]+[.A$4]" office:value-type="float" office:value="153.6">
            <text:p>153.6</text:p>
          </table:table-cell>
          <table:table-cell table:formula="of:=[.A521]/2" office:value-type="float" office:value="76.8000000000001">
            <text:p>76.8000000000001</text:p>
          </table:table-cell>
          <table:table-cell table:formula="of:=SQRT(ABS([.$D$2]^2-[.B521]^2))" office:value-type="float" office:value="184.666618531883">
            <text:p>184.666618531883</text:p>
          </table:table-cell>
          <table:table-cell table:formula="of:=([.$C$10]-[.C521])*[.$B$4]" office:value-type="float" office:value="19317.5750779327">
            <text:p>19317.5750779327</text:p>
          </table:table-cell>
          <table:table-cell table:formula="of:=ROUND([.D521])" office:value-type="float" office:value="19318">
            <text:p>19318</text:p>
          </table:table-cell>
          <table:table-cell table:formula="of:=([.$C$8]-([.E521]*[.$C$4]))" office:value-type="float" office:value="184.6663375">
            <text:p>184.6663375</text:p>
          </table:table-cell>
          <table:table-cell table:formula="of:=SQRT(ABS([.$D$2]^2-[.F521]^2))" office:value-type="float" office:value="76.8006757414028">
            <text:p>76.8006757414028</text:p>
          </table:table-cell>
          <table:table-cell table:formula="of:=ABS([.B521]-[.G521])" office:value-type="float" office:value="0.000675741402716312">
            <text:p>0.000675741402716312</text:p>
          </table:table-cell>
        </table:table-row>
        <table:table-row table:style-name="ro2">
          <table:table-cell table:formula="of:=[.A521]+[.A$4]" office:value-type="float" office:value="153.9">
            <text:p>153.9</text:p>
          </table:table-cell>
          <table:table-cell table:formula="of:=[.A522]/2" office:value-type="float" office:value="76.9500000000001">
            <text:p>76.9500000000001</text:p>
          </table:table-cell>
          <table:table-cell table:formula="of:=SQRT(ABS([.$D$2]^2-[.B522]^2))" office:value-type="float" office:value="184.604164362563">
            <text:p>184.604164362563</text:p>
          </table:table-cell>
          <table:table-cell table:formula="of:=([.$C$10]-[.C522])*[.$B$4]" office:value-type="float" office:value="19396.2574959743">
            <text:p>19396.2574959743</text:p>
          </table:table-cell>
          <table:table-cell table:formula="of:=ROUND([.D522])" office:value-type="float" office:value="19396">
            <text:p>19396</text:p>
          </table:table-cell>
          <table:table-cell table:formula="of:=([.$C$8]-([.E522]*[.$C$4]))" office:value-type="float" office:value="184.604425">
            <text:p>184.604425</text:p>
          </table:table-cell>
          <table:table-cell table:formula="of:=SQRT(ABS([.$D$2]^2-[.F522]^2))" office:value-type="float" office:value="76.9493747240313">
            <text:p>76.9493747240313</text:p>
          </table:table-cell>
          <table:table-cell table:formula="of:=ABS([.B522]-[.G522])" office:value-type="float" office:value="0.00062527596880102">
            <text:p>0.00062527596880102</text:p>
          </table:table-cell>
        </table:table-row>
        <table:table-row table:style-name="ro2">
          <table:table-cell table:formula="of:=[.A522]+[.A$4]" office:value-type="float" office:value="154.2">
            <text:p>154.2</text:p>
          </table:table-cell>
          <table:table-cell table:formula="of:=[.A523]/2" office:value-type="float" office:value="77.1000000000001">
            <text:p>77.1000000000001</text:p>
          </table:table-cell>
          <table:table-cell table:formula="of:=SQRT(ABS([.$D$2]^2-[.B523]^2))" office:value-type="float" office:value="184.541567133261">
            <text:p>184.541567133261</text:p>
          </table:table-cell>
          <table:table-cell table:formula="of:=([.$C$10]-[.C523])*[.$B$4]" office:value-type="float" office:value="19475.1201470624">
            <text:p>19475.1201470624</text:p>
          </table:table-cell>
          <table:table-cell table:formula="of:=ROUND([.D523])" office:value-type="float" office:value="19475">
            <text:p>19475</text:p>
          </table:table-cell>
          <table:table-cell table:formula="of:=([.$C$8]-([.E523]*[.$C$4]))" office:value-type="float" office:value="184.54171875">
            <text:p>184.54171875</text:p>
          </table:table-cell>
          <table:table-cell table:formula="of:=SQRT(ABS([.$D$2]^2-[.F523]^2))" office:value-type="float" office:value="77.0996370989896">
            <text:p>77.0996370989896</text:p>
          </table:table-cell>
          <table:table-cell table:formula="of:=ABS([.B523]-[.G523])" office:value-type="float" office:value="0.000362901010419137">
            <text:p>0.000362901010419137</text:p>
          </table:table-cell>
        </table:table-row>
        <table:table-row table:style-name="ro2">
          <table:table-cell table:formula="of:=[.A523]+[.A$4]" office:value-type="float" office:value="154.5">
            <text:p>154.5</text:p>
          </table:table-cell>
          <table:table-cell table:formula="of:=[.A524]/2" office:value-type="float" office:value="77.2500000000001">
            <text:p>77.2500000000001</text:p>
          </table:table-cell>
          <table:table-cell table:formula="of:=SQRT(ABS([.$D$2]^2-[.B524]^2))" office:value-type="float" office:value="184.47882669835">
            <text:p>184.47882669835</text:p>
          </table:table-cell>
          <table:table-cell table:formula="of:=([.$C$10]-[.C524])*[.$B$4]" office:value-type="float" office:value="19554.1632146668">
            <text:p>19554.1632146668</text:p>
          </table:table-cell>
          <table:table-cell table:formula="of:=ROUND([.D524])" office:value-type="float" office:value="19554">
            <text:p>19554</text:p>
          </table:table-cell>
          <table:table-cell table:formula="of:=([.$C$8]-([.E524]*[.$C$4]))" office:value-type="float" office:value="184.4790125">
            <text:p>184.4790125</text:p>
          </table:table-cell>
          <table:table-cell table:formula="of:=SQRT(ABS([.$D$2]^2-[.F524]^2))" office:value-type="float" office:value="77.2495562901486">
            <text:p>77.2495562901486</text:p>
          </table:table-cell>
          <table:table-cell table:formula="of:=ABS([.B524]-[.G524])" office:value-type="float" office:value="0.000443709851438712">
            <text:p>0.000443709851438712</text:p>
          </table:table-cell>
        </table:table-row>
        <table:table-row table:style-name="ro2">
          <table:table-cell table:formula="of:=[.A524]+[.A$4]" office:value-type="float" office:value="154.8">
            <text:p>154.8</text:p>
          </table:table-cell>
          <table:table-cell table:formula="of:=[.A525]/2" office:value-type="float" office:value="77.4000000000001">
            <text:p>77.4000000000001</text:p>
          </table:table-cell>
          <table:table-cell table:formula="of:=SQRT(ABS([.$D$2]^2-[.B525]^2))" office:value-type="float" office:value="184.415942911669">
            <text:p>184.415942911669</text:p>
          </table:table-cell>
          <table:table-cell table:formula="of:=([.$C$10]-[.C525])*[.$B$4]" office:value-type="float" office:value="19633.3868829266">
            <text:p>19633.3868829266</text:p>
          </table:table-cell>
          <table:table-cell table:formula="of:=ROUND([.D525])" office:value-type="float" office:value="19633">
            <text:p>19633</text:p>
          </table:table-cell>
          <table:table-cell table:formula="of:=([.$C$8]-([.E525]*[.$C$4]))" office:value-type="float" office:value="184.41630625">
            <text:p>184.41630625</text:p>
          </table:table-cell>
          <table:table-cell table:formula="of:=SQRT(ABS([.$D$2]^2-[.F525]^2))" office:value-type="float" office:value="77.3991342917104">
            <text:p>77.3991342917104</text:p>
          </table:table-cell>
          <table:table-cell table:formula="of:=ABS([.B525]-[.G525])" office:value-type="float" office:value="0.000865708289722988">
            <text:p>0.000865708289722988</text:p>
          </table:table-cell>
        </table:table-row>
        <table:table-row table:style-name="ro2">
          <table:table-cell table:formula="of:=[.A525]+[.A$4]" office:value-type="float" office:value="155.1">
            <text:p>155.1</text:p>
          </table:table-cell>
          <table:table-cell table:formula="of:=[.A526]/2" office:value-type="float" office:value="77.5500000000001">
            <text:p>77.5500000000001</text:p>
          </table:table-cell>
          <table:table-cell table:formula="of:=SQRT(ABS([.$D$2]^2-[.B526]^2))" office:value-type="float" office:value="184.352915626523">
            <text:p>184.352915626523</text:p>
          </table:table-cell>
          <table:table-cell table:formula="of:=([.$C$10]-[.C526])*[.$B$4]" office:value-type="float" office:value="19712.7913366537">
            <text:p>19712.7913366537</text:p>
          </table:table-cell>
          <table:table-cell table:formula="of:=ROUND([.D526])" office:value-type="float" office:value="19713">
            <text:p>19713</text:p>
          </table:table-cell>
          <table:table-cell table:formula="of:=([.$C$8]-([.E526]*[.$C$4]))" office:value-type="float" office:value="184.35280625">
            <text:p>184.35280625</text:p>
          </table:table-cell>
          <table:table-cell table:formula="of:=SQRT(ABS([.$D$2]^2-[.F526]^2))" office:value-type="float" office:value="77.5502600108469">
            <text:p>77.5502600108469</text:p>
          </table:table-cell>
          <table:table-cell table:formula="of:=ABS([.B526]-[.G526])" office:value-type="float" office:value="0.000260010846773184">
            <text:p>0.000260010846773184</text:p>
          </table:table-cell>
        </table:table-row>
        <table:table-row table:style-name="ro2">
          <table:table-cell table:formula="of:=[.A526]+[.A$4]" office:value-type="float" office:value="155.4">
            <text:p>155.4</text:p>
          </table:table-cell>
          <table:table-cell table:formula="of:=[.A527]/2" office:value-type="float" office:value="77.7000000000001">
            <text:p>77.7000000000001</text:p>
          </table:table-cell>
          <table:table-cell table:formula="of:=SQRT(ABS([.$D$2]^2-[.B527]^2))" office:value-type="float" office:value="184.289744695683">
            <text:p>184.289744695683</text:p>
          </table:table-cell>
          <table:table-cell table:formula="of:=([.$C$10]-[.C527])*[.$B$4]" office:value-type="float" office:value="19792.3767613344">
            <text:p>19792.3767613344</text:p>
          </table:table-cell>
          <table:table-cell table:formula="of:=ROUND([.D527])" office:value-type="float" office:value="19792">
            <text:p>19792</text:p>
          </table:table-cell>
          <table:table-cell table:formula="of:=([.$C$8]-([.E527]*[.$C$4]))" office:value-type="float" office:value="184.2901">
            <text:p>184.2901</text:p>
          </table:table-cell>
          <table:table-cell table:formula="of:=SQRT(ABS([.$D$2]^2-[.F527]^2))" office:value-type="float" office:value="77.699157279793">
            <text:p>77.699157279793</text:p>
          </table:table-cell>
          <table:table-cell table:formula="of:=ABS([.B527]-[.G527])" office:value-type="float" office:value="0.00084272020713172">
            <text:p>0.00084272020713172</text:p>
          </table:table-cell>
        </table:table-row>
        <table:table-row table:style-name="ro2">
          <table:table-cell table:formula="of:=[.A527]+[.A$4]" office:value-type="float" office:value="155.7">
            <text:p>155.7</text:p>
          </table:table-cell>
          <table:table-cell table:formula="of:=[.A528]/2" office:value-type="float" office:value="77.8500000000001">
            <text:p>77.8500000000001</text:p>
          </table:table-cell>
          <table:table-cell table:formula="of:=SQRT(ABS([.$D$2]^2-[.B528]^2))" office:value-type="float" office:value="184.226429971381">
            <text:p>184.226429971381</text:p>
          </table:table-cell>
          <table:table-cell table:formula="of:=([.$C$10]-[.C528])*[.$B$4]" office:value-type="float" office:value="19872.1433431327">
            <text:p>19872.1433431327</text:p>
          </table:table-cell>
          <table:table-cell table:formula="of:=ROUND([.D528])" office:value-type="float" office:value="19872">
            <text:p>19872</text:p>
          </table:table-cell>
          <table:table-cell table:formula="of:=([.$C$8]-([.E528]*[.$C$4]))" office:value-type="float" office:value="184.2266">
            <text:p>184.2266</text:p>
          </table:table-cell>
          <table:table-cell table:formula="of:=SQRT(ABS([.$D$2]^2-[.F528]^2))" office:value-type="float" office:value="77.8495976382666">
            <text:p>77.8495976382666</text:p>
          </table:table-cell>
          <table:table-cell table:formula="of:=ABS([.B528]-[.G528])" office:value-type="float" office:value="0.000402361733492285">
            <text:p>0.000402361733492285</text:p>
          </table:table-cell>
        </table:table-row>
        <table:table-row table:style-name="ro2">
          <table:table-cell table:formula="of:=[.A528]+[.A$4]" office:value-type="float" office:value="156">
            <text:p>156</text:p>
          </table:table-cell>
          <table:table-cell table:formula="of:=[.A529]/2" office:value-type="float" office:value="78.0000000000001">
            <text:p>78.0000000000001</text:p>
          </table:table-cell>
          <table:table-cell table:formula="of:=SQRT(ABS([.$D$2]^2-[.B529]^2))" office:value-type="float" office:value="184.162971305309">
            <text:p>184.162971305309</text:p>
          </table:table-cell>
          <table:table-cell table:formula="of:=([.$C$10]-[.C529])*[.$B$4]" office:value-type="float" office:value="19952.0912688924">
            <text:p>19952.0912688924</text:p>
          </table:table-cell>
          <table:table-cell table:formula="of:=ROUND([.D529])" office:value-type="float" office:value="19952">
            <text:p>19952</text:p>
          </table:table-cell>
          <table:table-cell table:formula="of:=([.$C$8]-([.E529]*[.$C$4]))" office:value-type="float" office:value="184.1631">
            <text:p>184.1631</text:p>
          </table:table-cell>
          <table:table-cell table:formula="of:=SQRT(ABS([.$D$2]^2-[.F529]^2))" office:value-type="float" office:value="77.9996961429338">
            <text:p>77.9996961429338</text:p>
          </table:table-cell>
          <table:table-cell table:formula="of:=ABS([.B529]-[.G529])" office:value-type="float" office:value="0.000303857066299429">
            <text:p>0.000303857066299429</text:p>
          </table:table-cell>
        </table:table-row>
        <table:table-row table:style-name="ro2">
          <table:table-cell table:formula="of:=[.A529]+[.A$4]" office:value-type="float" office:value="156.3">
            <text:p>156.3</text:p>
          </table:table-cell>
          <table:table-cell table:formula="of:=[.A530]/2" office:value-type="float" office:value="78.1500000000001">
            <text:p>78.1500000000001</text:p>
          </table:table-cell>
          <table:table-cell table:formula="of:=SQRT(ABS([.$D$2]^2-[.B530]^2))" office:value-type="float" office:value="184.099368548618">
            <text:p>184.099368548618</text:p>
          </table:table-cell>
          <table:table-cell table:formula="of:=([.$C$10]-[.C530])*[.$B$4]" office:value-type="float" office:value="20032.2207261402">
            <text:p>20032.2207261402</text:p>
          </table:table-cell>
          <table:table-cell table:formula="of:=ROUND([.D530])" office:value-type="float" office:value="20032">
            <text:p>20032</text:p>
          </table:table-cell>
          <table:table-cell table:formula="of:=([.$C$8]-([.E530]*[.$C$4]))" office:value-type="float" office:value="184.0996">
            <text:p>184.0996</text:p>
          </table:table-cell>
          <table:table-cell table:formula="of:=SQRT(ABS([.$D$2]^2-[.F530]^2))" office:value-type="float" office:value="78.149454763549">
            <text:p>78.149454763549</text:p>
          </table:table-cell>
          <table:table-cell table:formula="of:=ABS([.B530]-[.G530])" office:value-type="float" office:value="0.000545236451088726">
            <text:p>0.000545236451088726</text:p>
          </table:table-cell>
        </table:table-row>
        <table:table-row table:style-name="ro2">
          <table:table-cell table:formula="of:=[.A530]+[.A$4]" office:value-type="float" office:value="156.6">
            <text:p>156.6</text:p>
          </table:table-cell>
          <table:table-cell table:formula="of:=[.A531]/2" office:value-type="float" office:value="78.3000000000001">
            <text:p>78.3000000000001</text:p>
          </table:table-cell>
          <table:table-cell table:formula="of:=SQRT(ABS([.$D$2]^2-[.B531]^2))" office:value-type="float" office:value="184.035621551916">
            <text:p>184.035621551916</text:p>
          </table:table-cell>
          <table:table-cell table:formula="of:=([.$C$10]-[.C531])*[.$B$4]" office:value-type="float" office:value="20112.5319030882">
            <text:p>20112.5319030882</text:p>
          </table:table-cell>
          <table:table-cell table:formula="of:=ROUND([.D531])" office:value-type="float" office:value="20113">
            <text:p>20113</text:p>
          </table:table-cell>
          <table:table-cell table:formula="of:=([.$C$8]-([.E531]*[.$C$4]))" office:value-type="float" office:value="184.03530625">
            <text:p>184.03530625</text:p>
          </table:table-cell>
          <table:table-cell table:formula="of:=SQRT(ABS([.$D$2]^2-[.F531]^2))" office:value-type="float" office:value="78.3007410786687">
            <text:p>78.3007410786687</text:p>
          </table:table-cell>
          <table:table-cell table:formula="of:=ABS([.B531]-[.G531])" office:value-type="float" office:value="0.000741078668582418">
            <text:p>0.000741078668582418</text:p>
          </table:table-cell>
        </table:table-row>
        <table:table-row table:style-name="ro2">
          <table:table-cell table:formula="of:=[.A531]+[.A$4]" office:value-type="float" office:value="156.9">
            <text:p>156.9</text:p>
          </table:table-cell>
          <table:table-cell table:formula="of:=[.A532]/2" office:value-type="float" office:value="78.4500000000001">
            <text:p>78.4500000000001</text:p>
          </table:table-cell>
          <table:table-cell table:formula="of:=SQRT(ABS([.$D$2]^2-[.B532]^2))" office:value-type="float" office:value="183.971730165262">
            <text:p>183.971730165262</text:p>
          </table:table-cell>
          <table:table-cell table:formula="of:=([.$C$10]-[.C532])*[.$B$4]" office:value-type="float" office:value="20193.0249886363">
            <text:p>20193.0249886363</text:p>
          </table:table-cell>
          <table:table-cell table:formula="of:=ROUND([.D532])" office:value-type="float" office:value="20193">
            <text:p>20193</text:p>
          </table:table-cell>
          <table:table-cell table:formula="of:=([.$C$8]-([.E532]*[.$C$4]))" office:value-type="float" office:value="183.97180625">
            <text:p>183.97180625</text:p>
          </table:table-cell>
          <table:table-cell table:formula="of:=SQRT(ABS([.$D$2]^2-[.F532]^2))" office:value-type="float" office:value="78.449821574765">
            <text:p>78.449821574765</text:p>
          </table:table-cell>
          <table:table-cell table:formula="of:=ABS([.B532]-[.G532])" office:value-type="float" office:value="0.000178425235120017">
            <text:p>0.000178425235120017</text:p>
          </table:table-cell>
        </table:table-row>
        <table:table-row table:style-name="ro2">
          <table:table-cell table:formula="of:=[.A532]+[.A$4]" office:value-type="float" office:value="157.2">
            <text:p>157.2</text:p>
          </table:table-cell>
          <table:table-cell table:formula="of:=[.A533]/2" office:value-type="float" office:value="78.6000000000001">
            <text:p>78.6000000000001</text:p>
          </table:table-cell>
          <table:table-cell table:formula="of:=SQRT(ABS([.$D$2]^2-[.B533]^2))" office:value-type="float" office:value="183.907694238169">
            <text:p>183.907694238169</text:p>
          </table:table-cell>
          <table:table-cell table:formula="of:=([.$C$10]-[.C533])*[.$B$4]" office:value-type="float" office:value="20273.7001723752">
            <text:p>20273.7001723752</text:p>
          </table:table-cell>
          <table:table-cell table:formula="of:=ROUND([.D533])" office:value-type="float" office:value="20274">
            <text:p>20274</text:p>
          </table:table-cell>
          <table:table-cell table:formula="of:=([.$C$8]-([.E533]*[.$C$4]))" office:value-type="float" office:value="183.9075125">
            <text:p>183.9075125</text:p>
          </table:table-cell>
          <table:table-cell table:formula="of:=SQRT(ABS([.$D$2]^2-[.F533]^2))" office:value-type="float" office:value="78.600425228254">
            <text:p>78.600425228254</text:p>
          </table:table-cell>
          <table:table-cell table:formula="of:=ABS([.B533]-[.G533])" office:value-type="float" office:value="0.000425228253874366">
            <text:p>0.000425228253874366</text:p>
          </table:table-cell>
        </table:table-row>
        <table:table-row table:style-name="ro2">
          <table:table-cell table:formula="of:=[.A533]+[.A$4]" office:value-type="float" office:value="157.5">
            <text:p>157.5</text:p>
          </table:table-cell>
          <table:table-cell table:formula="of:=[.A534]/2" office:value-type="float" office:value="78.7500000000001">
            <text:p>78.7500000000001</text:p>
          </table:table-cell>
          <table:table-cell table:formula="of:=SQRT(ABS([.$D$2]^2-[.B534]^2))" office:value-type="float" office:value="183.8435136196">
            <text:p>183.8435136196</text:p>
          </table:table-cell>
          <table:table-cell table:formula="of:=([.$C$10]-[.C534])*[.$B$4]" office:value-type="float" office:value="20354.5576445887">
            <text:p>20354.5576445887</text:p>
          </table:table-cell>
          <table:table-cell table:formula="of:=ROUND([.D534])" office:value-type="float" office:value="20355">
            <text:p>20355</text:p>
          </table:table-cell>
          <table:table-cell table:formula="of:=([.$C$8]-([.E534]*[.$C$4]))" office:value-type="float" office:value="183.84321875">
            <text:p>183.84321875</text:p>
          </table:table-cell>
          <table:table-cell table:formula="of:=SQRT(ABS([.$D$2]^2-[.F534]^2))" office:value-type="float" office:value="78.7506883756558">
            <text:p>78.7506883756558</text:p>
          </table:table-cell>
          <table:table-cell table:formula="of:=ABS([.B534]-[.G534])" office:value-type="float" office:value="0.000688375655656159">
            <text:p>0.000688375655656159</text:p>
          </table:table-cell>
        </table:table-row>
        <table:table-row table:style-name="ro2">
          <table:table-cell table:formula="of:=[.A534]+[.A$4]" office:value-type="float" office:value="157.8">
            <text:p>157.8</text:p>
          </table:table-cell>
          <table:table-cell table:formula="of:=[.A535]/2" office:value-type="float" office:value="78.9000000000001">
            <text:p>78.9000000000001</text:p>
          </table:table-cell>
          <table:table-cell table:formula="of:=SQRT(ABS([.$D$2]^2-[.B535]^2))" office:value-type="float" office:value="183.779188157963">
            <text:p>183.779188157963</text:p>
          </table:table-cell>
          <table:table-cell table:formula="of:=([.$C$10]-[.C535])*[.$B$4]" office:value-type="float" office:value="20435.5975962571">
            <text:p>20435.5975962571</text:p>
          </table:table-cell>
          <table:table-cell table:formula="of:=ROUND([.D535])" office:value-type="float" office:value="20436">
            <text:p>20436</text:p>
          </table:table-cell>
          <table:table-cell table:formula="of:=([.$C$8]-([.E535]*[.$C$4]))" office:value-type="float" office:value="183.778925">
            <text:p>183.778925</text:p>
          </table:table-cell>
          <table:table-cell table:formula="of:=SQRT(ABS([.$D$2]^2-[.F535]^2))" office:value-type="float" office:value="78.9006129624122">
            <text:p>78.9006129624122</text:p>
          </table:table-cell>
          <table:table-cell table:formula="of:=ABS([.B535]-[.G535])" office:value-type="float" office:value="0.000612962412077422">
            <text:p>0.000612962412077422</text:p>
          </table:table-cell>
        </table:table-row>
        <table:table-row table:style-name="ro2">
          <table:table-cell table:formula="of:=[.A535]+[.A$4]" office:value-type="float" office:value="158.1">
            <text:p>158.1</text:p>
          </table:table-cell>
          <table:table-cell table:formula="of:=[.A536]/2" office:value-type="float" office:value="79.0500000000001">
            <text:p>79.0500000000001</text:p>
          </table:table-cell>
          <table:table-cell table:formula="of:=SQRT(ABS([.$D$2]^2-[.B536]^2))" office:value-type="float" office:value="183.714717701114">
            <text:p>183.714717701114</text:p>
          </table:table-cell>
          <table:table-cell table:formula="of:=([.$C$10]-[.C536])*[.$B$4]" office:value-type="float" office:value="20516.8202190592">
            <text:p>20516.8202190592</text:p>
          </table:table-cell>
          <table:table-cell table:formula="of:=ROUND([.D536])" office:value-type="float" office:value="20517">
            <text:p>20517</text:p>
          </table:table-cell>
          <table:table-cell table:formula="of:=([.$C$8]-([.E536]*[.$C$4]))" office:value-type="float" office:value="183.71463125">
            <text:p>183.71463125</text:p>
          </table:table-cell>
          <table:table-cell table:formula="of:=SQRT(ABS([.$D$2]^2-[.F536]^2))" office:value-type="float" office:value="79.0502009148397">
            <text:p>79.0502009148397</text:p>
          </table:table-cell>
          <table:table-cell table:formula="of:=ABS([.B536]-[.G536])" office:value-type="float" office:value="0.000200914839552979">
            <text:p>0.000200914839552979</text:p>
          </table:table-cell>
        </table:table-row>
        <table:table-row table:style-name="ro2">
          <table:table-cell table:formula="of:=[.A536]+[.A$4]" office:value-type="float" office:value="158.4">
            <text:p>158.4</text:p>
          </table:table-cell>
          <table:table-cell table:formula="of:=[.A537]/2" office:value-type="float" office:value="79.2000000000001">
            <text:p>79.2000000000001</text:p>
          </table:table-cell>
          <table:table-cell table:formula="of:=SQRT(ABS([.$D$2]^2-[.B537]^2))" office:value-type="float" office:value="183.650102096351">
            <text:p>183.650102096351</text:p>
          </table:table-cell>
          <table:table-cell table:formula="of:=([.$C$10]-[.C537])*[.$B$4]" office:value-type="float" office:value="20598.2257053752">
            <text:p>20598.2257053752</text:p>
          </table:table-cell>
          <table:table-cell table:formula="of:=ROUND([.D537])" office:value-type="float" office:value="20598">
            <text:p>20598</text:p>
          </table:table-cell>
          <table:table-cell table:formula="of:=([.$C$8]-([.E537]*[.$C$4]))" office:value-type="float" office:value="183.6503375">
            <text:p>183.6503375</text:p>
          </table:table-cell>
          <table:table-cell table:formula="of:=SQRT(ABS([.$D$2]^2-[.F537]^2))" office:value-type="float" office:value="79.1994541403922">
            <text:p>79.1994541403922</text:p>
          </table:table-cell>
          <table:table-cell table:formula="of:=ABS([.B537]-[.G537])" office:value-type="float" office:value="0.000545859607939292">
            <text:p>0.000545859607939292</text:p>
          </table:table-cell>
        </table:table-row>
        <table:table-row table:style-name="ro2">
          <table:table-cell table:formula="of:=[.A537]+[.A$4]" office:value-type="float" office:value="158.7">
            <text:p>158.7</text:p>
          </table:table-cell>
          <table:table-cell table:formula="of:=[.A538]/2" office:value-type="float" office:value="79.3500000000002">
            <text:p>79.3500000000002</text:p>
          </table:table-cell>
          <table:table-cell table:formula="of:=SQRT(ABS([.$D$2]^2-[.B538]^2))" office:value-type="float" office:value="183.585341190412">
            <text:p>183.585341190412</text:p>
          </table:table-cell>
          <table:table-cell table:formula="of:=([.$C$10]-[.C538])*[.$B$4]" office:value-type="float" office:value="20679.8142482899">
            <text:p>20679.8142482899</text:p>
          </table:table-cell>
          <table:table-cell table:formula="of:=ROUND([.D538])" office:value-type="float" office:value="20680">
            <text:p>20680</text:p>
          </table:table-cell>
          <table:table-cell table:formula="of:=([.$C$8]-([.E538]*[.$C$4]))" office:value-type="float" office:value="183.58525">
            <text:p>183.58525</text:p>
          </table:table-cell>
          <table:table-cell table:formula="of:=SQRT(ABS([.$D$2]^2-[.F538]^2))" office:value-type="float" office:value="79.3502109791619">
            <text:p>79.3502109791619</text:p>
          </table:table-cell>
          <table:table-cell table:formula="of:=ABS([.B538]-[.G538])" office:value-type="float" office:value="0.000210979161735736">
            <text:p>0.000210979161735736</text:p>
          </table:table-cell>
        </table:table-row>
        <table:table-row table:style-name="ro2">
          <table:table-cell table:formula="of:=[.A538]+[.A$4]" office:value-type="float" office:value="159">
            <text:p>159</text:p>
          </table:table-cell>
          <table:table-cell table:formula="of:=[.A539]/2" office:value-type="float" office:value="79.5000000000002">
            <text:p>79.5000000000002</text:p>
          </table:table-cell>
          <table:table-cell table:formula="of:=SQRT(ABS([.$D$2]^2-[.B539]^2))" office:value-type="float" office:value="183.520434829476">
            <text:p>183.520434829476</text:p>
          </table:table-cell>
          <table:table-cell table:formula="of:=([.$C$10]-[.C539])*[.$B$4]" office:value-type="float" office:value="20761.586041595">
            <text:p>20761.586041595</text:p>
          </table:table-cell>
          <table:table-cell table:formula="of:=ROUND([.D539])" office:value-type="float" office:value="20762">
            <text:p>20762</text:p>
          </table:table-cell>
          <table:table-cell table:formula="of:=([.$C$8]-([.E539]*[.$C$4]))" office:value-type="float" office:value="183.5201625">
            <text:p>183.5201625</text:p>
          </table:table-cell>
          <table:table-cell table:formula="of:=SQRT(ABS([.$D$2]^2-[.F539]^2))" office:value-type="float" office:value="79.5006286514364">
            <text:p>79.5006286514364</text:p>
          </table:table-cell>
          <table:table-cell table:formula="of:=ABS([.B539]-[.G539])" office:value-type="float" office:value="0.000628651436272776">
            <text:p>0.000628651436272776</text:p>
          </table:table-cell>
        </table:table-row>
        <table:table-row table:style-name="ro2">
          <table:table-cell table:formula="of:=[.A539]+[.A$4]" office:value-type="float" office:value="159.3">
            <text:p>159.3</text:p>
          </table:table-cell>
          <table:table-cell table:formula="of:=[.A540]/2" office:value-type="float" office:value="79.6500000000002">
            <text:p>79.6500000000002</text:p>
          </table:table-cell>
          <table:table-cell table:formula="of:=SQRT(ABS([.$D$2]^2-[.B540]^2))" office:value-type="float" office:value="183.455382859157">
            <text:p>183.455382859157</text:p>
          </table:table-cell>
          <table:table-cell table:formula="of:=([.$C$10]-[.C540])*[.$B$4]" office:value-type="float" office:value="20843.5412797919">
            <text:p>20843.5412797919</text:p>
          </table:table-cell>
          <table:table-cell table:formula="of:=ROUND([.D540])" office:value-type="float" office:value="20844">
            <text:p>20844</text:p>
          </table:table-cell>
          <table:table-cell table:formula="of:=([.$C$8]-([.E540]*[.$C$4]))" office:value-type="float" office:value="183.455075">
            <text:p>183.455075</text:p>
          </table:table-cell>
          <table:table-cell table:formula="of:=SQRT(ABS([.$D$2]^2-[.F540]^2))" office:value-type="float" office:value="79.6507090787293">
            <text:p>79.6507090787293</text:p>
          </table:table-cell>
          <table:table-cell table:formula="of:=ABS([.B540]-[.G540])" office:value-type="float" office:value="0.000709078729173029">
            <text:p>0.000709078729173029</text:p>
          </table:table-cell>
        </table:table-row>
        <table:table-row table:style-name="ro2">
          <table:table-cell table:formula="of:=[.A540]+[.A$4]" office:value-type="float" office:value="159.6">
            <text:p>159.6</text:p>
          </table:table-cell>
          <table:table-cell table:formula="of:=[.A541]/2" office:value-type="float" office:value="79.8000000000002">
            <text:p>79.8000000000002</text:p>
          </table:table-cell>
          <table:table-cell table:formula="of:=SQRT(ABS([.$D$2]^2-[.B541]^2))" office:value-type="float" office:value="183.390185124504">
            <text:p>183.390185124504</text:p>
          </table:table-cell>
          <table:table-cell table:formula="of:=([.$C$10]-[.C541])*[.$B$4]" office:value-type="float" office:value="20925.6801580948">
            <text:p>20925.6801580948</text:p>
          </table:table-cell>
          <table:table-cell table:formula="of:=ROUND([.D541])" office:value-type="float" office:value="20926">
            <text:p>20926</text:p>
          </table:table-cell>
          <table:table-cell table:formula="of:=([.$C$8]-([.E541]*[.$C$4]))" office:value-type="float" office:value="183.3899875">
            <text:p>183.3899875</text:p>
          </table:table-cell>
          <table:table-cell table:formula="of:=SQRT(ABS([.$D$2]^2-[.F541]^2))" office:value-type="float" office:value="79.8004541638069">
            <text:p>79.8004541638069</text:p>
          </table:table-cell>
          <table:table-cell table:formula="of:=ABS([.B541]-[.G541])" office:value-type="float" office:value="0.000454163806764996">
            <text:p>0.000454163806764996</text:p>
          </table:table-cell>
        </table:table-row>
        <table:table-row table:style-name="ro2">
          <table:table-cell table:formula="of:=[.A541]+[.A$4]" office:value-type="float" office:value="159.9">
            <text:p>159.9</text:p>
          </table:table-cell>
          <table:table-cell table:formula="of:=[.A542]/2" office:value-type="float" office:value="79.9500000000002">
            <text:p>79.9500000000002</text:p>
          </table:table-cell>
          <table:table-cell table:formula="of:=SQRT(ABS([.$D$2]^2-[.B542]^2))" office:value-type="float" office:value="183.324841469998">
            <text:p>183.324841469998</text:p>
          </table:table-cell>
          <table:table-cell table:formula="of:=([.$C$10]-[.C542])*[.$B$4]" office:value-type="float" office:value="21008.0028724333">
            <text:p>21008.0028724333</text:p>
          </table:table-cell>
          <table:table-cell table:formula="of:=ROUND([.D542])" office:value-type="float" office:value="21008">
            <text:p>21008</text:p>
          </table:table-cell>
          <table:table-cell table:formula="of:=([.$C$8]-([.E542]*[.$C$4]))" office:value-type="float" office:value="183.3249">
            <text:p>183.3249</text:p>
          </table:table-cell>
          <table:table-cell table:formula="of:=SQRT(ABS([.$D$2]^2-[.F542]^2))" office:value-type="float" office:value="79.9498657909442">
            <text:p>79.9498657909442</text:p>
          </table:table-cell>
          <table:table-cell table:formula="of:=ABS([.B542]-[.G542])" office:value-type="float" office:value="0.000134209055943302">
            <text:p>0.000134209055943302</text:p>
          </table:table-cell>
        </table:table-row>
        <table:table-row table:style-name="ro2">
          <table:table-cell table:formula="of:=[.A542]+[.A$4]" office:value-type="float" office:value="160.2">
            <text:p>160.2</text:p>
          </table:table-cell>
          <table:table-cell table:formula="of:=[.A543]/2" office:value-type="float" office:value="80.1000000000002">
            <text:p>80.1000000000002</text:p>
          </table:table-cell>
          <table:table-cell table:formula="of:=SQRT(ABS([.$D$2]^2-[.B543]^2))" office:value-type="float" office:value="183.25935173955">
            <text:p>183.25935173955</text:p>
          </table:table-cell>
          <table:table-cell table:formula="of:=([.$C$10]-[.C543])*[.$B$4]" office:value-type="float" office:value="21090.5096194551">
            <text:p>21090.5096194551</text:p>
          </table:table-cell>
          <table:table-cell table:formula="of:=ROUND([.D543])" office:value-type="float" office:value="21091">
            <text:p>21091</text:p>
          </table:table-cell>
          <table:table-cell table:formula="of:=([.$C$8]-([.E543]*[.$C$4]))" office:value-type="float" office:value="183.25901875">
            <text:p>183.25901875</text:p>
          </table:table-cell>
          <table:table-cell table:formula="of:=SQRT(ABS([.$D$2]^2-[.F543]^2))" office:value-type="float" office:value="80.1007618364966">
            <text:p>80.1007618364966</text:p>
          </table:table-cell>
          <table:table-cell table:formula="of:=ABS([.B543]-[.G543])" office:value-type="float" office:value="0.000761836496408819">
            <text:p>0.000761836496408819</text:p>
          </table:table-cell>
        </table:table-row>
        <table:table-row table:style-name="ro2">
          <table:table-cell table:formula="of:=[.A543]+[.A$4]" office:value-type="float" office:value="160.5">
            <text:p>160.5</text:p>
          </table:table-cell>
          <table:table-cell table:formula="of:=[.A544]/2" office:value-type="float" office:value="80.2500000000002">
            <text:p>80.2500000000002</text:p>
          </table:table-cell>
          <table:table-cell table:formula="of:=SQRT(ABS([.$D$2]^2-[.B544]^2))" office:value-type="float" office:value="183.193715776497">
            <text:p>183.193715776497</text:p>
          </table:table-cell>
          <table:table-cell table:formula="of:=([.$C$10]-[.C544])*[.$B$4]" office:value-type="float" office:value="21173.2005965292">
            <text:p>21173.2005965292</text:p>
          </table:table-cell>
          <table:table-cell table:formula="of:=ROUND([.D544])" office:value-type="float" office:value="21173">
            <text:p>21173</text:p>
          </table:table-cell>
          <table:table-cell table:formula="of:=([.$C$8]-([.E544]*[.$C$4]))" office:value-type="float" office:value="183.19393125">
            <text:p>183.19393125</text:p>
          </table:table-cell>
          <table:table-cell table:formula="of:=SQRT(ABS([.$D$2]^2-[.F544]^2))" office:value-type="float" office:value="80.2495081179335">
            <text:p>80.2495081179335</text:p>
          </table:table-cell>
          <table:table-cell table:formula="of:=ABS([.B544]-[.G544])" office:value-type="float" office:value="0.000491882066668836">
            <text:p>0.000491882066668836</text:p>
          </table:table-cell>
        </table:table-row>
        <table:table-row table:style-name="ro2">
          <table:table-cell table:formula="of:=[.A544]+[.A$4]" office:value-type="float" office:value="160.8">
            <text:p>160.8</text:p>
          </table:table-cell>
          <table:table-cell table:formula="of:=[.A545]/2" office:value-type="float" office:value="80.4000000000002">
            <text:p>80.4000000000002</text:p>
          </table:table-cell>
          <table:table-cell table:formula="of:=SQRT(ABS([.$D$2]^2-[.B545]^2))" office:value-type="float" office:value="183.127933423604">
            <text:p>183.127933423604</text:p>
          </table:table-cell>
          <table:table-cell table:formula="of:=([.$C$10]-[.C545])*[.$B$4]" office:value-type="float" office:value="21256.0760017487">
            <text:p>21256.0760017487</text:p>
          </table:table-cell>
          <table:table-cell table:formula="of:=ROUND([.D545])" office:value-type="float" office:value="21256">
            <text:p>21256</text:p>
          </table:table-cell>
          <table:table-cell table:formula="of:=([.$C$8]-([.E545]*[.$C$4]))" office:value-type="float" office:value="183.12805">
            <text:p>183.12805</text:p>
          </table:table-cell>
          <table:table-cell table:formula="of:=SQRT(ABS([.$D$2]^2-[.F545]^2))" office:value-type="float" office:value="80.3997344721828">
            <text:p>80.3997344721828</text:p>
          </table:table-cell>
          <table:table-cell table:formula="of:=ABS([.B545]-[.G545])" office:value-type="float" office:value="0.000265527817404632">
            <text:p>0.000265527817404632</text:p>
          </table:table-cell>
        </table:table-row>
        <table:table-row table:style-name="ro2">
          <table:table-cell table:formula="of:=[.A545]+[.A$4]" office:value-type="float" office:value="161.1">
            <text:p>161.1</text:p>
          </table:table-cell>
          <table:table-cell table:formula="of:=[.A546]/2" office:value-type="float" office:value="80.5500000000002">
            <text:p>80.5500000000002</text:p>
          </table:table-cell>
          <table:table-cell table:formula="of:=SQRT(ABS([.$D$2]^2-[.B546]^2))" office:value-type="float" office:value="183.062004523058">
            <text:p>183.062004523058</text:p>
          </table:table-cell>
          <table:table-cell table:formula="of:=([.$C$10]-[.C546])*[.$B$4]" office:value-type="float" office:value="21339.1360339332">
            <text:p>21339.1360339332</text:p>
          </table:table-cell>
          <table:table-cell table:formula="of:=ROUND([.D546])" office:value-type="float" office:value="21339">
            <text:p>21339</text:p>
          </table:table-cell>
          <table:table-cell table:formula="of:=([.$C$8]-([.E546]*[.$C$4]))" office:value-type="float" office:value="183.06216875">
            <text:p>183.06216875</text:p>
          </table:table-cell>
          <table:table-cell table:formula="of:=SQRT(ABS([.$D$2]^2-[.F546]^2))" office:value-type="float" office:value="80.5496267685116">
            <text:p>80.5496267685116</text:p>
          </table:table-cell>
          <table:table-cell table:formula="of:=ABS([.B546]-[.G546])" office:value-type="float" office:value="0.000373231488595138">
            <text:p>0.000373231488595138</text:p>
          </table:table-cell>
        </table:table-row>
        <table:table-row table:style-name="ro2">
          <table:table-cell table:formula="of:=[.A546]+[.A$4]" office:value-type="float" office:value="161.4">
            <text:p>161.4</text:p>
          </table:table-cell>
          <table:table-cell table:formula="of:=[.A547]/2" office:value-type="float" office:value="80.7000000000002">
            <text:p>80.7000000000002</text:p>
          </table:table-cell>
          <table:table-cell table:formula="of:=SQRT(ABS([.$D$2]^2-[.B547]^2))" office:value-type="float" office:value="182.995928916465">
            <text:p>182.995928916465</text:p>
          </table:table-cell>
          <table:table-cell table:formula="of:=([.$C$10]-[.C547])*[.$B$4]" office:value-type="float" office:value="21422.3808926324">
            <text:p>21422.3808926324</text:p>
          </table:table-cell>
          <table:table-cell table:formula="of:=ROUND([.D547])" office:value-type="float" office:value="21422">
            <text:p>21422</text:p>
          </table:table-cell>
          <table:table-cell table:formula="of:=([.$C$8]-([.E547]*[.$C$4]))" office:value-type="float" office:value="182.9962875">
            <text:p>182.9962875</text:p>
          </table:table-cell>
          <table:table-cell table:formula="of:=SQRT(ABS([.$D$2]^2-[.F547]^2))" office:value-type="float" office:value="80.6991868683777">
            <text:p>80.6991868683777</text:p>
          </table:table-cell>
          <table:table-cell table:formula="of:=ABS([.B547]-[.G547])" office:value-type="float" office:value="0.000813131622507513">
            <text:p>0.000813131622507513</text:p>
          </table:table-cell>
        </table:table-row>
        <table:table-row table:style-name="ro2">
          <table:table-cell table:formula="of:=[.A547]+[.A$4]" office:value-type="float" office:value="161.7">
            <text:p>161.7</text:p>
          </table:table-cell>
          <table:table-cell table:formula="of:=[.A548]/2" office:value-type="float" office:value="80.8500000000002">
            <text:p>80.8500000000002</text:p>
          </table:table-cell>
          <table:table-cell table:formula="of:=SQRT(ABS([.$D$2]^2-[.B548]^2))" office:value-type="float" office:value="182.929706444853">
            <text:p>182.929706444853</text:p>
          </table:table-cell>
          <table:table-cell table:formula="of:=([.$C$10]-[.C548])*[.$B$4]" office:value-type="float" office:value="21505.8107781284">
            <text:p>21505.8107781284</text:p>
          </table:table-cell>
          <table:table-cell table:formula="of:=ROUND([.D548])" office:value-type="float" office:value="21506">
            <text:p>21506</text:p>
          </table:table-cell>
          <table:table-cell table:formula="of:=([.$C$8]-([.E548]*[.$C$4]))" office:value-type="float" office:value="182.9296125">
            <text:p>182.9296125</text:p>
          </table:table-cell>
          <table:table-cell table:formula="of:=SQRT(ABS([.$D$2]^2-[.F548]^2))" office:value-type="float" office:value="80.8502125575428">
            <text:p>80.8502125575428</text:p>
          </table:table-cell>
          <table:table-cell table:formula="of:=ABS([.B548]-[.G548])" office:value-type="float" office:value="0.000212557542582203">
            <text:p>0.000212557542582203</text:p>
          </table:table-cell>
        </table:table-row>
        <table:table-row table:style-name="ro2">
          <table:table-cell table:formula="of:=[.A548]+[.A$4]" office:value-type="float" office:value="162">
            <text:p>162</text:p>
          </table:table-cell>
          <table:table-cell table:formula="of:=[.A549]/2" office:value-type="float" office:value="81.0000000000002">
            <text:p>81.0000000000002</text:p>
          </table:table-cell>
          <table:table-cell table:formula="of:=SQRT(ABS([.$D$2]^2-[.B549]^2))" office:value-type="float" office:value="182.863336948662">
            <text:p>182.863336948662</text:p>
          </table:table-cell>
          <table:table-cell table:formula="of:=([.$C$10]-[.C549])*[.$B$4]" office:value-type="float" office:value="21589.4258914393">
            <text:p>21589.4258914393</text:p>
          </table:table-cell>
          <table:table-cell table:formula="of:=ROUND([.D549])" office:value-type="float" office:value="21589">
            <text:p>21589</text:p>
          </table:table-cell>
          <table:table-cell table:formula="of:=([.$C$8]-([.E549]*[.$C$4]))" office:value-type="float" office:value="182.86373125">
            <text:p>182.86373125</text:p>
          </table:table-cell>
          <table:table-cell table:formula="of:=SQRT(ABS([.$D$2]^2-[.F549]^2))" office:value-type="float" office:value="80.9991098304652">
            <text:p>80.9991098304652</text:p>
          </table:table-cell>
          <table:table-cell table:formula="of:=ABS([.B549]-[.G549])" office:value-type="float" office:value="0.000890169534983443">
            <text:p>0.000890169534983443</text:p>
          </table:table-cell>
        </table:table-row>
        <table:table-row table:style-name="ro2">
          <table:table-cell table:formula="of:=[.A549]+[.A$4]" office:value-type="float" office:value="162.3">
            <text:p>162.3</text:p>
          </table:table-cell>
          <table:table-cell table:formula="of:=[.A550]/2" office:value-type="float" office:value="81.1500000000002">
            <text:p>81.1500000000002</text:p>
          </table:table-cell>
          <table:table-cell table:formula="of:=SQRT(ABS([.$D$2]^2-[.B550]^2))" office:value-type="float" office:value="182.79682026775">
            <text:p>182.79682026775</text:p>
          </table:table-cell>
          <table:table-cell table:formula="of:=([.$C$10]-[.C550])*[.$B$4]" office:value-type="float" office:value="21673.2264343212">
            <text:p>21673.2264343212</text:p>
          </table:table-cell>
          <table:table-cell table:formula="of:=ROUND([.D550])" office:value-type="float" office:value="21673">
            <text:p>21673</text:p>
          </table:table-cell>
          <table:table-cell table:formula="of:=([.$C$8]-([.E550]*[.$C$4]))" office:value-type="float" office:value="182.79705625">
            <text:p>182.79705625</text:p>
          </table:table-cell>
          <table:table-cell table:formula="of:=SQRT(ABS([.$D$2]^2-[.F550]^2))" office:value-type="float" office:value="81.1494684291545">
            <text:p>81.1494684291545</text:p>
          </table:table-cell>
          <table:table-cell table:formula="of:=ABS([.B550]-[.G550])" office:value-type="float" office:value="0.000531570845751617">
            <text:p>0.000531570845751617</text:p>
          </table:table-cell>
        </table:table-row>
        <table:table-row table:style-name="ro2">
          <table:table-cell table:formula="of:=[.A550]+[.A$4]" office:value-type="float" office:value="162.6">
            <text:p>162.6</text:p>
          </table:table-cell>
          <table:table-cell table:formula="of:=[.A551]/2" office:value-type="float" office:value="81.3000000000002">
            <text:p>81.3000000000002</text:p>
          </table:table-cell>
          <table:table-cell table:formula="of:=SQRT(ABS([.$D$2]^2-[.B551]^2))" office:value-type="float" office:value="182.730156241382">
            <text:p>182.730156241382</text:p>
          </table:table-cell>
          <table:table-cell table:formula="of:=([.$C$10]-[.C551])*[.$B$4]" office:value-type="float" office:value="21757.2126092723">
            <text:p>21757.2126092723</text:p>
          </table:table-cell>
          <table:table-cell table:formula="of:=ROUND([.D551])" office:value-type="float" office:value="21757">
            <text:p>21757</text:p>
          </table:table-cell>
          <table:table-cell table:formula="of:=([.$C$8]-([.E551]*[.$C$4]))" office:value-type="float" office:value="182.73038125">
            <text:p>182.73038125</text:p>
          </table:table-cell>
          <table:table-cell table:formula="of:=SQRT(ABS([.$D$2]^2-[.F551]^2))" office:value-type="float" office:value="81.2994942679821">
            <text:p>81.2994942679821</text:p>
          </table:table-cell>
          <table:table-cell table:formula="of:=ABS([.B551]-[.G551])" office:value-type="float" office:value="0.000505732018140748">
            <text:p>0.000505732018140748</text:p>
          </table:table-cell>
        </table:table-row>
        <table:table-row table:style-name="ro2">
          <table:table-cell table:formula="of:=[.A551]+[.A$4]" office:value-type="float" office:value="162.9">
            <text:p>162.9</text:p>
          </table:table-cell>
          <table:table-cell table:formula="of:=[.A552]/2" office:value-type="float" office:value="81.4500000000002">
            <text:p>81.4500000000002</text:p>
          </table:table-cell>
          <table:table-cell table:formula="of:=SQRT(ABS([.$D$2]^2-[.B552]^2))" office:value-type="float" office:value="182.663344708236">
            <text:p>182.663344708236</text:p>
          </table:table-cell>
          <table:table-cell table:formula="of:=([.$C$10]-[.C552])*[.$B$4]" office:value-type="float" office:value="21841.3846195349">
            <text:p>21841.3846195349</text:p>
          </table:table-cell>
          <table:table-cell table:formula="of:=ROUND([.D552])" office:value-type="float" office:value="21841">
            <text:p>21841</text:p>
          </table:table-cell>
          <table:table-cell table:formula="of:=([.$C$8]-([.E552]*[.$C$4]))" office:value-type="float" office:value="182.66370625">
            <text:p>182.66370625</text:p>
          </table:table-cell>
          <table:table-cell table:formula="of:=SQRT(ABS([.$D$2]^2-[.F552]^2))" office:value-type="float" office:value="81.4491891857354">
            <text:p>81.4491891857354</text:p>
          </table:table-cell>
          <table:table-cell table:formula="of:=ABS([.B552]-[.G552])" office:value-type="float" office:value="0.000810814264852411">
            <text:p>0.000810814264852411</text:p>
          </table:table-cell>
        </table:table-row>
        <table:table-row table:style-name="ro2">
          <table:table-cell table:formula="of:=[.A552]+[.A$4]" office:value-type="float" office:value="163.2">
            <text:p>163.2</text:p>
          </table:table-cell>
          <table:table-cell table:formula="of:=[.A553]/2" office:value-type="float" office:value="81.6000000000002">
            <text:p>81.6000000000002</text:p>
          </table:table-cell>
          <table:table-cell table:formula="of:=SQRT(ABS([.$D$2]^2-[.B553]^2))" office:value-type="float" office:value="182.596385506395">
            <text:p>182.596385506395</text:p>
          </table:table-cell>
          <table:table-cell table:formula="of:=([.$C$10]-[.C553])*[.$B$4]" office:value-type="float" office:value="21925.7426690989">
            <text:p>21925.7426690989</text:p>
          </table:table-cell>
          <table:table-cell table:formula="of:=ROUND([.D553])" office:value-type="float" office:value="21926">
            <text:p>21926</text:p>
          </table:table-cell>
          <table:table-cell table:formula="of:=([.$C$8]-([.E553]*[.$C$4]))" office:value-type="float" office:value="182.5962375">
            <text:p>182.5962375</text:p>
          </table:table-cell>
          <table:table-cell table:formula="of:=SQRT(ABS([.$D$2]^2-[.F553]^2))" office:value-type="float" office:value="81.6003311932225">
            <text:p>81.6003311932225</text:p>
          </table:table-cell>
          <table:table-cell table:formula="of:=ABS([.B553]-[.G553])" office:value-type="float" office:value="0.000331193222208981">
            <text:p>0.000331193222208981</text:p>
          </table:table-cell>
        </table:table-row>
        <table:table-row table:style-name="ro2">
          <table:table-cell table:formula="of:=[.A553]+[.A$4]" office:value-type="float" office:value="163.500000000001">
            <text:p>163.500000000001</text:p>
          </table:table-cell>
          <table:table-cell table:formula="of:=[.A554]/2" office:value-type="float" office:value="81.7500000000002">
            <text:p>81.7500000000002</text:p>
          </table:table-cell>
          <table:table-cell table:formula="of:=SQRT(ABS([.$D$2]^2-[.B554]^2))" office:value-type="float" office:value="182.529278473345">
            <text:p>182.529278473345</text:p>
          </table:table-cell>
          <table:table-cell table:formula="of:=([.$C$10]-[.C554])*[.$B$4]" office:value-type="float" office:value="22010.2869627049">
            <text:p>22010.2869627049</text:p>
          </table:table-cell>
          <table:table-cell table:formula="of:=ROUND([.D554])" office:value-type="float" office:value="22010">
            <text:p>22010</text:p>
          </table:table-cell>
          <table:table-cell table:formula="of:=([.$C$8]-([.E554]*[.$C$4]))" office:value-type="float" office:value="182.5295625">
            <text:p>182.5295625</text:p>
          </table:table-cell>
          <table:table-cell table:formula="of:=SQRT(ABS([.$D$2]^2-[.F554]^2))" office:value-type="float" office:value="81.7493658297029">
            <text:p>81.7493658297029</text:p>
          </table:table-cell>
          <table:table-cell table:formula="of:=ABS([.B554]-[.G554])" office:value-type="float" office:value="0.000634170297345804">
            <text:p>0.000634170297345804</text:p>
          </table:table-cell>
        </table:table-row>
        <table:table-row table:style-name="ro2">
          <table:table-cell table:formula="of:=[.A554]+[.A$4]" office:value-type="float" office:value="163.800000000001">
            <text:p>163.800000000001</text:p>
          </table:table-cell>
          <table:table-cell table:formula="of:=[.A555]/2" office:value-type="float" office:value="81.9000000000002">
            <text:p>81.9000000000002</text:p>
          </table:table-cell>
          <table:table-cell table:formula="of:=SQRT(ABS([.$D$2]^2-[.B555]^2))" office:value-type="float" office:value="182.462023445976">
            <text:p>182.462023445976</text:p>
          </table:table-cell>
          <table:table-cell table:formula="of:=([.$C$10]-[.C555])*[.$B$4]" office:value-type="float" office:value="22095.0177058468">
            <text:p>22095.0177058468</text:p>
          </table:table-cell>
          <table:table-cell table:formula="of:=ROUND([.D555])" office:value-type="float" office:value="22095">
            <text:p>22095</text:p>
          </table:table-cell>
          <table:table-cell table:formula="of:=([.$C$8]-([.E555]*[.$C$4]))" office:value-type="float" office:value="182.46209375">
            <text:p>182.46209375</text:p>
          </table:table-cell>
          <table:table-cell table:formula="of:=SQRT(ABS([.$D$2]^2-[.F555]^2))" office:value-type="float" office:value="81.8998433720493">
            <text:p>81.8998433720493</text:p>
          </table:table-cell>
          <table:table-cell table:formula="of:=ABS([.B555]-[.G555])" office:value-type="float" office:value="0.000156627950943289">
            <text:p>0.000156627950943289</text:p>
          </table:table-cell>
        </table:table-row>
        <table:table-row table:style-name="ro2">
          <table:table-cell table:formula="of:=[.A555]+[.A$4]" office:value-type="float" office:value="164.100000000001">
            <text:p>164.100000000001</text:p>
          </table:table-cell>
          <table:table-cell table:formula="of:=[.A556]/2" office:value-type="float" office:value="82.0500000000003">
            <text:p>82.0500000000003</text:p>
          </table:table-cell>
          <table:table-cell table:formula="of:=SQRT(ABS([.$D$2]^2-[.B556]^2))" office:value-type="float" office:value="182.394620260577">
            <text:p>182.394620260577</text:p>
          </table:table-cell>
          <table:table-cell table:formula="of:=([.$C$10]-[.C556])*[.$B$4]" office:value-type="float" office:value="22179.9351047754">
            <text:p>22179.9351047754</text:p>
          </table:table-cell>
          <table:table-cell table:formula="of:=ROUND([.D556])" office:value-type="float" office:value="22180">
            <text:p>22180</text:p>
          </table:table-cell>
          <table:table-cell table:formula="of:=([.$C$8]-([.E556]*[.$C$4]))" office:value-type="float" office:value="182.394625">
            <text:p>182.394625</text:p>
          </table:table-cell>
          <table:table-cell table:formula="of:=SQRT(ABS([.$D$2]^2-[.F556]^2))" office:value-type="float" office:value="82.0499894644075">
            <text:p>82.0499894644075</text:p>
          </table:table-cell>
          <table:table-cell table:formula="of:=ABS([.B556]-[.G556])" office:value-type="float" office:value="0.0000105355927928485">
            <text:p>0.0000105355927928485</text:p>
          </table:table-cell>
        </table:table-row>
        <table:table-row table:style-name="ro2">
          <table:table-cell table:formula="of:=[.A556]+[.A$4]" office:value-type="float" office:value="164.400000000001">
            <text:p>164.400000000001</text:p>
          </table:table-cell>
          <table:table-cell table:formula="of:=[.A557]/2" office:value-type="float" office:value="82.2000000000003">
            <text:p>82.2000000000003</text:p>
          </table:table-cell>
          <table:table-cell table:formula="of:=SQRT(ABS([.$D$2]^2-[.B557]^2))" office:value-type="float" office:value="182.327068752832">
            <text:p>182.327068752832</text:p>
          </table:table-cell>
          <table:table-cell table:formula="of:=([.$C$10]-[.C557])*[.$B$4]" office:value-type="float" office:value="22265.0393665008">
            <text:p>22265.0393665008</text:p>
          </table:table-cell>
          <table:table-cell table:formula="of:=ROUND([.D557])" office:value-type="float" office:value="22265">
            <text:p>22265</text:p>
          </table:table-cell>
          <table:table-cell table:formula="of:=([.$C$8]-([.E557]*[.$C$4]))" office:value-type="float" office:value="182.32715625">
            <text:p>182.32715625</text:p>
          </table:table-cell>
          <table:table-cell table:formula="of:=SQRT(ABS([.$D$2]^2-[.F557]^2))" office:value-type="float" office:value="82.1998059230561">
            <text:p>82.1998059230561</text:p>
          </table:table-cell>
          <table:table-cell table:formula="of:=ABS([.B557]-[.G557])" office:value-type="float" office:value="0.000194076944168842">
            <text:p>0.000194076944168842</text:p>
          </table:table-cell>
        </table:table-row>
        <table:table-row table:style-name="ro2">
          <table:table-cell table:formula="of:=[.A557]+[.A$4]" office:value-type="float" office:value="164.700000000001">
            <text:p>164.700000000001</text:p>
          </table:table-cell>
          <table:table-cell table:formula="of:=[.A558]/2" office:value-type="float" office:value="82.3500000000003">
            <text:p>82.3500000000003</text:p>
          </table:table-cell>
          <table:table-cell table:formula="of:=SQRT(ABS([.$D$2]^2-[.B558]^2))" office:value-type="float" office:value="182.259368757823">
            <text:p>182.259368757823</text:p>
          </table:table-cell>
          <table:table-cell table:formula="of:=([.$C$10]-[.C558])*[.$B$4]" office:value-type="float" office:value="22350.3306987962">
            <text:p>22350.3306987962</text:p>
          </table:table-cell>
          <table:table-cell table:formula="of:=ROUND([.D558])" office:value-type="float" office:value="22350">
            <text:p>22350</text:p>
          </table:table-cell>
          <table:table-cell table:formula="of:=([.$C$8]-([.E558]*[.$C$4]))" office:value-type="float" office:value="182.2596875">
            <text:p>182.2596875</text:p>
          </table:table-cell>
          <table:table-cell table:formula="of:=SQRT(ABS([.$D$2]^2-[.F558]^2))" office:value-type="float" office:value="82.3492945470836">
            <text:p>82.3492945470836</text:p>
          </table:table-cell>
          <table:table-cell table:formula="of:=ABS([.B558]-[.G558])" office:value-type="float" office:value="0.000705452916633931">
            <text:p>0.000705452916633931</text:p>
          </table:table-cell>
        </table:table-row>
        <table:table-row table:style-name="ro2">
          <table:table-cell table:formula="of:=[.A558]+[.A$4]" office:value-type="float" office:value="165.000000000001">
            <text:p>165.000000000001</text:p>
          </table:table-cell>
          <table:table-cell table:formula="of:=[.A559]/2" office:value-type="float" office:value="82.5000000000003">
            <text:p>82.5000000000003</text:p>
          </table:table-cell>
          <table:table-cell table:formula="of:=SQRT(ABS([.$D$2]^2-[.B559]^2))" office:value-type="float" office:value="182.19152011002">
            <text:p>182.19152011002</text:p>
          </table:table-cell>
          <table:table-cell table:formula="of:=([.$C$10]-[.C559])*[.$B$4]" office:value-type="float" office:value="22435.8093102006">
            <text:p>22435.8093102006</text:p>
          </table:table-cell>
          <table:table-cell table:formula="of:=ROUND([.D559])" office:value-type="float" office:value="22436">
            <text:p>22436</text:p>
          </table:table-cell>
          <table:table-cell table:formula="of:=([.$C$8]-([.E559]*[.$C$4]))" office:value-type="float" office:value="182.191425">
            <text:p>182.191425</text:p>
          </table:table-cell>
          <table:table-cell table:formula="of:=SQRT(ABS([.$D$2]^2-[.F559]^2))" office:value-type="float" office:value="82.5002100389409">
            <text:p>82.5002100389409</text:p>
          </table:table-cell>
          <table:table-cell table:formula="of:=ABS([.B559]-[.G559])" office:value-type="float" office:value="0.000210038940650747">
            <text:p>0.000210038940650747</text:p>
          </table:table-cell>
        </table:table-row>
        <table:table-row table:style-name="ro2">
          <table:table-cell table:formula="of:=[.A559]+[.A$4]" office:value-type="float" office:value="165.300000000001">
            <text:p>165.300000000001</text:p>
          </table:table-cell>
          <table:table-cell table:formula="of:=[.A560]/2" office:value-type="float" office:value="82.6500000000003">
            <text:p>82.6500000000003</text:p>
          </table:table-cell>
          <table:table-cell table:formula="of:=SQRT(ABS([.$D$2]^2-[.B560]^2))" office:value-type="float" office:value="182.123522643287">
            <text:p>182.123522643287</text:p>
          </table:table-cell>
          <table:table-cell table:formula="of:=([.$C$10]-[.C560])*[.$B$4]" office:value-type="float" office:value="22521.4754100219">
            <text:p>22521.4754100219</text:p>
          </table:table-cell>
          <table:table-cell table:formula="of:=ROUND([.D560])" office:value-type="float" office:value="22521">
            <text:p>22521</text:p>
          </table:table-cell>
          <table:table-cell table:formula="of:=([.$C$8]-([.E560]*[.$C$4]))" office:value-type="float" office:value="182.12395625">
            <text:p>182.12395625</text:p>
          </table:table-cell>
          <table:table-cell table:formula="of:=SQRT(ABS([.$D$2]^2-[.F560]^2))" office:value-type="float" office:value="82.6490445186639">
            <text:p>82.6490445186639</text:p>
          </table:table-cell>
          <table:table-cell table:formula="of:=ABS([.B560]-[.G560])" office:value-type="float" office:value="0.000955481336376351">
            <text:p>0.000955481336376351</text:p>
          </table:table-cell>
        </table:table-row>
        <table:table-row table:style-name="ro2">
          <table:table-cell table:formula="of:=[.A560]+[.A$4]" office:value-type="float" office:value="165.600000000001">
            <text:p>165.600000000001</text:p>
          </table:table-cell>
          <table:table-cell table:formula="of:=[.A561]/2" office:value-type="float" office:value="82.8000000000003">
            <text:p>82.8000000000003</text:p>
          </table:table-cell>
          <table:table-cell table:formula="of:=SQRT(ABS([.$D$2]^2-[.B561]^2))" office:value-type="float" office:value="182.055376190872">
            <text:p>182.055376190872</text:p>
          </table:table-cell>
          <table:table-cell table:formula="of:=([.$C$10]-[.C561])*[.$B$4]" office:value-type="float" office:value="22607.3292083402">
            <text:p>22607.3292083402</text:p>
          </table:table-cell>
          <table:table-cell table:formula="of:=ROUND([.D561])" office:value-type="float" office:value="22607">
            <text:p>22607</text:p>
          </table:table-cell>
          <table:table-cell table:formula="of:=([.$C$8]-([.E561]*[.$C$4]))" office:value-type="float" office:value="182.05569375">
            <text:p>182.05569375</text:p>
          </table:table-cell>
          <table:table-cell table:formula="of:=SQRT(ABS([.$D$2]^2-[.F561]^2))" office:value-type="float" office:value="82.7993017676249">
            <text:p>82.7993017676249</text:p>
          </table:table-cell>
          <table:table-cell table:formula="of:=ABS([.B561]-[.G561])" office:value-type="float" office:value="0.000698232375384578">
            <text:p>0.000698232375384578</text:p>
          </table:table-cell>
        </table:table-row>
        <table:table-row table:style-name="ro2">
          <table:table-cell table:formula="of:=[.A561]+[.A$4]" office:value-type="float" office:value="165.900000000001">
            <text:p>165.900000000001</text:p>
          </table:table-cell>
          <table:table-cell table:formula="of:=[.A562]/2" office:value-type="float" office:value="82.9500000000003">
            <text:p>82.9500000000003</text:p>
          </table:table-cell>
          <table:table-cell table:formula="of:=SQRT(ABS([.$D$2]^2-[.B562]^2))" office:value-type="float" office:value="181.987080585408">
            <text:p>181.987080585408</text:p>
          </table:table-cell>
          <table:table-cell table:formula="of:=([.$C$10]-[.C562])*[.$B$4]" office:value-type="float" office:value="22693.3709160109">
            <text:p>22693.3709160109</text:p>
          </table:table-cell>
          <table:table-cell table:formula="of:=ROUND([.D562])" office:value-type="float" office:value="22693">
            <text:p>22693</text:p>
          </table:table-cell>
          <table:table-cell table:formula="of:=([.$C$8]-([.E562]*[.$C$4]))" office:value-type="float" office:value="181.98743125">
            <text:p>181.98743125</text:p>
          </table:table-cell>
          <table:table-cell table:formula="of:=SQRT(ABS([.$D$2]^2-[.F562]^2))" office:value-type="float" office:value="82.9492306596422">
            <text:p>82.9492306596422</text:p>
          </table:table-cell>
          <table:table-cell table:formula="of:=ABS([.B562]-[.G562])" office:value-type="float" office:value="0.000769340358047543">
            <text:p>0.000769340358047543</text:p>
          </table:table-cell>
        </table:table-row>
        <table:table-row table:style-name="ro2">
          <table:table-cell table:formula="of:=[.A562]+[.A$4]" office:value-type="float" office:value="166.200000000001">
            <text:p>166.200000000001</text:p>
          </table:table-cell>
          <table:table-cell table:formula="of:=[.A563]/2" office:value-type="float" office:value="83.1000000000003">
            <text:p>83.1000000000003</text:p>
          </table:table-cell>
          <table:table-cell table:formula="of:=SQRT(ABS([.$D$2]^2-[.B563]^2))" office:value-type="float" office:value="181.918635658912">
            <text:p>181.918635658912</text:p>
          </table:table-cell>
          <table:table-cell table:formula="of:=([.$C$10]-[.C563])*[.$B$4]" office:value-type="float" office:value="22779.6007446679">
            <text:p>22779.6007446679</text:p>
          </table:table-cell>
          <table:table-cell table:formula="of:=ROUND([.D563])" office:value-type="float" office:value="22780">
            <text:p>22780</text:p>
          </table:table-cell>
          <table:table-cell table:formula="of:=([.$C$8]-([.E563]*[.$C$4]))" office:value-type="float" office:value="181.918375">
            <text:p>181.918375</text:p>
          </table:table-cell>
          <table:table-cell table:formula="of:=SQRT(ABS([.$D$2]^2-[.F563]^2))" office:value-type="float" office:value="83.1005706199385">
            <text:p>83.1005706199385</text:p>
          </table:table-cell>
          <table:table-cell table:formula="of:=ABS([.B563]-[.G563])" office:value-type="float" office:value="0.000570619938159211">
            <text:p>0.000570619938159211</text:p>
          </table:table-cell>
        </table:table-row>
        <table:table-row table:style-name="ro2">
          <table:table-cell table:formula="of:=[.A563]+[.A$4]" office:value-type="float" office:value="166.500000000001">
            <text:p>166.500000000001</text:p>
          </table:table-cell>
          <table:table-cell table:formula="of:=[.A564]/2" office:value-type="float" office:value="83.2500000000003">
            <text:p>83.2500000000003</text:p>
          </table:table-cell>
          <table:table-cell table:formula="of:=SQRT(ABS([.$D$2]^2-[.B564]^2))" office:value-type="float" office:value="181.850041242778">
            <text:p>181.850041242778</text:p>
          </table:table-cell>
          <table:table-cell table:formula="of:=([.$C$10]-[.C564])*[.$B$4]" office:value-type="float" office:value="22866.0189067268">
            <text:p>22866.0189067268</text:p>
          </table:table-cell>
          <table:table-cell table:formula="of:=ROUND([.D564])" office:value-type="float" office:value="22866">
            <text:p>22866</text:p>
          </table:table-cell>
          <table:table-cell table:formula="of:=([.$C$8]-([.E564]*[.$C$4]))" office:value-type="float" office:value="181.8501125">
            <text:p>181.8501125</text:p>
          </table:table-cell>
          <table:table-cell table:formula="of:=SQRT(ABS([.$D$2]^2-[.F564]^2))" office:value-type="float" office:value="83.2498443466253">
            <text:p>83.2498443466253</text:p>
          </table:table-cell>
          <table:table-cell table:formula="of:=ABS([.B564]-[.G564])" office:value-type="float" office:value="0.000155653374960707">
            <text:p>0.000155653374960707</text:p>
          </table:table-cell>
        </table:table-row>
        <table:table-row table:style-name="ro2">
          <table:table-cell table:formula="of:=[.A564]+[.A$4]" office:value-type="float" office:value="166.800000000001">
            <text:p>166.800000000001</text:p>
          </table:table-cell>
          <table:table-cell table:formula="of:=[.A565]/2" office:value-type="float" office:value="83.4000000000003">
            <text:p>83.4000000000003</text:p>
          </table:table-cell>
          <table:table-cell table:formula="of:=SQRT(ABS([.$D$2]^2-[.B565]^2))" office:value-type="float" office:value="181.781297167778">
            <text:p>181.781297167778</text:p>
          </table:table-cell>
          <table:table-cell table:formula="of:=([.$C$10]-[.C565])*[.$B$4]" office:value-type="float" office:value="22952.625615388">
            <text:p>22952.625615388</text:p>
          </table:table-cell>
          <table:table-cell table:formula="of:=ROUND([.D565])" office:value-type="float" office:value="22953">
            <text:p>22953</text:p>
          </table:table-cell>
          <table:table-cell table:formula="of:=([.$C$8]-([.E565]*[.$C$4]))" office:value-type="float" office:value="181.78105625">
            <text:p>181.78105625</text:p>
          </table:table-cell>
          <table:table-cell table:formula="of:=SQRT(ABS([.$D$2]^2-[.F565]^2))" office:value-type="float" office:value="83.4005251100635">
            <text:p>83.4005251100635</text:p>
          </table:table-cell>
          <table:table-cell table:formula="of:=ABS([.B565]-[.G565])" office:value-type="float" office:value="0.000525110063193779">
            <text:p>0.000525110063193779</text:p>
          </table:table-cell>
        </table:table-row>
        <table:table-row table:style-name="ro2">
          <table:table-cell table:formula="of:=[.A565]+[.A$4]" office:value-type="float" office:value="167.100000000001">
            <text:p>167.100000000001</text:p>
          </table:table-cell>
          <table:table-cell table:formula="of:=[.A566]/2" office:value-type="float" office:value="83.5500000000003">
            <text:p>83.5500000000003</text:p>
          </table:table-cell>
          <table:table-cell table:formula="of:=SQRT(ABS([.$D$2]^2-[.B566]^2))" office:value-type="float" office:value="181.712403264059">
            <text:p>181.712403264059</text:p>
          </table:table-cell>
          <table:table-cell table:formula="of:=([.$C$10]-[.C566])*[.$B$4]" office:value-type="float" office:value="23039.4210846403">
            <text:p>23039.4210846403</text:p>
          </table:table-cell>
          <table:table-cell table:formula="of:=ROUND([.D566])" office:value-type="float" office:value="23039">
            <text:p>23039</text:p>
          </table:table-cell>
          <table:table-cell table:formula="of:=([.$C$8]-([.E566]*[.$C$4]))" office:value-type="float" office:value="181.71279375">
            <text:p>181.71279375</text:p>
          </table:table-cell>
          <table:table-cell table:formula="of:=SQRT(ABS([.$D$2]^2-[.F566]^2))" office:value-type="float" office:value="83.5491507291963">
            <text:p>83.5491507291963</text:p>
          </table:table-cell>
          <table:table-cell table:formula="of:=ABS([.B566]-[.G566])" office:value-type="float" office:value="0.000849270804053504">
            <text:p>0.000849270804053504</text:p>
          </table:table-cell>
        </table:table-row>
        <table:table-row table:style-name="ro2">
          <table:table-cell table:formula="of:=[.A566]+[.A$4]" office:value-type="float" office:value="167.400000000001">
            <text:p>167.400000000001</text:p>
          </table:table-cell>
          <table:table-cell table:formula="of:=[.A567]/2" office:value-type="float" office:value="83.7000000000003">
            <text:p>83.7000000000003</text:p>
          </table:table-cell>
          <table:table-cell table:formula="of:=SQRT(ABS([.$D$2]^2-[.B567]^2))" office:value-type="float" office:value="181.643359361139">
            <text:p>181.643359361139</text:p>
          </table:table-cell>
          <table:table-cell table:formula="of:=([.$C$10]-[.C567])*[.$B$4]" office:value-type="float" office:value="23126.4055292635">
            <text:p>23126.4055292635</text:p>
          </table:table-cell>
          <table:table-cell table:formula="of:=ROUND([.D567])" office:value-type="float" office:value="23126">
            <text:p>23126</text:p>
          </table:table-cell>
          <table:table-cell table:formula="of:=([.$C$8]-([.E567]*[.$C$4]))" office:value-type="float" office:value="181.6437375">
            <text:p>181.6437375</text:p>
          </table:table-cell>
          <table:table-cell table:formula="of:=SQRT(ABS([.$D$2]^2-[.F567]^2))" office:value-type="float" office:value="83.6991793689228">
            <text:p>83.6991793689228</text:p>
          </table:table-cell>
          <table:table-cell table:formula="of:=ABS([.B567]-[.G567])" office:value-type="float" office:value="0.000820631077573353">
            <text:p>0.000820631077573353</text:p>
          </table:table-cell>
        </table:table-row>
        <table:table-row table:style-name="ro2">
          <table:table-cell table:formula="of:=[.A567]+[.A$4]" office:value-type="float" office:value="167.700000000001">
            <text:p>167.700000000001</text:p>
          </table:table-cell>
          <table:table-cell table:formula="of:=[.A568]/2" office:value-type="float" office:value="83.8500000000003">
            <text:p>83.8500000000003</text:p>
          </table:table-cell>
          <table:table-cell table:formula="of:=SQRT(ABS([.$D$2]^2-[.B568]^2))" office:value-type="float" office:value="181.574165287906">
            <text:p>181.574165287906</text:p>
          </table:table-cell>
          <table:table-cell table:formula="of:=([.$C$10]-[.C568])*[.$B$4]" office:value-type="float" office:value="23213.5791648324">
            <text:p>23213.5791648324</text:p>
          </table:table-cell>
          <table:table-cell table:formula="of:=ROUND([.D568])" office:value-type="float" office:value="23214">
            <text:p>23214</text:p>
          </table:table-cell>
          <table:table-cell table:formula="of:=([.$C$8]-([.E568]*[.$C$4]))" office:value-type="float" office:value="181.5738875">
            <text:p>181.5738875</text:p>
          </table:table-cell>
          <table:table-cell table:formula="of:=SQRT(ABS([.$D$2]^2-[.F568]^2))" office:value-type="float" office:value="83.8506015371228">
            <text:p>83.8506015371228</text:p>
          </table:table-cell>
          <table:table-cell table:formula="of:=ABS([.B568]-[.G568])" office:value-type="float" office:value="0.00060153712247768">
            <text:p>0.00060153712247768</text:p>
          </table:table-cell>
        </table:table-row>
        <table:table-row table:style-name="ro2">
          <table:table-cell table:formula="of:=[.A568]+[.A$4]" office:value-type="float" office:value="168.000000000001">
            <text:p>168.000000000001</text:p>
          </table:table-cell>
          <table:table-cell table:formula="of:=[.A569]/2" office:value-type="float" office:value="84.0000000000003">
            <text:p>84.0000000000003</text:p>
          </table:table-cell>
          <table:table-cell table:formula="of:=SQRT(ABS([.$D$2]^2-[.B569]^2))" office:value-type="float" office:value="181.504820872615">
            <text:p>181.504820872615</text:p>
          </table:table-cell>
          <table:table-cell table:formula="of:=([.$C$10]-[.C569])*[.$B$4]" office:value-type="float" office:value="23300.9422077196">
            <text:p>23300.9422077196</text:p>
          </table:table-cell>
          <table:table-cell table:formula="of:=ROUND([.D569])" office:value-type="float" office:value="23301">
            <text:p>23301</text:p>
          </table:table-cell>
          <table:table-cell table:formula="of:=([.$C$8]-([.E569]*[.$C$4]))" office:value-type="float" office:value="181.50483125">
            <text:p>181.50483125</text:p>
          </table:table-cell>
          <table:table-cell table:formula="of:=SQRT(ABS([.$D$2]^2-[.F569]^2))" office:value-type="float" office:value="83.9999775768365">
            <text:p>83.9999775768365</text:p>
          </table:table-cell>
          <table:table-cell table:formula="of:=ABS([.B569]-[.G569])" office:value-type="float" office:value="0.0000224231638696892">
            <text:p>0.0000224231638696892</text:p>
          </table:table-cell>
        </table:table-row>
        <table:table-row table:style-name="ro2">
          <table:table-cell table:formula="of:=[.A569]+[.A$4]" office:value-type="float" office:value="168.300000000001">
            <text:p>168.300000000001</text:p>
          </table:table-cell>
          <table:table-cell table:formula="of:=[.A570]/2" office:value-type="float" office:value="84.1500000000003">
            <text:p>84.1500000000003</text:p>
          </table:table-cell>
          <table:table-cell table:formula="of:=SQRT(ABS([.$D$2]^2-[.B570]^2))" office:value-type="float" office:value="181.435325942882">
            <text:p>181.435325942882</text:p>
          </table:table-cell>
          <table:table-cell table:formula="of:=([.$C$10]-[.C570])*[.$B$4]" office:value-type="float" office:value="23388.4948750989">
            <text:p>23388.4948750989</text:p>
          </table:table-cell>
          <table:table-cell table:formula="of:=ROUND([.D570])" office:value-type="float" office:value="23388">
            <text:p>23388</text:p>
          </table:table-cell>
          <table:table-cell table:formula="of:=([.$C$8]-([.E570]*[.$C$4]))" office:value-type="float" office:value="181.435775">
            <text:p>181.435775</text:p>
          </table:table-cell>
          <table:table-cell table:formula="of:=SQRT(ABS([.$D$2]^2-[.F570]^2))" office:value-type="float" office:value="84.1490317837904">
            <text:p>84.1490317837904</text:p>
          </table:table-cell>
          <table:table-cell table:formula="of:=ABS([.B570]-[.G570])" office:value-type="float" office:value="0.000968216209898287">
            <text:p>0.000968216209898287</text:p>
          </table:table-cell>
        </table:table-row>
        <table:table-row table:style-name="ro2">
          <table:table-cell table:formula="of:=[.A570]+[.A$4]" office:value-type="float" office:value="168.600000000001">
            <text:p>168.600000000001</text:p>
          </table:table-cell>
          <table:table-cell table:formula="of:=[.A571]/2" office:value-type="float" office:value="84.3000000000003">
            <text:p>84.3000000000003</text:p>
          </table:table-cell>
          <table:table-cell table:formula="of:=SQRT(ABS([.$D$2]^2-[.B571]^2))" office:value-type="float" office:value="181.365680325689">
            <text:p>181.365680325689</text:p>
          </table:table-cell>
          <table:table-cell table:formula="of:=([.$C$10]-[.C571])*[.$B$4]" office:value-type="float" office:value="23476.237384949">
            <text:p>23476.237384949</text:p>
          </table:table-cell>
          <table:table-cell table:formula="of:=ROUND([.D571])" office:value-type="float" office:value="23476">
            <text:p>23476</text:p>
          </table:table-cell>
          <table:table-cell table:formula="of:=([.$C$8]-([.E571]*[.$C$4]))" office:value-type="float" office:value="181.365925">
            <text:p>181.365925</text:p>
          </table:table-cell>
          <table:table-cell table:formula="of:=SQRT(ABS([.$D$2]^2-[.F571]^2))" office:value-type="float" office:value="84.2994735979672">
            <text:p>84.2994735979672</text:p>
          </table:table-cell>
          <table:table-cell table:formula="of:=ABS([.B571]-[.G571])" office:value-type="float" office:value="0.000526402033131035">
            <text:p>0.000526402033131035</text:p>
          </table:table-cell>
        </table:table-row>
        <table:table-row table:style-name="ro2">
          <table:table-cell table:formula="of:=[.A571]+[.A$4]" office:value-type="float" office:value="168.900000000001">
            <text:p>168.900000000001</text:p>
          </table:table-cell>
          <table:table-cell table:formula="of:=[.A572]/2" office:value-type="float" office:value="84.4500000000003">
            <text:p>84.4500000000003</text:p>
          </table:table-cell>
          <table:table-cell table:formula="of:=SQRT(ABS([.$D$2]^2-[.B572]^2))" office:value-type="float" office:value="181.295883847372">
            <text:p>181.295883847372</text:p>
          </table:table-cell>
          <table:table-cell table:formula="of:=([.$C$10]-[.C572])*[.$B$4]" office:value-type="float" office:value="23564.1699560563">
            <text:p>23564.1699560563</text:p>
          </table:table-cell>
          <table:table-cell table:formula="of:=ROUND([.D572])" office:value-type="float" office:value="23564">
            <text:p>23564</text:p>
          </table:table-cell>
          <table:table-cell table:formula="of:=([.$C$8]-([.E572]*[.$C$4]))" office:value-type="float" office:value="181.296075">
            <text:p>181.296075</text:p>
          </table:table-cell>
          <table:table-cell table:formula="of:=SQRT(ABS([.$D$2]^2-[.F572]^2))" office:value-type="float" office:value="84.4495896354409">
            <text:p>84.4495896354409</text:p>
          </table:table-cell>
          <table:table-cell table:formula="of:=ABS([.B572]-[.G572])" office:value-type="float" office:value="0.000410364559414234">
            <text:p>0.000410364559414234</text:p>
          </table:table-cell>
        </table:table-row>
        <table:table-row table:style-name="ro2">
          <table:table-cell table:formula="of:=[.A572]+[.A$4]" office:value-type="float" office:value="169.200000000001">
            <text:p>169.200000000001</text:p>
          </table:table-cell>
          <table:table-cell table:formula="of:=[.A573]/2" office:value-type="float" office:value="84.6000000000003">
            <text:p>84.6000000000003</text:p>
          </table:table-cell>
          <table:table-cell table:formula="of:=SQRT(ABS([.$D$2]^2-[.B573]^2))" office:value-type="float" office:value="181.225936333627">
            <text:p>181.225936333627</text:p>
          </table:table-cell>
          <table:table-cell table:formula="of:=([.$C$10]-[.C573])*[.$B$4]" office:value-type="float" office:value="23652.2928080186">
            <text:p>23652.2928080186</text:p>
          </table:table-cell>
          <table:table-cell table:formula="of:=ROUND([.D573])" office:value-type="float" office:value="23652">
            <text:p>23652</text:p>
          </table:table-cell>
          <table:table-cell table:formula="of:=([.$C$8]-([.E573]*[.$C$4]))" office:value-type="float" office:value="181.226225">
            <text:p>181.226225</text:p>
          </table:table-cell>
          <table:table-cell table:formula="of:=SQRT(ABS([.$D$2]^2-[.F573]^2))" office:value-type="float" office:value="84.5993816304196">
            <text:p>84.5993816304196</text:p>
          </table:table-cell>
          <table:table-cell table:formula="of:=ABS([.B573]-[.G573])" office:value-type="float" office:value="0.000618369580735134">
            <text:p>0.000618369580735134</text:p>
          </table:table-cell>
        </table:table-row>
        <table:table-row table:style-name="ro2">
          <table:table-cell table:formula="of:=[.A573]+[.A$4]" office:value-type="float" office:value="169.500000000001">
            <text:p>169.500000000001</text:p>
          </table:table-cell>
          <table:table-cell table:formula="of:=[.A574]/2" office:value-type="float" office:value="84.7500000000004">
            <text:p>84.7500000000004</text:p>
          </table:table-cell>
          <table:table-cell table:formula="of:=SQRT(ABS([.$D$2]^2-[.B574]^2))" office:value-type="float" office:value="181.155837609501">
            <text:p>181.155837609501</text:p>
          </table:table-cell>
          <table:table-cell table:formula="of:=([.$C$10]-[.C574])*[.$B$4]" office:value-type="float" office:value="23740.6061612485">
            <text:p>23740.6061612485</text:p>
          </table:table-cell>
          <table:table-cell table:formula="of:=ROUND([.D574])" office:value-type="float" office:value="23741">
            <text:p>23741</text:p>
          </table:table-cell>
          <table:table-cell table:formula="of:=([.$C$8]-([.E574]*[.$C$4]))" office:value-type="float" office:value="181.15558125">
            <text:p>181.15558125</text:p>
          </table:table-cell>
          <table:table-cell table:formula="of:=SQRT(ABS([.$D$2]^2-[.F574]^2))" office:value-type="float" office:value="84.7505479744801">
            <text:p>84.7505479744801</text:p>
          </table:table-cell>
          <table:table-cell table:formula="of:=ABS([.B574]-[.G574])" office:value-type="float" office:value="0.000547974479715663">
            <text:p>0.000547974479715663</text:p>
          </table:table-cell>
        </table:table-row>
        <table:table-row table:style-name="ro2">
          <table:table-cell table:formula="of:=[.A574]+[.A$4]" office:value-type="float" office:value="169.800000000001">
            <text:p>169.800000000001</text:p>
          </table:table-cell>
          <table:table-cell table:formula="of:=[.A575]/2" office:value-type="float" office:value="84.9000000000004">
            <text:p>84.9000000000004</text:p>
          </table:table-cell>
          <table:table-cell table:formula="of:=SQRT(ABS([.$D$2]^2-[.B575]^2))" office:value-type="float" office:value="181.085587499392">
            <text:p>181.085587499392</text:p>
          </table:table-cell>
          <table:table-cell table:formula="of:=([.$C$10]-[.C575])*[.$B$4]" office:value-type="float" office:value="23829.1102369766">
            <text:p>23829.1102369766</text:p>
          </table:table-cell>
          <table:table-cell table:formula="of:=ROUND([.D575])" office:value-type="float" office:value="23829">
            <text:p>23829</text:p>
          </table:table-cell>
          <table:table-cell table:formula="of:=([.$C$8]-([.E575]*[.$C$4]))" office:value-type="float" office:value="181.08573125">
            <text:p>181.08573125</text:p>
          </table:table-cell>
          <table:table-cell table:formula="of:=SQRT(ABS([.$D$2]^2-[.F575]^2))" office:value-type="float" office:value="84.8996933896276">
            <text:p>84.8996933896276</text:p>
          </table:table-cell>
          <table:table-cell table:formula="of:=ABS([.B575]-[.G575])" office:value-type="float" office:value="0.000306610372803107">
            <text:p>0.000306610372803107</text:p>
          </table:table-cell>
        </table:table-row>
        <table:table-row table:style-name="ro2">
          <table:table-cell table:formula="of:=[.A575]+[.A$4]" office:value-type="float" office:value="170.100000000001">
            <text:p>170.100000000001</text:p>
          </table:table-cell>
          <table:table-cell table:formula="of:=[.A576]/2" office:value-type="float" office:value="85.0500000000004">
            <text:p>85.0500000000004</text:p>
          </table:table-cell>
          <table:table-cell table:formula="of:=SQRT(ABS([.$D$2]^2-[.B576]^2))" office:value-type="float" office:value="181.015185827046">
            <text:p>181.015185827046</text:p>
          </table:table-cell>
          <table:table-cell table:formula="of:=([.$C$10]-[.C576])*[.$B$4]" office:value-type="float" office:value="23917.8052572551">
            <text:p>23917.8052572551</text:p>
          </table:table-cell>
          <table:table-cell table:formula="of:=ROUND([.D576])" office:value-type="float" office:value="23918">
            <text:p>23918</text:p>
          </table:table-cell>
          <table:table-cell table:formula="of:=([.$C$8]-([.E576]*[.$C$4]))" office:value-type="float" office:value="181.0150875">
            <text:p>181.0150875</text:p>
          </table:table-cell>
          <table:table-cell table:formula="of:=SQRT(ABS([.$D$2]^2-[.F576]^2))" office:value-type="float" office:value="85.0502092729192">
            <text:p>85.0502092729192</text:p>
          </table:table-cell>
          <table:table-cell table:formula="of:=ABS([.B576]-[.G576])" office:value-type="float" office:value="0.000209272918795023">
            <text:p>0.000209272918795023</text:p>
          </table:table-cell>
        </table:table-row>
        <table:table-row table:style-name="ro2">
          <table:table-cell table:formula="of:=[.A576]+[.A$4]" office:value-type="float" office:value="170.400000000001">
            <text:p>170.400000000001</text:p>
          </table:table-cell>
          <table:table-cell table:formula="of:=[.A577]/2" office:value-type="float" office:value="85.2000000000004">
            <text:p>85.2000000000004</text:p>
          </table:table-cell>
          <table:table-cell table:formula="of:=SQRT(ABS([.$D$2]^2-[.B577]^2))" office:value-type="float" office:value="180.944632415554">
            <text:p>180.944632415554</text:p>
          </table:table-cell>
          <table:table-cell table:formula="of:=([.$C$10]-[.C577])*[.$B$4]" office:value-type="float" office:value="24006.6914449615">
            <text:p>24006.6914449615</text:p>
          </table:table-cell>
          <table:table-cell table:formula="of:=ROUND([.D577])" office:value-type="float" office:value="24007">
            <text:p>24007</text:p>
          </table:table-cell>
          <table:table-cell table:formula="of:=([.$C$8]-([.E577]*[.$C$4]))" office:value-type="float" office:value="180.94444375">
            <text:p>180.94444375</text:p>
          </table:table-cell>
          <table:table-cell table:formula="of:=SQRT(ABS([.$D$2]^2-[.F577]^2))" office:value-type="float" office:value="85.2004006798271">
            <text:p>85.2004006798271</text:p>
          </table:table-cell>
          <table:table-cell table:formula="of:=ABS([.B577]-[.G577])" office:value-type="float" office:value="0.000400679826739747">
            <text:p>0.000400679826739747</text:p>
          </table:table-cell>
        </table:table-row>
        <table:table-row table:style-name="ro2">
          <table:table-cell table:formula="of:=[.A577]+[.A$4]" office:value-type="float" office:value="170.700000000001">
            <text:p>170.700000000001</text:p>
          </table:table-cell>
          <table:table-cell table:formula="of:=[.A578]/2" office:value-type="float" office:value="85.3500000000004">
            <text:p>85.3500000000004</text:p>
          </table:table-cell>
          <table:table-cell table:formula="of:=SQRT(ABS([.$D$2]^2-[.B578]^2))" office:value-type="float" office:value="180.87392708735">
            <text:p>180.87392708735</text:p>
          </table:table-cell>
          <table:table-cell table:formula="of:=([.$C$10]-[.C578])*[.$B$4]" office:value-type="float" office:value="24095.7690238013">
            <text:p>24095.7690238013</text:p>
          </table:table-cell>
          <table:table-cell table:formula="of:=ROUND([.D578])" office:value-type="float" office:value="24096">
            <text:p>24096</text:p>
          </table:table-cell>
          <table:table-cell table:formula="of:=([.$C$8]-([.E578]*[.$C$4]))" office:value-type="float" office:value="180.8738">
            <text:p>180.8738</text:p>
          </table:table-cell>
          <table:table-cell table:formula="of:=SQRT(ABS([.$D$2]^2-[.F578]^2))" office:value-type="float" office:value="85.3502693233009">
            <text:p>85.3502693233009</text:p>
          </table:table-cell>
          <table:table-cell table:formula="of:=ABS([.B578]-[.G578])" office:value-type="float" office:value="0.000269323300543078">
            <text:p>0.000269323300543078</text:p>
          </table:table-cell>
        </table:table-row>
        <table:table-row table:style-name="ro2">
          <table:table-cell table:formula="of:=[.A578]+[.A$4]" office:value-type="float" office:value="171.000000000001">
            <text:p>171.000000000001</text:p>
          </table:table-cell>
          <table:table-cell table:formula="of:=[.A579]/2" office:value-type="float" office:value="85.5000000000004">
            <text:p>85.5000000000004</text:p>
          </table:table-cell>
          <table:table-cell table:formula="of:=SQRT(ABS([.$D$2]^2-[.B579]^2))" office:value-type="float" office:value="180.803069664207">
            <text:p>180.803069664207</text:p>
          </table:table-cell>
          <table:table-cell table:formula="of:=([.$C$10]-[.C579])*[.$B$4]" office:value-type="float" office:value="24185.0382183125">
            <text:p>24185.0382183125</text:p>
          </table:table-cell>
          <table:table-cell table:formula="of:=ROUND([.D579])" office:value-type="float" office:value="24185">
            <text:p>24185</text:p>
          </table:table-cell>
          <table:table-cell table:formula="of:=([.$C$8]-([.E579]*[.$C$4]))" office:value-type="float" office:value="180.80315625">
            <text:p>180.80315625</text:p>
          </table:table-cell>
          <table:table-cell table:formula="of:=SQRT(ABS([.$D$2]^2-[.F579]^2))" office:value-type="float" office:value="85.4998169006115">
            <text:p>85.4998169006115</text:p>
          </table:table-cell>
          <table:table-cell table:formula="of:=ABS([.B579]-[.G579])" office:value-type="float" office:value="0.000183099388934238">
            <text:p>0.000183099388934238</text:p>
          </table:table-cell>
        </table:table-row>
        <table:table-row table:style-name="ro2">
          <table:table-cell table:formula="of:=[.A579]+[.A$4]" office:value-type="float" office:value="171.300000000001">
            <text:p>171.300000000001</text:p>
          </table:table-cell>
          <table:table-cell table:formula="of:=[.A580]/2" office:value-type="float" office:value="85.6500000000004">
            <text:p>85.6500000000004</text:p>
          </table:table-cell>
          <table:table-cell table:formula="of:=SQRT(ABS([.$D$2]^2-[.B580]^2))" office:value-type="float" office:value="180.732059967234">
            <text:p>180.732059967234</text:p>
          </table:table-cell>
          <table:table-cell table:formula="of:=([.$C$10]-[.C580])*[.$B$4]" office:value-type="float" office:value="24274.4992538682">
            <text:p>24274.4992538682</text:p>
          </table:table-cell>
          <table:table-cell table:formula="of:=ROUND([.D580])" office:value-type="float" office:value="24274">
            <text:p>24274</text:p>
          </table:table-cell>
          <table:table-cell table:formula="of:=([.$C$8]-([.E580]*[.$C$4]))" office:value-type="float" office:value="180.7325125">
            <text:p>180.7325125</text:p>
          </table:table-cell>
          <table:table-cell table:formula="of:=SQRT(ABS([.$D$2]^2-[.F580]^2))" office:value-type="float" office:value="85.6490450935522">
            <text:p>85.6490450935522</text:p>
          </table:table-cell>
          <table:table-cell table:formula="of:=ABS([.B580]-[.G580])" office:value-type="float" office:value="0.000954906448185966">
            <text:p>0.000954906448185966</text:p>
          </table:table-cell>
        </table:table-row>
        <table:table-row table:style-name="ro2">
          <table:table-cell table:formula="of:=[.A580]+[.A$4]" office:value-type="float" office:value="171.600000000001">
            <text:p>171.600000000001</text:p>
          </table:table-cell>
          <table:table-cell table:formula="of:=[.A581]/2" office:value-type="float" office:value="85.8000000000004">
            <text:p>85.8000000000004</text:p>
          </table:table-cell>
          <table:table-cell table:formula="of:=SQRT(ABS([.$D$2]^2-[.B581]^2))" office:value-type="float" office:value="180.660897816877">
            <text:p>180.660897816877</text:p>
          </table:table-cell>
          <table:table-cell table:formula="of:=([.$C$10]-[.C581])*[.$B$4]" office:value-type="float" office:value="24364.1523566809">
            <text:p>24364.1523566809</text:p>
          </table:table-cell>
          <table:table-cell table:formula="of:=ROUND([.D581])" office:value-type="float" office:value="24364">
            <text:p>24364</text:p>
          </table:table-cell>
          <table:table-cell table:formula="of:=([.$C$8]-([.E581]*[.$C$4]))" office:value-type="float" office:value="180.661075">
            <text:p>180.661075</text:p>
          </table:table-cell>
          <table:table-cell table:formula="of:=SQRT(ABS([.$D$2]^2-[.F581]^2))" office:value-type="float" office:value="85.7996269213589">
            <text:p>85.7996269213589</text:p>
          </table:table-cell>
          <table:table-cell table:formula="of:=ABS([.B581]-[.G581])" office:value-type="float" office:value="0.000373078641516145">
            <text:p>0.000373078641516145</text:p>
          </table:table-cell>
        </table:table-row>
        <table:table-row table:style-name="ro2">
          <table:table-cell table:formula="of:=[.A581]+[.A$4]" office:value-type="float" office:value="171.900000000001">
            <text:p>171.900000000001</text:p>
          </table:table-cell>
          <table:table-cell table:formula="of:=[.A582]/2" office:value-type="float" office:value="85.9500000000004">
            <text:p>85.9500000000004</text:p>
          </table:table-cell>
          <table:table-cell table:formula="of:=SQRT(ABS([.$D$2]^2-[.B582]^2))" office:value-type="float" office:value="180.589583032909">
            <text:p>180.589583032909</text:p>
          </table:table-cell>
          <table:table-cell table:formula="of:=([.$C$10]-[.C582])*[.$B$4]" office:value-type="float" office:value="24453.9977538055">
            <text:p>24453.9977538055</text:p>
          </table:table-cell>
          <table:table-cell table:formula="of:=ROUND([.D582])" office:value-type="float" office:value="24454">
            <text:p>24454</text:p>
          </table:table-cell>
          <table:table-cell table:formula="of:=([.$C$8]-([.E582]*[.$C$4]))" office:value-type="float" office:value="180.5896375">
            <text:p>180.5896375</text:p>
          </table:table-cell>
          <table:table-cell table:formula="of:=SQRT(ABS([.$D$2]^2-[.F582]^2))" office:value-type="float" office:value="85.9498855590779">
            <text:p>85.9498855590779</text:p>
          </table:table-cell>
          <table:table-cell table:formula="of:=ABS([.B582]-[.G582])" office:value-type="float" office:value="0.000114440922502013">
            <text:p>0.000114440922502013</text:p>
          </table:table-cell>
        </table:table-row>
        <table:table-row table:style-name="ro2">
          <table:table-cell table:formula="of:=[.A582]+[.A$4]" office:value-type="float" office:value="172.200000000001">
            <text:p>172.200000000001</text:p>
          </table:table-cell>
          <table:table-cell table:formula="of:=[.A583]/2" office:value-type="float" office:value="86.1000000000004">
            <text:p>86.1000000000004</text:p>
          </table:table-cell>
          <table:table-cell table:formula="of:=SQRT(ABS([.$D$2]^2-[.B583]^2))" office:value-type="float" office:value="180.518115434435">
            <text:p>180.518115434435</text:p>
          </table:table-cell>
          <table:table-cell table:formula="of:=([.$C$10]-[.C583])*[.$B$4]" office:value-type="float" office:value="24544.035673143">
            <text:p>24544.035673143</text:p>
          </table:table-cell>
          <table:table-cell table:formula="of:=ROUND([.D583])" office:value-type="float" office:value="24544">
            <text:p>24544</text:p>
          </table:table-cell>
          <table:table-cell table:formula="of:=([.$C$8]-([.E583]*[.$C$4]))" office:value-type="float" office:value="180.5182">
            <text:p>180.5182</text:p>
          </table:table-cell>
          <table:table-cell table:formula="of:=SQRT(ABS([.$D$2]^2-[.F583]^2))" office:value-type="float" office:value="86.0998226987721">
            <text:p>86.0998226987721</text:p>
          </table:table-cell>
          <table:table-cell table:formula="of:=ABS([.B583]-[.G583])" office:value-type="float" office:value="0.00017730122826265">
            <text:p>0.00017730122826265</text:p>
          </table:table-cell>
        </table:table-row>
        <table:table-row table:style-name="ro2">
          <table:table-cell table:formula="of:=[.A583]+[.A$4]" office:value-type="float" office:value="172.500000000001">
            <text:p>172.500000000001</text:p>
          </table:table-cell>
          <table:table-cell table:formula="of:=[.A584]/2" office:value-type="float" office:value="86.2500000000004">
            <text:p>86.2500000000004</text:p>
          </table:table-cell>
          <table:table-cell table:formula="of:=SQRT(ABS([.$D$2]^2-[.B584]^2))" office:value-type="float" office:value="180.446494839883">
            <text:p>180.446494839883</text:p>
          </table:table-cell>
          <table:table-cell table:formula="of:=([.$C$10]-[.C584])*[.$B$4]" office:value-type="float" office:value="24634.2663434445">
            <text:p>24634.2663434445</text:p>
          </table:table-cell>
          <table:table-cell table:formula="of:=ROUND([.D584])" office:value-type="float" office:value="24634">
            <text:p>24634</text:p>
          </table:table-cell>
          <table:table-cell table:formula="of:=([.$C$8]-([.E584]*[.$C$4]))" office:value-type="float" office:value="180.4467625">
            <text:p>180.4467625</text:p>
          </table:table-cell>
          <table:table-cell table:formula="of:=SQRT(ABS([.$D$2]^2-[.F584]^2))" office:value-type="float" office:value="86.2494400171305">
            <text:p>86.2494400171305</text:p>
          </table:table-cell>
          <table:table-cell table:formula="of:=ABS([.B584]-[.G584])" office:value-type="float" office:value="0.000559982869916098">
            <text:p>0.000559982869916098</text:p>
          </table:table-cell>
        </table:table-row>
        <table:table-row table:style-name="ro2">
          <table:table-cell table:formula="of:=[.A584]+[.A$4]" office:value-type="float" office:value="172.800000000001">
            <text:p>172.800000000001</text:p>
          </table:table-cell>
          <table:table-cell table:formula="of:=[.A585]/2" office:value-type="float" office:value="86.4000000000004">
            <text:p>86.4000000000004</text:p>
          </table:table-cell>
          <table:table-cell table:formula="of:=SQRT(ABS([.$D$2]^2-[.B585]^2))" office:value-type="float" office:value="180.374721067005">
            <text:p>180.374721067005</text:p>
          </table:table-cell>
          <table:table-cell table:formula="of:=([.$C$10]-[.C585])*[.$B$4]" office:value-type="float" office:value="24724.6899943142">
            <text:p>24724.6899943142</text:p>
          </table:table-cell>
          <table:table-cell table:formula="of:=ROUND([.D585])" office:value-type="float" office:value="24725">
            <text:p>24725</text:p>
          </table:table-cell>
          <table:table-cell table:formula="of:=([.$C$8]-([.E585]*[.$C$4]))" office:value-type="float" office:value="180.37453125">
            <text:p>180.37453125</text:p>
          </table:table-cell>
          <table:table-cell table:formula="of:=SQRT(ABS([.$D$2]^2-[.F585]^2))" office:value-type="float" office:value="86.4003962742231">
            <text:p>86.4003962742231</text:p>
          </table:table-cell>
          <table:table-cell table:formula="of:=ABS([.B585]-[.G585])" office:value-type="float" office:value="0.000396274222637771">
            <text:p>0.000396274222637771</text:p>
          </table:table-cell>
        </table:table-row>
        <table:table-row table:style-name="ro2">
          <table:table-cell table:formula="of:=[.A585]+[.A$4]" office:value-type="float" office:value="173.100000000001">
            <text:p>173.100000000001</text:p>
          </table:table-cell>
          <table:table-cell table:formula="of:=[.A586]/2" office:value-type="float" office:value="86.5500000000004">
            <text:p>86.5500000000004</text:p>
          </table:table-cell>
          <table:table-cell table:formula="of:=SQRT(ABS([.$D$2]^2-[.B586]^2))" office:value-type="float" office:value="180.302793932873">
            <text:p>180.302793932873</text:p>
          </table:table-cell>
          <table:table-cell table:formula="of:=([.$C$10]-[.C586])*[.$B$4]" office:value-type="float" office:value="24815.3068562135">
            <text:p>24815.3068562135</text:p>
          </table:table-cell>
          <table:table-cell table:formula="of:=ROUND([.D586])" office:value-type="float" office:value="24815">
            <text:p>24815</text:p>
          </table:table-cell>
          <table:table-cell table:formula="of:=([.$C$8]-([.E586]*[.$C$4]))" office:value-type="float" office:value="180.30309375">
            <text:p>180.30309375</text:p>
          </table:table-cell>
          <table:table-cell table:formula="of:=SQRT(ABS([.$D$2]^2-[.F586]^2))" office:value-type="float" office:value="86.5493754118348">
            <text:p>86.5493754118348</text:p>
          </table:table-cell>
          <table:table-cell table:formula="of:=ABS([.B586]-[.G586])" office:value-type="float" office:value="0.000624588165678119">
            <text:p>0.000624588165678119</text:p>
          </table:table-cell>
        </table:table-row>
        <table:table-row table:style-name="ro2">
          <table:table-cell table:formula="of:=[.A586]+[.A$4]" office:value-type="float" office:value="173.400000000001">
            <text:p>173.400000000001</text:p>
          </table:table-cell>
          <table:table-cell table:formula="of:=[.A587]/2" office:value-type="float" office:value="86.7000000000004">
            <text:p>86.7000000000004</text:p>
          </table:table-cell>
          <table:table-cell table:formula="of:=SQRT(ABS([.$D$2]^2-[.B587]^2))" office:value-type="float" office:value="180.230713253873">
            <text:p>180.230713253873</text:p>
          </table:table-cell>
          <table:table-cell table:formula="of:=([.$C$10]-[.C587])*[.$B$4]" office:value-type="float" office:value="24906.1171604645">
            <text:p>24906.1171604645</text:p>
          </table:table-cell>
          <table:table-cell table:formula="of:=ROUND([.D587])" office:value-type="float" office:value="24906">
            <text:p>24906</text:p>
          </table:table-cell>
          <table:table-cell table:formula="of:=([.$C$8]-([.E587]*[.$C$4]))" office:value-type="float" office:value="180.2308625">
            <text:p>180.2308625</text:p>
          </table:table-cell>
          <table:table-cell table:formula="of:=SQRT(ABS([.$D$2]^2-[.F587]^2))" office:value-type="float" office:value="86.699689748615">
            <text:p>86.699689748615</text:p>
          </table:table-cell>
          <table:table-cell table:formula="of:=ABS([.B587]-[.G587])" office:value-type="float" office:value="0.00031025138545715">
            <text:p>0.00031025138545715</text:p>
          </table:table-cell>
        </table:table-row>
        <table:table-row table:style-name="ro2">
          <table:table-cell table:formula="of:=[.A587]+[.A$4]" office:value-type="float" office:value="173.700000000001">
            <text:p>173.700000000001</text:p>
          </table:table-cell>
          <table:table-cell table:formula="of:=[.A588]/2" office:value-type="float" office:value="86.8500000000004">
            <text:p>86.8500000000004</text:p>
          </table:table-cell>
          <table:table-cell table:formula="of:=SQRT(ABS([.$D$2]^2-[.B588]^2))" office:value-type="float" office:value="180.158478845709">
            <text:p>180.158478845709</text:p>
          </table:table-cell>
          <table:table-cell table:formula="of:=([.$C$10]-[.C588])*[.$B$4]" office:value-type="float" office:value="24997.1211392538">
            <text:p>24997.1211392538</text:p>
          </table:table-cell>
          <table:table-cell table:formula="of:=ROUND([.D588])" office:value-type="float" office:value="24997">
            <text:p>24997</text:p>
          </table:table-cell>
          <table:table-cell table:formula="of:=([.$C$8]-([.E588]*[.$C$4]))" office:value-type="float" office:value="180.15863125">
            <text:p>180.15863125</text:p>
          </table:table-cell>
          <table:table-cell table:formula="of:=SQRT(ABS([.$D$2]^2-[.F588]^2))" office:value-type="float" office:value="86.8496838573781">
            <text:p>86.8496838573781</text:p>
          </table:table-cell>
          <table:table-cell table:formula="of:=ABS([.B588]-[.G588])" office:value-type="float" office:value="0.000316142622295956">
            <text:p>0.000316142622295956</text:p>
          </table:table-cell>
        </table:table-row>
        <table:table-row table:style-name="ro2">
          <table:table-cell table:formula="of:=[.A588]+[.A$4]" office:value-type="float" office:value="174.000000000001">
            <text:p>174.000000000001</text:p>
          </table:table-cell>
          <table:table-cell table:formula="of:=[.A589]/2" office:value-type="float" office:value="87.0000000000004">
            <text:p>87.0000000000004</text:p>
          </table:table-cell>
          <table:table-cell table:formula="of:=SQRT(ABS([.$D$2]^2-[.B589]^2))" office:value-type="float" office:value="180.086090523394">
            <text:p>180.086090523394</text:p>
          </table:table-cell>
          <table:table-cell table:formula="of:=([.$C$10]-[.C589])*[.$B$4]" office:value-type="float" office:value="25088.3190256359">
            <text:p>25088.3190256359</text:p>
          </table:table-cell>
          <table:table-cell table:formula="of:=ROUND([.D589])" office:value-type="float" office:value="25088">
            <text:p>25088</text:p>
          </table:table-cell>
          <table:table-cell table:formula="of:=([.$C$8]-([.E589]*[.$C$4]))" office:value-type="float" office:value="180.0864">
            <text:p>180.0864</text:p>
          </table:table-cell>
          <table:table-cell table:formula="of:=SQRT(ABS([.$D$2]^2-[.F589]^2))" office:value-type="float" office:value="86.9993593944231">
            <text:p>86.9993593944231</text:p>
          </table:table-cell>
          <table:table-cell table:formula="of:=ABS([.B589]-[.G589])" office:value-type="float" office:value="0.000640605577302722">
            <text:p>0.000640605577302722</text:p>
          </table:table-cell>
        </table:table-row>
        <table:table-row table:style-name="ro2">
          <table:table-cell table:formula="of:=[.A589]+[.A$4]" office:value-type="float" office:value="174.300000000001">
            <text:p>174.300000000001</text:p>
          </table:table-cell>
          <table:table-cell table:formula="of:=[.A590]/2" office:value-type="float" office:value="87.1500000000004">
            <text:p>87.1500000000004</text:p>
          </table:table-cell>
          <table:table-cell table:formula="of:=SQRT(ABS([.$D$2]^2-[.B590]^2))" office:value-type="float" office:value="180.013548101247">
            <text:p>180.013548101247</text:p>
          </table:table-cell>
          <table:table-cell table:formula="of:=([.$C$10]-[.C590])*[.$B$4]" office:value-type="float" office:value="25179.7110535373">
            <text:p>25179.7110535373</text:p>
          </table:table-cell>
          <table:table-cell table:formula="of:=ROUND([.D590])" office:value-type="float" office:value="25180">
            <text:p>25180</text:p>
          </table:table-cell>
          <table:table-cell table:formula="of:=([.$C$8]-([.E590]*[.$C$4]))" office:value-type="float" office:value="180.013375">
            <text:p>180.013375</text:p>
          </table:table-cell>
          <table:table-cell table:formula="of:=SQRT(ABS([.$D$2]^2-[.F590]^2))" office:value-type="float" office:value="87.1503575500948">
            <text:p>87.1503575500948</text:p>
          </table:table-cell>
          <table:table-cell table:formula="of:=ABS([.B590]-[.G590])" office:value-type="float" office:value="0.000357550094406633">
            <text:p>0.000357550094406633</text:p>
          </table:table-cell>
        </table:table-row>
        <table:table-row table:style-name="ro2">
          <table:table-cell table:formula="of:=[.A590]+[.A$4]" office:value-type="float" office:value="174.600000000001">
            <text:p>174.600000000001</text:p>
          </table:table-cell>
          <table:table-cell table:formula="of:=[.A591]/2" office:value-type="float" office:value="87.3000000000005">
            <text:p>87.3000000000005</text:p>
          </table:table-cell>
          <table:table-cell table:formula="of:=SQRT(ABS([.$D$2]^2-[.B591]^2))" office:value-type="float" office:value="179.940851392895">
            <text:p>179.940851392895</text:p>
          </table:table-cell>
          <table:table-cell table:formula="of:=([.$C$10]-[.C591])*[.$B$4]" office:value-type="float" office:value="25271.2974577601">
            <text:p>25271.2974577601</text:p>
          </table:table-cell>
          <table:table-cell table:formula="of:=ROUND([.D591])" office:value-type="float" office:value="25271">
            <text:p>25271</text:p>
          </table:table-cell>
          <table:table-cell table:formula="of:=([.$C$8]-([.E591]*[.$C$4]))" office:value-type="float" office:value="179.94114375">
            <text:p>179.94114375</text:p>
          </table:table-cell>
          <table:table-cell table:formula="of:=SQRT(ABS([.$D$2]^2-[.F591]^2))" office:value-type="float" office:value="87.299397397358">
            <text:p>87.299397397358</text:p>
          </table:table-cell>
          <table:table-cell table:formula="of:=ABS([.B591]-[.G591])" office:value-type="float" office:value="0.000602602642473471">
            <text:p>0.000602602642473471</text:p>
          </table:table-cell>
        </table:table-row>
        <table:table-row table:style-name="ro2">
          <table:table-cell table:formula="of:=[.A591]+[.A$4]" office:value-type="float" office:value="174.900000000001">
            <text:p>174.900000000001</text:p>
          </table:table-cell>
          <table:table-cell table:formula="of:=[.A592]/2" office:value-type="float" office:value="87.4500000000005">
            <text:p>87.4500000000005</text:p>
          </table:table-cell>
          <table:table-cell table:formula="of:=SQRT(ABS([.$D$2]^2-[.B592]^2))" office:value-type="float" office:value="179.868000211266">
            <text:p>179.868000211266</text:p>
          </table:table-cell>
          <table:table-cell table:formula="of:=([.$C$10]-[.C592])*[.$B$4]" office:value-type="float" office:value="25363.0784739859">
            <text:p>25363.0784739859</text:p>
          </table:table-cell>
          <table:table-cell table:formula="of:=ROUND([.D592])" office:value-type="float" office:value="25363">
            <text:p>25363</text:p>
          </table:table-cell>
          <table:table-cell table:formula="of:=([.$C$8]-([.E592]*[.$C$4]))" office:value-type="float" office:value="179.86811875">
            <text:p>179.86811875</text:p>
          </table:table-cell>
          <table:table-cell table:formula="of:=SQRT(ABS([.$D$2]^2-[.F592]^2))" office:value-type="float" office:value="87.4497561879729">
            <text:p>87.4497561879729</text:p>
          </table:table-cell>
          <table:table-cell table:formula="of:=ABS([.B592]-[.G592])" office:value-type="float" office:value="0.000243812027605372">
            <text:p>0.000243812027605372</text:p>
          </table:table-cell>
        </table:table-row>
        <table:table-row table:style-name="ro2">
          <table:table-cell table:formula="of:=[.A592]+[.A$4]" office:value-type="float" office:value="175.200000000001">
            <text:p>175.200000000001</text:p>
          </table:table-cell>
          <table:table-cell table:formula="of:=[.A593]/2" office:value-type="float" office:value="87.6000000000005">
            <text:p>87.6000000000005</text:p>
          </table:table-cell>
          <table:table-cell table:formula="of:=SQRT(ABS([.$D$2]^2-[.B593]^2))" office:value-type="float" office:value="179.794994368586">
            <text:p>179.794994368586</text:p>
          </table:table-cell>
          <table:table-cell table:formula="of:=([.$C$10]-[.C593])*[.$B$4]" office:value-type="float" office:value="25455.0543387792">
            <text:p>25455.0543387792</text:p>
          </table:table-cell>
          <table:table-cell table:formula="of:=ROUND([.D593])" office:value-type="float" office:value="25455">
            <text:p>25455</text:p>
          </table:table-cell>
          <table:table-cell table:formula="of:=([.$C$8]-([.E593]*[.$C$4]))" office:value-type="float" office:value="179.79509375">
            <text:p>179.79509375</text:p>
          </table:table-cell>
          <table:table-cell table:formula="of:=SQRT(ABS([.$D$2]^2-[.F593]^2))" office:value-type="float" office:value="87.599796023899">
            <text:p>87.599796023899</text:p>
          </table:table-cell>
          <table:table-cell table:formula="of:=ABS([.B593]-[.G593])" office:value-type="float" office:value="0.000203976101488479">
            <text:p>0.000203976101488479</text:p>
          </table:table-cell>
        </table:table-row>
        <table:table-row table:style-name="ro2">
          <table:table-cell table:formula="of:=[.A593]+[.A$4]" office:value-type="float" office:value="175.500000000001">
            <text:p>175.500000000001</text:p>
          </table:table-cell>
          <table:table-cell table:formula="of:=[.A594]/2" office:value-type="float" office:value="87.7500000000005">
            <text:p>87.7500000000005</text:p>
          </table:table-cell>
          <table:table-cell table:formula="of:=SQRT(ABS([.$D$2]^2-[.B594]^2))" office:value-type="float" office:value="179.721833676379">
            <text:p>179.721833676379</text:p>
          </table:table-cell>
          <table:table-cell table:formula="of:=([.$C$10]-[.C594])*[.$B$4]" office:value-type="float" office:value="25547.2252895917">
            <text:p>25547.2252895917</text:p>
          </table:table-cell>
          <table:table-cell table:formula="of:=ROUND([.D594])" office:value-type="float" office:value="25547">
            <text:p>25547</text:p>
          </table:table-cell>
          <table:table-cell table:formula="of:=([.$C$8]-([.E594]*[.$C$4]))" office:value-type="float" office:value="179.72206875">
            <text:p>179.72206875</text:p>
          </table:table-cell>
          <table:table-cell table:formula="of:=SQRT(ABS([.$D$2]^2-[.F594]^2))" office:value-type="float" office:value="87.7495185412448">
            <text:p>87.7495185412448</text:p>
          </table:table-cell>
          <table:table-cell table:formula="of:=ABS([.B594]-[.G594])" office:value-type="float" office:value="0.00048145875562966">
            <text:p>0.00048145875562966</text:p>
          </table:table-cell>
        </table:table-row>
        <table:table-row table:style-name="ro2">
          <table:table-cell table:formula="of:=[.A594]+[.A$4]" office:value-type="float" office:value="175.800000000001">
            <text:p>175.800000000001</text:p>
          </table:table-cell>
          <table:table-cell table:formula="of:=[.A595]/2" office:value-type="float" office:value="87.9000000000005">
            <text:p>87.9000000000005</text:p>
          </table:table-cell>
          <table:table-cell table:formula="of:=SQRT(ABS([.$D$2]^2-[.B595]^2))" office:value-type="float" office:value="179.648517945459">
            <text:p>179.648517945459</text:p>
          </table:table-cell>
          <table:table-cell table:formula="of:=([.$C$10]-[.C595])*[.$B$4]" office:value-type="float" office:value="25639.5915647661">
            <text:p>25639.5915647661</text:p>
          </table:table-cell>
          <table:table-cell table:formula="of:=ROUND([.D595])" office:value-type="float" office:value="25640">
            <text:p>25640</text:p>
          </table:table-cell>
          <table:table-cell table:formula="of:=([.$C$8]-([.E595]*[.$C$4]))" office:value-type="float" office:value="179.64825">
            <text:p>179.64825</text:p>
          </table:table-cell>
          <table:table-cell table:formula="of:=SQRT(ABS([.$D$2]^2-[.F595]^2))" office:value-type="float" office:value="87.9005476202367">
            <text:p>87.9005476202367</text:p>
          </table:table-cell>
          <table:table-cell table:formula="of:=ABS([.B595]-[.G595])" office:value-type="float" office:value="0.000547620236233115">
            <text:p>0.000547620236233115</text:p>
          </table:table-cell>
        </table:table-row>
        <table:table-row table:style-name="ro2">
          <table:table-cell table:formula="of:=[.A595]+[.A$4]" office:value-type="float" office:value="176.100000000001">
            <text:p>176.100000000001</text:p>
          </table:table-cell>
          <table:table-cell table:formula="of:=[.A596]/2" office:value-type="float" office:value="88.0500000000005">
            <text:p>88.0500000000005</text:p>
          </table:table-cell>
          <table:table-cell table:formula="of:=SQRT(ABS([.$D$2]^2-[.B596]^2))" office:value-type="float" office:value="179.575046985933">
            <text:p>179.575046985933</text:p>
          </table:table-cell>
          <table:table-cell table:formula="of:=([.$C$10]-[.C596])*[.$B$4]" office:value-type="float" office:value="25732.1534035395">
            <text:p>25732.1534035395</text:p>
          </table:table-cell>
          <table:table-cell table:formula="of:=ROUND([.D596])" office:value-type="float" office:value="25732">
            <text:p>25732</text:p>
          </table:table-cell>
          <table:table-cell table:formula="of:=([.$C$8]-([.E596]*[.$C$4]))" office:value-type="float" office:value="179.575225">
            <text:p>179.575225</text:p>
          </table:table-cell>
          <table:table-cell table:formula="of:=SQRT(ABS([.$D$2]^2-[.F596]^2))" office:value-type="float" office:value="88.0496369453014">
            <text:p>88.0496369453014</text:p>
          </table:table-cell>
          <table:table-cell table:formula="of:=ABS([.B596]-[.G596])" office:value-type="float" office:value="0.000363054699107579">
            <text:p>0.000363054699107579</text:p>
          </table:table-cell>
        </table:table-row>
        <table:table-row table:style-name="ro2">
          <table:table-cell table:formula="of:=[.A596]+[.A$4]" office:value-type="float" office:value="176.400000000001">
            <text:p>176.400000000001</text:p>
          </table:table-cell>
          <table:table-cell table:formula="of:=[.A597]/2" office:value-type="float" office:value="88.2000000000005">
            <text:p>88.2000000000005</text:p>
          </table:table-cell>
          <table:table-cell table:formula="of:=SQRT(ABS([.$D$2]^2-[.B597]^2))" office:value-type="float" office:value="179.501420607192">
            <text:p>179.501420607192</text:p>
          </table:table-cell>
          <table:table-cell table:formula="of:=([.$C$10]-[.C597])*[.$B$4]" office:value-type="float" office:value="25824.9110460478">
            <text:p>25824.9110460478</text:p>
          </table:table-cell>
          <table:table-cell table:formula="of:=ROUND([.D597])" office:value-type="float" office:value="25825">
            <text:p>25825</text:p>
          </table:table-cell>
          <table:table-cell table:formula="of:=([.$C$8]-([.E597]*[.$C$4]))" office:value-type="float" office:value="179.50140625">
            <text:p>179.50140625</text:p>
          </table:table-cell>
          <table:table-cell table:formula="of:=SQRT(ABS([.$D$2]^2-[.F597]^2))" office:value-type="float" office:value="88.2000292192268">
            <text:p>88.2000292192268</text:p>
          </table:table-cell>
          <table:table-cell table:formula="of:=ABS([.B597]-[.G597])" office:value-type="float" office:value="0.0000292192263060542">
            <text:p>0.0000292192263060542</text:p>
          </table:table-cell>
        </table:table-row>
        <table:table-row table:style-name="ro2">
          <table:table-cell table:formula="of:=[.A597]+[.A$4]" office:value-type="float" office:value="176.700000000001">
            <text:p>176.700000000001</text:p>
          </table:table-cell>
          <table:table-cell table:formula="of:=[.A598]/2" office:value-type="float" office:value="88.3500000000005">
            <text:p>88.3500000000005</text:p>
          </table:table-cell>
          <table:table-cell table:formula="of:=SQRT(ABS([.$D$2]^2-[.B598]^2))" office:value-type="float" office:value="179.427638617912">
            <text:p>179.427638617912</text:p>
          </table:table-cell>
          <table:table-cell table:formula="of:=([.$C$10]-[.C598])*[.$B$4]" office:value-type="float" office:value="25917.8647333296">
            <text:p>25917.8647333296</text:p>
          </table:table-cell>
          <table:table-cell table:formula="of:=ROUND([.D598])" office:value-type="float" office:value="25918">
            <text:p>25918</text:p>
          </table:table-cell>
          <table:table-cell table:formula="of:=([.$C$8]-([.E598]*[.$C$4]))" office:value-type="float" office:value="179.4275875">
            <text:p>179.4275875</text:p>
          </table:table-cell>
          <table:table-cell table:formula="of:=SQRT(ABS([.$D$2]^2-[.F598]^2))" office:value-type="float" office:value="88.3501038139166">
            <text:p>88.3501038139166</text:p>
          </table:table-cell>
          <table:table-cell table:formula="of:=ABS([.B598]-[.G598])" office:value-type="float" office:value="0.000103813916098261">
            <text:p>0.000103813916098261</text:p>
          </table:table-cell>
        </table:table-row>
        <table:table-row table:style-name="ro2">
          <table:table-cell table:formula="of:=[.A598]+[.A$4]" office:value-type="float" office:value="177.000000000001">
            <text:p>177.000000000001</text:p>
          </table:table-cell>
          <table:table-cell table:formula="of:=[.A599]/2" office:value-type="float" office:value="88.5000000000005">
            <text:p>88.5000000000005</text:p>
          </table:table-cell>
          <table:table-cell table:formula="of:=SQRT(ABS([.$D$2]^2-[.B599]^2))" office:value-type="float" office:value="179.353700826049">
            <text:p>179.353700826049</text:p>
          </table:table-cell>
          <table:table-cell table:formula="of:=([.$C$10]-[.C599])*[.$B$4]" office:value-type="float" office:value="26011.0147073298">
            <text:p>26011.0147073298</text:p>
          </table:table-cell>
          <table:table-cell table:formula="of:=ROUND([.D599])" office:value-type="float" office:value="26011">
            <text:p>26011</text:p>
          </table:table-cell>
          <table:table-cell table:formula="of:=([.$C$8]-([.E599]*[.$C$4]))" office:value-type="float" office:value="179.35376875">
            <text:p>179.35376875</text:p>
          </table:table-cell>
          <table:table-cell table:formula="of:=SQRT(ABS([.$D$2]^2-[.F599]^2))" office:value-type="float" office:value="88.4998623454948">
            <text:p>88.4998623454948</text:p>
          </table:table-cell>
          <table:table-cell table:formula="of:=ABS([.B599]-[.G599])" office:value-type="float" office:value="0.000137654505735441">
            <text:p>0.000137654505735441</text:p>
          </table:table-cell>
        </table:table-row>
        <table:table-row table:style-name="ro2">
          <table:table-cell table:formula="of:=[.A599]+[.A$4]" office:value-type="float" office:value="177.300000000001">
            <text:p>177.300000000001</text:p>
          </table:table-cell>
          <table:table-cell table:formula="of:=[.A600]/2" office:value-type="float" office:value="88.6500000000005">
            <text:p>88.6500000000005</text:p>
          </table:table-cell>
          <table:table-cell table:formula="of:=SQRT(ABS([.$D$2]^2-[.B600]^2))" office:value-type="float" office:value="179.279607038837">
            <text:p>179.279607038837</text:p>
          </table:table-cell>
          <table:table-cell table:formula="of:=([.$C$10]-[.C600])*[.$B$4]" office:value-type="float" office:value="26104.3612109037">
            <text:p>26104.3612109037</text:p>
          </table:table-cell>
          <table:table-cell table:formula="of:=ROUND([.D600])" office:value-type="float" office:value="26104">
            <text:p>26104</text:p>
          </table:table-cell>
          <table:table-cell table:formula="of:=([.$C$8]-([.E600]*[.$C$4]))" office:value-type="float" office:value="179.27995">
            <text:p>179.27995</text:p>
          </table:table-cell>
          <table:table-cell table:formula="of:=SQRT(ABS([.$D$2]^2-[.F600]^2))" office:value-type="float" office:value="88.6493064157724">
            <text:p>88.6493064157724</text:p>
          </table:table-cell>
          <table:table-cell table:formula="of:=ABS([.B600]-[.G600])" office:value-type="float" office:value="0.000693584228102395">
            <text:p>0.000693584228102395</text:p>
          </table:table-cell>
        </table:table-row>
        <table:table-row table:style-name="ro2">
          <table:table-cell table:formula="of:=[.A600]+[.A$4]" office:value-type="float" office:value="177.600000000001">
            <text:p>177.600000000001</text:p>
          </table:table-cell>
          <table:table-cell table:formula="of:=[.A601]/2" office:value-type="float" office:value="88.8000000000005">
            <text:p>88.8000000000005</text:p>
          </table:table-cell>
          <table:table-cell table:formula="of:=SQRT(ABS([.$D$2]^2-[.B601]^2))" office:value-type="float" office:value="179.205357062784">
            <text:p>179.205357062784</text:p>
          </table:table-cell>
          <table:table-cell table:formula="of:=([.$C$10]-[.C601])*[.$B$4]" office:value-type="float" office:value="26197.9044878212">
            <text:p>26197.9044878212</text:p>
          </table:table-cell>
          <table:table-cell table:formula="of:=ROUND([.D601])" office:value-type="float" office:value="26198">
            <text:p>26198</text:p>
          </table:table-cell>
          <table:table-cell table:formula="of:=([.$C$8]-([.E601]*[.$C$4]))" office:value-type="float" office:value="179.2053375">
            <text:p>179.2053375</text:p>
          </table:table-cell>
          <table:table-cell table:formula="of:=SQRT(ABS([.$D$2]^2-[.F601]^2))" office:value-type="float" office:value="88.8000394792203">
            <text:p>88.8000394792203</text:p>
          </table:table-cell>
          <table:table-cell table:formula="of:=ABS([.B601]-[.G601])" office:value-type="float" office:value="0.0000394792198221694">
            <text:p>0.0000394792198221694</text:p>
          </table:table-cell>
        </table:table-row>
        <table:table-row table:style-name="ro2">
          <table:table-cell table:formula="of:=[.A601]+[.A$4]" office:value-type="float" office:value="177.900000000001">
            <text:p>177.900000000001</text:p>
          </table:table-cell>
          <table:table-cell table:formula="of:=[.A602]/2" office:value-type="float" office:value="88.9500000000005">
            <text:p>88.9500000000005</text:p>
          </table:table-cell>
          <table:table-cell table:formula="of:=SQRT(ABS([.$D$2]^2-[.B602]^2))" office:value-type="float" office:value="179.130950703668">
            <text:p>179.130950703668</text:p>
          </table:table-cell>
          <table:table-cell table:formula="of:=([.$C$10]-[.C602])*[.$B$4]" office:value-type="float" office:value="26291.6447827706">
            <text:p>26291.6447827706</text:p>
          </table:table-cell>
          <table:table-cell table:formula="of:=ROUND([.D602])" office:value-type="float" office:value="26292">
            <text:p>26292</text:p>
          </table:table-cell>
          <table:table-cell table:formula="of:=([.$C$8]-([.E602]*[.$C$4]))" office:value-type="float" office:value="179.130725">
            <text:p>179.130725</text:p>
          </table:table-cell>
          <table:table-cell table:formula="of:=SQRT(ABS([.$D$2]^2-[.F602]^2))" office:value-type="float" office:value="88.9504545293298">
            <text:p>88.9504545293298</text:p>
          </table:table-cell>
          <table:table-cell table:formula="of:=ABS([.B602]-[.G602])" office:value-type="float" office:value="0.000454529329289244">
            <text:p>0.000454529329289244</text:p>
          </table:table-cell>
        </table:table-row>
        <table:table-row table:style-name="ro2">
          <table:table-cell table:formula="of:=[.A602]+[.A$4]" office:value-type="float" office:value="178.200000000001">
            <text:p>178.200000000001</text:p>
          </table:table-cell>
          <table:table-cell table:formula="of:=[.A603]/2" office:value-type="float" office:value="89.1000000000005">
            <text:p>89.1000000000005</text:p>
          </table:table-cell>
          <table:table-cell table:formula="of:=SQRT(ABS([.$D$2]^2-[.B603]^2))" office:value-type="float" office:value="179.056387766535">
            <text:p>179.056387766535</text:p>
          </table:table-cell>
          <table:table-cell table:formula="of:=([.$C$10]-[.C603])*[.$B$4]" office:value-type="float" office:value="26385.5823413627">
            <text:p>26385.5823413627</text:p>
          </table:table-cell>
          <table:table-cell table:formula="of:=ROUND([.D603])" office:value-type="float" office:value="26386">
            <text:p>26386</text:p>
          </table:table-cell>
          <table:table-cell table:formula="of:=([.$C$8]-([.E603]*[.$C$4]))" office:value-type="float" office:value="179.0561125">
            <text:p>179.0561125</text:p>
          </table:table-cell>
          <table:table-cell table:formula="of:=SQRT(ABS([.$D$2]^2-[.F603]^2))" office:value-type="float" office:value="89.100553176663">
            <text:p>89.100553176663</text:p>
          </table:table-cell>
          <table:table-cell table:formula="of:=ABS([.B603]-[.G603])" office:value-type="float" office:value="0.000553176662421606">
            <text:p>0.000553176662421606</text:p>
          </table:table-cell>
        </table:table-row>
        <table:table-row table:style-name="ro2">
          <table:table-cell table:formula="of:=[.A603]+[.A$4]" office:value-type="float" office:value="178.500000000001">
            <text:p>178.500000000001</text:p>
          </table:table-cell>
          <table:table-cell table:formula="of:=[.A604]/2" office:value-type="float" office:value="89.2500000000005">
            <text:p>89.2500000000005</text:p>
          </table:table-cell>
          <table:table-cell table:formula="of:=SQRT(ABS([.$D$2]^2-[.B604]^2))" office:value-type="float" office:value="178.981668055698">
            <text:p>178.981668055698</text:p>
          </table:table-cell>
          <table:table-cell table:formula="of:=([.$C$10]-[.C604])*[.$B$4]" office:value-type="float" office:value="26479.7174101349">
            <text:p>26479.7174101349</text:p>
          </table:table-cell>
          <table:table-cell table:formula="of:=ROUND([.D604])" office:value-type="float" office:value="26480">
            <text:p>26480</text:p>
          </table:table-cell>
          <table:table-cell table:formula="of:=([.$C$8]-([.E604]*[.$C$4]))" office:value-type="float" office:value="178.9815">
            <text:p>178.9815</text:p>
          </table:table-cell>
          <table:table-cell table:formula="of:=SQRT(ABS([.$D$2]^2-[.F604]^2))" office:value-type="float" office:value="89.2503370175709">
            <text:p>89.2503370175709</text:p>
          </table:table-cell>
          <table:table-cell table:formula="of:=ABS([.B604]-[.G604])" office:value-type="float" office:value="0.000337017570416265">
            <text:p>0.000337017570416265</text:p>
          </table:table-cell>
        </table:table-row>
        <table:table-row table:style-name="ro2">
          <table:table-cell table:formula="of:=[.A604]+[.A$4]" office:value-type="float" office:value="178.800000000001">
            <text:p>178.800000000001</text:p>
          </table:table-cell>
          <table:table-cell table:formula="of:=[.A605]/2" office:value-type="float" office:value="89.4000000000005">
            <text:p>89.4000000000005</text:p>
          </table:table-cell>
          <table:table-cell table:formula="of:=SQRT(ABS([.$D$2]^2-[.B605]^2))" office:value-type="float" office:value="178.906791374726">
            <text:p>178.906791374726</text:p>
          </table:table-cell>
          <table:table-cell table:formula="of:=([.$C$10]-[.C605])*[.$B$4]" office:value-type="float" office:value="26574.0502365551">
            <text:p>26574.0502365551</text:p>
          </table:table-cell>
          <table:table-cell table:formula="of:=ROUND([.D605])" office:value-type="float" office:value="26574">
            <text:p>26574</text:p>
          </table:table-cell>
          <table:table-cell table:formula="of:=([.$C$8]-([.E605]*[.$C$4]))" office:value-type="float" office:value="178.9068875">
            <text:p>178.9068875</text:p>
          </table:table-cell>
          <table:table-cell table:formula="of:=SQRT(ABS([.$D$2]^2-[.F605]^2))" office:value-type="float" office:value="89.3998076343699">
            <text:p>89.3998076343699</text:p>
          </table:table-cell>
          <table:table-cell table:formula="of:=ABS([.B605]-[.G605])" office:value-type="float" office:value="0.000192365630653057">
            <text:p>0.000192365630653057</text:p>
          </table:table-cell>
        </table:table-row>
        <table:table-row table:style-name="ro2">
          <table:table-cell table:formula="of:=[.A605]+[.A$4]" office:value-type="float" office:value="179.100000000001">
            <text:p>179.100000000001</text:p>
          </table:table-cell>
          <table:table-cell table:formula="of:=[.A606]/2" office:value-type="float" office:value="89.5500000000005">
            <text:p>89.5500000000005</text:p>
          </table:table-cell>
          <table:table-cell table:formula="of:=SQRT(ABS([.$D$2]^2-[.B606]^2))" office:value-type="float" office:value="178.831757526453">
            <text:p>178.831757526453</text:p>
          </table:table-cell>
          <table:table-cell table:formula="of:=([.$C$10]-[.C606])*[.$B$4]" office:value-type="float" office:value="26668.5810690262">
            <text:p>26668.5810690262</text:p>
          </table:table-cell>
          <table:table-cell table:formula="of:=ROUND([.D606])" office:value-type="float" office:value="26669">
            <text:p>26669</text:p>
          </table:table-cell>
          <table:table-cell table:formula="of:=([.$C$8]-([.E606]*[.$C$4]))" office:value-type="float" office:value="178.83148125">
            <text:p>178.83148125</text:p>
          </table:table-cell>
          <table:table-cell table:formula="of:=SQRT(ABS([.$D$2]^2-[.F606]^2))" office:value-type="float" office:value="89.5505517232077">
            <text:p>89.5505517232077</text:p>
          </table:table-cell>
          <table:table-cell table:formula="of:=ABS([.B606]-[.G606])" office:value-type="float" office:value="0.000551723207180999">
            <text:p>0.000551723207180999</text:p>
          </table:table-cell>
        </table:table-row>
        <table:table-row table:style-name="ro2">
          <table:table-cell table:formula="of:=[.A606]+[.A$4]" office:value-type="float" office:value="179.400000000001">
            <text:p>179.400000000001</text:p>
          </table:table-cell>
          <table:table-cell table:formula="of:=[.A607]/2" office:value-type="float" office:value="89.7000000000005">
            <text:p>89.7000000000005</text:p>
          </table:table-cell>
          <table:table-cell table:formula="of:=SQRT(ABS([.$D$2]^2-[.B607]^2))" office:value-type="float" office:value="178.756566312961">
            <text:p>178.756566312961</text:p>
          </table:table-cell>
          <table:table-cell table:formula="of:=([.$C$10]-[.C607])*[.$B$4]" office:value-type="float" office:value="26763.31015689">
            <text:p>26763.31015689</text:p>
          </table:table-cell>
          <table:table-cell table:formula="of:=ROUND([.D607])" office:value-type="float" office:value="26763">
            <text:p>26763</text:p>
          </table:table-cell>
          <table:table-cell table:formula="of:=([.$C$8]-([.E607]*[.$C$4]))" office:value-type="float" office:value="178.75686875">
            <text:p>178.75686875</text:p>
          </table:table-cell>
          <table:table-cell table:formula="of:=SQRT(ABS([.$D$2]^2-[.F607]^2))" office:value-type="float" office:value="89.6993972928206">
            <text:p>89.6993972928206</text:p>
          </table:table-cell>
          <table:table-cell table:formula="of:=ABS([.B607]-[.G607])" office:value-type="float" office:value="0.00060270717990818">
            <text:p>0.00060270717990818</text:p>
          </table:table-cell>
        </table:table-row>
        <table:table-row table:style-name="ro2">
          <table:table-cell table:formula="of:=[.A607]+[.A$4]" office:value-type="float" office:value="179.700000000001">
            <text:p>179.700000000001</text:p>
          </table:table-cell>
          <table:table-cell table:formula="of:=[.A608]/2" office:value-type="float" office:value="89.8500000000005">
            <text:p>89.8500000000005</text:p>
          </table:table-cell>
          <table:table-cell table:formula="of:=SQRT(ABS([.$D$2]^2-[.B608]^2))" office:value-type="float" office:value="178.681217535587">
            <text:p>178.681217535587</text:p>
          </table:table-cell>
          <table:table-cell table:formula="of:=([.$C$10]-[.C608])*[.$B$4]" office:value-type="float" office:value="26858.2377504311">
            <text:p>26858.2377504311</text:p>
          </table:table-cell>
          <table:table-cell table:formula="of:=ROUND([.D608])" office:value-type="float" office:value="26858">
            <text:p>26858</text:p>
          </table:table-cell>
          <table:table-cell table:formula="of:=([.$C$8]-([.E608]*[.$C$4]))" office:value-type="float" office:value="178.6814625">
            <text:p>178.6814625</text:p>
          </table:table-cell>
          <table:table-cell table:formula="of:=SQRT(ABS([.$D$2]^2-[.F608]^2))" office:value-type="float" office:value="89.8495128470995">
            <text:p>89.8495128470995</text:p>
          </table:table-cell>
          <table:table-cell table:formula="of:=ABS([.B608]-[.G608])" office:value-type="float" office:value="0.00048715290110124">
            <text:p>0.00048715290110124</text:p>
          </table:table-cell>
        </table:table-row>
        <table:table-row table:style-name="ro2">
          <table:table-cell table:formula="of:=[.A608]+[.A$4]" office:value-type="float" office:value="180.000000000001">
            <text:p>180.000000000001</text:p>
          </table:table-cell>
          <table:table-cell table:formula="of:=[.A609]/2" office:value-type="float" office:value="90.0000000000006">
            <text:p>90.0000000000006</text:p>
          </table:table-cell>
          <table:table-cell table:formula="of:=SQRT(ABS([.$D$2]^2-[.B609]^2))" office:value-type="float" office:value="178.605710994917">
            <text:p>178.605710994917</text:p>
          </table:table-cell>
          <table:table-cell table:formula="of:=([.$C$10]-[.C609])*[.$B$4]" office:value-type="float" office:value="26953.3641008817">
            <text:p>26953.3641008817</text:p>
          </table:table-cell>
          <table:table-cell table:formula="of:=ROUND([.D609])" office:value-type="float" office:value="26953">
            <text:p>26953</text:p>
          </table:table-cell>
          <table:table-cell table:formula="of:=([.$C$8]-([.E609]*[.$C$4]))" office:value-type="float" office:value="178.60605625">
            <text:p>178.60605625</text:p>
          </table:table-cell>
          <table:table-cell table:formula="of:=SQRT(ABS([.$D$2]^2-[.F609]^2))" office:value-type="float" office:value="89.9993148352911">
            <text:p>89.9993148352911</text:p>
          </table:table-cell>
          <table:table-cell table:formula="of:=ABS([.B609]-[.G609])" office:value-type="float" office:value="0.000685164709508967">
            <text:p>0.000685164709508967</text:p>
          </table:table-cell>
        </table:table-row>
        <table:table-row table:style-name="ro2">
          <table:table-cell table:formula="of:=[.A609]+[.A$4]" office:value-type="float" office:value="180.300000000001">
            <text:p>180.300000000001</text:p>
          </table:table-cell>
          <table:table-cell table:formula="of:=[.A610]/2" office:value-type="float" office:value="90.1500000000006">
            <text:p>90.1500000000006</text:p>
          </table:table-cell>
          <table:table-cell table:formula="of:=SQRT(ABS([.$D$2]^2-[.B610]^2))" office:value-type="float" office:value="178.53004649078">
            <text:p>178.53004649078</text:p>
          </table:table-cell>
          <table:table-cell table:formula="of:=([.$C$10]-[.C610])*[.$B$4]" office:value-type="float" office:value="27048.6894604253">
            <text:p>27048.6894604253</text:p>
          </table:table-cell>
          <table:table-cell table:formula="of:=ROUND([.D610])" office:value-type="float" office:value="27049">
            <text:p>27049</text:p>
          </table:table-cell>
          <table:table-cell table:formula="of:=([.$C$8]-([.E610]*[.$C$4]))" office:value-type="float" office:value="178.52985625">
            <text:p>178.52985625</text:p>
          </table:table-cell>
          <table:table-cell table:formula="of:=SQRT(ABS([.$D$2]^2-[.F610]^2))" office:value-type="float" office:value="90.1503767454931">
            <text:p>90.1503767454931</text:p>
          </table:table-cell>
          <table:table-cell table:formula="of:=ABS([.B610]-[.G610])" office:value-type="float" office:value="0.000376745492516761">
            <text:p>0.000376745492516761</text:p>
          </table:table-cell>
        </table:table-row>
        <table:table-row table:style-name="ro2">
          <table:table-cell table:formula="of:=[.A610]+[.A$4]" office:value-type="float" office:value="180.600000000001">
            <text:p>180.600000000001</text:p>
          </table:table-cell>
          <table:table-cell table:formula="of:=[.A611]/2" office:value-type="float" office:value="90.3000000000006">
            <text:p>90.3000000000006</text:p>
          </table:table-cell>
          <table:table-cell table:formula="of:=SQRT(ABS([.$D$2]^2-[.B611]^2))" office:value-type="float" office:value="178.454223822245">
            <text:p>178.454223822245</text:p>
          </table:table-cell>
          <table:table-cell table:formula="of:=([.$C$10]-[.C611])*[.$B$4]" office:value-type="float" office:value="27144.2140822011">
            <text:p>27144.2140822011</text:p>
          </table:table-cell>
          <table:table-cell table:formula="of:=ROUND([.D611])" office:value-type="float" office:value="27144">
            <text:p>27144</text:p>
          </table:table-cell>
          <table:table-cell table:formula="of:=([.$C$8]-([.E611]*[.$C$4]))" office:value-type="float" office:value="178.45445">
            <text:p>178.45445</text:p>
          </table:table-cell>
          <table:table-cell table:formula="of:=SQRT(ABS([.$D$2]^2-[.F611]^2))" office:value-type="float" office:value="90.299553017706">
            <text:p>90.299553017706</text:p>
          </table:table-cell>
          <table:table-cell table:formula="of:=ABS([.B611]-[.G611])" office:value-type="float" office:value="0.000446982294576515">
            <text:p>0.000446982294576515</text:p>
          </table:table-cell>
        </table:table-row>
        <table:table-row table:style-name="ro2">
          <table:table-cell table:formula="of:=[.A611]+[.A$4]" office:value-type="float" office:value="180.900000000001">
            <text:p>180.900000000001</text:p>
          </table:table-cell>
          <table:table-cell table:formula="of:=[.A612]/2" office:value-type="float" office:value="90.4500000000006">
            <text:p>90.4500000000006</text:p>
          </table:table-cell>
          <table:table-cell table:formula="of:=SQRT(ABS([.$D$2]^2-[.B612]^2))" office:value-type="float" office:value="178.378242787622">
            <text:p>178.378242787622</text:p>
          </table:table-cell>
          <table:table-cell table:formula="of:=([.$C$10]-[.C612])*[.$B$4]" office:value-type="float" office:value="27239.9382203085">
            <text:p>27239.9382203085</text:p>
          </table:table-cell>
          <table:table-cell table:formula="of:=ROUND([.D612])" office:value-type="float" office:value="27240">
            <text:p>27240</text:p>
          </table:table-cell>
          <table:table-cell table:formula="of:=([.$C$8]-([.E612]*[.$C$4]))" office:value-type="float" office:value="178.37825">
            <text:p>178.37825</text:p>
          </table:table-cell>
          <table:table-cell table:formula="of:=SQRT(ABS([.$D$2]^2-[.F612]^2))" office:value-type="float" office:value="90.4499857763256">
            <text:p>90.4499857763256</text:p>
          </table:table-cell>
          <table:table-cell table:formula="of:=ABS([.B612]-[.G612])" office:value-type="float" office:value="0.0000142236750093616">
            <text:p>0.0000142236750093616</text:p>
          </table:table-cell>
        </table:table-row>
        <table:table-row table:style-name="ro2">
          <table:table-cell table:formula="of:=[.A612]+[.A$4]" office:value-type="float" office:value="181.200000000001">
            <text:p>181.200000000001</text:p>
          </table:table-cell>
          <table:table-cell table:formula="of:=[.A613]/2" office:value-type="float" office:value="90.6000000000006">
            <text:p>90.6000000000006</text:p>
          </table:table-cell>
          <table:table-cell table:formula="of:=SQRT(ABS([.$D$2]^2-[.B613]^2))" office:value-type="float" office:value="178.302103184455">
            <text:p>178.302103184455</text:p>
          </table:table-cell>
          <table:table-cell table:formula="of:=([.$C$10]-[.C613])*[.$B$4]" office:value-type="float" office:value="27335.862129811">
            <text:p>27335.862129811</text:p>
          </table:table-cell>
          <table:table-cell table:formula="of:=ROUND([.D613])" office:value-type="float" office:value="27336">
            <text:p>27336</text:p>
          </table:table-cell>
          <table:table-cell table:formula="of:=([.$C$8]-([.E613]*[.$C$4]))" office:value-type="float" office:value="178.30205">
            <text:p>178.30205</text:p>
          </table:table-cell>
          <table:table-cell table:formula="of:=SQRT(ABS([.$D$2]^2-[.F613]^2))" office:value-type="float" office:value="90.6001046676962">
            <text:p>90.6001046676962</text:p>
          </table:table-cell>
          <table:table-cell table:formula="of:=ABS([.B613]-[.G613])" office:value-type="float" office:value="0.000104667695566718">
            <text:p>0.000104667695566718</text:p>
          </table:table-cell>
        </table:table-row>
        <table:table-row table:style-name="ro2">
          <table:table-cell table:formula="of:=[.A613]+[.A$4]" office:value-type="float" office:value="181.500000000001">
            <text:p>181.500000000001</text:p>
          </table:table-cell>
          <table:table-cell table:formula="of:=[.A614]/2" office:value-type="float" office:value="90.7500000000006">
            <text:p>90.7500000000006</text:p>
          </table:table-cell>
          <table:table-cell table:formula="of:=SQRT(ABS([.$D$2]^2-[.B614]^2))" office:value-type="float" office:value="178.225804809517">
            <text:p>178.225804809517</text:p>
          </table:table-cell>
          <table:table-cell table:formula="of:=([.$C$10]-[.C614])*[.$B$4]" office:value-type="float" office:value="27431.9860667409">
            <text:p>27431.9860667409</text:p>
          </table:table-cell>
          <table:table-cell table:formula="of:=ROUND([.D614])" office:value-type="float" office:value="27432">
            <text:p>27432</text:p>
          </table:table-cell>
          <table:table-cell table:formula="of:=([.$C$8]-([.E614]*[.$C$4]))" office:value-type="float" office:value="178.22585">
            <text:p>178.22585</text:p>
          </table:table-cell>
          <table:table-cell table:formula="of:=SQRT(ABS([.$D$2]^2-[.F614]^2))" office:value-type="float" office:value="90.7499112494194">
            <text:p>90.7499112494194</text:p>
          </table:table-cell>
          <table:table-cell table:formula="of:=ABS([.B614]-[.G614])" office:value-type="float" office:value="0.0000887505811846268">
            <text:p>0.0000887505811846268</text:p>
          </table:table-cell>
        </table:table-row>
        <table:table-row table:style-name="ro2">
          <table:table-cell table:formula="of:=[.A614]+[.A$4]" office:value-type="float" office:value="181.800000000001">
            <text:p>181.800000000001</text:p>
          </table:table-cell>
          <table:table-cell table:formula="of:=[.A615]/2" office:value-type="float" office:value="90.9000000000006">
            <text:p>90.9000000000006</text:p>
          </table:table-cell>
          <table:table-cell table:formula="of:=SQRT(ABS([.$D$2]^2-[.B615]^2))" office:value-type="float" office:value="178.14934745881">
            <text:p>178.14934745881</text:p>
          </table:table-cell>
          <table:table-cell table:formula="of:=([.$C$10]-[.C615])*[.$B$4]" office:value-type="float" office:value="27528.3102881032">
            <text:p>27528.3102881032</text:p>
          </table:table-cell>
          <table:table-cell table:formula="of:=ROUND([.D615])" office:value-type="float" office:value="27528">
            <text:p>27528</text:p>
          </table:table-cell>
          <table:table-cell table:formula="of:=([.$C$8]-([.E615]*[.$C$4]))" office:value-type="float" office:value="178.14965">
            <text:p>178.14965</text:p>
          </table:table-cell>
          <table:table-cell table:formula="of:=SQRT(ABS([.$D$2]^2-[.F615]^2))" office:value-type="float" office:value="90.8994070655992">
            <text:p>90.8994070655992</text:p>
          </table:table-cell>
          <table:table-cell table:formula="of:=ABS([.B615]-[.G615])" office:value-type="float" office:value="0.000592934401439038">
            <text:p>0.000592934401439038</text:p>
          </table:table-cell>
        </table:table-row>
        <table:table-row table:style-name="ro2">
          <table:table-cell table:formula="of:=[.A615]+[.A$4]" office:value-type="float" office:value="182.100000000001">
            <text:p>182.100000000001</text:p>
          </table:table-cell>
          <table:table-cell table:formula="of:=[.A616]/2" office:value-type="float" office:value="91.0500000000006">
            <text:p>91.0500000000006</text:p>
          </table:table-cell>
          <table:table-cell table:formula="of:=SQRT(ABS([.$D$2]^2-[.B616]^2))" office:value-type="float" office:value="178.072730927562">
            <text:p>178.072730927562</text:p>
          </table:table-cell>
          <table:table-cell table:formula="of:=([.$C$10]-[.C616])*[.$B$4]" office:value-type="float" office:value="27624.8350518805">
            <text:p>27624.8350518805</text:p>
          </table:table-cell>
          <table:table-cell table:formula="of:=ROUND([.D616])" office:value-type="float" office:value="27625">
            <text:p>27625</text:p>
          </table:table-cell>
          <table:table-cell table:formula="of:=([.$C$8]-([.E616]*[.$C$4]))" office:value-type="float" office:value="178.07265625">
            <text:p>178.07265625</text:p>
          </table:table-cell>
          <table:table-cell table:formula="of:=SQRT(ABS([.$D$2]^2-[.F616]^2))" office:value-type="float" office:value="91.0501460518836">
            <text:p>91.0501460518836</text:p>
          </table:table-cell>
          <table:table-cell table:formula="of:=ABS([.B616]-[.G616])" office:value-type="float" office:value="0.000146051883021414">
            <text:p>0.000146051883021414</text:p>
          </table:table-cell>
        </table:table-row>
        <table:table-row table:style-name="ro2">
          <table:table-cell table:formula="of:=[.A616]+[.A$4]" office:value-type="float" office:value="182.400000000001">
            <text:p>182.400000000001</text:p>
          </table:table-cell>
          <table:table-cell table:formula="of:=[.A617]/2" office:value-type="float" office:value="91.2000000000006">
            <text:p>91.2000000000006</text:p>
          </table:table-cell>
          <table:table-cell table:formula="of:=SQRT(ABS([.$D$2]^2-[.B617]^2))" office:value-type="float" office:value="177.995955010219">
            <text:p>177.995955010219</text:p>
          </table:table-cell>
          <table:table-cell table:formula="of:=([.$C$10]-[.C617])*[.$B$4]" office:value-type="float" office:value="27721.560617037">
            <text:p>27721.560617037</text:p>
          </table:table-cell>
          <table:table-cell table:formula="of:=ROUND([.D617])" office:value-type="float" office:value="27722">
            <text:p>27722</text:p>
          </table:table-cell>
          <table:table-cell table:formula="of:=([.$C$8]-([.E617]*[.$C$4]))" office:value-type="float" office:value="177.9956625">
            <text:p>177.9956625</text:p>
          </table:table-cell>
          <table:table-cell table:formula="of:=SQRT(ABS([.$D$2]^2-[.F617]^2))" office:value-type="float" office:value="91.2005708928738">
            <text:p>91.2005708928738</text:p>
          </table:table-cell>
          <table:table-cell table:formula="of:=ABS([.B617]-[.G617])" office:value-type="float" office:value="0.000570892873156481">
            <text:p>0.000570892873156481</text:p>
          </table:table-cell>
        </table:table-row>
        <table:table-row table:style-name="ro2">
          <table:table-cell table:formula="of:=[.A617]+[.A$4]" office:value-type="float" office:value="182.700000000001">
            <text:p>182.700000000001</text:p>
          </table:table-cell>
          <table:table-cell table:formula="of:=[.A618]/2" office:value-type="float" office:value="91.3500000000006">
            <text:p>91.3500000000006</text:p>
          </table:table-cell>
          <table:table-cell table:formula="of:=SQRT(ABS([.$D$2]^2-[.B618]^2))" office:value-type="float" office:value="177.919019500445">
            <text:p>177.919019500445</text:p>
          </table:table-cell>
          <table:table-cell table:formula="of:=([.$C$10]-[.C618])*[.$B$4]" office:value-type="float" office:value="27818.4872435233">
            <text:p>27818.4872435233</text:p>
          </table:table-cell>
          <table:table-cell table:formula="of:=ROUND([.D618])" office:value-type="float" office:value="27818">
            <text:p>27818</text:p>
          </table:table-cell>
          <table:table-cell table:formula="of:=([.$C$8]-([.E618]*[.$C$4]))" office:value-type="float" office:value="177.9194625">
            <text:p>177.9194625</text:p>
          </table:table-cell>
          <table:table-cell table:formula="of:=SQRT(ABS([.$D$2]^2-[.F618]^2))" office:value-type="float" office:value="91.3491371809887">
            <text:p>91.3491371809887</text:p>
          </table:table-cell>
          <table:table-cell table:formula="of:=ABS([.B618]-[.G618])" office:value-type="float" office:value="0.000862819011899774">
            <text:p>0.000862819011899774</text:p>
          </table:table-cell>
        </table:table-row>
        <table:table-row table:style-name="ro2">
          <table:table-cell table:formula="of:=[.A618]+[.A$4]" office:value-type="float" office:value="183.000000000001">
            <text:p>183.000000000001</text:p>
          </table:table-cell>
          <table:table-cell table:formula="of:=[.A619]/2" office:value-type="float" office:value="91.5000000000006">
            <text:p>91.5000000000006</text:p>
          </table:table-cell>
          <table:table-cell table:formula="of:=SQRT(ABS([.$D$2]^2-[.B619]^2))" office:value-type="float" office:value="177.841924191119">
            <text:p>177.841924191119</text:p>
          </table:table-cell>
          <table:table-cell table:formula="of:=([.$C$10]-[.C619])*[.$B$4]" office:value-type="float" office:value="27915.6151922805">
            <text:p>27915.6151922805</text:p>
          </table:table-cell>
          <table:table-cell table:formula="of:=ROUND([.D619])" office:value-type="float" office:value="27916">
            <text:p>27916</text:p>
          </table:table-cell>
          <table:table-cell table:formula="of:=([.$C$8]-([.E619]*[.$C$4]))" office:value-type="float" office:value="177.841675">
            <text:p>177.841675</text:p>
          </table:table-cell>
          <table:table-cell table:formula="of:=SQRT(ABS([.$D$2]^2-[.F619]^2))" office:value-type="float" office:value="91.5004843331136">
            <text:p>91.5004843331136</text:p>
          </table:table-cell>
          <table:table-cell table:formula="of:=ABS([.B619]-[.G619])" office:value-type="float" office:value="0.000484333113021762">
            <text:p>0.000484333113021762</text:p>
          </table:table-cell>
        </table:table-row>
        <table:table-row table:style-name="ro2">
          <table:table-cell table:formula="of:=[.A619]+[.A$4]" office:value-type="float" office:value="183.300000000001">
            <text:p>183.300000000001</text:p>
          </table:table-cell>
          <table:table-cell table:formula="of:=[.A620]/2" office:value-type="float" office:value="91.6500000000006">
            <text:p>91.6500000000006</text:p>
          </table:table-cell>
          <table:table-cell table:formula="of:=SQRT(ABS([.$D$2]^2-[.B620]^2))" office:value-type="float" office:value="177.764668874329">
            <text:p>177.764668874329</text:p>
          </table:table-cell>
          <table:table-cell table:formula="of:=([.$C$10]-[.C620])*[.$B$4]" office:value-type="float" office:value="28012.9447252447">
            <text:p>28012.9447252447</text:p>
          </table:table-cell>
          <table:table-cell table:formula="of:=ROUND([.D620])" office:value-type="float" office:value="28013">
            <text:p>28013</text:p>
          </table:table-cell>
          <table:table-cell table:formula="of:=([.$C$8]-([.E620]*[.$C$4]))" office:value-type="float" office:value="177.76468125">
            <text:p>177.76468125</text:p>
          </table:table-cell>
          <table:table-cell table:formula="of:=SQRT(ABS([.$D$2]^2-[.F620]^2))" office:value-type="float" office:value="91.6499759961011">
            <text:p>91.6499759961011</text:p>
          </table:table-cell>
          <table:table-cell table:formula="of:=ABS([.B620]-[.G620])" office:value-type="float" office:value="0.0000240038995542591">
            <text:p>0.0000240038995542591</text:p>
          </table:table-cell>
        </table:table-row>
        <table:table-row table:style-name="ro2">
          <table:table-cell table:formula="of:=[.A620]+[.A$4]" office:value-type="float" office:value="183.600000000001">
            <text:p>183.600000000001</text:p>
          </table:table-cell>
          <table:table-cell table:formula="of:=[.A621]/2" office:value-type="float" office:value="91.8000000000006">
            <text:p>91.8000000000006</text:p>
          </table:table-cell>
          <table:table-cell table:formula="of:=SQRT(ABS([.$D$2]^2-[.B621]^2))" office:value-type="float" office:value="177.687253341369">
            <text:p>177.687253341369</text:p>
          </table:table-cell>
          <table:table-cell table:formula="of:=([.$C$10]-[.C621])*[.$B$4]" office:value-type="float" office:value="28110.4761053518">
            <text:p>28110.4761053518</text:p>
          </table:table-cell>
          <table:table-cell table:formula="of:=ROUND([.D621])" office:value-type="float" office:value="28110">
            <text:p>28110</text:p>
          </table:table-cell>
          <table:table-cell table:formula="of:=([.$C$8]-([.E621]*[.$C$4]))" office:value-type="float" office:value="177.6876875">
            <text:p>177.6876875</text:p>
          </table:table-cell>
          <table:table-cell table:formula="of:=SQRT(ABS([.$D$2]^2-[.F621]^2))" office:value-type="float" office:value="91.7991596415912">
            <text:p>91.7991596415912</text:p>
          </table:table-cell>
          <table:table-cell table:formula="of:=ABS([.B621]-[.G621])" office:value-type="float" office:value="0.000840358409448072">
            <text:p>0.000840358409448072</text:p>
          </table:table-cell>
        </table:table-row>
        <table:table-row table:style-name="ro2">
          <table:table-cell table:formula="of:=[.A621]+[.A$4]" office:value-type="float" office:value="183.900000000001">
            <text:p>183.900000000001</text:p>
          </table:table-cell>
          <table:table-cell table:formula="of:=[.A622]/2" office:value-type="float" office:value="91.9500000000006">
            <text:p>91.9500000000006</text:p>
          </table:table-cell>
          <table:table-cell table:formula="of:=SQRT(ABS([.$D$2]^2-[.B622]^2))" office:value-type="float" office:value="177.609677382737">
            <text:p>177.609677382737</text:p>
          </table:table-cell>
          <table:table-cell table:formula="of:=([.$C$10]-[.C622])*[.$B$4]" office:value-type="float" office:value="28208.209596542">
            <text:p>28208.209596542</text:p>
          </table:table-cell>
          <table:table-cell table:formula="of:=ROUND([.D622])" office:value-type="float" office:value="28208">
            <text:p>28208</text:p>
          </table:table-cell>
          <table:table-cell table:formula="of:=([.$C$8]-([.E622]*[.$C$4]))" office:value-type="float" office:value="177.6099">
            <text:p>177.6099</text:p>
          </table:table-cell>
          <table:table-cell table:formula="of:=SQRT(ABS([.$D$2]^2-[.F622]^2))" office:value-type="float" office:value="91.9495699935024">
            <text:p>91.9495699935024</text:p>
          </table:table-cell>
          <table:table-cell table:formula="of:=ABS([.B622]-[.G622])" office:value-type="float" office:value="0.000430006498234548">
            <text:p>0.000430006498234548</text:p>
          </table:table-cell>
        </table:table-row>
        <table:table-row table:style-name="ro2">
          <table:table-cell table:formula="of:=[.A622]+[.A$4]" office:value-type="float" office:value="184.200000000001">
            <text:p>184.200000000001</text:p>
          </table:table-cell>
          <table:table-cell table:formula="of:=[.A623]/2" office:value-type="float" office:value="92.1000000000006">
            <text:p>92.1000000000006</text:p>
          </table:table-cell>
          <table:table-cell table:formula="of:=SQRT(ABS([.$D$2]^2-[.B623]^2))" office:value-type="float" office:value="177.531940788129">
            <text:p>177.531940788129</text:p>
          </table:table-cell>
          <table:table-cell table:formula="of:=([.$C$10]-[.C623])*[.$B$4]" office:value-type="float" office:value="28306.145463764">
            <text:p>28306.145463764</text:p>
          </table:table-cell>
          <table:table-cell table:formula="of:=ROUND([.D623])" office:value-type="float" office:value="28306">
            <text:p>28306</text:p>
          </table:table-cell>
          <table:table-cell table:formula="of:=([.$C$8]-([.E623]*[.$C$4]))" office:value-type="float" office:value="177.5321125">
            <text:p>177.5321125</text:p>
          </table:table-cell>
          <table:table-cell table:formula="of:=SQRT(ABS([.$D$2]^2-[.F623]^2))" office:value-type="float" office:value="92.0996690074798">
            <text:p>92.0996690074798</text:p>
          </table:table-cell>
          <table:table-cell table:formula="of:=ABS([.B623]-[.G623])" office:value-type="float" office:value="0.000330992520801487">
            <text:p>0.000330992520801487</text:p>
          </table:table-cell>
        </table:table-row>
        <table:table-row table:style-name="ro2">
          <table:table-cell table:formula="of:=[.A623]+[.A$4]" office:value-type="float" office:value="184.500000000001">
            <text:p>184.500000000001</text:p>
          </table:table-cell>
          <table:table-cell table:formula="of:=[.A624]/2" office:value-type="float" office:value="92.2500000000006">
            <text:p>92.2500000000006</text:p>
          </table:table-cell>
          <table:table-cell table:formula="of:=SQRT(ABS([.$D$2]^2-[.B624]^2))" office:value-type="float" office:value="177.454043346439">
            <text:p>177.454043346439</text:p>
          </table:table-cell>
          <table:table-cell table:formula="of:=([.$C$10]-[.C624])*[.$B$4]" office:value-type="float" office:value="28404.2839729802">
            <text:p>28404.2839729802</text:p>
          </table:table-cell>
          <table:table-cell table:formula="of:=ROUND([.D624])" office:value-type="float" office:value="28404">
            <text:p>28404</text:p>
          </table:table-cell>
          <table:table-cell table:formula="of:=([.$C$8]-([.E624]*[.$C$4]))" office:value-type="float" office:value="177.454325">
            <text:p>177.454325</text:p>
          </table:table-cell>
          <table:table-cell table:formula="of:=SQRT(ABS([.$D$2]^2-[.F624]^2))" office:value-type="float" office:value="92.2494582032565">
            <text:p>92.2494582032565</text:p>
          </table:table-cell>
          <table:table-cell table:formula="of:=ABS([.B624]-[.G624])" office:value-type="float" office:value="0.000541796744130352">
            <text:p>0.000541796744130352</text:p>
          </table:table-cell>
        </table:table-row>
        <table:table-row table:style-name="ro2">
          <table:table-cell table:formula="of:=[.A624]+[.A$4]" office:value-type="float" office:value="184.800000000001">
            <text:p>184.800000000001</text:p>
          </table:table-cell>
          <table:table-cell table:formula="of:=[.A625]/2" office:value-type="float" office:value="92.4000000000006">
            <text:p>92.4000000000006</text:p>
          </table:table-cell>
          <table:table-cell table:formula="of:=SQRT(ABS([.$D$2]^2-[.B625]^2))" office:value-type="float" office:value="177.37598484575">
            <text:p>177.37598484575</text:p>
          </table:table-cell>
          <table:table-cell table:formula="of:=([.$C$10]-[.C625])*[.$B$4]" office:value-type="float" office:value="28502.6253911706">
            <text:p>28502.6253911706</text:p>
          </table:table-cell>
          <table:table-cell table:formula="of:=ROUND([.D625])" office:value-type="float" office:value="28503">
            <text:p>28503</text:p>
          </table:table-cell>
          <table:table-cell table:formula="of:=([.$C$8]-([.E625]*[.$C$4]))" office:value-type="float" office:value="177.37574375">
            <text:p>177.37574375</text:p>
          </table:table-cell>
          <table:table-cell table:formula="of:=SQRT(ABS([.$D$2]^2-[.F625]^2))" office:value-type="float" office:value="92.4004628188319">
            <text:p>92.4004628188319</text:p>
          </table:table-cell>
          <table:table-cell table:formula="of:=ABS([.B625]-[.G625])" office:value-type="float" office:value="0.000462818831266532">
            <text:p>0.000462818831266532</text:p>
          </table:table-cell>
        </table:table-row>
        <table:table-row table:style-name="ro2">
          <table:table-cell table:formula="of:=[.A625]+[.A$4]" office:value-type="float" office:value="185.100000000001">
            <text:p>185.100000000001</text:p>
          </table:table-cell>
          <table:table-cell table:formula="of:=[.A626]/2" office:value-type="float" office:value="92.5500000000007">
            <text:p>92.5500000000007</text:p>
          </table:table-cell>
          <table:table-cell table:formula="of:=SQRT(ABS([.$D$2]^2-[.B626]^2))" office:value-type="float" office:value="177.297765073336">
            <text:p>177.297765073336</text:p>
          </table:table-cell>
          <table:table-cell table:formula="of:=([.$C$10]-[.C626])*[.$B$4]" office:value-type="float" office:value="28601.1699863383">
            <text:p>28601.1699863383</text:p>
          </table:table-cell>
          <table:table-cell table:formula="of:=ROUND([.D626])" office:value-type="float" office:value="28601">
            <text:p>28601</text:p>
          </table:table-cell>
          <table:table-cell table:formula="of:=([.$C$8]-([.E626]*[.$C$4]))" office:value-type="float" office:value="177.29795625">
            <text:p>177.29795625</text:p>
          </table:table-cell>
          <table:table-cell table:formula="of:=SQRT(ABS([.$D$2]^2-[.F626]^2))" office:value-type="float" office:value="92.5496337625011">
            <text:p>92.5496337625011</text:p>
          </table:table-cell>
          <table:table-cell table:formula="of:=ABS([.B626]-[.G626])" office:value-type="float" office:value="0.000366237499520139">
            <text:p>0.000366237499520139</text:p>
          </table:table-cell>
        </table:table-row>
        <table:table-row table:style-name="ro2">
          <table:table-cell table:formula="of:=[.A626]+[.A$4]" office:value-type="float" office:value="185.400000000001">
            <text:p>185.400000000001</text:p>
          </table:table-cell>
          <table:table-cell table:formula="of:=[.A627]/2" office:value-type="float" office:value="92.7000000000007">
            <text:p>92.7000000000007</text:p>
          </table:table-cell>
          <table:table-cell table:formula="of:=SQRT(ABS([.$D$2]^2-[.B627]^2))" office:value-type="float" office:value="177.219383815653">
            <text:p>177.219383815653</text:p>
          </table:table-cell>
          <table:table-cell table:formula="of:=([.$C$10]-[.C627])*[.$B$4]" office:value-type="float" office:value="28699.9180275133">
            <text:p>28699.9180275133</text:p>
          </table:table-cell>
          <table:table-cell table:formula="of:=ROUND([.D627])" office:value-type="float" office:value="28700">
            <text:p>28700</text:p>
          </table:table-cell>
          <table:table-cell table:formula="of:=([.$C$8]-([.E627]*[.$C$4]))" office:value-type="float" office:value="177.219375">
            <text:p>177.219375</text:p>
          </table:table-cell>
          <table:table-cell table:formula="of:=SQRT(ABS([.$D$2]^2-[.F627]^2))" office:value-type="float" office:value="92.7000168533392">
            <text:p>92.7000168533392</text:p>
          </table:table-cell>
          <table:table-cell table:formula="of:=ABS([.B627]-[.G627])" office:value-type="float" office:value="0.0000168533385220826">
            <text:p>0.0000168533385220826</text:p>
          </table:table-cell>
        </table:table-row>
        <table:table-row table:style-name="ro2">
          <table:table-cell table:formula="of:=[.A627]+[.A$4]" office:value-type="float" office:value="185.700000000001">
            <text:p>185.700000000001</text:p>
          </table:table-cell>
          <table:table-cell table:formula="of:=[.A628]/2" office:value-type="float" office:value="92.8500000000007">
            <text:p>92.8500000000007</text:p>
          </table:table-cell>
          <table:table-cell table:formula="of:=SQRT(ABS([.$D$2]^2-[.B628]^2))" office:value-type="float" office:value="177.14084085834">
            <text:p>177.14084085834</text:p>
          </table:table-cell>
          <table:table-cell table:formula="of:=([.$C$10]-[.C628])*[.$B$4]" office:value-type="float" office:value="28798.8697847581">
            <text:p>28798.8697847581</text:p>
          </table:table-cell>
          <table:table-cell table:formula="of:=ROUND([.D628])" office:value-type="float" office:value="28799">
            <text:p>28799</text:p>
          </table:table-cell>
          <table:table-cell table:formula="of:=([.$C$8]-([.E628]*[.$C$4]))" office:value-type="float" office:value="177.14079375">
            <text:p>177.14079375</text:p>
          </table:table-cell>
          <table:table-cell table:formula="of:=SQRT(ABS([.$D$2]^2-[.F628]^2))" office:value-type="float" office:value="92.8500898740543">
            <text:p>92.8500898740543</text:p>
          </table:table-cell>
          <table:table-cell table:formula="of:=ABS([.B628]-[.G628])" office:value-type="float" office:value="0.0000898740536285914">
            <text:p>0.0000898740536285914</text:p>
          </table:table-cell>
        </table:table-row>
        <table:table-row table:style-name="ro2">
          <table:table-cell table:formula="of:=[.A628]+[.A$4]" office:value-type="float" office:value="186.000000000001">
            <text:p>186.000000000001</text:p>
          </table:table-cell>
          <table:table-cell table:formula="of:=[.A629]/2" office:value-type="float" office:value="93.0000000000007">
            <text:p>93.0000000000007</text:p>
          </table:table-cell>
          <table:table-cell table:formula="of:=SQRT(ABS([.$D$2]^2-[.B629]^2))" office:value-type="float" office:value="177.062135986212">
            <text:p>177.062135986212</text:p>
          </table:table-cell>
          <table:table-cell table:formula="of:=([.$C$10]-[.C629])*[.$B$4]" office:value-type="float" office:value="28898.0255291716">
            <text:p>28898.0255291716</text:p>
          </table:table-cell>
          <table:table-cell table:formula="of:=ROUND([.D629])" office:value-type="float" office:value="28898">
            <text:p>28898</text:p>
          </table:table-cell>
          <table:table-cell table:formula="of:=([.$C$8]-([.E629]*[.$C$4]))" office:value-type="float" office:value="177.0622125">
            <text:p>177.0622125</text:p>
          </table:table-cell>
          <table:table-cell table:formula="of:=SQRT(ABS([.$D$2]^2-[.F629]^2))" office:value-type="float" office:value="92.9998543257184">
            <text:p>92.9998543257184</text:p>
          </table:table-cell>
          <table:table-cell table:formula="of:=ABS([.B629]-[.G629])" office:value-type="float" office:value="0.000145674282236996">
            <text:p>0.000145674282236996</text:p>
          </table:table-cell>
        </table:table-row>
        <table:table-row table:style-name="ro2">
          <table:table-cell table:formula="of:=[.A629]+[.A$4]" office:value-type="float" office:value="186.300000000001">
            <text:p>186.300000000001</text:p>
          </table:table-cell>
          <table:table-cell table:formula="of:=[.A630]/2" office:value-type="float" office:value="93.1500000000007">
            <text:p>93.1500000000007</text:p>
          </table:table-cell>
          <table:table-cell table:formula="of:=SQRT(ABS([.$D$2]^2-[.B630]^2))" office:value-type="float" office:value="176.983268983257">
            <text:p>176.983268983257</text:p>
          </table:table-cell>
          <table:table-cell table:formula="of:=([.$C$10]-[.C630])*[.$B$4]" office:value-type="float" office:value="28997.3855328947">
            <text:p>28997.3855328947</text:p>
          </table:table-cell>
          <table:table-cell table:formula="of:=ROUND([.D630])" office:value-type="float" office:value="28997">
            <text:p>28997</text:p>
          </table:table-cell>
          <table:table-cell table:formula="of:=([.$C$8]-([.E630]*[.$C$4]))" office:value-type="float" office:value="176.98363125">
            <text:p>176.98363125</text:p>
          </table:table-cell>
          <table:table-cell table:formula="of:=SQRT(ABS([.$D$2]^2-[.F630]^2))" office:value-type="float" office:value="93.1493116966734">
            <text:p>93.1493116966734</text:p>
          </table:table-cell>
          <table:table-cell table:formula="of:=ABS([.B630]-[.G630])" office:value-type="float" office:value="0.00068830332723735">
            <text:p>0.00068830332723735</text:p>
          </table:table-cell>
        </table:table-row>
        <table:table-row table:style-name="ro2">
          <table:table-cell table:formula="of:=[.A630]+[.A$4]" office:value-type="float" office:value="186.600000000001">
            <text:p>186.600000000001</text:p>
          </table:table-cell>
          <table:table-cell table:formula="of:=[.A631]/2" office:value-type="float" office:value="93.3000000000007">
            <text:p>93.3000000000007</text:p>
          </table:table-cell>
          <table:table-cell table:formula="of:=SQRT(ABS([.$D$2]^2-[.B631]^2))" office:value-type="float" office:value="176.904239632633">
            <text:p>176.904239632633</text:p>
          </table:table-cell>
          <table:table-cell table:formula="of:=([.$C$10]-[.C631])*[.$B$4]" office:value-type="float" office:value="29096.9500691144">
            <text:p>29096.9500691144</text:p>
          </table:table-cell>
          <table:table-cell table:formula="of:=ROUND([.D631])" office:value-type="float" office:value="29097">
            <text:p>29097</text:p>
          </table:table-cell>
          <table:table-cell table:formula="of:=([.$C$8]-([.E631]*[.$C$4]))" office:value-type="float" office:value="176.90425625">
            <text:p>176.90425625</text:p>
          </table:table-cell>
          <table:table-cell table:formula="of:=SQRT(ABS([.$D$2]^2-[.F631]^2))" office:value-type="float" office:value="93.2999684921401">
            <text:p>93.2999684921401</text:p>
          </table:table-cell>
          <table:table-cell table:formula="of:=ABS([.B631]-[.G631])" office:value-type="float" office:value="0.0000315078605837016">
            <text:p>0.0000315078605837016</text:p>
          </table:table-cell>
        </table:table-row>
        <table:table-row table:style-name="ro2">
          <table:table-cell table:formula="of:=[.A631]+[.A$4]" office:value-type="float" office:value="186.900000000001">
            <text:p>186.900000000001</text:p>
          </table:table-cell>
          <table:table-cell table:formula="of:=[.A632]/2" office:value-type="float" office:value="93.4500000000007">
            <text:p>93.4500000000007</text:p>
          </table:table-cell>
          <table:table-cell table:formula="of:=SQRT(ABS([.$D$2]^2-[.B632]^2))" office:value-type="float" office:value="176.825047716662">
            <text:p>176.825047716662</text:p>
          </table:table-cell>
          <table:table-cell table:formula="of:=([.$C$10]-[.C632])*[.$B$4]" office:value-type="float" office:value="29196.7194120691">
            <text:p>29196.7194120691</text:p>
          </table:table-cell>
          <table:table-cell table:formula="of:=ROUND([.D632])" office:value-type="float" office:value="29197">
            <text:p>29197</text:p>
          </table:table-cell>
          <table:table-cell table:formula="of:=([.$C$8]-([.E632]*[.$C$4]))" office:value-type="float" office:value="176.82488125">
            <text:p>176.82488125</text:p>
          </table:table-cell>
          <table:table-cell table:formula="of:=SQRT(ABS([.$D$2]^2-[.F632]^2))" office:value-type="float" office:value="93.4503149856831">
            <text:p>93.4503149856831</text:p>
          </table:table-cell>
          <table:table-cell table:formula="of:=ABS([.B632]-[.G632])" office:value-type="float" office:value="0.000314985682464908">
            <text:p>0.000314985682464908</text:p>
          </table:table-cell>
        </table:table-row>
        <table:table-row table:style-name="ro2">
          <table:table-cell table:formula="of:=[.A632]+[.A$4]" office:value-type="float" office:value="187.200000000001">
            <text:p>187.200000000001</text:p>
          </table:table-cell>
          <table:table-cell table:formula="of:=[.A633]/2" office:value-type="float" office:value="93.6000000000007">
            <text:p>93.6000000000007</text:p>
          </table:table-cell>
          <table:table-cell table:formula="of:=SQRT(ABS([.$D$2]^2-[.B633]^2))" office:value-type="float" office:value="176.745693016831">
            <text:p>176.745693016831</text:p>
          </table:table-cell>
          <table:table-cell table:formula="of:=([.$C$10]-[.C633])*[.$B$4]" office:value-type="float" office:value="29296.6938370533">
            <text:p>29296.6938370533</text:p>
          </table:table-cell>
          <table:table-cell table:formula="of:=ROUND([.D633])" office:value-type="float" office:value="29297">
            <text:p>29297</text:p>
          </table:table-cell>
          <table:table-cell table:formula="of:=([.$C$8]-([.E633]*[.$C$4]))" office:value-type="float" office:value="176.74550625">
            <text:p>176.74550625</text:p>
          </table:table-cell>
          <table:table-cell table:formula="of:=SQRT(ABS([.$D$2]^2-[.F633]^2))" office:value-type="float" office:value="93.6003526725792">
            <text:p>93.6003526725792</text:p>
          </table:table-cell>
          <table:table-cell table:formula="of:=ABS([.B633]-[.G633])" office:value-type="float" office:value="0.000352672578543434">
            <text:p>0.000352672578543434</text:p>
          </table:table-cell>
        </table:table-row>
        <table:table-row table:style-name="ro2">
          <table:table-cell table:formula="of:=[.A633]+[.A$4]" office:value-type="float" office:value="187.500000000001">
            <text:p>187.500000000001</text:p>
          </table:table-cell>
          <table:table-cell table:formula="of:=[.A634]/2" office:value-type="float" office:value="93.7500000000007">
            <text:p>93.7500000000007</text:p>
          </table:table-cell>
          <table:table-cell table:formula="of:=SQRT(ABS([.$D$2]^2-[.B634]^2))" office:value-type="float" office:value="176.666175313782">
            <text:p>176.666175313782</text:p>
          </table:table-cell>
          <table:table-cell table:formula="of:=([.$C$10]-[.C634])*[.$B$4]" office:value-type="float" office:value="29396.8736204225">
            <text:p>29396.8736204225</text:p>
          </table:table-cell>
          <table:table-cell table:formula="of:=ROUND([.D634])" office:value-type="float" office:value="29397">
            <text:p>29397</text:p>
          </table:table-cell>
          <table:table-cell table:formula="of:=([.$C$8]-([.E634]*[.$C$4]))" office:value-type="float" office:value="176.66613125">
            <text:p>176.66613125</text:p>
          </table:table-cell>
          <table:table-cell table:formula="of:=SQRT(ABS([.$D$2]^2-[.F634]^2))" office:value-type="float" office:value="93.7500830354713">
            <text:p>93.7500830354713</text:p>
          </table:table-cell>
          <table:table-cell table:formula="of:=ABS([.B634]-[.G634])" office:value-type="float" office:value="0.0000830354706380376">
            <text:p>0.0000830354706380376</text:p>
          </table:table-cell>
        </table:table-row>
        <table:table-row table:style-name="ro2">
          <table:table-cell table:formula="of:=[.A634]+[.A$4]" office:value-type="float" office:value="187.800000000001">
            <text:p>187.800000000001</text:p>
          </table:table-cell>
          <table:table-cell table:formula="of:=[.A635]/2" office:value-type="float" office:value="93.9000000000007">
            <text:p>93.9000000000007</text:p>
          </table:table-cell>
          <table:table-cell table:formula="of:=SQRT(ABS([.$D$2]^2-[.B635]^2))" office:value-type="float" office:value="176.586494387311">
            <text:p>176.586494387311</text:p>
          </table:table-cell>
          <table:table-cell table:formula="of:=([.$C$10]-[.C635])*[.$B$4]" office:value-type="float" office:value="29497.259039598">
            <text:p>29497.259039598</text:p>
          </table:table-cell>
          <table:table-cell table:formula="of:=ROUND([.D635])" office:value-type="float" office:value="29497">
            <text:p>29497</text:p>
          </table:table-cell>
          <table:table-cell table:formula="of:=([.$C$8]-([.E635]*[.$C$4]))" office:value-type="float" office:value="176.58675625">
            <text:p>176.58675625</text:p>
          </table:table-cell>
          <table:table-cell table:formula="of:=SQRT(ABS([.$D$2]^2-[.F635]^2))" office:value-type="float" office:value="93.8995075445185">
            <text:p>93.8995075445185</text:p>
          </table:table-cell>
          <table:table-cell table:formula="of:=ABS([.B635]-[.G635])" office:value-type="float" office:value="0.000492455482216769">
            <text:p>0.000492455482216769</text:p>
          </table:table-cell>
        </table:table-row>
        <table:table-row table:style-name="ro2">
          <table:table-cell table:formula="of:=[.A635]+[.A$4]" office:value-type="float" office:value="188.100000000001">
            <text:p>188.100000000001</text:p>
          </table:table-cell>
          <table:table-cell table:formula="of:=[.A636]/2" office:value-type="float" office:value="94.0500000000007">
            <text:p>94.0500000000007</text:p>
          </table:table-cell>
          <table:table-cell table:formula="of:=SQRT(ABS([.$D$2]^2-[.B636]^2))" office:value-type="float" office:value="176.506650016366">
            <text:p>176.506650016366</text:p>
          </table:table-cell>
          <table:table-cell table:formula="of:=([.$C$10]-[.C636])*[.$B$4]" office:value-type="float" office:value="29597.8503730724">
            <text:p>29597.8503730724</text:p>
          </table:table-cell>
          <table:table-cell table:formula="of:=ROUND([.D636])" office:value-type="float" office:value="29598">
            <text:p>29598</text:p>
          </table:table-cell>
          <table:table-cell table:formula="of:=([.$C$8]-([.E636]*[.$C$4]))" office:value-type="float" office:value="176.5065875">
            <text:p>176.5065875</text:p>
          </table:table-cell>
          <table:table-cell table:formula="of:=SQRT(ABS([.$D$2]^2-[.F636]^2))" office:value-type="float" office:value="94.0501173263747">
            <text:p>94.0501173263747</text:p>
          </table:table-cell>
          <table:table-cell table:formula="of:=ABS([.B636]-[.G636])" office:value-type="float" office:value="0.000117326373981541">
            <text:p>0.000117326373981541</text:p>
          </table:table-cell>
        </table:table-row>
        <table:table-row table:style-name="ro2">
          <table:table-cell table:formula="of:=[.A636]+[.A$4]" office:value-type="float" office:value="188.400000000001">
            <text:p>188.400000000001</text:p>
          </table:table-cell>
          <table:table-cell table:formula="of:=[.A637]/2" office:value-type="float" office:value="94.2000000000007">
            <text:p>94.2000000000007</text:p>
          </table:table-cell>
          <table:table-cell table:formula="of:=SQRT(ABS([.$D$2]^2-[.B637]^2))" office:value-type="float" office:value="176.426641979039">
            <text:p>176.426641979039</text:p>
          </table:table-cell>
          <table:table-cell table:formula="of:=([.$C$10]-[.C637])*[.$B$4]" office:value-type="float" office:value="29698.6479004138">
            <text:p>29698.6479004138</text:p>
          </table:table-cell>
          <table:table-cell table:formula="of:=ROUND([.D637])" office:value-type="float" office:value="29699">
            <text:p>29699</text:p>
          </table:table-cell>
          <table:table-cell table:formula="of:=([.$C$8]-([.E637]*[.$C$4]))" office:value-type="float" office:value="176.42641875">
            <text:p>176.42641875</text:p>
          </table:table-cell>
          <table:table-cell table:formula="of:=SQRT(ABS([.$D$2]^2-[.F637]^2))" office:value-type="float" office:value="94.2004180831998">
            <text:p>94.2004180831998</text:p>
          </table:table-cell>
          <table:table-cell table:formula="of:=ABS([.B637]-[.G637])" office:value-type="float" office:value="0.000418083199136277">
            <text:p>0.000418083199136277</text:p>
          </table:table-cell>
        </table:table-row>
        <table:table-row table:style-name="ro2">
          <table:table-cell table:formula="of:=[.A637]+[.A$4]" office:value-type="float" office:value="188.700000000001">
            <text:p>188.700000000001</text:p>
          </table:table-cell>
          <table:table-cell table:formula="of:=[.A638]/2" office:value-type="float" office:value="94.3500000000007">
            <text:p>94.3500000000007</text:p>
          </table:table-cell>
          <table:table-cell table:formula="of:=SQRT(ABS([.$D$2]^2-[.B638]^2))" office:value-type="float" office:value="176.346470052564">
            <text:p>176.346470052564</text:p>
          </table:table-cell>
          <table:table-cell table:formula="of:=([.$C$10]-[.C638])*[.$B$4]" office:value-type="float" office:value="29799.6519022716">
            <text:p>29799.6519022716</text:p>
          </table:table-cell>
          <table:table-cell table:formula="of:=ROUND([.D638])" office:value-type="float" office:value="29800">
            <text:p>29800</text:p>
          </table:table-cell>
          <table:table-cell table:formula="of:=([.$C$8]-([.E638]*[.$C$4]))" office:value-type="float" office:value="176.34625">
            <text:p>176.34625</text:p>
          </table:table-cell>
          <table:table-cell table:formula="of:=SQRT(ABS([.$D$2]^2-[.F638]^2))" office:value-type="float" office:value="94.3504112918301">
            <text:p>94.3504112918301</text:p>
          </table:table-cell>
          <table:table-cell table:formula="of:=ABS([.B638]-[.G638])" office:value-type="float" office:value="0.000411291829379934">
            <text:p>0.000411291829379934</text:p>
          </table:table-cell>
        </table:table-row>
        <table:table-row table:style-name="ro2">
          <table:table-cell table:formula="of:=[.A638]+[.A$4]" office:value-type="float" office:value="189.000000000001">
            <text:p>189.000000000001</text:p>
          </table:table-cell>
          <table:table-cell table:formula="of:=[.A639]/2" office:value-type="float" office:value="94.5000000000007">
            <text:p>94.5000000000007</text:p>
          </table:table-cell>
          <table:table-cell table:formula="of:=SQRT(ABS([.$D$2]^2-[.B639]^2))" office:value-type="float" office:value="176.266134013315">
            <text:p>176.266134013315</text:p>
          </table:table-cell>
          <table:table-cell table:formula="of:=([.$C$10]-[.C639])*[.$B$4]" office:value-type="float" office:value="29900.8626603808">
            <text:p>29900.8626603808</text:p>
          </table:table-cell>
          <table:table-cell table:formula="of:=ROUND([.D639])" office:value-type="float" office:value="29901">
            <text:p>29901</text:p>
          </table:table-cell>
          <table:table-cell table:formula="of:=([.$C$8]-([.E639]*[.$C$4]))" office:value-type="float" office:value="176.26608125">
            <text:p>176.26608125</text:p>
          </table:table-cell>
          <table:table-cell table:formula="of:=SQRT(ABS([.$D$2]^2-[.F639]^2))" office:value-type="float" office:value="94.5000984167127">
            <text:p>94.5000984167127</text:p>
          </table:table-cell>
          <table:table-cell table:formula="of:=ABS([.B639]-[.G639])" office:value-type="float" office:value="0.0000984167120208213">
            <text:p>0.0000984167120208213</text:p>
          </table:table-cell>
        </table:table-row>
        <table:table-row table:style-name="ro2">
          <table:table-cell table:formula="of:=[.A639]+[.A$4]" office:value-type="float" office:value="189.300000000001">
            <text:p>189.300000000001</text:p>
          </table:table-cell>
          <table:table-cell table:formula="of:=[.A640]/2" office:value-type="float" office:value="94.6500000000007">
            <text:p>94.6500000000007</text:p>
          </table:table-cell>
          <table:table-cell table:formula="of:=SQRT(ABS([.$D$2]^2-[.B640]^2))" office:value-type="float" office:value="176.185633636798">
            <text:p>176.185633636798</text:p>
          </table:table-cell>
          <table:table-cell table:formula="of:=([.$C$10]-[.C640])*[.$B$4]" office:value-type="float" office:value="30002.2804575679">
            <text:p>30002.2804575679</text:p>
          </table:table-cell>
          <table:table-cell table:formula="of:=ROUND([.D640])" office:value-type="float" office:value="30002">
            <text:p>30002</text:p>
          </table:table-cell>
          <table:table-cell table:formula="of:=([.$C$8]-([.E640]*[.$C$4]))" office:value-type="float" office:value="176.1859125">
            <text:p>176.1859125</text:p>
          </table:table-cell>
          <table:table-cell table:formula="of:=SQRT(ABS([.$D$2]^2-[.F640]^2))" office:value-type="float" office:value="94.6494809100522">
            <text:p>94.6494809100522</text:p>
          </table:table-cell>
          <table:table-cell table:formula="of:=ABS([.B640]-[.G640])" office:value-type="float" office:value="0.000519089948483042">
            <text:p>0.000519089948483042</text:p>
          </table:table-cell>
        </table:table-row>
        <table:table-row table:style-name="ro2">
          <table:table-cell table:formula="of:=[.A640]+[.A$4]" office:value-type="float" office:value="189.600000000001">
            <text:p>189.600000000001</text:p>
          </table:table-cell>
          <table:table-cell table:formula="of:=[.A641]/2" office:value-type="float" office:value="94.8000000000007">
            <text:p>94.8000000000007</text:p>
          </table:table-cell>
          <table:table-cell table:formula="of:=SQRT(ABS([.$D$2]^2-[.B641]^2))" office:value-type="float" office:value="176.104968697649">
            <text:p>176.104968697649</text:p>
          </table:table-cell>
          <table:table-cell table:formula="of:=([.$C$10]-[.C641])*[.$B$4]" office:value-type="float" office:value="30103.9055777554">
            <text:p>30103.9055777554</text:p>
          </table:table-cell>
          <table:table-cell table:formula="of:=ROUND([.D641])" office:value-type="float" office:value="30104">
            <text:p>30104</text:p>
          </table:table-cell>
          <table:table-cell table:formula="of:=([.$C$8]-([.E641]*[.$C$4]))" office:value-type="float" office:value="176.10495">
            <text:p>176.10495</text:p>
          </table:table-cell>
          <table:table-cell table:formula="of:=SQRT(ABS([.$D$2]^2-[.F641]^2))" office:value-type="float" office:value="94.8000347336302">
            <text:p>94.8000347336302</text:p>
          </table:table-cell>
          <table:table-cell table:formula="of:=ABS([.B641]-[.G641])" office:value-type="float" office:value="0.0000347336295050127">
            <text:p>0.0000347336295050127</text:p>
          </table:table-cell>
        </table:table-row>
        <table:table-row table:style-name="ro2">
          <table:table-cell table:formula="of:=[.A641]+[.A$4]" office:value-type="float" office:value="189.900000000002">
            <text:p>189.900000000002</text:p>
          </table:table-cell>
          <table:table-cell table:formula="of:=[.A642]/2" office:value-type="float" office:value="94.9500000000007">
            <text:p>94.9500000000007</text:p>
          </table:table-cell>
          <table:table-cell table:formula="of:=SQRT(ABS([.$D$2]^2-[.B642]^2))" office:value-type="float" office:value="176.024138969631">
            <text:p>176.024138969631</text:p>
          </table:table-cell>
          <table:table-cell table:formula="of:=([.$C$10]-[.C642])*[.$B$4]" office:value-type="float" office:value="30205.7383059671">
            <text:p>30205.7383059671</text:p>
          </table:table-cell>
          <table:table-cell table:formula="of:=ROUND([.D642])" office:value-type="float" office:value="30206">
            <text:p>30206</text:p>
          </table:table-cell>
          <table:table-cell table:formula="of:=([.$C$8]-([.E642]*[.$C$4]))" office:value-type="float" office:value="176.0239875">
            <text:p>176.0239875</text:p>
          </table:table-cell>
          <table:table-cell table:formula="of:=SQRT(ABS([.$D$2]^2-[.F642]^2))" office:value-type="float" office:value="94.9502808031648">
            <text:p>94.9502808031648</text:p>
          </table:table-cell>
          <table:table-cell table:formula="of:=ABS([.B642]-[.G642])" office:value-type="float" office:value="0.000280803164045551">
            <text:p>0.000280803164045551</text:p>
          </table:table-cell>
        </table:table-row>
        <table:table-row table:style-name="ro2">
          <table:table-cell table:formula="of:=[.A642]+[.A$4]" office:value-type="float" office:value="190.200000000002">
            <text:p>190.200000000002</text:p>
          </table:table-cell>
          <table:table-cell table:formula="of:=[.A643]/2" office:value-type="float" office:value="95.1000000000007">
            <text:p>95.1000000000007</text:p>
          </table:table-cell>
          <table:table-cell table:formula="of:=SQRT(ABS([.$D$2]^2-[.B643]^2))" office:value-type="float" office:value="175.943144225627">
            <text:p>175.943144225627</text:p>
          </table:table-cell>
          <table:table-cell table:formula="of:=([.$C$10]-[.C643])*[.$B$4]" office:value-type="float" office:value="30307.7789283337">
            <text:p>30307.7789283337</text:p>
          </table:table-cell>
          <table:table-cell table:formula="of:=ROUND([.D643])" office:value-type="float" office:value="30308">
            <text:p>30308</text:p>
          </table:table-cell>
          <table:table-cell table:formula="of:=([.$C$8]-([.E643]*[.$C$4]))" office:value-type="float" office:value="175.943025">
            <text:p>175.943025</text:p>
          </table:table-cell>
          <table:table-cell table:formula="of:=SQRT(ABS([.$D$2]^2-[.F643]^2))" office:value-type="float" office:value="95.1002205772909">
            <text:p>95.1002205772909</text:p>
          </table:table-cell>
          <table:table-cell table:formula="of:=ABS([.B643]-[.G643])" office:value-type="float" office:value="0.000220577290093615">
            <text:p>0.000220577290093615</text:p>
          </table:table-cell>
        </table:table-row>
        <table:table-row table:style-name="ro2">
          <table:table-cell table:formula="of:=[.A643]+[.A$4]" office:value-type="float" office:value="190.500000000002">
            <text:p>190.500000000002</text:p>
          </table:table-cell>
          <table:table-cell table:formula="of:=[.A644]/2" office:value-type="float" office:value="95.2500000000008">
            <text:p>95.2500000000008</text:p>
          </table:table-cell>
          <table:table-cell table:formula="of:=SQRT(ABS([.$D$2]^2-[.B644]^2))" office:value-type="float" office:value="175.86198423764">
            <text:p>175.86198423764</text:p>
          </table:table-cell>
          <table:table-cell table:formula="of:=([.$C$10]-[.C644])*[.$B$4]" office:value-type="float" office:value="30410.0277320975">
            <text:p>30410.0277320975</text:p>
          </table:table-cell>
          <table:table-cell table:formula="of:=ROUND([.D644])" office:value-type="float" office:value="30410">
            <text:p>30410</text:p>
          </table:table-cell>
          <table:table-cell table:formula="of:=([.$C$8]-([.E644]*[.$C$4]))" office:value-type="float" office:value="175.8620625">
            <text:p>175.8620625</text:p>
          </table:table-cell>
          <table:table-cell table:formula="of:=SQRT(ABS([.$D$2]^2-[.F644]^2))" office:value-type="float" office:value="95.2498555024946">
            <text:p>95.2498555024946</text:p>
          </table:table-cell>
          <table:table-cell table:formula="of:=ABS([.B644]-[.G644])" office:value-type="float" office:value="0.000144497506198604">
            <text:p>0.000144497506198604</text:p>
          </table:table-cell>
        </table:table-row>
        <table:table-row table:style-name="ro2">
          <table:table-cell table:formula="of:=[.A644]+[.A$4]" office:value-type="float" office:value="190.800000000002">
            <text:p>190.800000000002</text:p>
          </table:table-cell>
          <table:table-cell table:formula="of:=[.A645]/2" office:value-type="float" office:value="95.4000000000008">
            <text:p>95.4000000000008</text:p>
          </table:table-cell>
          <table:table-cell table:formula="of:=SQRT(ABS([.$D$2]^2-[.B645]^2))" office:value-type="float" office:value="175.780658776783">
            <text:p>175.780658776783</text:p>
          </table:table-cell>
          <table:table-cell table:formula="of:=([.$C$10]-[.C645])*[.$B$4]" office:value-type="float" office:value="30512.4850056176">
            <text:p>30512.4850056176</text:p>
          </table:table-cell>
          <table:table-cell table:formula="of:=ROUND([.D645])" office:value-type="float" office:value="30512">
            <text:p>30512</text:p>
          </table:table-cell>
          <table:table-cell table:formula="of:=([.$C$8]-([.E645]*[.$C$4]))" office:value-type="float" office:value="175.7811">
            <text:p>175.7811</text:p>
          </table:table-cell>
          <table:table-cell table:formula="of:=SQRT(ABS([.$D$2]^2-[.F645]^2))" office:value-type="float" office:value="95.399187013255">
            <text:p>95.399187013255</text:p>
          </table:table-cell>
          <table:table-cell table:formula="of:=ABS([.B645]-[.G645])" office:value-type="float" office:value="0.000812986745785338">
            <text:p>0.000812986745785338</text:p>
          </table:table-cell>
        </table:table-row>
        <table:table-row table:style-name="ro2">
          <table:table-cell table:formula="of:=[.A645]+[.A$4]" office:value-type="float" office:value="191.100000000002">
            <text:p>191.100000000002</text:p>
          </table:table-cell>
          <table:table-cell table:formula="of:=[.A646]/2" office:value-type="float" office:value="95.5500000000008">
            <text:p>95.5500000000008</text:p>
          </table:table-cell>
          <table:table-cell table:formula="of:=SQRT(ABS([.$D$2]^2-[.B646]^2))" office:value-type="float" office:value="175.699167613281">
            <text:p>175.699167613281</text:p>
          </table:table-cell>
          <table:table-cell table:formula="of:=([.$C$10]-[.C646])*[.$B$4]" office:value-type="float" office:value="30615.151038376">
            <text:p>30615.151038376</text:p>
          </table:table-cell>
          <table:table-cell table:formula="of:=ROUND([.D646])" office:value-type="float" office:value="30615">
            <text:p>30615</text:p>
          </table:table-cell>
          <table:table-cell table:formula="of:=([.$C$8]-([.E646]*[.$C$4]))" office:value-type="float" office:value="175.69934375">
            <text:p>175.69934375</text:p>
          </table:table-cell>
          <table:table-cell table:formula="of:=SQRT(ABS([.$D$2]^2-[.F646]^2))" office:value-type="float" office:value="95.5496761157218">
            <text:p>95.5496761157218</text:p>
          </table:table-cell>
          <table:table-cell table:formula="of:=ABS([.B646]-[.G646])" office:value-type="float" office:value="0.000323884278955688">
            <text:p>0.000323884278955688</text:p>
          </table:table-cell>
        </table:table-row>
        <table:table-row table:style-name="ro2">
          <table:table-cell table:formula="of:=[.A646]+[.A$4]" office:value-type="float" office:value="191.400000000002">
            <text:p>191.400000000002</text:p>
          </table:table-cell>
          <table:table-cell table:formula="of:=[.A647]/2" office:value-type="float" office:value="95.7000000000008">
            <text:p>95.7000000000008</text:p>
          </table:table-cell>
          <table:table-cell table:formula="of:=SQRT(ABS([.$D$2]^2-[.B647]^2))" office:value-type="float" office:value="175.617510516463">
            <text:p>175.617510516463</text:p>
          </table:table-cell>
          <table:table-cell table:formula="of:=([.$C$10]-[.C647])*[.$B$4]" office:value-type="float" office:value="30718.026120982">
            <text:p>30718.026120982</text:p>
          </table:table-cell>
          <table:table-cell table:formula="of:=ROUND([.D647])" office:value-type="float" office:value="30718">
            <text:p>30718</text:p>
          </table:table-cell>
          <table:table-cell table:formula="of:=([.$C$8]-([.E647]*[.$C$4]))" office:value-type="float" office:value="175.6175875">
            <text:p>175.6175875</text:p>
          </table:table-cell>
          <table:table-cell table:formula="of:=SQRT(ABS([.$D$2]^2-[.F647]^2))" office:value-type="float" office:value="95.6998587286305">
            <text:p>95.6998587286305</text:p>
          </table:table-cell>
          <table:table-cell table:formula="of:=ABS([.B647]-[.G647])" office:value-type="float" office:value="0.000141271370239338">
            <text:p>0.000141271370239338</text:p>
          </table:table-cell>
        </table:table-row>
        <table:table-row table:style-name="ro2">
          <table:table-cell table:formula="of:=[.A647]+[.A$4]" office:value-type="float" office:value="191.700000000002">
            <text:p>191.700000000002</text:p>
          </table:table-cell>
          <table:table-cell table:formula="of:=[.A648]/2" office:value-type="float" office:value="95.8500000000008">
            <text:p>95.8500000000008</text:p>
          </table:table-cell>
          <table:table-cell table:formula="of:=SQRT(ABS([.$D$2]^2-[.B648]^2))" office:value-type="float" office:value="175.535687254757">
            <text:p>175.535687254757</text:p>
          </table:table-cell>
          <table:table-cell table:formula="of:=([.$C$10]-[.C648])*[.$B$4]" office:value-type="float" office:value="30821.1105451781">
            <text:p>30821.1105451781</text:p>
          </table:table-cell>
          <table:table-cell table:formula="of:=ROUND([.D648])" office:value-type="float" office:value="30821">
            <text:p>30821</text:p>
          </table:table-cell>
          <table:table-cell table:formula="of:=([.$C$8]-([.E648]*[.$C$4]))" office:value-type="float" office:value="175.53583125">
            <text:p>175.53583125</text:p>
          </table:table-cell>
          <table:table-cell table:formula="of:=SQRT(ABS([.$D$2]^2-[.F648]^2))" office:value-type="float" office:value="95.8497362926551">
            <text:p>95.8497362926551</text:p>
          </table:table-cell>
          <table:table-cell table:formula="of:=ABS([.B648]-[.G648])" office:value-type="float" office:value="0.000263707345681041">
            <text:p>0.000263707345681041</text:p>
          </table:table-cell>
        </table:table-row>
        <table:table-row table:style-name="ro2">
          <table:table-cell table:formula="of:=[.A648]+[.A$4]" office:value-type="float" office:value="192.000000000002">
            <text:p>192.000000000002</text:p>
          </table:table-cell>
          <table:table-cell table:formula="of:=[.A649]/2" office:value-type="float" office:value="96.0000000000008">
            <text:p>96.0000000000008</text:p>
          </table:table-cell>
          <table:table-cell table:formula="of:=SQRT(ABS([.$D$2]^2-[.B649]^2))" office:value-type="float" office:value="175.45369759569">
            <text:p>175.45369759569</text:p>
          </table:table-cell>
          <table:table-cell table:formula="of:=([.$C$10]-[.C649])*[.$B$4]" office:value-type="float" office:value="30924.4046038451">
            <text:p>30924.4046038451</text:p>
          </table:table-cell>
          <table:table-cell table:formula="of:=ROUND([.D649])" office:value-type="float" office:value="30924">
            <text:p>30924</text:p>
          </table:table-cell>
          <table:table-cell table:formula="of:=([.$C$8]-([.E649]*[.$C$4]))" office:value-type="float" office:value="175.454075">
            <text:p>175.454075</text:p>
          </table:table-cell>
          <table:table-cell table:formula="of:=SQRT(ABS([.$D$2]^2-[.F649]^2))" office:value-type="float" office:value="95.9993102365552">
            <text:p>95.9993102365552</text:p>
          </table:table-cell>
          <table:table-cell table:formula="of:=ABS([.B649]-[.G649])" office:value-type="float" office:value="0.000689763445549829">
            <text:p>0.000689763445549829</text:p>
          </table:table-cell>
        </table:table-row>
        <table:table-row table:style-name="ro2">
          <table:table-cell table:formula="of:=[.A649]+[.A$4]" office:value-type="float" office:value="192.300000000002">
            <text:p>192.300000000002</text:p>
          </table:table-cell>
          <table:table-cell table:formula="of:=[.A650]/2" office:value-type="float" office:value="96.1500000000008">
            <text:p>96.1500000000008</text:p>
          </table:table-cell>
          <table:table-cell table:formula="of:=SQRT(ABS([.$D$2]^2-[.B650]^2))" office:value-type="float" office:value="175.37154130588">
            <text:p>175.37154130588</text:p>
          </table:table-cell>
          <table:table-cell table:formula="of:=([.$C$10]-[.C650])*[.$B$4]" office:value-type="float" office:value="31027.9085910078">
            <text:p>31027.9085910078</text:p>
          </table:table-cell>
          <table:table-cell table:formula="of:=ROUND([.D650])" office:value-type="float" office:value="31028">
            <text:p>31028</text:p>
          </table:table-cell>
          <table:table-cell table:formula="of:=([.$C$8]-([.E650]*[.$C$4]))" office:value-type="float" office:value="175.371525">
            <text:p>175.371525</text:p>
          </table:table-cell>
          <table:table-cell table:formula="of:=SQRT(ABS([.$D$2]^2-[.F650]^2))" office:value-type="float" office:value="96.1500297408918">
            <text:p>96.1500297408918</text:p>
          </table:table-cell>
          <table:table-cell table:formula="of:=ABS([.B650]-[.G650])" office:value-type="float" office:value="0.0000297408910228114">
            <text:p>0.0000297408910228114</text:p>
          </table:table-cell>
        </table:table-row>
        <table:table-row table:style-name="ro2">
          <table:table-cell table:formula="of:=[.A650]+[.A$4]" office:value-type="float" office:value="192.600000000002">
            <text:p>192.600000000002</text:p>
          </table:table-cell>
          <table:table-cell table:formula="of:=[.A651]/2" office:value-type="float" office:value="96.3000000000008">
            <text:p>96.3000000000008</text:p>
          </table:table-cell>
          <table:table-cell table:formula="of:=SQRT(ABS([.$D$2]^2-[.B651]^2))" office:value-type="float" office:value="175.289218151031">
            <text:p>175.289218151031</text:p>
          </table:table-cell>
          <table:table-cell table:formula="of:=([.$C$10]-[.C651])*[.$B$4]" office:value-type="float" office:value="31131.6228018403">
            <text:p>31131.6228018403</text:p>
          </table:table-cell>
          <table:table-cell table:formula="of:=ROUND([.D651])" office:value-type="float" office:value="31132">
            <text:p>31132</text:p>
          </table:table-cell>
          <table:table-cell table:formula="of:=([.$C$8]-([.E651]*[.$C$4]))" office:value-type="float" office:value="175.288975">
            <text:p>175.288975</text:p>
          </table:table-cell>
          <table:table-cell table:formula="of:=SQRT(ABS([.$D$2]^2-[.F651]^2))" office:value-type="float" office:value="96.300442592178">
            <text:p>96.300442592178</text:p>
          </table:table-cell>
          <table:table-cell table:formula="of:=ABS([.B651]-[.G651])" office:value-type="float" office:value="0.000442592177250845">
            <text:p>0.000442592177250845</text:p>
          </table:table-cell>
        </table:table-row>
        <table:table-row table:style-name="ro2">
          <table:table-cell table:formula="of:=[.A651]+[.A$4]" office:value-type="float" office:value="192.900000000002">
            <text:p>192.900000000002</text:p>
          </table:table-cell>
          <table:table-cell table:formula="of:=[.A652]/2" office:value-type="float" office:value="96.4500000000008">
            <text:p>96.4500000000008</text:p>
          </table:table-cell>
          <table:table-cell table:formula="of:=SQRT(ABS([.$D$2]^2-[.B652]^2))" office:value-type="float" office:value="175.206727895934">
            <text:p>175.206727895934</text:p>
          </table:table-cell>
          <table:table-cell table:formula="of:=([.$C$10]-[.C652])*[.$B$4]" office:value-type="float" office:value="31235.5475326717">
            <text:p>31235.5475326717</text:p>
          </table:table-cell>
          <table:table-cell table:formula="of:=ROUND([.D652])" office:value-type="float" office:value="31236">
            <text:p>31236</text:p>
          </table:table-cell>
          <table:table-cell table:formula="of:=([.$C$8]-([.E652]*[.$C$4]))" office:value-type="float" office:value="175.206425">
            <text:p>175.206425</text:p>
          </table:table-cell>
          <table:table-cell table:formula="of:=SQRT(ABS([.$D$2]^2-[.F652]^2))" office:value-type="float" office:value="96.4505502250733">
            <text:p>96.4505502250733</text:p>
          </table:table-cell>
          <table:table-cell table:formula="of:=ABS([.B652]-[.G652])" office:value-type="float" office:value="0.000550225072444732">
            <text:p>0.000550225072444732</text:p>
          </table:table-cell>
        </table:table-row>
        <table:table-row table:style-name="ro2">
          <table:table-cell table:formula="of:=[.A652]+[.A$4]" office:value-type="float" office:value="193.200000000002">
            <text:p>193.200000000002</text:p>
          </table:table-cell>
          <table:table-cell table:formula="of:=[.A653]/2" office:value-type="float" office:value="96.6000000000008">
            <text:p>96.6000000000008</text:p>
          </table:table-cell>
          <table:table-cell table:formula="of:=SQRT(ABS([.$D$2]^2-[.B653]^2))" office:value-type="float" office:value="175.124070304455">
            <text:p>175.124070304455</text:p>
          </table:table-cell>
          <table:table-cell table:formula="of:=([.$C$10]-[.C653])*[.$B$4]" office:value-type="float" office:value="31339.6830809911">
            <text:p>31339.6830809911</text:p>
          </table:table-cell>
          <table:table-cell table:formula="of:=ROUND([.D653])" office:value-type="float" office:value="31340">
            <text:p>31340</text:p>
          </table:table-cell>
          <table:table-cell table:formula="of:=([.$C$8]-([.E653]*[.$C$4]))" office:value-type="float" office:value="175.123875">
            <text:p>175.123875</text:p>
          </table:table-cell>
          <table:table-cell table:formula="of:=SQRT(ABS([.$D$2]^2-[.F653]^2))" office:value-type="float" office:value="96.6003540624173">
            <text:p>96.6003540624173</text:p>
          </table:table-cell>
          <table:table-cell table:formula="of:=ABS([.B653]-[.G653])" office:value-type="float" office:value="0.000354062416448642">
            <text:p>0.000354062416448642</text:p>
          </table:table-cell>
        </table:table-row>
        <table:table-row table:style-name="ro2">
          <table:table-cell table:formula="of:=[.A653]+[.A$4]" office:value-type="float" office:value="193.500000000002">
            <text:p>193.500000000002</text:p>
          </table:table-cell>
          <table:table-cell table:formula="of:=[.A654]/2" office:value-type="float" office:value="96.7500000000008">
            <text:p>96.7500000000008</text:p>
          </table:table-cell>
          <table:table-cell table:formula="of:=SQRT(ABS([.$D$2]^2-[.B654]^2))" office:value-type="float" office:value="175.041245139538">
            <text:p>175.041245139538</text:p>
          </table:table-cell>
          <table:table-cell table:formula="of:=([.$C$10]-[.C654])*[.$B$4]" office:value-type="float" office:value="31444.0297454539">
            <text:p>31444.0297454539</text:p>
          </table:table-cell>
          <table:table-cell table:formula="of:=ROUND([.D654])" office:value-type="float" office:value="31444">
            <text:p>31444</text:p>
          </table:table-cell>
          <table:table-cell table:formula="of:=([.$C$8]-([.E654]*[.$C$4]))" office:value-type="float" office:value="175.041325">
            <text:p>175.041325</text:p>
          </table:table-cell>
          <table:table-cell table:formula="of:=SQRT(ABS([.$D$2]^2-[.F654]^2))" office:value-type="float" office:value="96.7498555153669">
            <text:p>96.7498555153669</text:p>
          </table:table-cell>
          <table:table-cell table:formula="of:=ABS([.B654]-[.G654])" office:value-type="float" office:value="0.000144484633892716">
            <text:p>0.000144484633892716</text:p>
          </table:table-cell>
        </table:table-row>
        <table:table-row table:style-name="ro2">
          <table:table-cell table:formula="of:=[.A654]+[.A$4]" office:value-type="float" office:value="193.800000000002">
            <text:p>193.800000000002</text:p>
          </table:table-cell>
          <table:table-cell table:formula="of:=[.A655]/2" office:value-type="float" office:value="96.9000000000008">
            <text:p>96.9000000000008</text:p>
          </table:table-cell>
          <table:table-cell table:formula="of:=SQRT(ABS([.$D$2]^2-[.B655]^2))" office:value-type="float" office:value="174.958252163194">
            <text:p>174.958252163194</text:p>
          </table:table-cell>
          <table:table-cell table:formula="of:=([.$C$10]-[.C655])*[.$B$4]" office:value-type="float" office:value="31548.5878258871">
            <text:p>31548.5878258871</text:p>
          </table:table-cell>
          <table:table-cell table:formula="of:=ROUND([.D655])" office:value-type="float" office:value="31549">
            <text:p>31549</text:p>
          </table:table-cell>
          <table:table-cell table:formula="of:=([.$C$8]-([.E655]*[.$C$4]))" office:value-type="float" office:value="174.95798125">
            <text:p>174.95798125</text:p>
          </table:table-cell>
          <table:table-cell table:formula="of:=SQRT(ABS([.$D$2]^2-[.F655]^2))" office:value-type="float" office:value="96.9004891469834">
            <text:p>96.9004891469834</text:p>
          </table:table-cell>
          <table:table-cell table:formula="of:=ABS([.B655]-[.G655])" office:value-type="float" office:value="0.000489146982602051">
            <text:p>0.000489146982602051</text:p>
          </table:table-cell>
        </table:table-row>
        <table:table-row table:style-name="ro2">
          <table:table-cell table:formula="of:=[.A655]+[.A$4]" office:value-type="float" office:value="194.100000000002">
            <text:p>194.100000000002</text:p>
          </table:table-cell>
          <table:table-cell table:formula="of:=[.A656]/2" office:value-type="float" office:value="97.0500000000008">
            <text:p>97.0500000000008</text:p>
          </table:table-cell>
          <table:table-cell table:formula="of:=SQRT(ABS([.$D$2]^2-[.B656]^2))" office:value-type="float" office:value="174.875091136502">
            <text:p>174.875091136502</text:p>
          </table:table-cell>
          <table:table-cell table:formula="of:=([.$C$10]-[.C656])*[.$B$4]" office:value-type="float" office:value="31653.3576232948">
            <text:p>31653.3576232948</text:p>
          </table:table-cell>
          <table:table-cell table:formula="of:=ROUND([.D656])" office:value-type="float" office:value="31653">
            <text:p>31653</text:p>
          </table:table-cell>
          <table:table-cell table:formula="of:=([.$C$8]-([.E656]*[.$C$4]))" office:value-type="float" office:value="174.87543125">
            <text:p>174.87543125</text:p>
          </table:table-cell>
          <table:table-cell table:formula="of:=SQRT(ABS([.$D$2]^2-[.F656]^2))" office:value-type="float" office:value="97.049387144518">
            <text:p>97.049387144518</text:p>
          </table:table-cell>
          <table:table-cell table:formula="of:=ABS([.B656]-[.G656])" office:value-type="float" office:value="0.0006128554828706">
            <text:p>0.0006128554828706</text:p>
          </table:table-cell>
        </table:table-row>
        <table:table-row table:style-name="ro2">
          <table:table-cell table:formula="of:=[.A656]+[.A$4]" office:value-type="float" office:value="194.400000000002">
            <text:p>194.400000000002</text:p>
          </table:table-cell>
          <table:table-cell table:formula="of:=[.A657]/2" office:value-type="float" office:value="97.2000000000008">
            <text:p>97.2000000000008</text:p>
          </table:table-cell>
          <table:table-cell table:formula="of:=SQRT(ABS([.$D$2]^2-[.B657]^2))" office:value-type="float" office:value="174.7917618196">
            <text:p>174.7917618196</text:p>
          </table:table-cell>
          <table:table-cell table:formula="of:=([.$C$10]-[.C657])*[.$B$4]" office:value-type="float" office:value="31758.3394398638">
            <text:p>31758.3394398638</text:p>
          </table:table-cell>
          <table:table-cell table:formula="of:=ROUND([.D657])" office:value-type="float" office:value="31758">
            <text:p>31758</text:p>
          </table:table-cell>
          <table:table-cell table:formula="of:=([.$C$8]-([.E657]*[.$C$4]))" office:value-type="float" office:value="174.7920875">
            <text:p>174.7920875</text:p>
          </table:table-cell>
          <table:table-cell table:formula="of:=SQRT(ABS([.$D$2]^2-[.F657]^2))" office:value-type="float" office:value="97.1994143366736">
            <text:p>97.1994143366736</text:p>
          </table:table-cell>
          <table:table-cell table:formula="of:=ABS([.B657]-[.G657])" office:value-type="float" office:value="0.00058566332725718">
            <text:p>0.00058566332725718</text:p>
          </table:table-cell>
        </table:table-row>
        <table:table-row table:style-name="ro2">
          <table:table-cell table:formula="of:=[.A657]+[.A$4]" office:value-type="float" office:value="194.700000000002">
            <text:p>194.700000000002</text:p>
          </table:table-cell>
          <table:table-cell table:formula="of:=[.A658]/2" office:value-type="float" office:value="97.3500000000008">
            <text:p>97.3500000000008</text:p>
          </table:table-cell>
          <table:table-cell table:formula="of:=SQRT(ABS([.$D$2]^2-[.B658]^2))" office:value-type="float" office:value="174.708263971685">
            <text:p>174.708263971685</text:p>
          </table:table-cell>
          <table:table-cell table:formula="of:=([.$C$10]-[.C658])*[.$B$4]" office:value-type="float" office:value="31863.53357897">
            <text:p>31863.53357897</text:p>
          </table:table-cell>
          <table:table-cell table:formula="of:=ROUND([.D658])" office:value-type="float" office:value="31864">
            <text:p>31864</text:p>
          </table:table-cell>
          <table:table-cell table:formula="of:=([.$C$8]-([.E658]*[.$C$4]))" office:value-type="float" office:value="174.70795">
            <text:p>174.70795</text:p>
          </table:table-cell>
          <table:table-cell table:formula="of:=SQRT(ABS([.$D$2]^2-[.F658]^2))" office:value-type="float" office:value="97.3505634642014">
            <text:p>97.3505634642014</text:p>
          </table:table-cell>
          <table:table-cell table:formula="of:=ABS([.B658]-[.G658])" office:value-type="float" office:value="0.000563464200538988">
            <text:p>0.000563464200538988</text:p>
          </table:table-cell>
        </table:table-row>
        <table:table-row table:style-name="ro2">
          <table:table-cell table:formula="of:=[.A658]+[.A$4]" office:value-type="float" office:value="195.000000000002">
            <text:p>195.000000000002</text:p>
          </table:table-cell>
          <table:table-cell table:formula="of:=[.A659]/2" office:value-type="float" office:value="97.5000000000008">
            <text:p>97.5000000000008</text:p>
          </table:table-cell>
          <table:table-cell table:formula="of:=SQRT(ABS([.$D$2]^2-[.B659]^2))" office:value-type="float" office:value="174.624597351003">
            <text:p>174.624597351003</text:p>
          </table:table-cell>
          <table:table-cell table:formula="of:=([.$C$10]-[.C659])*[.$B$4]" office:value-type="float" office:value="31968.9403451834">
            <text:p>31968.9403451834</text:p>
          </table:table-cell>
          <table:table-cell table:formula="of:=ROUND([.D659])" office:value-type="float" office:value="31969">
            <text:p>31969</text:p>
          </table:table-cell>
          <table:table-cell table:formula="of:=([.$C$8]-([.E659]*[.$C$4]))" office:value-type="float" office:value="174.62460625">
            <text:p>174.62460625</text:p>
          </table:table-cell>
          <table:table-cell table:formula="of:=SQRT(ABS([.$D$2]^2-[.F659]^2))" office:value-type="float" office:value="97.4999840617036">
            <text:p>97.4999840617036</text:p>
          </table:table-cell>
          <table:table-cell table:formula="of:=ABS([.B659]-[.G659])" office:value-type="float" office:value="0.0000159382972100275">
            <text:p>0.0000159382972100275</text:p>
          </table:table-cell>
        </table:table-row>
        <table:table-row table:style-name="ro2">
          <table:table-cell table:formula="of:=[.A659]+[.A$4]" office:value-type="float" office:value="195.300000000002">
            <text:p>195.300000000002</text:p>
          </table:table-cell>
          <table:table-cell table:formula="of:=[.A660]/2" office:value-type="float" office:value="97.6500000000008">
            <text:p>97.6500000000008</text:p>
          </table:table-cell>
          <table:table-cell table:formula="of:=SQRT(ABS([.$D$2]^2-[.B660]^2))" office:value-type="float" office:value="174.540761714849">
            <text:p>174.540761714849</text:p>
          </table:table-cell>
          <table:table-cell table:formula="of:=([.$C$10]-[.C660])*[.$B$4]" office:value-type="float" office:value="32074.5600442743">
            <text:p>32074.5600442743</text:p>
          </table:table-cell>
          <table:table-cell table:formula="of:=ROUND([.D660])" office:value-type="float" office:value="32075">
            <text:p>32075</text:p>
          </table:table-cell>
          <table:table-cell table:formula="of:=([.$C$8]-([.E660]*[.$C$4]))" office:value-type="float" office:value="174.54046875">
            <text:p>174.54046875</text:p>
          </table:table-cell>
          <table:table-cell table:formula="of:=SQRT(ABS([.$D$2]^2-[.F660]^2))" office:value-type="float" office:value="97.6505236469845">
            <text:p>97.6505236469845</text:p>
          </table:table-cell>
          <table:table-cell table:formula="of:=ABS([.B660]-[.G660])" office:value-type="float" office:value="0.000523646983623394">
            <text:p>0.000523646983623394</text:p>
          </table:table-cell>
        </table:table-row>
        <table:table-row table:style-name="ro2">
          <table:table-cell table:formula="of:=[.A660]+[.A$4]" office:value-type="float" office:value="195.600000000002">
            <text:p>195.600000000002</text:p>
          </table:table-cell>
          <table:table-cell table:formula="of:=[.A661]/2" office:value-type="float" office:value="97.8000000000008">
            <text:p>97.8000000000008</text:p>
          </table:table-cell>
          <table:table-cell table:formula="of:=SQRT(ABS([.$D$2]^2-[.B661]^2))" office:value-type="float" office:value="174.456756819562">
            <text:p>174.456756819562</text:p>
          </table:table-cell>
          <table:table-cell table:formula="of:=([.$C$10]-[.C661])*[.$B$4]" office:value-type="float" office:value="32180.3929832189">
            <text:p>32180.3929832189</text:p>
          </table:table-cell>
          <table:table-cell table:formula="of:=ROUND([.D661])" office:value-type="float" office:value="32180">
            <text:p>32180</text:p>
          </table:table-cell>
          <table:table-cell table:formula="of:=([.$C$8]-([.E661]*[.$C$4]))" office:value-type="float" office:value="174.457125">
            <text:p>174.457125</text:p>
          </table:table-cell>
          <table:table-cell table:formula="of:=SQRT(ABS([.$D$2]^2-[.F661]^2))" office:value-type="float" office:value="97.7993432326331">
            <text:p>97.7993432326331</text:p>
          </table:table-cell>
          <table:table-cell table:formula="of:=ABS([.B661]-[.G661])" office:value-type="float" office:value="0.000656767367743782">
            <text:p>0.000656767367743782</text:p>
          </table:table-cell>
        </table:table-row>
        <table:table-row table:style-name="ro2">
          <table:table-cell table:formula="of:=[.A661]+[.A$4]" office:value-type="float" office:value="195.900000000002">
            <text:p>195.900000000002</text:p>
          </table:table-cell>
          <table:table-cell table:formula="of:=[.A662]/2" office:value-type="float" office:value="97.9500000000009">
            <text:p>97.9500000000009</text:p>
          </table:table-cell>
          <table:table-cell table:formula="of:=SQRT(ABS([.$D$2]^2-[.B662]^2))" office:value-type="float" office:value="174.372582420517">
            <text:p>174.372582420517</text:p>
          </table:table-cell>
          <table:table-cell table:formula="of:=([.$C$10]-[.C662])*[.$B$4]" office:value-type="float" office:value="32286.4394702054">
            <text:p>32286.4394702054</text:p>
          </table:table-cell>
          <table:table-cell table:formula="of:=ROUND([.D662])" office:value-type="float" office:value="32286">
            <text:p>32286</text:p>
          </table:table-cell>
          <table:table-cell table:formula="of:=([.$C$8]-([.E662]*[.$C$4]))" office:value-type="float" office:value="174.3729875">
            <text:p>174.3729875</text:p>
          </table:table-cell>
          <table:table-cell table:formula="of:=SQRT(ABS([.$D$2]^2-[.F662]^2))" office:value-type="float" office:value="97.9492788657724">
            <text:p>97.9492788657724</text:p>
          </table:table-cell>
          <table:table-cell table:formula="of:=ABS([.B662]-[.G662])" office:value-type="float" office:value="0.000721134228470532">
            <text:p>0.000721134228470532</text:p>
          </table:table-cell>
        </table:table-row>
        <table:table-row table:style-name="ro2">
          <table:table-cell table:formula="of:=[.A662]+[.A$4]" office:value-type="float" office:value="196.200000000002">
            <text:p>196.200000000002</text:p>
          </table:table-cell>
          <table:table-cell table:formula="of:=[.A663]/2" office:value-type="float" office:value="98.1000000000009">
            <text:p>98.1000000000009</text:p>
          </table:table-cell>
          <table:table-cell table:formula="of:=SQRT(ABS([.$D$2]^2-[.B663]^2))" office:value-type="float" office:value="174.288238272122">
            <text:p>174.288238272122</text:p>
          </table:table-cell>
          <table:table-cell table:formula="of:=([.$C$10]-[.C663])*[.$B$4]" office:value-type="float" office:value="32392.69981464">
            <text:p>32392.69981464</text:p>
          </table:table-cell>
          <table:table-cell table:formula="of:=ROUND([.D663])" office:value-type="float" office:value="32393">
            <text:p>32393</text:p>
          </table:table-cell>
          <table:table-cell table:formula="of:=([.$C$8]-([.E663]*[.$C$4]))" office:value-type="float" office:value="174.28805625">
            <text:p>174.28805625</text:p>
          </table:table-cell>
          <table:table-cell table:formula="of:=SQRT(ABS([.$D$2]^2-[.F663]^2))" office:value-type="float" office:value="98.1003233868107">
            <text:p>98.1003233868107</text:p>
          </table:table-cell>
          <table:table-cell table:formula="of:=ABS([.B663]-[.G663])" office:value-type="float" office:value="0.0003233868098107">
            <text:p>0.0003233868098107</text:p>
          </table:table-cell>
        </table:table-row>
        <table:table-row table:style-name="ro2">
          <table:table-cell table:formula="of:=[.A663]+[.A$4]" office:value-type="float" office:value="196.500000000002">
            <text:p>196.500000000002</text:p>
          </table:table-cell>
          <table:table-cell table:formula="of:=[.A664]/2" office:value-type="float" office:value="98.2500000000009">
            <text:p>98.2500000000009</text:p>
          </table:table-cell>
          <table:table-cell table:formula="of:=SQRT(ABS([.$D$2]^2-[.B664]^2))" office:value-type="float" office:value="174.203724127815">
            <text:p>174.203724127815</text:p>
          </table:table-cell>
          <table:table-cell table:formula="of:=([.$C$10]-[.C664])*[.$B$4]" office:value-type="float" office:value="32499.1743271524">
            <text:p>32499.1743271524</text:p>
          </table:table-cell>
          <table:table-cell table:formula="of:=ROUND([.D664])" office:value-type="float" office:value="32499">
            <text:p>32499</text:p>
          </table:table-cell>
          <table:table-cell table:formula="of:=([.$C$8]-([.E664]*[.$C$4]))" office:value-type="float" office:value="174.20391875">
            <text:p>174.20391875</text:p>
          </table:table-cell>
          <table:table-cell table:formula="of:=SQRT(ABS([.$D$2]^2-[.F664]^2))" office:value-type="float" office:value="98.2496549212433">
            <text:p>98.2496549212433</text:p>
          </table:table-cell>
          <table:table-cell table:formula="of:=ABS([.B664]-[.G664])" office:value-type="float" office:value="0.000345078757533201">
            <text:p>0.000345078757533201</text:p>
          </table:table-cell>
        </table:table-row>
        <table:table-row table:style-name="ro2">
          <table:table-cell table:formula="of:=[.A664]+[.A$4]" office:value-type="float" office:value="196.800000000002">
            <text:p>196.800000000002</text:p>
          </table:table-cell>
          <table:table-cell table:formula="of:=[.A665]/2" office:value-type="float" office:value="98.4000000000009">
            <text:p>98.4000000000009</text:p>
          </table:table-cell>
          <table:table-cell table:formula="of:=SQRT(ABS([.$D$2]^2-[.B665]^2))" office:value-type="float" office:value="174.119039740058">
            <text:p>174.119039740058</text:p>
          </table:table-cell>
          <table:table-cell table:formula="of:=([.$C$10]-[.C665])*[.$B$4]" office:value-type="float" office:value="32605.8633196022">
            <text:p>32605.8633196022</text:p>
          </table:table-cell>
          <table:table-cell table:formula="of:=ROUND([.D665])" office:value-type="float" office:value="32606">
            <text:p>32606</text:p>
          </table:table-cell>
          <table:table-cell table:formula="of:=([.$C$8]-([.E665]*[.$C$4]))" office:value-type="float" office:value="174.1189875">
            <text:p>174.1189875</text:p>
          </table:table-cell>
          <table:table-cell table:formula="of:=SQRT(ABS([.$D$2]^2-[.F665]^2))" office:value-type="float" office:value="98.4000924388532">
            <text:p>98.4000924388532</text:p>
          </table:table-cell>
          <table:table-cell table:formula="of:=ABS([.B665]-[.G665])" office:value-type="float" office:value="0.0000924388522776098">
            <text:p>0.0000924388522776098</text:p>
          </table:table-cell>
        </table:table-row>
        <table:table-row table:style-name="ro2">
          <table:table-cell table:formula="of:=[.A665]+[.A$4]" office:value-type="float" office:value="197.100000000002">
            <text:p>197.100000000002</text:p>
          </table:table-cell>
          <table:table-cell table:formula="of:=[.A666]/2" office:value-type="float" office:value="98.5500000000009">
            <text:p>98.5500000000009</text:p>
          </table:table-cell>
          <table:table-cell table:formula="of:=SQRT(ABS([.$D$2]^2-[.B666]^2))" office:value-type="float" office:value="174.034184860331">
            <text:p>174.034184860331</text:p>
          </table:table-cell>
          <table:table-cell table:formula="of:=([.$C$10]-[.C666])*[.$B$4]" office:value-type="float" office:value="32712.767105085">
            <text:p>32712.767105085</text:p>
          </table:table-cell>
          <table:table-cell table:formula="of:=ROUND([.D666])" office:value-type="float" office:value="32713">
            <text:p>32713</text:p>
          </table:table-cell>
          <table:table-cell table:formula="of:=([.$C$8]-([.E666]*[.$C$4]))" office:value-type="float" office:value="174.03405625">
            <text:p>174.03405625</text:p>
          </table:table-cell>
          <table:table-cell table:formula="of:=SQRT(ABS([.$D$2]^2-[.F666]^2))" office:value-type="float" office:value="98.5502271188242">
            <text:p>98.5502271188242</text:p>
          </table:table-cell>
          <table:table-cell table:formula="of:=ABS([.B666]-[.G666])" office:value-type="float" office:value="0.000227118823360684">
            <text:p>0.000227118823360684</text:p>
          </table:table-cell>
        </table:table-row>
        <table:table-row table:style-name="ro2">
          <table:table-cell table:formula="of:=[.A666]+[.A$4]" office:value-type="float" office:value="197.400000000002">
            <text:p>197.400000000002</text:p>
          </table:table-cell>
          <table:table-cell table:formula="of:=[.A667]/2" office:value-type="float" office:value="98.7000000000009">
            <text:p>98.7000000000009</text:p>
          </table:table-cell>
          <table:table-cell table:formula="of:=SQRT(ABS([.$D$2]^2-[.B667]^2))" office:value-type="float" office:value="173.949159239129">
            <text:p>173.949159239129</text:p>
          </table:table-cell>
          <table:table-cell table:formula="of:=([.$C$10]-[.C667])*[.$B$4]" office:value-type="float" office:value="32819.8859979379">
            <text:p>32819.8859979379</text:p>
          </table:table-cell>
          <table:table-cell table:formula="of:=ROUND([.D667])" office:value-type="float" office:value="32820">
            <text:p>32820</text:p>
          </table:table-cell>
          <table:table-cell table:formula="of:=([.$C$8]-([.E667]*[.$C$4]))" office:value-type="float" office:value="173.949125">
            <text:p>173.949125</text:p>
          </table:table-cell>
          <table:table-cell table:formula="of:=SQRT(ABS([.$D$2]^2-[.F667]^2))" office:value-type="float" office:value="98.7000603431141">
            <text:p>98.7000603431141</text:p>
          </table:table-cell>
          <table:table-cell table:formula="of:=ABS([.B667]-[.G667])" office:value-type="float" office:value="0.0000603431132617516">
            <text:p>0.0000603431132617516</text:p>
          </table:table-cell>
        </table:table-row>
        <table:table-row table:style-name="ro2">
          <table:table-cell table:formula="of:=[.A667]+[.A$4]" office:value-type="float" office:value="197.700000000002">
            <text:p>197.700000000002</text:p>
          </table:table-cell>
          <table:table-cell table:formula="of:=[.A668]/2" office:value-type="float" office:value="98.8500000000009">
            <text:p>98.8500000000009</text:p>
          </table:table-cell>
          <table:table-cell table:formula="of:=SQRT(ABS([.$D$2]^2-[.B668]^2))" office:value-type="float" office:value="173.863962625956">
            <text:p>173.863962625956</text:p>
          </table:table-cell>
          <table:table-cell table:formula="of:=([.$C$10]-[.C668])*[.$B$4]" office:value-type="float" office:value="32927.2203137463">
            <text:p>32927.2203137463</text:p>
          </table:table-cell>
          <table:table-cell table:formula="of:=ROUND([.D668])" office:value-type="float" office:value="32927">
            <text:p>32927</text:p>
          </table:table-cell>
          <table:table-cell table:formula="of:=([.$C$8]-([.E668]*[.$C$4]))" office:value-type="float" office:value="173.86419375">
            <text:p>173.86419375</text:p>
          </table:table-cell>
          <table:table-cell table:formula="of:=SQRT(ABS([.$D$2]^2-[.F668]^2))" office:value-type="float" office:value="98.8495934825352">
            <text:p>98.8495934825352</text:p>
          </table:table-cell>
          <table:table-cell table:formula="of:=ABS([.B668]-[.G668])" office:value-type="float" office:value="0.000406517465719958">
            <text:p>0.000406517465719958</text:p>
          </table:table-cell>
        </table:table-row>
        <table:table-row table:style-name="ro2">
          <table:table-cell table:formula="of:=[.A668]+[.A$4]" office:value-type="float" office:value="198.000000000002">
            <text:p>198.000000000002</text:p>
          </table:table-cell>
          <table:table-cell table:formula="of:=[.A669]/2" office:value-type="float" office:value="99.0000000000009">
            <text:p>99.0000000000009</text:p>
          </table:table-cell>
          <table:table-cell table:formula="of:=SQRT(ABS([.$D$2]^2-[.B669]^2))" office:value-type="float" office:value="173.778594769321">
            <text:p>173.778594769321</text:p>
          </table:table-cell>
          <table:table-cell table:formula="of:=([.$C$10]-[.C669])*[.$B$4]" office:value-type="float" office:value="33034.7703693496">
            <text:p>33034.7703693496</text:p>
          </table:table-cell>
          <table:table-cell table:formula="of:=ROUND([.D669])" office:value-type="float" office:value="33035">
            <text:p>33035</text:p>
          </table:table-cell>
          <table:table-cell table:formula="of:=([.$C$8]-([.E669]*[.$C$4]))" office:value-type="float" office:value="173.77846875">
            <text:p>173.77846875</text:p>
          </table:table-cell>
          <table:table-cell table:formula="of:=SQRT(ABS([.$D$2]^2-[.F669]^2))" office:value-type="float" office:value="99.0002212063452">
            <text:p>99.0002212063452</text:p>
          </table:table-cell>
          <table:table-cell table:formula="of:=ABS([.B669]-[.G669])" office:value-type="float" office:value="0.000221206344264147">
            <text:p>0.000221206344264147</text:p>
          </table:table-cell>
        </table:table-row>
        <table:table-row table:style-name="ro2">
          <table:table-cell table:formula="of:=[.A669]+[.A$4]" office:value-type="float" office:value="198.300000000002">
            <text:p>198.300000000002</text:p>
          </table:table-cell>
          <table:table-cell table:formula="of:=[.A670]/2" office:value-type="float" office:value="99.1500000000009">
            <text:p>99.1500000000009</text:p>
          </table:table-cell>
          <table:table-cell table:formula="of:=SQRT(ABS([.$D$2]^2-[.B670]^2))" office:value-type="float" office:value="173.693055416732">
            <text:p>173.693055416732</text:p>
          </table:table-cell>
          <table:table-cell table:formula="of:=([.$C$10]-[.C670])*[.$B$4]" office:value-type="float" office:value="33142.5364828478">
            <text:p>33142.5364828478</text:p>
          </table:table-cell>
          <table:table-cell table:formula="of:=ROUND([.D670])" office:value-type="float" office:value="33143">
            <text:p>33143</text:p>
          </table:table-cell>
          <table:table-cell table:formula="of:=([.$C$8]-([.E670]*[.$C$4]))" office:value-type="float" office:value="173.69274375">
            <text:p>173.69274375</text:p>
          </table:table-cell>
          <table:table-cell table:formula="of:=SQRT(ABS([.$D$2]^2-[.F670]^2))" office:value-type="float" office:value="99.1505459823436">
            <text:p>99.1505459823436</text:p>
          </table:table-cell>
          <table:table-cell table:formula="of:=ABS([.B670]-[.G670])" office:value-type="float" office:value="0.000545982342714524">
            <text:p>0.000545982342714524</text:p>
          </table:table-cell>
        </table:table-row>
        <table:table-row table:style-name="ro2">
          <table:table-cell table:formula="of:=[.A670]+[.A$4]" office:value-type="float" office:value="198.600000000002">
            <text:p>198.600000000002</text:p>
          </table:table-cell>
          <table:table-cell table:formula="of:=[.A671]/2" office:value-type="float" office:value="99.3000000000009">
            <text:p>99.3000000000009</text:p>
          </table:table-cell>
          <table:table-cell table:formula="of:=SQRT(ABS([.$D$2]^2-[.B671]^2))" office:value-type="float" office:value="173.607344314691">
            <text:p>173.607344314691</text:p>
          </table:table-cell>
          <table:table-cell table:formula="of:=([.$C$10]-[.C671])*[.$B$4]" office:value-type="float" office:value="33250.5189736071">
            <text:p>33250.5189736071</text:p>
          </table:table-cell>
          <table:table-cell table:formula="of:=ROUND([.D671])" office:value-type="float" office:value="33251">
            <text:p>33251</text:p>
          </table:table-cell>
          <table:table-cell table:formula="of:=([.$C$8]-([.E671]*[.$C$4]))" office:value-type="float" office:value="173.60701875">
            <text:p>173.60701875</text:p>
          </table:table-cell>
          <table:table-cell table:formula="of:=SQRT(ABS([.$D$2]^2-[.F671]^2))" office:value-type="float" office:value="99.3005691863704">
            <text:p>99.3005691863704</text:p>
          </table:table-cell>
          <table:table-cell table:formula="of:=ABS([.B671]-[.G671])" office:value-type="float" office:value="0.000569186369531849">
            <text:p>0.000569186369531849</text:p>
          </table:table-cell>
        </table:table-row>
        <table:table-row table:style-name="ro2">
          <table:table-cell table:formula="of:=[.A671]+[.A$4]" office:value-type="float" office:value="198.900000000002">
            <text:p>198.900000000002</text:p>
          </table:table-cell>
          <table:table-cell table:formula="of:=[.A672]/2" office:value-type="float" office:value="99.4500000000009">
            <text:p>99.4500000000009</text:p>
          </table:table-cell>
          <table:table-cell table:formula="of:=SQRT(ABS([.$D$2]^2-[.B672]^2))" office:value-type="float" office:value="173.521461208693">
            <text:p>173.521461208693</text:p>
          </table:table-cell>
          <table:table-cell table:formula="of:=([.$C$10]-[.C672])*[.$B$4]" office:value-type="float" office:value="33358.7181622671">
            <text:p>33358.7181622671</text:p>
          </table:table-cell>
          <table:table-cell table:formula="of:=ROUND([.D672])" office:value-type="float" office:value="33359">
            <text:p>33359</text:p>
          </table:table-cell>
          <table:table-cell table:formula="of:=([.$C$8]-([.E672]*[.$C$4]))" office:value-type="float" office:value="173.52129375">
            <text:p>173.52129375</text:p>
          </table:table-cell>
          <table:table-cell table:formula="of:=SQRT(ABS([.$D$2]^2-[.F672]^2))" office:value-type="float" office:value="99.4502921832119">
            <text:p>99.4502921832119</text:p>
          </table:table-cell>
          <table:table-cell table:formula="of:=ABS([.B672]-[.G672])" office:value-type="float" office:value="0.000292183210945041">
            <text:p>0.000292183210945041</text:p>
          </table:table-cell>
        </table:table-row>
        <table:table-row table:style-name="ro2">
          <table:table-cell table:formula="of:=[.A672]+[.A$4]" office:value-type="float" office:value="199.200000000002">
            <text:p>199.200000000002</text:p>
          </table:table-cell>
          <table:table-cell table:formula="of:=[.A673]/2" office:value-type="float" office:value="99.6000000000009">
            <text:p>99.6000000000009</text:p>
          </table:table-cell>
          <table:table-cell table:formula="of:=SQRT(ABS([.$D$2]^2-[.B673]^2))" office:value-type="float" office:value="173.435405843212">
            <text:p>173.435405843212</text:p>
          </table:table-cell>
          <table:table-cell table:formula="of:=([.$C$10]-[.C673])*[.$B$4]" office:value-type="float" office:value="33467.134370746">
            <text:p>33467.134370746</text:p>
          </table:table-cell>
          <table:table-cell table:formula="of:=ROUND([.D673])" office:value-type="float" office:value="33467">
            <text:p>33467</text:p>
          </table:table-cell>
          <table:table-cell table:formula="of:=([.$C$8]-([.E673]*[.$C$4]))" office:value-type="float" office:value="173.43556875">
            <text:p>173.43556875</text:p>
          </table:table-cell>
          <table:table-cell table:formula="of:=SQRT(ABS([.$D$2]^2-[.F673]^2))" office:value-type="float" office:value="99.5997163267246">
            <text:p>99.5997163267246</text:p>
          </table:table-cell>
          <table:table-cell table:formula="of:=ABS([.B673]-[.G673])" office:value-type="float" office:value="0.000283673276285867">
            <text:p>0.000283673276285867</text:p>
          </table:table-cell>
        </table:table-row>
        <table:table-row table:style-name="ro2">
          <table:table-cell table:formula="of:=[.A673]+[.A$4]" office:value-type="float" office:value="199.500000000002">
            <text:p>199.500000000002</text:p>
          </table:table-cell>
          <table:table-cell table:formula="of:=[.A674]/2" office:value-type="float" office:value="99.7500000000009">
            <text:p>99.7500000000009</text:p>
          </table:table-cell>
          <table:table-cell table:formula="of:=SQRT(ABS([.$D$2]^2-[.B674]^2))" office:value-type="float" office:value="173.349177961708">
            <text:p>173.349177961708</text:p>
          </table:table-cell>
          <table:table-cell table:formula="of:=([.$C$10]-[.C674])*[.$B$4]" office:value-type="float" office:value="33575.767922248">
            <text:p>33575.767922248</text:p>
          </table:table-cell>
          <table:table-cell table:formula="of:=ROUND([.D674])" office:value-type="float" office:value="33576">
            <text:p>33576</text:p>
          </table:table-cell>
          <table:table-cell table:formula="of:=([.$C$8]-([.E674]*[.$C$4]))" office:value-type="float" office:value="173.34905">
            <text:p>173.34905</text:p>
          </table:table-cell>
          <table:table-cell table:formula="of:=SQRT(ABS([.$D$2]^2-[.F674]^2))" office:value-type="float" office:value="99.7502223761807">
            <text:p>99.7502223761807</text:p>
          </table:table-cell>
          <table:table-cell table:formula="of:=ABS([.B674]-[.G674])" office:value-type="float" office:value="0.000222376179763728">
            <text:p>0.000222376179763728</text:p>
          </table:table-cell>
        </table:table-row>
        <table:table-row table:style-name="ro2">
          <table:table-cell table:formula="of:=[.A674]+[.A$4]" office:value-type="float" office:value="199.800000000002">
            <text:p>199.800000000002</text:p>
          </table:table-cell>
          <table:table-cell table:formula="of:=[.A675]/2" office:value-type="float" office:value="99.9000000000009">
            <text:p>99.9000000000009</text:p>
          </table:table-cell>
          <table:table-cell table:formula="of:=SQRT(ABS([.$D$2]^2-[.B675]^2))" office:value-type="float" office:value="173.26277730661">
            <text:p>173.26277730661</text:p>
          </table:table-cell>
          <table:table-cell table:formula="of:=([.$C$10]-[.C675])*[.$B$4]" office:value-type="float" office:value="33684.6191412692">
            <text:p>33684.6191412692</text:p>
          </table:table-cell>
          <table:table-cell table:formula="of:=ROUND([.D675])" office:value-type="float" office:value="33685">
            <text:p>33685</text:p>
          </table:table-cell>
          <table:table-cell table:formula="of:=([.$C$8]-([.E675]*[.$C$4]))" office:value-type="float" office:value="173.26253125">
            <text:p>173.26253125</text:p>
          </table:table-cell>
          <table:table-cell table:formula="of:=SQRT(ABS([.$D$2]^2-[.F675]^2))" office:value-type="float" office:value="99.9004267500533">
            <text:p>99.9004267500533</text:p>
          </table:table-cell>
          <table:table-cell table:formula="of:=ABS([.B675]-[.G675])" office:value-type="float" office:value="0.000426750052412217">
            <text:p>0.000426750052412217</text:p>
          </table:table-cell>
        </table:table-row>
        <table:table-row table:style-name="ro2">
          <table:table-cell table:formula="of:=[.A675]+[.A$4]" office:value-type="float" office:value="200.100000000002">
            <text:p>200.100000000002</text:p>
          </table:table-cell>
          <table:table-cell table:formula="of:=[.A676]/2" office:value-type="float" office:value="100.050000000001">
            <text:p>100.050000000001</text:p>
          </table:table-cell>
          <table:table-cell table:formula="of:=SQRT(ABS([.$D$2]^2-[.B676]^2))" office:value-type="float" office:value="173.176203619319">
            <text:p>173.176203619319</text:p>
          </table:table-cell>
          <table:table-cell table:formula="of:=([.$C$10]-[.C676])*[.$B$4]" office:value-type="float" office:value="33793.688353604">
            <text:p>33793.688353604</text:p>
          </table:table-cell>
          <table:table-cell table:formula="of:=ROUND([.D676])" office:value-type="float" office:value="33794">
            <text:p>33794</text:p>
          </table:table-cell>
          <table:table-cell table:formula="of:=([.$C$8]-([.E676]*[.$C$4]))" office:value-type="float" office:value="173.1760125">
            <text:p>173.1760125</text:p>
          </table:table-cell>
          <table:table-cell table:formula="of:=SQRT(ABS([.$D$2]^2-[.F676]^2))" office:value-type="float" office:value="100.050330807049">
            <text:p>100.050330807049</text:p>
          </table:table-cell>
          <table:table-cell table:formula="of:=ABS([.B676]-[.G676])" office:value-type="float" office:value="0.000330807047561166">
            <text:p>0.000330807047561166</text:p>
          </table:table-cell>
        </table:table-row>
        <table:table-row table:style-name="ro2">
          <table:table-cell table:formula="of:=[.A676]+[.A$4]" office:value-type="float" office:value="200.400000000002">
            <text:p>200.400000000002</text:p>
          </table:table-cell>
          <table:table-cell table:formula="of:=[.A677]/2" office:value-type="float" office:value="100.200000000001">
            <text:p>100.200000000001</text:p>
          </table:table-cell>
          <table:table-cell table:formula="of:=SQRT(ABS([.$D$2]^2-[.B677]^2))" office:value-type="float" office:value="173.0894566402">
            <text:p>173.0894566402</text:p>
          </table:table-cell>
          <table:table-cell table:formula="of:=([.$C$10]-[.C677])*[.$B$4]" office:value-type="float" office:value="33902.9758863518">
            <text:p>33902.9758863518</text:p>
          </table:table-cell>
          <table:table-cell table:formula="of:=ROUND([.D677])" office:value-type="float" office:value="33903">
            <text:p>33903</text:p>
          </table:table-cell>
          <table:table-cell table:formula="of:=([.$C$8]-([.E677]*[.$C$4]))" office:value-type="float" office:value="173.08949375">
            <text:p>173.08949375</text:p>
          </table:table-cell>
          <table:table-cell table:formula="of:=SQRT(ABS([.$D$2]^2-[.F677]^2))" office:value-type="float" office:value="100.199935895033">
            <text:p>100.199935895033</text:p>
          </table:table-cell>
          <table:table-cell table:formula="of:=ABS([.B677]-[.G677])" office:value-type="float" office:value="0.0000641049680183414">
            <text:p>0.0000641049680183414</text:p>
          </table:table-cell>
        </table:table-row>
        <table:table-row table:style-name="ro2">
          <table:table-cell table:formula="of:=[.A677]+[.A$4]" office:value-type="float" office:value="200.700000000002">
            <text:p>200.700000000002</text:p>
          </table:table-cell>
          <table:table-cell table:formula="of:=[.A678]/2" office:value-type="float" office:value="100.350000000001">
            <text:p>100.350000000001</text:p>
          </table:table-cell>
          <table:table-cell table:formula="of:=SQRT(ABS([.$D$2]^2-[.B678]^2))" office:value-type="float" office:value="173.002536108578">
            <text:p>173.002536108578</text:p>
          </table:table-cell>
          <table:table-cell table:formula="of:=([.$C$10]-[.C678])*[.$B$4]" office:value-type="float" office:value="34012.4820679234">
            <text:p>34012.4820679234</text:p>
          </table:table-cell>
          <table:table-cell table:formula="of:=ROUND([.D678])" office:value-type="float" office:value="34012">
            <text:p>34012</text:p>
          </table:table-cell>
          <table:table-cell table:formula="of:=([.$C$8]-([.E678]*[.$C$4]))" office:value-type="float" office:value="173.002975">
            <text:p>173.002975</text:p>
          </table:table-cell>
          <table:table-cell table:formula="of:=SQRT(ABS([.$D$2]^2-[.F678]^2))" office:value-type="float" office:value="100.349243351155">
            <text:p>100.349243351155</text:p>
          </table:table-cell>
          <table:table-cell table:formula="of:=ABS([.B678]-[.G678])" office:value-type="float" office:value="0.000756648845680274">
            <text:p>0.000756648845680274</text:p>
          </table:table-cell>
        </table:table-row>
        <table:table-row table:style-name="ro2">
          <table:table-cell table:formula="of:=[.A678]+[.A$4]" office:value-type="float" office:value="201.000000000002">
            <text:p>201.000000000002</text:p>
          </table:table-cell>
          <table:table-cell table:formula="of:=[.A679]/2" office:value-type="float" office:value="100.500000000001">
            <text:p>100.500000000001</text:p>
          </table:table-cell>
          <table:table-cell table:formula="of:=SQRT(ABS([.$D$2]^2-[.B679]^2))" office:value-type="float" office:value="172.915441762729">
            <text:p>172.915441762729</text:p>
          </table:table-cell>
          <table:table-cell table:formula="of:=([.$C$10]-[.C679])*[.$B$4]" office:value-type="float" office:value="34122.2072280477">
            <text:p>34122.2072280477</text:p>
          </table:table-cell>
          <table:table-cell table:formula="of:=ROUND([.D679])" office:value-type="float" office:value="34122">
            <text:p>34122</text:p>
          </table:table-cell>
          <table:table-cell table:formula="of:=([.$C$8]-([.E679]*[.$C$4]))" office:value-type="float" office:value="172.9156625">
            <text:p>172.9156625</text:p>
          </table:table-cell>
          <table:table-cell table:formula="of:=SQRT(ABS([.$D$2]^2-[.F679]^2))" office:value-type="float" office:value="100.499620209163">
            <text:p>100.499620209163</text:p>
          </table:table-cell>
          <table:table-cell table:formula="of:=ABS([.B679]-[.G679])" office:value-type="float" office:value="0.000379790837499172">
            <text:p>0.000379790837499172</text:p>
          </table:table-cell>
        </table:table-row>
        <table:table-row table:style-name="ro2">
          <table:table-cell table:formula="of:=[.A679]+[.A$4]" office:value-type="float" office:value="201.300000000002">
            <text:p>201.300000000002</text:p>
          </table:table-cell>
          <table:table-cell table:formula="of:=[.A680]/2" office:value-type="float" office:value="100.650000000001">
            <text:p>100.650000000001</text:p>
          </table:table-cell>
          <table:table-cell table:formula="of:=SQRT(ABS([.$D$2]^2-[.B680]^2))" office:value-type="float" office:value="172.828173339881">
            <text:p>172.828173339881</text:p>
          </table:table-cell>
          <table:table-cell table:formula="of:=([.$C$10]-[.C680])*[.$B$4]" office:value-type="float" office:value="34232.1516977783">
            <text:p>34232.1516977783</text:p>
          </table:table-cell>
          <table:table-cell table:formula="of:=ROUND([.D680])" office:value-type="float" office:value="34232">
            <text:p>34232</text:p>
          </table:table-cell>
          <table:table-cell table:formula="of:=([.$C$8]-([.E680]*[.$C$4]))" office:value-type="float" office:value="172.82835">
            <text:p>172.82835</text:p>
          </table:table-cell>
          <table:table-cell table:formula="of:=SQRT(ABS([.$D$2]^2-[.F680]^2))" office:value-type="float" office:value="100.649696652685">
            <text:p>100.649696652685</text:p>
          </table:table-cell>
          <table:table-cell table:formula="of:=ABS([.B680]-[.G680])" office:value-type="float" office:value="0.000303347316005897">
            <text:p>0.000303347316005897</text:p>
          </table:table-cell>
        </table:table-row>
        <table:table-row table:style-name="ro2">
          <table:table-cell table:formula="of:=[.A680]+[.A$4]" office:value-type="float" office:value="201.600000000002">
            <text:p>201.600000000002</text:p>
          </table:table-cell>
          <table:table-cell table:formula="of:=[.A681]/2" office:value-type="float" office:value="100.800000000001">
            <text:p>100.800000000001</text:p>
          </table:table-cell>
          <table:table-cell table:formula="of:=SQRT(ABS([.$D$2]^2-[.B681]^2))" office:value-type="float" office:value="172.740730576201">
            <text:p>172.740730576201</text:p>
          </table:table-cell>
          <table:table-cell table:formula="of:=([.$C$10]-[.C681])*[.$B$4]" office:value-type="float" office:value="34342.3158095001">
            <text:p>34342.3158095001</text:p>
          </table:table-cell>
          <table:table-cell table:formula="of:=ROUND([.D681])" office:value-type="float" office:value="34342">
            <text:p>34342</text:p>
          </table:table-cell>
          <table:table-cell table:formula="of:=([.$C$8]-([.E681]*[.$C$4]))" office:value-type="float" office:value="172.7410375">
            <text:p>172.7410375</text:p>
          </table:table-cell>
          <table:table-cell table:formula="of:=SQRT(ABS([.$D$2]^2-[.F681]^2))" office:value-type="float" office:value="100.799474023546">
            <text:p>100.799474023546</text:p>
          </table:table-cell>
          <table:table-cell table:formula="of:=ABS([.B681]-[.G681])" office:value-type="float" office:value="0.000525976454625265">
            <text:p>0.000525976454625265</text:p>
          </table:table-cell>
        </table:table-row>
        <table:table-row table:style-name="ro2">
          <table:table-cell table:formula="of:=[.A681]+[.A$4]" office:value-type="float" office:value="201.900000000002">
            <text:p>201.900000000002</text:p>
          </table:table-cell>
          <table:table-cell table:formula="of:=[.A682]/2" office:value-type="float" office:value="100.950000000001">
            <text:p>100.950000000001</text:p>
          </table:table-cell>
          <table:table-cell table:formula="of:=SQRT(ABS([.$D$2]^2-[.B682]^2))" office:value-type="float" office:value="172.653113206799">
            <text:p>172.653113206799</text:p>
          </table:table-cell>
          <table:table-cell table:formula="of:=([.$C$10]-[.C682])*[.$B$4]" office:value-type="float" office:value="34452.699896936">
            <text:p>34452.699896936</text:p>
          </table:table-cell>
          <table:table-cell table:formula="of:=ROUND([.D682])" office:value-type="float" office:value="34453">
            <text:p>34453</text:p>
          </table:table-cell>
          <table:table-cell table:formula="of:=([.$C$8]-([.E682]*[.$C$4]))" office:value-type="float" office:value="172.65293125">
            <text:p>172.65293125</text:p>
          </table:table-cell>
          <table:table-cell table:formula="of:=SQRT(ABS([.$D$2]^2-[.F682]^2))" office:value-type="float" office:value="100.950311197058">
            <text:p>100.950311197058</text:p>
          </table:table-cell>
          <table:table-cell table:formula="of:=ABS([.B682]-[.G682])" office:value-type="float" office:value="0.000311197056646506">
            <text:p>0.000311197056646506</text:p>
          </table:table-cell>
        </table:table-row>
        <table:table-row table:style-name="ro2">
          <table:table-cell table:formula="of:=[.A682]+[.A$4]" office:value-type="float" office:value="202.200000000002">
            <text:p>202.200000000002</text:p>
          </table:table-cell>
          <table:table-cell table:formula="of:=[.A683]/2" office:value-type="float" office:value="101.100000000001">
            <text:p>101.100000000001</text:p>
          </table:table-cell>
          <table:table-cell table:formula="of:=SQRT(ABS([.$D$2]^2-[.B683]^2))" office:value-type="float" office:value="172.565320965714">
            <text:p>172.565320965714</text:p>
          </table:table-cell>
          <table:table-cell table:formula="of:=([.$C$10]-[.C683])*[.$B$4]" office:value-type="float" office:value="34563.3042951538">
            <text:p>34563.3042951538</text:p>
          </table:table-cell>
          <table:table-cell table:formula="of:=ROUND([.D683])" office:value-type="float" office:value="34563">
            <text:p>34563</text:p>
          </table:table-cell>
          <table:table-cell table:formula="of:=([.$C$8]-([.E683]*[.$C$4]))" office:value-type="float" office:value="172.56561875">
            <text:p>172.56561875</text:p>
          </table:table-cell>
          <table:table-cell table:formula="of:=SQRT(ABS([.$D$2]^2-[.F683]^2))" office:value-type="float" office:value="101.09949171697">
            <text:p>101.09949171697</text:p>
          </table:table-cell>
          <table:table-cell table:formula="of:=ABS([.B683]-[.G683])" office:value-type="float" office:value="0.000508283031152246">
            <text:p>0.000508283031152246</text:p>
          </table:table-cell>
        </table:table-row>
        <table:table-row table:style-name="ro2">
          <table:table-cell table:formula="of:=[.A683]+[.A$4]" office:value-type="float" office:value="202.500000000002">
            <text:p>202.500000000002</text:p>
          </table:table-cell>
          <table:table-cell table:formula="of:=[.A684]/2" office:value-type="float" office:value="101.250000000001">
            <text:p>101.250000000001</text:p>
          </table:table-cell>
          <table:table-cell table:formula="of:=SQRT(ABS([.$D$2]^2-[.B684]^2))" office:value-type="float" office:value="172.477353585912">
            <text:p>172.477353585912</text:p>
          </table:table-cell>
          <table:table-cell table:formula="of:=([.$C$10]-[.C684])*[.$B$4]" office:value-type="float" office:value="34674.129340573">
            <text:p>34674.129340573</text:p>
          </table:table-cell>
          <table:table-cell table:formula="of:=ROUND([.D684])" office:value-type="float" office:value="34674">
            <text:p>34674</text:p>
          </table:table-cell>
          <table:table-cell table:formula="of:=([.$C$8]-([.E684]*[.$C$4]))" office:value-type="float" office:value="172.4775125">
            <text:p>172.4775125</text:p>
          </table:table-cell>
          <table:table-cell table:formula="of:=SQRT(ABS([.$D$2]^2-[.F684]^2))" office:value-type="float" office:value="101.249729292539">
            <text:p>101.249729292539</text:p>
          </table:table-cell>
          <table:table-cell table:formula="of:=ABS([.B684]-[.G684])" office:value-type="float" office:value="0.000270707462377118">
            <text:p>0.000270707462377118</text:p>
          </table:table-cell>
        </table:table-row>
        <table:table-row table:style-name="ro2">
          <table:table-cell table:formula="of:=[.A684]+[.A$4]" office:value-type="float" office:value="202.800000000002">
            <text:p>202.800000000002</text:p>
          </table:table-cell>
          <table:table-cell table:formula="of:=[.A685]/2" office:value-type="float" office:value="101.400000000001">
            <text:p>101.400000000001</text:p>
          </table:table-cell>
          <table:table-cell table:formula="of:=SQRT(ABS([.$D$2]^2-[.B685]^2))" office:value-type="float" office:value="172.389210799283">
            <text:p>172.389210799283</text:p>
          </table:table-cell>
          <table:table-cell table:formula="of:=([.$C$10]-[.C685])*[.$B$4]" office:value-type="float" office:value="34785.1753709715">
            <text:p>34785.1753709715</text:p>
          </table:table-cell>
          <table:table-cell table:formula="of:=ROUND([.D685])" office:value-type="float" office:value="34785">
            <text:p>34785</text:p>
          </table:table-cell>
          <table:table-cell table:formula="of:=([.$C$8]-([.E685]*[.$C$4]))" office:value-type="float" office:value="172.38940625">
            <text:p>172.38940625</text:p>
          </table:table-cell>
          <table:table-cell table:formula="of:=SQRT(ABS([.$D$2]^2-[.F685]^2))" office:value-type="float" office:value="101.399667715296">
            <text:p>101.399667715296</text:p>
          </table:table-cell>
          <table:table-cell table:formula="of:=ABS([.B685]-[.G685])" office:value-type="float" office:value="0.000332284704896324">
            <text:p>0.000332284704896324</text:p>
          </table:table-cell>
        </table:table-row>
        <table:table-row table:style-name="ro2">
          <table:table-cell table:formula="of:=[.A685]+[.A$4]" office:value-type="float" office:value="203.100000000002">
            <text:p>203.100000000002</text:p>
          </table:table-cell>
          <table:table-cell table:formula="of:=[.A686]/2" office:value-type="float" office:value="101.550000000001">
            <text:p>101.550000000001</text:p>
          </table:table-cell>
          <table:table-cell table:formula="of:=SQRT(ABS([.$D$2]^2-[.B686]^2))" office:value-type="float" office:value="172.300892336632">
            <text:p>172.300892336632</text:p>
          </table:table-cell>
          <table:table-cell table:formula="of:=([.$C$10]-[.C686])*[.$B$4]" office:value-type="float" office:value="34896.4427254925">
            <text:p>34896.4427254925</text:p>
          </table:table-cell>
          <table:table-cell table:formula="of:=ROUND([.D686])" office:value-type="float" office:value="34896">
            <text:p>34896</text:p>
          </table:table-cell>
          <table:table-cell table:formula="of:=([.$C$8]-([.E686]*[.$C$4]))" office:value-type="float" office:value="172.3013">
            <text:p>172.3013</text:p>
          </table:table-cell>
          <table:table-cell table:formula="of:=SQRT(ABS([.$D$2]^2-[.F686]^2))" office:value-type="float" office:value="101.549308310347">
            <text:p>101.549308310347</text:p>
          </table:table-cell>
          <table:table-cell table:formula="of:=ABS([.B686]-[.G686])" office:value-type="float" office:value="0.000691689653550043">
            <text:p>0.000691689653550043</text:p>
          </table:table-cell>
        </table:table-row>
        <table:table-row table:style-name="ro2">
          <table:table-cell table:formula="of:=[.A686]+[.A$4]" office:value-type="float" office:value="203.400000000002">
            <text:p>203.400000000002</text:p>
          </table:table-cell>
          <table:table-cell table:formula="of:=[.A687]/2" office:value-type="float" office:value="101.700000000001">
            <text:p>101.700000000001</text:p>
          </table:table-cell>
          <table:table-cell table:formula="of:=SQRT(ABS([.$D$2]^2-[.B687]^2))" office:value-type="float" office:value="172.212397927675">
            <text:p>172.212397927675</text:p>
          </table:table-cell>
          <table:table-cell table:formula="of:=([.$C$10]-[.C687])*[.$B$4]" office:value-type="float" office:value="35007.9317446518">
            <text:p>35007.9317446518</text:p>
          </table:table-cell>
          <table:table-cell table:formula="of:=ROUND([.D687])" office:value-type="float" office:value="35008">
            <text:p>35008</text:p>
          </table:table-cell>
          <table:table-cell table:formula="of:=([.$C$8]-([.E687]*[.$C$4]))" office:value-type="float" office:value="172.2124">
            <text:p>172.2124</text:p>
          </table:table-cell>
          <table:table-cell table:formula="of:=SQRT(ABS([.$D$2]^2-[.F687]^2))" office:value-type="float" office:value="101.699996490855">
            <text:p>101.699996490855</text:p>
          </table:table-cell>
          <table:table-cell table:formula="of:=ABS([.B687]-[.G687])" office:value-type="float" office:value="0.00000350914559987814">
            <text:p>0.00000350914559987814</text:p>
          </table:table-cell>
        </table:table-row>
        <table:table-row table:style-name="ro2">
          <table:table-cell table:formula="of:=[.A687]+[.A$4]" office:value-type="float" office:value="203.700000000002">
            <text:p>203.700000000002</text:p>
          </table:table-cell>
          <table:table-cell table:formula="of:=[.A688]/2" office:value-type="float" office:value="101.850000000001">
            <text:p>101.850000000001</text:p>
          </table:table-cell>
          <table:table-cell table:formula="of:=SQRT(ABS([.$D$2]^2-[.B688]^2))" office:value-type="float" office:value="172.123727301031">
            <text:p>172.123727301031</text:p>
          </table:table-cell>
          <table:table-cell table:formula="of:=([.$C$10]-[.C688])*[.$B$4]" office:value-type="float" office:value="35119.6427703443">
            <text:p>35119.6427703443</text:p>
          </table:table-cell>
          <table:table-cell table:formula="of:=ROUND([.D688])" office:value-type="float" office:value="35120">
            <text:p>35120</text:p>
          </table:table-cell>
          <table:table-cell table:formula="of:=([.$C$8]-([.E688]*[.$C$4]))" office:value-type="float" office:value="172.1235">
            <text:p>172.1235</text:p>
          </table:table-cell>
          <table:table-cell table:formula="of:=SQRT(ABS([.$D$2]^2-[.F688]^2))" office:value-type="float" office:value="101.850384131578">
            <text:p>101.850384131578</text:p>
          </table:table-cell>
          <table:table-cell table:formula="of:=ABS([.B688]-[.G688])" office:value-type="float" office:value="0.000384131577007452">
            <text:p>0.000384131577007452</text:p>
          </table:table-cell>
        </table:table-row>
        <table:table-row table:style-name="ro2">
          <table:table-cell table:formula="of:=[.A688]+[.A$4]" office:value-type="float" office:value="204.000000000002">
            <text:p>204.000000000002</text:p>
          </table:table-cell>
          <table:table-cell table:formula="of:=[.A689]/2" office:value-type="float" office:value="102.000000000001">
            <text:p>102.000000000001</text:p>
          </table:table-cell>
          <table:table-cell table:formula="of:=SQRT(ABS([.$D$2]^2-[.B689]^2))" office:value-type="float" office:value="172.034880184223">
            <text:p>172.034880184223</text:p>
          </table:table-cell>
          <table:table-cell table:formula="of:=([.$C$10]-[.C689])*[.$B$4]" office:value-type="float" office:value="35231.5761458514">
            <text:p>35231.5761458514</text:p>
          </table:table-cell>
          <table:table-cell table:formula="of:=ROUND([.D689])" office:value-type="float" office:value="35232">
            <text:p>35232</text:p>
          </table:table-cell>
          <table:table-cell table:formula="of:=([.$C$8]-([.E689]*[.$C$4]))" office:value-type="float" office:value="172.0346">
            <text:p>172.0346</text:p>
          </table:table-cell>
          <table:table-cell table:formula="of:=SQRT(ABS([.$D$2]^2-[.F689]^2))" office:value-type="float" office:value="102.000472561846">
            <text:p>102.000472561846</text:p>
          </table:table-cell>
          <table:table-cell table:formula="of:=ABS([.B689]-[.G689])" office:value-type="float" office:value="0.000472561845469954">
            <text:p>0.000472561845469954</text:p>
          </table:table-cell>
        </table:table-row>
        <table:table-row table:style-name="ro2">
          <table:table-cell table:formula="of:=[.A689]+[.A$4]" office:value-type="float" office:value="204.300000000002">
            <text:p>204.300000000002</text:p>
          </table:table-cell>
          <table:table-cell table:formula="of:=[.A690]/2" office:value-type="float" office:value="102.150000000001">
            <text:p>102.150000000001</text:p>
          </table:table-cell>
          <table:table-cell table:formula="of:=SQRT(ABS([.$D$2]^2-[.B690]^2))" office:value-type="float" office:value="171.945856303663">
            <text:p>171.945856303663</text:p>
          </table:table-cell>
          <table:table-cell table:formula="of:=([.$C$10]-[.C690])*[.$B$4]" office:value-type="float" office:value="35343.7322158482">
            <text:p>35343.7322158482</text:p>
          </table:table-cell>
          <table:table-cell table:formula="of:=ROUND([.D690])" office:value-type="float" office:value="35344">
            <text:p>35344</text:p>
          </table:table-cell>
          <table:table-cell table:formula="of:=([.$C$8]-([.E690]*[.$C$4]))" office:value-type="float" office:value="171.9457">
            <text:p>171.9457</text:p>
          </table:table-cell>
          <table:table-cell table:formula="of:=SQRT(ABS([.$D$2]^2-[.F690]^2))" office:value-type="float" office:value="102.150263100542">
            <text:p>102.150263100542</text:p>
          </table:table-cell>
          <table:table-cell table:formula="of:=ABS([.B690]-[.G690])" office:value-type="float" office:value="0.000263100541246786">
            <text:p>0.000263100541246786</text:p>
          </table:table-cell>
        </table:table-row>
        <table:table-row table:style-name="ro2">
          <table:table-cell table:formula="of:=[.A690]+[.A$4]" office:value-type="float" office:value="204.600000000002">
            <text:p>204.600000000002</text:p>
          </table:table-cell>
          <table:table-cell table:formula="of:=[.A691]/2" office:value-type="float" office:value="102.300000000001">
            <text:p>102.300000000001</text:p>
          </table:table-cell>
          <table:table-cell table:formula="of:=SQRT(ABS([.$D$2]^2-[.B691]^2))" office:value-type="float" office:value="171.856655384654">
            <text:p>171.856655384654</text:p>
          </table:table-cell>
          <table:table-cell table:formula="of:=([.$C$10]-[.C691])*[.$B$4]" office:value-type="float" office:value="35456.1113264099">
            <text:p>35456.1113264099</text:p>
          </table:table-cell>
          <table:table-cell table:formula="of:=ROUND([.D691])" office:value-type="float" office:value="35456">
            <text:p>35456</text:p>
          </table:table-cell>
          <table:table-cell table:formula="of:=([.$C$8]-([.E691]*[.$C$4]))" office:value-type="float" office:value="171.8568">
            <text:p>171.8568</text:p>
          </table:table-cell>
          <table:table-cell table:formula="of:=SQRT(ABS([.$D$2]^2-[.F691]^2))" office:value-type="float" office:value="102.299757056212">
            <text:p>102.299757056212</text:p>
          </table:table-cell>
          <table:table-cell table:formula="of:=ABS([.B691]-[.G691])" office:value-type="float" office:value="0.000242943788990146">
            <text:p>0.000242943788990146</text:p>
          </table:table-cell>
        </table:table-row>
        <table:table-row table:style-name="ro2">
          <table:table-cell table:formula="of:=[.A691]+[.A$4]" office:value-type="float" office:value="204.900000000002">
            <text:p>204.900000000002</text:p>
          </table:table-cell>
          <table:table-cell table:formula="of:=[.A692]/2" office:value-type="float" office:value="102.450000000001">
            <text:p>102.450000000001</text:p>
          </table:table-cell>
          <table:table-cell table:formula="of:=SQRT(ABS([.$D$2]^2-[.B692]^2))" office:value-type="float" office:value="171.767277151382">
            <text:p>171.767277151382</text:p>
          </table:table-cell>
          <table:table-cell table:formula="of:=([.$C$10]-[.C692])*[.$B$4]" office:value-type="float" office:value="35568.7138250202">
            <text:p>35568.7138250202</text:p>
          </table:table-cell>
          <table:table-cell table:formula="of:=ROUND([.D692])" office:value-type="float" office:value="35569">
            <text:p>35569</text:p>
          </table:table-cell>
          <table:table-cell table:formula="of:=([.$C$8]-([.E692]*[.$C$4]))" office:value-type="float" office:value="171.76710625">
            <text:p>171.76710625</text:p>
          </table:table-cell>
          <table:table-cell table:formula="of:=SQRT(ABS([.$D$2]^2-[.F692]^2))" office:value-type="float" office:value="102.45028653206">
            <text:p>102.45028653206</text:p>
          </table:table-cell>
          <table:table-cell table:formula="of:=ABS([.B692]-[.G692])" office:value-type="float" office:value="0.000286532059035949">
            <text:p>0.000286532059035949</text:p>
          </table:table-cell>
        </table:table-row>
        <table:table-row table:style-name="ro2">
          <table:table-cell table:formula="of:=[.A692]+[.A$4]" office:value-type="float" office:value="205.200000000002">
            <text:p>205.200000000002</text:p>
          </table:table-cell>
          <table:table-cell table:formula="of:=[.A693]/2" office:value-type="float" office:value="102.600000000001">
            <text:p>102.600000000001</text:p>
          </table:table-cell>
          <table:table-cell table:formula="of:=SQRT(ABS([.$D$2]^2-[.B693]^2))" office:value-type="float" office:value="171.677721326909">
            <text:p>171.677721326909</text:p>
          </table:table-cell>
          <table:table-cell table:formula="of:=([.$C$10]-[.C693])*[.$B$4]" office:value-type="float" office:value="35681.5400605773">
            <text:p>35681.5400605773</text:p>
          </table:table-cell>
          <table:table-cell table:formula="of:=ROUND([.D693])" office:value-type="float" office:value="35682">
            <text:p>35682</text:p>
          </table:table-cell>
          <table:table-cell table:formula="of:=([.$C$8]-([.E693]*[.$C$4]))" office:value-type="float" office:value="171.6774125">
            <text:p>171.6774125</text:p>
          </table:table-cell>
          <table:table-cell table:formula="of:=SQRT(ABS([.$D$2]^2-[.F693]^2))" office:value-type="float" office:value="102.600516749697">
            <text:p>102.600516749697</text:p>
          </table:table-cell>
          <table:table-cell table:formula="of:=ABS([.B693]-[.G693])" office:value-type="float" office:value="0.000516749695918861">
            <text:p>0.000516749695918861</text:p>
          </table:table-cell>
        </table:table-row>
        <table:table-row table:style-name="ro2">
          <table:table-cell table:formula="of:=[.A693]+[.A$4]" office:value-type="float" office:value="205.500000000002">
            <text:p>205.500000000002</text:p>
          </table:table-cell>
          <table:table-cell table:formula="of:=[.A694]/2" office:value-type="float" office:value="102.750000000001">
            <text:p>102.750000000001</text:p>
          </table:table-cell>
          <table:table-cell table:formula="of:=SQRT(ABS([.$D$2]^2-[.B694]^2))" office:value-type="float" office:value="171.587987633167">
            <text:p>171.587987633167</text:p>
          </table:table-cell>
          <table:table-cell table:formula="of:=([.$C$10]-[.C694])*[.$B$4]" office:value-type="float" office:value="35794.590383402">
            <text:p>35794.590383402</text:p>
          </table:table-cell>
          <table:table-cell table:formula="of:=ROUND([.D694])" office:value-type="float" office:value="35795">
            <text:p>35795</text:p>
          </table:table-cell>
          <table:table-cell table:formula="of:=([.$C$8]-([.E694]*[.$C$4]))" office:value-type="float" office:value="171.58771875">
            <text:p>171.58771875</text:p>
          </table:table-cell>
          <table:table-cell table:formula="of:=SQRT(ABS([.$D$2]^2-[.F694]^2))" office:value-type="float" office:value="102.750449021748">
            <text:p>102.750449021748</text:p>
          </table:table-cell>
          <table:table-cell table:formula="of:=ABS([.B694]-[.G694])" office:value-type="float" office:value="0.000449021747286338">
            <text:p>0.000449021747286338</text:p>
          </table:table-cell>
        </table:table-row>
        <table:table-row table:style-name="ro2">
          <table:table-cell table:formula="of:=[.A694]+[.A$4]" office:value-type="float" office:value="205.800000000002">
            <text:p>205.800000000002</text:p>
          </table:table-cell>
          <table:table-cell table:formula="of:=[.A695]/2" office:value-type="float" office:value="102.900000000001">
            <text:p>102.900000000001</text:p>
          </table:table-cell>
          <table:table-cell table:formula="of:=SQRT(ABS([.$D$2]^2-[.B695]^2))" office:value-type="float" office:value="171.498075790954">
            <text:p>171.498075790954</text:p>
          </table:table-cell>
          <table:table-cell table:formula="of:=([.$C$10]-[.C695])*[.$B$4]" office:value-type="float" office:value="35907.8651452449">
            <text:p>35907.8651452449</text:p>
          </table:table-cell>
          <table:table-cell table:formula="of:=ROUND([.D695])" office:value-type="float" office:value="35908">
            <text:p>35908</text:p>
          </table:table-cell>
          <table:table-cell table:formula="of:=([.$C$8]-([.E695]*[.$C$4]))" office:value-type="float" office:value="171.498025">
            <text:p>171.498025</text:p>
          </table:table-cell>
          <table:table-cell table:formula="of:=SQRT(ABS([.$D$2]^2-[.F695]^2))" office:value-type="float" office:value="102.900084650594">
            <text:p>102.900084650594</text:p>
          </table:table-cell>
          <table:table-cell table:formula="of:=ABS([.B695]-[.G695])" office:value-type="float" office:value="0.0000846505927682983">
            <text:p>0.0000846505927682983</text:p>
          </table:table-cell>
        </table:table-row>
        <table:table-row table:style-name="ro2">
          <table:table-cell table:formula="of:=[.A695]+[.A$4]" office:value-type="float" office:value="206.100000000002">
            <text:p>206.100000000002</text:p>
          </table:table-cell>
          <table:table-cell table:formula="of:=[.A696]/2" office:value-type="float" office:value="103.050000000001">
            <text:p>103.050000000001</text:p>
          </table:table-cell>
          <table:table-cell table:formula="of:=SQRT(ABS([.$D$2]^2-[.B696]^2))" office:value-type="float" office:value="171.407985519928">
            <text:p>171.407985519928</text:p>
          </table:table-cell>
          <table:table-cell table:formula="of:=([.$C$10]-[.C696])*[.$B$4]" office:value-type="float" office:value="36021.3646992936">
            <text:p>36021.3646992936</text:p>
          </table:table-cell>
          <table:table-cell table:formula="of:=ROUND([.D696])" office:value-type="float" office:value="36021">
            <text:p>36021</text:p>
          </table:table-cell>
          <table:table-cell table:formula="of:=([.$C$8]-([.E696]*[.$C$4]))" office:value-type="float" office:value="171.40833125">
            <text:p>171.40833125</text:p>
          </table:table-cell>
          <table:table-cell table:formula="of:=SQRT(ABS([.$D$2]^2-[.F696]^2))" office:value-type="float" office:value="103.049424928479">
            <text:p>103.049424928479</text:p>
          </table:table-cell>
          <table:table-cell table:formula="of:=ABS([.B696]-[.G696])" office:value-type="float" office:value="0.00057507152183689">
            <text:p>0.00057507152183689</text:p>
          </table:table-cell>
        </table:table-row>
        <table:table-row table:style-name="ro2">
          <table:table-cell table:formula="of:=[.A696]+[.A$4]" office:value-type="float" office:value="206.400000000002">
            <text:p>206.400000000002</text:p>
          </table:table-cell>
          <table:table-cell table:formula="of:=[.A697]/2" office:value-type="float" office:value="103.200000000001">
            <text:p>103.200000000001</text:p>
          </table:table-cell>
          <table:table-cell table:formula="of:=SQRT(ABS([.$D$2]^2-[.B697]^2))" office:value-type="float" office:value="171.317716538599">
            <text:p>171.317716538599</text:p>
          </table:table-cell>
          <table:table-cell table:formula="of:=([.$C$10]-[.C697])*[.$B$4]" office:value-type="float" office:value="36135.0894001802">
            <text:p>36135.0894001802</text:p>
          </table:table-cell>
          <table:table-cell table:formula="of:=ROUND([.D697])" office:value-type="float" office:value="36135">
            <text:p>36135</text:p>
          </table:table-cell>
          <table:table-cell table:formula="of:=([.$C$8]-([.E697]*[.$C$4]))" office:value-type="float" office:value="171.31784375">
            <text:p>171.31784375</text:p>
          </table:table-cell>
          <table:table-cell table:formula="of:=SQRT(ABS([.$D$2]^2-[.F697]^2))" office:value-type="float" office:value="103.199788821734">
            <text:p>103.199788821734</text:p>
          </table:table-cell>
          <table:table-cell table:formula="of:=ABS([.B697]-[.G697])" office:value-type="float" office:value="0.000211178266624756">
            <text:p>0.000211178266624756</text:p>
          </table:table-cell>
        </table:table-row>
        <table:table-row table:style-name="ro2">
          <table:table-cell table:formula="of:=[.A697]+[.A$4]" office:value-type="float" office:value="206.700000000002">
            <text:p>206.700000000002</text:p>
          </table:table-cell>
          <table:table-cell table:formula="of:=[.A698]/2" office:value-type="float" office:value="103.350000000001">
            <text:p>103.350000000001</text:p>
          </table:table-cell>
          <table:table-cell table:formula="of:=SQRT(ABS([.$D$2]^2-[.B698]^2))" office:value-type="float" office:value="171.227268564326">
            <text:p>171.227268564326</text:p>
          </table:table-cell>
          <table:table-cell table:formula="of:=([.$C$10]-[.C698])*[.$B$4]" office:value-type="float" office:value="36249.039603989">
            <text:p>36249.039603989</text:p>
          </table:table-cell>
          <table:table-cell table:formula="of:=ROUND([.D698])" office:value-type="float" office:value="36249">
            <text:p>36249</text:p>
          </table:table-cell>
          <table:table-cell table:formula="of:=([.$C$8]-([.E698]*[.$C$4]))" office:value-type="float" office:value="171.22735625">
            <text:p>171.22735625</text:p>
          </table:table-cell>
          <table:table-cell table:formula="of:=SQRT(ABS([.$D$2]^2-[.F698]^2))" office:value-type="float" office:value="103.349854724792">
            <text:p>103.349854724792</text:p>
          </table:table-cell>
          <table:table-cell table:formula="of:=ABS([.B698]-[.G698])" office:value-type="float" office:value="0.000145275209206375">
            <text:p>0.000145275209206375</text:p>
          </table:table-cell>
        </table:table-row>
        <table:table-row table:style-name="ro2">
          <table:table-cell table:formula="of:=[.A698]+[.A$4]" office:value-type="float" office:value="207.000000000002">
            <text:p>207.000000000002</text:p>
          </table:table-cell>
          <table:table-cell table:formula="of:=[.A699]/2" office:value-type="float" office:value="103.500000000001">
            <text:p>103.500000000001</text:p>
          </table:table-cell>
          <table:table-cell table:formula="of:=SQRT(ABS([.$D$2]^2-[.B699]^2))" office:value-type="float" office:value="171.136641313308">
            <text:p>171.136641313308</text:p>
          </table:table-cell>
          <table:table-cell table:formula="of:=([.$C$10]-[.C699])*[.$B$4]" office:value-type="float" office:value="36363.2156682636">
            <text:p>36363.2156682636</text:p>
          </table:table-cell>
          <table:table-cell table:formula="of:=ROUND([.D699])" office:value-type="float" office:value="36363">
            <text:p>36363</text:p>
          </table:table-cell>
          <table:table-cell table:formula="of:=([.$C$8]-([.E699]*[.$C$4]))" office:value-type="float" office:value="171.13686875">
            <text:p>171.13686875</text:p>
          </table:table-cell>
          <table:table-cell table:formula="of:=SQRT(ABS([.$D$2]^2-[.F699]^2))" office:value-type="float" office:value="103.499623933835">
            <text:p>103.499623933835</text:p>
          </table:table-cell>
          <table:table-cell table:formula="of:=ABS([.B699]-[.G699])" office:value-type="float" office:value="0.00037606616602659">
            <text:p>0.00037606616602659</text:p>
          </table:table-cell>
        </table:table-row>
        <table:table-row table:style-name="ro2">
          <table:table-cell table:formula="of:=[.A699]+[.A$4]" office:value-type="float" office:value="207.300000000002">
            <text:p>207.300000000002</text:p>
          </table:table-cell>
          <table:table-cell table:formula="of:=[.A700]/2" office:value-type="float" office:value="103.650000000001">
            <text:p>103.650000000001</text:p>
          </table:table-cell>
          <table:table-cell table:formula="of:=SQRT(ABS([.$D$2]^2-[.B700]^2))" office:value-type="float" office:value="171.04583450058">
            <text:p>171.04583450058</text:p>
          </table:table-cell>
          <table:table-cell table:formula="of:=([.$C$10]-[.C700])*[.$B$4]" office:value-type="float" office:value="36477.6179520153">
            <text:p>36477.6179520153</text:p>
          </table:table-cell>
          <table:table-cell table:formula="of:=ROUND([.D700])" office:value-type="float" office:value="36478">
            <text:p>36478</text:p>
          </table:table-cell>
          <table:table-cell table:formula="of:=([.$C$8]-([.E700]*[.$C$4]))" office:value-type="float" office:value="171.0455875">
            <text:p>171.0455875</text:p>
          </table:table-cell>
          <table:table-cell table:formula="of:=SQRT(ABS([.$D$2]^2-[.F700]^2))" office:value-type="float" office:value="103.650407605469">
            <text:p>103.650407605469</text:p>
          </table:table-cell>
          <table:table-cell table:formula="of:=ABS([.B700]-[.G700])" office:value-type="float" office:value="0.000407605467799499">
            <text:p>0.000407605467799499</text:p>
          </table:table-cell>
        </table:table-row>
        <table:table-row table:style-name="ro2">
          <table:table-cell table:formula="of:=[.A700]+[.A$4]" office:value-type="float" office:value="207.600000000002">
            <text:p>207.600000000002</text:p>
          </table:table-cell>
          <table:table-cell table:formula="of:=[.A701]/2" office:value-type="float" office:value="103.800000000001">
            <text:p>103.800000000001</text:p>
          </table:table-cell>
          <table:table-cell table:formula="of:=SQRT(ABS([.$D$2]^2-[.B701]^2))" office:value-type="float" office:value="170.954847840007">
            <text:p>170.954847840007</text:p>
          </table:table-cell>
          <table:table-cell table:formula="of:=([.$C$10]-[.C701])*[.$B$4]" office:value-type="float" office:value="36592.2468157299">
            <text:p>36592.2468157299</text:p>
          </table:table-cell>
          <table:table-cell table:formula="of:=ROUND([.D701])" office:value-type="float" office:value="36592">
            <text:p>36592</text:p>
          </table:table-cell>
          <table:table-cell table:formula="of:=([.$C$8]-([.E701]*[.$C$4]))" office:value-type="float" office:value="170.9551">
            <text:p>170.9551</text:p>
          </table:table-cell>
          <table:table-cell table:formula="of:=SQRT(ABS([.$D$2]^2-[.F701]^2))" office:value-type="float" office:value="103.79958470047">
            <text:p>103.79958470047</text:p>
          </table:table-cell>
          <table:table-cell table:formula="of:=ABS([.B701]-[.G701])" office:value-type="float" office:value="0.000415299531326241">
            <text:p>0.000415299531326241</text:p>
          </table:table-cell>
        </table:table-row>
        <table:table-row table:style-name="ro2">
          <table:table-cell table:formula="of:=[.A701]+[.A$4]" office:value-type="float" office:value="207.900000000002">
            <text:p>207.900000000002</text:p>
          </table:table-cell>
          <table:table-cell table:formula="of:=[.A702]/2" office:value-type="float" office:value="103.950000000001">
            <text:p>103.950000000001</text:p>
          </table:table-cell>
          <table:table-cell table:formula="of:=SQRT(ABS([.$D$2]^2-[.B702]^2))" office:value-type="float" office:value="170.863681044275">
            <text:p>170.863681044275</text:p>
          </table:table-cell>
          <table:table-cell table:formula="of:=([.$C$10]-[.C702])*[.$B$4]" office:value-type="float" office:value="36707.1026213757">
            <text:p>36707.1026213757</text:p>
          </table:table-cell>
          <table:table-cell table:formula="of:=ROUND([.D702])" office:value-type="float" office:value="36707">
            <text:p>36707</text:p>
          </table:table-cell>
          <table:table-cell table:formula="of:=([.$C$8]-([.E702]*[.$C$4]))" office:value-type="float" office:value="170.86381875">
            <text:p>170.86381875</text:p>
          </table:table-cell>
          <table:table-cell table:formula="of:=SQRT(ABS([.$D$2]^2-[.F702]^2))" office:value-type="float" office:value="103.949773651351">
            <text:p>103.949773651351</text:p>
          </table:table-cell>
          <table:table-cell table:formula="of:=ABS([.B702]-[.G702])" office:value-type="float" office:value="0.000226348649889019">
            <text:p>0.000226348649889019</text:p>
          </table:table-cell>
        </table:table-row>
        <table:table-row table:style-name="ro2">
          <table:table-cell table:formula="of:=[.A702]+[.A$4]" office:value-type="float" office:value="208.200000000002">
            <text:p>208.200000000002</text:p>
          </table:table-cell>
          <table:table-cell table:formula="of:=[.A703]/2" office:value-type="float" office:value="104.100000000001">
            <text:p>104.100000000001</text:p>
          </table:table-cell>
          <table:table-cell table:formula="of:=SQRT(ABS([.$D$2]^2-[.B703]^2))" office:value-type="float" office:value="170.77233382489">
            <text:p>170.77233382489</text:p>
          </table:table-cell>
          <table:table-cell table:formula="of:=([.$C$10]-[.C703])*[.$B$4]" office:value-type="float" office:value="36822.1857324117">
            <text:p>36822.1857324117</text:p>
          </table:table-cell>
          <table:table-cell table:formula="of:=ROUND([.D703])" office:value-type="float" office:value="36822">
            <text:p>36822</text:p>
          </table:table-cell>
          <table:table-cell table:formula="of:=([.$C$8]-([.E703]*[.$C$4]))" office:value-type="float" office:value="170.7725375">
            <text:p>170.7725375</text:p>
          </table:table-cell>
          <table:table-cell table:formula="of:=SQRT(ABS([.$D$2]^2-[.F703]^2))" office:value-type="float" office:value="104.099665877519">
            <text:p>104.099665877519</text:p>
          </table:table-cell>
          <table:table-cell table:formula="of:=ABS([.B703]-[.G703])" office:value-type="float" office:value="0.000334122482087196">
            <text:p>0.000334122482087196</text:p>
          </table:table-cell>
        </table:table-row>
        <table:table-row table:style-name="ro2">
          <table:table-cell table:formula="of:=[.A703]+[.A$4]" office:value-type="float" office:value="208.500000000002">
            <text:p>208.500000000002</text:p>
          </table:table-cell>
          <table:table-cell table:formula="of:=[.A704]/2" office:value-type="float" office:value="104.250000000001">
            <text:p>104.250000000001</text:p>
          </table:table-cell>
          <table:table-cell table:formula="of:=SQRT(ABS([.$D$2]^2-[.B704]^2))" office:value-type="float" office:value="170.680805892168">
            <text:p>170.680805892168</text:p>
          </table:table-cell>
          <table:table-cell table:formula="of:=([.$C$10]-[.C704])*[.$B$4]" office:value-type="float" office:value="36937.4965137947">
            <text:p>36937.4965137947</text:p>
          </table:table-cell>
          <table:table-cell table:formula="of:=ROUND([.D704])" office:value-type="float" office:value="36937">
            <text:p>36937</text:p>
          </table:table-cell>
          <table:table-cell table:formula="of:=([.$C$8]-([.E704]*[.$C$4]))" office:value-type="float" office:value="170.68125625">
            <text:p>170.68125625</text:p>
          </table:table-cell>
          <table:table-cell table:formula="of:=SQRT(ABS([.$D$2]^2-[.F704]^2))" office:value-type="float" office:value="104.249262658888">
            <text:p>104.249262658888</text:p>
          </table:table-cell>
          <table:table-cell table:formula="of:=ABS([.B704]-[.G704])" office:value-type="float" office:value="0.000737341113008938">
            <text:p>0.000737341113008938</text:p>
          </table:table-cell>
        </table:table-row>
        <table:table-row table:style-name="ro2">
          <table:table-cell table:formula="of:=[.A704]+[.A$4]" office:value-type="float" office:value="208.800000000002">
            <text:p>208.800000000002</text:p>
          </table:table-cell>
          <table:table-cell table:formula="of:=[.A705]/2" office:value-type="float" office:value="104.400000000001">
            <text:p>104.400000000001</text:p>
          </table:table-cell>
          <table:table-cell table:formula="of:=SQRT(ABS([.$D$2]^2-[.B705]^2))" office:value-type="float" office:value="170.589096955227">
            <text:p>170.589096955227</text:p>
          </table:table-cell>
          <table:table-cell table:formula="of:=([.$C$10]-[.C705])*[.$B$4]" office:value-type="float" office:value="37053.0353319878">
            <text:p>37053.0353319878</text:p>
          </table:table-cell>
          <table:table-cell table:formula="of:=ROUND([.D705])" office:value-type="float" office:value="37053">
            <text:p>37053</text:p>
          </table:table-cell>
          <table:table-cell table:formula="of:=([.$C$8]-([.E705]*[.$C$4]))" office:value-type="float" office:value="170.58918125">
            <text:p>170.58918125</text:p>
          </table:table-cell>
          <table:table-cell table:formula="of:=SQRT(ABS([.$D$2]^2-[.F705]^2))" office:value-type="float" office:value="104.399862262623">
            <text:p>104.399862262623</text:p>
          </table:table-cell>
          <table:table-cell table:formula="of:=ABS([.B705]-[.G705])" office:value-type="float" office:value="0.00013773737812528">
            <text:p>0.00013773737812528</text:p>
          </table:table-cell>
        </table:table-row>
        <table:table-row table:style-name="ro2">
          <table:table-cell table:formula="of:=[.A705]+[.A$4]" office:value-type="float" office:value="209.100000000002">
            <text:p>209.100000000002</text:p>
          </table:table-cell>
          <table:table-cell table:formula="of:=[.A706]/2" office:value-type="float" office:value="104.550000000001">
            <text:p>104.550000000001</text:p>
          </table:table-cell>
          <table:table-cell table:formula="of:=SQRT(ABS([.$D$2]^2-[.B706]^2))" office:value-type="float" office:value="170.497206721986">
            <text:p>170.497206721986</text:p>
          </table:table-cell>
          <table:table-cell table:formula="of:=([.$C$10]-[.C706])*[.$B$4]" office:value-type="float" office:value="37168.8025549678">
            <text:p>37168.8025549678</text:p>
          </table:table-cell>
          <table:table-cell table:formula="of:=ROUND([.D706])" office:value-type="float" office:value="37169">
            <text:p>37169</text:p>
          </table:table-cell>
          <table:table-cell table:formula="of:=([.$C$8]-([.E706]*[.$C$4]))" office:value-type="float" office:value="170.49710625">
            <text:p>170.49710625</text:p>
          </table:table-cell>
          <table:table-cell table:formula="of:=SQRT(ABS([.$D$2]^2-[.F706]^2))" office:value-type="float" office:value="104.550163846721">
            <text:p>104.550163846721</text:p>
          </table:table-cell>
          <table:table-cell table:formula="of:=ABS([.B706]-[.G706])" office:value-type="float" office:value="0.000163846719914318">
            <text:p>0.000163846719914318</text:p>
          </table:table-cell>
        </table:table-row>
        <table:table-row table:style-name="ro2">
          <table:table-cell table:formula="of:=[.A706]+[.A$4]" office:value-type="float" office:value="209.400000000002">
            <text:p>209.400000000002</text:p>
          </table:table-cell>
          <table:table-cell table:formula="of:=[.A707]/2" office:value-type="float" office:value="104.700000000001">
            <text:p>104.700000000001</text:p>
          </table:table-cell>
          <table:table-cell table:formula="of:=SQRT(ABS([.$D$2]^2-[.B707]^2))" office:value-type="float" office:value="170.405134899157">
            <text:p>170.405134899157</text:p>
          </table:table-cell>
          <table:table-cell table:formula="of:=([.$C$10]-[.C707])*[.$B$4]" office:value-type="float" office:value="37284.7985522337">
            <text:p>37284.7985522337</text:p>
          </table:table-cell>
          <table:table-cell table:formula="of:=ROUND([.D707])" office:value-type="float" office:value="37285">
            <text:p>37285</text:p>
          </table:table-cell>
          <table:table-cell table:formula="of:=([.$C$8]-([.E707]*[.$C$4]))" office:value-type="float" office:value="170.40503125">
            <text:p>170.40503125</text:p>
          </table:table-cell>
          <table:table-cell table:formula="of:=SQRT(ABS([.$D$2]^2-[.F707]^2))" office:value-type="float" office:value="104.700168694642">
            <text:p>104.700168694642</text:p>
          </table:table-cell>
          <table:table-cell table:formula="of:=ABS([.B707]-[.G707])" office:value-type="float" office:value="0.000168694641018874">
            <text:p>0.000168694641018874</text:p>
          </table:table-cell>
        </table:table-row>
        <table:table-row table:style-name="ro2">
          <table:table-cell table:formula="of:=[.A707]+[.A$4]" office:value-type="float" office:value="209.700000000002">
            <text:p>209.700000000002</text:p>
          </table:table-cell>
          <table:table-cell table:formula="of:=[.A708]/2" office:value-type="float" office:value="104.850000000001">
            <text:p>104.850000000001</text:p>
          </table:table-cell>
          <table:table-cell table:formula="of:=SQRT(ABS([.$D$2]^2-[.B708]^2))" office:value-type="float" office:value="170.312881192233">
            <text:p>170.312881192233</text:p>
          </table:table-cell>
          <table:table-cell table:formula="of:=([.$C$10]-[.C708])*[.$B$4]" office:value-type="float" office:value="37401.0236948143">
            <text:p>37401.0236948143</text:p>
          </table:table-cell>
          <table:table-cell table:formula="of:=ROUND([.D708])" office:value-type="float" office:value="37401">
            <text:p>37401</text:p>
          </table:table-cell>
          <table:table-cell table:formula="of:=([.$C$8]-([.E708]*[.$C$4]))" office:value-type="float" office:value="170.31295625">
            <text:p>170.31295625</text:p>
          </table:table-cell>
          <table:table-cell table:formula="of:=SQRT(ABS([.$D$2]^2-[.F708]^2))" office:value-type="float" office:value="104.849878079975">
            <text:p>104.849878079975</text:p>
          </table:table-cell>
          <table:table-cell table:formula="of:=ABS([.B708]-[.G708])" office:value-type="float" office:value="0.000121920026316502">
            <text:p>0.000121920026316502</text:p>
          </table:table-cell>
        </table:table-row>
        <table:table-row table:style-name="ro2">
          <table:table-cell table:formula="of:=[.A708]+[.A$4]" office:value-type="float" office:value="210.000000000002">
            <text:p>210.000000000002</text:p>
          </table:table-cell>
          <table:table-cell table:formula="of:=[.A709]/2" office:value-type="float" office:value="105.000000000001">
            <text:p>105.000000000001</text:p>
          </table:table-cell>
          <table:table-cell table:formula="of:=SQRT(ABS([.$D$2]^2-[.B709]^2))" office:value-type="float" office:value="170.220445305491">
            <text:p>170.220445305491</text:p>
          </table:table-cell>
          <table:table-cell table:formula="of:=([.$C$10]-[.C709])*[.$B$4]" office:value-type="float" office:value="37517.4783552766">
            <text:p>37517.4783552766</text:p>
          </table:table-cell>
          <table:table-cell table:formula="of:=ROUND([.D709])" office:value-type="float" office:value="37517">
            <text:p>37517</text:p>
          </table:table-cell>
          <table:table-cell table:formula="of:=([.$C$8]-([.E709]*[.$C$4]))" office:value-type="float" office:value="170.22088125">
            <text:p>170.22088125</text:p>
          </table:table-cell>
          <table:table-cell table:formula="of:=SQRT(ABS([.$D$2]^2-[.F709]^2))" office:value-type="float" office:value="104.999293266543">
            <text:p>104.999293266543</text:p>
          </table:table-cell>
          <table:table-cell table:formula="of:=ABS([.B709]-[.G709])" office:value-type="float" office:value="0.00070673345861394">
            <text:p>0.00070673345861394</text:p>
          </table:table-cell>
        </table:table-row>
        <table:table-row table:style-name="ro2">
          <table:table-cell table:formula="of:=[.A709]+[.A$4]" office:value-type="float" office:value="210.300000000002">
            <text:p>210.300000000002</text:p>
          </table:table-cell>
          <table:table-cell table:formula="of:=[.A710]/2" office:value-type="float" office:value="105.150000000001">
            <text:p>105.150000000001</text:p>
          </table:table-cell>
          <table:table-cell table:formula="of:=SQRT(ABS([.$D$2]^2-[.B710]^2))" office:value-type="float" office:value="170.127826941978">
            <text:p>170.127826941978</text:p>
          </table:table-cell>
          <table:table-cell table:formula="of:=([.$C$10]-[.C710])*[.$B$4]" office:value-type="float" office:value="37634.1629077337">
            <text:p>37634.1629077337</text:p>
          </table:table-cell>
          <table:table-cell table:formula="of:=ROUND([.D710])" office:value-type="float" office:value="37634">
            <text:p>37634</text:p>
          </table:table-cell>
          <table:table-cell table:formula="of:=([.$C$8]-([.E710]*[.$C$4]))" office:value-type="float" office:value="170.1280125">
            <text:p>170.1280125</text:p>
          </table:table-cell>
          <table:table-cell table:formula="of:=SQRT(ABS([.$D$2]^2-[.F710]^2))" office:value-type="float" office:value="105.149699775129">
            <text:p>105.149699775129</text:p>
          </table:table-cell>
          <table:table-cell table:formula="of:=ABS([.B710]-[.G710])" office:value-type="float" office:value="0.000300224871764954">
            <text:p>0.000300224871764954</text:p>
          </table:table-cell>
        </table:table-row>
        <table:table-row table:style-name="ro2">
          <table:table-cell table:formula="of:=[.A710]+[.A$4]" office:value-type="float" office:value="210.600000000002">
            <text:p>210.600000000002</text:p>
          </table:table-cell>
          <table:table-cell table:formula="of:=[.A711]/2" office:value-type="float" office:value="105.300000000001">
            <text:p>105.300000000001</text:p>
          </table:table-cell>
          <table:table-cell table:formula="of:=SQRT(ABS([.$D$2]^2-[.B711]^2))" office:value-type="float" office:value="170.035025803508">
            <text:p>170.035025803508</text:p>
          </table:table-cell>
          <table:table-cell table:formula="of:=([.$C$10]-[.C711])*[.$B$4]" office:value-type="float" office:value="37751.0777278535">
            <text:p>37751.0777278535</text:p>
          </table:table-cell>
          <table:table-cell table:formula="of:=ROUND([.D711])" office:value-type="float" office:value="37751">
            <text:p>37751</text:p>
          </table:table-cell>
          <table:table-cell table:formula="of:=([.$C$8]-([.E711]*[.$C$4]))" office:value-type="float" office:value="170.03514375">
            <text:p>170.03514375</text:p>
          </table:table-cell>
          <table:table-cell table:formula="of:=SQRT(ABS([.$D$2]^2-[.F711]^2))" office:value-type="float" office:value="105.299809543592">
            <text:p>105.299809543592</text:p>
          </table:table-cell>
          <table:table-cell table:formula="of:=ABS([.B711]-[.G711])" office:value-type="float" office:value="0.000190456408731166">
            <text:p>0.000190456408731166</text:p>
          </table:table-cell>
        </table:table-row>
        <table:table-row table:style-name="ro2">
          <table:table-cell table:formula="of:=[.A711]+[.A$4]" office:value-type="float" office:value="210.900000000002">
            <text:p>210.900000000002</text:p>
          </table:table-cell>
          <table:table-cell table:formula="of:=[.A712]/2" office:value-type="float" office:value="105.450000000001">
            <text:p>105.450000000001</text:p>
          </table:table-cell>
          <table:table-cell table:formula="of:=SQRT(ABS([.$D$2]^2-[.B712]^2))" office:value-type="float" office:value="169.942041590655">
            <text:p>169.942041590655</text:p>
          </table:table-cell>
          <table:table-cell table:formula="of:=([.$C$10]-[.C712])*[.$B$4]" office:value-type="float" office:value="37868.2231928662">
            <text:p>37868.2231928662</text:p>
          </table:table-cell>
          <table:table-cell table:formula="of:=ROUND([.D712])" office:value-type="float" office:value="37868">
            <text:p>37868</text:p>
          </table:table-cell>
          <table:table-cell table:formula="of:=([.$C$8]-([.E712]*[.$C$4]))" office:value-type="float" office:value="169.942275">
            <text:p>169.942275</text:p>
          </table:table-cell>
          <table:table-cell table:formula="of:=SQRT(ABS([.$D$2]^2-[.F712]^2))" office:value-type="float" office:value="105.449623839179">
            <text:p>105.449623839179</text:p>
          </table:table-cell>
          <table:table-cell table:formula="of:=ABS([.B712]-[.G712])" office:value-type="float" office:value="0.000376160822000315">
            <text:p>0.000376160822000315</text:p>
          </table:table-cell>
        </table:table-row>
        <table:table-row table:style-name="ro2">
          <table:table-cell table:formula="of:=[.A712]+[.A$4]" office:value-type="float" office:value="211.200000000002">
            <text:p>211.200000000002</text:p>
          </table:table-cell>
          <table:table-cell table:formula="of:=[.A713]/2" office:value-type="float" office:value="105.600000000001">
            <text:p>105.600000000001</text:p>
          </table:table-cell>
          <table:table-cell table:formula="of:=SQRT(ABS([.$D$2]^2-[.B713]^2))" office:value-type="float" office:value="169.848874002743">
            <text:p>169.848874002743</text:p>
          </table:table-cell>
          <table:table-cell table:formula="of:=([.$C$10]-[.C713])*[.$B$4]" office:value-type="float" office:value="37985.5996815733">
            <text:p>37985.5996815733</text:p>
          </table:table-cell>
          <table:table-cell table:formula="of:=ROUND([.D713])" office:value-type="float" office:value="37986">
            <text:p>37986</text:p>
          </table:table-cell>
          <table:table-cell table:formula="of:=([.$C$8]-([.E713]*[.$C$4]))" office:value-type="float" office:value="169.8486125">
            <text:p>169.8486125</text:p>
          </table:table-cell>
          <table:table-cell table:formula="of:=SQRT(ABS([.$D$2]^2-[.F713]^2))" office:value-type="float" office:value="105.600420604394">
            <text:p>105.600420604394</text:p>
          </table:table-cell>
          <table:table-cell table:formula="of:=ABS([.B713]-[.G713])" office:value-type="float" office:value="0.000420604392488144">
            <text:p>0.000420604392488144</text:p>
          </table:table-cell>
        </table:table-row>
        <table:table-row table:style-name="ro2">
          <table:table-cell table:formula="of:=[.A713]+[.A$4]" office:value-type="float" office:value="211.500000000002">
            <text:p>211.500000000002</text:p>
          </table:table-cell>
          <table:table-cell table:formula="of:=[.A714]/2" office:value-type="float" office:value="105.750000000001">
            <text:p>105.750000000001</text:p>
          </table:table-cell>
          <table:table-cell table:formula="of:=SQRT(ABS([.$D$2]^2-[.B714]^2))" office:value-type="float" office:value="169.755522737847">
            <text:p>169.755522737847</text:p>
          </table:table-cell>
          <table:table-cell table:formula="of:=([.$C$10]-[.C714])*[.$B$4]" office:value-type="float" office:value="38103.2075743558">
            <text:p>38103.2075743558</text:p>
          </table:table-cell>
          <table:table-cell table:formula="of:=ROUND([.D714])" office:value-type="float" office:value="38103">
            <text:p>38103</text:p>
          </table:table-cell>
          <table:table-cell table:formula="of:=([.$C$8]-([.E714]*[.$C$4]))" office:value-type="float" office:value="169.75574375">
            <text:p>169.75574375</text:p>
          </table:table-cell>
          <table:table-cell table:formula="of:=SQRT(ABS([.$D$2]^2-[.F714]^2))" office:value-type="float" office:value="105.749645218716">
            <text:p>105.749645218716</text:p>
          </table:table-cell>
          <table:table-cell table:formula="of:=ABS([.B714]-[.G714])" office:value-type="float" office:value="0.000354781284983119">
            <text:p>0.000354781284983119</text:p>
          </table:table-cell>
        </table:table-row>
        <table:table-row table:style-name="ro2">
          <table:table-cell table:formula="of:=[.A714]+[.A$4]" office:value-type="float" office:value="211.800000000002">
            <text:p>211.800000000002</text:p>
          </table:table-cell>
          <table:table-cell table:formula="of:=[.A715]/2" office:value-type="float" office:value="105.900000000001">
            <text:p>105.900000000001</text:p>
          </table:table-cell>
          <table:table-cell table:formula="of:=SQRT(ABS([.$D$2]^2-[.B715]^2))" office:value-type="float" office:value="169.661987492779">
            <text:p>169.661987492779</text:p>
          </table:table-cell>
          <table:table-cell table:formula="of:=([.$C$10]-[.C715])*[.$B$4]" office:value-type="float" office:value="38221.0472531824">
            <text:p>38221.0472531824</text:p>
          </table:table-cell>
          <table:table-cell table:formula="of:=ROUND([.D715])" office:value-type="float" office:value="38221">
            <text:p>38221</text:p>
          </table:table-cell>
          <table:table-cell table:formula="of:=([.$C$8]-([.E715]*[.$C$4]))" office:value-type="float" office:value="169.66208125">
            <text:p>169.66208125</text:p>
          </table:table-cell>
          <table:table-cell table:formula="of:=SQRT(ABS([.$D$2]^2-[.F715]^2))" office:value-type="float" office:value="105.899849791765">
            <text:p>105.899849791765</text:p>
          </table:table-cell>
          <table:table-cell table:formula="of:=ABS([.B715]-[.G715])" office:value-type="float" office:value="0.000150208236107119">
            <text:p>0.000150208236107119</text:p>
          </table:table-cell>
        </table:table-row>
        <table:table-row table:style-name="ro2">
          <table:table-cell table:formula="of:=[.A715]+[.A$4]" office:value-type="float" office:value="212.100000000002">
            <text:p>212.100000000002</text:p>
          </table:table-cell>
          <table:table-cell table:formula="of:=[.A716]/2" office:value-type="float" office:value="106.050000000001">
            <text:p>106.050000000001</text:p>
          </table:table-cell>
          <table:table-cell table:formula="of:=SQRT(ABS([.$D$2]^2-[.B716]^2))" office:value-type="float" office:value="169.568267963082">
            <text:p>169.568267963082</text:p>
          </table:table-cell>
          <table:table-cell table:formula="of:=([.$C$10]-[.C716])*[.$B$4]" office:value-type="float" office:value="38339.1191016184">
            <text:p>38339.1191016184</text:p>
          </table:table-cell>
          <table:table-cell table:formula="of:=ROUND([.D716])" office:value-type="float" office:value="38339">
            <text:p>38339</text:p>
          </table:table-cell>
          <table:table-cell table:formula="of:=([.$C$8]-([.E716]*[.$C$4]))" office:value-type="float" office:value="169.56841875">
            <text:p>169.56841875</text:p>
          </table:table-cell>
          <table:table-cell table:formula="of:=SQRT(ABS([.$D$2]^2-[.F716]^2))" office:value-type="float" office:value="106.049758899418">
            <text:p>106.049758899418</text:p>
          </table:table-cell>
          <table:table-cell table:formula="of:=ABS([.B716]-[.G716])" office:value-type="float" office:value="0.000241100583352249">
            <text:p>0.000241100583352249</text:p>
          </table:table-cell>
        </table:table-row>
        <table:table-row table:style-name="ro2">
          <table:table-cell table:formula="of:=[.A716]+[.A$4]" office:value-type="float" office:value="212.400000000002">
            <text:p>212.400000000002</text:p>
          </table:table-cell>
          <table:table-cell table:formula="of:=[.A717]/2" office:value-type="float" office:value="106.200000000001">
            <text:p>106.200000000001</text:p>
          </table:table-cell>
          <table:table-cell table:formula="of:=SQRT(ABS([.$D$2]^2-[.B717]^2))" office:value-type="float" office:value="169.47436384303">
            <text:p>169.47436384303</text:p>
          </table:table-cell>
          <table:table-cell table:formula="of:=([.$C$10]-[.C717])*[.$B$4]" office:value-type="float" office:value="38457.423504834">
            <text:p>38457.423504834</text:p>
          </table:table-cell>
          <table:table-cell table:formula="of:=ROUND([.D717])" office:value-type="float" office:value="38457">
            <text:p>38457</text:p>
          </table:table-cell>
          <table:table-cell table:formula="of:=([.$C$8]-([.E717]*[.$C$4]))" office:value-type="float" office:value="169.47475625">
            <text:p>169.47475625</text:p>
          </table:table-cell>
          <table:table-cell table:formula="of:=SQRT(ABS([.$D$2]^2-[.F717]^2))" office:value-type="float" office:value="106.199373792895">
            <text:p>106.199373792895</text:p>
          </table:table-cell>
          <table:table-cell table:formula="of:=ABS([.B717]-[.G717])" office:value-type="float" office:value="0.000626207105952403">
            <text:p>0.000626207105952403</text:p>
          </table:table-cell>
        </table:table-row>
        <table:table-row table:style-name="ro2">
          <table:table-cell table:formula="of:=[.A717]+[.A$4]" office:value-type="float" office:value="212.700000000002">
            <text:p>212.700000000002</text:p>
          </table:table-cell>
          <table:table-cell table:formula="of:=[.A718]/2" office:value-type="float" office:value="106.350000000001">
            <text:p>106.350000000001</text:p>
          </table:table-cell>
          <table:table-cell table:formula="of:=SQRT(ABS([.$D$2]^2-[.B718]^2))" office:value-type="float" office:value="169.380274825612">
            <text:p>169.380274825612</text:p>
          </table:table-cell>
          <table:table-cell table:formula="of:=([.$C$10]-[.C718])*[.$B$4]" office:value-type="float" office:value="38575.9608496131">
            <text:p>38575.9608496131</text:p>
          </table:table-cell>
          <table:table-cell table:formula="of:=ROUND([.D718])" office:value-type="float" office:value="38576">
            <text:p>38576</text:p>
          </table:table-cell>
          <table:table-cell table:formula="of:=([.$C$8]-([.E718]*[.$C$4]))" office:value-type="float" office:value="169.3803">
            <text:p>169.3803</text:p>
          </table:table-cell>
          <table:table-cell table:formula="of:=SQRT(ABS([.$D$2]^2-[.F718]^2))" office:value-type="float" office:value="106.34995990554">
            <text:p>106.34995990554</text:p>
          </table:table-cell>
          <table:table-cell table:formula="of:=ABS([.B718]-[.G718])" office:value-type="float" office:value="0.0000400944610134957">
            <text:p>0.0000400944610134957</text:p>
          </table:table-cell>
        </table:table-row>
        <table:table-row table:style-name="ro2">
          <table:table-cell table:formula="of:=[.A718]+[.A$4]" office:value-type="float" office:value="213.000000000002">
            <text:p>213.000000000002</text:p>
          </table:table-cell>
          <table:table-cell table:formula="of:=[.A719]/2" office:value-type="float" office:value="106.500000000001">
            <text:p>106.500000000001</text:p>
          </table:table-cell>
          <table:table-cell table:formula="of:=SQRT(ABS([.$D$2]^2-[.B719]^2))" office:value-type="float" office:value="169.28600060253">
            <text:p>169.28600060253</text:p>
          </table:table-cell>
          <table:table-cell table:formula="of:=([.$C$10]-[.C719])*[.$B$4]" office:value-type="float" office:value="38694.7315243618">
            <text:p>38694.7315243618</text:p>
          </table:table-cell>
          <table:table-cell table:formula="of:=ROUND([.D719])" office:value-type="float" office:value="38695">
            <text:p>38695</text:p>
          </table:table-cell>
          <table:table-cell table:formula="of:=([.$C$8]-([.E719]*[.$C$4]))" office:value-type="float" office:value="169.28584375">
            <text:p>169.28584375</text:p>
          </table:table-cell>
          <table:table-cell table:formula="of:=SQRT(ABS([.$D$2]^2-[.F719]^2))" office:value-type="float" office:value="106.50024932295">
            <text:p>106.50024932295</text:p>
          </table:table-cell>
          <table:table-cell table:formula="of:=ABS([.B719]-[.G719])" office:value-type="float" office:value="0.000249322949173347">
            <text:p>0.000249322949173347</text:p>
          </table:table-cell>
        </table:table-row>
        <table:table-row table:style-name="ro2">
          <table:table-cell table:formula="of:=[.A719]+[.A$4]" office:value-type="float" office:value="213.300000000002">
            <text:p>213.300000000002</text:p>
          </table:table-cell>
          <table:table-cell table:formula="of:=[.A720]/2" office:value-type="float" office:value="106.650000000001">
            <text:p>106.650000000001</text:p>
          </table:table-cell>
          <table:table-cell table:formula="of:=SQRT(ABS([.$D$2]^2-[.B720]^2))" office:value-type="float" office:value="169.191540864193">
            <text:p>169.191540864193</text:p>
          </table:table-cell>
          <table:table-cell table:formula="of:=([.$C$10]-[.C720])*[.$B$4]" office:value-type="float" office:value="38813.7359191175">
            <text:p>38813.7359191175</text:p>
          </table:table-cell>
          <table:table-cell table:formula="of:=ROUND([.D720])" office:value-type="float" office:value="38814">
            <text:p>38814</text:p>
          </table:table-cell>
          <table:table-cell table:formula="of:=([.$C$8]-([.E720]*[.$C$4]))" office:value-type="float" office:value="169.1913875">
            <text:p>169.1913875</text:p>
          </table:table-cell>
          <table:table-cell table:formula="of:=SQRT(ABS([.$D$2]^2-[.F720]^2))" office:value-type="float" office:value="106.650243299417">
            <text:p>106.650243299417</text:p>
          </table:table-cell>
          <table:table-cell table:formula="of:=ABS([.B720]-[.G720])" office:value-type="float" office:value="0.000243299415842557">
            <text:p>0.000243299415842557</text:p>
          </table:table-cell>
        </table:table-row>
        <table:table-row table:style-name="ro2">
          <table:table-cell table:formula="of:=[.A720]+[.A$4]" office:value-type="float" office:value="213.600000000002">
            <text:p>213.600000000002</text:p>
          </table:table-cell>
          <table:table-cell table:formula="of:=[.A721]/2" office:value-type="float" office:value="106.800000000001">
            <text:p>106.800000000001</text:p>
          </table:table-cell>
          <table:table-cell table:formula="of:=SQRT(ABS([.$D$2]^2-[.B721]^2))" office:value-type="float" office:value="169.096895299706">
            <text:p>169.096895299706</text:p>
          </table:table-cell>
          <table:table-cell table:formula="of:=([.$C$10]-[.C721])*[.$B$4]" office:value-type="float" office:value="38932.9744255572">
            <text:p>38932.9744255572</text:p>
          </table:table-cell>
          <table:table-cell table:formula="of:=ROUND([.D721])" office:value-type="float" office:value="38933">
            <text:p>38933</text:p>
          </table:table-cell>
          <table:table-cell table:formula="of:=([.$C$8]-([.E721]*[.$C$4]))" office:value-type="float" office:value="169.09693125">
            <text:p>169.09693125</text:p>
          </table:table-cell>
          <table:table-cell table:formula="of:=SQRT(ABS([.$D$2]^2-[.F721]^2))" office:value-type="float" office:value="106.799943079726">
            <text:p>106.799943079726</text:p>
          </table:table-cell>
          <table:table-cell table:formula="of:=ABS([.B721]-[.G721])" office:value-type="float" office:value="0.0000569202749289843">
            <text:p>0.0000569202749289843</text:p>
          </table:table-cell>
        </table:table-row>
        <table:table-row table:style-name="ro2">
          <table:table-cell table:formula="of:=[.A721]+[.A$4]" office:value-type="float" office:value="213.900000000002">
            <text:p>213.900000000002</text:p>
          </table:table-cell>
          <table:table-cell table:formula="of:=[.A722]/2" office:value-type="float" office:value="106.950000000001">
            <text:p>106.950000000001</text:p>
          </table:table-cell>
          <table:table-cell table:formula="of:=SQRT(ABS([.$D$2]^2-[.B722]^2))" office:value-type="float" office:value="169.002063596868">
            <text:p>169.002063596868</text:p>
          </table:table-cell>
          <table:table-cell table:formula="of:=([.$C$10]-[.C722])*[.$B$4]" office:value-type="float" office:value="39052.447437007">
            <text:p>39052.447437007</text:p>
          </table:table-cell>
          <table:table-cell table:formula="of:=ROUND([.D722])" office:value-type="float" office:value="39052">
            <text:p>39052</text:p>
          </table:table-cell>
          <table:table-cell table:formula="of:=([.$C$8]-([.E722]*[.$C$4]))" office:value-type="float" office:value="169.002475">
            <text:p>169.002475</text:p>
          </table:table-cell>
          <table:table-cell table:formula="of:=SQRT(ABS([.$D$2]^2-[.F722]^2))" office:value-type="float" office:value="106.94934989926">
            <text:p>106.94934989926</text:p>
          </table:table-cell>
          <table:table-cell table:formula="of:=ABS([.B722]-[.G722])" office:value-type="float" office:value="0.000650100741054871">
            <text:p>0.000650100741054871</text:p>
          </table:table-cell>
        </table:table-row>
        <table:table-row table:style-name="ro2">
          <table:table-cell table:formula="of:=[.A722]+[.A$4]" office:value-type="float" office:value="214.200000000002">
            <text:p>214.200000000002</text:p>
          </table:table-cell>
          <table:table-cell table:formula="of:=[.A723]/2" office:value-type="float" office:value="107.100000000001">
            <text:p>107.100000000001</text:p>
          </table:table-cell>
          <table:table-cell table:formula="of:=SQRT(ABS([.$D$2]^2-[.B723]^2))" office:value-type="float" office:value="168.90704544216">
            <text:p>168.90704544216</text:p>
          </table:table-cell>
          <table:table-cell table:formula="of:=([.$C$10]-[.C723])*[.$B$4]" office:value-type="float" office:value="39172.1553484505">
            <text:p>39172.1553484505</text:p>
          </table:table-cell>
          <table:table-cell table:formula="of:=ROUND([.D723])" office:value-type="float" office:value="39172">
            <text:p>39172</text:p>
          </table:table-cell>
          <table:table-cell table:formula="of:=([.$C$8]-([.E723]*[.$C$4]))" office:value-type="float" office:value="168.907225">
            <text:p>168.907225</text:p>
          </table:table-cell>
          <table:table-cell table:formula="of:=SQRT(ABS([.$D$2]^2-[.F723]^2))" office:value-type="float" office:value="107.099716819417">
            <text:p>107.099716819417</text:p>
          </table:table-cell>
          <table:table-cell table:formula="of:=ABS([.B723]-[.G723])" office:value-type="float" office:value="0.00028318058393495">
            <text:p>0.00028318058393495</text:p>
          </table:table-cell>
        </table:table-row>
        <table:table-row table:style-name="ro2">
          <table:table-cell table:formula="of:=[.A723]+[.A$4]" office:value-type="float" office:value="214.500000000002">
            <text:p>214.500000000002</text:p>
          </table:table-cell>
          <table:table-cell table:formula="of:=[.A724]/2" office:value-type="float" office:value="107.250000000001">
            <text:p>107.250000000001</text:p>
          </table:table-cell>
          <table:table-cell table:formula="of:=SQRT(ABS([.$D$2]^2-[.B724]^2))" office:value-type="float" office:value="168.81184052074">
            <text:p>168.81184052074</text:p>
          </table:table-cell>
          <table:table-cell table:formula="of:=([.$C$10]-[.C724])*[.$B$4]" office:value-type="float" office:value="39292.0985565381">
            <text:p>39292.0985565381</text:p>
          </table:table-cell>
          <table:table-cell table:formula="of:=ROUND([.D724])" office:value-type="float" office:value="39292">
            <text:p>39292</text:p>
          </table:table-cell>
          <table:table-cell table:formula="of:=([.$C$8]-([.E724]*[.$C$4]))" office:value-type="float" office:value="168.811975">
            <text:p>168.811975</text:p>
          </table:table-cell>
          <table:table-cell table:formula="of:=SQRT(ABS([.$D$2]^2-[.F724]^2))" office:value-type="float" office:value="107.249788328926">
            <text:p>107.249788328926</text:p>
          </table:table-cell>
          <table:table-cell table:formula="of:=ABS([.B724]-[.G724])" office:value-type="float" office:value="0.00021167107546205">
            <text:p>0.00021167107546205</text:p>
          </table:table-cell>
        </table:table-row>
        <table:table-row table:style-name="ro2">
          <table:table-cell table:formula="of:=[.A724]+[.A$4]" office:value-type="float" office:value="214.800000000002">
            <text:p>214.800000000002</text:p>
          </table:table-cell>
          <table:table-cell table:formula="of:=[.A725]/2" office:value-type="float" office:value="107.400000000001">
            <text:p>107.400000000001</text:p>
          </table:table-cell>
          <table:table-cell table:formula="of:=SQRT(ABS([.$D$2]^2-[.B725]^2))" office:value-type="float" office:value="168.716448516438">
            <text:p>168.716448516438</text:p>
          </table:table-cell>
          <table:table-cell table:formula="of:=([.$C$10]-[.C725])*[.$B$4]" office:value-type="float" office:value="39412.2774595962">
            <text:p>39412.2774595962</text:p>
          </table:table-cell>
          <table:table-cell table:formula="of:=ROUND([.D725])" office:value-type="float" office:value="39412">
            <text:p>39412</text:p>
          </table:table-cell>
          <table:table-cell table:formula="of:=([.$C$8]-([.E725]*[.$C$4]))" office:value-type="float" office:value="168.716725">
            <text:p>168.716725</text:p>
          </table:table-cell>
          <table:table-cell table:formula="of:=SQRT(ABS([.$D$2]^2-[.F725]^2))" office:value-type="float" office:value="107.399565666135">
            <text:p>107.399565666135</text:p>
          </table:table-cell>
          <table:table-cell table:formula="of:=ABS([.B725]-[.G725])" office:value-type="float" office:value="0.000434333866536463">
            <text:p>0.000434333866536463</text:p>
          </table:table-cell>
        </table:table-row>
        <table:table-row table:style-name="ro2">
          <table:table-cell table:formula="of:=[.A725]+[.A$4]" office:value-type="float" office:value="215.100000000002">
            <text:p>215.100000000002</text:p>
          </table:table-cell>
          <table:table-cell table:formula="of:=[.A726]/2" office:value-type="float" office:value="107.550000000001">
            <text:p>107.550000000001</text:p>
          </table:table-cell>
          <table:table-cell table:formula="of:=SQRT(ABS([.$D$2]^2-[.B726]^2))" office:value-type="float" office:value="168.620869111744">
            <text:p>168.620869111744</text:p>
          </table:table-cell>
          <table:table-cell table:formula="of:=([.$C$10]-[.C726])*[.$B$4]" office:value-type="float" office:value="39532.692457636">
            <text:p>39532.692457636</text:p>
          </table:table-cell>
          <table:table-cell table:formula="of:=ROUND([.D726])" office:value-type="float" office:value="39533">
            <text:p>39533</text:p>
          </table:table-cell>
          <table:table-cell table:formula="of:=([.$C$8]-([.E726]*[.$C$4]))" office:value-type="float" office:value="168.62068125">
            <text:p>168.62068125</text:p>
          </table:table-cell>
          <table:table-cell table:formula="of:=SQRT(ABS([.$D$2]^2-[.F726]^2))" office:value-type="float" office:value="107.550294536026">
            <text:p>107.550294536026</text:p>
          </table:table-cell>
          <table:table-cell table:formula="of:=ABS([.B726]-[.G726])" office:value-type="float" office:value="0.000294536024583181">
            <text:p>0.000294536024583181</text:p>
          </table:table-cell>
        </table:table-row>
        <table:table-row table:style-name="ro2">
          <table:table-cell table:formula="of:=[.A726]+[.A$4]" office:value-type="float" office:value="215.400000000002">
            <text:p>215.400000000002</text:p>
          </table:table-cell>
          <table:table-cell table:formula="of:=[.A727]/2" office:value-type="float" office:value="107.700000000001">
            <text:p>107.700000000001</text:p>
          </table:table-cell>
          <table:table-cell table:formula="of:=SQRT(ABS([.$D$2]^2-[.B727]^2))" office:value-type="float" office:value="168.525101987804">
            <text:p>168.525101987804</text:p>
          </table:table-cell>
          <table:table-cell table:formula="of:=([.$C$10]-[.C727])*[.$B$4]" office:value-type="float" office:value="39653.343952363">
            <text:p>39653.343952363</text:p>
          </table:table-cell>
          <table:table-cell table:formula="of:=ROUND([.D727])" office:value-type="float" office:value="39653">
            <text:p>39653</text:p>
          </table:table-cell>
          <table:table-cell table:formula="of:=([.$C$8]-([.E727]*[.$C$4]))" office:value-type="float" office:value="168.52543125">
            <text:p>168.52543125</text:p>
          </table:table-cell>
          <table:table-cell table:formula="of:=SQRT(ABS([.$D$2]^2-[.F727]^2))" office:value-type="float" office:value="107.699484780576">
            <text:p>107.699484780576</text:p>
          </table:table-cell>
          <table:table-cell table:formula="of:=ABS([.B727]-[.G727])" office:value-type="float" office:value="0.000515219425210489">
            <text:p>0.000515219425210489</text:p>
          </table:table-cell>
        </table:table-row>
        <table:table-row table:style-name="ro2">
          <table:table-cell table:formula="of:=[.A727]+[.A$4]" office:value-type="float" office:value="215.700000000002">
            <text:p>215.700000000002</text:p>
          </table:table-cell>
          <table:table-cell table:formula="of:=[.A728]/2" office:value-type="float" office:value="107.850000000001">
            <text:p>107.850000000001</text:p>
          </table:table-cell>
          <table:table-cell table:formula="of:=SQRT(ABS([.$D$2]^2-[.B728]^2))" office:value-type="float" office:value="168.429146824413">
            <text:p>168.429146824413</text:p>
          </table:table-cell>
          <table:table-cell table:formula="of:=([.$C$10]-[.C728])*[.$B$4]" office:value-type="float" office:value="39774.232347186">
            <text:p>39774.232347186</text:p>
          </table:table-cell>
          <table:table-cell table:formula="of:=ROUND([.D728])" office:value-type="float" office:value="39774">
            <text:p>39774</text:p>
          </table:table-cell>
          <table:table-cell table:formula="of:=([.$C$8]-([.E728]*[.$C$4]))" office:value-type="float" office:value="168.4293875">
            <text:p>168.4293875</text:p>
          </table:table-cell>
          <table:table-cell table:formula="of:=SQRT(ABS([.$D$2]^2-[.F728]^2))" office:value-type="float" office:value="107.849624136456">
            <text:p>107.849624136456</text:p>
          </table:table-cell>
          <table:table-cell table:formula="of:=ABS([.B728]-[.G728])" office:value-type="float" office:value="0.000375863545173161">
            <text:p>0.000375863545173161</text:p>
          </table:table-cell>
        </table:table-row>
        <table:table-row table:style-name="ro2">
          <table:table-cell table:formula="of:=[.A728]+[.A$4]" office:value-type="float" office:value="216.000000000002">
            <text:p>216.000000000002</text:p>
          </table:table-cell>
          <table:table-cell table:formula="of:=[.A729]/2" office:value-type="float" office:value="108.000000000001">
            <text:p>108.000000000001</text:p>
          </table:table-cell>
          <table:table-cell table:formula="of:=SQRT(ABS([.$D$2]^2-[.B729]^2))" office:value-type="float" office:value="168.333003300006">
            <text:p>168.333003300006</text:p>
          </table:table-cell>
          <table:table-cell table:formula="of:=([.$C$10]-[.C729])*[.$B$4]" office:value-type="float" office:value="39895.3580472269">
            <text:p>39895.3580472269</text:p>
          </table:table-cell>
          <table:table-cell table:formula="of:=ROUND([.D729])" office:value-type="float" office:value="39895">
            <text:p>39895</text:p>
          </table:table-cell>
          <table:table-cell table:formula="of:=([.$C$8]-([.E729]*[.$C$4]))" office:value-type="float" office:value="168.33334375">
            <text:p>168.33334375</text:p>
          </table:table-cell>
          <table:table-cell table:formula="of:=SQRT(ABS([.$D$2]^2-[.F729]^2))" office:value-type="float" office:value="107.99946935955">
            <text:p>107.99946935955</text:p>
          </table:table-cell>
          <table:table-cell table:formula="of:=ABS([.B729]-[.G729])" office:value-type="float" office:value="0.000530640451458453">
            <text:p>0.000530640451458453</text:p>
          </table:table-cell>
        </table:table-row>
        <table:table-row table:style-name="ro2">
          <table:table-cell table:formula="of:=[.A729]+[.A$4]" office:value-type="float" office:value="216.300000000002">
            <text:p>216.300000000002</text:p>
          </table:table-cell>
          <table:table-cell table:formula="of:=[.A730]/2" office:value-type="float" office:value="108.150000000001">
            <text:p>108.150000000001</text:p>
          </table:table-cell>
          <table:table-cell table:formula="of:=SQRT(ABS([.$D$2]^2-[.B730]^2))" office:value-type="float" office:value="168.236671091649">
            <text:p>168.236671091649</text:p>
          </table:table-cell>
          <table:table-cell table:formula="of:=([.$C$10]-[.C730])*[.$B$4]" office:value-type="float" office:value="40016.7214593297">
            <text:p>40016.7214593297</text:p>
          </table:table-cell>
          <table:table-cell table:formula="of:=ROUND([.D730])" office:value-type="float" office:value="40017">
            <text:p>40017</text:p>
          </table:table-cell>
          <table:table-cell table:formula="of:=([.$C$8]-([.E730]*[.$C$4]))" office:value-type="float" office:value="168.23650625">
            <text:p>168.23650625</text:p>
          </table:table-cell>
          <table:table-cell table:formula="of:=SQRT(ABS([.$D$2]^2-[.F730]^2))" office:value-type="float" office:value="108.150256425002">
            <text:p>108.150256425002</text:p>
          </table:table-cell>
          <table:table-cell table:formula="of:=ABS([.B730]-[.G730])" office:value-type="float" office:value="0.000256425000884519">
            <text:p>0.000256425000884519</text:p>
          </table:table-cell>
        </table:table-row>
        <table:table-row table:style-name="ro2">
          <table:table-cell table:formula="of:=[.A730]+[.A$4]" office:value-type="float" office:value="216.600000000002">
            <text:p>216.600000000002</text:p>
          </table:table-cell>
          <table:table-cell table:formula="of:=[.A731]/2" office:value-type="float" office:value="108.300000000001">
            <text:p>108.300000000001</text:p>
          </table:table-cell>
          <table:table-cell table:formula="of:=SQRT(ABS([.$D$2]^2-[.B731]^2))" office:value-type="float" office:value="168.140149875037">
            <text:p>168.140149875037</text:p>
          </table:table-cell>
          <table:table-cell table:formula="of:=([.$C$10]-[.C731])*[.$B$4]" office:value-type="float" office:value="40138.3229920701">
            <text:p>40138.3229920701</text:p>
          </table:table-cell>
          <table:table-cell table:formula="of:=ROUND([.D731])" office:value-type="float" office:value="40138">
            <text:p>40138</text:p>
          </table:table-cell>
          <table:table-cell table:formula="of:=([.$C$8]-([.E731]*[.$C$4]))" office:value-type="float" office:value="168.1404625">
            <text:p>168.1404625</text:p>
          </table:table-cell>
          <table:table-cell table:formula="of:=SQRT(ABS([.$D$2]^2-[.F731]^2))" office:value-type="float" office:value="108.299514635506">
            <text:p>108.299514635506</text:p>
          </table:table-cell>
          <table:table-cell table:formula="of:=ABS([.B731]-[.G731])" office:value-type="float" office:value="0.000485364495659724">
            <text:p>0.000485364495659724</text:p>
          </table:table-cell>
        </table:table-row>
        <table:table-row table:style-name="ro2">
          <table:table-cell table:formula="of:=[.A731]+[.A$4]" office:value-type="float" office:value="216.900000000002">
            <text:p>216.900000000002</text:p>
          </table:table-cell>
          <table:table-cell table:formula="of:=[.A732]/2" office:value-type="float" office:value="108.450000000001">
            <text:p>108.450000000001</text:p>
          </table:table-cell>
          <table:table-cell table:formula="of:=SQRT(ABS([.$D$2]^2-[.B732]^2))" office:value-type="float" office:value="168.043439324479">
            <text:p>168.043439324479</text:p>
          </table:table-cell>
          <table:table-cell table:formula="of:=([.$C$10]-[.C732])*[.$B$4]" office:value-type="float" office:value="40260.163055765">
            <text:p>40260.163055765</text:p>
          </table:table-cell>
          <table:table-cell table:formula="of:=ROUND([.D732])" office:value-type="float" office:value="40260">
            <text:p>40260</text:p>
          </table:table-cell>
          <table:table-cell table:formula="of:=([.$C$8]-([.E732]*[.$C$4]))" office:value-type="float" office:value="168.043625">
            <text:p>168.043625</text:p>
          </table:table-cell>
          <table:table-cell table:formula="of:=SQRT(ABS([.$D$2]^2-[.F732]^2))" office:value-type="float" office:value="108.449712294959">
            <text:p>108.449712294959</text:p>
          </table:table-cell>
          <table:table-cell table:formula="of:=ABS([.B732]-[.G732])" office:value-type="float" office:value="0.000287705042268271">
            <text:p>0.000287705042268271</text:p>
          </table:table-cell>
        </table:table-row>
        <table:table-row table:style-name="ro2">
          <table:table-cell table:formula="of:=[.A732]+[.A$4]" office:value-type="float" office:value="217.200000000002">
            <text:p>217.200000000002</text:p>
          </table:table-cell>
          <table:table-cell table:formula="of:=[.A733]/2" office:value-type="float" office:value="108.600000000001">
            <text:p>108.600000000001</text:p>
          </table:table-cell>
          <table:table-cell table:formula="of:=SQRT(ABS([.$D$2]^2-[.B733]^2))" office:value-type="float" office:value="167.946539112897">
            <text:p>167.946539112897</text:p>
          </table:table-cell>
          <table:table-cell table:formula="of:=([.$C$10]-[.C733])*[.$B$4]" office:value-type="float" office:value="40382.2420624825">
            <text:p>40382.2420624825</text:p>
          </table:table-cell>
          <table:table-cell table:formula="of:=ROUND([.D733])" office:value-type="float" office:value="40382">
            <text:p>40382</text:p>
          </table:table-cell>
          <table:table-cell table:formula="of:=([.$C$8]-([.E733]*[.$C$4]))" office:value-type="float" office:value="167.9467875">
            <text:p>167.9467875</text:p>
          </table:table-cell>
          <table:table-cell table:formula="of:=SQRT(ABS([.$D$2]^2-[.F733]^2))" office:value-type="float" office:value="108.59961587607">
            <text:p>108.59961587607</text:p>
          </table:table-cell>
          <table:table-cell table:formula="of:=ABS([.B733]-[.G733])" office:value-type="float" office:value="0.000384123931766567">
            <text:p>0.000384123931766567</text:p>
          </table:table-cell>
        </table:table-row>
        <table:table-row table:style-name="ro2">
          <table:table-cell table:formula="of:=[.A733]+[.A$4]" office:value-type="float" office:value="217.500000000003">
            <text:p>217.500000000003</text:p>
          </table:table-cell>
          <table:table-cell table:formula="of:=[.A734]/2" office:value-type="float" office:value="108.750000000001">
            <text:p>108.750000000001</text:p>
          </table:table-cell>
          <table:table-cell table:formula="of:=SQRT(ABS([.$D$2]^2-[.B734]^2))" office:value-type="float" office:value="167.849448911814">
            <text:p>167.849448911814</text:p>
          </table:table-cell>
          <table:table-cell table:formula="of:=([.$C$10]-[.C734])*[.$B$4]" office:value-type="float" office:value="40504.5604260509">
            <text:p>40504.5604260509</text:p>
          </table:table-cell>
          <table:table-cell table:formula="of:=ROUND([.D734])" office:value-type="float" office:value="40505">
            <text:p>40505</text:p>
          </table:table-cell>
          <table:table-cell table:formula="of:=([.$C$8]-([.E734]*[.$C$4]))" office:value-type="float" office:value="167.84915625">
            <text:p>167.84915625</text:p>
          </table:table-cell>
          <table:table-cell table:formula="of:=SQRT(ABS([.$D$2]^2-[.F734]^2))" office:value-type="float" office:value="108.750451705559">
            <text:p>108.750451705559</text:p>
          </table:table-cell>
          <table:table-cell table:formula="of:=ABS([.B734]-[.G734])" office:value-type="float" office:value="0.000451705557594551">
            <text:p>0.000451705557594551</text:p>
          </table:table-cell>
        </table:table-row>
        <table:table-row table:style-name="ro2">
          <table:table-cell table:formula="of:=[.A734]+[.A$4]" office:value-type="float" office:value="217.800000000003">
            <text:p>217.800000000003</text:p>
          </table:table-cell>
          <table:table-cell table:formula="of:=[.A735]/2" office:value-type="float" office:value="108.900000000001">
            <text:p>108.900000000001</text:p>
          </table:table-cell>
          <table:table-cell table:formula="of:=SQRT(ABS([.$D$2]^2-[.B735]^2))" office:value-type="float" office:value="167.75216839135">
            <text:p>167.75216839135</text:p>
          </table:table-cell>
          <table:table-cell table:formula="of:=([.$C$10]-[.C735])*[.$B$4]" office:value-type="float" office:value="40627.1185620692">
            <text:p>40627.1185620692</text:p>
          </table:table-cell>
          <table:table-cell table:formula="of:=ROUND([.D735])" office:value-type="float" office:value="40627">
            <text:p>40627</text:p>
          </table:table-cell>
          <table:table-cell table:formula="of:=([.$C$8]-([.E735]*[.$C$4]))" office:value-type="float" office:value="167.75231875">
            <text:p>167.75231875</text:p>
          </table:table-cell>
          <table:table-cell table:formula="of:=SQRT(ABS([.$D$2]^2-[.F735]^2))" office:value-type="float" office:value="108.899768383585">
            <text:p>108.899768383585</text:p>
          </table:table-cell>
          <table:table-cell table:formula="of:=ABS([.B735]-[.G735])" office:value-type="float" office:value="0.000231616416556335">
            <text:p>0.000231616416556335</text:p>
          </table:table-cell>
        </table:table-row>
        <table:table-row table:style-name="ro2">
          <table:table-cell table:formula="of:=[.A735]+[.A$4]" office:value-type="float" office:value="218.100000000003">
            <text:p>218.100000000003</text:p>
          </table:table-cell>
          <table:table-cell table:formula="of:=[.A736]/2" office:value-type="float" office:value="109.050000000001">
            <text:p>109.050000000001</text:p>
          </table:table-cell>
          <table:table-cell table:formula="of:=SQRT(ABS([.$D$2]^2-[.B736]^2))" office:value-type="float" office:value="167.654697220208">
            <text:p>167.654697220208</text:p>
          </table:table-cell>
          <table:table-cell table:formula="of:=([.$C$10]-[.C736])*[.$B$4]" office:value-type="float" office:value="40749.9168879166">
            <text:p>40749.9168879166</text:p>
          </table:table-cell>
          <table:table-cell table:formula="of:=ROUND([.D736])" office:value-type="float" office:value="40750">
            <text:p>40750</text:p>
          </table:table-cell>
          <table:table-cell table:formula="of:=([.$C$8]-([.E736]*[.$C$4]))" office:value-type="float" office:value="167.6546875">
            <text:p>167.6546875</text:p>
          </table:table-cell>
          <table:table-cell table:formula="of:=SQRT(ABS([.$D$2]^2-[.F736]^2))" office:value-type="float" office:value="109.050014943957">
            <text:p>109.050014943957</text:p>
          </table:table-cell>
          <table:table-cell table:formula="of:=ABS([.B736]-[.G736])" office:value-type="float" office:value="0.0000149439561880627">
            <text:p>0.0000149439561880627</text:p>
          </table:table-cell>
        </table:table-row>
        <table:table-row table:style-name="ro2">
          <table:table-cell table:formula="of:=[.A736]+[.A$4]" office:value-type="float" office:value="218.400000000003">
            <text:p>218.400000000003</text:p>
          </table:table-cell>
          <table:table-cell table:formula="of:=[.A737]/2" office:value-type="float" office:value="109.200000000001">
            <text:p>109.200000000001</text:p>
          </table:table-cell>
          <table:table-cell table:formula="of:=SQRT(ABS([.$D$2]^2-[.B737]^2))" office:value-type="float" office:value="167.557035065675">
            <text:p>167.557035065675</text:p>
          </table:table-cell>
          <table:table-cell table:formula="of:=([.$C$10]-[.C737])*[.$B$4]" office:value-type="float" office:value="40872.9558227622">
            <text:p>40872.9558227622</text:p>
          </table:table-cell>
          <table:table-cell table:formula="of:=ROUND([.D737])" office:value-type="float" office:value="40873">
            <text:p>40873</text:p>
          </table:table-cell>
          <table:table-cell table:formula="of:=([.$C$8]-([.E737]*[.$C$4]))" office:value-type="float" office:value="167.55705625">
            <text:p>167.55705625</text:p>
          </table:table-cell>
          <table:table-cell table:formula="of:=SQRT(ABS([.$D$2]^2-[.F737]^2))" office:value-type="float" office:value="109.199967494658">
            <text:p>109.199967494658</text:p>
          </table:table-cell>
          <table:table-cell table:formula="of:=ABS([.B737]-[.G737])" office:value-type="float" office:value="0.000032505343426692">
            <text:p>0.000032505343426692</text:p>
          </table:table-cell>
        </table:table-row>
        <table:table-row table:style-name="ro2">
          <table:table-cell table:formula="of:=[.A737]+[.A$4]" office:value-type="float" office:value="218.700000000003">
            <text:p>218.700000000003</text:p>
          </table:table-cell>
          <table:table-cell table:formula="of:=[.A738]/2" office:value-type="float" office:value="109.350000000001">
            <text:p>109.350000000001</text:p>
          </table:table-cell>
          <table:table-cell table:formula="of:=SQRT(ABS([.$D$2]^2-[.B738]^2))" office:value-type="float" office:value="167.459181593604">
            <text:p>167.459181593604</text:p>
          </table:table-cell>
          <table:table-cell table:formula="of:=([.$C$10]-[.C738])*[.$B$4]" office:value-type="float" office:value="40996.2357875753">
            <text:p>40996.2357875753</text:p>
          </table:table-cell>
          <table:table-cell table:formula="of:=ROUND([.D738])" office:value-type="float" office:value="40996">
            <text:p>40996</text:p>
          </table:table-cell>
          <table:table-cell table:formula="of:=([.$C$8]-([.E738]*[.$C$4]))" office:value-type="float" office:value="167.459425">
            <text:p>167.459425</text:p>
          </table:table-cell>
          <table:table-cell table:formula="of:=SQRT(ABS([.$D$2]^2-[.F738]^2))" office:value-type="float" office:value="109.349627245224">
            <text:p>109.349627245224</text:p>
          </table:table-cell>
          <table:table-cell table:formula="of:=ABS([.B738]-[.G738])" office:value-type="float" office:value="0.000372754777586692">
            <text:p>0.000372754777586692</text:p>
          </table:table-cell>
        </table:table-row>
        <table:table-row table:style-name="ro2">
          <table:table-cell table:formula="of:=[.A738]+[.A$4]" office:value-type="float" office:value="219.000000000003">
            <text:p>219.000000000003</text:p>
          </table:table-cell>
          <table:table-cell table:formula="of:=[.A739]/2" office:value-type="float" office:value="109.500000000001">
            <text:p>109.500000000001</text:p>
          </table:table-cell>
          <table:table-cell table:formula="of:=SQRT(ABS([.$D$2]^2-[.B739]^2))" office:value-type="float" office:value="167.361136468416">
            <text:p>167.361136468416</text:p>
          </table:table-cell>
          <table:table-cell table:formula="of:=([.$C$10]-[.C739])*[.$B$4]" office:value-type="float" office:value="41119.7572051354">
            <text:p>41119.7572051354</text:p>
          </table:table-cell>
          <table:table-cell table:formula="of:=ROUND([.D739])" office:value-type="float" office:value="41120">
            <text:p>41120</text:p>
          </table:table-cell>
          <table:table-cell table:formula="of:=([.$C$8]-([.E739]*[.$C$4]))" office:value-type="float" office:value="167.361">
            <text:p>167.361</text:p>
          </table:table-cell>
          <table:table-cell table:formula="of:=SQRT(ABS([.$D$2]^2-[.F739]^2))" office:value-type="float" office:value="109.50020857971">
            <text:p>109.50020857971</text:p>
          </table:table-cell>
          <table:table-cell table:formula="of:=ABS([.B739]-[.G739])" office:value-type="float" office:value="0.000208579708740331">
            <text:p>0.000208579708740331</text:p>
          </table:table-cell>
        </table:table-row>
        <table:table-row table:style-name="ro2">
          <table:table-cell table:formula="of:=[.A739]+[.A$4]" office:value-type="float" office:value="219.300000000003">
            <text:p>219.300000000003</text:p>
          </table:table-cell>
          <table:table-cell table:formula="of:=[.A740]/2" office:value-type="float" office:value="109.650000000001">
            <text:p>109.650000000001</text:p>
          </table:table-cell>
          <table:table-cell table:formula="of:=SQRT(ABS([.$D$2]^2-[.B740]^2))" office:value-type="float" office:value="167.262899353083">
            <text:p>167.262899353083</text:p>
          </table:table-cell>
          <table:table-cell table:formula="of:=([.$C$10]-[.C740])*[.$B$4]" office:value-type="float" office:value="41243.5205000424">
            <text:p>41243.5205000424</text:p>
          </table:table-cell>
          <table:table-cell table:formula="of:=ROUND([.D740])" office:value-type="float" office:value="41244">
            <text:p>41244</text:p>
          </table:table-cell>
          <table:table-cell table:formula="of:=([.$C$8]-([.E740]*[.$C$4]))" office:value-type="float" office:value="167.262575">
            <text:p>167.262575</text:p>
          </table:table-cell>
          <table:table-cell table:formula="of:=SQRT(ABS([.$D$2]^2-[.F740]^2))" office:value-type="float" office:value="109.65049477485">
            <text:p>109.65049477485</text:p>
          </table:table-cell>
          <table:table-cell table:formula="of:=ABS([.B740]-[.G740])" office:value-type="float" office:value="0.000494774848561974">
            <text:p>0.000494774848561974</text:p>
          </table:table-cell>
        </table:table-row>
        <table:table-row table:style-name="ro2">
          <table:table-cell table:formula="of:=[.A740]+[.A$4]" office:value-type="float" office:value="219.600000000003">
            <text:p>219.600000000003</text:p>
          </table:table-cell>
          <table:table-cell table:formula="of:=[.A741]/2" office:value-type="float" office:value="109.800000000001">
            <text:p>109.800000000001</text:p>
          </table:table-cell>
          <table:table-cell table:formula="of:=SQRT(ABS([.$D$2]^2-[.B741]^2))" office:value-type="float" office:value="167.164469909128">
            <text:p>167.164469909128</text:p>
          </table:table-cell>
          <table:table-cell table:formula="of:=([.$C$10]-[.C741])*[.$B$4]" office:value-type="float" office:value="41367.5260987266">
            <text:p>41367.5260987266</text:p>
          </table:table-cell>
          <table:table-cell table:formula="of:=ROUND([.D741])" office:value-type="float" office:value="41368">
            <text:p>41368</text:p>
          </table:table-cell>
          <table:table-cell table:formula="of:=([.$C$8]-([.E741]*[.$C$4]))" office:value-type="float" office:value="167.16415">
            <text:p>167.16415</text:p>
          </table:table-cell>
          <table:table-cell table:formula="of:=SQRT(ABS([.$D$2]^2-[.F741]^2))" office:value-type="float" office:value="109.800487042533">
            <text:p>109.800487042533</text:p>
          </table:table-cell>
          <table:table-cell table:formula="of:=ABS([.B741]-[.G741])" office:value-type="float" office:value="0.000487042531872817">
            <text:p>0.000487042531872817</text:p>
          </table:table-cell>
        </table:table-row>
        <table:table-row table:style-name="ro2">
          <table:table-cell table:formula="of:=[.A741]+[.A$4]" office:value-type="float" office:value="219.900000000003">
            <text:p>219.900000000003</text:p>
          </table:table-cell>
          <table:table-cell table:formula="of:=[.A742]/2" office:value-type="float" office:value="109.950000000001">
            <text:p>109.950000000001</text:p>
          </table:table-cell>
          <table:table-cell table:formula="of:=SQRT(ABS([.$D$2]^2-[.B742]^2))" office:value-type="float" office:value="167.065847796609">
            <text:p>167.065847796609</text:p>
          </table:table-cell>
          <table:table-cell table:formula="of:=([.$C$10]-[.C742])*[.$B$4]" office:value-type="float" office:value="41491.7744294591">
            <text:p>41491.7744294591</text:p>
          </table:table-cell>
          <table:table-cell table:formula="of:=ROUND([.D742])" office:value-type="float" office:value="41492">
            <text:p>41492</text:p>
          </table:table-cell>
          <table:table-cell table:formula="of:=([.$C$8]-([.E742]*[.$C$4]))" office:value-type="float" office:value="167.065725">
            <text:p>167.065725</text:p>
          </table:table-cell>
          <table:table-cell table:formula="of:=SQRT(ABS([.$D$2]^2-[.F742]^2))" office:value-type="float" office:value="109.950186585673">
            <text:p>109.950186585673</text:p>
          </table:table-cell>
          <table:table-cell table:formula="of:=ABS([.B742]-[.G742])" office:value-type="float" office:value="0.000186585672011574">
            <text:p>0.000186585672011574</text:p>
          </table:table-cell>
        </table:table-row>
        <table:table-row table:style-name="ro2">
          <table:table-cell table:formula="of:=[.A742]+[.A$4]" office:value-type="float" office:value="220.200000000003">
            <text:p>220.200000000003</text:p>
          </table:table-cell>
          <table:table-cell table:formula="of:=[.A743]/2" office:value-type="float" office:value="110.100000000001">
            <text:p>110.100000000001</text:p>
          </table:table-cell>
          <table:table-cell table:formula="of:=SQRT(ABS([.$D$2]^2-[.B743]^2))" office:value-type="float" office:value="166.967032674117">
            <text:p>166.967032674117</text:p>
          </table:table-cell>
          <table:table-cell table:formula="of:=([.$C$10]-[.C743])*[.$B$4]" office:value-type="float" office:value="41616.2659223621">
            <text:p>41616.2659223621</text:p>
          </table:table-cell>
          <table:table-cell table:formula="of:=ROUND([.D743])" office:value-type="float" office:value="41616">
            <text:p>41616</text:p>
          </table:table-cell>
          <table:table-cell table:formula="of:=([.$C$8]-([.E743]*[.$C$4]))" office:value-type="float" office:value="166.9673">
            <text:p>166.9673</text:p>
          </table:table-cell>
          <table:table-cell table:formula="of:=SQRT(ABS([.$D$2]^2-[.F743]^2))" office:value-type="float" office:value="110.0995945983">
            <text:p>110.0995945983</text:p>
          </table:table-cell>
          <table:table-cell table:formula="of:=ABS([.B743]-[.G743])" office:value-type="float" office:value="0.000405401701357278">
            <text:p>0.000405401701357278</text:p>
          </table:table-cell>
        </table:table-row>
        <table:table-row table:style-name="ro2">
          <table:table-cell table:formula="of:=[.A743]+[.A$4]" office:value-type="float" office:value="220.500000000003">
            <text:p>220.500000000003</text:p>
          </table:table-cell>
          <table:table-cell table:formula="of:=[.A744]/2" office:value-type="float" office:value="110.250000000001">
            <text:p>110.250000000001</text:p>
          </table:table-cell>
          <table:table-cell table:formula="of:=SQRT(ABS([.$D$2]^2-[.B744]^2))" office:value-type="float" office:value="166.868024198765">
            <text:p>166.868024198765</text:p>
          </table:table-cell>
          <table:table-cell table:formula="of:=([.$C$10]-[.C744])*[.$B$4]" office:value-type="float" office:value="41741.0010094197">
            <text:p>41741.0010094197</text:p>
          </table:table-cell>
          <table:table-cell table:formula="of:=ROUND([.D744])" office:value-type="float" office:value="41741">
            <text:p>41741</text:p>
          </table:table-cell>
          <table:table-cell table:formula="of:=([.$C$8]-([.E744]*[.$C$4]))" office:value-type="float" office:value="166.86808125">
            <text:p>166.86808125</text:p>
          </table:table-cell>
          <table:table-cell table:formula="of:=SQRT(ABS([.$D$2]^2-[.F744]^2))" office:value-type="float" office:value="110.249913650503">
            <text:p>110.249913650503</text:p>
          </table:table-cell>
          <table:table-cell table:formula="of:=ABS([.B744]-[.G744])" office:value-type="float" office:value="0.000086349498175764">
            <text:p>0.000086349498175764</text:p>
          </table:table-cell>
        </table:table-row>
        <table:table-row table:style-name="ro2">
          <table:table-cell table:formula="of:=[.A744]+[.A$4]" office:value-type="float" office:value="220.800000000003">
            <text:p>220.800000000003</text:p>
          </table:table-cell>
          <table:table-cell table:formula="of:=[.A745]/2" office:value-type="float" office:value="110.400000000001">
            <text:p>110.400000000001</text:p>
          </table:table-cell>
          <table:table-cell table:formula="of:=SQRT(ABS([.$D$2]^2-[.B745]^2))" office:value-type="float" office:value="166.76882202618">
            <text:p>166.76882202618</text:p>
          </table:table-cell>
          <table:table-cell table:formula="of:=([.$C$10]-[.C745])*[.$B$4]" office:value-type="float" office:value="41865.9801244877">
            <text:p>41865.9801244877</text:p>
          </table:table-cell>
          <table:table-cell table:formula="of:=ROUND([.D745])" office:value-type="float" office:value="41866">
            <text:p>41866</text:p>
          </table:table-cell>
          <table:table-cell table:formula="of:=([.$C$8]-([.E745]*[.$C$4]))" office:value-type="float" office:value="166.7688625">
            <text:p>166.7688625</text:p>
          </table:table-cell>
          <table:table-cell table:formula="of:=SQRT(ABS([.$D$2]^2-[.F745]^2))" office:value-type="float" office:value="110.399938860744">
            <text:p>110.399938860744</text:p>
          </table:table-cell>
          <table:table-cell table:formula="of:=ABS([.B745]-[.G745])" office:value-type="float" office:value="0.0000611392569851432">
            <text:p>0.0000611392569851432</text:p>
          </table:table-cell>
        </table:table-row>
        <table:table-row table:style-name="ro2">
          <table:table-cell table:formula="of:=[.A745]+[.A$4]" office:value-type="float" office:value="221.100000000003">
            <text:p>221.100000000003</text:p>
          </table:table-cell>
          <table:table-cell table:formula="of:=[.A746]/2" office:value-type="float" office:value="110.550000000001">
            <text:p>110.550000000001</text:p>
          </table:table-cell>
          <table:table-cell table:formula="of:=SQRT(ABS([.$D$2]^2-[.B746]^2))" office:value-type="float" office:value="166.669425810494">
            <text:p>166.669425810494</text:p>
          </table:table-cell>
          <table:table-cell table:formula="of:=([.$C$10]-[.C746])*[.$B$4]" office:value-type="float" office:value="41991.2037033049">
            <text:p>41991.2037033049</text:p>
          </table:table-cell>
          <table:table-cell table:formula="of:=ROUND([.D746])" office:value-type="float" office:value="41991">
            <text:p>41991</text:p>
          </table:table-cell>
          <table:table-cell table:formula="of:=([.$C$8]-([.E746]*[.$C$4]))" office:value-type="float" office:value="166.66964375">
            <text:p>166.66964375</text:p>
          </table:table-cell>
          <table:table-cell table:formula="of:=SQRT(ABS([.$D$2]^2-[.F746]^2))" office:value-type="float" office:value="110.549671425328">
            <text:p>110.549671425328</text:p>
          </table:table-cell>
          <table:table-cell table:formula="of:=ABS([.B746]-[.G746])" office:value-type="float" office:value="0.000328574672863624">
            <text:p>0.000328574672863624</text:p>
          </table:table-cell>
        </table:table-row>
        <table:table-row table:style-name="ro2">
          <table:table-cell table:formula="of:=[.A746]+[.A$4]" office:value-type="float" office:value="221.400000000003">
            <text:p>221.400000000003</text:p>
          </table:table-cell>
          <table:table-cell table:formula="of:=[.A747]/2" office:value-type="float" office:value="110.700000000001">
            <text:p>110.700000000001</text:p>
          </table:table-cell>
          <table:table-cell table:formula="of:=SQRT(ABS([.$D$2]^2-[.B747]^2))" office:value-type="float" office:value="166.569835204336">
            <text:p>166.569835204336</text:p>
          </table:table-cell>
          <table:table-cell table:formula="of:=([.$C$10]-[.C747])*[.$B$4]" office:value-type="float" office:value="42116.6721835036">
            <text:p>42116.6721835036</text:p>
          </table:table-cell>
          <table:table-cell table:formula="of:=ROUND([.D747])" office:value-type="float" office:value="42117">
            <text:p>42117</text:p>
          </table:table-cell>
          <table:table-cell table:formula="of:=([.$C$8]-([.E747]*[.$C$4]))" office:value-type="float" office:value="166.56963125">
            <text:p>166.56963125</text:p>
          </table:table-cell>
          <table:table-cell table:formula="of:=SQRT(ABS([.$D$2]^2-[.F747]^2))" office:value-type="float" office:value="110.70030688864">
            <text:p>110.70030688864</text:p>
          </table:table-cell>
          <table:table-cell table:formula="of:=ABS([.B747]-[.G747])" office:value-type="float" office:value="0.000306888638434089">
            <text:p>0.000306888638434089</text:p>
          </table:table-cell>
        </table:table-row>
        <table:table-row table:style-name="ro2">
          <table:table-cell table:formula="of:=[.A747]+[.A$4]" office:value-type="float" office:value="221.700000000003">
            <text:p>221.700000000003</text:p>
          </table:table-cell>
          <table:table-cell table:formula="of:=[.A748]/2" office:value-type="float" office:value="110.850000000001">
            <text:p>110.850000000001</text:p>
          </table:table-cell>
          <table:table-cell table:formula="of:=SQRT(ABS([.$D$2]^2-[.B748]^2))" office:value-type="float" office:value="166.470049858825">
            <text:p>166.470049858825</text:p>
          </table:table-cell>
          <table:table-cell table:formula="of:=([.$C$10]-[.C748])*[.$B$4]" office:value-type="float" office:value="42242.3860046199">
            <text:p>42242.3860046199</text:p>
          </table:table-cell>
          <table:table-cell table:formula="of:=ROUND([.D748])" office:value-type="float" office:value="42242">
            <text:p>42242</text:p>
          </table:table-cell>
          <table:table-cell table:formula="of:=([.$C$8]-([.E748]*[.$C$4]))" office:value-type="float" office:value="166.4704125">
            <text:p>166.4704125</text:p>
          </table:table-cell>
          <table:table-cell table:formula="of:=SQRT(ABS([.$D$2]^2-[.F748]^2))" office:value-type="float" office:value="110.84945539821">
            <text:p>110.84945539821</text:p>
          </table:table-cell>
          <table:table-cell table:formula="of:=ABS([.B748]-[.G748])" office:value-type="float" office:value="0.000544601790920751">
            <text:p>0.000544601790920751</text:p>
          </table:table-cell>
        </table:table-row>
        <table:table-row table:style-name="ro2">
          <table:table-cell table:formula="of:=[.A748]+[.A$4]" office:value-type="float" office:value="222.000000000003">
            <text:p>222.000000000003</text:p>
          </table:table-cell>
          <table:table-cell table:formula="of:=[.A749]/2" office:value-type="float" office:value="111.000000000001">
            <text:p>111.000000000001</text:p>
          </table:table-cell>
          <table:table-cell table:formula="of:=SQRT(ABS([.$D$2]^2-[.B749]^2))" office:value-type="float" office:value="166.370069423559">
            <text:p>166.370069423559</text:p>
          </table:table-cell>
          <table:table-cell table:formula="of:=([.$C$10]-[.C749])*[.$B$4]" office:value-type="float" office:value="42368.3456081052">
            <text:p>42368.3456081052</text:p>
          </table:table-cell>
          <table:table-cell table:formula="of:=ROUND([.D749])" office:value-type="float" office:value="42368">
            <text:p>42368</text:p>
          </table:table-cell>
          <table:table-cell table:formula="of:=([.$C$8]-([.E749]*[.$C$4]))" office:value-type="float" office:value="166.3704">
            <text:p>166.3704</text:p>
          </table:table-cell>
          <table:table-cell table:formula="of:=SQRT(ABS([.$D$2]^2-[.F749]^2))" office:value-type="float" office:value="110.999504520696">
            <text:p>110.999504520696</text:p>
          </table:table-cell>
          <table:table-cell table:formula="of:=ABS([.B749]-[.G749])" office:value-type="float" office:value="0.000495479305428148">
            <text:p>0.000495479305428148</text:p>
          </table:table-cell>
        </table:table-row>
        <table:table-row table:style-name="ro2">
          <table:table-cell table:formula="of:=[.A749]+[.A$4]" office:value-type="float" office:value="222.300000000003">
            <text:p>222.300000000003</text:p>
          </table:table-cell>
          <table:table-cell table:formula="of:=[.A750]/2" office:value-type="float" office:value="111.150000000001">
            <text:p>111.150000000001</text:p>
          </table:table-cell>
          <table:table-cell table:formula="of:=SQRT(ABS([.$D$2]^2-[.B750]^2))" office:value-type="float" office:value="166.269893546606">
            <text:p>166.269893546606</text:p>
          </table:table-cell>
          <table:table-cell table:formula="of:=([.$C$10]-[.C750])*[.$B$4]" office:value-type="float" office:value="42494.5514373368">
            <text:p>42494.5514373368</text:p>
          </table:table-cell>
          <table:table-cell table:formula="of:=ROUND([.D750])" office:value-type="float" office:value="42495">
            <text:p>42495</text:p>
          </table:table-cell>
          <table:table-cell table:formula="of:=([.$C$8]-([.E750]*[.$C$4]))" office:value-type="float" office:value="166.26959375">
            <text:p>166.26959375</text:p>
          </table:table-cell>
          <table:table-cell table:formula="of:=SQRT(ABS([.$D$2]^2-[.F750]^2))" office:value-type="float" office:value="111.150448466077">
            <text:p>111.150448466077</text:p>
          </table:table-cell>
          <table:table-cell table:formula="of:=ABS([.B750]-[.G750])" office:value-type="float" office:value="0.000448466075283704">
            <text:p>0.000448466075283704</text:p>
          </table:table-cell>
        </table:table-row>
        <table:table-row table:style-name="ro2">
          <table:table-cell table:formula="of:=[.A750]+[.A$4]" office:value-type="float" office:value="222.600000000003">
            <text:p>222.600000000003</text:p>
          </table:table-cell>
          <table:table-cell table:formula="of:=[.A751]/2" office:value-type="float" office:value="111.300000000001">
            <text:p>111.300000000001</text:p>
          </table:table-cell>
          <table:table-cell table:formula="of:=SQRT(ABS([.$D$2]^2-[.B751]^2))" office:value-type="float" office:value="166.169521874499">
            <text:p>166.169521874499</text:p>
          </table:table-cell>
          <table:table-cell table:formula="of:=([.$C$10]-[.C751])*[.$B$4]" office:value-type="float" office:value="42621.0039376288">
            <text:p>42621.0039376288</text:p>
          </table:table-cell>
          <table:table-cell table:formula="of:=ROUND([.D751])" office:value-type="float" office:value="42621">
            <text:p>42621</text:p>
          </table:table-cell>
          <table:table-cell table:formula="of:=([.$C$8]-([.E751]*[.$C$4]))" office:value-type="float" office:value="166.16958125">
            <text:p>166.16958125</text:p>
          </table:table-cell>
          <table:table-cell table:formula="of:=SQRT(ABS([.$D$2]^2-[.F751]^2))" office:value-type="float" office:value="111.299911353063">
            <text:p>111.299911353063</text:p>
          </table:table-cell>
          <table:table-cell table:formula="of:=ABS([.B751]-[.G751])" office:value-type="float" office:value="0.0000886469385079636">
            <text:p>0.0000886469385079636</text:p>
          </table:table-cell>
        </table:table-row>
        <table:table-row table:style-name="ro2">
          <table:table-cell table:formula="of:=[.A751]+[.A$4]" office:value-type="float" office:value="222.900000000003">
            <text:p>222.900000000003</text:p>
          </table:table-cell>
          <table:table-cell table:formula="of:=[.A752]/2" office:value-type="float" office:value="111.450000000001">
            <text:p>111.450000000001</text:p>
          </table:table-cell>
          <table:table-cell table:formula="of:=SQRT(ABS([.$D$2]^2-[.B752]^2))" office:value-type="float" office:value="166.068954052224">
            <text:p>166.068954052224</text:p>
          </table:table-cell>
          <table:table-cell table:formula="of:=([.$C$10]-[.C752])*[.$B$4]" office:value-type="float" office:value="42747.7035562432">
            <text:p>42747.7035562432</text:p>
          </table:table-cell>
          <table:table-cell table:formula="of:=ROUND([.D752])" office:value-type="float" office:value="42748">
            <text:p>42748</text:p>
          </table:table-cell>
          <table:table-cell table:formula="of:=([.$C$8]-([.E752]*[.$C$4]))" office:value-type="float" office:value="166.068775">
            <text:p>166.068775</text:p>
          </table:table-cell>
          <table:table-cell table:formula="of:=SQRT(ABS([.$D$2]^2-[.F752]^2))" office:value-type="float" office:value="111.450266800934">
            <text:p>111.450266800934</text:p>
          </table:table-cell>
          <table:table-cell table:formula="of:=ABS([.B752]-[.G752])" office:value-type="float" office:value="0.000266800932621436">
            <text:p>0.000266800932621436</text:p>
          </table:table-cell>
        </table:table-row>
        <table:table-row table:style-name="ro2">
          <table:table-cell table:formula="of:=[.A752]+[.A$4]" office:value-type="float" office:value="223.200000000003">
            <text:p>223.200000000003</text:p>
          </table:table-cell>
          <table:table-cell table:formula="of:=[.A753]/2" office:value-type="float" office:value="111.600000000001">
            <text:p>111.600000000001</text:p>
          </table:table-cell>
          <table:table-cell table:formula="of:=SQRT(ABS([.$D$2]^2-[.B753]^2))" office:value-type="float" office:value="165.968189723211">
            <text:p>165.968189723211</text:p>
          </table:table-cell>
          <table:table-cell table:formula="of:=([.$C$10]-[.C753])*[.$B$4]" office:value-type="float" office:value="42874.6507424016">
            <text:p>42874.6507424016</text:p>
          </table:table-cell>
          <table:table-cell table:formula="of:=ROUND([.D753])" office:value-type="float" office:value="42875">
            <text:p>42875</text:p>
          </table:table-cell>
          <table:table-cell table:formula="of:=([.$C$8]-([.E753]*[.$C$4]))" office:value-type="float" office:value="165.96796875">
            <text:p>165.96796875</text:p>
          </table:table-cell>
          <table:table-cell table:formula="of:=SQRT(ABS([.$D$2]^2-[.F753]^2))" office:value-type="float" office:value="111.600328624064">
            <text:p>111.600328624064</text:p>
          </table:table-cell>
          <table:table-cell table:formula="of:=ABS([.B753]-[.G753])" office:value-type="float" office:value="0.000328624062376548">
            <text:p>0.000328624062376548</text:p>
          </table:table-cell>
        </table:table-row>
        <table:table-row table:style-name="ro2">
          <table:table-cell table:formula="of:=[.A753]+[.A$4]" office:value-type="float" office:value="223.500000000003">
            <text:p>223.500000000003</text:p>
          </table:table-cell>
          <table:table-cell table:formula="of:=[.A754]/2" office:value-type="float" office:value="111.750000000001">
            <text:p>111.750000000001</text:p>
          </table:table-cell>
          <table:table-cell table:formula="of:=SQRT(ABS([.$D$2]^2-[.B754]^2))" office:value-type="float" office:value="165.867228529326">
            <text:p>165.867228529326</text:p>
          </table:table-cell>
          <table:table-cell table:formula="of:=([.$C$10]-[.C754])*[.$B$4]" office:value-type="float" office:value="43001.8459472957">
            <text:p>43001.8459472957</text:p>
          </table:table-cell>
          <table:table-cell table:formula="of:=ROUND([.D754])" office:value-type="float" office:value="43002">
            <text:p>43002</text:p>
          </table:table-cell>
          <table:table-cell table:formula="of:=([.$C$8]-([.E754]*[.$C$4]))" office:value-type="float" office:value="165.8671625">
            <text:p>165.8671625</text:p>
          </table:table-cell>
          <table:table-cell table:formula="of:=SQRT(ABS([.$D$2]^2-[.F754]^2))" office:value-type="float" office:value="111.75009800532">
            <text:p>111.75009800532</text:p>
          </table:table-cell>
          <table:table-cell table:formula="of:=ABS([.B754]-[.G754])" office:value-type="float" office:value="0.0000980053184633789">
            <text:p>0.0000980053184633789</text:p>
          </table:table-cell>
        </table:table-row>
        <table:table-row table:style-name="ro2">
          <table:table-cell table:formula="of:=[.A754]+[.A$4]" office:value-type="float" office:value="223.800000000003">
            <text:p>223.800000000003</text:p>
          </table:table-cell>
          <table:table-cell table:formula="of:=[.A755]/2" office:value-type="float" office:value="111.900000000001">
            <text:p>111.900000000001</text:p>
          </table:table-cell>
          <table:table-cell table:formula="of:=SQRT(ABS([.$D$2]^2-[.B755]^2))" office:value-type="float" office:value="165.766070110863">
            <text:p>165.766070110863</text:p>
          </table:table-cell>
          <table:table-cell table:formula="of:=([.$C$10]-[.C755])*[.$B$4]" office:value-type="float" office:value="43129.2896240991">
            <text:p>43129.2896240991</text:p>
          </table:table-cell>
          <table:table-cell table:formula="of:=ROUND([.D755])" office:value-type="float" office:value="43129">
            <text:p>43129</text:p>
          </table:table-cell>
          <table:table-cell table:formula="of:=([.$C$8]-([.E755]*[.$C$4]))" office:value-type="float" office:value="165.76635625">
            <text:p>165.76635625</text:p>
          </table:table-cell>
          <table:table-cell table:formula="of:=SQRT(ABS([.$D$2]^2-[.F755]^2))" office:value-type="float" office:value="111.899576118938">
            <text:p>111.899576118938</text:p>
          </table:table-cell>
          <table:table-cell table:formula="of:=ABS([.B755]-[.G755])" office:value-type="float" office:value="0.000423881062999953">
            <text:p>0.000423881062999953</text:p>
          </table:table-cell>
        </table:table-row>
        <table:table-row table:style-name="ro2">
          <table:table-cell table:formula="of:=[.A755]+[.A$4]" office:value-type="float" office:value="224.100000000003">
            <text:p>224.100000000003</text:p>
          </table:table-cell>
          <table:table-cell table:formula="of:=[.A756]/2" office:value-type="float" office:value="112.050000000001">
            <text:p>112.050000000001</text:p>
          </table:table-cell>
          <table:table-cell table:formula="of:=SQRT(ABS([.$D$2]^2-[.B756]^2))" office:value-type="float" office:value="165.664714106534">
            <text:p>165.664714106534</text:p>
          </table:table-cell>
          <table:table-cell table:formula="of:=([.$C$10]-[.C756])*[.$B$4]" office:value-type="float" office:value="43256.9822279786">
            <text:p>43256.9822279786</text:p>
          </table:table-cell>
          <table:table-cell table:formula="of:=ROUND([.D756])" office:value-type="float" office:value="43257">
            <text:p>43257</text:p>
          </table:table-cell>
          <table:table-cell table:formula="of:=([.$C$8]-([.E756]*[.$C$4]))" office:value-type="float" office:value="165.66475625">
            <text:p>165.66475625</text:p>
          </table:table-cell>
          <table:table-cell table:formula="of:=SQRT(ABS([.$D$2]^2-[.F756]^2))" office:value-type="float" office:value="112.049937691317">
            <text:p>112.049937691317</text:p>
          </table:table-cell>
          <table:table-cell table:formula="of:=ABS([.B756]-[.G756])" office:value-type="float" office:value="0.0000623086841073928">
            <text:p>0.0000623086841073928</text:p>
          </table:table-cell>
        </table:table-row>
        <table:table-row table:style-name="ro2">
          <table:table-cell table:formula="of:=[.A756]+[.A$4]" office:value-type="float" office:value="224.400000000003">
            <text:p>224.400000000003</text:p>
          </table:table-cell>
          <table:table-cell table:formula="of:=[.A757]/2" office:value-type="float" office:value="112.200000000001">
            <text:p>112.200000000001</text:p>
          </table:table-cell>
          <table:table-cell table:formula="of:=SQRT(ABS([.$D$2]^2-[.B757]^2))" office:value-type="float" office:value="165.563160153458">
            <text:p>165.563160153458</text:p>
          </table:table-cell>
          <table:table-cell table:formula="of:=([.$C$10]-[.C757])*[.$B$4]" office:value-type="float" office:value="43384.9242161056">
            <text:p>43384.9242161056</text:p>
          </table:table-cell>
          <table:table-cell table:formula="of:=ROUND([.D757])" office:value-type="float" office:value="43385">
            <text:p>43385</text:p>
          </table:table-cell>
          <table:table-cell table:formula="of:=([.$C$8]-([.E757]*[.$C$4]))" office:value-type="float" office:value="165.56315625">
            <text:p>165.56315625</text:p>
          </table:table-cell>
          <table:table-cell table:formula="of:=SQRT(ABS([.$D$2]^2-[.F757]^2))" office:value-type="float" office:value="112.200005759974">
            <text:p>112.200005759974</text:p>
          </table:table-cell>
          <table:table-cell table:formula="of:=ABS([.B757]-[.G757])" office:value-type="float" office:value="0.00000575997211171853">
            <text:p>0.00000575997211171853</text:p>
          </table:table-cell>
        </table:table-row>
        <table:table-row table:style-name="ro2">
          <table:table-cell table:formula="of:=[.A757]+[.A$4]" office:value-type="float" office:value="224.700000000003">
            <text:p>224.700000000003</text:p>
          </table:table-cell>
          <table:table-cell table:formula="of:=[.A758]/2" office:value-type="float" office:value="112.350000000001">
            <text:p>112.350000000001</text:p>
          </table:table-cell>
          <table:table-cell table:formula="of:=SQRT(ABS([.$D$2]^2-[.B758]^2))" office:value-type="float" office:value="165.461407887156">
            <text:p>165.461407887156</text:p>
          </table:table-cell>
          <table:table-cell table:formula="of:=([.$C$10]-[.C758])*[.$B$4]" office:value-type="float" office:value="43513.116047668">
            <text:p>43513.116047668</text:p>
          </table:table-cell>
          <table:table-cell table:formula="of:=ROUND([.D758])" office:value-type="float" office:value="43513">
            <text:p>43513</text:p>
          </table:table-cell>
          <table:table-cell table:formula="of:=([.$C$8]-([.E758]*[.$C$4]))" office:value-type="float" office:value="165.46155625">
            <text:p>165.46155625</text:p>
          </table:table-cell>
          <table:table-cell table:formula="of:=SQRT(ABS([.$D$2]^2-[.F758]^2))" office:value-type="float" office:value="112.349781501025">
            <text:p>112.349781501025</text:p>
          </table:table-cell>
          <table:table-cell table:formula="of:=ABS([.B758]-[.G758])" office:value-type="float" office:value="0.000218498976295223">
            <text:p>0.000218498976295223</text:p>
          </table:table-cell>
        </table:table-row>
        <table:table-row table:style-name="ro2">
          <table:table-cell table:formula="of:=[.A758]+[.A$4]" office:value-type="float" office:value="225.000000000003">
            <text:p>225.000000000003</text:p>
          </table:table-cell>
          <table:table-cell table:formula="of:=[.A759]/2" office:value-type="float" office:value="112.500000000001">
            <text:p>112.500000000001</text:p>
          </table:table-cell>
          <table:table-cell table:formula="of:=SQRT(ABS([.$D$2]^2-[.B759]^2))" office:value-type="float" office:value="165.359456941536">
            <text:p>165.359456941536</text:p>
          </table:table-cell>
          <table:table-cell table:formula="of:=([.$C$10]-[.C759])*[.$B$4]" office:value-type="float" office:value="43641.5581838817">
            <text:p>43641.5581838817</text:p>
          </table:table-cell>
          <table:table-cell table:formula="of:=ROUND([.D759])" office:value-type="float" office:value="43642">
            <text:p>43642</text:p>
          </table:table-cell>
          <table:table-cell table:formula="of:=([.$C$8]-([.E759]*[.$C$4]))" office:value-type="float" office:value="165.3591625">
            <text:p>165.3591625</text:p>
          </table:table-cell>
          <table:table-cell table:formula="of:=SQRT(ABS([.$D$2]^2-[.F759]^2))" office:value-type="float" office:value="112.500432787161">
            <text:p>112.500432787161</text:p>
          </table:table-cell>
          <table:table-cell table:formula="of:=ABS([.B759]-[.G759])" office:value-type="float" office:value="0.000432787159894588">
            <text:p>0.000432787159894588</text:p>
          </table:table-cell>
        </table:table-row>
        <table:table-row table:style-name="ro2">
          <table:table-cell table:formula="of:=[.A759]+[.A$4]" office:value-type="float" office:value="225.300000000003">
            <text:p>225.300000000003</text:p>
          </table:table-cell>
          <table:table-cell table:formula="of:=[.A760]/2" office:value-type="float" office:value="112.650000000001">
            <text:p>112.650000000001</text:p>
          </table:table-cell>
          <table:table-cell table:formula="of:=SQRT(ABS([.$D$2]^2-[.B760]^2))" office:value-type="float" office:value="165.25730694889">
            <text:p>165.25730694889</text:p>
          </table:table-cell>
          <table:table-cell table:formula="of:=([.$C$10]-[.C760])*[.$B$4]" office:value-type="float" office:value="43770.2510880025">
            <text:p>43770.2510880025</text:p>
          </table:table-cell>
          <table:table-cell table:formula="of:=ROUND([.D760])" office:value-type="float" office:value="43770">
            <text:p>43770</text:p>
          </table:table-cell>
          <table:table-cell table:formula="of:=([.$C$8]-([.E760]*[.$C$4]))" office:value-type="float" office:value="165.2575625">
            <text:p>165.2575625</text:p>
          </table:table-cell>
          <table:table-cell table:formula="of:=SQRT(ABS([.$D$2]^2-[.F760]^2))" office:value-type="float" office:value="112.649625106161">
            <text:p>112.649625106161</text:p>
          </table:table-cell>
          <table:table-cell table:formula="of:=ABS([.B760]-[.G760])" office:value-type="float" office:value="0.000374893840529467">
            <text:p>0.000374893840529467</text:p>
          </table:table-cell>
        </table:table-row>
        <table:table-row table:style-name="ro2">
          <table:table-cell table:formula="of:=[.A760]+[.A$4]" office:value-type="float" office:value="225.600000000003">
            <text:p>225.600000000003</text:p>
          </table:table-cell>
          <table:table-cell table:formula="of:=[.A761]/2" office:value-type="float" office:value="112.800000000001">
            <text:p>112.800000000001</text:p>
          </table:table-cell>
          <table:table-cell table:formula="of:=SQRT(ABS([.$D$2]^2-[.B761]^2))" office:value-type="float" office:value="165.15495753988">
            <text:p>165.15495753988</text:p>
          </table:table-cell>
          <table:table-cell table:formula="of:=([.$C$10]-[.C761])*[.$B$4]" office:value-type="float" office:value="43899.1952253376">
            <text:p>43899.1952253376</text:p>
          </table:table-cell>
          <table:table-cell table:formula="of:=ROUND([.D761])" office:value-type="float" office:value="43899">
            <text:p>43899</text:p>
          </table:table-cell>
          <table:table-cell table:formula="of:=([.$C$8]-([.E761]*[.$C$4]))" office:value-type="float" office:value="165.15516875">
            <text:p>165.15516875</text:p>
          </table:table-cell>
          <table:table-cell table:formula="of:=SQRT(ABS([.$D$2]^2-[.F761]^2))" office:value-type="float" office:value="112.79969075826">
            <text:p>112.79969075826</text:p>
          </table:table-cell>
          <table:table-cell table:formula="of:=ABS([.B761]-[.G761])" office:value-type="float" office:value="0.000309241741703659">
            <text:p>0.000309241741703659</text:p>
          </table:table-cell>
        </table:table-row>
        <table:table-row table:style-name="ro2">
          <table:table-cell table:formula="of:=[.A761]+[.A$4]" office:value-type="float" office:value="225.900000000003">
            <text:p>225.900000000003</text:p>
          </table:table-cell>
          <table:table-cell table:formula="of:=[.A762]/2" office:value-type="float" office:value="112.950000000001">
            <text:p>112.950000000001</text:p>
          </table:table-cell>
          <table:table-cell table:formula="of:=SQRT(ABS([.$D$2]^2-[.B762]^2))" office:value-type="float" office:value="165.052408343531">
            <text:p>165.052408343531</text:p>
          </table:table-cell>
          <table:table-cell table:formula="of:=([.$C$10]-[.C762])*[.$B$4]" office:value-type="float" office:value="44028.3910632582">
            <text:p>44028.3910632582</text:p>
          </table:table-cell>
          <table:table-cell table:formula="of:=ROUND([.D762])" office:value-type="float" office:value="44028">
            <text:p>44028</text:p>
          </table:table-cell>
          <table:table-cell table:formula="of:=([.$C$8]-([.E762]*[.$C$4]))" office:value-type="float" office:value="165.052775">
            <text:p>165.052775</text:p>
          </table:table-cell>
          <table:table-cell table:formula="of:=SQRT(ABS([.$D$2]^2-[.F762]^2))" office:value-type="float" office:value="112.949464207668">
            <text:p>112.949464207668</text:p>
          </table:table-cell>
          <table:table-cell table:formula="of:=ABS([.B762]-[.G762])" office:value-type="float" office:value="0.00053579233298251">
            <text:p>0.00053579233298251</text:p>
          </table:table-cell>
        </table:table-row>
        <table:table-row table:style-name="ro2">
          <table:table-cell table:formula="of:=[.A762]+[.A$4]" office:value-type="float" office:value="226.200000000003">
            <text:p>226.200000000003</text:p>
          </table:table-cell>
          <table:table-cell table:formula="of:=[.A763]/2" office:value-type="float" office:value="113.100000000001">
            <text:p>113.100000000001</text:p>
          </table:table-cell>
          <table:table-cell table:formula="of:=SQRT(ABS([.$D$2]^2-[.B763]^2))" office:value-type="float" office:value="164.949658987219">
            <text:p>164.949658987219</text:p>
          </table:table-cell>
          <table:table-cell table:formula="of:=([.$C$10]-[.C763])*[.$B$4]" office:value-type="float" office:value="44157.8390712108">
            <text:p>44157.8390712108</text:p>
          </table:table-cell>
          <table:table-cell table:formula="of:=ROUND([.D763])" office:value-type="float" office:value="44158">
            <text:p>44158</text:p>
          </table:table-cell>
          <table:table-cell table:formula="of:=([.$C$8]-([.E763]*[.$C$4]))" office:value-type="float" office:value="164.9495875">
            <text:p>164.9495875</text:p>
          </table:table-cell>
          <table:table-cell table:formula="of:=SQRT(ABS([.$D$2]^2-[.F763]^2))" office:value-type="float" office:value="113.10010425981">
            <text:p>113.10010425981</text:p>
          </table:table-cell>
          <table:table-cell table:formula="of:=ABS([.B763]-[.G763])" office:value-type="float" office:value="0.000104259808352936">
            <text:p>0.000104259808352936</text:p>
          </table:table-cell>
        </table:table-row>
        <table:table-row table:style-name="ro2">
          <table:table-cell table:formula="of:=[.A763]+[.A$4]" office:value-type="float" office:value="226.500000000003">
            <text:p>226.500000000003</text:p>
          </table:table-cell>
          <table:table-cell table:formula="of:=[.A764]/2" office:value-type="float" office:value="113.250000000001">
            <text:p>113.250000000001</text:p>
          </table:table-cell>
          <table:table-cell table:formula="of:=SQRT(ABS([.$D$2]^2-[.B764]^2))" office:value-type="float" office:value="164.846709096663">
            <text:p>164.846709096663</text:p>
          </table:table-cell>
          <table:table-cell table:formula="of:=([.$C$10]-[.C764])*[.$B$4]" office:value-type="float" office:value="44287.5397207302">
            <text:p>44287.5397207302</text:p>
          </table:table-cell>
          <table:table-cell table:formula="of:=ROUND([.D764])" office:value-type="float" office:value="44288">
            <text:p>44288</text:p>
          </table:table-cell>
          <table:table-cell table:formula="of:=([.$C$8]-([.E764]*[.$C$4]))" office:value-type="float" office:value="164.8464">
            <text:p>164.8464</text:p>
          </table:table-cell>
          <table:table-cell table:formula="of:=SQRT(ABS([.$D$2]^2-[.F764]^2))" office:value-type="float" office:value="113.250449919813">
            <text:p>113.250449919813</text:p>
          </table:table-cell>
          <table:table-cell table:formula="of:=ABS([.B764]-[.G764])" office:value-type="float" office:value="0.000449919811231325">
            <text:p>0.000449919811231325</text:p>
          </table:table-cell>
        </table:table-row>
        <table:table-row table:style-name="ro2">
          <table:table-cell table:formula="of:=[.A764]+[.A$4]" office:value-type="float" office:value="226.800000000003">
            <text:p>226.800000000003</text:p>
          </table:table-cell>
          <table:table-cell table:formula="of:=[.A765]/2" office:value-type="float" office:value="113.400000000001">
            <text:p>113.400000000001</text:p>
          </table:table-cell>
          <table:table-cell table:formula="of:=SQRT(ABS([.$D$2]^2-[.B765]^2))" office:value-type="float" office:value="164.743558295915">
            <text:p>164.743558295915</text:p>
          </table:table-cell>
          <table:table-cell table:formula="of:=([.$C$10]-[.C765])*[.$B$4]" office:value-type="float" office:value="44417.493485451">
            <text:p>44417.493485451</text:p>
          </table:table-cell>
          <table:table-cell table:formula="of:=ROUND([.D765])" office:value-type="float" office:value="44417">
            <text:p>44417</text:p>
          </table:table-cell>
          <table:table-cell table:formula="of:=([.$C$8]-([.E765]*[.$C$4]))" office:value-type="float" office:value="164.74400625">
            <text:p>164.74400625</text:p>
          </table:table-cell>
          <table:table-cell table:formula="of:=SQRT(ABS([.$D$2]^2-[.F765]^2))" office:value-type="float" office:value="113.399349225205">
            <text:p>113.399349225205</text:p>
          </table:table-cell>
          <table:table-cell table:formula="of:=ABS([.B765]-[.G765])" office:value-type="float" office:value="0.00065077479659692">
            <text:p>0.00065077479659692</text:p>
          </table:table-cell>
        </table:table-row>
        <table:table-row table:style-name="ro2">
          <table:table-cell table:formula="of:=[.A765]+[.A$4]" office:value-type="float" office:value="227.100000000003">
            <text:p>227.100000000003</text:p>
          </table:table-cell>
          <table:table-cell table:formula="of:=[.A766]/2" office:value-type="float" office:value="113.550000000001">
            <text:p>113.550000000001</text:p>
          </table:table-cell>
          <table:table-cell table:formula="of:=SQRT(ABS([.$D$2]^2-[.B766]^2))" office:value-type="float" office:value="164.640206207353">
            <text:p>164.640206207353</text:p>
          </table:table-cell>
          <table:table-cell table:formula="of:=([.$C$10]-[.C766])*[.$B$4]" office:value-type="float" office:value="44547.7008411203">
            <text:p>44547.7008411203</text:p>
          </table:table-cell>
          <table:table-cell table:formula="of:=ROUND([.D766])" office:value-type="float" office:value="44548">
            <text:p>44548</text:p>
          </table:table-cell>
          <table:table-cell table:formula="of:=([.$C$8]-([.E766]*[.$C$4]))" office:value-type="float" office:value="164.640025">
            <text:p>164.640025</text:p>
          </table:table-cell>
          <table:table-cell table:formula="of:=SQRT(ABS([.$D$2]^2-[.F766]^2))" office:value-type="float" office:value="113.550262738575">
            <text:p>113.550262738575</text:p>
          </table:table-cell>
          <table:table-cell table:formula="of:=ABS([.B766]-[.G766])" office:value-type="float" office:value="0.000262738573368892">
            <text:p>0.000262738573368892</text:p>
          </table:table-cell>
        </table:table-row>
        <table:table-row table:style-name="ro2">
          <table:table-cell table:formula="of:=[.A766]+[.A$4]" office:value-type="float" office:value="227.400000000003">
            <text:p>227.400000000003</text:p>
          </table:table-cell>
          <table:table-cell table:formula="of:=[.A767]/2" office:value-type="float" office:value="113.700000000001">
            <text:p>113.700000000001</text:p>
          </table:table-cell>
          <table:table-cell table:formula="of:=SQRT(ABS([.$D$2]^2-[.B767]^2))" office:value-type="float" office:value="164.536652451664">
            <text:p>164.536652451664</text:p>
          </table:table-cell>
          <table:table-cell table:formula="of:=([.$C$10]-[.C767])*[.$B$4]" office:value-type="float" office:value="44678.1622656102">
            <text:p>44678.1622656102</text:p>
          </table:table-cell>
          <table:table-cell table:formula="of:=ROUND([.D767])" office:value-type="float" office:value="44678">
            <text:p>44678</text:p>
          </table:table-cell>
          <table:table-cell table:formula="of:=([.$C$8]-([.E767]*[.$C$4]))" office:value-type="float" office:value="164.5368375">
            <text:p>164.5368375</text:p>
          </table:table-cell>
          <table:table-cell table:formula="of:=SQRT(ABS([.$D$2]^2-[.F767]^2))" office:value-type="float" office:value="113.699732213839">
            <text:p>113.699732213839</text:p>
          </table:table-cell>
          <table:table-cell table:formula="of:=ABS([.B767]-[.G767])" office:value-type="float" office:value="0.000267786162908124">
            <text:p>0.000267786162908124</text:p>
          </table:table-cell>
        </table:table-row>
        <table:table-row table:style-name="ro2">
          <table:table-cell table:formula="of:=[.A767]+[.A$4]" office:value-type="float" office:value="227.700000000003">
            <text:p>227.700000000003</text:p>
          </table:table-cell>
          <table:table-cell table:formula="of:=[.A768]/2" office:value-type="float" office:value="113.850000000001">
            <text:p>113.850000000001</text:p>
          </table:table-cell>
          <table:table-cell table:formula="of:=SQRT(ABS([.$D$2]^2-[.B768]^2))" office:value-type="float" office:value="164.432896647841">
            <text:p>164.432896647841</text:p>
          </table:table-cell>
          <table:table-cell table:formula="of:=([.$C$10]-[.C768])*[.$B$4]" office:value-type="float" office:value="44808.8782389301">
            <text:p>44808.8782389301</text:p>
          </table:table-cell>
          <table:table-cell table:formula="of:=ROUND([.D768])" office:value-type="float" office:value="44809">
            <text:p>44809</text:p>
          </table:table-cell>
          <table:table-cell table:formula="of:=([.$C$8]-([.E768]*[.$C$4]))" office:value-type="float" office:value="164.43285625">
            <text:p>164.43285625</text:p>
          </table:table-cell>
          <table:table-cell table:formula="of:=SQRT(ABS([.$D$2]^2-[.F768]^2))" office:value-type="float" office:value="113.850058346348">
            <text:p>113.850058346348</text:p>
          </table:table-cell>
          <table:table-cell table:formula="of:=ABS([.B768]-[.G768])" office:value-type="float" office:value="0.0000583463465204659">
            <text:p>0.0000583463465204659</text:p>
          </table:table-cell>
        </table:table-row>
        <table:table-row table:style-name="ro2">
          <table:table-cell table:formula="of:=[.A768]+[.A$4]" office:value-type="float" office:value="228.000000000003">
            <text:p>228.000000000003</text:p>
          </table:table-cell>
          <table:table-cell table:formula="of:=[.A769]/2" office:value-type="float" office:value="114.000000000001">
            <text:p>114.000000000001</text:p>
          </table:table-cell>
          <table:table-cell table:formula="of:=SQRT(ABS([.$D$2]^2-[.B769]^2))" office:value-type="float" office:value="164.328938413171">
            <text:p>164.328938413171</text:p>
          </table:table-cell>
          <table:table-cell table:formula="of:=([.$C$10]-[.C769])*[.$B$4]" office:value-type="float" office:value="44939.8492432395">
            <text:p>44939.8492432395</text:p>
          </table:table-cell>
          <table:table-cell table:formula="of:=ROUND([.D769])" office:value-type="float" office:value="44940">
            <text:p>44940</text:p>
          </table:table-cell>
          <table:table-cell table:formula="of:=([.$C$8]-([.E769]*[.$C$4]))" office:value-type="float" office:value="164.328875">
            <text:p>164.328875</text:p>
          </table:table-cell>
          <table:table-cell table:formula="of:=SQRT(ABS([.$D$2]^2-[.F769]^2))" office:value-type="float" office:value="114.000091408886">
            <text:p>114.000091408886</text:p>
          </table:table-cell>
          <table:table-cell table:formula="of:=ABS([.B769]-[.G769])" office:value-type="float" office:value="0.0000914088845718197">
            <text:p>0.0000914088845718197</text:p>
          </table:table-cell>
        </table:table-row>
        <table:table-row table:style-name="ro2">
          <table:table-cell table:formula="of:=[.A769]+[.A$4]" office:value-type="float" office:value="228.300000000003">
            <text:p>228.300000000003</text:p>
          </table:table-cell>
          <table:table-cell table:formula="of:=[.A770]/2" office:value-type="float" office:value="114.150000000001">
            <text:p>114.150000000001</text:p>
          </table:table-cell>
          <table:table-cell table:formula="of:=SQRT(ABS([.$D$2]^2-[.B770]^2))" office:value-type="float" office:value="164.224777363221">
            <text:p>164.224777363221</text:p>
          </table:table-cell>
          <table:table-cell table:formula="of:=([.$C$10]-[.C770])*[.$B$4]" office:value-type="float" office:value="45071.0757628606">
            <text:p>45071.0757628606</text:p>
          </table:table-cell>
          <table:table-cell table:formula="of:=ROUND([.D770])" office:value-type="float" office:value="45071">
            <text:p>45071</text:p>
          </table:table-cell>
          <table:table-cell table:formula="of:=([.$C$8]-([.E770]*[.$C$4]))" office:value-type="float" office:value="164.22489375">
            <text:p>164.22489375</text:p>
          </table:table-cell>
          <table:table-cell table:formula="of:=SQRT(ABS([.$D$2]^2-[.F770]^2))" office:value-type="float" office:value="114.149832557044">
            <text:p>114.149832557044</text:p>
          </table:table-cell>
          <table:table-cell table:formula="of:=ABS([.B770]-[.G770])" office:value-type="float" office:value="0.000167442957348385">
            <text:p>0.000167442957348385</text:p>
          </table:table-cell>
        </table:table-row>
        <table:table-row table:style-name="ro2">
          <table:table-cell table:formula="of:=[.A770]+[.A$4]" office:value-type="float" office:value="228.600000000003">
            <text:p>228.600000000003</text:p>
          </table:table-cell>
          <table:table-cell table:formula="of:=[.A771]/2" office:value-type="float" office:value="114.300000000001">
            <text:p>114.300000000001</text:p>
          </table:table-cell>
          <table:table-cell table:formula="of:=SQRT(ABS([.$D$2]^2-[.B771]^2))" office:value-type="float" office:value="164.120413111836">
            <text:p>164.120413111836</text:p>
          </table:table-cell>
          <table:table-cell table:formula="of:=([.$C$10]-[.C771])*[.$B$4]" office:value-type="float" office:value="45202.5582842913">
            <text:p>45202.5582842913</text:p>
          </table:table-cell>
          <table:table-cell table:formula="of:=ROUND([.D771])" office:value-type="float" office:value="45203">
            <text:p>45203</text:p>
          </table:table-cell>
          <table:table-cell table:formula="of:=([.$C$8]-([.E771]*[.$C$4]))" office:value-type="float" office:value="164.12011875">
            <text:p>164.12011875</text:p>
          </table:table-cell>
          <table:table-cell table:formula="of:=SQRT(ABS([.$D$2]^2-[.F771]^2))" office:value-type="float" office:value="114.300422665386">
            <text:p>114.300422665386</text:p>
          </table:table-cell>
          <table:table-cell table:formula="of:=ABS([.B771]-[.G771])" office:value-type="float" office:value="0.000422665384562038">
            <text:p>0.000422665384562038</text:p>
          </table:table-cell>
        </table:table-row>
        <table:table-row table:style-name="ro2">
          <table:table-cell table:formula="of:=[.A771]+[.A$4]" office:value-type="float" office:value="228.900000000003">
            <text:p>228.900000000003</text:p>
          </table:table-cell>
          <table:table-cell table:formula="of:=[.A772]/2" office:value-type="float" office:value="114.450000000001">
            <text:p>114.450000000001</text:p>
          </table:table-cell>
          <table:table-cell table:formula="of:=SQRT(ABS([.$D$2]^2-[.B772]^2))" office:value-type="float" office:value="164.015845271119">
            <text:p>164.015845271119</text:p>
          </table:table-cell>
          <table:table-cell table:formula="of:=([.$C$10]-[.C772])*[.$B$4]" office:value-type="float" office:value="45334.297296218">
            <text:p>45334.297296218</text:p>
          </table:table-cell>
          <table:table-cell table:formula="of:=ROUND([.D772])" office:value-type="float" office:value="45334">
            <text:p>45334</text:p>
          </table:table-cell>
          <table:table-cell table:formula="of:=([.$C$8]-([.E772]*[.$C$4]))" office:value-type="float" office:value="164.0161375">
            <text:p>164.0161375</text:p>
          </table:table-cell>
          <table:table-cell table:formula="of:=SQRT(ABS([.$D$2]^2-[.F772]^2))" office:value-type="float" office:value="114.449581211908">
            <text:p>114.449581211908</text:p>
          </table:table-cell>
          <table:table-cell table:formula="of:=ABS([.B772]-[.G772])" office:value-type="float" office:value="0.000418788093625722">
            <text:p>0.000418788093625722</text:p>
          </table:table-cell>
        </table:table-row>
        <table:table-row table:style-name="ro2">
          <table:table-cell table:formula="of:=[.A772]+[.A$4]" office:value-type="float" office:value="229.200000000003">
            <text:p>229.200000000003</text:p>
          </table:table-cell>
          <table:table-cell table:formula="of:=[.A773]/2" office:value-type="float" office:value="114.600000000001">
            <text:p>114.600000000001</text:p>
          </table:table-cell>
          <table:table-cell table:formula="of:=SQRT(ABS([.$D$2]^2-[.B773]^2))" office:value-type="float" office:value="163.911073451429">
            <text:p>163.911073451429</text:p>
          </table:table-cell>
          <table:table-cell table:formula="of:=([.$C$10]-[.C773])*[.$B$4]" office:value-type="float" office:value="45466.2932895287">
            <text:p>45466.2932895287</text:p>
          </table:table-cell>
          <table:table-cell table:formula="of:=ROUND([.D773])" office:value-type="float" office:value="45466">
            <text:p>45466</text:p>
          </table:table-cell>
          <table:table-cell table:formula="of:=([.$C$8]-([.E773]*[.$C$4]))" office:value-type="float" office:value="163.9113625">
            <text:p>163.9113625</text:p>
          </table:table-cell>
          <table:table-cell table:formula="of:=SQRT(ABS([.$D$2]^2-[.F773]^2))" office:value-type="float" office:value="114.599586576015">
            <text:p>114.599586576015</text:p>
          </table:table-cell>
          <table:table-cell table:formula="of:=ABS([.B773]-[.G773])" office:value-type="float" office:value="0.000413423986330486">
            <text:p>0.000413423986330486</text:p>
          </table:table-cell>
        </table:table-row>
        <table:table-row table:style-name="ro2">
          <table:table-cell table:formula="of:=[.A773]+[.A$4]" office:value-type="float" office:value="229.500000000003">
            <text:p>229.500000000003</text:p>
          </table:table-cell>
          <table:table-cell table:formula="of:=[.A774]/2" office:value-type="float" office:value="114.750000000001">
            <text:p>114.750000000001</text:p>
          </table:table-cell>
          <table:table-cell table:formula="of:=SQRT(ABS([.$D$2]^2-[.B774]^2))" office:value-type="float" office:value="163.806097261365">
            <text:p>163.806097261365</text:p>
          </table:table-cell>
          <table:table-cell table:formula="of:=([.$C$10]-[.C774])*[.$B$4]" office:value-type="float" office:value="45598.5467573259">
            <text:p>45598.5467573259</text:p>
          </table:table-cell>
          <table:table-cell table:formula="of:=ROUND([.D774])" office:value-type="float" office:value="45599">
            <text:p>45599</text:p>
          </table:table-cell>
          <table:table-cell table:formula="of:=([.$C$8]-([.E774]*[.$C$4]))" office:value-type="float" office:value="163.80579375">
            <text:p>163.80579375</text:p>
          </table:table-cell>
          <table:table-cell table:formula="of:=SQRT(ABS([.$D$2]^2-[.F774]^2))" office:value-type="float" office:value="114.750433262504">
            <text:p>114.750433262504</text:p>
          </table:table-cell>
          <table:table-cell table:formula="of:=ABS([.B774]-[.G774])" office:value-type="float" office:value="0.000433262502852472">
            <text:p>0.000433262502852472</text:p>
          </table:table-cell>
        </table:table-row>
        <table:table-row table:style-name="ro2">
          <table:table-cell table:formula="of:=[.A774]+[.A$4]" office:value-type="float" office:value="229.800000000003">
            <text:p>229.800000000003</text:p>
          </table:table-cell>
          <table:table-cell table:formula="of:=[.A775]/2" office:value-type="float" office:value="114.900000000002">
            <text:p>114.900000000002</text:p>
          </table:table-cell>
          <table:table-cell table:formula="of:=SQRT(ABS([.$D$2]^2-[.B775]^2))" office:value-type="float" office:value="163.700916307758">
            <text:p>163.700916307758</text:p>
          </table:table-cell>
          <table:table-cell table:formula="of:=([.$C$10]-[.C775])*[.$B$4]" office:value-type="float" office:value="45731.0581949403">
            <text:p>45731.0581949403</text:p>
          </table:table-cell>
          <table:table-cell table:formula="of:=ROUND([.D775])" office:value-type="float" office:value="45731">
            <text:p>45731</text:p>
          </table:table-cell>
          <table:table-cell table:formula="of:=([.$C$8]-([.E775]*[.$C$4]))" office:value-type="float" office:value="163.70101875">
            <text:p>163.70101875</text:p>
          </table:table-cell>
          <table:table-cell table:formula="of:=SQRT(ABS([.$D$2]^2-[.F775]^2))" office:value-type="float" office:value="114.899854047828">
            <text:p>114.899854047828</text:p>
          </table:table-cell>
          <table:table-cell table:formula="of:=ABS([.B775]-[.G775])" office:value-type="float" office:value="0.000145952173625119">
            <text:p>0.000145952173625119</text:p>
          </table:table-cell>
        </table:table-row>
        <table:table-row table:style-name="ro2">
          <table:table-cell table:formula="of:=[.A775]+[.A$4]" office:value-type="float" office:value="230.100000000003">
            <text:p>230.100000000003</text:p>
          </table:table-cell>
          <table:table-cell table:formula="of:=[.A776]/2" office:value-type="float" office:value="115.050000000002">
            <text:p>115.050000000002</text:p>
          </table:table-cell>
          <table:table-cell table:formula="of:=SQRT(ABS([.$D$2]^2-[.B776]^2))" office:value-type="float" office:value="163.595530195662">
            <text:p>163.595530195662</text:p>
          </table:table-cell>
          <table:table-cell table:formula="of:=([.$C$10]-[.C776])*[.$B$4]" office:value-type="float" office:value="45863.8280999438">
            <text:p>45863.8280999438</text:p>
          </table:table-cell>
          <table:table-cell table:formula="of:=ROUND([.D776])" office:value-type="float" office:value="45864">
            <text:p>45864</text:p>
          </table:table-cell>
          <table:table-cell table:formula="of:=([.$C$8]-([.E776]*[.$C$4]))" office:value-type="float" office:value="163.59545">
            <text:p>163.59545</text:p>
          </table:table-cell>
          <table:table-cell table:formula="of:=SQRT(ABS([.$D$2]^2-[.F776]^2))" office:value-type="float" office:value="115.050114034266">
            <text:p>115.050114034266</text:p>
          </table:table-cell>
          <table:table-cell table:formula="of:=ABS([.B776]-[.G776])" office:value-type="float" office:value="0.000114034264015572">
            <text:p>0.000114034264015572</text:p>
          </table:table-cell>
        </table:table-row>
        <table:table-row table:style-name="ro2">
          <table:table-cell table:formula="of:=[.A776]+[.A$4]" office:value-type="float" office:value="230.400000000003">
            <text:p>230.400000000003</text:p>
          </table:table-cell>
          <table:table-cell table:formula="of:=[.A777]/2" office:value-type="float" office:value="115.200000000002">
            <text:p>115.200000000002</text:p>
          </table:table-cell>
          <table:table-cell table:formula="of:=SQRT(ABS([.$D$2]^2-[.B777]^2))" office:value-type="float" office:value="163.489938528338">
            <text:p>163.489938528338</text:p>
          </table:table-cell>
          <table:table-cell table:formula="of:=([.$C$10]-[.C777])*[.$B$4]" office:value-type="float" office:value="45996.856972163">
            <text:p>45996.856972163</text:p>
          </table:table-cell>
          <table:table-cell table:formula="of:=ROUND([.D777])" office:value-type="float" office:value="45997">
            <text:p>45997</text:p>
          </table:table-cell>
          <table:table-cell table:formula="of:=([.$C$8]-([.E777]*[.$C$4]))" office:value-type="float" office:value="163.48988125">
            <text:p>163.48988125</text:p>
          </table:table-cell>
          <table:table-cell table:formula="of:=SQRT(ABS([.$D$2]^2-[.F777]^2))" office:value-type="float" office:value="115.20008128843">
            <text:p>115.20008128843</text:p>
          </table:table-cell>
          <table:table-cell table:formula="of:=ABS([.B777]-[.G777])" office:value-type="float" office:value="0.0000812884285750215">
            <text:p>0.0000812884285750215</text:p>
          </table:table-cell>
        </table:table-row>
        <table:table-row table:style-name="ro2">
          <table:table-cell table:formula="of:=[.A777]+[.A$4]" office:value-type="float" office:value="230.700000000003">
            <text:p>230.700000000003</text:p>
          </table:table-cell>
          <table:table-cell table:formula="of:=[.A778]/2" office:value-type="float" office:value="115.350000000002">
            <text:p>115.350000000002</text:p>
          </table:table-cell>
          <table:table-cell table:formula="of:=SQRT(ABS([.$D$2]^2-[.B778]^2))" office:value-type="float" office:value="163.384140907249">
            <text:p>163.384140907249</text:p>
          </table:table-cell>
          <table:table-cell table:formula="of:=([.$C$10]-[.C778])*[.$B$4]" office:value-type="float" office:value="46130.1453136926">
            <text:p>46130.1453136926</text:p>
          </table:table-cell>
          <table:table-cell table:formula="of:=ROUND([.D778])" office:value-type="float" office:value="46130">
            <text:p>46130</text:p>
          </table:table-cell>
          <table:table-cell table:formula="of:=([.$C$8]-([.E778]*[.$C$4]))" office:value-type="float" office:value="163.3843125">
            <text:p>163.3843125</text:p>
          </table:table-cell>
          <table:table-cell table:formula="of:=SQRT(ABS([.$D$2]^2-[.F778]^2))" office:value-type="float" office:value="115.349756952073">
            <text:p>115.349756952073</text:p>
          </table:table-cell>
          <table:table-cell table:formula="of:=ABS([.B778]-[.G778])" office:value-type="float" office:value="0.000243047928378814">
            <text:p>0.000243047928378814</text:p>
          </table:table-cell>
        </table:table-row>
        <table:table-row table:style-name="ro2">
          <table:table-cell table:formula="of:=[.A778]+[.A$4]" office:value-type="float" office:value="231.000000000003">
            <text:p>231.000000000003</text:p>
          </table:table-cell>
          <table:table-cell table:formula="of:=[.A779]/2" office:value-type="float" office:value="115.500000000002">
            <text:p>115.500000000002</text:p>
          </table:table-cell>
          <table:table-cell table:formula="of:=SQRT(ABS([.$D$2]^2-[.B779]^2))" office:value-type="float" office:value="163.278136932045">
            <text:p>163.278136932045</text:p>
          </table:table-cell>
          <table:table-cell table:formula="of:=([.$C$10]-[.C779])*[.$B$4]" office:value-type="float" office:value="46263.6936289097">
            <text:p>46263.6936289097</text:p>
          </table:table-cell>
          <table:table-cell table:formula="of:=ROUND([.D779])" office:value-type="float" office:value="46264">
            <text:p>46264</text:p>
          </table:table-cell>
          <table:table-cell table:formula="of:=([.$C$8]-([.E779]*[.$C$4]))" office:value-type="float" office:value="163.27795">
            <text:p>163.27795</text:p>
          </table:table-cell>
          <table:table-cell table:formula="of:=SQRT(ABS([.$D$2]^2-[.F779]^2))" office:value-type="float" office:value="115.500264258561">
            <text:p>115.500264258561</text:p>
          </table:table-cell>
          <table:table-cell table:formula="of:=ABS([.B779]-[.G779])" office:value-type="float" office:value="0.000264258559795394">
            <text:p>0.000264258559795394</text:p>
          </table:table-cell>
        </table:table-row>
        <table:table-row table:style-name="ro2">
          <table:table-cell table:formula="of:=[.A779]+[.A$4]" office:value-type="float" office:value="231.300000000003">
            <text:p>231.300000000003</text:p>
          </table:table-cell>
          <table:table-cell table:formula="of:=[.A780]/2" office:value-type="float" office:value="115.650000000002">
            <text:p>115.650000000002</text:p>
          </table:table-cell>
          <table:table-cell table:formula="of:=SQRT(ABS([.$D$2]^2-[.B780]^2))" office:value-type="float" office:value="163.171926200556">
            <text:p>163.171926200556</text:p>
          </table:table-cell>
          <table:table-cell table:formula="of:=([.$C$10]-[.C780])*[.$B$4]" office:value-type="float" office:value="46397.5024244866">
            <text:p>46397.5024244866</text:p>
          </table:table-cell>
          <table:table-cell table:formula="of:=ROUND([.D780])" office:value-type="float" office:value="46398">
            <text:p>46398</text:p>
          </table:table-cell>
          <table:table-cell table:formula="of:=([.$C$8]-([.E780]*[.$C$4]))" office:value-type="float" office:value="163.1715875">
            <text:p>163.1715875</text:p>
          </table:table-cell>
          <table:table-cell table:formula="of:=SQRT(ABS([.$D$2]^2-[.F780]^2))" office:value-type="float" office:value="115.65047787506">
            <text:p>115.65047787506</text:p>
          </table:table-cell>
          <table:table-cell table:formula="of:=ABS([.B780]-[.G780])" office:value-type="float" office:value="0.000477875058919608">
            <text:p>0.000477875058919608</text:p>
          </table:table-cell>
        </table:table-row>
        <table:table-row table:style-name="ro2">
          <table:table-cell table:formula="of:=[.A780]+[.A$4]" office:value-type="float" office:value="231.600000000003">
            <text:p>231.600000000003</text:p>
          </table:table-cell>
          <table:table-cell table:formula="of:=[.A781]/2" office:value-type="float" office:value="115.800000000002">
            <text:p>115.800000000002</text:p>
          </table:table-cell>
          <table:table-cell table:formula="of:=SQRT(ABS([.$D$2]^2-[.B781]^2))" office:value-type="float" office:value="163.065508308776">
            <text:p>163.065508308776</text:p>
          </table:table-cell>
          <table:table-cell table:formula="of:=([.$C$10]-[.C781])*[.$B$4]" office:value-type="float" office:value="46531.5722094055">
            <text:p>46531.5722094055</text:p>
          </table:table-cell>
          <table:table-cell table:formula="of:=ROUND([.D781])" office:value-type="float" office:value="46532">
            <text:p>46532</text:p>
          </table:table-cell>
          <table:table-cell table:formula="of:=([.$C$8]-([.E781]*[.$C$4]))" office:value-type="float" office:value="163.065225">
            <text:p>163.065225</text:p>
          </table:table-cell>
          <table:table-cell table:formula="of:=SQRT(ABS([.$D$2]^2-[.F781]^2))" office:value-type="float" office:value="115.800398944474">
            <text:p>115.800398944474</text:p>
          </table:table-cell>
          <table:table-cell table:formula="of:=ABS([.B781]-[.G781])" office:value-type="float" office:value="0.000398944472635776">
            <text:p>0.000398944472635776</text:p>
          </table:table-cell>
        </table:table-row>
        <table:table-row table:style-name="ro2">
          <table:table-cell table:formula="of:=[.A781]+[.A$4]" office:value-type="float" office:value="231.900000000003">
            <text:p>231.900000000003</text:p>
          </table:table-cell>
          <table:table-cell table:formula="of:=[.A782]/2" office:value-type="float" office:value="115.950000000002">
            <text:p>115.950000000002</text:p>
          </table:table-cell>
          <table:table-cell table:formula="of:=SQRT(ABS([.$D$2]^2-[.B782]^2))" office:value-type="float" office:value="162.958882850858">
            <text:p>162.958882850858</text:p>
          </table:table-cell>
          <table:table-cell table:formula="of:=([.$C$10]-[.C782])*[.$B$4]" office:value-type="float" office:value="46665.9034949722">
            <text:p>46665.9034949722</text:p>
          </table:table-cell>
          <table:table-cell table:formula="of:=ROUND([.D782])" office:value-type="float" office:value="46666">
            <text:p>46666</text:p>
          </table:table-cell>
          <table:table-cell table:formula="of:=([.$C$8]-([.E782]*[.$C$4]))" office:value-type="float" office:value="162.9588625">
            <text:p>162.9588625</text:p>
          </table:table-cell>
          <table:table-cell table:formula="of:=SQRT(ABS([.$D$2]^2-[.F782]^2))" office:value-type="float" office:value="115.950028601575">
            <text:p>115.950028601575</text:p>
          </table:table-cell>
          <table:table-cell table:formula="of:=ABS([.B782]-[.G782])" office:value-type="float" office:value="0.000028601573603737">
            <text:p>0.000028601573603737</text:p>
          </table:table-cell>
        </table:table-row>
        <table:table-row table:style-name="ro2">
          <table:table-cell table:formula="of:=[.A782]+[.A$4]" office:value-type="float" office:value="232.200000000003">
            <text:p>232.200000000003</text:p>
          </table:table-cell>
          <table:table-cell table:formula="of:=[.A783]/2" office:value-type="float" office:value="116.100000000002">
            <text:p>116.100000000002</text:p>
          </table:table-cell>
          <table:table-cell table:formula="of:=SQRT(ABS([.$D$2]^2-[.B783]^2))" office:value-type="float" office:value="162.852049419096">
            <text:p>162.852049419096</text:p>
          </table:table-cell>
          <table:table-cell table:formula="of:=([.$C$10]-[.C783])*[.$B$4]" office:value-type="float" office:value="46800.4967948299">
            <text:p>46800.4967948299</text:p>
          </table:table-cell>
          <table:table-cell table:formula="of:=ROUND([.D783])" office:value-type="float" office:value="46800">
            <text:p>46800</text:p>
          </table:table-cell>
          <table:table-cell table:formula="of:=([.$C$8]-([.E783]*[.$C$4]))" office:value-type="float" office:value="162.8525">
            <text:p>162.8525</text:p>
          </table:table-cell>
          <table:table-cell table:formula="of:=SQRT(ABS([.$D$2]^2-[.F783]^2))" office:value-type="float" office:value="116.099367973086">
            <text:p>116.099367973086</text:p>
          </table:table-cell>
          <table:table-cell table:formula="of:=ABS([.B783]-[.G783])" office:value-type="float" office:value="0.000632026915653228">
            <text:p>0.000632026915653228</text:p>
          </table:table-cell>
        </table:table-row>
        <table:table-row table:style-name="ro2">
          <table:table-cell table:formula="of:=[.A783]+[.A$4]" office:value-type="float" office:value="232.500000000003">
            <text:p>232.500000000003</text:p>
          </table:table-cell>
          <table:table-cell table:formula="of:=[.A784]/2" office:value-type="float" office:value="116.250000000002">
            <text:p>116.250000000002</text:p>
          </table:table-cell>
          <table:table-cell table:formula="of:=SQRT(ABS([.$D$2]^2-[.B784]^2))" office:value-type="float" office:value="162.745007603919">
            <text:p>162.745007603919</text:p>
          </table:table-cell>
          <table:table-cell table:formula="of:=([.$C$10]-[.C784])*[.$B$4]" office:value-type="float" office:value="46935.352624974">
            <text:p>46935.352624974</text:p>
          </table:table-cell>
          <table:table-cell table:formula="of:=ROUND([.D784])" office:value-type="float" office:value="46935">
            <text:p>46935</text:p>
          </table:table-cell>
          <table:table-cell table:formula="of:=([.$C$8]-([.E784]*[.$C$4]))" office:value-type="float" office:value="162.74534375">
            <text:p>162.74534375</text:p>
          </table:table-cell>
          <table:table-cell table:formula="of:=SQRT(ABS([.$D$2]^2-[.F784]^2))" office:value-type="float" office:value="116.249529408486">
            <text:p>116.249529408486</text:p>
          </table:table-cell>
          <table:table-cell table:formula="of:=ABS([.B784]-[.G784])" office:value-type="float" office:value="0.000470591516062768">
            <text:p>0.000470591516062768</text:p>
          </table:table-cell>
        </table:table-row>
        <table:table-row table:style-name="ro2">
          <table:table-cell table:formula="of:=[.A784]+[.A$4]" office:value-type="float" office:value="232.800000000003">
            <text:p>232.800000000003</text:p>
          </table:table-cell>
          <table:table-cell table:formula="of:=[.A785]/2" office:value-type="float" office:value="116.400000000002">
            <text:p>116.400000000002</text:p>
          </table:table-cell>
          <table:table-cell table:formula="of:=SQRT(ABS([.$D$2]^2-[.B785]^2))" office:value-type="float" office:value="162.637756993878">
            <text:p>162.637756993878</text:p>
          </table:table-cell>
          <table:table-cell table:formula="of:=([.$C$10]-[.C785])*[.$B$4]" office:value-type="float" office:value="47070.4715037661">
            <text:p>47070.4715037661</text:p>
          </table:table-cell>
          <table:table-cell table:formula="of:=ROUND([.D785])" office:value-type="float" office:value="47070">
            <text:p>47070</text:p>
          </table:table-cell>
          <table:table-cell table:formula="of:=([.$C$8]-([.E785]*[.$C$4]))" office:value-type="float" office:value="162.6381875">
            <text:p>162.6381875</text:p>
          </table:table-cell>
          <table:table-cell table:formula="of:=SQRT(ABS([.$D$2]^2-[.F785]^2))" office:value-type="float" office:value="116.399398480898">
            <text:p>116.399398480898</text:p>
          </table:table-cell>
          <table:table-cell table:formula="of:=ABS([.B785]-[.G785])" office:value-type="float" office:value="0.000601519103724968">
            <text:p>0.000601519103724968</text:p>
          </table:table-cell>
        </table:table-row>
        <table:table-row table:style-name="ro2">
          <table:table-cell table:formula="of:=[.A785]+[.A$4]" office:value-type="float" office:value="233.100000000003">
            <text:p>233.100000000003</text:p>
          </table:table-cell>
          <table:table-cell table:formula="of:=[.A786]/2" office:value-type="float" office:value="116.550000000002">
            <text:p>116.550000000002</text:p>
          </table:table-cell>
          <table:table-cell table:formula="of:=SQRT(ABS([.$D$2]^2-[.B786]^2))" office:value-type="float" office:value="162.530297175633">
            <text:p>162.530297175633</text:p>
          </table:table-cell>
          <table:table-cell table:formula="of:=([.$C$10]-[.C786])*[.$B$4]" office:value-type="float" office:value="47205.8539519482">
            <text:p>47205.8539519482</text:p>
          </table:table-cell>
          <table:table-cell table:formula="of:=ROUND([.D786])" office:value-type="float" office:value="47206">
            <text:p>47206</text:p>
          </table:table-cell>
          <table:table-cell table:formula="of:=([.$C$8]-([.E786]*[.$C$4]))" office:value-type="float" office:value="162.5302375">
            <text:p>162.5302375</text:p>
          </table:table-cell>
          <table:table-cell table:formula="of:=SQRT(ABS([.$D$2]^2-[.F786]^2))" office:value-type="float" office:value="116.550083218304">
            <text:p>116.550083218304</text:p>
          </table:table-cell>
          <table:table-cell table:formula="of:=ABS([.B786]-[.G786])" office:value-type="float" office:value="0.0000832183024783717">
            <text:p>0.0000832183024783717</text:p>
          </table:table-cell>
        </table:table-row>
        <table:table-row table:style-name="ro2">
          <table:table-cell table:formula="of:=[.A786]+[.A$4]" office:value-type="float" office:value="233.400000000003">
            <text:p>233.400000000003</text:p>
          </table:table-cell>
          <table:table-cell table:formula="of:=[.A787]/2" office:value-type="float" office:value="116.700000000002">
            <text:p>116.700000000002</text:p>
          </table:table-cell>
          <table:table-cell table:formula="of:=SQRT(ABS([.$D$2]^2-[.B787]^2))" office:value-type="float" office:value="162.422627733945">
            <text:p>162.422627733945</text:p>
          </table:table-cell>
          <table:table-cell table:formula="of:=([.$C$10]-[.C787])*[.$B$4]" office:value-type="float" office:value="47341.5004926579">
            <text:p>47341.5004926579</text:p>
          </table:table-cell>
          <table:table-cell table:formula="of:=ROUND([.D787])" office:value-type="float" office:value="47342">
            <text:p>47342</text:p>
          </table:table-cell>
          <table:table-cell table:formula="of:=([.$C$8]-([.E787]*[.$C$4]))" office:value-type="float" office:value="162.4222875">
            <text:p>162.4222875</text:p>
          </table:table-cell>
          <table:table-cell table:formula="of:=SQRT(ABS([.$D$2]^2-[.F787]^2))" office:value-type="float" office:value="116.700473534889">
            <text:p>116.700473534889</text:p>
          </table:table-cell>
          <table:table-cell table:formula="of:=ABS([.B787]-[.G787])" office:value-type="float" office:value="0.000473534887476035">
            <text:p>0.000473534887476035</text:p>
          </table:table-cell>
        </table:table-row>
        <table:table-row table:style-name="ro2">
          <table:table-cell table:formula="of:=[.A787]+[.A$4]" office:value-type="float" office:value="233.700000000003">
            <text:p>233.700000000003</text:p>
          </table:table-cell>
          <table:table-cell table:formula="of:=[.A788]/2" office:value-type="float" office:value="116.850000000002">
            <text:p>116.850000000002</text:p>
          </table:table-cell>
          <table:table-cell table:formula="of:=SQRT(ABS([.$D$2]^2-[.B788]^2))" office:value-type="float" office:value="162.31474825166">
            <text:p>162.31474825166</text:p>
          </table:table-cell>
          <table:table-cell table:formula="of:=([.$C$10]-[.C788])*[.$B$4]" office:value-type="float" office:value="47477.4116514425">
            <text:p>47477.4116514425</text:p>
          </table:table-cell>
          <table:table-cell table:formula="of:=ROUND([.D788])" office:value-type="float" office:value="47477">
            <text:p>47477</text:p>
          </table:table-cell>
          <table:table-cell table:formula="of:=([.$C$8]-([.E788]*[.$C$4]))" office:value-type="float" office:value="162.31513125">
            <text:p>162.31513125</text:p>
          </table:table-cell>
          <table:table-cell table:formula="of:=SQRT(ABS([.$D$2]^2-[.F788]^2))" office:value-type="float" office:value="116.849467980369">
            <text:p>116.849467980369</text:p>
          </table:table-cell>
          <table:table-cell table:formula="of:=ABS([.B788]-[.G788])" office:value-type="float" office:value="0.000532019632615288">
            <text:p>0.000532019632615288</text:p>
          </table:table-cell>
        </table:table-row>
        <table:table-row table:style-name="ro2">
          <table:table-cell table:formula="of:=[.A788]+[.A$4]" office:value-type="float" office:value="234.000000000003">
            <text:p>234.000000000003</text:p>
          </table:table-cell>
          <table:table-cell table:formula="of:=[.A789]/2" office:value-type="float" office:value="117.000000000002">
            <text:p>117.000000000002</text:p>
          </table:table-cell>
          <table:table-cell table:formula="of:=SQRT(ABS([.$D$2]^2-[.B789]^2))" office:value-type="float" office:value="162.2066583097">
            <text:p>162.2066583097</text:p>
          </table:table-cell>
          <table:table-cell table:formula="of:=([.$C$10]-[.C789])*[.$B$4]" office:value-type="float" office:value="47613.587956274">
            <text:p>47613.587956274</text:p>
          </table:table-cell>
          <table:table-cell table:formula="of:=ROUND([.D789])" office:value-type="float" office:value="47614">
            <text:p>47614</text:p>
          </table:table-cell>
          <table:table-cell table:formula="of:=([.$C$8]-([.E789]*[.$C$4]))" office:value-type="float" office:value="162.2063875">
            <text:p>162.2063875</text:p>
          </table:table-cell>
          <table:table-cell table:formula="of:=SQRT(ABS([.$D$2]^2-[.F789]^2))" office:value-type="float" office:value="117.000375444696">
            <text:p>117.000375444696</text:p>
          </table:table-cell>
          <table:table-cell table:formula="of:=ABS([.B789]-[.G789])" office:value-type="float" office:value="0.000375444694512339">
            <text:p>0.000375444694512339</text:p>
          </table:table-cell>
        </table:table-row>
        <table:table-row table:style-name="ro2">
          <table:table-cell table:formula="of:=[.A789]+[.A$4]" office:value-type="float" office:value="234.300000000003">
            <text:p>234.300000000003</text:p>
          </table:table-cell>
          <table:table-cell table:formula="of:=[.A790]/2" office:value-type="float" office:value="117.150000000002">
            <text:p>117.150000000002</text:p>
          </table:table-cell>
          <table:table-cell table:formula="of:=SQRT(ABS([.$D$2]^2-[.B790]^2))" office:value-type="float" office:value="162.098357487051">
            <text:p>162.098357487051</text:p>
          </table:table-cell>
          <table:table-cell table:formula="of:=([.$C$10]-[.C790])*[.$B$4]" office:value-type="float" office:value="47750.0299375642">
            <text:p>47750.0299375642</text:p>
          </table:table-cell>
          <table:table-cell table:formula="of:=ROUND([.D790])" office:value-type="float" office:value="47750">
            <text:p>47750</text:p>
          </table:table-cell>
          <table:table-cell table:formula="of:=([.$C$8]-([.E790]*[.$C$4]))" office:value-type="float" office:value="162.0984375">
            <text:p>162.0984375</text:p>
          </table:table-cell>
          <table:table-cell table:formula="of:=SQRT(ABS([.$D$2]^2-[.F790]^2))" office:value-type="float" office:value="117.149889287436">
            <text:p>117.149889287436</text:p>
          </table:table-cell>
          <table:table-cell table:formula="of:=ABS([.B790]-[.G790])" office:value-type="float" office:value="0.000110712565216886">
            <text:p>0.000110712565216886</text:p>
          </table:table-cell>
        </table:table-row>
        <table:table-row table:style-name="ro2">
          <table:table-cell table:formula="of:=[.A790]+[.A$4]" office:value-type="float" office:value="234.600000000003">
            <text:p>234.600000000003</text:p>
          </table:table-cell>
          <table:table-cell table:formula="of:=[.A791]/2" office:value-type="float" office:value="117.300000000002">
            <text:p>117.300000000002</text:p>
          </table:table-cell>
          <table:table-cell table:formula="of:=SQRT(ABS([.$D$2]^2-[.B791]^2))" office:value-type="float" office:value="161.98984536075">
            <text:p>161.98984536075</text:p>
          </table:table-cell>
          <table:table-cell table:formula="of:=([.$C$10]-[.C791])*[.$B$4]" office:value-type="float" office:value="47886.7381281793">
            <text:p>47886.7381281793</text:p>
          </table:table-cell>
          <table:table-cell table:formula="of:=ROUND([.D791])" office:value-type="float" office:value="47887">
            <text:p>47887</text:p>
          </table:table-cell>
          <table:table-cell table:formula="of:=([.$C$8]-([.E791]*[.$C$4]))" office:value-type="float" office:value="161.98969375">
            <text:p>161.98969375</text:p>
          </table:table-cell>
          <table:table-cell table:formula="of:=SQRT(ABS([.$D$2]^2-[.F791]^2))" office:value-type="float" office:value="117.300209372282">
            <text:p>117.300209372282</text:p>
          </table:table-cell>
          <table:table-cell table:formula="of:=ABS([.B791]-[.G791])" office:value-type="float" office:value="0.000209372280451703">
            <text:p>0.000209372280451703</text:p>
          </table:table-cell>
        </table:table-row>
        <table:table-row table:style-name="ro2">
          <table:table-cell table:formula="of:=[.A791]+[.A$4]" office:value-type="float" office:value="234.900000000003">
            <text:p>234.900000000003</text:p>
          </table:table-cell>
          <table:table-cell table:formula="of:=[.A792]/2" office:value-type="float" office:value="117.450000000002">
            <text:p>117.450000000002</text:p>
          </table:table-cell>
          <table:table-cell table:formula="of:=SQRT(ABS([.$D$2]^2-[.B792]^2))" office:value-type="float" office:value="161.881121505874">
            <text:p>161.881121505874</text:p>
          </table:table-cell>
          <table:table-cell table:formula="of:=([.$C$10]-[.C792])*[.$B$4]" office:value-type="float" office:value="48023.7130634555">
            <text:p>48023.7130634555</text:p>
          </table:table-cell>
          <table:table-cell table:formula="of:=ROUND([.D792])" office:value-type="float" office:value="48024">
            <text:p>48024</text:p>
          </table:table-cell>
          <table:table-cell table:formula="of:=([.$C$8]-([.E792]*[.$C$4]))" office:value-type="float" office:value="161.88095">
            <text:p>161.88095</text:p>
          </table:table-cell>
          <table:table-cell table:formula="of:=SQRT(ABS([.$D$2]^2-[.F792]^2))" office:value-type="float" office:value="117.450236385873">
            <text:p>117.450236385873</text:p>
          </table:table-cell>
          <table:table-cell table:formula="of:=ABS([.B792]-[.G792])" office:value-type="float" office:value="0.000236385871659195">
            <text:p>0.000236385871659195</text:p>
          </table:table-cell>
        </table:table-row>
        <table:table-row table:style-name="ro2">
          <table:table-cell table:formula="of:=[.A792]+[.A$4]" office:value-type="float" office:value="235.200000000003">
            <text:p>235.200000000003</text:p>
          </table:table-cell>
          <table:table-cell table:formula="of:=[.A793]/2" office:value-type="float" office:value="117.600000000002">
            <text:p>117.600000000002</text:p>
          </table:table-cell>
          <table:table-cell table:formula="of:=SQRT(ABS([.$D$2]^2-[.B793]^2))" office:value-type="float" office:value="161.772185495528">
            <text:p>161.772185495528</text:p>
          </table:table-cell>
          <table:table-cell table:formula="of:=([.$C$10]-[.C793])*[.$B$4]" office:value-type="float" office:value="48160.9552812142">
            <text:p>48160.9552812142</text:p>
          </table:table-cell>
          <table:table-cell table:formula="of:=ROUND([.D793])" office:value-type="float" office:value="48161">
            <text:p>48161</text:p>
          </table:table-cell>
          <table:table-cell table:formula="of:=([.$C$8]-([.E793]*[.$C$4]))" office:value-type="float" office:value="161.77220625">
            <text:p>161.77220625</text:p>
          </table:table-cell>
          <table:table-cell table:formula="of:=SQRT(ABS([.$D$2]^2-[.F793]^2))" office:value-type="float" office:value="117.599971449858">
            <text:p>117.599971449858</text:p>
          </table:table-cell>
          <table:table-cell table:formula="of:=ABS([.B793]-[.G793])" office:value-type="float" office:value="0.0000285501434262869">
            <text:p>0.0000285501434262869</text:p>
          </table:table-cell>
        </table:table-row>
        <table:table-row table:style-name="ro2">
          <table:table-cell table:formula="of:=[.A793]+[.A$4]" office:value-type="float" office:value="235.500000000003">
            <text:p>235.500000000003</text:p>
          </table:table-cell>
          <table:table-cell table:formula="of:=[.A794]/2" office:value-type="float" office:value="117.750000000002">
            <text:p>117.750000000002</text:p>
          </table:table-cell>
          <table:table-cell table:formula="of:=SQRT(ABS([.$D$2]^2-[.B794]^2))" office:value-type="float" office:value="161.663036900832">
            <text:p>161.663036900832</text:p>
          </table:table-cell>
          <table:table-cell table:formula="of:=([.$C$10]-[.C794])*[.$B$4]" office:value-type="float" office:value="48298.4653217771">
            <text:p>48298.4653217771</text:p>
          </table:table-cell>
          <table:table-cell table:formula="of:=ROUND([.D794])" office:value-type="float" office:value="48298">
            <text:p>48298</text:p>
          </table:table-cell>
          <table:table-cell table:formula="of:=([.$C$8]-([.E794]*[.$C$4]))" office:value-type="float" office:value="161.6634625">
            <text:p>161.6634625</text:p>
          </table:table-cell>
          <table:table-cell table:formula="of:=SQRT(ABS([.$D$2]^2-[.F794]^2))" office:value-type="float" office:value="117.749415678003">
            <text:p>117.749415678003</text:p>
          </table:table-cell>
          <table:table-cell table:formula="of:=ABS([.B794]-[.G794])" office:value-type="float" office:value="0.000584321998800874">
            <text:p>0.000584321998800874</text:p>
          </table:table-cell>
        </table:table-row>
        <table:table-row table:style-name="ro2">
          <table:table-cell table:formula="of:=[.A794]+[.A$4]" office:value-type="float" office:value="235.800000000003">
            <text:p>235.800000000003</text:p>
          </table:table-cell>
          <table:table-cell table:formula="of:=[.A795]/2" office:value-type="float" office:value="117.900000000002">
            <text:p>117.900000000002</text:p>
          </table:table-cell>
          <table:table-cell table:formula="of:=SQRT(ABS([.$D$2]^2-[.B795]^2))" office:value-type="float" office:value="161.553675290906">
            <text:p>161.553675290906</text:p>
          </table:table-cell>
          <table:table-cell table:formula="of:=([.$C$10]-[.C795])*[.$B$4]" office:value-type="float" office:value="48436.243727982">
            <text:p>48436.243727982</text:p>
          </table:table-cell>
          <table:table-cell table:formula="of:=ROUND([.D795])" office:value-type="float" office:value="48436">
            <text:p>48436</text:p>
          </table:table-cell>
          <table:table-cell table:formula="of:=([.$C$8]-([.E795]*[.$C$4]))" office:value-type="float" office:value="161.553925">
            <text:p>161.553925</text:p>
          </table:table-cell>
          <table:table-cell table:formula="of:=SQRT(ABS([.$D$2]^2-[.F795]^2))" office:value-type="float" office:value="117.899657832813">
            <text:p>117.899657832813</text:p>
          </table:table-cell>
          <table:table-cell table:formula="of:=ABS([.B795]-[.G795])" office:value-type="float" office:value="0.000342167188648546">
            <text:p>0.000342167188648546</text:p>
          </table:table-cell>
        </table:table-row>
        <table:table-row table:style-name="ro2">
          <table:table-cell table:formula="of:=[.A795]+[.A$4]" office:value-type="float" office:value="236.100000000003">
            <text:p>236.100000000003</text:p>
          </table:table-cell>
          <table:table-cell table:formula="of:=[.A796]/2" office:value-type="float" office:value="118.050000000002">
            <text:p>118.050000000002</text:p>
          </table:table-cell>
          <table:table-cell table:formula="of:=SQRT(ABS([.$D$2]^2-[.B796]^2))" office:value-type="float" office:value="161.444100232866">
            <text:p>161.444100232866</text:p>
          </table:table-cell>
          <table:table-cell table:formula="of:=([.$C$10]-[.C796])*[.$B$4]" office:value-type="float" office:value="48574.2910451985">
            <text:p>48574.2910451985</text:p>
          </table:table-cell>
          <table:table-cell table:formula="of:=ROUND([.D796])" office:value-type="float" office:value="48574">
            <text:p>48574</text:p>
          </table:table-cell>
          <table:table-cell table:formula="of:=([.$C$8]-([.E796]*[.$C$4]))" office:value-type="float" office:value="161.4443875">
            <text:p>161.4443875</text:p>
          </table:table-cell>
          <table:table-cell table:formula="of:=SQRT(ABS([.$D$2]^2-[.F796]^2))" office:value-type="float" office:value="118.049607135093">
            <text:p>118.049607135093</text:p>
          </table:table-cell>
          <table:table-cell table:formula="of:=ABS([.B796]-[.G796])" office:value-type="float" office:value="0.000392864908434376">
            <text:p>0.000392864908434376</text:p>
          </table:table-cell>
        </table:table-row>
        <table:table-row table:style-name="ro2">
          <table:table-cell table:formula="of:=[.A796]+[.A$4]" office:value-type="float" office:value="236.400000000003">
            <text:p>236.400000000003</text:p>
          </table:table-cell>
          <table:table-cell table:formula="of:=[.A797]/2" office:value-type="float" office:value="118.200000000002">
            <text:p>118.200000000002</text:p>
          </table:table-cell>
          <table:table-cell table:formula="of:=SQRT(ABS([.$D$2]^2-[.B797]^2))" office:value-type="float" office:value="161.334311291801">
            <text:p>161.334311291801</text:p>
          </table:table-cell>
          <table:table-cell table:formula="of:=([.$C$10]-[.C797])*[.$B$4]" office:value-type="float" office:value="48712.6078213436">
            <text:p>48712.6078213436</text:p>
          </table:table-cell>
          <table:table-cell table:formula="of:=ROUND([.D797])" office:value-type="float" office:value="48713">
            <text:p>48713</text:p>
          </table:table-cell>
          <table:table-cell table:formula="of:=([.$C$8]-([.E797]*[.$C$4]))" office:value-type="float" office:value="161.33405625">
            <text:p>161.33405625</text:p>
          </table:table-cell>
          <table:table-cell table:formula="of:=SQRT(ABS([.$D$2]^2-[.F797]^2))" office:value-type="float" office:value="118.200348112524">
            <text:p>118.200348112524</text:p>
          </table:table-cell>
          <table:table-cell table:formula="of:=ABS([.B797]-[.G797])" office:value-type="float" office:value="0.000348112522289057">
            <text:p>0.000348112522289057</text:p>
          </table:table-cell>
        </table:table-row>
        <table:table-row table:style-name="ro2">
          <table:table-cell table:formula="of:=[.A797]+[.A$4]" office:value-type="float" office:value="236.700000000003">
            <text:p>236.700000000003</text:p>
          </table:table-cell>
          <table:table-cell table:formula="of:=[.A798]/2" office:value-type="float" office:value="118.350000000002">
            <text:p>118.350000000002</text:p>
          </table:table-cell>
          <table:table-cell table:formula="of:=SQRT(ABS([.$D$2]^2-[.B798]^2))" office:value-type="float" office:value="161.224308030767">
            <text:p>161.224308030767</text:p>
          </table:table-cell>
          <table:table-cell table:formula="of:=([.$C$10]-[.C798])*[.$B$4]" office:value-type="float" office:value="48851.1946068979">
            <text:p>48851.1946068979</text:p>
          </table:table-cell>
          <table:table-cell table:formula="of:=ROUND([.D798])" office:value-type="float" office:value="48851">
            <text:p>48851</text:p>
          </table:table-cell>
          <table:table-cell table:formula="of:=([.$C$8]-([.E798]*[.$C$4]))" office:value-type="float" office:value="161.22451875">
            <text:p>161.22451875</text:p>
          </table:table-cell>
          <table:table-cell table:formula="of:=SQRT(ABS([.$D$2]^2-[.F798]^2))" office:value-type="float" office:value="118.349712943593">
            <text:p>118.349712943593</text:p>
          </table:table-cell>
          <table:table-cell table:formula="of:=ABS([.B798]-[.G798])" office:value-type="float" office:value="0.000287056408510011">
            <text:p>0.000287056408510011</text:p>
          </table:table-cell>
        </table:table-row>
        <table:table-row table:style-name="ro2">
          <table:table-cell table:formula="of:=[.A798]+[.A$4]" office:value-type="float" office:value="237.000000000003">
            <text:p>237.000000000003</text:p>
          </table:table-cell>
          <table:table-cell table:formula="of:=[.A799]/2" office:value-type="float" office:value="118.500000000002">
            <text:p>118.500000000002</text:p>
          </table:table-cell>
          <table:table-cell table:formula="of:=SQRT(ABS([.$D$2]^2-[.B799]^2))" office:value-type="float" office:value="161.114090010773">
            <text:p>161.114090010773</text:p>
          </table:table-cell>
          <table:table-cell table:formula="of:=([.$C$10]-[.C799])*[.$B$4]" office:value-type="float" office:value="48990.0519549211">
            <text:p>48990.0519549211</text:p>
          </table:table-cell>
          <table:table-cell table:formula="of:=ROUND([.D799])" office:value-type="float" office:value="48990">
            <text:p>48990</text:p>
          </table:table-cell>
          <table:table-cell table:formula="of:=([.$C$8]-([.E799]*[.$C$4]))" office:value-type="float" office:value="161.1141875">
            <text:p>161.1141875</text:p>
          </table:table-cell>
          <table:table-cell table:formula="of:=SQRT(ABS([.$D$2]^2-[.F799]^2))" office:value-type="float" office:value="118.499867452309">
            <text:p>118.499867452309</text:p>
          </table:table-cell>
          <table:table-cell table:formula="of:=ABS([.B799]-[.G799])" office:value-type="float" office:value="0.000132547692473395">
            <text:p>0.000132547692473395</text:p>
          </table:table-cell>
        </table:table-row>
        <table:table-row table:style-name="ro2">
          <table:table-cell table:formula="of:=[.A799]+[.A$4]" office:value-type="float" office:value="237.300000000003">
            <text:p>237.300000000003</text:p>
          </table:table-cell>
          <table:table-cell table:formula="of:=[.A800]/2" office:value-type="float" office:value="118.650000000002">
            <text:p>118.650000000002</text:p>
          </table:table-cell>
          <table:table-cell table:formula="of:=SQRT(ABS([.$D$2]^2-[.B800]^2))" office:value-type="float" office:value="161.003656790769">
            <text:p>161.003656790769</text:p>
          </table:table-cell>
          <table:table-cell table:formula="of:=([.$C$10]-[.C800])*[.$B$4]" office:value-type="float" office:value="49129.180421069">
            <text:p>49129.180421069</text:p>
          </table:table-cell>
          <table:table-cell table:formula="of:=ROUND([.D800])" office:value-type="float" office:value="49129">
            <text:p>49129</text:p>
          </table:table-cell>
          <table:table-cell table:formula="of:=([.$C$8]-([.E800]*[.$C$4]))" office:value-type="float" office:value="161.00385625">
            <text:p>161.00385625</text:p>
          </table:table-cell>
          <table:table-cell table:formula="of:=SQRT(ABS([.$D$2]^2-[.F800]^2))" office:value-type="float" office:value="118.649729340734">
            <text:p>118.649729340734</text:p>
          </table:table-cell>
          <table:table-cell table:formula="of:=ABS([.B800]-[.G800])" office:value-type="float" office:value="0.00027065926806813">
            <text:p>0.00027065926806813</text:p>
          </table:table-cell>
        </table:table-row>
        <table:table-row table:style-name="ro2">
          <table:table-cell table:formula="of:=[.A800]+[.A$4]" office:value-type="float" office:value="237.600000000003">
            <text:p>237.600000000003</text:p>
          </table:table-cell>
          <table:table-cell table:formula="of:=[.A801]/2" office:value-type="float" office:value="118.800000000002">
            <text:p>118.800000000002</text:p>
          </table:table-cell>
          <table:table-cell table:formula="of:=SQRT(ABS([.$D$2]^2-[.B801]^2))" office:value-type="float" office:value="160.893007927628">
            <text:p>160.893007927628</text:p>
          </table:table-cell>
          <table:table-cell table:formula="of:=([.$C$10]-[.C801])*[.$B$4]" office:value-type="float" office:value="49268.5805636089">
            <text:p>49268.5805636089</text:p>
          </table:table-cell>
          <table:table-cell table:formula="of:=ROUND([.D801])" office:value-type="float" office:value="49269">
            <text:p>49269</text:p>
          </table:table-cell>
          <table:table-cell table:formula="of:=([.$C$8]-([.E801]*[.$C$4]))" office:value-type="float" office:value="160.89273125">
            <text:p>160.89273125</text:p>
          </table:table-cell>
          <table:table-cell table:formula="of:=SQRT(ABS([.$D$2]^2-[.F801]^2))" office:value-type="float" office:value="118.800374708648">
            <text:p>118.800374708648</text:p>
          </table:table-cell>
          <table:table-cell table:formula="of:=ABS([.B801]-[.G801])" office:value-type="float" office:value="0.000374708646788235">
            <text:p>0.000374708646788235</text:p>
          </table:table-cell>
        </table:table-row>
        <table:table-row table:style-name="ro2">
          <table:table-cell table:formula="of:=[.A801]+[.A$4]" office:value-type="float" office:value="237.900000000003">
            <text:p>237.900000000003</text:p>
          </table:table-cell>
          <table:table-cell table:formula="of:=[.A802]/2" office:value-type="float" office:value="118.950000000002">
            <text:p>118.950000000002</text:p>
          </table:table-cell>
          <table:table-cell table:formula="of:=SQRT(ABS([.$D$2]^2-[.B802]^2))" office:value-type="float" office:value="160.782142976139">
            <text:p>160.782142976139</text:p>
          </table:table-cell>
          <table:table-cell table:formula="of:=([.$C$10]-[.C802])*[.$B$4]" office:value-type="float" office:value="49408.252943437">
            <text:p>49408.252943437</text:p>
          </table:table-cell>
          <table:table-cell table:formula="of:=ROUND([.D802])" office:value-type="float" office:value="49408">
            <text:p>49408</text:p>
          </table:table-cell>
          <table:table-cell table:formula="of:=([.$C$8]-([.E802]*[.$C$4]))" office:value-type="float" office:value="160.7824">
            <text:p>160.7824</text:p>
          </table:table-cell>
          <table:table-cell table:formula="of:=SQRT(ABS([.$D$2]^2-[.F802]^2))" office:value-type="float" office:value="118.949652585621">
            <text:p>118.949652585621</text:p>
          </table:table-cell>
          <table:table-cell table:formula="of:=ABS([.B802]-[.G802])" office:value-type="float" office:value="0.000347414380357236">
            <text:p>0.000347414380357236</text:p>
          </table:table-cell>
        </table:table-row>
        <table:table-row table:style-name="ro2">
          <table:table-cell table:formula="of:=[.A802]+[.A$4]" office:value-type="float" office:value="238.200000000003">
            <text:p>238.200000000003</text:p>
          </table:table-cell>
          <table:table-cell table:formula="of:=[.A803]/2" office:value-type="float" office:value="119.100000000002">
            <text:p>119.100000000002</text:p>
          </table:table-cell>
          <table:table-cell table:formula="of:=SQRT(ABS([.$D$2]^2-[.B803]^2))" office:value-type="float" office:value="160.671061488992">
            <text:p>160.671061488992</text:p>
          </table:table-cell>
          <table:table-cell table:formula="of:=([.$C$10]-[.C803])*[.$B$4]" office:value-type="float" office:value="49548.198124094">
            <text:p>49548.198124094</text:p>
          </table:table-cell>
          <table:table-cell table:formula="of:=ROUND([.D803])" office:value-type="float" office:value="49548">
            <text:p>49548</text:p>
          </table:table-cell>
          <table:table-cell table:formula="of:=([.$C$8]-([.E803]*[.$C$4]))" office:value-type="float" office:value="160.671275">
            <text:p>160.671275</text:p>
          </table:table-cell>
          <table:table-cell table:formula="of:=SQRT(ABS([.$D$2]^2-[.F803]^2))" office:value-type="float" office:value="119.09971196386">
            <text:p>119.09971196386</text:p>
          </table:table-cell>
          <table:table-cell table:formula="of:=ABS([.B803]-[.G803])" office:value-type="float" office:value="0.000288036141839143">
            <text:p>0.000288036141839143</text:p>
          </table:table-cell>
        </table:table-row>
        <table:table-row table:style-name="ro2">
          <table:table-cell table:formula="of:=[.A803]+[.A$4]" office:value-type="float" office:value="238.500000000003">
            <text:p>238.500000000003</text:p>
          </table:table-cell>
          <table:table-cell table:formula="of:=[.A804]/2" office:value-type="float" office:value="119.250000000002">
            <text:p>119.250000000002</text:p>
          </table:table-cell>
          <table:table-cell table:formula="of:=SQRT(ABS([.$D$2]^2-[.B804]^2))" office:value-type="float" office:value="160.559763016765">
            <text:p>160.559763016765</text:p>
          </table:table-cell>
          <table:table-cell table:formula="of:=([.$C$10]-[.C804])*[.$B$4]" office:value-type="float" office:value="49688.4166717827">
            <text:p>49688.4166717827</text:p>
          </table:table-cell>
          <table:table-cell table:formula="of:=ROUND([.D804])" office:value-type="float" office:value="49688">
            <text:p>49688</text:p>
          </table:table-cell>
          <table:table-cell table:formula="of:=([.$C$8]-([.E804]*[.$C$4]))" office:value-type="float" office:value="160.56015">
            <text:p>160.56015</text:p>
          </table:table-cell>
          <table:table-cell table:formula="of:=SQRT(ABS([.$D$2]^2-[.F804]^2))" office:value-type="float" office:value="119.249478958935">
            <text:p>119.249478958935</text:p>
          </table:table-cell>
          <table:table-cell table:formula="of:=ABS([.B804]-[.G804])" office:value-type="float" office:value="0.0005210410665768">
            <text:p>0.0005210410665768</text:p>
          </table:table-cell>
        </table:table-row>
        <table:table-row table:style-name="ro2">
          <table:table-cell table:formula="of:=[.A804]+[.A$4]" office:value-type="float" office:value="238.800000000003">
            <text:p>238.800000000003</text:p>
          </table:table-cell>
          <table:table-cell table:formula="of:=[.A805]/2" office:value-type="float" office:value="119.400000000002">
            <text:p>119.400000000002</text:p>
          </table:table-cell>
          <table:table-cell table:formula="of:=SQRT(ABS([.$D$2]^2-[.B805]^2))" office:value-type="float" office:value="160.448247107906">
            <text:p>160.448247107906</text:p>
          </table:table-cell>
          <table:table-cell table:formula="of:=([.$C$10]-[.C805])*[.$B$4]" office:value-type="float" office:value="49828.9091553843">
            <text:p>49828.9091553843</text:p>
          </table:table-cell>
          <table:table-cell table:formula="of:=ROUND([.D805])" office:value-type="float" office:value="49829">
            <text:p>49829</text:p>
          </table:table-cell>
          <table:table-cell table:formula="of:=([.$C$8]-([.E805]*[.$C$4]))" office:value-type="float" office:value="160.44823125">
            <text:p>160.44823125</text:p>
          </table:table-cell>
          <table:table-cell table:formula="of:=SQRT(ABS([.$D$2]^2-[.F805]^2))" office:value-type="float" office:value="119.400021309657">
            <text:p>119.400021309657</text:p>
          </table:table-cell>
          <table:table-cell table:formula="of:=ABS([.B805]-[.G805])" office:value-type="float" office:value="0.0000213096552528214">
            <text:p>0.0000213096552528214</text:p>
          </table:table-cell>
        </table:table-row>
        <table:table-row table:style-name="ro2">
          <table:table-cell table:formula="of:=[.A805]+[.A$4]" office:value-type="float" office:value="239.100000000003">
            <text:p>239.100000000003</text:p>
          </table:table-cell>
          <table:table-cell table:formula="of:=[.A806]/2" office:value-type="float" office:value="119.550000000002">
            <text:p>119.550000000002</text:p>
          </table:table-cell>
          <table:table-cell table:formula="of:=SQRT(ABS([.$D$2]^2-[.B806]^2))" office:value-type="float" office:value="160.336513308727">
            <text:p>160.336513308727</text:p>
          </table:table-cell>
          <table:table-cell table:formula="of:=([.$C$10]-[.C806])*[.$B$4]" office:value-type="float" office:value="49969.6761464757">
            <text:p>49969.6761464757</text:p>
          </table:table-cell>
          <table:table-cell table:formula="of:=ROUND([.D806])" office:value-type="float" office:value="49970">
            <text:p>49970</text:p>
          </table:table-cell>
          <table:table-cell table:formula="of:=([.$C$8]-([.E806]*[.$C$4]))" office:value-type="float" office:value="160.3363125">
            <text:p>160.3363125</text:p>
          </table:table-cell>
          <table:table-cell table:formula="of:=SQRT(ABS([.$D$2]^2-[.F806]^2))" office:value-type="float" office:value="119.550269317565">
            <text:p>119.550269317565</text:p>
          </table:table-cell>
          <table:table-cell table:formula="of:=ABS([.B806]-[.G806])" office:value-type="float" office:value="0.000269317563422078">
            <text:p>0.000269317563422078</text:p>
          </table:table-cell>
        </table:table-row>
        <table:table-row table:style-name="ro2">
          <table:table-cell table:formula="of:=[.A806]+[.A$4]" office:value-type="float" office:value="239.400000000003">
            <text:p>239.400000000003</text:p>
          </table:table-cell>
          <table:table-cell table:formula="of:=[.A807]/2" office:value-type="float" office:value="119.700000000002">
            <text:p>119.700000000002</text:p>
          </table:table-cell>
          <table:table-cell table:formula="of:=SQRT(ABS([.$D$2]^2-[.B807]^2))" office:value-type="float" office:value="160.224561163386">
            <text:p>160.224561163386</text:p>
          </table:table-cell>
          <table:table-cell table:formula="of:=([.$C$10]-[.C807])*[.$B$4]" office:value-type="float" office:value="50110.7182193464">
            <text:p>50110.7182193464</text:p>
          </table:table-cell>
          <table:table-cell table:formula="of:=ROUND([.D807])" office:value-type="float" office:value="50111">
            <text:p>50111</text:p>
          </table:table-cell>
          <table:table-cell table:formula="of:=([.$C$8]-([.E807]*[.$C$4]))" office:value-type="float" office:value="160.22439375">
            <text:p>160.22439375</text:p>
          </table:table-cell>
          <table:table-cell table:formula="of:=SQRT(ABS([.$D$2]^2-[.F807]^2))" office:value-type="float" office:value="119.700224091039">
            <text:p>119.700224091039</text:p>
          </table:table-cell>
          <table:table-cell table:formula="of:=ABS([.B807]-[.G807])" office:value-type="float" office:value="0.000224091037367202">
            <text:p>0.000224091037367202</text:p>
          </table:table-cell>
        </table:table-row>
        <table:table-row table:style-name="ro2">
          <table:table-cell table:formula="of:=[.A807]+[.A$4]" office:value-type="float" office:value="239.700000000003">
            <text:p>239.700000000003</text:p>
          </table:table-cell>
          <table:table-cell table:formula="of:=[.A808]/2" office:value-type="float" office:value="119.850000000002">
            <text:p>119.850000000002</text:p>
          </table:table-cell>
          <table:table-cell table:formula="of:=SQRT(ABS([.$D$2]^2-[.B808]^2))" office:value-type="float" office:value="160.112390213873">
            <text:p>160.112390213873</text:p>
          </table:table-cell>
          <table:table-cell table:formula="of:=([.$C$10]-[.C808])*[.$B$4]" office:value-type="float" office:value="50252.0359510159">
            <text:p>50252.0359510159</text:p>
          </table:table-cell>
          <table:table-cell table:formula="of:=ROUND([.D808])" office:value-type="float" office:value="50252">
            <text:p>50252</text:p>
          </table:table-cell>
          <table:table-cell table:formula="of:=([.$C$8]-([.E808]*[.$C$4]))" office:value-type="float" office:value="160.112475">
            <text:p>160.112475</text:p>
          </table:table-cell>
          <table:table-cell table:formula="of:=SQRT(ABS([.$D$2]^2-[.F808]^2))" office:value-type="float" office:value="119.849886730753">
            <text:p>119.849886730753</text:p>
          </table:table-cell>
          <table:table-cell table:formula="of:=ABS([.B808]-[.G808])" office:value-type="float" office:value="0.000113269248487313">
            <text:p>0.000113269248487313</text:p>
          </table:table-cell>
        </table:table-row>
        <table:table-row table:style-name="ro2">
          <table:table-cell table:formula="of:=[.A808]+[.A$4]" office:value-type="float" office:value="240.000000000003">
            <text:p>240.000000000003</text:p>
          </table:table-cell>
          <table:table-cell table:formula="of:=[.A809]/2" office:value-type="float" office:value="120.000000000002">
            <text:p>120.000000000002</text:p>
          </table:table-cell>
          <table:table-cell table:formula="of:=SQRT(ABS([.$D$2]^2-[.B809]^2))" office:value-type="float" office:value="159.999999999999">
            <text:p>159.999999999999</text:p>
          </table:table-cell>
          <table:table-cell table:formula="of:=([.$C$10]-[.C809])*[.$B$4]" office:value-type="float" office:value="50393.6299212515">
            <text:p>50393.6299212515</text:p>
          </table:table-cell>
          <table:table-cell table:formula="of:=ROUND([.D809])" office:value-type="float" office:value="50394">
            <text:p>50394</text:p>
          </table:table-cell>
          <table:table-cell table:formula="of:=([.$C$8]-([.E809]*[.$C$4]))" office:value-type="float" office:value="159.9997625">
            <text:p>159.9997625</text:p>
          </table:table-cell>
          <table:table-cell table:formula="of:=SQRT(ABS([.$D$2]^2-[.F809]^2))" office:value-type="float" office:value="120.000316666014">
            <text:p>120.000316666014</text:p>
          </table:table-cell>
          <table:table-cell table:formula="of:=ABS([.B809]-[.G809])" office:value-type="float" office:value="0.000316666012125211">
            <text:p>0.000316666012125211</text:p>
          </table:table-cell>
        </table:table-row>
        <table:table-row table:style-name="ro2">
          <table:table-cell table:formula="of:=[.A809]+[.A$4]" office:value-type="float" office:value="240.300000000003">
            <text:p>240.300000000003</text:p>
          </table:table-cell>
          <table:table-cell table:formula="of:=[.A810]/2" office:value-type="float" office:value="120.150000000002">
            <text:p>120.150000000002</text:p>
          </table:table-cell>
          <table:table-cell table:formula="of:=SQRT(ABS([.$D$2]^2-[.B810]^2))" office:value-type="float" office:value="159.887390059378">
            <text:p>159.887390059378</text:p>
          </table:table-cell>
          <table:table-cell table:formula="of:=([.$C$10]-[.C810])*[.$B$4]" office:value-type="float" office:value="50535.5007125851">
            <text:p>50535.5007125851</text:p>
          </table:table-cell>
          <table:table-cell table:formula="of:=ROUND([.D810])" office:value-type="float" office:value="50536">
            <text:p>50536</text:p>
          </table:table-cell>
          <table:table-cell table:formula="of:=([.$C$8]-([.E810]*[.$C$4]))" office:value-type="float" office:value="159.88705">
            <text:p>159.88705</text:p>
          </table:table-cell>
          <table:table-cell table:formula="of:=SQRT(ABS([.$D$2]^2-[.F810]^2))" office:value-type="float" office:value="120.150452526395">
            <text:p>120.150452526395</text:p>
          </table:table-cell>
          <table:table-cell table:formula="of:=ABS([.B810]-[.G810])" office:value-type="float" office:value="0.000452526393317498">
            <text:p>0.000452526393317498</text:p>
          </table:table-cell>
        </table:table-row>
        <table:table-row table:style-name="ro2">
          <table:table-cell table:formula="of:=[.A810]+[.A$4]" office:value-type="float" office:value="240.600000000003">
            <text:p>240.600000000003</text:p>
          </table:table-cell>
          <table:table-cell table:formula="of:=[.A811]/2" office:value-type="float" office:value="120.300000000002">
            <text:p>120.300000000002</text:p>
          </table:table-cell>
          <table:table-cell table:formula="of:=SQRT(ABS([.$D$2]^2-[.B811]^2))" office:value-type="float" office:value="159.774559927416">
            <text:p>159.774559927416</text:p>
          </table:table-cell>
          <table:table-cell table:formula="of:=([.$C$10]-[.C811])*[.$B$4]" office:value-type="float" office:value="50677.6489103315">
            <text:p>50677.6489103315</text:p>
          </table:table-cell>
          <table:table-cell table:formula="of:=ROUND([.D811])" office:value-type="float" office:value="50678">
            <text:p>50678</text:p>
          </table:table-cell>
          <table:table-cell table:formula="of:=([.$C$8]-([.E811]*[.$C$4]))" office:value-type="float" office:value="159.7743375">
            <text:p>159.7743375</text:p>
          </table:table-cell>
          <table:table-cell table:formula="of:=SQRT(ABS([.$D$2]^2-[.F811]^2))" office:value-type="float" office:value="120.300295412921">
            <text:p>120.300295412921</text:p>
          </table:table-cell>
          <table:table-cell table:formula="of:=ABS([.B811]-[.G811])" office:value-type="float" office:value="0.000295412919427918">
            <text:p>0.000295412919427918</text:p>
          </table:table-cell>
        </table:table-row>
        <table:table-row table:style-name="ro2">
          <table:table-cell table:formula="of:=[.A811]+[.A$4]" office:value-type="float" office:value="240.900000000003">
            <text:p>240.900000000003</text:p>
          </table:table-cell>
          <table:table-cell table:formula="of:=[.A812]/2" office:value-type="float" office:value="120.450000000002">
            <text:p>120.450000000002</text:p>
          </table:table-cell>
          <table:table-cell table:formula="of:=SQRT(ABS([.$D$2]^2-[.B812]^2))" office:value-type="float" office:value="159.661509137298">
            <text:p>159.661509137298</text:p>
          </table:table-cell>
          <table:table-cell table:formula="of:=([.$C$10]-[.C812])*[.$B$4]" office:value-type="float" office:value="50820.0751026064">
            <text:p>50820.0751026064</text:p>
          </table:table-cell>
          <table:table-cell table:formula="of:=ROUND([.D812])" office:value-type="float" office:value="50820">
            <text:p>50820</text:p>
          </table:table-cell>
          <table:table-cell table:formula="of:=([.$C$8]-([.E812]*[.$C$4]))" office:value-type="float" office:value="159.661625">
            <text:p>159.661625</text:p>
          </table:table-cell>
          <table:table-cell table:formula="of:=SQRT(ABS([.$D$2]^2-[.F812]^2))" office:value-type="float" office:value="120.449846418995">
            <text:p>120.449846418995</text:p>
          </table:table-cell>
          <table:table-cell table:formula="of:=ABS([.B812]-[.G812])" office:value-type="float" office:value="0.000153581007168668">
            <text:p>0.000153581007168668</text:p>
          </table:table-cell>
        </table:table-row>
        <table:table-row table:style-name="ro2">
          <table:table-cell table:formula="of:=[.A812]+[.A$4]" office:value-type="float" office:value="241.200000000003">
            <text:p>241.200000000003</text:p>
          </table:table-cell>
          <table:table-cell table:formula="of:=[.A813]/2" office:value-type="float" office:value="120.600000000002">
            <text:p>120.600000000002</text:p>
          </table:table-cell>
          <table:table-cell table:formula="of:=SQRT(ABS([.$D$2]^2-[.B813]^2))" office:value-type="float" office:value="159.548237219969">
            <text:p>159.548237219969</text:p>
          </table:table-cell>
          <table:table-cell table:formula="of:=([.$C$10]-[.C813])*[.$B$4]" office:value-type="float" office:value="50962.7798803438">
            <text:p>50962.7798803438</text:p>
          </table:table-cell>
          <table:table-cell table:formula="of:=ROUND([.D813])" office:value-type="float" office:value="50963">
            <text:p>50963</text:p>
          </table:table-cell>
          <table:table-cell table:formula="of:=([.$C$8]-([.E813]*[.$C$4]))" office:value-type="float" office:value="159.54811875">
            <text:p>159.54811875</text:p>
          </table:table-cell>
          <table:table-cell table:formula="of:=SQRT(ABS([.$D$2]^2-[.F813]^2))" office:value-type="float" office:value="120.600156730146">
            <text:p>120.600156730146</text:p>
          </table:table-cell>
          <table:table-cell table:formula="of:=ABS([.B813]-[.G813])" office:value-type="float" office:value="0.00015673014476647">
            <text:p>0.00015673014476647</text:p>
          </table:table-cell>
        </table:table-row>
        <table:table-row table:style-name="ro2">
          <table:table-cell table:formula="of:=[.A813]+[.A$4]" office:value-type="float" office:value="241.500000000003">
            <text:p>241.500000000003</text:p>
          </table:table-cell>
          <table:table-cell table:formula="of:=[.A814]/2" office:value-type="float" office:value="120.750000000002">
            <text:p>120.750000000002</text:p>
          </table:table-cell>
          <table:table-cell table:formula="of:=SQRT(ABS([.$D$2]^2-[.B814]^2))" office:value-type="float" office:value="159.434743704124">
            <text:p>159.434743704124</text:p>
          </table:table-cell>
          <table:table-cell table:formula="of:=([.$C$10]-[.C814])*[.$B$4]" office:value-type="float" office:value="51105.7638373146">
            <text:p>51105.7638373146</text:p>
          </table:table-cell>
          <table:table-cell table:formula="of:=ROUND([.D814])" office:value-type="float" office:value="51106">
            <text:p>51106</text:p>
          </table:table-cell>
          <table:table-cell table:formula="of:=([.$C$8]-([.E814]*[.$C$4]))" office:value-type="float" office:value="159.4346125">
            <text:p>159.4346125</text:p>
          </table:table-cell>
          <table:table-cell table:formula="of:=SQRT(ABS([.$D$2]^2-[.F814]^2))" office:value-type="float" office:value="120.750173237867">
            <text:p>120.750173237867</text:p>
          </table:table-cell>
          <table:table-cell table:formula="of:=ABS([.B814]-[.G814])" office:value-type="float" office:value="0.000173237865070064">
            <text:p>0.000173237865070064</text:p>
          </table:table-cell>
        </table:table-row>
        <table:table-row table:style-name="ro2">
          <table:table-cell table:formula="of:=[.A814]+[.A$4]" office:value-type="float" office:value="241.800000000003">
            <text:p>241.800000000003</text:p>
          </table:table-cell>
          <table:table-cell table:formula="of:=[.A815]/2" office:value-type="float" office:value="120.900000000002">
            <text:p>120.900000000002</text:p>
          </table:table-cell>
          <table:table-cell table:formula="of:=SQRT(ABS([.$D$2]^2-[.B815]^2))" office:value-type="float" office:value="159.321028116189">
            <text:p>159.321028116189</text:p>
          </table:table-cell>
          <table:table-cell table:formula="of:=([.$C$10]-[.C815])*[.$B$4]" office:value-type="float" office:value="51249.0275701453">
            <text:p>51249.0275701453</text:p>
          </table:table-cell>
          <table:table-cell table:formula="of:=ROUND([.D815])" office:value-type="float" office:value="51249">
            <text:p>51249</text:p>
          </table:table-cell>
          <table:table-cell table:formula="of:=([.$C$8]-([.E815]*[.$C$4]))" office:value-type="float" office:value="159.32110625">
            <text:p>159.32110625</text:p>
          </table:table-cell>
          <table:table-cell table:formula="of:=SQRT(ABS([.$D$2]^2-[.F815]^2))" office:value-type="float" office:value="120.899897035838">
            <text:p>120.899897035838</text:p>
          </table:table-cell>
          <table:table-cell table:formula="of:=ABS([.B815]-[.G815])" office:value-type="float" office:value="0.0001029641638155">
            <text:p>0.0001029641638155</text:p>
          </table:table-cell>
        </table:table-row>
        <table:table-row table:style-name="ro2">
          <table:table-cell table:formula="of:=[.A815]+[.A$4]" office:value-type="float" office:value="242.100000000003">
            <text:p>242.100000000003</text:p>
          </table:table-cell>
          <table:table-cell table:formula="of:=[.A816]/2" office:value-type="float" office:value="121.050000000002">
            <text:p>121.050000000002</text:p>
          </table:table-cell>
          <table:table-cell table:formula="of:=SQRT(ABS([.$D$2]^2-[.B816]^2))" office:value-type="float" office:value="159.207089980313">
            <text:p>159.207089980313</text:p>
          </table:table-cell>
          <table:table-cell table:formula="of:=([.$C$10]-[.C816])*[.$B$4]" office:value-type="float" office:value="51392.5716783355">
            <text:p>51392.5716783355</text:p>
          </table:table-cell>
          <table:table-cell table:formula="of:=ROUND([.D816])" office:value-type="float" office:value="51393">
            <text:p>51393</text:p>
          </table:table-cell>
          <table:table-cell table:formula="of:=([.$C$8]-([.E816]*[.$C$4]))" office:value-type="float" office:value="159.20680625">
            <text:p>159.20680625</text:p>
          </table:table-cell>
          <table:table-cell table:formula="of:=SQRT(ABS([.$D$2]^2-[.F816]^2))" office:value-type="float" office:value="121.050373166195">
            <text:p>121.050373166195</text:p>
          </table:table-cell>
          <table:table-cell table:formula="of:=ABS([.B816]-[.G816])" office:value-type="float" office:value="0.000373166192858321">
            <text:p>0.000373166192858321</text:p>
          </table:table-cell>
        </table:table-row>
        <table:table-row table:style-name="ro2">
          <table:table-cell table:formula="of:=[.A816]+[.A$4]" office:value-type="float" office:value="242.400000000003">
            <text:p>242.400000000003</text:p>
          </table:table-cell>
          <table:table-cell table:formula="of:=[.A817]/2" office:value-type="float" office:value="121.200000000002">
            <text:p>121.200000000002</text:p>
          </table:table-cell>
          <table:table-cell table:formula="of:=SQRT(ABS([.$D$2]^2-[.B817]^2))" office:value-type="float" office:value="159.092928818347">
            <text:p>159.092928818347</text:p>
          </table:table-cell>
          <table:table-cell table:formula="of:=([.$C$10]-[.C817])*[.$B$4]" office:value-type="float" office:value="51536.3967642775">
            <text:p>51536.3967642775</text:p>
          </table:table-cell>
          <table:table-cell table:formula="of:=ROUND([.D817])" office:value-type="float" office:value="51536">
            <text:p>51536</text:p>
          </table:table-cell>
          <table:table-cell table:formula="of:=([.$C$8]-([.E817]*[.$C$4]))" office:value-type="float" office:value="159.0933">
            <text:p>159.0933</text:p>
          </table:table-cell>
          <table:table-cell table:formula="of:=SQRT(ABS([.$D$2]^2-[.F817]^2))" office:value-type="float" office:value="121.199512767626">
            <text:p>121.199512767626</text:p>
          </table:table-cell>
          <table:table-cell table:formula="of:=ABS([.B817]-[.G817])" office:value-type="float" office:value="0.000487232375490976">
            <text:p>0.000487232375490976</text:p>
          </table:table-cell>
        </table:table-row>
        <table:table-row table:style-name="ro2">
          <table:table-cell table:formula="of:=[.A817]+[.A$4]" office:value-type="float" office:value="242.700000000003">
            <text:p>242.700000000003</text:p>
          </table:table-cell>
          <table:table-cell table:formula="of:=[.A818]/2" office:value-type="float" office:value="121.350000000002">
            <text:p>121.350000000002</text:p>
          </table:table-cell>
          <table:table-cell table:formula="of:=SQRT(ABS([.$D$2]^2-[.B818]^2))" office:value-type="float" office:value="158.97854414983">
            <text:p>158.97854414983</text:p>
          </table:table-cell>
          <table:table-cell table:formula="of:=([.$C$10]-[.C818])*[.$B$4]" office:value-type="float" office:value="51680.5034332746">
            <text:p>51680.5034332746</text:p>
          </table:table-cell>
          <table:table-cell table:formula="of:=ROUND([.D818])" office:value-type="float" office:value="51681">
            <text:p>51681</text:p>
          </table:table-cell>
          <table:table-cell table:formula="of:=([.$C$8]-([.E818]*[.$C$4]))" office:value-type="float" office:value="158.97820625">
            <text:p>158.97820625</text:p>
          </table:table-cell>
          <table:table-cell table:formula="of:=SQRT(ABS([.$D$2]^2-[.F818]^2))" office:value-type="float" office:value="121.35044267547">
            <text:p>121.35044267547</text:p>
          </table:table-cell>
          <table:table-cell table:formula="of:=ABS([.B818]-[.G818])" office:value-type="float" office:value="0.000442675467979825">
            <text:p>0.000442675467979825</text:p>
          </table:table-cell>
        </table:table-row>
        <table:table-row table:style-name="ro2">
          <table:table-cell table:formula="of:=[.A818]+[.A$4]" office:value-type="float" office:value="243.000000000003">
            <text:p>243.000000000003</text:p>
          </table:table-cell>
          <table:table-cell table:formula="of:=[.A819]/2" office:value-type="float" office:value="121.500000000002">
            <text:p>121.500000000002</text:p>
          </table:table-cell>
          <table:table-cell table:formula="of:=SQRT(ABS([.$D$2]^2-[.B819]^2))" office:value-type="float" office:value="158.863935491979">
            <text:p>158.863935491979</text:p>
          </table:table-cell>
          <table:table-cell table:formula="of:=([.$C$10]-[.C819])*[.$B$4]" office:value-type="float" office:value="51824.8922935602">
            <text:p>51824.8922935602</text:p>
          </table:table-cell>
          <table:table-cell table:formula="of:=ROUND([.D819])" office:value-type="float" office:value="51825">
            <text:p>51825</text:p>
          </table:table-cell>
          <table:table-cell table:formula="of:=([.$C$8]-([.E819]*[.$C$4]))" office:value-type="float" office:value="158.86390625">
            <text:p>158.86390625</text:p>
          </table:table-cell>
          <table:table-cell table:formula="of:=SQRT(ABS([.$D$2]^2-[.F819]^2))" office:value-type="float" office:value="121.500038234526">
            <text:p>121.500038234526</text:p>
          </table:table-cell>
          <table:table-cell table:formula="of:=ABS([.B819]-[.G819])" office:value-type="float" office:value="0.0000382345239415827">
            <text:p>0.0000382345239415827</text:p>
          </table:table-cell>
        </table:table-row>
        <table:table-row table:style-name="ro2">
          <table:table-cell table:formula="of:=[.A819]+[.A$4]" office:value-type="float" office:value="243.300000000003">
            <text:p>243.300000000003</text:p>
          </table:table-cell>
          <table:table-cell table:formula="of:=[.A820]/2" office:value-type="float" office:value="121.650000000002">
            <text:p>121.650000000002</text:p>
          </table:table-cell>
          <table:table-cell table:formula="of:=SQRT(ABS([.$D$2]^2-[.B820]^2))" office:value-type="float" office:value="158.749102359666">
            <text:p>158.749102359666</text:p>
          </table:table-cell>
          <table:table-cell table:formula="of:=([.$C$10]-[.C820])*[.$B$4]" office:value-type="float" office:value="51969.5639563169">
            <text:p>51969.5639563169</text:p>
          </table:table-cell>
          <table:table-cell table:formula="of:=ROUND([.D820])" office:value-type="float" office:value="51970">
            <text:p>51970</text:p>
          </table:table-cell>
          <table:table-cell table:formula="of:=([.$C$8]-([.E820]*[.$C$4]))" office:value-type="float" office:value="158.7488125">
            <text:p>158.7488125</text:p>
          </table:table-cell>
          <table:table-cell table:formula="of:=SQRT(ABS([.$D$2]^2-[.F820]^2))" office:value-type="float" office:value="121.650378256049">
            <text:p>121.650378256049</text:p>
          </table:table-cell>
          <table:table-cell table:formula="of:=ABS([.B820]-[.G820])" office:value-type="float" office:value="0.000378256047454784">
            <text:p>0.000378256047454784</text:p>
          </table:table-cell>
        </table:table-row>
        <table:table-row table:style-name="ro2">
          <table:table-cell table:formula="of:=[.A820]+[.A$4]" office:value-type="float" office:value="243.600000000003">
            <text:p>243.600000000003</text:p>
          </table:table-cell>
          <table:table-cell table:formula="of:=[.A821]/2" office:value-type="float" office:value="121.800000000002">
            <text:p>121.800000000002</text:p>
          </table:table-cell>
          <table:table-cell table:formula="of:=SQRT(ABS([.$D$2]^2-[.B821]^2))" office:value-type="float" office:value="158.634044265408">
            <text:p>158.634044265408</text:p>
          </table:table-cell>
          <table:table-cell table:formula="of:=([.$C$10]-[.C821])*[.$B$4]" office:value-type="float" office:value="52114.5190356959">
            <text:p>52114.5190356959</text:p>
          </table:table-cell>
          <table:table-cell table:formula="of:=ROUND([.D821])" office:value-type="float" office:value="52115">
            <text:p>52115</text:p>
          </table:table-cell>
          <table:table-cell table:formula="of:=([.$C$8]-([.E821]*[.$C$4]))" office:value-type="float" office:value="158.63371875">
            <text:p>158.63371875</text:p>
          </table:table-cell>
          <table:table-cell table:formula="of:=SQRT(ABS([.$D$2]^2-[.F821]^2))" office:value-type="float" office:value="121.800423954705">
            <text:p>121.800423954705</text:p>
          </table:table-cell>
          <table:table-cell table:formula="of:=ABS([.B821]-[.G821])" office:value-type="float" office:value="0.000423954703308027">
            <text:p>0.000423954703308027</text:p>
          </table:table-cell>
        </table:table-row>
        <table:table-row table:style-name="ro2">
          <table:table-cell table:formula="of:=[.A821]+[.A$4]" office:value-type="float" office:value="243.900000000004">
            <text:p>243.900000000004</text:p>
          </table:table-cell>
          <table:table-cell table:formula="of:=[.A822]/2" office:value-type="float" office:value="121.950000000002">
            <text:p>121.950000000002</text:p>
          </table:table-cell>
          <table:table-cell table:formula="of:=SQRT(ABS([.$D$2]^2-[.B822]^2))" office:value-type="float" office:value="158.518760719353">
            <text:p>158.518760719353</text:p>
          </table:table-cell>
          <table:table-cell table:formula="of:=([.$C$10]-[.C822])*[.$B$4]" office:value-type="float" office:value="52259.7581488363">
            <text:p>52259.7581488363</text:p>
          </table:table-cell>
          <table:table-cell table:formula="of:=ROUND([.D822])" office:value-type="float" office:value="52260">
            <text:p>52260</text:p>
          </table:table-cell>
          <table:table-cell table:formula="of:=([.$C$8]-([.E822]*[.$C$4]))" office:value-type="float" office:value="158.518625">
            <text:p>158.518625</text:p>
          </table:table-cell>
          <table:table-cell table:formula="of:=SQRT(ABS([.$D$2]^2-[.F822]^2))" office:value-type="float" office:value="121.950176416885">
            <text:p>121.950176416885</text:p>
          </table:table-cell>
          <table:table-cell table:formula="of:=ABS([.B822]-[.G822])" office:value-type="float" office:value="0.000176416883263641">
            <text:p>0.000176416883263641</text:p>
          </table:table-cell>
        </table:table-row>
        <table:table-row table:style-name="ro2">
          <table:table-cell table:formula="of:=[.A822]+[.A$4]" office:value-type="float" office:value="244.200000000004">
            <text:p>244.200000000004</text:p>
          </table:table-cell>
          <table:table-cell table:formula="of:=[.A823]/2" office:value-type="float" office:value="122.100000000002">
            <text:p>122.100000000002</text:p>
          </table:table-cell>
          <table:table-cell table:formula="of:=SQRT(ABS([.$D$2]^2-[.B823]^2))" office:value-type="float" office:value="158.403251229258">
            <text:p>158.403251229258</text:p>
          </table:table-cell>
          <table:table-cell table:formula="of:=([.$C$10]-[.C823])*[.$B$4]" office:value-type="float" office:value="52405.2819158849">
            <text:p>52405.2819158849</text:p>
          </table:table-cell>
          <table:table-cell table:formula="of:=ROUND([.D823])" office:value-type="float" office:value="52405">
            <text:p>52405</text:p>
          </table:table-cell>
          <table:table-cell table:formula="of:=([.$C$8]-([.E823]*[.$C$4]))" office:value-type="float" office:value="158.40353125">
            <text:p>158.40353125</text:p>
          </table:table-cell>
          <table:table-cell table:formula="of:=SQRT(ABS([.$D$2]^2-[.F823]^2))" office:value-type="float" office:value="122.099636721533">
            <text:p>122.099636721533</text:p>
          </table:table-cell>
          <table:table-cell table:formula="of:=ABS([.B823]-[.G823])" office:value-type="float" office:value="0.000363278469009742">
            <text:p>0.000363278469009742</text:p>
          </table:table-cell>
        </table:table-row>
        <table:table-row table:style-name="ro2">
          <table:table-cell table:formula="of:=[.A823]+[.A$4]" office:value-type="float" office:value="244.500000000004">
            <text:p>244.500000000004</text:p>
          </table:table-cell>
          <table:table-cell table:formula="of:=[.A824]/2" office:value-type="float" office:value="122.250000000002">
            <text:p>122.250000000002</text:p>
          </table:table-cell>
          <table:table-cell table:formula="of:=SQRT(ABS([.$D$2]^2-[.B824]^2))" office:value-type="float" office:value="158.28751530048">
            <text:p>158.28751530048</text:p>
          </table:table-cell>
          <table:table-cell table:formula="of:=([.$C$10]-[.C824])*[.$B$4]" office:value-type="float" office:value="52551.0909600157">
            <text:p>52551.0909600157</text:p>
          </table:table-cell>
          <table:table-cell table:formula="of:=ROUND([.D824])" office:value-type="float" office:value="52551">
            <text:p>52551</text:p>
          </table:table-cell>
          <table:table-cell table:formula="of:=([.$C$8]-([.E824]*[.$C$4]))" office:value-type="float" office:value="158.28764375">
            <text:p>158.28764375</text:p>
          </table:table-cell>
          <table:table-cell table:formula="of:=SQRT(ABS([.$D$2]^2-[.F824]^2))" office:value-type="float" office:value="122.249833685257">
            <text:p>122.249833685257</text:p>
          </table:table-cell>
          <table:table-cell table:formula="of:=ABS([.B824]-[.G824])" office:value-type="float" office:value="0.000166314744404872">
            <text:p>0.000166314744404872</text:p>
          </table:table-cell>
        </table:table-row>
        <table:table-row table:style-name="ro2">
          <table:table-cell table:formula="of:=[.A824]+[.A$4]" office:value-type="float" office:value="244.800000000004">
            <text:p>244.800000000004</text:p>
          </table:table-cell>
          <table:table-cell table:formula="of:=[.A825]/2" office:value-type="float" office:value="122.400000000002">
            <text:p>122.400000000002</text:p>
          </table:table-cell>
          <table:table-cell table:formula="of:=SQRT(ABS([.$D$2]^2-[.B825]^2))" office:value-type="float" office:value="158.171552435953">
            <text:p>158.171552435953</text:p>
          </table:table-cell>
          <table:table-cell table:formula="of:=([.$C$10]-[.C825])*[.$B$4]" office:value-type="float" office:value="52697.1859074503">
            <text:p>52697.1859074503</text:p>
          </table:table-cell>
          <table:table-cell table:formula="of:=ROUND([.D825])" office:value-type="float" office:value="52697">
            <text:p>52697</text:p>
          </table:table-cell>
          <table:table-cell table:formula="of:=([.$C$8]-([.E825]*[.$C$4]))" office:value-type="float" office:value="158.17175625">
            <text:p>158.17175625</text:p>
          </table:table-cell>
          <table:table-cell table:formula="of:=SQRT(ABS([.$D$2]^2-[.F825]^2))" office:value-type="float" office:value="122.399736620593">
            <text:p>122.399736620593</text:p>
          </table:table-cell>
          <table:table-cell table:formula="of:=ABS([.B825]-[.G825])" office:value-type="float" office:value="0.000263379408565356">
            <text:p>0.000263379408565356</text:p>
          </table:table-cell>
        </table:table-row>
        <table:table-row table:style-name="ro2">
          <table:table-cell table:formula="of:=[.A825]+[.A$4]" office:value-type="float" office:value="245.100000000004">
            <text:p>245.100000000004</text:p>
          </table:table-cell>
          <table:table-cell table:formula="of:=[.A826]/2" office:value-type="float" office:value="122.550000000002">
            <text:p>122.550000000002</text:p>
          </table:table-cell>
          <table:table-cell table:formula="of:=SQRT(ABS([.$D$2]^2-[.B826]^2))" office:value-type="float" office:value="158.055362136182">
            <text:p>158.055362136182</text:p>
          </table:table-cell>
          <table:table-cell table:formula="of:=([.$C$10]-[.C826])*[.$B$4]" office:value-type="float" office:value="52843.5673874776">
            <text:p>52843.5673874776</text:p>
          </table:table-cell>
          <table:table-cell table:formula="of:=ROUND([.D826])" office:value-type="float" office:value="52844">
            <text:p>52844</text:p>
          </table:table-cell>
          <table:table-cell table:formula="of:=([.$C$8]-([.E826]*[.$C$4]))" office:value-type="float" office:value="158.055075">
            <text:p>158.055075</text:p>
          </table:table-cell>
          <table:table-cell table:formula="of:=SQRT(ABS([.$D$2]^2-[.F826]^2))" office:value-type="float" office:value="122.550370324795">
            <text:p>122.550370324795</text:p>
          </table:table-cell>
          <table:table-cell table:formula="of:=ABS([.B826]-[.G826])" office:value-type="float" office:value="0.000370324793138366">
            <text:p>0.000370324793138366</text:p>
          </table:table-cell>
        </table:table-row>
        <table:table-row table:style-name="ro2">
          <table:table-cell table:formula="of:=[.A826]+[.A$4]" office:value-type="float" office:value="245.400000000004">
            <text:p>245.400000000004</text:p>
          </table:table-cell>
          <table:table-cell table:formula="of:=[.A827]/2" office:value-type="float" office:value="122.700000000002">
            <text:p>122.700000000002</text:p>
          </table:table-cell>
          <table:table-cell table:formula="of:=SQRT(ABS([.$D$2]^2-[.B827]^2))" office:value-type="float" office:value="157.938943899216">
            <text:p>157.938943899216</text:p>
          </table:table-cell>
          <table:table-cell table:formula="of:=([.$C$10]-[.C827])*[.$B$4]" office:value-type="float" office:value="52990.2360324744">
            <text:p>52990.2360324744</text:p>
          </table:table-cell>
          <table:table-cell table:formula="of:=ROUND([.D827])" office:value-type="float" office:value="52990">
            <text:p>52990</text:p>
          </table:table-cell>
          <table:table-cell table:formula="of:=([.$C$8]-([.E827]*[.$C$4]))" office:value-type="float" office:value="157.9391875">
            <text:p>157.9391875</text:p>
          </table:table-cell>
          <table:table-cell table:formula="of:=SQRT(ABS([.$D$2]^2-[.F827]^2))" office:value-type="float" office:value="122.699686437415">
            <text:p>122.699686437415</text:p>
          </table:table-cell>
          <table:table-cell table:formula="of:=ABS([.B827]-[.G827])" office:value-type="float" office:value="0.000313562587280103">
            <text:p>0.000313562587280103</text:p>
          </table:table-cell>
        </table:table-row>
        <table:table-row table:style-name="ro2">
          <table:table-cell table:formula="of:=[.A827]+[.A$4]" office:value-type="float" office:value="245.700000000004">
            <text:p>245.700000000004</text:p>
          </table:table-cell>
          <table:table-cell table:formula="of:=[.A828]/2" office:value-type="float" office:value="122.850000000002">
            <text:p>122.850000000002</text:p>
          </table:table-cell>
          <table:table-cell table:formula="of:=SQRT(ABS([.$D$2]^2-[.B828]^2))" office:value-type="float" office:value="157.822297220639">
            <text:p>157.822297220639</text:p>
          </table:table-cell>
          <table:table-cell table:formula="of:=([.$C$10]-[.C828])*[.$B$4]" office:value-type="float" office:value="53137.1924779258">
            <text:p>53137.1924779258</text:p>
          </table:table-cell>
          <table:table-cell table:formula="of:=ROUND([.D828])" office:value-type="float" office:value="53137">
            <text:p>53137</text:p>
          </table:table-cell>
          <table:table-cell table:formula="of:=([.$C$8]-([.E828]*[.$C$4]))" office:value-type="float" office:value="157.82250625">
            <text:p>157.82250625</text:p>
          </table:table-cell>
          <table:table-cell table:formula="of:=SQRT(ABS([.$D$2]^2-[.F828]^2))" office:value-type="float" office:value="122.849731464781">
            <text:p>122.849731464781</text:p>
          </table:table-cell>
          <table:table-cell table:formula="of:=ABS([.B828]-[.G828])" office:value-type="float" office:value="0.00026853522118131">
            <text:p>0.00026853522118131</text:p>
          </table:table-cell>
        </table:table-row>
        <table:table-row table:style-name="ro2">
          <table:table-cell table:formula="of:=[.A828]+[.A$4]" office:value-type="float" office:value="246.000000000004">
            <text:p>246.000000000004</text:p>
          </table:table-cell>
          <table:table-cell table:formula="of:=[.A829]/2" office:value-type="float" office:value="123.000000000002">
            <text:p>123.000000000002</text:p>
          </table:table-cell>
          <table:table-cell table:formula="of:=SQRT(ABS([.$D$2]^2-[.B829]^2))" office:value-type="float" office:value="157.705421593551">
            <text:p>157.705421593551</text:p>
          </table:table-cell>
          <table:table-cell table:formula="of:=([.$C$10]-[.C829])*[.$B$4]" office:value-type="float" office:value="53284.4373624459">
            <text:p>53284.4373624459</text:p>
          </table:table-cell>
          <table:table-cell table:formula="of:=ROUND([.D829])" office:value-type="float" office:value="53284">
            <text:p>53284</text:p>
          </table:table-cell>
          <table:table-cell table:formula="of:=([.$C$8]-([.E829]*[.$C$4]))" office:value-type="float" office:value="157.705825">
            <text:p>157.705825</text:p>
          </table:table-cell>
          <table:table-cell table:formula="of:=SQRT(ABS([.$D$2]^2-[.F829]^2))" office:value-type="float" office:value="122.999482767487">
            <text:p>122.999482767487</text:p>
          </table:table-cell>
          <table:table-cell table:formula="of:=ABS([.B829]-[.G829])" office:value-type="float" office:value="0.000517232514624766">
            <text:p>0.000517232514624766</text:p>
          </table:table-cell>
        </table:table-row>
        <table:table-row table:style-name="ro2">
          <table:table-cell table:formula="of:=[.A829]+[.A$4]" office:value-type="float" office:value="246.300000000004">
            <text:p>246.300000000004</text:p>
          </table:table-cell>
          <table:table-cell table:formula="of:=[.A830]/2" office:value-type="float" office:value="123.150000000002">
            <text:p>123.150000000002</text:p>
          </table:table-cell>
          <table:table-cell table:formula="of:=SQRT(ABS([.$D$2]^2-[.B830]^2))" office:value-type="float" office:value="157.588316508552">
            <text:p>157.588316508552</text:p>
          </table:table-cell>
          <table:table-cell table:formula="of:=([.$C$10]-[.C830])*[.$B$4]" office:value-type="float" office:value="53431.9713277986">
            <text:p>53431.9713277986</text:p>
          </table:table-cell>
          <table:table-cell table:formula="of:=ROUND([.D830])" office:value-type="float" office:value="53432">
            <text:p>53432</text:p>
          </table:table-cell>
          <table:table-cell table:formula="of:=([.$C$8]-([.E830]*[.$C$4]))" office:value-type="float" office:value="157.58835">
            <text:p>157.58835</text:p>
          </table:table-cell>
          <table:table-cell table:formula="of:=SQRT(ABS([.$D$2]^2-[.F830]^2))" office:value-type="float" office:value="123.149957142816">
            <text:p>123.149957142816</text:p>
          </table:table-cell>
          <table:table-cell table:formula="of:=ABS([.B830]-[.G830])" office:value-type="float" office:value="0.000042857185462708">
            <text:p>0.000042857185462708</text:p>
          </table:table-cell>
        </table:table-row>
        <table:table-row table:style-name="ro2">
          <table:table-cell table:formula="of:=[.A830]+[.A$4]" office:value-type="float" office:value="246.600000000004">
            <text:p>246.600000000004</text:p>
          </table:table-cell>
          <table:table-cell table:formula="of:=[.A831]/2" office:value-type="float" office:value="123.300000000002">
            <text:p>123.300000000002</text:p>
          </table:table-cell>
          <table:table-cell table:formula="of:=SQRT(ABS([.$D$2]^2-[.B831]^2))" office:value-type="float" office:value="157.470981453725">
            <text:p>157.470981453725</text:p>
          </table:table-cell>
          <table:table-cell table:formula="of:=([.$C$10]-[.C831])*[.$B$4]" office:value-type="float" office:value="53579.7950189186">
            <text:p>53579.7950189186</text:p>
          </table:table-cell>
          <table:table-cell table:formula="of:=ROUND([.D831])" office:value-type="float" office:value="53580">
            <text:p>53580</text:p>
          </table:table-cell>
          <table:table-cell table:formula="of:=([.$C$8]-([.E831]*[.$C$4]))" office:value-type="float" office:value="157.470875">
            <text:p>157.470875</text:p>
          </table:table-cell>
          <table:table-cell table:formula="of:=SQRT(ABS([.$D$2]^2-[.F831]^2))" office:value-type="float" office:value="123.300135955863">
            <text:p>123.300135955863</text:p>
          </table:table-cell>
          <table:table-cell table:formula="of:=ABS([.B831]-[.G831])" office:value-type="float" office:value="0.000135955861480852">
            <text:p>0.000135955861480852</text:p>
          </table:table-cell>
        </table:table-row>
        <table:table-row table:style-name="ro2">
          <table:table-cell table:formula="of:=[.A831]+[.A$4]" office:value-type="float" office:value="246.900000000004">
            <text:p>246.900000000004</text:p>
          </table:table-cell>
          <table:table-cell table:formula="of:=[.A832]/2" office:value-type="float" office:value="123.450000000002">
            <text:p>123.450000000002</text:p>
          </table:table-cell>
          <table:table-cell table:formula="of:=SQRT(ABS([.$D$2]^2-[.B832]^2))" office:value-type="float" office:value="157.353415914621">
            <text:p>157.353415914621</text:p>
          </table:table-cell>
          <table:table-cell table:formula="of:=([.$C$10]-[.C832])*[.$B$4]" office:value-type="float" office:value="53727.9090839327">
            <text:p>53727.9090839327</text:p>
          </table:table-cell>
          <table:table-cell table:formula="of:=ROUND([.D832])" office:value-type="float" office:value="53728">
            <text:p>53728</text:p>
          </table:table-cell>
          <table:table-cell table:formula="of:=([.$C$8]-([.E832]*[.$C$4]))" office:value-type="float" office:value="157.3534">
            <text:p>157.3534</text:p>
          </table:table-cell>
          <table:table-cell table:formula="of:=SQRT(ABS([.$D$2]^2-[.F832]^2))" office:value-type="float" office:value="123.450020285296">
            <text:p>123.450020285296</text:p>
          </table:table-cell>
          <table:table-cell table:formula="of:=ABS([.B832]-[.G832])" office:value-type="float" office:value="0.0000202852942123855">
            <text:p>0.0000202852942123855</text:p>
          </table:table-cell>
        </table:table-row>
        <table:table-row table:style-name="ro2">
          <table:table-cell table:formula="of:=[.A832]+[.A$4]" office:value-type="float" office:value="247.200000000004">
            <text:p>247.200000000004</text:p>
          </table:table-cell>
          <table:table-cell table:formula="of:=[.A833]/2" office:value-type="float" office:value="123.600000000002">
            <text:p>123.600000000002</text:p>
          </table:table-cell>
          <table:table-cell table:formula="of:=SQRT(ABS([.$D$2]^2-[.B833]^2))" office:value-type="float" office:value="157.235619374236">
            <text:p>157.235619374236</text:p>
          </table:table-cell>
          <table:table-cell table:formula="of:=([.$C$10]-[.C833])*[.$B$4]" office:value-type="float" office:value="53876.3141741812">
            <text:p>53876.3141741812</text:p>
          </table:table-cell>
          <table:table-cell table:formula="of:=ROUND([.D833])" office:value-type="float" office:value="53876">
            <text:p>53876</text:p>
          </table:table-cell>
          <table:table-cell table:formula="of:=([.$C$8]-([.E833]*[.$C$4]))" office:value-type="float" office:value="157.235925">
            <text:p>157.235925</text:p>
          </table:table-cell>
          <table:table-cell table:formula="of:=SQRT(ABS([.$D$2]^2-[.F833]^2))" office:value-type="float" office:value="123.59961120244">
            <text:p>123.59961120244</text:p>
          </table:table-cell>
          <table:table-cell table:formula="of:=ABS([.B833]-[.G833])" office:value-type="float" office:value="0.000388797561669207">
            <text:p>0.000388797561669207</text:p>
          </table:table-cell>
        </table:table-row>
        <table:table-row table:style-name="ro2">
          <table:table-cell table:formula="of:=[.A833]+[.A$4]" office:value-type="float" office:value="247.500000000004">
            <text:p>247.500000000004</text:p>
          </table:table-cell>
          <table:table-cell table:formula="of:=[.A834]/2" office:value-type="float" office:value="123.750000000002">
            <text:p>123.750000000002</text:p>
          </table:table-cell>
          <table:table-cell table:formula="of:=SQRT(ABS([.$D$2]^2-[.B834]^2))" office:value-type="float" office:value="157.117591313002">
            <text:p>157.117591313002</text:p>
          </table:table-cell>
          <table:table-cell table:formula="of:=([.$C$10]-[.C834])*[.$B$4]" office:value-type="float" office:value="54025.0109442394">
            <text:p>54025.0109442394</text:p>
          </table:table-cell>
          <table:table-cell table:formula="of:=ROUND([.D834])" office:value-type="float" office:value="54025">
            <text:p>54025</text:p>
          </table:table-cell>
          <table:table-cell table:formula="of:=([.$C$8]-([.E834]*[.$C$4]))" office:value-type="float" office:value="157.11765625">
            <text:p>157.11765625</text:p>
          </table:table-cell>
          <table:table-cell table:formula="of:=SQRT(ABS([.$D$2]^2-[.F834]^2))" office:value-type="float" office:value="123.749917553536">
            <text:p>123.749917553536</text:p>
          </table:table-cell>
          <table:table-cell table:formula="of:=ABS([.B834]-[.G834])" office:value-type="float" office:value="0.0000824464663367053">
            <text:p>0.0000824464663367053</text:p>
          </table:table-cell>
        </table:table-row>
        <table:table-row table:style-name="ro2">
          <table:table-cell table:formula="of:=[.A834]+[.A$4]" office:value-type="float" office:value="247.800000000004">
            <text:p>247.800000000004</text:p>
          </table:table-cell>
          <table:table-cell table:formula="of:=[.A835]/2" office:value-type="float" office:value="123.900000000002">
            <text:p>123.900000000002</text:p>
          </table:table-cell>
          <table:table-cell table:formula="of:=SQRT(ABS([.$D$2]^2-[.B835]^2))" office:value-type="float" office:value="156.999331208765">
            <text:p>156.999331208765</text:p>
          </table:table-cell>
          <table:table-cell table:formula="of:=([.$C$10]-[.C835])*[.$B$4]" office:value-type="float" office:value="54174.0000519394">
            <text:p>54174.0000519394</text:p>
          </table:table-cell>
          <table:table-cell table:formula="of:=ROUND([.D835])" office:value-type="float" office:value="54174">
            <text:p>54174</text:p>
          </table:table-cell>
          <table:table-cell table:formula="of:=([.$C$8]-([.E835]*[.$C$4]))" office:value-type="float" office:value="156.9993875">
            <text:p>156.9993875</text:p>
          </table:table-cell>
          <table:table-cell table:formula="of:=SQRT(ABS([.$D$2]^2-[.F835]^2))" office:value-type="float" office:value="123.899928670782">
            <text:p>123.899928670782</text:p>
          </table:table-cell>
          <table:table-cell table:formula="of:=ABS([.B835]-[.G835])" office:value-type="float" office:value="0.0000713292199492344">
            <text:p>0.0000713292199492344</text:p>
          </table:table-cell>
        </table:table-row>
        <table:table-row table:style-name="ro2">
          <table:table-cell table:formula="of:=[.A835]+[.A$4]" office:value-type="float" office:value="248.100000000004">
            <text:p>248.100000000004</text:p>
          </table:table-cell>
          <table:table-cell table:formula="of:=[.A836]/2" office:value-type="float" office:value="124.050000000002">
            <text:p>124.050000000002</text:p>
          </table:table-cell>
          <table:table-cell table:formula="of:=SQRT(ABS([.$D$2]^2-[.B836]^2))" office:value-type="float" office:value="156.880838536768">
            <text:p>156.880838536768</text:p>
          </table:table-cell>
          <table:table-cell table:formula="of:=([.$C$10]-[.C836])*[.$B$4]" office:value-type="float" office:value="54323.2821583923">
            <text:p>54323.2821583923</text:p>
          </table:table-cell>
          <table:table-cell table:formula="of:=ROUND([.D836])" office:value-type="float" office:value="54323">
            <text:p>54323</text:p>
          </table:table-cell>
          <table:table-cell table:formula="of:=([.$C$8]-([.E836]*[.$C$4]))" office:value-type="float" office:value="156.88111875">
            <text:p>156.88111875</text:p>
          </table:table-cell>
          <table:table-cell table:formula="of:=SQRT(ABS([.$D$2]^2-[.F836]^2))" office:value-type="float" office:value="124.049645625243">
            <text:p>124.049645625243</text:p>
          </table:table-cell>
          <table:table-cell table:formula="of:=ABS([.B836]-[.G836])" office:value-type="float" office:value="0.000354374758714471">
            <text:p>0.000354374758714471</text:p>
          </table:table-cell>
        </table:table-row>
        <table:table-row table:style-name="ro2">
          <table:table-cell table:formula="of:=[.A836]+[.A$4]" office:value-type="float" office:value="248.400000000004">
            <text:p>248.400000000004</text:p>
          </table:table-cell>
          <table:table-cell table:formula="of:=[.A837]/2" office:value-type="float" office:value="124.200000000002">
            <text:p>124.200000000002</text:p>
          </table:table-cell>
          <table:table-cell table:formula="of:=SQRT(ABS([.$D$2]^2-[.B837]^2))" office:value-type="float" office:value="156.762112769634">
            <text:p>156.762112769634</text:p>
          </table:table-cell>
          <table:table-cell table:formula="of:=([.$C$10]-[.C837])*[.$B$4]" office:value-type="float" office:value="54472.8579280098">
            <text:p>54472.8579280098</text:p>
          </table:table-cell>
          <table:table-cell table:formula="of:=ROUND([.D837])" office:value-type="float" office:value="54473">
            <text:p>54473</text:p>
          </table:table-cell>
          <table:table-cell table:formula="of:=([.$C$8]-([.E837]*[.$C$4]))" office:value-type="float" office:value="156.76205625">
            <text:p>156.76205625</text:p>
          </table:table-cell>
          <table:table-cell table:formula="of:=SQRT(ABS([.$D$2]^2-[.F837]^2))" office:value-type="float" office:value="124.200071337628">
            <text:p>124.200071337628</text:p>
          </table:table-cell>
          <table:table-cell table:formula="of:=ABS([.B837]-[.G837])" office:value-type="float" office:value="0.0000713376259540155">
            <text:p>0.0000713376259540155</text:p>
          </table:table-cell>
        </table:table-row>
        <table:table-row table:style-name="ro2">
          <table:table-cell table:formula="of:=[.A837]+[.A$4]" office:value-type="float" office:value="248.700000000004">
            <text:p>248.700000000004</text:p>
          </table:table-cell>
          <table:table-cell table:formula="of:=[.A838]/2" office:value-type="float" office:value="124.350000000002">
            <text:p>124.350000000002</text:p>
          </table:table-cell>
          <table:table-cell table:formula="of:=SQRT(ABS([.$D$2]^2-[.B838]^2))" office:value-type="float" office:value="156.643153377349">
            <text:p>156.643153377349</text:p>
          </table:table-cell>
          <table:table-cell table:formula="of:=([.$C$10]-[.C838])*[.$B$4]" office:value-type="float" office:value="54622.7280285273">
            <text:p>54622.7280285273</text:p>
          </table:table-cell>
          <table:table-cell table:formula="of:=ROUND([.D838])" office:value-type="float" office:value="54623">
            <text:p>54623</text:p>
          </table:table-cell>
          <table:table-cell table:formula="of:=([.$C$8]-([.E838]*[.$C$4]))" office:value-type="float" office:value="156.64299375">
            <text:p>156.64299375</text:p>
          </table:table-cell>
          <table:table-cell table:formula="of:=SQRT(ABS([.$D$2]^2-[.F838]^2))" office:value-type="float" office:value="124.350201081612">
            <text:p>124.350201081612</text:p>
          </table:table-cell>
          <table:table-cell table:formula="of:=ABS([.B838]-[.G838])" office:value-type="float" office:value="0.000201081610612164">
            <text:p>0.000201081610612164</text:p>
          </table:table-cell>
        </table:table-row>
        <table:table-row table:style-name="ro2">
          <table:table-cell table:formula="of:=[.A838]+[.A$4]" office:value-type="float" office:value="249.000000000004">
            <text:p>249.000000000004</text:p>
          </table:table-cell>
          <table:table-cell table:formula="of:=[.A839]/2" office:value-type="float" office:value="124.500000000002">
            <text:p>124.500000000002</text:p>
          </table:table-cell>
          <table:table-cell table:formula="of:=SQRT(ABS([.$D$2]^2-[.B839]^2))" office:value-type="float" office:value="156.52395982724">
            <text:p>156.52395982724</text:p>
          </table:table-cell>
          <table:table-cell table:formula="of:=([.$C$10]-[.C839])*[.$B$4]" office:value-type="float" office:value="54772.8931310259">
            <text:p>54772.8931310259</text:p>
          </table:table-cell>
          <table:table-cell table:formula="of:=ROUND([.D839])" office:value-type="float" office:value="54773">
            <text:p>54773</text:p>
          </table:table-cell>
          <table:table-cell table:formula="of:=([.$C$8]-([.E839]*[.$C$4]))" office:value-type="float" office:value="156.52393125">
            <text:p>156.52393125</text:p>
          </table:table-cell>
          <table:table-cell table:formula="of:=SQRT(ABS([.$D$2]^2-[.F839]^2))" office:value-type="float" office:value="124.500035927887">
            <text:p>124.500035927887</text:p>
          </table:table-cell>
          <table:table-cell table:formula="of:=ABS([.B839]-[.G839])" office:value-type="float" office:value="0.0000359278856194578">
            <text:p>0.0000359278856194578</text:p>
          </table:table-cell>
        </table:table-row>
        <table:table-row table:style-name="ro2">
          <table:table-cell table:formula="of:=[.A839]+[.A$4]" office:value-type="float" office:value="249.300000000004">
            <text:p>249.300000000004</text:p>
          </table:table-cell>
          <table:table-cell table:formula="of:=[.A840]/2" office:value-type="float" office:value="124.650000000002">
            <text:p>124.650000000002</text:p>
          </table:table-cell>
          <table:table-cell table:formula="of:=SQRT(ABS([.$D$2]^2-[.B840]^2))" office:value-type="float" office:value="156.404531583965">
            <text:p>156.404531583965</text:p>
          </table:table-cell>
          <table:table-cell table:formula="of:=([.$C$10]-[.C840])*[.$B$4]" office:value-type="float" office:value="54923.3539099553">
            <text:p>54923.3539099553</text:p>
          </table:table-cell>
          <table:table-cell table:formula="of:=ROUND([.D840])" office:value-type="float" office:value="54923">
            <text:p>54923</text:p>
          </table:table-cell>
          <table:table-cell table:formula="of:=([.$C$8]-([.E840]*[.$C$4]))" office:value-type="float" office:value="156.40486875">
            <text:p>156.40486875</text:p>
          </table:table-cell>
          <table:table-cell table:formula="of:=SQRT(ABS([.$D$2]^2-[.F840]^2))" office:value-type="float" office:value="124.649576939897">
            <text:p>124.649576939897</text:p>
          </table:table-cell>
          <table:table-cell table:formula="of:=ABS([.B840]-[.G840])" office:value-type="float" office:value="0.00042306010497839">
            <text:p>0.00042306010497839</text:p>
          </table:table-cell>
        </table:table-row>
        <table:table-row table:style-name="ro2">
          <table:table-cell table:formula="of:=[.A840]+[.A$4]" office:value-type="float" office:value="249.600000000004">
            <text:p>249.600000000004</text:p>
          </table:table-cell>
          <table:table-cell table:formula="of:=[.A841]/2" office:value-type="float" office:value="124.800000000002">
            <text:p>124.800000000002</text:p>
          </table:table-cell>
          <table:table-cell table:formula="of:=SQRT(ABS([.$D$2]^2-[.B841]^2))" office:value-type="float" office:value="156.284868109486">
            <text:p>156.284868109486</text:p>
          </table:table-cell>
          <table:table-cell table:formula="of:=([.$C$10]-[.C841])*[.$B$4]" office:value-type="float" office:value="55074.1110431569">
            <text:p>55074.1110431569</text:p>
          </table:table-cell>
          <table:table-cell table:formula="of:=ROUND([.D841])" office:value-type="float" office:value="55074">
            <text:p>55074</text:p>
          </table:table-cell>
          <table:table-cell table:formula="of:=([.$C$8]-([.E841]*[.$C$4]))" office:value-type="float" office:value="156.2850125">
            <text:p>156.2850125</text:p>
          </table:table-cell>
          <table:table-cell table:formula="of:=SQRT(ABS([.$D$2]^2-[.F841]^2))" office:value-type="float" office:value="124.79981918206">
            <text:p>124.79981918206</text:p>
          </table:table-cell>
          <table:table-cell table:formula="of:=ABS([.B841]-[.G841])" office:value-type="float" office:value="0.000180817941981104">
            <text:p>0.000180817941981104</text:p>
          </table:table-cell>
        </table:table-row>
        <table:table-row table:style-name="ro2">
          <table:table-cell table:formula="of:=[.A841]+[.A$4]" office:value-type="float" office:value="249.900000000004">
            <text:p>249.900000000004</text:p>
          </table:table-cell>
          <table:table-cell table:formula="of:=[.A842]/2" office:value-type="float" office:value="124.950000000002">
            <text:p>124.950000000002</text:p>
          </table:table-cell>
          <table:table-cell table:formula="of:=SQRT(ABS([.$D$2]^2-[.B842]^2))" office:value-type="float" office:value="156.164968863057">
            <text:p>156.164968863057</text:p>
          </table:table-cell>
          <table:table-cell table:formula="of:=([.$C$10]-[.C842])*[.$B$4]" office:value-type="float" office:value="55225.1652118869">
            <text:p>55225.1652118869</text:p>
          </table:table-cell>
          <table:table-cell table:formula="of:=ROUND([.D842])" office:value-type="float" office:value="55225">
            <text:p>55225</text:p>
          </table:table-cell>
          <table:table-cell table:formula="of:=([.$C$8]-([.E842]*[.$C$4]))" office:value-type="float" office:value="156.16515625">
            <text:p>156.16515625</text:p>
          </table:table-cell>
          <table:table-cell table:formula="of:=SQRT(ABS([.$D$2]^2-[.F842]^2))" office:value-type="float" office:value="124.949765799753">
            <text:p>124.949765799753</text:p>
          </table:table-cell>
          <table:table-cell table:formula="of:=ABS([.B842]-[.G842])" office:value-type="float" office:value="0.000234200249025207">
            <text:p>0.000234200249025207</text:p>
          </table:table-cell>
        </table:table-row>
        <table:table-row table:style-name="ro2">
          <table:table-cell table:formula="of:=[.A842]+[.A$4]" office:value-type="float" office:value="250.200000000004">
            <text:p>250.200000000004</text:p>
          </table:table-cell>
          <table:table-cell table:formula="of:=[.A843]/2" office:value-type="float" office:value="125.100000000002">
            <text:p>125.100000000002</text:p>
          </table:table-cell>
          <table:table-cell table:formula="of:=SQRT(ABS([.$D$2]^2-[.B843]^2))" office:value-type="float" office:value="156.044833301201">
            <text:p>156.044833301201</text:p>
          </table:table-cell>
          <table:table-cell table:formula="of:=([.$C$10]-[.C843])*[.$B$4]" office:value-type="float" office:value="55376.5171008395">
            <text:p>55376.5171008395</text:p>
          </table:table-cell>
          <table:table-cell table:formula="of:=ROUND([.D843])" office:value-type="float" office:value="55377">
            <text:p>55377</text:p>
          </table:table-cell>
          <table:table-cell table:formula="of:=([.$C$8]-([.E843]*[.$C$4]))" office:value-type="float" office:value="156.04450625">
            <text:p>156.04450625</text:p>
          </table:table-cell>
          <table:table-cell table:formula="of:=SQRT(ABS([.$D$2]^2-[.F843]^2))" office:value-type="float" office:value="125.100407949749">
            <text:p>125.100407949749</text:p>
          </table:table-cell>
          <table:table-cell table:formula="of:=ABS([.B843]-[.G843])" office:value-type="float" office:value="0.00040794974745495">
            <text:p>0.00040794974745495</text:p>
          </table:table-cell>
        </table:table-row>
        <table:table-row table:style-name="ro2">
          <table:table-cell table:formula="of:=[.A843]+[.A$4]" office:value-type="float" office:value="250.500000000004">
            <text:p>250.500000000004</text:p>
          </table:table-cell>
          <table:table-cell table:formula="of:=[.A844]/2" office:value-type="float" office:value="125.250000000002">
            <text:p>125.250000000002</text:p>
          </table:table-cell>
          <table:table-cell table:formula="of:=SQRT(ABS([.$D$2]^2-[.B844]^2))" office:value-type="float" office:value="155.924460877694">
            <text:p>155.924460877694</text:p>
          </table:table-cell>
          <table:table-cell table:formula="of:=([.$C$10]-[.C844])*[.$B$4]" office:value-type="float" office:value="55528.1673981708">
            <text:p>55528.1673981708</text:p>
          </table:table-cell>
          <table:table-cell table:formula="of:=ROUND([.D844])" office:value-type="float" office:value="55528">
            <text:p>55528</text:p>
          </table:table-cell>
          <table:table-cell table:formula="of:=([.$C$8]-([.E844]*[.$C$4]))" office:value-type="float" office:value="155.92465">
            <text:p>155.92465</text:p>
          </table:table-cell>
          <table:table-cell table:formula="of:=SQRT(ABS([.$D$2]^2-[.F844]^2))" office:value-type="float" office:value="125.249764560168">
            <text:p>125.249764560168</text:p>
          </table:table-cell>
          <table:table-cell table:formula="of:=ABS([.B844]-[.G844])" office:value-type="float" office:value="0.000235439833929263">
            <text:p>0.000235439833929263</text:p>
          </table:table-cell>
        </table:table-row>
        <table:table-row table:style-name="ro2">
          <table:table-cell table:formula="of:=[.A844]+[.A$4]" office:value-type="float" office:value="250.800000000004">
            <text:p>250.800000000004</text:p>
          </table:table-cell>
          <table:table-cell table:formula="of:=[.A845]/2" office:value-type="float" office:value="125.400000000002">
            <text:p>125.400000000002</text:p>
          </table:table-cell>
          <table:table-cell table:formula="of:=SQRT(ABS([.$D$2]^2-[.B845]^2))" office:value-type="float" office:value="155.803851043546">
            <text:p>155.803851043546</text:p>
          </table:table-cell>
          <table:table-cell table:formula="of:=([.$C$10]-[.C845])*[.$B$4]" office:value-type="float" office:value="55680.1167955224">
            <text:p>55680.1167955224</text:p>
          </table:table-cell>
          <table:table-cell table:formula="of:=ROUND([.D845])" office:value-type="float" office:value="55680">
            <text:p>55680</text:p>
          </table:table-cell>
          <table:table-cell table:formula="of:=([.$C$8]-([.E845]*[.$C$4]))" office:value-type="float" office:value="155.804">
            <text:p>155.804</text:p>
          </table:table-cell>
          <table:table-cell table:formula="of:=SQRT(ABS([.$D$2]^2-[.F845]^2))" office:value-type="float" office:value="125.399814928093">
            <text:p>125.399814928093</text:p>
          </table:table-cell>
          <table:table-cell table:formula="of:=ABS([.B845]-[.G845])" office:value-type="float" office:value="0.00018507190880257">
            <text:p>0.00018507190880257</text:p>
          </table:table-cell>
        </table:table-row>
        <table:table-row table:style-name="ro2">
          <table:table-cell table:formula="of:=[.A845]+[.A$4]" office:value-type="float" office:value="251.100000000004">
            <text:p>251.100000000004</text:p>
          </table:table-cell>
          <table:table-cell table:formula="of:=[.A846]/2" office:value-type="float" office:value="125.550000000002">
            <text:p>125.550000000002</text:p>
          </table:table-cell>
          <table:table-cell table:formula="of:=SQRT(ABS([.$D$2]^2-[.B846]^2))" office:value-type="float" office:value="155.683003246981">
            <text:p>155.683003246981</text:p>
          </table:table-cell>
          <table:table-cell table:formula="of:=([.$C$10]-[.C846])*[.$B$4]" office:value-type="float" office:value="55832.3659880454">
            <text:p>55832.3659880454</text:p>
          </table:table-cell>
          <table:table-cell table:formula="of:=ROUND([.D846])" office:value-type="float" office:value="55832">
            <text:p>55832</text:p>
          </table:table-cell>
          <table:table-cell table:formula="of:=([.$C$8]-([.E846]*[.$C$4]))" office:value-type="float" office:value="155.68335">
            <text:p>155.68335</text:p>
          </table:table-cell>
          <table:table-cell table:formula="of:=SQRT(ABS([.$D$2]^2-[.F846]^2))" office:value-type="float" office:value="125.549570022272">
            <text:p>125.549570022272</text:p>
          </table:table-cell>
          <table:table-cell table:formula="of:=ABS([.B846]-[.G846])" office:value-type="float" office:value="0.000429977729439202">
            <text:p>0.000429977729439202</text:p>
          </table:table-cell>
        </table:table-row>
        <table:table-row table:style-name="ro2">
          <table:table-cell table:formula="of:=[.A846]+[.A$4]" office:value-type="float" office:value="251.400000000004">
            <text:p>251.400000000004</text:p>
          </table:table-cell>
          <table:table-cell table:formula="of:=[.A847]/2" office:value-type="float" office:value="125.700000000002">
            <text:p>125.700000000002</text:p>
          </table:table-cell>
          <table:table-cell table:formula="of:=SQRT(ABS([.$D$2]^2-[.B847]^2))" office:value-type="float" office:value="155.561916933418">
            <text:p>155.561916933418</text:p>
          </table:table-cell>
          <table:table-cell table:formula="of:=([.$C$10]-[.C847])*[.$B$4]" office:value-type="float" office:value="55984.9156744245">
            <text:p>55984.9156744245</text:p>
          </table:table-cell>
          <table:table-cell table:formula="of:=ROUND([.D847])" office:value-type="float" office:value="55985">
            <text:p>55985</text:p>
          </table:table-cell>
          <table:table-cell table:formula="of:=([.$C$8]-([.E847]*[.$C$4]))" office:value-type="float" office:value="155.56190625">
            <text:p>155.56190625</text:p>
          </table:table-cell>
          <table:table-cell table:formula="of:=SQRT(ABS([.$D$2]^2-[.F847]^2))" office:value-type="float" office:value="125.700013221424">
            <text:p>125.700013221424</text:p>
          </table:table-cell>
          <table:table-cell table:formula="of:=ABS([.B847]-[.G847])" office:value-type="float" office:value="0.0000132214222645644">
            <text:p>0.0000132214222645644</text:p>
          </table:table-cell>
        </table:table-row>
        <table:table-row table:style-name="ro2">
          <table:table-cell table:formula="of:=[.A847]+[.A$4]" office:value-type="float" office:value="251.700000000004">
            <text:p>251.700000000004</text:p>
          </table:table-cell>
          <table:table-cell table:formula="of:=[.A848]/2" office:value-type="float" office:value="125.850000000002">
            <text:p>125.850000000002</text:p>
          </table:table-cell>
          <table:table-cell table:formula="of:=SQRT(ABS([.$D$2]^2-[.B848]^2))" office:value-type="float" office:value="155.44059154545">
            <text:p>155.44059154545</text:p>
          </table:table-cell>
          <table:table-cell table:formula="of:=([.$C$10]-[.C848])*[.$B$4]" office:value-type="float" office:value="56137.7665569031">
            <text:p>56137.7665569031</text:p>
          </table:table-cell>
          <table:table-cell table:formula="of:=ROUND([.D848])" office:value-type="float" office:value="56138">
            <text:p>56138</text:p>
          </table:table-cell>
          <table:table-cell table:formula="of:=([.$C$8]-([.E848]*[.$C$4]))" office:value-type="float" office:value="155.4404625">
            <text:p>155.4404625</text:p>
          </table:table-cell>
          <table:table-cell table:formula="of:=SQRT(ABS([.$D$2]^2-[.F848]^2))" office:value-type="float" office:value="125.85015938721">
            <text:p>125.85015938721</text:p>
          </table:table-cell>
          <table:table-cell table:formula="of:=ABS([.B848]-[.G848])" office:value-type="float" office:value="0.000159387207816053">
            <text:p>0.000159387207816053</text:p>
          </table:table-cell>
        </table:table-row>
        <table:table-row table:style-name="ro2">
          <table:table-cell table:formula="of:=[.A848]+[.A$4]" office:value-type="float" office:value="252.000000000004">
            <text:p>252.000000000004</text:p>
          </table:table-cell>
          <table:table-cell table:formula="of:=[.A849]/2" office:value-type="float" office:value="126.000000000002">
            <text:p>126.000000000002</text:p>
          </table:table-cell>
          <table:table-cell table:formula="of:=SQRT(ABS([.$D$2]^2-[.B849]^2))" office:value-type="float" office:value="155.31902652283">
            <text:p>155.31902652283</text:p>
          </table:table-cell>
          <table:table-cell table:formula="of:=([.$C$10]-[.C849])*[.$B$4]" office:value-type="float" office:value="56290.9193413068">
            <text:p>56290.9193413068</text:p>
          </table:table-cell>
          <table:table-cell table:formula="of:=ROUND([.D849])" office:value-type="float" office:value="56291">
            <text:p>56291</text:p>
          </table:table-cell>
          <table:table-cell table:formula="of:=([.$C$8]-([.E849]*[.$C$4]))" office:value-type="float" office:value="155.31901875">
            <text:p>155.31901875</text:p>
          </table:table-cell>
          <table:table-cell table:formula="of:=SQRT(ABS([.$D$2]^2-[.F849]^2))" office:value-type="float" office:value="126.000009581496">
            <text:p>126.000009581496</text:p>
          </table:table-cell>
          <table:table-cell table:formula="of:=ABS([.B849]-[.G849])" office:value-type="float" office:value="0.00000958149433927247">
            <text:p>0.00000958149433927247</text:p>
          </table:table-cell>
        </table:table-row>
        <table:table-row table:style-name="ro2">
          <table:table-cell table:formula="of:=[.A849]+[.A$4]" office:value-type="float" office:value="252.300000000004">
            <text:p>252.300000000004</text:p>
          </table:table-cell>
          <table:table-cell table:formula="of:=[.A850]/2" office:value-type="float" office:value="126.150000000002">
            <text:p>126.150000000002</text:p>
          </table:table-cell>
          <table:table-cell table:formula="of:=SQRT(ABS([.$D$2]^2-[.B850]^2))" office:value-type="float" office:value="155.197221302443">
            <text:p>155.197221302443</text:p>
          </table:table-cell>
          <table:table-cell table:formula="of:=([.$C$10]-[.C850])*[.$B$4]" office:value-type="float" office:value="56444.3747370695">
            <text:p>56444.3747370695</text:p>
          </table:table-cell>
          <table:table-cell table:formula="of:=ROUND([.D850])" office:value-type="float" office:value="56444">
            <text:p>56444</text:p>
          </table:table-cell>
          <table:table-cell table:formula="of:=([.$C$8]-([.E850]*[.$C$4]))" office:value-type="float" office:value="155.197575">
            <text:p>155.197575</text:p>
          </table:table-cell>
          <table:table-cell table:formula="of:=SQRT(ABS([.$D$2]^2-[.F850]^2))" office:value-type="float" office:value="126.149564859017">
            <text:p>126.149564859017</text:p>
          </table:table-cell>
          <table:table-cell table:formula="of:=ABS([.B850]-[.G850])" office:value-type="float" office:value="0.000435140984777149">
            <text:p>0.000435140984777149</text:p>
          </table:table-cell>
        </table:table-row>
        <table:table-row table:style-name="ro2">
          <table:table-cell table:formula="of:=[.A850]+[.A$4]" office:value-type="float" office:value="252.600000000004">
            <text:p>252.600000000004</text:p>
          </table:table-cell>
          <table:table-cell table:formula="of:=[.A851]/2" office:value-type="float" office:value="126.300000000002">
            <text:p>126.300000000002</text:p>
          </table:table-cell>
          <table:table-cell table:formula="of:=SQRT(ABS([.$D$2]^2-[.B851]^2))" office:value-type="float" office:value="155.075175318294">
            <text:p>155.075175318294</text:p>
          </table:table-cell>
          <table:table-cell table:formula="of:=([.$C$10]-[.C851])*[.$B$4]" office:value-type="float" office:value="56598.1334572579">
            <text:p>56598.1334572579</text:p>
          </table:table-cell>
          <table:table-cell table:formula="of:=ROUND([.D851])" office:value-type="float" office:value="56598">
            <text:p>56598</text:p>
          </table:table-cell>
          <table:table-cell table:formula="of:=([.$C$8]-([.E851]*[.$C$4]))" office:value-type="float" office:value="155.0753375">
            <text:p>155.0753375</text:p>
          </table:table-cell>
          <table:table-cell table:formula="of:=SQRT(ABS([.$D$2]^2-[.F851]^2))" office:value-type="float" office:value="126.29980086786">
            <text:p>126.29980086786</text:p>
          </table:table-cell>
          <table:table-cell table:formula="of:=ABS([.B851]-[.G851])" office:value-type="float" office:value="0.000199132141901259">
            <text:p>0.000199132141901259</text:p>
          </table:table-cell>
        </table:table-row>
        <table:table-row table:style-name="ro2">
          <table:table-cell table:formula="of:=[.A851]+[.A$4]" office:value-type="float" office:value="252.900000000004">
            <text:p>252.900000000004</text:p>
          </table:table-cell>
          <table:table-cell table:formula="of:=[.A852]/2" office:value-type="float" office:value="126.450000000002">
            <text:p>126.450000000002</text:p>
          </table:table-cell>
          <table:table-cell table:formula="of:=SQRT(ABS([.$D$2]^2-[.B852]^2))" office:value-type="float" office:value="154.952888001481">
            <text:p>154.952888001481</text:p>
          </table:table-cell>
          <table:table-cell table:formula="of:=([.$C$10]-[.C852])*[.$B$4]" office:value-type="float" office:value="56752.1962185967">
            <text:p>56752.1962185967</text:p>
          </table:table-cell>
          <table:table-cell table:formula="of:=ROUND([.D852])" office:value-type="float" office:value="56752">
            <text:p>56752</text:p>
          </table:table-cell>
          <table:table-cell table:formula="of:=([.$C$8]-([.E852]*[.$C$4]))" office:value-type="float" office:value="154.9531">
            <text:p>154.9531</text:p>
          </table:table-cell>
          <table:table-cell table:formula="of:=SQRT(ABS([.$D$2]^2-[.F852]^2))" office:value-type="float" office:value="126.449740214798">
            <text:p>126.449740214798</text:p>
          </table:table-cell>
          <table:table-cell table:formula="of:=ABS([.B852]-[.G852])" office:value-type="float" office:value="0.000259785203567731">
            <text:p>0.000259785203567731</text:p>
          </table:table-cell>
        </table:table-row>
        <table:table-row table:style-name="ro2">
          <table:table-cell table:formula="of:=[.A852]+[.A$4]" office:value-type="float" office:value="253.200000000004">
            <text:p>253.200000000004</text:p>
          </table:table-cell>
          <table:table-cell table:formula="of:=[.A853]/2" office:value-type="float" office:value="126.600000000002">
            <text:p>126.600000000002</text:p>
          </table:table-cell>
          <table:table-cell table:formula="of:=SQRT(ABS([.$D$2]^2-[.B853]^2))" office:value-type="float" office:value="154.830358780181">
            <text:p>154.830358780181</text:p>
          </table:table-cell>
          <table:table-cell table:formula="of:=([.$C$10]-[.C853])*[.$B$4]" office:value-type="float" office:value="56906.5637414945">
            <text:p>56906.5637414945</text:p>
          </table:table-cell>
          <table:table-cell table:formula="of:=ROUND([.D853])" office:value-type="float" office:value="56907">
            <text:p>56907</text:p>
          </table:table-cell>
          <table:table-cell table:formula="of:=([.$C$8]-([.E853]*[.$C$4]))" office:value-type="float" office:value="154.83006875">
            <text:p>154.83006875</text:p>
          </table:table-cell>
          <table:table-cell table:formula="of:=SQRT(ABS([.$D$2]^2-[.F853]^2))" office:value-type="float" office:value="126.600354702782">
            <text:p>126.600354702782</text:p>
          </table:table-cell>
          <table:table-cell table:formula="of:=ABS([.B853]-[.G853])" office:value-type="float" office:value="0.000354702780271054">
            <text:p>0.000354702780271054</text:p>
          </table:table-cell>
        </table:table-row>
        <table:table-row table:style-name="ro2">
          <table:table-cell table:formula="of:=[.A853]+[.A$4]" office:value-type="float" office:value="253.500000000004">
            <text:p>253.500000000004</text:p>
          </table:table-cell>
          <table:table-cell table:formula="of:=[.A854]/2" office:value-type="float" office:value="126.750000000002">
            <text:p>126.750000000002</text:p>
          </table:table-cell>
          <table:table-cell table:formula="of:=SQRT(ABS([.$D$2]^2-[.B854]^2))" office:value-type="float" office:value="154.707587079624">
            <text:p>154.707587079624</text:p>
          </table:table-cell>
          <table:table-cell table:formula="of:=([.$C$10]-[.C854])*[.$B$4]" office:value-type="float" office:value="57061.2367500698">
            <text:p>57061.2367500698</text:p>
          </table:table-cell>
          <table:table-cell table:formula="of:=ROUND([.D854])" office:value-type="float" office:value="57061">
            <text:p>57061</text:p>
          </table:table-cell>
          <table:table-cell table:formula="of:=([.$C$8]-([.E854]*[.$C$4]))" office:value-type="float" office:value="154.70783125">
            <text:p>154.70783125</text:p>
          </table:table-cell>
          <table:table-cell table:formula="of:=SQRT(ABS([.$D$2]^2-[.F854]^2))" office:value-type="float" office:value="126.749701971727">
            <text:p>126.749701971727</text:p>
          </table:table-cell>
          <table:table-cell table:formula="of:=ABS([.B854]-[.G854])" office:value-type="float" office:value="0.000298028275310003">
            <text:p>0.000298028275310003</text:p>
          </table:table-cell>
        </table:table-row>
        <table:table-row table:style-name="ro2">
          <table:table-cell table:formula="of:=[.A854]+[.A$4]" office:value-type="float" office:value="253.800000000004">
            <text:p>253.800000000004</text:p>
          </table:table-cell>
          <table:table-cell table:formula="of:=[.A855]/2" office:value-type="float" office:value="126.900000000002">
            <text:p>126.900000000002</text:p>
          </table:table-cell>
          <table:table-cell table:formula="of:=SQRT(ABS([.$D$2]^2-[.B855]^2))" office:value-type="float" office:value="154.584572322077">
            <text:p>154.584572322077</text:p>
          </table:table-cell>
          <table:table-cell table:formula="of:=([.$C$10]-[.C855])*[.$B$4]" office:value-type="float" office:value="57216.2159721763">
            <text:p>57216.2159721763</text:p>
          </table:table-cell>
          <table:table-cell table:formula="of:=ROUND([.D855])" office:value-type="float" office:value="57216">
            <text:p>57216</text:p>
          </table:table-cell>
          <table:table-cell table:formula="of:=([.$C$8]-([.E855]*[.$C$4]))" office:value-type="float" office:value="154.5848">
            <text:p>154.5848</text:p>
          </table:table-cell>
          <table:table-cell table:formula="of:=SQRT(ABS([.$D$2]^2-[.F855]^2))" office:value-type="float" office:value="126.899722651234">
            <text:p>126.899722651234</text:p>
          </table:table-cell>
          <table:table-cell table:formula="of:=ABS([.B855]-[.G855])" office:value-type="float" office:value="0.000277348768392471">
            <text:p>0.000277348768392471</text:p>
          </table:table-cell>
        </table:table-row>
        <table:table-row table:style-name="ro2">
          <table:table-cell table:formula="of:=[.A855]+[.A$4]" office:value-type="float" office:value="254.100000000004">
            <text:p>254.100000000004</text:p>
          </table:table-cell>
          <table:table-cell table:formula="of:=[.A856]/2" office:value-type="float" office:value="127.050000000002">
            <text:p>127.050000000002</text:p>
          </table:table-cell>
          <table:table-cell table:formula="of:=SQRT(ABS([.$D$2]^2-[.B856]^2))" office:value-type="float" office:value="154.46131392682">
            <text:p>154.46131392682</text:p>
          </table:table-cell>
          <table:table-cell table:formula="of:=([.$C$10]-[.C856])*[.$B$4]" office:value-type="float" office:value="57371.50213943">
            <text:p>57371.50213943</text:p>
          </table:table-cell>
          <table:table-cell table:formula="of:=ROUND([.D856])" office:value-type="float" office:value="57372">
            <text:p>57372</text:p>
          </table:table-cell>
          <table:table-cell table:formula="of:=([.$C$8]-([.E856]*[.$C$4]))" office:value-type="float" office:value="154.460975">
            <text:p>154.460975</text:p>
          </table:table-cell>
          <table:table-cell table:formula="of:=SQRT(ABS([.$D$2]^2-[.F856]^2))" office:value-type="float" office:value="127.0504120499">
            <text:p>127.0504120499</text:p>
          </table:table-cell>
          <table:table-cell table:formula="of:=ABS([.B856]-[.G856])" office:value-type="float" office:value="0.000412049898017131">
            <text:p>0.000412049898017131</text:p>
          </table:table-cell>
        </table:table-row>
        <table:table-row table:style-name="ro2">
          <table:table-cell table:formula="of:=[.A856]+[.A$4]" office:value-type="float" office:value="254.400000000004">
            <text:p>254.400000000004</text:p>
          </table:table-cell>
          <table:table-cell table:formula="of:=[.A857]/2" office:value-type="float" office:value="127.200000000002">
            <text:p>127.200000000002</text:p>
          </table:table-cell>
          <table:table-cell table:formula="of:=SQRT(ABS([.$D$2]^2-[.B857]^2))" office:value-type="float" office:value="154.337811310124">
            <text:p>154.337811310124</text:p>
          </table:table-cell>
          <table:table-cell table:formula="of:=([.$C$10]-[.C857])*[.$B$4]" office:value-type="float" office:value="57527.0959872351">
            <text:p>57527.0959872351</text:p>
          </table:table-cell>
          <table:table-cell table:formula="of:=ROUND([.D857])" office:value-type="float" office:value="57527">
            <text:p>57527</text:p>
          </table:table-cell>
          <table:table-cell table:formula="of:=([.$C$8]-([.E857]*[.$C$4]))" office:value-type="float" office:value="154.33794375">
            <text:p>154.33794375</text:p>
          </table:table-cell>
          <table:table-cell table:formula="of:=SQRT(ABS([.$D$2]^2-[.F857]^2))" office:value-type="float" office:value="127.19983930423">
            <text:p>127.19983930423</text:p>
          </table:table-cell>
          <table:table-cell table:formula="of:=ABS([.B857]-[.G857])" office:value-type="float" office:value="0.000160695772351005">
            <text:p>0.000160695772351005</text:p>
          </table:table-cell>
        </table:table-row>
        <table:table-row table:style-name="ro2">
          <table:table-cell table:formula="of:=[.A857]+[.A$4]" office:value-type="float" office:value="254.700000000004">
            <text:p>254.700000000004</text:p>
          </table:table-cell>
          <table:table-cell table:formula="of:=[.A858]/2" office:value-type="float" office:value="127.350000000002">
            <text:p>127.350000000002</text:p>
          </table:table-cell>
          <table:table-cell table:formula="of:=SQRT(ABS([.$D$2]^2-[.B858]^2))" office:value-type="float" office:value="154.214063885236">
            <text:p>154.214063885236</text:p>
          </table:table-cell>
          <table:table-cell table:formula="of:=([.$C$10]-[.C858])*[.$B$4]" office:value-type="float" office:value="57682.9982548115">
            <text:p>57682.9982548115</text:p>
          </table:table-cell>
          <table:table-cell table:formula="of:=ROUND([.D858])" office:value-type="float" office:value="57683">
            <text:p>57683</text:p>
          </table:table-cell>
          <table:table-cell table:formula="of:=([.$C$8]-([.E858]*[.$C$4]))" office:value-type="float" office:value="154.21411875">
            <text:p>154.21411875</text:p>
          </table:table-cell>
          <table:table-cell table:formula="of:=SQRT(ABS([.$D$2]^2-[.F858]^2))" office:value-type="float" office:value="127.349933561667">
            <text:p>127.349933561667</text:p>
          </table:table-cell>
          <table:table-cell table:formula="of:=ABS([.B858]-[.G858])" office:value-type="float" office:value="0.0000664383353807807">
            <text:p>0.0000664383353807807</text:p>
          </table:table-cell>
        </table:table-row>
        <table:table-row table:style-name="ro2">
          <table:table-cell table:formula="of:=[.A858]+[.A$4]" office:value-type="float" office:value="255.000000000004">
            <text:p>255.000000000004</text:p>
          </table:table-cell>
          <table:table-cell table:formula="of:=[.A859]/2" office:value-type="float" office:value="127.500000000002">
            <text:p>127.500000000002</text:p>
          </table:table-cell>
          <table:table-cell table:formula="of:=SQRT(ABS([.$D$2]^2-[.B859]^2))" office:value-type="float" office:value="154.090071062348">
            <text:p>154.090071062348</text:p>
          </table:table-cell>
          <table:table-cell table:formula="of:=([.$C$10]-[.C859])*[.$B$4]" office:value-type="float" office:value="57839.2096852207">
            <text:p>57839.2096852207</text:p>
          </table:table-cell>
          <table:table-cell table:formula="of:=ROUND([.D859])" office:value-type="float" office:value="57839">
            <text:p>57839</text:p>
          </table:table-cell>
          <table:table-cell table:formula="of:=([.$C$8]-([.E859]*[.$C$4]))" office:value-type="float" office:value="154.09029375">
            <text:p>154.09029375</text:p>
          </table:table-cell>
          <table:table-cell table:formula="of:=SQRT(ABS([.$D$2]^2-[.F859]^2))" office:value-type="float" office:value="127.499730870456">
            <text:p>127.499730870456</text:p>
          </table:table-cell>
          <table:table-cell table:formula="of:=ABS([.B859]-[.G859])" office:value-type="float" office:value="0.000269129545969804">
            <text:p>0.000269129545969804</text:p>
          </table:table-cell>
        </table:table-row>
        <table:table-row table:style-name="ro2">
          <table:table-cell table:formula="of:=[.A859]+[.A$4]" office:value-type="float" office:value="255.300000000004">
            <text:p>255.300000000004</text:p>
          </table:table-cell>
          <table:table-cell table:formula="of:=[.A860]/2" office:value-type="float" office:value="127.650000000002">
            <text:p>127.650000000002</text:p>
          </table:table-cell>
          <table:table-cell table:formula="of:=SQRT(ABS([.$D$2]^2-[.B860]^2))" office:value-type="float" office:value="153.965832248585">
            <text:p>153.965832248585</text:p>
          </table:table-cell>
          <table:table-cell table:formula="of:=([.$C$10]-[.C860])*[.$B$4]" office:value-type="float" office:value="57995.7310253945">
            <text:p>57995.7310253945</text:p>
          </table:table-cell>
          <table:table-cell table:formula="of:=ROUND([.D860])" office:value-type="float" office:value="57996">
            <text:p>57996</text:p>
          </table:table-cell>
          <table:table-cell table:formula="of:=([.$C$8]-([.E860]*[.$C$4]))" office:value-type="float" office:value="153.965675">
            <text:p>153.965675</text:p>
          </table:table-cell>
          <table:table-cell table:formula="of:=SQRT(ABS([.$D$2]^2-[.F860]^2))" office:value-type="float" office:value="127.650189666112">
            <text:p>127.650189666112</text:p>
          </table:table-cell>
          <table:table-cell table:formula="of:=ABS([.B860]-[.G860])" office:value-type="float" office:value="0.000189666110046005">
            <text:p>0.000189666110046005</text:p>
          </table:table-cell>
        </table:table-row>
        <table:table-row table:style-name="ro2">
          <table:table-cell table:formula="of:=[.A860]+[.A$4]" office:value-type="float" office:value="255.600000000004">
            <text:p>255.600000000004</text:p>
          </table:table-cell>
          <table:table-cell table:formula="of:=[.A861]/2" office:value-type="float" office:value="127.800000000002">
            <text:p>127.800000000002</text:p>
          </table:table-cell>
          <table:table-cell table:formula="of:=SQRT(ABS([.$D$2]^2-[.B861]^2))" office:value-type="float" office:value="153.841346847977">
            <text:p>153.841346847977</text:p>
          </table:table-cell>
          <table:table-cell table:formula="of:=([.$C$10]-[.C861])*[.$B$4]" office:value-type="float" office:value="58152.563026161">
            <text:p>58152.563026161</text:p>
          </table:table-cell>
          <table:table-cell table:formula="of:=ROUND([.D861])" office:value-type="float" office:value="58153">
            <text:p>58153</text:p>
          </table:table-cell>
          <table:table-cell table:formula="of:=([.$C$8]-([.E861]*[.$C$4]))" office:value-type="float" office:value="153.84105625">
            <text:p>153.84105625</text:p>
          </table:table-cell>
          <table:table-cell table:formula="of:=SQRT(ABS([.$D$2]^2-[.F861]^2))" office:value-type="float" office:value="127.800349811275">
            <text:p>127.800349811275</text:p>
          </table:table-cell>
          <table:table-cell table:formula="of:=ABS([.B861]-[.G861])" office:value-type="float" office:value="0.000349811273295586">
            <text:p>0.000349811273295586</text:p>
          </table:table-cell>
        </table:table-row>
        <table:table-row table:style-name="ro2">
          <table:table-cell table:formula="of:=[.A861]+[.A$4]" office:value-type="float" office:value="255.900000000004">
            <text:p>255.900000000004</text:p>
          </table:table-cell>
          <table:table-cell table:formula="of:=[.A862]/2" office:value-type="float" office:value="127.950000000002">
            <text:p>127.950000000002</text:p>
          </table:table-cell>
          <table:table-cell table:formula="of:=SQRT(ABS([.$D$2]^2-[.B862]^2))" office:value-type="float" office:value="153.716614261437">
            <text:p>153.716614261437</text:p>
          </table:table-cell>
          <table:table-cell table:formula="of:=([.$C$10]-[.C862])*[.$B$4]" office:value-type="float" office:value="58309.7064422739">
            <text:p>58309.7064422739</text:p>
          </table:table-cell>
          <table:table-cell table:formula="of:=ROUND([.D862])" office:value-type="float" office:value="58310">
            <text:p>58310</text:p>
          </table:table-cell>
          <table:table-cell table:formula="of:=([.$C$8]-([.E862]*[.$C$4]))" office:value-type="float" office:value="153.7164375">
            <text:p>153.7164375</text:p>
          </table:table-cell>
          <table:table-cell table:formula="of:=SQRT(ABS([.$D$2]^2-[.F862]^2))" office:value-type="float" office:value="127.950212357419">
            <text:p>127.950212357419</text:p>
          </table:table-cell>
          <table:table-cell table:formula="of:=ABS([.B862]-[.G862])" office:value-type="float" office:value="0.000212357416899067">
            <text:p>0.000212357416899067</text:p>
          </table:table-cell>
        </table:table-row>
        <table:table-row table:style-name="ro2">
          <table:table-cell table:formula="of:=[.A862]+[.A$4]" office:value-type="float" office:value="256.200000000004">
            <text:p>256.200000000004</text:p>
          </table:table-cell>
          <table:table-cell table:formula="of:=[.A863]/2" office:value-type="float" office:value="128.100000000002">
            <text:p>128.100000000002</text:p>
          </table:table-cell>
          <table:table-cell table:formula="of:=SQRT(ABS([.$D$2]^2-[.B863]^2))" office:value-type="float" office:value="153.591633886744">
            <text:p>153.591633886744</text:p>
          </table:table-cell>
          <table:table-cell table:formula="of:=([.$C$10]-[.C863])*[.$B$4]" office:value-type="float" office:value="58467.162032439">
            <text:p>58467.162032439</text:p>
          </table:table-cell>
          <table:table-cell table:formula="of:=ROUND([.D863])" office:value-type="float" office:value="58467">
            <text:p>58467</text:p>
          </table:table-cell>
          <table:table-cell table:formula="of:=([.$C$8]-([.E863]*[.$C$4]))" office:value-type="float" office:value="153.59181875">
            <text:p>153.59181875</text:p>
          </table:table-cell>
          <table:table-cell table:formula="of:=SQRT(ABS([.$D$2]^2-[.F863]^2))" office:value-type="float" office:value="128.099778349016">
            <text:p>128.099778349016</text:p>
          </table:table-cell>
          <table:table-cell table:formula="of:=ABS([.B863]-[.G863])" office:value-type="float" office:value="0.000221650985537281">
            <text:p>0.000221650985537281</text:p>
          </table:table-cell>
        </table:table-row>
        <table:table-row table:style-name="ro2">
          <table:table-cell table:formula="of:=[.A863]+[.A$4]" office:value-type="float" office:value="256.500000000004">
            <text:p>256.500000000004</text:p>
          </table:table-cell>
          <table:table-cell table:formula="of:=[.A864]/2" office:value-type="float" office:value="128.250000000002">
            <text:p>128.250000000002</text:p>
          </table:table-cell>
          <table:table-cell table:formula="of:=SQRT(ABS([.$D$2]^2-[.B864]^2))" office:value-type="float" office:value="153.466405118513">
            <text:p>153.466405118513</text:p>
          </table:table-cell>
          <table:table-cell table:formula="of:=([.$C$10]-[.C864])*[.$B$4]" office:value-type="float" office:value="58624.930559344">
            <text:p>58624.930559344</text:p>
          </table:table-cell>
          <table:table-cell table:formula="of:=ROUND([.D864])" office:value-type="float" office:value="58625">
            <text:p>58625</text:p>
          </table:table-cell>
          <table:table-cell table:formula="of:=([.$C$8]-([.E864]*[.$C$4]))" office:value-type="float" office:value="153.46640625">
            <text:p>153.46640625</text:p>
          </table:table-cell>
          <table:table-cell table:formula="of:=SQRT(ABS([.$D$2]^2-[.F864]^2))" office:value-type="float" office:value="128.249998646043">
            <text:p>128.249998646043</text:p>
          </table:table-cell>
          <table:table-cell table:formula="of:=ABS([.B864]-[.G864])" office:value-type="float" office:value="0.00000135395927713944">
            <text:p>0.00000135395927713944</text:p>
          </table:table-cell>
        </table:table-row>
        <table:table-row table:style-name="ro2">
          <table:table-cell table:formula="of:=[.A864]+[.A$4]" office:value-type="float" office:value="256.800000000004">
            <text:p>256.800000000004</text:p>
          </table:table-cell>
          <table:table-cell table:formula="of:=[.A865]/2" office:value-type="float" office:value="128.400000000002">
            <text:p>128.400000000002</text:p>
          </table:table-cell>
          <table:table-cell table:formula="of:=SQRT(ABS([.$D$2]^2-[.B865]^2))" office:value-type="float" office:value="153.340927348179">
            <text:p>153.340927348179</text:p>
          </table:table-cell>
          <table:table-cell table:formula="of:=([.$C$10]-[.C865])*[.$B$4]" office:value-type="float" office:value="58783.0127896859">
            <text:p>58783.0127896859</text:p>
          </table:table-cell>
          <table:table-cell table:formula="of:=ROUND([.D865])" office:value-type="float" office:value="58783">
            <text:p>58783</text:p>
          </table:table-cell>
          <table:table-cell table:formula="of:=([.$C$8]-([.E865]*[.$C$4]))" office:value-type="float" office:value="153.34099375">
            <text:p>153.34099375</text:p>
          </table:table-cell>
          <table:table-cell table:formula="of:=SQRT(ABS([.$D$2]^2-[.F865]^2))" office:value-type="float" office:value="128.399920699985">
            <text:p>128.399920699985</text:p>
          </table:table-cell>
          <table:table-cell table:formula="of:=ABS([.B865]-[.G865])" office:value-type="float" office:value="0.0000793000168926028">
            <text:p>0.0000793000168926028</text:p>
          </table:table-cell>
        </table:table-row>
        <table:table-row table:style-name="ro2">
          <table:table-cell table:formula="of:=[.A865]+[.A$4]" office:value-type="float" office:value="257.100000000004">
            <text:p>257.100000000004</text:p>
          </table:table-cell>
          <table:table-cell table:formula="of:=[.A866]/2" office:value-type="float" office:value="128.550000000002">
            <text:p>128.550000000002</text:p>
          </table:table-cell>
          <table:table-cell table:formula="of:=SQRT(ABS([.$D$2]^2-[.B866]^2))" office:value-type="float" office:value="153.215199963971">
            <text:p>153.215199963971</text:p>
          </table:table-cell>
          <table:table-cell table:formula="of:=([.$C$10]-[.C866])*[.$B$4]" office:value-type="float" office:value="58941.4094942003">
            <text:p>58941.4094942003</text:p>
          </table:table-cell>
          <table:table-cell table:formula="of:=ROUND([.D866])" office:value-type="float" office:value="58941">
            <text:p>58941</text:p>
          </table:table-cell>
          <table:table-cell table:formula="of:=([.$C$8]-([.E866]*[.$C$4]))" office:value-type="float" office:value="153.21558125">
            <text:p>153.21558125</text:p>
          </table:table-cell>
          <table:table-cell table:formula="of:=SQRT(ABS([.$D$2]^2-[.F866]^2))" office:value-type="float" office:value="128.54954555433">
            <text:p>128.54954555433</text:p>
          </table:table-cell>
          <table:table-cell table:formula="of:=ABS([.B866]-[.G866])" office:value-type="float" office:value="0.000454445672460224">
            <text:p>0.000454445672460224</text:p>
          </table:table-cell>
        </table:table-row>
        <table:table-row table:style-name="ro2">
          <table:table-cell table:formula="of:=[.A866]+[.A$4]" office:value-type="float" office:value="257.400000000004">
            <text:p>257.400000000004</text:p>
          </table:table-cell>
          <table:table-cell table:formula="of:=[.A867]/2" office:value-type="float" office:value="128.700000000002">
            <text:p>128.700000000002</text:p>
          </table:table-cell>
          <table:table-cell table:formula="of:=SQRT(ABS([.$D$2]^2-[.B867]^2))" office:value-type="float" office:value="153.089222350888">
            <text:p>153.089222350888</text:p>
          </table:table-cell>
          <table:table-cell table:formula="of:=([.$C$10]-[.C867])*[.$B$4]" office:value-type="float" office:value="59100.1214476908">
            <text:p>59100.1214476908</text:p>
          </table:table-cell>
          <table:table-cell table:formula="of:=ROUND([.D867])" office:value-type="float" office:value="59100">
            <text:p>59100</text:p>
          </table:table-cell>
          <table:table-cell table:formula="of:=([.$C$8]-([.E867]*[.$C$4]))" office:value-type="float" office:value="153.089375">
            <text:p>153.089375</text:p>
          </table:table-cell>
          <table:table-cell table:formula="of:=SQRT(ABS([.$D$2]^2-[.F867]^2))" office:value-type="float" office:value="128.699818422985">
            <text:p>128.699818422985</text:p>
          </table:table-cell>
          <table:table-cell table:formula="of:=ABS([.B867]-[.G867])" office:value-type="float" office:value="0.000181577016775236">
            <text:p>0.000181577016775236</text:p>
          </table:table-cell>
        </table:table-row>
        <table:table-row table:style-name="ro2">
          <table:table-cell table:formula="of:=[.A867]+[.A$4]" office:value-type="float" office:value="257.700000000004">
            <text:p>257.700000000004</text:p>
          </table:table-cell>
          <table:table-cell table:formula="of:=[.A868]/2" office:value-type="float" office:value="128.850000000002">
            <text:p>128.850000000002</text:p>
          </table:table-cell>
          <table:table-cell table:formula="of:=SQRT(ABS([.$D$2]^2-[.B868]^2))" office:value-type="float" office:value="152.962993890678">
            <text:p>152.962993890678</text:p>
          </table:table-cell>
          <table:table-cell table:formula="of:=([.$C$10]-[.C868])*[.$B$4]" office:value-type="float" office:value="59259.1494290576">
            <text:p>59259.1494290576</text:p>
          </table:table-cell>
          <table:table-cell table:formula="of:=ROUND([.D868])" office:value-type="float" office:value="59259">
            <text:p>59259</text:p>
          </table:table-cell>
          <table:table-cell table:formula="of:=([.$C$8]-([.E868]*[.$C$4]))" office:value-type="float" office:value="152.96316875">
            <text:p>152.96316875</text:p>
          </table:table-cell>
          <table:table-cell table:formula="of:=SQRT(ABS([.$D$2]^2-[.F868]^2))" office:value-type="float" office:value="128.849792417214">
            <text:p>128.849792417214</text:p>
          </table:table-cell>
          <table:table-cell table:formula="of:=ABS([.B868]-[.G868])" office:value-type="float" office:value="0.000207582788448235">
            <text:p>0.000207582788448235</text:p>
          </table:table-cell>
        </table:table-row>
        <table:table-row table:style-name="ro2">
          <table:table-cell table:formula="of:=[.A868]+[.A$4]" office:value-type="float" office:value="258.000000000004">
            <text:p>258.000000000004</text:p>
          </table:table-cell>
          <table:table-cell table:formula="of:=[.A869]/2" office:value-type="float" office:value="129.000000000002">
            <text:p>129.000000000002</text:p>
          </table:table-cell>
          <table:table-cell table:formula="of:=SQRT(ABS([.$D$2]^2-[.B869]^2))" office:value-type="float" office:value="152.836513961813">
            <text:p>152.836513961813</text:p>
          </table:table-cell>
          <table:table-cell table:formula="of:=([.$C$10]-[.C869])*[.$B$4]" office:value-type="float" office:value="59418.4942213279">
            <text:p>59418.4942213279</text:p>
          </table:table-cell>
          <table:table-cell table:formula="of:=ROUND([.D869])" office:value-type="float" office:value="59418">
            <text:p>59418</text:p>
          </table:table-cell>
          <table:table-cell table:formula="of:=([.$C$8]-([.E869]*[.$C$4]))" office:value-type="float" office:value="152.8369625">
            <text:p>152.8369625</text:p>
          </table:table-cell>
          <table:table-cell table:formula="of:=SQRT(ABS([.$D$2]^2-[.F869]^2))" office:value-type="float" office:value="128.999468579423">
            <text:p>128.999468579423</text:p>
          </table:table-cell>
          <table:table-cell table:formula="of:=ABS([.B869]-[.G869])" office:value-type="float" office:value="0.000531420578795405">
            <text:p>0.000531420578795405</text:p>
          </table:table-cell>
        </table:table-row>
        <table:table-row table:style-name="ro2">
          <table:table-cell table:formula="of:=[.A869]+[.A$4]" office:value-type="float" office:value="258.300000000004">
            <text:p>258.300000000004</text:p>
          </table:table-cell>
          <table:table-cell table:formula="of:=[.A870]/2" office:value-type="float" office:value="129.150000000002">
            <text:p>129.150000000002</text:p>
          </table:table-cell>
          <table:table-cell table:formula="of:=SQRT(ABS([.$D$2]^2-[.B870]^2))" office:value-type="float" office:value="152.709781939467">
            <text:p>152.709781939467</text:p>
          </table:table-cell>
          <table:table-cell table:formula="of:=([.$C$10]-[.C870])*[.$B$4]" office:value-type="float" office:value="59578.1566116855">
            <text:p>59578.1566116855</text:p>
          </table:table-cell>
          <table:table-cell table:formula="of:=ROUND([.D870])" office:value-type="float" office:value="59578">
            <text:p>59578</text:p>
          </table:table-cell>
          <table:table-cell table:formula="of:=([.$C$8]-([.E870]*[.$C$4]))" office:value-type="float" office:value="152.7099625">
            <text:p>152.7099625</text:p>
          </table:table-cell>
          <table:table-cell table:formula="of:=SQRT(ABS([.$D$2]^2-[.F870]^2))" office:value-type="float" office:value="129.14978650098">
            <text:p>129.14978650098</text:p>
          </table:table-cell>
          <table:table-cell table:formula="of:=ABS([.B870]-[.G870])" office:value-type="float" office:value="0.000213499022521546">
            <text:p>0.000213499022521546</text:p>
          </table:table-cell>
        </table:table-row>
        <table:table-row table:style-name="ro2">
          <table:table-cell table:formula="of:=[.A870]+[.A$4]" office:value-type="float" office:value="258.600000000004">
            <text:p>258.600000000004</text:p>
          </table:table-cell>
          <table:table-cell table:formula="of:=[.A871]/2" office:value-type="float" office:value="129.300000000002">
            <text:p>129.300000000002</text:p>
          </table:table-cell>
          <table:table-cell table:formula="of:=SQRT(ABS([.$D$2]^2-[.B871]^2))" office:value-type="float" office:value="152.582797195488">
            <text:p>152.582797195488</text:p>
          </table:table-cell>
          <table:table-cell table:formula="of:=([.$C$10]-[.C871])*[.$B$4]" office:value-type="float" office:value="59738.137391501">
            <text:p>59738.137391501</text:p>
          </table:table-cell>
          <table:table-cell table:formula="of:=ROUND([.D871])" office:value-type="float" office:value="59738">
            <text:p>59738</text:p>
          </table:table-cell>
          <table:table-cell table:formula="of:=([.$C$8]-([.E871]*[.$C$4]))" office:value-type="float" office:value="152.5829625">
            <text:p>152.5829625</text:p>
          </table:table-cell>
          <table:table-cell table:formula="of:=SQRT(ABS([.$D$2]^2-[.F871]^2))" office:value-type="float" office:value="129.299804929178">
            <text:p>129.299804929178</text:p>
          </table:table-cell>
          <table:table-cell table:formula="of:=ABS([.B871]-[.G871])" office:value-type="float" office:value="0.000195070823622245">
            <text:p>0.000195070823622245</text:p>
          </table:table-cell>
        </table:table-row>
        <table:table-row table:style-name="ro2">
          <table:table-cell table:formula="of:=[.A871]+[.A$4]" office:value-type="float" office:value="258.900000000004">
            <text:p>258.900000000004</text:p>
          </table:table-cell>
          <table:table-cell table:formula="of:=[.A872]/2" office:value-type="float" office:value="129.450000000002">
            <text:p>129.450000000002</text:p>
          </table:table-cell>
          <table:table-cell table:formula="of:=SQRT(ABS([.$D$2]^2-[.B872]^2))" office:value-type="float" office:value="152.455559098379">
            <text:p>152.455559098379</text:p>
          </table:table-cell>
          <table:table-cell table:formula="of:=([.$C$10]-[.C872])*[.$B$4]" office:value-type="float" office:value="59898.4373563624">
            <text:p>59898.4373563624</text:p>
          </table:table-cell>
          <table:table-cell table:formula="of:=ROUND([.D872])" office:value-type="float" office:value="59898">
            <text:p>59898</text:p>
          </table:table-cell>
          <table:table-cell table:formula="of:=([.$C$8]-([.E872]*[.$C$4]))" office:value-type="float" office:value="152.4559625">
            <text:p>152.4559625</text:p>
          </table:table-cell>
          <table:table-cell table:formula="of:=SQRT(ABS([.$D$2]^2-[.F872]^2))" office:value-type="float" office:value="129.449524905264">
            <text:p>129.449524905264</text:p>
          </table:table-cell>
          <table:table-cell table:formula="of:=ABS([.B872]-[.G872])" office:value-type="float" office:value="0.000475094737907966">
            <text:p>0.000475094737907966</text:p>
          </table:table-cell>
        </table:table-row>
        <table:table-row table:style-name="ro2">
          <table:table-cell table:formula="of:=[.A872]+[.A$4]" office:value-type="float" office:value="259.200000000004">
            <text:p>259.200000000004</text:p>
          </table:table-cell>
          <table:table-cell table:formula="of:=[.A873]/2" office:value-type="float" office:value="129.600000000002">
            <text:p>129.600000000002</text:p>
          </table:table-cell>
          <table:table-cell table:formula="of:=SQRT(ABS([.$D$2]^2-[.B873]^2))" office:value-type="float" office:value="152.328067013271">
            <text:p>152.328067013271</text:p>
          </table:table-cell>
          <table:table-cell table:formula="of:=([.$C$10]-[.C873])*[.$B$4]" office:value-type="float" office:value="60059.0573061058">
            <text:p>60059.0573061058</text:p>
          </table:table-cell>
          <table:table-cell table:formula="of:=ROUND([.D873])" office:value-type="float" office:value="60059">
            <text:p>60059</text:p>
          </table:table-cell>
          <table:table-cell table:formula="of:=([.$C$8]-([.E873]*[.$C$4]))" office:value-type="float" office:value="152.32816875">
            <text:p>152.32816875</text:p>
          </table:table-cell>
          <table:table-cell table:formula="of:=SQRT(ABS([.$D$2]^2-[.F873]^2))" office:value-type="float" office:value="129.599880421517">
            <text:p>129.599880421517</text:p>
          </table:table-cell>
          <table:table-cell table:formula="of:=ABS([.B873]-[.G873])" office:value-type="float" office:value="0.000119578484969907">
            <text:p>0.000119578484969907</text:p>
          </table:table-cell>
        </table:table-row>
        <table:table-row table:style-name="ro2">
          <table:table-cell table:formula="of:=[.A873]+[.A$4]" office:value-type="float" office:value="259.500000000004">
            <text:p>259.500000000004</text:p>
          </table:table-cell>
          <table:table-cell table:formula="of:=[.A874]/2" office:value-type="float" office:value="129.750000000002">
            <text:p>129.750000000002</text:p>
          </table:table-cell>
          <table:table-cell table:formula="of:=SQRT(ABS([.$D$2]^2-[.B874]^2))" office:value-type="float" office:value="152.200320301895">
            <text:p>152.200320301895</text:p>
          </table:table-cell>
          <table:table-cell table:formula="of:=([.$C$10]-[.C874])*[.$B$4]" office:value-type="float" office:value="60219.9980448466">
            <text:p>60219.9980448466</text:p>
          </table:table-cell>
          <table:table-cell table:formula="of:=ROUND([.D874])" office:value-type="float" office:value="60220">
            <text:p>60220</text:p>
          </table:table-cell>
          <table:table-cell table:formula="of:=([.$C$8]-([.E874]*[.$C$4]))" office:value-type="float" office:value="152.200375">
            <text:p>152.200375</text:p>
          </table:table-cell>
          <table:table-cell table:formula="of:=SQRT(ABS([.$D$2]^2-[.F874]^2))" office:value-type="float" office:value="129.749935837593">
            <text:p>129.749935837593</text:p>
          </table:table-cell>
          <table:table-cell table:formula="of:=ABS([.B874]-[.G874])" office:value-type="float" office:value="0.0000641624095294446">
            <text:p>0.0000641624095294446</text:p>
          </table:table-cell>
        </table:table-row>
        <table:table-row table:style-name="ro2">
          <table:table-cell table:formula="of:=[.A874]+[.A$4]" office:value-type="float" office:value="259.800000000004">
            <text:p>259.800000000004</text:p>
          </table:table-cell>
          <table:table-cell table:formula="of:=[.A875]/2" office:value-type="float" office:value="129.900000000002">
            <text:p>129.900000000002</text:p>
          </table:table-cell>
          <table:table-cell table:formula="of:=SQRT(ABS([.$D$2]^2-[.B875]^2))" office:value-type="float" office:value="152.072318322565">
            <text:p>152.072318322565</text:p>
          </table:table-cell>
          <table:table-cell table:formula="of:=([.$C$10]-[.C875])*[.$B$4]" office:value-type="float" office:value="60381.2603810108">
            <text:p>60381.2603810108</text:p>
          </table:table-cell>
          <table:table-cell table:formula="of:=ROUND([.D875])" office:value-type="float" office:value="60381">
            <text:p>60381</text:p>
          </table:table-cell>
          <table:table-cell table:formula="of:=([.$C$8]-([.E875]*[.$C$4]))" office:value-type="float" office:value="152.07258125">
            <text:p>152.07258125</text:p>
          </table:table-cell>
          <table:table-cell table:formula="of:=SQRT(ABS([.$D$2]^2-[.F875]^2))" office:value-type="float" office:value="129.899692193485">
            <text:p>129.899692193485</text:p>
          </table:table-cell>
          <table:table-cell table:formula="of:=ABS([.B875]-[.G875])" office:value-type="float" office:value="0.000307806517014342">
            <text:p>0.000307806517014342</text:p>
          </table:table-cell>
        </table:table-row>
        <table:table-row table:style-name="ro2">
          <table:table-cell table:formula="of:=[.A875]+[.A$4]" office:value-type="float" office:value="260.100000000004">
            <text:p>260.100000000004</text:p>
          </table:table-cell>
          <table:table-cell table:formula="of:=[.A876]/2" office:value-type="float" office:value="130.050000000002">
            <text:p>130.050000000002</text:p>
          </table:table-cell>
          <table:table-cell table:formula="of:=SQRT(ABS([.$D$2]^2-[.B876]^2))" office:value-type="float" office:value="151.944060430145">
            <text:p>151.944060430145</text:p>
          </table:table-cell>
          <table:table-cell table:formula="of:=([.$C$10]-[.C876])*[.$B$4]" office:value-type="float" office:value="60542.8451273668">
            <text:p>60542.8451273668</text:p>
          </table:table-cell>
          <table:table-cell table:formula="of:=ROUND([.D876])" office:value-type="float" office:value="60543">
            <text:p>60543</text:p>
          </table:table-cell>
          <table:table-cell table:formula="of:=([.$C$8]-([.E876]*[.$C$4]))" office:value-type="float" office:value="151.94399375">
            <text:p>151.94399375</text:p>
          </table:table-cell>
          <table:table-cell table:formula="of:=SQRT(ABS([.$D$2]^2-[.F876]^2))" office:value-type="float" office:value="130.050077905782">
            <text:p>130.050077905782</text:p>
          </table:table-cell>
          <table:table-cell table:formula="of:=ABS([.B876]-[.G876])" office:value-type="float" office:value="0.0000779057799036309">
            <text:p>0.0000779057799036309</text:p>
          </table:table-cell>
        </table:table-row>
        <table:table-row table:style-name="ro2">
          <table:table-cell table:formula="of:=[.A876]+[.A$4]" office:value-type="float" office:value="260.400000000004">
            <text:p>260.400000000004</text:p>
          </table:table-cell>
          <table:table-cell table:formula="of:=[.A877]/2" office:value-type="float" office:value="130.200000000002">
            <text:p>130.200000000002</text:p>
          </table:table-cell>
          <table:table-cell table:formula="of:=SQRT(ABS([.$D$2]^2-[.B877]^2))" office:value-type="float" office:value="151.815545976028">
            <text:p>151.815545976028</text:p>
          </table:table-cell>
          <table:table-cell table:formula="of:=([.$C$10]-[.C877])*[.$B$4]" office:value-type="float" office:value="60704.7531010572">
            <text:p>60704.7531010572</text:p>
          </table:table-cell>
          <table:table-cell table:formula="of:=ROUND([.D877])" office:value-type="float" office:value="60705">
            <text:p>60705</text:p>
          </table:table-cell>
          <table:table-cell table:formula="of:=([.$C$8]-([.E877]*[.$C$4]))" office:value-type="float" office:value="151.81540625">
            <text:p>151.81540625</text:p>
          </table:table-cell>
          <table:table-cell table:formula="of:=SQRT(ABS([.$D$2]^2-[.F877]^2))" office:value-type="float" office:value="130.200162922891">
            <text:p>130.200162922891</text:p>
          </table:table-cell>
          <table:table-cell table:formula="of:=ABS([.B877]-[.G877])" office:value-type="float" office:value="0.00016292288933073">
            <text:p>0.00016292288933073</text:p>
          </table:table-cell>
        </table:table-row>
        <table:table-row table:style-name="ro2">
          <table:table-cell table:formula="of:=[.A877]+[.A$4]" office:value-type="float" office:value="260.700000000004">
            <text:p>260.700000000004</text:p>
          </table:table-cell>
          <table:table-cell table:formula="of:=[.A878]/2" office:value-type="float" office:value="130.350000000002">
            <text:p>130.350000000002</text:p>
          </table:table-cell>
          <table:table-cell table:formula="of:=SQRT(ABS([.$D$2]^2-[.B878]^2))" office:value-type="float" office:value="151.68677430811">
            <text:p>151.68677430811</text:p>
          </table:table-cell>
          <table:table-cell table:formula="of:=([.$C$10]-[.C878])*[.$B$4]" office:value-type="float" office:value="60866.9851236312">
            <text:p>60866.9851236312</text:p>
          </table:table-cell>
          <table:table-cell table:formula="of:=ROUND([.D878])" office:value-type="float" office:value="60867">
            <text:p>60867</text:p>
          </table:table-cell>
          <table:table-cell table:formula="of:=([.$C$8]-([.E878]*[.$C$4]))" office:value-type="float" office:value="151.68681875">
            <text:p>151.68681875</text:p>
          </table:table-cell>
          <table:table-cell table:formula="of:=SQRT(ABS([.$D$2]^2-[.F878]^2))" office:value-type="float" office:value="130.349948283475">
            <text:p>130.349948283475</text:p>
          </table:table-cell>
          <table:table-cell table:formula="of:=ABS([.B878]-[.G878])" office:value-type="float" office:value="0.0000517165268831832">
            <text:p>0.0000517165268831832</text:p>
          </table:table-cell>
        </table:table-row>
        <table:table-row table:style-name="ro2">
          <table:table-cell table:formula="of:=[.A878]+[.A$4]" office:value-type="float" office:value="261.000000000004">
            <text:p>261.000000000004</text:p>
          </table:table-cell>
          <table:table-cell table:formula="of:=[.A879]/2" office:value-type="float" office:value="130.500000000002">
            <text:p>130.500000000002</text:p>
          </table:table-cell>
          <table:table-cell table:formula="of:=SQRT(ABS([.$D$2]^2-[.B879]^2))" office:value-type="float" office:value="151.557744770762">
            <text:p>151.557744770762</text:p>
          </table:table-cell>
          <table:table-cell table:formula="of:=([.$C$10]-[.C879])*[.$B$4]" office:value-type="float" office:value="61029.5420210772">
            <text:p>61029.5420210772</text:p>
          </table:table-cell>
          <table:table-cell table:formula="of:=ROUND([.D879])" office:value-type="float" office:value="61030">
            <text:p>61030</text:p>
          </table:table-cell>
          <table:table-cell table:formula="of:=([.$C$8]-([.E879]*[.$C$4]))" office:value-type="float" office:value="151.5574375">
            <text:p>151.5574375</text:p>
          </table:table-cell>
          <table:table-cell table:formula="of:=SQRT(ABS([.$D$2]^2-[.F879]^2))" office:value-type="float" office:value="130.500356851748">
            <text:p>130.500356851748</text:p>
          </table:table-cell>
          <table:table-cell table:formula="of:=ABS([.B879]-[.G879])" office:value-type="float" office:value="0.000356851746033726">
            <text:p>0.000356851746033726</text:p>
          </table:table-cell>
        </table:table-row>
        <table:table-row table:style-name="ro2">
          <table:table-cell table:formula="of:=[.A879]+[.A$4]" office:value-type="float" office:value="261.300000000004">
            <text:p>261.300000000004</text:p>
          </table:table-cell>
          <table:table-cell table:formula="of:=[.A880]/2" office:value-type="float" office:value="130.650000000002">
            <text:p>130.650000000002</text:p>
          </table:table-cell>
          <table:table-cell table:formula="of:=SQRT(ABS([.$D$2]^2-[.B880]^2))" office:value-type="float" office:value="151.428456704807">
            <text:p>151.428456704807</text:p>
          </table:table-cell>
          <table:table-cell table:formula="of:=([.$C$10]-[.C880])*[.$B$4]" office:value-type="float" office:value="61192.4246238559">
            <text:p>61192.4246238559</text:p>
          </table:table-cell>
          <table:table-cell table:formula="of:=ROUND([.D880])" office:value-type="float" office:value="61192">
            <text:p>61192</text:p>
          </table:table-cell>
          <table:table-cell table:formula="of:=([.$C$8]-([.E880]*[.$C$4]))" office:value-type="float" office:value="151.42885">
            <text:p>151.42885</text:p>
          </table:table-cell>
          <table:table-cell table:formula="of:=SQRT(ABS([.$D$2]^2-[.F880]^2))" office:value-type="float" office:value="130.649544154113">
            <text:p>130.649544154113</text:p>
          </table:table-cell>
          <table:table-cell table:formula="of:=ABS([.B880]-[.G880])" office:value-type="float" office:value="0.000455845889177908">
            <text:p>0.000455845889177908</text:p>
          </table:table-cell>
        </table:table-row>
        <table:table-row table:style-name="ro2">
          <table:table-cell table:formula="of:=[.A880]+[.A$4]" office:value-type="float" office:value="261.600000000004">
            <text:p>261.600000000004</text:p>
          </table:table-cell>
          <table:table-cell table:formula="of:=[.A881]/2" office:value-type="float" office:value="130.800000000002">
            <text:p>130.800000000002</text:p>
          </table:table-cell>
          <table:table-cell table:formula="of:=SQRT(ABS([.$D$2]^2-[.B881]^2))" office:value-type="float" office:value="151.298909447489">
            <text:p>151.298909447489</text:p>
          </table:table-cell>
          <table:table-cell table:formula="of:=([.$C$10]-[.C881])*[.$B$4]" office:value-type="float" office:value="61355.6337669331">
            <text:p>61355.6337669331</text:p>
          </table:table-cell>
          <table:table-cell table:formula="of:=ROUND([.D881])" office:value-type="float" office:value="61356">
            <text:p>61356</text:p>
          </table:table-cell>
          <table:table-cell table:formula="of:=([.$C$8]-([.E881]*[.$C$4]))" office:value-type="float" office:value="151.298675">
            <text:p>151.298675</text:p>
          </table:table-cell>
          <table:table-cell table:formula="of:=SQRT(ABS([.$D$2]^2-[.F881]^2))" office:value-type="float" office:value="130.800271189491">
            <text:p>130.800271189491</text:p>
          </table:table-cell>
          <table:table-cell table:formula="of:=ABS([.B881]-[.G881])" office:value-type="float" office:value="0.000271189488870505">
            <text:p>0.000271189488870505</text:p>
          </table:table-cell>
        </table:table-row>
        <table:table-row table:style-name="ro2">
          <table:table-cell table:formula="of:=[.A881]+[.A$4]" office:value-type="float" office:value="261.900000000004">
            <text:p>261.900000000004</text:p>
          </table:table-cell>
          <table:table-cell table:formula="of:=[.A882]/2" office:value-type="float" office:value="130.950000000002">
            <text:p>130.950000000002</text:p>
          </table:table-cell>
          <table:table-cell table:formula="of:=SQRT(ABS([.$D$2]^2-[.B882]^2))" office:value-type="float" office:value="151.169102332452">
            <text:p>151.169102332452</text:p>
          </table:table-cell>
          <table:table-cell table:formula="of:=([.$C$10]-[.C882])*[.$B$4]" office:value-type="float" office:value="61519.1702898139">
            <text:p>61519.1702898139</text:p>
          </table:table-cell>
          <table:table-cell table:formula="of:=ROUND([.D882])" office:value-type="float" office:value="61519">
            <text:p>61519</text:p>
          </table:table-cell>
          <table:table-cell table:formula="of:=([.$C$8]-([.E882]*[.$C$4]))" office:value-type="float" office:value="151.16929375">
            <text:p>151.16929375</text:p>
          </table:table-cell>
          <table:table-cell table:formula="of:=SQRT(ABS([.$D$2]^2-[.F882]^2))" office:value-type="float" office:value="130.949779026641">
            <text:p>130.949779026641</text:p>
          </table:table-cell>
          <table:table-cell table:formula="of:=ABS([.B882]-[.G882])" office:value-type="float" office:value="0.000220973360711696">
            <text:p>0.000220973360711696</text:p>
          </table:table-cell>
        </table:table-row>
        <table:table-row table:style-name="ro2">
          <table:table-cell table:formula="of:=[.A882]+[.A$4]" office:value-type="float" office:value="262.200000000004">
            <text:p>262.200000000004</text:p>
          </table:table-cell>
          <table:table-cell table:formula="of:=[.A883]/2" office:value-type="float" office:value="131.100000000002">
            <text:p>131.100000000002</text:p>
          </table:table-cell>
          <table:table-cell table:formula="of:=SQRT(ABS([.$D$2]^2-[.B883]^2))" office:value-type="float" office:value="151.03903468971">
            <text:p>151.03903468971</text:p>
          </table:table-cell>
          <table:table-cell table:formula="of:=([.$C$10]-[.C883])*[.$B$4]" office:value-type="float" office:value="61683.0350365758">
            <text:p>61683.0350365758</text:p>
          </table:table-cell>
          <table:table-cell table:formula="of:=ROUND([.D883])" office:value-type="float" office:value="61683">
            <text:p>61683</text:p>
          </table:table-cell>
          <table:table-cell table:formula="of:=([.$C$8]-([.E883]*[.$C$4]))" office:value-type="float" office:value="151.03911875">
            <text:p>151.03911875</text:p>
          </table:table-cell>
          <table:table-cell table:formula="of:=SQRT(ABS([.$D$2]^2-[.F883]^2))" office:value-type="float" office:value="131.099903154897">
            <text:p>131.099903154897</text:p>
          </table:table-cell>
          <table:table-cell table:formula="of:=ABS([.B883]-[.G883])" office:value-type="float" office:value="0.0000968451049914165">
            <text:p>0.0000968451049914165</text:p>
          </table:table-cell>
        </table:table-row>
        <table:table-row table:style-name="ro2">
          <table:table-cell table:formula="of:=[.A883]+[.A$4]" office:value-type="float" office:value="262.500000000004">
            <text:p>262.500000000004</text:p>
          </table:table-cell>
          <table:table-cell table:formula="of:=[.A884]/2" office:value-type="float" office:value="131.250000000002">
            <text:p>131.250000000002</text:p>
          </table:table-cell>
          <table:table-cell table:formula="of:=SQRT(ABS([.$D$2]^2-[.B884]^2))" office:value-type="float" office:value="150.908705845619">
            <text:p>150.908705845619</text:p>
          </table:table-cell>
          <table:table-cell table:formula="of:=([.$C$10]-[.C884])*[.$B$4]" office:value-type="float" office:value="61847.2288559036">
            <text:p>61847.2288559036</text:p>
          </table:table-cell>
          <table:table-cell table:formula="of:=ROUND([.D884])" office:value-type="float" office:value="61847">
            <text:p>61847</text:p>
          </table:table-cell>
          <table:table-cell table:formula="of:=([.$C$8]-([.E884]*[.$C$4]))" office:value-type="float" office:value="150.90894375">
            <text:p>150.90894375</text:p>
          </table:table-cell>
          <table:table-cell table:formula="of:=SQRT(ABS([.$D$2]^2-[.F884]^2))" office:value-type="float" office:value="131.249726461655">
            <text:p>131.249726461655</text:p>
          </table:table-cell>
          <table:table-cell table:formula="of:=ABS([.B884]-[.G884])" office:value-type="float" office:value="0.000273538346817759">
            <text:p>0.000273538346817759</text:p>
          </table:table-cell>
        </table:table-row>
        <table:table-row table:style-name="ro2">
          <table:table-cell table:formula="of:=[.A884]+[.A$4]" office:value-type="float" office:value="262.800000000004">
            <text:p>262.800000000004</text:p>
          </table:table-cell>
          <table:table-cell table:formula="of:=[.A885]/2" office:value-type="float" office:value="131.400000000002">
            <text:p>131.400000000002</text:p>
          </table:table-cell>
          <table:table-cell table:formula="of:=SQRT(ABS([.$D$2]^2-[.B885]^2))" office:value-type="float" office:value="150.77811512285">
            <text:p>150.77811512285</text:p>
          </table:table-cell>
          <table:table-cell table:formula="of:=([.$C$10]-[.C885])*[.$B$4]" office:value-type="float" office:value="62011.7526011238">
            <text:p>62011.7526011238</text:p>
          </table:table-cell>
          <table:table-cell table:formula="of:=ROUND([.D885])" office:value-type="float" office:value="62012">
            <text:p>62012</text:p>
          </table:table-cell>
          <table:table-cell table:formula="of:=([.$C$8]-([.E885]*[.$C$4]))" office:value-type="float" office:value="150.777975">
            <text:p>150.777975</text:p>
          </table:table-cell>
          <table:table-cell table:formula="of:=SQRT(ABS([.$D$2]^2-[.F885]^2))" office:value-type="float" office:value="131.40016078719">
            <text:p>131.40016078719</text:p>
          </table:table-cell>
          <table:table-cell table:formula="of:=ABS([.B885]-[.G885])" office:value-type="float" office:value="0.000160787187866163">
            <text:p>0.000160787187866163</text:p>
          </table:table-cell>
        </table:table-row>
        <table:table-row table:style-name="ro2">
          <table:table-cell table:formula="of:=[.A885]+[.A$4]" office:value-type="float" office:value="263.100000000004">
            <text:p>263.100000000004</text:p>
          </table:table-cell>
          <table:table-cell table:formula="of:=[.A886]/2" office:value-type="float" office:value="131.550000000002">
            <text:p>131.550000000002</text:p>
          </table:table-cell>
          <table:table-cell table:formula="of:=SQRT(ABS([.$D$2]^2-[.B886]^2))" office:value-type="float" office:value="150.647261840365">
            <text:p>150.647261840365</text:p>
          </table:table-cell>
          <table:table-cell table:formula="of:=([.$C$10]-[.C886])*[.$B$4]" office:value-type="float" office:value="62176.6071302391">
            <text:p>62176.6071302391</text:p>
          </table:table-cell>
          <table:table-cell table:formula="of:=ROUND([.D886])" office:value-type="float" office:value="62177">
            <text:p>62177</text:p>
          </table:table-cell>
          <table:table-cell table:formula="of:=([.$C$8]-([.E886]*[.$C$4]))" office:value-type="float" office:value="150.64700625">
            <text:p>150.64700625</text:p>
          </table:table-cell>
          <table:table-cell table:formula="of:=SQRT(ABS([.$D$2]^2-[.F886]^2))" office:value-type="float" office:value="131.550292694135">
            <text:p>131.550292694135</text:p>
          </table:table-cell>
          <table:table-cell table:formula="of:=ABS([.B886]-[.G886])" office:value-type="float" office:value="0.000292694132383531">
            <text:p>0.000292694132383531</text:p>
          </table:table-cell>
        </table:table-row>
        <table:table-row table:style-name="ro2">
          <table:table-cell table:formula="of:=[.A886]+[.A$4]" office:value-type="float" office:value="263.400000000004">
            <text:p>263.400000000004</text:p>
          </table:table-cell>
          <table:table-cell table:formula="of:=[.A887]/2" office:value-type="float" office:value="131.700000000002">
            <text:p>131.700000000002</text:p>
          </table:table-cell>
          <table:table-cell table:formula="of:=SQRT(ABS([.$D$2]^2-[.B887]^2))" office:value-type="float" office:value="150.516145313383">
            <text:p>150.516145313383</text:p>
          </table:table-cell>
          <table:table-cell table:formula="of:=([.$C$10]-[.C887])*[.$B$4]" office:value-type="float" office:value="62341.7933059642">
            <text:p>62341.7933059642</text:p>
          </table:table-cell>
          <table:table-cell table:formula="of:=ROUND([.D887])" office:value-type="float" office:value="62342">
            <text:p>62342</text:p>
          </table:table-cell>
          <table:table-cell table:formula="of:=([.$C$8]-([.E887]*[.$C$4]))" office:value-type="float" office:value="150.5160375">
            <text:p>150.5160375</text:p>
          </table:table-cell>
          <table:table-cell table:formula="of:=SQRT(ABS([.$D$2]^2-[.F887]^2))" office:value-type="float" office:value="131.700123216718">
            <text:p>131.700123216718</text:p>
          </table:table-cell>
          <table:table-cell table:formula="of:=ABS([.B887]-[.G887])" office:value-type="float" office:value="0.000123216715451235">
            <text:p>0.000123216715451235</text:p>
          </table:table-cell>
        </table:table-row>
        <table:table-row table:style-name="ro2">
          <table:table-cell table:formula="of:=[.A887]+[.A$4]" office:value-type="float" office:value="263.700000000004">
            <text:p>263.700000000004</text:p>
          </table:table-cell>
          <table:table-cell table:formula="of:=[.A888]/2" office:value-type="float" office:value="131.850000000002">
            <text:p>131.850000000002</text:p>
          </table:table-cell>
          <table:table-cell table:formula="of:=SQRT(ABS([.$D$2]^2-[.B888]^2))" office:value-type="float" office:value="150.384764853357">
            <text:p>150.384764853357</text:p>
          </table:table-cell>
          <table:table-cell table:formula="of:=([.$C$10]-[.C888])*[.$B$4]" office:value-type="float" office:value="62507.3119957609">
            <text:p>62507.3119957609</text:p>
          </table:table-cell>
          <table:table-cell table:formula="of:=ROUND([.D888])" office:value-type="float" office:value="62507">
            <text:p>62507</text:p>
          </table:table-cell>
          <table:table-cell table:formula="of:=([.$C$8]-([.E888]*[.$C$4]))" office:value-type="float" office:value="150.38506875">
            <text:p>150.38506875</text:p>
          </table:table-cell>
          <table:table-cell table:formula="of:=SQRT(ABS([.$D$2]^2-[.F888]^2))" office:value-type="float" office:value="131.849653382395">
            <text:p>131.849653382395</text:p>
          </table:table-cell>
          <table:table-cell table:formula="of:=ABS([.B888]-[.G888])" office:value-type="float" office:value="0.000346617606879818">
            <text:p>0.000346617606879818</text:p>
          </table:table-cell>
        </table:table-row>
        <table:table-row table:style-name="ro2">
          <table:table-cell table:formula="of:=[.A888]+[.A$4]" office:value-type="float" office:value="264.000000000004">
            <text:p>264.000000000004</text:p>
          </table:table-cell>
          <table:table-cell table:formula="of:=[.A889]/2" office:value-type="float" office:value="132.000000000002">
            <text:p>132.000000000002</text:p>
          </table:table-cell>
          <table:table-cell table:formula="of:=SQRT(ABS([.$D$2]^2-[.B889]^2))" office:value-type="float" office:value="150.253119767942">
            <text:p>150.253119767942</text:p>
          </table:table-cell>
          <table:table-cell table:formula="of:=([.$C$10]-[.C889])*[.$B$4]" office:value-type="float" office:value="62673.1640718745">
            <text:p>62673.1640718745</text:p>
          </table:table-cell>
          <table:table-cell table:formula="of:=ROUND([.D889])" office:value-type="float" office:value="62673">
            <text:p>62673</text:p>
          </table:table-cell>
          <table:table-cell table:formula="of:=([.$C$8]-([.E889]*[.$C$4]))" office:value-type="float" office:value="150.25330625">
            <text:p>150.25330625</text:p>
          </table:table-cell>
          <table:table-cell table:formula="of:=SQRT(ABS([.$D$2]^2-[.F889]^2))" office:value-type="float" office:value="131.999787730677">
            <text:p>131.999787730677</text:p>
          </table:table-cell>
          <table:table-cell table:formula="of:=ABS([.B889]-[.G889])" office:value-type="float" office:value="0.000212269325430725">
            <text:p>0.000212269325430725</text:p>
          </table:table-cell>
        </table:table-row>
        <table:table-row table:style-name="ro2">
          <table:table-cell table:formula="of:=[.A889]+[.A$4]" office:value-type="float" office:value="264.300000000004">
            <text:p>264.300000000004</text:p>
          </table:table-cell>
          <table:table-cell table:formula="of:=[.A890]/2" office:value-type="float" office:value="132.150000000002">
            <text:p>132.150000000002</text:p>
          </table:table-cell>
          <table:table-cell table:formula="of:=SQRT(ABS([.$D$2]^2-[.B890]^2))" office:value-type="float" office:value="150.121209360967">
            <text:p>150.121209360967</text:p>
          </table:table-cell>
          <table:table-cell table:formula="of:=([.$C$10]-[.C890])*[.$B$4]" office:value-type="float" office:value="62839.3504113696">
            <text:p>62839.3504113696</text:p>
          </table:table-cell>
          <table:table-cell table:formula="of:=ROUND([.D890])" office:value-type="float" office:value="62839">
            <text:p>62839</text:p>
          </table:table-cell>
          <table:table-cell table:formula="of:=([.$C$8]-([.E890]*[.$C$4]))" office:value-type="float" office:value="150.12154375">
            <text:p>150.12154375</text:p>
          </table:table-cell>
          <table:table-cell table:formula="of:=SQRT(ABS([.$D$2]^2-[.F890]^2))" office:value-type="float" office:value="132.149620136105">
            <text:p>132.149620136105</text:p>
          </table:table-cell>
          <table:table-cell table:formula="of:=ABS([.B890]-[.G890])" office:value-type="float" office:value="0.000379863897194355">
            <text:p>0.000379863897194355</text:p>
          </table:table-cell>
        </table:table-row>
        <table:table-row table:style-name="ro2">
          <table:table-cell table:formula="of:=[.A890]+[.A$4]" office:value-type="float" office:value="264.600000000004">
            <text:p>264.600000000004</text:p>
          </table:table-cell>
          <table:table-cell table:formula="of:=[.A891]/2" office:value-type="float" office:value="132.300000000002">
            <text:p>132.300000000002</text:p>
          </table:table-cell>
          <table:table-cell table:formula="of:=SQRT(ABS([.$D$2]^2-[.B891]^2))" office:value-type="float" office:value="149.98903293241">
            <text:p>149.98903293241</text:p>
          </table:table-cell>
          <table:table-cell table:formula="of:=([.$C$10]-[.C891])*[.$B$4]" office:value-type="float" office:value="63005.871896167">
            <text:p>63005.871896167</text:p>
          </table:table-cell>
          <table:table-cell table:formula="of:=ROUND([.D891])" office:value-type="float" office:value="63006">
            <text:p>63006</text:p>
          </table:table-cell>
          <table:table-cell table:formula="of:=([.$C$8]-([.E891]*[.$C$4]))" office:value-type="float" office:value="149.9889875">
            <text:p>149.9889875</text:p>
          </table:table-cell>
          <table:table-cell table:formula="of:=SQRT(ABS([.$D$2]^2-[.F891]^2))" office:value-type="float" office:value="132.300051506887">
            <text:p>132.300051506887</text:p>
          </table:table-cell>
          <table:table-cell table:formula="of:=ABS([.B891]-[.G891])" office:value-type="float" office:value="0.0000515068844322286">
            <text:p>0.0000515068844322286</text:p>
          </table:table-cell>
        </table:table-row>
        <table:table-row table:style-name="ro2">
          <table:table-cell table:formula="of:=[.A891]+[.A$4]" office:value-type="float" office:value="264.900000000004">
            <text:p>264.900000000004</text:p>
          </table:table-cell>
          <table:table-cell table:formula="of:=[.A892]/2" office:value-type="float" office:value="132.450000000002">
            <text:p>132.450000000002</text:p>
          </table:table-cell>
          <table:table-cell table:formula="of:=SQRT(ABS([.$D$2]^2-[.B892]^2))" office:value-type="float" office:value="149.856589778359">
            <text:p>149.856589778359</text:p>
          </table:table-cell>
          <table:table-cell table:formula="of:=([.$C$10]-[.C892])*[.$B$4]" office:value-type="float" office:value="63172.7294130808">
            <text:p>63172.7294130808</text:p>
          </table:table-cell>
          <table:table-cell table:formula="of:=ROUND([.D892])" office:value-type="float" office:value="63173">
            <text:p>63173</text:p>
          </table:table-cell>
          <table:table-cell table:formula="of:=([.$C$8]-([.E892]*[.$C$4]))" office:value-type="float" office:value="149.85643125">
            <text:p>149.85643125</text:p>
          </table:table-cell>
          <table:table-cell table:formula="of:=SQRT(ABS([.$D$2]^2-[.F892]^2))" office:value-type="float" office:value="132.450179361955">
            <text:p>132.450179361955</text:p>
          </table:table-cell>
          <table:table-cell table:formula="of:=ABS([.B892]-[.G892])" office:value-type="float" office:value="0.000179361952746149">
            <text:p>0.000179361952746149</text:p>
          </table:table-cell>
        </table:table-row>
        <table:table-row table:style-name="ro2">
          <table:table-cell table:formula="of:=[.A892]+[.A$4]" office:value-type="float" office:value="265.200000000004">
            <text:p>265.200000000004</text:p>
          </table:table-cell>
          <table:table-cell table:formula="of:=[.A893]/2" office:value-type="float" office:value="132.600000000002">
            <text:p>132.600000000002</text:p>
          </table:table-cell>
          <table:table-cell table:formula="of:=SQRT(ABS([.$D$2]^2-[.B893]^2))" office:value-type="float" office:value="149.723879190994">
            <text:p>149.723879190994</text:p>
          </table:table-cell>
          <table:table-cell table:formula="of:=([.$C$10]-[.C893])*[.$B$4]" office:value-type="float" office:value="63339.9238538556">
            <text:p>63339.9238538556</text:p>
          </table:table-cell>
          <table:table-cell table:formula="of:=ROUND([.D893])" office:value-type="float" office:value="63340">
            <text:p>63340</text:p>
          </table:table-cell>
          <table:table-cell table:formula="of:=([.$C$8]-([.E893]*[.$C$4]))" office:value-type="float" office:value="149.723875">
            <text:p>149.723875</text:p>
          </table:table-cell>
          <table:table-cell table:formula="of:=SQRT(ABS([.$D$2]^2-[.F893]^2))" office:value-type="float" office:value="132.600004732219">
            <text:p>132.600004732219</text:p>
          </table:table-cell>
          <table:table-cell table:formula="of:=ABS([.B893]-[.G893])" office:value-type="float" office:value="0.00000473221638230825">
            <text:p>0.00000473221638230825</text:p>
          </table:table-cell>
        </table:table-row>
        <table:table-row table:style-name="ro2">
          <table:table-cell table:formula="of:=[.A893]+[.A$4]" office:value-type="float" office:value="265.500000000004">
            <text:p>265.500000000004</text:p>
          </table:table-cell>
          <table:table-cell table:formula="of:=[.A894]/2" office:value-type="float" office:value="132.750000000002">
            <text:p>132.750000000002</text:p>
          </table:table-cell>
          <table:table-cell table:formula="of:=SQRT(ABS([.$D$2]^2-[.B894]^2))" office:value-type="float" office:value="149.590900458549">
            <text:p>149.590900458549</text:p>
          </table:table-cell>
          <table:table-cell table:formula="of:=([.$C$10]-[.C894])*[.$B$4]" office:value-type="float" office:value="63507.4561152043">
            <text:p>63507.4561152043</text:p>
          </table:table-cell>
          <table:table-cell table:formula="of:=ROUND([.D894])" office:value-type="float" office:value="63507">
            <text:p>63507</text:p>
          </table:table-cell>
          <table:table-cell table:formula="of:=([.$C$8]-([.E894]*[.$C$4]))" office:value-type="float" office:value="149.59131875">
            <text:p>149.59131875</text:p>
          </table:table-cell>
          <table:table-cell table:formula="of:=SQRT(ABS([.$D$2]^2-[.F894]^2))" office:value-type="float" office:value="132.74952864186">
            <text:p>132.74952864186</text:p>
          </table:table-cell>
          <table:table-cell table:formula="of:=ABS([.B894]-[.G894])" office:value-type="float" office:value="0.00047135814256194">
            <text:p>0.00047135814256194</text:p>
          </table:table-cell>
        </table:table-row>
        <table:table-row table:style-name="ro2">
          <table:table-cell table:formula="of:=[.A894]+[.A$4]" office:value-type="float" office:value="265.800000000004">
            <text:p>265.800000000004</text:p>
          </table:table-cell>
          <table:table-cell table:formula="of:=[.A895]/2" office:value-type="float" office:value="132.900000000002">
            <text:p>132.900000000002</text:p>
          </table:table-cell>
          <table:table-cell table:formula="of:=SQRT(ABS([.$D$2]^2-[.B895]^2))" office:value-type="float" office:value="149.457652865283">
            <text:p>149.457652865283</text:p>
          </table:table-cell>
          <table:table-cell table:formula="of:=([.$C$10]-[.C895])*[.$B$4]" office:value-type="float" office:value="63675.3270988462">
            <text:p>63675.3270988462</text:p>
          </table:table-cell>
          <table:table-cell table:formula="of:=ROUND([.D895])" office:value-type="float" office:value="63675">
            <text:p>63675</text:p>
          </table:table-cell>
          <table:table-cell table:formula="of:=([.$C$8]-([.E895]*[.$C$4]))" office:value-type="float" office:value="149.45796875">
            <text:p>149.45796875</text:p>
          </table:table-cell>
          <table:table-cell table:formula="of:=SQRT(ABS([.$D$2]^2-[.F895]^2))" office:value-type="float" office:value="132.899644759209">
            <text:p>132.899644759209</text:p>
          </table:table-cell>
          <table:table-cell table:formula="of:=ABS([.B895]-[.G895])" office:value-type="float" office:value="0.000355240792856648">
            <text:p>0.000355240792856648</text:p>
          </table:table-cell>
        </table:table-row>
        <table:table-row table:style-name="ro2">
          <table:table-cell table:formula="of:=[.A895]+[.A$4]" office:value-type="float" office:value="266.100000000004">
            <text:p>266.100000000004</text:p>
          </table:table-cell>
          <table:table-cell table:formula="of:=[.A896]/2" office:value-type="float" office:value="133.050000000002">
            <text:p>133.050000000002</text:p>
          </table:table-cell>
          <table:table-cell table:formula="of:=SQRT(ABS([.$D$2]^2-[.B896]^2))" office:value-type="float" office:value="149.324135691453">
            <text:p>149.324135691453</text:p>
          </table:table-cell>
          <table:table-cell table:formula="of:=([.$C$10]-[.C896])*[.$B$4]" office:value-type="float" office:value="63843.5377115455">
            <text:p>63843.5377115455</text:p>
          </table:table-cell>
          <table:table-cell table:formula="of:=ROUND([.D896])" office:value-type="float" office:value="63844">
            <text:p>63844</text:p>
          </table:table-cell>
          <table:table-cell table:formula="of:=([.$C$8]-([.E896]*[.$C$4]))" office:value-type="float" office:value="149.323825">
            <text:p>149.323825</text:p>
          </table:table-cell>
          <table:table-cell table:formula="of:=SQRT(ABS([.$D$2]^2-[.F896]^2))" office:value-type="float" office:value="133.050348693152">
            <text:p>133.050348693152</text:p>
          </table:table-cell>
          <table:table-cell table:formula="of:=ABS([.B896]-[.G896])" office:value-type="float" office:value="0.000348693149987866">
            <text:p>0.000348693149987866</text:p>
          </table:table-cell>
        </table:table-row>
        <table:table-row table:style-name="ro2">
          <table:table-cell table:formula="of:=[.A896]+[.A$4]" office:value-type="float" office:value="266.400000000004">
            <text:p>266.400000000004</text:p>
          </table:table-cell>
          <table:table-cell table:formula="of:=[.A897]/2" office:value-type="float" office:value="133.200000000002">
            <text:p>133.200000000002</text:p>
          </table:table-cell>
          <table:table-cell table:formula="of:=SQRT(ABS([.$D$2]^2-[.B897]^2))" office:value-type="float" office:value="149.190348213279">
            <text:p>149.190348213279</text:p>
          </table:table-cell>
          <table:table-cell table:formula="of:=([.$C$10]-[.C897])*[.$B$4]" office:value-type="float" office:value="64012.0888651505">
            <text:p>64012.0888651505</text:p>
          </table:table-cell>
          <table:table-cell table:formula="of:=ROUND([.D897])" office:value-type="float" office:value="64012">
            <text:p>64012</text:p>
          </table:table-cell>
          <table:table-cell table:formula="of:=([.$C$8]-([.E897]*[.$C$4]))" office:value-type="float" office:value="149.190475">
            <text:p>149.190475</text:p>
          </table:table-cell>
          <table:table-cell table:formula="of:=SQRT(ABS([.$D$2]^2-[.F897]^2))" office:value-type="float" office:value="133.199857992696">
            <text:p>133.199857992696</text:p>
          </table:table-cell>
          <table:table-cell table:formula="of:=ABS([.B897]-[.G897])" office:value-type="float" office:value="0.000142007306180858">
            <text:p>0.000142007306180858</text:p>
          </table:table-cell>
        </table:table-row>
        <table:table-row table:style-name="ro2">
          <table:table-cell table:formula="of:=[.A897]+[.A$4]" office:value-type="float" office:value="266.700000000004">
            <text:p>266.700000000004</text:p>
          </table:table-cell>
          <table:table-cell table:formula="of:=[.A898]/2" office:value-type="float" office:value="133.350000000002">
            <text:p>133.350000000002</text:p>
          </table:table-cell>
          <table:table-cell table:formula="of:=SQRT(ABS([.$D$2]^2-[.B898]^2))" office:value-type="float" office:value="149.056289702915">
            <text:p>149.056289702915</text:p>
          </table:table-cell>
          <table:table-cell table:formula="of:=([.$C$10]-[.C898])*[.$B$4]" office:value-type="float" office:value="64180.9814766322">
            <text:p>64180.9814766322</text:p>
          </table:table-cell>
          <table:table-cell table:formula="of:=ROUND([.D898])" office:value-type="float" office:value="64181">
            <text:p>64181</text:p>
          </table:table-cell>
          <table:table-cell table:formula="of:=([.$C$8]-([.E898]*[.$C$4]))" office:value-type="float" office:value="149.05633125">
            <text:p>149.05633125</text:p>
          </table:table-cell>
          <table:table-cell table:formula="of:=SQRT(ABS([.$D$2]^2-[.F898]^2))" office:value-type="float" office:value="133.349953559386">
            <text:p>133.349953559386</text:p>
          </table:table-cell>
          <table:table-cell table:formula="of:=ABS([.B898]-[.G898])" office:value-type="float" office:value="0.0000464406166713616">
            <text:p>0.0000464406166713616</text:p>
          </table:table-cell>
        </table:table-row>
        <table:table-row table:style-name="ro2">
          <table:table-cell table:formula="of:=[.A898]+[.A$4]" office:value-type="float" office:value="267.000000000004">
            <text:p>267.000000000004</text:p>
          </table:table-cell>
          <table:table-cell table:formula="of:=[.A899]/2" office:value-type="float" office:value="133.500000000002">
            <text:p>133.500000000002</text:p>
          </table:table-cell>
          <table:table-cell table:formula="of:=SQRT(ABS([.$D$2]^2-[.B899]^2))" office:value-type="float" office:value="148.921959428418">
            <text:p>148.921959428418</text:p>
          </table:table-cell>
          <table:table-cell table:formula="of:=([.$C$10]-[.C899])*[.$B$4]" office:value-type="float" office:value="64350.2164681247">
            <text:p>64350.2164681247</text:p>
          </table:table-cell>
          <table:table-cell table:formula="of:=ROUND([.D899])" office:value-type="float" office:value="64350">
            <text:p>64350</text:p>
          </table:table-cell>
          <table:table-cell table:formula="of:=([.$C$8]-([.E899]*[.$C$4]))" office:value-type="float" office:value="148.9221875">
            <text:p>148.9221875</text:p>
          </table:table-cell>
          <table:table-cell table:formula="of:=SQRT(ABS([.$D$2]^2-[.F899]^2))" office:value-type="float" office:value="133.499745581087">
            <text:p>133.499745581087</text:p>
          </table:table-cell>
          <table:table-cell table:formula="of:=ABS([.B899]-[.G899])" office:value-type="float" office:value="0.000254418915631049">
            <text:p>0.000254418915631049</text:p>
          </table:table-cell>
        </table:table-row>
        <table:table-row table:style-name="ro2">
          <table:table-cell table:formula="of:=[.A899]+[.A$4]" office:value-type="float" office:value="267.300000000004">
            <text:p>267.300000000004</text:p>
          </table:table-cell>
          <table:table-cell table:formula="of:=[.A900]/2" office:value-type="float" office:value="133.650000000002">
            <text:p>133.650000000002</text:p>
          </table:table-cell>
          <table:table-cell table:formula="of:=SQRT(ABS([.$D$2]^2-[.B900]^2))" office:value-type="float" office:value="148.787356653714">
            <text:p>148.787356653714</text:p>
          </table:table-cell>
          <table:table-cell table:formula="of:=([.$C$10]-[.C900])*[.$B$4]" office:value-type="float" office:value="64519.7947669649">
            <text:p>64519.7947669649</text:p>
          </table:table-cell>
          <table:table-cell table:formula="of:=ROUND([.D900])" office:value-type="float" office:value="64520">
            <text:p>64520</text:p>
          </table:table-cell>
          <table:table-cell table:formula="of:=([.$C$8]-([.E900]*[.$C$4]))" office:value-type="float" office:value="148.78725">
            <text:p>148.78725</text:p>
          </table:table-cell>
          <table:table-cell table:formula="of:=SQRT(ABS([.$D$2]^2-[.F900]^2))" office:value-type="float" office:value="133.650118733346">
            <text:p>133.650118733346</text:p>
          </table:table-cell>
          <table:table-cell table:formula="of:=ABS([.B900]-[.G900])" office:value-type="float" office:value="0.000118733343867916">
            <text:p>0.000118733343867916</text:p>
          </table:table-cell>
        </table:table-row>
        <table:table-row table:style-name="ro2">
          <table:table-cell table:formula="of:=[.A900]+[.A$4]" office:value-type="float" office:value="267.600000000004">
            <text:p>267.600000000004</text:p>
          </table:table-cell>
          <table:table-cell table:formula="of:=[.A901]/2" office:value-type="float" office:value="133.800000000002">
            <text:p>133.800000000002</text:p>
          </table:table-cell>
          <table:table-cell table:formula="of:=SQRT(ABS([.$D$2]^2-[.B901]^2))" office:value-type="float" office:value="148.652480638567">
            <text:p>148.652480638567</text:p>
          </table:table-cell>
          <table:table-cell table:formula="of:=([.$C$10]-[.C901])*[.$B$4]" office:value-type="float" office:value="64689.717305733">
            <text:p>64689.717305733</text:p>
          </table:table-cell>
          <table:table-cell table:formula="of:=ROUND([.D901])" office:value-type="float" office:value="64690">
            <text:p>64690</text:p>
          </table:table-cell>
          <table:table-cell table:formula="of:=([.$C$8]-([.E901]*[.$C$4]))" office:value-type="float" office:value="148.6523125">
            <text:p>148.6523125</text:p>
          </table:table-cell>
          <table:table-cell table:formula="of:=SQRT(ABS([.$D$2]^2-[.F901]^2))" office:value-type="float" office:value="133.800186802569">
            <text:p>133.800186802569</text:p>
          </table:table-cell>
          <table:table-cell table:formula="of:=ABS([.B901]-[.G901])" office:value-type="float" office:value="0.00018680256675907">
            <text:p>0.00018680256675907</text:p>
          </table:table-cell>
        </table:table-row>
        <table:table-row table:style-name="ro2">
          <table:table-cell table:formula="of:=[.A901]+[.A$4]" office:value-type="float" office:value="267.900000000004">
            <text:p>267.900000000004</text:p>
          </table:table-cell>
          <table:table-cell table:formula="of:=[.A902]/2" office:value-type="float" office:value="133.950000000002">
            <text:p>133.950000000002</text:p>
          </table:table-cell>
          <table:table-cell table:formula="of:=SQRT(ABS([.$D$2]^2-[.B902]^2))" office:value-type="float" office:value="148.517330638547">
            <text:p>148.517330638547</text:p>
          </table:table-cell>
          <table:table-cell table:formula="of:=([.$C$10]-[.C902])*[.$B$4]" office:value-type="float" office:value="64859.9850222934">
            <text:p>64859.9850222934</text:p>
          </table:table-cell>
          <table:table-cell table:formula="of:=ROUND([.D902])" office:value-type="float" office:value="64860">
            <text:p>64860</text:p>
          </table:table-cell>
          <table:table-cell table:formula="of:=([.$C$8]-([.E902]*[.$C$4]))" office:value-type="float" office:value="148.517375">
            <text:p>148.517375</text:p>
          </table:table-cell>
          <table:table-cell table:formula="of:=SQRT(ABS([.$D$2]^2-[.F902]^2))" office:value-type="float" office:value="133.949950814136">
            <text:p>133.949950814136</text:p>
          </table:table-cell>
          <table:table-cell table:formula="of:=ABS([.B902]-[.G902])" office:value-type="float" office:value="0.0000491858665156997">
            <text:p>0.0000491858665156997</text:p>
          </table:table-cell>
        </table:table-row>
        <table:table-row table:style-name="ro2">
          <table:table-cell table:formula="of:=[.A902]+[.A$4]" office:value-type="float" office:value="268.200000000004">
            <text:p>268.200000000004</text:p>
          </table:table-cell>
          <table:table-cell table:formula="of:=[.A903]/2" office:value-type="float" office:value="134.100000000002">
            <text:p>134.100000000002</text:p>
          </table:table-cell>
          <table:table-cell table:formula="of:=SQRT(ABS([.$D$2]^2-[.B903]^2))" office:value-type="float" office:value="148.381905904997">
            <text:p>148.381905904997</text:p>
          </table:table-cell>
          <table:table-cell table:formula="of:=([.$C$10]-[.C903])*[.$B$4]" office:value-type="float" office:value="65030.5988598363">
            <text:p>65030.5988598363</text:p>
          </table:table-cell>
          <table:table-cell table:formula="of:=ROUND([.D903])" office:value-type="float" office:value="65031">
            <text:p>65031</text:p>
          </table:table-cell>
          <table:table-cell table:formula="of:=([.$C$8]-([.E903]*[.$C$4]))" office:value-type="float" office:value="148.38164375">
            <text:p>148.38164375</text:p>
          </table:table-cell>
          <table:table-cell table:formula="of:=SQRT(ABS([.$D$2]^2-[.F903]^2))" office:value-type="float" office:value="134.100290074437">
            <text:p>134.100290074437</text:p>
          </table:table-cell>
          <table:table-cell table:formula="of:=ABS([.B903]-[.G903])" office:value-type="float" office:value="0.000290074434559529">
            <text:p>0.000290074434559529</text:p>
          </table:table-cell>
        </table:table-row>
        <table:table-row table:style-name="ro2">
          <table:table-cell table:formula="of:=[.A903]+[.A$4]" office:value-type="float" office:value="268.500000000004">
            <text:p>268.500000000004</text:p>
          </table:table-cell>
          <table:table-cell table:formula="of:=[.A904]/2" office:value-type="float" office:value="134.250000000002">
            <text:p>134.250000000002</text:p>
          </table:table-cell>
          <table:table-cell table:formula="of:=SQRT(ABS([.$D$2]^2-[.B904]^2))" office:value-type="float" office:value="148.246205685">
            <text:p>148.246205685</text:p>
          </table:table-cell>
          <table:table-cell table:formula="of:=([.$C$10]-[.C904])*[.$B$4]" office:value-type="float" office:value="65201.5597669188">
            <text:p>65201.5597669188</text:p>
          </table:table-cell>
          <table:table-cell table:formula="of:=ROUND([.D904])" office:value-type="float" office:value="65202">
            <text:p>65202</text:p>
          </table:table-cell>
          <table:table-cell table:formula="of:=([.$C$8]-([.E904]*[.$C$4]))" office:value-type="float" office:value="148.2459125">
            <text:p>148.2459125</text:p>
          </table:table-cell>
          <table:table-cell table:formula="of:=SQRT(ABS([.$D$2]^2-[.F904]^2))" office:value-type="float" office:value="134.250323750233">
            <text:p>134.250323750233</text:p>
          </table:table-cell>
          <table:table-cell table:formula="of:=ABS([.B904]-[.G904])" office:value-type="float" office:value="0.000323750230677433">
            <text:p>0.000323750230677433</text:p>
          </table:table-cell>
        </table:table-row>
        <table:table-row table:style-name="ro2">
          <table:table-cell table:formula="of:=[.A904]+[.A$4]" office:value-type="float" office:value="268.800000000004">
            <text:p>268.800000000004</text:p>
          </table:table-cell>
          <table:table-cell table:formula="of:=[.A905]/2" office:value-type="float" office:value="134.400000000002">
            <text:p>134.400000000002</text:p>
          </table:table-cell>
          <table:table-cell table:formula="of:=SQRT(ABS([.$D$2]^2-[.B905]^2))" office:value-type="float" office:value="148.110229221345">
            <text:p>148.110229221345</text:p>
          </table:table-cell>
          <table:table-cell table:formula="of:=([.$C$10]-[.C905])*[.$B$4]" office:value-type="float" office:value="65372.868697508">
            <text:p>65372.868697508</text:p>
          </table:table-cell>
          <table:table-cell table:formula="of:=ROUND([.D905])" office:value-type="float" office:value="65373">
            <text:p>65373</text:p>
          </table:table-cell>
          <table:table-cell table:formula="of:=([.$C$8]-([.E905]*[.$C$4]))" office:value-type="float" office:value="148.11018125">
            <text:p>148.11018125</text:p>
          </table:table-cell>
          <table:table-cell table:formula="of:=SQRT(ABS([.$D$2]^2-[.F905]^2))" office:value-type="float" office:value="134.400052864916">
            <text:p>134.400052864916</text:p>
          </table:table-cell>
          <table:table-cell table:formula="of:=ABS([.B905]-[.G905])" office:value-type="float" office:value="0.0000528649134992065">
            <text:p>0.0000528649134992065</text:p>
          </table:table-cell>
        </table:table-row>
        <table:table-row table:style-name="ro2">
          <table:table-cell table:formula="of:=[.A905]+[.A$4]" office:value-type="float" office:value="269.100000000004">
            <text:p>269.100000000004</text:p>
          </table:table-cell>
          <table:table-cell table:formula="of:=[.A906]/2" office:value-type="float" office:value="134.550000000002">
            <text:p>134.550000000002</text:p>
          </table:table-cell>
          <table:table-cell table:formula="of:=SQRT(ABS([.$D$2]^2-[.B906]^2))" office:value-type="float" office:value="147.973975752493">
            <text:p>147.973975752493</text:p>
          </table:table-cell>
          <table:table-cell table:formula="of:=([.$C$10]-[.C906])*[.$B$4]" office:value-type="float" office:value="65544.5266110224">
            <text:p>65544.5266110224</text:p>
          </table:table-cell>
          <table:table-cell table:formula="of:=ROUND([.D906])" office:value-type="float" office:value="65545">
            <text:p>65545</text:p>
          </table:table-cell>
          <table:table-cell table:formula="of:=([.$C$8]-([.E906]*[.$C$4]))" office:value-type="float" office:value="147.97365625">
            <text:p>147.97365625</text:p>
          </table:table-cell>
          <table:table-cell table:formula="of:=SQRT(ABS([.$D$2]^2-[.F906]^2))" office:value-type="float" office:value="134.550351378236">
            <text:p>134.550351378236</text:p>
          </table:table-cell>
          <table:table-cell table:formula="of:=ABS([.B906]-[.G906])" office:value-type="float" office:value="0.000351378234000776">
            <text:p>0.000351378234000776</text:p>
          </table:table-cell>
        </table:table-row>
        <table:table-row table:style-name="ro2">
          <table:table-cell table:formula="of:=[.A906]+[.A$4]" office:value-type="float" office:value="269.400000000004">
            <text:p>269.400000000004</text:p>
          </table:table-cell>
          <table:table-cell table:formula="of:=[.A907]/2" office:value-type="float" office:value="134.700000000002">
            <text:p>134.700000000002</text:p>
          </table:table-cell>
          <table:table-cell table:formula="of:=SQRT(ABS([.$D$2]^2-[.B907]^2))" office:value-type="float" office:value="147.837444512544">
            <text:p>147.837444512544</text:p>
          </table:table-cell>
          <table:table-cell table:formula="of:=([.$C$10]-[.C907])*[.$B$4]" office:value-type="float" office:value="65716.5344723761">
            <text:p>65716.5344723761</text:p>
          </table:table-cell>
          <table:table-cell table:formula="of:=ROUND([.D907])" office:value-type="float" office:value="65717">
            <text:p>65717</text:p>
          </table:table-cell>
          <table:table-cell table:formula="of:=([.$C$8]-([.E907]*[.$C$4]))" office:value-type="float" office:value="147.83713125">
            <text:p>147.83713125</text:p>
          </table:table-cell>
          <table:table-cell table:formula="of:=SQRT(ABS([.$D$2]^2-[.F907]^2))" office:value-type="float" office:value="134.700343814596">
            <text:p>134.700343814596</text:p>
          </table:table-cell>
          <table:table-cell table:formula="of:=ABS([.B907]-[.G907])" office:value-type="float" office:value="0.000343814593406933">
            <text:p>0.000343814593406933</text:p>
          </table:table-cell>
        </table:table-row>
        <table:table-row table:style-name="ro2">
          <table:table-cell table:formula="of:=[.A907]+[.A$4]" office:value-type="float" office:value="269.700000000004">
            <text:p>269.700000000004</text:p>
          </table:table-cell>
          <table:table-cell table:formula="of:=[.A908]/2" office:value-type="float" office:value="134.850000000002">
            <text:p>134.850000000002</text:p>
          </table:table-cell>
          <table:table-cell table:formula="of:=SQRT(ABS([.$D$2]^2-[.B908]^2))" office:value-type="float" office:value="147.7006347312">
            <text:p>147.7006347312</text:p>
          </table:table-cell>
          <table:table-cell table:formula="of:=([.$C$10]-[.C908])*[.$B$4]" office:value-type="float" office:value="65888.8932520214">
            <text:p>65888.8932520214</text:p>
          </table:table-cell>
          <table:table-cell table:formula="of:=ROUND([.D908])" office:value-type="float" office:value="65889">
            <text:p>65889</text:p>
          </table:table-cell>
          <table:table-cell table:formula="of:=([.$C$8]-([.E908]*[.$C$4]))" office:value-type="float" office:value="147.70060625">
            <text:p>147.70060625</text:p>
          </table:table-cell>
          <table:table-cell table:formula="of:=SQRT(ABS([.$D$2]^2-[.F908]^2))" office:value-type="float" office:value="134.850031195334">
            <text:p>134.850031195334</text:p>
          </table:table-cell>
          <table:table-cell table:formula="of:=ABS([.B908]-[.G908])" office:value-type="float" office:value="0.0000311953314167113">
            <text:p>0.0000311953314167113</text:p>
          </table:table-cell>
        </table:table-row>
        <table:table-row table:style-name="ro2">
          <table:table-cell table:formula="of:=[.A908]+[.A$4]" office:value-type="float" office:value="270.000000000004">
            <text:p>270.000000000004</text:p>
          </table:table-cell>
          <table:table-cell table:formula="of:=[.A909]/2" office:value-type="float" office:value="135.000000000002">
            <text:p>135.000000000002</text:p>
          </table:table-cell>
          <table:table-cell table:formula="of:=SQRT(ABS([.$D$2]^2-[.B909]^2))" office:value-type="float" office:value="147.563545633735">
            <text:p>147.563545633735</text:p>
          </table:table-cell>
          <table:table-cell table:formula="of:=([.$C$10]-[.C909])*[.$B$4]" office:value-type="float" office:value="66061.6039259932">
            <text:p>66061.6039259932</text:p>
          </table:table-cell>
          <table:table-cell table:formula="of:=ROUND([.D909])" office:value-type="float" office:value="66062">
            <text:p>66062</text:p>
          </table:table-cell>
          <table:table-cell table:formula="of:=([.$C$8]-([.E909]*[.$C$4]))" office:value-type="float" office:value="147.5632875">
            <text:p>147.5632875</text:p>
          </table:table-cell>
          <table:table-cell table:formula="of:=SQRT(ABS([.$D$2]^2-[.F909]^2))" office:value-type="float" office:value="135.000282155973">
            <text:p>135.000282155973</text:p>
          </table:table-cell>
          <table:table-cell table:formula="of:=ABS([.B909]-[.G909])" office:value-type="float" office:value="0.000282155970836584">
            <text:p>0.000282155970836584</text:p>
          </table:table-cell>
        </table:table-row>
        <table:table-row table:style-name="ro2">
          <table:table-cell table:formula="of:=[.A909]+[.A$4]" office:value-type="float" office:value="270.300000000005">
            <text:p>270.300000000005</text:p>
          </table:table-cell>
          <table:table-cell table:formula="of:=[.A910]/2" office:value-type="float" office:value="135.150000000002">
            <text:p>135.150000000002</text:p>
          </table:table-cell>
          <table:table-cell table:formula="of:=SQRT(ABS([.$D$2]^2-[.B910]^2))" office:value-type="float" office:value="147.426176440954">
            <text:p>147.426176440954</text:p>
          </table:table-cell>
          <table:table-cell table:formula="of:=([.$C$10]-[.C910])*[.$B$4]" office:value-type="float" office:value="66234.6674759531">
            <text:p>66234.6674759531</text:p>
          </table:table-cell>
          <table:table-cell table:formula="of:=ROUND([.D910])" office:value-type="float" office:value="66235">
            <text:p>66235</text:p>
          </table:table-cell>
          <table:table-cell table:formula="of:=([.$C$8]-([.E910]*[.$C$4]))" office:value-type="float" office:value="147.42596875">
            <text:p>147.42596875</text:p>
          </table:table-cell>
          <table:table-cell table:formula="of:=SQRT(ABS([.$D$2]^2-[.F910]^2))" office:value-type="float" office:value="135.150226555948">
            <text:p>135.150226555948</text:p>
          </table:table-cell>
          <table:table-cell table:formula="of:=ABS([.B910]-[.G910])" office:value-type="float" office:value="0.000226555945545215">
            <text:p>0.000226555945545215</text:p>
          </table:table-cell>
        </table:table-row>
        <table:table-row table:style-name="ro2">
          <table:table-cell table:formula="of:=[.A910]+[.A$4]" office:value-type="float" office:value="270.600000000005">
            <text:p>270.600000000005</text:p>
          </table:table-cell>
          <table:table-cell table:formula="of:=[.A911]/2" office:value-type="float" office:value="135.300000000002">
            <text:p>135.300000000002</text:p>
          </table:table-cell>
          <table:table-cell table:formula="of:=SQRT(ABS([.$D$2]^2-[.B911]^2))" office:value-type="float" office:value="147.288526369162">
            <text:p>147.288526369162</text:p>
          </table:table-cell>
          <table:table-cell table:formula="of:=([.$C$10]-[.C911])*[.$B$4]" office:value-type="float" office:value="66408.0848892345">
            <text:p>66408.0848892345</text:p>
          </table:table-cell>
          <table:table-cell table:formula="of:=ROUND([.D911])" office:value-type="float" office:value="66408">
            <text:p>66408</text:p>
          </table:table-cell>
          <table:table-cell table:formula="of:=([.$C$8]-([.E911]*[.$C$4]))" office:value-type="float" office:value="147.28865">
            <text:p>147.28865</text:p>
          </table:table-cell>
          <table:table-cell table:formula="of:=SQRT(ABS([.$D$2]^2-[.F911]^2))" office:value-type="float" office:value="135.299865414484">
            <text:p>135.299865414484</text:p>
          </table:table-cell>
          <table:table-cell table:formula="of:=ABS([.B911]-[.G911])" office:value-type="float" office:value="0.000134585518225094">
            <text:p>0.000134585518225094</text:p>
          </table:table-cell>
        </table:table-row>
        <table:table-row table:style-name="ro2">
          <table:table-cell table:formula="of:=[.A911]+[.A$4]" office:value-type="float" office:value="270.900000000005">
            <text:p>270.900000000005</text:p>
          </table:table-cell>
          <table:table-cell table:formula="of:=[.A912]/2" office:value-type="float" office:value="135.450000000002">
            <text:p>135.450000000002</text:p>
          </table:table-cell>
          <table:table-cell table:formula="of:=SQRT(ABS([.$D$2]^2-[.B912]^2))" office:value-type="float" office:value="147.150594630125">
            <text:p>147.150594630125</text:p>
          </table:table-cell>
          <table:table-cell table:formula="of:=([.$C$10]-[.C912])*[.$B$4]" office:value-type="float" office:value="66581.8571588876">
            <text:p>66581.8571588876</text:p>
          </table:table-cell>
          <table:table-cell table:formula="of:=ROUND([.D912])" office:value-type="float" office:value="66582">
            <text:p>66582</text:p>
          </table:table-cell>
          <table:table-cell table:formula="of:=([.$C$8]-([.E912]*[.$C$4]))" office:value-type="float" office:value="147.1505375">
            <text:p>147.1505375</text:p>
          </table:table-cell>
          <table:table-cell table:formula="of:=SQRT(ABS([.$D$2]^2-[.F912]^2))" office:value-type="float" office:value="135.45006206518">
            <text:p>135.45006206518</text:p>
          </table:table-cell>
          <table:table-cell table:formula="of:=ABS([.B912]-[.G912])" office:value-type="float" office:value="0.0000620651776728209">
            <text:p>0.0000620651776728209</text:p>
          </table:table-cell>
        </table:table-row>
        <table:table-row table:style-name="ro2">
          <table:table-cell table:formula="of:=[.A912]+[.A$4]" office:value-type="float" office:value="271.200000000005">
            <text:p>271.200000000005</text:p>
          </table:table-cell>
          <table:table-cell table:formula="of:=[.A913]/2" office:value-type="float" office:value="135.600000000002">
            <text:p>135.600000000002</text:p>
          </table:table-cell>
          <table:table-cell table:formula="of:=SQRT(ABS([.$D$2]^2-[.B913]^2))" office:value-type="float" office:value="147.012380431035">
            <text:p>147.012380431035</text:p>
          </table:table-cell>
          <table:table-cell table:formula="of:=([.$C$10]-[.C913])*[.$B$4]" office:value-type="float" office:value="66755.9852837254">
            <text:p>66755.9852837254</text:p>
          </table:table-cell>
          <table:table-cell table:formula="of:=ROUND([.D913])" office:value-type="float" office:value="66756">
            <text:p>66756</text:p>
          </table:table-cell>
          <table:table-cell table:formula="of:=([.$C$8]-([.E913]*[.$C$4]))" office:value-type="float" office:value="147.012425">
            <text:p>147.012425</text:p>
          </table:table-cell>
          <table:table-cell table:formula="of:=SQRT(ABS([.$D$2]^2-[.F913]^2))" office:value-type="float" office:value="135.599951680004">
            <text:p>135.599951680004</text:p>
          </table:table-cell>
          <table:table-cell table:formula="of:=ABS([.B913]-[.G913])" office:value-type="float" office:value="0.0000483199984557814">
            <text:p>0.0000483199984557814</text:p>
          </table:table-cell>
        </table:table-row>
        <table:table-row table:style-name="ro2">
          <table:table-cell table:formula="of:=[.A913]+[.A$4]" office:value-type="float" office:value="271.500000000005">
            <text:p>271.500000000005</text:p>
          </table:table-cell>
          <table:table-cell table:formula="of:=[.A914]/2" office:value-type="float" office:value="135.750000000002">
            <text:p>135.750000000002</text:p>
          </table:table-cell>
          <table:table-cell table:formula="of:=SQRT(ABS([.$D$2]^2-[.B914]^2))" office:value-type="float" office:value="146.873882974474">
            <text:p>146.873882974474</text:p>
          </table:table-cell>
          <table:table-cell table:formula="of:=([.$C$10]-[.C914])*[.$B$4]" office:value-type="float" office:value="66930.4702683697">
            <text:p>66930.4702683697</text:p>
          </table:table-cell>
          <table:table-cell table:formula="of:=ROUND([.D914])" office:value-type="float" office:value="66930">
            <text:p>66930</text:p>
          </table:table-cell>
          <table:table-cell table:formula="of:=([.$C$8]-([.E914]*[.$C$4]))" office:value-type="float" office:value="146.8743125">
            <text:p>146.8743125</text:p>
          </table:table-cell>
          <table:table-cell table:formula="of:=SQRT(ABS([.$D$2]^2-[.F914]^2))" office:value-type="float" office:value="135.749535276009">
            <text:p>135.749535276009</text:p>
          </table:table-cell>
          <table:table-cell table:formula="of:=ABS([.B914]-[.G914])" office:value-type="float" office:value="0.000464723993530924">
            <text:p>0.000464723993530924</text:p>
          </table:table-cell>
        </table:table-row>
        <table:table-row table:style-name="ro2">
          <table:table-cell table:formula="of:=[.A914]+[.A$4]" office:value-type="float" office:value="271.800000000005">
            <text:p>271.800000000005</text:p>
          </table:table-cell>
          <table:table-cell table:formula="of:=[.A915]/2" office:value-type="float" office:value="135.900000000002">
            <text:p>135.900000000002</text:p>
          </table:table-cell>
          <table:table-cell table:formula="of:=SQRT(ABS([.$D$2]^2-[.B915]^2))" office:value-type="float" office:value="146.735101458374">
            <text:p>146.735101458374</text:p>
          </table:table-cell>
          <table:table-cell table:formula="of:=([.$C$10]-[.C915])*[.$B$4]" office:value-type="float" office:value="67105.3131232981">
            <text:p>67105.3131232981</text:p>
          </table:table-cell>
          <table:table-cell table:formula="of:=ROUND([.D915])" office:value-type="float" office:value="67105">
            <text:p>67105</text:p>
          </table:table-cell>
          <table:table-cell table:formula="of:=([.$C$8]-([.E915]*[.$C$4]))" office:value-type="float" office:value="146.73540625">
            <text:p>146.73540625</text:p>
          </table:table-cell>
          <table:table-cell table:formula="of:=SQRT(ABS([.$D$2]^2-[.F915]^2))" office:value-type="float" office:value="135.899670907061">
            <text:p>135.899670907061</text:p>
          </table:table-cell>
          <table:table-cell table:formula="of:=ABS([.B915]-[.G915])" office:value-type="float" office:value="0.000329092941370845">
            <text:p>0.000329092941370845</text:p>
          </table:table-cell>
        </table:table-row>
        <table:table-row table:style-name="ro2">
          <table:table-cell table:formula="of:=[.A915]+[.A$4]" office:value-type="float" office:value="272.100000000005">
            <text:p>272.100000000005</text:p>
          </table:table-cell>
          <table:table-cell table:formula="of:=[.A916]/2" office:value-type="float" office:value="136.050000000002">
            <text:p>136.050000000002</text:p>
          </table:table-cell>
          <table:table-cell table:formula="of:=SQRT(ABS([.$D$2]^2-[.B916]^2))" office:value-type="float" office:value="146.596035075985">
            <text:p>146.596035075985</text:p>
          </table:table-cell>
          <table:table-cell table:formula="of:=([.$C$10]-[.C916])*[.$B$4]" office:value-type="float" office:value="67280.514864891">
            <text:p>67280.514864891</text:p>
          </table:table-cell>
          <table:table-cell table:formula="of:=ROUND([.D916])" office:value-type="float" office:value="67281">
            <text:p>67281</text:p>
          </table:table-cell>
          <table:table-cell table:formula="of:=([.$C$8]-([.E916]*[.$C$4]))" office:value-type="float" office:value="146.59570625">
            <text:p>146.59570625</text:p>
          </table:table-cell>
          <table:table-cell table:formula="of:=SQRT(ABS([.$D$2]^2-[.F916]^2))" office:value-type="float" office:value="136.050354314363">
            <text:p>136.050354314363</text:p>
          </table:table-cell>
          <table:table-cell table:formula="of:=ABS([.B916]-[.G916])" office:value-type="float" office:value="0.000354314360720309">
            <text:p>0.000354314360720309</text:p>
          </table:table-cell>
        </table:table-row>
        <table:table-row table:style-name="ro2">
          <table:table-cell table:formula="of:=[.A916]+[.A$4]" office:value-type="float" office:value="272.400000000005">
            <text:p>272.400000000005</text:p>
          </table:table-cell>
          <table:table-cell table:formula="of:=[.A917]/2" office:value-type="float" office:value="136.200000000002">
            <text:p>136.200000000002</text:p>
          </table:table-cell>
          <table:table-cell table:formula="of:=SQRT(ABS([.$D$2]^2-[.B917]^2))" office:value-type="float" office:value="146.45668301583">
            <text:p>146.45668301583</text:p>
          </table:table-cell>
          <table:table-cell table:formula="of:=([.$C$10]-[.C917])*[.$B$4]" office:value-type="float" office:value="67456.0765154795">
            <text:p>67456.0765154795</text:p>
          </table:table-cell>
          <table:table-cell table:formula="of:=ROUND([.D917])" office:value-type="float" office:value="67456">
            <text:p>67456</text:p>
          </table:table-cell>
          <table:table-cell table:formula="of:=([.$C$8]-([.E917]*[.$C$4]))" office:value-type="float" office:value="146.4568">
            <text:p>146.4568</text:p>
          </table:table-cell>
          <table:table-cell table:formula="of:=SQRT(ABS([.$D$2]^2-[.F917]^2))" office:value-type="float" office:value="136.199874206109">
            <text:p>136.199874206109</text:p>
          </table:table-cell>
          <table:table-cell table:formula="of:=ABS([.B917]-[.G917])" office:value-type="float" office:value="0.000125793892976844">
            <text:p>0.000125793892976844</text:p>
          </table:table-cell>
        </table:table-row>
        <table:table-row table:style-name="ro2">
          <table:table-cell table:formula="of:=[.A917]+[.A$4]" office:value-type="float" office:value="272.700000000005">
            <text:p>272.700000000005</text:p>
          </table:table-cell>
          <table:table-cell table:formula="of:=[.A918]/2" office:value-type="float" office:value="136.350000000002">
            <text:p>136.350000000002</text:p>
          </table:table-cell>
          <table:table-cell table:formula="of:=SQRT(ABS([.$D$2]^2-[.B918]^2))" office:value-type="float" office:value="146.317044461674">
            <text:p>146.317044461674</text:p>
          </table:table-cell>
          <table:table-cell table:formula="of:=([.$C$10]-[.C918])*[.$B$4]" office:value-type="float" office:value="67631.9991033934">
            <text:p>67631.9991033934</text:p>
          </table:table-cell>
          <table:table-cell table:formula="of:=ROUND([.D918])" office:value-type="float" office:value="67632">
            <text:p>67632</text:p>
          </table:table-cell>
          <table:table-cell table:formula="of:=([.$C$8]-([.E918]*[.$C$4]))" office:value-type="float" office:value="146.3171">
            <text:p>146.3171</text:p>
          </table:table-cell>
          <table:table-cell table:formula="of:=SQRT(ABS([.$D$2]^2-[.F918]^2))" office:value-type="float" office:value="136.349940401857">
            <text:p>136.349940401857</text:p>
          </table:table-cell>
          <table:table-cell table:formula="of:=ABS([.B918]-[.G918])" office:value-type="float" office:value="0.0000595981451567695">
            <text:p>0.0000595981451567695</text:p>
          </table:table-cell>
        </table:table-row>
        <table:table-row table:style-name="ro2">
          <table:table-cell table:formula="of:=[.A918]+[.A$4]" office:value-type="float" office:value="273.000000000005">
            <text:p>273.000000000005</text:p>
          </table:table-cell>
          <table:table-cell table:formula="of:=[.A919]/2" office:value-type="float" office:value="136.500000000002">
            <text:p>136.500000000002</text:p>
          </table:table-cell>
          <table:table-cell table:formula="of:=SQRT(ABS([.$D$2]^2-[.B919]^2))" office:value-type="float" office:value="146.177118592478">
            <text:p>146.177118592478</text:p>
          </table:table-cell>
          <table:table-cell table:formula="of:=([.$C$10]-[.C919])*[.$B$4]" office:value-type="float" office:value="67808.2836630099">
            <text:p>67808.2836630099</text:p>
          </table:table-cell>
          <table:table-cell table:formula="of:=ROUND([.D919])" office:value-type="float" office:value="67808">
            <text:p>67808</text:p>
          </table:table-cell>
          <table:table-cell table:formula="of:=([.$C$8]-([.E919]*[.$C$4]))" office:value-type="float" office:value="146.1774">
            <text:p>146.1774</text:p>
          </table:table-cell>
          <table:table-cell table:formula="of:=SQRT(ABS([.$D$2]^2-[.F919]^2))" office:value-type="float" office:value="136.499698641572">
            <text:p>136.499698641572</text:p>
          </table:table-cell>
          <table:table-cell table:formula="of:=ABS([.B919]-[.G919])" office:value-type="float" office:value="0.000301358430220944">
            <text:p>0.000301358430220944</text:p>
          </table:table-cell>
        </table:table-row>
        <table:table-row table:style-name="ro2">
          <table:table-cell table:formula="of:=[.A919]+[.A$4]" office:value-type="float" office:value="273.300000000005">
            <text:p>273.300000000005</text:p>
          </table:table-cell>
          <table:table-cell table:formula="of:=[.A920]/2" office:value-type="float" office:value="136.650000000002">
            <text:p>136.650000000002</text:p>
          </table:table-cell>
          <table:table-cell table:formula="of:=SQRT(ABS([.$D$2]^2-[.B920]^2))" office:value-type="float" office:value="146.036904582367">
            <text:p>146.036904582367</text:p>
          </table:table-cell>
          <table:table-cell table:formula="of:=([.$C$10]-[.C920])*[.$B$4]" office:value-type="float" office:value="67984.9312348033">
            <text:p>67984.9312348033</text:p>
          </table:table-cell>
          <table:table-cell table:formula="of:=ROUND([.D920])" office:value-type="float" office:value="67985">
            <text:p>67985</text:p>
          </table:table-cell>
          <table:table-cell table:formula="of:=([.$C$8]-([.E920]*[.$C$4]))" office:value-type="float" office:value="146.03690625">
            <text:p>146.03690625</text:p>
          </table:table-cell>
          <table:table-cell table:formula="of:=SQRT(ABS([.$D$2]^2-[.F920]^2))" office:value-type="float" office:value="136.649998217815">
            <text:p>136.649998217815</text:p>
          </table:table-cell>
          <table:table-cell table:formula="of:=ABS([.B920]-[.G920])" office:value-type="float" office:value="0.00000178218780888528">
            <text:p>0.00000178218780888528</text:p>
          </table:table-cell>
        </table:table-row>
        <table:table-row table:style-name="ro2">
          <table:table-cell table:formula="of:=[.A920]+[.A$4]" office:value-type="float" office:value="273.600000000005">
            <text:p>273.600000000005</text:p>
          </table:table-cell>
          <table:table-cell table:formula="of:=[.A921]/2" office:value-type="float" office:value="136.800000000002">
            <text:p>136.800000000002</text:p>
          </table:table-cell>
          <table:table-cell table:formula="of:=SQRT(ABS([.$D$2]^2-[.B921]^2))" office:value-type="float" office:value="145.896401600586">
            <text:p>145.896401600586</text:p>
          </table:table-cell>
          <table:table-cell table:formula="of:=([.$C$10]-[.C921])*[.$B$4]" office:value-type="float" office:value="68161.942865394">
            <text:p>68161.942865394</text:p>
          </table:table-cell>
          <table:table-cell table:formula="of:=ROUND([.D921])" office:value-type="float" office:value="68162">
            <text:p>68162</text:p>
          </table:table-cell>
          <table:table-cell table:formula="of:=([.$C$8]-([.E921]*[.$C$4]))" office:value-type="float" office:value="145.8964125">
            <text:p>145.8964125</text:p>
          </table:table-cell>
          <table:table-cell table:formula="of:=SQRT(ABS([.$D$2]^2-[.F921]^2))" office:value-type="float" office:value="136.79998837584">
            <text:p>136.79998837584</text:p>
          </table:table-cell>
          <table:table-cell table:formula="of:=ABS([.B921]-[.G921])" office:value-type="float" office:value="0.0000116241627381442">
            <text:p>0.0000116241627381442</text:p>
          </table:table-cell>
        </table:table-row>
        <table:table-row table:style-name="ro2">
          <table:table-cell table:formula="of:=[.A921]+[.A$4]" office:value-type="float" office:value="273.900000000005">
            <text:p>273.900000000005</text:p>
          </table:table-cell>
          <table:table-cell table:formula="of:=[.A922]/2" office:value-type="float" office:value="136.950000000002">
            <text:p>136.950000000002</text:p>
          </table:table-cell>
          <table:table-cell table:formula="of:=SQRT(ABS([.$D$2]^2-[.B922]^2))" office:value-type="float" office:value="145.75560881146">
            <text:p>145.75560881146</text:p>
          </table:table-cell>
          <table:table-cell table:formula="of:=([.$C$10]-[.C922])*[.$B$4]" office:value-type="float" office:value="68339.3196075995">
            <text:p>68339.3196075995</text:p>
          </table:table-cell>
          <table:table-cell table:formula="of:=ROUND([.D922])" office:value-type="float" office:value="68339">
            <text:p>68339</text:p>
          </table:table-cell>
          <table:table-cell table:formula="of:=([.$C$8]-([.E922]*[.$C$4]))" office:value-type="float" office:value="145.75591875">
            <text:p>145.75591875</text:p>
          </table:table-cell>
          <table:table-cell table:formula="of:=SQRT(ABS([.$D$2]^2-[.F922]^2))" office:value-type="float" office:value="136.949670132291">
            <text:p>136.949670132291</text:p>
          </table:table-cell>
          <table:table-cell table:formula="of:=ABS([.B922]-[.G922])" office:value-type="float" office:value="0.000329867711030829">
            <text:p>0.000329867711030829</text:p>
          </table:table-cell>
        </table:table-row>
        <table:table-row table:style-name="ro2">
          <table:table-cell table:formula="of:=[.A922]+[.A$4]" office:value-type="float" office:value="274.200000000005">
            <text:p>274.200000000005</text:p>
          </table:table-cell>
          <table:table-cell table:formula="of:=[.A923]/2" office:value-type="float" office:value="137.100000000002">
            <text:p>137.100000000002</text:p>
          </table:table-cell>
          <table:table-cell table:formula="of:=SQRT(ABS([.$D$2]^2-[.B923]^2))" office:value-type="float" office:value="145.614525374357">
            <text:p>145.614525374357</text:p>
          </table:table-cell>
          <table:table-cell table:formula="of:=([.$C$10]-[.C923])*[.$B$4]" office:value-type="float" office:value="68517.0625204847">
            <text:p>68517.0625204847</text:p>
          </table:table-cell>
          <table:table-cell table:formula="of:=ROUND([.D923])" office:value-type="float" office:value="68517">
            <text:p>68517</text:p>
          </table:table-cell>
          <table:table-cell table:formula="of:=([.$C$8]-([.E923]*[.$C$4]))" office:value-type="float" office:value="145.61463125">
            <text:p>145.61463125</text:p>
          </table:table-cell>
          <table:table-cell table:formula="of:=SQRT(ABS([.$D$2]^2-[.F923]^2))" office:value-type="float" office:value="137.09988754892">
            <text:p>137.09988754892</text:p>
          </table:table-cell>
          <table:table-cell table:formula="of:=ABS([.B923]-[.G923])" office:value-type="float" office:value="0.000112451082287635">
            <text:p>0.000112451082287635</text:p>
          </table:table-cell>
        </table:table-row>
        <table:table-row table:style-name="ro2">
          <table:table-cell table:formula="of:=[.A923]+[.A$4]" office:value-type="float" office:value="274.500000000005">
            <text:p>274.500000000005</text:p>
          </table:table-cell>
          <table:table-cell table:formula="of:=[.A924]/2" office:value-type="float" office:value="137.250000000002">
            <text:p>137.250000000002</text:p>
          </table:table-cell>
          <table:table-cell table:formula="of:=SQRT(ABS([.$D$2]^2-[.B924]^2))" office:value-type="float" office:value="145.473150443645">
            <text:p>145.473150443645</text:p>
          </table:table-cell>
          <table:table-cell table:formula="of:=([.$C$10]-[.C924])*[.$B$4]" office:value-type="float" office:value="68695.1726694137">
            <text:p>68695.1726694137</text:p>
          </table:table-cell>
          <table:table-cell table:formula="of:=ROUND([.D924])" office:value-type="float" office:value="68695">
            <text:p>68695</text:p>
          </table:table-cell>
          <table:table-cell table:formula="of:=([.$C$8]-([.E924]*[.$C$4]))" office:value-type="float" office:value="145.47334375">
            <text:p>145.47334375</text:p>
          </table:table-cell>
          <table:table-cell table:formula="of:=SQRT(ABS([.$D$2]^2-[.F924]^2))" office:value-type="float" office:value="137.249795111666">
            <text:p>137.249795111666</text:p>
          </table:table-cell>
          <table:table-cell table:formula="of:=ABS([.B924]-[.G924])" office:value-type="float" office:value="0.000204888336185149">
            <text:p>0.000204888336185149</text:p>
          </table:table-cell>
        </table:table-row>
        <table:table-row table:style-name="ro2">
          <table:table-cell table:formula="of:=[.A924]+[.A$4]" office:value-type="float" office:value="274.800000000005">
            <text:p>274.800000000005</text:p>
          </table:table-cell>
          <table:table-cell table:formula="of:=[.A925]/2" office:value-type="float" office:value="137.400000000002">
            <text:p>137.400000000002</text:p>
          </table:table-cell>
          <table:table-cell table:formula="of:=SQRT(ABS([.$D$2]^2-[.B925]^2))" office:value-type="float" office:value="145.331483168649">
            <text:p>145.331483168649</text:p>
          </table:table-cell>
          <table:table-cell table:formula="of:=([.$C$10]-[.C925])*[.$B$4]" office:value-type="float" office:value="68873.6511261013">
            <text:p>68873.6511261013</text:p>
          </table:table-cell>
          <table:table-cell table:formula="of:=ROUND([.D925])" office:value-type="float" office:value="68874">
            <text:p>68874</text:p>
          </table:table-cell>
          <table:table-cell table:formula="of:=([.$C$8]-([.E925]*[.$C$4]))" office:value-type="float" office:value="145.3312625">
            <text:p>145.3312625</text:p>
          </table:table-cell>
          <table:table-cell table:formula="of:=SQRT(ABS([.$D$2]^2-[.F925]^2))" office:value-type="float" office:value="137.400233406483">
            <text:p>137.400233406483</text:p>
          </table:table-cell>
          <table:table-cell table:formula="of:=ABS([.B925]-[.G925])" office:value-type="float" office:value="0.00023340648095882">
            <text:p>0.00023340648095882</text:p>
          </table:table-cell>
        </table:table-row>
        <table:table-row table:style-name="ro2">
          <table:table-cell table:formula="of:=[.A925]+[.A$4]" office:value-type="float" office:value="275.100000000005">
            <text:p>275.100000000005</text:p>
          </table:table-cell>
          <table:table-cell table:formula="of:=[.A926]/2" office:value-type="float" office:value="137.550000000002">
            <text:p>137.550000000002</text:p>
          </table:table-cell>
          <table:table-cell table:formula="of:=SQRT(ABS([.$D$2]^2-[.B926]^2))" office:value-type="float" office:value="145.189522693614">
            <text:p>145.189522693614</text:p>
          </table:table-cell>
          <table:table-cell table:formula="of:=([.$C$10]-[.C926])*[.$B$4]" office:value-type="float" office:value="69052.4989686657">
            <text:p>69052.4989686657</text:p>
          </table:table-cell>
          <table:table-cell table:formula="of:=ROUND([.D926])" office:value-type="float" office:value="69052">
            <text:p>69052</text:p>
          </table:table-cell>
          <table:table-cell table:formula="of:=([.$C$8]-([.E926]*[.$C$4]))" office:value-type="float" office:value="145.189975">
            <text:p>145.189975</text:p>
          </table:table-cell>
          <table:table-cell table:formula="of:=SQRT(ABS([.$D$2]^2-[.F926]^2))" office:value-type="float" office:value="137.549522570961">
            <text:p>137.549522570961</text:p>
          </table:table-cell>
          <table:table-cell table:formula="of:=ABS([.B926]-[.G926])" office:value-type="float" office:value="0.000477429041097821">
            <text:p>0.000477429041097821</text:p>
          </table:table-cell>
        </table:table-row>
        <table:table-row table:style-name="ro2">
          <table:table-cell table:formula="of:=[.A926]+[.A$4]" office:value-type="float" office:value="275.400000000005">
            <text:p>275.400000000005</text:p>
          </table:table-cell>
          <table:table-cell table:formula="of:=[.A927]/2" office:value-type="float" office:value="137.700000000002">
            <text:p>137.700000000002</text:p>
          </table:table-cell>
          <table:table-cell table:formula="of:=SQRT(ABS([.$D$2]^2-[.B927]^2))" office:value-type="float" office:value="145.047268157657">
            <text:p>145.047268157657</text:p>
          </table:table-cell>
          <table:table-cell table:formula="of:=([.$C$10]-[.C927])*[.$B$4]" office:value-type="float" office:value="69231.7172816816">
            <text:p>69231.7172816816</text:p>
          </table:table-cell>
          <table:table-cell table:formula="of:=ROUND([.D927])" office:value-type="float" office:value="69232">
            <text:p>69232</text:p>
          </table:table-cell>
          <table:table-cell table:formula="of:=([.$C$8]-([.E927]*[.$C$4]))" office:value-type="float" office:value="145.0471">
            <text:p>145.0471</text:p>
          </table:table-cell>
          <table:table-cell table:formula="of:=SQRT(ABS([.$D$2]^2-[.F927]^2))" office:value-type="float" office:value="137.700177129843">
            <text:p>137.700177129843</text:p>
          </table:table-cell>
          <table:table-cell table:formula="of:=ABS([.B927]-[.G927])" office:value-type="float" office:value="0.000177129840153611">
            <text:p>0.000177129840153611</text:p>
          </table:table-cell>
        </table:table-row>
        <table:table-row table:style-name="ro2">
          <table:table-cell table:formula="of:=[.A927]+[.A$4]" office:value-type="float" office:value="275.700000000005">
            <text:p>275.700000000005</text:p>
          </table:table-cell>
          <table:table-cell table:formula="of:=[.A928]/2" office:value-type="float" office:value="137.850000000002">
            <text:p>137.850000000002</text:p>
          </table:table-cell>
          <table:table-cell table:formula="of:=SQRT(ABS([.$D$2]^2-[.B928]^2))" office:value-type="float" office:value="144.904718694732">
            <text:p>144.904718694732</text:p>
          </table:table-cell>
          <table:table-cell table:formula="of:=([.$C$10]-[.C928])*[.$B$4]" office:value-type="float" office:value="69411.3071562335">
            <text:p>69411.3071562335</text:p>
          </table:table-cell>
          <table:table-cell table:formula="of:=ROUND([.D928])" office:value-type="float" office:value="69411">
            <text:p>69411</text:p>
          </table:table-cell>
          <table:table-cell table:formula="of:=([.$C$8]-([.E928]*[.$C$4]))" office:value-type="float" office:value="144.90501875">
            <text:p>144.90501875</text:p>
          </table:table-cell>
          <table:table-cell table:formula="of:=SQRT(ABS([.$D$2]^2-[.F928]^2))" office:value-type="float" office:value="137.849684588185">
            <text:p>137.849684588185</text:p>
          </table:table-cell>
          <table:table-cell table:formula="of:=ABS([.B928]-[.G928])" office:value-type="float" office:value="0.000315411817155109">
            <text:p>0.000315411817155109</text:p>
          </table:table-cell>
        </table:table-row>
        <table:table-row table:style-name="ro2">
          <table:table-cell table:formula="of:=[.A928]+[.A$4]" office:value-type="float" office:value="276.000000000005">
            <text:p>276.000000000005</text:p>
          </table:table-cell>
          <table:table-cell table:formula="of:=[.A929]/2" office:value-type="float" office:value="138.000000000002">
            <text:p>138.000000000002</text:p>
          </table:table-cell>
          <table:table-cell table:formula="of:=SQRT(ABS([.$D$2]^2-[.B929]^2))" office:value-type="float" office:value="144.761873433578">
            <text:p>144.761873433578</text:p>
          </table:table-cell>
          <table:table-cell table:formula="of:=([.$C$10]-[.C929])*[.$B$4]" office:value-type="float" office:value="69591.2696899701">
            <text:p>69591.2696899701</text:p>
          </table:table-cell>
          <table:table-cell table:formula="of:=ROUND([.D929])" office:value-type="float" office:value="69591">
            <text:p>69591</text:p>
          </table:table-cell>
          <table:table-cell table:formula="of:=([.$C$8]-([.E929]*[.$C$4]))" office:value-type="float" office:value="144.76214375">
            <text:p>144.76214375</text:p>
          </table:table-cell>
          <table:table-cell table:formula="of:=SQRT(ABS([.$D$2]^2-[.F929]^2))" office:value-type="float" office:value="137.999716437768">
            <text:p>137.999716437768</text:p>
          </table:table-cell>
          <table:table-cell table:formula="of:=ABS([.B929]-[.G929])" office:value-type="float" office:value="0.000283562234500323">
            <text:p>0.000283562234500323</text:p>
          </table:table-cell>
        </table:table-row>
        <table:table-row table:style-name="ro2">
          <table:table-cell table:formula="of:=[.A929]+[.A$4]" office:value-type="float" office:value="276.300000000005">
            <text:p>276.300000000005</text:p>
          </table:table-cell>
          <table:table-cell table:formula="of:=[.A930]/2" office:value-type="float" office:value="138.150000000002">
            <text:p>138.150000000002</text:p>
          </table:table-cell>
          <table:table-cell table:formula="of:=SQRT(ABS([.$D$2]^2-[.B930]^2))" office:value-type="float" office:value="144.618731497684">
            <text:p>144.618731497684</text:p>
          </table:table-cell>
          <table:table-cell table:formula="of:=([.$C$10]-[.C930])*[.$B$4]" office:value-type="float" office:value="69771.6059871592">
            <text:p>69771.6059871592</text:p>
          </table:table-cell>
          <table:table-cell table:formula="of:=ROUND([.D930])" office:value-type="float" office:value="69772">
            <text:p>69772</text:p>
          </table:table-cell>
          <table:table-cell table:formula="of:=([.$C$8]-([.E930]*[.$C$4]))" office:value-type="float" office:value="144.618475">
            <text:p>144.618475</text:p>
          </table:table-cell>
          <table:table-cell table:formula="of:=SQRT(ABS([.$D$2]^2-[.F930]^2))" office:value-type="float" office:value="138.150268507428">
            <text:p>138.150268507428</text:p>
          </table:table-cell>
          <table:table-cell table:formula="of:=ABS([.B930]-[.G930])" office:value-type="float" office:value="0.000268507425374764">
            <text:p>0.000268507425374764</text:p>
          </table:table-cell>
        </table:table-row>
        <table:table-row table:style-name="ro2">
          <table:table-cell table:formula="of:=[.A930]+[.A$4]" office:value-type="float" office:value="276.600000000005">
            <text:p>276.600000000005</text:p>
          </table:table-cell>
          <table:table-cell table:formula="of:=[.A931]/2" office:value-type="float" office:value="138.300000000002">
            <text:p>138.300000000002</text:p>
          </table:table-cell>
          <table:table-cell table:formula="of:=SQRT(ABS([.$D$2]^2-[.B931]^2))" office:value-type="float" office:value="144.47529200524">
            <text:p>144.47529200524</text:p>
          </table:table-cell>
          <table:table-cell table:formula="of:=([.$C$10]-[.C931])*[.$B$4]" office:value-type="float" office:value="69952.3171587429">
            <text:p>69952.3171587429</text:p>
          </table:table-cell>
          <table:table-cell table:formula="of:=ROUND([.D931])" office:value-type="float" office:value="69952">
            <text:p>69952</text:p>
          </table:table-cell>
          <table:table-cell table:formula="of:=([.$C$8]-([.E931]*[.$C$4]))" office:value-type="float" office:value="144.4756">
            <text:p>144.4756</text:p>
          </table:table-cell>
          <table:table-cell table:formula="of:=SQRT(ABS([.$D$2]^2-[.F931]^2))" office:value-type="float" office:value="138.29967825212">
            <text:p>138.29967825212</text:p>
          </table:table-cell>
          <table:table-cell table:formula="of:=ABS([.B931]-[.G931])" office:value-type="float" office:value="0.000321747882054524">
            <text:p>0.000321747882054524</text:p>
          </table:table-cell>
        </table:table-row>
        <table:table-row table:style-name="ro2">
          <table:table-cell table:formula="of:=[.A931]+[.A$4]" office:value-type="float" office:value="276.900000000005">
            <text:p>276.900000000005</text:p>
          </table:table-cell>
          <table:table-cell table:formula="of:=[.A932]/2" office:value-type="float" office:value="138.450000000002">
            <text:p>138.450000000002</text:p>
          </table:table-cell>
          <table:table-cell table:formula="of:=SQRT(ABS([.$D$2]^2-[.B932]^2))" office:value-type="float" office:value="144.331554069092">
            <text:p>144.331554069092</text:p>
          </table:table-cell>
          <table:table-cell table:formula="of:=([.$C$10]-[.C932])*[.$B$4]" office:value-type="float" office:value="70133.4043223933">
            <text:p>70133.4043223933</text:p>
          </table:table-cell>
          <table:table-cell table:formula="of:=ROUND([.D932])" office:value-type="float" office:value="70133">
            <text:p>70133</text:p>
          </table:table-cell>
          <table:table-cell table:formula="of:=([.$C$8]-([.E932]*[.$C$4]))" office:value-type="float" office:value="144.33193125">
            <text:p>144.33193125</text:p>
          </table:table-cell>
          <table:table-cell table:formula="of:=SQRT(ABS([.$D$2]^2-[.F932]^2))" office:value-type="float" office:value="138.449606794838">
            <text:p>138.449606794838</text:p>
          </table:table-cell>
          <table:table-cell table:formula="of:=ABS([.B932]-[.G932])" office:value-type="float" office:value="0.000393205164300525">
            <text:p>0.000393205164300525</text:p>
          </table:table-cell>
        </table:table-row>
        <table:table-row table:style-name="ro2">
          <table:table-cell table:formula="of:=[.A932]+[.A$4]" office:value-type="float" office:value="277.200000000005">
            <text:p>277.200000000005</text:p>
          </table:table-cell>
          <table:table-cell table:formula="of:=[.A933]/2" office:value-type="float" office:value="138.600000000002">
            <text:p>138.600000000002</text:p>
          </table:table-cell>
          <table:table-cell table:formula="of:=SQRT(ABS([.$D$2]^2-[.B933]^2))" office:value-type="float" office:value="144.187516796702">
            <text:p>144.187516796702</text:p>
          </table:table-cell>
          <table:table-cell table:formula="of:=([.$C$10]-[.C933])*[.$B$4]" office:value-type="float" office:value="70314.8686025697">
            <text:p>70314.8686025697</text:p>
          </table:table-cell>
          <table:table-cell table:formula="of:=ROUND([.D933])" office:value-type="float" office:value="70315">
            <text:p>70315</text:p>
          </table:table-cell>
          <table:table-cell table:formula="of:=([.$C$8]-([.E933]*[.$C$4]))" office:value-type="float" office:value="144.18746875">
            <text:p>144.18746875</text:p>
          </table:table-cell>
          <table:table-cell table:formula="of:=SQRT(ABS([.$D$2]^2-[.F933]^2))" office:value-type="float" office:value="138.600049983641">
            <text:p>138.600049983641</text:p>
          </table:table-cell>
          <table:table-cell table:formula="of:=ABS([.B933]-[.G933])" office:value-type="float" office:value="0.000049983638575668">
            <text:p>0.000049983638575668</text:p>
          </table:table-cell>
        </table:table-row>
        <table:table-row table:style-name="ro2">
          <table:table-cell table:formula="of:=[.A933]+[.A$4]" office:value-type="float" office:value="277.500000000005">
            <text:p>277.500000000005</text:p>
          </table:table-cell>
          <table:table-cell table:formula="of:=[.A934]/2" office:value-type="float" office:value="138.750000000002">
            <text:p>138.750000000002</text:p>
          </table:table-cell>
          <table:table-cell table:formula="of:=SQRT(ABS([.$D$2]^2-[.B934]^2))" office:value-type="float" office:value="144.043179290098">
            <text:p>144.043179290098</text:p>
          </table:table-cell>
          <table:table-cell table:formula="of:=([.$C$10]-[.C934])*[.$B$4]" office:value-type="float" office:value="70496.7111305752">
            <text:p>70496.7111305752</text:p>
          </table:table-cell>
          <table:table-cell table:formula="of:=ROUND([.D934])" office:value-type="float" office:value="70497">
            <text:p>70497</text:p>
          </table:table-cell>
          <table:table-cell table:formula="of:=([.$C$8]-([.E934]*[.$C$4]))" office:value-type="float" office:value="144.04300625">
            <text:p>144.04300625</text:p>
          </table:table-cell>
          <table:table-cell table:formula="of:=SQRT(ABS([.$D$2]^2-[.F934]^2))" office:value-type="float" office:value="138.75017964119">
            <text:p>138.75017964119</text:p>
          </table:table-cell>
          <table:table-cell table:formula="of:=ABS([.B934]-[.G934])" office:value-type="float" office:value="0.000179641187457946">
            <text:p>0.000179641187457946</text:p>
          </table:table-cell>
        </table:table-row>
        <table:table-row table:style-name="ro2">
          <table:table-cell table:formula="of:=[.A934]+[.A$4]" office:value-type="float" office:value="277.800000000005">
            <text:p>277.800000000005</text:p>
          </table:table-cell>
          <table:table-cell table:formula="of:=[.A935]/2" office:value-type="float" office:value="138.900000000002">
            <text:p>138.900000000002</text:p>
          </table:table-cell>
          <table:table-cell table:formula="of:=SQRT(ABS([.$D$2]^2-[.B935]^2))" office:value-type="float" office:value="143.898540645829">
            <text:p>143.898540645829</text:p>
          </table:table-cell>
          <table:table-cell table:formula="of:=([.$C$10]-[.C935])*[.$B$4]" office:value-type="float" office:value="70678.9330446148">
            <text:p>70678.9330446148</text:p>
          </table:table-cell>
          <table:table-cell table:formula="of:=ROUND([.D935])" office:value-type="float" office:value="70679">
            <text:p>70679</text:p>
          </table:table-cell>
          <table:table-cell table:formula="of:=([.$C$8]-([.E935]*[.$C$4]))" office:value-type="float" office:value="143.89854375">
            <text:p>143.89854375</text:p>
          </table:table-cell>
          <table:table-cell table:formula="of:=SQRT(ABS([.$D$2]^2-[.F935]^2))" office:value-type="float" office:value="138.899996784123">
            <text:p>138.899996784123</text:p>
          </table:table-cell>
          <table:table-cell table:formula="of:=ABS([.B935]-[.G935])" office:value-type="float" office:value="0.00000321587953067137">
            <text:p>0.00000321587953067137</text:p>
          </table:table-cell>
        </table:table-row>
        <table:table-row table:style-name="ro2">
          <table:table-cell table:formula="of:=[.A935]+[.A$4]" office:value-type="float" office:value="278.100000000005">
            <text:p>278.100000000005</text:p>
          </table:table-cell>
          <table:table-cell table:formula="of:=[.A936]/2" office:value-type="float" office:value="139.050000000002">
            <text:p>139.050000000002</text:p>
          </table:table-cell>
          <table:table-cell table:formula="of:=SQRT(ABS([.$D$2]^2-[.B936]^2))" office:value-type="float" office:value="143.753599954921">
            <text:p>143.753599954921</text:p>
          </table:table-cell>
          <table:table-cell table:formula="of:=([.$C$10]-[.C936])*[.$B$4]" office:value-type="float" office:value="70861.5354898539">
            <text:p>70861.5354898539</text:p>
          </table:table-cell>
          <table:table-cell table:formula="of:=ROUND([.D936])" office:value-type="float" office:value="70862">
            <text:p>70862</text:p>
          </table:table-cell>
          <table:table-cell table:formula="of:=([.$C$8]-([.E936]*[.$C$4]))" office:value-type="float" office:value="143.7532875">
            <text:p>143.7532875</text:p>
          </table:table-cell>
          <table:table-cell table:formula="of:=SQRT(ABS([.$D$2]^2-[.F936]^2))" office:value-type="float" office:value="139.05032302351">
            <text:p>139.05032302351</text:p>
          </table:table-cell>
          <table:table-cell table:formula="of:=ABS([.B936]-[.G936])" office:value-type="float" office:value="0.000323023507121434">
            <text:p>0.000323023507121434</text:p>
          </table:table-cell>
        </table:table-row>
        <table:table-row table:style-name="ro2">
          <table:table-cell table:formula="of:=[.A936]+[.A$4]" office:value-type="float" office:value="278.400000000005">
            <text:p>278.400000000005</text:p>
          </table:table-cell>
          <table:table-cell table:formula="of:=[.A937]/2" office:value-type="float" office:value="139.200000000002">
            <text:p>139.200000000002</text:p>
          </table:table-cell>
          <table:table-cell table:formula="of:=SQRT(ABS([.$D$2]^2-[.B937]^2))" office:value-type="float" office:value="143.608356302826">
            <text:p>143.608356302826</text:p>
          </table:table-cell>
          <table:table-cell table:formula="of:=([.$C$10]-[.C937])*[.$B$4]" office:value-type="float" office:value="71044.5196184774">
            <text:p>71044.5196184774</text:p>
          </table:table-cell>
          <table:table-cell table:formula="of:=ROUND([.D937])" office:value-type="float" office:value="71045">
            <text:p>71045</text:p>
          </table:table-cell>
          <table:table-cell table:formula="of:=([.$C$8]-([.E937]*[.$C$4]))" office:value-type="float" office:value="143.60803125">
            <text:p>143.60803125</text:p>
          </table:table-cell>
          <table:table-cell table:formula="of:=SQRT(ABS([.$D$2]^2-[.F937]^2))" office:value-type="float" office:value="139.200335346216">
            <text:p>139.200335346216</text:p>
          </table:table-cell>
          <table:table-cell table:formula="of:=ABS([.B937]-[.G937])" office:value-type="float" office:value="0.000335346213688581">
            <text:p>0.000335346213688581</text:p>
          </table:table-cell>
        </table:table-row>
        <table:table-row table:style-name="ro2">
          <table:table-cell table:formula="of:=[.A937]+[.A$4]" office:value-type="float" office:value="278.700000000005">
            <text:p>278.700000000005</text:p>
          </table:table-cell>
          <table:table-cell table:formula="of:=[.A938]/2" office:value-type="float" office:value="139.350000000002">
            <text:p>139.350000000002</text:p>
          </table:table-cell>
          <table:table-cell table:formula="of:=SQRT(ABS([.$D$2]^2-[.B938]^2))" office:value-type="float" office:value="143.462808769379">
            <text:p>143.462808769379</text:p>
          </table:table-cell>
          <table:table-cell table:formula="of:=([.$C$10]-[.C938])*[.$B$4]" office:value-type="float" office:value="71227.8865897491">
            <text:p>71227.8865897491</text:p>
          </table:table-cell>
          <table:table-cell table:formula="of:=ROUND([.D938])" office:value-type="float" office:value="71228">
            <text:p>71228</text:p>
          </table:table-cell>
          <table:table-cell table:formula="of:=([.$C$8]-([.E938]*[.$C$4]))" office:value-type="float" office:value="143.462775">
            <text:p>143.462775</text:p>
          </table:table-cell>
          <table:table-cell table:formula="of:=SQRT(ABS([.$D$2]^2-[.F938]^2))" office:value-type="float" office:value="139.35003476605">
            <text:p>139.35003476605</text:p>
          </table:table-cell>
          <table:table-cell table:formula="of:=ABS([.B938]-[.G938])" office:value-type="float" office:value="0.0000347660477189038">
            <text:p>0.0000347660477189038</text:p>
          </table:table-cell>
        </table:table-row>
        <table:table-row table:style-name="ro2">
          <table:table-cell table:formula="of:=[.A938]+[.A$4]" office:value-type="float" office:value="279.000000000005">
            <text:p>279.000000000005</text:p>
          </table:table-cell>
          <table:table-cell table:formula="of:=[.A939]/2" office:value-type="float" office:value="139.500000000002">
            <text:p>139.500000000002</text:p>
          </table:table-cell>
          <table:table-cell table:formula="of:=SQRT(ABS([.$D$2]^2-[.B939]^2))" office:value-type="float" office:value="143.316956428747">
            <text:p>143.316956428747</text:p>
          </table:table-cell>
          <table:table-cell table:formula="of:=([.$C$10]-[.C939])*[.$B$4]" office:value-type="float" office:value="71411.6375700727">
            <text:p>71411.6375700727</text:p>
          </table:table-cell>
          <table:table-cell table:formula="of:=ROUND([.D939])" office:value-type="float" office:value="71412">
            <text:p>71412</text:p>
          </table:table-cell>
          <table:table-cell table:formula="of:=([.$C$8]-([.E939]*[.$C$4]))" office:value-type="float" office:value="143.316725">
            <text:p>143.316725</text:p>
          </table:table-cell>
          <table:table-cell table:formula="of:=SQRT(ABS([.$D$2]^2-[.F939]^2))" office:value-type="float" office:value="139.500237760637">
            <text:p>139.500237760637</text:p>
          </table:table-cell>
          <table:table-cell table:formula="of:=ABS([.B939]-[.G939])" office:value-type="float" office:value="0.00023776063500236">
            <text:p>0.00023776063500236</text:p>
          </table:table-cell>
        </table:table-row>
        <table:table-row table:style-name="ro2">
          <table:table-cell table:formula="of:=[.A939]+[.A$4]" office:value-type="float" office:value="279.300000000005">
            <text:p>279.300000000005</text:p>
          </table:table-cell>
          <table:table-cell table:formula="of:=[.A940]/2" office:value-type="float" office:value="139.650000000002">
            <text:p>139.650000000002</text:p>
          </table:table-cell>
          <table:table-cell table:formula="of:=SQRT(ABS([.$D$2]^2-[.B940]^2))" office:value-type="float" office:value="143.170798349382">
            <text:p>143.170798349382</text:p>
          </table:table-cell>
          <table:table-cell table:formula="of:=([.$C$10]-[.C940])*[.$B$4]" office:value-type="float" office:value="71595.7737330524">
            <text:p>71595.7737330524</text:p>
          </table:table-cell>
          <table:table-cell table:formula="of:=ROUND([.D940])" office:value-type="float" office:value="71596">
            <text:p>71596</text:p>
          </table:table-cell>
          <table:table-cell table:formula="of:=([.$C$8]-([.E940]*[.$C$4]))" office:value-type="float" office:value="143.170675">
            <text:p>143.170675</text:p>
          </table:table-cell>
          <table:table-cell table:formula="of:=SQRT(ABS([.$D$2]^2-[.F940]^2))" office:value-type="float" office:value="139.650126459106">
            <text:p>139.650126459106</text:p>
          </table:table-cell>
          <table:table-cell table:formula="of:=ABS([.B940]-[.G940])" office:value-type="float" office:value="0.000126459103825027">
            <text:p>0.000126459103825027</text:p>
          </table:table-cell>
        </table:table-row>
        <table:table-row table:style-name="ro2">
          <table:table-cell table:formula="of:=[.A940]+[.A$4]" office:value-type="float" office:value="279.600000000005">
            <text:p>279.600000000005</text:p>
          </table:table-cell>
          <table:table-cell table:formula="of:=[.A941]/2" office:value-type="float" office:value="139.800000000002">
            <text:p>139.800000000002</text:p>
          </table:table-cell>
          <table:table-cell table:formula="of:=SQRT(ABS([.$D$2]^2-[.B941]^2))" office:value-type="float" office:value="143.02433359397">
            <text:p>143.02433359397</text:p>
          </table:table-cell>
          <table:table-cell table:formula="of:=([.$C$10]-[.C941])*[.$B$4]" office:value-type="float" office:value="71780.2962595549">
            <text:p>71780.2962595549</text:p>
          </table:table-cell>
          <table:table-cell table:formula="of:=ROUND([.D941])" office:value-type="float" office:value="71780">
            <text:p>71780</text:p>
          </table:table-cell>
          <table:table-cell table:formula="of:=([.$C$8]-([.E941]*[.$C$4]))" office:value-type="float" office:value="143.024625">
            <text:p>143.024625</text:p>
          </table:table-cell>
          <table:table-cell table:formula="of:=SQRT(ABS([.$D$2]^2-[.F941]^2))" office:value-type="float" office:value="139.799701872391">
            <text:p>139.799701872391</text:p>
          </table:table-cell>
          <table:table-cell table:formula="of:=ABS([.B941]-[.G941])" office:value-type="float" office:value="0.000298127611557675">
            <text:p>0.000298127611557675</text:p>
          </table:table-cell>
        </table:table-row>
        <table:table-row table:style-name="ro2">
          <table:table-cell table:formula="of:=[.A941]+[.A$4]" office:value-type="float" office:value="279.900000000005">
            <text:p>279.900000000005</text:p>
          </table:table-cell>
          <table:table-cell table:formula="of:=[.A942]/2" office:value-type="float" office:value="139.950000000002">
            <text:p>139.950000000002</text:p>
          </table:table-cell>
          <table:table-cell table:formula="of:=SQRT(ABS([.$D$2]^2-[.B942]^2))" office:value-type="float" office:value="142.877561219386">
            <text:p>142.877561219386</text:p>
          </table:table-cell>
          <table:table-cell table:formula="of:=([.$C$10]-[.C942])*[.$B$4]" office:value-type="float" office:value="71965.2063377718">
            <text:p>71965.2063377718</text:p>
          </table:table-cell>
          <table:table-cell table:formula="of:=ROUND([.D942])" office:value-type="float" office:value="71965">
            <text:p>71965</text:p>
          </table:table-cell>
          <table:table-cell table:formula="of:=([.$C$8]-([.E942]*[.$C$4]))" office:value-type="float" office:value="142.87778125">
            <text:p>142.87778125</text:p>
          </table:table-cell>
          <table:table-cell table:formula="of:=SQRT(ABS([.$D$2]^2-[.F942]^2))" office:value-type="float" office:value="139.949775366298">
            <text:p>139.949775366298</text:p>
          </table:table-cell>
          <table:table-cell table:formula="of:=ABS([.B942]-[.G942])" office:value-type="float" office:value="0.000224633704874577">
            <text:p>0.000224633704874577</text:p>
          </table:table-cell>
        </table:table-row>
        <table:table-row table:style-name="ro2">
          <table:table-cell table:formula="of:=[.A942]+[.A$4]" office:value-type="float" office:value="280.200000000005">
            <text:p>280.200000000005</text:p>
          </table:table-cell>
          <table:table-cell table:formula="of:=[.A943]/2" office:value-type="float" office:value="140.100000000002">
            <text:p>140.100000000002</text:p>
          </table:table-cell>
          <table:table-cell table:formula="of:=SQRT(ABS([.$D$2]^2-[.B943]^2))" office:value-type="float" office:value="142.730480276636">
            <text:p>142.730480276636</text:p>
          </table:table-cell>
          <table:table-cell table:formula="of:=([.$C$10]-[.C943])*[.$B$4]" office:value-type="float" office:value="72150.5051632827">
            <text:p>72150.5051632827</text:p>
          </table:table-cell>
          <table:table-cell table:formula="of:=ROUND([.D943])" office:value-type="float" office:value="72151">
            <text:p>72151</text:p>
          </table:table-cell>
          <table:table-cell table:formula="of:=([.$C$8]-([.E943]*[.$C$4]))" office:value-type="float" office:value="142.73014375">
            <text:p>142.73014375</text:p>
          </table:table-cell>
          <table:table-cell table:formula="of:=SQRT(ABS([.$D$2]^2-[.F943]^2))" office:value-type="float" office:value="140.10034284435">
            <text:p>140.10034284435</text:p>
          </table:table-cell>
          <table:table-cell table:formula="of:=ABS([.B943]-[.G943])" office:value-type="float" office:value="0.000342844347301252">
            <text:p>0.000342844347301252</text:p>
          </table:table-cell>
        </table:table-row>
        <table:table-row table:style-name="ro2">
          <table:table-cell table:formula="of:=[.A943]+[.A$4]" office:value-type="float" office:value="280.500000000005">
            <text:p>280.500000000005</text:p>
          </table:table-cell>
          <table:table-cell table:formula="of:=[.A944]/2" office:value-type="float" office:value="140.250000000002">
            <text:p>140.250000000002</text:p>
          </table:table-cell>
          <table:table-cell table:formula="of:=SQRT(ABS([.$D$2]^2-[.B944]^2))" office:value-type="float" office:value="142.583089810816">
            <text:p>142.583089810816</text:p>
          </table:table-cell>
          <table:table-cell table:formula="of:=([.$C$10]-[.C944])*[.$B$4]" office:value-type="float" office:value="72336.1939391191">
            <text:p>72336.1939391191</text:p>
          </table:table-cell>
          <table:table-cell table:formula="of:=ROUND([.D944])" office:value-type="float" office:value="72336">
            <text:p>72336</text:p>
          </table:table-cell>
          <table:table-cell table:formula="of:=([.$C$8]-([.E944]*[.$C$4]))" office:value-type="float" office:value="142.5833">
            <text:p>142.5833</text:p>
          </table:table-cell>
          <table:table-cell table:formula="of:=SQRT(ABS([.$D$2]^2-[.F944]^2))" office:value-type="float" office:value="140.249786313955">
            <text:p>140.249786313955</text:p>
          </table:table-cell>
          <table:table-cell table:formula="of:=ABS([.B944]-[.G944])" office:value-type="float" office:value="0.000213686047601414">
            <text:p>0.000213686047601414</text:p>
          </table:table-cell>
        </table:table-row>
        <table:table-row table:style-name="ro2">
          <table:table-cell table:formula="of:=[.A944]+[.A$4]" office:value-type="float" office:value="280.800000000005">
            <text:p>280.800000000005</text:p>
          </table:table-cell>
          <table:table-cell table:formula="of:=[.A945]/2" office:value-type="float" office:value="140.400000000002">
            <text:p>140.400000000002</text:p>
          </table:table-cell>
          <table:table-cell table:formula="of:=SQRT(ABS([.$D$2]^2-[.B945]^2))" office:value-type="float" office:value="142.435388861053">
            <text:p>142.435388861053</text:p>
          </table:table-cell>
          <table:table-cell table:formula="of:=([.$C$10]-[.C945])*[.$B$4]" office:value-type="float" office:value="72522.2738758291">
            <text:p>72522.2738758291</text:p>
          </table:table-cell>
          <table:table-cell table:formula="of:=ROUND([.D945])" office:value-type="float" office:value="72522">
            <text:p>72522</text:p>
          </table:table-cell>
          <table:table-cell table:formula="of:=([.$C$8]-([.E945]*[.$C$4]))" office:value-type="float" office:value="142.4356625">
            <text:p>142.4356625</text:p>
          </table:table-cell>
          <table:table-cell table:formula="of:=SQRT(ABS([.$D$2]^2-[.F945]^2))" office:value-type="float" office:value="140.399722393551">
            <text:p>140.399722393551</text:p>
          </table:table-cell>
          <table:table-cell table:formula="of:=ABS([.B945]-[.G945])" office:value-type="float" office:value="0.00027760645178887">
            <text:p>0.00027760645178887</text:p>
          </table:table-cell>
        </table:table-row>
        <table:table-row table:style-name="ro2">
          <table:table-cell table:formula="of:=[.A945]+[.A$4]" office:value-type="float" office:value="281.100000000005">
            <text:p>281.100000000005</text:p>
          </table:table-cell>
          <table:table-cell table:formula="of:=[.A946]/2" office:value-type="float" office:value="140.550000000002">
            <text:p>140.550000000002</text:p>
          </table:table-cell>
          <table:table-cell table:formula="of:=SQRT(ABS([.$D$2]^2-[.B946]^2))" office:value-type="float" office:value="142.287376460455">
            <text:p>142.287376460455</text:p>
          </table:table-cell>
          <table:table-cell table:formula="of:=([.$C$10]-[.C946])*[.$B$4]" office:value-type="float" office:value="72708.7461915425">
            <text:p>72708.7461915425</text:p>
          </table:table-cell>
          <table:table-cell table:formula="of:=ROUND([.D946])" office:value-type="float" office:value="72709">
            <text:p>72709</text:p>
          </table:table-cell>
          <table:table-cell table:formula="of:=([.$C$8]-([.E946]*[.$C$4]))" office:value-type="float" office:value="142.28723125">
            <text:p>142.28723125</text:p>
          </table:table-cell>
          <table:table-cell table:formula="of:=SQRT(ABS([.$D$2]^2-[.F946]^2))" office:value-type="float" office:value="140.550147005291">
            <text:p>140.550147005291</text:p>
          </table:table-cell>
          <table:table-cell table:formula="of:=ABS([.B946]-[.G946])" office:value-type="float" office:value="0.000147005288965829">
            <text:p>0.000147005288965829</text:p>
          </table:table-cell>
        </table:table-row>
        <table:table-row table:style-name="ro2">
          <table:table-cell table:formula="of:=[.A946]+[.A$4]" office:value-type="float" office:value="281.400000000005">
            <text:p>281.400000000005</text:p>
          </table:table-cell>
          <table:table-cell table:formula="of:=[.A947]/2" office:value-type="float" office:value="140.700000000002">
            <text:p>140.700000000002</text:p>
          </table:table-cell>
          <table:table-cell table:formula="of:=SQRT(ABS([.$D$2]^2-[.B947]^2))" office:value-type="float" office:value="142.139051636063">
            <text:p>142.139051636063</text:p>
          </table:table-cell>
          <table:table-cell table:formula="of:=([.$C$10]-[.C947])*[.$B$4]" office:value-type="float" office:value="72895.612112037">
            <text:p>72895.612112037</text:p>
          </table:table-cell>
          <table:table-cell table:formula="of:=ROUND([.D947])" office:value-type="float" office:value="72896">
            <text:p>72896</text:p>
          </table:table-cell>
          <table:table-cell table:formula="of:=([.$C$8]-([.E947]*[.$C$4]))" office:value-type="float" office:value="142.1388">
            <text:p>142.1388</text:p>
          </table:table-cell>
          <table:table-cell table:formula="of:=SQRT(ABS([.$D$2]^2-[.F947]^2))" office:value-type="float" office:value="140.700254209294">
            <text:p>140.700254209294</text:p>
          </table:table-cell>
          <table:table-cell table:formula="of:=ABS([.B947]-[.G947])" office:value-type="float" office:value="0.000254209291682628">
            <text:p>0.000254209291682628</text:p>
          </table:table-cell>
        </table:table-row>
        <table:table-row table:style-name="ro2">
          <table:table-cell table:formula="of:=[.A947]+[.A$4]" office:value-type="float" office:value="281.700000000005">
            <text:p>281.700000000005</text:p>
          </table:table-cell>
          <table:table-cell table:formula="of:=[.A948]/2" office:value-type="float" office:value="140.850000000002">
            <text:p>140.850000000002</text:p>
          </table:table-cell>
          <table:table-cell table:formula="of:=SQRT(ABS([.$D$2]^2-[.B948]^2))" office:value-type="float" office:value="141.990413408791">
            <text:p>141.990413408791</text:p>
          </table:table-cell>
          <table:table-cell table:formula="of:=([.$C$10]-[.C948])*[.$B$4]" office:value-type="float" office:value="73082.8728708049">
            <text:p>73082.8728708049</text:p>
          </table:table-cell>
          <table:table-cell table:formula="of:=ROUND([.D948])" office:value-type="float" office:value="73083">
            <text:p>73083</text:p>
          </table:table-cell>
          <table:table-cell table:formula="of:=([.$C$8]-([.E948]*[.$C$4]))" office:value-type="float" office:value="141.99036875">
            <text:p>141.99036875</text:p>
          </table:table-cell>
          <table:table-cell table:formula="of:=SQRT(ABS([.$D$2]^2-[.F948]^2))" office:value-type="float" office:value="140.850045020366">
            <text:p>140.850045020366</text:p>
          </table:table-cell>
          <table:table-cell table:formula="of:=ABS([.B948]-[.G948])" office:value-type="float" office:value="0.0000450203631316981">
            <text:p>0.0000450203631316981</text:p>
          </table:table-cell>
        </table:table-row>
        <table:table-row table:style-name="ro2">
          <table:table-cell table:formula="of:=[.A948]+[.A$4]" office:value-type="float" office:value="282.000000000005">
            <text:p>282.000000000005</text:p>
          </table:table-cell>
          <table:table-cell table:formula="of:=[.A949]/2" office:value-type="float" office:value="141.000000000002">
            <text:p>141.000000000002</text:p>
          </table:table-cell>
          <table:table-cell table:formula="of:=SQRT(ABS([.$D$2]^2-[.B949]^2))" office:value-type="float" office:value="141.841460793378">
            <text:p>141.841460793378</text:p>
          </table:table-cell>
          <table:table-cell table:formula="of:=([.$C$10]-[.C949])*[.$B$4]" office:value-type="float" office:value="73270.5297091205">
            <text:p>73270.5297091205</text:p>
          </table:table-cell>
          <table:table-cell table:formula="of:=ROUND([.D949])" office:value-type="float" office:value="73271">
            <text:p>73271</text:p>
          </table:table-cell>
          <table:table-cell table:formula="of:=([.$C$8]-([.E949]*[.$C$4]))" office:value-type="float" office:value="141.84114375">
            <text:p>141.84114375</text:p>
          </table:table-cell>
          <table:table-cell table:formula="of:=SQRT(ABS([.$D$2]^2-[.F949]^2))" office:value-type="float" office:value="141.000318934717">
            <text:p>141.000318934717</text:p>
          </table:table-cell>
          <table:table-cell table:formula="of:=ABS([.B949]-[.G949])" office:value-type="float" office:value="0.000318934714243824">
            <text:p>0.000318934714243824</text:p>
          </table:table-cell>
        </table:table-row>
        <table:table-row table:style-name="ro2">
          <table:table-cell table:formula="of:=[.A949]+[.A$4]" office:value-type="float" office:value="282.300000000005">
            <text:p>282.300000000005</text:p>
          </table:table-cell>
          <table:table-cell table:formula="of:=[.A950]/2" office:value-type="float" office:value="141.150000000002">
            <text:p>141.150000000002</text:p>
          </table:table-cell>
          <table:table-cell table:formula="of:=SQRT(ABS([.$D$2]^2-[.B950]^2))" office:value-type="float" office:value="141.692192798331">
            <text:p>141.692192798331</text:p>
          </table:table-cell>
          <table:table-cell table:formula="of:=([.$C$10]-[.C950])*[.$B$4]" office:value-type="float" office:value="73458.5838761089">
            <text:p>73458.5838761089</text:p>
          </table:table-cell>
          <table:table-cell table:formula="of:=ROUND([.D950])" office:value-type="float" office:value="73459">
            <text:p>73459</text:p>
          </table:table-cell>
          <table:table-cell table:formula="of:=([.$C$8]-([.E950]*[.$C$4]))" office:value-type="float" office:value="141.69191875">
            <text:p>141.69191875</text:p>
          </table:table-cell>
          <table:table-cell table:formula="of:=SQRT(ABS([.$D$2]^2-[.F950]^2))" office:value-type="float" office:value="141.150275100488">
            <text:p>141.150275100488</text:p>
          </table:table-cell>
          <table:table-cell table:formula="of:=ABS([.B950]-[.G950])" office:value-type="float" office:value="0.000275100485339408">
            <text:p>0.000275100485339408</text:p>
          </table:table-cell>
        </table:table-row>
        <table:table-row table:style-name="ro2">
          <table:table-cell table:formula="of:=[.A950]+[.A$4]" office:value-type="float" office:value="282.600000000005">
            <text:p>282.600000000005</text:p>
          </table:table-cell>
          <table:table-cell table:formula="of:=[.A951]/2" office:value-type="float" office:value="141.300000000003">
            <text:p>141.300000000003</text:p>
          </table:table-cell>
          <table:table-cell table:formula="of:=SQRT(ABS([.$D$2]^2-[.B951]^2))" office:value-type="float" office:value="141.54260842587">
            <text:p>141.54260842587</text:p>
          </table:table-cell>
          <table:table-cell table:formula="of:=([.$C$10]-[.C951])*[.$B$4]" office:value-type="float" office:value="73647.0366288147">
            <text:p>73647.0366288147</text:p>
          </table:table-cell>
          <table:table-cell table:formula="of:=ROUND([.D951])" office:value-type="float" office:value="73647">
            <text:p>73647</text:p>
          </table:table-cell>
          <table:table-cell table:formula="of:=([.$C$8]-([.E951]*[.$C$4]))" office:value-type="float" office:value="141.54269375">
            <text:p>141.54269375</text:p>
          </table:table-cell>
          <table:table-cell table:formula="of:=SQRT(ABS([.$D$2]^2-[.F951]^2))" office:value-type="float" office:value="141.299914529322">
            <text:p>141.299914529322</text:p>
          </table:table-cell>
          <table:table-cell table:formula="of:=ABS([.B951]-[.G951])" office:value-type="float" office:value="0.0000854706804602756">
            <text:p>0.0000854706804602756</text:p>
          </table:table-cell>
        </table:table-row>
        <table:table-row table:style-name="ro2">
          <table:table-cell table:formula="of:=[.A951]+[.A$4]" office:value-type="float" office:value="282.900000000005">
            <text:p>282.900000000005</text:p>
          </table:table-cell>
          <table:table-cell table:formula="of:=[.A952]/2" office:value-type="float" office:value="141.450000000003">
            <text:p>141.450000000003</text:p>
          </table:table-cell>
          <table:table-cell table:formula="of:=SQRT(ABS([.$D$2]^2-[.B952]^2))" office:value-type="float" office:value="141.392706671876">
            <text:p>141.392706671876</text:p>
          </table:table-cell>
          <table:table-cell table:formula="of:=([.$C$10]-[.C952])*[.$B$4]" office:value-type="float" office:value="73835.8892322717">
            <text:p>73835.8892322717</text:p>
          </table:table-cell>
          <table:table-cell table:formula="of:=ROUND([.D952])" office:value-type="float" office:value="73836">
            <text:p>73836</text:p>
          </table:table-cell>
          <table:table-cell table:formula="of:=([.$C$8]-([.E952]*[.$C$4]))" office:value-type="float" office:value="141.392675">
            <text:p>141.392675</text:p>
          </table:table-cell>
          <table:table-cell table:formula="of:=SQRT(ABS([.$D$2]^2-[.F952]^2))" office:value-type="float" office:value="141.450031659043">
            <text:p>141.450031659043</text:p>
          </table:table-cell>
          <table:table-cell table:formula="of:=ABS([.B952]-[.G952])" office:value-type="float" office:value="0.0000316590408999673">
            <text:p>0.0000316590408999673</text:p>
          </table:table-cell>
        </table:table-row>
        <table:table-row table:style-name="ro2">
          <table:table-cell table:formula="of:=[.A952]+[.A$4]" office:value-type="float" office:value="283.200000000005">
            <text:p>283.200000000005</text:p>
          </table:table-cell>
          <table:table-cell table:formula="of:=[.A953]/2" office:value-type="float" office:value="141.600000000003">
            <text:p>141.600000000003</text:p>
          </table:table-cell>
          <table:table-cell table:formula="of:=SQRT(ABS([.$D$2]^2-[.B953]^2))" office:value-type="float" office:value="141.24248652583">
            <text:p>141.24248652583</text:p>
          </table:table-cell>
          <table:table-cell table:formula="of:=([.$C$10]-[.C953])*[.$B$4]" office:value-type="float" office:value="74025.1429595742">
            <text:p>74025.1429595742</text:p>
          </table:table-cell>
          <table:table-cell table:formula="of:=ROUND([.D953])" office:value-type="float" office:value="74025">
            <text:p>74025</text:p>
          </table:table-cell>
          <table:table-cell table:formula="of:=([.$C$8]-([.E953]*[.$C$4]))" office:value-type="float" office:value="141.24265625">
            <text:p>141.24265625</text:p>
          </table:table-cell>
          <table:table-cell table:formula="of:=SQRT(ABS([.$D$2]^2-[.F953]^2))" office:value-type="float" office:value="141.599830704151">
            <text:p>141.599830704151</text:p>
          </table:table-cell>
          <table:table-cell table:formula="of:=ABS([.B953]-[.G953])" office:value-type="float" office:value="0.000169295851094375">
            <text:p>0.000169295851094375</text:p>
          </table:table-cell>
        </table:table-row>
        <table:table-row table:style-name="ro2">
          <table:table-cell table:formula="of:=[.A953]+[.A$4]" office:value-type="float" office:value="283.500000000005">
            <text:p>283.500000000005</text:p>
          </table:table-cell>
          <table:table-cell table:formula="of:=[.A954]/2" office:value-type="float" office:value="141.750000000003">
            <text:p>141.750000000003</text:p>
          </table:table-cell>
          <table:table-cell table:formula="of:=SQRT(ABS([.$D$2]^2-[.B954]^2))" office:value-type="float" office:value="141.091946970758">
            <text:p>141.091946970758</text:p>
          </table:table-cell>
          <table:table-cell table:formula="of:=([.$C$10]-[.C954])*[.$B$4]" office:value-type="float" office:value="74214.799091948">
            <text:p>74214.799091948</text:p>
          </table:table-cell>
          <table:table-cell table:formula="of:=ROUND([.D954])" office:value-type="float" office:value="74215">
            <text:p>74215</text:p>
          </table:table-cell>
          <table:table-cell table:formula="of:=([.$C$8]-([.E954]*[.$C$4]))" office:value-type="float" office:value="141.09184375">
            <text:p>141.09184375</text:p>
          </table:table-cell>
          <table:table-cell table:formula="of:=SQRT(ABS([.$D$2]^2-[.F954]^2))" office:value-type="float" office:value="141.750102741499">
            <text:p>141.750102741499</text:p>
          </table:table-cell>
          <table:table-cell table:formula="of:=ABS([.B954]-[.G954])" office:value-type="float" office:value="0.000102741496704084">
            <text:p>0.000102741496704084</text:p>
          </table:table-cell>
        </table:table-row>
        <table:table-row table:style-name="ro2">
          <table:table-cell table:formula="of:=[.A954]+[.A$4]" office:value-type="float" office:value="283.800000000005">
            <text:p>283.800000000005</text:p>
          </table:table-cell>
          <table:table-cell table:formula="of:=[.A955]/2" office:value-type="float" office:value="141.900000000003">
            <text:p>141.900000000003</text:p>
          </table:table-cell>
          <table:table-cell table:formula="of:=SQRT(ABS([.$D$2]^2-[.B955]^2))" office:value-type="float" office:value="140.941086983176">
            <text:p>140.941086983176</text:p>
          </table:table-cell>
          <table:table-cell table:formula="of:=([.$C$10]-[.C955])*[.$B$4]" office:value-type="float" office:value="74404.858918823">
            <text:p>74404.858918823</text:p>
          </table:table-cell>
          <table:table-cell table:formula="of:=ROUND([.D955])" office:value-type="float" office:value="74405">
            <text:p>74405</text:p>
          </table:table-cell>
          <table:table-cell table:formula="of:=([.$C$8]-([.E955]*[.$C$4]))" office:value-type="float" office:value="140.94103125">
            <text:p>140.94103125</text:p>
          </table:table-cell>
          <table:table-cell table:formula="of:=SQRT(ABS([.$D$2]^2-[.F955]^2))" office:value-type="float" office:value="141.900055356531">
            <text:p>141.900055356531</text:p>
          </table:table-cell>
          <table:table-cell table:formula="of:=ABS([.B955]-[.G955])" office:value-type="float" office:value="0.0000553565283496482">
            <text:p>0.0000553565283496482</text:p>
          </table:table-cell>
        </table:table-row>
        <table:table-row table:style-name="ro2">
          <table:table-cell table:formula="of:=[.A955]+[.A$4]" office:value-type="float" office:value="284.100000000005">
            <text:p>284.100000000005</text:p>
          </table:table-cell>
          <table:table-cell table:formula="of:=[.A956]/2" office:value-type="float" office:value="142.050000000003">
            <text:p>142.050000000003</text:p>
          </table:table-cell>
          <table:table-cell table:formula="of:=SQRT(ABS([.$D$2]^2-[.B956]^2))" office:value-type="float" office:value="140.789905533029">
            <text:p>140.789905533029</text:p>
          </table:table-cell>
          <table:table-cell table:formula="of:=([.$C$10]-[.C956])*[.$B$4]" office:value-type="float" office:value="74595.323737906">
            <text:p>74595.323737906</text:p>
          </table:table-cell>
          <table:table-cell table:formula="of:=ROUND([.D956])" office:value-type="float" office:value="74595">
            <text:p>74595</text:p>
          </table:table-cell>
          <table:table-cell table:formula="of:=([.$C$8]-([.E956]*[.$C$4]))" office:value-type="float" office:value="140.79021875">
            <text:p>140.79021875</text:p>
          </table:table-cell>
          <table:table-cell table:formula="of:=SQRT(ABS([.$D$2]^2-[.F956]^2))" office:value-type="float" office:value="142.049689560826">
            <text:p>142.049689560826</text:p>
          </table:table-cell>
          <table:table-cell table:formula="of:=ABS([.B956]-[.G956])" office:value-type="float" office:value="0.000310439176132604">
            <text:p>0.000310439176132604</text:p>
          </table:table-cell>
        </table:table-row>
        <table:table-row table:style-name="ro2">
          <table:table-cell table:formula="of:=[.A956]+[.A$4]" office:value-type="float" office:value="284.400000000005">
            <text:p>284.400000000005</text:p>
          </table:table-cell>
          <table:table-cell table:formula="of:=[.A957]/2" office:value-type="float" office:value="142.200000000003">
            <text:p>142.200000000003</text:p>
          </table:table-cell>
          <table:table-cell table:formula="of:=SQRT(ABS([.$D$2]^2-[.B957]^2))" office:value-type="float" office:value="140.638401583633">
            <text:p>140.638401583633</text:p>
          </table:table-cell>
          <table:table-cell table:formula="of:=([.$C$10]-[.C957])*[.$B$4]" office:value-type="float" office:value="74786.1948552553">
            <text:p>74786.1948552553</text:p>
          </table:table-cell>
          <table:table-cell table:formula="of:=ROUND([.D957])" office:value-type="float" office:value="74786">
            <text:p>74786</text:p>
          </table:table-cell>
          <table:table-cell table:formula="of:=([.$C$8]-([.E957]*[.$C$4]))" office:value-type="float" office:value="140.6386125">
            <text:p>140.6386125</text:p>
          </table:table-cell>
          <table:table-cell table:formula="of:=SQRT(ABS([.$D$2]^2-[.F957]^2))" office:value-type="float" office:value="142.199791399548">
            <text:p>142.199791399548</text:p>
          </table:table-cell>
          <table:table-cell table:formula="of:=ABS([.B957]-[.G957])" office:value-type="float" office:value="0.000208600454925545">
            <text:p>0.000208600454925545</text:p>
          </table:table-cell>
        </table:table-row>
        <table:table-row table:style-name="ro2">
          <table:table-cell table:formula="of:=[.A957]+[.A$4]" office:value-type="float" office:value="284.700000000005">
            <text:p>284.700000000005</text:p>
          </table:table-cell>
          <table:table-cell table:formula="of:=[.A958]/2" office:value-type="float" office:value="142.350000000003">
            <text:p>142.350000000003</text:p>
          </table:table-cell>
          <table:table-cell table:formula="of:=SQRT(ABS([.$D$2]^2-[.B958]^2))" office:value-type="float" office:value="140.486574091617">
            <text:p>140.486574091617</text:p>
          </table:table-cell>
          <table:table-cell table:formula="of:=([.$C$10]-[.C958])*[.$B$4]" office:value-type="float" office:value="74977.473585355">
            <text:p>74977.473585355</text:p>
          </table:table-cell>
          <table:table-cell table:formula="of:=ROUND([.D958])" office:value-type="float" office:value="74977">
            <text:p>74977</text:p>
          </table:table-cell>
          <table:table-cell table:formula="of:=([.$C$8]-([.E958]*[.$C$4]))" office:value-type="float" office:value="140.48700625">
            <text:p>140.48700625</text:p>
          </table:table-cell>
          <table:table-cell table:formula="of:=SQRT(ABS([.$D$2]^2-[.F958]^2))" office:value-type="float" office:value="142.349573497473">
            <text:p>142.349573497473</text:p>
          </table:table-cell>
          <table:table-cell table:formula="of:=ABS([.B958]-[.G958])" office:value-type="float" office:value="0.000426502529563777">
            <text:p>0.000426502529563777</text:p>
          </table:table-cell>
        </table:table-row>
        <table:table-row table:style-name="ro2">
          <table:table-cell table:formula="of:=[.A958]+[.A$4]" office:value-type="float" office:value="285.000000000005">
            <text:p>285.000000000005</text:p>
          </table:table-cell>
          <table:table-cell table:formula="of:=[.A959]/2" office:value-type="float" office:value="142.500000000003">
            <text:p>142.500000000003</text:p>
          </table:table-cell>
          <table:table-cell table:formula="of:=SQRT(ABS([.$D$2]^2-[.B959]^2))" office:value-type="float" office:value="140.334422006859">
            <text:p>140.334422006859</text:p>
          </table:table-cell>
          <table:table-cell table:formula="of:=([.$C$10]-[.C959])*[.$B$4]" office:value-type="float" office:value="75169.1612511909">
            <text:p>75169.1612511909</text:p>
          </table:table-cell>
          <table:table-cell table:formula="of:=ROUND([.D959])" office:value-type="float" office:value="75169">
            <text:p>75169</text:p>
          </table:table-cell>
          <table:table-cell table:formula="of:=([.$C$8]-([.E959]*[.$C$4]))" office:value-type="float" office:value="140.33460625">
            <text:p>140.33460625</text:p>
          </table:table-cell>
          <table:table-cell table:formula="of:=SQRT(ABS([.$D$2]^2-[.F959]^2))" office:value-type="float" office:value="142.499818556577">
            <text:p>142.499818556577</text:p>
          </table:table-cell>
          <table:table-cell table:formula="of:=ABS([.B959]-[.G959])" office:value-type="float" office:value="0.000181443425219641">
            <text:p>0.000181443425219641</text:p>
          </table:table-cell>
        </table:table-row>
        <table:table-row table:style-name="ro2">
          <table:table-cell table:formula="of:=[.A959]+[.A$4]" office:value-type="float" office:value="285.300000000005">
            <text:p>285.300000000005</text:p>
          </table:table-cell>
          <table:table-cell table:formula="of:=[.A960]/2" office:value-type="float" office:value="142.650000000003">
            <text:p>142.650000000003</text:p>
          </table:table-cell>
          <table:table-cell table:formula="of:=SQRT(ABS([.$D$2]^2-[.B960]^2))" office:value-type="float" office:value="140.181944272432">
            <text:p>140.181944272432</text:p>
          </table:table-cell>
          <table:table-cell table:formula="of:=([.$C$10]-[.C960])*[.$B$4]" office:value-type="float" office:value="75361.2591843275">
            <text:p>75361.2591843275</text:p>
          </table:table-cell>
          <table:table-cell table:formula="of:=ROUND([.D960])" office:value-type="float" office:value="75361">
            <text:p>75361</text:p>
          </table:table-cell>
          <table:table-cell table:formula="of:=([.$C$8]-([.E960]*[.$C$4]))" office:value-type="float" office:value="140.18220625">
            <text:p>140.18220625</text:p>
          </table:table-cell>
          <table:table-cell table:formula="of:=SQRT(ABS([.$D$2]^2-[.F960]^2))" office:value-type="float" office:value="142.649742554561">
            <text:p>142.649742554561</text:p>
          </table:table-cell>
          <table:table-cell table:formula="of:=ABS([.B960]-[.G960])" office:value-type="float" office:value="0.000257445441775417">
            <text:p>0.000257445441775417</text:p>
          </table:table-cell>
        </table:table-row>
        <table:table-row table:style-name="ro2">
          <table:table-cell table:formula="of:=[.A960]+[.A$4]" office:value-type="float" office:value="285.600000000005">
            <text:p>285.600000000005</text:p>
          </table:table-cell>
          <table:table-cell table:formula="of:=[.A961]/2" office:value-type="float" office:value="142.800000000003">
            <text:p>142.800000000003</text:p>
          </table:table-cell>
          <table:table-cell table:formula="of:=SQRT(ABS([.$D$2]^2-[.B961]^2))" office:value-type="float" office:value="140.029139824535">
            <text:p>140.029139824535</text:p>
          </table:table-cell>
          <table:table-cell table:formula="of:=([.$C$10]-[.C961])*[.$B$4]" office:value-type="float" office:value="75553.7687249849">
            <text:p>75553.7687249849</text:p>
          </table:table-cell>
          <table:table-cell table:formula="of:=ROUND([.D961])" office:value-type="float" office:value="75554">
            <text:p>75554</text:p>
          </table:table-cell>
          <table:table-cell table:formula="of:=([.$C$8]-([.E961]*[.$C$4]))" office:value-type="float" office:value="140.0290125">
            <text:p>140.0290125</text:p>
          </table:table-cell>
          <table:table-cell table:formula="of:=SQRT(ABS([.$D$2]^2-[.F961]^2))" office:value-type="float" office:value="142.800124853849">
            <text:p>142.800124853849</text:p>
          </table:table-cell>
          <table:table-cell table:formula="of:=ABS([.B961]-[.G961])" office:value-type="float" office:value="0.000124853846415363">
            <text:p>0.000124853846415363</text:p>
          </table:table-cell>
        </table:table-row>
        <table:table-row table:style-name="ro2">
          <table:table-cell table:formula="of:=[.A961]+[.A$4]" office:value-type="float" office:value="285.900000000005">
            <text:p>285.900000000005</text:p>
          </table:table-cell>
          <table:table-cell table:formula="of:=[.A962]/2" office:value-type="float" office:value="142.950000000003">
            <text:p>142.950000000003</text:p>
          </table:table-cell>
          <table:table-cell table:formula="of:=SQRT(ABS([.$D$2]^2-[.B962]^2))" office:value-type="float" office:value="139.876007592436">
            <text:p>139.876007592436</text:p>
          </table:table-cell>
          <table:table-cell table:formula="of:=([.$C$10]-[.C962])*[.$B$4]" office:value-type="float" office:value="75746.6912221176">
            <text:p>75746.6912221176</text:p>
          </table:table-cell>
          <table:table-cell table:formula="of:=ROUND([.D962])" office:value-type="float" office:value="75747">
            <text:p>75747</text:p>
          </table:table-cell>
          <table:table-cell table:formula="of:=([.$C$8]-([.E962]*[.$C$4]))" office:value-type="float" office:value="139.87581875">
            <text:p>139.87581875</text:p>
          </table:table-cell>
          <table:table-cell table:formula="of:=SQRT(ABS([.$D$2]^2-[.F962]^2))" office:value-type="float" office:value="142.950184781333">
            <text:p>142.950184781333</text:p>
          </table:table-cell>
          <table:table-cell table:formula="of:=ABS([.B962]-[.G962])" office:value-type="float" office:value="0.000184781330091255">
            <text:p>0.000184781330091255</text:p>
          </table:table-cell>
        </table:table-row>
        <table:table-row table:style-name="ro2">
          <table:table-cell table:formula="of:=[.A962]+[.A$4]" office:value-type="float" office:value="286.200000000005">
            <text:p>286.200000000005</text:p>
          </table:table-cell>
          <table:table-cell table:formula="of:=[.A963]/2" office:value-type="float" office:value="143.100000000003">
            <text:p>143.100000000003</text:p>
          </table:table-cell>
          <table:table-cell table:formula="of:=SQRT(ABS([.$D$2]^2-[.B963]^2))" office:value-type="float" office:value="139.722546498406">
            <text:p>139.722546498406</text:p>
          </table:table-cell>
          <table:table-cell table:formula="of:=([.$C$10]-[.C963])*[.$B$4]" office:value-type="float" office:value="75940.0280334941">
            <text:p>75940.0280334941</text:p>
          </table:table-cell>
          <table:table-cell table:formula="of:=ROUND([.D963])" office:value-type="float" office:value="75940">
            <text:p>75940</text:p>
          </table:table-cell>
          <table:table-cell table:formula="of:=([.$C$8]-([.E963]*[.$C$4]))" office:value-type="float" office:value="139.722625">
            <text:p>139.722625</text:p>
          </table:table-cell>
          <table:table-cell table:formula="of:=SQRT(ABS([.$D$2]^2-[.F963]^2))" office:value-type="float" office:value="143.099923351165">
            <text:p>143.099923351165</text:p>
          </table:table-cell>
          <table:table-cell table:formula="of:=ABS([.B963]-[.G963])" office:value-type="float" office:value="0.0000766488372789809">
            <text:p>0.0000766488372789809</text:p>
          </table:table-cell>
        </table:table-row>
        <table:table-row table:style-name="ro2">
          <table:table-cell table:formula="of:=[.A963]+[.A$4]" office:value-type="float" office:value="286.500000000005">
            <text:p>286.500000000005</text:p>
          </table:table-cell>
          <table:table-cell table:formula="of:=[.A964]/2" office:value-type="float" office:value="143.250000000003">
            <text:p>143.250000000003</text:p>
          </table:table-cell>
          <table:table-cell table:formula="of:=SQRT(ABS([.$D$2]^2-[.B964]^2))" office:value-type="float" office:value="139.568755457657">
            <text:p>139.568755457657</text:p>
          </table:table-cell>
          <table:table-cell table:formula="of:=([.$C$10]-[.C964])*[.$B$4]" office:value-type="float" office:value="76133.7805257765">
            <text:p>76133.7805257765</text:p>
          </table:table-cell>
          <table:table-cell table:formula="of:=ROUND([.D964])" office:value-type="float" office:value="76134">
            <text:p>76134</text:p>
          </table:table-cell>
          <table:table-cell table:formula="of:=([.$C$8]-([.E964]*[.$C$4]))" office:value-type="float" office:value="139.5686375">
            <text:p>139.5686375</text:p>
          </table:table-cell>
          <table:table-cell table:formula="of:=SQRT(ABS([.$D$2]^2-[.F964]^2))" office:value-type="float" office:value="143.250114926284">
            <text:p>143.250114926284</text:p>
          </table:table-cell>
          <table:table-cell table:formula="of:=ABS([.B964]-[.G964])" office:value-type="float" office:value="0.000114926281526095">
            <text:p>0.000114926281526095</text:p>
          </table:table-cell>
        </table:table-row>
        <table:table-row table:style-name="ro2">
          <table:table-cell table:formula="of:=[.A964]+[.A$4]" office:value-type="float" office:value="286.800000000005">
            <text:p>286.800000000005</text:p>
          </table:table-cell>
          <table:table-cell table:formula="of:=[.A965]/2" office:value-type="float" office:value="143.400000000003">
            <text:p>143.400000000003</text:p>
          </table:table-cell>
          <table:table-cell table:formula="of:=SQRT(ABS([.$D$2]^2-[.B965]^2))" office:value-type="float" office:value="139.414633378277">
            <text:p>139.414633378277</text:p>
          </table:table-cell>
          <table:table-cell table:formula="of:=([.$C$10]-[.C965])*[.$B$4]" office:value-type="float" office:value="76327.9500746023">
            <text:p>76327.9500746023</text:p>
          </table:table-cell>
          <table:table-cell table:formula="of:=ROUND([.D965])" office:value-type="float" office:value="76328">
            <text:p>76328</text:p>
          </table:table-cell>
          <table:table-cell table:formula="of:=([.$C$8]-([.E965]*[.$C$4]))" office:value-type="float" office:value="139.41465">
            <text:p>139.41465</text:p>
          </table:table-cell>
          <table:table-cell table:formula="of:=SQRT(ABS([.$D$2]^2-[.F965]^2))" office:value-type="float" office:value="143.399983840228">
            <text:p>143.399983840228</text:p>
          </table:table-cell>
          <table:table-cell table:formula="of:=ABS([.B965]-[.G965])" office:value-type="float" office:value="0.0000161597750718556">
            <text:p>0.0000161597750718556</text:p>
          </table:table-cell>
        </table:table-row>
        <table:table-row table:style-name="ro2">
          <table:table-cell table:formula="of:=[.A965]+[.A$4]" office:value-type="float" office:value="287.100000000005">
            <text:p>287.100000000005</text:p>
          </table:table-cell>
          <table:table-cell table:formula="of:=[.A966]/2" office:value-type="float" office:value="143.550000000003">
            <text:p>143.550000000003</text:p>
          </table:table-cell>
          <table:table-cell table:formula="of:=SQRT(ABS([.$D$2]^2-[.B966]^2))" office:value-type="float" office:value="139.260179161163">
            <text:p>139.260179161163</text:p>
          </table:table-cell>
          <table:table-cell table:formula="of:=([.$C$10]-[.C966])*[.$B$4]" office:value-type="float" office:value="76522.5380646664">
            <text:p>76522.5380646664</text:p>
          </table:table-cell>
          <table:table-cell table:formula="of:=ROUND([.D966])" office:value-type="float" office:value="76523">
            <text:p>76523</text:p>
          </table:table-cell>
          <table:table-cell table:formula="of:=([.$C$8]-([.E966]*[.$C$4]))" office:value-type="float" office:value="139.25986875">
            <text:p>139.25986875</text:p>
          </table:table-cell>
          <table:table-cell table:formula="of:=SQRT(ABS([.$D$2]^2-[.F966]^2))" office:value-type="float" office:value="143.550301134246">
            <text:p>143.550301134246</text:p>
          </table:table-cell>
          <table:table-cell table:formula="of:=ABS([.B966]-[.G966])" office:value-type="float" office:value="0.000301134243642309">
            <text:p>0.000301134243642309</text:p>
          </table:table-cell>
        </table:table-row>
        <table:table-row table:style-name="ro2">
          <table:table-cell table:formula="of:=[.A966]+[.A$4]" office:value-type="float" office:value="287.400000000005">
            <text:p>287.400000000005</text:p>
          </table:table-cell>
          <table:table-cell table:formula="of:=[.A967]/2" office:value-type="float" office:value="143.700000000003">
            <text:p>143.700000000003</text:p>
          </table:table-cell>
          <table:table-cell table:formula="of:=SQRT(ABS([.$D$2]^2-[.B967]^2))" office:value-type="float" office:value="139.10539169996">
            <text:p>139.10539169996</text:p>
          </table:table-cell>
          <table:table-cell table:formula="of:=([.$C$10]-[.C967])*[.$B$4]" office:value-type="float" office:value="76717.5458898044">
            <text:p>76717.5458898044</text:p>
          </table:table-cell>
          <table:table-cell table:formula="of:=ROUND([.D967])" office:value-type="float" office:value="76718">
            <text:p>76718</text:p>
          </table:table-cell>
          <table:table-cell table:formula="of:=([.$C$8]-([.E967]*[.$C$4]))" office:value-type="float" office:value="139.1050875">
            <text:p>139.1050875</text:p>
          </table:table-cell>
          <table:table-cell table:formula="of:=SQRT(ABS([.$D$2]^2-[.F967]^2))" office:value-type="float" office:value="143.700294472967">
            <text:p>143.700294472967</text:p>
          </table:table-cell>
          <table:table-cell table:formula="of:=ABS([.B967]-[.G967])" office:value-type="float" office:value="0.000294472964128545">
            <text:p>0.000294472964128545</text:p>
          </table:table-cell>
        </table:table-row>
        <table:table-row table:style-name="ro2">
          <table:table-cell table:formula="of:=[.A967]+[.A$4]" office:value-type="float" office:value="287.700000000005">
            <text:p>287.700000000005</text:p>
          </table:table-cell>
          <table:table-cell table:formula="of:=[.A968]/2" office:value-type="float" office:value="143.850000000003">
            <text:p>143.850000000003</text:p>
          </table:table-cell>
          <table:table-cell table:formula="of:=SQRT(ABS([.$D$2]^2-[.B968]^2))" office:value-type="float" office:value="138.950269880987">
            <text:p>138.950269880987</text:p>
          </table:table-cell>
          <table:table-cell table:formula="of:=([.$C$10]-[.C968])*[.$B$4]" office:value-type="float" office:value="76912.9749530767">
            <text:p>76912.9749530767</text:p>
          </table:table-cell>
          <table:table-cell table:formula="of:=ROUND([.D968])" office:value-type="float" office:value="76913">
            <text:p>76913</text:p>
          </table:table-cell>
          <table:table-cell table:formula="of:=([.$C$8]-([.E968]*[.$C$4]))" office:value-type="float" office:value="138.95030625">
            <text:p>138.95030625</text:p>
          </table:table-cell>
          <table:table-cell table:formula="of:=SQRT(ABS([.$D$2]^2-[.F968]^2))" office:value-type="float" office:value="143.84996486976">
            <text:p>143.84996486976</text:p>
          </table:table-cell>
          <table:table-cell table:formula="of:=ABS([.B968]-[.G968])" office:value-type="float" office:value="0.0000351302425087852">
            <text:p>0.0000351302425087852</text:p>
          </table:table-cell>
        </table:table-row>
        <table:table-row table:style-name="ro2">
          <table:table-cell table:formula="of:=[.A968]+[.A$4]" office:value-type="float" office:value="288.000000000005">
            <text:p>288.000000000005</text:p>
          </table:table-cell>
          <table:table-cell table:formula="of:=[.A969]/2" office:value-type="float" office:value="144.000000000003">
            <text:p>144.000000000003</text:p>
          </table:table-cell>
          <table:table-cell table:formula="of:=SQRT(ABS([.$D$2]^2-[.B969]^2))" office:value-type="float" office:value="138.794812583177">
            <text:p>138.794812583177</text:p>
          </table:table-cell>
          <table:table-cell table:formula="of:=([.$C$10]-[.C969])*[.$B$4]" office:value-type="float" office:value="77108.8266668535">
            <text:p>77108.8266668535</text:p>
          </table:table-cell>
          <table:table-cell table:formula="of:=ROUND([.D969])" office:value-type="float" office:value="77109">
            <text:p>77109</text:p>
          </table:table-cell>
          <table:table-cell table:formula="of:=([.$C$8]-([.E969]*[.$C$4]))" office:value-type="float" office:value="138.79473125">
            <text:p>138.79473125</text:p>
          </table:table-cell>
          <table:table-cell table:formula="of:=SQRT(ABS([.$D$2]^2-[.F969]^2))" office:value-type="float" office:value="144.000078393174">
            <text:p>144.000078393174</text:p>
          </table:table-cell>
          <table:table-cell table:formula="of:=ABS([.B969]-[.G969])" office:value-type="float" office:value="0.000078393171463631">
            <text:p>0.000078393171463631</text:p>
          </table:table-cell>
        </table:table-row>
        <table:table-row table:style-name="ro2">
          <table:table-cell table:formula="of:=[.A969]+[.A$4]" office:value-type="float" office:value="288.300000000005">
            <text:p>288.300000000005</text:p>
          </table:table-cell>
          <table:table-cell table:formula="of:=[.A970]/2" office:value-type="float" office:value="144.150000000003">
            <text:p>144.150000000003</text:p>
          </table:table-cell>
          <table:table-cell table:formula="of:=SQRT(ABS([.$D$2]^2-[.B970]^2))" office:value-type="float" office:value="138.639018678002">
            <text:p>138.639018678002</text:p>
          </table:table-cell>
          <table:table-cell table:formula="of:=([.$C$10]-[.C970])*[.$B$4]" office:value-type="float" office:value="77305.1024529015">
            <text:p>77305.1024529015</text:p>
          </table:table-cell>
          <table:table-cell table:formula="of:=ROUND([.D970])" office:value-type="float" office:value="77305">
            <text:p>77305</text:p>
          </table:table-cell>
          <table:table-cell table:formula="of:=([.$C$8]-([.E970]*[.$C$4]))" office:value-type="float" office:value="138.63915625">
            <text:p>138.63915625</text:p>
          </table:table-cell>
          <table:table-cell table:formula="of:=SQRT(ABS([.$D$2]^2-[.F970]^2))" office:value-type="float" office:value="144.149867687376">
            <text:p>144.149867687376</text:p>
          </table:table-cell>
          <table:table-cell table:formula="of:=ABS([.B970]-[.G970])" office:value-type="float" office:value="0.000132312626305975">
            <text:p>0.000132312626305975</text:p>
          </table:table-cell>
        </table:table-row>
        <table:table-row table:style-name="ro2">
          <table:table-cell table:formula="of:=[.A970]+[.A$4]" office:value-type="float" office:value="288.600000000005">
            <text:p>288.600000000005</text:p>
          </table:table-cell>
          <table:table-cell table:formula="of:=[.A971]/2" office:value-type="float" office:value="144.300000000003">
            <text:p>144.300000000003</text:p>
          </table:table-cell>
          <table:table-cell table:formula="of:=SQRT(ABS([.$D$2]^2-[.B971]^2))" office:value-type="float" office:value="138.482887029406">
            <text:p>138.482887029406</text:p>
          </table:table-cell>
          <table:table-cell table:formula="of:=([.$C$10]-[.C971])*[.$B$4]" office:value-type="float" office:value="77501.8037424706">
            <text:p>77501.8037424706</text:p>
          </table:table-cell>
          <table:table-cell table:formula="of:=ROUND([.D971])" office:value-type="float" office:value="77502">
            <text:p>77502</text:p>
          </table:table-cell>
          <table:table-cell table:formula="of:=([.$C$8]-([.E971]*[.$C$4]))" office:value-type="float" office:value="138.4827875">
            <text:p>138.4827875</text:p>
          </table:table-cell>
          <table:table-cell table:formula="of:=SQRT(ABS([.$D$2]^2-[.F971]^2))" office:value-type="float" office:value="144.30009551705">
            <text:p>144.30009551705</text:p>
          </table:table-cell>
          <table:table-cell table:formula="of:=ABS([.B971]-[.G971])" office:value-type="float" office:value="0.0000955170476970579">
            <text:p>0.0000955170476970579</text:p>
          </table:table-cell>
        </table:table-row>
        <table:table-row table:style-name="ro2">
          <table:table-cell table:formula="of:=[.A971]+[.A$4]" office:value-type="float" office:value="288.900000000005">
            <text:p>288.900000000005</text:p>
          </table:table-cell>
          <table:table-cell table:formula="of:=[.A972]/2" office:value-type="float" office:value="144.450000000003">
            <text:p>144.450000000003</text:p>
          </table:table-cell>
          <table:table-cell table:formula="of:=SQRT(ABS([.$D$2]^2-[.B972]^2))" office:value-type="float" office:value="138.326416493739">
            <text:p>138.326416493739</text:p>
          </table:table-cell>
          <table:table-cell table:formula="of:=([.$C$10]-[.C972])*[.$B$4]" office:value-type="float" office:value="77698.9319763823">
            <text:p>77698.9319763823</text:p>
          </table:table-cell>
          <table:table-cell table:formula="of:=ROUND([.D972])" office:value-type="float" office:value="77699">
            <text:p>77699</text:p>
          </table:table-cell>
          <table:table-cell table:formula="of:=([.$C$8]-([.E972]*[.$C$4]))" office:value-type="float" office:value="138.32641875">
            <text:p>138.32641875</text:p>
          </table:table-cell>
          <table:table-cell table:formula="of:=SQRT(ABS([.$D$2]^2-[.F972]^2))" office:value-type="float" office:value="144.44999783939">
            <text:p>144.44999783939</text:p>
          </table:table-cell>
          <table:table-cell table:formula="of:=ABS([.B972]-[.G972])" office:value-type="float" office:value="0.00000216061306446136">
            <text:p>0.00000216061306446136</text:p>
          </table:table-cell>
        </table:table-row>
        <table:table-row table:style-name="ro2">
          <table:table-cell table:formula="of:=[.A972]+[.A$4]" office:value-type="float" office:value="289.200000000005">
            <text:p>289.200000000005</text:p>
          </table:table-cell>
          <table:table-cell table:formula="of:=[.A973]/2" office:value-type="float" office:value="144.600000000003">
            <text:p>144.600000000003</text:p>
          </table:table-cell>
          <table:table-cell table:formula="of:=SQRT(ABS([.$D$2]^2-[.B973]^2))" office:value-type="float" office:value="138.169605919678">
            <text:p>138.169605919678</text:p>
          </table:table-cell>
          <table:table-cell table:formula="of:=([.$C$10]-[.C973])*[.$B$4]" office:value-type="float" office:value="77896.4886051195">
            <text:p>77896.4886051195</text:p>
          </table:table-cell>
          <table:table-cell table:formula="of:=ROUND([.D973])" office:value-type="float" office:value="77896">
            <text:p>77896</text:p>
          </table:table-cell>
          <table:table-cell table:formula="of:=([.$C$8]-([.E973]*[.$C$4]))" office:value-type="float" office:value="138.17005">
            <text:p>138.17005</text:p>
          </table:table-cell>
          <table:table-cell table:formula="of:=SQRT(ABS([.$D$2]^2-[.F973]^2))" office:value-type="float" office:value="144.599575666727">
            <text:p>144.599575666727</text:p>
          </table:table-cell>
          <table:table-cell table:formula="of:=ABS([.B973]-[.G973])" office:value-type="float" office:value="0.00042433327564595">
            <text:p>0.00042433327564595</text:p>
          </table:table-cell>
        </table:table-row>
        <table:table-row table:style-name="ro2">
          <table:table-cell table:formula="of:=[.A973]+[.A$4]" office:value-type="float" office:value="289.500000000005">
            <text:p>289.500000000005</text:p>
          </table:table-cell>
          <table:table-cell table:formula="of:=[.A974]/2" office:value-type="float" office:value="144.750000000003">
            <text:p>144.750000000003</text:p>
          </table:table-cell>
          <table:table-cell table:formula="of:=SQRT(ABS([.$D$2]^2-[.B974]^2))" office:value-type="float" office:value="138.012454148165">
            <text:p>138.012454148165</text:p>
          </table:table-cell>
          <table:table-cell table:formula="of:=([.$C$10]-[.C974])*[.$B$4]" office:value-type="float" office:value="78094.4750889165">
            <text:p>78094.4750889165</text:p>
          </table:table-cell>
          <table:table-cell table:formula="of:=ROUND([.D974])" office:value-type="float" office:value="78094">
            <text:p>78094</text:p>
          </table:table-cell>
          <table:table-cell table:formula="of:=([.$C$8]-([.E974]*[.$C$4]))" office:value-type="float" office:value="138.0128875">
            <text:p>138.0128875</text:p>
          </table:table-cell>
          <table:table-cell table:formula="of:=SQRT(ABS([.$D$2]^2-[.F974]^2))" office:value-type="float" office:value="144.74958681776">
            <text:p>144.74958681776</text:p>
          </table:table-cell>
          <table:table-cell table:formula="of:=ABS([.B974]-[.G974])" office:value-type="float" office:value="0.000413182242255061">
            <text:p>0.000413182242255061</text:p>
          </table:table-cell>
        </table:table-row>
        <table:table-row table:style-name="ro2">
          <table:table-cell table:formula="of:=[.A974]+[.A$4]" office:value-type="float" office:value="289.800000000005">
            <text:p>289.800000000005</text:p>
          </table:table-cell>
          <table:table-cell table:formula="of:=[.A975]/2" office:value-type="float" office:value="144.900000000003">
            <text:p>144.900000000003</text:p>
          </table:table-cell>
          <table:table-cell table:formula="of:=SQRT(ABS([.$D$2]^2-[.B975]^2))" office:value-type="float" office:value="137.854960012323">
            <text:p>137.854960012323</text:p>
          </table:table-cell>
          <table:table-cell table:formula="of:=([.$C$10]-[.C975])*[.$B$4]" office:value-type="float" office:value="78292.8928978505">
            <text:p>78292.8928978505</text:p>
          </table:table-cell>
          <table:table-cell table:formula="of:=ROUND([.D975])" office:value-type="float" office:value="78293">
            <text:p>78293</text:p>
          </table:table-cell>
          <table:table-cell table:formula="of:=([.$C$8]-([.E975]*[.$C$4]))" office:value-type="float" office:value="137.85493125">
            <text:p>137.85493125</text:p>
          </table:table-cell>
          <table:table-cell table:formula="of:=SQRT(ABS([.$D$2]^2-[.F975]^2))" office:value-type="float" office:value="144.900027363896">
            <text:p>144.900027363896</text:p>
          </table:table-cell>
          <table:table-cell table:formula="of:=ABS([.B975]-[.G975])" office:value-type="float" office:value="0.000027363893252641">
            <text:p>0.000027363893252641</text:p>
          </table:table-cell>
        </table:table-row>
        <table:table-row table:style-name="ro2">
          <table:table-cell table:formula="of:=[.A975]+[.A$4]" office:value-type="float" office:value="290.100000000005">
            <text:p>290.100000000005</text:p>
          </table:table-cell>
          <table:table-cell table:formula="of:=[.A976]/2" office:value-type="float" office:value="145.050000000003">
            <text:p>145.050000000003</text:p>
          </table:table-cell>
          <table:table-cell table:formula="of:=SQRT(ABS([.$D$2]^2-[.B976]^2))" office:value-type="float" office:value="137.697122337394">
            <text:p>137.697122337394</text:p>
          </table:table-cell>
          <table:table-cell table:formula="of:=([.$C$10]-[.C976])*[.$B$4]" office:value-type="float" office:value="78491.7435119347">
            <text:p>78491.7435119347</text:p>
          </table:table-cell>
          <table:table-cell table:formula="of:=ROUND([.D976])" office:value-type="float" office:value="78492">
            <text:p>78492</text:p>
          </table:table-cell>
          <table:table-cell table:formula="of:=([.$C$8]-([.E976]*[.$C$4]))" office:value-type="float" office:value="137.696975">
            <text:p>137.696975</text:p>
          </table:table-cell>
          <table:table-cell table:formula="of:=SQRT(ABS([.$D$2]^2-[.F976]^2))" office:value-type="float" office:value="145.050139868424">
            <text:p>145.050139868424</text:p>
          </table:table-cell>
          <table:table-cell table:formula="of:=ABS([.B976]-[.G976])" office:value-type="float" office:value="0.000139868421399569">
            <text:p>0.000139868421399569</text:p>
          </table:table-cell>
        </table:table-row>
        <table:table-row table:style-name="ro2">
          <table:table-cell table:formula="of:=[.A976]+[.A$4]" office:value-type="float" office:value="290.400000000005">
            <text:p>290.400000000005</text:p>
          </table:table-cell>
          <table:table-cell table:formula="of:=[.A977]/2" office:value-type="float" office:value="145.200000000003">
            <text:p>145.200000000003</text:p>
          </table:table-cell>
          <table:table-cell table:formula="of:=SQRT(ABS([.$D$2]^2-[.B977]^2))" office:value-type="float" office:value="137.538939940655">
            <text:p>137.538939940655</text:p>
          </table:table-cell>
          <table:table-cell table:formula="of:=([.$C$10]-[.C977])*[.$B$4]" office:value-type="float" office:value="78691.0284212115">
            <text:p>78691.0284212115</text:p>
          </table:table-cell>
          <table:table-cell table:formula="of:=ROUND([.D977])" office:value-type="float" office:value="78691">
            <text:p>78691</text:p>
          </table:table-cell>
          <table:table-cell table:formula="of:=([.$C$8]-([.E977]*[.$C$4]))" office:value-type="float" office:value="137.53901875">
            <text:p>137.53901875</text:p>
          </table:table-cell>
          <table:table-cell table:formula="of:=SQRT(ABS([.$D$2]^2-[.F977]^2))" office:value-type="float" office:value="145.199925348766">
            <text:p>145.199925348766</text:p>
          </table:table-cell>
          <table:table-cell table:formula="of:=ABS([.B977]-[.G977])" office:value-type="float" office:value="0.0000746512368721142">
            <text:p>0.0000746512368721142</text:p>
          </table:table-cell>
        </table:table-row>
        <table:table-row table:style-name="ro2">
          <table:table-cell table:formula="of:=[.A977]+[.A$4]" office:value-type="float" office:value="290.700000000005">
            <text:p>290.700000000005</text:p>
          </table:table-cell>
          <table:table-cell table:formula="of:=[.A978]/2" office:value-type="float" office:value="145.350000000003">
            <text:p>145.350000000003</text:p>
          </table:table-cell>
          <table:table-cell table:formula="of:=SQRT(ABS([.$D$2]^2-[.B978]^2))" office:value-type="float" office:value="137.38041163135">
            <text:p>137.38041163135</text:p>
          </table:table-cell>
          <table:table-cell table:formula="of:=([.$C$10]-[.C978])*[.$B$4]" office:value-type="float" office:value="78890.749125848">
            <text:p>78890.749125848</text:p>
          </table:table-cell>
          <table:table-cell table:formula="of:=ROUND([.D978])" office:value-type="float" office:value="78891">
            <text:p>78891</text:p>
          </table:table-cell>
          <table:table-cell table:formula="of:=([.$C$8]-([.E978]*[.$C$4]))" office:value-type="float" office:value="137.38026875">
            <text:p>137.38026875</text:p>
          </table:table-cell>
          <table:table-cell table:formula="of:=SQRT(ABS([.$D$2]^2-[.F978]^2))" office:value-type="float" office:value="145.350135046988">
            <text:p>145.350135046988</text:p>
          </table:table-cell>
          <table:table-cell table:formula="of:=ABS([.B978]-[.G978])" office:value-type="float" office:value="0.000135046985803911">
            <text:p>0.000135046985803911</text:p>
          </table:table-cell>
        </table:table-row>
        <table:table-row table:style-name="ro2">
          <table:table-cell table:formula="of:=[.A978]+[.A$4]" office:value-type="float" office:value="291.000000000005">
            <text:p>291.000000000005</text:p>
          </table:table-cell>
          <table:table-cell table:formula="of:=[.A979]/2" office:value-type="float" office:value="145.500000000003">
            <text:p>145.500000000003</text:p>
          </table:table-cell>
          <table:table-cell table:formula="of:=SQRT(ABS([.$D$2]^2-[.B979]^2))" office:value-type="float" office:value="137.221536210608">
            <text:p>137.221536210608</text:p>
          </table:table-cell>
          <table:table-cell table:formula="of:=([.$C$10]-[.C979])*[.$B$4]" office:value-type="float" office:value="79090.9071362318">
            <text:p>79090.9071362318</text:p>
          </table:table-cell>
          <table:table-cell table:formula="of:=ROUND([.D979])" office:value-type="float" office:value="79091">
            <text:p>79091</text:p>
          </table:table-cell>
          <table:table-cell table:formula="of:=([.$C$8]-([.E979]*[.$C$4]))" office:value-type="float" office:value="137.22151875">
            <text:p>137.22151875</text:p>
          </table:table-cell>
          <table:table-cell table:formula="of:=SQRT(ABS([.$D$2]^2-[.F979]^2))" office:value-type="float" office:value="145.500016467159">
            <text:p>145.500016467159</text:p>
          </table:table-cell>
          <table:table-cell table:formula="of:=ABS([.B979]-[.G979])" office:value-type="float" office:value="0.0000164671558593454">
            <text:p>0.0000164671558593454</text:p>
          </table:table-cell>
        </table:table-row>
        <table:table-row table:style-name="ro2">
          <table:table-cell table:formula="of:=[.A979]+[.A$4]" office:value-type="float" office:value="291.300000000005">
            <text:p>291.300000000005</text:p>
          </table:table-cell>
          <table:table-cell table:formula="of:=[.A980]/2" office:value-type="float" office:value="145.650000000003">
            <text:p>145.650000000003</text:p>
          </table:table-cell>
          <table:table-cell table:formula="of:=SQRT(ABS([.$D$2]^2-[.B980]^2))" office:value-type="float" office:value="137.062312471369">
            <text:p>137.062312471369</text:p>
          </table:table-cell>
          <table:table-cell table:formula="of:=([.$C$10]-[.C980])*[.$B$4]" office:value-type="float" office:value="79291.5039730683">
            <text:p>79291.5039730683</text:p>
          </table:table-cell>
          <table:table-cell table:formula="of:=ROUND([.D980])" office:value-type="float" office:value="79292">
            <text:p>79292</text:p>
          </table:table-cell>
          <table:table-cell table:formula="of:=([.$C$8]-([.E980]*[.$C$4]))" office:value-type="float" office:value="137.061975">
            <text:p>137.061975</text:p>
          </table:table-cell>
          <table:table-cell table:formula="of:=SQRT(ABS([.$D$2]^2-[.F980]^2))" office:value-type="float" office:value="145.650317572944">
            <text:p>145.650317572944</text:p>
          </table:table-cell>
          <table:table-cell table:formula="of:=ABS([.B980]-[.G980])" office:value-type="float" office:value="0.000317572941099797">
            <text:p>0.000317572941099797</text:p>
          </table:table-cell>
        </table:table-row>
        <table:table-row table:style-name="ro2">
          <table:table-cell table:formula="of:=[.A980]+[.A$4]" office:value-type="float" office:value="291.600000000005">
            <text:p>291.600000000005</text:p>
          </table:table-cell>
          <table:table-cell table:formula="of:=[.A981]/2" office:value-type="float" office:value="145.800000000003">
            <text:p>145.800000000003</text:p>
          </table:table-cell>
          <table:table-cell table:formula="of:=SQRT(ABS([.$D$2]^2-[.B981]^2))" office:value-type="float" office:value="136.902739198305">
            <text:p>136.902739198305</text:p>
          </table:table-cell>
          <table:table-cell table:formula="of:=([.$C$10]-[.C981])*[.$B$4]" office:value-type="float" office:value="79492.5411674793">
            <text:p>79492.5411674793</text:p>
          </table:table-cell>
          <table:table-cell table:formula="of:=ROUND([.D981])" office:value-type="float" office:value="79493">
            <text:p>79493</text:p>
          </table:table-cell>
          <table:table-cell table:formula="of:=([.$C$8]-([.E981]*[.$C$4]))" office:value-type="float" office:value="136.90243125">
            <text:p>136.90243125</text:p>
          </table:table-cell>
          <table:table-cell table:formula="of:=SQRT(ABS([.$D$2]^2-[.F981]^2))" office:value-type="float" office:value="145.80028915554">
            <text:p>145.80028915554</text:p>
          </table:table-cell>
          <table:table-cell table:formula="of:=ABS([.B981]-[.G981])" office:value-type="float" office:value="0.000289155537160468">
            <text:p>0.000289155537160468</text:p>
          </table:table-cell>
        </table:table-row>
        <table:table-row table:style-name="ro2">
          <table:table-cell table:formula="of:=[.A981]+[.A$4]" office:value-type="float" office:value="291.900000000005">
            <text:p>291.900000000005</text:p>
          </table:table-cell>
          <table:table-cell table:formula="of:=[.A982]/2" office:value-type="float" office:value="145.950000000003">
            <text:p>145.950000000003</text:p>
          </table:table-cell>
          <table:table-cell table:formula="of:=SQRT(ABS([.$D$2]^2-[.B982]^2))" office:value-type="float" office:value="136.742815167742">
            <text:p>136.742815167742</text:p>
          </table:table-cell>
          <table:table-cell table:formula="of:=([.$C$10]-[.C982])*[.$B$4]" office:value-type="float" office:value="79694.0202611026">
            <text:p>79694.0202611026</text:p>
          </table:table-cell>
          <table:table-cell table:formula="of:=ROUND([.D982])" office:value-type="float" office:value="79694">
            <text:p>79694</text:p>
          </table:table-cell>
          <table:table-cell table:formula="of:=([.$C$8]-([.E982]*[.$C$4]))" office:value-type="float" office:value="136.7428875">
            <text:p>136.7428875</text:p>
          </table:table-cell>
          <table:table-cell table:formula="of:=SQRT(ABS([.$D$2]^2-[.F982]^2))" office:value-type="float" office:value="145.949932230756">
            <text:p>145.949932230756</text:p>
          </table:table-cell>
          <table:table-cell table:formula="of:=ABS([.B982]-[.G982])" office:value-type="float" office:value="0.0000677692463852963">
            <text:p>0.0000677692463852963</text:p>
          </table:table-cell>
        </table:table-row>
        <table:table-row table:style-name="ro2">
          <table:table-cell table:formula="of:=[.A982]+[.A$4]" office:value-type="float" office:value="292.200000000005">
            <text:p>292.200000000005</text:p>
          </table:table-cell>
          <table:table-cell table:formula="of:=[.A983]/2" office:value-type="float" office:value="146.100000000003">
            <text:p>146.100000000003</text:p>
          </table:table-cell>
          <table:table-cell table:formula="of:=SQRT(ABS([.$D$2]^2-[.B983]^2))" office:value-type="float" office:value="136.582539147576">
            <text:p>136.582539147576</text:p>
          </table:table-cell>
          <table:table-cell table:formula="of:=([.$C$10]-[.C983])*[.$B$4]" office:value-type="float" office:value="79895.9428061931">
            <text:p>79895.9428061931</text:p>
          </table:table-cell>
          <table:table-cell table:formula="of:=ROUND([.D983])" office:value-type="float" office:value="79896">
            <text:p>79896</text:p>
          </table:table-cell>
          <table:table-cell table:formula="of:=([.$C$8]-([.E983]*[.$C$4]))" office:value-type="float" office:value="136.58255">
            <text:p>136.58255</text:p>
          </table:table-cell>
          <table:table-cell table:formula="of:=SQRT(ABS([.$D$2]^2-[.F983]^2))" office:value-type="float" office:value="146.099989854543">
            <text:p>146.099989854543</text:p>
          </table:table-cell>
          <table:table-cell table:formula="of:=ABS([.B983]-[.G983])" office:value-type="float" office:value="0.0000101454598961936">
            <text:p>0.0000101454598961936</text:p>
          </table:table-cell>
        </table:table-row>
        <table:table-row table:style-name="ro2">
          <table:table-cell table:formula="of:=[.A983]+[.A$4]" office:value-type="float" office:value="292.500000000005">
            <text:p>292.500000000005</text:p>
          </table:table-cell>
          <table:table-cell table:formula="of:=[.A984]/2" office:value-type="float" office:value="146.250000000003">
            <text:p>146.250000000003</text:p>
          </table:table-cell>
          <table:table-cell table:formula="of:=SQRT(ABS([.$D$2]^2-[.B984]^2))" office:value-type="float" office:value="136.421909897198">
            <text:p>136.421909897198</text:p>
          </table:table-cell>
          <table:table-cell table:formula="of:=([.$C$10]-[.C984])*[.$B$4]" office:value-type="float" office:value="80098.3103657248">
            <text:p>80098.3103657248</text:p>
          </table:table-cell>
          <table:table-cell table:formula="of:=ROUND([.D984])" office:value-type="float" office:value="80098">
            <text:p>80098</text:p>
          </table:table-cell>
          <table:table-cell table:formula="of:=([.$C$8]-([.E984]*[.$C$4]))" office:value-type="float" office:value="136.4222125">
            <text:p>136.4222125</text:p>
          </table:table-cell>
          <table:table-cell table:formula="of:=SQRT(ABS([.$D$2]^2-[.F984]^2))" office:value-type="float" office:value="146.24971773171">
            <text:p>146.24971773171</text:p>
          </table:table-cell>
          <table:table-cell table:formula="of:=ABS([.B984]-[.G984])" office:value-type="float" office:value="0.000282268292693288">
            <text:p>0.000282268292693288</text:p>
          </table:table-cell>
        </table:table-row>
        <table:table-row table:style-name="ro2">
          <table:table-cell table:formula="of:=[.A984]+[.A$4]" office:value-type="float" office:value="292.800000000005">
            <text:p>292.800000000005</text:p>
          </table:table-cell>
          <table:table-cell table:formula="of:=[.A985]/2" office:value-type="float" office:value="146.400000000003">
            <text:p>146.400000000003</text:p>
          </table:table-cell>
          <table:table-cell table:formula="of:=SQRT(ABS([.$D$2]^2-[.B985]^2))" office:value-type="float" office:value="136.260926167406">
            <text:p>136.260926167406</text:p>
          </table:table-cell>
          <table:table-cell table:formula="of:=([.$C$10]-[.C985])*[.$B$4]" office:value-type="float" office:value="80301.1245134945">
            <text:p>80301.1245134945</text:p>
          </table:table-cell>
          <table:table-cell table:formula="of:=ROUND([.D985])" office:value-type="float" office:value="80301">
            <text:p>80301</text:p>
          </table:table-cell>
          <table:table-cell table:formula="of:=([.$C$8]-([.E985]*[.$C$4]))" office:value-type="float" office:value="136.26108125">
            <text:p>136.26108125</text:p>
          </table:table-cell>
          <table:table-cell table:formula="of:=SQRT(ABS([.$D$2]^2-[.F985]^2))" office:value-type="float" office:value="146.39985565765">
            <text:p>146.39985565765</text:p>
          </table:table-cell>
          <table:table-cell table:formula="of:=ABS([.B985]-[.G985])" office:value-type="float" office:value="0.000144342352200511">
            <text:p>0.000144342352200511</text:p>
          </table:table-cell>
        </table:table-row>
        <table:table-row table:style-name="ro2">
          <table:table-cell table:formula="of:=[.A985]+[.A$4]" office:value-type="float" office:value="293.100000000005">
            <text:p>293.100000000005</text:p>
          </table:table-cell>
          <table:table-cell table:formula="of:=[.A986]/2" office:value-type="float" office:value="146.550000000003">
            <text:p>146.550000000003</text:p>
          </table:table-cell>
          <table:table-cell table:formula="of:=SQRT(ABS([.$D$2]^2-[.B986]^2))" office:value-type="float" office:value="136.099586700325">
            <text:p>136.099586700325</text:p>
          </table:table-cell>
          <table:table-cell table:formula="of:=([.$C$10]-[.C986])*[.$B$4]" office:value-type="float" office:value="80504.3868342266">
            <text:p>80504.3868342266</text:p>
          </table:table-cell>
          <table:table-cell table:formula="of:=ROUND([.D986])" office:value-type="float" office:value="80504">
            <text:p>80504</text:p>
          </table:table-cell>
          <table:table-cell table:formula="of:=([.$C$8]-([.E986]*[.$C$4]))" office:value-type="float" office:value="136.09995">
            <text:p>136.09995</text:p>
          </table:table-cell>
          <table:table-cell table:formula="of:=SQRT(ABS([.$D$2]^2-[.F986]^2))" office:value-type="float" office:value="146.549662606222">
            <text:p>146.549662606222</text:p>
          </table:table-cell>
          <table:table-cell table:formula="of:=ABS([.B986]-[.G986])" office:value-type="float" office:value="0.00033739378068276">
            <text:p>0.00033739378068276</text:p>
          </table:table-cell>
        </table:table-row>
        <table:table-row table:style-name="ro2">
          <table:table-cell table:formula="of:=[.A986]+[.A$4]" office:value-type="float" office:value="293.400000000005">
            <text:p>293.400000000005</text:p>
          </table:table-cell>
          <table:table-cell table:formula="of:=[.A987]/2" office:value-type="float" office:value="146.700000000003">
            <text:p>146.700000000003</text:p>
          </table:table-cell>
          <table:table-cell table:formula="of:=SQRT(ABS([.$D$2]^2-[.B987]^2))" office:value-type="float" office:value="135.937890229322">
            <text:p>135.937890229322</text:p>
          </table:table-cell>
          <table:table-cell table:formula="of:=([.$C$10]-[.C987])*[.$B$4]" office:value-type="float" office:value="80708.0989236788">
            <text:p>80708.0989236788</text:p>
          </table:table-cell>
          <table:table-cell table:formula="of:=ROUND([.D987])" office:value-type="float" office:value="80708">
            <text:p>80708</text:p>
          </table:table-cell>
          <table:table-cell table:formula="of:=([.$C$8]-([.E987]*[.$C$4]))" office:value-type="float" office:value="135.938025">
            <text:p>135.938025</text:p>
          </table:table-cell>
          <table:table-cell table:formula="of:=SQRT(ABS([.$D$2]^2-[.F987]^2))" office:value-type="float" office:value="146.699875116168">
            <text:p>146.699875116168</text:p>
          </table:table-cell>
          <table:table-cell table:formula="of:=ABS([.B987]-[.G987])" office:value-type="float" office:value="0.000124883834388356">
            <text:p>0.000124883834388356</text:p>
          </table:table-cell>
        </table:table-row>
        <table:table-row table:style-name="ro2">
          <table:table-cell table:formula="of:=[.A987]+[.A$4]" office:value-type="float" office:value="293.700000000005">
            <text:p>293.700000000005</text:p>
          </table:table-cell>
          <table:table-cell table:formula="of:=[.A988]/2" office:value-type="float" office:value="146.850000000003">
            <text:p>146.850000000003</text:p>
          </table:table-cell>
          <table:table-cell table:formula="of:=SQRT(ABS([.$D$2]^2-[.B988]^2))" office:value-type="float" office:value="135.775835478922">
            <text:p>135.775835478922</text:p>
          </table:table-cell>
          <table:table-cell table:formula="of:=([.$C$10]-[.C988])*[.$B$4]" office:value-type="float" office:value="80912.2623887501">
            <text:p>80912.2623887501</text:p>
          </table:table-cell>
          <table:table-cell table:formula="of:=ROUND([.D988])" office:value-type="float" office:value="80912">
            <text:p>80912</text:p>
          </table:table-cell>
          <table:table-cell table:formula="of:=([.$C$8]-([.E988]*[.$C$4]))" office:value-type="float" office:value="135.7761">
            <text:p>135.7761</text:p>
          </table:table-cell>
          <table:table-cell table:formula="of:=SQRT(ABS([.$D$2]^2-[.F988]^2))" office:value-type="float" office:value="146.849755426388">
            <text:p>146.849755426388</text:p>
          </table:table-cell>
          <table:table-cell table:formula="of:=ABS([.B988]-[.G988])" office:value-type="float" office:value="0.000244573614594401">
            <text:p>0.000244573614594401</text:p>
          </table:table-cell>
        </table:table-row>
        <table:table-row table:style-name="ro2">
          <table:table-cell table:formula="of:=[.A988]+[.A$4]" office:value-type="float" office:value="294.000000000005">
            <text:p>294.000000000005</text:p>
          </table:table-cell>
          <table:table-cell table:formula="of:=[.A989]/2" office:value-type="float" office:value="147.000000000003">
            <text:p>147.000000000003</text:p>
          </table:table-cell>
          <table:table-cell table:formula="of:=SQRT(ABS([.$D$2]^2-[.B989]^2))" office:value-type="float" office:value="135.613421164718">
            <text:p>135.613421164718</text:p>
          </table:table-cell>
          <table:table-cell table:formula="of:=([.$C$10]-[.C989])*[.$B$4]" office:value-type="float" office:value="81116.8788475893">
            <text:p>81116.8788475893</text:p>
          </table:table-cell>
          <table:table-cell table:formula="of:=ROUND([.D989])" office:value-type="float" office:value="81117">
            <text:p>81117</text:p>
          </table:table-cell>
          <table:table-cell table:formula="of:=([.$C$8]-([.E989]*[.$C$4]))" office:value-type="float" office:value="135.61338125">
            <text:p>135.61338125</text:p>
          </table:table-cell>
          <table:table-cell table:formula="of:=SQRT(ABS([.$D$2]^2-[.F989]^2))" office:value-type="float" office:value="147.000036822928">
            <text:p>147.000036822928</text:p>
          </table:table-cell>
          <table:table-cell table:formula="of:=ABS([.B989]-[.G989])" office:value-type="float" office:value="0.0000368229251535013">
            <text:p>0.0000368229251535013</text:p>
          </table:table-cell>
        </table:table-row>
        <table:table-row table:style-name="ro2">
          <table:table-cell table:formula="of:=[.A989]+[.A$4]" office:value-type="float" office:value="294.300000000005">
            <text:p>294.300000000005</text:p>
          </table:table-cell>
          <table:table-cell table:formula="of:=[.A990]/2" office:value-type="float" office:value="147.150000000003">
            <text:p>147.150000000003</text:p>
          </table:table-cell>
          <table:table-cell table:formula="of:=SQRT(ABS([.$D$2]^2-[.B990]^2))" office:value-type="float" office:value="135.450645993289">
            <text:p>135.450645993289</text:p>
          </table:table-cell>
          <table:table-cell table:formula="of:=([.$C$10]-[.C990])*[.$B$4]" office:value-type="float" office:value="81321.9499297051">
            <text:p>81321.9499297051</text:p>
          </table:table-cell>
          <table:table-cell table:formula="of:=ROUND([.D990])" office:value-type="float" office:value="81322">
            <text:p>81322</text:p>
          </table:table-cell>
          <table:table-cell table:formula="of:=([.$C$8]-([.E990]*[.$C$4]))" office:value-type="float" office:value="135.4506625">
            <text:p>135.4506625</text:p>
          </table:table-cell>
          <table:table-cell table:formula="of:=SQRT(ABS([.$D$2]^2-[.F990]^2))" office:value-type="float" office:value="147.149984805677">
            <text:p>147.149984805677</text:p>
          </table:table-cell>
          <table:table-cell table:formula="of:=ABS([.B990]-[.G990])" office:value-type="float" office:value="0.0000151943253001718">
            <text:p>0.0000151943253001718</text:p>
          </table:table-cell>
        </table:table-row>
        <table:table-row table:style-name="ro2">
          <table:table-cell table:formula="of:=[.A990]+[.A$4]" office:value-type="float" office:value="294.600000000005">
            <text:p>294.600000000005</text:p>
          </table:table-cell>
          <table:table-cell table:formula="of:=[.A991]/2" office:value-type="float" office:value="147.300000000003">
            <text:p>147.300000000003</text:p>
          </table:table-cell>
          <table:table-cell table:formula="of:=SQRT(ABS([.$D$2]^2-[.B991]^2))" office:value-type="float" office:value="135.287508662105">
            <text:p>135.287508662105</text:p>
          </table:table-cell>
          <table:table-cell table:formula="of:=([.$C$10]-[.C991])*[.$B$4]" office:value-type="float" office:value="81527.4772760779">
            <text:p>81527.4772760779</text:p>
          </table:table-cell>
          <table:table-cell table:formula="of:=ROUND([.D991])" office:value-type="float" office:value="81527">
            <text:p>81527</text:p>
          </table:table-cell>
          <table:table-cell table:formula="of:=([.$C$8]-([.E991]*[.$C$4]))" office:value-type="float" office:value="135.28794375">
            <text:p>135.28794375</text:p>
          </table:table-cell>
          <table:table-cell table:formula="of:=SQRT(ABS([.$D$2]^2-[.F991]^2))" office:value-type="float" office:value="147.299600392862">
            <text:p>147.299600392862</text:p>
          </table:table-cell>
          <table:table-cell table:formula="of:=ABS([.B991]-[.G991])" office:value-type="float" office:value="0.000399607140707303">
            <text:p>0.000399607140707303</text:p>
          </table:table-cell>
        </table:table-row>
        <table:table-row table:style-name="ro2">
          <table:table-cell table:formula="of:=[.A991]+[.A$4]" office:value-type="float" office:value="294.900000000005">
            <text:p>294.900000000005</text:p>
          </table:table-cell>
          <table:table-cell table:formula="of:=[.A992]/2" office:value-type="float" office:value="147.450000000003">
            <text:p>147.450000000003</text:p>
          </table:table-cell>
          <table:table-cell table:formula="of:=SQRT(ABS([.$D$2]^2-[.B992]^2))" office:value-type="float" office:value="135.124007859444">
            <text:p>135.124007859444</text:p>
          </table:table-cell>
          <table:table-cell table:formula="of:=([.$C$10]-[.C992])*[.$B$4]" office:value-type="float" office:value="81733.4625392727">
            <text:p>81733.4625392727</text:p>
          </table:table-cell>
          <table:table-cell table:formula="of:=ROUND([.D992])" office:value-type="float" office:value="81733">
            <text:p>81733</text:p>
          </table:table-cell>
          <table:table-cell table:formula="of:=([.$C$8]-([.E992]*[.$C$4]))" office:value-type="float" office:value="135.12443125">
            <text:p>135.12443125</text:p>
          </table:table-cell>
          <table:table-cell table:formula="of:=SQRT(ABS([.$D$2]^2-[.F992]^2))" office:value-type="float" office:value="147.449612001402">
            <text:p>147.449612001402</text:p>
          </table:table-cell>
          <table:table-cell table:formula="of:=ABS([.B992]-[.G992])" office:value-type="float" office:value="0.000387998600587025">
            <text:p>0.000387998600587025</text:p>
          </table:table-cell>
        </table:table-row>
        <table:table-row table:style-name="ro2">
          <table:table-cell table:formula="of:=[.A992]+[.A$4]" office:value-type="float" office:value="295.200000000005">
            <text:p>295.200000000005</text:p>
          </table:table-cell>
          <table:table-cell table:formula="of:=[.A993]/2" office:value-type="float" office:value="147.600000000003">
            <text:p>147.600000000003</text:p>
          </table:table-cell>
          <table:table-cell table:formula="of:=SQRT(ABS([.$D$2]^2-[.B993]^2))" office:value-type="float" office:value="134.960142264297">
            <text:p>134.960142264297</text:p>
          </table:table-cell>
          <table:table-cell table:formula="of:=([.$C$10]-[.C993])*[.$B$4]" office:value-type="float" office:value="81939.9073835533">
            <text:p>81939.9073835533</text:p>
          </table:table-cell>
          <table:table-cell table:formula="of:=ROUND([.D993])" office:value-type="float" office:value="81940">
            <text:p>81940</text:p>
          </table:table-cell>
          <table:table-cell table:formula="of:=([.$C$8]-([.E993]*[.$C$4]))" office:value-type="float" office:value="134.960125">
            <text:p>134.960125</text:p>
          </table:table-cell>
          <table:table-cell table:formula="of:=SQRT(ABS([.$D$2]^2-[.F993]^2))" office:value-type="float" office:value="147.600015785854">
            <text:p>147.600015785854</text:p>
          </table:table-cell>
          <table:table-cell table:formula="of:=ABS([.B993]-[.G993])" office:value-type="float" office:value="0.000015785851360306">
            <text:p>0.000015785851360306</text:p>
          </table:table-cell>
        </table:table-row>
        <table:table-row table:style-name="ro2">
          <table:table-cell table:formula="of:=[.A993]+[.A$4]" office:value-type="float" office:value="295.500000000005">
            <text:p>295.500000000005</text:p>
          </table:table-cell>
          <table:table-cell table:formula="of:=[.A994]/2" office:value-type="float" office:value="147.750000000003">
            <text:p>147.750000000003</text:p>
          </table:table-cell>
          <table:table-cell table:formula="of:=SQRT(ABS([.$D$2]^2-[.B994]^2))" office:value-type="float" office:value="134.795910546274">
            <text:p>134.795910546274</text:p>
          </table:table-cell>
          <table:table-cell table:formula="of:=([.$C$10]-[.C994])*[.$B$4]" office:value-type="float" office:value="82146.8134849988">
            <text:p>82146.8134849988</text:p>
          </table:table-cell>
          <table:table-cell table:formula="of:=ROUND([.D994])" office:value-type="float" office:value="82147">
            <text:p>82147</text:p>
          </table:table-cell>
          <table:table-cell table:formula="of:=([.$C$8]-([.E994]*[.$C$4]))" office:value-type="float" office:value="134.79581875">
            <text:p>134.79581875</text:p>
          </table:table-cell>
          <table:table-cell table:formula="of:=SQRT(ABS([.$D$2]^2-[.F994]^2))" office:value-type="float" office:value="147.750083747919">
            <text:p>147.750083747919</text:p>
          </table:table-cell>
          <table:table-cell table:formula="of:=ABS([.B994]-[.G994])" office:value-type="float" office:value="0.0000837479164772503">
            <text:p>0.0000837479164772503</text:p>
          </table:table-cell>
        </table:table-row>
        <table:table-row table:style-name="ro2">
          <table:table-cell table:formula="of:=[.A994]+[.A$4]" office:value-type="float" office:value="295.800000000005">
            <text:p>295.800000000005</text:p>
          </table:table-cell>
          <table:table-cell table:formula="of:=[.A995]/2" office:value-type="float" office:value="147.900000000003">
            <text:p>147.900000000003</text:p>
          </table:table-cell>
          <table:table-cell table:formula="of:=SQRT(ABS([.$D$2]^2-[.B995]^2))" office:value-type="float" office:value="134.631311365519">
            <text:p>134.631311365519</text:p>
          </table:table-cell>
          <table:table-cell table:formula="of:=([.$C$10]-[.C995])*[.$B$4]" office:value-type="float" office:value="82354.1825316203">
            <text:p>82354.1825316203</text:p>
          </table:table-cell>
          <table:table-cell table:formula="of:=ROUND([.D995])" office:value-type="float" office:value="82354">
            <text:p>82354</text:p>
          </table:table-cell>
          <table:table-cell table:formula="of:=([.$C$8]-([.E995]*[.$C$4]))" office:value-type="float" office:value="134.6315125">
            <text:p>134.6315125</text:p>
          </table:table-cell>
          <table:table-cell table:formula="of:=SQRT(ABS([.$D$2]^2-[.F995]^2))" office:value-type="float" office:value="147.899816909834">
            <text:p>147.899816909834</text:p>
          </table:table-cell>
          <table:table-cell table:formula="of:=ABS([.B995]-[.G995])" office:value-type="float" office:value="0.000183090168974331">
            <text:p>0.000183090168974331</text:p>
          </table:table-cell>
        </table:table-row>
        <table:table-row table:style-name="ro2">
          <table:table-cell table:formula="of:=[.A995]+[.A$4]" office:value-type="float" office:value="296.100000000005">
            <text:p>296.100000000005</text:p>
          </table:table-cell>
          <table:table-cell table:formula="of:=[.A996]/2" office:value-type="float" office:value="148.050000000003">
            <text:p>148.050000000003</text:p>
          </table:table-cell>
          <table:table-cell table:formula="of:=SQRT(ABS([.$D$2]^2-[.B996]^2))" office:value-type="float" office:value="134.466343372605">
            <text:p>134.466343372605</text:p>
          </table:table-cell>
          <table:table-cell table:formula="of:=([.$C$10]-[.C996])*[.$B$4]" office:value-type="float" office:value="82562.0162234804">
            <text:p>82562.0162234804</text:p>
          </table:table-cell>
          <table:table-cell table:formula="of:=ROUND([.D996])" office:value-type="float" office:value="82562">
            <text:p>82562</text:p>
          </table:table-cell>
          <table:table-cell table:formula="of:=([.$C$8]-([.E996]*[.$C$4]))" office:value-type="float" office:value="134.4664125">
            <text:p>134.4664125</text:p>
          </table:table-cell>
          <table:table-cell table:formula="of:=SQRT(ABS([.$D$2]^2-[.F996]^2))" office:value-type="float" office:value="148.049937215049">
            <text:p>148.049937215049</text:p>
          </table:table-cell>
          <table:table-cell table:formula="of:=ABS([.B996]-[.G996])" office:value-type="float" office:value="0.0000627849540819625">
            <text:p>0.0000627849540819625</text:p>
          </table:table-cell>
        </table:table-row>
        <table:table-row table:style-name="ro2">
          <table:table-cell table:formula="of:=[.A996]+[.A$4]" office:value-type="float" office:value="296.400000000005">
            <text:p>296.400000000005</text:p>
          </table:table-cell>
          <table:table-cell table:formula="of:=[.A997]/2" office:value-type="float" office:value="148.200000000003">
            <text:p>148.200000000003</text:p>
          </table:table-cell>
          <table:table-cell table:formula="of:=SQRT(ABS([.$D$2]^2-[.B997]^2))" office:value-type="float" office:value="134.301005208447">
            <text:p>134.301005208447</text:p>
          </table:table-cell>
          <table:table-cell table:formula="of:=([.$C$10]-[.C997])*[.$B$4]" office:value-type="float" office:value="82770.3162728133">
            <text:p>82770.3162728133</text:p>
          </table:table-cell>
          <table:table-cell table:formula="of:=ROUND([.D997])" office:value-type="float" office:value="82770">
            <text:p>82770</text:p>
          </table:table-cell>
          <table:table-cell table:formula="of:=([.$C$8]-([.E997]*[.$C$4]))" office:value-type="float" office:value="134.3013125">
            <text:p>134.3013125</text:p>
          </table:table-cell>
          <table:table-cell table:formula="of:=SQRT(ABS([.$D$2]^2-[.F997]^2))" office:value-type="float" office:value="148.199721527327">
            <text:p>148.199721527327</text:p>
          </table:table-cell>
          <table:table-cell table:formula="of:=ABS([.B997]-[.G997])" office:value-type="float" office:value="0.000278472675489638">
            <text:p>0.000278472675489638</text:p>
          </table:table-cell>
        </table:table-row>
        <table:table-row table:style-name="ro2">
          <table:table-cell table:formula="of:=[.A997]+[.A$4]" office:value-type="float" office:value="296.700000000006">
            <text:p>296.700000000006</text:p>
          </table:table-cell>
          <table:table-cell table:formula="of:=[.A998]/2" office:value-type="float" office:value="148.350000000003">
            <text:p>148.350000000003</text:p>
          </table:table-cell>
          <table:table-cell table:formula="of:=SQRT(ABS([.$D$2]^2-[.B998]^2))" office:value-type="float" office:value="134.135295504201">
            <text:p>134.135295504201</text:p>
          </table:table-cell>
          <table:table-cell table:formula="of:=([.$C$10]-[.C998])*[.$B$4]" office:value-type="float" office:value="82979.0844041469">
            <text:p>82979.0844041469</text:p>
          </table:table-cell>
          <table:table-cell table:formula="of:=ROUND([.D998])" office:value-type="float" office:value="82979">
            <text:p>82979</text:p>
          </table:table-cell>
          <table:table-cell table:formula="of:=([.$C$8]-([.E998]*[.$C$4]))" office:value-type="float" office:value="134.13541875">
            <text:p>134.13541875</text:p>
          </table:table-cell>
          <table:table-cell table:formula="of:=SQRT(ABS([.$D$2]^2-[.F998]^2))" office:value-type="float" office:value="148.349888563363">
            <text:p>148.349888563363</text:p>
          </table:table-cell>
          <table:table-cell table:formula="of:=ABS([.B998]-[.G998])" office:value-type="float" office:value="0.000111436639969043">
            <text:p>0.000111436639969043</text:p>
          </table:table-cell>
        </table:table-row>
        <table:table-row table:style-name="ro2">
          <table:table-cell table:formula="of:=[.A998]+[.A$4]" office:value-type="float" office:value="297.000000000006">
            <text:p>297.000000000006</text:p>
          </table:table-cell>
          <table:table-cell table:formula="of:=[.A999]/2" office:value-type="float" office:value="148.500000000003">
            <text:p>148.500000000003</text:p>
          </table:table-cell>
          <table:table-cell table:formula="of:=SQRT(ABS([.$D$2]^2-[.B999]^2))" office:value-type="float" office:value="133.969212881166">
            <text:p>133.969212881166</text:p>
          </table:table-cell>
          <table:table-cell table:formula="of:=([.$C$10]-[.C999])*[.$B$4]" office:value-type="float" office:value="83188.3223544266">
            <text:p>83188.3223544266</text:p>
          </table:table-cell>
          <table:table-cell table:formula="of:=ROUND([.D999])" office:value-type="float" office:value="83188">
            <text:p>83188</text:p>
          </table:table-cell>
          <table:table-cell table:formula="of:=([.$C$8]-([.E999]*[.$C$4]))" office:value-type="float" office:value="133.969525">
            <text:p>133.969525</text:p>
          </table:table-cell>
          <table:table-cell table:formula="of:=SQRT(ABS([.$D$2]^2-[.F999]^2))" office:value-type="float" office:value="148.499718421532">
            <text:p>148.499718421532</text:p>
          </table:table-cell>
          <table:table-cell table:formula="of:=ABS([.B999]-[.G999])" office:value-type="float" office:value="0.00028157847049215">
            <text:p>0.00028157847049215</text:p>
          </table:table-cell>
        </table:table-row>
        <table:table-row table:style-name="ro2">
          <table:table-cell table:formula="of:=[.A999]+[.A$4]" office:value-type="float" office:value="297.300000000006">
            <text:p>297.300000000006</text:p>
          </table:table-cell>
          <table:table-cell table:formula="of:=[.A1000]/2" office:value-type="float" office:value="148.650000000003">
            <text:p>148.650000000003</text:p>
          </table:table-cell>
          <table:table-cell table:formula="of:=SQRT(ABS([.$D$2]^2-[.B1000]^2))" office:value-type="float" office:value="133.802755950687">
            <text:p>133.802755950687</text:p>
          </table:table-cell>
          <table:table-cell table:formula="of:=([.$C$10]-[.C1000])*[.$B$4]" office:value-type="float" office:value="83398.03187314">
            <text:p>83398.03187314</text:p>
          </table:table-cell>
          <table:table-cell table:formula="of:=ROUND([.D1000])" office:value-type="float" office:value="83398">
            <text:p>83398</text:p>
          </table:table-cell>
          <table:table-cell table:formula="of:=([.$C$8]-([.E1000]*[.$C$4]))" office:value-type="float" office:value="133.8028375">
            <text:p>133.8028375</text:p>
          </table:table-cell>
          <table:table-cell table:formula="of:=SQRT(ABS([.$D$2]^2-[.F1000]^2))" office:value-type="float" office:value="148.64992659584">
            <text:p>148.64992659584</text:p>
          </table:table-cell>
          <table:table-cell table:formula="of:=ABS([.B1000]-[.G1000])" office:value-type="float" office:value="0.0000734041628618343">
            <text:p>0.0000734041628618343</text:p>
          </table:table-cell>
        </table:table-row>
        <table:table-row table:style-name="ro2">
          <table:table-cell table:formula="of:=[.A1000]+[.A$4]" office:value-type="float" office:value="297.600000000006">
            <text:p>297.600000000006</text:p>
          </table:table-cell>
          <table:table-cell table:formula="of:=[.A1001]/2" office:value-type="float" office:value="148.800000000003">
            <text:p>148.800000000003</text:p>
          </table:table-cell>
          <table:table-cell table:formula="of:=SQRT(ABS([.$D$2]^2-[.B1001]^2))" office:value-type="float" office:value="133.635923314052">
            <text:p>133.635923314052</text:p>
          </table:table-cell>
          <table:table-cell table:formula="of:=([.$C$10]-[.C1001])*[.$B$4]" office:value-type="float" office:value="83608.2147224443">
            <text:p>83608.2147224443</text:p>
          </table:table-cell>
          <table:table-cell table:formula="of:=ROUND([.D1001])" office:value-type="float" office:value="83608">
            <text:p>83608</text:p>
          </table:table-cell>
          <table:table-cell table:formula="of:=([.$C$8]-([.E1001]*[.$C$4]))" office:value-type="float" office:value="133.63615">
            <text:p>133.63615</text:p>
          </table:table-cell>
          <table:table-cell table:formula="of:=SQRT(ABS([.$D$2]^2-[.F1001]^2))" office:value-type="float" office:value="148.799796415108">
            <text:p>148.799796415108</text:p>
          </table:table-cell>
          <table:table-cell table:formula="of:=ABS([.B1001]-[.G1001])" office:value-type="float" office:value="0.000203584895047015">
            <text:p>0.000203584895047015</text:p>
          </table:table-cell>
        </table:table-row>
        <table:table-row table:style-name="ro2">
          <table:table-cell table:formula="of:=[.A1001]+[.A$4]" office:value-type="float" office:value="297.900000000006">
            <text:p>297.900000000006</text:p>
          </table:table-cell>
          <table:table-cell table:formula="of:=[.A1002]/2" office:value-type="float" office:value="148.950000000003">
            <text:p>148.950000000003</text:p>
          </table:table-cell>
          <table:table-cell table:formula="of:=SQRT(ABS([.$D$2]^2-[.B1002]^2))" office:value-type="float" office:value="133.46871356239">
            <text:p>133.46871356239</text:p>
          </table:table-cell>
          <table:table-cell table:formula="of:=([.$C$10]-[.C1002])*[.$B$4]" office:value-type="float" office:value="83818.8726772946">
            <text:p>83818.8726772946</text:p>
          </table:table-cell>
          <table:table-cell table:formula="of:=ROUND([.D1002])" office:value-type="float" office:value="83819">
            <text:p>83819</text:p>
          </table:table-cell>
          <table:table-cell table:formula="of:=([.$C$8]-([.E1002]*[.$C$4]))" office:value-type="float" office:value="133.46866875">
            <text:p>133.46866875</text:p>
          </table:table-cell>
          <table:table-cell table:formula="of:=SQRT(ABS([.$D$2]^2-[.F1002]^2))" office:value-type="float" office:value="148.950040154754">
            <text:p>148.950040154754</text:p>
          </table:table-cell>
          <table:table-cell table:formula="of:=ABS([.B1002]-[.G1002])" office:value-type="float" office:value="0.0000401547510193723">
            <text:p>0.0000401547510193723</text:p>
          </table:table-cell>
        </table:table-row>
        <table:table-row table:style-name="ro2">
          <table:table-cell table:formula="of:=[.A1002]+[.A$4]" office:value-type="float" office:value="298.200000000006">
            <text:p>298.200000000006</text:p>
          </table:table-cell>
          <table:table-cell table:formula="of:=[.A1003]/2" office:value-type="float" office:value="149.100000000003">
            <text:p>149.100000000003</text:p>
          </table:table-cell>
          <table:table-cell table:formula="of:=SQRT(ABS([.$D$2]^2-[.B1003]^2))" office:value-type="float" office:value="133.301125276568">
            <text:p>133.301125276568</text:p>
          </table:table-cell>
          <table:table-cell table:formula="of:=([.$C$10]-[.C1003])*[.$B$4]" office:value-type="float" office:value="84030.0075255742">
            <text:p>84030.0075255742</text:p>
          </table:table-cell>
          <table:table-cell table:formula="of:=ROUND([.D1003])" office:value-type="float" office:value="84030">
            <text:p>84030</text:p>
          </table:table-cell>
          <table:table-cell table:formula="of:=([.$C$8]-([.E1003]*[.$C$4]))" office:value-type="float" office:value="133.3011875">
            <text:p>133.3011875</text:p>
          </table:table-cell>
          <table:table-cell table:formula="of:=SQRT(ABS([.$D$2]^2-[.F1003]^2))" office:value-type="float" office:value="149.099944369842">
            <text:p>149.099944369842</text:p>
          </table:table-cell>
          <table:table-cell table:formula="of:=ABS([.B1003]-[.G1003])" office:value-type="float" office:value="0.0000556301612277821">
            <text:p>0.0000556301612277821</text:p>
          </table:table-cell>
        </table:table-row>
        <table:table-row table:style-name="ro2">
          <table:table-cell table:formula="of:=[.A1003]+[.A$4]" office:value-type="float" office:value="298.500000000006">
            <text:p>298.500000000006</text:p>
          </table:table-cell>
          <table:table-cell table:formula="of:=[.A1004]/2" office:value-type="float" office:value="149.250000000003">
            <text:p>149.250000000003</text:p>
          </table:table-cell>
          <table:table-cell table:formula="of:=SQRT(ABS([.$D$2]^2-[.B1004]^2))" office:value-type="float" office:value="133.133157027088">
            <text:p>133.133157027088</text:p>
          </table:table-cell>
          <table:table-cell table:formula="of:=([.$C$10]-[.C1004])*[.$B$4]" office:value-type="float" office:value="84241.6210682261">
            <text:p>84241.6210682261</text:p>
          </table:table-cell>
          <table:table-cell table:formula="of:=ROUND([.D1004])" office:value-type="float" office:value="84242">
            <text:p>84242</text:p>
          </table:table-cell>
          <table:table-cell table:formula="of:=([.$C$8]-([.E1004]*[.$C$4]))" office:value-type="float" office:value="133.1329125">
            <text:p>133.1329125</text:p>
          </table:table-cell>
          <table:table-cell table:formula="of:=SQRT(ABS([.$D$2]^2-[.F1004]^2))" office:value-type="float" office:value="149.250218121339">
            <text:p>149.250218121339</text:p>
          </table:table-cell>
          <table:table-cell table:formula="of:=ABS([.B1004]-[.G1004])" office:value-type="float" office:value="0.000218121336473587">
            <text:p>0.000218121336473587</text:p>
          </table:table-cell>
        </table:table-row>
        <table:table-row table:style-name="ro2">
          <table:table-cell table:formula="of:=[.A1004]+[.A$4]" office:value-type="float" office:value="298.800000000006">
            <text:p>298.800000000006</text:p>
          </table:table-cell>
          <table:table-cell table:formula="of:=[.A1005]/2" office:value-type="float" office:value="149.400000000003">
            <text:p>149.400000000003</text:p>
          </table:table-cell>
          <table:table-cell table:formula="of:=SQRT(ABS([.$D$2]^2-[.B1005]^2))" office:value-type="float" office:value="132.964807373978">
            <text:p>132.964807373978</text:p>
          </table:table-cell>
          <table:table-cell table:formula="of:=([.$C$10]-[.C1005])*[.$B$4]" office:value-type="float" office:value="84453.7151193874">
            <text:p>84453.7151193874</text:p>
          </table:table-cell>
          <table:table-cell table:formula="of:=ROUND([.D1005])" office:value-type="float" office:value="84454">
            <text:p>84454</text:p>
          </table:table-cell>
          <table:table-cell table:formula="of:=([.$C$8]-([.E1005]*[.$C$4]))" office:value-type="float" office:value="132.9646375">
            <text:p>132.9646375</text:p>
          </table:table-cell>
          <table:table-cell table:formula="of:=SQRT(ABS([.$D$2]^2-[.F1005]^2))" office:value-type="float" office:value="149.400151186314">
            <text:p>149.400151186314</text:p>
          </table:table-cell>
          <table:table-cell table:formula="of:=ABS([.B1005]-[.G1005])" office:value-type="float" office:value="0.000151186311569518">
            <text:p>0.000151186311569518</text:p>
          </table:table-cell>
        </table:table-row>
        <table:table-row table:style-name="ro2">
          <table:table-cell table:formula="of:=[.A1005]+[.A$4]" office:value-type="float" office:value="299.100000000006">
            <text:p>299.100000000006</text:p>
          </table:table-cell>
          <table:table-cell table:formula="of:=[.A1006]/2" office:value-type="float" office:value="149.550000000003">
            <text:p>149.550000000003</text:p>
          </table:table-cell>
          <table:table-cell table:formula="of:=SQRT(ABS([.$D$2]^2-[.B1006]^2))" office:value-type="float" office:value="132.796074866689">
            <text:p>132.796074866689</text:p>
          </table:table-cell>
          <table:table-cell table:formula="of:=([.$C$10]-[.C1006])*[.$B$4]" office:value-type="float" office:value="84666.2915065241">
            <text:p>84666.2915065241</text:p>
          </table:table-cell>
          <table:table-cell table:formula="of:=ROUND([.D1006])" office:value-type="float" office:value="84666">
            <text:p>84666</text:p>
          </table:table-cell>
          <table:table-cell table:formula="of:=([.$C$8]-([.E1006]*[.$C$4]))" office:value-type="float" office:value="132.7963625">
            <text:p>132.7963625</text:p>
          </table:table-cell>
          <table:table-cell table:formula="of:=SQRT(ABS([.$D$2]^2-[.F1006]^2))" office:value-type="float" office:value="149.549744589446">
            <text:p>149.549744589446</text:p>
          </table:table-cell>
          <table:table-cell table:formula="of:=ABS([.B1006]-[.G1006])" office:value-type="float" office:value="0.000255410556576408">
            <text:p>0.000255410556576408</text:p>
          </table:table-cell>
        </table:table-row>
        <table:table-row table:style-name="ro2">
          <table:table-cell table:formula="of:=[.A1006]+[.A$4]" office:value-type="float" office:value="299.400000000006">
            <text:p>299.400000000006</text:p>
          </table:table-cell>
          <table:table-cell table:formula="of:=[.A1007]/2" office:value-type="float" office:value="149.700000000003">
            <text:p>149.700000000003</text:p>
          </table:table-cell>
          <table:table-cell table:formula="of:=SQRT(ABS([.$D$2]^2-[.B1007]^2))" office:value-type="float" office:value="132.626958043978">
            <text:p>132.626958043978</text:p>
          </table:table-cell>
          <table:table-cell table:formula="of:=([.$C$10]-[.C1007])*[.$B$4]" office:value-type="float" office:value="84879.3520705687">
            <text:p>84879.3520705687</text:p>
          </table:table-cell>
          <table:table-cell table:formula="of:=ROUND([.D1007])" office:value-type="float" office:value="84879">
            <text:p>84879</text:p>
          </table:table-cell>
          <table:table-cell table:formula="of:=([.$C$8]-([.E1007]*[.$C$4]))" office:value-type="float" office:value="132.62729375">
            <text:p>132.62729375</text:p>
          </table:table-cell>
          <table:table-cell table:formula="of:=SQRT(ABS([.$D$2]^2-[.F1007]^2))" office:value-type="float" office:value="149.699702580036">
            <text:p>149.699702580036</text:p>
          </table:table-cell>
          <table:table-cell table:formula="of:=ABS([.B1007]-[.G1007])" office:value-type="float" office:value="0.00029741996689836">
            <text:p>0.00029741996689836</text:p>
          </table:table-cell>
        </table:table-row>
        <table:table-row table:style-name="ro2">
          <table:table-cell table:formula="of:=[.A1007]+[.A$4]" office:value-type="float" office:value="299.700000000006">
            <text:p>299.700000000006</text:p>
          </table:table-cell>
          <table:table-cell table:formula="of:=[.A1008]/2" office:value-type="float" office:value="149.850000000003">
            <text:p>149.850000000003</text:p>
          </table:table-cell>
          <table:table-cell table:formula="of:=SQRT(ABS([.$D$2]^2-[.B1008]^2))" office:value-type="float" office:value="132.457455433808">
            <text:p>132.457455433808</text:p>
          </table:table-cell>
          <table:table-cell table:formula="of:=([.$C$10]-[.C1008])*[.$B$4]" office:value-type="float" office:value="85092.8986660591">
            <text:p>85092.8986660591</text:p>
          </table:table-cell>
          <table:table-cell table:formula="of:=ROUND([.D1008])" office:value-type="float" office:value="85093">
            <text:p>85093</text:p>
          </table:table-cell>
          <table:table-cell table:formula="of:=([.$C$8]-([.E1008]*[.$C$4]))" office:value-type="float" office:value="132.45743125">
            <text:p>132.45743125</text:p>
          </table:table-cell>
          <table:table-cell table:formula="of:=SQRT(ABS([.$D$2]^2-[.F1008]^2))" office:value-type="float" office:value="149.85002137688">
            <text:p>149.85002137688</text:p>
          </table:table-cell>
          <table:table-cell table:formula="of:=ABS([.B1008]-[.G1008])" office:value-type="float" office:value="0.000021376877612056">
            <text:p>0.000021376877612056</text:p>
          </table:table-cell>
        </table:table-row>
        <table:table-row table:style-name="ro2">
          <table:table-cell table:formula="of:=[.A1008]+[.A$4]" office:value-type="float" office:value="300.000000000006">
            <text:p>300.000000000006</text:p>
          </table:table-cell>
          <table:table-cell table:formula="of:=[.A1009]/2" office:value-type="float" office:value="150.000000000003">
            <text:p>150.000000000003</text:p>
          </table:table-cell>
          <table:table-cell table:formula="of:=SQRT(ABS([.$D$2]^2-[.B1009]^2))" office:value-type="float" office:value="132.287565553226">
            <text:p>132.287565553226</text:p>
          </table:table-cell>
          <table:table-cell table:formula="of:=([.$C$10]-[.C1009])*[.$B$4]" office:value-type="float" office:value="85306.9331612797">
            <text:p>85306.9331612797</text:p>
          </table:table-cell>
          <table:table-cell table:formula="of:=ROUND([.D1009])" office:value-type="float" office:value="85307">
            <text:p>85307</text:p>
          </table:table-cell>
          <table:table-cell table:formula="of:=([.$C$8]-([.E1009]*[.$C$4]))" office:value-type="float" office:value="132.28756875">
            <text:p>132.28756875</text:p>
          </table:table-cell>
          <table:table-cell table:formula="of:=SQRT(ABS([.$D$2]^2-[.F1009]^2))" office:value-type="float" office:value="149.999997180713">
            <text:p>149.999997180713</text:p>
          </table:table-cell>
          <table:table-cell table:formula="of:=ABS([.B1009]-[.G1009])" office:value-type="float" office:value="0.00000281928942058585">
            <text:p>0.00000281928942058585</text:p>
          </table:table-cell>
        </table:table-row>
        <table:table-row table:style-name="ro2">
          <table:table-cell table:formula="of:=[.A1009]+[.A$4]" office:value-type="float" office:value="300.300000000006">
            <text:p>300.300000000006</text:p>
          </table:table-cell>
          <table:table-cell table:formula="of:=[.A1010]/2" office:value-type="float" office:value="150.150000000003">
            <text:p>150.150000000003</text:p>
          </table:table-cell>
          <table:table-cell table:formula="of:=SQRT(ABS([.$D$2]^2-[.B1010]^2))" office:value-type="float" office:value="132.117286908259">
            <text:p>132.117286908259</text:p>
          </table:table-cell>
          <table:table-cell table:formula="of:=([.$C$10]-[.C1010])*[.$B$4]" office:value-type="float" office:value="85521.4574384042">
            <text:p>85521.4574384042</text:p>
          </table:table-cell>
          <table:table-cell table:formula="of:=ROUND([.D1010])" office:value-type="float" office:value="85521">
            <text:p>85521</text:p>
          </table:table-cell>
          <table:table-cell table:formula="of:=([.$C$8]-([.E1010]*[.$C$4]))" office:value-type="float" office:value="132.11770625">
            <text:p>132.11770625</text:p>
          </table:table-cell>
          <table:table-cell table:formula="of:=SQRT(ABS([.$D$2]^2-[.F1010]^2))" office:value-type="float" office:value="150.149631019323">
            <text:p>150.149631019323</text:p>
          </table:table-cell>
          <table:table-cell table:formula="of:=ABS([.B1010]-[.G1010])" office:value-type="float" office:value="0.000368980680264031">
            <text:p>0.000368980680264031</text:p>
          </table:table-cell>
        </table:table-row>
        <table:table-row table:style-name="ro2">
          <table:table-cell table:formula="of:=[.A1010]+[.A$4]" office:value-type="float" office:value="300.600000000006">
            <text:p>300.600000000006</text:p>
          </table:table-cell>
          <table:table-cell table:formula="of:=[.A1011]/2" office:value-type="float" office:value="150.300000000003">
            <text:p>150.300000000003</text:p>
          </table:table-cell>
          <table:table-cell table:formula="of:=SQRT(ABS([.$D$2]^2-[.B1011]^2))" office:value-type="float" office:value="131.94661799379">
            <text:p>131.94661799379</text:p>
          </table:table-cell>
          <table:table-cell table:formula="of:=([.$C$10]-[.C1011])*[.$B$4]" office:value-type="float" office:value="85736.4733936404">
            <text:p>85736.4733936404</text:p>
          </table:table-cell>
          <table:table-cell table:formula="of:=ROUND([.D1011])" office:value-type="float" office:value="85736">
            <text:p>85736</text:p>
          </table:table-cell>
          <table:table-cell table:formula="of:=([.$C$8]-([.E1011]*[.$C$4]))" office:value-type="float" office:value="131.94705">
            <text:p>131.94705</text:p>
          </table:table-cell>
          <table:table-cell table:formula="of:=SQRT(ABS([.$D$2]^2-[.F1011]^2))" office:value-type="float" office:value="150.299620745688">
            <text:p>150.299620745688</text:p>
          </table:table-cell>
          <table:table-cell table:formula="of:=ABS([.B1011]-[.G1011])" office:value-type="float" office:value="0.000379254315305388">
            <text:p>0.000379254315305388</text:p>
          </table:table-cell>
        </table:table-row>
        <table:table-row table:style-name="ro2">
          <table:table-cell table:formula="of:=[.A1011]+[.A$4]" office:value-type="float" office:value="300.900000000006">
            <text:p>300.900000000006</text:p>
          </table:table-cell>
          <table:table-cell table:formula="of:=[.A1012]/2" office:value-type="float" office:value="150.450000000003">
            <text:p>150.450000000003</text:p>
          </table:table-cell>
          <table:table-cell table:formula="of:=SQRT(ABS([.$D$2]^2-[.B1012]^2))" office:value-type="float" office:value="131.775557293449">
            <text:p>131.775557293449</text:p>
          </table:table-cell>
          <table:table-cell table:formula="of:=([.$C$10]-[.C1012])*[.$B$4]" office:value-type="float" office:value="85951.9829373767">
            <text:p>85951.9829373767</text:p>
          </table:table-cell>
          <table:table-cell table:formula="of:=ROUND([.D1012])" office:value-type="float" office:value="85952">
            <text:p>85952</text:p>
          </table:table-cell>
          <table:table-cell table:formula="of:=([.$C$8]-([.E1012]*[.$C$4]))" office:value-type="float" office:value="131.7756">
            <text:p>131.7756</text:p>
          </table:table-cell>
          <table:table-cell table:formula="of:=SQRT(ABS([.$D$2]^2-[.F1012]^2))" office:value-type="float" office:value="150.449962594346">
            <text:p>150.449962594346</text:p>
          </table:table-cell>
          <table:table-cell table:formula="of:=ABS([.B1012]-[.G1012])" office:value-type="float" office:value="0.0000374056571956771">
            <text:p>0.0000374056571956771</text:p>
          </table:table-cell>
        </table:table-row>
        <table:table-row table:style-name="ro2">
          <table:table-cell table:formula="of:=[.A1012]+[.A$4]" office:value-type="float" office:value="301.200000000006">
            <text:p>301.200000000006</text:p>
          </table:table-cell>
          <table:table-cell table:formula="of:=[.A1013]/2" office:value-type="float" office:value="150.600000000003">
            <text:p>150.600000000003</text:p>
          </table:table-cell>
          <table:table-cell table:formula="of:=SQRT(ABS([.$D$2]^2-[.B1013]^2))" office:value-type="float" office:value="131.604103279492">
            <text:p>131.604103279492</text:p>
          </table:table-cell>
          <table:table-cell table:formula="of:=([.$C$10]-[.C1013])*[.$B$4]" office:value-type="float" office:value="86167.9879943311">
            <text:p>86167.9879943311</text:p>
          </table:table-cell>
          <table:table-cell table:formula="of:=ROUND([.D1013])" office:value-type="float" office:value="86168">
            <text:p>86168</text:p>
          </table:table-cell>
          <table:table-cell table:formula="of:=([.$C$8]-([.E1013]*[.$C$4]))" office:value-type="float" office:value="131.60415">
            <text:p>131.60415</text:p>
          </table:table-cell>
          <table:table-cell table:formula="of:=SQRT(ABS([.$D$2]^2-[.F1013]^2))" office:value-type="float" office:value="150.599959172563">
            <text:p>150.599959172563</text:p>
          </table:table-cell>
          <table:table-cell table:formula="of:=ABS([.B1013]-[.G1013])" office:value-type="float" office:value="0.0000408274403014275">
            <text:p>0.0000408274403014275</text:p>
          </table:table-cell>
        </table:table-row>
        <table:table-row table:style-name="ro2">
          <table:table-cell table:formula="of:=[.A1013]+[.A$4]" office:value-type="float" office:value="301.500000000006">
            <text:p>301.500000000006</text:p>
          </table:table-cell>
          <table:table-cell table:formula="of:=[.A1014]/2" office:value-type="float" office:value="150.750000000003">
            <text:p>150.750000000003</text:p>
          </table:table-cell>
          <table:table-cell table:formula="of:=SQRT(ABS([.$D$2]^2-[.B1014]^2))" office:value-type="float" office:value="131.432254412679">
            <text:p>131.432254412679</text:p>
          </table:table-cell>
          <table:table-cell table:formula="of:=([.$C$10]-[.C1014])*[.$B$4]" office:value-type="float" office:value="86384.4905037017">
            <text:p>86384.4905037017</text:p>
          </table:table-cell>
          <table:table-cell table:formula="of:=ROUND([.D1014])" office:value-type="float" office:value="86384">
            <text:p>86384</text:p>
          </table:table-cell>
          <table:table-cell table:formula="of:=([.$C$8]-([.E1014]*[.$C$4]))" office:value-type="float" office:value="131.4327">
            <text:p>131.4327</text:p>
          </table:table-cell>
          <table:table-cell table:formula="of:=SQRT(ABS([.$D$2]^2-[.F1014]^2))" office:value-type="float" office:value="150.749611510975">
            <text:p>150.749611510975</text:p>
          </table:table-cell>
          <table:table-cell table:formula="of:=ABS([.B1014]-[.G1014])" office:value-type="float" office:value="0.000388489027471905">
            <text:p>0.000388489027471905</text:p>
          </table:table-cell>
        </table:table-row>
        <table:table-row table:style-name="ro2">
          <table:table-cell table:formula="of:=[.A1014]+[.A$4]" office:value-type="float" office:value="301.800000000006">
            <text:p>301.800000000006</text:p>
          </table:table-cell>
          <table:table-cell table:formula="of:=[.A1015]/2" office:value-type="float" office:value="150.900000000003">
            <text:p>150.900000000003</text:p>
          </table:table-cell>
          <table:table-cell table:formula="of:=SQRT(ABS([.$D$2]^2-[.B1015]^2))" office:value-type="float" office:value="131.260009142157">
            <text:p>131.260009142157</text:p>
          </table:table-cell>
          <table:table-cell table:formula="of:=([.$C$10]-[.C1015])*[.$B$4]" office:value-type="float" office:value="86601.4924193198">
            <text:p>86601.4924193198</text:p>
          </table:table-cell>
          <table:table-cell table:formula="of:=ROUND([.D1015])" office:value-type="float" office:value="86601">
            <text:p>86601</text:p>
          </table:table-cell>
          <table:table-cell table:formula="of:=([.$C$8]-([.E1015]*[.$C$4]))" office:value-type="float" office:value="131.26045625">
            <text:p>131.26045625</text:p>
          </table:table-cell>
          <table:table-cell table:formula="of:=SQRT(ABS([.$D$2]^2-[.F1015]^2))" office:value-type="float" office:value="150.899611083136">
            <text:p>150.899611083136</text:p>
          </table:table-cell>
          <table:table-cell table:formula="of:=ABS([.B1015]-[.G1015])" office:value-type="float" office:value="0.000388916866398858">
            <text:p>0.000388916866398858</text:p>
          </table:table-cell>
        </table:table-row>
        <table:table-row table:style-name="ro2">
          <table:table-cell table:formula="of:=[.A1015]+[.A$4]" office:value-type="float" office:value="302.100000000006">
            <text:p>302.100000000006</text:p>
          </table:table-cell>
          <table:table-cell table:formula="of:=[.A1016]/2" office:value-type="float" office:value="151.050000000003">
            <text:p>151.050000000003</text:p>
          </table:table-cell>
          <table:table-cell table:formula="of:=SQRT(ABS([.$D$2]^2-[.B1016]^2))" office:value-type="float" office:value="131.087365905335">
            <text:p>131.087365905335</text:p>
          </table:table-cell>
          <table:table-cell table:formula="of:=([.$C$10]-[.C1016])*[.$B$4]" office:value-type="float" office:value="86818.9957098045">
            <text:p>86818.9957098045</text:p>
          </table:table-cell>
          <table:table-cell table:formula="of:=ROUND([.D1016])" office:value-type="float" office:value="86819">
            <text:p>86819</text:p>
          </table:table-cell>
          <table:table-cell table:formula="of:=([.$C$8]-([.E1016]*[.$C$4]))" office:value-type="float" office:value="131.08741875">
            <text:p>131.08741875</text:p>
          </table:table-cell>
          <table:table-cell table:formula="of:=SQRT(ABS([.$D$2]^2-[.F1016]^2))" office:value-type="float" office:value="151.049954139226">
            <text:p>151.049954139226</text:p>
          </table:table-cell>
          <table:table-cell table:formula="of:=ABS([.B1016]-[.G1016])" office:value-type="float" office:value="0.0000458607772770847">
            <text:p>0.0000458607772770847</text:p>
          </table:table-cell>
        </table:table-row>
        <table:table-row table:style-name="ro2">
          <table:table-cell table:formula="of:=[.A1016]+[.A$4]" office:value-type="float" office:value="302.400000000006">
            <text:p>302.400000000006</text:p>
          </table:table-cell>
          <table:table-cell table:formula="of:=[.A1017]/2" office:value-type="float" office:value="151.200000000003">
            <text:p>151.200000000003</text:p>
          </table:table-cell>
          <table:table-cell table:formula="of:=SQRT(ABS([.$D$2]^2-[.B1017]^2))" office:value-type="float" office:value="130.914323127758">
            <text:p>130.914323127758</text:p>
          </table:table-cell>
          <table:table-cell table:formula="of:=([.$C$10]-[.C1017])*[.$B$4]" office:value-type="float" office:value="87037.0023587196">
            <text:p>87037.0023587196</text:p>
          </table:table-cell>
          <table:table-cell table:formula="of:=ROUND([.D1017])" office:value-type="float" office:value="87037">
            <text:p>87037</text:p>
          </table:table-cell>
          <table:table-cell table:formula="of:=([.$C$8]-([.E1017]*[.$C$4]))" office:value-type="float" office:value="130.91438125">
            <text:p>130.91438125</text:p>
          </table:table-cell>
          <table:table-cell table:formula="of:=SQRT(ABS([.$D$2]^2-[.F1017]^2))" office:value-type="float" office:value="151.199949675685">
            <text:p>151.199949675685</text:p>
          </table:table-cell>
          <table:table-cell table:formula="of:=ABS([.B1017]-[.G1017])" office:value-type="float" office:value="0.0000503243179821311">
            <text:p>0.0000503243179821311</text:p>
          </table:table-cell>
        </table:table-row>
        <table:table-row table:style-name="ro2">
          <table:table-cell table:formula="of:=[.A1017]+[.A$4]" office:value-type="float" office:value="302.700000000006">
            <text:p>302.700000000006</text:p>
          </table:table-cell>
          <table:table-cell table:formula="of:=[.A1018]/2" office:value-type="float" office:value="151.350000000003">
            <text:p>151.350000000003</text:p>
          </table:table-cell>
          <table:table-cell table:formula="of:=SQRT(ABS([.$D$2]^2-[.B1018]^2))" office:value-type="float" office:value="130.740879222985">
            <text:p>130.740879222985</text:p>
          </table:table-cell>
          <table:table-cell table:formula="of:=([.$C$10]-[.C1018])*[.$B$4]" office:value-type="float" office:value="87255.5143647335">
            <text:p>87255.5143647335</text:p>
          </table:table-cell>
          <table:table-cell table:formula="of:=ROUND([.D1018])" office:value-type="float" office:value="87256">
            <text:p>87256</text:p>
          </table:table-cell>
          <table:table-cell table:formula="of:=([.$C$8]-([.E1018]*[.$C$4]))" office:value-type="float" office:value="130.74055">
            <text:p>130.74055</text:p>
          </table:table-cell>
          <table:table-cell table:formula="of:=SQRT(ABS([.$D$2]^2-[.F1018]^2))" office:value-type="float" office:value="151.350284392523">
            <text:p>151.350284392523</text:p>
          </table:table-cell>
          <table:table-cell table:formula="of:=ABS([.B1018]-[.G1018])" office:value-type="float" office:value="0.000284392519859011">
            <text:p>0.000284392519859011</text:p>
          </table:table-cell>
        </table:table-row>
        <table:table-row table:style-name="ro2">
          <table:table-cell table:formula="of:=[.A1018]+[.A$4]" office:value-type="float" office:value="303.000000000006">
            <text:p>303.000000000006</text:p>
          </table:table-cell>
          <table:table-cell table:formula="of:=[.A1019]/2" office:value-type="float" office:value="151.500000000003">
            <text:p>151.500000000003</text:p>
          </table:table-cell>
          <table:table-cell table:formula="of:=SQRT(ABS([.$D$2]^2-[.B1019]^2))" office:value-type="float" office:value="130.567032592455">
            <text:p>130.567032592455</text:p>
          </table:table-cell>
          <table:table-cell table:formula="of:=([.$C$10]-[.C1019])*[.$B$4]" office:value-type="float" office:value="87474.5337417794">
            <text:p>87474.5337417794</text:p>
          </table:table-cell>
          <table:table-cell table:formula="of:=ROUND([.D1019])" office:value-type="float" office:value="87475">
            <text:p>87475</text:p>
          </table:table-cell>
          <table:table-cell table:formula="of:=([.$C$8]-([.E1019]*[.$C$4]))" office:value-type="float" office:value="130.56671875">
            <text:p>130.56671875</text:p>
          </table:table-cell>
          <table:table-cell table:formula="of:=SQRT(ABS([.$D$2]^2-[.F1019]^2))" office:value-type="float" office:value="151.500270477839">
            <text:p>151.500270477839</text:p>
          </table:table-cell>
          <table:table-cell table:formula="of:=ABS([.B1019]-[.G1019])" office:value-type="float" office:value="0.000270477836210148">
            <text:p>0.000270477836210148</text:p>
          </table:table-cell>
        </table:table-row>
        <table:table-row table:style-name="ro2">
          <table:table-cell table:formula="of:=[.A1019]+[.A$4]" office:value-type="float" office:value="303.300000000006">
            <text:p>303.300000000006</text:p>
          </table:table-cell>
          <table:table-cell table:formula="of:=[.A1020]/2" office:value-type="float" office:value="151.650000000003">
            <text:p>151.650000000003</text:p>
          </table:table-cell>
          <table:table-cell table:formula="of:=SQRT(ABS([.$D$2]^2-[.B1020]^2))" office:value-type="float" office:value="130.392781625361">
            <text:p>130.392781625361</text:p>
          </table:table-cell>
          <table:table-cell table:formula="of:=([.$C$10]-[.C1020])*[.$B$4]" office:value-type="float" office:value="87694.0625192201">
            <text:p>87694.0625192201</text:p>
          </table:table-cell>
          <table:table-cell table:formula="of:=ROUND([.D1020])" office:value-type="float" office:value="87694">
            <text:p>87694</text:p>
          </table:table-cell>
          <table:table-cell table:formula="of:=([.$C$8]-([.E1020]*[.$C$4]))" office:value-type="float" office:value="130.3928875">
            <text:p>130.3928875</text:p>
          </table:table-cell>
          <table:table-cell table:formula="of:=SQRT(ABS([.$D$2]^2-[.F1020]^2))" office:value-type="float" office:value="151.649908966054">
            <text:p>151.649908966054</text:p>
          </table:table-cell>
          <table:table-cell table:formula="of:=ABS([.B1020]-[.G1020])" office:value-type="float" office:value="0.000091033949274788">
            <text:p>0.000091033949274788</text:p>
          </table:table-cell>
        </table:table-row>
        <table:table-row table:style-name="ro2">
          <table:table-cell table:formula="of:=[.A1020]+[.A$4]" office:value-type="float" office:value="303.600000000006">
            <text:p>303.600000000006</text:p>
          </table:table-cell>
          <table:table-cell table:formula="of:=[.A1021]/2" office:value-type="float" office:value="151.800000000003">
            <text:p>151.800000000003</text:p>
          </table:table-cell>
          <table:table-cell table:formula="of:=SQRT(ABS([.$D$2]^2-[.B1021]^2))" office:value-type="float" office:value="130.218124698519">
            <text:p>130.218124698519</text:p>
          </table:table-cell>
          <table:table-cell table:formula="of:=([.$C$10]-[.C1021])*[.$B$4]" office:value-type="float" office:value="87914.102742013">
            <text:p>87914.102742013</text:p>
          </table:table-cell>
          <table:table-cell table:formula="of:=ROUND([.D1021])" office:value-type="float" office:value="87914">
            <text:p>87914</text:p>
          </table:table-cell>
          <table:table-cell table:formula="of:=([.$C$8]-([.E1021]*[.$C$4]))" office:value-type="float" office:value="130.2182625">
            <text:p>130.2182625</text:p>
          </table:table-cell>
          <table:table-cell table:formula="of:=SQRT(ABS([.$D$2]^2-[.F1021]^2))" office:value-type="float" office:value="151.799881790076">
            <text:p>151.799881790076</text:p>
          </table:table-cell>
          <table:table-cell table:formula="of:=ABS([.B1021]-[.G1021])" office:value-type="float" office:value="0.00011820992673961">
            <text:p>0.00011820992673961</text:p>
          </table:table-cell>
        </table:table-row>
        <table:table-row table:style-name="ro2">
          <table:table-cell table:formula="of:=[.A1021]+[.A$4]" office:value-type="float" office:value="303.900000000006">
            <text:p>303.900000000006</text:p>
          </table:table-cell>
          <table:table-cell table:formula="of:=[.A1022]/2" office:value-type="float" office:value="151.950000000003">
            <text:p>151.950000000003</text:p>
          </table:table-cell>
          <table:table-cell table:formula="of:=SQRT(ABS([.$D$2]^2-[.B1022]^2))" office:value-type="float" office:value="130.043060176232">
            <text:p>130.043060176232</text:p>
          </table:table-cell>
          <table:table-cell table:formula="of:=([.$C$10]-[.C1022])*[.$B$4]" office:value-type="float" office:value="88134.6564708787">
            <text:p>88134.6564708787</text:p>
          </table:table-cell>
          <table:table-cell table:formula="of:=ROUND([.D1022])" office:value-type="float" office:value="88135">
            <text:p>88135</text:p>
          </table:table-cell>
          <table:table-cell table:formula="of:=([.$C$8]-([.E1022]*[.$C$4]))" office:value-type="float" office:value="130.04284375">
            <text:p>130.04284375</text:p>
          </table:table-cell>
          <table:table-cell table:formula="of:=SQRT(ABS([.$D$2]^2-[.F1022]^2))" office:value-type="float" office:value="151.950185223359">
            <text:p>151.950185223359</text:p>
          </table:table-cell>
          <table:table-cell table:formula="of:=ABS([.B1022]-[.G1022])" office:value-type="float" office:value="0.000185223356055531">
            <text:p>0.000185223356055531</text:p>
          </table:table-cell>
        </table:table-row>
        <table:table-row table:style-name="ro2">
          <table:table-cell table:formula="of:=[.A1022]+[.A$4]" office:value-type="float" office:value="304.200000000006">
            <text:p>304.200000000006</text:p>
          </table:table-cell>
          <table:table-cell table:formula="of:=[.A1023]/2" office:value-type="float" office:value="152.100000000003">
            <text:p>152.100000000003</text:p>
          </table:table-cell>
          <table:table-cell table:formula="of:=SQRT(ABS([.$D$2]^2-[.B1023]^2))" office:value-type="float" office:value="129.867586410155">
            <text:p>129.867586410155</text:p>
          </table:table-cell>
          <table:table-cell table:formula="of:=([.$C$10]-[.C1023])*[.$B$4]" office:value-type="float" office:value="88355.7257824717">
            <text:p>88355.7257824717</text:p>
          </table:table-cell>
          <table:table-cell table:formula="of:=ROUND([.D1023])" office:value-type="float" office:value="88356">
            <text:p>88356</text:p>
          </table:table-cell>
          <table:table-cell table:formula="of:=([.$C$8]-([.E1023]*[.$C$4]))" office:value-type="float" office:value="129.867425">
            <text:p>129.867425</text:p>
          </table:table-cell>
          <table:table-cell table:formula="of:=SQRT(ABS([.$D$2]^2-[.F1023]^2))" office:value-type="float" office:value="152.100137816734">
            <text:p>152.100137816734</text:p>
          </table:table-cell>
          <table:table-cell table:formula="of:=ABS([.B1023]-[.G1023])" office:value-type="float" office:value="0.000137816730784834">
            <text:p>0.000137816730784834</text:p>
          </table:table-cell>
        </table:table-row>
        <table:table-row table:style-name="ro2">
          <table:table-cell table:formula="of:=[.A1023]+[.A$4]" office:value-type="float" office:value="304.500000000006">
            <text:p>304.500000000006</text:p>
          </table:table-cell>
          <table:table-cell table:formula="of:=[.A1024]/2" office:value-type="float" office:value="152.250000000003">
            <text:p>152.250000000003</text:p>
          </table:table-cell>
          <table:table-cell table:formula="of:=SQRT(ABS([.$D$2]^2-[.B1024]^2))" office:value-type="float" office:value="129.69170173916">
            <text:p>129.69170173916</text:p>
          </table:table-cell>
          <table:table-cell table:formula="of:=([.$C$10]-[.C1024])*[.$B$4]" office:value-type="float" office:value="88577.3127695529">
            <text:p>88577.3127695529</text:p>
          </table:table-cell>
          <table:table-cell table:formula="of:=ROUND([.D1024])" office:value-type="float" office:value="88577">
            <text:p>88577</text:p>
          </table:table-cell>
          <table:table-cell table:formula="of:=([.$C$8]-([.E1024]*[.$C$4]))" office:value-type="float" office:value="129.69200625">
            <text:p>129.69200625</text:p>
          </table:table-cell>
          <table:table-cell table:formula="of:=SQRT(ABS([.$D$2]^2-[.F1024]^2))" office:value-type="float" office:value="152.24974060684">
            <text:p>152.24974060684</text:p>
          </table:table-cell>
          <table:table-cell table:formula="of:=ABS([.B1024]-[.G1024])" office:value-type="float" office:value="0.000259393163247523">
            <text:p>0.000259393163247523</text:p>
          </table:table-cell>
        </table:table-row>
        <table:table-row table:style-name="ro2">
          <table:table-cell table:formula="of:=[.A1024]+[.A$4]" office:value-type="float" office:value="304.800000000006">
            <text:p>304.800000000006</text:p>
          </table:table-cell>
          <table:table-cell table:formula="of:=[.A1025]/2" office:value-type="float" office:value="152.400000000003">
            <text:p>152.400000000003</text:p>
          </table:table-cell>
          <table:table-cell table:formula="of:=SQRT(ABS([.$D$2]^2-[.B1025]^2))" office:value-type="float" office:value="129.515404489192">
            <text:p>129.515404489192</text:p>
          </table:table-cell>
          <table:table-cell table:formula="of:=([.$C$10]-[.C1025])*[.$B$4]" office:value-type="float" office:value="88799.419541165">
            <text:p>88799.419541165</text:p>
          </table:table-cell>
          <table:table-cell table:formula="of:=ROUND([.D1025])" office:value-type="float" office:value="88799">
            <text:p>88799</text:p>
          </table:table-cell>
          <table:table-cell table:formula="of:=([.$C$8]-([.E1025]*[.$C$4]))" office:value-type="float" office:value="129.51579375">
            <text:p>129.51579375</text:p>
          </table:table-cell>
          <table:table-cell table:formula="of:=SQRT(ABS([.$D$2]^2-[.F1025]^2))" office:value-type="float" office:value="152.399669190282">
            <text:p>152.399669190282</text:p>
          </table:table-cell>
          <table:table-cell table:formula="of:=ABS([.B1025]-[.G1025])" office:value-type="float" office:value="0.000330809720651359">
            <text:p>0.000330809720651359</text:p>
          </table:table-cell>
        </table:table-row>
        <table:table-row table:style-name="ro2">
          <table:table-cell table:formula="of:=[.A1025]+[.A$4]" office:value-type="float" office:value="305.100000000006">
            <text:p>305.100000000006</text:p>
          </table:table-cell>
          <table:table-cell table:formula="of:=[.A1026]/2" office:value-type="float" office:value="152.550000000003">
            <text:p>152.550000000003</text:p>
          </table:table-cell>
          <table:table-cell table:formula="of:=SQRT(ABS([.$D$2]^2-[.B1026]^2))" office:value-type="float" office:value="129.338692973136">
            <text:p>129.338692973136</text:p>
          </table:table-cell>
          <table:table-cell table:formula="of:=([.$C$10]-[.C1026])*[.$B$4]" office:value-type="float" office:value="89022.048222811">
            <text:p>89022.048222811</text:p>
          </table:table-cell>
          <table:table-cell table:formula="of:=ROUND([.D1026])" office:value-type="float" office:value="89022">
            <text:p>89022</text:p>
          </table:table-cell>
          <table:table-cell table:formula="of:=([.$C$8]-([.E1026]*[.$C$4]))" office:value-type="float" office:value="129.3387875">
            <text:p>129.3387875</text:p>
          </table:table-cell>
          <table:table-cell table:formula="of:=SQRT(ABS([.$D$2]^2-[.F1026]^2))" office:value-type="float" office:value="152.549919855862">
            <text:p>152.549919855862</text:p>
          </table:table-cell>
          <table:table-cell table:formula="of:=ABS([.B1026]-[.G1026])" office:value-type="float" office:value="0.0000801441411795167">
            <text:p>0.0000801441411795167</text:p>
          </table:table-cell>
        </table:table-row>
        <table:table-row table:style-name="ro2">
          <table:table-cell table:formula="of:=[.A1026]+[.A$4]" office:value-type="float" office:value="305.400000000006">
            <text:p>305.400000000006</text:p>
          </table:table-cell>
          <table:table-cell table:formula="of:=[.A1027]/2" office:value-type="float" office:value="152.700000000003">
            <text:p>152.700000000003</text:p>
          </table:table-cell>
          <table:table-cell table:formula="of:=SQRT(ABS([.$D$2]^2-[.B1027]^2))" office:value-type="float" office:value="129.161565490664">
            <text:p>129.161565490664</text:p>
          </table:table-cell>
          <table:table-cell table:formula="of:=([.$C$10]-[.C1027])*[.$B$4]" office:value-type="float" office:value="89245.2009566337">
            <text:p>89245.2009566337</text:p>
          </table:table-cell>
          <table:table-cell table:formula="of:=ROUND([.D1027])" office:value-type="float" office:value="89245">
            <text:p>89245</text:p>
          </table:table-cell>
          <table:table-cell table:formula="of:=([.$C$8]-([.E1027]*[.$C$4]))" office:value-type="float" office:value="129.16178125">
            <text:p>129.16178125</text:p>
          </table:table-cell>
          <table:table-cell table:formula="of:=SQRT(ABS([.$D$2]^2-[.F1027]^2))" office:value-type="float" office:value="152.699817499325">
            <text:p>152.699817499325</text:p>
          </table:table-cell>
          <table:table-cell table:formula="of:=ABS([.B1027]-[.G1027])" office:value-type="float" office:value="0.000182500677937014">
            <text:p>0.000182500677937014</text:p>
          </table:table-cell>
        </table:table-row>
        <table:table-row table:style-name="ro2">
          <table:table-cell table:formula="of:=[.A1027]+[.A$4]" office:value-type="float" office:value="305.700000000006">
            <text:p>305.700000000006</text:p>
          </table:table-cell>
          <table:table-cell table:formula="of:=[.A1028]/2" office:value-type="float" office:value="152.850000000003">
            <text:p>152.850000000003</text:p>
          </table:table-cell>
          <table:table-cell table:formula="of:=SQRT(ABS([.$D$2]^2-[.B1028]^2))" office:value-type="float" office:value="128.984020328098">
            <text:p>128.984020328098</text:p>
          </table:table-cell>
          <table:table-cell table:formula="of:=([.$C$10]-[.C1028])*[.$B$4]" office:value-type="float" office:value="89468.8799015993">
            <text:p>89468.8799015993</text:p>
          </table:table-cell>
          <table:table-cell table:formula="of:=ROUND([.D1028])" office:value-type="float" office:value="89469">
            <text:p>89469</text:p>
          </table:table-cell>
          <table:table-cell table:formula="of:=([.$C$8]-([.E1028]*[.$C$4]))" office:value-type="float" office:value="128.98398125">
            <text:p>128.98398125</text:p>
          </table:table-cell>
          <table:table-cell table:formula="of:=SQRT(ABS([.$D$2]^2-[.F1028]^2))" office:value-type="float" office:value="152.850032976443">
            <text:p>152.850032976443</text:p>
          </table:table-cell>
          <table:table-cell table:formula="of:=ABS([.B1028]-[.G1028])" office:value-type="float" office:value="0.0000329764398543375">
            <text:p>0.0000329764398543375</text:p>
          </table:table-cell>
        </table:table-row>
        <table:table-row table:style-name="ro2">
          <table:table-cell table:formula="of:=[.A1028]+[.A$4]" office:value-type="float" office:value="306.000000000006">
            <text:p>306.000000000006</text:p>
          </table:table-cell>
          <table:table-cell table:formula="of:=[.A1029]/2" office:value-type="float" office:value="153.000000000003">
            <text:p>153.000000000003</text:p>
          </table:table-cell>
          <table:table-cell table:formula="of:=SQRT(ABS([.$D$2]^2-[.B1029]^2))" office:value-type="float" office:value="128.806055758257">
            <text:p>128.806055758257</text:p>
          </table:table-cell>
          <table:table-cell table:formula="of:=([.$C$10]-[.C1029])*[.$B$4]" office:value-type="float" office:value="89693.0872336826">
            <text:p>89693.0872336826</text:p>
          </table:table-cell>
          <table:table-cell table:formula="of:=ROUND([.D1029])" office:value-type="float" office:value="89693">
            <text:p>89693</text:p>
          </table:table-cell>
          <table:table-cell table:formula="of:=([.$C$8]-([.E1029]*[.$C$4]))" office:value-type="float" office:value="128.80618125">
            <text:p>128.80618125</text:p>
          </table:table-cell>
          <table:table-cell table:formula="of:=SQRT(ABS([.$D$2]^2-[.F1029]^2))" office:value-type="float" office:value="152.999894352225">
            <text:p>152.999894352225</text:p>
          </table:table-cell>
          <table:table-cell table:formula="of:=ABS([.B1029]-[.G1029])" office:value-type="float" office:value="0.000105647777473905">
            <text:p>0.000105647777473905</text:p>
          </table:table-cell>
        </table:table-row>
        <table:table-row table:style-name="ro2">
          <table:table-cell table:formula="of:=[.A1029]+[.A$4]" office:value-type="float" office:value="306.300000000006">
            <text:p>306.300000000006</text:p>
          </table:table-cell>
          <table:table-cell table:formula="of:=[.A1030]/2" office:value-type="float" office:value="153.150000000003">
            <text:p>153.150000000003</text:p>
          </table:table-cell>
          <table:table-cell table:formula="of:=SQRT(ABS([.$D$2]^2-[.B1030]^2))" office:value-type="float" office:value="128.627670040311">
            <text:p>128.627670040311</text:p>
          </table:table-cell>
          <table:table-cell table:formula="of:=([.$C$10]-[.C1030])*[.$B$4]" office:value-type="float" office:value="89917.825146055">
            <text:p>89917.825146055</text:p>
          </table:table-cell>
          <table:table-cell table:formula="of:=ROUND([.D1030])" office:value-type="float" office:value="89918">
            <text:p>89918</text:p>
          </table:table-cell>
          <table:table-cell table:formula="of:=([.$C$8]-([.E1030]*[.$C$4]))" office:value-type="float" office:value="128.6275875">
            <text:p>128.6275875</text:p>
          </table:table-cell>
          <table:table-cell table:formula="of:=SQRT(ABS([.$D$2]^2-[.F1030]^2))" office:value-type="float" office:value="153.150069323947">
            <text:p>153.150069323947</text:p>
          </table:table-cell>
          <table:table-cell table:formula="of:=ABS([.B1030]-[.G1030])" office:value-type="float" office:value="0.0000693239443023685">
            <text:p>0.0000693239443023685</text:p>
          </table:table-cell>
        </table:table-row>
        <table:table-row table:style-name="ro2">
          <table:table-cell table:formula="of:=[.A1030]+[.A$4]" office:value-type="float" office:value="306.600000000006">
            <text:p>306.600000000006</text:p>
          </table:table-cell>
          <table:table-cell table:formula="of:=[.A1031]/2" office:value-type="float" office:value="153.300000000003">
            <text:p>153.300000000003</text:p>
          </table:table-cell>
          <table:table-cell table:formula="of:=SQRT(ABS([.$D$2]^2-[.B1031]^2))" office:value-type="float" office:value="128.448861419629">
            <text:p>128.448861419629</text:p>
          </table:table-cell>
          <table:table-cell table:formula="of:=([.$C$10]-[.C1031])*[.$B$4]" office:value-type="float" office:value="90143.0958492762">
            <text:p>90143.0958492762</text:p>
          </table:table-cell>
          <table:table-cell table:formula="of:=ROUND([.D1031])" office:value-type="float" office:value="90143">
            <text:p>90143</text:p>
          </table:table-cell>
          <table:table-cell table:formula="of:=([.$C$8]-([.E1031]*[.$C$4]))" office:value-type="float" office:value="128.44899375">
            <text:p>128.44899375</text:p>
          </table:table-cell>
          <table:table-cell table:formula="of:=SQRT(ABS([.$D$2]^2-[.F1031]^2))" office:value-type="float" office:value="153.299889121331">
            <text:p>153.299889121331</text:p>
          </table:table-cell>
          <table:table-cell table:formula="of:=ABS([.B1031]-[.G1031])" office:value-type="float" office:value="0.000110878671677028">
            <text:p>0.000110878671677028</text:p>
          </table:table-cell>
        </table:table-row>
        <table:table-row table:style-name="ro2">
          <table:table-cell table:formula="of:=[.A1031]+[.A$4]" office:value-type="float" office:value="306.900000000006">
            <text:p>306.900000000006</text:p>
          </table:table-cell>
          <table:table-cell table:formula="of:=[.A1032]/2" office:value-type="float" office:value="153.450000000003">
            <text:p>153.450000000003</text:p>
          </table:table-cell>
          <table:table-cell table:formula="of:=SQRT(ABS([.$D$2]^2-[.B1032]^2))" office:value-type="float" office:value="128.269628127625">
            <text:p>128.269628127625</text:p>
          </table:table-cell>
          <table:table-cell table:formula="of:=([.$C$10]-[.C1032])*[.$B$4]" office:value-type="float" office:value="90368.9015714867">
            <text:p>90368.9015714867</text:p>
          </table:table-cell>
          <table:table-cell table:formula="of:=ROUND([.D1032])" office:value-type="float" office:value="90369">
            <text:p>90369</text:p>
          </table:table-cell>
          <table:table-cell table:formula="of:=([.$C$8]-([.E1032]*[.$C$4]))" office:value-type="float" office:value="128.26960625">
            <text:p>128.26960625</text:p>
          </table:table-cell>
          <table:table-cell table:formula="of:=SQRT(ABS([.$D$2]^2-[.F1032]^2))" office:value-type="float" office:value="153.450018287617">
            <text:p>153.450018287617</text:p>
          </table:table-cell>
          <table:table-cell table:formula="of:=ABS([.B1032]-[.G1032])" office:value-type="float" office:value="0.0000182876139547261">
            <text:p>0.0000182876139547261</text:p>
          </table:table-cell>
        </table:table-row>
        <table:table-row table:style-name="ro2">
          <table:table-cell table:formula="of:=[.A1032]+[.A$4]" office:value-type="float" office:value="307.200000000006">
            <text:p>307.200000000006</text:p>
          </table:table-cell>
          <table:table-cell table:formula="of:=[.A1033]/2" office:value-type="float" office:value="153.600000000003">
            <text:p>153.600000000003</text:p>
          </table:table-cell>
          <table:table-cell table:formula="of:=SQRT(ABS([.$D$2]^2-[.B1033]^2))" office:value-type="float" office:value="128.089968381599">
            <text:p>128.089968381599</text:p>
          </table:table-cell>
          <table:table-cell table:formula="of:=([.$C$10]-[.C1033])*[.$B$4]" office:value-type="float" office:value="90595.2445586052">
            <text:p>90595.2445586052</text:p>
          </table:table-cell>
          <table:table-cell table:formula="of:=ROUND([.D1033])" office:value-type="float" office:value="90595">
            <text:p>90595</text:p>
          </table:table-cell>
          <table:table-cell table:formula="of:=([.$C$8]-([.E1033]*[.$C$4]))" office:value-type="float" office:value="128.09021875">
            <text:p>128.09021875</text:p>
          </table:table-cell>
          <table:table-cell table:formula="of:=SQRT(ABS([.$D$2]^2-[.F1033]^2))" office:value-type="float" office:value="153.599791212674">
            <text:p>153.599791212674</text:p>
          </table:table-cell>
          <table:table-cell table:formula="of:=ABS([.B1033]-[.G1033])" office:value-type="float" office:value="0.000208787328631388">
            <text:p>0.000208787328631388</text:p>
          </table:table-cell>
        </table:table-row>
        <table:table-row table:style-name="ro2">
          <table:table-cell table:formula="of:=[.A1033]+[.A$4]" office:value-type="float" office:value="307.500000000006">
            <text:p>307.500000000006</text:p>
          </table:table-cell>
          <table:table-cell table:formula="of:=[.A1034]/2" office:value-type="float" office:value="153.750000000003">
            <text:p>153.750000000003</text:p>
          </table:table-cell>
          <table:table-cell table:formula="of:=SQRT(ABS([.$D$2]^2-[.B1034]^2))" office:value-type="float" office:value="127.909880384586">
            <text:p>127.909880384586</text:p>
          </table:table-cell>
          <table:table-cell table:formula="of:=([.$C$10]-[.C1034])*[.$B$4]" office:value-type="float" office:value="90822.1270745274">
            <text:p>90822.1270745274</text:p>
          </table:table-cell>
          <table:table-cell table:formula="of:=ROUND([.D1034])" office:value-type="float" office:value="90822">
            <text:p>90822</text:p>
          </table:table-cell>
          <table:table-cell table:formula="of:=([.$C$8]-([.E1034]*[.$C$4]))" office:value-type="float" office:value="127.9100375">
            <text:p>127.9100375</text:p>
          </table:table-cell>
          <table:table-cell table:formula="of:=SQRT(ABS([.$D$2]^2-[.F1034]^2))" office:value-type="float" office:value="153.749869290184">
            <text:p>153.749869290184</text:p>
          </table:table-cell>
          <table:table-cell table:formula="of:=ABS([.B1034]-[.G1034])" office:value-type="float" office:value="0.000130709819188723">
            <text:p>0.000130709819188723</text:p>
          </table:table-cell>
        </table:table-row>
        <table:table-row table:style-name="ro2">
          <table:table-cell table:formula="of:=[.A1034]+[.A$4]" office:value-type="float" office:value="307.800000000006">
            <text:p>307.800000000006</text:p>
          </table:table-cell>
          <table:table-cell table:formula="of:=[.A1035]/2" office:value-type="float" office:value="153.900000000003">
            <text:p>153.900000000003</text:p>
          </table:table-cell>
          <table:table-cell table:formula="of:=SQRT(ABS([.$D$2]^2-[.B1035]^2))" office:value-type="float" office:value="127.729362325188">
            <text:p>127.729362325188</text:p>
          </table:table-cell>
          <table:table-cell table:formula="of:=([.$C$10]-[.C1035])*[.$B$4]" office:value-type="float" office:value="91049.5514013283">
            <text:p>91049.5514013283</text:p>
          </table:table-cell>
          <table:table-cell table:formula="of:=ROUND([.D1035])" office:value-type="float" office:value="91050">
            <text:p>91050</text:p>
          </table:table-cell>
          <table:table-cell table:formula="of:=([.$C$8]-([.E1035]*[.$C$4]))" office:value-type="float" office:value="127.7290625">
            <text:p>127.7290625</text:p>
          </table:table-cell>
          <table:table-cell table:formula="of:=SQRT(ABS([.$D$2]^2-[.F1035]^2))" office:value-type="float" office:value="153.900248839536">
            <text:p>153.900248839536</text:p>
          </table:table-cell>
          <table:table-cell table:formula="of:=ABS([.B1035]-[.G1035])" office:value-type="float" office:value="0.000248839533014689">
            <text:p>0.000248839533014689</text:p>
          </table:table-cell>
        </table:table-row>
        <table:table-row table:style-name="ro2">
          <table:table-cell table:formula="of:=[.A1035]+[.A$4]" office:value-type="float" office:value="308.100000000006">
            <text:p>308.100000000006</text:p>
          </table:table-cell>
          <table:table-cell table:formula="of:=[.A1036]/2" office:value-type="float" office:value="154.050000000003">
            <text:p>154.050000000003</text:p>
          </table:table-cell>
          <table:table-cell table:formula="of:=SQRT(ABS([.$D$2]^2-[.B1036]^2))" office:value-type="float" office:value="127.548412377415">
            <text:p>127.548412377415</text:p>
          </table:table-cell>
          <table:table-cell table:formula="of:=([.$C$10]-[.C1036])*[.$B$4]" office:value-type="float" office:value="91277.5198394673">
            <text:p>91277.5198394673</text:p>
          </table:table-cell>
          <table:table-cell table:formula="of:=ROUND([.D1036])" office:value-type="float" office:value="91278">
            <text:p>91278</text:p>
          </table:table-cell>
          <table:table-cell table:formula="of:=([.$C$8]-([.E1036]*[.$C$4]))" office:value-type="float" office:value="127.5480875">
            <text:p>127.5480875</text:p>
          </table:table-cell>
          <table:table-cell table:formula="of:=SQRT(ABS([.$D$2]^2-[.F1036]^2))" office:value-type="float" office:value="154.050268987407">
            <text:p>154.050268987407</text:p>
          </table:table-cell>
          <table:table-cell table:formula="of:=ABS([.B1036]-[.G1036])" office:value-type="float" office:value="0.000268987403671872">
            <text:p>0.000268987403671872</text:p>
          </table:table-cell>
        </table:table-row>
        <table:table-row table:style-name="ro2">
          <table:table-cell table:formula="of:=[.A1036]+[.A$4]" office:value-type="float" office:value="308.400000000006">
            <text:p>308.400000000006</text:p>
          </table:table-cell>
          <table:table-cell table:formula="of:=[.A1037]/2" office:value-type="float" office:value="154.200000000003">
            <text:p>154.200000000003</text:p>
          </table:table-cell>
          <table:table-cell table:formula="of:=SQRT(ABS([.$D$2]^2-[.B1037]^2))" office:value-type="float" office:value="127.36702870052">
            <text:p>127.36702870052</text:p>
          </table:table-cell>
          <table:table-cell table:formula="of:=([.$C$10]-[.C1037])*[.$B$4]" office:value-type="float" office:value="91506.0347079964">
            <text:p>91506.0347079964</text:p>
          </table:table-cell>
          <table:table-cell table:formula="of:=ROUND([.D1037])" office:value-type="float" office:value="91506">
            <text:p>91506</text:p>
          </table:table-cell>
          <table:table-cell table:formula="of:=([.$C$8]-([.E1037]*[.$C$4]))" office:value-type="float" office:value="127.3671125">
            <text:p>127.3671125</text:p>
          </table:table-cell>
          <table:table-cell table:formula="of:=SQRT(ABS([.$D$2]^2-[.F1037]^2))" office:value-type="float" office:value="154.199930782774">
            <text:p>154.199930782774</text:p>
          </table:table-cell>
          <table:table-cell table:formula="of:=ABS([.B1037]-[.G1037])" office:value-type="float" office:value="0.0000692172288268011">
            <text:p>0.0000692172288268011</text:p>
          </table:table-cell>
        </table:table-row>
        <table:table-row table:style-name="ro2">
          <table:table-cell table:formula="of:=[.A1037]+[.A$4]" office:value-type="float" office:value="308.700000000006">
            <text:p>308.700000000006</text:p>
          </table:table-cell>
          <table:table-cell table:formula="of:=[.A1038]/2" office:value-type="float" office:value="154.350000000003">
            <text:p>154.350000000003</text:p>
          </table:table-cell>
          <table:table-cell table:formula="of:=SQRT(ABS([.$D$2]^2-[.B1038]^2))" office:value-type="float" office:value="127.18520943883">
            <text:p>127.18520943883</text:p>
          </table:table-cell>
          <table:table-cell table:formula="of:=([.$C$10]-[.C1038])*[.$B$4]" office:value-type="float" office:value="91735.098344771">
            <text:p>91735.098344771</text:p>
          </table:table-cell>
          <table:table-cell table:formula="of:=ROUND([.D1038])" office:value-type="float" office:value="91735">
            <text:p>91735</text:p>
          </table:table-cell>
          <table:table-cell table:formula="of:=([.$C$8]-([.E1038]*[.$C$4]))" office:value-type="float" office:value="127.18534375">
            <text:p>127.18534375</text:p>
          </table:table-cell>
          <table:table-cell table:formula="of:=SQRT(ABS([.$D$2]^2-[.F1038]^2))" office:value-type="float" office:value="154.349889326797">
            <text:p>154.349889326797</text:p>
          </table:table-cell>
          <table:table-cell table:formula="of:=ABS([.B1038]-[.G1038])" office:value-type="float" office:value="0.000110673206449974">
            <text:p>0.000110673206449974</text:p>
          </table:table-cell>
        </table:table-row>
        <table:table-row table:style-name="ro2">
          <table:table-cell table:formula="of:=[.A1038]+[.A$4]" office:value-type="float" office:value="309.000000000006">
            <text:p>309.000000000006</text:p>
          </table:table-cell>
          <table:table-cell table:formula="of:=[.A1039]/2" office:value-type="float" office:value="154.500000000003">
            <text:p>154.500000000003</text:p>
          </table:table-cell>
          <table:table-cell table:formula="of:=SQRT(ABS([.$D$2]^2-[.B1039]^2))" office:value-type="float" office:value="127.002952721577">
            <text:p>127.002952721577</text:p>
          </table:table-cell>
          <table:table-cell table:formula="of:=([.$C$10]-[.C1039])*[.$B$4]" office:value-type="float" office:value="91964.7131066649">
            <text:p>91964.7131066649</text:p>
          </table:table-cell>
          <table:table-cell table:formula="of:=ROUND([.D1039])" office:value-type="float" office:value="91965">
            <text:p>91965</text:p>
          </table:table-cell>
          <table:table-cell table:formula="of:=([.$C$8]-([.E1039]*[.$C$4]))" office:value-type="float" office:value="127.00278125">
            <text:p>127.00278125</text:p>
          </table:table-cell>
          <table:table-cell table:formula="of:=SQRT(ABS([.$D$2]^2-[.F1039]^2))" office:value-type="float" office:value="154.500140953867">
            <text:p>154.500140953867</text:p>
          </table:table-cell>
          <table:table-cell table:formula="of:=ABS([.B1039]-[.G1039])" office:value-type="float" office:value="0.000140953863621007">
            <text:p>0.000140953863621007</text:p>
          </table:table-cell>
        </table:table-row>
        <table:table-row table:style-name="ro2">
          <table:table-cell table:formula="of:=[.A1039]+[.A$4]" office:value-type="float" office:value="309.300000000006">
            <text:p>309.300000000006</text:p>
          </table:table-cell>
          <table:table-cell table:formula="of:=[.A1040]/2" office:value-type="float" office:value="154.650000000003">
            <text:p>154.650000000003</text:p>
          </table:table-cell>
          <table:table-cell table:formula="of:=SQRT(ABS([.$D$2]^2-[.B1040]^2))" office:value-type="float" office:value="126.820256662724">
            <text:p>126.820256662724</text:p>
          </table:table-cell>
          <table:table-cell table:formula="of:=([.$C$10]-[.C1040])*[.$B$4]" office:value-type="float" office:value="92194.8813697872">
            <text:p>92194.8813697872</text:p>
          </table:table-cell>
          <table:table-cell table:formula="of:=ROUND([.D1040])" office:value-type="float" office:value="92195">
            <text:p>92195</text:p>
          </table:table-cell>
          <table:table-cell table:formula="of:=([.$C$8]-([.E1040]*[.$C$4]))" office:value-type="float" office:value="126.82021875">
            <text:p>126.82021875</text:p>
          </table:table-cell>
          <table:table-cell table:formula="of:=SQRT(ABS([.$D$2]^2-[.F1040]^2))" office:value-type="float" office:value="154.650031090208">
            <text:p>154.650031090208</text:p>
          </table:table-cell>
          <table:table-cell table:formula="of:=ABS([.B1040]-[.G1040])" office:value-type="float" office:value="0.0000310902045157491">
            <text:p>0.0000310902045157491</text:p>
          </table:table-cell>
        </table:table-row>
        <table:table-row table:style-name="ro2">
          <table:table-cell table:formula="of:=[.A1040]+[.A$4]" office:value-type="float" office:value="309.600000000006">
            <text:p>309.600000000006</text:p>
          </table:table-cell>
          <table:table-cell table:formula="of:=[.A1041]/2" office:value-type="float" office:value="154.800000000003">
            <text:p>154.800000000003</text:p>
          </table:table-cell>
          <table:table-cell table:formula="of:=SQRT(ABS([.$D$2]^2-[.B1041]^2))" office:value-type="float" office:value="126.63711936079">
            <text:p>126.63711936079</text:p>
          </table:table-cell>
          <table:table-cell table:formula="of:=([.$C$10]-[.C1041])*[.$B$4]" office:value-type="float" office:value="92425.6055297029">
            <text:p>92425.6055297029</text:p>
          </table:table-cell>
          <table:table-cell table:formula="of:=ROUND([.D1041])" office:value-type="float" office:value="92426">
            <text:p>92426</text:p>
          </table:table-cell>
          <table:table-cell table:formula="of:=([.$C$8]-([.E1041]*[.$C$4]))" office:value-type="float" office:value="126.6368625">
            <text:p>126.6368625</text:p>
          </table:table-cell>
          <table:table-cell table:formula="of:=SQRT(ABS([.$D$2]^2-[.F1041]^2))" office:value-type="float" office:value="154.800210129561">
            <text:p>154.800210129561</text:p>
          </table:table-cell>
          <table:table-cell table:formula="of:=ABS([.B1041]-[.G1041])" office:value-type="float" office:value="0.000210129557530081">
            <text:p>0.000210129557530081</text:p>
          </table:table-cell>
        </table:table-row>
        <table:table-row table:style-name="ro2">
          <table:table-cell table:formula="of:=[.A1041]+[.A$4]" office:value-type="float" office:value="309.900000000006">
            <text:p>309.900000000006</text:p>
          </table:table-cell>
          <table:table-cell table:formula="of:=[.A1042]/2" office:value-type="float" office:value="154.950000000003">
            <text:p>154.950000000003</text:p>
          </table:table-cell>
          <table:table-cell table:formula="of:=SQRT(ABS([.$D$2]^2-[.B1042]^2))" office:value-type="float" office:value="126.453538898676">
            <text:p>126.453538898676</text:p>
          </table:table-cell>
          <table:table-cell table:formula="of:=([.$C$10]-[.C1042])*[.$B$4]" office:value-type="float" office:value="92656.8880016576">
            <text:p>92656.8880016576</text:p>
          </table:table-cell>
          <table:table-cell table:formula="of:=ROUND([.D1042])" office:value-type="float" office:value="92657">
            <text:p>92657</text:p>
          </table:table-cell>
          <table:table-cell table:formula="of:=([.$C$8]-([.E1042]*[.$C$4]))" office:value-type="float" office:value="126.45350625">
            <text:p>126.45350625</text:p>
          </table:table-cell>
          <table:table-cell table:formula="of:=SQRT(ABS([.$D$2]^2-[.F1042]^2))" office:value-type="float" office:value="154.950026644339">
            <text:p>154.950026644339</text:p>
          </table:table-cell>
          <table:table-cell table:formula="of:=ABS([.B1042]-[.G1042])" office:value-type="float" office:value="0.0000266443354917101">
            <text:p>0.0000266443354917101</text:p>
          </table:table-cell>
        </table:table-row>
        <table:table-row table:style-name="ro2">
          <table:table-cell table:formula="of:=[.A1042]+[.A$4]" office:value-type="float" office:value="310.200000000006">
            <text:p>310.200000000006</text:p>
          </table:table-cell>
          <table:table-cell table:formula="of:=[.A1043]/2" office:value-type="float" office:value="155.100000000003">
            <text:p>155.100000000003</text:p>
          </table:table-cell>
          <table:table-cell table:formula="of:=SQRT(ABS([.$D$2]^2-[.B1043]^2))" office:value-type="float" office:value="126.269513343479">
            <text:p>126.269513343479</text:p>
          </table:table-cell>
          <table:table-cell table:formula="of:=([.$C$10]-[.C1043])*[.$B$4]" office:value-type="float" office:value="92888.7312208037">
            <text:p>92888.7312208037</text:p>
          </table:table-cell>
          <table:table-cell table:formula="of:=ROUND([.D1043])" office:value-type="float" office:value="92889">
            <text:p>92889</text:p>
          </table:table-cell>
          <table:table-cell table:formula="of:=([.$C$8]-([.E1043]*[.$C$4]))" office:value-type="float" office:value="126.26935625">
            <text:p>126.26935625</text:p>
          </table:table-cell>
          <table:table-cell table:formula="of:=SQRT(ABS([.$D$2]^2-[.F1043]^2))" office:value-type="float" office:value="155.100127892309">
            <text:p>155.100127892309</text:p>
          </table:table-cell>
          <table:table-cell table:formula="of:=ABS([.B1043]-[.G1043])" office:value-type="float" office:value="0.000127892305926025">
            <text:p>0.000127892305926025</text:p>
          </table:table-cell>
        </table:table-row>
        <table:table-row table:style-name="ro2">
          <table:table-cell table:formula="of:=[.A1043]+[.A$4]" office:value-type="float" office:value="310.500000000006">
            <text:p>310.500000000006</text:p>
          </table:table-cell>
          <table:table-cell table:formula="of:=[.A1044]/2" office:value-type="float" office:value="155.250000000003">
            <text:p>155.250000000003</text:p>
          </table:table-cell>
          <table:table-cell table:formula="of:=SQRT(ABS([.$D$2]^2-[.B1044]^2))" office:value-type="float" office:value="126.085040746312">
            <text:p>126.085040746312</text:p>
          </table:table-cell>
          <table:table-cell table:formula="of:=([.$C$10]-[.C1044])*[.$B$4]" office:value-type="float" office:value="93121.1376424321">
            <text:p>93121.1376424321</text:p>
          </table:table-cell>
          <table:table-cell table:formula="of:=ROUND([.D1044])" office:value-type="float" office:value="93121">
            <text:p>93121</text:p>
          </table:table-cell>
          <table:table-cell table:formula="of:=([.$C$8]-([.E1044]*[.$C$4]))" office:value-type="float" office:value="126.08520625">
            <text:p>126.08520625</text:p>
          </table:table-cell>
          <table:table-cell table:formula="of:=SQRT(ABS([.$D$2]^2-[.F1044]^2))" office:value-type="float" office:value="155.249865587365">
            <text:p>155.249865587365</text:p>
          </table:table-cell>
          <table:table-cell table:formula="of:=ABS([.B1044]-[.G1044])" office:value-type="float" office:value="0.000134412637805781">
            <text:p>0.000134412637805781</text:p>
          </table:table-cell>
        </table:table-row>
        <table:table-row table:style-name="ro2">
          <table:table-cell table:formula="of:=[.A1044]+[.A$4]" office:value-type="float" office:value="310.800000000006">
            <text:p>310.800000000006</text:p>
          </table:table-cell>
          <table:table-cell table:formula="of:=[.A1045]/2" office:value-type="float" office:value="155.400000000003">
            <text:p>155.400000000003</text:p>
          </table:table-cell>
          <table:table-cell table:formula="of:=SQRT(ABS([.$D$2]^2-[.B1045]^2))" office:value-type="float" office:value="125.900119142116">
            <text:p>125.900119142116</text:p>
          </table:table-cell>
          <table:table-cell table:formula="of:=([.$C$10]-[.C1045])*[.$B$4]" office:value-type="float" office:value="93354.1097422058">
            <text:p>93354.1097422058</text:p>
          </table:table-cell>
          <table:table-cell table:formula="of:=ROUND([.D1045])" office:value-type="float" office:value="93354">
            <text:p>93354</text:p>
          </table:table-cell>
          <table:table-cell table:formula="of:=([.$C$8]-([.E1045]*[.$C$4]))" office:value-type="float" office:value="125.9002625">
            <text:p>125.9002625</text:p>
          </table:table-cell>
          <table:table-cell table:formula="of:=SQRT(ABS([.$D$2]^2-[.F1045]^2))" office:value-type="float" office:value="155.399883855913">
            <text:p>155.399883855913</text:p>
          </table:table-cell>
          <table:table-cell table:formula="of:=ABS([.B1045]-[.G1045])" office:value-type="float" office:value="0.000116144090526404">
            <text:p>0.000116144090526404</text:p>
          </table:table-cell>
        </table:table-row>
        <table:table-row table:style-name="ro2">
          <table:table-cell table:formula="of:=[.A1045]+[.A$4]" office:value-type="float" office:value="311.100000000006">
            <text:p>311.100000000006</text:p>
          </table:table-cell>
          <table:table-cell table:formula="of:=[.A1046]/2" office:value-type="float" office:value="155.550000000003">
            <text:p>155.550000000003</text:p>
          </table:table-cell>
          <table:table-cell table:formula="of:=SQRT(ABS([.$D$2]^2-[.B1046]^2))" office:value-type="float" office:value="125.714746549476">
            <text:p>125.714746549476</text:p>
          </table:table-cell>
          <table:table-cell table:formula="of:=([.$C$10]-[.C1046])*[.$B$4]" office:value-type="float" office:value="93587.6500163979">
            <text:p>93587.6500163979</text:p>
          </table:table-cell>
          <table:table-cell table:formula="of:=ROUND([.D1046])" office:value-type="float" office:value="93588">
            <text:p>93588</text:p>
          </table:table-cell>
          <table:table-cell table:formula="of:=([.$C$8]-([.E1046]*[.$C$4]))" office:value-type="float" office:value="125.714525">
            <text:p>125.714525</text:p>
          </table:table-cell>
          <table:table-cell table:formula="of:=SQRT(ABS([.$D$2]^2-[.F1046]^2))" office:value-type="float" office:value="155.550179054942">
            <text:p>155.550179054942</text:p>
          </table:table-cell>
          <table:table-cell table:formula="of:=ABS([.B1046]-[.G1046])" office:value-type="float" office:value="0.000179054938513445">
            <text:p>0.000179054938513445</text:p>
          </table:table-cell>
        </table:table-row>
        <table:table-row table:style-name="ro2">
          <table:table-cell table:formula="of:=[.A1046]+[.A$4]" office:value-type="float" office:value="311.400000000006">
            <text:p>311.400000000006</text:p>
          </table:table-cell>
          <table:table-cell table:formula="of:=[.A1047]/2" office:value-type="float" office:value="155.700000000003">
            <text:p>155.700000000003</text:p>
          </table:table-cell>
          <table:table-cell table:formula="of:=SQRT(ABS([.$D$2]^2-[.B1047]^2))" office:value-type="float" office:value="125.528920970424">
            <text:p>125.528920970424</text:p>
          </table:table-cell>
          <table:table-cell table:formula="of:=([.$C$10]-[.C1047])*[.$B$4]" office:value-type="float" office:value="93821.7609821325">
            <text:p>93821.7609821325</text:p>
          </table:table-cell>
          <table:table-cell table:formula="of:=ROUND([.D1047])" office:value-type="float" office:value="93822">
            <text:p>93822</text:p>
          </table:table-cell>
          <table:table-cell table:formula="of:=([.$C$8]-([.E1047]*[.$C$4]))" office:value-type="float" office:value="125.5287875">
            <text:p>125.5287875</text:p>
          </table:table-cell>
          <table:table-cell table:formula="of:=SQRT(ABS([.$D$2]^2-[.F1047]^2))" office:value-type="float" office:value="155.700107606835">
            <text:p>155.700107606835</text:p>
          </table:table-cell>
          <table:table-cell table:formula="of:=ABS([.B1047]-[.G1047])" office:value-type="float" office:value="0.000107606831477369">
            <text:p>0.000107606831477369</text:p>
          </table:table-cell>
        </table:table-row>
        <table:table-row table:style-name="ro2">
          <table:table-cell table:formula="of:=[.A1047]+[.A$4]" office:value-type="float" office:value="311.700000000006">
            <text:p>311.700000000006</text:p>
          </table:table-cell>
          <table:table-cell table:formula="of:=[.A1048]/2" office:value-type="float" office:value="155.850000000003">
            <text:p>155.850000000003</text:p>
          </table:table-cell>
          <table:table-cell table:formula="of:=SQRT(ABS([.$D$2]^2-[.B1048]^2))" office:value-type="float" office:value="125.342640390248">
            <text:p>125.342640390248</text:p>
          </table:table-cell>
          <table:table-cell table:formula="of:=([.$C$10]-[.C1048])*[.$B$4]" office:value-type="float" office:value="94056.4451776302">
            <text:p>94056.4451776302</text:p>
          </table:table-cell>
          <table:table-cell table:formula="of:=ROUND([.D1048])" office:value-type="float" office:value="94056">
            <text:p>94056</text:p>
          </table:table-cell>
          <table:table-cell table:formula="of:=([.$C$8]-([.E1048]*[.$C$4]))" office:value-type="float" office:value="125.34305">
            <text:p>125.34305</text:p>
          </table:table-cell>
          <table:table-cell table:formula="of:=SQRT(ABS([.$D$2]^2-[.F1048]^2))" office:value-type="float" office:value="155.849670569743">
            <text:p>155.849670569743</text:p>
          </table:table-cell>
          <table:table-cell table:formula="of:=ABS([.B1048]-[.G1048])" office:value-type="float" office:value="0.00032943025976806">
            <text:p>0.00032943025976806</text:p>
          </table:table-cell>
        </table:table-row>
        <table:table-row table:style-name="ro2">
          <table:table-cell table:formula="of:=[.A1048]+[.A$4]" office:value-type="float" office:value="312.000000000006">
            <text:p>312.000000000006</text:p>
          </table:table-cell>
          <table:table-cell table:formula="of:=[.A1049]/2" office:value-type="float" office:value="156.000000000003">
            <text:p>156.000000000003</text:p>
          </table:table-cell>
          <table:table-cell table:formula="of:=SQRT(ABS([.$D$2]^2-[.B1049]^2))" office:value-type="float" office:value="125.155902777292">
            <text:p>125.155902777292</text:p>
          </table:table-cell>
          <table:table-cell table:formula="of:=([.$C$10]-[.C1049])*[.$B$4]" office:value-type="float" office:value="94291.7051624564">
            <text:p>94291.7051624564</text:p>
          </table:table-cell>
          <table:table-cell table:formula="of:=ROUND([.D1049])" office:value-type="float" office:value="94292">
            <text:p>94292</text:p>
          </table:table-cell>
          <table:table-cell table:formula="of:=([.$C$8]-([.E1049]*[.$C$4]))" office:value-type="float" office:value="125.155725">
            <text:p>125.155725</text:p>
          </table:table-cell>
          <table:table-cell table:formula="of:=SQRT(ABS([.$D$2]^2-[.F1049]^2))" office:value-type="float" office:value="156.000142627257">
            <text:p>156.000142627257</text:p>
          </table:table-cell>
          <table:table-cell table:formula="of:=ABS([.B1049]-[.G1049])" office:value-type="float" office:value="0.000142627253467253">
            <text:p>0.000142627253467253</text:p>
          </table:table-cell>
        </table:table-row>
        <table:table-row table:style-name="ro2">
          <table:table-cell table:formula="of:=[.A1049]+[.A$4]" office:value-type="float" office:value="312.300000000006">
            <text:p>312.300000000006</text:p>
          </table:table-cell>
          <table:table-cell table:formula="of:=[.A1050]/2" office:value-type="float" office:value="156.150000000003">
            <text:p>156.150000000003</text:p>
          </table:table-cell>
          <table:table-cell table:formula="of:=SQRT(ABS([.$D$2]^2-[.B1050]^2))" office:value-type="float" office:value="124.968706082759">
            <text:p>124.968706082759</text:p>
          </table:table-cell>
          <table:table-cell table:formula="of:=([.$C$10]-[.C1050])*[.$B$4]" office:value-type="float" office:value="94527.5435177738">
            <text:p>94527.5435177738</text:p>
          </table:table-cell>
          <table:table-cell table:formula="of:=ROUND([.D1050])" office:value-type="float" office:value="94528">
            <text:p>94528</text:p>
          </table:table-cell>
          <table:table-cell table:formula="of:=([.$C$8]-([.E1050]*[.$C$4]))" office:value-type="float" office:value="124.9684">
            <text:p>124.9684</text:p>
          </table:table-cell>
          <table:table-cell table:formula="of:=SQRT(ABS([.$D$2]^2-[.F1050]^2))" office:value-type="float" office:value="156.150244961191">
            <text:p>156.150244961191</text:p>
          </table:table-cell>
          <table:table-cell table:formula="of:=ABS([.B1050]-[.G1050])" office:value-type="float" office:value="0.0002449611880877">
            <text:p>0.0002449611880877</text:p>
          </table:table-cell>
        </table:table-row>
        <table:table-row table:style-name="ro2">
          <table:table-cell table:formula="of:=[.A1050]+[.A$4]" office:value-type="float" office:value="312.600000000006">
            <text:p>312.600000000006</text:p>
          </table:table-cell>
          <table:table-cell table:formula="of:=[.A1051]/2" office:value-type="float" office:value="156.300000000003">
            <text:p>156.300000000003</text:p>
          </table:table-cell>
          <table:table-cell table:formula="of:=SQRT(ABS([.$D$2]^2-[.B1051]^2))" office:value-type="float" office:value="124.781048240504">
            <text:p>124.781048240504</text:p>
          </table:table-cell>
          <table:table-cell table:formula="of:=([.$C$10]-[.C1051])*[.$B$4]" office:value-type="float" office:value="94763.9628465989">
            <text:p>94763.9628465989</text:p>
          </table:table-cell>
          <table:table-cell table:formula="of:=ROUND([.D1051])" office:value-type="float" office:value="94764">
            <text:p>94764</text:p>
          </table:table-cell>
          <table:table-cell table:formula="of:=([.$C$8]-([.E1051]*[.$C$4]))" office:value-type="float" office:value="124.781075">
            <text:p>124.781075</text:p>
          </table:table-cell>
          <table:table-cell table:formula="of:=SQRT(ABS([.$D$2]^2-[.F1051]^2))" office:value-type="float" office:value="156.299978636737">
            <text:p>156.299978636737</text:p>
          </table:table-cell>
          <table:table-cell table:formula="of:=ABS([.B1051]-[.G1051])" office:value-type="float" office:value="0.0000213632662564578">
            <text:p>0.0000213632662564578</text:p>
          </table:table-cell>
        </table:table-row>
        <table:table-row table:style-name="ro2">
          <table:table-cell table:formula="of:=[.A1051]+[.A$4]" office:value-type="float" office:value="312.900000000006">
            <text:p>312.900000000006</text:p>
          </table:table-cell>
          <table:table-cell table:formula="of:=[.A1052]/2" office:value-type="float" office:value="156.450000000003">
            <text:p>156.450000000003</text:p>
          </table:table-cell>
          <table:table-cell table:formula="of:=SQRT(ABS([.$D$2]^2-[.B1052]^2))" office:value-type="float" office:value="124.59292716683">
            <text:p>124.59292716683</text:p>
          </table:table-cell>
          <table:table-cell table:formula="of:=([.$C$10]-[.C1052])*[.$B$4]" office:value-type="float" office:value="95000.9657740623">
            <text:p>95000.9657740623</text:p>
          </table:table-cell>
          <table:table-cell table:formula="of:=ROUND([.D1052])" office:value-type="float" office:value="95001">
            <text:p>95001</text:p>
          </table:table-cell>
          <table:table-cell table:formula="of:=([.$C$8]-([.E1052]*[.$C$4]))" office:value-type="float" office:value="124.59295625">
            <text:p>124.59295625</text:p>
          </table:table-cell>
          <table:table-cell table:formula="of:=SQRT(ABS([.$D$2]^2-[.F1052]^2))" office:value-type="float" office:value="156.449976838878">
            <text:p>156.449976838878</text:p>
          </table:table-cell>
          <table:table-cell table:formula="of:=ABS([.B1052]-[.G1052])" office:value-type="float" office:value="0.0000231611246590546">
            <text:p>0.0000231611246590546</text:p>
          </table:table-cell>
        </table:table-row>
        <table:table-row table:style-name="ro2">
          <table:table-cell table:formula="of:=[.A1052]+[.A$4]" office:value-type="float" office:value="313.200000000006">
            <text:p>313.200000000006</text:p>
          </table:table-cell>
          <table:table-cell table:formula="of:=[.A1053]/2" office:value-type="float" office:value="156.600000000003">
            <text:p>156.600000000003</text:p>
          </table:table-cell>
          <table:table-cell table:formula="of:=SQRT(ABS([.$D$2]^2-[.B1053]^2))" office:value-type="float" office:value="124.404340760277">
            <text:p>124.404340760277</text:p>
          </table:table-cell>
          <table:table-cell table:formula="of:=([.$C$10]-[.C1053])*[.$B$4]" office:value-type="float" office:value="95238.554947673">
            <text:p>95238.554947673</text:p>
          </table:table-cell>
          <table:table-cell table:formula="of:=ROUND([.D1053])" office:value-type="float" office:value="95239">
            <text:p>95239</text:p>
          </table:table-cell>
          <table:table-cell table:formula="of:=([.$C$8]-([.E1053]*[.$C$4]))" office:value-type="float" office:value="124.40404375">
            <text:p>124.40404375</text:p>
          </table:table-cell>
          <table:table-cell table:formula="of:=SQRT(ABS([.$D$2]^2-[.F1053]^2))" office:value-type="float" office:value="156.600235946975">
            <text:p>156.600235946975</text:p>
          </table:table-cell>
          <table:table-cell table:formula="of:=ABS([.B1053]-[.G1053])" office:value-type="float" office:value="0.000235946971429257">
            <text:p>0.000235946971429257</text:p>
          </table:table-cell>
        </table:table-row>
        <table:table-row table:style-name="ro2">
          <table:table-cell table:formula="of:=[.A1053]+[.A$4]" office:value-type="float" office:value="313.500000000006">
            <text:p>313.500000000006</text:p>
          </table:table-cell>
          <table:table-cell table:formula="of:=[.A1054]/2" office:value-type="float" office:value="156.750000000003">
            <text:p>156.750000000003</text:p>
          </table:table-cell>
          <table:table-cell table:formula="of:=SQRT(ABS([.$D$2]^2-[.B1054]^2))" office:value-type="float" office:value="124.215286901408">
            <text:p>124.215286901408</text:p>
          </table:table-cell>
          <table:table-cell table:formula="of:=([.$C$10]-[.C1054])*[.$B$4]" office:value-type="float" office:value="95476.7330375866">
            <text:p>95476.7330375866</text:p>
          </table:table-cell>
          <table:table-cell table:formula="of:=ROUND([.D1054])" office:value-type="float" office:value="95477">
            <text:p>95477</text:p>
          </table:table-cell>
          <table:table-cell table:formula="of:=([.$C$8]-([.E1054]*[.$C$4]))" office:value-type="float" office:value="124.21513125">
            <text:p>124.21513125</text:p>
          </table:table-cell>
          <table:table-cell table:formula="of:=SQRT(ABS([.$D$2]^2-[.F1054]^2))" office:value-type="float" office:value="156.750123344594">
            <text:p>156.750123344594</text:p>
          </table:table-cell>
          <table:table-cell table:formula="of:=ABS([.B1054]-[.G1054])" office:value-type="float" office:value="0.000123344590434726">
            <text:p>0.000123344590434726</text:p>
          </table:table-cell>
        </table:table-row>
        <table:table-row table:style-name="ro2">
          <table:table-cell table:formula="of:=[.A1054]+[.A$4]" office:value-type="float" office:value="313.800000000006">
            <text:p>313.800000000006</text:p>
          </table:table-cell>
          <table:table-cell table:formula="of:=[.A1055]/2" office:value-type="float" office:value="156.900000000003">
            <text:p>156.900000000003</text:p>
          </table:table-cell>
          <table:table-cell table:formula="of:=SQRT(ABS([.$D$2]^2-[.B1055]^2))" office:value-type="float" office:value="124.025763452595">
            <text:p>124.025763452595</text:p>
          </table:table-cell>
          <table:table-cell table:formula="of:=([.$C$10]-[.C1055])*[.$B$4]" office:value-type="float" office:value="95715.5027368783">
            <text:p>95715.5027368783</text:p>
          </table:table-cell>
          <table:table-cell table:formula="of:=ROUND([.D1055])" office:value-type="float" office:value="95716">
            <text:p>95716</text:p>
          </table:table-cell>
          <table:table-cell table:formula="of:=([.$C$8]-([.E1055]*[.$C$4]))" office:value-type="float" office:value="124.025425">
            <text:p>124.025425</text:p>
          </table:table-cell>
          <table:table-cell table:formula="of:=SQRT(ABS([.$D$2]^2-[.F1055]^2))" office:value-type="float" office:value="156.900267538234">
            <text:p>156.900267538234</text:p>
          </table:table-cell>
          <table:table-cell table:formula="of:=ABS([.B1055]-[.G1055])" office:value-type="float" office:value="0.000267538230815489">
            <text:p>0.000267538230815489</text:p>
          </table:table-cell>
        </table:table-row>
        <table:table-row table:style-name="ro2">
          <table:table-cell table:formula="of:=[.A1055]+[.A$4]" office:value-type="float" office:value="314.100000000006">
            <text:p>314.100000000006</text:p>
          </table:table-cell>
          <table:table-cell table:formula="of:=[.A1056]/2" office:value-type="float" office:value="157.050000000003">
            <text:p>157.050000000003</text:p>
          </table:table-cell>
          <table:table-cell table:formula="of:=SQRT(ABS([.$D$2]^2-[.B1056]^2))" office:value-type="float" office:value="123.835768257798">
            <text:p>123.835768257798</text:p>
          </table:table-cell>
          <table:table-cell table:formula="of:=([.$C$10]-[.C1056])*[.$B$4]" office:value-type="float" office:value="95954.8667618194">
            <text:p>95954.8667618194</text:p>
          </table:table-cell>
          <table:table-cell table:formula="of:=ROUND([.D1056])" office:value-type="float" office:value="95955">
            <text:p>95955</text:p>
          </table:table-cell>
          <table:table-cell table:formula="of:=([.$C$8]-([.E1056]*[.$C$4]))" office:value-type="float" office:value="123.83571875">
            <text:p>123.83571875</text:p>
          </table:table-cell>
          <table:table-cell table:formula="of:=SQRT(ABS([.$D$2]^2-[.F1056]^2))" office:value-type="float" office:value="157.05003903747">
            <text:p>157.05003903747</text:p>
          </table:table-cell>
          <table:table-cell table:formula="of:=ABS([.B1056]-[.G1056])" office:value-type="float" office:value="0.0000390374670757865">
            <text:p>0.0000390374670757865</text:p>
          </table:table-cell>
        </table:table-row>
        <table:table-row table:style-name="ro2">
          <table:table-cell table:formula="of:=[.A1056]+[.A$4]" office:value-type="float" office:value="314.400000000006">
            <text:p>314.400000000006</text:p>
          </table:table-cell>
          <table:table-cell table:formula="of:=[.A1057]/2" office:value-type="float" office:value="157.200000000003">
            <text:p>157.200000000003</text:p>
          </table:table-cell>
          <table:table-cell table:formula="of:=SQRT(ABS([.$D$2]^2-[.B1057]^2))" office:value-type="float" office:value="123.645299142341">
            <text:p>123.645299142341</text:p>
          </table:table-cell>
          <table:table-cell table:formula="of:=([.$C$10]-[.C1057])*[.$B$4]" office:value-type="float" office:value="96194.8278521587">
            <text:p>96194.8278521587</text:p>
          </table:table-cell>
          <table:table-cell table:formula="of:=ROUND([.D1057])" office:value-type="float" office:value="96195">
            <text:p>96195</text:p>
          </table:table-cell>
          <table:table-cell table:formula="of:=([.$C$8]-([.E1057]*[.$C$4]))" office:value-type="float" office:value="123.64521875">
            <text:p>123.64521875</text:p>
          </table:table-cell>
          <table:table-cell table:formula="of:=SQRT(ABS([.$D$2]^2-[.F1057]^2))" office:value-type="float" office:value="157.200063232381">
            <text:p>157.200063232381</text:p>
          </table:table-cell>
          <table:table-cell table:formula="of:=ABS([.B1057]-[.G1057])" office:value-type="float" office:value="0.0000632323781246669">
            <text:p>0.0000632323781246669</text:p>
          </table:table-cell>
        </table:table-row>
        <table:table-row table:style-name="ro2">
          <table:table-cell table:formula="of:=[.A1057]+[.A$4]" office:value-type="float" office:value="314.700000000006">
            <text:p>314.700000000006</text:p>
          </table:table-cell>
          <table:table-cell table:formula="of:=[.A1058]/2" office:value-type="float" office:value="157.350000000003">
            <text:p>157.350000000003</text:p>
          </table:table-cell>
          <table:table-cell table:formula="of:=SQRT(ABS([.$D$2]^2-[.B1058]^2))" office:value-type="float" office:value="123.454353912687">
            <text:p>123.454353912687</text:p>
          </table:table-cell>
          <table:table-cell table:formula="of:=([.$C$10]-[.C1058])*[.$B$4]" office:value-type="float" office:value="96435.3887714078">
            <text:p>96435.3887714078</text:p>
          </table:table-cell>
          <table:table-cell table:formula="of:=ROUND([.D1058])" office:value-type="float" office:value="96435">
            <text:p>96435</text:p>
          </table:table-cell>
          <table:table-cell table:formula="of:=([.$C$8]-([.E1058]*[.$C$4]))" office:value-type="float" office:value="123.45471875">
            <text:p>123.45471875</text:p>
          </table:table-cell>
          <table:table-cell table:formula="of:=SQRT(ABS([.$D$2]^2-[.F1058]^2))" office:value-type="float" office:value="157.349713753659">
            <text:p>157.349713753659</text:p>
          </table:table-cell>
          <table:table-cell table:formula="of:=ABS([.B1058]-[.G1058])" office:value-type="float" office:value="0.00028624634416019">
            <text:p>0.00028624634416019</text:p>
          </table:table-cell>
        </table:table-row>
        <table:table-row table:style-name="ro2">
          <table:table-cell table:formula="of:=[.A1058]+[.A$4]" office:value-type="float" office:value="315.000000000006">
            <text:p>315.000000000006</text:p>
          </table:table-cell>
          <table:table-cell table:formula="of:=[.A1059]/2" office:value-type="float" office:value="157.500000000003">
            <text:p>157.500000000003</text:p>
          </table:table-cell>
          <table:table-cell table:formula="of:=SQRT(ABS([.$D$2]^2-[.B1059]^2))" office:value-type="float" office:value="123.262930356207">
            <text:p>123.262930356207</text:p>
          </table:table-cell>
          <table:table-cell table:formula="of:=([.$C$10]-[.C1059])*[.$B$4]" office:value-type="float" office:value="96676.5523071314">
            <text:p>96676.5523071314</text:p>
          </table:table-cell>
          <table:table-cell table:formula="of:=ROUND([.D1059])" office:value-type="float" office:value="96677">
            <text:p>96677</text:p>
          </table:table-cell>
          <table:table-cell table:formula="of:=([.$C$8]-([.E1059]*[.$C$4]))" office:value-type="float" office:value="123.26263125">
            <text:p>123.26263125</text:p>
          </table:table-cell>
          <table:table-cell table:formula="of:=SQRT(ABS([.$D$2]^2-[.F1059]^2))" office:value-type="float" office:value="157.500234086577">
            <text:p>157.500234086577</text:p>
          </table:table-cell>
          <table:table-cell table:formula="of:=ABS([.B1059]-[.G1059])" office:value-type="float" office:value="0.000234086573811965">
            <text:p>0.000234086573811965</text:p>
          </table:table-cell>
        </table:table-row>
        <table:table-row table:style-name="ro2">
          <table:table-cell table:formula="of:=[.A1059]+[.A$4]" office:value-type="float" office:value="315.300000000006">
            <text:p>315.300000000006</text:p>
          </table:table-cell>
          <table:table-cell table:formula="of:=[.A1060]/2" office:value-type="float" office:value="157.650000000003">
            <text:p>157.650000000003</text:p>
          </table:table-cell>
          <table:table-cell table:formula="of:=SQRT(ABS([.$D$2]^2-[.B1060]^2))" office:value-type="float" office:value="123.071026240944">
            <text:p>123.071026240944</text:p>
          </table:table-cell>
          <table:table-cell table:formula="of:=([.$C$10]-[.C1060])*[.$B$4]" office:value-type="float" office:value="96918.3212712422">
            <text:p>96918.3212712422</text:p>
          </table:table-cell>
          <table:table-cell table:formula="of:=ROUND([.D1060])" office:value-type="float" office:value="96918">
            <text:p>96918</text:p>
          </table:table-cell>
          <table:table-cell table:formula="of:=([.$C$8]-([.E1060]*[.$C$4]))" office:value-type="float" office:value="123.0713375">
            <text:p>123.0713375</text:p>
          </table:table-cell>
          <table:table-cell table:formula="of:=SQRT(ABS([.$D$2]^2-[.F1060]^2))" office:value-type="float" office:value="157.649757012059">
            <text:p>157.649757012059</text:p>
          </table:table-cell>
          <table:table-cell table:formula="of:=ABS([.B1060]-[.G1060])" office:value-type="float" office:value="0.000242987944574224">
            <text:p>0.000242987944574224</text:p>
          </table:table-cell>
        </table:table-row>
        <table:table-row table:style-name="ro2">
          <table:table-cell table:formula="of:=[.A1060]+[.A$4]" office:value-type="float" office:value="315.600000000006">
            <text:p>315.600000000006</text:p>
          </table:table-cell>
          <table:table-cell table:formula="of:=[.A1061]/2" office:value-type="float" office:value="157.800000000003">
            <text:p>157.800000000003</text:p>
          </table:table-cell>
          <table:table-cell table:formula="of:=SQRT(ABS([.$D$2]^2-[.B1061]^2))" office:value-type="float" office:value="122.878639315379">
            <text:p>122.878639315379</text:p>
          </table:table-cell>
          <table:table-cell table:formula="of:=([.$C$10]-[.C1061])*[.$B$4]" office:value-type="float" office:value="97160.6985002999">
            <text:p>97160.6985002999</text:p>
          </table:table-cell>
          <table:table-cell table:formula="of:=ROUND([.D1061])" office:value-type="float" office:value="97161">
            <text:p>97161</text:p>
          </table:table-cell>
          <table:table-cell table:formula="of:=([.$C$8]-([.E1061]*[.$C$4]))" office:value-type="float" office:value="122.87845625">
            <text:p>122.87845625</text:p>
          </table:table-cell>
          <table:table-cell table:formula="of:=SQRT(ABS([.$D$2]^2-[.F1061]^2))" office:value-type="float" office:value="157.800142552587">
            <text:p>157.800142552587</text:p>
          </table:table-cell>
          <table:table-cell table:formula="of:=ABS([.B1061]-[.G1061])" office:value-type="float" office:value="0.000142552584065925">
            <text:p>0.000142552584065925</text:p>
          </table:table-cell>
        </table:table-row>
        <table:table-row table:style-name="ro2">
          <table:table-cell table:formula="of:=[.A1061]+[.A$4]" office:value-type="float" office:value="315.900000000006">
            <text:p>315.900000000006</text:p>
          </table:table-cell>
          <table:table-cell table:formula="of:=[.A1062]/2" office:value-type="float" office:value="157.950000000003">
            <text:p>157.950000000003</text:p>
          </table:table-cell>
          <table:table-cell table:formula="of:=SQRT(ABS([.$D$2]^2-[.B1062]^2))" office:value-type="float" office:value="122.685767308189">
            <text:p>122.685767308189</text:p>
          </table:table-cell>
          <table:table-cell table:formula="of:=([.$C$10]-[.C1062])*[.$B$4]" office:value-type="float" office:value="97403.6868558154">
            <text:p>97403.6868558154</text:p>
          </table:table-cell>
          <table:table-cell table:formula="of:=ROUND([.D1062])" office:value-type="float" office:value="97404">
            <text:p>97404</text:p>
          </table:table-cell>
          <table:table-cell table:formula="of:=([.$C$8]-([.E1062]*[.$C$4]))" office:value-type="float" office:value="122.685575">
            <text:p>122.685575</text:p>
          </table:table-cell>
          <table:table-cell table:formula="of:=SQRT(ABS([.$D$2]^2-[.F1062]^2))" office:value-type="float" office:value="157.950149372894">
            <text:p>157.950149372894</text:p>
          </table:table-cell>
          <table:table-cell table:formula="of:=ABS([.B1062]-[.G1062])" office:value-type="float" office:value="0.000149372890405175">
            <text:p>0.000149372890405175</text:p>
          </table:table-cell>
        </table:table-row>
        <table:table-row table:style-name="ro2">
          <table:table-cell table:formula="of:=[.A1062]+[.A$4]" office:value-type="float" office:value="316.200000000006">
            <text:p>316.200000000006</text:p>
          </table:table-cell>
          <table:table-cell table:formula="of:=[.A1063]/2" office:value-type="float" office:value="158.100000000003">
            <text:p>158.100000000003</text:p>
          </table:table-cell>
          <table:table-cell table:formula="of:=SQRT(ABS([.$D$2]^2-[.B1063]^2))" office:value-type="float" office:value="122.492407927998">
            <text:p>122.492407927998</text:p>
          </table:table-cell>
          <table:table-cell table:formula="of:=([.$C$10]-[.C1063])*[.$B$4]" office:value-type="float" office:value="97647.2892245598">
            <text:p>97647.2892245598</text:p>
          </table:table-cell>
          <table:table-cell table:formula="of:=ROUND([.D1063])" office:value-type="float" office:value="97647">
            <text:p>97647</text:p>
          </table:table-cell>
          <table:table-cell table:formula="of:=([.$C$8]-([.E1063]*[.$C$4]))" office:value-type="float" office:value="122.49269375">
            <text:p>122.49269375</text:p>
          </table:table-cell>
          <table:table-cell table:formula="of:=SQRT(ABS([.$D$2]^2-[.F1063]^2))" office:value-type="float" office:value="158.099778550979">
            <text:p>158.099778550979</text:p>
          </table:table-cell>
          <table:table-cell table:formula="of:=ABS([.B1063]-[.G1063])" office:value-type="float" office:value="0.000221449023769082">
            <text:p>0.000221449023769082</text:p>
          </table:table-cell>
        </table:table-row>
        <table:table-row table:style-name="ro2">
          <table:table-cell table:formula="of:=[.A1063]+[.A$4]" office:value-type="float" office:value="316.500000000006">
            <text:p>316.500000000006</text:p>
          </table:table-cell>
          <table:table-cell table:formula="of:=[.A1064]/2" office:value-type="float" office:value="158.250000000003">
            <text:p>158.250000000003</text:p>
          </table:table-cell>
          <table:table-cell table:formula="of:=SQRT(ABS([.$D$2]^2-[.B1064]^2))" office:value-type="float" office:value="122.298558863132">
            <text:p>122.298558863132</text:p>
          </table:table-cell>
          <table:table-cell table:formula="of:=([.$C$10]-[.C1064])*[.$B$4]" office:value-type="float" office:value="97891.5085188786">
            <text:p>97891.5085188786</text:p>
          </table:table-cell>
          <table:table-cell table:formula="of:=ROUND([.D1064])" office:value-type="float" office:value="97892">
            <text:p>97892</text:p>
          </table:table-cell>
          <table:table-cell table:formula="of:=([.$C$8]-([.E1064]*[.$C$4]))" office:value-type="float" office:value="122.298225">
            <text:p>122.298225</text:p>
          </table:table-cell>
          <table:table-cell table:formula="of:=SQRT(ABS([.$D$2]^2-[.F1064]^2))" office:value-type="float" office:value="158.250258015112">
            <text:p>158.250258015112</text:p>
          </table:table-cell>
          <table:table-cell table:formula="of:=ABS([.B1064]-[.G1064])" office:value-type="float" office:value="0.000258015108414611">
            <text:p>0.000258015108414611</text:p>
          </table:table-cell>
        </table:table-row>
        <table:table-row table:style-name="ro2">
          <table:table-cell table:formula="of:=[.A1064]+[.A$4]" office:value-type="float" office:value="316.800000000006">
            <text:p>316.800000000006</text:p>
          </table:table-cell>
          <table:table-cell table:formula="of:=[.A1065]/2" office:value-type="float" office:value="158.400000000003">
            <text:p>158.400000000003</text:p>
          </table:table-cell>
          <table:table-cell table:formula="of:=SQRT(ABS([.$D$2]^2-[.B1065]^2))" office:value-type="float" office:value="122.104217781365">
            <text:p>122.104217781365</text:p>
          </table:table-cell>
          <table:table-cell table:formula="of:=([.$C$10]-[.C1065])*[.$B$4]" office:value-type="float" office:value="98136.3476770106">
            <text:p>98136.3476770106</text:p>
          </table:table-cell>
          <table:table-cell table:formula="of:=ROUND([.D1065])" office:value-type="float" office:value="98136">
            <text:p>98136</text:p>
          </table:table-cell>
          <table:table-cell table:formula="of:=([.$C$8]-([.E1065]*[.$C$4]))" office:value-type="float" office:value="122.10455">
            <text:p>122.10455</text:p>
          </table:table-cell>
          <table:table-cell table:formula="of:=SQRT(ABS([.$D$2]^2-[.F1065]^2))" office:value-type="float" office:value="158.399743905404">
            <text:p>158.399743905404</text:p>
          </table:table-cell>
          <table:table-cell table:formula="of:=ABS([.B1065]-[.G1065])" office:value-type="float" office:value="0.000256094599365042">
            <text:p>0.000256094599365042</text:p>
          </table:table-cell>
        </table:table-row>
        <table:table-row table:style-name="ro2">
          <table:table-cell table:formula="of:=[.A1065]+[.A$4]" office:value-type="float" office:value="317.100000000006">
            <text:p>317.100000000006</text:p>
          </table:table-cell>
          <table:table-cell table:formula="of:=[.A1066]/2" office:value-type="float" office:value="158.550000000003">
            <text:p>158.550000000003</text:p>
          </table:table-cell>
          <table:table-cell table:formula="of:=SQRT(ABS([.$D$2]^2-[.B1066]^2))" office:value-type="float" office:value="121.909382329659">
            <text:p>121.909382329659</text:p>
          </table:table-cell>
          <table:table-cell table:formula="of:=([.$C$10]-[.C1066])*[.$B$4]" office:value-type="float" office:value="98381.8096634116">
            <text:p>98381.8096634116</text:p>
          </table:table-cell>
          <table:table-cell table:formula="of:=ROUND([.D1066])" office:value-type="float" office:value="98382">
            <text:p>98382</text:p>
          </table:table-cell>
          <table:table-cell table:formula="of:=([.$C$8]-([.E1066]*[.$C$4]))" office:value-type="float" office:value="121.9092875">
            <text:p>121.9092875</text:p>
          </table:table-cell>
          <table:table-cell table:formula="of:=SQRT(ABS([.$D$2]^2-[.F1066]^2))" office:value-type="float" office:value="158.550072914655">
            <text:p>158.550072914655</text:p>
          </table:table-cell>
          <table:table-cell table:formula="of:=ABS([.B1066]-[.G1066])" office:value-type="float" office:value="0.0000729146516391665">
            <text:p>0.0000729146516391665</text:p>
          </table:table-cell>
        </table:table-row>
        <table:table-row table:style-name="ro2">
          <table:table-cell table:formula="of:=[.A1066]+[.A$4]" office:value-type="float" office:value="317.400000000006">
            <text:p>317.400000000006</text:p>
          </table:table-cell>
          <table:table-cell table:formula="of:=[.A1067]/2" office:value-type="float" office:value="158.700000000003">
            <text:p>158.700000000003</text:p>
          </table:table-cell>
          <table:table-cell table:formula="of:=SQRT(ABS([.$D$2]^2-[.B1067]^2))" office:value-type="float" office:value="121.714050133906">
            <text:p>121.714050133906</text:p>
          </table:table-cell>
          <table:table-cell table:formula="of:=([.$C$10]-[.C1067])*[.$B$4]" office:value-type="float" office:value="98627.8974690848">
            <text:p>98627.8974690848</text:p>
          </table:table-cell>
          <table:table-cell table:formula="of:=ROUND([.D1067])" office:value-type="float" office:value="98628">
            <text:p>98628</text:p>
          </table:table-cell>
          <table:table-cell table:formula="of:=([.$C$8]-([.E1067]*[.$C$4]))" office:value-type="float" office:value="121.714025">
            <text:p>121.714025</text:p>
          </table:table-cell>
          <table:table-cell table:formula="of:=SQRT(ABS([.$D$2]^2-[.F1067]^2))" office:value-type="float" office:value="158.700019276304">
            <text:p>158.700019276304</text:p>
          </table:table-cell>
          <table:table-cell table:formula="of:=ABS([.B1067]-[.G1067])" office:value-type="float" office:value="0.0000192763012023534">
            <text:p>0.0000192763012023534</text:p>
          </table:table-cell>
        </table:table-row>
        <table:table-row table:style-name="ro2">
          <table:table-cell table:formula="of:=[.A1067]+[.A$4]" office:value-type="float" office:value="317.700000000006">
            <text:p>317.700000000006</text:p>
          </table:table-cell>
          <table:table-cell table:formula="of:=[.A1068]/2" office:value-type="float" office:value="158.850000000003">
            <text:p>158.850000000003</text:p>
          </table:table-cell>
          <table:table-cell table:formula="of:=SQRT(ABS([.$D$2]^2-[.B1068]^2))" office:value-type="float" office:value="121.51821879866">
            <text:p>121.51821879866</text:p>
          </table:table-cell>
          <table:table-cell table:formula="of:=([.$C$10]-[.C1068])*[.$B$4]" office:value-type="float" office:value="98874.6141119145">
            <text:p>98874.6141119145</text:p>
          </table:table-cell>
          <table:table-cell table:formula="of:=ROUND([.D1068])" office:value-type="float" office:value="98875">
            <text:p>98875</text:p>
          </table:table-cell>
          <table:table-cell table:formula="of:=([.$C$8]-([.E1068]*[.$C$4]))" office:value-type="float" office:value="121.51796875">
            <text:p>121.51796875</text:p>
          </table:table-cell>
          <table:table-cell table:formula="of:=SQRT(ABS([.$D$2]^2-[.F1068]^2))" office:value-type="float" office:value="158.850191283719">
            <text:p>158.850191283719</text:p>
          </table:table-cell>
          <table:table-cell table:formula="of:=ABS([.B1068]-[.G1068])" office:value-type="float" office:value="0.00019128371556576">
            <text:p>0.00019128371556576</text:p>
          </table:table-cell>
        </table:table-row>
        <table:table-row table:style-name="ro2">
          <table:table-cell table:formula="of:=[.A1068]+[.A$4]" office:value-type="float" office:value="318.000000000006">
            <text:p>318.000000000006</text:p>
          </table:table-cell>
          <table:table-cell table:formula="of:=[.A1069]/2" office:value-type="float" office:value="159.000000000003">
            <text:p>159.000000000003</text:p>
          </table:table-cell>
          <table:table-cell table:formula="of:=SQRT(ABS([.$D$2]^2-[.B1069]^2))" office:value-type="float" office:value="121.321885906868">
            <text:p>121.321885906868</text:p>
          </table:table-cell>
          <table:table-cell table:formula="of:=([.$C$10]-[.C1069])*[.$B$4]" office:value-type="float" office:value="99121.9626370073">
            <text:p>99121.9626370073</text:p>
          </table:table-cell>
          <table:table-cell table:formula="of:=ROUND([.D1069])" office:value-type="float" office:value="99122">
            <text:p>99122</text:p>
          </table:table-cell>
          <table:table-cell table:formula="of:=([.$C$8]-([.E1069]*[.$C$4]))" office:value-type="float" office:value="121.3219125">
            <text:p>121.3219125</text:p>
          </table:table-cell>
          <table:table-cell table:formula="of:=SQRT(ABS([.$D$2]^2-[.F1069]^2))" office:value-type="float" office:value="158.999979708622">
            <text:p>158.999979708622</text:p>
          </table:table-cell>
          <table:table-cell table:formula="of:=ABS([.B1069]-[.G1069])" office:value-type="float" office:value="0.0000202913807072491">
            <text:p>0.0000202913807072491</text:p>
          </table:table-cell>
        </table:table-row>
        <table:table-row table:style-name="ro2">
          <table:table-cell table:formula="of:=[.A1069]+[.A$4]" office:value-type="float" office:value="318.300000000006">
            <text:p>318.300000000006</text:p>
          </table:table-cell>
          <table:table-cell table:formula="of:=[.A1070]/2" office:value-type="float" office:value="159.150000000003">
            <text:p>159.150000000003</text:p>
          </table:table-cell>
          <table:table-cell table:formula="of:=SQRT(ABS([.$D$2]^2-[.B1070]^2))" office:value-type="float" office:value="121.125049019594">
            <text:p>121.125049019594</text:p>
          </table:table-cell>
          <table:table-cell table:formula="of:=([.$C$10]-[.C1070])*[.$B$4]" office:value-type="float" office:value="99369.9461170373">
            <text:p>99369.9461170373</text:p>
          </table:table-cell>
          <table:table-cell table:formula="of:=ROUND([.D1070])" office:value-type="float" office:value="99370">
            <text:p>99370</text:p>
          </table:table-cell>
          <table:table-cell table:formula="of:=([.$C$8]-([.E1070]*[.$C$4]))" office:value-type="float" office:value="121.1250625">
            <text:p>121.1250625</text:p>
          </table:table-cell>
          <table:table-cell table:formula="of:=SQRT(ABS([.$D$2]^2-[.F1070]^2))" office:value-type="float" office:value="159.149989740405">
            <text:p>159.149989740405</text:p>
          </table:table-cell>
          <table:table-cell table:formula="of:=ABS([.B1070]-[.G1070])" office:value-type="float" office:value="0.0000102595979285525">
            <text:p>0.0000102595979285525</text:p>
          </table:table-cell>
        </table:table-row>
        <table:table-row table:style-name="ro2">
          <table:table-cell table:formula="of:=[.A1070]+[.A$4]" office:value-type="float" office:value="318.600000000006">
            <text:p>318.600000000006</text:p>
          </table:table-cell>
          <table:table-cell table:formula="of:=[.A1071]/2" office:value-type="float" office:value="159.300000000003">
            <text:p>159.300000000003</text:p>
          </table:table-cell>
          <table:table-cell table:formula="of:=SQRT(ABS([.$D$2]^2-[.B1071]^2))" office:value-type="float" office:value="120.927705675742">
            <text:p>120.927705675742</text:p>
          </table:table-cell>
          <table:table-cell table:formula="of:=([.$C$10]-[.C1071])*[.$B$4]" office:value-type="float" office:value="99618.567652598">
            <text:p>99618.567652598</text:p>
          </table:table-cell>
          <table:table-cell table:formula="of:=ROUND([.D1071])" office:value-type="float" office:value="99619">
            <text:p>99619</text:p>
          </table:table-cell>
          <table:table-cell table:formula="of:=([.$C$8]-([.E1071]*[.$C$4]))" office:value-type="float" office:value="120.92741875">
            <text:p>120.92741875</text:p>
          </table:table-cell>
          <table:table-cell table:formula="of:=SQRT(ABS([.$D$2]^2-[.F1071]^2))" office:value-type="float" office:value="159.300217810467">
            <text:p>159.300217810467</text:p>
          </table:table-cell>
          <table:table-cell table:formula="of:=ABS([.B1071]-[.G1071])" office:value-type="float" office:value="0.000217810463595924">
            <text:p>0.000217810463595924</text:p>
          </table:table-cell>
        </table:table-row>
        <table:table-row table:style-name="ro2">
          <table:table-cell table:formula="of:=[.A1071]+[.A$4]" office:value-type="float" office:value="318.900000000006">
            <text:p>318.900000000006</text:p>
          </table:table-cell>
          <table:table-cell table:formula="of:=[.A1072]/2" office:value-type="float" office:value="159.450000000003">
            <text:p>159.450000000003</text:p>
          </table:table-cell>
          <table:table-cell table:formula="of:=SQRT(ABS([.$D$2]^2-[.B1072]^2))" office:value-type="float" office:value="120.729853391773">
            <text:p>120.729853391773</text:p>
          </table:table-cell>
          <table:table-cell table:formula="of:=([.$C$10]-[.C1072])*[.$B$4]" office:value-type="float" office:value="99867.8303725596">
            <text:p>99867.8303725596</text:p>
          </table:table-cell>
          <table:table-cell table:formula="of:=ROUND([.D1072])" office:value-type="float" office:value="99868">
            <text:p>99868</text:p>
          </table:table-cell>
          <table:table-cell table:formula="of:=([.$C$8]-([.E1072]*[.$C$4]))" office:value-type="float" office:value="120.729775">
            <text:p>120.729775</text:p>
          </table:table-cell>
          <table:table-cell table:formula="of:=SQRT(ABS([.$D$2]^2-[.F1072]^2))" office:value-type="float" office:value="159.450059355428">
            <text:p>159.450059355428</text:p>
          </table:table-cell>
          <table:table-cell table:formula="of:=ABS([.B1072]-[.G1072])" office:value-type="float" office:value="0.0000593554243835115">
            <text:p>0.0000593554243835115</text:p>
          </table:table-cell>
        </table:table-row>
        <table:table-row table:style-name="ro2">
          <table:table-cell table:formula="of:=[.A1072]+[.A$4]" office:value-type="float" office:value="319.200000000006">
            <text:p>319.200000000006</text:p>
          </table:table-cell>
          <table:table-cell table:formula="of:=[.A1073]/2" office:value-type="float" office:value="159.600000000003">
            <text:p>159.600000000003</text:p>
          </table:table-cell>
          <table:table-cell table:formula="of:=SQRT(ABS([.$D$2]^2-[.B1073]^2))" office:value-type="float" office:value="120.531489661412">
            <text:p>120.531489661412</text:p>
          </table:table-cell>
          <table:table-cell table:formula="of:=([.$C$10]-[.C1073])*[.$B$4]" office:value-type="float" office:value="100117.737434432">
            <text:p>100117.737434432</text:p>
          </table:table-cell>
          <table:table-cell table:formula="of:=ROUND([.D1073])" office:value-type="float" office:value="100118">
            <text:p>100118</text:p>
          </table:table-cell>
          <table:table-cell table:formula="of:=([.$C$8]-([.E1073]*[.$C$4]))" office:value-type="float" office:value="120.5313375">
            <text:p>120.5313375</text:p>
          </table:table-cell>
          <table:table-cell table:formula="of:=SQRT(ABS([.$D$2]^2-[.F1073]^2))" office:value-type="float" office:value="159.600114913684">
            <text:p>159.600114913684</text:p>
          </table:table-cell>
          <table:table-cell table:formula="of:=ABS([.B1073]-[.G1073])" office:value-type="float" office:value="0.000114913680675954">
            <text:p>0.000114913680675954</text:p>
          </table:table-cell>
        </table:table-row>
        <table:table-row table:style-name="ro2">
          <table:table-cell table:formula="of:=[.A1073]+[.A$4]" office:value-type="float" office:value="319.500000000006">
            <text:p>319.500000000006</text:p>
          </table:table-cell>
          <table:table-cell table:formula="of:=[.A1074]/2" office:value-type="float" office:value="159.750000000003">
            <text:p>159.750000000003</text:p>
          </table:table-cell>
          <table:table-cell table:formula="of:=SQRT(ABS([.$D$2]^2-[.B1074]^2))" office:value-type="float" office:value="120.332611955359">
            <text:p>120.332611955359</text:p>
          </table:table-cell>
          <table:table-cell table:formula="of:=([.$C$10]-[.C1074])*[.$B$4]" office:value-type="float" office:value="100368.292024735">
            <text:p>100368.292024735</text:p>
          </table:table-cell>
          <table:table-cell table:formula="of:=ROUND([.D1074])" office:value-type="float" office:value="100368">
            <text:p>100368</text:p>
          </table:table-cell>
          <table:table-cell table:formula="of:=([.$C$8]-([.E1074]*[.$C$4]))" office:value-type="float" office:value="120.3329">
            <text:p>120.3329</text:p>
          </table:table-cell>
          <table:table-cell table:formula="of:=SQRT(ABS([.$D$2]^2-[.F1074]^2))" office:value-type="float" office:value="159.749783028303">
            <text:p>159.749783028303</text:p>
          </table:table-cell>
          <table:table-cell table:formula="of:=ABS([.B1074]-[.G1074])" office:value-type="float" office:value="0.000216971699842361">
            <text:p>0.000216971699842361</text:p>
          </table:table-cell>
        </table:table-row>
        <table:table-row table:style-name="ro2">
          <table:table-cell table:formula="of:=[.A1074]+[.A$4]" office:value-type="float" office:value="319.800000000006">
            <text:p>319.800000000006</text:p>
          </table:table-cell>
          <table:table-cell table:formula="of:=[.A1075]/2" office:value-type="float" office:value="159.900000000003">
            <text:p>159.900000000003</text:p>
          </table:table-cell>
          <table:table-cell table:formula="of:=SQRT(ABS([.$D$2]^2-[.B1075]^2))" office:value-type="float" office:value="120.133217720991">
            <text:p>120.133217720991</text:p>
          </table:table-cell>
          <table:table-cell table:formula="of:=([.$C$10]-[.C1075])*[.$B$4]" office:value-type="float" office:value="100619.497359372">
            <text:p>100619.497359372</text:p>
          </table:table-cell>
          <table:table-cell table:formula="of:=ROUND([.D1075])" office:value-type="float" office:value="100619">
            <text:p>100619</text:p>
          </table:table-cell>
          <table:table-cell table:formula="of:=([.$C$8]-([.E1075]*[.$C$4]))" office:value-type="float" office:value="120.13366875">
            <text:p>120.13366875</text:p>
          </table:table-cell>
          <table:table-cell table:formula="of:=SQRT(ABS([.$D$2]^2-[.F1075]^2))" office:value-type="float" office:value="159.899661139933">
            <text:p>159.899661139933</text:p>
          </table:table-cell>
          <table:table-cell table:formula="of:=ABS([.B1075]-[.G1075])" office:value-type="float" office:value="0.00033886007057049">
            <text:p>0.00033886007057049</text:p>
          </table:table-cell>
        </table:table-row>
        <table:table-row table:style-name="ro2">
          <table:table-cell table:formula="of:=[.A1075]+[.A$4]" office:value-type="float" office:value="320.100000000006">
            <text:p>320.100000000006</text:p>
          </table:table-cell>
          <table:table-cell table:formula="of:=[.A1076]/2" office:value-type="float" office:value="160.050000000003">
            <text:p>160.050000000003</text:p>
          </table:table-cell>
          <table:table-cell table:formula="of:=SQRT(ABS([.$D$2]^2-[.B1076]^2))" office:value-type="float" office:value="119.933304382056">
            <text:p>119.933304382056</text:p>
          </table:table-cell>
          <table:table-cell table:formula="of:=([.$C$10]-[.C1076])*[.$B$4]" office:value-type="float" office:value="100871.356684014">
            <text:p>100871.356684014</text:p>
          </table:table-cell>
          <table:table-cell table:formula="of:=ROUND([.D1076])" office:value-type="float" office:value="100871">
            <text:p>100871</text:p>
          </table:table-cell>
          <table:table-cell table:formula="of:=([.$C$8]-([.E1076]*[.$C$4]))" office:value-type="float" office:value="119.93364375">
            <text:p>119.93364375</text:p>
          </table:table-cell>
          <table:table-cell table:formula="of:=SQRT(ABS([.$D$2]^2-[.F1076]^2))" office:value-type="float" office:value="160.049745694419">
            <text:p>160.049745694419</text:p>
          </table:table-cell>
          <table:table-cell table:formula="of:=ABS([.B1076]-[.G1076])" office:value-type="float" office:value="0.000254305584547865">
            <text:p>0.000254305584547865</text:p>
          </table:table-cell>
        </table:table-row>
        <table:table-row table:style-name="ro2">
          <table:table-cell table:formula="of:=[.A1076]+[.A$4]" office:value-type="float" office:value="320.400000000006">
            <text:p>320.400000000006</text:p>
          </table:table-cell>
          <table:table-cell table:formula="of:=[.A1077]/2" office:value-type="float" office:value="160.200000000003">
            <text:p>160.200000000003</text:p>
          </table:table-cell>
          <table:table-cell table:formula="of:=SQRT(ABS([.$D$2]^2-[.B1077]^2))" office:value-type="float" office:value="119.732869338369">
            <text:p>119.732869338369</text:p>
          </table:table-cell>
          <table:table-cell table:formula="of:=([.$C$10]-[.C1077])*[.$B$4]" office:value-type="float" office:value="101123.873274486">
            <text:p>101123.873274486</text:p>
          </table:table-cell>
          <table:table-cell table:formula="of:=ROUND([.D1077])" office:value-type="float" office:value="101124">
            <text:p>101124</text:p>
          </table:table-cell>
          <table:table-cell table:formula="of:=([.$C$8]-([.E1077]*[.$C$4]))" office:value-type="float" office:value="119.732825">
            <text:p>119.732825</text:p>
          </table:table-cell>
          <table:table-cell table:formula="of:=SQRT(ABS([.$D$2]^2-[.F1077]^2))" office:value-type="float" office:value="160.200033138322">
            <text:p>160.200033138322</text:p>
          </table:table-cell>
          <table:table-cell table:formula="of:=ABS([.B1077]-[.G1077])" office:value-type="float" office:value="0.0000331383185141476">
            <text:p>0.0000331383185141476</text:p>
          </table:table-cell>
        </table:table-row>
        <table:table-row table:style-name="ro2">
          <table:table-cell table:formula="of:=[.A1077]+[.A$4]" office:value-type="float" office:value="320.700000000006">
            <text:p>320.700000000006</text:p>
          </table:table-cell>
          <table:table-cell table:formula="of:=[.A1078]/2" office:value-type="float" office:value="160.350000000003">
            <text:p>160.350000000003</text:p>
          </table:table-cell>
          <table:table-cell table:formula="of:=SQRT(ABS([.$D$2]^2-[.B1078]^2))" office:value-type="float" office:value="119.531909965494">
            <text:p>119.531909965494</text:p>
          </table:table-cell>
          <table:table-cell table:formula="of:=([.$C$10]-[.C1078])*[.$B$4]" office:value-type="float" office:value="101377.050437163">
            <text:p>101377.050437163</text:p>
          </table:table-cell>
          <table:table-cell table:formula="of:=ROUND([.D1078])" office:value-type="float" office:value="101377">
            <text:p>101377</text:p>
          </table:table-cell>
          <table:table-cell table:formula="of:=([.$C$8]-([.E1078]*[.$C$4]))" office:value-type="float" office:value="119.53200625">
            <text:p>119.53200625</text:p>
          </table:table-cell>
          <table:table-cell table:formula="of:=SQRT(ABS([.$D$2]^2-[.F1078]^2))" office:value-type="float" office:value="160.349928225272">
            <text:p>160.349928225272</text:p>
          </table:table-cell>
          <table:table-cell table:formula="of:=ABS([.B1078]-[.G1078])" office:value-type="float" office:value="0.0000717747309693095">
            <text:p>0.0000717747309693095</text:p>
          </table:table-cell>
        </table:table-row>
        <table:table-row table:style-name="ro2">
          <table:table-cell table:formula="of:=[.A1078]+[.A$4]" office:value-type="float" office:value="321.000000000006">
            <text:p>321.000000000006</text:p>
          </table:table-cell>
          <table:table-cell table:formula="of:=[.A1079]/2" office:value-type="float" office:value="160.500000000003">
            <text:p>160.500000000003</text:p>
          </table:table-cell>
          <table:table-cell table:formula="of:=SQRT(ABS([.$D$2]^2-[.B1079]^2))" office:value-type="float" office:value="119.330423614429">
            <text:p>119.330423614429</text:p>
          </table:table-cell>
          <table:table-cell table:formula="of:=([.$C$10]-[.C1079])*[.$B$4]" office:value-type="float" office:value="101630.891509371">
            <text:p>101630.891509371</text:p>
          </table:table-cell>
          <table:table-cell table:formula="of:=ROUND([.D1079])" office:value-type="float" office:value="101631">
            <text:p>101631</text:p>
          </table:table-cell>
          <table:table-cell table:formula="of:=([.$C$8]-([.E1079]*[.$C$4]))" office:value-type="float" office:value="119.33039375">
            <text:p>119.33039375</text:p>
          </table:table-cell>
          <table:table-cell table:formula="of:=SQRT(ABS([.$D$2]^2-[.F1079]^2))" office:value-type="float" office:value="160.500022203955">
            <text:p>160.500022203955</text:p>
          </table:table-cell>
          <table:table-cell table:formula="of:=ABS([.B1079]-[.G1079])" office:value-type="float" office:value="0.0000222039515165306">
            <text:p>0.0000222039515165306</text:p>
          </table:table-cell>
        </table:table-row>
        <table:table-row table:style-name="ro2">
          <table:table-cell table:formula="of:=[.A1079]+[.A$4]" office:value-type="float" office:value="321.300000000006">
            <text:p>321.300000000006</text:p>
          </table:table-cell>
          <table:table-cell table:formula="of:=[.A1080]/2" office:value-type="float" office:value="160.650000000003">
            <text:p>160.650000000003</text:p>
          </table:table-cell>
          <table:table-cell table:formula="of:=SQRT(ABS([.$D$2]^2-[.B1080]^2))" office:value-type="float" office:value="119.128407611279">
            <text:p>119.128407611279</text:p>
          </table:table-cell>
          <table:table-cell table:formula="of:=([.$C$10]-[.C1080])*[.$B$4]" office:value-type="float" office:value="101885.399859796">
            <text:p>101885.399859796</text:p>
          </table:table-cell>
          <table:table-cell table:formula="of:=ROUND([.D1080])" office:value-type="float" office:value="101885">
            <text:p>101885</text:p>
          </table:table-cell>
          <table:table-cell table:formula="of:=([.$C$8]-([.E1080]*[.$C$4]))" office:value-type="float" office:value="119.12878125">
            <text:p>119.12878125</text:p>
          </table:table-cell>
          <table:table-cell table:formula="of:=SQRT(ABS([.$D$2]^2-[.F1080]^2))" office:value-type="float" office:value="160.649722931257">
            <text:p>160.649722931257</text:p>
          </table:table-cell>
          <table:table-cell table:formula="of:=ABS([.B1080]-[.G1080])" office:value-type="float" office:value="0.000277068746214582">
            <text:p>0.000277068746214582</text:p>
          </table:table-cell>
        </table:table-row>
        <table:table-row table:style-name="ro2">
          <table:table-cell table:formula="of:=[.A1080]+[.A$4]" office:value-type="float" office:value="321.600000000006">
            <text:p>321.600000000006</text:p>
          </table:table-cell>
          <table:table-cell table:formula="of:=[.A1081]/2" office:value-type="float" office:value="160.800000000003">
            <text:p>160.800000000003</text:p>
          </table:table-cell>
          <table:table-cell table:formula="of:=SQRT(ABS([.$D$2]^2-[.B1081]^2))" office:value-type="float" office:value="118.925859256929">
            <text:p>118.925859256929</text:p>
          </table:table-cell>
          <table:table-cell table:formula="of:=([.$C$10]-[.C1081])*[.$B$4]" office:value-type="float" office:value="102140.578888898">
            <text:p>102140.578888898</text:p>
          </table:table-cell>
          <table:table-cell table:formula="of:=ROUND([.D1081])" office:value-type="float" office:value="102141">
            <text:p>102141</text:p>
          </table:table-cell>
          <table:table-cell table:formula="of:=([.$C$8]-([.E1081]*[.$C$4]))" office:value-type="float" office:value="118.92558125">
            <text:p>118.92558125</text:p>
          </table:table-cell>
          <table:table-cell table:formula="of:=SQRT(ABS([.$D$2]^2-[.F1081]^2))" office:value-type="float" office:value="160.800205610409">
            <text:p>160.800205610409</text:p>
          </table:table-cell>
          <table:table-cell table:formula="of:=ABS([.B1081]-[.G1081])" office:value-type="float" office:value="0.000205610405259904">
            <text:p>0.000205610405259904</text:p>
          </table:table-cell>
        </table:table-row>
        <table:table-row table:style-name="ro2">
          <table:table-cell table:formula="of:=[.A1081]+[.A$4]" office:value-type="float" office:value="321.900000000006">
            <text:p>321.900000000006</text:p>
          </table:table-cell>
          <table:table-cell table:formula="of:=[.A1082]/2" office:value-type="float" office:value="160.950000000003">
            <text:p>160.950000000003</text:p>
          </table:table-cell>
          <table:table-cell table:formula="of:=SQRT(ABS([.$D$2]^2-[.B1082]^2))" office:value-type="float" office:value="118.722775826709">
            <text:p>118.722775826709</text:p>
          </table:table-cell>
          <table:table-cell table:formula="of:=([.$C$10]-[.C1082])*[.$B$4]" office:value-type="float" office:value="102396.432029333">
            <text:p>102396.432029333</text:p>
          </table:table-cell>
          <table:table-cell table:formula="of:=ROUND([.D1082])" office:value-type="float" office:value="102396">
            <text:p>102396</text:p>
          </table:table-cell>
          <table:table-cell table:formula="of:=([.$C$8]-([.E1082]*[.$C$4]))" office:value-type="float" office:value="118.723175">
            <text:p>118.723175</text:p>
          </table:table-cell>
          <table:table-cell table:formula="of:=SQRT(ABS([.$D$2]^2-[.F1082]^2))" office:value-type="float" office:value="160.949705554">
            <text:p>160.949705554</text:p>
          </table:table-cell>
          <table:table-cell table:formula="of:=ABS([.B1082]-[.G1082])" office:value-type="float" office:value="0.00029444600298234">
            <text:p>0.00029444600298234</text:p>
          </table:table-cell>
        </table:table-row>
        <table:table-row table:style-name="ro2">
          <table:table-cell table:formula="of:=[.A1082]+[.A$4]" office:value-type="float" office:value="322.200000000006">
            <text:p>322.200000000006</text:p>
          </table:table-cell>
          <table:table-cell table:formula="of:=[.A1083]/2" office:value-type="float" office:value="161.100000000003">
            <text:p>161.100000000003</text:p>
          </table:table-cell>
          <table:table-cell table:formula="of:=SQRT(ABS([.$D$2]^2-[.B1083]^2))" office:value-type="float" office:value="118.519154570048">
            <text:p>118.519154570048</text:p>
          </table:table-cell>
          <table:table-cell table:formula="of:=([.$C$10]-[.C1083])*[.$B$4]" office:value-type="float" office:value="102652.962746386">
            <text:p>102652.962746386</text:p>
          </table:table-cell>
          <table:table-cell table:formula="of:=ROUND([.D1083])" office:value-type="float" office:value="102653">
            <text:p>102653</text:p>
          </table:table-cell>
          <table:table-cell table:formula="of:=([.$C$8]-([.E1083]*[.$C$4]))" office:value-type="float" office:value="118.51918125">
            <text:p>118.51918125</text:p>
          </table:table-cell>
          <table:table-cell table:formula="of:=SQRT(ABS([.$D$2]^2-[.F1083]^2))" office:value-type="float" office:value="161.09998037191">
            <text:p>161.09998037191</text:p>
          </table:table-cell>
          <table:table-cell table:formula="of:=ABS([.B1083]-[.G1083])" office:value-type="float" office:value="0.000019628093667734">
            <text:p>0.000019628093667734</text:p>
          </table:table-cell>
        </table:table-row>
        <table:table-row table:style-name="ro2">
          <table:table-cell table:formula="of:=[.A1083]+[.A$4]" office:value-type="float" office:value="322.500000000006">
            <text:p>322.500000000006</text:p>
          </table:table-cell>
          <table:table-cell table:formula="of:=[.A1084]/2" office:value-type="float" office:value="161.250000000003">
            <text:p>161.250000000003</text:p>
          </table:table-cell>
          <table:table-cell table:formula="of:=SQRT(ABS([.$D$2]^2-[.B1084]^2))" office:value-type="float" office:value="118.314992710134">
            <text:p>118.314992710134</text:p>
          </table:table-cell>
          <table:table-cell table:formula="of:=([.$C$10]-[.C1084])*[.$B$4]" office:value-type="float" office:value="102910.174538404">
            <text:p>102910.174538404</text:p>
          </table:table-cell>
          <table:table-cell table:formula="of:=ROUND([.D1084])" office:value-type="float" office:value="102910">
            <text:p>102910</text:p>
          </table:table-cell>
          <table:table-cell table:formula="of:=([.$C$8]-([.E1084]*[.$C$4]))" office:value-type="float" office:value="118.3151875">
            <text:p>118.3151875</text:p>
          </table:table-cell>
          <table:table-cell table:formula="of:=SQRT(ABS([.$D$2]^2-[.F1084]^2))" office:value-type="float" office:value="161.249857075409">
            <text:p>161.249857075409</text:p>
          </table:table-cell>
          <table:table-cell table:formula="of:=ABS([.B1084]-[.G1084])" office:value-type="float" office:value="0.000142924594200622">
            <text:p>0.000142924594200622</text:p>
          </table:table-cell>
        </table:table-row>
        <table:table-row table:style-name="ro2">
          <table:table-cell table:formula="of:=[.A1084]+[.A$4]" office:value-type="float" office:value="322.800000000006">
            <text:p>322.800000000006</text:p>
          </table:table-cell>
          <table:table-cell table:formula="of:=[.A1085]/2" office:value-type="float" office:value="161.400000000003">
            <text:p>161.400000000003</text:p>
          </table:table-cell>
          <table:table-cell table:formula="of:=SQRT(ABS([.$D$2]^2-[.B1085]^2))" office:value-type="float" office:value="118.110287443554">
            <text:p>118.110287443554</text:p>
          </table:table-cell>
          <table:table-cell table:formula="of:=([.$C$10]-[.C1085])*[.$B$4]" office:value-type="float" office:value="103168.070937245">
            <text:p>103168.070937245</text:p>
          </table:table-cell>
          <table:table-cell table:formula="of:=ROUND([.D1085])" office:value-type="float" office:value="103168">
            <text:p>103168</text:p>
          </table:table-cell>
          <table:table-cell table:formula="of:=([.$C$8]-([.E1085]*[.$C$4]))" office:value-type="float" office:value="118.1104">
            <text:p>118.1104</text:p>
          </table:table-cell>
          <table:table-cell table:formula="of:=SQRT(ABS([.$D$2]^2-[.F1085]^2))" office:value-type="float" office:value="161.399917632693">
            <text:p>161.399917632693</text:p>
          </table:table-cell>
          <table:table-cell table:formula="of:=ABS([.B1085]-[.G1085])" office:value-type="float" office:value="0.0000823673105116995">
            <text:p>0.0000823673105116995</text:p>
          </table:table-cell>
        </table:table-row>
        <table:table-row table:style-name="ro2">
          <table:table-cell table:formula="of:=[.A1085]+[.A$4]" office:value-type="float" office:value="323.100000000007">
            <text:p>323.100000000007</text:p>
          </table:table-cell>
          <table:table-cell table:formula="of:=[.A1086]/2" office:value-type="float" office:value="161.550000000003">
            <text:p>161.550000000003</text:p>
          </table:table-cell>
          <table:table-cell table:formula="of:=SQRT(ABS([.$D$2]^2-[.B1086]^2))" office:value-type="float" office:value="117.905035939942">
            <text:p>117.905035939942</text:p>
          </table:table-cell>
          <table:table-cell table:formula="of:=([.$C$10]-[.C1086])*[.$B$4]" office:value-type="float" office:value="103426.655508725">
            <text:p>103426.655508725</text:p>
          </table:table-cell>
          <table:table-cell table:formula="of:=ROUND([.D1086])" office:value-type="float" office:value="103427">
            <text:p>103427</text:p>
          </table:table-cell>
          <table:table-cell table:formula="of:=([.$C$8]-([.E1086]*[.$C$4]))" office:value-type="float" office:value="117.90481875">
            <text:p>117.90481875</text:p>
          </table:table-cell>
          <table:table-cell table:formula="of:=SQRT(ABS([.$D$2]^2-[.F1086]^2))" office:value-type="float" office:value="161.550158512858">
            <text:p>161.550158512858</text:p>
          </table:table-cell>
          <table:table-cell table:formula="of:=ABS([.B1086]-[.G1086])" office:value-type="float" office:value="0.000158512855080062">
            <text:p>0.000158512855080062</text:p>
          </table:table-cell>
        </table:table-row>
        <table:table-row table:style-name="ro2">
          <table:table-cell table:formula="of:=[.A1086]+[.A$4]" office:value-type="float" office:value="323.400000000007">
            <text:p>323.400000000007</text:p>
          </table:table-cell>
          <table:table-cell table:formula="of:=[.A1087]/2" office:value-type="float" office:value="161.700000000003">
            <text:p>161.700000000003</text:p>
          </table:table-cell>
          <table:table-cell table:formula="of:=SQRT(ABS([.$D$2]^2-[.B1087]^2))" office:value-type="float" office:value="117.699235341607">
            <text:p>117.699235341607</text:p>
          </table:table-cell>
          <table:table-cell table:formula="of:=([.$C$10]-[.C1087])*[.$B$4]" office:value-type="float" office:value="103685.931853084">
            <text:p>103685.931853084</text:p>
          </table:table-cell>
          <table:table-cell table:formula="of:=ROUND([.D1087])" office:value-type="float" office:value="103686">
            <text:p>103686</text:p>
          </table:table-cell>
          <table:table-cell table:formula="of:=([.$C$8]-([.E1087]*[.$C$4]))" office:value-type="float" office:value="117.6992375">
            <text:p>117.6992375</text:p>
          </table:table-cell>
          <table:table-cell table:formula="of:=SQRT(ABS([.$D$2]^2-[.F1087]^2))" office:value-type="float" office:value="161.699998428938">
            <text:p>161.699998428938</text:p>
          </table:table-cell>
          <table:table-cell table:formula="of:=ABS([.B1087]-[.G1087])" office:value-type="float" office:value="0.00000157106512688188">
            <text:p>0.00000157106512688188</text:p>
          </table:table-cell>
        </table:table-row>
        <table:table-row table:style-name="ro2">
          <table:table-cell table:formula="of:=[.A1087]+[.A$4]" office:value-type="float" office:value="323.700000000007">
            <text:p>323.700000000007</text:p>
          </table:table-cell>
          <table:table-cell table:formula="of:=[.A1088]/2" office:value-type="float" office:value="161.850000000003">
            <text:p>161.850000000003</text:p>
          </table:table-cell>
          <table:table-cell table:formula="of:=SQRT(ABS([.$D$2]^2-[.B1088]^2))" office:value-type="float" office:value="117.492882763165">
            <text:p>117.492882763165</text:p>
          </table:table-cell>
          <table:table-cell table:formula="of:=([.$C$10]-[.C1088])*[.$B$4]" office:value-type="float" office:value="103945.903605451">
            <text:p>103945.903605451</text:p>
          </table:table-cell>
          <table:table-cell table:formula="of:=ROUND([.D1088])" office:value-type="float" office:value="103946">
            <text:p>103946</text:p>
          </table:table-cell>
          <table:table-cell table:formula="of:=([.$C$8]-([.E1088]*[.$C$4]))" office:value-type="float" office:value="117.4928625">
            <text:p>117.4928625</text:p>
          </table:table-cell>
          <table:table-cell table:formula="of:=SQRT(ABS([.$D$2]^2-[.F1088]^2))" office:value-type="float" office:value="161.85001470978">
            <text:p>161.85001470978</text:p>
          </table:table-cell>
          <table:table-cell table:formula="of:=ABS([.B1088]-[.G1088])" office:value-type="float" office:value="0.0000147097770195614">
            <text:p>0.0000147097770195614</text:p>
          </table:table-cell>
        </table:table-row>
        <table:table-row table:style-name="ro2">
          <table:table-cell table:formula="of:=[.A1088]+[.A$4]" office:value-type="float" office:value="324.000000000007">
            <text:p>324.000000000007</text:p>
          </table:table-cell>
          <table:table-cell table:formula="of:=[.A1089]/2" office:value-type="float" office:value="162.000000000003">
            <text:p>162.000000000003</text:p>
          </table:table-cell>
          <table:table-cell table:formula="of:=SQRT(ABS([.$D$2]^2-[.B1089]^2))" office:value-type="float" office:value="117.285975291161">
            <text:p>117.285975291161</text:p>
          </table:table-cell>
          <table:table-cell table:formula="of:=([.$C$10]-[.C1089])*[.$B$4]" office:value-type="float" office:value="104206.574436322">
            <text:p>104206.574436322</text:p>
          </table:table-cell>
          <table:table-cell table:formula="of:=ROUND([.D1089])" office:value-type="float" office:value="104207">
            <text:p>104207</text:p>
          </table:table-cell>
          <table:table-cell table:formula="of:=([.$C$8]-([.E1089]*[.$C$4]))" office:value-type="float" office:value="117.28569375">
            <text:p>117.28569375</text:p>
          </table:table-cell>
          <table:table-cell table:formula="of:=SQRT(ABS([.$D$2]^2-[.F1089]^2))" office:value-type="float" office:value="162.000203831913">
            <text:p>162.000203831913</text:p>
          </table:table-cell>
          <table:table-cell table:formula="of:=ABS([.B1089]-[.G1089])" office:value-type="float" office:value="0.000203831909260543">
            <text:p>0.000203831909260543</text:p>
          </table:table-cell>
        </table:table-row>
        <table:table-row table:style-name="ro2">
          <table:table-cell table:formula="of:=[.A1089]+[.A$4]" office:value-type="float" office:value="324.300000000007">
            <text:p>324.300000000007</text:p>
          </table:table-cell>
          <table:table-cell table:formula="of:=[.A1090]/2" office:value-type="float" office:value="162.150000000003">
            <text:p>162.150000000003</text:p>
          </table:table-cell>
          <table:table-cell table:formula="of:=SQRT(ABS([.$D$2]^2-[.B1090]^2))" office:value-type="float" office:value="117.078509983681">
            <text:p>117.078509983681</text:p>
          </table:table-cell>
          <table:table-cell table:formula="of:=([.$C$10]-[.C1090])*[.$B$4]" office:value-type="float" office:value="104467.948052045">
            <text:p>104467.948052045</text:p>
          </table:table-cell>
          <table:table-cell table:formula="of:=ROUND([.D1090])" office:value-type="float" office:value="104468">
            <text:p>104468</text:p>
          </table:table-cell>
          <table:table-cell table:formula="of:=([.$C$8]-([.E1090]*[.$C$4]))" office:value-type="float" office:value="117.078525">
            <text:p>117.078525</text:p>
          </table:table-cell>
          <table:table-cell table:formula="of:=SQRT(ABS([.$D$2]^2-[.F1090]^2))" office:value-type="float" office:value="162.149989157645">
            <text:p>162.149989157645</text:p>
          </table:table-cell>
          <table:table-cell table:formula="of:=ABS([.B1090]-[.G1090])" office:value-type="float" office:value="0.0000108423583355943">
            <text:p>0.0000108423583355943</text:p>
          </table:table-cell>
        </table:table-row>
        <table:table-row table:style-name="ro2">
          <table:table-cell table:formula="of:=[.A1090]+[.A$4]" office:value-type="float" office:value="324.600000000007">
            <text:p>324.600000000007</text:p>
          </table:table-cell>
          <table:table-cell table:formula="of:=[.A1091]/2" office:value-type="float" office:value="162.300000000003">
            <text:p>162.300000000003</text:p>
          </table:table-cell>
          <table:table-cell table:formula="of:=SQRT(ABS([.$D$2]^2-[.B1091]^2))" office:value-type="float" office:value="116.870483869962">
            <text:p>116.870483869962</text:p>
          </table:table-cell>
          <table:table-cell table:formula="of:=([.$C$10]-[.C1091])*[.$B$4]" office:value-type="float" office:value="104730.028195314">
            <text:p>104730.028195314</text:p>
          </table:table-cell>
          <table:table-cell table:formula="of:=ROUND([.D1091])" office:value-type="float" office:value="104730">
            <text:p>104730</text:p>
          </table:table-cell>
          <table:table-cell table:formula="of:=([.$C$8]-([.E1091]*[.$C$4]))" office:value-type="float" office:value="116.8705625">
            <text:p>116.8705625</text:p>
          </table:table-cell>
          <table:table-cell table:formula="of:=SQRT(ABS([.$D$2]^2-[.F1091]^2))" office:value-type="float" office:value="162.29994337933">
            <text:p>162.29994337933</text:p>
          </table:table-cell>
          <table:table-cell table:formula="of:=ABS([.B1091]-[.G1091])" office:value-type="float" office:value="0.0000566206736891672">
            <text:p>0.0000566206736891672</text:p>
          </table:table-cell>
        </table:table-row>
        <table:table-row table:style-name="ro2">
          <table:table-cell table:formula="of:=[.A1091]+[.A$4]" office:value-type="float" office:value="324.900000000007">
            <text:p>324.900000000007</text:p>
          </table:table-cell>
          <table:table-cell table:formula="of:=[.A1092]/2" office:value-type="float" office:value="162.450000000003">
            <text:p>162.450000000003</text:p>
          </table:table-cell>
          <table:table-cell table:formula="of:=SQRT(ABS([.$D$2]^2-[.B1092]^2))" office:value-type="float" office:value="116.661893949991">
            <text:p>116.661893949991</text:p>
          </table:table-cell>
          <table:table-cell table:formula="of:=([.$C$10]-[.C1092])*[.$B$4]" office:value-type="float" office:value="104992.818645671">
            <text:p>104992.818645671</text:p>
          </table:table-cell>
          <table:table-cell table:formula="of:=ROUND([.D1092])" office:value-type="float" office:value="104993">
            <text:p>104993</text:p>
          </table:table-cell>
          <table:table-cell table:formula="of:=([.$C$8]-([.E1092]*[.$C$4]))" office:value-type="float" office:value="116.66180625">
            <text:p>116.66180625</text:p>
          </table:table-cell>
          <table:table-cell table:formula="of:=SQRT(ABS([.$D$2]^2-[.F1092]^2))" office:value-type="float" office:value="162.450062980866">
            <text:p>162.450062980866</text:p>
          </table:table-cell>
          <table:table-cell table:formula="of:=ABS([.B1092]-[.G1092])" office:value-type="float" office:value="0.0000629808631344986">
            <text:p>0.0000629808631344986</text:p>
          </table:table-cell>
        </table:table-row>
        <table:table-row table:style-name="ro2">
          <table:table-cell table:formula="of:=[.A1092]+[.A$4]" office:value-type="float" office:value="325.200000000007">
            <text:p>325.200000000007</text:p>
          </table:table-cell>
          <table:table-cell table:formula="of:=[.A1093]/2" office:value-type="float" office:value="162.600000000003">
            <text:p>162.600000000003</text:p>
          </table:table-cell>
          <table:table-cell table:formula="of:=SQRT(ABS([.$D$2]^2-[.B1093]^2))" office:value-type="float" office:value="116.452737194103">
            <text:p>116.452737194103</text:p>
          </table:table-cell>
          <table:table-cell table:formula="of:=([.$C$10]-[.C1093])*[.$B$4]" office:value-type="float" office:value="105256.323220017">
            <text:p>105256.323220017</text:p>
          </table:table-cell>
          <table:table-cell table:formula="of:=ROUND([.D1093])" office:value-type="float" office:value="105256">
            <text:p>105256</text:p>
          </table:table-cell>
          <table:table-cell table:formula="of:=([.$C$8]-([.E1093]*[.$C$4]))" office:value-type="float" office:value="116.45305">
            <text:p>116.45305</text:p>
          </table:table-cell>
          <table:table-cell table:formula="of:=SQRT(ABS([.$D$2]^2-[.F1093]^2))" office:value-type="float" office:value="162.599775970625">
            <text:p>162.599775970625</text:p>
          </table:table-cell>
          <table:table-cell table:formula="of:=ABS([.B1093]-[.G1093])" office:value-type="float" office:value="0.000224029378102841">
            <text:p>0.000224029378102841</text:p>
          </table:table-cell>
        </table:table-row>
        <table:table-row table:style-name="ro2">
          <table:table-cell table:formula="of:=[.A1093]+[.A$4]" office:value-type="float" office:value="325.500000000007">
            <text:p>325.500000000007</text:p>
          </table:table-cell>
          <table:table-cell table:formula="of:=[.A1094]/2" office:value-type="float" office:value="162.750000000003">
            <text:p>162.750000000003</text:p>
          </table:table-cell>
          <table:table-cell table:formula="of:=SQRT(ABS([.$D$2]^2-[.B1094]^2))" office:value-type="float" office:value="116.243010542565">
            <text:p>116.243010542565</text:p>
          </table:table-cell>
          <table:table-cell table:formula="of:=([.$C$10]-[.C1094])*[.$B$4]" office:value-type="float" office:value="105520.545773136">
            <text:p>105520.545773136</text:p>
          </table:table-cell>
          <table:table-cell table:formula="of:=ROUND([.D1094])" office:value-type="float" office:value="105521">
            <text:p>105521</text:p>
          </table:table-cell>
          <table:table-cell table:formula="of:=([.$C$8]-([.E1094]*[.$C$4]))" office:value-type="float" office:value="116.24270625">
            <text:p>116.24270625</text:p>
          </table:table-cell>
          <table:table-cell table:formula="of:=SQRT(ABS([.$D$2]^2-[.F1094]^2))" office:value-type="float" office:value="162.750217338338">
            <text:p>162.750217338338</text:p>
          </table:table-cell>
          <table:table-cell table:formula="of:=ABS([.B1094]-[.G1094])" office:value-type="float" office:value="0.000217338334550732">
            <text:p>0.000217338334550732</text:p>
          </table:table-cell>
        </table:table-row>
        <table:table-row table:style-name="ro2">
          <table:table-cell table:formula="of:=[.A1094]+[.A$4]" office:value-type="float" office:value="325.800000000007">
            <text:p>325.800000000007</text:p>
          </table:table-cell>
          <table:table-cell table:formula="of:=[.A1095]/2" office:value-type="float" office:value="162.900000000003">
            <text:p>162.900000000003</text:p>
          </table:table-cell>
          <table:table-cell table:formula="of:=SQRT(ABS([.$D$2]^2-[.B1095]^2))" office:value-type="float" office:value="116.032710905153">
            <text:p>116.032710905153</text:p>
          </table:table-cell>
          <table:table-cell table:formula="of:=([.$C$10]-[.C1095])*[.$B$4]" office:value-type="float" office:value="105785.490198222">
            <text:p>105785.490198222</text:p>
          </table:table-cell>
          <table:table-cell table:formula="of:=ROUND([.D1095])" office:value-type="float" office:value="105785">
            <text:p>105785</text:p>
          </table:table-cell>
          <table:table-cell table:formula="of:=([.$C$8]-([.E1095]*[.$C$4]))" office:value-type="float" office:value="116.03315625">
            <text:p>116.03315625</text:p>
          </table:table-cell>
          <table:table-cell table:formula="of:=SQRT(ABS([.$D$2]^2-[.F1095]^2))" office:value-type="float" office:value="162.899682782574">
            <text:p>162.899682782574</text:p>
          </table:table-cell>
          <table:table-cell table:formula="of:=ABS([.B1095]-[.G1095])" office:value-type="float" office:value="0.000317217429767425">
            <text:p>0.000317217429767425</text:p>
          </table:table-cell>
        </table:table-row>
        <table:table-row table:style-name="ro2">
          <table:table-cell table:formula="of:=[.A1095]+[.A$4]" office:value-type="float" office:value="326.100000000007">
            <text:p>326.100000000007</text:p>
          </table:table-cell>
          <table:table-cell table:formula="of:=[.A1096]/2" office:value-type="float" office:value="163.050000000003">
            <text:p>163.050000000003</text:p>
          </table:table-cell>
          <table:table-cell table:formula="of:=SQRT(ABS([.$D$2]^2-[.B1096]^2))" office:value-type="float" office:value="115.821835160728">
            <text:p>115.821835160728</text:p>
          </table:table-cell>
          <table:table-cell table:formula="of:=([.$C$10]-[.C1096])*[.$B$4]" office:value-type="float" office:value="106051.160427419">
            <text:p>106051.160427419</text:p>
          </table:table-cell>
          <table:table-cell table:formula="of:=ROUND([.D1096])" office:value-type="float" office:value="106051">
            <text:p>106051</text:p>
          </table:table-cell>
          <table:table-cell table:formula="of:=([.$C$8]-([.E1096]*[.$C$4]))" office:value-type="float" office:value="115.82201875">
            <text:p>115.82201875</text:p>
          </table:table-cell>
          <table:table-cell table:formula="of:=SQRT(ABS([.$D$2]^2-[.F1096]^2))" office:value-type="float" office:value="163.049869588033">
            <text:p>163.049869588033</text:p>
          </table:table-cell>
          <table:table-cell table:formula="of:=ABS([.B1096]-[.G1096])" office:value-type="float" office:value="0.000130411970076239">
            <text:p>0.000130411970076239</text:p>
          </table:table-cell>
        </table:table-row>
        <table:table-row table:style-name="ro2">
          <table:table-cell table:formula="of:=[.A1096]+[.A$4]" office:value-type="float" office:value="326.400000000007">
            <text:p>326.400000000007</text:p>
          </table:table-cell>
          <table:table-cell table:formula="of:=[.A1097]/2" office:value-type="float" office:value="163.200000000003">
            <text:p>163.200000000003</text:p>
          </table:table-cell>
          <table:table-cell table:formula="of:=SQRT(ABS([.$D$2]^2-[.B1097]^2))" office:value-type="float" office:value="115.610380156796">
            <text:p>115.610380156796</text:p>
          </table:table-cell>
          <table:table-cell table:formula="of:=([.$C$10]-[.C1097])*[.$B$4]" office:value-type="float" office:value="106317.560432373">
            <text:p>106317.560432373</text:p>
          </table:table-cell>
          <table:table-cell table:formula="of:=ROUND([.D1097])" office:value-type="float" office:value="106318">
            <text:p>106318</text:p>
          </table:table-cell>
          <table:table-cell table:formula="of:=([.$C$8]-([.E1097]*[.$C$4]))" office:value-type="float" office:value="115.6100875">
            <text:p>115.6100875</text:p>
          </table:table-cell>
          <table:table-cell table:formula="of:=SQRT(ABS([.$D$2]^2-[.F1097]^2))" office:value-type="float" office:value="163.200207316787">
            <text:p>163.200207316787</text:p>
          </table:table-cell>
          <table:table-cell table:formula="of:=ABS([.B1097]-[.G1097])" office:value-type="float" office:value="0.000207316783956912">
            <text:p>0.000207316783956912</text:p>
          </table:table-cell>
        </table:table-row>
        <table:table-row table:style-name="ro2">
          <table:table-cell table:formula="of:=[.A1097]+[.A$4]" office:value-type="float" office:value="326.700000000007">
            <text:p>326.700000000007</text:p>
          </table:table-cell>
          <table:table-cell table:formula="of:=[.A1098]/2" office:value-type="float" office:value="163.350000000003">
            <text:p>163.350000000003</text:p>
          </table:table-cell>
          <table:table-cell table:formula="of:=SQRT(ABS([.$D$2]^2-[.B1098]^2))" office:value-type="float" office:value="115.398342709065">
            <text:p>115.398342709065</text:p>
          </table:table-cell>
          <table:table-cell table:formula="of:=([.$C$10]-[.C1098])*[.$B$4]" office:value-type="float" office:value="106584.69422479">
            <text:p>106584.69422479</text:p>
          </table:table-cell>
          <table:table-cell table:formula="of:=ROUND([.D1098])" office:value-type="float" office:value="106585">
            <text:p>106585</text:p>
          </table:table-cell>
          <table:table-cell table:formula="of:=([.$C$8]-([.E1098]*[.$C$4]))" office:value-type="float" office:value="115.39815625">
            <text:p>115.39815625</text:p>
          </table:table-cell>
          <table:table-cell table:formula="of:=SQRT(ABS([.$D$2]^2-[.F1098]^2))" office:value-type="float" office:value="163.350131723548">
            <text:p>163.350131723548</text:p>
          </table:table-cell>
          <table:table-cell table:formula="of:=ABS([.B1098]-[.G1098])" office:value-type="float" office:value="0.000131723544996021">
            <text:p>0.000131723544996021</text:p>
          </table:table-cell>
        </table:table-row>
        <table:table-row table:style-name="ro2">
          <table:table-cell table:formula="of:=[.A1098]+[.A$4]" office:value-type="float" office:value="327.000000000007">
            <text:p>327.000000000007</text:p>
          </table:table-cell>
          <table:table-cell table:formula="of:=[.A1099]/2" office:value-type="float" office:value="163.500000000003">
            <text:p>163.500000000003</text:p>
          </table:table-cell>
          <table:table-cell table:formula="of:=SQRT(ABS([.$D$2]^2-[.B1099]^2))" office:value-type="float" office:value="115.185719600994">
            <text:p>115.185719600994</text:p>
          </table:table-cell>
          <table:table-cell table:formula="of:=([.$C$10]-[.C1099])*[.$B$4]" office:value-type="float" office:value="106852.565857005">
            <text:p>106852.565857005</text:p>
          </table:table-cell>
          <table:table-cell table:formula="of:=ROUND([.D1099])" office:value-type="float" office:value="106853">
            <text:p>106853</text:p>
          </table:table-cell>
          <table:table-cell table:formula="of:=([.$C$8]-([.E1099]*[.$C$4]))" office:value-type="float" office:value="115.18543125">
            <text:p>115.18543125</text:p>
          </table:table-cell>
          <table:table-cell table:formula="of:=SQRT(ABS([.$D$2]^2-[.F1099]^2))" office:value-type="float" office:value="163.500203142845">
            <text:p>163.500203142845</text:p>
          </table:table-cell>
          <table:table-cell table:formula="of:=ABS([.B1099]-[.G1099])" office:value-type="float" office:value="0.00020314284148526">
            <text:p>0.00020314284148526</text:p>
          </table:table-cell>
        </table:table-row>
        <table:table-row table:style-name="ro2">
          <table:table-cell table:formula="of:=[.A1099]+[.A$4]" office:value-type="float" office:value="327.300000000007">
            <text:p>327.300000000007</text:p>
          </table:table-cell>
          <table:table-cell table:formula="of:=[.A1100]/2" office:value-type="float" office:value="163.650000000003">
            <text:p>163.650000000003</text:p>
          </table:table-cell>
          <table:table-cell table:formula="of:=SQRT(ABS([.$D$2]^2-[.B1100]^2))" office:value-type="float" office:value="114.97250758333">
            <text:p>114.97250758333</text:p>
          </table:table-cell>
          <table:table-cell table:formula="of:=([.$C$10]-[.C1100])*[.$B$4]" office:value-type="float" office:value="107121.179422566">
            <text:p>107121.179422566</text:p>
          </table:table-cell>
          <table:table-cell table:formula="of:=ROUND([.D1100])" office:value-type="float" office:value="107121">
            <text:p>107121</text:p>
          </table:table-cell>
          <table:table-cell table:formula="of:=([.$C$8]-([.E1100]*[.$C$4]))" office:value-type="float" office:value="114.97270625">
            <text:p>114.97270625</text:p>
          </table:table-cell>
          <table:table-cell table:formula="of:=SQRT(ABS([.$D$2]^2-[.F1100]^2))" office:value-type="float" office:value="163.649860426311">
            <text:p>163.649860426311</text:p>
          </table:table-cell>
          <table:table-cell table:formula="of:=ABS([.B1100]-[.G1100])" office:value-type="float" office:value="0.000139573691910755">
            <text:p>0.000139573691910755</text:p>
          </table:table-cell>
        </table:table-row>
        <table:table-row table:style-name="ro2">
          <table:table-cell table:formula="of:=[.A1100]+[.A$4]" office:value-type="float" office:value="327.600000000007">
            <text:p>327.600000000007</text:p>
          </table:table-cell>
          <table:table-cell table:formula="of:=[.A1101]/2" office:value-type="float" office:value="163.800000000003">
            <text:p>163.800000000003</text:p>
          </table:table-cell>
          <table:table-cell table:formula="of:=SQRT(ABS([.$D$2]^2-[.B1101]^2))" office:value-type="float" office:value="114.758703373639">
            <text:p>114.758703373639</text:p>
          </table:table-cell>
          <table:table-cell table:formula="of:=([.$C$10]-[.C1101])*[.$B$4]" office:value-type="float" office:value="107390.539056823">
            <text:p>107390.539056823</text:p>
          </table:table-cell>
          <table:table-cell table:formula="of:=ROUND([.D1101])" office:value-type="float" office:value="107391">
            <text:p>107391</text:p>
          </table:table-cell>
          <table:table-cell table:formula="of:=([.$C$8]-([.E1101]*[.$C$4]))" office:value-type="float" office:value="114.75839375">
            <text:p>114.75839375</text:p>
          </table:table-cell>
          <table:table-cell table:formula="of:=SQRT(ABS([.$D$2]^2-[.F1101]^2))" office:value-type="float" office:value="163.800216922689">
            <text:p>163.800216922689</text:p>
          </table:table-cell>
          <table:table-cell table:formula="of:=ABS([.B1101]-[.G1101])" office:value-type="float" office:value="0.00021692268563811">
            <text:p>0.00021692268563811</text:p>
          </table:table-cell>
        </table:table-row>
        <table:table-row table:style-name="ro2">
          <table:table-cell table:formula="of:=[.A1101]+[.A$4]" office:value-type="float" office:value="327.900000000007">
            <text:p>327.900000000007</text:p>
          </table:table-cell>
          <table:table-cell table:formula="of:=[.A1102]/2" office:value-type="float" office:value="163.950000000003">
            <text:p>163.950000000003</text:p>
          </table:table-cell>
          <table:table-cell table:formula="of:=SQRT(ABS([.$D$2]^2-[.B1102]^2))" office:value-type="float" office:value="114.54430365583">
            <text:p>114.54430365583</text:p>
          </table:table-cell>
          <table:table-cell table:formula="of:=([.$C$10]-[.C1102])*[.$B$4]" office:value-type="float" office:value="107660.648937528">
            <text:p>107660.648937528</text:p>
          </table:table-cell>
          <table:table-cell table:formula="of:=ROUND([.D1102])" office:value-type="float" office:value="107661">
            <text:p>107661</text:p>
          </table:table-cell>
          <table:table-cell table:formula="of:=([.$C$8]-([.E1102]*[.$C$4]))" office:value-type="float" office:value="114.54408125">
            <text:p>114.54408125</text:p>
          </table:table-cell>
          <table:table-cell table:formula="of:=SQRT(ABS([.$D$2]^2-[.F1102]^2))" office:value-type="float" office:value="163.950155384475">
            <text:p>163.950155384475</text:p>
          </table:table-cell>
          <table:table-cell table:formula="of:=ABS([.B1102]-[.G1102])" office:value-type="float" office:value="0.000155384471355546">
            <text:p>0.000155384471355546</text:p>
          </table:table-cell>
        </table:table-row>
        <table:table-row table:style-name="ro2">
          <table:table-cell table:formula="of:=[.A1102]+[.A$4]" office:value-type="float" office:value="328.200000000007">
            <text:p>328.200000000007</text:p>
          </table:table-cell>
          <table:table-cell table:formula="of:=[.A1103]/2" office:value-type="float" office:value="164.100000000003">
            <text:p>164.100000000003</text:p>
          </table:table-cell>
          <table:table-cell table:formula="of:=SQRT(ABS([.$D$2]^2-[.B1103]^2))" office:value-type="float" office:value="114.329305079664">
            <text:p>114.329305079664</text:p>
          </table:table-cell>
          <table:table-cell table:formula="of:=([.$C$10]-[.C1103])*[.$B$4]" office:value-type="float" office:value="107931.513285453">
            <text:p>107931.513285453</text:p>
          </table:table-cell>
          <table:table-cell table:formula="of:=ROUND([.D1103])" office:value-type="float" office:value="107932">
            <text:p>107932</text:p>
          </table:table-cell>
          <table:table-cell table:formula="of:=([.$C$8]-([.E1103]*[.$C$4]))" office:value-type="float" office:value="114.328975">
            <text:p>114.328975</text:p>
          </table:table-cell>
          <table:table-cell table:formula="of:=SQRT(ABS([.$D$2]^2-[.F1103]^2))" office:value-type="float" office:value="164.100229967692">
            <text:p>164.100229967692</text:p>
          </table:table-cell>
          <table:table-cell table:formula="of:=ABS([.B1103]-[.G1103])" office:value-type="float" office:value="0.000229967688568422">
            <text:p>0.000229967688568422</text:p>
          </table:table-cell>
        </table:table-row>
        <table:table-row table:style-name="ro2">
          <table:table-cell table:formula="of:=[.A1103]+[.A$4]" office:value-type="float" office:value="328.500000000007">
            <text:p>328.500000000007</text:p>
          </table:table-cell>
          <table:table-cell table:formula="of:=[.A1104]/2" office:value-type="float" office:value="164.250000000003">
            <text:p>164.250000000003</text:p>
          </table:table-cell>
          <table:table-cell table:formula="of:=SQRT(ABS([.$D$2]^2-[.B1104]^2))" office:value-type="float" office:value="114.113704260264">
            <text:p>114.113704260264</text:p>
          </table:table-cell>
          <table:table-cell table:formula="of:=([.$C$10]-[.C1104])*[.$B$4]" office:value-type="float" office:value="108203.136365012">
            <text:p>108203.136365012</text:p>
          </table:table-cell>
          <table:table-cell table:formula="of:=ROUND([.D1104])" office:value-type="float" office:value="108203">
            <text:p>108203</text:p>
          </table:table-cell>
          <table:table-cell table:formula="of:=([.$C$8]-([.E1104]*[.$C$4]))" office:value-type="float" office:value="114.11386875">
            <text:p>114.11386875</text:p>
          </table:table-cell>
          <table:table-cell table:formula="of:=SQRT(ABS([.$D$2]^2-[.F1104]^2))" office:value-type="float" office:value="164.249885719619">
            <text:p>164.249885719619</text:p>
          </table:table-cell>
          <table:table-cell table:formula="of:=ABS([.B1104]-[.G1104])" office:value-type="float" office:value="0.000114280384735821">
            <text:p>0.000114280384735821</text:p>
          </table:table-cell>
        </table:table-row>
        <table:table-row table:style-name="ro2">
          <table:table-cell table:formula="of:=[.A1104]+[.A$4]" office:value-type="float" office:value="328.800000000007">
            <text:p>328.800000000007</text:p>
          </table:table-cell>
          <table:table-cell table:formula="of:=[.A1105]/2" office:value-type="float" office:value="164.400000000003">
            <text:p>164.400000000003</text:p>
          </table:table-cell>
          <table:table-cell table:formula="of:=SQRT(ABS([.$D$2]^2-[.B1105]^2))" office:value-type="float" office:value="113.897497777602">
            <text:p>113.897497777602</text:p>
          </table:table-cell>
          <table:table-cell table:formula="of:=([.$C$10]-[.C1105])*[.$B$4]" office:value-type="float" office:value="108475.522484901">
            <text:p>108475.522484901</text:p>
          </table:table-cell>
          <table:table-cell table:formula="of:=ROUND([.D1105])" office:value-type="float" office:value="108476">
            <text:p>108476</text:p>
          </table:table-cell>
          <table:table-cell table:formula="of:=([.$C$8]-([.E1105]*[.$C$4]))" office:value-type="float" office:value="113.897175">
            <text:p>113.897175</text:p>
          </table:table-cell>
          <table:table-cell table:formula="of:=SQRT(ABS([.$D$2]^2-[.F1105]^2))" office:value-type="float" office:value="164.40022362217">
            <text:p>164.40022362217</text:p>
          </table:table-cell>
          <table:table-cell table:formula="of:=ABS([.B1105]-[.G1105])" office:value-type="float" office:value="0.000223622166259929">
            <text:p>0.000223622166259929</text:p>
          </table:table-cell>
        </table:table-row>
        <table:table-row table:style-name="ro2">
          <table:table-cell table:formula="of:=[.A1105]+[.A$4]" office:value-type="float" office:value="329.100000000007">
            <text:p>329.100000000007</text:p>
          </table:table-cell>
          <table:table-cell table:formula="of:=[.A1106]/2" office:value-type="float" office:value="164.550000000003">
            <text:p>164.550000000003</text:p>
          </table:table-cell>
          <table:table-cell table:formula="of:=SQRT(ABS([.$D$2]^2-[.B1106]^2))" office:value-type="float" office:value="113.680682175992">
            <text:p>113.680682175992</text:p>
          </table:table-cell>
          <table:table-cell table:formula="of:=([.$C$10]-[.C1106])*[.$B$4]" office:value-type="float" office:value="108748.67599874">
            <text:p>108748.67599874</text:p>
          </table:table-cell>
          <table:table-cell table:formula="of:=ROUND([.D1106])" office:value-type="float" office:value="108749">
            <text:p>108749</text:p>
          </table:table-cell>
          <table:table-cell table:formula="of:=([.$C$8]-([.E1106]*[.$C$4]))" office:value-type="float" office:value="113.68048125">
            <text:p>113.68048125</text:p>
          </table:table-cell>
          <table:table-cell table:formula="of:=SQRT(ABS([.$D$2]^2-[.F1106]^2))" office:value-type="float" office:value="164.550138811149">
            <text:p>164.550138811149</text:p>
          </table:table-cell>
          <table:table-cell table:formula="of:=ABS([.B1106]-[.G1106])" office:value-type="float" office:value="0.000138811145603768">
            <text:p>0.000138811145603768</text:p>
          </table:table-cell>
        </table:table-row>
        <table:table-row table:style-name="ro2">
          <table:table-cell table:formula="of:=[.A1106]+[.A$4]" office:value-type="float" office:value="329.400000000007">
            <text:p>329.400000000007</text:p>
          </table:table-cell>
          <table:table-cell table:formula="of:=[.A1107]/2" office:value-type="float" office:value="164.700000000003">
            <text:p>164.700000000003</text:p>
          </table:table-cell>
          <table:table-cell table:formula="of:=SQRT(ABS([.$D$2]^2-[.B1107]^2))" office:value-type="float" office:value="113.463253963558">
            <text:p>113.463253963558</text:p>
          </table:table-cell>
          <table:table-cell table:formula="of:=([.$C$10]-[.C1107])*[.$B$4]" office:value-type="float" office:value="109022.601305744">
            <text:p>109022.601305744</text:p>
          </table:table-cell>
          <table:table-cell table:formula="of:=ROUND([.D1107])" office:value-type="float" office:value="109023">
            <text:p>109023</text:p>
          </table:table-cell>
          <table:table-cell table:formula="of:=([.$C$8]-([.E1107]*[.$C$4]))" office:value-type="float" office:value="113.46299375">
            <text:p>113.46299375</text:p>
          </table:table-cell>
          <table:table-cell table:formula="of:=SQRT(ABS([.$D$2]^2-[.F1107]^2))" office:value-type="float" office:value="164.70017926307">
            <text:p>164.70017926307</text:p>
          </table:table-cell>
          <table:table-cell table:formula="of:=ABS([.B1107]-[.G1107])" office:value-type="float" office:value="0.000179263066826252">
            <text:p>0.000179263066826252</text:p>
          </table:table-cell>
        </table:table-row>
        <table:table-row table:style-name="ro2">
          <table:table-cell table:formula="of:=[.A1107]+[.A$4]" office:value-type="float" office:value="329.700000000007">
            <text:p>329.700000000007</text:p>
          </table:table-cell>
          <table:table-cell table:formula="of:=[.A1108]/2" office:value-type="float" office:value="164.850000000003">
            <text:p>164.850000000003</text:p>
          </table:table-cell>
          <table:table-cell table:formula="of:=SQRT(ABS([.$D$2]^2-[.B1108]^2))" office:value-type="float" office:value="113.245209611705">
            <text:p>113.245209611705</text:p>
          </table:table-cell>
          <table:table-cell table:formula="of:=([.$C$10]-[.C1108])*[.$B$4]" office:value-type="float" office:value="109297.302851386">
            <text:p>109297.302851386</text:p>
          </table:table-cell>
          <table:table-cell table:formula="of:=ROUND([.D1108])" office:value-type="float" office:value="109297">
            <text:p>109297</text:p>
          </table:table-cell>
          <table:table-cell table:formula="of:=([.$C$8]-([.E1108]*[.$C$4]))" office:value-type="float" office:value="113.24550625">
            <text:p>113.24550625</text:p>
          </table:table-cell>
          <table:table-cell table:formula="of:=SQRT(ABS([.$D$2]^2-[.F1108]^2))" office:value-type="float" office:value="164.84979622123">
            <text:p>164.84979622123</text:p>
          </table:table-cell>
          <table:table-cell table:formula="of:=ABS([.B1108]-[.G1108])" office:value-type="float" office:value="0.000203778772913665">
            <text:p>0.000203778772913665</text:p>
          </table:table-cell>
        </table:table-row>
        <table:table-row table:style-name="ro2">
          <table:table-cell table:formula="of:=[.A1108]+[.A$4]" office:value-type="float" office:value="330.000000000007">
            <text:p>330.000000000007</text:p>
          </table:table-cell>
          <table:table-cell table:formula="of:=[.A1109]/2" office:value-type="float" office:value="165.000000000003">
            <text:p>165.000000000003</text:p>
          </table:table-cell>
          <table:table-cell table:formula="of:=SQRT(ABS([.$D$2]^2-[.B1109]^2))" office:value-type="float" office:value="113.026545554568">
            <text:p>113.026545554568</text:p>
          </table:table-cell>
          <table:table-cell table:formula="of:=([.$C$10]-[.C1109])*[.$B$4]" office:value-type="float" office:value="109572.785128093">
            <text:p>109572.785128093</text:p>
          </table:table-cell>
          <table:table-cell table:formula="of:=ROUND([.D1109])" office:value-type="float" office:value="109573">
            <text:p>109573</text:p>
          </table:table-cell>
          <table:table-cell table:formula="of:=([.$C$8]-([.E1109]*[.$C$4]))" office:value-type="float" office:value="113.02643125">
            <text:p>113.02643125</text:p>
          </table:table-cell>
          <table:table-cell table:formula="of:=SQRT(ABS([.$D$2]^2-[.F1109]^2))" office:value-type="float" office:value="165.000078299645">
            <text:p>165.000078299645</text:p>
          </table:table-cell>
          <table:table-cell table:formula="of:=ABS([.B1109]-[.G1109])" office:value-type="float" office:value="0.0000782996417285631">
            <text:p>0.0000782996417285631</text:p>
          </table:table-cell>
        </table:table-row>
        <table:table-row table:style-name="ro2">
          <table:table-cell table:formula="of:=[.A1109]+[.A$4]" office:value-type="float" office:value="330.300000000007">
            <text:p>330.300000000007</text:p>
          </table:table-cell>
          <table:table-cell table:formula="of:=[.A1110]/2" office:value-type="float" office:value="165.150000000003">
            <text:p>165.150000000003</text:p>
          </table:table-cell>
          <table:table-cell table:formula="of:=SQRT(ABS([.$D$2]^2-[.B1110]^2))" office:value-type="float" office:value="112.807258188464">
            <text:p>112.807258188464</text:p>
          </table:table-cell>
          <table:table-cell table:formula="of:=([.$C$10]-[.C1110])*[.$B$4]" office:value-type="float" office:value="109849.05267594">
            <text:p>109849.05267594</text:p>
          </table:table-cell>
          <table:table-cell table:formula="of:=ROUND([.D1110])" office:value-type="float" office:value="109849">
            <text:p>109849</text:p>
          </table:table-cell>
          <table:table-cell table:formula="of:=([.$C$8]-([.E1110]*[.$C$4]))" office:value-type="float" office:value="112.80735625">
            <text:p>112.80735625</text:p>
          </table:table-cell>
          <table:table-cell table:formula="of:=SQRT(ABS([.$D$2]^2-[.F1110]^2))" office:value-type="float" office:value="165.149933018108">
            <text:p>165.149933018108</text:p>
          </table:table-cell>
          <table:table-cell table:formula="of:=ABS([.B1110]-[.G1110])" office:value-type="float" office:value="0.0000669818953156209">
            <text:p>0.0000669818953156209</text:p>
          </table:table-cell>
        </table:table-row>
        <table:table-row table:style-name="ro2">
          <table:table-cell table:formula="of:=[.A1110]+[.A$4]" office:value-type="float" office:value="330.600000000007">
            <text:p>330.600000000007</text:p>
          </table:table-cell>
          <table:table-cell table:formula="of:=[.A1111]/2" office:value-type="float" office:value="165.300000000003">
            <text:p>165.300000000003</text:p>
          </table:table-cell>
          <table:table-cell table:formula="of:=SQRT(ABS([.$D$2]^2-[.B1111]^2))" office:value-type="float" office:value="112.58734387132">
            <text:p>112.58734387132</text:p>
          </table:table-cell>
          <table:table-cell table:formula="of:=([.$C$10]-[.C1111])*[.$B$4]" office:value-type="float" office:value="110126.110083366">
            <text:p>110126.110083366</text:p>
          </table:table-cell>
          <table:table-cell table:formula="of:=ROUND([.D1111])" office:value-type="float" office:value="110126">
            <text:p>110126</text:p>
          </table:table-cell>
          <table:table-cell table:formula="of:=([.$C$8]-([.E1111]*[.$C$4]))" office:value-type="float" office:value="112.5874875">
            <text:p>112.5874875</text:p>
          </table:table-cell>
          <table:table-cell table:formula="of:=SQRT(ABS([.$D$2]^2-[.F1111]^2))" office:value-type="float" office:value="165.299902173103">
            <text:p>165.299902173103</text:p>
          </table:table-cell>
          <table:table-cell table:formula="of:=ABS([.B1111]-[.G1111])" office:value-type="float" office:value="0.0000978269006282062">
            <text:p>0.0000978269006282062</text:p>
          </table:table-cell>
        </table:table-row>
        <table:table-row table:style-name="ro2">
          <table:table-cell table:formula="of:=[.A1111]+[.A$4]" office:value-type="float" office:value="330.900000000007">
            <text:p>330.900000000007</text:p>
          </table:table-cell>
          <table:table-cell table:formula="of:=[.A1112]/2" office:value-type="float" office:value="165.450000000003">
            <text:p>165.450000000003</text:p>
          </table:table-cell>
          <table:table-cell table:formula="of:=SQRT(ABS([.$D$2]^2-[.B1112]^2))" office:value-type="float" office:value="112.366798922097">
            <text:p>112.366798922097</text:p>
          </table:table-cell>
          <table:table-cell table:formula="of:=([.$C$10]-[.C1112])*[.$B$4]" office:value-type="float" office:value="110403.9619879">
            <text:p>110403.9619879</text:p>
          </table:table-cell>
          <table:table-cell table:formula="of:=ROUND([.D1112])" office:value-type="float" office:value="110404">
            <text:p>110404</text:p>
          </table:table-cell>
          <table:table-cell table:formula="of:=([.$C$8]-([.E1112]*[.$C$4]))" office:value-type="float" office:value="112.366825">
            <text:p>112.366825</text:p>
          </table:table-cell>
          <table:table-cell table:formula="of:=SQRT(ABS([.$D$2]^2-[.F1112]^2))" office:value-type="float" office:value="165.449982288967">
            <text:p>165.449982288967</text:p>
          </table:table-cell>
          <table:table-cell table:formula="of:=ABS([.B1112]-[.G1112])" office:value-type="float" office:value="0.000017711036775836">
            <text:p>0.000017711036775836</text:p>
          </table:table-cell>
        </table:table-row>
        <table:table-row table:style-name="ro2">
          <table:table-cell table:formula="of:=[.A1112]+[.A$4]" office:value-type="float" office:value="331.200000000007">
            <text:p>331.200000000007</text:p>
          </table:table-cell>
          <table:table-cell table:formula="of:=[.A1113]/2" office:value-type="float" office:value="165.600000000003">
            <text:p>165.600000000003</text:p>
          </table:table-cell>
          <table:table-cell table:formula="of:=SQRT(ABS([.$D$2]^2-[.B1113]^2))" office:value-type="float" office:value="112.145619620201">
            <text:p>112.145619620201</text:p>
          </table:table-cell>
          <table:table-cell table:formula="of:=([.$C$10]-[.C1113])*[.$B$4]" office:value-type="float" office:value="110682.613076902">
            <text:p>110682.613076902</text:p>
          </table:table-cell>
          <table:table-cell table:formula="of:=ROUND([.D1113])" office:value-type="float" office:value="110683">
            <text:p>110683</text:p>
          </table:table-cell>
          <table:table-cell table:formula="of:=([.$C$8]-([.E1113]*[.$C$4]))" office:value-type="float" office:value="112.14536875">
            <text:p>112.14536875</text:p>
          </table:table-cell>
          <table:table-cell table:formula="of:=SQRT(ABS([.$D$2]^2-[.F1113]^2))" office:value-type="float" office:value="165.600169890995">
            <text:p>165.600169890995</text:p>
          </table:table-cell>
          <table:table-cell table:formula="of:=ABS([.B1113]-[.G1113])" office:value-type="float" office:value="0.000169890991941202">
            <text:p>0.000169890991941202</text:p>
          </table:table-cell>
        </table:table-row>
        <table:table-row table:style-name="ro2">
          <table:table-cell table:formula="of:=[.A1113]+[.A$4]" office:value-type="float" office:value="331.500000000007">
            <text:p>331.500000000007</text:p>
          </table:table-cell>
          <table:table-cell table:formula="of:=[.A1114]/2" office:value-type="float" office:value="165.750000000003">
            <text:p>165.750000000003</text:p>
          </table:table-cell>
          <table:table-cell table:formula="of:=SQRT(ABS([.$D$2]^2-[.B1114]^2))" office:value-type="float" office:value="111.923802204888">
            <text:p>111.923802204888</text:p>
          </table:table-cell>
          <table:table-cell table:formula="of:=([.$C$10]-[.C1114])*[.$B$4]" office:value-type="float" office:value="110962.06808832">
            <text:p>110962.06808832</text:p>
          </table:table-cell>
          <table:table-cell table:formula="of:=ROUND([.D1114])" office:value-type="float" office:value="110962">
            <text:p>110962</text:p>
          </table:table-cell>
          <table:table-cell table:formula="of:=([.$C$8]-([.E1114]*[.$C$4]))" office:value-type="float" office:value="111.9239125">
            <text:p>111.9239125</text:p>
          </table:table-cell>
          <table:table-cell table:formula="of:=SQRT(ABS([.$D$2]^2-[.F1114]^2))" office:value-type="float" office:value="165.749925522434">
            <text:p>165.749925522434</text:p>
          </table:table-cell>
          <table:table-cell table:formula="of:=ABS([.B1114]-[.G1114])" office:value-type="float" office:value="0.0000744775696261968">
            <text:p>0.0000744775696261968</text:p>
          </table:table-cell>
        </table:table-row>
        <table:table-row table:style-name="ro2">
          <table:table-cell table:formula="of:=[.A1114]+[.A$4]" office:value-type="float" office:value="331.800000000007">
            <text:p>331.800000000007</text:p>
          </table:table-cell>
          <table:table-cell table:formula="of:=[.A1115]/2" office:value-type="float" office:value="165.900000000003">
            <text:p>165.900000000003</text:p>
          </table:table-cell>
          <table:table-cell table:formula="of:=SQRT(ABS([.$D$2]^2-[.B1115]^2))" office:value-type="float" office:value="111.701342874644">
            <text:p>111.701342874644</text:p>
          </table:table-cell>
          <table:table-cell table:formula="of:=([.$C$10]-[.C1115])*[.$B$4]" office:value-type="float" office:value="111242.331811462">
            <text:p>111242.331811462</text:p>
          </table:table-cell>
          <table:table-cell table:formula="of:=ROUND([.D1115])" office:value-type="float" office:value="111242">
            <text:p>111242</text:p>
          </table:table-cell>
          <table:table-cell table:formula="of:=([.$C$8]-([.E1115]*[.$C$4]))" office:value-type="float" office:value="111.7016625">
            <text:p>111.7016625</text:p>
          </table:table-cell>
          <table:table-cell table:formula="of:=SQRT(ABS([.$D$2]^2-[.F1115]^2))" office:value-type="float" office:value="165.899784794122">
            <text:p>165.899784794122</text:p>
          </table:table-cell>
          <table:table-cell table:formula="of:=ABS([.B1115]-[.G1115])" office:value-type="float" office:value="0.000215205881119118">
            <text:p>0.000215205881119118</text:p>
          </table:table-cell>
        </table:table-row>
        <table:table-row table:style-name="ro2">
          <table:table-cell table:formula="of:=[.A1115]+[.A$4]" office:value-type="float" office:value="332.100000000007">
            <text:p>332.100000000007</text:p>
          </table:table-cell>
          <table:table-cell table:formula="of:=[.A1116]/2" office:value-type="float" office:value="166.050000000003">
            <text:p>166.050000000003</text:p>
          </table:table-cell>
          <table:table-cell table:formula="of:=SQRT(ABS([.$D$2]^2-[.B1116]^2))" office:value-type="float" office:value="111.478237786569">
            <text:p>111.478237786569</text:p>
          </table:table-cell>
          <table:table-cell table:formula="of:=([.$C$10]-[.C1116])*[.$B$4]" office:value-type="float" office:value="111523.409087777">
            <text:p>111523.409087777</text:p>
          </table:table-cell>
          <table:table-cell table:formula="of:=ROUND([.D1116])" office:value-type="float" office:value="111523">
            <text:p>111523</text:p>
          </table:table-cell>
          <table:table-cell table:formula="of:=([.$C$8]-([.E1116]*[.$C$4]))" office:value-type="float" office:value="111.47861875">
            <text:p>111.47861875</text:p>
          </table:table-cell>
          <table:table-cell table:formula="of:=SQRT(ABS([.$D$2]^2-[.F1116]^2))" office:value-type="float" office:value="166.049744238262">
            <text:p>166.049744238262</text:p>
          </table:table-cell>
          <table:table-cell table:formula="of:=ABS([.B1116]-[.G1116])" office:value-type="float" office:value="0.000255761741641436">
            <text:p>0.000255761741641436</text:p>
          </table:table-cell>
        </table:table-row>
        <table:table-row table:style-name="ro2">
          <table:table-cell table:formula="of:=[.A1116]+[.A$4]" office:value-type="float" office:value="332.400000000007">
            <text:p>332.400000000007</text:p>
          </table:table-cell>
          <table:table-cell table:formula="of:=[.A1117]/2" office:value-type="float" office:value="166.200000000003">
            <text:p>166.200000000003</text:p>
          </table:table-cell>
          <table:table-cell table:formula="of:=SQRT(ABS([.$D$2]^2-[.B1117]^2))" office:value-type="float" office:value="111.254483055735">
            <text:p>111.254483055735</text:p>
          </table:table-cell>
          <table:table-cell table:formula="of:=([.$C$10]-[.C1117])*[.$B$4]" office:value-type="float" office:value="111805.304811662">
            <text:p>111805.304811662</text:p>
          </table:table-cell>
          <table:table-cell table:formula="of:=ROUND([.D1117])" office:value-type="float" office:value="111805">
            <text:p>111805</text:p>
          </table:table-cell>
          <table:table-cell table:formula="of:=([.$C$8]-([.E1117]*[.$C$4]))" office:value-type="float" office:value="111.25478125">
            <text:p>111.25478125</text:p>
          </table:table-cell>
          <table:table-cell table:formula="of:=SQRT(ABS([.$D$2]^2-[.F1117]^2))" office:value-type="float" office:value="166.199800388011">
            <text:p>166.199800388011</text:p>
          </table:table-cell>
          <table:table-cell table:formula="of:=ABS([.B1117]-[.G1117])" office:value-type="float" office:value="0.000199611992599102">
            <text:p>0.000199611992599102</text:p>
          </table:table-cell>
        </table:table-row>
        <table:table-row table:style-name="ro2">
          <table:table-cell table:formula="of:=[.A1117]+[.A$4]" office:value-type="float" office:value="332.700000000007">
            <text:p>332.700000000007</text:p>
          </table:table-cell>
          <table:table-cell table:formula="of:=[.A1118]/2" office:value-type="float" office:value="166.350000000003">
            <text:p>166.350000000003</text:p>
          </table:table-cell>
          <table:table-cell table:formula="of:=SQRT(ABS([.$D$2]^2-[.B1118]^2))" office:value-type="float" office:value="111.030074754541">
            <text:p>111.030074754541</text:p>
          </table:table-cell>
          <table:table-cell table:formula="of:=([.$C$10]-[.C1118])*[.$B$4]" office:value-type="float" office:value="112088.023931278">
            <text:p>112088.023931278</text:p>
          </table:table-cell>
          <table:table-cell table:formula="of:=ROUND([.D1118])" office:value-type="float" office:value="112088">
            <text:p>112088</text:p>
          </table:table-cell>
          <table:table-cell table:formula="of:=([.$C$8]-([.E1118]*[.$C$4]))" office:value-type="float" office:value="111.03015">
            <text:p>111.03015</text:p>
          </table:table-cell>
          <table:table-cell table:formula="of:=SQRT(ABS([.$D$2]^2-[.F1118]^2))" office:value-type="float" office:value="166.349949777502">
            <text:p>166.349949777502</text:p>
          </table:table-cell>
          <table:table-cell table:formula="of:=ABS([.B1118]-[.G1118])" office:value-type="float" office:value="0.0000502225012439794">
            <text:p>0.0000502225012439794</text:p>
          </table:table-cell>
        </table:table-row>
        <table:table-row table:style-name="ro2">
          <table:table-cell table:formula="of:=[.A1118]+[.A$4]" office:value-type="float" office:value="333.000000000007">
            <text:p>333.000000000007</text:p>
          </table:table-cell>
          <table:table-cell table:formula="of:=[.A1119]/2" office:value-type="float" office:value="166.500000000003">
            <text:p>166.500000000003</text:p>
          </table:table-cell>
          <table:table-cell table:formula="of:=SQRT(ABS([.$D$2]^2-[.B1119]^2))" office:value-type="float" office:value="110.805008912047">
            <text:p>110.805008912047</text:p>
          </table:table-cell>
          <table:table-cell table:formula="of:=([.$C$10]-[.C1119])*[.$B$4]" office:value-type="float" office:value="112371.571449379">
            <text:p>112371.571449379</text:p>
          </table:table-cell>
          <table:table-cell table:formula="of:=ROUND([.D1119])" office:value-type="float" office:value="112372">
            <text:p>112372</text:p>
          </table:table-cell>
          <table:table-cell table:formula="of:=([.$C$8]-([.E1119]*[.$C$4]))" office:value-type="float" office:value="110.804725">
            <text:p>110.804725</text:p>
          </table:table-cell>
          <table:table-cell table:formula="of:=SQRT(ABS([.$D$2]^2-[.F1119]^2))" office:value-type="float" office:value="166.500188941858">
            <text:p>166.500188941858</text:p>
          </table:table-cell>
          <table:table-cell table:formula="of:=ABS([.B1119]-[.G1119])" office:value-type="float" office:value="0.000188941854446512">
            <text:p>0.000188941854446512</text:p>
          </table:table-cell>
        </table:table-row>
        <table:table-row table:style-name="ro2">
          <table:table-cell table:formula="of:=[.A1119]+[.A$4]" office:value-type="float" office:value="333.300000000007">
            <text:p>333.300000000007</text:p>
          </table:table-cell>
          <table:table-cell table:formula="of:=[.A1120]/2" office:value-type="float" office:value="166.650000000003">
            <text:p>166.650000000003</text:p>
          </table:table-cell>
          <table:table-cell table:formula="of:=SQRT(ABS([.$D$2]^2-[.B1120]^2))" office:value-type="float" office:value="110.579281513305">
            <text:p>110.579281513305</text:p>
          </table:table-cell>
          <table:table-cell table:formula="of:=([.$C$10]-[.C1120])*[.$B$4]" office:value-type="float" office:value="112655.952424172">
            <text:p>112655.952424172</text:p>
          </table:table-cell>
          <table:table-cell table:formula="of:=ROUND([.D1120])" office:value-type="float" office:value="112656">
            <text:p>112656</text:p>
          </table:table-cell>
          <table:table-cell table:formula="of:=([.$C$8]-([.E1120]*[.$C$4]))" office:value-type="float" office:value="110.5793">
            <text:p>110.5793</text:p>
          </table:table-cell>
          <table:table-cell table:formula="of:=SQRT(ABS([.$D$2]^2-[.F1120]^2))" office:value-type="float" office:value="166.649987733303">
            <text:p>166.649987733303</text:p>
          </table:table-cell>
          <table:table-cell table:formula="of:=ABS([.B1120]-[.G1120])" office:value-type="float" office:value="0.000012266700565533">
            <text:p>0.000012266700565533</text:p>
          </table:table-cell>
        </table:table-row>
        <table:table-row table:style-name="ro2">
          <table:table-cell table:formula="of:=[.A1120]+[.A$4]" office:value-type="float" office:value="333.600000000007">
            <text:p>333.600000000007</text:p>
          </table:table-cell>
          <table:table-cell table:formula="of:=[.A1121]/2" office:value-type="float" office:value="166.800000000003">
            <text:p>166.800000000003</text:p>
          </table:table-cell>
          <table:table-cell table:formula="of:=SQRT(ABS([.$D$2]^2-[.B1121]^2))" office:value-type="float" office:value="110.352888498665">
            <text:p>110.352888498665</text:p>
          </table:table-cell>
          <table:table-cell table:formula="of:=([.$C$10]-[.C1121])*[.$B$4]" office:value-type="float" office:value="112941.171970176">
            <text:p>112941.171970176</text:p>
          </table:table-cell>
          <table:table-cell table:formula="of:=ROUND([.D1121])" office:value-type="float" office:value="112941">
            <text:p>112941</text:p>
          </table:table-cell>
          <table:table-cell table:formula="of:=([.$C$8]-([.E1121]*[.$C$4]))" office:value-type="float" office:value="110.35308125">
            <text:p>110.35308125</text:p>
          </table:table-cell>
          <table:table-cell table:formula="of:=SQRT(ABS([.$D$2]^2-[.F1121]^2))" office:value-type="float" office:value="166.799872477862">
            <text:p>166.799872477862</text:p>
          </table:table-cell>
          <table:table-cell table:formula="of:=ABS([.B1121]-[.G1121])" office:value-type="float" office:value="0.000127522141838199">
            <text:p>0.000127522141838199</text:p>
          </table:table-cell>
        </table:table-row>
        <table:table-row table:style-name="ro2">
          <table:table-cell table:formula="of:=[.A1121]+[.A$4]" office:value-type="float" office:value="333.900000000007">
            <text:p>333.900000000007</text:p>
          </table:table-cell>
          <table:table-cell table:formula="of:=[.A1122]/2" office:value-type="float" office:value="166.950000000003">
            <text:p>166.950000000003</text:p>
          </table:table-cell>
          <table:table-cell table:formula="of:=SQRT(ABS([.$D$2]^2-[.B1122]^2))" office:value-type="float" office:value="110.125825763074">
            <text:p>110.125825763074</text:p>
          </table:table-cell>
          <table:table-cell table:formula="of:=([.$C$10]-[.C1122])*[.$B$4]" office:value-type="float" office:value="113227.23525911">
            <text:p>113227.23525911</text:p>
          </table:table-cell>
          <table:table-cell table:formula="of:=ROUND([.D1122])" office:value-type="float" office:value="113227">
            <text:p>113227</text:p>
          </table:table-cell>
          <table:table-cell table:formula="of:=([.$C$8]-([.E1122]*[.$C$4]))" office:value-type="float" office:value="110.12606875">
            <text:p>110.12606875</text:p>
          </table:table-cell>
          <table:table-cell table:formula="of:=SQRT(ABS([.$D$2]^2-[.F1122]^2))" office:value-type="float" office:value="166.949839717414">
            <text:p>166.949839717414</text:p>
          </table:table-cell>
          <table:table-cell table:formula="of:=ABS([.B1122]-[.G1122])" office:value-type="float" office:value="0.000160282589320104">
            <text:p>0.000160282589320104</text:p>
          </table:table-cell>
        </table:table-row>
        <table:table-row table:style-name="ro2">
          <table:table-cell table:formula="of:=[.A1122]+[.A$4]" office:value-type="float" office:value="334.200000000007">
            <text:p>334.200000000007</text:p>
          </table:table-cell>
          <table:table-cell table:formula="of:=[.A1123]/2" office:value-type="float" office:value="167.100000000003">
            <text:p>167.100000000003</text:p>
          </table:table-cell>
          <table:table-cell table:formula="of:=SQRT(ABS([.$D$2]^2-[.B1123]^2))" office:value-type="float" office:value="109.898089155357">
            <text:p>109.898089155357</text:p>
          </table:table-cell>
          <table:table-cell table:formula="of:=([.$C$10]-[.C1123])*[.$B$4]" office:value-type="float" office:value="113514.1475208">
            <text:p>113514.1475208</text:p>
          </table:table-cell>
          <table:table-cell table:formula="of:=ROUND([.D1123])" office:value-type="float" office:value="113514">
            <text:p>113514</text:p>
          </table:table-cell>
          <table:table-cell table:formula="of:=([.$C$8]-([.E1123]*[.$C$4]))" office:value-type="float" office:value="109.8982625">
            <text:p>109.8982625</text:p>
          </table:table-cell>
          <table:table-cell table:formula="of:=SQRT(ABS([.$D$2]^2-[.F1123]^2))" office:value-type="float" office:value="167.099885994818">
            <text:p>167.099885994818</text:p>
          </table:table-cell>
          <table:table-cell table:formula="of:=ABS([.B1123]-[.G1123])" office:value-type="float" office:value="0.000114005185707811">
            <text:p>0.000114005185707811</text:p>
          </table:table-cell>
        </table:table-row>
        <table:table-row table:style-name="ro2">
          <table:table-cell table:formula="of:=[.A1123]+[.A$4]" office:value-type="float" office:value="334.500000000007">
            <text:p>334.500000000007</text:p>
          </table:table-cell>
          <table:table-cell table:formula="of:=[.A1124]/2" office:value-type="float" office:value="167.250000000003">
            <text:p>167.250000000003</text:p>
          </table:table-cell>
          <table:table-cell table:formula="of:=SQRT(ABS([.$D$2]^2-[.B1124]^2))" office:value-type="float" office:value="109.669674477491">
            <text:p>109.669674477491</text:p>
          </table:table-cell>
          <table:table-cell table:formula="of:=([.$C$10]-[.C1124])*[.$B$4]" office:value-type="float" office:value="113801.914044096">
            <text:p>113801.914044096</text:p>
          </table:table-cell>
          <table:table-cell table:formula="of:=ROUND([.D1124])" office:value-type="float" office:value="113802">
            <text:p>113802</text:p>
          </table:table-cell>
          <table:table-cell table:formula="of:=([.$C$8]-([.E1124]*[.$C$4]))" office:value-type="float" office:value="109.6696625">
            <text:p>109.6696625</text:p>
          </table:table-cell>
          <table:table-cell table:formula="of:=SQRT(ABS([.$D$2]^2-[.F1124]^2))" office:value-type="float" office:value="167.250007853919">
            <text:p>167.250007853919</text:p>
          </table:table-cell>
          <table:table-cell table:formula="of:=ABS([.B1124]-[.G1124])" office:value-type="float" office:value="0.00000785391588919993">
            <text:p>0.00000785391588919993</text:p>
          </table:table-cell>
        </table:table-row>
        <table:table-row table:style-name="ro2">
          <table:table-cell table:formula="of:=[.A1124]+[.A$4]" office:value-type="float" office:value="334.800000000007">
            <text:p>334.800000000007</text:p>
          </table:table-cell>
          <table:table-cell table:formula="of:=[.A1125]/2" office:value-type="float" office:value="167.400000000003">
            <text:p>167.400000000003</text:p>
          </table:table-cell>
          <table:table-cell table:formula="of:=SQRT(ABS([.$D$2]^2-[.B1125]^2))" office:value-type="float" office:value="109.440577483851">
            <text:p>109.440577483851</text:p>
          </table:table-cell>
          <table:table-cell table:formula="of:=([.$C$10]-[.C1125])*[.$B$4]" office:value-type="float" office:value="114090.540177815">
            <text:p>114090.540177815</text:p>
          </table:table-cell>
          <table:table-cell table:formula="of:=ROUND([.D1125])" office:value-type="float" office:value="114091">
            <text:p>114091</text:p>
          </table:table-cell>
          <table:table-cell table:formula="of:=([.$C$8]-([.E1125]*[.$C$4]))" office:value-type="float" office:value="109.44026875">
            <text:p>109.44026875</text:p>
          </table:table-cell>
          <table:table-cell table:formula="of:=SQRT(ABS([.$D$2]^2-[.F1125]^2))" office:value-type="float" office:value="167.400201839567">
            <text:p>167.400201839567</text:p>
          </table:table-cell>
          <table:table-cell table:formula="of:=ABS([.B1125]-[.G1125])" office:value-type="float" office:value="0.000201839563544581">
            <text:p>0.000201839563544581</text:p>
          </table:table-cell>
        </table:table-row>
        <table:table-row table:style-name="ro2">
          <table:table-cell table:formula="of:=[.A1125]+[.A$4]" office:value-type="float" office:value="335.100000000007">
            <text:p>335.100000000007</text:p>
          </table:table-cell>
          <table:table-cell table:formula="of:=[.A1126]/2" office:value-type="float" office:value="167.550000000003">
            <text:p>167.550000000003</text:p>
          </table:table-cell>
          <table:table-cell table:formula="of:=SQRT(ABS([.$D$2]^2-[.B1126]^2))" office:value-type="float" office:value="109.210793880453">
            <text:p>109.210793880453</text:p>
          </table:table-cell>
          <table:table-cell table:formula="of:=([.$C$10]-[.C1126])*[.$B$4]" office:value-type="float" office:value="114380.031331703">
            <text:p>114380.031331703</text:p>
          </table:table-cell>
          <table:table-cell table:formula="of:=ROUND([.D1126])" office:value-type="float" office:value="114380">
            <text:p>114380</text:p>
          </table:table-cell>
          <table:table-cell table:formula="of:=([.$C$8]-([.E1126]*[.$C$4]))" office:value-type="float" office:value="109.210875">
            <text:p>109.210875</text:p>
          </table:table-cell>
          <table:table-cell table:formula="of:=SQRT(ABS([.$D$2]^2-[.F1126]^2))" office:value-type="float" office:value="167.54994712543">
            <text:p>167.54994712543</text:p>
          </table:table-cell>
          <table:table-cell table:formula="of:=ABS([.B1126]-[.G1126])" office:value-type="float" office:value="0.0000528745735266512">
            <text:p>0.0000528745735266512</text:p>
          </table:table-cell>
        </table:table-row>
        <table:table-row table:style-name="ro2">
          <table:table-cell table:formula="of:=[.A1126]+[.A$4]" office:value-type="float" office:value="335.400000000007">
            <text:p>335.400000000007</text:p>
          </table:table-cell>
          <table:table-cell table:formula="of:=[.A1127]/2" office:value-type="float" office:value="167.700000000004">
            <text:p>167.700000000004</text:p>
          </table:table-cell>
          <table:table-cell table:formula="of:=SQRT(ABS([.$D$2]^2-[.B1127]^2))" office:value-type="float" office:value="108.980319324174">
            <text:p>108.980319324174</text:p>
          </table:table-cell>
          <table:table-cell table:formula="of:=([.$C$10]-[.C1127])*[.$B$4]" office:value-type="float" office:value="114670.392977409">
            <text:p>114670.392977409</text:p>
          </table:table-cell>
          <table:table-cell table:formula="of:=ROUND([.D1127])" office:value-type="float" office:value="114670">
            <text:p>114670</text:p>
          </table:table-cell>
          <table:table-cell table:formula="of:=([.$C$8]-([.E1127]*[.$C$4]))" office:value-type="float" office:value="108.9806875">
            <text:p>108.9806875</text:p>
          </table:table-cell>
          <table:table-cell table:formula="of:=SQRT(ABS([.$D$2]^2-[.F1127]^2))" office:value-type="float" office:value="167.699760739326">
            <text:p>167.699760739326</text:p>
          </table:table-cell>
          <table:table-cell table:formula="of:=ABS([.B1127]-[.G1127])" office:value-type="float" office:value="0.000239260677005859">
            <text:p>0.000239260677005859</text:p>
          </table:table-cell>
        </table:table-row>
        <table:table-row table:style-name="ro2">
          <table:table-cell table:formula="of:=[.A1127]+[.A$4]" office:value-type="float" office:value="335.700000000007">
            <text:p>335.700000000007</text:p>
          </table:table-cell>
          <table:table-cell table:formula="of:=[.A1128]/2" office:value-type="float" office:value="167.850000000004">
            <text:p>167.850000000004</text:p>
          </table:table-cell>
          <table:table-cell table:formula="of:=SQRT(ABS([.$D$2]^2-[.B1128]^2))" office:value-type="float" office:value="108.749149421956">
            <text:p>108.749149421956</text:p>
          </table:table-cell>
          <table:table-cell table:formula="of:=([.$C$10]-[.C1128])*[.$B$4]" office:value-type="float" office:value="114961.630649495">
            <text:p>114961.630649495</text:p>
          </table:table-cell>
          <table:table-cell table:formula="of:=ROUND([.D1128])" office:value-type="float" office:value="114962">
            <text:p>114962</text:p>
          </table:table-cell>
          <table:table-cell table:formula="of:=([.$C$8]-([.E1128]*[.$C$4]))" office:value-type="float" office:value="108.7489125">
            <text:p>108.7489125</text:p>
          </table:table-cell>
          <table:table-cell table:formula="of:=SQRT(ABS([.$D$2]^2-[.F1128]^2))" office:value-type="float" office:value="167.850153500279">
            <text:p>167.850153500279</text:p>
          </table:table-cell>
          <table:table-cell table:formula="of:=ABS([.B1128]-[.G1128])" office:value-type="float" office:value="0.000153500275871465">
            <text:p>0.000153500275871465</text:p>
          </table:table-cell>
        </table:table-row>
        <table:table-row table:style-name="ro2">
          <table:table-cell table:formula="of:=[.A1128]+[.A$4]" office:value-type="float" office:value="336.000000000007">
            <text:p>336.000000000007</text:p>
          </table:table-cell>
          <table:table-cell table:formula="of:=[.A1129]/2" office:value-type="float" office:value="168.000000000004">
            <text:p>168.000000000004</text:p>
          </table:table-cell>
          <table:table-cell table:formula="of:=SQRT(ABS([.$D$2]^2-[.B1129]^2))" office:value-type="float" office:value="108.517279729999">
            <text:p>108.517279729999</text:p>
          </table:table-cell>
          <table:table-cell table:formula="of:=([.$C$10]-[.C1129])*[.$B$4]" office:value-type="float" office:value="115253.749946448">
            <text:p>115253.749946448</text:p>
          </table:table-cell>
          <table:table-cell table:formula="of:=ROUND([.D1129])" office:value-type="float" office:value="115254">
            <text:p>115254</text:p>
          </table:table-cell>
          <table:table-cell table:formula="of:=([.$C$8]-([.E1129]*[.$C$4]))" office:value-type="float" office:value="108.5171375">
            <text:p>108.5171375</text:p>
          </table:table-cell>
          <table:table-cell table:formula="of:=SQRT(ABS([.$D$2]^2-[.F1129]^2))" office:value-type="float" office:value="168.000091871422">
            <text:p>168.000091871422</text:p>
          </table:table-cell>
          <table:table-cell table:formula="of:=ABS([.B1129]-[.G1129])" office:value-type="float" office:value="0.0000918714180784264">
            <text:p>0.0000918714180784264</text:p>
          </table:table-cell>
        </table:table-row>
        <table:table-row table:style-name="ro2">
          <table:table-cell table:formula="of:=[.A1129]+[.A$4]" office:value-type="float" office:value="336.300000000007">
            <text:p>336.300000000007</text:p>
          </table:table-cell>
          <table:table-cell table:formula="of:=[.A1130]/2" office:value-type="float" office:value="168.150000000004">
            <text:p>168.150000000004</text:p>
          </table:table-cell>
          <table:table-cell table:formula="of:=SQRT(ABS([.$D$2]^2-[.B1130]^2))" office:value-type="float" office:value="108.284705752931">
            <text:p>108.284705752931</text:p>
          </table:table-cell>
          <table:table-cell table:formula="of:=([.$C$10]-[.C1130])*[.$B$4]" office:value-type="float" office:value="115546.756531731">
            <text:p>115546.756531731</text:p>
          </table:table-cell>
          <table:table-cell table:formula="of:=ROUND([.D1130])" office:value-type="float" office:value="115547">
            <text:p>115547</text:p>
          </table:table-cell>
          <table:table-cell table:formula="of:=([.$C$8]-([.E1130]*[.$C$4]))" office:value-type="float" office:value="108.28456875">
            <text:p>108.28456875</text:p>
          </table:table-cell>
          <table:table-cell table:formula="of:=SQRT(ABS([.$D$2]^2-[.F1130]^2))" office:value-type="float" office:value="168.150088226639">
            <text:p>168.150088226639</text:p>
          </table:table-cell>
          <table:table-cell table:formula="of:=ABS([.B1130]-[.G1130])" office:value-type="float" office:value="0.0000882266356256878">
            <text:p>0.0000882266356256878</text:p>
          </table:table-cell>
        </table:table-row>
        <table:table-row table:style-name="ro2">
          <table:table-cell table:formula="of:=[.A1130]+[.A$4]" office:value-type="float" office:value="336.600000000007">
            <text:p>336.600000000007</text:p>
          </table:table-cell>
          <table:table-cell table:formula="of:=[.A1131]/2" office:value-type="float" office:value="168.300000000004">
            <text:p>168.300000000004</text:p>
          </table:table-cell>
          <table:table-cell table:formula="of:=SQRT(ABS([.$D$2]^2-[.B1131]^2))" office:value-type="float" office:value="108.051422942962">
            <text:p>108.051422942962</text:p>
          </table:table-cell>
          <table:table-cell table:formula="of:=([.$C$10]-[.C1131])*[.$B$4]" office:value-type="float" office:value="115840.656134841">
            <text:p>115840.656134841</text:p>
          </table:table-cell>
          <table:table-cell table:formula="of:=ROUND([.D1131])" office:value-type="float" office:value="115841">
            <text:p>115841</text:p>
          </table:table-cell>
          <table:table-cell table:formula="of:=([.$C$8]-([.E1131]*[.$C$4]))" office:value-type="float" office:value="108.05120625">
            <text:p>108.05120625</text:p>
          </table:table-cell>
          <table:table-cell table:formula="of:=SQRT(ABS([.$D$2]^2-[.F1131]^2))" office:value-type="float" office:value="168.300139120323">
            <text:p>168.300139120323</text:p>
          </table:table-cell>
          <table:table-cell table:formula="of:=ABS([.B1131]-[.G1131])" office:value-type="float" office:value="0.000139120319147423">
            <text:p>0.000139120319147423</text:p>
          </table:table-cell>
        </table:table-row>
        <table:table-row table:style-name="ro2">
          <table:table-cell table:formula="of:=[.A1131]+[.A$4]" office:value-type="float" office:value="336.900000000007">
            <text:p>336.900000000007</text:p>
          </table:table-cell>
          <table:table-cell table:formula="of:=[.A1132]/2" office:value-type="float" office:value="168.450000000004">
            <text:p>168.450000000004</text:p>
          </table:table-cell>
          <table:table-cell table:formula="of:=SQRT(ABS([.$D$2]^2-[.B1132]^2))" office:value-type="float" office:value="107.817426699021">
            <text:p>107.817426699021</text:p>
          </table:table-cell>
          <table:table-cell table:formula="of:=([.$C$10]-[.C1132])*[.$B$4]" office:value-type="float" office:value="116135.454552404">
            <text:p>116135.454552404</text:p>
          </table:table-cell>
          <table:table-cell table:formula="of:=ROUND([.D1132])" office:value-type="float" office:value="116135">
            <text:p>116135</text:p>
          </table:table-cell>
          <table:table-cell table:formula="of:=([.$C$8]-([.E1132]*[.$C$4]))" office:value-type="float" office:value="107.81784375">
            <text:p>107.81784375</text:p>
          </table:table-cell>
          <table:table-cell table:formula="of:=SQRT(ABS([.$D$2]^2-[.F1132]^2))" office:value-type="float" office:value="168.449733063311">
            <text:p>168.449733063311</text:p>
          </table:table-cell>
          <table:table-cell table:formula="of:=ABS([.B1132]-[.G1132])" office:value-type="float" office:value="0.000266936692952413">
            <text:p>0.000266936692952413</text:p>
          </table:table-cell>
        </table:table-row>
        <table:table-row table:style-name="ro2">
          <table:table-cell table:formula="of:=[.A1132]+[.A$4]" office:value-type="float" office:value="337.200000000007">
            <text:p>337.200000000007</text:p>
          </table:table-cell>
          <table:table-cell table:formula="of:=[.A1133]/2" office:value-type="float" office:value="168.600000000004">
            <text:p>168.600000000004</text:p>
          </table:table-cell>
          <table:table-cell table:formula="of:=SQRT(ABS([.$D$2]^2-[.B1133]^2))" office:value-type="float" office:value="107.582712365876">
            <text:p>107.582712365876</text:p>
          </table:table-cell>
          <table:table-cell table:formula="of:=([.$C$10]-[.C1133])*[.$B$4]" office:value-type="float" office:value="116431.15764928">
            <text:p>116431.15764928</text:p>
          </table:table-cell>
          <table:table-cell table:formula="of:=ROUND([.D1133])" office:value-type="float" office:value="116431">
            <text:p>116431</text:p>
          </table:table-cell>
          <table:table-cell table:formula="of:=([.$C$8]-([.E1133]*[.$C$4]))" office:value-type="float" office:value="107.58289375">
            <text:p>107.58289375</text:p>
          </table:table-cell>
          <table:table-cell table:formula="of:=SQRT(ABS([.$D$2]^2-[.F1133]^2))" office:value-type="float" office:value="168.599884259676">
            <text:p>168.599884259676</text:p>
          </table:table-cell>
          <table:table-cell table:formula="of:=ABS([.B1133]-[.G1133])" office:value-type="float" office:value="0.000115740327316871">
            <text:p>0.000115740327316871</text:p>
          </table:table-cell>
        </table:table-row>
        <table:table-row table:style-name="ro2">
          <table:table-cell table:formula="of:=[.A1133]+[.A$4]" office:value-type="float" office:value="337.500000000007">
            <text:p>337.500000000007</text:p>
          </table:table-cell>
          <table:table-cell table:formula="of:=[.A1134]/2" office:value-type="float" office:value="168.750000000004">
            <text:p>168.750000000004</text:p>
          </table:table-cell>
          <table:table-cell table:formula="of:=SQRT(ABS([.$D$2]^2-[.B1134]^2))" office:value-type="float" office:value="107.34727523323">
            <text:p>107.34727523323</text:p>
          </table:table-cell>
          <table:table-cell table:formula="of:=([.$C$10]-[.C1134])*[.$B$4]" office:value-type="float" office:value="116727.7713597">
            <text:p>116727.7713597</text:p>
          </table:table-cell>
          <table:table-cell table:formula="of:=ROUND([.D1134])" office:value-type="float" office:value="116728">
            <text:p>116728</text:p>
          </table:table-cell>
          <table:table-cell table:formula="of:=([.$C$8]-([.E1134]*[.$C$4]))" office:value-type="float" office:value="107.34715">
            <text:p>107.34715</text:p>
          </table:table-cell>
          <table:table-cell table:formula="of:=SQRT(ABS([.$D$2]^2-[.F1134]^2))" office:value-type="float" office:value="168.750079664803">
            <text:p>168.750079664803</text:p>
          </table:table-cell>
          <table:table-cell table:formula="of:=ABS([.B1134]-[.G1134])" office:value-type="float" office:value="0.0000796647998981825">
            <text:p>0.0000796647998981825</text:p>
          </table:table-cell>
        </table:table-row>
        <table:table-row table:style-name="ro2">
          <table:table-cell table:formula="of:=[.A1134]+[.A$4]" office:value-type="float" office:value="337.800000000007">
            <text:p>337.800000000007</text:p>
          </table:table-cell>
          <table:table-cell table:formula="of:=[.A1135]/2" office:value-type="float" office:value="168.900000000004">
            <text:p>168.900000000004</text:p>
          </table:table-cell>
          <table:table-cell table:formula="of:=SQRT(ABS([.$D$2]^2-[.B1135]^2))" office:value-type="float" office:value="107.111110534803">
            <text:p>107.111110534803</text:p>
          </table:table-cell>
          <table:table-cell table:formula="of:=([.$C$10]-[.C1135])*[.$B$4]" office:value-type="float" office:value="117025.301688427">
            <text:p>117025.301688427</text:p>
          </table:table-cell>
          <table:table-cell table:formula="of:=ROUND([.D1135])" office:value-type="float" office:value="117025">
            <text:p>117025</text:p>
          </table:table-cell>
          <table:table-cell table:formula="of:=([.$C$8]-([.E1135]*[.$C$4]))" office:value-type="float" office:value="107.11140625">
            <text:p>107.11140625</text:p>
          </table:table-cell>
          <table:table-cell table:formula="of:=SQRT(ABS([.$D$2]^2-[.F1135]^2))" office:value-type="float" office:value="168.899812466289">
            <text:p>168.899812466289</text:p>
          </table:table-cell>
          <table:table-cell table:formula="of:=ABS([.B1135]-[.G1135])" office:value-type="float" office:value="0.000187533714921528">
            <text:p>0.000187533714921528</text:p>
          </table:table-cell>
        </table:table-row>
        <table:table-row table:style-name="ro2">
          <table:table-cell table:formula="of:=[.A1135]+[.A$4]" office:value-type="float" office:value="338.100000000007">
            <text:p>338.100000000007</text:p>
          </table:table-cell>
          <table:table-cell table:formula="of:=[.A1136]/2" office:value-type="float" office:value="169.050000000004">
            <text:p>169.050000000004</text:p>
          </table:table-cell>
          <table:table-cell table:formula="of:=SQRT(ABS([.$D$2]^2-[.B1136]^2))" office:value-type="float" office:value="106.874213447392">
            <text:p>106.874213447392</text:p>
          </table:table-cell>
          <table:table-cell table:formula="of:=([.$C$10]-[.C1136])*[.$B$4]" office:value-type="float" office:value="117323.754711937">
            <text:p>117323.754711937</text:p>
          </table:table-cell>
          <table:table-cell table:formula="of:=ROUND([.D1136])" office:value-type="float" office:value="117324">
            <text:p>117324</text:p>
          </table:table-cell>
          <table:table-cell table:formula="of:=([.$C$8]-([.E1136]*[.$C$4]))" office:value-type="float" office:value="106.874075">
            <text:p>106.874075</text:p>
          </table:table-cell>
          <table:table-cell table:formula="of:=SQRT(ABS([.$D$2]^2-[.F1136]^2))" office:value-type="float" office:value="169.050087527024">
            <text:p>169.050087527024</text:p>
          </table:table-cell>
          <table:table-cell table:formula="of:=ABS([.B1136]-[.G1136])" office:value-type="float" office:value="0.0000875270201561307">
            <text:p>0.0000875270201561307</text:p>
          </table:table-cell>
        </table:table-row>
        <table:table-row table:style-name="ro2">
          <table:table-cell table:formula="of:=[.A1136]+[.A$4]" office:value-type="float" office:value="338.400000000007">
            <text:p>338.400000000007</text:p>
          </table:table-cell>
          <table:table-cell table:formula="of:=[.A1137]/2" office:value-type="float" office:value="169.200000000004">
            <text:p>169.200000000004</text:p>
          </table:table-cell>
          <table:table-cell table:formula="of:=SQRT(ABS([.$D$2]^2-[.B1137]^2))" office:value-type="float" office:value="106.636579089911">
            <text:p>106.636579089911</text:p>
          </table:table-cell>
          <table:table-cell table:formula="of:=([.$C$10]-[.C1137])*[.$B$4]" office:value-type="float" office:value="117623.13657963">
            <text:p>117623.13657963</text:p>
          </table:table-cell>
          <table:table-cell table:formula="of:=ROUND([.D1137])" office:value-type="float" office:value="117623">
            <text:p>117623</text:p>
          </table:table-cell>
          <table:table-cell table:formula="of:=([.$C$8]-([.E1137]*[.$C$4]))" office:value-type="float" office:value="106.63674375">
            <text:p>106.63674375</text:p>
          </table:table-cell>
          <table:table-cell table:formula="of:=SQRT(ABS([.$D$2]^2-[.F1137]^2))" office:value-type="float" office:value="169.199896224545">
            <text:p>169.199896224545</text:p>
          </table:table-cell>
          <table:table-cell table:formula="of:=ABS([.B1137]-[.G1137])" office:value-type="float" office:value="0.000103775458427435">
            <text:p>0.000103775458427435</text:p>
          </table:table-cell>
        </table:table-row>
        <table:table-row table:style-name="ro2">
          <table:table-cell table:formula="of:=[.A1137]+[.A$4]" office:value-type="float" office:value="338.700000000007">
            <text:p>338.700000000007</text:p>
          </table:table-cell>
          <table:table-cell table:formula="of:=[.A1138]/2" office:value-type="float" office:value="169.350000000004">
            <text:p>169.350000000004</text:p>
          </table:table-cell>
          <table:table-cell table:formula="of:=SQRT(ABS([.$D$2]^2-[.B1138]^2))" office:value-type="float" office:value="106.398202522405">
            <text:p>106.398202522405</text:p>
          </table:table-cell>
          <table:table-cell table:formula="of:=([.$C$10]-[.C1138])*[.$B$4]" office:value-type="float" office:value="117923.45351507">
            <text:p>117923.45351507</text:p>
          </table:table-cell>
          <table:table-cell table:formula="of:=ROUND([.D1138])" office:value-type="float" office:value="117923">
            <text:p>117923</text:p>
          </table:table-cell>
          <table:table-cell table:formula="of:=([.$C$8]-([.E1138]*[.$C$4]))" office:value-type="float" office:value="106.39861875">
            <text:p>106.39861875</text:p>
          </table:table-cell>
          <table:table-cell table:formula="of:=SQRT(ABS([.$D$2]^2-[.F1138]^2))" office:value-type="float" office:value="169.349738494313">
            <text:p>169.349738494313</text:p>
          </table:table-cell>
          <table:table-cell table:formula="of:=ABS([.B1138]-[.G1138])" office:value-type="float" office:value="0.000261505690701824">
            <text:p>0.000261505690701824</text:p>
          </table:table-cell>
        </table:table-row>
        <table:table-row table:style-name="ro2">
          <table:table-cell table:formula="of:=[.A1138]+[.A$4]" office:value-type="float" office:value="339.000000000007">
            <text:p>339.000000000007</text:p>
          </table:table-cell>
          <table:table-cell table:formula="of:=[.A1139]/2" office:value-type="float" office:value="169.500000000004">
            <text:p>169.500000000004</text:p>
          </table:table-cell>
          <table:table-cell table:formula="of:=SQRT(ABS([.$D$2]^2-[.B1139]^2))" office:value-type="float" office:value="106.159078745055">
            <text:p>106.159078745055</text:p>
          </table:table-cell>
          <table:table-cell table:formula="of:=([.$C$10]-[.C1139])*[.$B$4]" office:value-type="float" office:value="118224.711817244">
            <text:p>118224.711817244</text:p>
          </table:table-cell>
          <table:table-cell table:formula="of:=ROUND([.D1139])" office:value-type="float" office:value="118225">
            <text:p>118225</text:p>
          </table:table-cell>
          <table:table-cell table:formula="of:=([.$C$8]-([.E1139]*[.$C$4]))" office:value-type="float" office:value="106.15890625">
            <text:p>106.15890625</text:p>
          </table:table-cell>
          <table:table-cell table:formula="of:=SQRT(ABS([.$D$2]^2-[.F1139]^2))" office:value-type="float" office:value="169.500108034785">
            <text:p>169.500108034785</text:p>
          </table:table-cell>
          <table:table-cell table:formula="of:=ABS([.B1139]-[.G1139])" office:value-type="float" office:value="0.000108034781220567">
            <text:p>0.000108034781220567</text:p>
          </table:table-cell>
        </table:table-row>
        <table:table-row table:style-name="ro2">
          <table:table-cell table:formula="of:=[.A1139]+[.A$4]" office:value-type="float" office:value="339.300000000007">
            <text:p>339.300000000007</text:p>
          </table:table-cell>
          <table:table-cell table:formula="of:=[.A1140]/2" office:value-type="float" office:value="169.650000000004">
            <text:p>169.650000000004</text:p>
          </table:table-cell>
          <table:table-cell table:formula="of:=SQRT(ABS([.$D$2]^2-[.B1140]^2))" office:value-type="float" office:value="105.919202697145">
            <text:p>105.919202697145</text:p>
          </table:table-cell>
          <table:table-cell table:formula="of:=([.$C$10]-[.C1140])*[.$B$4]" office:value-type="float" office:value="118526.917861855">
            <text:p>118526.917861855</text:p>
          </table:table-cell>
          <table:table-cell table:formula="of:=ROUND([.D1140])" office:value-type="float" office:value="118527">
            <text:p>118527</text:p>
          </table:table-cell>
          <table:table-cell table:formula="of:=([.$C$8]-([.E1140]*[.$C$4]))" office:value-type="float" office:value="105.91919375">
            <text:p>105.91919375</text:p>
          </table:table-cell>
          <table:table-cell table:formula="of:=SQRT(ABS([.$D$2]^2-[.F1140]^2))" office:value-type="float" office:value="169.650005586059">
            <text:p>169.650005586059</text:p>
          </table:table-cell>
          <table:table-cell table:formula="of:=ABS([.B1140]-[.G1140])" office:value-type="float" office:value="0.00000558605574951798">
            <text:p>0.00000558605574951798</text:p>
          </table:table-cell>
        </table:table-row>
        <table:table-row table:style-name="ro2">
          <table:table-cell table:formula="of:=[.A1140]+[.A$4]" office:value-type="float" office:value="339.600000000007">
            <text:p>339.600000000007</text:p>
          </table:table-cell>
          <table:table-cell table:formula="of:=[.A1141]/2" office:value-type="float" office:value="169.800000000004">
            <text:p>169.800000000004</text:p>
          </table:table-cell>
          <table:table-cell table:formula="of:=SQRT(ABS([.$D$2]^2-[.B1141]^2))" office:value-type="float" office:value="105.678569256017">
            <text:p>105.678569256017</text:p>
          </table:table-cell>
          <table:table-cell table:formula="of:=([.$C$10]-[.C1141])*[.$B$4]" office:value-type="float" office:value="118830.078102646">
            <text:p>118830.078102646</text:p>
          </table:table-cell>
          <table:table-cell table:formula="of:=ROUND([.D1141])" office:value-type="float" office:value="118830">
            <text:p>118830</text:p>
          </table:table-cell>
          <table:table-cell table:formula="of:=([.$C$8]-([.E1141]*[.$C$4]))" office:value-type="float" office:value="105.6786875">
            <text:p>105.6786875</text:p>
          </table:table-cell>
          <table:table-cell table:formula="of:=SQRT(ABS([.$D$2]^2-[.F1141]^2))" office:value-type="float" office:value="169.799926408339">
            <text:p>169.799926408339</text:p>
          </table:table-cell>
          <table:table-cell table:formula="of:=ABS([.B1141]-[.G1141])" office:value-type="float" office:value="0.0000735916645737689">
            <text:p>0.0000735916645737689</text:p>
          </table:table-cell>
        </table:table-row>
        <table:table-row table:style-name="ro2">
          <table:table-cell table:formula="of:=[.A1141]+[.A$4]" office:value-type="float" office:value="339.900000000007">
            <text:p>339.900000000007</text:p>
          </table:table-cell>
          <table:table-cell table:formula="of:=[.A1142]/2" office:value-type="float" office:value="169.950000000004">
            <text:p>169.950000000004</text:p>
          </table:table-cell>
          <table:table-cell table:formula="of:=SQRT(ABS([.$D$2]^2-[.B1142]^2))" office:value-type="float" office:value="105.437173236002">
            <text:p>105.437173236002</text:p>
          </table:table-cell>
          <table:table-cell table:formula="of:=([.$C$10]-[.C1142])*[.$B$4]" office:value-type="float" office:value="119134.199072743">
            <text:p>119134.199072743</text:p>
          </table:table-cell>
          <table:table-cell table:formula="of:=ROUND([.D1142])" office:value-type="float" office:value="119134">
            <text:p>119134</text:p>
          </table:table-cell>
          <table:table-cell table:formula="of:=([.$C$8]-([.E1142]*[.$C$4]))" office:value-type="float" office:value="105.4373875">
            <text:p>105.4373875</text:p>
          </table:table-cell>
          <table:table-cell table:formula="of:=SQRT(ABS([.$D$2]^2-[.F1142]^2))" office:value-type="float" office:value="169.949867070189">
            <text:p>169.949867070189</text:p>
          </table:table-cell>
          <table:table-cell table:formula="of:=ABS([.B1142]-[.G1142])" office:value-type="float" office:value="0.000132929814782301">
            <text:p>0.000132929814782301</text:p>
          </table:table-cell>
        </table:table-row>
        <table:table-row table:style-name="ro2">
          <table:table-cell table:formula="of:=[.A1142]+[.A$4]" office:value-type="float" office:value="340.200000000007">
            <text:p>340.200000000007</text:p>
          </table:table-cell>
          <table:table-cell table:formula="of:=[.A1143]/2" office:value-type="float" office:value="170.100000000004">
            <text:p>170.100000000004</text:p>
          </table:table-cell>
          <table:table-cell table:formula="of:=SQRT(ABS([.$D$2]^2-[.B1143]^2))" office:value-type="float" office:value="105.195009387322">
            <text:p>105.195009387322</text:p>
          </table:table-cell>
          <table:table-cell table:formula="of:=([.$C$10]-[.C1143])*[.$B$4]" office:value-type="float" office:value="119439.287386041">
            <text:p>119439.287386041</text:p>
          </table:table-cell>
          <table:table-cell table:formula="of:=ROUND([.D1143])" office:value-type="float" office:value="119439">
            <text:p>119439</text:p>
          </table:table-cell>
          <table:table-cell table:formula="of:=([.$C$8]-([.E1143]*[.$C$4]))" office:value-type="float" office:value="105.19529375">
            <text:p>105.19529375</text:p>
          </table:table-cell>
          <table:table-cell table:formula="of:=SQRT(ABS([.$D$2]^2-[.F1143]^2))" office:value-type="float" office:value="170.099824141153">
            <text:p>170.099824141153</text:p>
          </table:table-cell>
          <table:table-cell table:formula="of:=ABS([.B1143]-[.G1143])" office:value-type="float" office:value="0.000175858850468558">
            <text:p>0.000175858850468558</text:p>
          </table:table-cell>
        </table:table-row>
        <table:table-row table:style-name="ro2">
          <table:table-cell table:formula="of:=[.A1143]+[.A$4]" office:value-type="float" office:value="340.500000000007">
            <text:p>340.500000000007</text:p>
          </table:table-cell>
          <table:table-cell table:formula="of:=[.A1144]/2" office:value-type="float" office:value="170.250000000004">
            <text:p>170.250000000004</text:p>
          </table:table-cell>
          <table:table-cell table:formula="of:=SQRT(ABS([.$D$2]^2-[.B1144]^2))" office:value-type="float" office:value="104.952072394969">
            <text:p>104.952072394969</text:p>
          </table:table-cell>
          <table:table-cell table:formula="of:=([.$C$10]-[.C1144])*[.$B$4]" office:value-type="float" office:value="119745.349738612">
            <text:p>119745.349738612</text:p>
          </table:table-cell>
          <table:table-cell table:formula="of:=ROUND([.D1144])" office:value-type="float" office:value="119745">
            <text:p>119745</text:p>
          </table:table-cell>
          <table:table-cell table:formula="of:=([.$C$8]-([.E1144]*[.$C$4]))" office:value-type="float" office:value="104.95240625">
            <text:p>104.95240625</text:p>
          </table:table-cell>
          <table:table-cell table:formula="of:=SQRT(ABS([.$D$2]^2-[.F1144]^2))" office:value-type="float" office:value="170.249794191755">
            <text:p>170.249794191755</text:p>
          </table:table-cell>
          <table:table-cell table:formula="of:=ABS([.B1144]-[.G1144])" office:value-type="float" office:value="0.000205808248523454">
            <text:p>0.000205808248523454</text:p>
          </table:table-cell>
        </table:table-row>
        <table:table-row table:style-name="ro2">
          <table:table-cell table:formula="of:=[.A1144]+[.A$4]" office:value-type="float" office:value="340.800000000007">
            <text:p>340.800000000007</text:p>
          </table:table-cell>
          <table:table-cell table:formula="of:=[.A1145]/2" office:value-type="float" office:value="170.400000000004">
            <text:p>170.400000000004</text:p>
          </table:table-cell>
          <table:table-cell table:formula="of:=SQRT(ABS([.$D$2]^2-[.B1145]^2))" office:value-type="float" office:value="104.708356877561">
            <text:p>104.708356877561</text:p>
          </table:table-cell>
          <table:table-cell table:formula="of:=([.$C$10]-[.C1145])*[.$B$4]" office:value-type="float" office:value="120052.392910149">
            <text:p>120052.392910149</text:p>
          </table:table-cell>
          <table:table-cell table:formula="of:=ROUND([.D1145])" office:value-type="float" office:value="120052">
            <text:p>120052</text:p>
          </table:table-cell>
          <table:table-cell table:formula="of:=([.$C$8]-([.E1145]*[.$C$4]))" office:value-type="float" office:value="104.708725">
            <text:p>104.708725</text:p>
          </table:table-cell>
          <table:table-cell table:formula="of:=SQRT(ABS([.$D$2]^2-[.F1145]^2))" office:value-type="float" office:value="170.399773793495">
            <text:p>170.399773793495</text:p>
          </table:table-cell>
          <table:table-cell table:formula="of:=ABS([.B1145]-[.G1145])" office:value-type="float" office:value="0.000226206508273208">
            <text:p>0.000226206508273208</text:p>
          </table:table-cell>
        </table:table-row>
        <table:table-row table:style-name="ro2">
          <table:table-cell table:formula="of:=[.A1145]+[.A$4]" office:value-type="float" office:value="341.100000000007">
            <text:p>341.100000000007</text:p>
          </table:table-cell>
          <table:table-cell table:formula="of:=[.A1146]/2" office:value-type="float" office:value="170.550000000004">
            <text:p>170.550000000004</text:p>
          </table:table-cell>
          <table:table-cell table:formula="of:=SQRT(ABS([.$D$2]^2-[.B1146]^2))" office:value-type="float" office:value="104.463857386173">
            <text:p>104.463857386173</text:p>
          </table:table-cell>
          <table:table-cell table:formula="of:=([.$C$10]-[.C1146])*[.$B$4]" office:value-type="float" office:value="120360.423765441">
            <text:p>120360.423765441</text:p>
          </table:table-cell>
          <table:table-cell table:formula="of:=ROUND([.D1146])" office:value-type="float" office:value="120360">
            <text:p>120360</text:p>
          </table:table-cell>
          <table:table-cell table:formula="of:=([.$C$8]-([.E1146]*[.$C$4]))" office:value-type="float" office:value="104.46425">
            <text:p>104.46425</text:p>
          </table:table-cell>
          <table:table-cell table:formula="of:=SQRT(ABS([.$D$2]^2-[.F1146]^2))" office:value-type="float" office:value="170.54975951885">
            <text:p>170.54975951885</text:p>
          </table:table-cell>
          <table:table-cell table:formula="of:=ABS([.B1146]-[.G1146])" office:value-type="float" office:value="0.000240481153781502">
            <text:p>0.000240481153781502</text:p>
          </table:table-cell>
        </table:table-row>
        <table:table-row table:style-name="ro2">
          <table:table-cell table:formula="of:=[.A1146]+[.A$4]" office:value-type="float" office:value="341.400000000007">
            <text:p>341.400000000007</text:p>
          </table:table-cell>
          <table:table-cell table:formula="of:=[.A1147]/2" office:value-type="float" office:value="170.700000000004">
            <text:p>170.700000000004</text:p>
          </table:table-cell>
          <table:table-cell table:formula="of:=SQRT(ABS([.$D$2]^2-[.B1147]^2))" office:value-type="float" office:value="104.218568403134">
            <text:p>104.218568403134</text:p>
          </table:table-cell>
          <table:table-cell table:formula="of:=([.$C$10]-[.C1147])*[.$B$4]" office:value-type="float" office:value="120669.449255884">
            <text:p>120669.449255884</text:p>
          </table:table-cell>
          <table:table-cell table:formula="of:=ROUND([.D1147])" office:value-type="float" office:value="120669">
            <text:p>120669</text:p>
          </table:table-cell>
          <table:table-cell table:formula="of:=([.$C$8]-([.E1147]*[.$C$4]))" office:value-type="float" office:value="104.21898125">
            <text:p>104.21898125</text:p>
          </table:table-cell>
          <table:table-cell table:formula="of:=SQRT(ABS([.$D$2]^2-[.F1147]^2))" office:value-type="float" office:value="170.699747941267">
            <text:p>170.699747941267</text:p>
          </table:table-cell>
          <table:table-cell table:formula="of:=ABS([.B1147]-[.G1147])" office:value-type="float" office:value="0.000252058736407434">
            <text:p>0.000252058736407434</text:p>
          </table:table-cell>
        </table:table-row>
        <table:table-row table:style-name="ro2">
          <table:table-cell table:formula="of:=[.A1147]+[.A$4]" office:value-type="float" office:value="341.700000000007">
            <text:p>341.700000000007</text:p>
          </table:table-cell>
          <table:table-cell table:formula="of:=[.A1148]/2" office:value-type="float" office:value="170.850000000004">
            <text:p>170.850000000004</text:p>
          </table:table-cell>
          <table:table-cell table:formula="of:=SQRT(ABS([.$D$2]^2-[.B1148]^2))" office:value-type="float" office:value="103.972484340804">
            <text:p>103.972484340804</text:p>
          </table:table-cell>
          <table:table-cell table:formula="of:=([.$C$10]-[.C1148])*[.$B$4]" office:value-type="float" office:value="120979.476421024">
            <text:p>120979.476421024</text:p>
          </table:table-cell>
          <table:table-cell table:formula="of:=ROUND([.D1148])" office:value-type="float" office:value="120979">
            <text:p>120979</text:p>
          </table:table-cell>
          <table:table-cell table:formula="of:=([.$C$8]-([.E1148]*[.$C$4]))" office:value-type="float" office:value="103.97291875">
            <text:p>103.97291875</text:p>
          </table:table-cell>
          <table:table-cell table:formula="of:=SQRT(ABS([.$D$2]^2-[.F1148]^2))" office:value-type="float" office:value="170.849735635165">
            <text:p>170.849735635165</text:p>
          </table:table-cell>
          <table:table-cell table:formula="of:=ABS([.B1148]-[.G1148])" office:value-type="float" office:value="0.000264364838216125">
            <text:p>0.000264364838216125</text:p>
          </table:table-cell>
        </table:table-row>
        <table:table-row table:style-name="ro2">
          <table:table-cell table:formula="of:=[.A1148]+[.A$4]" office:value-type="float" office:value="342.000000000007">
            <text:p>342.000000000007</text:p>
          </table:table-cell>
          <table:table-cell table:formula="of:=[.A1149]/2" office:value-type="float" office:value="171.000000000004">
            <text:p>171.000000000004</text:p>
          </table:table-cell>
          <table:table-cell table:formula="of:=SQRT(ABS([.$D$2]^2-[.B1149]^2))" office:value-type="float" office:value="103.72559954032">
            <text:p>103.72559954032</text:p>
          </table:table-cell>
          <table:table-cell table:formula="of:=([.$C$10]-[.C1149])*[.$B$4]" office:value-type="float" office:value="121290.512390138">
            <text:p>121290.512390138</text:p>
          </table:table-cell>
          <table:table-cell table:formula="of:=ROUND([.D1149])" office:value-type="float" office:value="121291">
            <text:p>121291</text:p>
          </table:table-cell>
          <table:table-cell table:formula="of:=([.$C$8]-([.E1149]*[.$C$4]))" office:value-type="float" office:value="103.72526875">
            <text:p>103.72526875</text:p>
          </table:table-cell>
          <table:table-cell table:formula="of:=SQRT(ABS([.$D$2]^2-[.F1149]^2))" office:value-type="float" office:value="171.00020065117">
            <text:p>171.00020065117</text:p>
          </table:table-cell>
          <table:table-cell table:formula="of:=ABS([.B1149]-[.G1149])" office:value-type="float" office:value="0.000200651166011312">
            <text:p>0.000200651166011312</text:p>
          </table:table-cell>
        </table:table-row>
        <table:table-row table:style-name="ro2">
          <table:table-cell table:formula="of:=[.A1149]+[.A$4]" office:value-type="float" office:value="342.300000000007">
            <text:p>342.300000000007</text:p>
          </table:table-cell>
          <table:table-cell table:formula="of:=[.A1150]/2" office:value-type="float" office:value="171.150000000004">
            <text:p>171.150000000004</text:p>
          </table:table-cell>
          <table:table-cell table:formula="of:=SQRT(ABS([.$D$2]^2-[.B1150]^2))" office:value-type="float" office:value="103.47790827031">
            <text:p>103.47790827031</text:p>
          </table:table-cell>
          <table:table-cell table:formula="of:=([.$C$10]-[.C1150])*[.$B$4]" office:value-type="float" office:value="121602.564383851">
            <text:p>121602.564383851</text:p>
          </table:table-cell>
          <table:table-cell table:formula="of:=ROUND([.D1150])" office:value-type="float" office:value="121603">
            <text:p>121603</text:p>
          </table:table-cell>
          <table:table-cell table:formula="of:=([.$C$8]-([.E1150]*[.$C$4]))" office:value-type="float" office:value="103.47761875">
            <text:p>103.47761875</text:p>
          </table:table-cell>
          <table:table-cell table:formula="of:=SQRT(ABS([.$D$2]^2-[.F1150]^2))" office:value-type="float" office:value="171.150175044695">
            <text:p>171.150175044695</text:p>
          </table:table-cell>
          <table:table-cell table:formula="of:=ABS([.B1150]-[.G1150])" office:value-type="float" office:value="0.000175044691133053">
            <text:p>0.000175044691133053</text:p>
          </table:table-cell>
        </table:table-row>
        <table:table-row table:style-name="ro2">
          <table:table-cell table:formula="of:=[.A1150]+[.A$4]" office:value-type="float" office:value="342.600000000007">
            <text:p>342.600000000007</text:p>
          </table:table-cell>
          <table:table-cell table:formula="of:=[.A1151]/2" office:value-type="float" office:value="171.300000000004">
            <text:p>171.300000000004</text:p>
          </table:table-cell>
          <table:table-cell table:formula="of:=SQRT(ABS([.$D$2]^2-[.B1151]^2))" office:value-type="float" office:value="103.229404725586">
            <text:p>103.229404725586</text:p>
          </table:table-cell>
          <table:table-cell table:formula="of:=([.$C$10]-[.C1151])*[.$B$4]" office:value-type="float" office:value="121915.639715788">
            <text:p>121915.639715788</text:p>
          </table:table-cell>
          <table:table-cell table:formula="of:=ROUND([.D1151])" office:value-type="float" office:value="121916">
            <text:p>121916</text:p>
          </table:table-cell>
          <table:table-cell table:formula="of:=([.$C$8]-([.E1151]*[.$C$4]))" office:value-type="float" office:value="103.229175">
            <text:p>103.229175</text:p>
          </table:table-cell>
          <table:table-cell table:formula="of:=SQRT(ABS([.$D$2]^2-[.F1151]^2))" office:value-type="float" office:value="171.300138437829">
            <text:p>171.300138437829</text:p>
          </table:table-cell>
          <table:table-cell table:formula="of:=ABS([.B1151]-[.G1151])" office:value-type="float" office:value="0.000138437825370374">
            <text:p>0.000138437825370374</text:p>
          </table:table-cell>
        </table:table-row>
        <table:table-row table:style-name="ro2">
          <table:table-cell table:formula="of:=[.A1151]+[.A$4]" office:value-type="float" office:value="342.900000000007">
            <text:p>342.900000000007</text:p>
          </table:table-cell>
          <table:table-cell table:formula="of:=[.A1152]/2" office:value-type="float" office:value="171.450000000004">
            <text:p>171.450000000004</text:p>
          </table:table-cell>
          <table:table-cell table:formula="of:=SQRT(ABS([.$D$2]^2-[.B1152]^2))" office:value-type="float" office:value="102.980083025791">
            <text:p>102.980083025791</text:p>
          </table:table-cell>
          <table:table-cell table:formula="of:=([.$C$10]-[.C1152])*[.$B$4]" office:value-type="float" office:value="122229.745794269">
            <text:p>122229.745794269</text:p>
          </table:table-cell>
          <table:table-cell table:formula="of:=ROUND([.D1152])" office:value-type="float" office:value="122230">
            <text:p>122230</text:p>
          </table:table-cell>
          <table:table-cell table:formula="of:=([.$C$8]-([.E1152]*[.$C$4]))" office:value-type="float" office:value="102.9799375">
            <text:p>102.9799375</text:p>
          </table:table-cell>
          <table:table-cell table:formula="of:=SQRT(ABS([.$D$2]^2-[.F1152]^2))" office:value-type="float" office:value="171.450087408832">
            <text:p>171.450087408832</text:p>
          </table:table-cell>
          <table:table-cell table:formula="of:=ABS([.B1152]-[.G1152])" office:value-type="float" office:value="0.0000874088282500907">
            <text:p>0.0000874088282500907</text:p>
          </table:table-cell>
        </table:table-row>
        <table:table-row table:style-name="ro2">
          <table:table-cell table:formula="of:=[.A1152]+[.A$4]" office:value-type="float" office:value="343.200000000007">
            <text:p>343.200000000007</text:p>
          </table:table-cell>
          <table:table-cell table:formula="of:=[.A1153]/2" office:value-type="float" office:value="171.600000000004">
            <text:p>171.600000000004</text:p>
          </table:table-cell>
          <table:table-cell table:formula="of:=SQRT(ABS([.$D$2]^2-[.B1153]^2))" office:value-type="float" office:value="102.729937214031">
            <text:p>102.729937214031</text:p>
          </table:table-cell>
          <table:table-cell table:formula="of:=([.$C$10]-[.C1153])*[.$B$4]" office:value-type="float" office:value="122544.890124045">
            <text:p>122544.890124045</text:p>
          </table:table-cell>
          <table:table-cell table:formula="of:=ROUND([.D1153])" office:value-type="float" office:value="122545">
            <text:p>122545</text:p>
          </table:table-cell>
          <table:table-cell table:formula="of:=([.$C$8]-([.E1153]*[.$C$4]))" office:value-type="float" office:value="102.72990625">
            <text:p>102.72990625</text:p>
          </table:table-cell>
          <table:table-cell table:formula="of:=SQRT(ABS([.$D$2]^2-[.F1153]^2))" office:value-type="float" office:value="171.600018536905">
            <text:p>171.600018536905</text:p>
          </table:table-cell>
          <table:table-cell table:formula="of:=ABS([.B1153]-[.G1153])" office:value-type="float" office:value="0.000018536901563948">
            <text:p>0.000018536901563948</text:p>
          </table:table-cell>
        </table:table-row>
        <table:table-row table:style-name="ro2">
          <table:table-cell table:formula="of:=[.A1153]+[.A$4]" office:value-type="float" office:value="343.500000000007">
            <text:p>343.500000000007</text:p>
          </table:table-cell>
          <table:table-cell table:formula="of:=[.A1154]/2" office:value-type="float" office:value="171.750000000004">
            <text:p>171.750000000004</text:p>
          </table:table-cell>
          <table:table-cell table:formula="of:=SQRT(ABS([.$D$2]^2-[.B1154]^2))" office:value-type="float" office:value="102.478961255463">
            <text:p>102.478961255463</text:p>
          </table:table-cell>
          <table:table-cell table:formula="of:=([.$C$10]-[.C1154])*[.$B$4]" office:value-type="float" office:value="122861.080308068">
            <text:p>122861.080308068</text:p>
          </table:table-cell>
          <table:table-cell table:formula="of:=ROUND([.D1154])" office:value-type="float" office:value="122861">
            <text:p>122861</text:p>
          </table:table-cell>
          <table:table-cell table:formula="of:=([.$C$8]-([.E1154]*[.$C$4]))" office:value-type="float" office:value="102.47908125">
            <text:p>102.47908125</text:p>
          </table:table-cell>
          <table:table-cell table:formula="of:=SQRT(ABS([.$D$2]^2-[.F1154]^2))" office:value-type="float" office:value="171.749928402186">
            <text:p>171.749928402186</text:p>
          </table:table-cell>
          <table:table-cell table:formula="of:=ABS([.B1154]-[.G1154])" office:value-type="float" office:value="0.0000715978179925969">
            <text:p>0.0000715978179925969</text:p>
          </table:table-cell>
        </table:table-row>
        <table:table-row table:style-name="ro2">
          <table:table-cell table:formula="of:=[.A1154]+[.A$4]" office:value-type="float" office:value="343.800000000007">
            <text:p>343.800000000007</text:p>
          </table:table-cell>
          <table:table-cell table:formula="of:=[.A1155]/2" office:value-type="float" office:value="171.900000000004">
            <text:p>171.900000000004</text:p>
          </table:table-cell>
          <table:table-cell table:formula="of:=SQRT(ABS([.$D$2]^2-[.B1155]^2))" office:value-type="float" office:value="102.227149035854">
            <text:p>102.227149035854</text:p>
          </table:table-cell>
          <table:table-cell table:formula="of:=([.$C$10]-[.C1155])*[.$B$4]" office:value-type="float" office:value="123178.324049308">
            <text:p>123178.324049308</text:p>
          </table:table-cell>
          <table:table-cell table:formula="of:=ROUND([.D1155])" office:value-type="float" office:value="123178">
            <text:p>123178</text:p>
          </table:table-cell>
          <table:table-cell table:formula="of:=([.$C$8]-([.E1155]*[.$C$4]))" office:value-type="float" office:value="102.2274625">
            <text:p>102.2274625</text:p>
          </table:table-cell>
          <table:table-cell table:formula="of:=SQRT(ABS([.$D$2]^2-[.F1155]^2))" office:value-type="float" office:value="171.899813585737">
            <text:p>171.899813585737</text:p>
          </table:table-cell>
          <table:table-cell table:formula="of:=ABS([.B1155]-[.G1155])" office:value-type="float" office:value="0.000186414266750035">
            <text:p>0.000186414266750035</text:p>
          </table:table-cell>
        </table:table-row>
        <table:table-row table:style-name="ro2">
          <table:table-cell table:formula="of:=[.A1155]+[.A$4]" office:value-type="float" office:value="344.100000000007">
            <text:p>344.100000000007</text:p>
          </table:table-cell>
          <table:table-cell table:formula="of:=[.A1156]/2" office:value-type="float" office:value="172.050000000004">
            <text:p>172.050000000004</text:p>
          </table:table-cell>
          <table:table-cell table:formula="of:=SQRT(ABS([.$D$2]^2-[.B1156]^2))" office:value-type="float" office:value="101.974494360103">
            <text:p>101.974494360103</text:p>
          </table:table-cell>
          <table:table-cell table:formula="of:=([.$C$10]-[.C1156])*[.$B$4]" office:value-type="float" office:value="123496.629152616">
            <text:p>123496.629152616</text:p>
          </table:table-cell>
          <table:table-cell table:formula="of:=ROUND([.D1156])" office:value-type="float" office:value="123497">
            <text:p>123497</text:p>
          </table:table-cell>
          <table:table-cell table:formula="of:=([.$C$8]-([.E1156]*[.$C$4]))" office:value-type="float" office:value="101.97425625">
            <text:p>101.97425625</text:p>
          </table:table-cell>
          <table:table-cell table:formula="of:=SQRT(ABS([.$D$2]^2-[.F1156]^2))" office:value-type="float" office:value="172.050141128275">
            <text:p>172.050141128275</text:p>
          </table:table-cell>
          <table:table-cell table:formula="of:=ABS([.B1156]-[.G1156])" office:value-type="float" office:value="0.000141128271309299">
            <text:p>0.000141128271309299</text:p>
          </table:table-cell>
        </table:table-row>
        <table:table-row table:style-name="ro2">
          <table:table-cell table:formula="of:=[.A1156]+[.A$4]" office:value-type="float" office:value="344.400000000007">
            <text:p>344.400000000007</text:p>
          </table:table-cell>
          <table:table-cell table:formula="of:=[.A1157]/2" office:value-type="float" office:value="172.200000000004">
            <text:p>172.200000000004</text:p>
          </table:table-cell>
          <table:table-cell table:formula="of:=SQRT(ABS([.$D$2]^2-[.B1157]^2))" office:value-type="float" office:value="101.720990950731">
            <text:p>101.720990950731</text:p>
          </table:table-cell>
          <table:table-cell table:formula="of:=([.$C$10]-[.C1157])*[.$B$4]" office:value-type="float" office:value="123816.003526628">
            <text:p>123816.003526628</text:p>
          </table:table-cell>
          <table:table-cell table:formula="of:=ROUND([.D1157])" office:value-type="float" office:value="123816">
            <text:p>123816</text:p>
          </table:table-cell>
          <table:table-cell table:formula="of:=([.$C$8]-([.E1157]*[.$C$4]))" office:value-type="float" office:value="101.72105">
            <text:p>101.72105</text:p>
          </table:table-cell>
          <table:table-cell table:formula="of:=SQRT(ABS([.$D$2]^2-[.F1157]^2))" office:value-type="float" office:value="172.199965118746">
            <text:p>172.199965118746</text:p>
          </table:table-cell>
          <table:table-cell table:formula="of:=ABS([.B1157]-[.G1157])" office:value-type="float" office:value="0.0000348812571928647">
            <text:p>0.0000348812571928647</text:p>
          </table:table-cell>
        </table:table-row>
        <table:table-row table:style-name="ro2">
          <table:table-cell table:formula="of:=[.A1157]+[.A$4]" office:value-type="float" office:value="344.700000000007">
            <text:p>344.700000000007</text:p>
          </table:table-cell>
          <table:table-cell table:formula="of:=[.A1158]/2" office:value-type="float" office:value="172.350000000004">
            <text:p>172.350000000004</text:p>
          </table:table-cell>
          <table:table-cell table:formula="of:=SQRT(ABS([.$D$2]^2-[.B1158]^2))" office:value-type="float" office:value="101.466632446331">
            <text:p>101.466632446331</text:p>
          </table:table-cell>
          <table:table-cell table:formula="of:=([.$C$10]-[.C1158])*[.$B$4]" office:value-type="float" office:value="124136.455185715">
            <text:p>124136.455185715</text:p>
          </table:table-cell>
          <table:table-cell table:formula="of:=ROUND([.D1158])" office:value-type="float" office:value="124136">
            <text:p>124136</text:p>
          </table:table-cell>
          <table:table-cell table:formula="of:=([.$C$8]-([.E1158]*[.$C$4]))" office:value-type="float" office:value="101.46705">
            <text:p>101.46705</text:p>
          </table:table-cell>
          <table:table-cell table:formula="of:=SQRT(ABS([.$D$2]^2-[.F1158]^2))" office:value-type="float" office:value="172.349754175332">
            <text:p>172.349754175332</text:p>
          </table:table-cell>
          <table:table-cell table:formula="of:=ABS([.B1158]-[.G1158])" office:value-type="float" office:value="0.00024582467128198">
            <text:p>0.00024582467128198</text:p>
          </table:table-cell>
        </table:table-row>
        <table:table-row table:style-name="ro2">
          <table:table-cell table:formula="of:=[.A1158]+[.A$4]" office:value-type="float" office:value="345.000000000007">
            <text:p>345.000000000007</text:p>
          </table:table-cell>
          <table:table-cell table:formula="of:=[.A1159]/2" office:value-type="float" office:value="172.500000000004">
            <text:p>172.500000000004</text:p>
          </table:table-cell>
          <table:table-cell table:formula="of:=SQRT(ABS([.$D$2]^2-[.B1159]^2))" office:value-type="float" office:value="101.21141239998">
            <text:p>101.21141239998</text:p>
          </table:table-cell>
          <table:table-cell table:formula="of:=([.$C$10]-[.C1159])*[.$B$4]" office:value-type="float" office:value="124457.992251984">
            <text:p>124457.992251984</text:p>
          </table:table-cell>
          <table:table-cell table:formula="of:=ROUND([.D1159])" office:value-type="float" office:value="124458">
            <text:p>124458</text:p>
          </table:table-cell>
          <table:table-cell table:formula="of:=([.$C$8]-([.E1159]*[.$C$4]))" office:value-type="float" office:value="101.2114625">
            <text:p>101.2114625</text:p>
          </table:table-cell>
          <table:table-cell table:formula="of:=SQRT(ABS([.$D$2]^2-[.F1159]^2))" office:value-type="float" office:value="172.499970604667">
            <text:p>172.499970604667</text:p>
          </table:table-cell>
          <table:table-cell table:formula="of:=ABS([.B1159]-[.G1159])" office:value-type="float" office:value="0.0000293953363268429">
            <text:p>0.0000293953363268429</text:p>
          </table:table-cell>
        </table:table-row>
        <table:table-row table:style-name="ro2">
          <table:table-cell table:formula="of:=[.A1159]+[.A$4]" office:value-type="float" office:value="345.300000000007">
            <text:p>345.300000000007</text:p>
          </table:table-cell>
          <table:table-cell table:formula="of:=[.A1160]/2" office:value-type="float" office:value="172.650000000004">
            <text:p>172.650000000004</text:p>
          </table:table-cell>
          <table:table-cell table:formula="of:=SQRT(ABS([.$D$2]^2-[.B1160]^2))" office:value-type="float" office:value="100.955324277617">
            <text:p>100.955324277617</text:p>
          </table:table-cell>
          <table:table-cell table:formula="of:=([.$C$10]-[.C1160])*[.$B$4]" office:value-type="float" office:value="124780.622957323">
            <text:p>124780.622957323</text:p>
          </table:table-cell>
          <table:table-cell table:formula="of:=ROUND([.D1160])" office:value-type="float" office:value="124781">
            <text:p>124781</text:p>
          </table:table-cell>
          <table:table-cell table:formula="of:=([.$C$8]-([.E1160]*[.$C$4]))" office:value-type="float" office:value="100.95508125">
            <text:p>100.95508125</text:p>
          </table:table-cell>
          <table:table-cell table:formula="of:=SQRT(ABS([.$D$2]^2-[.F1160]^2))" office:value-type="float" office:value="172.650142107691">
            <text:p>172.650142107691</text:p>
          </table:table-cell>
          <table:table-cell table:formula="of:=ABS([.B1160]-[.G1160])" office:value-type="float" office:value="0.000142107687338466">
            <text:p>0.000142107687338466</text:p>
          </table:table-cell>
        </table:table-row>
        <table:table-row table:style-name="ro2">
          <table:table-cell table:formula="of:=[.A1160]+[.A$4]" office:value-type="float" office:value="345.600000000007">
            <text:p>345.600000000007</text:p>
          </table:table-cell>
          <table:table-cell table:formula="of:=[.A1161]/2" office:value-type="float" office:value="172.800000000004">
            <text:p>172.800000000004</text:p>
          </table:table-cell>
          <table:table-cell table:formula="of:=SQRT(ABS([.$D$2]^2-[.B1161]^2))" office:value-type="float" office:value="100.698361456375">
            <text:p>100.698361456375</text:p>
          </table:table-cell>
          <table:table-cell table:formula="of:=([.$C$10]-[.C1161])*[.$B$4]" office:value-type="float" office:value="125104.355645502">
            <text:p>125104.355645502</text:p>
          </table:table-cell>
          <table:table-cell table:formula="of:=ROUND([.D1161])" office:value-type="float" office:value="125104">
            <text:p>125104</text:p>
          </table:table-cell>
          <table:table-cell table:formula="of:=([.$C$8]-([.E1161]*[.$C$4]))" office:value-type="float" office:value="100.6987">
            <text:p>100.6987</text:p>
          </table:table-cell>
          <table:table-cell table:formula="of:=SQRT(ABS([.$D$2]^2-[.F1161]^2))" office:value-type="float" office:value="172.799802714905">
            <text:p>172.799802714905</text:p>
          </table:table-cell>
          <table:table-cell table:formula="of:=ABS([.B1161]-[.G1161])" office:value-type="float" office:value="0.000197285098948896">
            <text:p>0.000197285098948896</text:p>
          </table:table-cell>
        </table:table-row>
        <table:table-row table:style-name="ro2">
          <table:table-cell table:formula="of:=[.A1161]+[.A$4]" office:value-type="float" office:value="345.900000000007">
            <text:p>345.900000000007</text:p>
          </table:table-cell>
          <table:table-cell table:formula="of:=[.A1162]/2" office:value-type="float" office:value="172.950000000004">
            <text:p>172.950000000004</text:p>
          </table:table-cell>
          <table:table-cell table:formula="of:=SQRT(ABS([.$D$2]^2-[.B1162]^2))" office:value-type="float" office:value="100.440517222875">
            <text:p>100.440517222875</text:p>
          </table:table-cell>
          <table:table-cell table:formula="of:=([.$C$10]-[.C1162])*[.$B$4]" office:value-type="float" office:value="125429.19877432">
            <text:p>125429.19877432</text:p>
          </table:table-cell>
          <table:table-cell table:formula="of:=ROUND([.D1162])" office:value-type="float" office:value="125429">
            <text:p>125429</text:p>
          </table:table-cell>
          <table:table-cell table:formula="of:=([.$C$8]-([.E1162]*[.$C$4]))" office:value-type="float" office:value="100.44073125">
            <text:p>100.44073125</text:p>
          </table:table-cell>
          <table:table-cell table:formula="of:=SQRT(ABS([.$D$2]^2-[.F1162]^2))" office:value-type="float" office:value="172.949875703816">
            <text:p>172.949875703816</text:p>
          </table:table-cell>
          <table:table-cell table:formula="of:=ABS([.B1162]-[.G1162])" office:value-type="float" office:value="0.00012429618806209">
            <text:p>0.00012429618806209</text:p>
          </table:table-cell>
        </table:table-row>
        <table:table-row table:style-name="ro2">
          <table:table-cell table:formula="of:=[.A1162]+[.A$4]" office:value-type="float" office:value="346.200000000007">
            <text:p>346.200000000007</text:p>
          </table:table-cell>
          <table:table-cell table:formula="of:=[.A1163]/2" office:value-type="float" office:value="173.100000000004">
            <text:p>173.100000000004</text:p>
          </table:table-cell>
          <table:table-cell table:formula="of:=SQRT(ABS([.$D$2]^2-[.B1163]^2))" office:value-type="float" office:value="100.181784771478">
            <text:p>100.181784771478</text:p>
          </table:table-cell>
          <table:table-cell table:formula="of:=([.$C$10]-[.C1163])*[.$B$4]" office:value-type="float" office:value="125755.160917813">
            <text:p>125755.160917813</text:p>
          </table:table-cell>
          <table:table-cell table:formula="of:=ROUND([.D1163])" office:value-type="float" office:value="125755">
            <text:p>125755</text:p>
          </table:table-cell>
          <table:table-cell table:formula="of:=([.$C$8]-([.E1163]*[.$C$4]))" office:value-type="float" office:value="100.18196875">
            <text:p>100.18196875</text:p>
          </table:table-cell>
          <table:table-cell table:formula="of:=SQRT(ABS([.$D$2]^2-[.F1163]^2))" office:value-type="float" office:value="173.099893522134">
            <text:p>173.099893522134</text:p>
          </table:table-cell>
          <table:table-cell table:formula="of:=ABS([.B1163]-[.G1163])" office:value-type="float" office:value="0.000106477869991295">
            <text:p>0.000106477869991295</text:p>
          </table:table-cell>
        </table:table-row>
        <table:table-row table:style-name="ro2">
          <table:table-cell table:formula="of:=[.A1163]+[.A$4]" office:value-type="float" office:value="346.500000000007">
            <text:p>346.500000000007</text:p>
          </table:table-cell>
          <table:table-cell table:formula="of:=[.A1164]/2" office:value-type="float" office:value="173.250000000004">
            <text:p>173.250000000004</text:p>
          </table:table-cell>
          <table:table-cell table:formula="of:=SQRT(ABS([.$D$2]^2-[.B1164]^2))" office:value-type="float" office:value="99.922157202488">
            <text:p>99.922157202488</text:p>
          </table:table-cell>
          <table:table-cell table:formula="of:=([.$C$10]-[.C1164])*[.$B$4]" office:value-type="float" office:value="126082.250768509">
            <text:p>126082.250768509</text:p>
          </table:table-cell>
          <table:table-cell table:formula="of:=ROUND([.D1164])" office:value-type="float" office:value="126082">
            <text:p>126082</text:p>
          </table:table-cell>
          <table:table-cell table:formula="of:=([.$C$8]-([.E1164]*[.$C$4]))" office:value-type="float" office:value="99.9224125">
            <text:p>99.9224125</text:p>
          </table:table-cell>
          <table:table-cell table:formula="of:=SQRT(ABS([.$D$2]^2-[.F1164]^2))" office:value-type="float" office:value="173.249852756589">
            <text:p>173.249852756589</text:p>
          </table:table-cell>
          <table:table-cell table:formula="of:=ABS([.B1164]-[.G1164])" office:value-type="float" office:value="0.000147243414488685">
            <text:p>0.000147243414488685</text:p>
          </table:table-cell>
        </table:table-row>
        <table:table-row table:style-name="ro2">
          <table:table-cell table:formula="of:=[.A1164]+[.A$4]" office:value-type="float" office:value="346.800000000007">
            <text:p>346.800000000007</text:p>
          </table:table-cell>
          <table:table-cell table:formula="of:=[.A1165]/2" office:value-type="float" office:value="173.400000000004">
            <text:p>173.400000000004</text:p>
          </table:table-cell>
          <table:table-cell table:formula="of:=SQRT(ABS([.$D$2]^2-[.B1165]^2))" office:value-type="float" office:value="99.6616275203186">
            <text:p>99.6616275203186</text:p>
          </table:table-cell>
          <table:table-cell table:formula="of:=([.$C$10]-[.C1165])*[.$B$4]" office:value-type="float" office:value="126410.477139746">
            <text:p>126410.477139746</text:p>
          </table:table-cell>
          <table:table-cell table:formula="of:=ROUND([.D1165])" office:value-type="float" office:value="126410">
            <text:p>126410</text:p>
          </table:table-cell>
          <table:table-cell table:formula="of:=([.$C$8]-([.E1165]*[.$C$4]))" office:value-type="float" office:value="99.6620625">
            <text:p>99.6620625</text:p>
          </table:table-cell>
          <table:table-cell table:formula="of:=SQRT(ABS([.$D$2]^2-[.F1165]^2))" office:value-type="float" office:value="173.399749994762">
            <text:p>173.399749994762</text:p>
          </table:table-cell>
          <table:table-cell table:formula="of:=ABS([.B1165]-[.G1165])" office:value-type="float" office:value="0.000250005241326789">
            <text:p>0.000250005241326789</text:p>
          </table:table-cell>
        </table:table-row>
        <table:table-row table:style-name="ro2">
          <table:table-cell table:formula="of:=[.A1165]+[.A$4]" office:value-type="float" office:value="347.100000000007">
            <text:p>347.100000000007</text:p>
          </table:table-cell>
          <table:table-cell table:formula="of:=[.A1166]/2" office:value-type="float" office:value="173.550000000004">
            <text:p>173.550000000004</text:p>
          </table:table-cell>
          <table:table-cell table:formula="of:=SQRT(ABS([.$D$2]^2-[.B1166]^2))" office:value-type="float" office:value="99.4001886316053">
            <text:p>99.4001886316053</text:p>
          </table:table-cell>
          <table:table-cell table:formula="of:=([.$C$10]-[.C1166])*[.$B$4]" office:value-type="float" office:value="126739.848968046">
            <text:p>126739.848968046</text:p>
          </table:table-cell>
          <table:table-cell table:formula="of:=ROUND([.D1166])" office:value-type="float" office:value="126740">
            <text:p>126740</text:p>
          </table:table-cell>
          <table:table-cell table:formula="of:=([.$C$8]-([.E1166]*[.$C$4]))" office:value-type="float" office:value="99.400125">
            <text:p>99.400125</text:p>
          </table:table-cell>
          <table:table-cell table:formula="of:=SQRT(ABS([.$D$2]^2-[.F1166]^2))" office:value-type="float" office:value="173.55003644478">
            <text:p>173.55003644478</text:p>
          </table:table-cell>
          <table:table-cell table:formula="of:=ABS([.B1166]-[.G1166])" office:value-type="float" office:value="0.000036444776043254">
            <text:p>0.000036444776043254</text:p>
          </table:table-cell>
        </table:table-row>
        <table:table-row table:style-name="ro2">
          <table:table-cell table:formula="of:=[.A1166]+[.A$4]" office:value-type="float" office:value="347.400000000007">
            <text:p>347.400000000007</text:p>
          </table:table-cell>
          <table:table-cell table:formula="of:=[.A1167]/2" office:value-type="float" office:value="173.700000000004">
            <text:p>173.700000000004</text:p>
          </table:table-cell>
          <table:table-cell table:formula="of:=SQRT(ABS([.$D$2]^2-[.B1167]^2))" office:value-type="float" office:value="99.1378333432737">
            <text:p>99.1378333432737</text:p>
          </table:table-cell>
          <table:table-cell table:formula="of:=([.$C$10]-[.C1167])*[.$B$4]" office:value-type="float" office:value="127070.375315551">
            <text:p>127070.375315551</text:p>
          </table:table-cell>
          <table:table-cell table:formula="of:=ROUND([.D1167])" office:value-type="float" office:value="127070">
            <text:p>127070</text:p>
          </table:table-cell>
          <table:table-cell table:formula="of:=([.$C$8]-([.E1167]*[.$C$4]))" office:value-type="float" office:value="99.1381875">
            <text:p>99.1381875</text:p>
          </table:table-cell>
          <table:table-cell table:formula="of:=SQRT(ABS([.$D$2]^2-[.F1167]^2))" office:value-type="float" office:value="173.699797867513">
            <text:p>173.699797867513</text:p>
          </table:table-cell>
          <table:table-cell table:formula="of:=ABS([.B1167]-[.G1167])" office:value-type="float" office:value="0.000202132490784379">
            <text:p>0.000202132490784379</text:p>
          </table:table-cell>
        </table:table-row>
        <table:table-row table:style-name="ro2">
          <table:table-cell table:formula="of:=[.A1167]+[.A$4]" office:value-type="float" office:value="347.700000000007">
            <text:p>347.700000000007</text:p>
          </table:table-cell>
          <table:table-cell table:formula="of:=[.A1168]/2" office:value-type="float" office:value="173.850000000004">
            <text:p>173.850000000004</text:p>
          </table:table-cell>
          <table:table-cell table:formula="of:=SQRT(ABS([.$D$2]^2-[.B1168]^2))" office:value-type="float" office:value="98.8745543605568">
            <text:p>98.8745543605568</text:p>
          </table:table-cell>
          <table:table-cell table:formula="of:=([.$C$10]-[.C1168])*[.$B$4]" office:value-type="float" office:value="127402.065372517">
            <text:p>127402.065372517</text:p>
          </table:table-cell>
          <table:table-cell table:formula="of:=ROUND([.D1168])" office:value-type="float" office:value="127402">
            <text:p>127402</text:p>
          </table:table-cell>
          <table:table-cell table:formula="of:=([.$C$8]-([.E1168]*[.$C$4]))" office:value-type="float" office:value="98.8746625">
            <text:p>98.8746625</text:p>
          </table:table-cell>
          <table:table-cell table:formula="of:=SQRT(ABS([.$D$2]^2-[.F1168]^2))" office:value-type="float" office:value="173.849938497289">
            <text:p>173.849938497289</text:p>
          </table:table-cell>
          <table:table-cell table:formula="of:=ABS([.B1168]-[.G1168])" office:value-type="float" office:value="0.0000615027149422076">
            <text:p>0.0000615027149422076</text:p>
          </table:table-cell>
        </table:table-row>
        <table:table-row table:style-name="ro2">
          <table:table-cell table:formula="of:=[.A1168]+[.A$4]" office:value-type="float" office:value="348.000000000007">
            <text:p>348.000000000007</text:p>
          </table:table-cell>
          <table:table-cell table:formula="of:=[.A1169]/2" office:value-type="float" office:value="174.000000000004">
            <text:p>174.000000000004</text:p>
          </table:table-cell>
          <table:table-cell table:formula="of:=SQRT(ABS([.$D$2]^2-[.B1169]^2))" office:value-type="float" office:value="98.6103442849618">
            <text:p>98.6103442849618</text:p>
          </table:table-cell>
          <table:table-cell table:formula="of:=([.$C$10]-[.C1169])*[.$B$4]" office:value-type="float" office:value="127734.928459881">
            <text:p>127734.928459881</text:p>
          </table:table-cell>
          <table:table-cell table:formula="of:=ROUND([.D1169])" office:value-type="float" office:value="127735">
            <text:p>127735</text:p>
          </table:table-cell>
          <table:table-cell table:formula="of:=([.$C$8]-([.E1169]*[.$C$4]))" office:value-type="float" office:value="98.61034375">
            <text:p>98.61034375</text:p>
          </table:table-cell>
          <table:table-cell table:formula="of:=SQRT(ABS([.$D$2]^2-[.F1169]^2))" office:value-type="float" office:value="174.000000303181">
            <text:p>174.000000303181</text:p>
          </table:table-cell>
          <table:table-cell table:formula="of:=ABS([.B1169]-[.G1169])" office:value-type="float" office:value="0.00000030317684718284">
            <text:p>0.00000030317684718284</text:p>
          </table:table-cell>
        </table:table-row>
        <table:table-row table:style-name="ro2">
          <table:table-cell table:formula="of:=[.A1169]+[.A$4]" office:value-type="float" office:value="348.300000000007">
            <text:p>348.300000000007</text:p>
          </table:table-cell>
          <table:table-cell table:formula="of:=[.A1170]/2" office:value-type="float" office:value="174.150000000004">
            <text:p>174.150000000004</text:p>
          </table:table-cell>
          <table:table-cell table:formula="of:=SQRT(ABS([.$D$2]^2-[.B1170]^2))" office:value-type="float" office:value="98.3451956121838">
            <text:p>98.3451956121838</text:p>
          </table:table-cell>
          <table:table-cell table:formula="of:=([.$C$10]-[.C1170])*[.$B$4]" office:value-type="float" office:value="128068.974031884">
            <text:p>128068.974031884</text:p>
          </table:table-cell>
          <table:table-cell table:formula="of:=ROUND([.D1170])" office:value-type="float" office:value="128069">
            <text:p>128069</text:p>
          </table:table-cell>
          <table:table-cell table:formula="of:=([.$C$8]-([.E1170]*[.$C$4]))" office:value-type="float" office:value="98.34523125">
            <text:p>98.34523125</text:p>
          </table:table-cell>
          <table:table-cell table:formula="of:=SQRT(ABS([.$D$2]^2-[.F1170]^2))" office:value-type="float" office:value="174.149979874774">
            <text:p>174.149979874774</text:p>
          </table:table-cell>
          <table:table-cell table:formula="of:=ABS([.B1170]-[.G1170])" office:value-type="float" office:value="0.0000201252302076682">
            <text:p>0.0000201252302076682</text:p>
          </table:table-cell>
        </table:table-row>
        <table:table-row table:style-name="ro2">
          <table:table-cell table:formula="of:=[.A1170]+[.A$4]" office:value-type="float" office:value="348.600000000007">
            <text:p>348.600000000007</text:p>
          </table:table-cell>
          <table:table-cell table:formula="of:=[.A1171]/2" office:value-type="float" office:value="174.300000000004">
            <text:p>174.300000000004</text:p>
          </table:table-cell>
          <table:table-cell table:formula="of:=SQRT(ABS([.$D$2]^2-[.B1171]^2))" office:value-type="float" office:value="98.0791007299654">
            <text:p>98.0791007299654</text:p>
          </table:table-cell>
          <table:table-cell table:formula="of:=([.$C$10]-[.C1171])*[.$B$4]" office:value-type="float" office:value="128404.211678774">
            <text:p>128404.211678774</text:p>
          </table:table-cell>
          <table:table-cell table:formula="of:=ROUND([.D1171])" office:value-type="float" office:value="128404">
            <text:p>128404</text:p>
          </table:table-cell>
          <table:table-cell table:formula="of:=([.$C$8]-([.E1171]*[.$C$4]))" office:value-type="float" office:value="98.079325">
            <text:p>98.079325</text:p>
          </table:table-cell>
          <table:table-cell table:formula="of:=SQRT(ABS([.$D$2]^2-[.F1171]^2))" office:value-type="float" office:value="174.299873802434">
            <text:p>174.299873802434</text:p>
          </table:table-cell>
          <table:table-cell table:formula="of:=ABS([.B1171]-[.G1171])" office:value-type="float" office:value="0.000126197569869646">
            <text:p>0.000126197569869646</text:p>
          </table:table-cell>
        </table:table-row>
        <table:table-row table:style-name="ro2">
          <table:table-cell table:formula="of:=[.A1171]+[.A$4]" office:value-type="float" office:value="348.900000000007">
            <text:p>348.900000000007</text:p>
          </table:table-cell>
          <table:table-cell table:formula="of:=[.A1172]/2" office:value-type="float" office:value="174.450000000004">
            <text:p>174.450000000004</text:p>
          </table:table-cell>
          <table:table-cell table:formula="of:=SQRT(ABS([.$D$2]^2-[.B1172]^2))" office:value-type="float" office:value="97.8120519158999">
            <text:p>97.8120519158999</text:p>
          </table:table-cell>
          <table:table-cell table:formula="of:=([.$C$10]-[.C1172])*[.$B$4]" office:value-type="float" office:value="128740.651129565">
            <text:p>128740.651129565</text:p>
          </table:table-cell>
          <table:table-cell table:formula="of:=ROUND([.D1172])" office:value-type="float" office:value="128741">
            <text:p>128741</text:p>
          </table:table-cell>
          <table:table-cell table:formula="of:=([.$C$8]-([.E1172]*[.$C$4]))" office:value-type="float" office:value="97.81183125">
            <text:p>97.81183125</text:p>
          </table:table-cell>
          <table:table-cell table:formula="of:=SQRT(ABS([.$D$2]^2-[.F1172]^2))" office:value-type="float" office:value="174.450123724581">
            <text:p>174.450123724581</text:p>
          </table:table-cell>
          <table:table-cell table:formula="of:=ABS([.B1172]-[.G1172])" office:value-type="float" office:value="0.000123724576980067">
            <text:p>0.000123724576980067</text:p>
          </table:table-cell>
        </table:table-row>
        <table:table-row table:style-name="ro2">
          <table:table-cell table:formula="of:=[.A1172]+[.A$4]" office:value-type="float" office:value="349.200000000007">
            <text:p>349.200000000007</text:p>
          </table:table-cell>
          <table:table-cell table:formula="of:=[.A1173]/2" office:value-type="float" office:value="174.600000000004">
            <text:p>174.600000000004</text:p>
          </table:table-cell>
          <table:table-cell table:formula="of:=SQRT(ABS([.$D$2]^2-[.B1173]^2))" office:value-type="float" office:value="97.5440413351769">
            <text:p>97.5440413351769</text:p>
          </table:table-cell>
          <table:table-cell table:formula="of:=([.$C$10]-[.C1173])*[.$B$4]" office:value-type="float" office:value="129078.302254885">
            <text:p>129078.302254885</text:p>
          </table:table-cell>
          <table:table-cell table:formula="of:=ROUND([.D1173])" office:value-type="float" office:value="129078">
            <text:p>129078</text:p>
          </table:table-cell>
          <table:table-cell table:formula="of:=([.$C$8]-([.E1173]*[.$C$4]))" office:value-type="float" office:value="97.5443375">
            <text:p>97.5443375</text:p>
          </table:table-cell>
          <table:table-cell table:formula="of:=SQRT(ABS([.$D$2]^2-[.F1173]^2))" office:value-type="float" office:value="174.599834540833">
            <text:p>174.599834540833</text:p>
          </table:table-cell>
          <table:table-cell table:formula="of:=ABS([.B1173]-[.G1173])" office:value-type="float" office:value="0.000165459171228122">
            <text:p>0.000165459171228122</text:p>
          </table:table-cell>
        </table:table-row>
        <table:table-row table:style-name="ro2">
          <table:table-cell table:formula="of:=[.A1173]+[.A$4]" office:value-type="float" office:value="349.500000000008">
            <text:p>349.500000000008</text:p>
          </table:table-cell>
          <table:table-cell table:formula="of:=[.A1174]/2" office:value-type="float" office:value="174.750000000004">
            <text:p>174.750000000004</text:p>
          </table:table-cell>
          <table:table-cell table:formula="of:=SQRT(ABS([.$D$2]^2-[.B1174]^2))" office:value-type="float" office:value="97.2750610382676">
            <text:p>97.2750610382676</text:p>
          </table:table-cell>
          <table:table-cell table:formula="of:=([.$C$10]-[.C1174])*[.$B$4]" office:value-type="float" office:value="129417.175069889">
            <text:p>129417.175069889</text:p>
          </table:table-cell>
          <table:table-cell table:formula="of:=ROUND([.D1174])" office:value-type="float" office:value="129417">
            <text:p>129417</text:p>
          </table:table-cell>
          <table:table-cell table:formula="of:=([.$C$8]-([.E1174]*[.$C$4]))" office:value-type="float" office:value="97.27525625">
            <text:p>97.27525625</text:p>
          </table:table-cell>
          <table:table-cell table:formula="of:=SQRT(ABS([.$D$2]^2-[.F1174]^2))" office:value-type="float" office:value="174.749891334721">
            <text:p>174.749891334721</text:p>
          </table:table-cell>
          <table:table-cell table:formula="of:=ABS([.B1174]-[.G1174])" office:value-type="float" office:value="0.000108665282624543">
            <text:p>0.000108665282624543</text:p>
          </table:table-cell>
        </table:table-row>
        <table:table-row table:style-name="ro2">
          <table:table-cell table:formula="of:=[.A1174]+[.A$4]" office:value-type="float" office:value="349.800000000008">
            <text:p>349.800000000008</text:p>
          </table:table-cell>
          <table:table-cell table:formula="of:=[.A1175]/2" office:value-type="float" office:value="174.900000000004">
            <text:p>174.900000000004</text:p>
          </table:table-cell>
          <table:table-cell table:formula="of:=SQRT(ABS([.$D$2]^2-[.B1175]^2))" office:value-type="float" office:value="97.005102958549">
            <text:p>97.005102958549</text:p>
          </table:table-cell>
          <table:table-cell table:formula="of:=([.$C$10]-[.C1175])*[.$B$4]" office:value-type="float" office:value="129757.279737251">
            <text:p>129757.279737251</text:p>
          </table:table-cell>
          <table:table-cell table:formula="of:=ROUND([.D1175])" office:value-type="float" office:value="129757">
            <text:p>129757</text:p>
          </table:table-cell>
          <table:table-cell table:formula="of:=([.$C$8]-([.E1175]*[.$C$4]))" office:value-type="float" office:value="97.00538125">
            <text:p>97.00538125</text:p>
          </table:table-cell>
          <table:table-cell table:formula="of:=SQRT(ABS([.$D$2]^2-[.F1175]^2))" office:value-type="float" office:value="174.899845650424">
            <text:p>174.899845650424</text:p>
          </table:table-cell>
          <table:table-cell table:formula="of:=ABS([.B1175]-[.G1175])" office:value-type="float" office:value="0.000154349579730706">
            <text:p>0.000154349579730706</text:p>
          </table:table-cell>
        </table:table-row>
        <table:table-row table:style-name="ro2">
          <table:table-cell table:formula="of:=[.A1175]+[.A$4]" office:value-type="float" office:value="350.100000000008">
            <text:p>350.100000000008</text:p>
          </table:table-cell>
          <table:table-cell table:formula="of:=[.A1176]/2" office:value-type="float" office:value="175.050000000004">
            <text:p>175.050000000004</text:p>
          </table:table-cell>
          <table:table-cell table:formula="of:=SQRT(ABS([.$D$2]^2-[.B1176]^2))" office:value-type="float" office:value="96.7341589098633">
            <text:p>96.7341589098633</text:p>
          </table:table-cell>
          <table:table-cell table:formula="of:=([.$C$10]-[.C1176])*[.$B$4]" office:value-type="float" office:value="130098.626570241">
            <text:p>130098.626570241</text:p>
          </table:table-cell>
          <table:table-cell table:formula="of:=ROUND([.D1176])" office:value-type="float" office:value="130099">
            <text:p>130099</text:p>
          </table:table-cell>
          <table:table-cell table:formula="of:=([.$C$8]-([.E1176]*[.$C$4]))" office:value-type="float" office:value="96.73391875">
            <text:p>96.73391875</text:p>
          </table:table-cell>
          <table:table-cell table:formula="of:=SQRT(ABS([.$D$2]^2-[.F1176]^2))" office:value-type="float" office:value="175.050132714227">
            <text:p>175.050132714227</text:p>
          </table:table-cell>
          <table:table-cell table:formula="of:=ABS([.B1176]-[.G1176])" office:value-type="float" office:value="0.000132714222985442">
            <text:p>0.000132714222985442</text:p>
          </table:table-cell>
        </table:table-row>
        <table:table-row table:style-name="ro2">
          <table:table-cell table:formula="of:=[.A1176]+[.A$4]" office:value-type="float" office:value="350.400000000008">
            <text:p>350.400000000008</text:p>
          </table:table-cell>
          <table:table-cell table:formula="of:=[.A1177]/2" office:value-type="float" office:value="175.200000000004">
            <text:p>175.200000000004</text:p>
          </table:table-cell>
          <table:table-cell table:formula="of:=SQRT(ABS([.$D$2]^2-[.B1177]^2))" office:value-type="float" office:value="96.4622205840125">
            <text:p>96.4622205840125</text:p>
          </table:table-cell>
          <table:table-cell table:formula="of:=([.$C$10]-[.C1177])*[.$B$4]" office:value-type="float" office:value="130441.22603588">
            <text:p>130441.22603588</text:p>
          </table:table-cell>
          <table:table-cell table:formula="of:=ROUND([.D1177])" office:value-type="float" office:value="130441">
            <text:p>130441</text:p>
          </table:table-cell>
          <table:table-cell table:formula="of:=([.$C$8]-([.E1177]*[.$C$4]))" office:value-type="float" office:value="96.46245625">
            <text:p>96.46245625</text:p>
          </table:table-cell>
          <table:table-cell table:formula="of:=SQRT(ABS([.$D$2]^2-[.F1177]^2))" office:value-type="float" office:value="175.199870246005">
            <text:p>175.199870246005</text:p>
          </table:table-cell>
          <table:table-cell table:formula="of:=ABS([.B1177]-[.G1177])" office:value-type="float" office:value="0.000129753999203786">
            <text:p>0.000129753999203786</text:p>
          </table:table-cell>
        </table:table-row>
        <table:table-row table:style-name="ro2">
          <table:table-cell table:formula="of:=[.A1177]+[.A$4]" office:value-type="float" office:value="350.700000000008">
            <text:p>350.700000000008</text:p>
          </table:table-cell>
          <table:table-cell table:formula="of:=[.A1178]/2" office:value-type="float" office:value="175.350000000004">
            <text:p>175.350000000004</text:p>
          </table:table-cell>
          <table:table-cell table:formula="of:=SQRT(ABS([.$D$2]^2-[.B1178]^2))" office:value-type="float" office:value="96.1892795481839">
            <text:p>96.1892795481839</text:p>
          </table:table-cell>
          <table:table-cell table:formula="of:=([.$C$10]-[.C1178])*[.$B$4]" office:value-type="float" office:value="130785.088758183">
            <text:p>130785.088758183</text:p>
          </table:table-cell>
          <table:table-cell table:formula="of:=ROUND([.D1178])" office:value-type="float" office:value="130785">
            <text:p>130785</text:p>
          </table:table-cell>
          <table:table-cell table:formula="of:=([.$C$8]-([.E1178]*[.$C$4]))" office:value-type="float" office:value="96.18940625">
            <text:p>96.18940625</text:p>
          </table:table-cell>
          <table:table-cell table:formula="of:=SQRT(ABS([.$D$2]^2-[.F1178]^2))" office:value-type="float" office:value="175.349930496914">
            <text:p>175.349930496914</text:p>
          </table:table-cell>
          <table:table-cell table:formula="of:=ABS([.B1178]-[.G1178])" office:value-type="float" office:value="0.000069503090088574">
            <text:p>0.000069503090088574</text:p>
          </table:table-cell>
        </table:table-row>
        <table:table-row table:style-name="ro2">
          <table:table-cell table:formula="of:=[.A1178]+[.A$4]" office:value-type="float" office:value="351.000000000008">
            <text:p>351.000000000008</text:p>
          </table:table-cell>
          <table:table-cell table:formula="of:=[.A1179]/2" office:value-type="float" office:value="175.500000000004">
            <text:p>175.500000000004</text:p>
          </table:table-cell>
          <table:table-cell table:formula="of:=SQRT(ABS([.$D$2]^2-[.B1179]^2))" office:value-type="float" office:value="95.9153272423061">
            <text:p>95.9153272423061</text:p>
          </table:table-cell>
          <table:table-cell table:formula="of:=([.$C$10]-[.C1179])*[.$B$4]" office:value-type="float" office:value="131130.225521494">
            <text:p>131130.225521494</text:p>
          </table:table-cell>
          <table:table-cell table:formula="of:=ROUND([.D1179])" office:value-type="float" office:value="131130">
            <text:p>131130</text:p>
          </table:table-cell>
          <table:table-cell table:formula="of:=([.$C$8]-([.E1179]*[.$C$4]))" office:value-type="float" office:value="95.9155625">
            <text:p>95.9155625</text:p>
          </table:table-cell>
          <table:table-cell table:formula="of:=SQRT(ABS([.$D$2]^2-[.F1179]^2))" office:value-type="float" office:value="175.499871425334">
            <text:p>175.499871425334</text:p>
          </table:table-cell>
          <table:table-cell table:formula="of:=ABS([.B1179]-[.G1179])" office:value-type="float" office:value="0.000128574670270609">
            <text:p>0.000128574670270609</text:p>
          </table:table-cell>
        </table:table-row>
        <table:table-row table:style-name="ro2">
          <table:table-cell table:formula="of:=[.A1179]+[.A$4]" office:value-type="float" office:value="351.300000000008">
            <text:p>351.300000000008</text:p>
          </table:table-cell>
          <table:table-cell table:formula="of:=[.A1180]/2" office:value-type="float" office:value="175.650000000004">
            <text:p>175.650000000004</text:p>
          </table:table-cell>
          <table:table-cell table:formula="of:=SQRT(ABS([.$D$2]^2-[.B1180]^2))" office:value-type="float" office:value="95.6403549763314">
            <text:p>95.6403549763314</text:p>
          </table:table-cell>
          <table:table-cell table:formula="of:=([.$C$10]-[.C1180])*[.$B$4]" office:value-type="float" office:value="131476.647273903">
            <text:p>131476.647273903</text:p>
          </table:table-cell>
          <table:table-cell table:formula="of:=ROUND([.D1180])" office:value-type="float" office:value="131477">
            <text:p>131477</text:p>
          </table:table-cell>
          <table:table-cell table:formula="of:=([.$C$8]-([.E1180]*[.$C$4]))" office:value-type="float" office:value="95.64013125">
            <text:p>95.64013125</text:p>
          </table:table-cell>
          <table:table-cell table:formula="of:=SQRT(ABS([.$D$2]^2-[.F1180]^2))" office:value-type="float" office:value="175.650121817444">
            <text:p>175.650121817444</text:p>
          </table:table-cell>
          <table:table-cell table:formula="of:=ABS([.B1180]-[.G1180])" office:value-type="float" office:value="0.000121817439804772">
            <text:p>0.000121817439804772</text:p>
          </table:table-cell>
        </table:table-row>
        <table:table-row table:style-name="ro2">
          <table:table-cell table:formula="of:=[.A1180]+[.A$4]" office:value-type="float" office:value="351.600000000008">
            <text:p>351.600000000008</text:p>
          </table:table-cell>
          <table:table-cell table:formula="of:=[.A1181]/2" office:value-type="float" office:value="175.800000000004">
            <text:p>175.800000000004</text:p>
          </table:table-cell>
          <table:table-cell table:formula="of:=SQRT(ABS([.$D$2]^2-[.B1181]^2))" office:value-type="float" office:value="95.3643539274433">
            <text:p>95.3643539274433</text:p>
          </table:table-cell>
          <table:table-cell table:formula="of:=([.$C$10]-[.C1181])*[.$B$4]" office:value-type="float" office:value="131824.36513077">
            <text:p>131824.36513077</text:p>
          </table:table-cell>
          <table:table-cell table:formula="of:=ROUND([.D1181])" office:value-type="float" office:value="131824">
            <text:p>131824</text:p>
          </table:table-cell>
          <table:table-cell table:formula="of:=([.$C$8]-([.E1181]*[.$C$4]))" office:value-type="float" office:value="95.3647">
            <text:p>95.3647</text:p>
          </table:table-cell>
          <table:table-cell table:formula="of:=SQRT(ABS([.$D$2]^2-[.F1181]^2))" office:value-type="float" office:value="175.799812269268">
            <text:p>175.799812269268</text:p>
          </table:table-cell>
          <table:table-cell table:formula="of:=ABS([.B1181]-[.G1181])" office:value-type="float" office:value="0.000187730735433433">
            <text:p>0.000187730735433433</text:p>
          </table:table-cell>
        </table:table-row>
        <table:table-row table:style-name="ro2">
          <table:table-cell table:formula="of:=[.A1181]+[.A$4]" office:value-type="float" office:value="351.900000000008">
            <text:p>351.900000000008</text:p>
          </table:table-cell>
          <table:table-cell table:formula="of:=[.A1182]/2" office:value-type="float" office:value="175.950000000004">
            <text:p>175.950000000004</text:p>
          </table:table-cell>
          <table:table-cell table:formula="of:=SQRT(ABS([.$D$2]^2-[.B1182]^2))" office:value-type="float" office:value="95.0873151371868">
            <text:p>95.0873151371868</text:p>
          </table:table-cell>
          <table:table-cell table:formula="of:=([.$C$10]-[.C1182])*[.$B$4]" office:value-type="float" office:value="132173.390378337">
            <text:p>132173.390378337</text:p>
          </table:table-cell>
          <table:table-cell table:formula="of:=ROUND([.D1182])" office:value-type="float" office:value="132173">
            <text:p>132173</text:p>
          </table:table-cell>
          <table:table-cell table:formula="of:=([.$C$8]-([.E1182]*[.$C$4]))" office:value-type="float" office:value="95.08768125">
            <text:p>95.08768125</text:p>
          </table:table-cell>
          <table:table-cell table:formula="of:=SQRT(ABS([.$D$2]^2-[.F1182]^2))" office:value-type="float" office:value="175.949802143959">
            <text:p>175.949802143959</text:p>
          </table:table-cell>
          <table:table-cell table:formula="of:=ABS([.B1182]-[.G1182])" office:value-type="float" office:value="0.000197856044593436">
            <text:p>0.000197856044593436</text:p>
          </table:table-cell>
        </table:table-row>
        <table:table-row table:style-name="ro2">
          <table:table-cell table:formula="of:=[.A1182]+[.A$4]" office:value-type="float" office:value="352.200000000008">
            <text:p>352.200000000008</text:p>
          </table:table-cell>
          <table:table-cell table:formula="of:=[.A1183]/2" office:value-type="float" office:value="176.100000000004">
            <text:p>176.100000000004</text:p>
          </table:table-cell>
          <table:table-cell table:formula="of:=SQRT(ABS([.$D$2]^2-[.B1183]^2))" office:value-type="float" office:value="94.8092295085171">
            <text:p>94.8092295085171</text:p>
          </table:table-cell>
          <table:table-cell table:formula="of:=([.$C$10]-[.C1183])*[.$B$4]" office:value-type="float" office:value="132523.734477449">
            <text:p>132523.734477449</text:p>
          </table:table-cell>
          <table:table-cell table:formula="of:=ROUND([.D1183])" office:value-type="float" office:value="132524">
            <text:p>132524</text:p>
          </table:table-cell>
          <table:table-cell table:formula="of:=([.$C$8]-([.E1183]*[.$C$4]))" office:value-type="float" office:value="94.809075">
            <text:p>94.809075</text:p>
          </table:table-cell>
          <table:table-cell table:formula="of:=SQRT(ABS([.$D$2]^2-[.F1183]^2))" office:value-type="float" office:value="176.100083184661">
            <text:p>176.100083184661</text:p>
          </table:table-cell>
          <table:table-cell table:formula="of:=ABS([.B1183]-[.G1183])" office:value-type="float" office:value="0.0000831846567734829">
            <text:p>0.0000831846567734829</text:p>
          </table:table-cell>
        </table:table-row>
        <table:table-row table:style-name="ro2">
          <table:table-cell table:formula="of:=[.A1183]+[.A$4]" office:value-type="float" office:value="352.500000000008">
            <text:p>352.500000000008</text:p>
          </table:table-cell>
          <table:table-cell table:formula="of:=[.A1184]/2" office:value-type="float" office:value="176.250000000004">
            <text:p>176.250000000004</text:p>
          </table:table-cell>
          <table:table-cell table:formula="of:=SQRT(ABS([.$D$2]^2-[.B1184]^2))" office:value-type="float" office:value="94.5300878027661">
            <text:p>94.5300878027661</text:p>
          </table:table-cell>
          <table:table-cell table:formula="of:=([.$C$10]-[.C1184])*[.$B$4]" office:value-type="float" office:value="132875.409067371">
            <text:p>132875.409067371</text:p>
          </table:table-cell>
          <table:table-cell table:formula="of:=ROUND([.D1184])" office:value-type="float" office:value="132875">
            <text:p>132875</text:p>
          </table:table-cell>
          <table:table-cell table:formula="of:=([.$C$8]-([.E1184]*[.$C$4]))" office:value-type="float" office:value="94.53046875">
            <text:p>94.53046875</text:p>
          </table:table-cell>
          <table:table-cell table:formula="of:=SQRT(ABS([.$D$2]^2-[.F1184]^2))" office:value-type="float" office:value="176.249795681882">
            <text:p>176.249795681882</text:p>
          </table:table-cell>
          <table:table-cell table:formula="of:=ABS([.B1184]-[.G1184])" office:value-type="float" office:value="0.000204318121461711">
            <text:p>0.000204318121461711</text:p>
          </table:table-cell>
        </table:table-row>
        <table:table-row table:style-name="ro2">
          <table:table-cell table:formula="of:=[.A1184]+[.A$4]" office:value-type="float" office:value="352.800000000008">
            <text:p>352.800000000008</text:p>
          </table:table-cell>
          <table:table-cell table:formula="of:=[.A1185]/2" office:value-type="float" office:value="176.400000000004">
            <text:p>176.400000000004</text:p>
          </table:table-cell>
          <table:table-cell table:formula="of:=SQRT(ABS([.$D$2]^2-[.B1185]^2))" office:value-type="float" office:value="94.249880636522">
            <text:p>94.249880636522</text:p>
          </table:table-cell>
          <table:table-cell table:formula="of:=([.$C$10]-[.C1185])*[.$B$4]" office:value-type="float" office:value="133228.425969726">
            <text:p>133228.425969726</text:p>
          </table:table-cell>
          <table:table-cell table:formula="of:=ROUND([.D1185])" office:value-type="float" office:value="133228">
            <text:p>133228</text:p>
          </table:table-cell>
          <table:table-cell table:formula="of:=([.$C$8]-([.E1185]*[.$C$4]))" office:value-type="float" office:value="94.250275">
            <text:p>94.250275</text:p>
          </table:table-cell>
          <table:table-cell table:formula="of:=SQRT(ABS([.$D$2]^2-[.F1185]^2))" office:value-type="float" office:value="176.39978929246">
            <text:p>176.39978929246</text:p>
          </table:table-cell>
          <table:table-cell table:formula="of:=ABS([.B1185]-[.G1185])" office:value-type="float" office:value="0.000210707543573108">
            <text:p>0.000210707543573108</text:p>
          </table:table-cell>
        </table:table-row>
        <table:table-row table:style-name="ro2">
          <table:table-cell table:formula="of:=[.A1185]+[.A$4]" office:value-type="float" office:value="353.100000000008">
            <text:p>353.100000000008</text:p>
          </table:table-cell>
          <table:table-cell table:formula="of:=[.A1186]/2" office:value-type="float" office:value="176.550000000004">
            <text:p>176.550000000004</text:p>
          </table:table-cell>
          <table:table-cell table:formula="of:=SQRT(ABS([.$D$2]^2-[.B1186]^2))" office:value-type="float" office:value="93.9685984784207">
            <text:p>93.9685984784207</text:p>
          </table:table-cell>
          <table:table-cell table:formula="of:=([.$C$10]-[.C1186])*[.$B$4]" office:value-type="float" office:value="133582.797192531">
            <text:p>133582.797192531</text:p>
          </table:table-cell>
          <table:table-cell table:formula="of:=ROUND([.D1186])" office:value-type="float" office:value="133583">
            <text:p>133583</text:p>
          </table:table-cell>
          <table:table-cell table:formula="of:=([.$C$8]-([.E1186]*[.$C$4]))" office:value-type="float" office:value="93.96849375">
            <text:p>93.96849375</text:p>
          </table:table-cell>
          <table:table-cell table:formula="of:=SQRT(ABS([.$D$2]^2-[.F1186]^2))" office:value-type="float" office:value="176.550055741583">
            <text:p>176.550055741583</text:p>
          </table:table-cell>
          <table:table-cell table:formula="of:=ABS([.B1186]-[.G1186])" office:value-type="float" office:value="0.0000557415795867655">
            <text:p>0.0000557415795867655</text:p>
          </table:table-cell>
        </table:table-row>
        <table:table-row table:style-name="ro2">
          <table:table-cell table:formula="of:=[.A1186]+[.A$4]" office:value-type="float" office:value="353.400000000008">
            <text:p>353.400000000008</text:p>
          </table:table-cell>
          <table:table-cell table:formula="of:=[.A1187]/2" office:value-type="float" office:value="176.700000000004">
            <text:p>176.700000000004</text:p>
          </table:table-cell>
          <table:table-cell table:formula="of:=SQRT(ABS([.$D$2]^2-[.B1187]^2))" office:value-type="float" office:value="93.6862316458435">
            <text:p>93.6862316458435</text:p>
          </table:table-cell>
          <table:table-cell table:formula="of:=([.$C$10]-[.C1187])*[.$B$4]" office:value-type="float" office:value="133938.53493436">
            <text:p>133938.53493436</text:p>
          </table:table-cell>
          <table:table-cell table:formula="of:=ROUND([.D1187])" office:value-type="float" office:value="133939">
            <text:p>133939</text:p>
          </table:table-cell>
          <table:table-cell table:formula="of:=([.$C$8]-([.E1187]*[.$C$4]))" office:value-type="float" office:value="93.68591875">
            <text:p>93.68591875</text:p>
          </table:table-cell>
          <table:table-cell table:formula="of:=SQRT(ABS([.$D$2]^2-[.F1187]^2))" office:value-type="float" office:value="176.700165896833">
            <text:p>176.700165896833</text:p>
          </table:table-cell>
          <table:table-cell table:formula="of:=ABS([.B1187]-[.G1187])" office:value-type="float" office:value="0.000165896829429357">
            <text:p>0.000165896829429357</text:p>
          </table:table-cell>
        </table:table-row>
        <table:table-row table:style-name="ro2">
          <table:table-cell table:formula="of:=[.A1187]+[.A$4]" office:value-type="float" office:value="353.700000000008">
            <text:p>353.700000000008</text:p>
          </table:table-cell>
          <table:table-cell table:formula="of:=[.A1188]/2" office:value-type="float" office:value="176.850000000004">
            <text:p>176.850000000004</text:p>
          </table:table-cell>
          <table:table-cell table:formula="of:=SQRT(ABS([.$D$2]^2-[.B1188]^2))" office:value-type="float" office:value="93.4027703015208">
            <text:p>93.4027703015208</text:p>
          </table:table-cell>
          <table:table-cell table:formula="of:=([.$C$10]-[.C1188])*[.$B$4]" office:value-type="float" office:value="134295.651588625">
            <text:p>134295.651588625</text:p>
          </table:table-cell>
          <table:table-cell table:formula="of:=ROUND([.D1188])" office:value-type="float" office:value="134296">
            <text:p>134296</text:p>
          </table:table-cell>
          <table:table-cell table:formula="of:=([.$C$8]-([.E1188]*[.$C$4]))" office:value-type="float" office:value="93.40255">
            <text:p>93.40255</text:p>
          </table:table-cell>
          <table:table-cell table:formula="of:=SQRT(ABS([.$D$2]^2-[.F1188]^2))" office:value-type="float" office:value="176.850116351382">
            <text:p>176.850116351382</text:p>
          </table:table-cell>
          <table:table-cell table:formula="of:=ABS([.B1188]-[.G1188])" office:value-type="float" office:value="0.000116351378579793">
            <text:p>0.000116351378579793</text:p>
          </table:table-cell>
        </table:table-row>
        <table:table-row table:style-name="ro2">
          <table:table-cell table:formula="of:=[.A1188]+[.A$4]" office:value-type="float" office:value="354.000000000008">
            <text:p>354.000000000008</text:p>
          </table:table-cell>
          <table:table-cell table:formula="of:=[.A1189]/2" office:value-type="float" office:value="177.000000000004">
            <text:p>177.000000000004</text:p>
          </table:table-cell>
          <table:table-cell table:formula="of:=SQRT(ABS([.$D$2]^2-[.B1189]^2))" office:value-type="float" office:value="93.1182044500357">
            <text:p>93.1182044500357</text:p>
          </table:table-cell>
          <table:table-cell table:formula="of:=([.$C$10]-[.C1189])*[.$B$4]" office:value-type="float" office:value="134654.159747977">
            <text:p>134654.159747977</text:p>
          </table:table-cell>
          <table:table-cell table:formula="of:=ROUND([.D1189])" office:value-type="float" office:value="134654">
            <text:p>134654</text:p>
          </table:table-cell>
          <table:table-cell table:formula="of:=([.$C$8]-([.E1189]*[.$C$4]))" office:value-type="float" office:value="93.1183875">
            <text:p>93.1183875</text:p>
          </table:table-cell>
          <table:table-cell table:formula="of:=SQRT(ABS([.$D$2]^2-[.F1189]^2))" office:value-type="float" office:value="176.999903698843">
            <text:p>176.999903698843</text:p>
          </table:table-cell>
          <table:table-cell table:formula="of:=ABS([.B1189]-[.G1189])" office:value-type="float" office:value="0.0000963011604255826">
            <text:p>0.0000963011604255826</text:p>
          </table:table-cell>
        </table:table-row>
        <table:table-row table:style-name="ro2">
          <table:table-cell table:formula="of:=[.A1189]+[.A$4]" office:value-type="float" office:value="354.300000000008">
            <text:p>354.300000000008</text:p>
          </table:table-cell>
          <table:table-cell table:formula="of:=[.A1190]/2" office:value-type="float" office:value="177.150000000004">
            <text:p>177.150000000004</text:p>
          </table:table-cell>
          <table:table-cell table:formula="of:=SQRT(ABS([.$D$2]^2-[.B1190]^2))" office:value-type="float" office:value="92.832523934226">
            <text:p>92.832523934226</text:p>
          </table:table-cell>
          <table:table-cell table:formula="of:=([.$C$10]-[.C1190])*[.$B$4]" office:value-type="float" office:value="135014.072208839">
            <text:p>135014.072208839</text:p>
          </table:table-cell>
          <table:table-cell table:formula="of:=ROUND([.D1190])" office:value-type="float" office:value="135014">
            <text:p>135014</text:p>
          </table:table-cell>
          <table:table-cell table:formula="of:=([.$C$8]-([.E1190]*[.$C$4]))" office:value-type="float" office:value="92.8326375">
            <text:p>92.8326375</text:p>
          </table:table-cell>
          <table:table-cell table:formula="of:=SQRT(ABS([.$D$2]^2-[.F1190]^2))" office:value-type="float" office:value="177.149940487694">
            <text:p>177.149940487694</text:p>
          </table:table-cell>
          <table:table-cell table:formula="of:=ABS([.B1190]-[.G1190])" office:value-type="float" office:value="0.0000595123096616135">
            <text:p>0.0000595123096616135</text:p>
          </table:table-cell>
        </table:table-row>
        <table:table-row table:style-name="ro2">
          <table:table-cell table:formula="of:=[.A1190]+[.A$4]" office:value-type="float" office:value="354.600000000008">
            <text:p>354.600000000008</text:p>
          </table:table-cell>
          <table:table-cell table:formula="of:=[.A1191]/2" office:value-type="float" office:value="177.300000000004">
            <text:p>177.300000000004</text:p>
          </table:table-cell>
          <table:table-cell table:formula="of:=SQRT(ABS([.$D$2]^2-[.B1191]^2))" office:value-type="float" office:value="92.5457184314792">
            <text:p>92.5457184314792</text:p>
          </table:table-cell>
          <table:table-cell table:formula="of:=([.$C$10]-[.C1191])*[.$B$4]" office:value-type="float" office:value="135375.401976079">
            <text:p>135375.401976079</text:p>
          </table:table-cell>
          <table:table-cell table:formula="of:=ROUND([.D1191])" office:value-type="float" office:value="135375">
            <text:p>135375</text:p>
          </table:table-cell>
          <table:table-cell table:formula="of:=([.$C$8]-([.E1191]*[.$C$4]))" office:value-type="float" office:value="92.54609375">
            <text:p>92.54609375</text:p>
          </table:table-cell>
          <table:table-cell table:formula="of:=SQRT(ABS([.$D$2]^2-[.F1191]^2))" office:value-type="float" office:value="177.299804093564">
            <text:p>177.299804093564</text:p>
          </table:table-cell>
          <table:table-cell table:formula="of:=ABS([.B1191]-[.G1191])" office:value-type="float" office:value="0.000195906439756754">
            <text:p>0.000195906439756754</text:p>
          </table:table-cell>
        </table:table-row>
        <table:table-row table:style-name="ro2">
          <table:table-cell table:formula="of:=[.A1191]+[.A$4]" office:value-type="float" office:value="354.900000000008">
            <text:p>354.900000000008</text:p>
          </table:table-cell>
          <table:table-cell table:formula="of:=[.A1192]/2" office:value-type="float" office:value="177.450000000004">
            <text:p>177.450000000004</text:p>
          </table:table-cell>
          <table:table-cell table:formula="of:=SQRT(ABS([.$D$2]^2-[.B1192]^2))" office:value-type="float" office:value="92.2577774499182">
            <text:p>92.2577774499182</text:p>
          </table:table-cell>
          <table:table-cell table:formula="of:=([.$C$10]-[.C1192])*[.$B$4]" office:value-type="float" office:value="135738.16226781">
            <text:p>135738.16226781</text:p>
          </table:table-cell>
          <table:table-cell table:formula="of:=ROUND([.D1192])" office:value-type="float" office:value="135738">
            <text:p>135738</text:p>
          </table:table-cell>
          <table:table-cell table:formula="of:=([.$C$8]-([.E1192]*[.$C$4]))" office:value-type="float" office:value="92.2579625">
            <text:p>92.2579625</text:p>
          </table:table-cell>
          <table:table-cell table:formula="of:=SQRT(ABS([.$D$2]^2-[.F1192]^2))" office:value-type="float" office:value="177.449903790756">
            <text:p>177.449903790756</text:p>
          </table:table-cell>
          <table:table-cell table:formula="of:=ABS([.B1192]-[.G1192])" office:value-type="float" office:value="0.0000962092477720944">
            <text:p>0.0000962092477720944</text:p>
          </table:table-cell>
        </table:table-row>
        <table:table-row table:style-name="ro2">
          <table:table-cell table:formula="of:=[.A1192]+[.A$4]" office:value-type="float" office:value="355.200000000008">
            <text:p>355.200000000008</text:p>
          </table:table-cell>
          <table:table-cell table:formula="of:=[.A1193]/2" office:value-type="float" office:value="177.600000000004">
            <text:p>177.600000000004</text:p>
          </table:table-cell>
          <table:table-cell table:formula="of:=SQRT(ABS([.$D$2]^2-[.B1193]^2))" office:value-type="float" office:value="91.968690324472">
            <text:p>91.968690324472</text:p>
          </table:table-cell>
          <table:table-cell table:formula="of:=([.$C$10]-[.C1193])*[.$B$4]" office:value-type="float" office:value="136102.36652034">
            <text:p>136102.36652034</text:p>
          </table:table-cell>
          <table:table-cell table:formula="of:=ROUND([.D1193])" office:value-type="float" office:value="136102">
            <text:p>136102</text:p>
          </table:table-cell>
          <table:table-cell table:formula="of:=([.$C$8]-([.E1193]*[.$C$4]))" office:value-type="float" office:value="91.9690375">
            <text:p>91.9690375</text:p>
          </table:table-cell>
          <table:table-cell table:formula="of:=SQRT(ABS([.$D$2]^2-[.F1193]^2))" office:value-type="float" office:value="177.599820217599">
            <text:p>177.599820217599</text:p>
          </table:table-cell>
          <table:table-cell table:formula="of:=ABS([.B1193]-[.G1193])" office:value-type="float" office:value="0.000179782404558182">
            <text:p>0.000179782404558182</text:p>
          </table:table-cell>
        </table:table-row>
        <table:table-row table:style-name="ro2">
          <table:table-cell table:formula="of:=[.A1193]+[.A$4]" office:value-type="float" office:value="355.500000000008">
            <text:p>355.500000000008</text:p>
          </table:table-cell>
          <table:table-cell table:formula="of:=[.A1194]/2" office:value-type="float" office:value="177.750000000004">
            <text:p>177.750000000004</text:p>
          </table:table-cell>
          <table:table-cell table:formula="of:=SQRT(ABS([.$D$2]^2-[.B1194]^2))" office:value-type="float" office:value="91.6784462128292">
            <text:p>91.6784462128292</text:p>
          </table:table-cell>
          <table:table-cell table:formula="of:=([.$C$10]-[.C1194])*[.$B$4]" office:value-type="float" office:value="136468.028393276">
            <text:p>136468.028393276</text:p>
          </table:table-cell>
          <table:table-cell table:formula="of:=ROUND([.D1194])" office:value-type="float" office:value="136468">
            <text:p>136468</text:p>
          </table:table-cell>
          <table:table-cell table:formula="of:=([.$C$8]-([.E1194]*[.$C$4]))" office:value-type="float" office:value="91.678525">
            <text:p>91.678525</text:p>
          </table:table-cell>
          <table:table-cell table:formula="of:=SQRT(ABS([.$D$2]^2-[.F1194]^2))" office:value-type="float" office:value="177.749959363777">
            <text:p>177.749959363777</text:p>
          </table:table-cell>
          <table:table-cell table:formula="of:=ABS([.B1194]-[.G1194])" office:value-type="float" office:value="0.0000406362268847715">
            <text:p>0.0000406362268847715</text:p>
          </table:table-cell>
        </table:table-row>
        <table:table-row table:style-name="ro2">
          <table:table-cell table:formula="of:=[.A1194]+[.A$4]" office:value-type="float" office:value="355.800000000008">
            <text:p>355.800000000008</text:p>
          </table:table-cell>
          <table:table-cell table:formula="of:=[.A1195]/2" office:value-type="float" office:value="177.900000000004">
            <text:p>177.900000000004</text:p>
          </table:table-cell>
          <table:table-cell table:formula="of:=SQRT(ABS([.$D$2]^2-[.B1195]^2))" office:value-type="float" office:value="91.3870340912682">
            <text:p>91.3870340912682</text:p>
          </table:table-cell>
          <table:table-cell table:formula="of:=([.$C$10]-[.C1195])*[.$B$4]" office:value-type="float" office:value="136835.16177477">
            <text:p>136835.16177477</text:p>
          </table:table-cell>
          <table:table-cell table:formula="of:=ROUND([.D1195])" office:value-type="float" office:value="136835">
            <text:p>136835</text:p>
          </table:table-cell>
          <table:table-cell table:formula="of:=([.$C$8]-([.E1195]*[.$C$4]))" office:value-type="float" office:value="91.38721875">
            <text:p>91.38721875</text:p>
          </table:table-cell>
          <table:table-cell table:formula="of:=SQRT(ABS([.$D$2]^2-[.F1195]^2))" office:value-type="float" office:value="177.899905140896">
            <text:p>177.899905140896</text:p>
          </table:table-cell>
          <table:table-cell table:formula="of:=ABS([.B1195]-[.G1195])" office:value-type="float" office:value="0.0000948591082874373">
            <text:p>0.0000948591082874373</text:p>
          </table:table-cell>
        </table:table-row>
        <table:table-row table:style-name="ro2">
          <table:table-cell table:formula="of:=[.A1195]+[.A$4]" office:value-type="float" office:value="356.100000000008">
            <text:p>356.100000000008</text:p>
          </table:table-cell>
          <table:table-cell table:formula="of:=[.A1196]/2" office:value-type="float" office:value="178.050000000004">
            <text:p>178.050000000004</text:p>
          </table:table-cell>
          <table:table-cell table:formula="of:=SQRT(ABS([.$D$2]^2-[.B1196]^2))" office:value-type="float" office:value="91.09444275036">
            <text:p>91.09444275036</text:p>
          </table:table-cell>
          <table:table-cell table:formula="of:=([.$C$10]-[.C1196])*[.$B$4]" office:value-type="float" office:value="137203.780786938">
            <text:p>137203.780786938</text:p>
          </table:table-cell>
          <table:table-cell table:formula="of:=ROUND([.D1196])" office:value-type="float" office:value="137204">
            <text:p>137204</text:p>
          </table:table-cell>
          <table:table-cell table:formula="of:=([.$C$8]-([.E1196]*[.$C$4]))" office:value-type="float" office:value="91.094325">
            <text:p>91.094325</text:p>
          </table:table-cell>
          <table:table-cell table:formula="of:=SQRT(ABS([.$D$2]^2-[.F1196]^2))" office:value-type="float" office:value="178.050060243726">
            <text:p>178.050060243726</text:p>
          </table:table-cell>
          <table:table-cell table:formula="of:=ABS([.B1196]-[.G1196])" office:value-type="float" office:value="0.0000602437218901741">
            <text:p>0.0000602437218901741</text:p>
          </table:table-cell>
        </table:table-row>
        <table:table-row table:style-name="ro2">
          <table:table-cell table:formula="of:=[.A1196]+[.A$4]" office:value-type="float" office:value="356.400000000008">
            <text:p>356.400000000008</text:p>
          </table:table-cell>
          <table:table-cell table:formula="of:=[.A1197]/2" office:value-type="float" office:value="178.200000000004">
            <text:p>178.200000000004</text:p>
          </table:table-cell>
          <table:table-cell table:formula="of:=SQRT(ABS([.$D$2]^2-[.B1197]^2))" office:value-type="float" office:value="90.8006607905395">
            <text:p>90.8006607905395</text:p>
          </table:table-cell>
          <table:table-cell table:formula="of:=([.$C$10]-[.C1197])*[.$B$4]" office:value-type="float" office:value="137573.899791436">
            <text:p>137573.899791436</text:p>
          </table:table-cell>
          <table:table-cell table:formula="of:=ROUND([.D1197])" office:value-type="float" office:value="137574">
            <text:p>137574</text:p>
          </table:table-cell>
          <table:table-cell table:formula="of:=([.$C$8]-([.E1197]*[.$C$4]))" office:value-type="float" office:value="90.8006375">
            <text:p>90.8006375</text:p>
          </table:table-cell>
          <table:table-cell table:formula="of:=SQRT(ABS([.$D$2]^2-[.F1197]^2))" office:value-type="float" office:value="178.200011867546">
            <text:p>178.200011867546</text:p>
          </table:table-cell>
          <table:table-cell table:formula="of:=ABS([.B1197]-[.G1197])" office:value-type="float" office:value="0.0000118675422697834">
            <text:p>0.0000118675422697834</text:p>
          </table:table-cell>
        </table:table-row>
        <table:table-row table:style-name="ro2">
          <table:table-cell table:formula="of:=[.A1197]+[.A$4]" office:value-type="float" office:value="356.700000000008">
            <text:p>356.700000000008</text:p>
          </table:table-cell>
          <table:table-cell table:formula="of:=[.A1198]/2" office:value-type="float" office:value="178.350000000004">
            <text:p>178.350000000004</text:p>
          </table:table-cell>
          <table:table-cell table:formula="of:=SQRT(ABS([.$D$2]^2-[.B1198]^2))" office:value-type="float" office:value="90.5056766175394">
            <text:p>90.5056766175394</text:p>
          </table:table-cell>
          <table:table-cell table:formula="of:=([.$C$10]-[.C1198])*[.$B$4]" office:value-type="float" office:value="137945.533395216">
            <text:p>137945.533395216</text:p>
          </table:table-cell>
          <table:table-cell table:formula="of:=ROUND([.D1198])" office:value-type="float" office:value="137946">
            <text:p>137946</text:p>
          </table:table-cell>
          <table:table-cell table:formula="of:=([.$C$8]-([.E1198]*[.$C$4]))" office:value-type="float" office:value="90.5053625">
            <text:p>90.5053625</text:p>
          </table:table-cell>
          <table:table-cell table:formula="of:=SQRT(ABS([.$D$2]^2-[.F1198]^2))" office:value-type="float" office:value="178.350159402069">
            <text:p>178.350159402069</text:p>
          </table:table-cell>
          <table:table-cell table:formula="of:=ABS([.B1198]-[.G1198])" office:value-type="float" office:value="0.000159402065577297">
            <text:p>0.000159402065577297</text:p>
          </table:table-cell>
        </table:table-row>
        <table:table-row table:style-name="ro2">
          <table:table-cell table:formula="of:=[.A1198]+[.A$4]" office:value-type="float" office:value="357.000000000008">
            <text:p>357.000000000008</text:p>
          </table:table-cell>
          <table:table-cell table:formula="of:=[.A1199]/2" office:value-type="float" office:value="178.500000000004">
            <text:p>178.500000000004</text:p>
          </table:table-cell>
          <table:table-cell table:formula="of:=SQRT(ABS([.$D$2]^2-[.B1199]^2))" office:value-type="float" office:value="90.209478437682">
            <text:p>90.209478437682</text:p>
          </table:table-cell>
          <table:table-cell table:formula="of:=([.$C$10]-[.C1199])*[.$B$4]" office:value-type="float" office:value="138318.696456454">
            <text:p>138318.696456454</text:p>
          </table:table-cell>
          <table:table-cell table:formula="of:=ROUND([.D1199])" office:value-type="float" office:value="138319">
            <text:p>138319</text:p>
          </table:table-cell>
          <table:table-cell table:formula="of:=([.$C$8]-([.E1199]*[.$C$4]))" office:value-type="float" office:value="90.20929375">
            <text:p>90.20929375</text:p>
          </table:table-cell>
          <table:table-cell table:formula="of:=SQRT(ABS([.$D$2]^2-[.F1199]^2))" office:value-type="float" office:value="178.500093336464">
            <text:p>178.500093336464</text:p>
          </table:table-cell>
          <table:table-cell table:formula="of:=ABS([.B1199]-[.G1199])" office:value-type="float" office:value="0.0000933364596846786">
            <text:p>0.0000933364596846786</text:p>
          </table:table-cell>
        </table:table-row>
        <table:table-row table:style-name="ro2">
          <table:table-cell table:formula="of:=[.A1199]+[.A$4]" office:value-type="float" office:value="357.300000000008">
            <text:p>357.300000000008</text:p>
          </table:table-cell>
          <table:table-cell table:formula="of:=[.A1200]/2" office:value-type="float" office:value="178.650000000004">
            <text:p>178.650000000004</text:p>
          </table:table-cell>
          <table:table-cell table:formula="of:=SQRT(ABS([.$D$2]^2-[.B1200]^2))" office:value-type="float" office:value="89.9120542530233">
            <text:p>89.9120542530233</text:p>
          </table:table-cell>
          <table:table-cell table:formula="of:=([.$C$10]-[.C1200])*[.$B$4]" office:value-type="float" office:value="138693.404090669">
            <text:p>138693.404090669</text:p>
          </table:table-cell>
          <table:table-cell table:formula="of:=ROUND([.D1200])" office:value-type="float" office:value="138693">
            <text:p>138693</text:p>
          </table:table-cell>
          <table:table-cell table:formula="of:=([.$C$8]-([.E1200]*[.$C$4]))" office:value-type="float" office:value="89.91243125">
            <text:p>89.91243125</text:p>
          </table:table-cell>
          <table:table-cell table:formula="of:=SQRT(ABS([.$D$2]^2-[.F1200]^2))" office:value-type="float" office:value="178.649810262183">
            <text:p>178.649810262183</text:p>
          </table:table-cell>
          <table:table-cell table:formula="of:=ABS([.B1200]-[.G1200])" office:value-type="float" office:value="0.000189737820790015">
            <text:p>0.000189737820790015</text:p>
          </table:table-cell>
        </table:table-row>
        <table:table-row table:style-name="ro2">
          <table:table-cell table:formula="of:=[.A1200]+[.A$4]" office:value-type="float" office:value="357.600000000008">
            <text:p>357.600000000008</text:p>
          </table:table-cell>
          <table:table-cell table:formula="of:=[.A1201]/2" office:value-type="float" office:value="178.800000000004">
            <text:p>178.800000000004</text:p>
          </table:table-cell>
          <table:table-cell table:formula="of:=SQRT(ABS([.$D$2]^2-[.B1201]^2))" office:value-type="float" office:value="89.6133918563437">
            <text:p>89.6133918563437</text:p>
          </table:table-cell>
          <table:table-cell table:formula="of:=([.$C$10]-[.C1201])*[.$B$4]" office:value-type="float" office:value="139069.671677037">
            <text:p>139069.671677037</text:p>
          </table:table-cell>
          <table:table-cell table:formula="of:=ROUND([.D1201])" office:value-type="float" office:value="139070">
            <text:p>139070</text:p>
          </table:table-cell>
          <table:table-cell table:formula="of:=([.$C$8]-([.E1201]*[.$C$4]))" office:value-type="float" office:value="89.6131875">
            <text:p>89.6131875</text:p>
          </table:table-cell>
          <table:table-cell table:formula="of:=SQRT(ABS([.$D$2]^2-[.F1201]^2))" office:value-type="float" office:value="178.800102421922">
            <text:p>178.800102421922</text:p>
          </table:table-cell>
          <table:table-cell table:formula="of:=ABS([.B1201]-[.G1201])" office:value-type="float" office:value="0.000102421918228401">
            <text:p>0.000102421918228401</text:p>
          </table:table-cell>
        </table:table-row>
        <table:table-row table:style-name="ro2">
          <table:table-cell table:formula="of:=[.A1201]+[.A$4]" office:value-type="float" office:value="357.900000000008">
            <text:p>357.900000000008</text:p>
          </table:table-cell>
          <table:table-cell table:formula="of:=[.A1202]/2" office:value-type="float" office:value="178.950000000004">
            <text:p>178.950000000004</text:p>
          </table:table-cell>
          <table:table-cell table:formula="of:=SQRT(ABS([.$D$2]^2-[.B1202]^2))" office:value-type="float" office:value="89.313478825979">
            <text:p>89.313478825979</text:p>
          </table:table-cell>
          <table:table-cell table:formula="of:=([.$C$10]-[.C1202])*[.$B$4]" office:value-type="float" office:value="139447.514864898">
            <text:p>139447.514864898</text:p>
          </table:table-cell>
          <table:table-cell table:formula="of:=ROUND([.D1202])" office:value-type="float" office:value="139448">
            <text:p>139448</text:p>
          </table:table-cell>
          <table:table-cell table:formula="of:=([.$C$8]-([.E1202]*[.$C$4]))" office:value-type="float" office:value="89.31315">
            <text:p>89.31315</text:p>
          </table:table-cell>
          <table:table-cell table:formula="of:=SQRT(ABS([.$D$2]^2-[.F1202]^2))" office:value-type="float" office:value="178.950164115816">
            <text:p>178.950164115816</text:p>
          </table:table-cell>
          <table:table-cell table:formula="of:=ABS([.B1202]-[.G1202])" office:value-type="float" office:value="0.000164115812140153">
            <text:p>0.000164115812140153</text:p>
          </table:table-cell>
        </table:table-row>
        <table:table-row table:style-name="ro2">
          <table:table-cell table:formula="of:=[.A1202]+[.A$4]" office:value-type="float" office:value="358.200000000008">
            <text:p>358.200000000008</text:p>
          </table:table-cell>
          <table:table-cell table:formula="of:=[.A1203]/2" office:value-type="float" office:value="179.100000000004">
            <text:p>179.100000000004</text:p>
          </table:table-cell>
          <table:table-cell table:formula="of:=SQRT(ABS([.$D$2]^2-[.B1203]^2))" office:value-type="float" office:value="89.0123025204865">
            <text:p>89.0123025204865</text:p>
          </table:table-cell>
          <table:table-cell table:formula="of:=([.$C$10]-[.C1203])*[.$B$4]" office:value-type="float" office:value="139826.94958048">
            <text:p>139826.94958048</text:p>
          </table:table-cell>
          <table:table-cell table:formula="of:=ROUND([.D1203])" office:value-type="float" office:value="139827">
            <text:p>139827</text:p>
          </table:table-cell>
          <table:table-cell table:formula="of:=([.$C$8]-([.E1203]*[.$C$4]))" office:value-type="float" office:value="89.01231875">
            <text:p>89.01231875</text:p>
          </table:table-cell>
          <table:table-cell table:formula="of:=SQRT(ABS([.$D$2]^2-[.F1203]^2))" office:value-type="float" office:value="179.099991933971">
            <text:p>179.099991933971</text:p>
          </table:table-cell>
          <table:table-cell table:formula="of:=ABS([.B1203]-[.G1203])" office:value-type="float" office:value="0.00000806603313208143">
            <text:p>0.00000806603313208143</text:p>
          </table:table-cell>
        </table:table-row>
        <table:table-row table:style-name="ro2">
          <table:table-cell table:formula="of:=[.A1203]+[.A$4]" office:value-type="float" office:value="358.500000000008">
            <text:p>358.500000000008</text:p>
          </table:table-cell>
          <table:table-cell table:formula="of:=[.A1204]/2" office:value-type="float" office:value="179.250000000004">
            <text:p>179.250000000004</text:p>
          </table:table-cell>
          <table:table-cell table:formula="of:=SQRT(ABS([.$D$2]^2-[.B1204]^2))" office:value-type="float" office:value="88.7098500731378">
            <text:p>88.7098500731378</text:p>
          </table:table-cell>
          <table:table-cell table:formula="of:=([.$C$10]-[.C1204])*[.$B$4]" office:value-type="float" office:value="140207.992033832">
            <text:p>140207.992033832</text:p>
          </table:table-cell>
          <table:table-cell table:formula="of:=ROUND([.D1204])" office:value-type="float" office:value="140208">
            <text:p>140208</text:p>
          </table:table-cell>
          <table:table-cell table:formula="of:=([.$C$8]-([.E1204]*[.$C$4]))" office:value-type="float" office:value="88.7099">
            <text:p>88.7099</text:p>
          </table:table-cell>
          <table:table-cell table:formula="of:=SQRT(ABS([.$D$2]^2-[.F1204]^2))" office:value-type="float" office:value="179.249975291463">
            <text:p>179.249975291463</text:p>
          </table:table-cell>
          <table:table-cell table:formula="of:=ABS([.B1204]-[.G1204])" office:value-type="float" office:value="0.0000247085411899661">
            <text:p>0.0000247085411899661</text:p>
          </table:table-cell>
        </table:table-row>
        <table:table-row table:style-name="ro2">
          <table:table-cell table:formula="of:=[.A1204]+[.A$4]" office:value-type="float" office:value="358.800000000008">
            <text:p>358.800000000008</text:p>
          </table:table-cell>
          <table:table-cell table:formula="of:=[.A1205]/2" office:value-type="float" office:value="179.400000000004">
            <text:p>179.400000000004</text:p>
          </table:table-cell>
          <table:table-cell table:formula="of:=SQRT(ABS([.$D$2]^2-[.B1205]^2))" office:value-type="float" office:value="88.4061083862342">
            <text:p>88.4061083862342</text:p>
          </table:table-cell>
          <table:table-cell table:formula="of:=([.$C$10]-[.C1205])*[.$B$4]" office:value-type="float" office:value="140590.658725994">
            <text:p>140590.658725994</text:p>
          </table:table-cell>
          <table:table-cell table:formula="of:=ROUND([.D1205])" office:value-type="float" office:value="140591">
            <text:p>140591</text:p>
          </table:table-cell>
          <table:table-cell table:formula="of:=([.$C$8]-([.E1205]*[.$C$4]))" office:value-type="float" office:value="88.40589375">
            <text:p>88.40589375</text:p>
          </table:table-cell>
          <table:table-cell table:formula="of:=SQRT(ABS([.$D$2]^2-[.F1205]^2))" office:value-type="float" office:value="179.400105769935">
            <text:p>179.400105769935</text:p>
          </table:table-cell>
          <table:table-cell table:formula="of:=ABS([.B1205]-[.G1205])" office:value-type="float" office:value="0.000105769930627275">
            <text:p>0.000105769930627275</text:p>
          </table:table-cell>
        </table:table-row>
        <table:table-row table:style-name="ro2">
          <table:table-cell table:formula="of:=[.A1205]+[.A$4]" office:value-type="float" office:value="359.100000000008">
            <text:p>359.100000000008</text:p>
          </table:table-cell>
          <table:table-cell table:formula="of:=[.A1206]/2" office:value-type="float" office:value="179.550000000004">
            <text:p>179.550000000004</text:p>
          </table:table-cell>
          <table:table-cell table:formula="of:=SQRT(ABS([.$D$2]^2-[.B1206]^2))" office:value-type="float" office:value="88.101064125234">
            <text:p>88.101064125234</text:p>
          </table:table-cell>
          <table:table-cell table:formula="of:=([.$C$10]-[.C1206])*[.$B$4]" office:value-type="float" office:value="140974.966456388">
            <text:p>140974.966456388</text:p>
          </table:table-cell>
          <table:table-cell table:formula="of:=ROUND([.D1206])" office:value-type="float" office:value="140975">
            <text:p>140975</text:p>
          </table:table-cell>
          <table:table-cell table:formula="of:=([.$C$8]-([.E1206]*[.$C$4]))" office:value-type="float" office:value="88.10109375">
            <text:p>88.10109375</text:p>
          </table:table-cell>
          <table:table-cell table:formula="of:=SQRT(ABS([.$D$2]^2-[.F1206]^2))" office:value-type="float" office:value="179.549985463808">
            <text:p>179.549985463808</text:p>
          </table:table-cell>
          <table:table-cell table:formula="of:=ABS([.B1206]-[.G1206])" office:value-type="float" office:value="0.0000145361958061585">
            <text:p>0.0000145361958061585</text:p>
          </table:table-cell>
        </table:table-row>
        <table:table-row table:style-name="ro2">
          <table:table-cell table:formula="of:=[.A1206]+[.A$4]" office:value-type="float" office:value="359.400000000008">
            <text:p>359.400000000008</text:p>
          </table:table-cell>
          <table:table-cell table:formula="of:=[.A1207]/2" office:value-type="float" office:value="179.700000000004">
            <text:p>179.700000000004</text:p>
          </table:table-cell>
          <table:table-cell table:formula="of:=SQRT(ABS([.$D$2]^2-[.B1207]^2))" office:value-type="float" office:value="87.7947037126875">
            <text:p>87.7947037126875</text:p>
          </table:table-cell>
          <table:table-cell table:formula="of:=([.$C$10]-[.C1207])*[.$B$4]" office:value-type="float" office:value="141360.932330462">
            <text:p>141360.932330462</text:p>
          </table:table-cell>
          <table:table-cell table:formula="of:=ROUND([.D1207])" office:value-type="float" office:value="141361">
            <text:p>141361</text:p>
          </table:table-cell>
          <table:table-cell table:formula="of:=([.$C$8]-([.E1207]*[.$C$4]))" office:value-type="float" office:value="87.79470625">
            <text:p>87.79470625</text:p>
          </table:table-cell>
          <table:table-cell table:formula="of:=SQRT(ABS([.$D$2]^2-[.F1207]^2))" office:value-type="float" office:value="179.699998760368">
            <text:p>179.699998760368</text:p>
          </table:table-cell>
          <table:table-cell table:formula="of:=ABS([.B1207]-[.G1207])" office:value-type="float" office:value="0.00000123963607734368">
            <text:p>0.00000123963607734368</text:p>
          </table:table-cell>
        </table:table-row>
        <table:table-row table:style-name="ro2">
          <table:table-cell table:formula="of:=[.A1207]+[.A$4]" office:value-type="float" office:value="359.700000000008">
            <text:p>359.700000000008</text:p>
          </table:table-cell>
          <table:table-cell table:formula="of:=[.A1208]/2" office:value-type="float" office:value="179.850000000004">
            <text:p>179.850000000004</text:p>
          </table:table-cell>
          <table:table-cell table:formula="of:=SQRT(ABS([.$D$2]^2-[.B1208]^2))" office:value-type="float" office:value="87.4870133219702">
            <text:p>87.4870133219702</text:p>
          </table:table-cell>
          <table:table-cell table:formula="of:=([.$C$10]-[.C1208])*[.$B$4]" office:value-type="float" office:value="141748.573767587">
            <text:p>141748.573767587</text:p>
          </table:table-cell>
          <table:table-cell table:formula="of:=ROUND([.D1208])" office:value-type="float" office:value="141749">
            <text:p>141749</text:p>
          </table:table-cell>
          <table:table-cell table:formula="of:=([.$C$8]-([.E1208]*[.$C$4]))" office:value-type="float" office:value="87.48673125">
            <text:p>87.48673125</text:p>
          </table:table-cell>
          <table:table-cell table:formula="of:=SQRT(ABS([.$D$2]^2-[.F1208]^2))" office:value-type="float" office:value="179.850137212042">
            <text:p>179.850137212042</text:p>
          </table:table-cell>
          <table:table-cell table:formula="of:=ABS([.B1208]-[.G1208])" office:value-type="float" office:value="0.000137212037884638">
            <text:p>0.000137212037884638</text:p>
          </table:table-cell>
        </table:table-row>
        <table:table-row table:style-name="ro2">
          <table:table-cell table:formula="of:=[.A1208]+[.A$4]" office:value-type="float" office:value="360.000000000008">
            <text:p>360.000000000008</text:p>
          </table:table-cell>
          <table:table-cell table:formula="of:=[.A1209]/2" office:value-type="float" office:value="180.000000000004">
            <text:p>180.000000000004</text:p>
          </table:table-cell>
          <table:table-cell table:formula="of:=SQRT(ABS([.$D$2]^2-[.B1209]^2))" office:value-type="float" office:value="87.1779788708053">
            <text:p>87.1779788708053</text:p>
          </table:table-cell>
          <table:table-cell table:formula="of:=([.$C$10]-[.C1209])*[.$B$4]" office:value-type="float" office:value="142137.908509212">
            <text:p>142137.908509212</text:p>
          </table:table-cell>
          <table:table-cell table:formula="of:=ROUND([.D1209])" office:value-type="float" office:value="142138">
            <text:p>142138</text:p>
          </table:table-cell>
          <table:table-cell table:formula="of:=([.$C$8]-([.E1209]*[.$C$4]))" office:value-type="float" office:value="87.1779625">
            <text:p>87.1779625</text:p>
          </table:table-cell>
          <table:table-cell table:formula="of:=SQRT(ABS([.$D$2]^2-[.F1209]^2))" office:value-type="float" office:value="180.000007928746">
            <text:p>180.000007928746</text:p>
          </table:table-cell>
          <table:table-cell table:formula="of:=ABS([.B1209]-[.G1209])" office:value-type="float" office:value="0.00000792874197941273">
            <text:p>0.00000792874197941273</text:p>
          </table:table-cell>
        </table:table-row>
        <table:table-row table:style-name="ro2">
          <table:table-cell table:formula="of:=[.A1209]+[.A$4]" office:value-type="float" office:value="360.300000000008">
            <text:p>360.300000000008</text:p>
          </table:table-cell>
          <table:table-cell table:formula="of:=[.A1210]/2" office:value-type="float" office:value="180.150000000004">
            <text:p>180.150000000004</text:p>
          </table:table-cell>
          <table:table-cell table:formula="of:=SQRT(ABS([.$D$2]^2-[.B1210]^2))" office:value-type="float" office:value="86.8675860145692">
            <text:p>86.8675860145692</text:p>
          </table:table-cell>
          <table:table-cell table:formula="of:=([.$C$10]-[.C1210])*[.$B$4]" office:value-type="float" office:value="142528.954627304">
            <text:p>142528.954627304</text:p>
          </table:table-cell>
          <table:table-cell table:formula="of:=ROUND([.D1210])" office:value-type="float" office:value="142529">
            <text:p>142529</text:p>
          </table:table-cell>
          <table:table-cell table:formula="of:=([.$C$8]-([.E1210]*[.$C$4]))" office:value-type="float" office:value="86.86760625">
            <text:p>86.86760625</text:p>
          </table:table-cell>
          <table:table-cell table:formula="of:=SQRT(ABS([.$D$2]^2-[.F1210]^2))" office:value-type="float" office:value="180.149990242561">
            <text:p>180.149990242561</text:p>
          </table:table-cell>
          <table:table-cell table:formula="of:=ABS([.B1210]-[.G1210])" office:value-type="float" office:value="0.00000975744256948019">
            <text:p>0.00000975744256948019</text:p>
          </table:table-cell>
        </table:table-row>
        <table:table-row table:style-name="ro2">
          <table:table-cell table:formula="of:=[.A1210]+[.A$4]" office:value-type="float" office:value="360.600000000008">
            <text:p>360.600000000008</text:p>
          </table:table-cell>
          <table:table-cell table:formula="of:=[.A1211]/2" office:value-type="float" office:value="180.300000000004">
            <text:p>180.300000000004</text:p>
          </table:table-cell>
          <table:table-cell table:formula="of:=SQRT(ABS([.$D$2]^2-[.B1211]^2))" office:value-type="float" office:value="86.5558201393677">
            <text:p>86.5558201393677</text:p>
          </table:table-cell>
          <table:table-cell table:formula="of:=([.$C$10]-[.C1211])*[.$B$4]" office:value-type="float" office:value="142921.73053307">
            <text:p>142921.73053307</text:p>
          </table:table-cell>
          <table:table-cell table:formula="of:=ROUND([.D1211])" office:value-type="float" office:value="142922">
            <text:p>142922</text:p>
          </table:table-cell>
          <table:table-cell table:formula="of:=([.$C$8]-([.E1211]*[.$C$4]))" office:value-type="float" office:value="86.5556625">
            <text:p>86.5556625</text:p>
          </table:table-cell>
          <table:table-cell table:formula="of:=SQRT(ABS([.$D$2]^2-[.F1211]^2))" office:value-type="float" office:value="180.30007567715">
            <text:p>180.30007567715</text:p>
          </table:table-cell>
          <table:table-cell table:formula="of:=ABS([.B1211]-[.G1211])" office:value-type="float" office:value="0.0000756771462420147">
            <text:p>0.0000756771462420147</text:p>
          </table:table-cell>
        </table:table-row>
        <table:table-row table:style-name="ro2">
          <table:table-cell table:formula="of:=[.A1211]+[.A$4]" office:value-type="float" office:value="360.900000000008">
            <text:p>360.900000000008</text:p>
          </table:table-cell>
          <table:table-cell table:formula="of:=[.A1212]/2" office:value-type="float" office:value="180.450000000004">
            <text:p>180.450000000004</text:p>
          </table:table-cell>
          <table:table-cell table:formula="of:=SQRT(ABS([.$D$2]^2-[.B1212]^2))" office:value-type="float" office:value="86.2426663548766">
            <text:p>86.2426663548766</text:p>
          </table:table-cell>
          <table:table-cell table:formula="of:=([.$C$10]-[.C1212])*[.$B$4]" office:value-type="float" office:value="143316.254985972">
            <text:p>143316.254985972</text:p>
          </table:table-cell>
          <table:table-cell table:formula="of:=ROUND([.D1212])" office:value-type="float" office:value="143316">
            <text:p>143316</text:p>
          </table:table-cell>
          <table:table-cell table:formula="of:=([.$C$8]-([.E1212]*[.$C$4]))" office:value-type="float" office:value="86.242925">
            <text:p>86.242925</text:p>
          </table:table-cell>
          <table:table-cell table:formula="of:=SQRT(ABS([.$D$2]^2-[.F1212]^2))" office:value-type="float" office:value="180.449876385229">
            <text:p>180.449876385229</text:p>
          </table:table-cell>
          <table:table-cell table:formula="of:=ABS([.B1212]-[.G1212])" office:value-type="float" office:value="0.000123614775105807">
            <text:p>0.000123614775105807</text:p>
          </table:table-cell>
        </table:table-row>
        <table:table-row table:style-name="ro2">
          <table:table-cell table:formula="of:=[.A1212]+[.A$4]" office:value-type="float" office:value="361.200000000008">
            <text:p>361.200000000008</text:p>
          </table:table-cell>
          <table:table-cell table:formula="of:=[.A1213]/2" office:value-type="float" office:value="180.600000000004">
            <text:p>180.600000000004</text:p>
          </table:table-cell>
          <table:table-cell table:formula="of:=SQRT(ABS([.$D$2]^2-[.B1213]^2))" office:value-type="float" office:value="85.9281094869343">
            <text:p>85.9281094869343</text:p>
          </table:table-cell>
          <table:table-cell table:formula="of:=([.$C$10]-[.C1213])*[.$B$4]" office:value-type="float" office:value="143712.547103065">
            <text:p>143712.547103065</text:p>
          </table:table-cell>
          <table:table-cell table:formula="of:=ROUND([.D1213])" office:value-type="float" office:value="143713">
            <text:p>143713</text:p>
          </table:table-cell>
          <table:table-cell table:formula="of:=([.$C$8]-([.E1213]*[.$C$4]))" office:value-type="float" office:value="85.92780625">
            <text:p>85.92780625</text:p>
          </table:table-cell>
          <table:table-cell table:formula="of:=SQRT(ABS([.$D$2]^2-[.F1213]^2))" office:value-type="float" office:value="180.600144277524">
            <text:p>180.600144277524</text:p>
          </table:table-cell>
          <table:table-cell table:formula="of:=ABS([.B1213]-[.G1213])" office:value-type="float" office:value="0.000144277519979141">
            <text:p>0.000144277519979141</text:p>
          </table:table-cell>
        </table:table-row>
        <table:table-row table:style-name="ro2">
          <table:table-cell table:formula="of:=[.A1213]+[.A$4]" office:value-type="float" office:value="361.500000000008">
            <text:p>361.500000000008</text:p>
          </table:table-cell>
          <table:table-cell table:formula="of:=[.A1214]/2" office:value-type="float" office:value="180.750000000004">
            <text:p>180.750000000004</text:p>
          </table:table-cell>
          <table:table-cell table:formula="of:=SQRT(ABS([.$D$2]^2-[.B1214]^2))" office:value-type="float" office:value="85.6121340698768">
            <text:p>85.6121340698768</text:p>
          </table:table-cell>
          <table:table-cell table:formula="of:=([.$C$10]-[.C1214])*[.$B$4]" office:value-type="float" office:value="144110.626368649">
            <text:p>144110.626368649</text:p>
          </table:table-cell>
          <table:table-cell table:formula="of:=ROUND([.D1214])" office:value-type="float" office:value="144111">
            <text:p>144111</text:p>
          </table:table-cell>
          <table:table-cell table:formula="of:=([.$C$8]-([.E1214]*[.$C$4]))" office:value-type="float" office:value="85.61189375">
            <text:p>85.61189375</text:p>
          </table:table-cell>
          <table:table-cell table:formula="of:=SQRT(ABS([.$D$2]^2-[.F1214]^2))" office:value-type="float" office:value="180.750113827181">
            <text:p>180.750113827181</text:p>
          </table:table-cell>
          <table:table-cell table:formula="of:=ABS([.B1214]-[.G1214])" office:value-type="float" office:value="0.000113827176534187">
            <text:p>0.000113827176534187</text:p>
          </table:table-cell>
        </table:table-row>
        <table:table-row table:style-name="ro2">
          <table:table-cell table:formula="of:=[.A1214]+[.A$4]" office:value-type="float" office:value="361.800000000008">
            <text:p>361.800000000008</text:p>
          </table:table-cell>
          <table:table-cell table:formula="of:=[.A1215]/2" office:value-type="float" office:value="180.900000000004">
            <text:p>180.900000000004</text:p>
          </table:table-cell>
          <table:table-cell table:formula="of:=SQRT(ABS([.$D$2]^2-[.B1215]^2))" office:value-type="float" office:value="85.2947243386047">
            <text:p>85.2947243386047</text:p>
          </table:table-cell>
          <table:table-cell table:formula="of:=([.$C$10]-[.C1215])*[.$B$4]" office:value-type="float" office:value="144510.512644268">
            <text:p>144510.512644268</text:p>
          </table:table-cell>
          <table:table-cell table:formula="of:=ROUND([.D1215])" office:value-type="float" office:value="144511">
            <text:p>144511</text:p>
          </table:table-cell>
          <table:table-cell table:formula="of:=([.$C$8]-([.E1215]*[.$C$4]))" office:value-type="float" office:value="85.29439375">
            <text:p>85.29439375</text:p>
          </table:table-cell>
          <table:table-cell table:formula="of:=SQRT(ABS([.$D$2]^2-[.F1215]^2))" office:value-type="float" office:value="180.900155872846">
            <text:p>180.900155872846</text:p>
          </table:table-cell>
          <table:table-cell table:formula="of:=ABS([.B1215]-[.G1215])" office:value-type="float" office:value="0.000155872841958171">
            <text:p>0.000155872841958171</text:p>
          </table:table-cell>
        </table:table-row>
        <table:table-row table:style-name="ro2">
          <table:table-cell table:formula="of:=[.A1215]+[.A$4]" office:value-type="float" office:value="362.100000000008">
            <text:p>362.100000000008</text:p>
          </table:table-cell>
          <table:table-cell table:formula="of:=[.A1216]/2" office:value-type="float" office:value="181.050000000004">
            <text:p>181.050000000004</text:p>
          </table:table-cell>
          <table:table-cell table:formula="of:=SQRT(ABS([.$D$2]^2-[.B1216]^2))" office:value-type="float" office:value="84.9758642203688">
            <text:p>84.9758642203688</text:p>
          </table:table-cell>
          <table:table-cell table:formula="of:=([.$C$10]-[.C1216])*[.$B$4]" office:value-type="float" office:value="144912.226179053">
            <text:p>144912.226179053</text:p>
          </table:table-cell>
          <table:table-cell table:formula="of:=ROUND([.D1216])" office:value-type="float" office:value="144912">
            <text:p>144912</text:p>
          </table:table-cell>
          <table:table-cell table:formula="of:=([.$C$8]-([.E1216]*[.$C$4]))" office:value-type="float" office:value="84.9761">
            <text:p>84.9761</text:p>
          </table:table-cell>
          <table:table-cell table:formula="of:=SQRT(ABS([.$D$2]^2-[.F1216]^2))" office:value-type="float" office:value="181.049889336586">
            <text:p>181.049889336586</text:p>
          </table:table-cell>
          <table:table-cell table:formula="of:=ABS([.B1216]-[.G1216])" office:value-type="float" office:value="0.000110663418098511">
            <text:p>0.000110663418098511</text:p>
          </table:table-cell>
        </table:table-row>
        <table:table-row table:style-name="ro2">
          <table:table-cell table:formula="of:=[.A1216]+[.A$4]" office:value-type="float" office:value="362.400000000008">
            <text:p>362.400000000008</text:p>
          </table:table-cell>
          <table:table-cell table:formula="of:=[.A1217]/2" office:value-type="float" office:value="181.200000000004">
            <text:p>181.200000000004</text:p>
          </table:table-cell>
          <table:table-cell table:formula="of:=SQRT(ABS([.$D$2]^2-[.B1217]^2))" office:value-type="float" office:value="84.6555373262644">
            <text:p>84.6555373262644</text:p>
          </table:table-cell>
          <table:table-cell table:formula="of:=([.$C$10]-[.C1217])*[.$B$4]" office:value-type="float" office:value="145315.787620444">
            <text:p>145315.787620444</text:p>
          </table:table-cell>
          <table:table-cell table:formula="of:=ROUND([.D1217])" office:value-type="float" office:value="145316">
            <text:p>145316</text:p>
          </table:table-cell>
          <table:table-cell table:formula="of:=([.$C$8]-([.E1217]*[.$C$4]))" office:value-type="float" office:value="84.655425">
            <text:p>84.655425</text:p>
          </table:table-cell>
          <table:table-cell table:formula="of:=SQRT(ABS([.$D$2]^2-[.F1217]^2))" office:value-type="float" office:value="181.200052478109">
            <text:p>181.200052478109</text:p>
          </table:table-cell>
          <table:table-cell table:formula="of:=ABS([.B1217]-[.G1217])" office:value-type="float" office:value="0.0000524781047772649">
            <text:p>0.0000524781047772649</text:p>
          </table:table-cell>
        </table:table-row>
        <table:table-row table:style-name="ro2">
          <table:table-cell table:formula="of:=[.A1217]+[.A$4]" office:value-type="float" office:value="362.700000000008">
            <text:p>362.700000000008</text:p>
          </table:table-cell>
          <table:table-cell table:formula="of:=[.A1218]/2" office:value-type="float" office:value="181.350000000004">
            <text:p>181.350000000004</text:p>
          </table:table-cell>
          <table:table-cell table:formula="of:=SQRT(ABS([.$D$2]^2-[.B1218]^2))" office:value-type="float" office:value="84.3337269424194">
            <text:p>84.3337269424194</text:p>
          </table:table-cell>
          <table:table-cell table:formula="of:=([.$C$10]-[.C1218])*[.$B$4]" office:value-type="float" office:value="145721.218025288">
            <text:p>145721.218025288</text:p>
          </table:table-cell>
          <table:table-cell table:formula="of:=ROUND([.D1218])" office:value-type="float" office:value="145721">
            <text:p>145721</text:p>
          </table:table-cell>
          <table:table-cell table:formula="of:=([.$C$8]-([.E1218]*[.$C$4]))" office:value-type="float" office:value="84.33395625">
            <text:p>84.33395625</text:p>
          </table:table-cell>
          <table:table-cell table:formula="of:=SQRT(ABS([.$D$2]^2-[.F1218]^2))" office:value-type="float" office:value="181.349893364245">
            <text:p>181.349893364245</text:p>
          </table:table-cell>
          <table:table-cell table:formula="of:=ABS([.B1218]-[.G1218])" office:value-type="float" office:value="0.000106635758868379">
            <text:p>0.000106635758868379</text:p>
          </table:table-cell>
        </table:table-row>
        <table:table-row table:style-name="ro2">
          <table:table-cell table:formula="of:=[.A1218]+[.A$4]" office:value-type="float" office:value="363.000000000008">
            <text:p>363.000000000008</text:p>
          </table:table-cell>
          <table:table-cell table:formula="of:=[.A1219]/2" office:value-type="float" office:value="181.500000000004">
            <text:p>181.500000000004</text:p>
          </table:table-cell>
          <table:table-cell table:formula="of:=SQRT(ABS([.$D$2]^2-[.B1219]^2))" office:value-type="float" office:value="84.0104160208634">
            <text:p>84.0104160208634</text:p>
          </table:table-cell>
          <table:table-cell table:formula="of:=([.$C$10]-[.C1219])*[.$B$4]" office:value-type="float" office:value="146128.538871343">
            <text:p>146128.538871343</text:p>
          </table:table-cell>
          <table:table-cell table:formula="of:=ROUND([.D1219])" office:value-type="float" office:value="146129">
            <text:p>146129</text:p>
          </table:table-cell>
          <table:table-cell table:formula="of:=([.$C$8]-([.E1219]*[.$C$4]))" office:value-type="float" office:value="84.01010625">
            <text:p>84.01010625</text:p>
          </table:table-cell>
          <table:table-cell table:formula="of:=SQRT(ABS([.$D$2]^2-[.F1219]^2))" office:value-type="float" office:value="181.500143382488">
            <text:p>181.500143382488</text:p>
          </table:table-cell>
          <table:table-cell table:formula="of:=ABS([.B1219]-[.G1219])" office:value-type="float" office:value="0.000143382484026233">
            <text:p>0.000143382484026233</text:p>
          </table:table-cell>
        </table:table-row>
        <table:table-row table:style-name="ro2">
          <table:table-cell table:formula="of:=[.A1219]+[.A$4]" office:value-type="float" office:value="363.300000000008">
            <text:p>363.300000000008</text:p>
          </table:table-cell>
          <table:table-cell table:formula="of:=[.A1220]/2" office:value-type="float" office:value="181.650000000004">
            <text:p>181.650000000004</text:p>
          </table:table-cell>
          <table:table-cell table:formula="of:=SQRT(ABS([.$D$2]^2-[.B1220]^2))" office:value-type="float" office:value="83.685587170065">
            <text:p>83.685587170065</text:p>
          </table:table-cell>
          <table:table-cell table:formula="of:=([.$C$10]-[.C1220])*[.$B$4]" office:value-type="float" office:value="146537.7720692">
            <text:p>146537.7720692</text:p>
          </table:table-cell>
          <table:table-cell table:formula="of:=ROUND([.D1220])" office:value-type="float" office:value="146538">
            <text:p>146538</text:p>
          </table:table-cell>
          <table:table-cell table:formula="of:=([.$C$8]-([.E1220]*[.$C$4]))" office:value-type="float" office:value="83.6854625">
            <text:p>83.6854625</text:p>
          </table:table-cell>
          <table:table-cell table:formula="of:=SQRT(ABS([.$D$2]^2-[.F1220]^2))" office:value-type="float" office:value="181.650057435061">
            <text:p>181.650057435061</text:p>
          </table:table-cell>
          <table:table-cell table:formula="of:=ABS([.B1220]-[.G1220])" office:value-type="float" office:value="0.0000574350573572246">
            <text:p>0.0000574350573572246</text:p>
          </table:table-cell>
        </table:table-row>
        <table:table-row table:style-name="ro2">
          <table:table-cell table:formula="of:=[.A1220]+[.A$4]" office:value-type="float" office:value="363.600000000008">
            <text:p>363.600000000008</text:p>
          </table:table-cell>
          <table:table-cell table:formula="of:=[.A1221]/2" office:value-type="float" office:value="181.800000000004">
            <text:p>181.800000000004</text:p>
          </table:table-cell>
          <table:table-cell table:formula="of:=SQRT(ABS([.$D$2]^2-[.B1221]^2))" office:value-type="float" office:value="83.3592226451191">
            <text:p>83.3592226451191</text:p>
          </table:table-cell>
          <table:table-cell table:formula="of:=([.$C$10]-[.C1221])*[.$B$4]" office:value-type="float" office:value="146948.939974643">
            <text:p>146948.939974643</text:p>
          </table:table-cell>
          <table:table-cell table:formula="of:=ROUND([.D1221])" office:value-type="float" office:value="146949">
            <text:p>146949</text:p>
          </table:table-cell>
          <table:table-cell table:formula="of:=([.$C$8]-([.E1221]*[.$C$4]))" office:value-type="float" office:value="83.35923125">
            <text:p>83.35923125</text:p>
          </table:table-cell>
          <table:table-cell table:formula="of:=SQRT(ABS([.$D$2]^2-[.F1221]^2))" office:value-type="float" office:value="181.79999605448">
            <text:p>181.79999605448</text:p>
          </table:table-cell>
          <table:table-cell table:formula="of:=ABS([.B1221]-[.G1221])" office:value-type="float" office:value="0.00000394552378679691">
            <text:p>0.00000394552378679691</text:p>
          </table:table-cell>
        </table:table-row>
        <table:table-row table:style-name="ro2">
          <table:table-cell table:formula="of:=[.A1221]+[.A$4]" office:value-type="float" office:value="363.900000000008">
            <text:p>363.900000000008</text:p>
          </table:table-cell>
          <table:table-cell table:formula="of:=[.A1222]/2" office:value-type="float" office:value="181.950000000004">
            <text:p>181.950000000004</text:p>
          </table:table-cell>
          <table:table-cell table:formula="of:=SQRT(ABS([.$D$2]^2-[.B1222]^2))" office:value-type="float" office:value="83.0313043375722">
            <text:p>83.0313043375722</text:p>
          </table:table-cell>
          <table:table-cell table:formula="of:=([.$C$10]-[.C1222])*[.$B$4]" office:value-type="float" office:value="147362.065401474">
            <text:p>147362.065401474</text:p>
          </table:table-cell>
          <table:table-cell table:formula="of:=ROUND([.D1222])" office:value-type="float" office:value="147362">
            <text:p>147362</text:p>
          </table:table-cell>
          <table:table-cell table:formula="of:=([.$C$8]-([.E1222]*[.$C$4]))" office:value-type="float" office:value="83.0314125">
            <text:p>83.0314125</text:p>
          </table:table-cell>
          <table:table-cell table:formula="of:=SQRT(ABS([.$D$2]^2-[.F1222]^2))" office:value-type="float" office:value="181.949950640979">
            <text:p>181.949950640979</text:p>
          </table:table-cell>
          <table:table-cell table:formula="of:=ABS([.B1222]-[.G1222])" office:value-type="float" office:value="0.0000493590246151143">
            <text:p>0.0000493590246151143</text:p>
          </table:table-cell>
        </table:table-row>
        <table:table-row table:style-name="ro2">
          <table:table-cell table:formula="of:=[.A1222]+[.A$4]" office:value-type="float" office:value="364.200000000008">
            <text:p>364.200000000008</text:p>
          </table:table-cell>
          <table:table-cell table:formula="of:=[.A1223]/2" office:value-type="float" office:value="182.100000000004">
            <text:p>182.100000000004</text:p>
          </table:table-cell>
          <table:table-cell table:formula="of:=SQRT(ABS([.$D$2]^2-[.B1223]^2))" office:value-type="float" office:value="82.7018137648657">
            <text:p>82.7018137648657</text:p>
          </table:table-cell>
          <table:table-cell table:formula="of:=([.$C$10]-[.C1223])*[.$B$4]" office:value-type="float" office:value="147777.171634805">
            <text:p>147777.171634805</text:p>
          </table:table-cell>
          <table:table-cell table:formula="of:=ROUND([.D1223])" office:value-type="float" office:value="147777">
            <text:p>147777</text:p>
          </table:table-cell>
          <table:table-cell table:formula="of:=([.$C$8]-([.E1223]*[.$C$4]))" office:value-type="float" office:value="82.70200625">
            <text:p>82.70200625</text:p>
          </table:table-cell>
          <table:table-cell table:formula="of:=SQRT(ABS([.$D$2]^2-[.F1223]^2))" office:value-type="float" office:value="182.099912581596">
            <text:p>182.099912581596</text:p>
          </table:table-cell>
          <table:table-cell table:formula="of:=ABS([.B1223]-[.G1223])" office:value-type="float" office:value="0.0000874184078725193">
            <text:p>0.0000874184078725193</text:p>
          </table:table-cell>
        </table:table-row>
        <table:table-row table:style-name="ro2">
          <table:table-cell table:formula="of:=[.A1223]+[.A$4]" office:value-type="float" office:value="364.500000000008">
            <text:p>364.500000000008</text:p>
          </table:table-cell>
          <table:table-cell table:formula="of:=[.A1224]/2" office:value-type="float" office:value="182.250000000004">
            <text:p>182.250000000004</text:p>
          </table:table-cell>
          <table:table-cell table:formula="of:=SQRT(ABS([.$D$2]^2-[.B1224]^2))" office:value-type="float" office:value="82.3707320593822">
            <text:p>82.3707320593822</text:p>
          </table:table-cell>
          <table:table-cell table:formula="of:=([.$C$10]-[.C1224])*[.$B$4]" office:value-type="float" office:value="148194.282444863">
            <text:p>148194.282444863</text:p>
          </table:table-cell>
          <table:table-cell table:formula="of:=ROUND([.D1224])" office:value-type="float" office:value="148194">
            <text:p>148194</text:p>
          </table:table-cell>
          <table:table-cell table:formula="of:=([.$C$8]-([.E1224]*[.$C$4]))" office:value-type="float" office:value="82.3710125">
            <text:p>82.3710125</text:p>
          </table:table-cell>
          <table:table-cell table:formula="of:=SQRT(ABS([.$D$2]^2-[.F1224]^2))" office:value-type="float" office:value="182.24987325023">
            <text:p>182.24987325023</text:p>
          </table:table-cell>
          <table:table-cell table:formula="of:=ABS([.B1224]-[.G1224])" office:value-type="float" office:value="0.000126749774210566">
            <text:p>0.000126749774210566</text:p>
          </table:table-cell>
        </table:table-row>
        <table:table-row table:style-name="ro2">
          <table:table-cell table:formula="of:=[.A1224]+[.A$4]" office:value-type="float" office:value="364.800000000008">
            <text:p>364.800000000008</text:p>
          </table:table-cell>
          <table:table-cell table:formula="of:=[.A1225]/2" office:value-type="float" office:value="182.400000000004">
            <text:p>182.400000000004</text:p>
          </table:table-cell>
          <table:table-cell table:formula="of:=SQRT(ABS([.$D$2]^2-[.B1225]^2))" office:value-type="float" office:value="82.0380399570744">
            <text:p>82.0380399570744</text:p>
          </table:table-cell>
          <table:table-cell table:formula="of:=([.$C$10]-[.C1225])*[.$B$4]" office:value-type="float" office:value="148613.422101314">
            <text:p>148613.422101314</text:p>
          </table:table-cell>
          <table:table-cell table:formula="of:=ROUND([.D1225])" office:value-type="float" office:value="148613">
            <text:p>148613</text:p>
          </table:table-cell>
          <table:table-cell table:formula="of:=([.$C$8]-([.E1225]*[.$C$4]))" office:value-type="float" office:value="82.03843125">
            <text:p>82.03843125</text:p>
          </table:table-cell>
          <table:table-cell table:formula="of:=SQRT(ABS([.$D$2]^2-[.F1225]^2))" office:value-type="float" office:value="182.399824007698">
            <text:p>182.399824007698</text:p>
          </table:table-cell>
          <table:table-cell table:formula="of:=ABS([.B1225]-[.G1225])" office:value-type="float" office:value="0.000175992306537864">
            <text:p>0.000175992306537864</text:p>
          </table:table-cell>
        </table:table-row>
        <table:table-row table:style-name="ro2">
          <table:table-cell table:formula="of:=[.A1225]+[.A$4]" office:value-type="float" office:value="365.100000000008">
            <text:p>365.100000000008</text:p>
          </table:table-cell>
          <table:table-cell table:formula="of:=[.A1226]/2" office:value-type="float" office:value="182.550000000004">
            <text:p>182.550000000004</text:p>
          </table:table-cell>
          <table:table-cell table:formula="of:=SQRT(ABS([.$D$2]^2-[.B1226]^2))" office:value-type="float" office:value="81.7037177856585">
            <text:p>81.7037177856585</text:p>
          </table:table-cell>
          <table:table-cell table:formula="of:=([.$C$10]-[.C1226])*[.$B$4]" office:value-type="float" office:value="149034.615388137">
            <text:p>149034.615388137</text:p>
          </table:table-cell>
          <table:table-cell table:formula="of:=ROUND([.D1226])" office:value-type="float" office:value="149035">
            <text:p>149035</text:p>
          </table:table-cell>
          <table:table-cell table:formula="of:=([.$C$8]-([.E1226]*[.$C$4]))" office:value-type="float" office:value="81.70346875">
            <text:p>81.70346875</text:p>
          </table:table-cell>
          <table:table-cell table:formula="of:=SQRT(ABS([.$D$2]^2-[.F1226]^2))" office:value-type="float" office:value="182.550111460436">
            <text:p>182.550111460436</text:p>
          </table:table-cell>
          <table:table-cell table:formula="of:=ABS([.B1226]-[.G1226])" office:value-type="float" office:value="0.000111460432407284">
            <text:p>0.000111460432407284</text:p>
          </table:table-cell>
        </table:table-row>
        <table:table-row table:style-name="ro2">
          <table:table-cell table:formula="of:=[.A1226]+[.A$4]" office:value-type="float" office:value="365.400000000008">
            <text:p>365.400000000008</text:p>
          </table:table-cell>
          <table:table-cell table:formula="of:=[.A1227]/2" office:value-type="float" office:value="182.700000000004">
            <text:p>182.700000000004</text:p>
          </table:table-cell>
          <table:table-cell table:formula="of:=SQRT(ABS([.$D$2]^2-[.B1227]^2))" office:value-type="float" office:value="81.3677454523506">
            <text:p>81.3677454523506</text:p>
          </table:table-cell>
          <table:table-cell table:formula="of:=([.$C$10]-[.C1227])*[.$B$4]" office:value-type="float" office:value="149457.887619076">
            <text:p>149457.887619076</text:p>
          </table:table-cell>
          <table:table-cell table:formula="of:=ROUND([.D1227])" office:value-type="float" office:value="149458">
            <text:p>149458</text:p>
          </table:table-cell>
          <table:table-cell table:formula="of:=([.$C$8]-([.E1227]*[.$C$4]))" office:value-type="float" office:value="81.3677125">
            <text:p>81.3677125</text:p>
          </table:table-cell>
          <table:table-cell table:formula="of:=SQRT(ABS([.$D$2]^2-[.F1227]^2))" office:value-type="float" office:value="182.700014675745">
            <text:p>182.700014675745</text:p>
          </table:table-cell>
          <table:table-cell table:formula="of:=ABS([.B1227]-[.G1227])" office:value-type="float" office:value="0.0000146757406866982">
            <text:p>0.0000146757406866982</text:p>
          </table:table-cell>
        </table:table-row>
        <table:table-row table:style-name="ro2">
          <table:table-cell table:formula="of:=[.A1227]+[.A$4]" office:value-type="float" office:value="365.700000000008">
            <text:p>365.700000000008</text:p>
          </table:table-cell>
          <table:table-cell table:formula="of:=[.A1228]/2" office:value-type="float" office:value="182.850000000004">
            <text:p>182.850000000004</text:p>
          </table:table-cell>
          <table:table-cell table:formula="of:=SQRT(ABS([.$D$2]^2-[.B1228]^2))" office:value-type="float" office:value="81.0301024311244">
            <text:p>81.0301024311244</text:p>
          </table:table-cell>
          <table:table-cell table:formula="of:=([.$C$10]-[.C1228])*[.$B$4]" office:value-type="float" office:value="149883.264653692">
            <text:p>149883.264653692</text:p>
          </table:table-cell>
          <table:table-cell table:formula="of:=ROUND([.D1228])" office:value-type="float" office:value="149883">
            <text:p>149883</text:p>
          </table:table-cell>
          <table:table-cell table:formula="of:=([.$C$8]-([.E1228]*[.$C$4]))" office:value-type="float" office:value="81.03036875">
            <text:p>81.03036875</text:p>
          </table:table-cell>
          <table:table-cell table:formula="of:=SQRT(ABS([.$D$2]^2-[.F1228]^2))" office:value-type="float" office:value="182.84988198038">
            <text:p>182.84988198038</text:p>
          </table:table-cell>
          <table:table-cell table:formula="of:=ABS([.B1228]-[.G1228])" office:value-type="float" office:value="0.00011801962372715">
            <text:p>0.00011801962372715</text:p>
          </table:table-cell>
        </table:table-row>
        <table:table-row table:style-name="ro2">
          <table:table-cell table:formula="of:=[.A1228]+[.A$4]" office:value-type="float" office:value="366.000000000008">
            <text:p>366.000000000008</text:p>
          </table:table-cell>
          <table:table-cell table:formula="of:=[.A1229]/2" office:value-type="float" office:value="183.000000000004">
            <text:p>183.000000000004</text:p>
          </table:table-cell>
          <table:table-cell table:formula="of:=SQRT(ABS([.$D$2]^2-[.B1229]^2))" office:value-type="float" office:value="80.6907677494676">
            <text:p>80.6907677494676</text:p>
          </table:table-cell>
          <table:table-cell table:formula="of:=([.$C$10]-[.C1229])*[.$B$4]" office:value-type="float" office:value="150310.772914047">
            <text:p>150310.772914047</text:p>
          </table:table-cell>
          <table:table-cell table:formula="of:=ROUND([.D1229])" office:value-type="float" office:value="150311">
            <text:p>150311</text:p>
          </table:table-cell>
          <table:table-cell table:formula="of:=([.$C$8]-([.E1229]*[.$C$4]))" office:value-type="float" office:value="80.69064375">
            <text:p>80.69064375</text:p>
          </table:table-cell>
          <table:table-cell table:formula="of:=SQRT(ABS([.$D$2]^2-[.F1229]^2))" office:value-type="float" office:value="183.000054675431">
            <text:p>183.000054675431</text:p>
          </table:table-cell>
          <table:table-cell table:formula="of:=ABS([.B1229]-[.G1229])" office:value-type="float" office:value="0.0000546754265258187">
            <text:p>0.0000546754265258187</text:p>
          </table:table-cell>
        </table:table-row>
        <table:table-row table:style-name="ro2">
          <table:table-cell table:formula="of:=[.A1229]+[.A$4]" office:value-type="float" office:value="366.300000000008">
            <text:p>366.300000000008</text:p>
          </table:table-cell>
          <table:table-cell table:formula="of:=[.A1230]/2" office:value-type="float" office:value="183.150000000004">
            <text:p>183.150000000004</text:p>
          </table:table-cell>
          <table:table-cell table:formula="of:=SQRT(ABS([.$D$2]^2-[.B1230]^2))" office:value-type="float" office:value="80.3497199746117">
            <text:p>80.3497199746117</text:p>
          </table:table-cell>
          <table:table-cell table:formula="of:=([.$C$10]-[.C1230])*[.$B$4]" office:value-type="float" office:value="150740.439402054">
            <text:p>150740.439402054</text:p>
          </table:table-cell>
          <table:table-cell table:formula="of:=ROUND([.D1230])" office:value-type="float" office:value="150740">
            <text:p>150740</text:p>
          </table:table-cell>
          <table:table-cell table:formula="of:=([.$C$8]-([.E1230]*[.$C$4]))" office:value-type="float" office:value="80.350125">
            <text:p>80.350125</text:p>
          </table:table-cell>
          <table:table-cell table:formula="of:=SQRT(ABS([.$D$2]^2-[.F1230]^2))" office:value-type="float" office:value="183.149822310818">
            <text:p>183.149822310818</text:p>
          </table:table-cell>
          <table:table-cell table:formula="of:=ABS([.B1230]-[.G1230])" office:value-type="float" office:value="0.000177689185619556">
            <text:p>0.000177689185619556</text:p>
          </table:table-cell>
        </table:table-row>
        <table:table-row table:style-name="ro2">
          <table:table-cell table:formula="of:=[.A1230]+[.A$4]" office:value-type="float" office:value="366.600000000008">
            <text:p>366.600000000008</text:p>
          </table:table-cell>
          <table:table-cell table:formula="of:=[.A1231]/2" office:value-type="float" office:value="183.300000000004">
            <text:p>183.300000000004</text:p>
          </table:table-cell>
          <table:table-cell table:formula="of:=SQRT(ABS([.$D$2]^2-[.B1231]^2))" office:value-type="float" office:value="80.0069371992111">
            <text:p>80.0069371992111</text:p>
          </table:table-cell>
          <table:table-cell table:formula="of:=([.$C$10]-[.C1231])*[.$B$4]" office:value-type="float" office:value="151172.291717519">
            <text:p>151172.291717519</text:p>
          </table:table-cell>
          <table:table-cell table:formula="of:=ROUND([.D1231])" office:value-type="float" office:value="151172">
            <text:p>151172</text:p>
          </table:table-cell>
          <table:table-cell table:formula="of:=([.$C$8]-([.E1231]*[.$C$4]))" office:value-type="float" office:value="80.007225">
            <text:p>80.007225</text:p>
          </table:table-cell>
          <table:table-cell table:formula="of:=SQRT(ABS([.$D$2]^2-[.F1231]^2))" office:value-type="float" office:value="183.299874380206">
            <text:p>183.299874380206</text:p>
          </table:table-cell>
          <table:table-cell table:formula="of:=ABS([.B1231]-[.G1231])" office:value-type="float" office:value="0.000125619797870513">
            <text:p>0.000125619797870513</text:p>
          </table:table-cell>
        </table:table-row>
        <table:table-row table:style-name="ro2">
          <table:table-cell table:formula="of:=[.A1231]+[.A$4]" office:value-type="float" office:value="366.900000000008">
            <text:p>366.900000000008</text:p>
          </table:table-cell>
          <table:table-cell table:formula="of:=[.A1232]/2" office:value-type="float" office:value="183.450000000004">
            <text:p>183.450000000004</text:p>
          </table:table-cell>
          <table:table-cell table:formula="of:=SQRT(ABS([.$D$2]^2-[.B1232]^2))" office:value-type="float" office:value="79.6623970264422">
            <text:p>79.6623970264422</text:p>
          </table:table-cell>
          <table:table-cell table:formula="of:=([.$C$10]-[.C1232])*[.$B$4]" office:value-type="float" office:value="151606.358076913">
            <text:p>151606.358076913</text:p>
          </table:table-cell>
          <table:table-cell table:formula="of:=ROUND([.D1232])" office:value-type="float" office:value="151606">
            <text:p>151606</text:p>
          </table:table-cell>
          <table:table-cell table:formula="of:=([.$C$8]-([.E1232]*[.$C$4]))" office:value-type="float" office:value="79.6627375">
            <text:p>79.6627375</text:p>
          </table:table-cell>
          <table:table-cell table:formula="of:=SQRT(ABS([.$D$2]^2-[.F1232]^2))" office:value-type="float" office:value="183.449852150407">
            <text:p>183.449852150407</text:p>
          </table:table-cell>
          <table:table-cell table:formula="of:=ABS([.B1232]-[.G1232])" office:value-type="float" office:value="0.000147849597340155">
            <text:p>0.000147849597340155</text:p>
          </table:table-cell>
        </table:table-row>
        <table:table-row table:style-name="ro2">
          <table:table-cell table:formula="of:=[.A1232]+[.A$4]" office:value-type="float" office:value="367.200000000008">
            <text:p>367.200000000008</text:p>
          </table:table-cell>
          <table:table-cell table:formula="of:=[.A1233]/2" office:value-type="float" office:value="183.600000000004">
            <text:p>183.600000000004</text:p>
          </table:table-cell>
          <table:table-cell table:formula="of:=SQRT(ABS([.$D$2]^2-[.B1233]^2))" office:value-type="float" office:value="79.3160765544949">
            <text:p>79.3160765544949</text:p>
          </table:table-cell>
          <table:table-cell table:formula="of:=([.$C$10]-[.C1233])*[.$B$4]" office:value-type="float" office:value="152042.66733291">
            <text:p>152042.66733291</text:p>
          </table:table-cell>
          <table:table-cell table:formula="of:=ROUND([.D1233])" office:value-type="float" office:value="152043">
            <text:p>152043</text:p>
          </table:table-cell>
          <table:table-cell table:formula="of:=([.$C$8]-([.E1233]*[.$C$4]))" office:value-type="float" office:value="79.31586875">
            <text:p>79.31586875</text:p>
          </table:table-cell>
          <table:table-cell table:formula="of:=SQRT(ABS([.$D$2]^2-[.F1233]^2))" office:value-type="float" office:value="183.600089772398">
            <text:p>183.600089772398</text:p>
          </table:table-cell>
          <table:table-cell table:formula="of:=ABS([.B1233]-[.G1233])" office:value-type="float" office:value="0.0000897723943751316">
            <text:p>0.0000897723943751316</text:p>
          </table:table-cell>
        </table:table-row>
        <table:table-row table:style-name="ro2">
          <table:table-cell table:formula="of:=[.A1233]+[.A$4]" office:value-type="float" office:value="367.500000000008">
            <text:p>367.500000000008</text:p>
          </table:table-cell>
          <table:table-cell table:formula="of:=[.A1234]/2" office:value-type="float" office:value="183.750000000004">
            <text:p>183.750000000004</text:p>
          </table:table-cell>
          <table:table-cell table:formula="of:=SQRT(ABS([.$D$2]^2-[.B1234]^2))" office:value-type="float" office:value="78.9679523604259">
            <text:p>78.9679523604259</text:p>
          </table:table-cell>
          <table:table-cell table:formula="of:=([.$C$10]-[.C1234])*[.$B$4]" office:value-type="float" office:value="152481.248994729">
            <text:p>152481.248994729</text:p>
          </table:table-cell>
          <table:table-cell table:formula="of:=ROUND([.D1234])" office:value-type="float" office:value="152481">
            <text:p>152481</text:p>
          </table:table-cell>
          <table:table-cell table:formula="of:=([.$C$8]-([.E1234]*[.$C$4]))" office:value-type="float" office:value="78.96820625">
            <text:p>78.96820625</text:p>
          </table:table-cell>
          <table:table-cell table:formula="of:=SQRT(ABS([.$D$2]^2-[.F1234]^2))" office:value-type="float" office:value="183.749890888831">
            <text:p>183.749890888831</text:p>
          </table:table-cell>
          <table:table-cell table:formula="of:=ABS([.B1234]-[.G1234])" office:value-type="float" office:value="0.000109111172662324">
            <text:p>0.000109111172662324</text:p>
          </table:table-cell>
        </table:table-row>
        <table:table-row table:style-name="ro2">
          <table:table-cell table:formula="of:=[.A1234]+[.A$4]" office:value-type="float" office:value="367.800000000008">
            <text:p>367.800000000008</text:p>
          </table:table-cell>
          <table:table-cell table:formula="of:=[.A1235]/2" office:value-type="float" office:value="183.900000000004">
            <text:p>183.900000000004</text:p>
          </table:table-cell>
          <table:table-cell table:formula="of:=SQRT(ABS([.$D$2]^2-[.B1235]^2))" office:value-type="float" office:value="78.6180004833403">
            <text:p>78.6180004833403</text:p>
          </table:table-cell>
          <table:table-cell table:formula="of:=([.$C$10]-[.C1235])*[.$B$4]" office:value-type="float" office:value="152922.133249325">
            <text:p>152922.133249325</text:p>
          </table:table-cell>
          <table:table-cell table:formula="of:=ROUND([.D1235])" office:value-type="float" office:value="152922">
            <text:p>152922</text:p>
          </table:table-cell>
          <table:table-cell table:formula="of:=([.$C$8]-([.E1235]*[.$C$4]))" office:value-type="float" office:value="78.6181625">
            <text:p>78.6181625</text:p>
          </table:table-cell>
          <table:table-cell table:formula="of:=SQRT(ABS([.$D$2]^2-[.F1235]^2))" office:value-type="float" office:value="183.899930737137">
            <text:p>183.899930737137</text:p>
          </table:table-cell>
          <table:table-cell table:formula="of:=ABS([.B1235]-[.G1235])" office:value-type="float" office:value="0.0000692628676119966">
            <text:p>0.0000692628676119966</text:p>
          </table:table-cell>
        </table:table-row>
        <table:table-row table:style-name="ro2">
          <table:table-cell table:formula="of:=[.A1235]+[.A$4]" office:value-type="float" office:value="368.100000000008">
            <text:p>368.100000000008</text:p>
          </table:table-cell>
          <table:table-cell table:formula="of:=[.A1236]/2" office:value-type="float" office:value="184.050000000004">
            <text:p>184.050000000004</text:p>
          </table:table-cell>
          <table:table-cell table:formula="of:=SQRT(ABS([.$D$2]^2-[.B1236]^2))" office:value-type="float" office:value="78.2661964068683">
            <text:p>78.2661964068683</text:p>
          </table:table-cell>
          <table:table-cell table:formula="of:=([.$C$10]-[.C1236])*[.$B$4]" office:value-type="float" office:value="153365.350983463">
            <text:p>153365.350983463</text:p>
          </table:table-cell>
          <table:table-cell table:formula="of:=ROUND([.D1236])" office:value-type="float" office:value="153365">
            <text:p>153365</text:p>
          </table:table-cell>
          <table:table-cell table:formula="of:=([.$C$8]-([.E1236]*[.$C$4]))" office:value-type="float" office:value="78.26653125">
            <text:p>78.26653125</text:p>
          </table:table-cell>
          <table:table-cell table:formula="of:=SQRT(ABS([.$D$2]^2-[.F1236]^2))" office:value-type="float" office:value="184.049857609542">
            <text:p>184.049857609542</text:p>
          </table:table-cell>
          <table:table-cell table:formula="of:=ABS([.B1236]-[.G1236])" office:value-type="float" office:value="0.000142390461860487">
            <text:p>0.000142390461860487</text:p>
          </table:table-cell>
        </table:table-row>
        <table:table-row table:style-name="ro2">
          <table:table-cell table:formula="of:=[.A1236]+[.A$4]" office:value-type="float" office:value="368.400000000008">
            <text:p>368.400000000008</text:p>
          </table:table-cell>
          <table:table-cell table:formula="of:=[.A1237]/2" office:value-type="float" office:value="184.200000000004">
            <text:p>184.200000000004</text:p>
          </table:table-cell>
          <table:table-cell table:formula="of:=SQRT(ABS([.$D$2]^2-[.B1237]^2))" office:value-type="float" office:value="77.9125150409001">
            <text:p>77.9125150409001</text:p>
          </table:table-cell>
          <table:table-cell table:formula="of:=([.$C$10]-[.C1237])*[.$B$4]" office:value-type="float" office:value="153810.93380673">
            <text:p>153810.93380673</text:p>
          </table:table-cell>
          <table:table-cell table:formula="of:=ROUND([.D1237])" office:value-type="float" office:value="153811">
            <text:p>153811</text:p>
          </table:table-cell>
          <table:table-cell table:formula="of:=([.$C$8]-([.E1237]*[.$C$4]))" office:value-type="float" office:value="77.91251875">
            <text:p>77.91251875</text:p>
          </table:table-cell>
          <table:table-cell table:formula="of:=SQRT(ABS([.$D$2]^2-[.F1237]^2))" office:value-type="float" office:value="184.199998431137">
            <text:p>184.199998431137</text:p>
          </table:table-cell>
          <table:table-cell table:formula="of:=ABS([.B1237]-[.G1237])" office:value-type="float" office:value="0.00000156886702029624">
            <text:p>0.00000156886702029624</text:p>
          </table:table-cell>
        </table:table-row>
        <table:table-row table:style-name="ro2">
          <table:table-cell table:formula="of:=[.A1237]+[.A$4]" office:value-type="float" office:value="368.700000000008">
            <text:p>368.700000000008</text:p>
          </table:table-cell>
          <table:table-cell table:formula="of:=[.A1238]/2" office:value-type="float" office:value="184.350000000004">
            <text:p>184.350000000004</text:p>
          </table:table-cell>
          <table:table-cell table:formula="of:=SQRT(ABS([.$D$2]^2-[.B1238]^2))" office:value-type="float" office:value="77.5569307025393">
            <text:p>77.5569307025393</text:p>
          </table:table-cell>
          <table:table-cell table:formula="of:=([.$C$10]-[.C1238])*[.$B$4]" office:value-type="float" office:value="154258.914075531">
            <text:p>154258.914075531</text:p>
          </table:table-cell>
          <table:table-cell table:formula="of:=ROUND([.D1238])" office:value-type="float" office:value="154259">
            <text:p>154259</text:p>
          </table:table-cell>
          <table:table-cell table:formula="of:=([.$C$8]-([.E1238]*[.$C$4]))" office:value-type="float" office:value="77.55691875">
            <text:p>77.55691875</text:p>
          </table:table-cell>
          <table:table-cell table:formula="of:=SQRT(ABS([.$D$2]^2-[.F1238]^2))" office:value-type="float" office:value="184.350005028494">
            <text:p>184.350005028494</text:p>
          </table:table-cell>
          <table:table-cell table:formula="of:=ABS([.B1238]-[.G1238])" office:value-type="float" office:value="0.00000502849024996976">
            <text:p>0.00000502849024996976</text:p>
          </table:table-cell>
        </table:table-row>
        <table:table-row table:style-name="ro2">
          <table:table-cell table:formula="of:=[.A1238]+[.A$4]" office:value-type="float" office:value="369.000000000008">
            <text:p>369.000000000008</text:p>
          </table:table-cell>
          <table:table-cell table:formula="of:=[.A1239]/2" office:value-type="float" office:value="184.500000000004">
            <text:p>184.500000000004</text:p>
          </table:table-cell>
          <table:table-cell table:formula="of:=SQRT(ABS([.$D$2]^2-[.B1239]^2))" office:value-type="float" office:value="77.1994170962351">
            <text:p>77.1994170962351</text:p>
          </table:table-cell>
          <table:table-cell table:formula="of:=([.$C$10]-[.C1239])*[.$B$4]" office:value-type="float" office:value="154709.324918119">
            <text:p>154709.324918119</text:p>
          </table:table-cell>
          <table:table-cell table:formula="of:=ROUND([.D1239])" office:value-type="float" office:value="154709">
            <text:p>154709</text:p>
          </table:table-cell>
          <table:table-cell table:formula="of:=([.$C$8]-([.E1239]*[.$C$4]))" office:value-type="float" office:value="77.19973125">
            <text:p>77.19973125</text:p>
          </table:table-cell>
          <table:table-cell table:formula="of:=SQRT(ABS([.$D$2]^2-[.F1239]^2))" office:value-type="float" office:value="184.499868549893">
            <text:p>184.499868549893</text:p>
          </table:table-cell>
          <table:table-cell table:formula="of:=ABS([.B1239]-[.G1239])" office:value-type="float" office:value="0.00013145011118354">
            <text:p>0.00013145011118354</text:p>
          </table:table-cell>
        </table:table-row>
        <table:table-row table:style-name="ro2">
          <table:table-cell table:formula="of:=[.A1239]+[.A$4]" office:value-type="float" office:value="369.300000000008">
            <text:p>369.300000000008</text:p>
          </table:table-cell>
          <table:table-cell table:formula="of:=[.A1240]/2" office:value-type="float" office:value="184.650000000004">
            <text:p>184.650000000004</text:p>
          </table:table-cell>
          <table:table-cell table:formula="of:=SQRT(ABS([.$D$2]^2-[.B1240]^2))" office:value-type="float" office:value="76.8399472930485">
            <text:p>76.8399472930485</text:p>
          </table:table-cell>
          <table:table-cell table:formula="of:=([.$C$10]-[.C1240])*[.$B$4]" office:value-type="float" office:value="155162.200260716">
            <text:p>155162.200260716</text:p>
          </table:table-cell>
          <table:table-cell table:formula="of:=ROUND([.D1240])" office:value-type="float" office:value="155162">
            <text:p>155162</text:p>
          </table:table-cell>
          <table:table-cell table:formula="of:=([.$C$8]-([.E1240]*[.$C$4]))" office:value-type="float" office:value="76.8401625">
            <text:p>76.8401625</text:p>
          </table:table-cell>
          <table:table-cell table:formula="of:=SQRT(ABS([.$D$2]^2-[.F1240]^2))" office:value-type="float" office:value="184.64991044399">
            <text:p>184.64991044399</text:p>
          </table:table-cell>
          <table:table-cell table:formula="of:=ABS([.B1240]-[.G1240])" office:value-type="float" office:value="0.000089556013932679">
            <text:p>0.000089556013932679</text:p>
          </table:table-cell>
        </table:table-row>
        <table:table-row table:style-name="ro2">
          <table:table-cell table:formula="of:=[.A1240]+[.A$4]" office:value-type="float" office:value="369.600000000008">
            <text:p>369.600000000008</text:p>
          </table:table-cell>
          <table:table-cell table:formula="of:=[.A1241]/2" office:value-type="float" office:value="184.800000000004">
            <text:p>184.800000000004</text:p>
          </table:table-cell>
          <table:table-cell table:formula="of:=SQRT(ABS([.$D$2]^2-[.B1241]^2))" office:value-type="float" office:value="76.478493709006">
            <text:p>76.478493709006</text:p>
          </table:table-cell>
          <table:table-cell table:formula="of:=([.$C$10]-[.C1241])*[.$B$4]" office:value-type="float" office:value="155617.574854786">
            <text:p>155617.574854786</text:p>
          </table:table-cell>
          <table:table-cell table:formula="of:=ROUND([.D1241])" office:value-type="float" office:value="155618">
            <text:p>155618</text:p>
          </table:table-cell>
          <table:table-cell table:formula="of:=([.$C$8]-([.E1241]*[.$C$4]))" office:value-type="float" office:value="76.4782125">
            <text:p>76.4782125</text:p>
          </table:table-cell>
          <table:table-cell table:formula="of:=SQRT(ABS([.$D$2]^2-[.F1241]^2))" office:value-type="float" office:value="184.8001163766">
            <text:p>184.8001163766</text:p>
          </table:table-cell>
          <table:table-cell table:formula="of:=ABS([.B1241]-[.G1241])" office:value-type="float" office:value="0.000116376595684642">
            <text:p>0.000116376595684642</text:p>
          </table:table-cell>
        </table:table-row>
        <table:table-row table:style-name="ro2">
          <table:table-cell table:formula="of:=[.A1241]+[.A$4]" office:value-type="float" office:value="369.900000000008">
            <text:p>369.900000000008</text:p>
          </table:table-cell>
          <table:table-cell table:formula="of:=[.A1242]/2" office:value-type="float" office:value="184.950000000004">
            <text:p>184.950000000004</text:p>
          </table:table-cell>
          <table:table-cell table:formula="of:=SQRT(ABS([.$D$2]^2-[.B1242]^2))" office:value-type="float" office:value="76.1150280824915">
            <text:p>76.1150280824915</text:p>
          </table:table-cell>
          <table:table-cell table:formula="of:=([.$C$10]-[.C1242])*[.$B$4]" office:value-type="float" office:value="156075.484305513">
            <text:p>156075.484305513</text:p>
          </table:table-cell>
          <table:table-cell table:formula="of:=ROUND([.D1242])" office:value-type="float" office:value="156075">
            <text:p>156075</text:p>
          </table:table-cell>
          <table:table-cell table:formula="of:=([.$C$8]-([.E1242]*[.$C$4]))" office:value-type="float" office:value="76.11546875">
            <text:p>76.11546875</text:p>
          </table:table-cell>
          <table:table-cell table:formula="of:=SQRT(ABS([.$D$2]^2-[.F1242]^2))" office:value-type="float" office:value="184.949818645404">
            <text:p>184.949818645404</text:p>
          </table:table-cell>
          <table:table-cell table:formula="of:=ABS([.B1242]-[.G1242])" office:value-type="float" office:value="0.000181354600272243">
            <text:p>0.000181354600272243</text:p>
          </table:table-cell>
        </table:table-row>
        <table:table-row table:style-name="ro2">
          <table:table-cell table:formula="of:=[.A1242]+[.A$4]" office:value-type="float" office:value="370.200000000008">
            <text:p>370.200000000008</text:p>
          </table:table-cell>
          <table:table-cell table:formula="of:=[.A1243]/2" office:value-type="float" office:value="185.100000000004">
            <text:p>185.100000000004</text:p>
          </table:table-cell>
          <table:table-cell table:formula="of:=SQRT(ABS([.$D$2]^2-[.B1243]^2))" office:value-type="float" office:value="75.7495214506235">
            <text:p>75.7495214506235</text:p>
          </table:table-cell>
          <table:table-cell table:formula="of:=([.$C$10]-[.C1243])*[.$B$4]" office:value-type="float" office:value="156535.965101567">
            <text:p>156535.965101567</text:p>
          </table:table-cell>
          <table:table-cell table:formula="of:=ROUND([.D1243])" office:value-type="float" office:value="156536">
            <text:p>156536</text:p>
          </table:table-cell>
          <table:table-cell table:formula="of:=([.$C$8]-([.E1243]*[.$C$4]))" office:value-type="float" office:value="75.74955">
            <text:p>75.74955</text:p>
          </table:table-cell>
          <table:table-cell table:formula="of:=SQRT(ABS([.$D$2]^2-[.F1243]^2))" office:value-type="float" office:value="185.099988316579">
            <text:p>185.099988316579</text:p>
          </table:table-cell>
          <table:table-cell table:formula="of:=ABS([.B1243]-[.G1243])" office:value-type="float" office:value="0.0000116834256402854">
            <text:p>0.0000116834256402854</text:p>
          </table:table-cell>
        </table:table-row>
        <table:table-row table:style-name="ro2">
          <table:table-cell table:formula="of:=[.A1243]+[.A$4]" office:value-type="float" office:value="370.500000000008">
            <text:p>370.500000000008</text:p>
          </table:table-cell>
          <table:table-cell table:formula="of:=[.A1244]/2" office:value-type="float" office:value="185.250000000004">
            <text:p>185.250000000004</text:p>
          </table:table-cell>
          <table:table-cell table:formula="of:=SQRT(ABS([.$D$2]^2-[.B1244]^2))" office:value-type="float" office:value="75.3819441245612">
            <text:p>75.3819441245612</text:p>
          </table:table-cell>
          <table:table-cell table:formula="of:=([.$C$10]-[.C1244])*[.$B$4]" office:value-type="float" office:value="156999.054646212">
            <text:p>156999.054646212</text:p>
          </table:table-cell>
          <table:table-cell table:formula="of:=ROUND([.D1244])" office:value-type="float" office:value="156999">
            <text:p>156999</text:p>
          </table:table-cell>
          <table:table-cell table:formula="of:=([.$C$8]-([.E1244]*[.$C$4]))" office:value-type="float" office:value="75.38204375">
            <text:p>75.38204375</text:p>
          </table:table-cell>
          <table:table-cell table:formula="of:=SQRT(ABS([.$D$2]^2-[.F1244]^2))" office:value-type="float" office:value="185.249959460382">
            <text:p>185.249959460382</text:p>
          </table:table-cell>
          <table:table-cell table:formula="of:=ABS([.B1244]-[.G1244])" office:value-type="float" office:value="0.0000405396223754906">
            <text:p>0.0000405396223754906</text:p>
          </table:table-cell>
        </table:table-row>
        <table:table-row table:style-name="ro2">
          <table:table-cell table:formula="of:=[.A1244]+[.A$4]" office:value-type="float" office:value="370.800000000008">
            <text:p>370.800000000008</text:p>
          </table:table-cell>
          <table:table-cell table:formula="of:=[.A1245]/2" office:value-type="float" office:value="185.400000000004">
            <text:p>185.400000000004</text:p>
          </table:table-cell>
          <table:table-cell table:formula="of:=SQRT(ABS([.$D$2]^2-[.B1245]^2))" office:value-type="float" office:value="75.0122656636797">
            <text:p>75.0122656636797</text:p>
          </table:table-cell>
          <table:table-cell table:formula="of:=([.$C$10]-[.C1245])*[.$B$4]" office:value-type="float" office:value="157464.791289842">
            <text:p>157464.791289842</text:p>
          </table:table-cell>
          <table:table-cell table:formula="of:=ROUND([.D1245])" office:value-type="float" office:value="157465">
            <text:p>157465</text:p>
          </table:table-cell>
          <table:table-cell table:formula="of:=([.$C$8]-([.E1245]*[.$C$4]))" office:value-type="float" office:value="75.01215625">
            <text:p>75.01215625</text:p>
          </table:table-cell>
          <table:table-cell table:formula="of:=SQRT(ABS([.$D$2]^2-[.F1245]^2))" office:value-type="float" office:value="185.400044268402">
            <text:p>185.400044268402</text:p>
          </table:table-cell>
          <table:table-cell table:formula="of:=ABS([.B1245]-[.G1245])" office:value-type="float" office:value="0.0000442683982839753">
            <text:p>0.0000442683982839753</text:p>
          </table:table-cell>
        </table:table-row>
        <table:table-row table:style-name="ro2">
          <table:table-cell table:formula="of:=[.A1245]+[.A$4]" office:value-type="float" office:value="371.100000000008">
            <text:p>371.100000000008</text:p>
          </table:table-cell>
          <table:table-cell table:formula="of:=[.A1246]/2" office:value-type="float" office:value="185.550000000004">
            <text:p>185.550000000004</text:p>
          </table:table-cell>
          <table:table-cell table:formula="of:=SQRT(ABS([.$D$2]^2-[.B1246]^2))" office:value-type="float" office:value="74.6404548485501">
            <text:p>74.6404548485501</text:p>
          </table:table-cell>
          <table:table-cell table:formula="of:=([.$C$10]-[.C1246])*[.$B$4]" office:value-type="float" office:value="157933.214364021">
            <text:p>157933.214364021</text:p>
          </table:table-cell>
          <table:table-cell table:formula="of:=ROUND([.D1246])" office:value-type="float" office:value="157933">
            <text:p>157933</text:p>
          </table:table-cell>
          <table:table-cell table:formula="of:=([.$C$8]-([.E1246]*[.$C$4]))" office:value-type="float" office:value="74.64068125">
            <text:p>74.64068125</text:p>
          </table:table-cell>
          <table:table-cell table:formula="of:=SQRT(ABS([.$D$2]^2-[.F1246]^2))" office:value-type="float" office:value="185.54990892624">
            <text:p>185.54990892624</text:p>
          </table:table-cell>
          <table:table-cell table:formula="of:=ABS([.B1246]-[.G1246])" office:value-type="float" office:value="0.0000910737643380344">
            <text:p>0.0000910737643380344</text:p>
          </table:table-cell>
        </table:table-row>
        <table:table-row table:style-name="ro2">
          <table:table-cell table:formula="of:=[.A1246]+[.A$4]" office:value-type="float" office:value="371.400000000008">
            <text:p>371.400000000008</text:p>
          </table:table-cell>
          <table:table-cell table:formula="of:=[.A1247]/2" office:value-type="float" office:value="185.700000000004">
            <text:p>185.700000000004</text:p>
          </table:table-cell>
          <table:table-cell table:formula="of:=SQRT(ABS([.$D$2]^2-[.B1247]^2))" office:value-type="float" office:value="74.2664796526566">
            <text:p>74.2664796526566</text:p>
          </table:table-cell>
          <table:table-cell table:formula="of:=([.$C$10]-[.C1247])*[.$B$4]" office:value-type="float" office:value="158404.364217116">
            <text:p>158404.364217116</text:p>
          </table:table-cell>
          <table:table-cell table:formula="of:=ROUND([.D1247])" office:value-type="float" office:value="158404">
            <text:p>158404</text:p>
          </table:table-cell>
          <table:table-cell table:formula="of:=([.$C$8]-([.E1247]*[.$C$4]))" office:value-type="float" office:value="74.266825">
            <text:p>74.266825</text:p>
          </table:table-cell>
          <table:table-cell table:formula="of:=SQRT(ABS([.$D$2]^2-[.F1247]^2))" office:value-type="float" office:value="185.699861885838">
            <text:p>185.699861885838</text:p>
          </table:table-cell>
          <table:table-cell table:formula="of:=ABS([.B1247]-[.G1247])" office:value-type="float" office:value="0.000138114165991965">
            <text:p>0.000138114165991965</text:p>
          </table:table-cell>
        </table:table-row>
        <table:table-row table:style-name="ro2">
          <table:table-cell table:formula="of:=[.A1247]+[.A$4]" office:value-type="float" office:value="371.700000000008">
            <text:p>371.700000000008</text:p>
          </table:table-cell>
          <table:table-cell table:formula="of:=[.A1248]/2" office:value-type="float" office:value="185.850000000004">
            <text:p>185.850000000004</text:p>
          </table:table-cell>
          <table:table-cell table:formula="of:=SQRT(ABS([.$D$2]^2-[.B1248]^2))" office:value-type="float" office:value="73.8903072127762">
            <text:p>73.8903072127762</text:p>
          </table:table-cell>
          <table:table-cell table:formula="of:=([.$C$10]-[.C1248])*[.$B$4]" office:value-type="float" office:value="158878.282251611">
            <text:p>158878.282251611</text:p>
          </table:table-cell>
          <table:table-cell table:formula="of:=ROUND([.D1248])" office:value-type="float" office:value="158878">
            <text:p>158878</text:p>
          </table:table-cell>
          <table:table-cell table:formula="of:=([.$C$8]-([.E1248]*[.$C$4]))" office:value-type="float" office:value="73.8905875">
            <text:p>73.8905875</text:p>
          </table:table-cell>
          <table:table-cell table:formula="of:=SQRT(ABS([.$D$2]^2-[.F1248]^2))" office:value-type="float" office:value="185.849888563068">
            <text:p>185.849888563068</text:p>
          </table:table-cell>
          <table:table-cell table:formula="of:=ABS([.B1248]-[.G1248])" office:value-type="float" office:value="0.00011143693603799">
            <text:p>0.00011143693603799</text:p>
          </table:table-cell>
        </table:table-row>
        <table:table-row table:style-name="ro2">
          <table:table-cell table:formula="of:=[.A1248]+[.A$4]" office:value-type="float" office:value="372.000000000008">
            <text:p>372.000000000008</text:p>
          </table:table-cell>
          <table:table-cell table:formula="of:=[.A1249]/2" office:value-type="float" office:value="186.000000000004">
            <text:p>186.000000000004</text:p>
          </table:table-cell>
          <table:table-cell table:formula="of:=SQRT(ABS([.$D$2]^2-[.B1249]^2))" office:value-type="float" office:value="73.5119037979458">
            <text:p>73.5119037979458</text:p>
          </table:table-cell>
          <table:table-cell table:formula="of:=([.$C$10]-[.C1249])*[.$B$4]" office:value-type="float" office:value="159355.010963208">
            <text:p>159355.010963208</text:p>
          </table:table-cell>
          <table:table-cell table:formula="of:=ROUND([.D1249])" office:value-type="float" office:value="159355">
            <text:p>159355</text:p>
          </table:table-cell>
          <table:table-cell table:formula="of:=([.$C$8]-([.E1249]*[.$C$4]))" office:value-type="float" office:value="73.51196875">
            <text:p>73.51196875</text:p>
          </table:table-cell>
          <table:table-cell table:formula="of:=SQRT(ABS([.$D$2]^2-[.F1249]^2))" office:value-type="float" office:value="185.999974329297">
            <text:p>185.999974329297</text:p>
          </table:table-cell>
          <table:table-cell table:formula="of:=ABS([.B1249]-[.G1249])" office:value-type="float" office:value="0.0000256707075152462">
            <text:p>0.0000256707075152462</text:p>
          </table:table-cell>
        </table:table-row>
        <table:table-row table:style-name="ro2">
          <table:table-cell table:formula="of:=[.A1249]+[.A$4]" office:value-type="float" office:value="372.300000000008">
            <text:p>372.300000000008</text:p>
          </table:table-cell>
          <table:table-cell table:formula="of:=[.A1250]/2" office:value-type="float" office:value="186.150000000004">
            <text:p>186.150000000004</text:p>
          </table:table-cell>
          <table:table-cell table:formula="of:=SQRT(ABS([.$D$2]^2-[.B1250]^2))" office:value-type="float" office:value="73.1312347769299">
            <text:p>73.1312347769299</text:p>
          </table:table-cell>
          <table:table-cell table:formula="of:=([.$C$10]-[.C1250])*[.$B$4]" office:value-type="float" office:value="159834.593981811">
            <text:p>159834.593981811</text:p>
          </table:table-cell>
          <table:table-cell table:formula="of:=ROUND([.D1250])" office:value-type="float" office:value="159835">
            <text:p>159835</text:p>
          </table:table-cell>
          <table:table-cell table:formula="of:=([.$C$8]-([.E1250]*[.$C$4]))" office:value-type="float" office:value="73.13096875">
            <text:p>73.13096875</text:p>
          </table:table-cell>
          <table:table-cell table:formula="of:=SQRT(ABS([.$D$2]^2-[.F1250]^2))" office:value-type="float" office:value="186.150104511619">
            <text:p>186.150104511619</text:p>
          </table:table-cell>
          <table:table-cell table:formula="of:=ABS([.B1250]-[.G1250])" office:value-type="float" office:value="0.00010451161440983">
            <text:p>0.00010451161440983</text:p>
          </table:table-cell>
        </table:table-row>
        <table:table-row table:style-name="ro2">
          <table:table-cell table:formula="of:=[.A1250]+[.A$4]" office:value-type="float" office:value="372.600000000008">
            <text:p>372.600000000008</text:p>
          </table:table-cell>
          <table:table-cell table:formula="of:=[.A1251]/2" office:value-type="float" office:value="186.300000000004">
            <text:p>186.300000000004</text:p>
          </table:table-cell>
          <table:table-cell table:formula="of:=SQRT(ABS([.$D$2]^2-[.B1251]^2))" office:value-type="float" office:value="72.7482645841015">
            <text:p>72.7482645841015</text:p>
          </table:table-cell>
          <table:table-cell table:formula="of:=([.$C$10]-[.C1251])*[.$B$4]" office:value-type="float" office:value="160317.076114508">
            <text:p>160317.076114508</text:p>
          </table:table-cell>
          <table:table-cell table:formula="of:=ROUND([.D1251])" office:value-type="float" office:value="160317">
            <text:p>160317</text:p>
          </table:table-cell>
          <table:table-cell table:formula="of:=([.$C$8]-([.E1251]*[.$C$4]))" office:value-type="float" office:value="72.74838125">
            <text:p>72.74838125</text:p>
          </table:table-cell>
          <table:table-cell table:formula="of:=SQRT(ABS([.$D$2]^2-[.F1251]^2))" office:value-type="float" office:value="186.299954443109">
            <text:p>186.299954443109</text:p>
          </table:table-cell>
          <table:table-cell table:formula="of:=ABS([.B1251]-[.G1251])" office:value-type="float" office:value="0.0000455568947472784">
            <text:p>0.0000455568947472784</text:p>
          </table:table-cell>
        </table:table-row>
        <table:table-row table:style-name="ro2">
          <table:table-cell table:formula="of:=[.A1251]+[.A$4]" office:value-type="float" office:value="372.900000000008">
            <text:p>372.900000000008</text:p>
          </table:table-cell>
          <table:table-cell table:formula="of:=[.A1252]/2" office:value-type="float" office:value="186.450000000004">
            <text:p>186.450000000004</text:p>
          </table:table-cell>
          <table:table-cell table:formula="of:=SQRT(ABS([.$D$2]^2-[.B1252]^2))" office:value-type="float" office:value="72.3629566836405">
            <text:p>72.3629566836405</text:p>
          </table:table-cell>
          <table:table-cell table:formula="of:=([.$C$10]-[.C1252])*[.$B$4]" office:value-type="float" office:value="160802.503390679">
            <text:p>160802.503390679</text:p>
          </table:table-cell>
          <table:table-cell table:formula="of:=ROUND([.D1252])" office:value-type="float" office:value="160803">
            <text:p>160803</text:p>
          </table:table-cell>
          <table:table-cell table:formula="of:=([.$C$8]-([.E1252]*[.$C$4]))" office:value-type="float" office:value="72.36261875">
            <text:p>72.36261875</text:p>
          </table:table-cell>
          <table:table-cell table:formula="of:=SQRT(ABS([.$D$2]^2-[.F1252]^2))" office:value-type="float" office:value="186.4501311548">
            <text:p>186.4501311548</text:p>
          </table:table-cell>
          <table:table-cell table:formula="of:=ABS([.B1252]-[.G1252])" office:value-type="float" office:value="0.000131154795866451">
            <text:p>0.000131154795866451</text:p>
          </table:table-cell>
        </table:table-row>
        <table:table-row table:style-name="ro2">
          <table:table-cell table:formula="of:=[.A1252]+[.A$4]" office:value-type="float" office:value="373.200000000008">
            <text:p>373.200000000008</text:p>
          </table:table-cell>
          <table:table-cell table:formula="of:=[.A1253]/2" office:value-type="float" office:value="186.600000000004">
            <text:p>186.600000000004</text:p>
          </table:table-cell>
          <table:table-cell table:formula="of:=SQRT(ABS([.$D$2]^2-[.B1253]^2))" office:value-type="float" office:value="71.9752735319459">
            <text:p>71.9752735319459</text:p>
          </table:table-cell>
          <table:table-cell table:formula="of:=([.$C$10]-[.C1253])*[.$B$4]" office:value-type="float" office:value="161290.92310935">
            <text:p>161290.92310935</text:p>
          </table:table-cell>
          <table:table-cell table:formula="of:=ROUND([.D1253])" office:value-type="float" office:value="161291">
            <text:p>161291</text:p>
          </table:table-cell>
          <table:table-cell table:formula="of:=([.$C$8]-([.E1253]*[.$C$4]))" office:value-type="float" office:value="71.97526875">
            <text:p>71.97526875</text:p>
          </table:table-cell>
          <table:table-cell table:formula="of:=SQRT(ABS([.$D$2]^2-[.F1253]^2))" office:value-type="float" office:value="186.600001844494">
            <text:p>186.600001844494</text:p>
          </table:table-cell>
          <table:table-cell table:formula="of:=ABS([.B1253]-[.G1253])" office:value-type="float" office:value="0.00000184449010021126">
            <text:p>0.00000184449010021126</text:p>
          </table:table-cell>
        </table:table-row>
        <table:table-row table:style-name="ro2">
          <table:table-cell table:formula="of:=[.A1253]+[.A$4]" office:value-type="float" office:value="373.500000000008">
            <text:p>373.500000000008</text:p>
          </table:table-cell>
          <table:table-cell table:formula="of:=[.A1254]/2" office:value-type="float" office:value="186.750000000004">
            <text:p>186.750000000004</text:p>
          </table:table-cell>
          <table:table-cell table:formula="of:=SQRT(ABS([.$D$2]^2-[.B1254]^2))" office:value-type="float" office:value="71.5851765381523">
            <text:p>71.5851765381523</text:p>
          </table:table-cell>
          <table:table-cell table:formula="of:=([.$C$10]-[.C1254])*[.$B$4]" office:value-type="float" office:value="161782.383888932">
            <text:p>161782.383888932</text:p>
          </table:table-cell>
          <table:table-cell table:formula="of:=ROUND([.D1254])" office:value-type="float" office:value="161782">
            <text:p>161782</text:p>
          </table:table-cell>
          <table:table-cell table:formula="of:=([.$C$8]-([.E1254]*[.$C$4]))" office:value-type="float" office:value="71.5855375">
            <text:p>71.5855375</text:p>
          </table:table-cell>
          <table:table-cell table:formula="of:=SQRT(ABS([.$D$2]^2-[.F1254]^2))" office:value-type="float" office:value="186.749861635387">
            <text:p>186.749861635387</text:p>
          </table:table-cell>
          <table:table-cell table:formula="of:=ABS([.B1254]-[.G1254])" office:value-type="float" office:value="0.000138364617470188">
            <text:p>0.000138364617470188</text:p>
          </table:table-cell>
        </table:table-row>
        <table:table-row table:style-name="ro2">
          <table:table-cell table:formula="of:=[.A1254]+[.A$4]" office:value-type="float" office:value="373.800000000008">
            <text:p>373.800000000008</text:p>
          </table:table-cell>
          <table:table-cell table:formula="of:=[.A1255]/2" office:value-type="float" office:value="186.900000000004">
            <text:p>186.900000000004</text:p>
          </table:table-cell>
          <table:table-cell table:formula="of:=SQRT(ABS([.$D$2]^2-[.B1255]^2))" office:value-type="float" office:value="71.1926260226326">
            <text:p>71.1926260226326</text:p>
          </table:table-cell>
          <table:table-cell table:formula="of:=([.$C$10]-[.C1255])*[.$B$4]" office:value-type="float" office:value="162276.935719508">
            <text:p>162276.935719508</text:p>
          </table:table-cell>
          <table:table-cell table:formula="of:=ROUND([.D1255])" office:value-type="float" office:value="162277">
            <text:p>162277</text:p>
          </table:table-cell>
          <table:table-cell table:formula="of:=([.$C$8]-([.E1255]*[.$C$4]))" office:value-type="float" office:value="71.19263125">
            <text:p>71.19263125</text:p>
          </table:table-cell>
          <table:table-cell table:formula="of:=SQRT(ABS([.$D$2]^2-[.F1255]^2))" office:value-type="float" office:value="186.899998008832">
            <text:p>186.899998008832</text:p>
          </table:table-cell>
          <table:table-cell table:formula="of:=ABS([.B1255]-[.G1255])" office:value-type="float" office:value="0.0000019911718993626">
            <text:p>0.0000019911718993626</text:p>
          </table:table-cell>
        </table:table-row>
        <table:table-row table:style-name="ro2">
          <table:table-cell table:formula="of:=[.A1255]+[.A$4]" office:value-type="float" office:value="374.100000000008">
            <text:p>374.100000000008</text:p>
          </table:table-cell>
          <table:table-cell table:formula="of:=[.A1256]/2" office:value-type="float" office:value="187.050000000004">
            <text:p>187.050000000004</text:p>
          </table:table-cell>
          <table:table-cell table:formula="of:=SQRT(ABS([.$D$2]^2-[.B1256]^2))" office:value-type="float" office:value="70.7975811733595">
            <text:p>70.7975811733595</text:p>
          </table:table-cell>
          <table:table-cell table:formula="of:=([.$C$10]-[.C1256])*[.$B$4]" office:value-type="float" office:value="162774.630017805">
            <text:p>162774.630017805</text:p>
          </table:table-cell>
          <table:table-cell table:formula="of:=ROUND([.D1256])" office:value-type="float" office:value="162775">
            <text:p>162775</text:p>
          </table:table-cell>
          <table:table-cell table:formula="of:=([.$C$8]-([.E1256]*[.$C$4]))" office:value-type="float" office:value="70.79734375">
            <text:p>70.79734375</text:p>
          </table:table-cell>
          <table:table-cell table:formula="of:=SQRT(ABS([.$D$2]^2-[.F1256]^2))" office:value-type="float" office:value="187.050089863502">
            <text:p>187.050089863502</text:p>
          </table:table-cell>
          <table:table-cell table:formula="of:=ABS([.B1256]-[.G1256])" office:value-type="float" office:value="0.0000898634982036128">
            <text:p>0.0000898634982036128</text:p>
          </table:table-cell>
        </table:table-row>
        <table:table-row table:style-name="ro2">
          <table:table-cell table:formula="of:=[.A1256]+[.A$4]" office:value-type="float" office:value="374.400000000008">
            <text:p>374.400000000008</text:p>
          </table:table-cell>
          <table:table-cell table:formula="of:=[.A1257]/2" office:value-type="float" office:value="187.200000000004">
            <text:p>187.200000000004</text:p>
          </table:table-cell>
          <table:table-cell table:formula="of:=SQRT(ABS([.$D$2]^2-[.B1257]^2))" office:value-type="float" office:value="70.3999999999888">
            <text:p>70.3999999999888</text:p>
          </table:table-cell>
          <table:table-cell table:formula="of:=([.$C$10]-[.C1257])*[.$B$4]" office:value-type="float" office:value="163275.519685044">
            <text:p>163275.519685044</text:p>
          </table:table-cell>
          <table:table-cell table:formula="of:=ROUND([.D1257])" office:value-type="float" office:value="163276">
            <text:p>163276</text:p>
          </table:table-cell>
          <table:table-cell table:formula="of:=([.$C$8]-([.E1257]*[.$C$4]))" office:value-type="float" office:value="70.399675">
            <text:p>70.399675</text:p>
          </table:table-cell>
          <table:table-cell table:formula="of:=SQRT(ABS([.$D$2]^2-[.F1257]^2))" office:value-type="float" office:value="187.2001222219">
            <text:p>187.2001222219</text:p>
          </table:table-cell>
          <table:table-cell table:formula="of:=ABS([.B1257]-[.G1257])" office:value-type="float" office:value="0.000122221895964003">
            <text:p>0.000122221895964003</text:p>
          </table:table-cell>
        </table:table-row>
        <table:table-row table:style-name="ro2">
          <table:table-cell table:formula="of:=[.A1257]+[.A$4]" office:value-type="float" office:value="374.700000000008">
            <text:p>374.700000000008</text:p>
          </table:table-cell>
          <table:table-cell table:formula="of:=[.A1258]/2" office:value-type="float" office:value="187.350000000004">
            <text:p>187.350000000004</text:p>
          </table:table-cell>
          <table:table-cell table:formula="of:=SQRT(ABS([.$D$2]^2-[.B1258]^2))" office:value-type="float" office:value="69.9998392855185">
            <text:p>69.9998392855185</text:p>
          </table:table-cell>
          <table:table-cell table:formula="of:=([.$C$10]-[.C1258])*[.$B$4]" office:value-type="float" office:value="163779.659167841">
            <text:p>163779.659167841</text:p>
          </table:table-cell>
          <table:table-cell table:formula="of:=ROUND([.D1258])" office:value-type="float" office:value="163780">
            <text:p>163780</text:p>
          </table:table-cell>
          <table:table-cell table:formula="of:=([.$C$8]-([.E1258]*[.$C$4]))" office:value-type="float" office:value="69.999625">
            <text:p>69.999625</text:p>
          </table:table-cell>
          <table:table-cell table:formula="of:=SQRT(ABS([.$D$2]^2-[.F1258]^2))" office:value-type="float" office:value="187.350080063659">
            <text:p>187.350080063659</text:p>
          </table:table-cell>
          <table:table-cell table:formula="of:=ABS([.B1258]-[.G1258])" office:value-type="float" office:value="0.0000800636545932321">
            <text:p>0.0000800636545932321</text:p>
          </table:table-cell>
        </table:table-row>
        <table:table-row table:style-name="ro2">
          <table:table-cell table:formula="of:=[.A1258]+[.A$4]" office:value-type="float" office:value="375.000000000008">
            <text:p>375.000000000008</text:p>
          </table:table-cell>
          <table:table-cell table:formula="of:=[.A1259]/2" office:value-type="float" office:value="187.500000000004">
            <text:p>187.500000000004</text:p>
          </table:table-cell>
          <table:table-cell table:formula="of:=SQRT(ABS([.$D$2]^2-[.B1259]^2))" office:value-type="float" office:value="69.5970545353639">
            <text:p>69.5970545353639</text:p>
          </table:table-cell>
          <table:table-cell table:formula="of:=([.$C$10]-[.C1259])*[.$B$4]" office:value-type="float" office:value="164287.104522366">
            <text:p>164287.104522366</text:p>
          </table:table-cell>
          <table:table-cell table:formula="of:=ROUND([.D1259])" office:value-type="float" office:value="164287">
            <text:p>164287</text:p>
          </table:table-cell>
          <table:table-cell table:formula="of:=([.$C$8]-([.E1259]*[.$C$4]))" office:value-type="float" office:value="69.59719375">
            <text:p>69.59719375</text:p>
          </table:table-cell>
          <table:table-cell table:formula="of:=SQRT(ABS([.$D$2]^2-[.F1259]^2))" office:value-type="float" office:value="187.499948325659">
            <text:p>187.499948325659</text:p>
          </table:table-cell>
          <table:table-cell table:formula="of:=ABS([.B1259]-[.G1259])" office:value-type="float" office:value="0.000051674344803132">
            <text:p>0.000051674344803132</text:p>
          </table:table-cell>
        </table:table-row>
        <table:table-row table:style-name="ro2">
          <table:table-cell table:formula="of:=[.A1259]+[.A$4]" office:value-type="float" office:value="375.300000000008">
            <text:p>375.300000000008</text:p>
          </table:table-cell>
          <table:table-cell table:formula="of:=[.A1260]/2" office:value-type="float" office:value="187.650000000004">
            <text:p>187.650000000004</text:p>
          </table:table-cell>
          <table:table-cell table:formula="of:=SQRT(ABS([.$D$2]^2-[.B1260]^2))" office:value-type="float" office:value="69.1915999236787">
            <text:p>69.1915999236787</text:p>
          </table:table-cell>
          <table:table-cell table:formula="of:=([.$C$10]-[.C1260])*[.$B$4]" office:value-type="float" office:value="164797.91348197">
            <text:p>164797.91348197</text:p>
          </table:table-cell>
          <table:table-cell table:formula="of:=ROUND([.D1260])" office:value-type="float" office:value="164798">
            <text:p>164798</text:p>
          </table:table-cell>
          <table:table-cell table:formula="of:=([.$C$8]-([.E1260]*[.$C$4]))" office:value-type="float" office:value="69.1915875">
            <text:p>69.1915875</text:p>
          </table:table-cell>
          <table:table-cell table:formula="of:=SQRT(ABS([.$D$2]^2-[.F1260]^2))" office:value-type="float" office:value="187.650004580948">
            <text:p>187.650004580948</text:p>
          </table:table-cell>
          <table:table-cell table:formula="of:=ABS([.B1260]-[.G1260])" office:value-type="float" office:value="0.00000458094388022801">
            <text:p>0.00000458094388022801</text:p>
          </table:table-cell>
        </table:table-row>
        <table:table-row table:style-name="ro2">
          <table:table-cell table:formula="of:=[.A1260]+[.A$4]" office:value-type="float" office:value="375.600000000008">
            <text:p>375.600000000008</text:p>
          </table:table-cell>
          <table:table-cell table:formula="of:=[.A1261]/2" office:value-type="float" office:value="187.800000000004">
            <text:p>187.800000000004</text:p>
          </table:table-cell>
          <table:table-cell table:formula="of:=SQRT(ABS([.$D$2]^2-[.B1261]^2))" office:value-type="float" office:value="68.7834282367374">
            <text:p>68.7834282367374</text:p>
          </table:table-cell>
          <table:table-cell table:formula="of:=([.$C$10]-[.C1261])*[.$B$4]" office:value-type="float" office:value="165312.14552851">
            <text:p>165312.14552851</text:p>
          </table:table-cell>
          <table:table-cell table:formula="of:=ROUND([.D1261])" office:value-type="float" office:value="165312">
            <text:p>165312</text:p>
          </table:table-cell>
          <table:table-cell table:formula="of:=([.$C$8]-([.E1261]*[.$C$4]))" office:value-type="float" office:value="68.7836">
            <text:p>68.7836</text:p>
          </table:table-cell>
          <table:table-cell table:formula="of:=SQRT(ABS([.$D$2]^2-[.F1261]^2))" office:value-type="float" office:value="187.799937090085">
            <text:p>187.799937090085</text:p>
          </table:table-cell>
          <table:table-cell table:formula="of:=ABS([.B1261]-[.G1261])" office:value-type="float" office:value="0.0000629099189382032">
            <text:p>0.0000629099189382032</text:p>
          </table:table-cell>
        </table:table-row>
        <table:table-row table:style-name="ro2">
          <table:table-cell table:formula="of:=[.A1261]+[.A$4]" office:value-type="float" office:value="375.900000000009">
            <text:p>375.900000000009</text:p>
          </table:table-cell>
          <table:table-cell table:formula="of:=[.A1262]/2" office:value-type="float" office:value="187.950000000004">
            <text:p>187.950000000004</text:p>
          </table:table-cell>
          <table:table-cell table:formula="of:=SQRT(ABS([.$D$2]^2-[.B1262]^2))" office:value-type="float" office:value="68.3724908131801">
            <text:p>68.3724908131801</text:p>
          </table:table-cell>
          <table:table-cell table:formula="of:=([.$C$10]-[.C1262])*[.$B$4]" office:value-type="float" office:value="165829.861967637">
            <text:p>165829.861967637</text:p>
          </table:table-cell>
          <table:table-cell table:formula="of:=ROUND([.D1262])" office:value-type="float" office:value="165830">
            <text:p>165830</text:p>
          </table:table-cell>
          <table:table-cell table:formula="of:=([.$C$8]-([.E1262]*[.$C$4]))" office:value-type="float" office:value="68.3724375">
            <text:p>68.3724375</text:p>
          </table:table-cell>
          <table:table-cell table:formula="of:=SQRT(ABS([.$D$2]^2-[.F1262]^2))" office:value-type="float" office:value="187.950019394276">
            <text:p>187.950019394276</text:p>
          </table:table-cell>
          <table:table-cell table:formula="of:=ABS([.B1262]-[.G1262])" office:value-type="float" office:value="0.0000193942713906381">
            <text:p>0.0000193942713906381</text:p>
          </table:table-cell>
        </table:table-row>
        <table:table-row table:style-name="ro2">
          <table:table-cell table:formula="of:=[.A1262]+[.A$4]" office:value-type="float" office:value="376.200000000009">
            <text:p>376.200000000009</text:p>
          </table:table-cell>
          <table:table-cell table:formula="of:=[.A1263]/2" office:value-type="float" office:value="188.100000000004">
            <text:p>188.100000000004</text:p>
          </table:table-cell>
          <table:table-cell table:formula="of:=SQRT(ABS([.$D$2]^2-[.B1263]^2))" office:value-type="float" office:value="67.9587374809038">
            <text:p>67.9587374809038</text:p>
          </table:table-cell>
          <table:table-cell table:formula="of:=([.$C$10]-[.C1263])*[.$B$4]" office:value-type="float" office:value="166351.1260083">
            <text:p>166351.1260083</text:p>
          </table:table-cell>
          <table:table-cell table:formula="of:=ROUND([.D1263])" office:value-type="float" office:value="166351">
            <text:p>166351</text:p>
          </table:table-cell>
          <table:table-cell table:formula="of:=([.$C$8]-([.E1263]*[.$C$4]))" office:value-type="float" office:value="67.95889375">
            <text:p>67.95889375</text:p>
          </table:table-cell>
          <table:table-cell table:formula="of:=SQRT(ABS([.$D$2]^2-[.F1263]^2))" office:value-type="float" office:value="188.099943541396">
            <text:p>188.099943541396</text:p>
          </table:table-cell>
          <table:table-cell table:formula="of:=ABS([.B1263]-[.G1263])" office:value-type="float" office:value="0.0000564586086682084">
            <text:p>0.0000564586086682084</text:p>
          </table:table-cell>
        </table:table-row>
        <table:table-row table:style-name="ro2">
          <table:table-cell table:formula="of:=[.A1263]+[.A$4]" office:value-type="float" office:value="376.500000000009">
            <text:p>376.500000000009</text:p>
          </table:table-cell>
          <table:table-cell table:formula="of:=[.A1264]/2" office:value-type="float" office:value="188.250000000004">
            <text:p>188.250000000004</text:p>
          </table:table-cell>
          <table:table-cell table:formula="of:=SQRT(ABS([.$D$2]^2-[.B1264]^2))" office:value-type="float" office:value="67.5421164903676">
            <text:p>67.5421164903676</text:p>
          </table:table-cell>
          <table:table-cell table:formula="of:=([.$C$10]-[.C1264])*[.$B$4]" office:value-type="float" office:value="166876.002846771">
            <text:p>166876.002846771</text:p>
          </table:table-cell>
          <table:table-cell table:formula="of:=ROUND([.D1264])" office:value-type="float" office:value="166876">
            <text:p>166876</text:p>
          </table:table-cell>
          <table:table-cell table:formula="of:=([.$C$8]-([.E1264]*[.$C$4]))" office:value-type="float" office:value="67.542175">
            <text:p>67.542175</text:p>
          </table:table-cell>
          <table:table-cell table:formula="of:=SQRT(ABS([.$D$2]^2-[.F1264]^2))" office:value-type="float" office:value="188.249979007354">
            <text:p>188.249979007354</text:p>
          </table:table-cell>
          <table:table-cell table:formula="of:=ABS([.B1264]-[.G1264])" office:value-type="float" office:value="0.0000209926498655477">
            <text:p>0.0000209926498655477</text:p>
          </table:table-cell>
        </table:table-row>
        <table:table-row table:style-name="ro2">
          <table:table-cell table:formula="of:=[.A1264]+[.A$4]" office:value-type="float" office:value="376.800000000009">
            <text:p>376.800000000009</text:p>
          </table:table-cell>
          <table:table-cell table:formula="of:=[.A1265]/2" office:value-type="float" office:value="188.400000000004">
            <text:p>188.400000000004</text:p>
          </table:table-cell>
          <table:table-cell table:formula="of:=SQRT(ABS([.$D$2]^2-[.B1265]^2))" office:value-type="float" office:value="67.1225744440601">
            <text:p>67.1225744440601</text:p>
          </table:table-cell>
          <table:table-cell table:formula="of:=([.$C$10]-[.C1265])*[.$B$4]" office:value-type="float" office:value="167404.559755505">
            <text:p>167404.559755505</text:p>
          </table:table-cell>
          <table:table-cell table:formula="of:=ROUND([.D1265])" office:value-type="float" office:value="167405">
            <text:p>167405</text:p>
          </table:table-cell>
          <table:table-cell table:formula="of:=([.$C$8]-([.E1265]*[.$C$4]))" office:value-type="float" office:value="67.12228125">
            <text:p>67.12228125</text:p>
          </table:table-cell>
          <table:table-cell table:formula="of:=SQRT(ABS([.$D$2]^2-[.F1265]^2))" office:value-type="float" office:value="188.400104458028">
            <text:p>188.400104458028</text:p>
          </table:table-cell>
          <table:table-cell table:formula="of:=ABS([.B1265]-[.G1265])" office:value-type="float" office:value="0.000104458023827192">
            <text:p>0.000104458023827192</text:p>
          </table:table-cell>
        </table:table-row>
        <table:table-row table:style-name="ro2">
          <table:table-cell table:formula="of:=[.A1265]+[.A$4]" office:value-type="float" office:value="377.100000000009">
            <text:p>377.100000000009</text:p>
          </table:table-cell>
          <table:table-cell table:formula="of:=[.A1266]/2" office:value-type="float" office:value="188.550000000004">
            <text:p>188.550000000004</text:p>
          </table:table-cell>
          <table:table-cell table:formula="of:=SQRT(ABS([.$D$2]^2-[.B1266]^2))" office:value-type="float" office:value="66.7000562218533">
            <text:p>66.7000562218533</text:p>
          </table:table-cell>
          <table:table-cell table:formula="of:=([.$C$10]-[.C1266])*[.$B$4]" office:value-type="float" office:value="167936.866177183">
            <text:p>167936.866177183</text:p>
          </table:table-cell>
          <table:table-cell table:formula="of:=ROUND([.D1266])" office:value-type="float" office:value="167937">
            <text:p>167937</text:p>
          </table:table-cell>
          <table:table-cell table:formula="of:=([.$C$8]-([.E1266]*[.$C$4]))" office:value-type="float" office:value="66.70000625">
            <text:p>66.70000625</text:p>
          </table:table-cell>
          <table:table-cell table:formula="of:=SQRT(ABS([.$D$2]^2-[.F1266]^2))" office:value-type="float" office:value="188.550017677671">
            <text:p>188.550017677671</text:p>
          </table:table-cell>
          <table:table-cell table:formula="of:=ABS([.B1266]-[.G1266])" office:value-type="float" office:value="0.0000176776665057332">
            <text:p>0.0000176776665057332</text:p>
          </table:table-cell>
        </table:table-row>
        <table:table-row table:style-name="ro2">
          <table:table-cell table:formula="of:=[.A1266]+[.A$4]" office:value-type="float" office:value="377.400000000009">
            <text:p>377.400000000009</text:p>
          </table:table-cell>
          <table:table-cell table:formula="of:=[.A1267]/2" office:value-type="float" office:value="188.700000000004">
            <text:p>188.700000000004</text:p>
          </table:table-cell>
          <table:table-cell table:formula="of:=SQRT(ABS([.$D$2]^2-[.B1267]^2))" office:value-type="float" office:value="66.2745049019484">
            <text:p>66.2745049019484</text:p>
          </table:table-cell>
          <table:table-cell table:formula="of:=([.$C$10]-[.C1267])*[.$B$4]" office:value-type="float" office:value="168472.993824307">
            <text:p>168472.993824307</text:p>
          </table:table-cell>
          <table:table-cell table:formula="of:=ROUND([.D1267])" office:value-type="float" office:value="168473">
            <text:p>168473</text:p>
          </table:table-cell>
          <table:table-cell table:formula="of:=([.$C$8]-([.E1267]*[.$C$4]))" office:value-type="float" office:value="66.27455625">
            <text:p>66.27455625</text:p>
          </table:table-cell>
          <table:table-cell table:formula="of:=SQRT(ABS([.$D$2]^2-[.F1267]^2))" office:value-type="float" office:value="188.699981965727">
            <text:p>188.699981965727</text:p>
          </table:table-cell>
          <table:table-cell table:formula="of:=ABS([.B1267]-[.G1267])" office:value-type="float" office:value="0.0000180342775877307">
            <text:p>0.0000180342775877307</text:p>
          </table:table-cell>
        </table:table-row>
        <table:table-row table:style-name="ro2">
          <table:table-cell table:formula="of:=[.A1267]+[.A$4]" office:value-type="float" office:value="377.700000000009">
            <text:p>377.700000000009</text:p>
          </table:table-cell>
          <table:table-cell table:formula="of:=[.A1268]/2" office:value-type="float" office:value="188.850000000004">
            <text:p>188.850000000004</text:p>
          </table:table-cell>
          <table:table-cell table:formula="of:=SQRT(ABS([.$D$2]^2-[.B1268]^2))" office:value-type="float" office:value="65.8458616770893">
            <text:p>65.8458616770893</text:p>
          </table:table-cell>
          <table:table-cell table:formula="of:=([.$C$10]-[.C1268])*[.$B$4]" office:value-type="float" office:value="169013.016784759">
            <text:p>169013.016784759</text:p>
          </table:table-cell>
          <table:table-cell table:formula="of:=ROUND([.D1268])" office:value-type="float" office:value="169013">
            <text:p>169013</text:p>
          </table:table-cell>
          <table:table-cell table:formula="of:=([.$C$8]-([.E1268]*[.$C$4]))" office:value-type="float" office:value="65.84593125">
            <text:p>65.84593125</text:p>
          </table:table-cell>
          <table:table-cell table:formula="of:=SQRT(ABS([.$D$2]^2-[.F1268]^2))" office:value-type="float" office:value="188.849975742176">
            <text:p>188.849975742176</text:p>
          </table:table-cell>
          <table:table-cell table:formula="of:=ABS([.B1268]-[.G1268])" office:value-type="float" office:value="0.0000242578287839024">
            <text:p>0.0000242578287839024</text:p>
          </table:table-cell>
        </table:table-row>
        <table:table-row table:style-name="ro2">
          <table:table-cell table:formula="of:=[.A1268]+[.A$4]" office:value-type="float" office:value="378.000000000009">
            <text:p>378.000000000009</text:p>
          </table:table-cell>
          <table:table-cell table:formula="of:=[.A1269]/2" office:value-type="float" office:value="189.000000000004">
            <text:p>189.000000000004</text:p>
          </table:table-cell>
          <table:table-cell table:formula="of:=SQRT(ABS([.$D$2]^2-[.B1269]^2))" office:value-type="float" office:value="65.4140657656928">
            <text:p>65.4140657656928</text:p>
          </table:table-cell>
          <table:table-cell table:formula="of:=([.$C$10]-[.C1269])*[.$B$4]" office:value-type="float" office:value="169557.011633763">
            <text:p>169557.011633763</text:p>
          </table:table-cell>
          <table:table-cell table:formula="of:=ROUND([.D1269])" office:value-type="float" office:value="169557">
            <text:p>169557</text:p>
          </table:table-cell>
          <table:table-cell table:formula="of:=([.$C$8]-([.E1269]*[.$C$4]))" office:value-type="float" office:value="65.41413125">
            <text:p>65.41413125</text:p>
          </table:table-cell>
          <table:table-cell table:formula="of:=SQRT(ABS([.$D$2]^2-[.F1269]^2))" office:value-type="float" office:value="188.999977335469">
            <text:p>188.999977335469</text:p>
          </table:table-cell>
          <table:table-cell table:formula="of:=ABS([.B1269]-[.G1269])" office:value-type="float" office:value="0.0000226645353507138">
            <text:p>0.0000226645353507138</text:p>
          </table:table-cell>
        </table:table-row>
        <table:table-row table:style-name="ro2">
          <table:table-cell table:formula="of:=[.A1269]+[.A$4]" office:value-type="float" office:value="378.300000000009">
            <text:p>378.300000000009</text:p>
          </table:table-cell>
          <table:table-cell table:formula="of:=[.A1270]/2" office:value-type="float" office:value="189.150000000004">
            <text:p>189.150000000004</text:p>
          </table:table-cell>
          <table:table-cell table:formula="of:=SQRT(ABS([.$D$2]^2-[.B1270]^2))" office:value-type="float" office:value="64.9790543175135">
            <text:p>64.9790543175135</text:p>
          </table:table-cell>
          <table:table-cell table:formula="of:=([.$C$10]-[.C1270])*[.$B$4]" office:value-type="float" office:value="170105.057552729">
            <text:p>170105.057552729</text:p>
          </table:table-cell>
          <table:table-cell table:formula="of:=ROUND([.D1270])" office:value-type="float" office:value="170105">
            <text:p>170105</text:p>
          </table:table-cell>
          <table:table-cell table:formula="of:=([.$C$8]-([.E1270]*[.$C$4]))" office:value-type="float" office:value="64.97915625">
            <text:p>64.97915625</text:p>
          </table:table-cell>
          <table:table-cell table:formula="of:=SQRT(ABS([.$D$2]^2-[.F1270]^2))" office:value-type="float" office:value="189.149964982915">
            <text:p>189.149964982915</text:p>
          </table:table-cell>
          <table:table-cell table:formula="of:=ABS([.B1270]-[.G1270])" office:value-type="float" office:value="0.000035017089004441">
            <text:p>0.000035017089004441</text:p>
          </table:table-cell>
        </table:table-row>
        <table:table-row table:style-name="ro2">
          <table:table-cell table:formula="of:=[.A1270]+[.A$4]" office:value-type="float" office:value="378.600000000009">
            <text:p>378.600000000009</text:p>
          </table:table-cell>
          <table:table-cell table:formula="of:=[.A1271]/2" office:value-type="float" office:value="189.300000000004">
            <text:p>189.300000000004</text:p>
          </table:table-cell>
          <table:table-cell table:formula="of:=SQRT(ABS([.$D$2]^2-[.B1271]^2))" office:value-type="float" office:value="64.5407623134277">
            <text:p>64.5407623134277</text:p>
          </table:table-cell>
          <table:table-cell table:formula="of:=([.$C$10]-[.C1271])*[.$B$4]" office:value-type="float" office:value="170657.236455514">
            <text:p>170657.236455514</text:p>
          </table:table-cell>
          <table:table-cell table:formula="of:=ROUND([.D1271])" office:value-type="float" office:value="170657">
            <text:p>170657</text:p>
          </table:table-cell>
          <table:table-cell table:formula="of:=([.$C$8]-([.E1271]*[.$C$4]))" office:value-type="float" office:value="64.54100625">
            <text:p>64.54100625</text:p>
          </table:table-cell>
          <table:table-cell table:formula="of:=SQRT(ABS([.$D$2]^2-[.F1271]^2))" office:value-type="float" office:value="189.299916831037">
            <text:p>189.299916831037</text:p>
          </table:table-cell>
          <table:table-cell table:formula="of:=ABS([.B1271]-[.G1271])" office:value-type="float" office:value="0.0000831689674782865">
            <text:p>0.0000831689674782865</text:p>
          </table:table-cell>
        </table:table-row>
        <table:table-row table:style-name="ro2">
          <table:table-cell table:formula="of:=[.A1271]+[.A$4]" office:value-type="float" office:value="378.900000000009">
            <text:p>378.900000000009</text:p>
          </table:table-cell>
          <table:table-cell table:formula="of:=[.A1272]/2" office:value-type="float" office:value="189.450000000004">
            <text:p>189.450000000004</text:p>
          </table:table-cell>
          <table:table-cell table:formula="of:=SQRT(ABS([.$D$2]^2-[.B1272]^2))" office:value-type="float" office:value="64.099122458879">
            <text:p>64.099122458879</text:p>
          </table:table-cell>
          <table:table-cell table:formula="of:=([.$C$10]-[.C1272])*[.$B$4]" office:value-type="float" office:value="171213.633122662">
            <text:p>171213.633122662</text:p>
          </table:table-cell>
          <table:table-cell table:formula="of:=ROUND([.D1272])" office:value-type="float" office:value="171214">
            <text:p>171214</text:p>
          </table:table-cell>
          <table:table-cell table:formula="of:=([.$C$8]-([.E1272]*[.$C$4]))" office:value-type="float" office:value="64.0988875">
            <text:p>64.0988875</text:p>
          </table:table-cell>
          <table:table-cell table:formula="of:=SQRT(ABS([.$D$2]^2-[.F1272]^2))" office:value-type="float" office:value="189.450079496585">
            <text:p>189.450079496585</text:p>
          </table:table-cell>
          <table:table-cell table:formula="of:=ABS([.B1272]-[.G1272])" office:value-type="float" office:value="0.0000794965806107939">
            <text:p>0.0000794965806107939</text:p>
          </table:table-cell>
        </table:table-row>
        <table:table-row table:style-name="ro2">
          <table:table-cell table:formula="of:=[.A1272]+[.A$4]" office:value-type="float" office:value="379.200000000009">
            <text:p>379.200000000009</text:p>
          </table:table-cell>
          <table:table-cell table:formula="of:=[.A1273]/2" office:value-type="float" office:value="189.600000000004">
            <text:p>189.600000000004</text:p>
          </table:table-cell>
          <table:table-cell table:formula="of:=SQRT(ABS([.$D$2]^2-[.B1273]^2))" office:value-type="float" office:value="63.6540650704915">
            <text:p>63.6540650704915</text:p>
          </table:table-cell>
          <table:table-cell table:formula="of:=([.$C$10]-[.C1273])*[.$B$4]" office:value-type="float" office:value="171774.335344253">
            <text:p>171774.335344253</text:p>
          </table:table-cell>
          <table:table-cell table:formula="of:=ROUND([.D1273])" office:value-type="float" office:value="171774">
            <text:p>171774</text:p>
          </table:table-cell>
          <table:table-cell table:formula="of:=([.$C$8]-([.E1273]*[.$C$4]))" office:value-type="float" office:value="63.6543875">
            <text:p>63.6543875</text:p>
          </table:table-cell>
          <table:table-cell table:formula="of:=SQRT(ABS([.$D$2]^2-[.F1273]^2))" office:value-type="float" office:value="189.599891751024">
            <text:p>189.599891751024</text:p>
          </table:table-cell>
          <table:table-cell table:formula="of:=ABS([.B1273]-[.G1273])" office:value-type="float" office:value="0.00010824898077999">
            <text:p>0.00010824898077999</text:p>
          </table:table-cell>
        </table:table-row>
        <table:table-row table:style-name="ro2">
          <table:table-cell table:formula="of:=[.A1273]+[.A$4]" office:value-type="float" office:value="379.500000000009">
            <text:p>379.500000000009</text:p>
          </table:table-cell>
          <table:table-cell table:formula="of:=[.A1274]/2" office:value-type="float" office:value="189.750000000004">
            <text:p>189.750000000004</text:p>
          </table:table-cell>
          <table:table-cell table:formula="of:=SQRT(ABS([.$D$2]^2-[.B1274]^2))" office:value-type="float" office:value="63.2055179553048">
            <text:p>63.2055179553048</text:p>
          </table:table-cell>
          <table:table-cell table:formula="of:=([.$C$10]-[.C1274])*[.$B$4]" office:value-type="float" office:value="172339.434072047">
            <text:p>172339.434072047</text:p>
          </table:table-cell>
          <table:table-cell table:formula="of:=ROUND([.D1274])" office:value-type="float" office:value="172339">
            <text:p>172339</text:p>
          </table:table-cell>
          <table:table-cell table:formula="of:=([.$C$8]-([.E1274]*[.$C$4]))" office:value-type="float" office:value="63.20591875">
            <text:p>63.20591875</text:p>
          </table:table-cell>
          <table:table-cell table:formula="of:=SQRT(ABS([.$D$2]^2-[.F1274]^2))" office:value-type="float" office:value="189.749866495258">
            <text:p>189.749866495258</text:p>
          </table:table-cell>
          <table:table-cell table:formula="of:=ABS([.B1274]-[.G1274])" office:value-type="float" office:value="0.000133504745889468">
            <text:p>0.000133504745889468</text:p>
          </table:table-cell>
        </table:table-row>
        <table:table-row table:style-name="ro2">
          <table:table-cell table:formula="of:=[.A1274]+[.A$4]" office:value-type="float" office:value="379.800000000009">
            <text:p>379.800000000009</text:p>
          </table:table-cell>
          <table:table-cell table:formula="of:=[.A1275]/2" office:value-type="float" office:value="189.900000000004">
            <text:p>189.900000000004</text:p>
          </table:table-cell>
          <table:table-cell table:formula="of:=SQRT(ABS([.$D$2]^2-[.B1275]^2))" office:value-type="float" office:value="62.7534062820366">
            <text:p>62.7534062820366</text:p>
          </table:table-cell>
          <table:table-cell table:formula="of:=([.$C$10]-[.C1275])*[.$B$4]" office:value-type="float" office:value="172909.023581676">
            <text:p>172909.023581676</text:p>
          </table:table-cell>
          <table:table-cell table:formula="of:=ROUND([.D1275])" office:value-type="float" office:value="172909">
            <text:p>172909</text:p>
          </table:table-cell>
          <table:table-cell table:formula="of:=([.$C$8]-([.E1275]*[.$C$4]))" office:value-type="float" office:value="62.75348125">
            <text:p>62.75348125</text:p>
          </table:table-cell>
          <table:table-cell table:formula="of:=SQRT(ABS([.$D$2]^2-[.F1275]^2))" office:value-type="float" office:value="189.899975226449">
            <text:p>189.899975226449</text:p>
          </table:table-cell>
          <table:table-cell table:formula="of:=ABS([.B1275]-[.G1275])" office:value-type="float" office:value="0.0000247735554523842">
            <text:p>0.0000247735554523842</text:p>
          </table:table-cell>
        </table:table-row>
        <table:table-row table:style-name="ro2">
          <table:table-cell table:formula="of:=[.A1275]+[.A$4]" office:value-type="float" office:value="380.100000000009">
            <text:p>380.100000000009</text:p>
          </table:table-cell>
          <table:table-cell table:formula="of:=[.A1276]/2" office:value-type="float" office:value="190.050000000004">
            <text:p>190.050000000004</text:p>
          </table:table-cell>
          <table:table-cell table:formula="of:=SQRT(ABS([.$D$2]^2-[.B1276]^2))" office:value-type="float" office:value="62.2976524437186">
            <text:p>62.2976524437186</text:p>
          </table:table-cell>
          <table:table-cell table:formula="of:=([.$C$10]-[.C1276])*[.$B$4]" office:value-type="float" office:value="173483.201645699">
            <text:p>173483.201645699</text:p>
          </table:table-cell>
          <table:table-cell table:formula="of:=ROUND([.D1276])" office:value-type="float" office:value="173483">
            <text:p>173483</text:p>
          </table:table-cell>
          <table:table-cell table:formula="of:=([.$C$8]-([.E1276]*[.$C$4]))" office:value-type="float" office:value="62.29786875">
            <text:p>62.29786875</text:p>
          </table:table-cell>
          <table:table-cell table:formula="of:=SQRT(ABS([.$D$2]^2-[.F1276]^2))" office:value-type="float" office:value="190.049929095508">
            <text:p>190.049929095508</text:p>
          </table:table-cell>
          <table:table-cell table:formula="of:=ABS([.B1276]-[.G1276])" office:value-type="float" office:value="0.0000709044959137373">
            <text:p>0.0000709044959137373</text:p>
          </table:table-cell>
        </table:table-row>
        <table:table-row table:style-name="ro2">
          <table:table-cell table:formula="of:=[.A1276]+[.A$4]" office:value-type="float" office:value="380.400000000009">
            <text:p>380.400000000009</text:p>
          </table:table-cell>
          <table:table-cell table:formula="of:=[.A1277]/2" office:value-type="float" office:value="190.200000000004">
            <text:p>190.200000000004</text:p>
          </table:table-cell>
          <table:table-cell table:formula="of:=SQRT(ABS([.$D$2]^2-[.B1277]^2))" office:value-type="float" office:value="61.8381759109884">
            <text:p>61.8381759109884</text:p>
          </table:table-cell>
          <table:table-cell table:formula="of:=([.$C$10]-[.C1277])*[.$B$4]" office:value-type="float" office:value="174062.06971843">
            <text:p>174062.06971843</text:p>
          </table:table-cell>
          <table:table-cell table:formula="of:=ROUND([.D1277])" office:value-type="float" office:value="174062">
            <text:p>174062</text:p>
          </table:table-cell>
          <table:table-cell table:formula="of:=([.$C$8]-([.E1277]*[.$C$4]))" office:value-type="float" office:value="61.8382875">
            <text:p>61.8382875</text:p>
          </table:table-cell>
          <table:table-cell table:formula="of:=SQRT(ABS([.$D$2]^2-[.F1277]^2))" office:value-type="float" office:value="190.199963719942">
            <text:p>190.199963719942</text:p>
          </table:table-cell>
          <table:table-cell table:formula="of:=ABS([.B1277]-[.G1277])" office:value-type="float" office:value="0.0000362800620905546">
            <text:p>0.0000362800620905546</text:p>
          </table:table-cell>
        </table:table-row>
        <table:table-row table:style-name="ro2">
          <table:table-cell table:formula="of:=[.A1277]+[.A$4]" office:value-type="float" office:value="380.700000000009">
            <text:p>380.700000000009</text:p>
          </table:table-cell>
          <table:table-cell table:formula="of:=[.A1278]/2" office:value-type="float" office:value="190.350000000004">
            <text:p>190.350000000004</text:p>
          </table:table-cell>
          <table:table-cell table:formula="of:=SQRT(ABS([.$D$2]^2-[.B1278]^2))" office:value-type="float" office:value="61.3748930752498">
            <text:p>61.3748930752498</text:p>
          </table:table-cell>
          <table:table-cell table:formula="of:=([.$C$10]-[.C1278])*[.$B$4]" office:value-type="float" office:value="174645.733133534">
            <text:p>174645.733133534</text:p>
          </table:table-cell>
          <table:table-cell table:formula="of:=ROUND([.D1278])" office:value-type="float" office:value="174646">
            <text:p>174646</text:p>
          </table:table-cell>
          <table:table-cell table:formula="of:=([.$C$8]-([.E1278]*[.$C$4]))" office:value-type="float" office:value="61.3747375">
            <text:p>61.3747375</text:p>
          </table:table-cell>
          <table:table-cell table:formula="of:=SQRT(ABS([.$D$2]^2-[.F1278]^2))" office:value-type="float" office:value="190.350050162342">
            <text:p>190.350050162342</text:p>
          </table:table-cell>
          <table:table-cell table:formula="of:=ABS([.B1278]-[.G1278])" office:value-type="float" office:value="0.000050162337601023">
            <text:p>0.000050162337601023</text:p>
          </table:table-cell>
        </table:table-row>
        <table:table-row table:style-name="ro2">
          <table:table-cell table:formula="of:=[.A1278]+[.A$4]" office:value-type="float" office:value="381.000000000009">
            <text:p>381.000000000009</text:p>
          </table:table-cell>
          <table:table-cell table:formula="of:=[.A1279]/2" office:value-type="float" office:value="190.500000000004">
            <text:p>190.500000000004</text:p>
          </table:table-cell>
          <table:table-cell table:formula="of:=SQRT(ABS([.$D$2]^2-[.B1279]^2))" office:value-type="float" office:value="60.9077170808293">
            <text:p>60.9077170808293</text:p>
          </table:table-cell>
          <table:table-cell table:formula="of:=([.$C$10]-[.C1279])*[.$B$4]" office:value-type="float" office:value="175234.301315481">
            <text:p>175234.301315481</text:p>
          </table:table-cell>
          <table:table-cell table:formula="of:=ROUND([.D1279])" office:value-type="float" office:value="175234">
            <text:p>175234</text:p>
          </table:table-cell>
          <table:table-cell table:formula="of:=([.$C$8]-([.E1279]*[.$C$4]))" office:value-type="float" office:value="60.9080125">
            <text:p>60.9080125</text:p>
          </table:table-cell>
          <table:table-cell table:formula="of:=SQRT(ABS([.$D$2]^2-[.F1279]^2))" office:value-type="float" office:value="190.499905546695">
            <text:p>190.499905546695</text:p>
          </table:table-cell>
          <table:table-cell table:formula="of:=ABS([.B1279]-[.G1279])" office:value-type="float" office:value="0.0000944533090319055">
            <text:p>0.0000944533090319055</text:p>
          </table:table-cell>
        </table:table-row>
        <table:table-row table:style-name="ro2">
          <table:table-cell table:formula="of:=[.A1279]+[.A$4]" office:value-type="float" office:value="381.300000000009">
            <text:p>381.300000000009</text:p>
          </table:table-cell>
          <table:table-cell table:formula="of:=[.A1280]/2" office:value-type="float" office:value="190.650000000004">
            <text:p>190.650000000004</text:p>
          </table:table-cell>
          <table:table-cell table:formula="of:=SQRT(ABS([.$D$2]^2-[.B1280]^2))" office:value-type="float" office:value="60.4365576451732">
            <text:p>60.4365576451732</text:p>
          </table:table-cell>
          <table:table-cell table:formula="of:=([.$C$10]-[.C1280])*[.$B$4]" office:value-type="float" office:value="175827.888006071">
            <text:p>175827.888006071</text:p>
          </table:table-cell>
          <table:table-cell table:formula="of:=ROUND([.D1280])" office:value-type="float" office:value="175828">
            <text:p>175828</text:p>
          </table:table-cell>
          <table:table-cell table:formula="of:=([.$C$8]-([.E1280]*[.$C$4]))" office:value-type="float" office:value="60.436525">
            <text:p>60.436525</text:p>
          </table:table-cell>
          <table:table-cell table:formula="of:=SQRT(ABS([.$D$2]^2-[.F1280]^2))" office:value-type="float" office:value="190.650010348608">
            <text:p>190.650010348608</text:p>
          </table:table-cell>
          <table:table-cell table:formula="of:=ABS([.B1280]-[.G1280])" office:value-type="float" office:value="0.0000103486037232869">
            <text:p>0.0000103486037232869</text:p>
          </table:table-cell>
        </table:table-row>
        <table:table-row table:style-name="ro2">
          <table:table-cell table:formula="of:=[.A1280]+[.A$4]" office:value-type="float" office:value="381.600000000009">
            <text:p>381.600000000009</text:p>
          </table:table-cell>
          <table:table-cell table:formula="of:=[.A1281]/2" office:value-type="float" office:value="190.800000000004">
            <text:p>190.800000000004</text:p>
          </table:table-cell>
          <table:table-cell table:formula="of:=SQRT(ABS([.$D$2]^2-[.B1281]^2))" office:value-type="float" office:value="59.9613208660244">
            <text:p>59.9613208660244</text:p>
          </table:table-cell>
          <table:table-cell table:formula="of:=([.$C$10]-[.C1281])*[.$B$4]" office:value-type="float" office:value="176426.611507361">
            <text:p>176426.611507361</text:p>
          </table:table-cell>
          <table:table-cell table:formula="of:=ROUND([.D1281])" office:value-type="float" office:value="176427">
            <text:p>176427</text:p>
          </table:table-cell>
          <table:table-cell table:formula="of:=([.$C$8]-([.E1281]*[.$C$4]))" office:value-type="float" office:value="59.96106875">
            <text:p>59.96106875</text:p>
          </table:table-cell>
          <table:table-cell table:formula="of:=SQRT(ABS([.$D$2]^2-[.F1281]^2))" office:value-type="float" office:value="190.800079230481">
            <text:p>190.800079230481</text:p>
          </table:table-cell>
          <table:table-cell table:formula="of:=ABS([.B1281]-[.G1281])" office:value-type="float" office:value="0.0000792304765013796">
            <text:p>0.0000792304765013796</text:p>
          </table:table-cell>
        </table:table-row>
        <table:table-row table:style-name="ro2">
          <table:table-cell table:formula="of:=[.A1281]+[.A$4]" office:value-type="float" office:value="381.900000000009">
            <text:p>381.900000000009</text:p>
          </table:table-cell>
          <table:table-cell table:formula="of:=[.A1282]/2" office:value-type="float" office:value="190.950000000004">
            <text:p>190.950000000004</text:p>
          </table:table-cell>
          <table:table-cell table:formula="of:=SQRT(ABS([.$D$2]^2-[.B1282]^2))" office:value-type="float" office:value="59.4819090144082">
            <text:p>59.4819090144082</text:p>
          </table:table-cell>
          <table:table-cell table:formula="of:=([.$C$10]-[.C1282])*[.$B$4]" office:value-type="float" office:value="177030.594942468">
            <text:p>177030.594942468</text:p>
          </table:table-cell>
          <table:table-cell table:formula="of:=ROUND([.D1282])" office:value-type="float" office:value="177031">
            <text:p>177031</text:p>
          </table:table-cell>
          <table:table-cell table:formula="of:=([.$C$8]-([.E1282]*[.$C$4]))" office:value-type="float" office:value="59.48164375">
            <text:p>59.48164375</text:p>
          </table:table-cell>
          <table:table-cell table:formula="of:=SQRT(ABS([.$D$2]^2-[.F1282]^2))" office:value-type="float" office:value="190.950082631032">
            <text:p>190.950082631032</text:p>
          </table:table-cell>
          <table:table-cell table:formula="of:=ABS([.B1282]-[.G1282])" office:value-type="float" office:value="0.0000826310279933296">
            <text:p>0.0000826310279933296</text:p>
          </table:table-cell>
        </table:table-row>
        <table:table-row table:style-name="ro2">
          <table:table-cell table:formula="of:=[.A1282]+[.A$4]" office:value-type="float" office:value="382.200000000009">
            <text:p>382.200000000009</text:p>
          </table:table-cell>
          <table:table-cell table:formula="of:=[.A1283]/2" office:value-type="float" office:value="191.100000000004">
            <text:p>191.100000000004</text:p>
          </table:table-cell>
          <table:table-cell table:formula="of:=SQRT(ABS([.$D$2]^2-[.B1283]^2))" office:value-type="float" office:value="58.9982203121275">
            <text:p>58.9982203121275</text:p>
          </table:table-cell>
          <table:table-cell table:formula="of:=([.$C$10]-[.C1283])*[.$B$4]" office:value-type="float" office:value="177639.966535893">
            <text:p>177639.966535893</text:p>
          </table:table-cell>
          <table:table-cell table:formula="of:=ROUND([.D1283])" office:value-type="float" office:value="177640">
            <text:p>177640</text:p>
          </table:table-cell>
          <table:table-cell table:formula="of:=([.$C$8]-([.E1283]*[.$C$4]))" office:value-type="float" office:value="58.99825">
            <text:p>58.99825</text:p>
          </table:table-cell>
          <table:table-cell table:formula="of:=SQRT(ABS([.$D$2]^2-[.F1283]^2))" office:value-type="float" office:value="191.099990834478">
            <text:p>191.099990834478</text:p>
          </table:table-cell>
          <table:table-cell table:formula="of:=ABS([.B1283]-[.G1283])" office:value-type="float" office:value="0.00000916552656349268">
            <text:p>0.00000916552656349268</text:p>
          </table:table-cell>
        </table:table-row>
        <table:table-row table:style-name="ro2">
          <table:table-cell table:formula="of:=[.A1283]+[.A$4]" office:value-type="float" office:value="382.500000000009">
            <text:p>382.500000000009</text:p>
          </table:table-cell>
          <table:table-cell table:formula="of:=[.A1284]/2" office:value-type="float" office:value="191.250000000004">
            <text:p>191.250000000004</text:p>
          </table:table-cell>
          <table:table-cell table:formula="of:=SQRT(ABS([.$D$2]^2-[.B1284]^2))" office:value-type="float" office:value="58.510148692328">
            <text:p>58.510148692328</text:p>
          </table:table-cell>
          <table:table-cell table:formula="of:=([.$C$10]-[.C1284])*[.$B$4]" office:value-type="float" office:value="178254.859915167">
            <text:p>178254.859915167</text:p>
          </table:table-cell>
          <table:table-cell table:formula="of:=ROUND([.D1284])" office:value-type="float" office:value="178255">
            <text:p>178255</text:p>
          </table:table-cell>
          <table:table-cell table:formula="of:=([.$C$8]-([.E1284]*[.$C$4]))" office:value-type="float" office:value="58.51009375">
            <text:p>58.51009375</text:p>
          </table:table-cell>
          <table:table-cell table:formula="of:=SQRT(ABS([.$D$2]^2-[.F1284]^2))" office:value-type="float" office:value="191.2500168088">
            <text:p>191.2500168088</text:p>
          </table:table-cell>
          <table:table-cell table:formula="of:=ABS([.B1284]-[.G1284])" office:value-type="float" office:value="0.0000168087954364182">
            <text:p>0.0000168087954364182</text:p>
          </table:table-cell>
        </table:table-row>
        <table:table-row table:style-name="ro2">
          <table:table-cell table:formula="of:=[.A1284]+[.A$4]" office:value-type="float" office:value="382.800000000009">
            <text:p>382.800000000009</text:p>
          </table:table-cell>
          <table:table-cell table:formula="of:=[.A1285]/2" office:value-type="float" office:value="191.400000000004">
            <text:p>191.400000000004</text:p>
          </table:table-cell>
          <table:table-cell table:formula="of:=SQRT(ABS([.$D$2]^2-[.B1285]^2))" office:value-type="float" office:value="58.0175835415292">
            <text:p>58.0175835415292</text:p>
          </table:table-cell>
          <table:table-cell table:formula="of:=([.$C$10]-[.C1285])*[.$B$4]" office:value-type="float" office:value="178875.414435859">
            <text:p>178875.414435859</text:p>
          </table:table-cell>
          <table:table-cell table:formula="of:=ROUND([.D1285])" office:value-type="float" office:value="178875">
            <text:p>178875</text:p>
          </table:table-cell>
          <table:table-cell table:formula="of:=([.$C$8]-([.E1285]*[.$C$4]))" office:value-type="float" office:value="58.01796875">
            <text:p>58.01796875</text:p>
          </table:table-cell>
          <table:table-cell table:formula="of:=SQRT(ABS([.$D$2]^2-[.F1285]^2))" office:value-type="float" office:value="191.399883234353">
            <text:p>191.399883234353</text:p>
          </table:table-cell>
          <table:table-cell table:formula="of:=ABS([.B1285]-[.G1285])" office:value-type="float" office:value="0.000116765651227979">
            <text:p>0.000116765651227979</text:p>
          </table:table-cell>
        </table:table-row>
        <table:table-row table:style-name="ro2">
          <table:table-cell table:formula="of:=[.A1285]+[.A$4]" office:value-type="float" office:value="383.100000000009">
            <text:p>383.100000000009</text:p>
          </table:table-cell>
          <table:table-cell table:formula="of:=[.A1286]/2" office:value-type="float" office:value="191.550000000004">
            <text:p>191.550000000004</text:p>
          </table:table-cell>
          <table:table-cell table:formula="of:=SQRT(ABS([.$D$2]^2-[.B1286]^2))" office:value-type="float" office:value="57.5204094213377">
            <text:p>57.5204094213377</text:p>
          </table:table-cell>
          <table:table-cell table:formula="of:=([.$C$10]-[.C1286])*[.$B$4]" office:value-type="float" office:value="179501.775532163">
            <text:p>179501.775532163</text:p>
          </table:table-cell>
          <table:table-cell table:formula="of:=ROUND([.D1286])" office:value-type="float" office:value="179502">
            <text:p>179502</text:p>
          </table:table-cell>
          <table:table-cell table:formula="of:=([.$C$8]-([.E1286]*[.$C$4]))" office:value-type="float" office:value="57.5202875">
            <text:p>57.5202875</text:p>
          </table:table-cell>
          <table:table-cell table:formula="of:=SQRT(ABS([.$D$2]^2-[.F1286]^2))" office:value-type="float" office:value="191.550036611631">
            <text:p>191.550036611631</text:p>
          </table:table-cell>
          <table:table-cell table:formula="of:=ABS([.B1286]-[.G1286])" office:value-type="float" office:value="0.0000366116270527073">
            <text:p>0.0000366116270527073</text:p>
          </table:table-cell>
        </table:table-row>
        <table:table-row table:style-name="ro2">
          <table:table-cell table:formula="of:=[.A1286]+[.A$4]" office:value-type="float" office:value="383.400000000009">
            <text:p>383.400000000009</text:p>
          </table:table-cell>
          <table:table-cell table:formula="of:=[.A1287]/2" office:value-type="float" office:value="191.700000000004">
            <text:p>191.700000000004</text:p>
          </table:table-cell>
          <table:table-cell table:formula="of:=SQRT(ABS([.$D$2]^2-[.B1287]^2))" office:value-type="float" office:value="57.0185057678497">
            <text:p>57.0185057678497</text:p>
          </table:table-cell>
          <table:table-cell table:formula="of:=([.$C$10]-[.C1287])*[.$B$4]" office:value-type="float" office:value="180134.095095612">
            <text:p>180134.095095612</text:p>
          </table:table-cell>
          <table:table-cell table:formula="of:=ROUND([.D1287])" office:value-type="float" office:value="180134">
            <text:p>180134</text:p>
          </table:table-cell>
          <table:table-cell table:formula="of:=([.$C$8]-([.E1287]*[.$C$4]))" office:value-type="float" office:value="57.0186375">
            <text:p>57.0186375</text:p>
          </table:table-cell>
          <table:table-cell table:formula="of:=SQRT(ABS([.$D$2]^2-[.F1287]^2))" office:value-type="float" office:value="191.699960818054">
            <text:p>191.699960818054</text:p>
          </table:table-cell>
          <table:table-cell table:formula="of:=ABS([.B1287]-[.G1287])" office:value-type="float" office:value="0.000039181950000966">
            <text:p>0.000039181950000966</text:p>
          </table:table-cell>
        </table:table-row>
        <table:table-row table:style-name="ro2">
          <table:table-cell table:formula="of:=[.A1287]+[.A$4]" office:value-type="float" office:value="383.700000000009">
            <text:p>383.700000000009</text:p>
          </table:table-cell>
          <table:table-cell table:formula="of:=[.A1288]/2" office:value-type="float" office:value="191.850000000004">
            <text:p>191.850000000004</text:p>
          </table:table-cell>
          <table:table-cell table:formula="of:=SQRT(ABS([.$D$2]^2-[.B1288]^2))" office:value-type="float" office:value="56.5117465665176">
            <text:p>56.5117465665176</text:p>
          </table:table-cell>
          <table:table-cell table:formula="of:=([.$C$10]-[.C1288])*[.$B$4]" office:value-type="float" office:value="180772.531884692">
            <text:p>180772.531884692</text:p>
          </table:table-cell>
          <table:table-cell table:formula="of:=ROUND([.D1288])" office:value-type="float" office:value="180773">
            <text:p>180773</text:p>
          </table:table-cell>
          <table:table-cell table:formula="of:=([.$C$8]-([.E1288]*[.$C$4]))" office:value-type="float" office:value="56.51143125">
            <text:p>56.51143125</text:p>
          </table:table-cell>
          <table:table-cell table:formula="of:=SQRT(ABS([.$D$2]^2-[.F1288]^2))" office:value-type="float" office:value="191.850092880031">
            <text:p>191.850092880031</text:p>
          </table:table-cell>
          <table:table-cell table:formula="of:=ABS([.B1288]-[.G1288])" office:value-type="float" office:value="0.0000928800266137841">
            <text:p>0.0000928800266137841</text:p>
          </table:table-cell>
        </table:table-row>
        <table:table-row table:style-name="ro2">
          <table:table-cell table:formula="of:=[.A1288]+[.A$4]" office:value-type="float" office:value="384.000000000009">
            <text:p>384.000000000009</text:p>
          </table:table-cell>
          <table:table-cell table:formula="of:=[.A1289]/2" office:value-type="float" office:value="192.000000000004">
            <text:p>192.000000000004</text:p>
          </table:table-cell>
          <table:table-cell table:formula="of:=SQRT(ABS([.$D$2]^2-[.B1289]^2))" office:value-type="float" office:value="55.9999999999849">
            <text:p>55.9999999999849</text:p>
          </table:table-cell>
          <table:table-cell table:formula="of:=([.$C$10]-[.C1289])*[.$B$4]" office:value-type="float" office:value="181417.251968513">
            <text:p>181417.251968513</text:p>
          </table:table-cell>
          <table:table-cell table:formula="of:=ROUND([.D1289])" office:value-type="float" office:value="181417">
            <text:p>181417</text:p>
          </table:table-cell>
          <table:table-cell table:formula="of:=([.$C$8]-([.E1289]*[.$C$4]))" office:value-type="float" office:value="56.00025625">
            <text:p>56.00025625</text:p>
          </table:table-cell>
          <table:table-cell table:formula="of:=SQRT(ABS([.$D$2]^2-[.F1289]^2))" office:value-type="float" office:value="191.999925260231">
            <text:p>191.999925260231</text:p>
          </table:table-cell>
          <table:table-cell table:formula="of:=ABS([.B1289]-[.G1289])" office:value-type="float" office:value="0.0000747397732823174">
            <text:p>0.0000747397732823174</text:p>
          </table:table-cell>
        </table:table-row>
        <table:table-row table:style-name="ro2">
          <table:table-cell table:formula="of:=[.A1289]+[.A$4]" office:value-type="float" office:value="384.300000000009">
            <text:p>384.300000000009</text:p>
          </table:table-cell>
          <table:table-cell table:formula="of:=[.A1290]/2" office:value-type="float" office:value="192.150000000004">
            <text:p>192.150000000004</text:p>
          </table:table-cell>
          <table:table-cell table:formula="of:=SQRT(ABS([.$D$2]^2-[.B1290]^2))" office:value-type="float" office:value="55.4831280660915">
            <text:p>55.4831280660915</text:p>
          </table:table-cell>
          <table:table-cell table:formula="of:=([.$C$10]-[.C1290])*[.$B$4]" office:value-type="float" office:value="182068.429208064">
            <text:p>182068.429208064</text:p>
          </table:table-cell>
          <table:table-cell table:formula="of:=ROUND([.D1290])" office:value-type="float" office:value="182068">
            <text:p>182068</text:p>
          </table:table-cell>
          <table:table-cell table:formula="of:=([.$C$8]-([.E1290]*[.$C$4]))" office:value-type="float" office:value="55.483525">
            <text:p>55.483525</text:p>
          </table:table-cell>
          <table:table-cell table:formula="of:=SQRT(ABS([.$D$2]^2-[.F1290]^2))" office:value-type="float" office:value="192.149885385275">
            <text:p>192.149885385275</text:p>
          </table:table-cell>
          <table:table-cell table:formula="of:=ABS([.B1290]-[.G1290])" office:value-type="float" office:value="0.000114614729255891">
            <text:p>0.000114614729255891</text:p>
          </table:table-cell>
        </table:table-row>
        <table:table-row table:style-name="ro2">
          <table:table-cell table:formula="of:=[.A1290]+[.A$4]" office:value-type="float" office:value="384.600000000009">
            <text:p>384.600000000009</text:p>
          </table:table-cell>
          <table:table-cell table:formula="of:=[.A1291]/2" office:value-type="float" office:value="192.300000000004">
            <text:p>192.300000000004</text:p>
          </table:table-cell>
          <table:table-cell table:formula="of:=SQRT(ABS([.$D$2]^2-[.B1291]^2))" office:value-type="float" office:value="54.9609861628984">
            <text:p>54.9609861628984</text:p>
          </table:table-cell>
          <table:table-cell table:formula="of:=([.$C$10]-[.C1291])*[.$B$4]" office:value-type="float" office:value="182726.245779016">
            <text:p>182726.245779016</text:p>
          </table:table-cell>
          <table:table-cell table:formula="of:=ROUND([.D1291])" office:value-type="float" office:value="182726">
            <text:p>182726</text:p>
          </table:table-cell>
          <table:table-cell table:formula="of:=([.$C$8]-([.E1291]*[.$C$4]))" office:value-type="float" office:value="54.9612375">
            <text:p>54.9612375</text:p>
          </table:table-cell>
          <table:table-cell table:formula="of:=SQRT(ABS([.$D$2]^2-[.F1291]^2))" office:value-type="float" office:value="192.299928165532">
            <text:p>192.299928165532</text:p>
          </table:table-cell>
          <table:table-cell table:formula="of:=ABS([.B1291]-[.G1291])" office:value-type="float" office:value="0.0000718344728625198">
            <text:p>0.0000718344728625198</text:p>
          </table:table-cell>
        </table:table-row>
        <table:table-row table:style-name="ro2">
          <table:table-cell table:formula="of:=[.A1291]+[.A$4]" office:value-type="float" office:value="384.900000000009">
            <text:p>384.900000000009</text:p>
          </table:table-cell>
          <table:table-cell table:formula="of:=[.A1292]/2" office:value-type="float" office:value="192.450000000004">
            <text:p>192.450000000004</text:p>
          </table:table-cell>
          <table:table-cell table:formula="of:=SQRT(ABS([.$D$2]^2-[.B1292]^2))" office:value-type="float" office:value="54.433422637184">
            <text:p>54.433422637184</text:p>
          </table:table-cell>
          <table:table-cell table:formula="of:=([.$C$10]-[.C1292])*[.$B$4]" office:value-type="float" office:value="183390.892740546">
            <text:p>183390.892740546</text:p>
          </table:table-cell>
          <table:table-cell table:formula="of:=ROUND([.D1292])" office:value-type="float" office:value="183391">
            <text:p>183391</text:p>
          </table:table-cell>
          <table:table-cell table:formula="of:=([.$C$8]-([.E1292]*[.$C$4]))" office:value-type="float" office:value="54.43339375">
            <text:p>54.43339375</text:p>
          </table:table-cell>
          <table:table-cell table:formula="of:=SQRT(ABS([.$D$2]^2-[.F1292]^2))" office:value-type="float" office:value="192.450008170583">
            <text:p>192.450008170583</text:p>
          </table:table-cell>
          <table:table-cell table:formula="of:=ABS([.B1292]-[.G1292])" office:value-type="float" office:value="0.00000817057858171211">
            <text:p>0.00000817057858171211</text:p>
          </table:table-cell>
        </table:table-row>
        <table:table-row table:style-name="ro2">
          <table:table-cell table:formula="of:=[.A1292]+[.A$4]" office:value-type="float" office:value="385.200000000009">
            <text:p>385.200000000009</text:p>
          </table:table-cell>
          <table:table-cell table:formula="of:=[.A1293]/2" office:value-type="float" office:value="192.600000000004">
            <text:p>192.600000000004</text:p>
          </table:table-cell>
          <table:table-cell table:formula="of:=SQRT(ABS([.$D$2]^2-[.B1293]^2))" office:value-type="float" office:value="53.9002782924012">
            <text:p>53.9002782924012</text:p>
          </table:table-cell>
          <table:table-cell table:formula="of:=([.$C$10]-[.C1293])*[.$B$4]" office:value-type="float" office:value="184062.570655233">
            <text:p>184062.570655233</text:p>
          </table:table-cell>
          <table:table-cell table:formula="of:=ROUND([.D1293])" office:value-type="float" office:value="184063">
            <text:p>184063</text:p>
          </table:table-cell>
          <table:table-cell table:formula="of:=([.$C$8]-([.E1293]*[.$C$4]))" office:value-type="float" office:value="53.89999375">
            <text:p>53.89999375</text:p>
          </table:table-cell>
          <table:table-cell table:formula="of:=SQRT(ABS([.$D$2]^2-[.F1293]^2))" office:value-type="float" office:value="192.600079630695">
            <text:p>192.600079630695</text:p>
          </table:table-cell>
          <table:table-cell table:formula="of:=ABS([.B1293]-[.G1293])" office:value-type="float" office:value="0.0000796306903225741">
            <text:p>0.0000796306903225741</text:p>
          </table:table-cell>
        </table:table-row>
        <table:table-row table:style-name="ro2">
          <table:table-cell table:formula="of:=[.A1293]+[.A$4]" office:value-type="float" office:value="385.500000000009">
            <text:p>385.500000000009</text:p>
          </table:table-cell>
          <table:table-cell table:formula="of:=[.A1294]/2" office:value-type="float" office:value="192.750000000004">
            <text:p>192.750000000004</text:p>
          </table:table-cell>
          <table:table-cell table:formula="of:=SQRT(ABS([.$D$2]^2-[.B1294]^2))" office:value-type="float" office:value="53.3613858515527">
            <text:p>53.3613858515527</text:p>
          </table:table-cell>
          <table:table-cell table:formula="of:=([.$C$10]-[.C1294])*[.$B$4]" office:value-type="float" office:value="184741.49026575">
            <text:p>184741.49026575</text:p>
          </table:table-cell>
          <table:table-cell table:formula="of:=ROUND([.D1294])" office:value-type="float" office:value="184741">
            <text:p>184741</text:p>
          </table:table-cell>
          <table:table-cell table:formula="of:=([.$C$8]-([.E1294]*[.$C$4]))" office:value-type="float" office:value="53.36183125">
            <text:p>53.36183125</text:p>
          </table:table-cell>
          <table:table-cell table:formula="of:=SQRT(ABS([.$D$2]^2-[.F1294]^2))" office:value-type="float" office:value="192.749876694245">
            <text:p>192.749876694245</text:p>
          </table:table-cell>
          <table:table-cell table:formula="of:=ABS([.B1294]-[.G1294])" office:value-type="float" office:value="0.000123305759757386">
            <text:p>0.000123305759757386</text:p>
          </table:table-cell>
        </table:table-row>
        <table:table-row table:style-name="ro2">
          <table:table-cell table:formula="of:=[.A1294]+[.A$4]" office:value-type="float" office:value="385.800000000009">
            <text:p>385.800000000009</text:p>
          </table:table-cell>
          <table:table-cell table:formula="of:=[.A1295]/2" office:value-type="float" office:value="192.900000000004">
            <text:p>192.900000000004</text:p>
          </table:table-cell>
          <table:table-cell table:formula="of:=SQRT(ABS([.$D$2]^2-[.B1295]^2))" office:value-type="float" office:value="52.8165693698321">
            <text:p>52.8165693698321</text:p>
          </table:table-cell>
          <table:table-cell table:formula="of:=([.$C$10]-[.C1295])*[.$B$4]" office:value-type="float" office:value="185427.873234847">
            <text:p>185427.873234847</text:p>
          </table:table-cell>
          <table:table-cell table:formula="of:=ROUND([.D1295])" office:value-type="float" office:value="185428">
            <text:p>185428</text:p>
          </table:table-cell>
          <table:table-cell table:formula="of:=([.$C$8]-([.E1295]*[.$C$4]))" office:value-type="float" office:value="52.816525">
            <text:p>52.816525</text:p>
          </table:table-cell>
          <table:table-cell table:formula="of:=SQRT(ABS([.$D$2]^2-[.F1295]^2))" office:value-type="float" office:value="192.900012148585">
            <text:p>192.900012148585</text:p>
          </table:table-cell>
          <table:table-cell table:formula="of:=ABS([.B1295]-[.G1295])" office:value-type="float" office:value="0.0000121485809074784">
            <text:p>0.0000121485809074784</text:p>
          </table:table-cell>
        </table:table-row>
        <table:table-row table:style-name="ro2">
          <table:table-cell table:formula="of:=[.A1295]+[.A$4]" office:value-type="float" office:value="386.100000000009">
            <text:p>386.100000000009</text:p>
          </table:table-cell>
          <table:table-cell table:formula="of:=[.A1296]/2" office:value-type="float" office:value="193.050000000004">
            <text:p>193.050000000004</text:p>
          </table:table-cell>
          <table:table-cell table:formula="of:=SQRT(ABS([.$D$2]^2-[.B1296]^2))" office:value-type="float" office:value="52.2656435911612">
            <text:p>52.2656435911612</text:p>
          </table:table-cell>
          <table:table-cell table:formula="of:=([.$C$10]-[.C1296])*[.$B$4]" office:value-type="float" office:value="186121.952956007">
            <text:p>186121.952956007</text:p>
          </table:table-cell>
          <table:table-cell table:formula="of:=ROUND([.D1296])" office:value-type="float" office:value="186122">
            <text:p>186122</text:p>
          </table:table-cell>
          <table:table-cell table:formula="of:=([.$C$8]-([.E1296]*[.$C$4]))" office:value-type="float" office:value="52.2656625">
            <text:p>52.2656625</text:p>
          </table:table-cell>
          <table:table-cell table:formula="of:=SQRT(ABS([.$D$2]^2-[.F1296]^2))" office:value-type="float" office:value="193.049994880694">
            <text:p>193.049994880694</text:p>
          </table:table-cell>
          <table:table-cell table:formula="of:=ABS([.B1296]-[.G1296])" office:value-type="float" office:value="0.00000511931014557376">
            <text:p>0.00000511931014557376</text:p>
          </table:table-cell>
        </table:table-row>
        <table:table-row table:style-name="ro2">
          <table:table-cell table:formula="of:=[.A1296]+[.A$4]" office:value-type="float" office:value="386.400000000009">
            <text:p>386.400000000009</text:p>
          </table:table-cell>
          <table:table-cell table:formula="of:=[.A1297]/2" office:value-type="float" office:value="193.200000000004">
            <text:p>193.200000000004</text:p>
          </table:table-cell>
          <table:table-cell table:formula="of:=SQRT(ABS([.$D$2]^2-[.B1297]^2))" office:value-type="float" office:value="51.7084132419307">
            <text:p>51.7084132419307</text:p>
          </table:table-cell>
          <table:table-cell table:formula="of:=([.$C$10]-[.C1297])*[.$B$4]" office:value-type="float" office:value="186823.975443227">
            <text:p>186823.975443227</text:p>
          </table:table-cell>
          <table:table-cell table:formula="of:=ROUND([.D1297])" office:value-type="float" office:value="186824">
            <text:p>186824</text:p>
          </table:table-cell>
          <table:table-cell table:formula="of:=([.$C$8]-([.E1297]*[.$C$4]))" office:value-type="float" office:value="51.70845">
            <text:p>51.70845</text:p>
          </table:table-cell>
          <table:table-cell table:formula="of:=SQRT(ABS([.$D$2]^2-[.F1297]^2))" office:value-type="float" office:value="193.199990162002">
            <text:p>193.199990162002</text:p>
          </table:table-cell>
          <table:table-cell table:formula="of:=ABS([.B1297]-[.G1297])" office:value-type="float" office:value="0.00000983800288167913">
            <text:p>0.00000983800288167913</text:p>
          </table:table-cell>
        </table:table-row>
        <table:table-row table:style-name="ro2">
          <table:table-cell table:formula="of:=[.A1297]+[.A$4]" office:value-type="float" office:value="386.700000000009">
            <text:p>386.700000000009</text:p>
          </table:table-cell>
          <table:table-cell table:formula="of:=[.A1298]/2" office:value-type="float" office:value="193.350000000004">
            <text:p>193.350000000004</text:p>
          </table:table-cell>
          <table:table-cell table:formula="of:=SQRT(ABS([.$D$2]^2-[.B1298]^2))" office:value-type="float" office:value="51.1446722542855">
            <text:p>51.1446722542855</text:p>
          </table:table-cell>
          <table:table-cell table:formula="of:=([.$C$10]-[.C1298])*[.$B$4]" office:value-type="float" office:value="187534.200309552">
            <text:p>187534.200309552</text:p>
          </table:table-cell>
          <table:table-cell table:formula="of:=ROUND([.D1298])" office:value-type="float" office:value="187534">
            <text:p>187534</text:p>
          </table:table-cell>
          <table:table-cell table:formula="of:=([.$C$8]-([.E1298]*[.$C$4]))" office:value-type="float" office:value="51.1448875">
            <text:p>51.1448875</text:p>
          </table:table-cell>
          <table:table-cell table:formula="of:=SQRT(ABS([.$D$2]^2-[.F1298]^2))" office:value-type="float" office:value="193.34994306338">
            <text:p>193.34994306338</text:p>
          </table:table-cell>
          <table:table-cell table:formula="of:=ABS([.B1298]-[.G1298])" office:value-type="float" office:value="0.0000569366243041713">
            <text:p>0.0000569366243041713</text:p>
          </table:table-cell>
        </table:table-row>
        <table:table-row table:style-name="ro2">
          <table:table-cell table:formula="of:=[.A1298]+[.A$4]" office:value-type="float" office:value="387.000000000009">
            <text:p>387.000000000009</text:p>
          </table:table-cell>
          <table:table-cell table:formula="of:=[.A1299]/2" office:value-type="float" office:value="193.500000000004">
            <text:p>193.500000000004</text:p>
          </table:table-cell>
          <table:table-cell table:formula="of:=SQRT(ABS([.$D$2]^2-[.B1299]^2))" office:value-type="float" office:value="50.5742029101624">
            <text:p>50.5742029101624</text:p>
          </table:table-cell>
          <table:table-cell table:formula="of:=([.$C$10]-[.C1299])*[.$B$4]" office:value-type="float" office:value="188252.901845455">
            <text:p>188252.901845455</text:p>
          </table:table-cell>
          <table:table-cell table:formula="of:=ROUND([.D1299])" office:value-type="float" office:value="188253">
            <text:p>188253</text:p>
          </table:table-cell>
          <table:table-cell table:formula="of:=([.$C$8]-([.E1299]*[.$C$4]))" office:value-type="float" office:value="50.57418125">
            <text:p>50.57418125</text:p>
          </table:table-cell>
          <table:table-cell table:formula="of:=SQRT(ABS([.$D$2]^2-[.F1299]^2))" office:value-type="float" office:value="193.50000566122">
            <text:p>193.50000566122</text:p>
          </table:table-cell>
          <table:table-cell table:formula="of:=ABS([.B1299]-[.G1299])" office:value-type="float" office:value="0.0000056612154821778">
            <text:p>0.0000056612154821778</text:p>
          </table:table-cell>
        </table:table-row>
        <table:table-row table:style-name="ro2">
          <table:table-cell table:formula="of:=[.A1299]+[.A$4]" office:value-type="float" office:value="387.300000000009">
            <text:p>387.300000000009</text:p>
          </table:table-cell>
          <table:table-cell table:formula="of:=[.A1300]/2" office:value-type="float" office:value="193.650000000004">
            <text:p>193.650000000004</text:p>
          </table:table-cell>
          <table:table-cell table:formula="of:=SQRT(ABS([.$D$2]^2-[.B1300]^2))" office:value-type="float" office:value="49.9967748959697">
            <text:p>49.9967748959697</text:p>
          </table:table-cell>
          <table:table-cell table:formula="of:=([.$C$10]-[.C1300])*[.$B$4]" office:value-type="float" office:value="188980.370209792">
            <text:p>188980.370209792</text:p>
          </table:table-cell>
          <table:table-cell table:formula="of:=ROUND([.D1300])" office:value-type="float" office:value="188980">
            <text:p>188980</text:p>
          </table:table-cell>
          <table:table-cell table:formula="of:=([.$C$8]-([.E1300]*[.$C$4]))" office:value-type="float" office:value="49.997125">
            <text:p>49.997125</text:p>
          </table:table-cell>
          <table:table-cell table:formula="of:=SQRT(ABS([.$D$2]^2-[.F1300]^2))" office:value-type="float" office:value="193.649909609414">
            <text:p>193.649909609414</text:p>
          </table:table-cell>
          <table:table-cell table:formula="of:=ABS([.B1300]-[.G1300])" office:value-type="float" office:value="0.0000903905900599966">
            <text:p>0.0000903905900599966</text:p>
          </table:table-cell>
        </table:table-row>
        <table:table-row table:style-name="ro2">
          <table:table-cell table:formula="of:=[.A1300]+[.A$4]" office:value-type="float" office:value="387.600000000009">
            <text:p>387.600000000009</text:p>
          </table:table-cell>
          <table:table-cell table:formula="of:=[.A1301]/2" office:value-type="float" office:value="193.800000000004">
            <text:p>193.800000000004</text:p>
          </table:table-cell>
          <table:table-cell table:formula="of:=SQRT(ABS([.$D$2]^2-[.B1301]^2))" office:value-type="float" office:value="49.4121442562278">
            <text:p>49.4121442562278</text:p>
          </table:table-cell>
          <table:table-cell table:formula="of:=([.$C$10]-[.C1301])*[.$B$4]" office:value-type="float" office:value="189716.91274805">
            <text:p>189716.91274805</text:p>
          </table:table-cell>
          <table:table-cell table:formula="of:=ROUND([.D1301])" office:value-type="float" office:value="189717">
            <text:p>189717</text:p>
          </table:table-cell>
          <table:table-cell table:formula="of:=([.$C$8]-([.E1301]*[.$C$4]))" office:value-type="float" office:value="49.41213125">
            <text:p>49.41213125</text:p>
          </table:table-cell>
          <table:table-cell table:formula="of:=SQRT(ABS([.$D$2]^2-[.F1301]^2))" office:value-type="float" office:value="193.800003316132">
            <text:p>193.800003316132</text:p>
          </table:table-cell>
          <table:table-cell table:formula="of:=ABS([.B1301]-[.G1301])" office:value-type="float" office:value="0.00000331612753257104">
            <text:p>0.00000331612753257104</text:p>
          </table:table-cell>
        </table:table-row>
        <table:table-row table:style-name="ro2">
          <table:table-cell table:formula="of:=[.A1301]+[.A$4]" office:value-type="float" office:value="387.900000000009">
            <text:p>387.900000000009</text:p>
          </table:table-cell>
          <table:table-cell table:formula="of:=[.A1302]/2" office:value-type="float" office:value="193.950000000005">
            <text:p>193.950000000005</text:p>
          </table:table-cell>
          <table:table-cell table:formula="of:=SQRT(ABS([.$D$2]^2-[.B1302]^2))" office:value-type="float" office:value="48.8200522326458">
            <text:p>48.8200522326458</text:p>
          </table:table-cell>
          <table:table-cell table:formula="of:=([.$C$10]-[.C1302])*[.$B$4]" office:value-type="float" office:value="190462.855454925">
            <text:p>190462.855454925</text:p>
          </table:table-cell>
          <table:table-cell table:formula="of:=ROUND([.D1302])" office:value-type="float" office:value="190463">
            <text:p>190463</text:p>
          </table:table-cell>
          <table:table-cell table:formula="of:=([.$C$8]-([.E1302]*[.$C$4]))" office:value-type="float" office:value="48.81999375">
            <text:p>48.81999375</text:p>
          </table:table-cell>
          <table:table-cell table:formula="of:=SQRT(ABS([.$D$2]^2-[.F1302]^2))" office:value-type="float" office:value="193.950014720933">
            <text:p>193.950014720933</text:p>
          </table:table-cell>
          <table:table-cell table:formula="of:=ABS([.B1302]-[.G1302])" office:value-type="float" office:value="0.0000147209280783045">
            <text:p>0.0000147209280783045</text:p>
          </table:table-cell>
        </table:table-row>
        <table:table-row table:style-name="ro2">
          <table:table-cell table:formula="of:=[.A1302]+[.A$4]" office:value-type="float" office:value="388.200000000009">
            <text:p>388.200000000009</text:p>
          </table:table-cell>
          <table:table-cell table:formula="of:=[.A1303]/2" office:value-type="float" office:value="194.100000000005">
            <text:p>194.100000000005</text:p>
          </table:table-cell>
          <table:table-cell table:formula="of:=SQRT(ABS([.$D$2]^2-[.B1303]^2))" office:value-type="float" office:value="48.2202239729168">
            <text:p>48.2202239729168</text:p>
          </table:table-cell>
          <table:table-cell table:formula="of:=([.$C$10]-[.C1303])*[.$B$4]" office:value-type="float" office:value="191218.54460104">
            <text:p>191218.54460104</text:p>
          </table:table-cell>
          <table:table-cell table:formula="of:=ROUND([.D1303])" office:value-type="float" office:value="191219">
            <text:p>191219</text:p>
          </table:table-cell>
          <table:table-cell table:formula="of:=([.$C$8]-([.E1303]*[.$C$4]))" office:value-type="float" office:value="48.21991875">
            <text:p>48.21991875</text:p>
          </table:table-cell>
          <table:table-cell table:formula="of:=SQRT(ABS([.$D$2]^2-[.F1303]^2))" office:value-type="float" office:value="194.100075826218">
            <text:p>194.100075826218</text:p>
          </table:table-cell>
          <table:table-cell table:formula="of:=ABS([.B1303]-[.G1303])" office:value-type="float" office:value="0.0000758262130489129">
            <text:p>0.0000758262130489129</text:p>
          </table:table-cell>
        </table:table-row>
        <table:table-row table:style-name="ro2">
          <table:table-cell table:formula="of:=[.A1303]+[.A$4]" office:value-type="float" office:value="388.500000000009">
            <text:p>388.500000000009</text:p>
          </table:table-cell>
          <table:table-cell table:formula="of:=[.A1304]/2" office:value-type="float" office:value="194.250000000005">
            <text:p>194.250000000005</text:p>
          </table:table-cell>
          <table:table-cell table:formula="of:=SQRT(ABS([.$D$2]^2-[.B1304]^2))" office:value-type="float" office:value="47.6123670908962">
            <text:p>47.6123670908962</text:p>
          </table:table-cell>
          <table:table-cell table:formula="of:=([.$C$10]-[.C1304])*[.$B$4]" office:value-type="float" office:value="191984.348546893">
            <text:p>191984.348546893</text:p>
          </table:table-cell>
          <table:table-cell table:formula="of:=ROUND([.D1304])" office:value-type="float" office:value="191984">
            <text:p>191984</text:p>
          </table:table-cell>
          <table:table-cell table:formula="of:=([.$C$8]-([.E1304]*[.$C$4]))" office:value-type="float" office:value="47.6127">
            <text:p>47.6127</text:p>
          </table:table-cell>
          <table:table-cell table:formula="of:=SQRT(ABS([.$D$2]^2-[.F1304]^2))" office:value-type="float" office:value="194.249918400781">
            <text:p>194.249918400781</text:p>
          </table:table-cell>
          <table:table-cell table:formula="of:=ABS([.B1304]-[.G1304])" office:value-type="float" office:value="0.0000815992237050978">
            <text:p>0.0000815992237050978</text:p>
          </table:table-cell>
        </table:table-row>
        <table:table-row table:style-name="ro2">
          <table:table-cell table:formula="of:=[.A1304]+[.A$4]" office:value-type="float" office:value="388.800000000009">
            <text:p>388.800000000009</text:p>
          </table:table-cell>
          <table:table-cell table:formula="of:=[.A1305]/2" office:value-type="float" office:value="194.400000000005">
            <text:p>194.400000000005</text:p>
          </table:table-cell>
          <table:table-cell table:formula="of:=SQRT(ABS([.$D$2]^2-[.B1305]^2))" office:value-type="float" office:value="46.9961700566999">
            <text:p>46.9961700566999</text:p>
          </table:table-cell>
          <table:table-cell table:formula="of:=([.$C$10]-[.C1305])*[.$B$4]" office:value-type="float" office:value="192760.659771077">
            <text:p>192760.659771077</text:p>
          </table:table-cell>
          <table:table-cell table:formula="of:=ROUND([.D1305])" office:value-type="float" office:value="192761">
            <text:p>192761</text:p>
          </table:table-cell>
          <table:table-cell table:formula="of:=([.$C$8]-([.E1305]*[.$C$4]))" office:value-type="float" office:value="46.99595625">
            <text:p>46.99595625</text:p>
          </table:table-cell>
          <table:table-cell table:formula="of:=SQRT(ABS([.$D$2]^2-[.F1305]^2))" office:value-type="float" office:value="194.400051687617">
            <text:p>194.400051687617</text:p>
          </table:table-cell>
          <table:table-cell table:formula="of:=ABS([.B1305]-[.G1305])" office:value-type="float" office:value="0.0000516876123128895">
            <text:p>0.0000516876123128895</text:p>
          </table:table-cell>
        </table:table-row>
        <table:table-row table:style-name="ro2">
          <table:table-cell table:formula="of:=[.A1305]+[.A$4]" office:value-type="float" office:value="389.100000000009">
            <text:p>389.100000000009</text:p>
          </table:table-cell>
          <table:table-cell table:formula="of:=[.A1306]/2" office:value-type="float" office:value="194.550000000005">
            <text:p>194.550000000005</text:p>
          </table:table-cell>
          <table:table-cell table:formula="of:=SQRT(ABS([.$D$2]^2-[.B1306]^2))" office:value-type="float" office:value="46.3713003914948">
            <text:p>46.3713003914948</text:p>
          </table:table-cell>
          <table:table-cell table:formula="of:=([.$C$10]-[.C1306])*[.$B$4]" office:value-type="float" office:value="193547.897144564">
            <text:p>193547.897144564</text:p>
          </table:table-cell>
          <table:table-cell table:formula="of:=ROUND([.D1306])" office:value-type="float" office:value="193548">
            <text:p>193548</text:p>
          </table:table-cell>
          <table:table-cell table:formula="of:=([.$C$8]-([.E1306]*[.$C$4]))" office:value-type="float" office:value="46.371275">
            <text:p>46.371275</text:p>
          </table:table-cell>
          <table:table-cell table:formula="of:=SQRT(ABS([.$D$2]^2-[.F1306]^2))" office:value-type="float" office:value="194.550006052106">
            <text:p>194.550006052106</text:p>
          </table:table-cell>
          <table:table-cell table:formula="of:=ABS([.B1306]-[.G1306])" office:value-type="float" office:value="0.0000060521012414938">
            <text:p>0.0000060521012414938</text:p>
          </table:table-cell>
        </table:table-row>
        <table:table-row table:style-name="ro2">
          <table:table-cell table:formula="of:=[.A1306]+[.A$4]" office:value-type="float" office:value="389.400000000009">
            <text:p>389.400000000009</text:p>
          </table:table-cell>
          <table:table-cell table:formula="of:=[.A1307]/2" office:value-type="float" office:value="194.700000000005">
            <text:p>194.700000000005</text:p>
          </table:table-cell>
          <table:table-cell table:formula="of:=SQRT(ABS([.$D$2]^2-[.B1307]^2))" office:value-type="float" office:value="45.7374026372098">
            <text:p>45.7374026372098</text:p>
          </table:table-cell>
          <table:table-cell table:formula="of:=([.$C$10]-[.C1307])*[.$B$4]" office:value-type="float" office:value="194346.508488545">
            <text:p>194346.508488545</text:p>
          </table:table-cell>
          <table:table-cell table:formula="of:=ROUND([.D1307])" office:value-type="float" office:value="194347">
            <text:p>194347</text:p>
          </table:table-cell>
          <table:table-cell table:formula="of:=([.$C$8]-([.E1307]*[.$C$4]))" office:value-type="float" office:value="45.73706875">
            <text:p>45.73706875</text:p>
          </table:table-cell>
          <table:table-cell table:formula="of:=SQRT(ABS([.$D$2]^2-[.F1307]^2))" office:value-type="float" office:value="194.700078433877">
            <text:p>194.700078433877</text:p>
          </table:table-cell>
          <table:table-cell table:formula="of:=ABS([.B1307]-[.G1307])" office:value-type="float" office:value="0.00007843387226103">
            <text:p>0.00007843387226103</text:p>
          </table:table-cell>
        </table:table-row>
        <table:table-row table:style-name="ro2">
          <table:table-cell table:formula="of:=[.A1307]+[.A$4]" office:value-type="float" office:value="389.700000000009">
            <text:p>389.700000000009</text:p>
          </table:table-cell>
          <table:table-cell table:formula="of:=[.A1308]/2" office:value-type="float" office:value="194.850000000005">
            <text:p>194.850000000005</text:p>
          </table:table-cell>
          <table:table-cell table:formula="of:=SQRT(ABS([.$D$2]^2-[.B1308]^2))" office:value-type="float" office:value="45.0940960658736">
            <text:p>45.0940960658736</text:p>
          </table:table-cell>
          <table:table-cell table:formula="of:=([.$C$10]-[.C1308])*[.$B$4]" office:value-type="float" office:value="195156.973460307">
            <text:p>195156.973460307</text:p>
          </table:table-cell>
          <table:table-cell table:formula="of:=ROUND([.D1308])" office:value-type="float" office:value="195157">
            <text:p>195157</text:p>
          </table:table-cell>
          <table:table-cell table:formula="of:=([.$C$8]-([.E1308]*[.$C$4]))" office:value-type="float" office:value="45.09413125">
            <text:p>45.09413125</text:p>
          </table:table-cell>
          <table:table-cell table:formula="of:=SQRT(ABS([.$D$2]^2-[.F1308]^2))" office:value-type="float" office:value="194.849991857346">
            <text:p>194.849991857346</text:p>
          </table:table-cell>
          <table:table-cell table:formula="of:=ABS([.B1308]-[.G1308])" office:value-type="float" office:value="0.00000814265860071828">
            <text:p>0.00000814265860071828</text:p>
          </table:table-cell>
        </table:table-row>
        <table:table-row table:style-name="ro2">
          <table:table-cell table:formula="of:=[.A1308]+[.A$4]" office:value-type="float" office:value="390.000000000009">
            <text:p>390.000000000009</text:p>
          </table:table-cell>
          <table:table-cell table:formula="of:=[.A1309]/2" office:value-type="float" office:value="195.000000000005">
            <text:p>195.000000000005</text:p>
          </table:table-cell>
          <table:table-cell table:formula="of:=SQRT(ABS([.$D$2]^2-[.B1309]^2))" office:value-type="float" office:value="44.4409720865581">
            <text:p>44.4409720865581</text:p>
          </table:table-cell>
          <table:table-cell table:formula="of:=([.$C$10]-[.C1309])*[.$B$4]" office:value-type="float" office:value="195979.806820074">
            <text:p>195979.806820074</text:p>
          </table:table-cell>
          <table:table-cell table:formula="of:=ROUND([.D1309])" office:value-type="float" office:value="195980">
            <text:p>195980</text:p>
          </table:table-cell>
          <table:table-cell table:formula="of:=([.$C$8]-([.E1309]*[.$C$4]))" office:value-type="float" office:value="44.440875">
            <text:p>44.440875</text:p>
          </table:table-cell>
          <table:table-cell table:formula="of:=SQRT(ABS([.$D$2]^2-[.F1309]^2))" office:value-type="float" office:value="195.000022126241">
            <text:p>195.000022126241</text:p>
          </table:table-cell>
          <table:table-cell table:formula="of:=ABS([.B1309]-[.G1309])" office:value-type="float" office:value="0.0000221262362174457">
            <text:p>0.0000221262362174457</text:p>
          </table:table-cell>
        </table:table-row>
        <table:table-row table:style-name="ro2">
          <table:table-cell table:formula="of:=[.A1309]+[.A$4]" office:value-type="float" office:value="390.300000000009">
            <text:p>390.300000000009</text:p>
          </table:table-cell>
          <table:table-cell table:formula="of:=[.A1310]/2" office:value-type="float" office:value="195.150000000005">
            <text:p>195.150000000005</text:p>
          </table:table-cell>
          <table:table-cell table:formula="of:=SQRT(ABS([.$D$2]^2-[.B1310]^2))" office:value-type="float" office:value="43.7775912996391">
            <text:p>43.7775912996391</text:p>
          </table:table-cell>
          <table:table-cell table:formula="of:=([.$C$10]-[.C1310])*[.$B$4]" office:value-type="float" office:value="196815.562142177">
            <text:p>196815.562142177</text:p>
          </table:table-cell>
          <table:table-cell table:formula="of:=ROUND([.D1310])" office:value-type="float" office:value="196816">
            <text:p>196816</text:p>
          </table:table-cell>
          <table:table-cell table:formula="of:=([.$C$8]-([.E1310]*[.$C$4]))" office:value-type="float" office:value="43.7773">
            <text:p>43.7773</text:p>
          </table:table-cell>
          <table:table-cell table:formula="of:=SQRT(ABS([.$D$2]^2-[.F1310]^2))" office:value-type="float" office:value="195.150065346415">
            <text:p>195.150065346415</text:p>
          </table:table-cell>
          <table:table-cell table:formula="of:=ABS([.B1310]-[.G1310])" office:value-type="float" office:value="0.0000653464103663737">
            <text:p>0.0000653464103663737</text:p>
          </table:table-cell>
        </table:table-row>
        <table:table-row table:style-name="ro2">
          <table:table-cell table:formula="of:=[.A1310]+[.A$4]" office:value-type="float" office:value="390.600000000009">
            <text:p>390.600000000009</text:p>
          </table:table-cell>
          <table:table-cell table:formula="of:=[.A1311]/2" office:value-type="float" office:value="195.300000000005">
            <text:p>195.300000000005</text:p>
          </table:table-cell>
          <table:table-cell table:formula="of:=SQRT(ABS([.$D$2]^2-[.B1311]^2))" office:value-type="float" office:value="43.1034801378987">
            <text:p>43.1034801378987</text:p>
          </table:table-cell>
          <table:table-cell table:formula="of:=([.$C$10]-[.C1311])*[.$B$4]" office:value-type="float" office:value="197664.836046732">
            <text:p>197664.836046732</text:p>
          </table:table-cell>
          <table:table-cell table:formula="of:=ROUND([.D1311])" office:value-type="float" office:value="197665">
            <text:p>197665</text:p>
          </table:table-cell>
          <table:table-cell table:formula="of:=([.$C$8]-([.E1311]*[.$C$4]))" office:value-type="float" office:value="43.10340625">
            <text:p>43.10340625</text:p>
          </table:table-cell>
          <table:table-cell table:formula="of:=SQRT(ABS([.$D$2]^2-[.F1311]^2))" office:value-type="float" office:value="195.300016307341">
            <text:p>195.300016307341</text:p>
          </table:table-cell>
          <table:table-cell table:formula="of:=ABS([.B1311]-[.G1311])" office:value-type="float" office:value="0.0000163073359544796">
            <text:p>0.0000163073359544796</text:p>
          </table:table-cell>
        </table:table-row>
        <table:table-row table:style-name="ro2">
          <table:table-cell table:formula="of:=[.A1311]+[.A$4]" office:value-type="float" office:value="390.900000000009">
            <text:p>390.900000000009</text:p>
          </table:table-cell>
          <table:table-cell table:formula="of:=[.A1312]/2" office:value-type="float" office:value="195.450000000005">
            <text:p>195.450000000005</text:p>
          </table:table-cell>
          <table:table-cell table:formula="of:=SQRT(ABS([.$D$2]^2-[.B1312]^2))" office:value-type="float" office:value="42.4181270213364">
            <text:p>42.4181270213364</text:p>
          </table:table-cell>
          <table:table-cell table:formula="of:=([.$C$10]-[.C1312])*[.$B$4]" office:value-type="float" office:value="198528.273043976">
            <text:p>198528.273043976</text:p>
          </table:table-cell>
          <table:table-cell table:formula="of:=ROUND([.D1312])" office:value-type="float" office:value="198528">
            <text:p>198528</text:p>
          </table:table-cell>
          <table:table-cell table:formula="of:=([.$C$8]-([.E1312]*[.$C$4]))" office:value-type="float" office:value="42.4184">
            <text:p>42.4184</text:p>
          </table:table-cell>
          <table:table-cell table:formula="of:=SQRT(ABS([.$D$2]^2-[.F1312]^2))" office:value-type="float" office:value="195.449940755785">
            <text:p>195.449940755785</text:p>
          </table:table-cell>
          <table:table-cell table:formula="of:=ABS([.B1312]-[.G1312])" office:value-type="float" office:value="0.0000592442191873488">
            <text:p>0.0000592442191873488</text:p>
          </table:table-cell>
        </table:table-row>
        <table:table-row table:style-name="ro2">
          <table:table-cell table:formula="of:=[.A1312]+[.A$4]" office:value-type="float" office:value="391.200000000009">
            <text:p>391.200000000009</text:p>
          </table:table-cell>
          <table:table-cell table:formula="of:=[.A1313]/2" office:value-type="float" office:value="195.600000000005">
            <text:p>195.600000000005</text:p>
          </table:table-cell>
          <table:table-cell table:formula="of:=SQRT(ABS([.$D$2]^2-[.B1313]^2))" office:value-type="float" office:value="41.7209779367433">
            <text:p>41.7209779367433</text:p>
          </table:table-cell>
          <table:table-cell table:formula="of:=([.$C$10]-[.C1313])*[.$B$4]" office:value-type="float" office:value="199406.571103306">
            <text:p>199406.571103306</text:p>
          </table:table-cell>
          <table:table-cell table:formula="of:=ROUND([.D1313])" office:value-type="float" office:value="199407">
            <text:p>199407</text:p>
          </table:table-cell>
          <table:table-cell table:formula="of:=([.$C$8]-([.E1313]*[.$C$4]))" office:value-type="float" office:value="41.72069375">
            <text:p>41.72069375</text:p>
          </table:table-cell>
          <table:table-cell table:formula="of:=SQRT(ABS([.$D$2]^2-[.F1313]^2))" office:value-type="float" office:value="195.600060616092">
            <text:p>195.600060616092</text:p>
          </table:table-cell>
          <table:table-cell table:formula="of:=ABS([.B1313]-[.G1313])" office:value-type="float" office:value="0.0000606160870688654">
            <text:p>0.0000606160870688654</text:p>
          </table:table-cell>
        </table:table-row>
        <table:table-row table:style-name="ro2">
          <table:table-cell table:formula="of:=[.A1313]+[.A$4]" office:value-type="float" office:value="391.500000000009">
            <text:p>391.500000000009</text:p>
          </table:table-cell>
          <table:table-cell table:formula="of:=[.A1314]/2" office:value-type="float" office:value="195.750000000005">
            <text:p>195.750000000005</text:p>
          </table:table-cell>
          <table:table-cell table:formula="of:=SQRT(ABS([.$D$2]^2-[.B1314]^2))" office:value-type="float" office:value="41.0114313332054">
            <text:p>41.0114313332054</text:p>
          </table:table-cell>
          <table:table-cell table:formula="of:=([.$C$10]-[.C1314])*[.$B$4]" office:value-type="float" office:value="200300.488084141">
            <text:p>200300.488084141</text:p>
          </table:table-cell>
          <table:table-cell table:formula="of:=ROUND([.D1314])" office:value-type="float" office:value="200300">
            <text:p>200300</text:p>
          </table:table-cell>
          <table:table-cell table:formula="of:=([.$C$8]-([.E1314]*[.$C$4]))" office:value-type="float" office:value="41.011875">
            <text:p>41.011875</text:p>
          </table:table-cell>
          <table:table-cell table:formula="of:=SQRT(ABS([.$D$2]^2-[.F1314]^2))" office:value-type="float" office:value="195.749907047192">
            <text:p>195.749907047192</text:p>
          </table:table-cell>
          <table:table-cell table:formula="of:=ABS([.B1314]-[.G1314])" office:value-type="float" office:value="0.0000929528123663204">
            <text:p>0.0000929528123663204</text:p>
          </table:table-cell>
        </table:table-row>
        <table:table-row table:style-name="ro2">
          <table:table-cell table:formula="of:=[.A1314]+[.A$4]" office:value-type="float" office:value="391.800000000009">
            <text:p>391.800000000009</text:p>
          </table:table-cell>
          <table:table-cell table:formula="of:=[.A1315]/2" office:value-type="float" office:value="195.900000000005">
            <text:p>195.900000000005</text:p>
          </table:table-cell>
          <table:table-cell table:formula="of:=SQRT(ABS([.$D$2]^2-[.B1315]^2))" office:value-type="float" office:value="40.2888321994844">
            <text:p>40.2888321994844</text:p>
          </table:table-cell>
          <table:table-cell table:formula="of:=([.$C$10]-[.C1315])*[.$B$4]" office:value-type="float" office:value="201210.84919749">
            <text:p>201210.84919749</text:p>
          </table:table-cell>
          <table:table-cell table:formula="of:=ROUND([.D1315])" office:value-type="float" office:value="201211">
            <text:p>201211</text:p>
          </table:table-cell>
          <table:table-cell table:formula="of:=([.$C$8]-([.E1315]*[.$C$4]))" office:value-type="float" office:value="40.28876875">
            <text:p>40.28876875</text:p>
          </table:table-cell>
          <table:table-cell table:formula="of:=SQRT(ABS([.$D$2]^2-[.F1315]^2))" office:value-type="float" office:value="195.900013049027">
            <text:p>195.900013049027</text:p>
          </table:table-cell>
          <table:table-cell table:formula="of:=ABS([.B1315]-[.G1315])" office:value-type="float" office:value="0.0000130490226410984">
            <text:p>0.0000130490226410984</text:p>
          </table:table-cell>
        </table:table-row>
        <table:table-row table:style-name="ro2">
          <table:table-cell table:formula="of:=[.A1315]+[.A$4]" office:value-type="float" office:value="392.100000000009">
            <text:p>392.100000000009</text:p>
          </table:table-cell>
          <table:table-cell table:formula="of:=[.A1316]/2" office:value-type="float" office:value="196.050000000005">
            <text:p>196.050000000005</text:p>
          </table:table-cell>
          <table:table-cell table:formula="of:=SQRT(ABS([.$D$2]^2-[.B1316]^2))" office:value-type="float" office:value="39.5524651570317">
            <text:p>39.5524651570317</text:p>
          </table:table-cell>
          <table:table-cell table:formula="of:=([.$C$10]-[.C1316])*[.$B$4]" office:value-type="float" office:value="202138.555707667">
            <text:p>202138.555707667</text:p>
          </table:table-cell>
          <table:table-cell table:formula="of:=ROUND([.D1316])" office:value-type="float" office:value="202139">
            <text:p>202139</text:p>
          </table:table-cell>
          <table:table-cell table:formula="of:=([.$C$8]-([.E1316]*[.$C$4]))" office:value-type="float" office:value="39.55216875">
            <text:p>39.55216875</text:p>
          </table:table-cell>
          <table:table-cell table:formula="of:=SQRT(ABS([.$D$2]^2-[.F1316]^2))" office:value-type="float" office:value="196.050059798949">
            <text:p>196.050059798949</text:p>
          </table:table-cell>
          <table:table-cell table:formula="of:=ABS([.B1316]-[.G1316])" office:value-type="float" office:value="0.000059798944562317">
            <text:p>0.000059798944562317</text:p>
          </table:table-cell>
        </table:table-row>
        <table:table-row table:style-name="ro2">
          <table:table-cell table:formula="of:=[.A1316]+[.A$4]" office:value-type="float" office:value="392.400000000009">
            <text:p>392.400000000009</text:p>
          </table:table-cell>
          <table:table-cell table:formula="of:=[.A1317]/2" office:value-type="float" office:value="196.200000000005">
            <text:p>196.200000000005</text:p>
          </table:table-cell>
          <table:table-cell table:formula="of:=SQRT(ABS([.$D$2]^2-[.B1317]^2))" office:value-type="float" office:value="38.8015463609146">
            <text:p>38.8015463609146</text:p>
          </table:table-cell>
          <table:table-cell table:formula="of:=([.$C$10]-[.C1317])*[.$B$4]" office:value-type="float" office:value="203084.595135846">
            <text:p>203084.595135846</text:p>
          </table:table-cell>
          <table:table-cell table:formula="of:=ROUND([.D1317])" office:value-type="float" office:value="203085">
            <text:p>203085</text:p>
          </table:table-cell>
          <table:table-cell table:formula="of:=([.$C$8]-([.E1317]*[.$C$4]))" office:value-type="float" office:value="38.80128125">
            <text:p>38.80128125</text:p>
          </table:table-cell>
          <table:table-cell table:formula="of:=SQRT(ABS([.$D$2]^2-[.F1317]^2))" office:value-type="float" office:value="196.200052429551">
            <text:p>196.200052429551</text:p>
          </table:table-cell>
          <table:table-cell table:formula="of:=ABS([.B1317]-[.G1317])" office:value-type="float" office:value="0.000052429546002486">
            <text:p>0.000052429546002486</text:p>
          </table:table-cell>
        </table:table-row>
        <table:table-row table:style-name="ro2">
          <table:table-cell table:formula="of:=[.A1317]+[.A$4]" office:value-type="float" office:value="392.700000000009">
            <text:p>392.700000000009</text:p>
          </table:table-cell>
          <table:table-cell table:formula="of:=[.A1318]/2" office:value-type="float" office:value="196.350000000005">
            <text:p>196.350000000005</text:p>
          </table:table-cell>
          <table:table-cell table:formula="of:=SQRT(ABS([.$D$2]^2-[.B1318]^2))" office:value-type="float" office:value="38.0352139470545">
            <text:p>38.0352139470545</text:p>
          </table:table-cell>
          <table:table-cell table:formula="of:=([.$C$10]-[.C1318])*[.$B$4]" office:value-type="float" office:value="204050.053295039">
            <text:p>204050.053295039</text:p>
          </table:table-cell>
          <table:table-cell table:formula="of:=ROUND([.D1318])" office:value-type="float" office:value="204050">
            <text:p>204050</text:p>
          </table:table-cell>
          <table:table-cell table:formula="of:=([.$C$8]-([.E1318]*[.$C$4]))" office:value-type="float" office:value="38.0353125">
            <text:p>38.0353125</text:p>
          </table:table-cell>
          <table:table-cell table:formula="of:=SQRT(ABS([.$D$2]^2-[.F1318]^2))" office:value-type="float" office:value="196.34998090916">
            <text:p>196.34998090916</text:p>
          </table:table-cell>
          <table:table-cell table:formula="of:=ABS([.B1318]-[.G1318])" office:value-type="float" office:value="0.000019090844944003">
            <text:p>0.000019090844944003</text:p>
          </table:table-cell>
        </table:table-row>
        <table:table-row table:style-name="ro2">
          <table:table-cell table:formula="of:=[.A1318]+[.A$4]" office:value-type="float" office:value="393.000000000009">
            <text:p>393.000000000009</text:p>
          </table:table-cell>
          <table:table-cell table:formula="of:=[.A1319]/2" office:value-type="float" office:value="196.500000000005">
            <text:p>196.500000000005</text:p>
          </table:table-cell>
          <table:table-cell table:formula="of:=SQRT(ABS([.$D$2]^2-[.B1319]^2))" office:value-type="float" office:value="37.2525166934826">
            <text:p>37.2525166934826</text:p>
          </table:table-cell>
          <table:table-cell table:formula="of:=([.$C$10]-[.C1319])*[.$B$4]" office:value-type="float" office:value="205036.12857513">
            <text:p>205036.12857513</text:p>
          </table:table-cell>
          <table:table-cell table:formula="of:=ROUND([.D1319])" office:value-type="float" office:value="205036">
            <text:p>205036</text:p>
          </table:table-cell>
          <table:table-cell table:formula="of:=([.$C$8]-([.E1319]*[.$C$4]))" office:value-type="float" office:value="37.252675">
            <text:p>37.252675</text:p>
          </table:table-cell>
          <table:table-cell table:formula="of:=SQRT(ABS([.$D$2]^2-[.F1319]^2))" office:value-type="float" office:value="196.499969988151">
            <text:p>196.499969988151</text:p>
          </table:table-cell>
          <table:table-cell table:formula="of:=ABS([.B1319]-[.G1319])" office:value-type="float" office:value="0.0000300118532550186">
            <text:p>0.0000300118532550186</text:p>
          </table:table-cell>
        </table:table-row>
        <table:table-row table:style-name="ro2">
          <table:table-cell table:formula="of:=[.A1319]+[.A$4]" office:value-type="float" office:value="393.300000000009">
            <text:p>393.300000000009</text:p>
          </table:table-cell>
          <table:table-cell table:formula="of:=[.A1320]/2" office:value-type="float" office:value="196.650000000005">
            <text:p>196.650000000005</text:p>
          </table:table-cell>
          <table:table-cell table:formula="of:=SQRT(ABS([.$D$2]^2-[.B1320]^2))" office:value-type="float" office:value="36.4524004696289">
            <text:p>36.4524004696289</text:p>
          </table:table-cell>
          <table:table-cell table:formula="of:=([.$C$10]-[.C1320])*[.$B$4]" office:value-type="float" office:value="206044.149014631">
            <text:p>206044.149014631</text:p>
          </table:table-cell>
          <table:table-cell table:formula="of:=ROUND([.D1320])" office:value-type="float" office:value="206044">
            <text:p>206044</text:p>
          </table:table-cell>
          <table:table-cell table:formula="of:=([.$C$8]-([.E1320]*[.$C$4]))" office:value-type="float" office:value="36.452575">
            <text:p>36.452575</text:p>
          </table:table-cell>
          <table:table-cell table:formula="of:=SQRT(ABS([.$D$2]^2-[.F1320]^2))" office:value-type="float" office:value="196.649967647771">
            <text:p>196.649967647771</text:p>
          </table:table-cell>
          <table:table-cell table:formula="of:=ABS([.B1320]-[.G1320])" office:value-type="float" office:value="0.0000323522335747839">
            <text:p>0.0000323522335747839</text:p>
          </table:table-cell>
        </table:table-row>
        <table:table-row table:style-name="ro2">
          <table:table-cell table:formula="of:=[.A1320]+[.A$4]" office:value-type="float" office:value="393.600000000009">
            <text:p>393.600000000009</text:p>
          </table:table-cell>
          <table:table-cell table:formula="of:=[.A1321]/2" office:value-type="float" office:value="196.800000000005">
            <text:p>196.800000000005</text:p>
          </table:table-cell>
          <table:table-cell table:formula="of:=SQRT(ABS([.$D$2]^2-[.B1321]^2))" office:value-type="float" office:value="35.6336919220868">
            <text:p>35.6336919220868</text:p>
          </table:table-cell>
          <table:table-cell table:formula="of:=([.$C$10]-[.C1321])*[.$B$4]" office:value-type="float" office:value="207075.592854054">
            <text:p>207075.592854054</text:p>
          </table:table-cell>
          <table:table-cell table:formula="of:=ROUND([.D1321])" office:value-type="float" office:value="207076">
            <text:p>207076</text:p>
          </table:table-cell>
          <table:table-cell table:formula="of:=([.$C$8]-([.E1321]*[.$C$4]))" office:value-type="float" office:value="35.633425">
            <text:p>35.633425</text:p>
          </table:table-cell>
          <table:table-cell table:formula="of:=SQRT(ABS([.$D$2]^2-[.F1321]^2))" office:value-type="float" office:value="196.800048330201">
            <text:p>196.800048330201</text:p>
          </table:table-cell>
          <table:table-cell table:formula="of:=ABS([.B1321]-[.G1321])" office:value-type="float" office:value="0.0000483301962219684">
            <text:p>0.0000483301962219684</text:p>
          </table:table-cell>
        </table:table-row>
        <table:table-row table:style-name="ro2">
          <table:table-cell table:formula="of:=[.A1321]+[.A$4]" office:value-type="float" office:value="393.900000000009">
            <text:p>393.900000000009</text:p>
          </table:table-cell>
          <table:table-cell table:formula="of:=[.A1322]/2" office:value-type="float" office:value="196.950000000005">
            <text:p>196.950000000005</text:p>
          </table:table-cell>
          <table:table-cell table:formula="of:=SQRT(ABS([.$D$2]^2-[.B1322]^2))" office:value-type="float" office:value="34.795078674982">
            <text:p>34.795078674982</text:p>
          </table:table-cell>
          <table:table-cell table:formula="of:=([.$C$10]-[.C1322])*[.$B$4]" office:value-type="float" office:value="208132.113480328">
            <text:p>208132.113480328</text:p>
          </table:table-cell>
          <table:table-cell table:formula="of:=ROUND([.D1322])" office:value-type="float" office:value="208132">
            <text:p>208132</text:p>
          </table:table-cell>
          <table:table-cell table:formula="of:=([.$C$8]-([.E1322]*[.$C$4]))" office:value-type="float" office:value="34.795225">
            <text:p>34.795225</text:p>
          </table:table-cell>
          <table:table-cell table:formula="of:=SQRT(ABS([.$D$2]^2-[.F1322]^2))" office:value-type="float" office:value="196.949974148765">
            <text:p>196.949974148765</text:p>
          </table:table-cell>
          <table:table-cell table:formula="of:=ABS([.B1322]-[.G1322])" office:value-type="float" office:value="0.0000258512391440036">
            <text:p>0.0000258512391440036</text:p>
          </table:table-cell>
        </table:table-row>
        <table:table-row table:style-name="ro2">
          <table:table-cell table:formula="of:=[.A1322]+[.A$4]" office:value-type="float" office:value="394.200000000009">
            <text:p>394.200000000009</text:p>
          </table:table-cell>
          <table:table-cell table:formula="of:=[.A1323]/2" office:value-type="float" office:value="197.100000000005">
            <text:p>197.100000000005</text:p>
          </table:table-cell>
          <table:table-cell table:formula="of:=SQRT(ABS([.$D$2]^2-[.B1323]^2))" office:value-type="float" office:value="33.9350850890076">
            <text:p>33.9350850890076</text:p>
          </table:table-cell>
          <table:table-cell table:formula="of:=([.$C$10]-[.C1323])*[.$B$4]" office:value-type="float" office:value="209215.569966595">
            <text:p>209215.569966595</text:p>
          </table:table-cell>
          <table:table-cell table:formula="of:=ROUND([.D1323])" office:value-type="float" office:value="209216">
            <text:p>209216</text:p>
          </table:table-cell>
          <table:table-cell table:formula="of:=([.$C$8]-([.E1323]*[.$C$4]))" office:value-type="float" office:value="33.9348">
            <text:p>33.9348</text:p>
          </table:table-cell>
          <table:table-cell table:formula="of:=SQRT(ABS([.$D$2]^2-[.F1323]^2))" office:value-type="float" office:value="197.100049084114">
            <text:p>197.100049084114</text:p>
          </table:table-cell>
          <table:table-cell table:formula="of:=ABS([.B1323]-[.G1323])" office:value-type="float" office:value="0.0000490841090368122">
            <text:p>0.0000490841090368122</text:p>
          </table:table-cell>
        </table:table-row>
        <table:table-row table:style-name="ro2">
          <table:table-cell table:formula="of:=[.A1323]+[.A$4]" office:value-type="float" office:value="394.500000000009">
            <text:p>394.500000000009</text:p>
          </table:table-cell>
          <table:table-cell table:formula="of:=[.A1324]/2" office:value-type="float" office:value="197.250000000005">
            <text:p>197.250000000005</text:p>
          </table:table-cell>
          <table:table-cell table:formula="of:=SQRT(ABS([.$D$2]^2-[.B1324]^2))" office:value-type="float" office:value="33.052042296932">
            <text:p>33.052042296932</text:p>
          </table:table-cell>
          <table:table-cell table:formula="of:=([.$C$10]-[.C1324])*[.$B$4]" office:value-type="float" office:value="210328.064822753">
            <text:p>210328.064822753</text:p>
          </table:table-cell>
          <table:table-cell table:formula="of:=ROUND([.D1324])" office:value-type="float" office:value="210328">
            <text:p>210328</text:p>
          </table:table-cell>
          <table:table-cell table:formula="of:=([.$C$8]-([.E1324]*[.$C$4]))" office:value-type="float" office:value="33.05215">
            <text:p>33.05215</text:p>
          </table:table-cell>
          <table:table-cell table:formula="of:=SQRT(ABS([.$D$2]^2-[.F1324]^2))" office:value-type="float" office:value="197.249981952794">
            <text:p>197.249981952794</text:p>
          </table:table-cell>
          <table:table-cell table:formula="of:=ABS([.B1324]-[.G1324])" office:value-type="float" office:value="0.0000180472107729202">
            <text:p>0.0000180472107729202</text:p>
          </table:table-cell>
        </table:table-row>
        <table:table-row table:style-name="ro2">
          <table:table-cell table:formula="of:=[.A1324]+[.A$4]" office:value-type="float" office:value="394.800000000009">
            <text:p>394.800000000009</text:p>
          </table:table-cell>
          <table:table-cell table:formula="of:=[.A1325]/2" office:value-type="float" office:value="197.400000000005">
            <text:p>197.400000000005</text:p>
          </table:table-cell>
          <table:table-cell table:formula="of:=SQRT(ABS([.$D$2]^2-[.B1325]^2))" office:value-type="float" office:value="32.1440507714597">
            <text:p>32.1440507714597</text:p>
          </table:table-cell>
          <table:table-cell table:formula="of:=([.$C$10]-[.C1325])*[.$B$4]" office:value-type="float" office:value="211471.991154057">
            <text:p>211471.991154057</text:p>
          </table:table-cell>
          <table:table-cell table:formula="of:=ROUND([.D1325])" office:value-type="float" office:value="211472">
            <text:p>211472</text:p>
          </table:table-cell>
          <table:table-cell table:formula="of:=([.$C$8]-([.E1325]*[.$C$4]))" office:value-type="float" office:value="32.1441">
            <text:p>32.1441</text:p>
          </table:table-cell>
          <table:table-cell table:formula="of:=SQRT(ABS([.$D$2]^2-[.F1325]^2))" office:value-type="float" office:value="197.399991983764">
            <text:p>197.399991983764</text:p>
          </table:table-cell>
          <table:table-cell table:formula="of:=ABS([.B1325]-[.G1325])" office:value-type="float" office:value="0.00000801624085511321">
            <text:p>0.00000801624085511321</text:p>
          </table:table-cell>
        </table:table-row>
        <table:table-row table:style-name="ro2">
          <table:table-cell table:formula="of:=[.A1325]+[.A$4]" office:value-type="float" office:value="395.100000000009">
            <text:p>395.100000000009</text:p>
          </table:table-cell>
          <table:table-cell table:formula="of:=[.A1326]/2" office:value-type="float" office:value="197.550000000005">
            <text:p>197.550000000005</text:p>
          </table:table-cell>
          <table:table-cell table:formula="of:=SQRT(ABS([.$D$2]^2-[.B1326]^2))" office:value-type="float" office:value="31.2089330160161">
            <text:p>31.2089330160161</text:p>
          </table:table-cell>
          <table:table-cell table:formula="of:=([.$C$10]-[.C1326])*[.$B$4]" office:value-type="float" office:value="212650.092263277">
            <text:p>212650.092263277</text:p>
          </table:table-cell>
          <table:table-cell table:formula="of:=ROUND([.D1326])" office:value-type="float" office:value="212650">
            <text:p>212650</text:p>
          </table:table-cell>
          <table:table-cell table:formula="of:=([.$C$8]-([.E1326]*[.$C$4]))" office:value-type="float" office:value="31.2090625">
            <text:p>31.2090625</text:p>
          </table:table-cell>
          <table:table-cell table:formula="of:=SQRT(ABS([.$D$2]^2-[.F1326]^2))" office:value-type="float" office:value="197.549979544092">
            <text:p>197.549979544092</text:p>
          </table:table-cell>
          <table:table-cell table:formula="of:=ABS([.B1326]-[.G1326])" office:value-type="float" office:value="0.0000204559127894299">
            <text:p>0.0000204559127894299</text:p>
          </table:table-cell>
        </table:table-row>
        <table:table-row table:style-name="ro2">
          <table:table-cell table:formula="of:=[.A1326]+[.A$4]" office:value-type="float" office:value="395.400000000009">
            <text:p>395.400000000009</text:p>
          </table:table-cell>
          <table:table-cell table:formula="of:=[.A1327]/2" office:value-type="float" office:value="197.700000000005">
            <text:p>197.700000000005</text:p>
          </table:table-cell>
          <table:table-cell table:formula="of:=SQRT(ABS([.$D$2]^2-[.B1327]^2))" office:value-type="float" office:value="30.2441729924654">
            <text:p>30.2441729924654</text:p>
          </table:table-cell>
          <table:table-cell table:formula="of:=([.$C$10]-[.C1327])*[.$B$4]" office:value-type="float" office:value="213865.537962238">
            <text:p>213865.537962238</text:p>
          </table:table-cell>
          <table:table-cell table:formula="of:=ROUND([.D1327])" office:value-type="float" office:value="213866">
            <text:p>213866</text:p>
          </table:table-cell>
          <table:table-cell table:formula="of:=([.$C$8]-([.E1327]*[.$C$4]))" office:value-type="float" office:value="30.2438625">
            <text:p>30.2438625</text:p>
          </table:table-cell>
          <table:table-cell table:formula="of:=SQRT(ABS([.$D$2]^2-[.F1327]^2))" office:value-type="float" office:value="197.700047498935">
            <text:p>197.700047498935</text:p>
          </table:table-cell>
          <table:table-cell table:formula="of:=ABS([.B1327]-[.G1327])" office:value-type="float" office:value="0.0000474989302006179">
            <text:p>0.0000474989302006179</text:p>
          </table:table-cell>
        </table:table-row>
        <table:table-row table:style-name="ro2">
          <table:table-cell table:formula="of:=[.A1327]+[.A$4]" office:value-type="float" office:value="395.700000000009">
            <text:p>395.700000000009</text:p>
          </table:table-cell>
          <table:table-cell table:formula="of:=[.A1328]/2" office:value-type="float" office:value="197.850000000005">
            <text:p>197.850000000005</text:p>
          </table:table-cell>
          <table:table-cell table:formula="of:=SQRT(ABS([.$D$2]^2-[.B1328]^2))" office:value-type="float" office:value="29.2468374358352">
            <text:p>29.2468374358352</text:p>
          </table:table-cell>
          <table:table-cell table:formula="of:=([.$C$10]-[.C1328])*[.$B$4]" office:value-type="float" office:value="215122.023702875">
            <text:p>215122.023702875</text:p>
          </table:table-cell>
          <table:table-cell table:formula="of:=ROUND([.D1328])" office:value-type="float" office:value="215122">
            <text:p>215122</text:p>
          </table:table-cell>
          <table:table-cell table:formula="of:=([.$C$8]-([.E1328]*[.$C$4]))" office:value-type="float" office:value="29.2469125">
            <text:p>29.2469125</text:p>
          </table:table-cell>
          <table:table-cell table:formula="of:=SQRT(ABS([.$D$2]^2-[.F1328]^2))" office:value-type="float" office:value="197.849988903758">
            <text:p>197.849988903758</text:p>
          </table:table-cell>
          <table:table-cell table:formula="of:=ABS([.B1328]-[.G1328])" office:value-type="float" office:value="0.0000110962461690178">
            <text:p>0.0000110962461690178</text:p>
          </table:table-cell>
        </table:table-row>
        <table:table-row table:style-name="ro2">
          <table:table-cell table:formula="of:=[.A1328]+[.A$4]" office:value-type="float" office:value="396.000000000009">
            <text:p>396.000000000009</text:p>
          </table:table-cell>
          <table:table-cell table:formula="of:=[.A1329]/2" office:value-type="float" office:value="198.000000000005">
            <text:p>198.000000000005</text:p>
          </table:table-cell>
          <table:table-cell table:formula="of:=SQRT(ABS([.$D$2]^2-[.B1329]^2))" office:value-type="float" office:value="28.2134719592993">
            <text:p>28.2134719592993</text:p>
          </table:table-cell>
          <table:table-cell table:formula="of:=([.$C$10]-[.C1329])*[.$B$4]" office:value-type="float" office:value="216423.901468589">
            <text:p>216423.901468589</text:p>
          </table:table-cell>
          <table:table-cell table:formula="of:=ROUND([.D1329])" office:value-type="float" office:value="216424">
            <text:p>216424</text:p>
          </table:table-cell>
          <table:table-cell table:formula="of:=([.$C$8]-([.E1329]*[.$C$4]))" office:value-type="float" office:value="28.21345">
            <text:p>28.21345</text:p>
          </table:table-cell>
          <table:table-cell table:formula="of:=SQRT(ABS([.$D$2]^2-[.F1329]^2))" office:value-type="float" office:value="198.000003129034">
            <text:p>198.000003129034</text:p>
          </table:table-cell>
          <table:table-cell table:formula="of:=ABS([.B1329]-[.G1329])" office:value-type="float" office:value="0.00000312902943733206">
            <text:p>0.00000312902943733206</text:p>
          </table:table-cell>
        </table:table-row>
        <table:table-row table:style-name="ro2">
          <table:table-cell table:formula="of:=[.A1329]+[.A$4]" office:value-type="float" office:value="396.300000000009">
            <text:p>396.300000000009</text:p>
          </table:table-cell>
          <table:table-cell table:formula="of:=[.A1330]/2" office:value-type="float" office:value="198.150000000005">
            <text:p>198.150000000005</text:p>
          </table:table-cell>
          <table:table-cell table:formula="of:=SQRT(ABS([.$D$2]^2-[.B1330]^2))" office:value-type="float" office:value="27.1399613116555">
            <text:p>27.1399613116555</text:p>
          </table:table-cell>
          <table:table-cell table:formula="of:=([.$C$10]-[.C1330])*[.$B$4]" office:value-type="float" office:value="217776.355827826">
            <text:p>217776.355827826</text:p>
          </table:table-cell>
          <table:table-cell table:formula="of:=ROUND([.D1330])" office:value-type="float" office:value="217776">
            <text:p>217776</text:p>
          </table:table-cell>
          <table:table-cell table:formula="of:=([.$C$8]-([.E1330]*[.$C$4]))" office:value-type="float" office:value="27.1403">
            <text:p>27.1403</text:p>
          </table:table-cell>
          <table:table-cell table:formula="of:=SQRT(ABS([.$D$2]^2-[.F1330]^2))" office:value-type="float" office:value="198.149953610668">
            <text:p>198.149953610668</text:p>
          </table:table-cell>
          <table:table-cell table:formula="of:=ABS([.B1330]-[.G1330])" office:value-type="float" office:value="0.0000463893363189527">
            <text:p>0.0000463893363189527</text:p>
          </table:table-cell>
        </table:table-row>
        <table:table-row table:style-name="ro2">
          <table:table-cell table:formula="of:=[.A1330]+[.A$4]" office:value-type="float" office:value="396.600000000009">
            <text:p>396.600000000009</text:p>
          </table:table-cell>
          <table:table-cell table:formula="of:=[.A1331]/2" office:value-type="float" office:value="198.300000000005">
            <text:p>198.300000000005</text:p>
          </table:table-cell>
          <table:table-cell table:formula="of:=SQRT(ABS([.$D$2]^2-[.B1331]^2))" office:value-type="float" office:value="26.0213373983383">
            <text:p>26.0213373983383</text:p>
          </table:table-cell>
          <table:table-cell table:formula="of:=([.$C$10]-[.C1331])*[.$B$4]" office:value-type="float" office:value="219185.645797359">
            <text:p>219185.645797359</text:p>
          </table:table-cell>
          <table:table-cell table:formula="of:=ROUND([.D1331])" office:value-type="float" office:value="219186">
            <text:p>219186</text:p>
          </table:table-cell>
          <table:table-cell table:formula="of:=([.$C$8]-([.E1331]*[.$C$4]))" office:value-type="float" office:value="26.0211125">
            <text:p>26.0211125</text:p>
          </table:table-cell>
          <table:table-cell table:formula="of:=SQRT(ABS([.$D$2]^2-[.F1331]^2))" office:value-type="float" office:value="198.300029511501">
            <text:p>198.300029511501</text:p>
          </table:table-cell>
          <table:table-cell table:formula="of:=ABS([.B1331]-[.G1331])" office:value-type="float" office:value="0.0000295114967912013">
            <text:p>0.0000295114967912013</text:p>
          </table:table-cell>
        </table:table-row>
        <table:table-row table:style-name="ro2">
          <table:table-cell table:formula="of:=[.A1331]+[.A$4]" office:value-type="float" office:value="396.900000000009">
            <text:p>396.900000000009</text:p>
          </table:table-cell>
          <table:table-cell table:formula="of:=[.A1332]/2" office:value-type="float" office:value="198.450000000005">
            <text:p>198.450000000005</text:p>
          </table:table-cell>
          <table:table-cell table:formula="of:=SQRT(ABS([.$D$2]^2-[.B1332]^2))" office:value-type="float" office:value="24.8515090084718">
            <text:p>24.8515090084718</text:p>
          </table:table-cell>
          <table:table-cell table:formula="of:=([.$C$10]-[.C1332])*[.$B$4]" office:value-type="float" office:value="220659.445343648">
            <text:p>220659.445343648</text:p>
          </table:table-cell>
          <table:table-cell table:formula="of:=ROUND([.D1332])" office:value-type="float" office:value="220659">
            <text:p>220659</text:p>
          </table:table-cell>
          <table:table-cell table:formula="of:=([.$C$8]-([.E1332]*[.$C$4]))" office:value-type="float" office:value="24.85191875">
            <text:p>24.85191875</text:p>
          </table:table-cell>
          <table:table-cell table:formula="of:=SQRT(ABS([.$D$2]^2-[.F1332]^2))" office:value-type="float" office:value="198.449948688437">
            <text:p>198.449948688437</text:p>
          </table:table-cell>
          <table:table-cell table:formula="of:=ABS([.B1332]-[.G1332])" office:value-type="float" office:value="0.0000513115673470566">
            <text:p>0.0000513115673470566</text:p>
          </table:table-cell>
        </table:table-row>
        <table:table-row table:style-name="ro2">
          <table:table-cell table:formula="of:=[.A1332]+[.A$4]" office:value-type="float" office:value="397.200000000009">
            <text:p>397.200000000009</text:p>
          </table:table-cell>
          <table:table-cell table:formula="of:=[.A1333]/2" office:value-type="float" office:value="198.600000000005">
            <text:p>198.600000000005</text:p>
          </table:table-cell>
          <table:table-cell table:formula="of:=SQRT(ABS([.$D$2]^2-[.B1333]^2))" office:value-type="float" office:value="23.622870274337">
            <text:p>23.622870274337</text:p>
          </table:table-cell>
          <table:table-cell table:formula="of:=([.$C$10]-[.C1333])*[.$B$4]" office:value-type="float" office:value="222207.336662243">
            <text:p>222207.336662243</text:p>
          </table:table-cell>
          <table:table-cell table:formula="of:=ROUND([.D1333])" office:value-type="float" office:value="222207">
            <text:p>222207</text:p>
          </table:table-cell>
          <table:table-cell table:formula="of:=([.$C$8]-([.E1333]*[.$C$4]))" office:value-type="float" office:value="23.62319375">
            <text:p>23.62319375</text:p>
          </table:table-cell>
          <table:table-cell table:formula="of:=SQRT(ABS([.$D$2]^2-[.F1333]^2))" office:value-type="float" office:value="198.599961523284">
            <text:p>198.599961523284</text:p>
          </table:table-cell>
          <table:table-cell table:formula="of:=ABS([.B1333]-[.G1333])" office:value-type="float" office:value="0.0000384767204479885">
            <text:p>0.0000384767204479885</text:p>
          </table:table-cell>
        </table:table-row>
        <table:table-row table:style-name="ro2">
          <table:table-cell table:formula="of:=[.A1333]+[.A$4]" office:value-type="float" office:value="397.500000000009">
            <text:p>397.500000000009</text:p>
          </table:table-cell>
          <table:table-cell table:formula="of:=[.A1334]/2" office:value-type="float" office:value="198.750000000005">
            <text:p>198.750000000005</text:p>
          </table:table-cell>
          <table:table-cell table:formula="of:=SQRT(ABS([.$D$2]^2-[.B1334]^2))" office:value-type="float" office:value="22.3257138743231">
            <text:p>22.3257138743231</text:p>
          </table:table-cell>
          <table:table-cell table:formula="of:=([.$C$10]-[.C1334])*[.$B$4]" office:value-type="float" office:value="223841.549449662">
            <text:p>223841.549449662</text:p>
          </table:table-cell>
          <table:table-cell table:formula="of:=ROUND([.D1334])" office:value-type="float" office:value="223842">
            <text:p>223842</text:p>
          </table:table-cell>
          <table:table-cell table:formula="of:=([.$C$8]-([.E1334]*[.$C$4]))" office:value-type="float" office:value="22.3254125">
            <text:p>22.3254125</text:p>
          </table:table-cell>
          <table:table-cell table:formula="of:=SQRT(ABS([.$D$2]^2-[.F1334]^2))" office:value-type="float" office:value="198.750033853343">
            <text:p>198.750033853343</text:p>
          </table:table-cell>
          <table:table-cell table:formula="of:=ABS([.B1334]-[.G1334])" office:value-type="float" office:value="0.0000338533379817818">
            <text:p>0.0000338533379817818</text:p>
          </table:table-cell>
        </table:table-row>
        <table:table-row table:style-name="ro2">
          <table:table-cell table:formula="of:=[.A1334]+[.A$4]" office:value-type="float" office:value="397.800000000009">
            <text:p>397.800000000009</text:p>
          </table:table-cell>
          <table:table-cell table:formula="of:=[.A1335]/2" office:value-type="float" office:value="198.900000000005">
            <text:p>198.900000000005</text:p>
          </table:table-cell>
          <table:table-cell table:formula="of:=SQRT(ABS([.$D$2]^2-[.B1335]^2))" office:value-type="float" office:value="20.9473148636799">
            <text:p>20.9473148636799</text:p>
          </table:table-cell>
          <table:table-cell table:formula="of:=([.$C$10]-[.C1335])*[.$B$4]" office:value-type="float" office:value="225578.115132362">
            <text:p>225578.115132362</text:p>
          </table:table-cell>
          <table:table-cell table:formula="of:=ROUND([.D1335])" office:value-type="float" office:value="225578">
            <text:p>225578</text:p>
          </table:table-cell>
          <table:table-cell table:formula="of:=([.$C$8]-([.E1335]*[.$C$4]))" office:value-type="float" office:value="20.9474625">
            <text:p>20.9474625</text:p>
          </table:table-cell>
          <table:table-cell table:formula="of:=SQRT(ABS([.$D$2]^2-[.F1335]^2))" office:value-type="float" office:value="198.89998445151">
            <text:p>198.89998445151</text:p>
          </table:table-cell>
          <table:table-cell table:formula="of:=ABS([.B1335]-[.G1335])" office:value-type="float" office:value="0.0000155484942183648">
            <text:p>0.0000155484942183648</text:p>
          </table:table-cell>
        </table:table-row>
        <table:table-row table:style-name="ro2">
          <table:table-cell table:formula="of:=[.A1335]+[.A$4]" office:value-type="float" office:value="398.100000000009">
            <text:p>398.100000000009</text:p>
          </table:table-cell>
          <table:table-cell table:formula="of:=[.A1336]/2" office:value-type="float" office:value="199.050000000005">
            <text:p>199.050000000005</text:p>
          </table:table-cell>
          <table:table-cell table:formula="of:=SQRT(ABS([.$D$2]^2-[.B1336]^2))" office:value-type="float" office:value="19.4704262921524">
            <text:p>19.4704262921524</text:p>
          </table:table-cell>
          <table:table-cell table:formula="of:=([.$C$10]-[.C1336])*[.$B$4]" office:value-type="float" office:value="227438.762151609">
            <text:p>227438.762151609</text:p>
          </table:table-cell>
          <table:table-cell table:formula="of:=ROUND([.D1336])" office:value-type="float" office:value="227439">
            <text:p>227439</text:p>
          </table:table-cell>
          <table:table-cell table:formula="of:=([.$C$8]-([.E1336]*[.$C$4]))" office:value-type="float" office:value="19.47029375">
            <text:p>19.47029375</text:p>
          </table:table-cell>
          <table:table-cell table:formula="of:=SQRT(ABS([.$D$2]^2-[.F1336]^2))" office:value-type="float" office:value="199.050012964804">
            <text:p>199.050012964804</text:p>
          </table:table-cell>
          <table:table-cell table:formula="of:=ABS([.B1336]-[.G1336])" office:value-type="float" office:value="0.0000129647995095183">
            <text:p>0.0000129647995095183</text:p>
          </table:table-cell>
        </table:table-row>
        <table:table-row table:style-name="ro2">
          <table:table-cell table:formula="of:=[.A1336]+[.A$4]" office:value-type="float" office:value="398.400000000009">
            <text:p>398.400000000009</text:p>
          </table:table-cell>
          <table:table-cell table:formula="of:=[.A1337]/2" office:value-type="float" office:value="199.200000000005">
            <text:p>199.200000000005</text:p>
          </table:table-cell>
          <table:table-cell table:formula="of:=SQRT(ABS([.$D$2]^2-[.B1337]^2))" office:value-type="float" office:value="17.8706463228988">
            <text:p>17.8706463228988</text:p>
          </table:table-cell>
          <table:table-cell table:formula="of:=([.$C$10]-[.C1337])*[.$B$4]" office:value-type="float" office:value="229454.232979015">
            <text:p>229454.232979015</text:p>
          </table:table-cell>
          <table:table-cell table:formula="of:=ROUND([.D1337])" office:value-type="float" office:value="229454">
            <text:p>229454</text:p>
          </table:table-cell>
          <table:table-cell table:formula="of:=([.$C$8]-([.E1337]*[.$C$4]))" office:value-type="float" office:value="17.8708875">
            <text:p>17.8708875</text:p>
          </table:table-cell>
          <table:table-cell table:formula="of:=SQRT(ABS([.$D$2]^2-[.F1337]^2))" office:value-type="float" office:value="199.199978363358">
            <text:p>199.199978363358</text:p>
          </table:table-cell>
          <table:table-cell table:formula="of:=ABS([.B1337]-[.G1337])" office:value-type="float" office:value="0.0000216366465508599">
            <text:p>0.0000216366465508599</text:p>
          </table:table-cell>
        </table:table-row>
        <table:table-row table:style-name="ro2">
          <table:table-cell table:formula="of:=[.A1337]+[.A$4]" office:value-type="float" office:value="398.700000000009">
            <text:p>398.700000000009</text:p>
          </table:table-cell>
          <table:table-cell table:formula="of:=[.A1338]/2" office:value-type="float" office:value="199.350000000005">
            <text:p>199.350000000005</text:p>
          </table:table-cell>
          <table:table-cell table:formula="of:=SQRT(ABS([.$D$2]^2-[.B1338]^2))" office:value-type="float" office:value="16.1114090010194">
            <text:p>16.1114090010194</text:p>
          </table:table-cell>
          <table:table-cell table:formula="of:=([.$C$10]-[.C1338])*[.$B$4]" office:value-type="float" office:value="231670.594959336">
            <text:p>231670.594959336</text:p>
          </table:table-cell>
          <table:table-cell table:formula="of:=ROUND([.D1338])" office:value-type="float" office:value="231671">
            <text:p>231671</text:p>
          </table:table-cell>
          <table:table-cell table:formula="of:=([.$C$8]-([.E1338]*[.$C$4]))" office:value-type="float" office:value="16.11114375">
            <text:p>16.11114375</text:p>
          </table:table-cell>
          <table:table-cell table:formula="of:=SQRT(ABS([.$D$2]^2-[.F1338]^2))" office:value-type="float" office:value="199.350021437337">
            <text:p>199.350021437337</text:p>
          </table:table-cell>
          <table:table-cell table:formula="of:=ABS([.B1338]-[.G1338])" office:value-type="float" office:value="0.0000214373326059558">
            <text:p>0.0000214373326059558</text:p>
          </table:table-cell>
        </table:table-row>
        <table:table-row table:style-name="ro2">
          <table:table-cell table:formula="of:=[.A1338]+[.A$4]" office:value-type="float" office:value="399.000000000009">
            <text:p>399.000000000009</text:p>
          </table:table-cell>
          <table:table-cell table:formula="of:=[.A1339]/2" office:value-type="float" office:value="199.500000000005">
            <text:p>199.500000000005</text:p>
          </table:table-cell>
          <table:table-cell table:formula="of:=SQRT(ABS([.$D$2]^2-[.B1339]^2))" office:value-type="float" office:value="14.1332940250364">
            <text:p>14.1332940250364</text:p>
          </table:table-cell>
          <table:table-cell table:formula="of:=([.$C$10]-[.C1339])*[.$B$4]" office:value-type="float" office:value="234162.708314905">
            <text:p>234162.708314905</text:p>
          </table:table-cell>
          <table:table-cell table:formula="of:=ROUND([.D1339])" office:value-type="float" office:value="234163">
            <text:p>234163</text:p>
          </table:table-cell>
          <table:table-cell table:formula="of:=([.$C$8]-([.E1339]*[.$C$4]))" office:value-type="float" office:value="14.13311875">
            <text:p>14.13311875</text:p>
          </table:table-cell>
          <table:table-cell table:formula="of:=SQRT(ABS([.$D$2]^2-[.F1339]^2))" office:value-type="float" office:value="199.500012417038">
            <text:p>199.500012417038</text:p>
          </table:table-cell>
          <table:table-cell table:formula="of:=ABS([.B1339]-[.G1339])" office:value-type="float" office:value="0.0000124170335311646">
            <text:p>0.0000124170335311646</text:p>
          </table:table-cell>
        </table:table-row>
        <table:table-row table:style-name="ro2">
          <table:table-cell table:formula="of:=[.A1339]+[.A$4]" office:value-type="float" office:value="399.300000000009">
            <text:p>399.300000000009</text:p>
          </table:table-cell>
          <table:table-cell table:formula="of:=[.A1340]/2" office:value-type="float" office:value="199.650000000005">
            <text:p>199.650000000005</text:p>
          </table:table-cell>
          <table:table-cell table:formula="of:=SQRT(ABS([.$D$2]^2-[.B1340]^2))" office:value-type="float" office:value="11.8269818634394">
            <text:p>11.8269818634394</text:p>
          </table:table-cell>
          <table:table-cell table:formula="of:=([.$C$10]-[.C1340])*[.$B$4]" office:value-type="float" office:value="237068.298439751">
            <text:p>237068.298439751</text:p>
          </table:table-cell>
          <table:table-cell table:formula="of:=ROUND([.D1340])" office:value-type="float" office:value="237068">
            <text:p>237068</text:p>
          </table:table-cell>
          <table:table-cell table:formula="of:=([.$C$8]-([.E1340]*[.$C$4]))" office:value-type="float" office:value="11.827275">
            <text:p>11.827275</text:p>
          </table:table-cell>
          <table:table-cell table:formula="of:=SQRT(ABS([.$D$2]^2-[.F1340]^2))" office:value-type="float" office:value="199.649982634796">
            <text:p>199.649982634796</text:p>
          </table:table-cell>
          <table:table-cell table:formula="of:=ABS([.B1340]-[.G1340])" office:value-type="float" office:value="0.0000173652086061793">
            <text:p>0.0000173652086061793</text:p>
          </table:table-cell>
        </table:table-row>
        <table:table-row table:style-name="ro2">
          <table:table-cell table:formula="of:=[.A1340]+[.A$4]" office:value-type="float" office:value="399.600000000009">
            <text:p>399.600000000009</text:p>
          </table:table-cell>
          <table:table-cell table:formula="of:=[.A1341]/2" office:value-type="float" office:value="199.800000000005">
            <text:p>199.800000000005</text:p>
          </table:table-cell>
          <table:table-cell table:formula="of:=SQRT(ABS([.$D$2]^2-[.B1341]^2))" office:value-type="float" office:value="8.94203556233825">
            <text:p>8.94203556233825</text:p>
          </table:table-cell>
          <table:table-cell table:formula="of:=([.$C$10]-[.C1341])*[.$B$4]" office:value-type="float" office:value="240702.876456887">
            <text:p>240702.876456887</text:p>
          </table:table-cell>
          <table:table-cell table:formula="of:=ROUND([.D1341])" office:value-type="float" office:value="240703">
            <text:p>240703</text:p>
          </table:table-cell>
          <table:table-cell table:formula="of:=([.$C$8]-([.E1341]*[.$C$4]))" office:value-type="float" office:value="8.94199374999999">
            <text:p>8.94199374999999</text:p>
          </table:table-cell>
          <table:table-cell table:formula="of:=SQRT(ABS([.$D$2]^2-[.F1341]^2))" office:value-type="float" office:value="199.800001871309">
            <text:p>199.800001871309</text:p>
          </table:table-cell>
          <table:table-cell table:formula="of:=ABS([.B1341]-[.G1341])" office:value-type="float" office:value="0.00000187130399353919">
            <text:p>0.00000187130399353919</text:p>
          </table:table-cell>
        </table:table-row>
        <table:table-row table:style-name="ro2">
          <table:table-cell table:formula="of:=[.A1341]+[.A$4]" office:value-type="float" office:value="399.900000000009">
            <text:p>399.900000000009</text:p>
          </table:table-cell>
          <table:table-cell table:formula="of:=[.A1342]/2" office:value-type="float" office:value="199.950000000005">
            <text:p>199.950000000005</text:p>
          </table:table-cell>
          <table:table-cell table:formula="of:=SQRT(ABS([.$D$2]^2-[.B1342]^2))" office:value-type="float" office:value="4.47185643755706">
            <text:p>4.47185643755706</text:p>
          </table:table-cell>
          <table:table-cell table:formula="of:=([.$C$10]-[.C1342])*[.$B$4]" office:value-type="float" office:value="246334.598188895">
            <text:p>246334.598188895</text:p>
          </table:table-cell>
          <table:table-cell table:formula="of:=ROUND([.D1342])" office:value-type="float" office:value="246335">
            <text:p>246335</text:p>
          </table:table-cell>
          <table:table-cell table:formula="of:=([.$C$8]-([.E1342]*[.$C$4]))" office:value-type="float" office:value="4.47159375000001">
            <text:p>4.47159375000001</text:p>
          </table:table-cell>
          <table:table-cell table:formula="of:=SQRT(ABS([.$D$2]^2-[.F1342]^2))" office:value-type="float" office:value="199.950005874806">
            <text:p>199.950005874806</text:p>
          </table:table-cell>
          <table:table-cell table:formula="of:=ABS([.B1342]-[.G1342])" office:value-type="float" office:value="0.00000587480130320728">
            <text:p>0.00000587480130320728</text:p>
          </table:table-cell>
        </table:table-row>
        <table:table-row table:style-name="ro2">
          <table:table-cell table:formula="of:=[.A1342]+[.A$4]" office:value-type="float" office:value="400.200000000009">
            <text:p>400.200000000009</text:p>
          </table:table-cell>
          <table:table-cell table:formula="of:=[.A1343]/2" office:value-type="float" office:value="200.100000000005">
            <text:p>200.100000000005</text:p>
          </table:table-cell>
          <table:table-cell table:formula="of:=SQRT(ABS([.$D$2]^2-[.B1343]^2))" office:value-type="float" office:value="6.32534584049651">
            <text:p>6.32534584049651</text:p>
          </table:table-cell>
          <table:table-cell table:formula="of:=([.$C$10]-[.C1343])*[.$B$4]" office:value-type="float" office:value="243999.493429286">
            <text:p>243999.493429286</text:p>
          </table:table-cell>
          <table:table-cell table:formula="of:=ROUND([.D1343])" office:value-type="float" office:value="243999">
            <text:p>243999</text:p>
          </table:table-cell>
          <table:table-cell table:formula="of:=([.$C$8]-([.E1343]*[.$C$4]))" office:value-type="float" office:value="6.32579375">
            <text:p>6.32579375</text:p>
          </table:table-cell>
          <table:table-cell table:formula="of:=SQRT(ABS([.$D$2]^2-[.F1343]^2))" office:value-type="float" office:value="199.899935801472">
            <text:p>199.899935801472</text:p>
          </table:table-cell>
          <table:table-cell table:formula="of:=ABS([.B1343]-[.G1343])" office:value-type="float" office:value="0.200064198533113">
            <text:p>0.200064198533113</text:p>
          </table:table-cell>
        </table:table-row>
        <table:table-row table:style-name="ro2">
          <table:table-cell table:formula="of:=[.A1343]+[.A$4]" office:value-type="float" office:value="400.500000000009">
            <text:p>400.500000000009</text:p>
          </table:table-cell>
          <table:table-cell table:formula="of:=[.A1344]/2" office:value-type="float" office:value="200.250000000005">
            <text:p>200.250000000005</text:p>
          </table:table-cell>
          <table:table-cell table:formula="of:=SQRT(ABS([.$D$2]^2-[.B1344]^2))" office:value-type="float" office:value="10.0031245119658">
            <text:p>10.0031245119658</text:p>
          </table:table-cell>
          <table:table-cell table:formula="of:=([.$C$10]-[.C1344])*[.$B$4]" office:value-type="float" office:value="239366.071480978">
            <text:p>239366.071480978</text:p>
          </table:table-cell>
          <table:table-cell table:formula="of:=ROUND([.D1344])" office:value-type="float" office:value="239366">
            <text:p>239366</text:p>
          </table:table-cell>
          <table:table-cell table:formula="of:=([.$C$8]-([.E1344]*[.$C$4]))" office:value-type="float" office:value="10.0032375">
            <text:p>10.0032375</text:p>
          </table:table-cell>
          <table:table-cell table:formula="of:=SQRT(ABS([.$D$2]^2-[.F1344]^2))" office:value-type="float" office:value="199.749681450356">
            <text:p>199.749681450356</text:p>
          </table:table-cell>
          <table:table-cell table:formula="of:=ABS([.B1344]-[.G1344])" office:value-type="float" office:value="0.500318549648966">
            <text:p>0.500318549648966</text:p>
          </table:table-cell>
        </table:table-row>
        <table:table-row table:style-name="ro2">
          <table:table-cell table:formula="of:=[.A1344]+[.A$4]" office:value-type="float" office:value="400.800000000009">
            <text:p>400.800000000009</text:p>
          </table:table-cell>
          <table:table-cell table:formula="of:=[.A1345]/2" office:value-type="float" office:value="200.400000000005">
            <text:p>200.400000000005</text:p>
          </table:table-cell>
          <table:table-cell table:formula="of:=SQRT(ABS([.$D$2]^2-[.B1345]^2))" office:value-type="float" office:value="12.65543361572">
            <text:p>12.65543361572</text:p>
          </table:table-cell>
          <table:table-cell table:formula="of:=([.$C$10]-[.C1345])*[.$B$4]" office:value-type="float" office:value="236024.579696721">
            <text:p>236024.579696721</text:p>
          </table:table-cell>
          <table:table-cell table:formula="of:=ROUND([.D1345])" office:value-type="float" office:value="236025">
            <text:p>236025</text:p>
          </table:table-cell>
          <table:table-cell table:formula="of:=([.$C$8]-([.E1345]*[.$C$4]))" office:value-type="float" office:value="12.65515625">
            <text:p>12.65515625</text:p>
          </table:table-cell>
          <table:table-cell table:formula="of:=SQRT(ABS([.$D$2]^2-[.F1345]^2))" office:value-type="float" office:value="199.599215981146">
            <text:p>199.599215981146</text:p>
          </table:table-cell>
          <table:table-cell table:formula="of:=ABS([.B1345]-[.G1345])" office:value-type="float" office:value="0.800784018858934">
            <text:p>0.800784018858934</text:p>
          </table:table-cell>
        </table:table-row>
        <table:table-row table:style-name="ro2">
          <table:table-cell table:formula="of:=[.A1345]+[.A$4]" office:value-type="float" office:value="401.100000000009">
            <text:p>401.100000000009</text:p>
          </table:table-cell>
          <table:table-cell table:formula="of:=[.A1346]/2" office:value-type="float" office:value="200.550000000005">
            <text:p>200.550000000005</text:p>
          </table:table-cell>
          <table:table-cell table:formula="of:=SQRT(ABS([.$D$2]^2-[.B1346]^2))" office:value-type="float" office:value="14.8425907442703">
            <text:p>14.8425907442703</text:p>
          </table:table-cell>
          <table:table-cell table:formula="of:=([.$C$10]-[.C1346])*[.$B$4]" office:value-type="float" office:value="233269.106148941">
            <text:p>233269.106148941</text:p>
          </table:table-cell>
          <table:table-cell table:formula="of:=ROUND([.D1346])" office:value-type="float" office:value="233269">
            <text:p>233269</text:p>
          </table:table-cell>
          <table:table-cell table:formula="of:=([.$C$8]-([.E1346]*[.$C$4]))" office:value-type="float" office:value="14.84273125">
            <text:p>14.84273125</text:p>
          </table:table-cell>
          <table:table-cell table:formula="of:=SQRT(ABS([.$D$2]^2-[.F1346]^2))" office:value-type="float" office:value="199.448472867155">
            <text:p>199.448472867155</text:p>
          </table:table-cell>
          <table:table-cell table:formula="of:=ABS([.B1346]-[.G1346])" office:value-type="float" office:value="1.1015271328497">
            <text:p>1.1015271328497</text:p>
          </table:table-cell>
        </table:table-row>
        <table:table-row table:style-name="ro2">
          <table:table-cell table:formula="of:=[.A1346]+[.A$4]" office:value-type="float" office:value="401.400000000009">
            <text:p>401.400000000009</text:p>
          </table:table-cell>
          <table:table-cell table:formula="of:=[.A1347]/2" office:value-type="float" office:value="200.700000000005">
            <text:p>200.700000000005</text:p>
          </table:table-cell>
          <table:table-cell table:formula="of:=SQRT(ABS([.$D$2]^2-[.B1347]^2))" office:value-type="float" office:value="16.7478356811232">
            <text:p>16.7478356811232</text:p>
          </table:table-cell>
          <table:table-cell table:formula="of:=([.$C$10]-[.C1347])*[.$B$4]" office:value-type="float" office:value="230868.797567079">
            <text:p>230868.797567079</text:p>
          </table:table-cell>
          <table:table-cell table:formula="of:=ROUND([.D1347])" office:value-type="float" office:value="230869">
            <text:p>230869</text:p>
          </table:table-cell>
          <table:table-cell table:formula="of:=([.$C$8]-([.E1347]*[.$C$4]))" office:value-type="float" office:value="16.74773125">
            <text:p>16.74773125</text:p>
          </table:table-cell>
          <table:table-cell table:formula="of:=SQRT(ABS([.$D$2]^2-[.F1347]^2))" office:value-type="float" office:value="199.297550155484">
            <text:p>199.297550155484</text:p>
          </table:table-cell>
          <table:table-cell table:formula="of:=ABS([.B1347]-[.G1347])" office:value-type="float" office:value="1.40244984452045">
            <text:p>1.40244984452045</text:p>
          </table:table-cell>
        </table:table-row>
        <table:table-row table:style-name="ro2">
          <table:table-cell table:formula="of:=[.A1347]+[.A$4]" office:value-type="float" office:value="401.700000000009">
            <text:p>401.700000000009</text:p>
          </table:table-cell>
          <table:table-cell table:formula="of:=[.A1348]/2" office:value-type="float" office:value="200.850000000005">
            <text:p>200.850000000005</text:p>
          </table:table-cell>
          <table:table-cell table:formula="of:=SQRT(ABS([.$D$2]^2-[.B1348]^2))" office:value-type="float" office:value="18.4586700496515">
            <text:p>18.4586700496515</text:p>
          </table:table-cell>
          <table:table-cell table:formula="of:=([.$C$10]-[.C1348])*[.$B$4]" office:value-type="float" office:value="228713.415685468">
            <text:p>228713.415685468</text:p>
          </table:table-cell>
          <table:table-cell table:formula="of:=ROUND([.D1348])" office:value-type="float" office:value="228713">
            <text:p>228713</text:p>
          </table:table-cell>
          <table:table-cell table:formula="of:=([.$C$8]-([.E1348]*[.$C$4]))" office:value-type="float" office:value="18.45905625">
            <text:p>18.45905625</text:p>
          </table:table-cell>
          <table:table-cell table:formula="of:=SQRT(ABS([.$D$2]^2-[.F1348]^2))" office:value-type="float" office:value="199.146336251409">
            <text:p>199.146336251409</text:p>
          </table:table-cell>
          <table:table-cell table:formula="of:=ABS([.B1348]-[.G1348])" office:value-type="float" office:value="1.70366374859555">
            <text:p>1.70366374859555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14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2" number:min-integer-digits="1"/>
    </number:number-style>
    <number:number-style style:name="N119">
      <number:number number:decimal-places="11" number:min-integer-digits="1"/>
    </number:number-style>
    <number:number-style style:name="N120">
      <number:number number:decimal-places="10" number:min-integer-digits="1"/>
    </number:number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9">03/29/2013</text:date>, <text:time>02:15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3-29T00:23:45</meta:creation-date>
    <dc:date>2013-03-29T02:15:59</dc:date>
    <meta:editing-duration>PT01H52M15S</meta:editing-duration>
    <meta:editing-cycles>6</meta:editing-cycles>
    <meta:generator>OpenOffice.org/3.2$Linux OpenOffice.org_project/320m12$Build-9483</meta:generator>
    <meta:document-statistic meta:table-count="3" meta:cell-count="10745" meta:object-count="0"/>
  </office:meta>
</office:document-meta>
</file>